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6252in"/>
    </style:style>
    <style:style style:name="co5" style:family="table-column">
      <style:table-column-properties fo:break-before="auto" style:column-width="0.2035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13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33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33">
      <style:table-cell-properties fo:background-color="#2a6099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3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33">
      <style:table-cell-properties fo:background-color="#2a60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10" table:style-name="ta1">
        <table:table-column table:style-name="co1" table:default-cell-style-name="ce3"/>
        <table:table-column table:style-name="co2" table:default-cell-style-name="ce5"/>
        <table:table-column table:style-name="co1" table:default-cell-style-name="ce3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3"/>
        <table:table-column table:style-name="co1" table:default-cell-style-name="ce3"/>
        <table:table-column table:style-name="co2" table:default-cell-style-name="ce5"/>
        <table:table-column table:style-name="co1" table:default-cell-style-name="ce3"/>
        <table:table-column table:style-name="co2" table:default-cell-style-name="ce5"/>
        <table:table-column table:style-name="co5" table:default-cell-style-name="ce5"/>
        <table:table-column table:style-name="co2" table:default-cell-style-name="ce5"/>
        <table:table-column table:style-name="co5" table:default-cell-style-name="ce5"/>
        <table:table-column table:style-name="co6" table:number-columns-repeated="3" table:default-cell-style-name="ce3"/>
        <table:table-column table:style-name="co7" table:number-columns-repeated="1005" table:default-cell-style-name="ce5"/>
        <table:table-row table:style-name="ro1">
          <table:table-cell table:style-name="ce1" table:number-columns-repeated="11"/>
          <table:table-cell table:number-columns-repeated="1011"/>
        </table:table-row>
        <table:table-row table:style-name="ro1" table:number-rows-repeated="2">
          <table:table-cell table:style-name="ce1" table:number-columns-repeated="11"/>
          <table:table-cell/>
          <table:table-cell table:style-name="Default"/>
          <table:table-cell/>
          <table:table-cell table:style-name="ce1" table:number-columns-repeated="3"/>
          <table:table-cell table:number-columns-repeated="1005"/>
        </table:table-row>
        <table:table-row table:style-name="ro1">
          <table:table-cell table:style-name="ce1" table:number-columns-repeated="4"/>
          <table:table-cell table:style-name="ce6" office:value-type="string" calcext:value-type="string">
            <text:p>max</text:p>
          </table:table-cell>
          <table:table-cell table:style-name="ce1" table:number-columns-repeated="6"/>
          <table:table-cell/>
          <table:table-cell table:style-name="ce8" office:value-type="string" calcext:value-type="string">
            <text:p>min</text:p>
          </table:table-cell>
          <table:table-cell/>
          <table:table-cell table:style-name="ce1" table:number-columns-repeated="2"/>
          <table:table-cell table:style-name="ce4" office:value-type="string" calcext:value-type="string">
            <text:p>corrimiento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4" table:number-rows-spanned="1">
            <text:p>crudo</text:p>
          </table:table-cell>
          <table:covered-table-cell table:style-name="ce13"/>
          <table:covered-table-cell table:style-name="ce4"/>
          <table:covered-table-cell table:style-name="ce13"/>
          <table:table-cell table:style-name="ce7" table:formula="of:=MAX([.E8:.E1048576])" office:value-type="float" office:value="0.0000000107658900128094" calcext:value-type="float">
            <text:p>0.00000001076589</text:p>
          </table:table-cell>
          <table:table-cell table:style-name="ce13"/>
          <table:table-cell table:style-name="ce4" office:value-type="string" calcext:value-type="string" table:number-columns-spanned="5" table:number-rows-spanned="1">
            <text:p>ordenado</text:p>
          </table:table-cell>
          <table:covered-table-cell table:style-name="ce4"/>
          <table:covered-table-cell table:style-name="ce13"/>
          <table:covered-table-cell table:style-name="ce4"/>
          <table:covered-table-cell table:style-name="ce13"/>
          <table:table-cell/>
          <table:table-cell table:style-name="ce9" table:formula="of:=MIN([.M9:.M1048576])" office:value-type="float" office:value="0.00000000119741000448315" calcext:value-type="float">
            <text:p>0.00000000119741</text:p>
          </table:table-cell>
          <table:table-cell/>
          <table:table-cell table:style-name="ce1" table:number-columns-repeated="2"/>
          <table:table-cell table:style-name="ce6" office:value-type="string" calcext:value-type="string">
            <text:p>max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2" table:number-rows-spanned="1">
            <text:p>expected</text:p>
          </table:table-cell>
          <table:covered-table-cell table:style-name="ce13"/>
          <table:table-cell table:style-name="ce4" office:value-type="string" calcext:value-type="string" table:number-columns-spanned="2" table:number-rows-spanned="1">
            <text:p>out</text:p>
          </table:table-cell>
          <table:covered-table-cell table:style-name="ce13"/>
          <table:table-cell table:style-name="ce13" table:number-columns-repeated="2"/>
          <table:table-cell table:style-name="ce4" office:value-type="string" calcext:value-type="string" table:number-columns-spanned="1" table:number-rows-spanned="2">
            <text:p>ranking</text:p>
          </table:table-cell>
          <table:table-cell table:style-name="ce4" office:value-type="string" calcext:value-type="string" table:number-columns-spanned="2" table:number-rows-spanned="1">
            <text:p>expected</text:p>
          </table:table-cell>
          <table:covered-table-cell table:style-name="ce13"/>
          <table:table-cell table:style-name="ce4" office:value-type="string" calcext:value-type="string" table:number-columns-spanned="2" table:number-rows-spanned="1">
            <text:p>out</text:p>
          </table:table-cell>
          <table:covered-table-cell table:style-name="ce13"/>
          <table:table-cell/>
          <table:table-cell table:style-name="ce1"/>
          <table:table-cell/>
          <table:table-cell table:style-name="ce4" office:value-type="string" calcext:value-type="string" table:number-columns-spanned="2" table:number-rows-spanned="1">
            <text:p>ranking</text:p>
          </table:table-cell>
          <table:covered-table-cell table:style-name="ce4"/>
          <table:table-cell table:style-name="ce11" table:formula="of:=MAX([.Q8:.Q1048576])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13" office:value-type="string" calcext:value-type="string">
            <text:p>rating</text:p>
          </table:table-cell>
          <table:table-cell table:style-name="ce4" office:value-type="string" calcext:value-type="string">
            <text:p>ID</text:p>
          </table:table-cell>
          <table:table-cell table:style-name="ce13" office:value-type="string" calcext:value-type="string">
            <text:p>rating</text:p>
          </table:table-cell>
          <table:table-cell table:style-name="ce13" office:value-type="string" calcext:value-type="string">
            <text:p>error</text:p>
          </table:table-cell>
          <table:table-cell table:style-name="ce13"/>
          <table:covered-table-cell table:style-name="ce4"/>
          <table:table-cell table:style-name="ce4" office:value-type="string" calcext:value-type="string">
            <text:p>ID</text:p>
          </table:table-cell>
          <table:table-cell table:style-name="ce13" office:value-type="string" calcext:value-type="string">
            <text:p>rating</text:p>
          </table:table-cell>
          <table:table-cell table:style-name="ce4" office:value-type="string" calcext:value-type="string">
            <text:p>ID</text:p>
          </table:table-cell>
          <table:table-cell table:style-name="ce13" office:value-type="string" calcext:value-type="string">
            <text:p>rating</text:p>
          </table:table-cell>
          <table:table-cell/>
          <table:table-cell table:style-name="ce13" office:value-type="string" calcext:value-type="string">
            <text:p>distancias</text:p>
          </table:table-cell>
          <table:table-cell/>
          <table:table-cell table:style-name="ce4" office:value-type="string" calcext:value-type="string">
            <text:p>expected</text:p>
          </table:table-cell>
          <table:table-cell table:style-name="ce4" office:value-type="string" calcext:value-type="string">
            <text:p>out</text:p>
          </table:table-cell>
          <table:table-cell table:style-name="ce1"/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4166666952666" calcext:value-type="float">
            <text:p>0.54166666952666</text:p>
          </table:table-cell>
          <table:table-cell office:value-type="float" office:value="1" calcext:value-type="float">
            <text:p>1</text:p>
          </table:table-cell>
          <table:table-cell office:value-type="float" office:value="0.54166666666667" calcext:value-type="float">
            <text:p>0.54166666666667</text:p>
          </table:table-cell>
          <table:table-cell table:formula="of:=ABS([.B8]-[.D8])" office:value-type="float" office:value="0.00000000285999002258563" calcext:value-type="float">
            <text:p>0.00000000285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37500000879669" calcext:value-type="float">
            <text:p>0.37500000879669</text:p>
          </table:table-cell>
          <table:table-cell office:value-type="float" office:value="3" calcext:value-type="float">
            <text:p>3</text:p>
          </table:table-cell>
          <table:table-cell office:value-type="float" office:value="0.375" calcext:value-type="float">
            <text:p>0.37500000000000</text:p>
          </table:table-cell>
          <table:table-cell/>
          <table:table-cell table:style-name="ce13" office:value-type="string" calcext:value-type="string">
            <text:p>expected</text:p>
          </table:table-cell>
          <table:table-cell/>
          <table:table-cell table:formula="of:=MATCH([.G8];[.H$8:.H$17];0)" office:value-type="float" office:value="9" calcext:value-type="float">
            <text:p>9</text:p>
          </table:table-cell>
          <table:table-cell table:formula="of:=MATCH([.G8];[.J$8:.J$17];0)" office:value-type="float" office:value="7" calcext:value-type="float">
            <text:p>7</text:p>
          </table:table-cell>
          <table:table-cell table:formula="of:=ABS([.O8]-[.P8]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833334405783" calcext:value-type="float">
            <text:p>0.45833334405783</text:p>
          </table:table-cell>
          <table:table-cell office:value-type="float" office:value="2" calcext:value-type="float">
            <text:p>2</text:p>
          </table:table-cell>
          <table:table-cell office:value-type="float" office:value="0.45833333333333" calcext:value-type="float">
            <text:p>0.45833333333333</text:p>
          </table:table-cell>
          <table:table-cell table:formula="of:=ABS([.B9]-[.D9])" office:value-type="float" office:value="0.0000000107245000102729" calcext:value-type="float">
            <text:p>0.000000010724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37500001076589" calcext:value-type="float">
            <text:p>0.37500001076589</text:p>
          </table:table-cell>
          <table:table-cell office:value-type="float" office:value="6" calcext:value-type="float">
            <text:p>6</text:p>
          </table:table-cell>
          <table:table-cell office:value-type="float" office:value="0.375" calcext:value-type="float">
            <text:p>0.37500000000000</text:p>
          </table:table-cell>
          <table:table-cell/>
          <table:table-cell table:formula="of:=[.I9]-[.I8]" office:value-type="float" office:value="0.00000000196920002526468" calcext:value-type="float">
            <text:p>0.00000000196920</text:p>
          </table:table-cell>
          <table:table-cell/>
          <table:table-cell table:formula="of:=MATCH([.G9];[.H$8:.H$17];0)" office:value-type="float" office:value="6" calcext:value-type="float">
            <text:p>6</text:p>
          </table:table-cell>
          <table:table-cell table:formula="of:=MATCH([.G9];[.J$8:.J$17];0)" office:value-type="float" office:value="3" calcext:value-type="float">
            <text:p>3</text:p>
          </table:table-cell>
          <table:table-cell table:formula="of:=ABS([.O9]-[.P9])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7500001076589" calcext:value-type="float">
            <text:p>0.37500001076589</text:p>
          </table:table-cell>
          <table:table-cell office:value-type="float" office:value="3" calcext:value-type="float">
            <text:p>3</text:p>
          </table:table-cell>
          <table:table-cell office:value-type="float" office:value="0.375" calcext:value-type="float">
            <text:p>0.37500000000000</text:p>
          </table:table-cell>
          <table:table-cell table:formula="of:=ABS([.B10]-[.D10])" office:value-type="float" office:value="0.0000000107658900128094" calcext:value-type="float">
            <text:p>0.000000010765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45833333343768" calcext:value-type="float">
            <text:p>0.45833333343768</text:p>
          </table:table-cell>
          <table:table-cell office:value-type="float" office:value="2" calcext:value-type="float">
            <text:p>2</text:p>
          </table:table-cell>
          <table:table-cell office:value-type="float" office:value="0.45833333333333" calcext:value-type="float">
            <text:p>0.45833333333333</text:p>
          </table:table-cell>
          <table:table-cell/>
          <table:table-cell table:formula="of:=[.I10]-[.I9]" office:value-type="float" office:value="0.08333332267179" calcext:value-type="float">
            <text:p>0.08333332267179</text:p>
          </table:table-cell>
          <table:table-cell/>
          <table:table-cell table:formula="of:=MATCH([.G10];[.H$8:.H$17];0)" office:value-type="float" office:value="2" calcext:value-type="float">
            <text:p>2</text:p>
          </table:table-cell>
          <table:table-cell table:formula="of:=MATCH([.G10];[.J$8:.J$17];0)" office:value-type="float" office:value="1" calcext:value-type="float">
            <text:p>1</text:p>
          </table:table-cell>
          <table:table-cell table:formula="of:=ABS([.O10]-[.P10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4166666373867" calcext:value-type="float">
            <text:p>0.54166666373867</text:p>
          </table:table-cell>
          <table:table-cell office:value-type="float" office:value="4" calcext:value-type="float">
            <text:p>4</text:p>
          </table:table-cell>
          <table:table-cell office:value-type="float" office:value="0.54166666666667" calcext:value-type="float">
            <text:p>0.54166666666667</text:p>
          </table:table-cell>
          <table:table-cell table:formula="of:=ABS([.B11]-[.D11])" office:value-type="float" office:value="0.00000000292799995360582" calcext:value-type="float">
            <text:p>0.000000002928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45833333463509" calcext:value-type="float">
            <text:p>0.45833333463509</text:p>
          </table:table-cell>
          <table:table-cell office:value-type="float" office:value="5" calcext:value-type="float">
            <text:p>5</text:p>
          </table:table-cell>
          <table:table-cell office:value-type="float" office:value="0.45833333333333" calcext:value-type="float">
            <text:p>0.45833333333333</text:p>
          </table:table-cell>
          <table:table-cell/>
          <table:table-cell table:formula="of:=[.I11]-[.I10]" office:value-type="float" office:value="0.00000000119741000448315" calcext:value-type="float">
            <text:p>0.00000000119741</text:p>
          </table:table-cell>
          <table:table-cell/>
          <table:table-cell table:formula="of:=MATCH([.G11];[.H$8:.H$17];0)" office:value-type="float" office:value="8" calcext:value-type="float">
            <text:p>8</text:p>
          </table:table-cell>
          <table:table-cell table:formula="of:=MATCH([.G11];[.J$8:.J$17];0)" office:value-type="float" office:value="8" calcext:value-type="float">
            <text:p>8</text:p>
          </table:table-cell>
          <table:table-cell table:formula="of:=ABS([.O11]-[.P1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833333463509" calcext:value-type="float">
            <text:p>0.45833333463509</text:p>
          </table:table-cell>
          <table:table-cell office:value-type="float" office:value="5" calcext:value-type="float">
            <text:p>5</text:p>
          </table:table-cell>
          <table:table-cell office:value-type="float" office:value="0.45833333333333" calcext:value-type="float">
            <text:p>0.45833333333333</text:p>
          </table:table-cell>
          <table:table-cell table:formula="of:=ABS([.B12]-[.D12])" office:value-type="float" office:value="0.00000000130176003310112" calcext:value-type="float">
            <text:p>0.000000001301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45833333660159" calcext:value-type="float">
            <text:p>0.45833333660159</text:p>
          </table:table-cell>
          <table:table-cell office:value-type="float" office:value="7" calcext:value-type="float">
            <text:p>7</text:p>
          </table:table-cell>
          <table:table-cell office:value-type="float" office:value="0.45833333333333" calcext:value-type="float">
            <text:p>0.45833333333333</text:p>
          </table:table-cell>
          <table:table-cell/>
          <table:table-cell table:formula="of:=[.I12]-[.I11]" office:value-type="float" office:value="0.0000000019664999628688" calcext:value-type="float">
            <text:p>0.00000000196650</text:p>
          </table:table-cell>
          <table:table-cell/>
          <table:table-cell table:formula="of:=MATCH([.G12];[.H$8:.H$17];0)" office:value-type="float" office:value="4" calcext:value-type="float">
            <text:p>4</text:p>
          </table:table-cell>
          <table:table-cell table:formula="of:=MATCH([.G12];[.J$8:.J$17];0)" office:value-type="float" office:value="4" calcext:value-type="float">
            <text:p>4</text:p>
          </table:table-cell>
          <table:table-cell table:formula="of:=ABS([.O12]-[.P1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500000879669" calcext:value-type="float">
            <text:p>0.37500000879669</text:p>
          </table:table-cell>
          <table:table-cell office:value-type="float" office:value="6" calcext:value-type="float">
            <text:p>6</text:p>
          </table:table-cell>
          <table:table-cell office:value-type="float" office:value="0.375" calcext:value-type="float">
            <text:p>0.37500000000000</text:p>
          </table:table-cell>
          <table:table-cell table:formula="of:=ABS([.B13]-[.D13])" office:value-type="float" office:value="0.00000000879668998754468" calcext:value-type="float">
            <text:p>0.000000008796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5833334405783" calcext:value-type="float">
            <text:p>0.45833334405783</text:p>
          </table:table-cell>
          <table:table-cell office:value-type="float" office:value="9" calcext:value-type="float">
            <text:p>9</text:p>
          </table:table-cell>
          <table:table-cell office:value-type="float" office:value="0.45833333333333" calcext:value-type="float">
            <text:p>0.45833333333333</text:p>
          </table:table-cell>
          <table:table-cell/>
          <table:table-cell table:formula="of:=[.I13]-[.I12]" office:value-type="float" office:value="0.00000000745624001430301" calcext:value-type="float">
            <text:p>0.00000000745624</text:p>
          </table:table-cell>
          <table:table-cell/>
          <table:table-cell table:formula="of:=MATCH([.G13];[.H$8:.H$17];0)" office:value-type="float" office:value="1" calcext:value-type="float">
            <text:p>1</text:p>
          </table:table-cell>
          <table:table-cell table:formula="of:=MATCH([.G13];[.J$8:.J$17];0)" office:value-type="float" office:value="2" calcext:value-type="float">
            <text:p>2</text:p>
          </table:table-cell>
          <table:table-cell table:formula="of:=ABS([.O13]-[.P13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833333343768" calcext:value-type="float">
            <text:p>0.45833333343768</text:p>
          </table:table-cell>
          <table:table-cell office:value-type="float" office:value="7" calcext:value-type="float">
            <text:p>7</text:p>
          </table:table-cell>
          <table:table-cell office:value-type="float" office:value="0.45833333333333" calcext:value-type="float">
            <text:p>0.45833333333333</text:p>
          </table:table-cell>
          <table:table-cell table:formula="of:=ABS([.B14]-[.D14])" office:value-type="float" office:value="0.000000000104350028617972" calcext:value-type="float">
            <text:p>0.000000000104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54166665980679" calcext:value-type="float">
            <text:p>0.54166665980679</text:p>
          </table:table-cell>
          <table:table-cell office:value-type="float" office:value="1" calcext:value-type="float">
            <text:p>1</text:p>
          </table:table-cell>
          <table:table-cell office:value-type="float" office:value="0.54166666666667" calcext:value-type="float">
            <text:p>0.54166666666667</text:p>
          </table:table-cell>
          <table:table-cell/>
          <table:table-cell table:formula="of:=[.I14]-[.I13]" office:value-type="float" office:value="0.08333331574896" calcext:value-type="float">
            <text:p>0.08333331574896</text:p>
          </table:table-cell>
          <table:table-cell/>
          <table:table-cell table:formula="of:=MATCH([.G14];[.H$8:.H$17];0)" office:value-type="float" office:value="3" calcext:value-type="float">
            <text:p>3</text:p>
          </table:table-cell>
          <table:table-cell table:formula="of:=MATCH([.G14];[.J$8:.J$17];0)" office:value-type="float" office:value="5" calcext:value-type="float">
            <text:p>5</text:p>
          </table:table-cell>
          <table:table-cell table:formula="of:=ABS([.O14]-[.P14]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4166665980679" calcext:value-type="float">
            <text:p>0.54166665980679</text:p>
          </table:table-cell>
          <table:table-cell office:value-type="float" office:value="8" calcext:value-type="float">
            <text:p>8</text:p>
          </table:table-cell>
          <table:table-cell office:value-type="float" office:value="0.54166666666667" calcext:value-type="float">
            <text:p>0.54166666666667</text:p>
          </table:table-cell>
          <table:table-cell table:formula="of:=ABS([.B15]-[.D15])" office:value-type="float" office:value="0.00000000685987999737847" calcext:value-type="float">
            <text:p>0.0000000068598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54166666373867" calcext:value-type="float">
            <text:p>0.54166666373867</text:p>
          </table:table-cell>
          <table:table-cell office:value-type="float" office:value="4" calcext:value-type="float">
            <text:p>4</text:p>
          </table:table-cell>
          <table:table-cell office:value-type="float" office:value="0.54166666666667" calcext:value-type="float">
            <text:p>0.54166666666667</text:p>
          </table:table-cell>
          <table:table-cell/>
          <table:table-cell table:formula="of:=[.I15]-[.I14]" office:value-type="float" office:value="0.00000000393188004377265" calcext:value-type="float">
            <text:p>0.00000000393188</text:p>
          </table:table-cell>
          <table:table-cell/>
          <table:table-cell table:formula="of:=MATCH([.G15];[.H$8:.H$17];0)" office:value-type="float" office:value="7" calcext:value-type="float">
            <text:p>7</text:p>
          </table:table-cell>
          <table:table-cell table:formula="of:=MATCH([.G15];[.J$8:.J$17];0)" office:value-type="float" office:value="9" calcext:value-type="float">
            <text:p>9</text:p>
          </table:table-cell>
          <table:table-cell table:formula="of:=ABS([.O15]-[.P15]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833333660159" calcext:value-type="float">
            <text:p>0.45833333660159</text:p>
          </table:table-cell>
          <table:table-cell office:value-type="float" office:value="9" calcext:value-type="float">
            <text:p>9</text:p>
          </table:table-cell>
          <table:table-cell office:value-type="float" office:value="0.45833333333333" calcext:value-type="float">
            <text:p>0.45833333333333</text:p>
          </table:table-cell>
          <table:table-cell table:formula="of:=ABS([.B16]-[.D16])" office:value-type="float" office:value="0.00000000326825999596991" calcext:value-type="float">
            <text:p>0.0000000032682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54166666952666" calcext:value-type="float">
            <text:p>0.54166666952666</text:p>
          </table:table-cell>
          <table:table-cell office:value-type="float" office:value="8" calcext:value-type="float">
            <text:p>8</text:p>
          </table:table-cell>
          <table:table-cell office:value-type="float" office:value="0.54166666666667" calcext:value-type="float">
            <text:p>0.54166666666667</text:p>
          </table:table-cell>
          <table:table-cell/>
          <table:table-cell table:formula="of:=[.I16]-[.I15]" office:value-type="float" office:value="0.00000000578798997619145" calcext:value-type="float">
            <text:p>0.00000000578799</text:p>
          </table:table-cell>
          <table:table-cell/>
          <table:table-cell table:formula="of:=MATCH([.G16];[.H$8:.H$17];0)" office:value-type="float" office:value="5" calcext:value-type="float">
            <text:p>5</text:p>
          </table:table-cell>
          <table:table-cell table:formula="of:=MATCH([.G16];[.J$8:.J$17];0)" office:value-type="float" office:value="6" calcext:value-type="float">
            <text:p>6</text:p>
          </table:table-cell>
          <table:table-cell table:formula="of:=ABS([.O16]-[.P16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9166667295309" calcext:value-type="float">
            <text:p>0.79166667295309</text:p>
          </table:table-cell>
          <table:table-cell office:value-type="float" office:value="10" calcext:value-type="float">
            <text:p>10</text:p>
          </table:table-cell>
          <table:table-cell office:value-type="float" office:value="0.79166666666667" calcext:value-type="float">
            <text:p>0.79166666666667</text:p>
          </table:table-cell>
          <table:table-cell table:formula="of:=ABS([.B17]-[.D17])" office:value-type="float" office:value="0.00000000628642005118252" calcext:value-type="float">
            <text:p>0.00000000628642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.79166667295309" calcext:value-type="float">
            <text:p>0.79166667295309</text:p>
          </table:table-cell>
          <table:table-cell office:value-type="float" office:value="10" calcext:value-type="float">
            <text:p>10</text:p>
          </table:table-cell>
          <table:table-cell office:value-type="float" office:value="0.79166666666667" calcext:value-type="float">
            <text:p>0.79166666666667</text:p>
          </table:table-cell>
          <table:table-cell/>
          <table:table-cell table:formula="of:=[.I17]-[.I16]" office:value-type="float" office:value="0.25000000342643" calcext:value-type="float">
            <text:p>0.25000000342643</text:p>
          </table:table-cell>
          <table:table-cell/>
          <table:table-cell table:formula="of:=MATCH([.G17];[.H$8:.H$17];0)" office:value-type="float" office:value="10" calcext:value-type="float">
            <text:p>10</text:p>
          </table:table-cell>
          <table:table-cell table:formula="of:=MATCH([.G17];[.J$8:.J$17];0)" office:value-type="float" office:value="10" calcext:value-type="float">
            <text:p>10</text:p>
          </table:table-cell>
          <table:table-cell table:formula="of:=ABS([.O17]-[.P17])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number-rows-repeated="3">
          <table:table-cell table:number-columns-repeated="14"/>
          <table:table-cell table:style-name="ce10" table:number-columns-repeated="2"/>
          <table:table-cell table:number-columns-repeated="1006"/>
        </table:table-row>
        <table:table-row table:style-name="ro1" table:number-rows-repeated="104855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'10'.Q6:'10'.Q6">
            <calcext:color-scale>
              <calcext:color-scale-entry calcext:value="0" calcext:type="number" calcext:color="#127622"/>
              <calcext:color-scale-entry calcext:value="1" calcext:type="number" calcext:color="#c9211e"/>
            </calcext:color-scale>
          </calcext:conditional-format>
        </calcext:conditional-formats>
      </table:table>
      <table:table table:name="100" table:style-name="ta1">
        <table:table-column table:style-name="co1" table:default-cell-style-name="ce3"/>
        <table:table-column table:style-name="co2" table:default-cell-style-name="ce5"/>
        <table:table-column table:style-name="co1" table:default-cell-style-name="ce3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3"/>
        <table:table-column table:style-name="co1" table:default-cell-style-name="ce3"/>
        <table:table-column table:style-name="co2" table:default-cell-style-name="ce5"/>
        <table:table-column table:style-name="co1" table:default-cell-style-name="ce3"/>
        <table:table-column table:style-name="co2" table:default-cell-style-name="ce5"/>
        <table:table-column table:style-name="co5" table:default-cell-style-name="ce5"/>
        <table:table-column table:style-name="co2" table:default-cell-style-name="ce5"/>
        <table:table-column table:style-name="co5" table:default-cell-style-name="ce5"/>
        <table:table-column table:style-name="co6" table:number-columns-repeated="3" table:default-cell-style-name="ce3"/>
        <table:table-column table:style-name="co7" table:number-columns-repeated="1005" table:default-cell-style-name="ce5"/>
        <table:table-row table:style-name="ro1">
          <table:table-cell table:style-name="ce1" table:number-columns-repeated="11"/>
          <table:table-cell table:number-columns-repeated="1011"/>
        </table:table-row>
        <table:table-row table:style-name="ro1" table:number-rows-repeated="2">
          <table:table-cell table:style-name="ce1" table:number-columns-repeated="11"/>
          <table:table-cell/>
          <table:table-cell table:style-name="Default"/>
          <table:table-cell/>
          <table:table-cell table:style-name="ce1" table:number-columns-repeated="3"/>
          <table:table-cell table:number-columns-repeated="1005"/>
        </table:table-row>
        <table:table-row table:style-name="ro1">
          <table:table-cell table:style-name="ce1" table:number-columns-repeated="4"/>
          <table:table-cell table:style-name="ce6" office:value-type="string" calcext:value-type="string">
            <text:p>max</text:p>
          </table:table-cell>
          <table:table-cell table:style-name="ce1" table:number-columns-repeated="6"/>
          <table:table-cell/>
          <table:table-cell table:style-name="ce8" office:value-type="string" calcext:value-type="string">
            <text:p>min</text:p>
          </table:table-cell>
          <table:table-cell/>
          <table:table-cell table:style-name="ce1" table:number-columns-repeated="2"/>
          <table:table-cell table:style-name="ce4" office:value-type="string" calcext:value-type="string">
            <text:p>corrimiento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4" table:number-rows-spanned="1">
            <text:p>crudo</text:p>
          </table:table-cell>
          <table:covered-table-cell table:style-name="ce13"/>
          <table:covered-table-cell table:style-name="ce4"/>
          <table:covered-table-cell table:style-name="ce13"/>
          <table:table-cell table:style-name="ce7" table:formula="of:=MAX([.E8:.E1048576])" office:value-type="float" office:value="0.00000266126041004178" calcext:value-type="float">
            <text:p>0.00000266126041</text:p>
          </table:table-cell>
          <table:table-cell table:style-name="ce13"/>
          <table:table-cell table:style-name="ce4" office:value-type="string" calcext:value-type="string" table:number-columns-spanned="5" table:number-rows-spanned="1">
            <text:p>ordenado</text:p>
          </table:table-cell>
          <table:covered-table-cell table:style-name="ce4"/>
          <table:covered-table-cell table:style-name="ce13"/>
          <table:covered-table-cell table:style-name="ce4"/>
          <table:covered-table-cell table:style-name="ce13"/>
          <table:table-cell/>
          <table:table-cell table:style-name="ce9" table:formula="of:=MIN([.M9:.M1048576])" office:value-type="float" office:value="0.0000139482483499931" calcext:value-type="float">
            <text:p>0.00001394824835</text:p>
          </table:table-cell>
          <table:table-cell/>
          <table:table-cell table:style-name="ce1" table:number-columns-repeated="2"/>
          <table:table-cell table:style-name="ce6" office:value-type="string" calcext:value-type="string">
            <text:p>max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2" table:number-rows-spanned="1">
            <text:p>expected</text:p>
          </table:table-cell>
          <table:covered-table-cell table:style-name="ce13"/>
          <table:table-cell table:style-name="ce4" office:value-type="string" calcext:value-type="string" table:number-columns-spanned="2" table:number-rows-spanned="1">
            <text:p>out</text:p>
          </table:table-cell>
          <table:covered-table-cell table:style-name="ce13"/>
          <table:table-cell table:style-name="ce13" table:number-columns-repeated="2"/>
          <table:table-cell table:style-name="ce4" office:value-type="string" calcext:value-type="string" table:number-columns-spanned="1" table:number-rows-spanned="2">
            <text:p>ranking</text:p>
          </table:table-cell>
          <table:table-cell table:style-name="ce4" office:value-type="string" calcext:value-type="string" table:number-columns-spanned="2" table:number-rows-spanned="1">
            <text:p>expected</text:p>
          </table:table-cell>
          <table:covered-table-cell table:style-name="ce13"/>
          <table:table-cell table:style-name="ce4" office:value-type="string" calcext:value-type="string" table:number-columns-spanned="2" table:number-rows-spanned="1">
            <text:p>out</text:p>
          </table:table-cell>
          <table:covered-table-cell table:style-name="ce13"/>
          <table:table-cell/>
          <table:table-cell table:style-name="ce1"/>
          <table:table-cell/>
          <table:table-cell table:style-name="ce4" office:value-type="string" calcext:value-type="string" table:number-columns-spanned="2" table:number-rows-spanned="1">
            <text:p>ranking</text:p>
          </table:table-cell>
          <table:covered-table-cell table:style-name="ce4"/>
          <table:table-cell table:style-name="ce21" table:formula="of:=MAX([.Q8:.Q104857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13" office:value-type="string" calcext:value-type="string">
            <text:p>rating</text:p>
          </table:table-cell>
          <table:table-cell table:style-name="ce4" office:value-type="string" calcext:value-type="string">
            <text:p>ID</text:p>
          </table:table-cell>
          <table:table-cell table:style-name="ce13" office:value-type="string" calcext:value-type="string">
            <text:p>rating</text:p>
          </table:table-cell>
          <table:table-cell table:style-name="ce13" office:value-type="string" calcext:value-type="string">
            <text:p>error</text:p>
          </table:table-cell>
          <table:table-cell table:style-name="ce13"/>
          <table:covered-table-cell table:style-name="ce4"/>
          <table:table-cell table:style-name="ce4" office:value-type="string" calcext:value-type="string">
            <text:p>ID</text:p>
          </table:table-cell>
          <table:table-cell table:style-name="ce13" office:value-type="string" calcext:value-type="string">
            <text:p>rating</text:p>
          </table:table-cell>
          <table:table-cell table:style-name="ce4" office:value-type="string" calcext:value-type="string">
            <text:p>ID</text:p>
          </table:table-cell>
          <table:table-cell table:style-name="ce13" office:value-type="string" calcext:value-type="string">
            <text:p>rating</text:p>
          </table:table-cell>
          <table:table-cell/>
          <table:table-cell table:style-name="ce13" office:value-type="string" calcext:value-type="string">
            <text:p>distancias</text:p>
          </table:table-cell>
          <table:table-cell/>
          <table:table-cell table:style-name="ce4" office:value-type="string" calcext:value-type="string">
            <text:p>expected</text:p>
          </table:table-cell>
          <table:table-cell table:style-name="ce4" office:value-type="string" calcext:value-type="string">
            <text:p>out</text:p>
          </table:table-cell>
          <table:table-cell table:style-name="ce1"/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913747580417" calcext:value-type="float">
            <text:p>0.58913747580417</text:p>
          </table:table-cell>
          <table:table-cell office:value-type="float" office:value="1" calcext:value-type="float">
            <text:p>1</text:p>
          </table:table-cell>
          <table:table-cell office:value-type="float" office:value="0.5891399310313" calcext:value-type="float">
            <text:p>0.58913993103130</text:p>
          </table:table-cell>
          <table:table-cell table:formula="of:=ABS([.B8]-[.D8])" office:value-type="float" office:value="0.00000245522713004931" calcext:value-type="float">
            <text:p>0.000002455227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35782253851302" calcext:value-type="float">
            <text:p>0.35782253851302</text:p>
          </table:table-cell>
          <table:table-cell office:value-type="float" office:value="73" calcext:value-type="float">
            <text:p>73</text:p>
          </table:table-cell>
          <table:table-cell office:value-type="float" office:value="0.35782497720329" calcext:value-type="float">
            <text:p>0.35782497720329</text:p>
          </table:table-cell>
          <table:table-cell/>
          <table:table-cell table:style-name="ce13" office:value-type="string" calcext:value-type="string">
            <text:p>expected</text:p>
          </table:table-cell>
          <table:table-cell/>
          <table:table-cell table:formula="of:=MATCH([.G8];[.H$8:.H$107];0)" office:value-type="float" office:value="95" calcext:value-type="float">
            <text:p>95</text:p>
          </table:table-cell>
          <table:table-cell table:formula="of:=MATCH([.G8];[.J$8:.J$107];0)" office:value-type="float" office:value="95" calcext:value-type="float">
            <text:p>95</text:p>
          </table:table-cell>
          <table:table-cell table:formula="of:=ABS([.O8]-[.P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717314712852" calcext:value-type="float">
            <text:p>0.55717314712852</text:p>
          </table:table-cell>
          <table:table-cell office:value-type="float" office:value="2" calcext:value-type="float">
            <text:p>2</text:p>
          </table:table-cell>
          <table:table-cell office:value-type="float" office:value="0.55717560195663" calcext:value-type="float">
            <text:p>0.55717560195663</text:p>
          </table:table-cell>
          <table:table-cell table:formula="of:=ABS([.B9]-[.D9])" office:value-type="float" office:value="0.00000245482811001008" calcext:value-type="float">
            <text:p>0.000002454828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36192856104034" calcext:value-type="float">
            <text:p>0.36192856104034</text:p>
          </table:table-cell>
          <table:table-cell office:value-type="float" office:value="40" calcext:value-type="float">
            <text:p>40</text:p>
          </table:table-cell>
          <table:table-cell office:value-type="float" office:value="0.36193104521232" calcext:value-type="float">
            <text:p>0.36193104521232</text:p>
          </table:table-cell>
          <table:table-cell/>
          <table:table-cell table:formula="of:=[.I9]-[.I8]" office:value-type="float" office:value="0.00410602252732001" calcext:value-type="float">
            <text:p>0.00410602252732</text:p>
          </table:table-cell>
          <table:table-cell/>
          <table:table-cell table:formula="of:=MATCH([.G9];[.H$8:.H$107];0)" office:value-type="float" office:value="81" calcext:value-type="float">
            <text:p>81</text:p>
          </table:table-cell>
          <table:table-cell table:formula="of:=MATCH([.G9];[.J$8:.J$107];0)" office:value-type="float" office:value="81" calcext:value-type="float">
            <text:p>81</text:p>
          </table:table-cell>
          <table:table-cell table:formula="of:=ABS([.O9]-[.P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589806657173" calcext:value-type="float">
            <text:p>0.45589806657173</text:p>
          </table:table-cell>
          <table:table-cell office:value-type="float" office:value="3" calcext:value-type="float">
            <text:p>3</text:p>
          </table:table-cell>
          <table:table-cell office:value-type="float" office:value="0.45590050607709" calcext:value-type="float">
            <text:p>0.45590050607709</text:p>
          </table:table-cell>
          <table:table-cell table:formula="of:=ABS([.B10]-[.D10])" office:value-type="float" office:value="0.00000243950535999682" calcext:value-type="float">
            <text:p>0.000002439505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7661416145135" calcext:value-type="float">
            <text:p>0.37661416145135</text:p>
          </table:table-cell>
          <table:table-cell office:value-type="float" office:value="4" calcext:value-type="float">
            <text:p>4</text:p>
          </table:table-cell>
          <table:table-cell office:value-type="float" office:value="0.37661662063376" calcext:value-type="float">
            <text:p>0.37661662063376</text:p>
          </table:table-cell>
          <table:table-cell/>
          <table:table-cell table:formula="of:=[.I10]-[.I9]" office:value-type="float" office:value="0.01468560041101" calcext:value-type="float">
            <text:p>0.01468560041101</text:p>
          </table:table-cell>
          <table:table-cell/>
          <table:table-cell table:formula="of:=MATCH([.G10];[.H$8:.H$107];0)" office:value-type="float" office:value="23" calcext:value-type="float">
            <text:p>23</text:p>
          </table:table-cell>
          <table:table-cell table:formula="of:=MATCH([.G10];[.J$8:.J$107];0)" office:value-type="float" office:value="23" calcext:value-type="float">
            <text:p>23</text:p>
          </table:table-cell>
          <table:table-cell table:formula="of:=ABS([.O10]-[.P1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7661416145135" calcext:value-type="float">
            <text:p>0.37661416145135</text:p>
          </table:table-cell>
          <table:table-cell office:value-type="float" office:value="4" calcext:value-type="float">
            <text:p>4</text:p>
          </table:table-cell>
          <table:table-cell office:value-type="float" office:value="0.37661662063376" calcext:value-type="float">
            <text:p>0.37661662063376</text:p>
          </table:table-cell>
          <table:table-cell table:formula="of:=ABS([.B11]-[.D11])" office:value-type="float" office:value="0.00000245918240998622" calcext:value-type="float">
            <text:p>0.0000024591824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38126576060045" calcext:value-type="float">
            <text:p>0.38126576060045</text:p>
          </table:table-cell>
          <table:table-cell office:value-type="float" office:value="100" calcext:value-type="float">
            <text:p>100</text:p>
          </table:table-cell>
          <table:table-cell office:value-type="float" office:value="0.38126826102919" calcext:value-type="float">
            <text:p>0.38126826102919</text:p>
          </table:table-cell>
          <table:table-cell/>
          <table:table-cell table:formula="of:=[.I11]-[.I10]" office:value-type="float" office:value="0.00465159914909996" calcext:value-type="float">
            <text:p>0.00465159914910</text:p>
          </table:table-cell>
          <table:table-cell/>
          <table:table-cell table:formula="of:=MATCH([.G11];[.H$8:.H$107];0)" office:value-type="float" office:value="3" calcext:value-type="float">
            <text:p>3</text:p>
          </table:table-cell>
          <table:table-cell table:formula="of:=MATCH([.G11];[.J$8:.J$107];0)" office:value-type="float" office:value="3" calcext:value-type="float">
            <text:p>3</text:p>
          </table:table-cell>
          <table:table-cell table:formula="of:=ABS([.O11]-[.P1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3574057595395" calcext:value-type="float">
            <text:p>0.53574057595395</text:p>
          </table:table-cell>
          <table:table-cell office:value-type="float" office:value="5" calcext:value-type="float">
            <text:p>5</text:p>
          </table:table-cell>
          <table:table-cell office:value-type="float" office:value="0.53574304563314" calcext:value-type="float">
            <text:p>0.53574304563314</text:p>
          </table:table-cell>
          <table:table-cell table:formula="of:=ABS([.B12]-[.D12])" office:value-type="float" office:value="0.00000246967919004248" calcext:value-type="float">
            <text:p>0.000002469679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0.39093557703403" calcext:value-type="float">
            <text:p>0.39093557703403</text:p>
          </table:table-cell>
          <table:table-cell office:value-type="float" office:value="82" calcext:value-type="float">
            <text:p>82</text:p>
          </table:table-cell>
          <table:table-cell office:value-type="float" office:value="0.39093820833345" calcext:value-type="float">
            <text:p>0.39093820833345</text:p>
          </table:table-cell>
          <table:table-cell/>
          <table:table-cell table:formula="of:=[.I12]-[.I11]" office:value-type="float" office:value="0.00966981643358" calcext:value-type="float">
            <text:p>0.00966981643358</text:p>
          </table:table-cell>
          <table:table-cell/>
          <table:table-cell table:formula="of:=MATCH([.G12];[.H$8:.H$107];0)" office:value-type="float" office:value="71" calcext:value-type="float">
            <text:p>71</text:p>
          </table:table-cell>
          <table:table-cell table:formula="of:=MATCH([.G12];[.J$8:.J$107];0)" office:value-type="float" office:value="71" calcext:value-type="float">
            <text:p>71</text:p>
          </table:table-cell>
          <table:table-cell table:formula="of:=ABS([.O12]-[.P1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305964038301" calcext:value-type="float">
            <text:p>0.55305964038301</text:p>
          </table:table-cell>
          <table:table-cell office:value-type="float" office:value="6" calcext:value-type="float">
            <text:p>6</text:p>
          </table:table-cell>
          <table:table-cell office:value-type="float" office:value="0.55306210190689" calcext:value-type="float">
            <text:p>0.55306210190689</text:p>
          </table:table-cell>
          <table:table-cell table:formula="of:=ABS([.B13]-[.D13])" office:value-type="float" office:value="0.00000246152387994858" calcext:value-type="float">
            <text:p>0.0000024615238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39671387201079" calcext:value-type="float">
            <text:p>0.39671387201079</text:p>
          </table:table-cell>
          <table:table-cell office:value-type="float" office:value="46" calcext:value-type="float">
            <text:p>46</text:p>
          </table:table-cell>
          <table:table-cell office:value-type="float" office:value="0.39671628315296" calcext:value-type="float">
            <text:p>0.39671628315296</text:p>
          </table:table-cell>
          <table:table-cell/>
          <table:table-cell table:formula="of:=[.I13]-[.I12]" office:value-type="float" office:value="0.00577829497676002" calcext:value-type="float">
            <text:p>0.00577829497676</text:p>
          </table:table-cell>
          <table:table-cell/>
          <table:table-cell table:formula="of:=MATCH([.G13];[.H$8:.H$107];0)" office:value-type="float" office:value="80" calcext:value-type="float">
            <text:p>80</text:p>
          </table:table-cell>
          <table:table-cell table:formula="of:=MATCH([.G13];[.J$8:.J$107];0)" office:value-type="float" office:value="80" calcext:value-type="float">
            <text:p>80</text:p>
          </table:table-cell>
          <table:table-cell table:formula="of:=ABS([.O13]-[.P1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4677360844382" calcext:value-type="float">
            <text:p>0.54677360844382</text:p>
          </table:table-cell>
          <table:table-cell office:value-type="float" office:value="7" calcext:value-type="float">
            <text:p>7</text:p>
          </table:table-cell>
          <table:table-cell office:value-type="float" office:value="0.5467761122093" calcext:value-type="float">
            <text:p>0.54677611220930</text:p>
          </table:table-cell>
          <table:table-cell table:formula="of:=ABS([.B14]-[.D14])" office:value-type="float" office:value="0.00000250376548005526" calcext:value-type="float">
            <text:p>0.000002503765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.40513615523218" calcext:value-type="float">
            <text:p>0.40513615523218</text:p>
          </table:table-cell>
          <table:table-cell office:value-type="float" office:value="90" calcext:value-type="float">
            <text:p>90</text:p>
          </table:table-cell>
          <table:table-cell office:value-type="float" office:value="0.40513865429843" calcext:value-type="float">
            <text:p>0.40513865429843</text:p>
          </table:table-cell>
          <table:table-cell/>
          <table:table-cell table:formula="of:=[.I14]-[.I13]" office:value-type="float" office:value="0.00842228322138999" calcext:value-type="float">
            <text:p>0.00842228322139</text:p>
          </table:table-cell>
          <table:table-cell/>
          <table:table-cell table:formula="of:=MATCH([.G14];[.H$8:.H$107];0)" office:value-type="float" office:value="78" calcext:value-type="float">
            <text:p>78</text:p>
          </table:table-cell>
          <table:table-cell table:formula="of:=MATCH([.G14];[.J$8:.J$107];0)" office:value-type="float" office:value="78" calcext:value-type="float">
            <text:p>78</text:p>
          </table:table-cell>
          <table:table-cell table:formula="of:=ABS([.O14]-[.P1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4702926546014" calcext:value-type="float">
            <text:p>0.54702926546014</text:p>
          </table:table-cell>
          <table:table-cell office:value-type="float" office:value="8" calcext:value-type="float">
            <text:p>8</text:p>
          </table:table-cell>
          <table:table-cell office:value-type="float" office:value="0.54703174220071" calcext:value-type="float">
            <text:p>0.54703174220071</text:p>
          </table:table-cell>
          <table:table-cell table:formula="of:=ABS([.B15]-[.D15])" office:value-type="float" office:value="0.00000247674057007874" calcext:value-type="float">
            <text:p>0.0000024767405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0.41038764945158" calcext:value-type="float">
            <text:p>0.41038764945158</text:p>
          </table:table-cell>
          <table:table-cell office:value-type="float" office:value="53" calcext:value-type="float">
            <text:p>53</text:p>
          </table:table-cell>
          <table:table-cell office:value-type="float" office:value="0.41039015218509" calcext:value-type="float">
            <text:p>0.41039015218509</text:p>
          </table:table-cell>
          <table:table-cell/>
          <table:table-cell table:formula="of:=[.I15]-[.I14]" office:value-type="float" office:value="0.00525149421940002" calcext:value-type="float">
            <text:p>0.00525149421940</text:p>
          </table:table-cell>
          <table:table-cell/>
          <table:table-cell table:formula="of:=MATCH([.G15];[.H$8:.H$107];0)" office:value-type="float" office:value="79" calcext:value-type="float">
            <text:p>79</text:p>
          </table:table-cell>
          <table:table-cell table:formula="of:=MATCH([.G15];[.J$8:.J$107];0)" office:value-type="float" office:value="79" calcext:value-type="float">
            <text:p>79</text:p>
          </table:table-cell>
          <table:table-cell table:formula="of:=ABS([.O15]-[.P1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3835008801194" calcext:value-type="float">
            <text:p>0.53835008801194</text:p>
          </table:table-cell>
          <table:table-cell office:value-type="float" office:value="9" calcext:value-type="float">
            <text:p>9</text:p>
          </table:table-cell>
          <table:table-cell office:value-type="float" office:value="0.53835254004511" calcext:value-type="float">
            <text:p>0.53835254004511</text:p>
          </table:table-cell>
          <table:table-cell table:formula="of:=ABS([.B16]-[.D16])" office:value-type="float" office:value="0.00000245203317006393" calcext:value-type="float">
            <text:p>0.000002452033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.4158502980978" calcext:value-type="float">
            <text:p>0.41585029809780</text:p>
          </table:table-cell>
          <table:table-cell office:value-type="float" office:value="12" calcext:value-type="float">
            <text:p>12</text:p>
          </table:table-cell>
          <table:table-cell office:value-type="float" office:value="0.41585271555863" calcext:value-type="float">
            <text:p>0.41585271555863</text:p>
          </table:table-cell>
          <table:table-cell/>
          <table:table-cell table:formula="of:=[.I16]-[.I15]" office:value-type="float" office:value="0.00546264864621998" calcext:value-type="float">
            <text:p>0.00546264864622</text:p>
          </table:table-cell>
          <table:table-cell/>
          <table:table-cell table:formula="of:=MATCH([.G16];[.H$8:.H$107];0)" office:value-type="float" office:value="74" calcext:value-type="float">
            <text:p>74</text:p>
          </table:table-cell>
          <table:table-cell table:formula="of:=MATCH([.G16];[.J$8:.J$107];0)" office:value-type="float" office:value="74" calcext:value-type="float">
            <text:p>74</text:p>
          </table:table-cell>
          <table:table-cell table:formula="of:=ABS([.O16]-[.P1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045822731212" calcext:value-type="float">
            <text:p>0.45045822731212</text:p>
          </table:table-cell>
          <table:table-cell office:value-type="float" office:value="10" calcext:value-type="float">
            <text:p>10</text:p>
          </table:table-cell>
          <table:table-cell office:value-type="float" office:value="0.45046069561556" calcext:value-type="float">
            <text:p>0.45046069561556</text:p>
          </table:table-cell>
          <table:table-cell table:formula="of:=ABS([.B17]-[.D17])" office:value-type="float" office:value="0.00000246830344002857" calcext:value-type="float">
            <text:p>0.000002468303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.43086069353393" calcext:value-type="float">
            <text:p>0.43086069353393</text:p>
          </table:table-cell>
          <table:table-cell office:value-type="float" office:value="80" calcext:value-type="float">
            <text:p>80</text:p>
          </table:table-cell>
          <table:table-cell office:value-type="float" office:value="0.43086316042779" calcext:value-type="float">
            <text:p>0.43086316042779</text:p>
          </table:table-cell>
          <table:table-cell/>
          <table:table-cell table:formula="of:=[.I17]-[.I16]" office:value-type="float" office:value="0.01501039543613" calcext:value-type="float">
            <text:p>0.01501039543613</text:p>
          </table:table-cell>
          <table:table-cell/>
          <table:table-cell table:formula="of:=MATCH([.G17];[.H$8:.H$107];0)" office:value-type="float" office:value="17" calcext:value-type="float">
            <text:p>17</text:p>
          </table:table-cell>
          <table:table-cell table:formula="of:=MATCH([.G17];[.J$8:.J$107];0)" office:value-type="float" office:value="17" calcext:value-type="float">
            <text:p>17</text:p>
          </table:table-cell>
          <table:table-cell table:formula="of:=ABS([.O17]-[.P1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6963361157321" calcext:value-type="float">
            <text:p>0.56963361157321</text:p>
          </table:table-cell>
          <table:table-cell office:value-type="float" office:value="11" calcext:value-type="float">
            <text:p>11</text:p>
          </table:table-cell>
          <table:table-cell office:value-type="float" office:value="0.56963606631597" calcext:value-type="float">
            <text:p>0.56963606631597</text:p>
          </table:table-cell>
          <table:table-cell table:formula="of:=ABS([.B18]-[.D18])" office:value-type="float" office:value="0.00000245474275994972" calcext:value-type="float">
            <text:p>0.0000024547427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0.43701910216705" calcext:value-type="float">
            <text:p>0.43701910216705</text:p>
          </table:table-cell>
          <table:table-cell office:value-type="float" office:value="78" calcext:value-type="float">
            <text:p>78</text:p>
          </table:table-cell>
          <table:table-cell office:value-type="float" office:value="0.43702163333474" calcext:value-type="float">
            <text:p>0.43702163333474</text:p>
          </table:table-cell>
          <table:table-cell/>
          <table:table-cell table:formula="of:=[.I18]-[.I17]" office:value-type="float" office:value="0.00615840863312001" calcext:value-type="float">
            <text:p>0.00615840863312</text:p>
          </table:table-cell>
          <table:table-cell/>
          <table:table-cell table:formula="of:=MATCH([.G18];[.H$8:.H$107];0)" office:value-type="float" office:value="87" calcext:value-type="float">
            <text:p>87</text:p>
          </table:table-cell>
          <table:table-cell table:formula="of:=MATCH([.G18];[.J$8:.J$107];0)" office:value-type="float" office:value="87" calcext:value-type="float">
            <text:p>87</text:p>
          </table:table-cell>
          <table:table-cell table:formula="of:=ABS([.O18]-[.P1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158502980978" calcext:value-type="float">
            <text:p>0.41585029809780</text:p>
          </table:table-cell>
          <table:table-cell office:value-type="float" office:value="12" calcext:value-type="float">
            <text:p>12</text:p>
          </table:table-cell>
          <table:table-cell office:value-type="float" office:value="0.41585271555863" calcext:value-type="float">
            <text:p>0.41585271555863</text:p>
          </table:table-cell>
          <table:table-cell table:formula="of:=ABS([.B19]-[.D19])" office:value-type="float" office:value="0.00000241746083001759" calcext:value-type="float">
            <text:p>0.0000024174608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0.4389148187987" calcext:value-type="float">
            <text:p>0.43891481879870</text:p>
          </table:table-cell>
          <table:table-cell office:value-type="float" office:value="92" calcext:value-type="float">
            <text:p>92</text:p>
          </table:table-cell>
          <table:table-cell office:value-type="float" office:value="0.438917196808" calcext:value-type="float">
            <text:p>0.43891719680800</text:p>
          </table:table-cell>
          <table:table-cell/>
          <table:table-cell table:formula="of:=[.I19]-[.I18]" office:value-type="float" office:value="0.00189571663165006" calcext:value-type="float">
            <text:p>0.00189571663165</text:p>
          </table:table-cell>
          <table:table-cell/>
          <table:table-cell table:formula="of:=MATCH([.G19];[.H$8:.H$107];0)" office:value-type="float" office:value="9" calcext:value-type="float">
            <text:p>9</text:p>
          </table:table-cell>
          <table:table-cell table:formula="of:=MATCH([.G19];[.J$8:.J$107];0)" office:value-type="float" office:value="9" calcext:value-type="float">
            <text:p>9</text:p>
          </table:table-cell>
          <table:table-cell table:formula="of:=ABS([.O19]-[.P1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7387820396088" calcext:value-type="float">
            <text:p>0.47387820396088</text:p>
          </table:table-cell>
          <table:table-cell office:value-type="float" office:value="13" calcext:value-type="float">
            <text:p>13</text:p>
          </table:table-cell>
          <table:table-cell office:value-type="float" office:value="0.47388071318687" calcext:value-type="float">
            <text:p>0.47388071318687</text:p>
          </table:table-cell>
          <table:table-cell table:formula="of:=ABS([.B20]-[.D20])" office:value-type="float" office:value="0.00000250922598998837" calcext:value-type="float">
            <text:p>0.0000025092259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0.43983792090312" calcext:value-type="float">
            <text:p>0.43983792090312</text:p>
          </table:table-cell>
          <table:table-cell office:value-type="float" office:value="77" calcext:value-type="float">
            <text:p>77</text:p>
          </table:table-cell>
          <table:table-cell office:value-type="float" office:value="0.43984038547129" calcext:value-type="float">
            <text:p>0.43984038547129</text:p>
          </table:table-cell>
          <table:table-cell/>
          <table:table-cell table:formula="of:=[.I20]-[.I19]" office:value-type="float" office:value="0.000923102104419982" calcext:value-type="float">
            <text:p>0.00092310210442</text:p>
          </table:table-cell>
          <table:table-cell/>
          <table:table-cell table:formula="of:=MATCH([.G20];[.H$8:.H$107];0)" office:value-type="float" office:value="35" calcext:value-type="float">
            <text:p>35</text:p>
          </table:table-cell>
          <table:table-cell table:formula="of:=MATCH([.G20];[.J$8:.J$107];0)" office:value-type="float" office:value="35" calcext:value-type="float">
            <text:p>35</text:p>
          </table:table-cell>
          <table:table-cell table:formula="of:=ABS([.O20]-[.P2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669038465778" calcext:value-type="float">
            <text:p>0.44669038465778</text:p>
          </table:table-cell>
          <table:table-cell office:value-type="float" office:value="14" calcext:value-type="float">
            <text:p>14</text:p>
          </table:table-cell>
          <table:table-cell office:value-type="float" office:value="0.44669280747644" calcext:value-type="float">
            <text:p>0.44669280747644</text:p>
          </table:table-cell>
          <table:table-cell table:formula="of:=ABS([.B21]-[.D21])" office:value-type="float" office:value="0.00000242281866003058" calcext:value-type="float">
            <text:p>0.0000024228186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0.44517771440766" calcext:value-type="float">
            <text:p>0.44517771440766</text:p>
          </table:table-cell>
          <table:table-cell office:value-type="float" office:value="44" calcext:value-type="float">
            <text:p>44</text:p>
          </table:table-cell>
          <table:table-cell office:value-type="float" office:value="0.44518019534116" calcext:value-type="float">
            <text:p>0.44518019534116</text:p>
          </table:table-cell>
          <table:table-cell/>
          <table:table-cell table:formula="of:=[.I21]-[.I20]" office:value-type="float" office:value="0.00533979350454" calcext:value-type="float">
            <text:p>0.00533979350454</text:p>
          </table:table-cell>
          <table:table-cell/>
          <table:table-cell table:formula="of:=MATCH([.G21];[.H$8:.H$107];0)" office:value-type="float" office:value="15" calcext:value-type="float">
            <text:p>15</text:p>
          </table:table-cell>
          <table:table-cell table:formula="of:=MATCH([.G21];[.J$8:.J$107];0)" office:value-type="float" office:value="15" calcext:value-type="float">
            <text:p>15</text:p>
          </table:table-cell>
          <table:table-cell table:formula="of:=ABS([.O21]-[.P2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7258878273389" calcext:value-type="float">
            <text:p>0.47258878273389</text:p>
          </table:table-cell>
          <table:table-cell office:value-type="float" office:value="15" calcext:value-type="float">
            <text:p>15</text:p>
          </table:table-cell>
          <table:table-cell office:value-type="float" office:value="0.47259131799807" calcext:value-type="float">
            <text:p>0.47259131799807</text:p>
          </table:table-cell>
          <table:table-cell table:formula="of:=ABS([.B22]-[.D22])" office:value-type="float" office:value="0.00000253526418003691" calcext:value-type="float">
            <text:p>0.0000025352641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44669038465778" calcext:value-type="float">
            <text:p>0.44669038465778</text:p>
          </table:table-cell>
          <table:table-cell office:value-type="float" office:value="14" calcext:value-type="float">
            <text:p>14</text:p>
          </table:table-cell>
          <table:table-cell office:value-type="float" office:value="0.44669280747644" calcext:value-type="float">
            <text:p>0.44669280747644</text:p>
          </table:table-cell>
          <table:table-cell/>
          <table:table-cell table:formula="of:=[.I22]-[.I21]" office:value-type="float" office:value="0.00151267025011997" calcext:value-type="float">
            <text:p>0.00151267025012</text:p>
          </table:table-cell>
          <table:table-cell/>
          <table:table-cell table:formula="of:=MATCH([.G22];[.H$8:.H$107];0)" office:value-type="float" office:value="34" calcext:value-type="float">
            <text:p>34</text:p>
          </table:table-cell>
          <table:table-cell table:formula="of:=MATCH([.G22];[.J$8:.J$107];0)" office:value-type="float" office:value="34" calcext:value-type="float">
            <text:p>34</text:p>
          </table:table-cell>
          <table:table-cell table:formula="of:=ABS([.O22]-[.P2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1055164194832" calcext:value-type="float">
            <text:p>0.51055164194832</text:p>
          </table:table-cell>
          <table:table-cell office:value-type="float" office:value="16" calcext:value-type="float">
            <text:p>16</text:p>
          </table:table-cell>
          <table:table-cell office:value-type="float" office:value="0.51055412084765" calcext:value-type="float">
            <text:p>0.51055412084765</text:p>
          </table:table-cell>
          <table:table-cell table:formula="of:=ABS([.B23]-[.D23])" office:value-type="float" office:value="0.0000024788993299163" calcext:value-type="float">
            <text:p>0.000002478899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0.44954530751821" calcext:value-type="float">
            <text:p>0.44954530751821</text:p>
          </table:table-cell>
          <table:table-cell office:value-type="float" office:value="83" calcext:value-type="float">
            <text:p>83</text:p>
          </table:table-cell>
          <table:table-cell office:value-type="float" office:value="0.44954794157963" calcext:value-type="float">
            <text:p>0.44954794157963</text:p>
          </table:table-cell>
          <table:table-cell/>
          <table:table-cell table:formula="of:=[.I23]-[.I22]" office:value-type="float" office:value="0.00285492286042999" calcext:value-type="float">
            <text:p>0.00285492286043</text:p>
          </table:table-cell>
          <table:table-cell/>
          <table:table-cell table:formula="of:=MATCH([.G23];[.H$8:.H$107];0)" office:value-type="float" office:value="56" calcext:value-type="float">
            <text:p>56</text:p>
          </table:table-cell>
          <table:table-cell table:formula="of:=MATCH([.G23];[.J$8:.J$107];0)" office:value-type="float" office:value="56" calcext:value-type="float">
            <text:p>56</text:p>
          </table:table-cell>
          <table:table-cell table:formula="of:=ABS([.O23]-[.P2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6023617219326" calcext:value-type="float">
            <text:p>0.46023617219326</text:p>
          </table:table-cell>
          <table:table-cell office:value-type="float" office:value="17" calcext:value-type="float">
            <text:p>17</text:p>
          </table:table-cell>
          <table:table-cell office:value-type="float" office:value="0.46023854555941" calcext:value-type="float">
            <text:p>0.46023854555941</text:p>
          </table:table-cell>
          <table:table-cell table:formula="of:=ABS([.B24]-[.D24])" office:value-type="float" office:value="0.00000237336614999917" calcext:value-type="float">
            <text:p>0.000002373366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45045822731212" calcext:value-type="float">
            <text:p>0.45045822731212</text:p>
          </table:table-cell>
          <table:table-cell office:value-type="float" office:value="10" calcext:value-type="float">
            <text:p>10</text:p>
          </table:table-cell>
          <table:table-cell office:value-type="float" office:value="0.45046069561556" calcext:value-type="float">
            <text:p>0.45046069561556</text:p>
          </table:table-cell>
          <table:table-cell/>
          <table:table-cell table:formula="of:=[.I24]-[.I23]" office:value-type="float" office:value="0.000912919793910005" calcext:value-type="float">
            <text:p>0.00091291979391</text:p>
          </table:table-cell>
          <table:table-cell/>
          <table:table-cell table:formula="of:=MATCH([.G24];[.H$8:.H$107];0)" office:value-type="float" office:value="26" calcext:value-type="float">
            <text:p>26</text:p>
          </table:table-cell>
          <table:table-cell table:formula="of:=MATCH([.G24];[.J$8:.J$107];0)" office:value-type="float" office:value="26" calcext:value-type="float">
            <text:p>26</text:p>
          </table:table-cell>
          <table:table-cell table:formula="of:=ABS([.O24]-[.P2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4675966019547" calcext:value-type="float">
            <text:p>0.54675966019547</text:p>
          </table:table-cell>
          <table:table-cell office:value-type="float" office:value="18" calcext:value-type="float">
            <text:p>18</text:p>
          </table:table-cell>
          <table:table-cell office:value-type="float" office:value="0.54676213298526" calcext:value-type="float">
            <text:p>0.54676213298526</text:p>
          </table:table-cell>
          <table:table-cell table:formula="of:=ABS([.B25]-[.D25])" office:value-type="float" office:value="0.00000247278979004228" calcext:value-type="float">
            <text:p>0.0000024727897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0.4518123310428" calcext:value-type="float">
            <text:p>0.45181233104280</text:p>
          </table:table-cell>
          <table:table-cell office:value-type="float" office:value="71" calcext:value-type="float">
            <text:p>71</text:p>
          </table:table-cell>
          <table:table-cell office:value-type="float" office:value="0.45181471660767" calcext:value-type="float">
            <text:p>0.45181471660767</text:p>
          </table:table-cell>
          <table:table-cell/>
          <table:table-cell table:formula="of:=[.I25]-[.I24]" office:value-type="float" office:value="0.00135410373068001" calcext:value-type="float">
            <text:p>0.00135410373068</text:p>
          </table:table-cell>
          <table:table-cell/>
          <table:table-cell table:formula="of:=MATCH([.G25];[.H$8:.H$107];0)" office:value-type="float" office:value="77" calcext:value-type="float">
            <text:p>77</text:p>
          </table:table-cell>
          <table:table-cell table:formula="of:=MATCH([.G25];[.J$8:.J$107];0)" office:value-type="float" office:value="77" calcext:value-type="float">
            <text:p>77</text:p>
          </table:table-cell>
          <table:table-cell table:formula="of:=ABS([.O25]-[.P2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1301872255228" calcext:value-type="float">
            <text:p>0.51301872255228</text:p>
          </table:table-cell>
          <table:table-cell office:value-type="float" office:value="19" calcext:value-type="float">
            <text:p>19</text:p>
          </table:table-cell>
          <table:table-cell office:value-type="float" office:value="0.51302114071974" calcext:value-type="float">
            <text:p>0.51302114071974</text:p>
          </table:table-cell>
          <table:table-cell table:formula="of:=ABS([.B26]-[.D26])" office:value-type="float" office:value="0.00000241816746004986" calcext:value-type="float">
            <text:p>0.0000024181674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 office:value-type="float" office:value="0.45211608814136" calcext:value-type="float">
            <text:p>0.45211608814136</text:p>
          </table:table-cell>
          <table:table-cell office:value-type="float" office:value="94" calcext:value-type="float">
            <text:p>94</text:p>
          </table:table-cell>
          <table:table-cell office:value-type="float" office:value="0.45211851363055" calcext:value-type="float">
            <text:p>0.45211851363055</text:p>
          </table:table-cell>
          <table:table-cell/>
          <table:table-cell table:formula="of:=[.I26]-[.I25]" office:value-type="float" office:value="0.000303757098560009" calcext:value-type="float">
            <text:p>0.00030375709856</text:p>
          </table:table-cell>
          <table:table-cell/>
          <table:table-cell table:formula="of:=MATCH([.G26];[.H$8:.H$107];0)" office:value-type="float" office:value="58" calcext:value-type="float">
            <text:p>58</text:p>
          </table:table-cell>
          <table:table-cell table:formula="of:=MATCH([.G26];[.J$8:.J$107];0)" office:value-type="float" office:value="58" calcext:value-type="float">
            <text:p>58</text:p>
          </table:table-cell>
          <table:table-cell table:formula="of:=ABS([.O26]-[.P2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1066726459814" calcext:value-type="float">
            <text:p>0.51066726459814</text:p>
          </table:table-cell>
          <table:table-cell office:value-type="float" office:value="20" calcext:value-type="float">
            <text:p>20</text:p>
          </table:table-cell>
          <table:table-cell office:value-type="float" office:value="0.51066969447811" calcext:value-type="float">
            <text:p>0.51066969447811</text:p>
          </table:table-cell>
          <table:table-cell table:formula="of:=ABS([.B27]-[.D27])" office:value-type="float" office:value="0.00000242987996990074" calcext:value-type="float">
            <text:p>0.0000024298799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0.45526624265753" calcext:value-type="float">
            <text:p>0.45526624265753</text:p>
          </table:table-cell>
          <table:table-cell office:value-type="float" office:value="51" calcext:value-type="float">
            <text:p>51</text:p>
          </table:table-cell>
          <table:table-cell office:value-type="float" office:value="0.45526883870029" calcext:value-type="float">
            <text:p>0.45526883870029</text:p>
          </table:table-cell>
          <table:table-cell/>
          <table:table-cell table:formula="of:=[.I27]-[.I26]" office:value-type="float" office:value="0.00315015451617001" calcext:value-type="float">
            <text:p>0.00315015451617</text:p>
          </table:table-cell>
          <table:table-cell/>
          <table:table-cell table:formula="of:=MATCH([.G27];[.H$8:.H$107];0)" office:value-type="float" office:value="57" calcext:value-type="float">
            <text:p>57</text:p>
          </table:table-cell>
          <table:table-cell table:formula="of:=MATCH([.G27];[.J$8:.J$107];0)" office:value-type="float" office:value="57" calcext:value-type="float">
            <text:p>57</text:p>
          </table:table-cell>
          <table:table-cell table:formula="of:=ABS([.O27]-[.P2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4324733440471" calcext:value-type="float">
            <text:p>0.54324733440471</text:p>
          </table:table-cell>
          <table:table-cell office:value-type="float" office:value="21" calcext:value-type="float">
            <text:p>21</text:p>
          </table:table-cell>
          <table:table-cell office:value-type="float" office:value="0.54324978863113" calcext:value-type="float">
            <text:p>0.54324978863113</text:p>
          </table:table-cell>
          <table:table-cell table:formula="of:=ABS([.B28]-[.D28])" office:value-type="float" office:value="0.00000245422642008997" calcext:value-type="float">
            <text:p>0.0000024542264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0.45545472688919" calcext:value-type="float">
            <text:p>0.45545472688919</text:p>
          </table:table-cell>
          <table:table-cell office:value-type="float" office:value="23" calcext:value-type="float">
            <text:p>23</text:p>
          </table:table-cell>
          <table:table-cell office:value-type="float" office:value="0.45545716793597" calcext:value-type="float">
            <text:p>0.45545716793597</text:p>
          </table:table-cell>
          <table:table-cell/>
          <table:table-cell table:formula="of:=[.I28]-[.I27]" office:value-type="float" office:value="0.000188484231659958" calcext:value-type="float">
            <text:p>0.00018848423166</text:p>
          </table:table-cell>
          <table:table-cell/>
          <table:table-cell table:formula="of:=MATCH([.G28];[.H$8:.H$107];0)" office:value-type="float" office:value="76" calcext:value-type="float">
            <text:p>76</text:p>
          </table:table-cell>
          <table:table-cell table:formula="of:=MATCH([.G28];[.J$8:.J$107];0)" office:value-type="float" office:value="76" calcext:value-type="float">
            <text:p>76</text:p>
          </table:table-cell>
          <table:table-cell table:formula="of:=ABS([.O28]-[.P2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9525631475627" calcext:value-type="float">
            <text:p>0.59525631475627</text:p>
          </table:table-cell>
          <table:table-cell office:value-type="float" office:value="22" calcext:value-type="float">
            <text:p>22</text:p>
          </table:table-cell>
          <table:table-cell office:value-type="float" office:value="0.59525883832034" calcext:value-type="float">
            <text:p>0.59525883832034</text:p>
          </table:table-cell>
          <table:table-cell table:formula="of:=ABS([.B29]-[.D29])" office:value-type="float" office:value="0.00000252356407004495" calcext:value-type="float">
            <text:p>0.0000025235640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0.45569844822632" calcext:value-type="float">
            <text:p>0.45569844822632</text:p>
          </table:table-cell>
          <table:table-cell office:value-type="float" office:value="93" calcext:value-type="float">
            <text:p>93</text:p>
          </table:table-cell>
          <table:table-cell office:value-type="float" office:value="0.45570059572394" calcext:value-type="float">
            <text:p>0.45570059572394</text:p>
          </table:table-cell>
          <table:table-cell/>
          <table:table-cell table:formula="of:=[.I29]-[.I28]" office:value-type="float" office:value="0.000243721337130021" calcext:value-type="float">
            <text:p>0.00024372133713</text:p>
          </table:table-cell>
          <table:table-cell/>
          <table:table-cell table:formula="of:=MATCH([.G29];[.H$8:.H$107];0)" office:value-type="float" office:value="96" calcext:value-type="float">
            <text:p>96</text:p>
          </table:table-cell>
          <table:table-cell table:formula="of:=MATCH([.G29];[.J$8:.J$107];0)" office:value-type="float" office:value="96" calcext:value-type="float">
            <text:p>96</text:p>
          </table:table-cell>
          <table:table-cell table:formula="of:=ABS([.O29]-[.P2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5545472688919" calcext:value-type="float">
            <text:p>0.45545472688919</text:p>
          </table:table-cell>
          <table:table-cell office:value-type="float" office:value="23" calcext:value-type="float">
            <text:p>23</text:p>
          </table:table-cell>
          <table:table-cell office:value-type="float" office:value="0.45545716793597" calcext:value-type="float">
            <text:p>0.45545716793597</text:p>
          </table:table-cell>
          <table:table-cell table:formula="of:=ABS([.B30]-[.D30])" office:value-type="float" office:value="0.00000244104678004398" calcext:value-type="float">
            <text:p>0.0000024410467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.45589806657173" calcext:value-type="float">
            <text:p>0.45589806657173</text:p>
          </table:table-cell>
          <table:table-cell office:value-type="float" office:value="3" calcext:value-type="float">
            <text:p>3</text:p>
          </table:table-cell>
          <table:table-cell office:value-type="float" office:value="0.45590050607709" calcext:value-type="float">
            <text:p>0.45590050607709</text:p>
          </table:table-cell>
          <table:table-cell/>
          <table:table-cell table:formula="of:=[.I30]-[.I29]" office:value-type="float" office:value="0.000199618345409991" calcext:value-type="float">
            <text:p>0.00019961834541</text:p>
          </table:table-cell>
          <table:table-cell/>
          <table:table-cell table:formula="of:=MATCH([.G30];[.H$8:.H$107];0)" office:value-type="float" office:value="21" calcext:value-type="float">
            <text:p>21</text:p>
          </table:table-cell>
          <table:table-cell table:formula="of:=MATCH([.G30];[.J$8:.J$107];0)" office:value-type="float" office:value="21" calcext:value-type="float">
            <text:p>21</text:p>
          </table:table-cell>
          <table:table-cell table:formula="of:=ABS([.O30]-[.P3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8502464621691" calcext:value-type="float">
            <text:p>0.58502464621691</text:p>
          </table:table-cell>
          <table:table-cell office:value-type="float" office:value="24" calcext:value-type="float">
            <text:p>24</text:p>
          </table:table-cell>
          <table:table-cell office:value-type="float" office:value="0.58502702861247" calcext:value-type="float">
            <text:p>0.58502702861247</text:p>
          </table:table-cell>
          <table:table-cell table:formula="of:=ABS([.B31]-[.D31])" office:value-type="float" office:value="0.00000238239556005215" calcext:value-type="float">
            <text:p>0.000002382395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0.45642817530309" calcext:value-type="float">
            <text:p>0.45642817530309</text:p>
          </table:table-cell>
          <table:table-cell office:value-type="float" office:value="95" calcext:value-type="float">
            <text:p>95</text:p>
          </table:table-cell>
          <table:table-cell office:value-type="float" office:value="0.4564305890184" calcext:value-type="float">
            <text:p>0.45643058901840</text:p>
          </table:table-cell>
          <table:table-cell/>
          <table:table-cell table:formula="of:=[.I31]-[.I30]" office:value-type="float" office:value="0.000530108731360002" calcext:value-type="float">
            <text:p>0.00053010873136</text:p>
          </table:table-cell>
          <table:table-cell/>
          <table:table-cell table:formula="of:=MATCH([.G31];[.H$8:.H$107];0)" office:value-type="float" office:value="93" calcext:value-type="float">
            <text:p>93</text:p>
          </table:table-cell>
          <table:table-cell table:formula="of:=MATCH([.G31];[.J$8:.J$107];0)" office:value-type="float" office:value="93" calcext:value-type="float">
            <text:p>93</text:p>
          </table:table-cell>
          <table:table-cell table:formula="of:=ABS([.O31]-[.P3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8849631473316" calcext:value-type="float">
            <text:p>0.58849631473316</text:p>
          </table:table-cell>
          <table:table-cell office:value-type="float" office:value="25" calcext:value-type="float">
            <text:p>25</text:p>
          </table:table-cell>
          <table:table-cell office:value-type="float" office:value="0.58849877584893" calcext:value-type="float">
            <text:p>0.58849877584893</text:p>
          </table:table-cell>
          <table:table-cell table:formula="of:=ABS([.B32]-[.D32])" office:value-type="float" office:value="0.00000246111576995833" calcext:value-type="float">
            <text:p>0.0000024611157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0.45789170431502" calcext:value-type="float">
            <text:p>0.45789170431502</text:p>
          </table:table-cell>
          <table:table-cell office:value-type="float" office:value="86" calcext:value-type="float">
            <text:p>86</text:p>
          </table:table-cell>
          <table:table-cell office:value-type="float" office:value="0.45789430023503" calcext:value-type="float">
            <text:p>0.45789430023503</text:p>
          </table:table-cell>
          <table:table-cell/>
          <table:table-cell table:formula="of:=[.I32]-[.I31]" office:value-type="float" office:value="0.00146352901193003" calcext:value-type="float">
            <text:p>0.00146352901193</text:p>
          </table:table-cell>
          <table:table-cell/>
          <table:table-cell table:formula="of:=MATCH([.G32];[.H$8:.H$107];0)" office:value-type="float" office:value="94" calcext:value-type="float">
            <text:p>94</text:p>
          </table:table-cell>
          <table:table-cell table:formula="of:=MATCH([.G32];[.J$8:.J$107];0)" office:value-type="float" office:value="94" calcext:value-type="float">
            <text:p>94</text:p>
          </table:table-cell>
          <table:table-cell table:formula="of:=ABS([.O32]-[.P3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6603454577437" calcext:value-type="float">
            <text:p>0.46603454577437</text:p>
          </table:table-cell>
          <table:table-cell office:value-type="float" office:value="26" calcext:value-type="float">
            <text:p>26</text:p>
          </table:table-cell>
          <table:table-cell office:value-type="float" office:value="0.46603708753958" calcext:value-type="float">
            <text:p>0.46603708753958</text:p>
          </table:table-cell>
          <table:table-cell table:formula="of:=ABS([.B33]-[.D33])" office:value-type="float" office:value="0.00000254176521002902" calcext:value-type="float">
            <text:p>0.0000025417652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0.46023617219326" calcext:value-type="float">
            <text:p>0.46023617219326</text:p>
          </table:table-cell>
          <table:table-cell office:value-type="float" office:value="17" calcext:value-type="float">
            <text:p>17</text:p>
          </table:table-cell>
          <table:table-cell office:value-type="float" office:value="0.46023854555941" calcext:value-type="float">
            <text:p>0.46023854555941</text:p>
          </table:table-cell>
          <table:table-cell/>
          <table:table-cell table:formula="of:=[.I33]-[.I32]" office:value-type="float" office:value="0.00234446787824" calcext:value-type="float">
            <text:p>0.00234446787824</text:p>
          </table:table-cell>
          <table:table-cell/>
          <table:table-cell table:formula="of:=MATCH([.G33];[.H$8:.H$107];0)" office:value-type="float" office:value="29" calcext:value-type="float">
            <text:p>29</text:p>
          </table:table-cell>
          <table:table-cell table:formula="of:=MATCH([.G33];[.J$8:.J$107];0)" office:value-type="float" office:value="29" calcext:value-type="float">
            <text:p>29</text:p>
          </table:table-cell>
          <table:table-cell table:formula="of:=ABS([.O33]-[.P3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9997616007912" calcext:value-type="float">
            <text:p>0.49997616007912</text:p>
          </table:table-cell>
          <table:table-cell office:value-type="float" office:value="27" calcext:value-type="float">
            <text:p>27</text:p>
          </table:table-cell>
          <table:table-cell office:value-type="float" office:value="0.49997867436344" calcext:value-type="float">
            <text:p>0.49997867436344</text:p>
          </table:table-cell>
          <table:table-cell table:formula="of:=ABS([.B34]-[.D34])" office:value-type="float" office:value="0.00000251428432002099" calcext:value-type="float">
            <text:p>0.0000025142843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0.46241407466726" calcext:value-type="float">
            <text:p>0.46241407466726</text:p>
          </table:table-cell>
          <table:table-cell office:value-type="float" office:value="28" calcext:value-type="float">
            <text:p>28</text:p>
          </table:table-cell>
          <table:table-cell office:value-type="float" office:value="0.4624164437728" calcext:value-type="float">
            <text:p>0.46241644377280</text:p>
          </table:table-cell>
          <table:table-cell/>
          <table:table-cell table:formula="of:=[.I34]-[.I33]" office:value-type="float" office:value="0.00217790247399996" calcext:value-type="float">
            <text:p>0.00217790247400</text:p>
          </table:table-cell>
          <table:table-cell/>
          <table:table-cell table:formula="of:=MATCH([.G34];[.H$8:.H$107];0)" office:value-type="float" office:value="49" calcext:value-type="float">
            <text:p>49</text:p>
          </table:table-cell>
          <table:table-cell table:formula="of:=MATCH([.G34];[.J$8:.J$107];0)" office:value-type="float" office:value="49" calcext:value-type="float">
            <text:p>49</text:p>
          </table:table-cell>
          <table:table-cell table:formula="of:=ABS([.O34]-[.P3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6241407466726" calcext:value-type="float">
            <text:p>0.46241407466726</text:p>
          </table:table-cell>
          <table:table-cell office:value-type="float" office:value="28" calcext:value-type="float">
            <text:p>28</text:p>
          </table:table-cell>
          <table:table-cell office:value-type="float" office:value="0.4624164437728" calcext:value-type="float">
            <text:p>0.46241644377280</text:p>
          </table:table-cell>
          <table:table-cell table:formula="of:=ABS([.B35]-[.D35])" office:value-type="float" office:value="0.00000236910554002323" calcext:value-type="float">
            <text:p>0.0000023691055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0.4658839644847" calcext:value-type="float">
            <text:p>0.46588396448470</text:p>
          </table:table-cell>
          <table:table-cell office:value-type="float" office:value="59" calcext:value-type="float">
            <text:p>59</text:p>
          </table:table-cell>
          <table:table-cell office:value-type="float" office:value="0.46588637261661" calcext:value-type="float">
            <text:p>0.46588637261661</text:p>
          </table:table-cell>
          <table:table-cell/>
          <table:table-cell table:formula="of:=[.I35]-[.I34]" office:value-type="float" office:value="0.00346988981744006" calcext:value-type="float">
            <text:p>0.00346988981744</text:p>
          </table:table-cell>
          <table:table-cell/>
          <table:table-cell table:formula="of:=MATCH([.G35];[.H$8:.H$107];0)" office:value-type="float" office:value="27" calcext:value-type="float">
            <text:p>27</text:p>
          </table:table-cell>
          <table:table-cell table:formula="of:=MATCH([.G35];[.J$8:.J$107];0)" office:value-type="float" office:value="27" calcext:value-type="float">
            <text:p>27</text:p>
          </table:table-cell>
          <table:table-cell table:formula="of:=ABS([.O35]-[.P3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662216551966" calcext:value-type="float">
            <text:p>0.49662216551966</text:p>
          </table:table-cell>
          <table:table-cell office:value-type="float" office:value="29" calcext:value-type="float">
            <text:p>29</text:p>
          </table:table-cell>
          <table:table-cell office:value-type="float" office:value="0.4966246466708" calcext:value-type="float">
            <text:p>0.49662464667080</text:p>
          </table:table-cell>
          <table:table-cell table:formula="of:=ABS([.B36]-[.D36])" office:value-type="float" office:value="0.00000248115114004355" calcext:value-type="float">
            <text:p>0.0000024811511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0.46603454577437" calcext:value-type="float">
            <text:p>0.46603454577437</text:p>
          </table:table-cell>
          <table:table-cell office:value-type="float" office:value="26" calcext:value-type="float">
            <text:p>26</text:p>
          </table:table-cell>
          <table:table-cell office:value-type="float" office:value="0.46603708753958" calcext:value-type="float">
            <text:p>0.46603708753958</text:p>
          </table:table-cell>
          <table:table-cell/>
          <table:table-cell table:formula="of:=[.I36]-[.I35]" office:value-type="float" office:value="0.000150581289669938" calcext:value-type="float">
            <text:p>0.00015058128967</text:p>
          </table:table-cell>
          <table:table-cell/>
          <table:table-cell table:formula="of:=MATCH([.G36];[.H$8:.H$107];0)" office:value-type="float" office:value="47" calcext:value-type="float">
            <text:p>47</text:p>
          </table:table-cell>
          <table:table-cell table:formula="of:=MATCH([.G36];[.J$8:.J$107];0)" office:value-type="float" office:value="47" calcext:value-type="float">
            <text:p>47</text:p>
          </table:table-cell>
          <table:table-cell table:formula="of:=ABS([.O36]-[.P3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7704507464038" calcext:value-type="float">
            <text:p>0.47704507464038</text:p>
          </table:table-cell>
          <table:table-cell office:value-type="float" office:value="30" calcext:value-type="float">
            <text:p>30</text:p>
          </table:table-cell>
          <table:table-cell office:value-type="float" office:value="0.47704748390653" calcext:value-type="float">
            <text:p>0.47704748390653</text:p>
          </table:table-cell>
          <table:table-cell table:formula="of:=ABS([.B37]-[.D37])" office:value-type="float" office:value="0.00000240926615002746" calcext:value-type="float">
            <text:p>0.000002409266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0.46856067172075" calcext:value-type="float">
            <text:p>0.46856067172075</text:p>
          </table:table-cell>
          <table:table-cell office:value-type="float" office:value="76" calcext:value-type="float">
            <text:p>76</text:p>
          </table:table-cell>
          <table:table-cell office:value-type="float" office:value="0.46856308271136" calcext:value-type="float">
            <text:p>0.46856308271136</text:p>
          </table:table-cell>
          <table:table-cell/>
          <table:table-cell table:formula="of:=[.I37]-[.I36]" office:value-type="float" office:value="0.00252612594638002" calcext:value-type="float">
            <text:p>0.00252612594638</text:p>
          </table:table-cell>
          <table:table-cell/>
          <table:table-cell table:formula="of:=MATCH([.G37];[.H$8:.H$107];0)" office:value-type="float" office:value="37" calcext:value-type="float">
            <text:p>37</text:p>
          </table:table-cell>
          <table:table-cell table:formula="of:=MATCH([.G37];[.J$8:.J$107];0)" office:value-type="float" office:value="37" calcext:value-type="float">
            <text:p>37</text:p>
          </table:table-cell>
          <table:table-cell table:formula="of:=ABS([.O37]-[.P3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3428024610518" calcext:value-type="float">
            <text:p>0.63428024610518</text:p>
          </table:table-cell>
          <table:table-cell office:value-type="float" office:value="31" calcext:value-type="float">
            <text:p>31</text:p>
          </table:table-cell>
          <table:table-cell office:value-type="float" office:value="0.63428277042125" calcext:value-type="float">
            <text:p>0.63428277042125</text:p>
          </table:table-cell>
          <table:table-cell table:formula="of:=ABS([.B38]-[.D38])" office:value-type="float" office:value="0.00000252431607006276" calcext:value-type="float">
            <text:p>0.0000025243160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0.46965258406002" calcext:value-type="float">
            <text:p>0.46965258406002</text:p>
          </table:table-cell>
          <table:table-cell office:value-type="float" office:value="70" calcext:value-type="float">
            <text:p>70</text:p>
          </table:table-cell>
          <table:table-cell office:value-type="float" office:value="0.46965500251997" calcext:value-type="float">
            <text:p>0.46965500251997</text:p>
          </table:table-cell>
          <table:table-cell/>
          <table:table-cell table:formula="of:=[.I38]-[.I37]" office:value-type="float" office:value="0.00109191233926997" calcext:value-type="float">
            <text:p>0.00109191233927</text:p>
          </table:table-cell>
          <table:table-cell/>
          <table:table-cell table:formula="of:=MATCH([.G38];[.H$8:.H$107];0)" office:value-type="float" office:value="100" calcext:value-type="float">
            <text:p>100</text:p>
          </table:table-cell>
          <table:table-cell table:formula="of:=MATCH([.G38];[.J$8:.J$107];0)" office:value-type="float" office:value="100" calcext:value-type="float">
            <text:p>100</text:p>
          </table:table-cell>
          <table:table-cell table:formula="of:=ABS([.O38]-[.P3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0328677968081" calcext:value-type="float">
            <text:p>0.50328677968081</text:p>
          </table:table-cell>
          <table:table-cell office:value-type="float" office:value="32" calcext:value-type="float">
            <text:p>32</text:p>
          </table:table-cell>
          <table:table-cell office:value-type="float" office:value="0.50328930312574" calcext:value-type="float">
            <text:p>0.50328930312574</text:p>
          </table:table-cell>
          <table:table-cell table:formula="of:=ABS([.B39]-[.D39])" office:value-type="float" office:value="0.00000252344493001377" calcext:value-type="float">
            <text:p>0.0000025234449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0.47066316857311" calcext:value-type="float">
            <text:p>0.47066316857311</text:p>
          </table:table-cell>
          <table:table-cell office:value-type="float" office:value="91" calcext:value-type="float">
            <text:p>91</text:p>
          </table:table-cell>
          <table:table-cell office:value-type="float" office:value="0.47066575293139" calcext:value-type="float">
            <text:p>0.47066575293139</text:p>
          </table:table-cell>
          <table:table-cell/>
          <table:table-cell table:formula="of:=[.I39]-[.I38]" office:value-type="float" office:value="0.00101058451309005" calcext:value-type="float">
            <text:p>0.00101058451309</text:p>
          </table:table-cell>
          <table:table-cell/>
          <table:table-cell table:formula="of:=MATCH([.G39];[.H$8:.H$107];0)" office:value-type="float" office:value="51" calcext:value-type="float">
            <text:p>51</text:p>
          </table:table-cell>
          <table:table-cell table:formula="of:=MATCH([.G39];[.J$8:.J$107];0)" office:value-type="float" office:value="51" calcext:value-type="float">
            <text:p>51</text:p>
          </table:table-cell>
          <table:table-cell table:formula="of:=ABS([.O39]-[.P3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9220738011063" calcext:value-type="float">
            <text:p>0.49220738011063</text:p>
          </table:table-cell>
          <table:table-cell office:value-type="float" office:value="33" calcext:value-type="float">
            <text:p>33</text:p>
          </table:table-cell>
          <table:table-cell office:value-type="float" office:value="0.49220990208538" calcext:value-type="float">
            <text:p>0.49220990208538</text:p>
          </table:table-cell>
          <table:table-cell table:formula="of:=ABS([.B40]-[.D40])" office:value-type="float" office:value="0.00000252197475003602" calcext:value-type="float">
            <text:p>0.0000025219747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office:value-type="float" office:value="0.47247474480444" calcext:value-type="float">
            <text:p>0.47247474480444</text:p>
          </table:table-cell>
          <table:table-cell office:value-type="float" office:value="88" calcext:value-type="float">
            <text:p>88</text:p>
          </table:table-cell>
          <table:table-cell office:value-type="float" office:value="0.47247716330273" calcext:value-type="float">
            <text:p>0.47247716330273</text:p>
          </table:table-cell>
          <table:table-cell/>
          <table:table-cell table:formula="of:=[.I40]-[.I39]" office:value-type="float" office:value="0.00181157623132999" calcext:value-type="float">
            <text:p>0.00181157623133</text:p>
          </table:table-cell>
          <table:table-cell/>
          <table:table-cell table:formula="of:=MATCH([.G40];[.H$8:.H$107];0)" office:value-type="float" office:value="46" calcext:value-type="float">
            <text:p>46</text:p>
          </table:table-cell>
          <table:table-cell table:formula="of:=MATCH([.G40];[.J$8:.J$107];0)" office:value-type="float" office:value="46" calcext:value-type="float">
            <text:p>46</text:p>
          </table:table-cell>
          <table:table-cell table:formula="of:=ABS([.O40]-[.P4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1659919689811" calcext:value-type="float">
            <text:p>0.51659919689811</text:p>
          </table:table-cell>
          <table:table-cell office:value-type="float" office:value="34" calcext:value-type="float">
            <text:p>34</text:p>
          </table:table-cell>
          <table:table-cell office:value-type="float" office:value="0.51660159274775" calcext:value-type="float">
            <text:p>0.51660159274775</text:p>
          </table:table-cell>
          <table:table-cell table:formula="of:=ABS([.B41]-[.D41])" office:value-type="float" office:value="0.00000239584964001338" calcext:value-type="float">
            <text:p>0.0000023958496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0.47258878273389" calcext:value-type="float">
            <text:p>0.47258878273389</text:p>
          </table:table-cell>
          <table:table-cell office:value-type="float" office:value="15" calcext:value-type="float">
            <text:p>15</text:p>
          </table:table-cell>
          <table:table-cell office:value-type="float" office:value="0.47259131799807" calcext:value-type="float">
            <text:p>0.47259131799807</text:p>
          </table:table-cell>
          <table:table-cell/>
          <table:table-cell table:formula="of:=[.I41]-[.I40]" office:value-type="float" office:value="0.000114037929449973" calcext:value-type="float">
            <text:p>0.00011403792945</text:p>
          </table:table-cell>
          <table:table-cell/>
          <table:table-cell table:formula="of:=MATCH([.G41];[.H$8:.H$107];0)" office:value-type="float" office:value="65" calcext:value-type="float">
            <text:p>65</text:p>
          </table:table-cell>
          <table:table-cell table:formula="of:=MATCH([.G41];[.J$8:.J$107];0)" office:value-type="float" office:value="65" calcext:value-type="float">
            <text:p>65</text:p>
          </table:table-cell>
          <table:table-cell table:formula="of:=ABS([.O41]-[.P4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7763809777695" calcext:value-type="float">
            <text:p>0.57763809777695</text:p>
          </table:table-cell>
          <table:table-cell office:value-type="float" office:value="35" calcext:value-type="float">
            <text:p>35</text:p>
          </table:table-cell>
          <table:table-cell office:value-type="float" office:value="0.57764067001615" calcext:value-type="float">
            <text:p>0.57764067001615</text:p>
          </table:table-cell>
          <table:table-cell table:formula="of:=ABS([.B42]-[.D42])" office:value-type="float" office:value="0.00000257223920008265" calcext:value-type="float">
            <text:p>0.0000025722392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.47387820396088" calcext:value-type="float">
            <text:p>0.47387820396088</text:p>
          </table:table-cell>
          <table:table-cell office:value-type="float" office:value="13" calcext:value-type="float">
            <text:p>13</text:p>
          </table:table-cell>
          <table:table-cell office:value-type="float" office:value="0.47388071318687" calcext:value-type="float">
            <text:p>0.47388071318687</text:p>
          </table:table-cell>
          <table:table-cell/>
          <table:table-cell table:formula="of:=[.I42]-[.I41]" office:value-type="float" office:value="0.00128942122699" calcext:value-type="float">
            <text:p>0.00128942122699</text:p>
          </table:table-cell>
          <table:table-cell/>
          <table:table-cell table:formula="of:=MATCH([.G42];[.H$8:.H$107];0)" office:value-type="float" office:value="92" calcext:value-type="float">
            <text:p>92</text:p>
          </table:table-cell>
          <table:table-cell table:formula="of:=MATCH([.G42];[.J$8:.J$107];0)" office:value-type="float" office:value="92" calcext:value-type="float">
            <text:p>92</text:p>
          </table:table-cell>
          <table:table-cell table:formula="of:=ABS([.O42]-[.P4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0051457368146" calcext:value-type="float">
            <text:p>0.50051457368146</text:p>
          </table:table-cell>
          <table:table-cell office:value-type="float" office:value="36" calcext:value-type="float">
            <text:p>36</text:p>
          </table:table-cell>
          <table:table-cell office:value-type="float" office:value="0.50051704812928" calcext:value-type="float">
            <text:p>0.50051704812928</text:p>
          </table:table-cell>
          <table:table-cell table:formula="of:=ABS([.B43]-[.D43])" office:value-type="float" office:value="0.00000247444781997785" calcext:value-type="float">
            <text:p>0.0000024744478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0.47644201843656" calcext:value-type="float">
            <text:p>0.47644201843656</text:p>
          </table:table-cell>
          <table:table-cell office:value-type="float" office:value="60" calcext:value-type="float">
            <text:p>60</text:p>
          </table:table-cell>
          <table:table-cell office:value-type="float" office:value="0.47644458121858" calcext:value-type="float">
            <text:p>0.47644458121858</text:p>
          </table:table-cell>
          <table:table-cell/>
          <table:table-cell table:formula="of:=[.I43]-[.I42]" office:value-type="float" office:value="0.00256381447567999" calcext:value-type="float">
            <text:p>0.00256381447568</text:p>
          </table:table-cell>
          <table:table-cell/>
          <table:table-cell table:formula="of:=MATCH([.G43];[.H$8:.H$107];0)" office:value-type="float" office:value="50" calcext:value-type="float">
            <text:p>50</text:p>
          </table:table-cell>
          <table:table-cell table:formula="of:=MATCH([.G43];[.J$8:.J$107];0)" office:value-type="float" office:value="50" calcext:value-type="float">
            <text:p>50</text:p>
          </table:table-cell>
          <table:table-cell table:formula="of:=ABS([.O43]-[.P4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8719081745296" calcext:value-type="float">
            <text:p>0.48719081745296</text:p>
          </table:table-cell>
          <table:table-cell office:value-type="float" office:value="37" calcext:value-type="float">
            <text:p>37</text:p>
          </table:table-cell>
          <table:table-cell office:value-type="float" office:value="0.48719328903985" calcext:value-type="float">
            <text:p>0.48719328903985</text:p>
          </table:table-cell>
          <table:table-cell table:formula="of:=ABS([.B44]-[.D44])" office:value-type="float" office:value="0.00000247158688998494" calcext:value-type="float">
            <text:p>0.0000024715868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0.47704507464038" calcext:value-type="float">
            <text:p>0.47704507464038</text:p>
          </table:table-cell>
          <table:table-cell office:value-type="float" office:value="30" calcext:value-type="float">
            <text:p>30</text:p>
          </table:table-cell>
          <table:table-cell office:value-type="float" office:value="0.47704748390653" calcext:value-type="float">
            <text:p>0.47704748390653</text:p>
          </table:table-cell>
          <table:table-cell/>
          <table:table-cell table:formula="of:=[.I44]-[.I43]" office:value-type="float" office:value="0.000603056203820007" calcext:value-type="float">
            <text:p>0.00060305620382</text:p>
          </table:table-cell>
          <table:table-cell/>
          <table:table-cell table:formula="of:=MATCH([.G44];[.H$8:.H$107];0)" office:value-type="float" office:value="42" calcext:value-type="float">
            <text:p>42</text:p>
          </table:table-cell>
          <table:table-cell table:formula="of:=MATCH([.G44];[.J$8:.J$107];0)" office:value-type="float" office:value="42" calcext:value-type="float">
            <text:p>42</text:p>
          </table:table-cell>
          <table:table-cell table:formula="of:=ABS([.O44]-[.P4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3720355562303" calcext:value-type="float">
            <text:p>0.53720355562303</text:p>
          </table:table-cell>
          <table:table-cell office:value-type="float" office:value="38" calcext:value-type="float">
            <text:p>38</text:p>
          </table:table-cell>
          <table:table-cell office:value-type="float" office:value="0.5372060233814" calcext:value-type="float">
            <text:p>0.53720602338140</text:p>
          </table:table-cell>
          <table:table-cell table:formula="of:=ABS([.B45]-[.D45])" office:value-type="float" office:value="0.00000246775836998392" calcext:value-type="float">
            <text:p>0.0000024677583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0.47856276947798" calcext:value-type="float">
            <text:p>0.47856276947798</text:p>
          </table:table-cell>
          <table:table-cell office:value-type="float" office:value="66" calcext:value-type="float">
            <text:p>66</text:p>
          </table:table-cell>
          <table:table-cell office:value-type="float" office:value="0.47856524203112" calcext:value-type="float">
            <text:p>0.47856524203112</text:p>
          </table:table-cell>
          <table:table-cell/>
          <table:table-cell table:formula="of:=[.I45]-[.I44]" office:value-type="float" office:value="0.0015176948376" calcext:value-type="float">
            <text:p>0.00151769483760</text:p>
          </table:table-cell>
          <table:table-cell/>
          <table:table-cell table:formula="of:=MATCH([.G45];[.H$8:.H$107];0)" office:value-type="float" office:value="73" calcext:value-type="float">
            <text:p>73</text:p>
          </table:table-cell>
          <table:table-cell table:formula="of:=MATCH([.G45];[.J$8:.J$107];0)" office:value-type="float" office:value="73" calcext:value-type="float">
            <text:p>73</text:p>
          </table:table-cell>
          <table:table-cell table:formula="of:=ABS([.O45]-[.P4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7260653051812" calcext:value-type="float">
            <text:p>0.57260653051812</text:p>
          </table:table-cell>
          <table:table-cell office:value-type="float" office:value="39" calcext:value-type="float">
            <text:p>39</text:p>
          </table:table-cell>
          <table:table-cell office:value-type="float" office:value="0.57260898287315" calcext:value-type="float">
            <text:p>0.57260898287315</text:p>
          </table:table-cell>
          <table:table-cell table:formula="of:=ABS([.B46]-[.D46])" office:value-type="float" office:value="0.00000245235502993602" calcext:value-type="float">
            <text:p>0.0000024523550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0.47950533676164" calcext:value-type="float">
            <text:p>0.47950533676164</text:p>
          </table:table-cell>
          <table:table-cell office:value-type="float" office:value="64" calcext:value-type="float">
            <text:p>64</text:p>
          </table:table-cell>
          <table:table-cell office:value-type="float" office:value="0.47950798610955" calcext:value-type="float">
            <text:p>0.47950798610955</text:p>
          </table:table-cell>
          <table:table-cell/>
          <table:table-cell table:formula="of:=[.I46]-[.I45]" office:value-type="float" office:value="0.00094256728365999" calcext:value-type="float">
            <text:p>0.00094256728366</text:p>
          </table:table-cell>
          <table:table-cell/>
          <table:table-cell table:formula="of:=MATCH([.G46];[.H$8:.H$107];0)" office:value-type="float" office:value="88" calcext:value-type="float">
            <text:p>88</text:p>
          </table:table-cell>
          <table:table-cell table:formula="of:=MATCH([.G46];[.J$8:.J$107];0)" office:value-type="float" office:value="88" calcext:value-type="float">
            <text:p>88</text:p>
          </table:table-cell>
          <table:table-cell table:formula="of:=ABS([.O46]-[.P4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6192856104034" calcext:value-type="float">
            <text:p>0.36192856104034</text:p>
          </table:table-cell>
          <table:table-cell office:value-type="float" office:value="40" calcext:value-type="float">
            <text:p>40</text:p>
          </table:table-cell>
          <table:table-cell office:value-type="float" office:value="0.36193104521232" calcext:value-type="float">
            <text:p>0.36193104521232</text:p>
          </table:table-cell>
          <table:table-cell table:formula="of:=ABS([.B47]-[.D47])" office:value-type="float" office:value="0.00000248417198001061" calcext:value-type="float">
            <text:p>0.0000024841719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0.47953456136577" calcext:value-type="float">
            <text:p>0.47953456136577</text:p>
          </table:table-cell>
          <table:table-cell office:value-type="float" office:value="62" calcext:value-type="float">
            <text:p>62</text:p>
          </table:table-cell>
          <table:table-cell office:value-type="float" office:value="0.47953710638712" calcext:value-type="float">
            <text:p>0.47953710638712</text:p>
          </table:table-cell>
          <table:table-cell/>
          <table:table-cell table:formula="of:=[.I47]-[.I46]" office:value-type="float" office:value="0.0000292246041300181" calcext:value-type="float">
            <text:p>0.00002922460413</text:p>
          </table:table-cell>
          <table:table-cell/>
          <table:table-cell table:formula="of:=MATCH([.G47];[.H$8:.H$107];0)" office:value-type="float" office:value="2" calcext:value-type="float">
            <text:p>2</text:p>
          </table:table-cell>
          <table:table-cell table:formula="of:=MATCH([.G47];[.J$8:.J$107];0)" office:value-type="float" office:value="2" calcext:value-type="float">
            <text:p>2</text:p>
          </table:table-cell>
          <table:table-cell table:formula="of:=ABS([.O47]-[.P4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6000830009959" calcext:value-type="float">
            <text:p>0.56000830009959</text:p>
          </table:table-cell>
          <table:table-cell office:value-type="float" office:value="41" calcext:value-type="float">
            <text:p>41</text:p>
          </table:table-cell>
          <table:table-cell office:value-type="float" office:value="0.56001080699037" calcext:value-type="float">
            <text:p>0.56001080699037</text:p>
          </table:table-cell>
          <table:table-cell table:formula="of:=ABS([.B48]-[.D48])" office:value-type="float" office:value="0.00000250689077996302" calcext:value-type="float">
            <text:p>0.0000025068907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0.48658901680847" calcext:value-type="float">
            <text:p>0.48658901680847</text:p>
          </table:table-cell>
          <table:table-cell office:value-type="float" office:value="84" calcext:value-type="float">
            <text:p>84</text:p>
          </table:table-cell>
          <table:table-cell office:value-type="float" office:value="0.4865915338989" calcext:value-type="float">
            <text:p>0.48659153389890</text:p>
          </table:table-cell>
          <table:table-cell/>
          <table:table-cell table:formula="of:=[.I48]-[.I47]" office:value-type="float" office:value="0.0070544554427" calcext:value-type="float">
            <text:p>0.00705445544270</text:p>
          </table:table-cell>
          <table:table-cell/>
          <table:table-cell table:formula="of:=MATCH([.G48];[.H$8:.H$107];0)" office:value-type="float" office:value="84" calcext:value-type="float">
            <text:p>84</text:p>
          </table:table-cell>
          <table:table-cell table:formula="of:=MATCH([.G48];[.J$8:.J$107];0)" office:value-type="float" office:value="84" calcext:value-type="float">
            <text:p>84</text:p>
          </table:table-cell>
          <table:table-cell table:formula="of:=ABS([.O48]-[.P4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0382486898567" calcext:value-type="float">
            <text:p>0.50382486898567</text:p>
          </table:table-cell>
          <table:table-cell office:value-type="float" office:value="42" calcext:value-type="float">
            <text:p>42</text:p>
          </table:table-cell>
          <table:table-cell office:value-type="float" office:value="0.50382733419732" calcext:value-type="float">
            <text:p>0.50382733419732</text:p>
          </table:table-cell>
          <table:table-cell table:formula="of:=ABS([.B49]-[.D49])" office:value-type="float" office:value="0.00000246521164992686" calcext:value-type="float">
            <text:p>0.0000024652116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0.48719081745296" calcext:value-type="float">
            <text:p>0.48719081745296</text:p>
          </table:table-cell>
          <table:table-cell office:value-type="float" office:value="37" calcext:value-type="float">
            <text:p>37</text:p>
          </table:table-cell>
          <table:table-cell office:value-type="float" office:value="0.48719328903985" calcext:value-type="float">
            <text:p>0.48719328903985</text:p>
          </table:table-cell>
          <table:table-cell/>
          <table:table-cell table:formula="of:=[.I49]-[.I48]" office:value-type="float" office:value="0.000601800644490003" calcext:value-type="float">
            <text:p>0.00060180064449</text:p>
          </table:table-cell>
          <table:table-cell/>
          <table:table-cell table:formula="of:=MATCH([.G49];[.H$8:.H$107];0)" office:value-type="float" office:value="52" calcext:value-type="float">
            <text:p>52</text:p>
          </table:table-cell>
          <table:table-cell table:formula="of:=MATCH([.G49];[.J$8:.J$107];0)" office:value-type="float" office:value="52" calcext:value-type="float">
            <text:p>52</text:p>
          </table:table-cell>
          <table:table-cell table:formula="of:=ABS([.O49]-[.P4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176424154743" calcext:value-type="float">
            <text:p>0.54176424154743</text:p>
          </table:table-cell>
          <table:table-cell office:value-type="float" office:value="43" calcext:value-type="float">
            <text:p>43</text:p>
          </table:table-cell>
          <table:table-cell office:value-type="float" office:value="0.54176683828493" calcext:value-type="float">
            <text:p>0.54176683828493</text:p>
          </table:table-cell>
          <table:table-cell table:formula="of:=ABS([.B50]-[.D50])" office:value-type="float" office:value="0.00000259673750002687" calcext:value-type="float">
            <text:p>0.0000025967375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0.48889537185327" calcext:value-type="float">
            <text:p>0.48889537185327</text:p>
          </table:table-cell>
          <table:table-cell office:value-type="float" office:value="68" calcext:value-type="float">
            <text:p>68</text:p>
          </table:table-cell>
          <table:table-cell office:value-type="float" office:value="0.48889772520579" calcext:value-type="float">
            <text:p>0.48889772520579</text:p>
          </table:table-cell>
          <table:table-cell/>
          <table:table-cell table:formula="of:=[.I50]-[.I49]" office:value-type="float" office:value="0.00170455440030998" calcext:value-type="float">
            <text:p>0.00170455440031</text:p>
          </table:table-cell>
          <table:table-cell/>
          <table:table-cell table:formula="of:=MATCH([.G50];[.H$8:.H$107];0)" office:value-type="float" office:value="75" calcext:value-type="float">
            <text:p>75</text:p>
          </table:table-cell>
          <table:table-cell table:formula="of:=MATCH([.G50];[.J$8:.J$107];0)" office:value-type="float" office:value="75" calcext:value-type="float">
            <text:p>75</text:p>
          </table:table-cell>
          <table:table-cell table:formula="of:=ABS([.O50]-[.P5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4517771440766" calcext:value-type="float">
            <text:p>0.44517771440766</text:p>
          </table:table-cell>
          <table:table-cell office:value-type="float" office:value="44" calcext:value-type="float">
            <text:p>44</text:p>
          </table:table-cell>
          <table:table-cell office:value-type="float" office:value="0.44518019534116" calcext:value-type="float">
            <text:p>0.44518019534116</text:p>
          </table:table-cell>
          <table:table-cell table:formula="of:=ABS([.B51]-[.D51])" office:value-type="float" office:value="0.00000248093349997092" calcext:value-type="float">
            <text:p>0.0000024809335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7" calcext:value-type="float">
            <text:p>97</text:p>
          </table:table-cell>
          <table:table-cell office:value-type="float" office:value="0.49128924072069" calcext:value-type="float">
            <text:p>0.49128924072069</text:p>
          </table:table-cell>
          <table:table-cell office:value-type="float" office:value="97" calcext:value-type="float">
            <text:p>97</text:p>
          </table:table-cell>
          <table:table-cell office:value-type="float" office:value="0.49129170374882" calcext:value-type="float">
            <text:p>0.49129170374882</text:p>
          </table:table-cell>
          <table:table-cell/>
          <table:table-cell table:formula="of:=[.I51]-[.I50]" office:value-type="float" office:value="0.00239386886742005" calcext:value-type="float">
            <text:p>0.00239386886742</text:p>
          </table:table-cell>
          <table:table-cell/>
          <table:table-cell table:formula="of:=MATCH([.G51];[.H$8:.H$107];0)" office:value-type="float" office:value="14" calcext:value-type="float">
            <text:p>14</text:p>
          </table:table-cell>
          <table:table-cell table:formula="of:=MATCH([.G51];[.J$8:.J$107];0)" office:value-type="float" office:value="14" calcext:value-type="float">
            <text:p>14</text:p>
          </table:table-cell>
          <table:table-cell table:formula="of:=ABS([.O51]-[.P5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319488168021" calcext:value-type="float">
            <text:p>0.53194881680210</text:p>
          </table:table-cell>
          <table:table-cell office:value-type="float" office:value="45" calcext:value-type="float">
            <text:p>45</text:p>
          </table:table-cell>
          <table:table-cell office:value-type="float" office:value="0.53195126878332" calcext:value-type="float">
            <text:p>0.53195126878332</text:p>
          </table:table-cell>
          <table:table-cell table:formula="of:=ABS([.B52]-[.D52])" office:value-type="float" office:value="0.00000245198121995305" calcext:value-type="float">
            <text:p>0.0000024519812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0.49193404892386" calcext:value-type="float">
            <text:p>0.49193404892386</text:p>
          </table:table-cell>
          <table:table-cell office:value-type="float" office:value="50" calcext:value-type="float">
            <text:p>50</text:p>
          </table:table-cell>
          <table:table-cell office:value-type="float" office:value="0.49193654849816" calcext:value-type="float">
            <text:p>0.49193654849816</text:p>
          </table:table-cell>
          <table:table-cell/>
          <table:table-cell table:formula="of:=[.I52]-[.I51]" office:value-type="float" office:value="0.000644808203169978" calcext:value-type="float">
            <text:p>0.00064480820317</text:p>
          </table:table-cell>
          <table:table-cell/>
          <table:table-cell table:formula="of:=MATCH([.G52];[.H$8:.H$107];0)" office:value-type="float" office:value="69" calcext:value-type="float">
            <text:p>69</text:p>
          </table:table-cell>
          <table:table-cell table:formula="of:=MATCH([.G52];[.J$8:.J$107];0)" office:value-type="float" office:value="69" calcext:value-type="float">
            <text:p>69</text:p>
          </table:table-cell>
          <table:table-cell table:formula="of:=ABS([.O52]-[.P5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9671387201079" calcext:value-type="float">
            <text:p>0.39671387201079</text:p>
          </table:table-cell>
          <table:table-cell office:value-type="float" office:value="46" calcext:value-type="float">
            <text:p>46</text:p>
          </table:table-cell>
          <table:table-cell office:value-type="float" office:value="0.39671628315296" calcext:value-type="float">
            <text:p>0.39671628315296</text:p>
          </table:table-cell>
          <table:table-cell table:formula="of:=ABS([.B53]-[.D53])" office:value-type="float" office:value="0.00000241114216997795" calcext:value-type="float">
            <text:p>0.0000024111421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0.49220738011063" calcext:value-type="float">
            <text:p>0.49220738011063</text:p>
          </table:table-cell>
          <table:table-cell office:value-type="float" office:value="33" calcext:value-type="float">
            <text:p>33</text:p>
          </table:table-cell>
          <table:table-cell office:value-type="float" office:value="0.49220990208538" calcext:value-type="float">
            <text:p>0.49220990208538</text:p>
          </table:table-cell>
          <table:table-cell/>
          <table:table-cell table:formula="of:=[.I53]-[.I52]" office:value-type="float" office:value="0.000273331186769976" calcext:value-type="float">
            <text:p>0.00027333118677</text:p>
          </table:table-cell>
          <table:table-cell/>
          <table:table-cell table:formula="of:=MATCH([.G53];[.H$8:.H$107];0)" office:value-type="float" office:value="6" calcext:value-type="float">
            <text:p>6</text:p>
          </table:table-cell>
          <table:table-cell table:formula="of:=MATCH([.G53];[.J$8:.J$107];0)" office:value-type="float" office:value="6" calcext:value-type="float">
            <text:p>6</text:p>
          </table:table-cell>
          <table:table-cell table:formula="of:=ABS([.O53]-[.P5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6849094461827" calcext:value-type="float">
            <text:p>0.56849094461827</text:p>
          </table:table-cell>
          <table:table-cell office:value-type="float" office:value="47" calcext:value-type="float">
            <text:p>47</text:p>
          </table:table-cell>
          <table:table-cell office:value-type="float" office:value="0.56849352902591" calcext:value-type="float">
            <text:p>0.56849352902591</text:p>
          </table:table-cell>
          <table:table-cell table:formula="of:=ABS([.B54]-[.D54])" office:value-type="float" office:value="0.000002584407640005" calcext:value-type="float">
            <text:p>0.0000025844076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0.49662216551966" calcext:value-type="float">
            <text:p>0.49662216551966</text:p>
          </table:table-cell>
          <table:table-cell office:value-type="float" office:value="29" calcext:value-type="float">
            <text:p>29</text:p>
          </table:table-cell>
          <table:table-cell office:value-type="float" office:value="0.4966246466708" calcext:value-type="float">
            <text:p>0.49662464667080</text:p>
          </table:table-cell>
          <table:table-cell/>
          <table:table-cell table:formula="of:=[.I54]-[.I53]" office:value-type="float" office:value="0.00441478540903001" calcext:value-type="float">
            <text:p>0.00441478540903</text:p>
          </table:table-cell>
          <table:table-cell/>
          <table:table-cell table:formula="of:=MATCH([.G54];[.H$8:.H$107];0)" office:value-type="float" office:value="86" calcext:value-type="float">
            <text:p>86</text:p>
          </table:table-cell>
          <table:table-cell table:formula="of:=MATCH([.G54];[.J$8:.J$107];0)" office:value-type="float" office:value="86" calcext:value-type="float">
            <text:p>86</text:p>
          </table:table-cell>
          <table:table-cell table:formula="of:=ABS([.O54]-[.P5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1838501645325" calcext:value-type="float">
            <text:p>0.51838501645325</text:p>
          </table:table-cell>
          <table:table-cell office:value-type="float" office:value="48" calcext:value-type="float">
            <text:p>48</text:p>
          </table:table-cell>
          <table:table-cell office:value-type="float" office:value="0.51838738585466" calcext:value-type="float">
            <text:p>0.51838738585466</text:p>
          </table:table-cell>
          <table:table-cell table:formula="of:=ABS([.B55]-[.D55])" office:value-type="float" office:value="0.00000236940141007391" calcext:value-type="float">
            <text:p>0.0000023694014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0.49731562233796" calcext:value-type="float">
            <text:p>0.49731562233796</text:p>
          </table:table-cell>
          <table:table-cell office:value-type="float" office:value="58" calcext:value-type="float">
            <text:p>58</text:p>
          </table:table-cell>
          <table:table-cell office:value-type="float" office:value="0.49731822142967" calcext:value-type="float">
            <text:p>0.49731822142967</text:p>
          </table:table-cell>
          <table:table-cell/>
          <table:table-cell table:formula="of:=[.I55]-[.I54]" office:value-type="float" office:value="0.00069345681830002" calcext:value-type="float">
            <text:p>0.00069345681830</text:p>
          </table:table-cell>
          <table:table-cell/>
          <table:table-cell table:formula="of:=MATCH([.G55];[.H$8:.H$107];0)" office:value-type="float" office:value="68" calcext:value-type="float">
            <text:p>68</text:p>
          </table:table-cell>
          <table:table-cell table:formula="of:=MATCH([.G55];[.J$8:.J$107];0)" office:value-type="float" office:value="68" calcext:value-type="float">
            <text:p>68</text:p>
          </table:table-cell>
          <table:table-cell table:formula="of:=ABS([.O55]-[.P5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0576018211782" calcext:value-type="float">
            <text:p>0.60576018211782</text:p>
          </table:table-cell>
          <table:table-cell office:value-type="float" office:value="49" calcext:value-type="float">
            <text:p>49</text:p>
          </table:table-cell>
          <table:table-cell office:value-type="float" office:value="0.60576247319855" calcext:value-type="float">
            <text:p>0.60576247319855</text:p>
          </table:table-cell>
          <table:table-cell table:formula="of:=ABS([.B56]-[.D56])" office:value-type="float" office:value="0.00000229108073002138" calcext:value-type="float">
            <text:p>0.0000022910807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0.49997616007912" calcext:value-type="float">
            <text:p>0.49997616007912</text:p>
          </table:table-cell>
          <table:table-cell office:value-type="float" office:value="27" calcext:value-type="float">
            <text:p>27</text:p>
          </table:table-cell>
          <table:table-cell office:value-type="float" office:value="0.49997867436344" calcext:value-type="float">
            <text:p>0.49997867436344</text:p>
          </table:table-cell>
          <table:table-cell/>
          <table:table-cell table:formula="of:=[.I56]-[.I55]" office:value-type="float" office:value="0.00266053774115998" calcext:value-type="float">
            <text:p>0.00266053774116</text:p>
          </table:table-cell>
          <table:table-cell/>
          <table:table-cell table:formula="of:=MATCH([.G56];[.H$8:.H$107];0)" office:value-type="float" office:value="99" calcext:value-type="float">
            <text:p>99</text:p>
          </table:table-cell>
          <table:table-cell table:formula="of:=MATCH([.G56];[.J$8:.J$107];0)" office:value-type="float" office:value="99" calcext:value-type="float">
            <text:p>99</text:p>
          </table:table-cell>
          <table:table-cell table:formula="of:=ABS([.O56]-[.P5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193404892386" calcext:value-type="float">
            <text:p>0.49193404892386</text:p>
          </table:table-cell>
          <table:table-cell office:value-type="float" office:value="50" calcext:value-type="float">
            <text:p>50</text:p>
          </table:table-cell>
          <table:table-cell office:value-type="float" office:value="0.49193654849816" calcext:value-type="float">
            <text:p>0.49193654849816</text:p>
          </table:table-cell>
          <table:table-cell table:formula="of:=ABS([.B57]-[.D57])" office:value-type="float" office:value="0.0000024995742999856" calcext:value-type="float">
            <text:p>0.0000024995743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0.50051457368146" calcext:value-type="float">
            <text:p>0.50051457368146</text:p>
          </table:table-cell>
          <table:table-cell office:value-type="float" office:value="36" calcext:value-type="float">
            <text:p>36</text:p>
          </table:table-cell>
          <table:table-cell office:value-type="float" office:value="0.50051704812928" calcext:value-type="float">
            <text:p>0.50051704812928</text:p>
          </table:table-cell>
          <table:table-cell/>
          <table:table-cell table:formula="of:=[.I57]-[.I56]" office:value-type="float" office:value="0.000538413602340027" calcext:value-type="float">
            <text:p>0.00053841360234</text:p>
          </table:table-cell>
          <table:table-cell/>
          <table:table-cell table:formula="of:=MATCH([.G57];[.H$8:.H$107];0)" office:value-type="float" office:value="45" calcext:value-type="float">
            <text:p>45</text:p>
          </table:table-cell>
          <table:table-cell table:formula="of:=MATCH([.G57];[.J$8:.J$107];0)" office:value-type="float" office:value="45" calcext:value-type="float">
            <text:p>45</text:p>
          </table:table-cell>
          <table:table-cell table:formula="of:=ABS([.O57]-[.P5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5526624265753" calcext:value-type="float">
            <text:p>0.45526624265753</text:p>
          </table:table-cell>
          <table:table-cell office:value-type="float" office:value="51" calcext:value-type="float">
            <text:p>51</text:p>
          </table:table-cell>
          <table:table-cell office:value-type="float" office:value="0.45526883870029" calcext:value-type="float">
            <text:p>0.45526883870029</text:p>
          </table:table-cell>
          <table:table-cell table:formula="of:=ABS([.B58]-[.D58])" office:value-type="float" office:value="0.0000025960427599836" calcext:value-type="float">
            <text:p>0.0000025960427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0.50328677968081" calcext:value-type="float">
            <text:p>0.50328677968081</text:p>
          </table:table-cell>
          <table:table-cell office:value-type="float" office:value="32" calcext:value-type="float">
            <text:p>32</text:p>
          </table:table-cell>
          <table:table-cell office:value-type="float" office:value="0.50328930312574" calcext:value-type="float">
            <text:p>0.50328930312574</text:p>
          </table:table-cell>
          <table:table-cell/>
          <table:table-cell table:formula="of:=[.I58]-[.I57]" office:value-type="float" office:value="0.00277220599935002" calcext:value-type="float">
            <text:p>0.00277220599935</text:p>
          </table:table-cell>
          <table:table-cell/>
          <table:table-cell table:formula="of:=MATCH([.G58];[.H$8:.H$107];0)" office:value-type="float" office:value="20" calcext:value-type="float">
            <text:p>20</text:p>
          </table:table-cell>
          <table:table-cell table:formula="of:=MATCH([.G58];[.J$8:.J$107];0)" office:value-type="float" office:value="20" calcext:value-type="float">
            <text:p>20</text:p>
          </table:table-cell>
          <table:table-cell table:formula="of:=ABS([.O58]-[.P5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789203418851" calcext:value-type="float">
            <text:p>0.55789203418851</text:p>
          </table:table-cell>
          <table:table-cell office:value-type="float" office:value="52" calcext:value-type="float">
            <text:p>52</text:p>
          </table:table-cell>
          <table:table-cell office:value-type="float" office:value="0.55789450998994" calcext:value-type="float">
            <text:p>0.55789450998994</text:p>
          </table:table-cell>
          <table:table-cell table:formula="of:=ABS([.B59]-[.D59])" office:value-type="float" office:value="0.00000247580142997972" calcext:value-type="float">
            <text:p>0.0000024758014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0.50382486898567" calcext:value-type="float">
            <text:p>0.50382486898567</text:p>
          </table:table-cell>
          <table:table-cell office:value-type="float" office:value="42" calcext:value-type="float">
            <text:p>42</text:p>
          </table:table-cell>
          <table:table-cell office:value-type="float" office:value="0.50382733419732" calcext:value-type="float">
            <text:p>0.50382733419732</text:p>
          </table:table-cell>
          <table:table-cell/>
          <table:table-cell table:formula="of:=[.I59]-[.I58]" office:value-type="float" office:value="0.00053808930485999" calcext:value-type="float">
            <text:p>0.00053808930486</text:p>
          </table:table-cell>
          <table:table-cell/>
          <table:table-cell table:formula="of:=MATCH([.G59];[.H$8:.H$107];0)" office:value-type="float" office:value="83" calcext:value-type="float">
            <text:p>83</text:p>
          </table:table-cell>
          <table:table-cell table:formula="of:=MATCH([.G59];[.J$8:.J$107];0)" office:value-type="float" office:value="83" calcext:value-type="float">
            <text:p>83</text:p>
          </table:table-cell>
          <table:table-cell table:formula="of:=ABS([.O59]-[.P5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1038764945158" calcext:value-type="float">
            <text:p>0.41038764945158</text:p>
          </table:table-cell>
          <table:table-cell office:value-type="float" office:value="53" calcext:value-type="float">
            <text:p>53</text:p>
          </table:table-cell>
          <table:table-cell office:value-type="float" office:value="0.41039015218509" calcext:value-type="float">
            <text:p>0.41039015218509</text:p>
          </table:table-cell>
          <table:table-cell table:formula="of:=ABS([.B60]-[.D60])" office:value-type="float" office:value="0.00000250273350999031" calcext:value-type="float">
            <text:p>0.0000025027335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0.50438132164365" calcext:value-type="float">
            <text:p>0.50438132164365</text:p>
          </table:table-cell>
          <table:table-cell office:value-type="float" office:value="63" calcext:value-type="float">
            <text:p>63</text:p>
          </table:table-cell>
          <table:table-cell office:value-type="float" office:value="0.50438374548106" calcext:value-type="float">
            <text:p>0.50438374548106</text:p>
          </table:table-cell>
          <table:table-cell/>
          <table:table-cell table:formula="of:=[.I60]-[.I59]" office:value-type="float" office:value="0.000556452657979989" calcext:value-type="float">
            <text:p>0.00055645265798</text:p>
          </table:table-cell>
          <table:table-cell/>
          <table:table-cell table:formula="of:=MATCH([.G60];[.H$8:.H$107];0)" office:value-type="float" office:value="8" calcext:value-type="float">
            <text:p>8</text:p>
          </table:table-cell>
          <table:table-cell table:formula="of:=MATCH([.G60];[.J$8:.J$107];0)" office:value-type="float" office:value="8" calcext:value-type="float">
            <text:p>8</text:p>
          </table:table-cell>
          <table:table-cell table:formula="of:=ABS([.O60]-[.P6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1714731181272" calcext:value-type="float">
            <text:p>0.51714731181272</text:p>
          </table:table-cell>
          <table:table-cell office:value-type="float" office:value="54" calcext:value-type="float">
            <text:p>54</text:p>
          </table:table-cell>
          <table:table-cell office:value-type="float" office:value="0.51714962772002" calcext:value-type="float">
            <text:p>0.51714962772002</text:p>
          </table:table-cell>
          <table:table-cell table:formula="of:=ABS([.B61]-[.D61])" office:value-type="float" office:value="0.00000231590730004338" calcext:value-type="float">
            <text:p>0.0000023159073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0.50494153562092" calcext:value-type="float">
            <text:p>0.50494153562092</text:p>
          </table:table-cell>
          <table:table-cell office:value-type="float" office:value="74" calcext:value-type="float">
            <text:p>74</text:p>
          </table:table-cell>
          <table:table-cell office:value-type="float" office:value="0.50494378524485" calcext:value-type="float">
            <text:p>0.50494378524485</text:p>
          </table:table-cell>
          <table:table-cell/>
          <table:table-cell table:formula="of:=[.I61]-[.I60]" office:value-type="float" office:value="0.000560213977270019" calcext:value-type="float">
            <text:p>0.00056021397727</text:p>
          </table:table-cell>
          <table:table-cell/>
          <table:table-cell table:formula="of:=MATCH([.G61];[.H$8:.H$107];0)" office:value-type="float" office:value="66" calcext:value-type="float">
            <text:p>66</text:p>
          </table:table-cell>
          <table:table-cell table:formula="of:=MATCH([.G61];[.J$8:.J$107];0)" office:value-type="float" office:value="66" calcext:value-type="float">
            <text:p>66</text:p>
          </table:table-cell>
          <table:table-cell table:formula="of:=ABS([.O61]-[.P6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152948512542" calcext:value-type="float">
            <text:p>0.51529485125420</text:p>
          </table:table-cell>
          <table:table-cell office:value-type="float" office:value="55" calcext:value-type="float">
            <text:p>55</text:p>
          </table:table-cell>
          <table:table-cell office:value-type="float" office:value="0.51529733609592" calcext:value-type="float">
            <text:p>0.51529733609592</text:p>
          </table:table-cell>
          <table:table-cell table:formula="of:=ABS([.B62]-[.D62])" office:value-type="float" office:value="0.00000248484171994079" calcext:value-type="float">
            <text:p>0.0000024848417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0.50667870042708" calcext:value-type="float">
            <text:p>0.50667870042708</text:p>
          </table:table-cell>
          <table:table-cell office:value-type="float" office:value="65" calcext:value-type="float">
            <text:p>65</text:p>
          </table:table-cell>
          <table:table-cell office:value-type="float" office:value="0.5066810921654" calcext:value-type="float">
            <text:p>0.50668109216540</text:p>
          </table:table-cell>
          <table:table-cell/>
          <table:table-cell table:formula="of:=[.I62]-[.I61]" office:value-type="float" office:value="0.00173716480615993" calcext:value-type="float">
            <text:p>0.00173716480616</text:p>
          </table:table-cell>
          <table:table-cell/>
          <table:table-cell table:formula="of:=MATCH([.G62];[.H$8:.H$107];0)" office:value-type="float" office:value="62" calcext:value-type="float">
            <text:p>62</text:p>
          </table:table-cell>
          <table:table-cell table:formula="of:=MATCH([.G62];[.J$8:.J$107];0)" office:value-type="float" office:value="62" calcext:value-type="float">
            <text:p>62</text:p>
          </table:table-cell>
          <table:table-cell table:formula="of:=ABS([.O62]-[.P6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1766997808646" calcext:value-type="float">
            <text:p>0.51766997808646</text:p>
          </table:table-cell>
          <table:table-cell office:value-type="float" office:value="56" calcext:value-type="float">
            <text:p>56</text:p>
          </table:table-cell>
          <table:table-cell office:value-type="float" office:value="0.51767239173761" calcext:value-type="float">
            <text:p>0.51767239173761</text:p>
          </table:table-cell>
          <table:table-cell table:formula="of:=ABS([.B63]-[.D63])" office:value-type="float" office:value="0.00000241365115005721" calcext:value-type="float">
            <text:p>0.0000024136511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0.51055164194832" calcext:value-type="float">
            <text:p>0.51055164194832</text:p>
          </table:table-cell>
          <table:table-cell office:value-type="float" office:value="16" calcext:value-type="float">
            <text:p>16</text:p>
          </table:table-cell>
          <table:table-cell office:value-type="float" office:value="0.51055412084765" calcext:value-type="float">
            <text:p>0.51055412084765</text:p>
          </table:table-cell>
          <table:table-cell/>
          <table:table-cell table:formula="of:=[.I63]-[.I62]" office:value-type="float" office:value="0.00387294152124007" calcext:value-type="float">
            <text:p>0.00387294152124</text:p>
          </table:table-cell>
          <table:table-cell/>
          <table:table-cell table:formula="of:=MATCH([.G63];[.H$8:.H$107];0)" office:value-type="float" office:value="67" calcext:value-type="float">
            <text:p>67</text:p>
          </table:table-cell>
          <table:table-cell table:formula="of:=MATCH([.G63];[.J$8:.J$107];0)" office:value-type="float" office:value="67" calcext:value-type="float">
            <text:p>67</text:p>
          </table:table-cell>
          <table:table-cell table:formula="of:=ABS([.O63]-[.P6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149691717507" calcext:value-type="float">
            <text:p>0.51496917175070</text:p>
          </table:table-cell>
          <table:table-cell office:value-type="float" office:value="57" calcext:value-type="float">
            <text:p>57</text:p>
          </table:table-cell>
          <table:table-cell office:value-type="float" office:value="0.51497145123631" calcext:value-type="float">
            <text:p>0.51497145123631</text:p>
          </table:table-cell>
          <table:table-cell table:formula="of:=ABS([.B64]-[.D64])" office:value-type="float" office:value="0.00000227948561004609" calcext:value-type="float">
            <text:p>0.0000022794856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0.51066726459814" calcext:value-type="float">
            <text:p>0.51066726459814</text:p>
          </table:table-cell>
          <table:table-cell office:value-type="float" office:value="20" calcext:value-type="float">
            <text:p>20</text:p>
          </table:table-cell>
          <table:table-cell office:value-type="float" office:value="0.51066969447811" calcext:value-type="float">
            <text:p>0.51066969447811</text:p>
          </table:table-cell>
          <table:table-cell/>
          <table:table-cell table:formula="of:=[.I64]-[.I63]" office:value-type="float" office:value="0.000115622649820013" calcext:value-type="float">
            <text:p>0.00011562264982</text:p>
          </table:table-cell>
          <table:table-cell/>
          <table:table-cell table:formula="of:=MATCH([.G64];[.H$8:.H$107];0)" office:value-type="float" office:value="61" calcext:value-type="float">
            <text:p>61</text:p>
          </table:table-cell>
          <table:table-cell table:formula="of:=MATCH([.G64];[.J$8:.J$107];0)" office:value-type="float" office:value="61" calcext:value-type="float">
            <text:p>61</text:p>
          </table:table-cell>
          <table:table-cell table:formula="of:=ABS([.O64]-[.P6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9731562233796" calcext:value-type="float">
            <text:p>0.49731562233796</text:p>
          </table:table-cell>
          <table:table-cell office:value-type="float" office:value="58" calcext:value-type="float">
            <text:p>58</text:p>
          </table:table-cell>
          <table:table-cell office:value-type="float" office:value="0.49731822142967" calcext:value-type="float">
            <text:p>0.49731822142967</text:p>
          </table:table-cell>
          <table:table-cell table:formula="of:=ABS([.B65]-[.D65])" office:value-type="float" office:value="0.00000259909171002048" calcext:value-type="float">
            <text:p>0.0000025990917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0.51301872255228" calcext:value-type="float">
            <text:p>0.51301872255228</text:p>
          </table:table-cell>
          <table:table-cell office:value-type="float" office:value="19" calcext:value-type="float">
            <text:p>19</text:p>
          </table:table-cell>
          <table:table-cell office:value-type="float" office:value="0.51302114071974" calcext:value-type="float">
            <text:p>0.51302114071974</text:p>
          </table:table-cell>
          <table:table-cell/>
          <table:table-cell table:formula="of:=[.I65]-[.I64]" office:value-type="float" office:value="0.00235145795413993" calcext:value-type="float">
            <text:p>0.00235145795414</text:p>
          </table:table-cell>
          <table:table-cell/>
          <table:table-cell table:formula="of:=MATCH([.G65];[.H$8:.H$107];0)" office:value-type="float" office:value="48" calcext:value-type="float">
            <text:p>48</text:p>
          </table:table-cell>
          <table:table-cell table:formula="of:=MATCH([.G65];[.J$8:.J$107];0)" office:value-type="float" office:value="48" calcext:value-type="float">
            <text:p>48</text:p>
          </table:table-cell>
          <table:table-cell table:formula="of:=ABS([.O65]-[.P6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658839644847" calcext:value-type="float">
            <text:p>0.46588396448470</text:p>
          </table:table-cell>
          <table:table-cell office:value-type="float" office:value="59" calcext:value-type="float">
            <text:p>59</text:p>
          </table:table-cell>
          <table:table-cell office:value-type="float" office:value="0.46588637261661" calcext:value-type="float">
            <text:p>0.46588637261661</text:p>
          </table:table-cell>
          <table:table-cell table:formula="of:=ABS([.B66]-[.D66])" office:value-type="float" office:value="0.00000240813190993672" calcext:value-type="float">
            <text:p>0.0000024081319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0.51314481284674" calcext:value-type="float">
            <text:p>0.51314481284674</text:p>
          </table:table-cell>
          <table:table-cell office:value-type="float" office:value="99" calcext:value-type="float">
            <text:p>99</text:p>
          </table:table-cell>
          <table:table-cell office:value-type="float" office:value="0.51314727396388" calcext:value-type="float">
            <text:p>0.51314727396388</text:p>
          </table:table-cell>
          <table:table-cell/>
          <table:table-cell table:formula="of:=[.I66]-[.I65]" office:value-type="float" office:value="0.00012609029445998" calcext:value-type="float">
            <text:p>0.00012609029446</text:p>
          </table:table-cell>
          <table:table-cell/>
          <table:table-cell table:formula="of:=MATCH([.G66];[.H$8:.H$107];0)" office:value-type="float" office:value="28" calcext:value-type="float">
            <text:p>28</text:p>
          </table:table-cell>
          <table:table-cell table:formula="of:=MATCH([.G66];[.J$8:.J$107];0)" office:value-type="float" office:value="28" calcext:value-type="float">
            <text:p>28</text:p>
          </table:table-cell>
          <table:table-cell table:formula="of:=ABS([.O66]-[.P6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7644201843656" calcext:value-type="float">
            <text:p>0.47644201843656</text:p>
          </table:table-cell>
          <table:table-cell office:value-type="float" office:value="60" calcext:value-type="float">
            <text:p>60</text:p>
          </table:table-cell>
          <table:table-cell office:value-type="float" office:value="0.47644458121858" calcext:value-type="float">
            <text:p>0.47644458121858</text:p>
          </table:table-cell>
          <table:table-cell table:formula="of:=ABS([.B67]-[.D67])" office:value-type="float" office:value="0.00000256278202004356" calcext:value-type="float">
            <text:p>0.0000025627820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0.51343016119754" calcext:value-type="float">
            <text:p>0.51343016119754</text:p>
          </table:table-cell>
          <table:table-cell office:value-type="float" office:value="89" calcext:value-type="float">
            <text:p>89</text:p>
          </table:table-cell>
          <table:table-cell office:value-type="float" office:value="0.51343279011194" calcext:value-type="float">
            <text:p>0.51343279011194</text:p>
          </table:table-cell>
          <table:table-cell/>
          <table:table-cell table:formula="of:=[.I67]-[.I66]" office:value-type="float" office:value="0.000285348350800074" calcext:value-type="float">
            <text:p>0.00028534835080</text:p>
          </table:table-cell>
          <table:table-cell/>
          <table:table-cell table:formula="of:=MATCH([.G67];[.H$8:.H$107];0)" office:value-type="float" office:value="36" calcext:value-type="float">
            <text:p>36</text:p>
          </table:table-cell>
          <table:table-cell table:formula="of:=MATCH([.G67];[.J$8:.J$107];0)" office:value-type="float" office:value="36" calcext:value-type="float">
            <text:p>36</text:p>
          </table:table-cell>
          <table:table-cell table:formula="of:=ABS([.O67]-[.P6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0485073947335" calcext:value-type="float">
            <text:p>0.60485073947335</text:p>
          </table:table-cell>
          <table:table-cell office:value-type="float" office:value="61" calcext:value-type="float">
            <text:p>61</text:p>
          </table:table-cell>
          <table:table-cell office:value-type="float" office:value="0.60485323416621" calcext:value-type="float">
            <text:p>0.60485323416621</text:p>
          </table:table-cell>
          <table:table-cell table:formula="of:=ABS([.B68]-[.D68])" office:value-type="float" office:value="0.00000249469285995563" calcext:value-type="float">
            <text:p>0.0000024946928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0.5149691717507" calcext:value-type="float">
            <text:p>0.51496917175070</text:p>
          </table:table-cell>
          <table:table-cell office:value-type="float" office:value="57" calcext:value-type="float">
            <text:p>57</text:p>
          </table:table-cell>
          <table:table-cell office:value-type="float" office:value="0.51497145123631" calcext:value-type="float">
            <text:p>0.51497145123631</text:p>
          </table:table-cell>
          <table:table-cell/>
          <table:table-cell table:formula="of:=[.I68]-[.I67]" office:value-type="float" office:value="0.00153901055315997" calcext:value-type="float">
            <text:p>0.00153901055316</text:p>
          </table:table-cell>
          <table:table-cell/>
          <table:table-cell table:formula="of:=MATCH([.G68];[.H$8:.H$107];0)" office:value-type="float" office:value="98" calcext:value-type="float">
            <text:p>98</text:p>
          </table:table-cell>
          <table:table-cell table:formula="of:=MATCH([.G68];[.J$8:.J$107];0)" office:value-type="float" office:value="98" calcext:value-type="float">
            <text:p>98</text:p>
          </table:table-cell>
          <table:table-cell table:formula="of:=ABS([.O68]-[.P6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7953456136577" calcext:value-type="float">
            <text:p>0.47953456136577</text:p>
          </table:table-cell>
          <table:table-cell office:value-type="float" office:value="62" calcext:value-type="float">
            <text:p>62</text:p>
          </table:table-cell>
          <table:table-cell office:value-type="float" office:value="0.47953710638712" calcext:value-type="float">
            <text:p>0.47953710638712</text:p>
          </table:table-cell>
          <table:table-cell table:formula="of:=ABS([.B69]-[.D69])" office:value-type="float" office:value="0.00000254502134999779" calcext:value-type="float">
            <text:p>0.0000025450213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0.5152948512542" calcext:value-type="float">
            <text:p>0.51529485125420</text:p>
          </table:table-cell>
          <table:table-cell office:value-type="float" office:value="55" calcext:value-type="float">
            <text:p>55</text:p>
          </table:table-cell>
          <table:table-cell office:value-type="float" office:value="0.51529733609592" calcext:value-type="float">
            <text:p>0.51529733609592</text:p>
          </table:table-cell>
          <table:table-cell/>
          <table:table-cell table:formula="of:=[.I69]-[.I68]" office:value-type="float" office:value="0.000325679503500043" calcext:value-type="float">
            <text:p>0.00032567950350</text:p>
          </table:table-cell>
          <table:table-cell/>
          <table:table-cell table:formula="of:=MATCH([.G69];[.H$8:.H$107];0)" office:value-type="float" office:value="40" calcext:value-type="float">
            <text:p>40</text:p>
          </table:table-cell>
          <table:table-cell table:formula="of:=MATCH([.G69];[.J$8:.J$107];0)" office:value-type="float" office:value="40" calcext:value-type="float">
            <text:p>40</text:p>
          </table:table-cell>
          <table:table-cell table:formula="of:=ABS([.O69]-[.P6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0438132164365" calcext:value-type="float">
            <text:p>0.50438132164365</text:p>
          </table:table-cell>
          <table:table-cell office:value-type="float" office:value="63" calcext:value-type="float">
            <text:p>63</text:p>
          </table:table-cell>
          <table:table-cell office:value-type="float" office:value="0.50438374548106" calcext:value-type="float">
            <text:p>0.50438374548106</text:p>
          </table:table-cell>
          <table:table-cell table:formula="of:=ABS([.B70]-[.D70])" office:value-type="float" office:value="0.00000242383741000385" calcext:value-type="float">
            <text:p>0.0000024238374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0.51565497881964" calcext:value-type="float">
            <text:p>0.51565497881964</text:p>
          </table:table-cell>
          <table:table-cell office:value-type="float" office:value="81" calcext:value-type="float">
            <text:p>81</text:p>
          </table:table-cell>
          <table:table-cell office:value-type="float" office:value="0.51565747124652" calcext:value-type="float">
            <text:p>0.51565747124652</text:p>
          </table:table-cell>
          <table:table-cell/>
          <table:table-cell table:formula="of:=[.I70]-[.I69]" office:value-type="float" office:value="0.000360127565439905" calcext:value-type="float">
            <text:p>0.00036012756544</text:p>
          </table:table-cell>
          <table:table-cell/>
          <table:table-cell table:formula="of:=MATCH([.G70];[.H$8:.H$107];0)" office:value-type="float" office:value="53" calcext:value-type="float">
            <text:p>53</text:p>
          </table:table-cell>
          <table:table-cell table:formula="of:=MATCH([.G70];[.J$8:.J$107];0)" office:value-type="float" office:value="53" calcext:value-type="float">
            <text:p>53</text:p>
          </table:table-cell>
          <table:table-cell table:formula="of:=ABS([.O70]-[.P7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7950533676164" calcext:value-type="float">
            <text:p>0.47950533676164</text:p>
          </table:table-cell>
          <table:table-cell office:value-type="float" office:value="64" calcext:value-type="float">
            <text:p>64</text:p>
          </table:table-cell>
          <table:table-cell office:value-type="float" office:value="0.47950798610955" calcext:value-type="float">
            <text:p>0.47950798610955</text:p>
          </table:table-cell>
          <table:table-cell table:formula="of:=ABS([.B71]-[.D71])" office:value-type="float" office:value="0.00000264934790999982" calcext:value-type="float">
            <text:p>0.0000026493479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0.51618305104886" calcext:value-type="float">
            <text:p>0.51618305104886</text:p>
          </table:table-cell>
          <table:table-cell office:value-type="float" office:value="72" calcext:value-type="float">
            <text:p>72</text:p>
          </table:table-cell>
          <table:table-cell office:value-type="float" office:value="0.51618542501001" calcext:value-type="float">
            <text:p>0.51618542501001</text:p>
          </table:table-cell>
          <table:table-cell/>
          <table:table-cell table:formula="of:=[.I71]-[.I70]" office:value-type="float" office:value="0.000528072229220022" calcext:value-type="float">
            <text:p>0.00052807222922</text:p>
          </table:table-cell>
          <table:table-cell/>
          <table:table-cell table:formula="of:=MATCH([.G71];[.H$8:.H$107];0)" office:value-type="float" office:value="39" calcext:value-type="float">
            <text:p>39</text:p>
          </table:table-cell>
          <table:table-cell table:formula="of:=MATCH([.G71];[.J$8:.J$107];0)" office:value-type="float" office:value="39" calcext:value-type="float">
            <text:p>39</text:p>
          </table:table-cell>
          <table:table-cell table:formula="of:=ABS([.O71]-[.P7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0667870042708" calcext:value-type="float">
            <text:p>0.50667870042708</text:p>
          </table:table-cell>
          <table:table-cell office:value-type="float" office:value="65" calcext:value-type="float">
            <text:p>65</text:p>
          </table:table-cell>
          <table:table-cell office:value-type="float" office:value="0.5066810921654" calcext:value-type="float">
            <text:p>0.50668109216540</text:p>
          </table:table-cell>
          <table:table-cell table:formula="of:=ABS([.B72]-[.D72])" office:value-type="float" office:value="0.00000239173832006223" calcext:value-type="float">
            <text:p>0.0000023917383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0.51659919689811" calcext:value-type="float">
            <text:p>0.51659919689811</text:p>
          </table:table-cell>
          <table:table-cell office:value-type="float" office:value="34" calcext:value-type="float">
            <text:p>34</text:p>
          </table:table-cell>
          <table:table-cell office:value-type="float" office:value="0.51660159274775" calcext:value-type="float">
            <text:p>0.51660159274775</text:p>
          </table:table-cell>
          <table:table-cell/>
          <table:table-cell table:formula="of:=[.I72]-[.I71]" office:value-type="float" office:value="0.000416145849249983" calcext:value-type="float">
            <text:p>0.00041614584925</text:p>
          </table:table-cell>
          <table:table-cell/>
          <table:table-cell table:formula="of:=MATCH([.G72];[.H$8:.H$107];0)" office:value-type="float" office:value="55" calcext:value-type="float">
            <text:p>55</text:p>
          </table:table-cell>
          <table:table-cell table:formula="of:=MATCH([.G72];[.J$8:.J$107];0)" office:value-type="float" office:value="55" calcext:value-type="float">
            <text:p>55</text:p>
          </table:table-cell>
          <table:table-cell table:formula="of:=ABS([.O72]-[.P7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7856276947798" calcext:value-type="float">
            <text:p>0.47856276947798</text:p>
          </table:table-cell>
          <table:table-cell office:value-type="float" office:value="66" calcext:value-type="float">
            <text:p>66</text:p>
          </table:table-cell>
          <table:table-cell office:value-type="float" office:value="0.47856524203112" calcext:value-type="float">
            <text:p>0.47856524203112</text:p>
          </table:table-cell>
          <table:table-cell table:formula="of:=ABS([.B73]-[.D73])" office:value-type="float" office:value="0.00000247255314000938" calcext:value-type="float">
            <text:p>0.0000024725531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0.51714731181272" calcext:value-type="float">
            <text:p>0.51714731181272</text:p>
          </table:table-cell>
          <table:table-cell office:value-type="float" office:value="54" calcext:value-type="float">
            <text:p>54</text:p>
          </table:table-cell>
          <table:table-cell office:value-type="float" office:value="0.51714962772002" calcext:value-type="float">
            <text:p>0.51714962772002</text:p>
          </table:table-cell>
          <table:table-cell/>
          <table:table-cell table:formula="of:=[.I73]-[.I72]" office:value-type="float" office:value="0.000548114914610043" calcext:value-type="float">
            <text:p>0.00054811491461</text:p>
          </table:table-cell>
          <table:table-cell/>
          <table:table-cell table:formula="of:=MATCH([.G73];[.H$8:.H$107];0)" office:value-type="float" office:value="38" calcext:value-type="float">
            <text:p>38</text:p>
          </table:table-cell>
          <table:table-cell table:formula="of:=MATCH([.G73];[.J$8:.J$107];0)" office:value-type="float" office:value="38" calcext:value-type="float">
            <text:p>38</text:p>
          </table:table-cell>
          <table:table-cell table:formula="of:=ABS([.O73]-[.P7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7604012875733" calcext:value-type="float">
            <text:p>0.57604012875733</text:p>
          </table:table-cell>
          <table:table-cell office:value-type="float" office:value="67" calcext:value-type="float">
            <text:p>67</text:p>
          </table:table-cell>
          <table:table-cell office:value-type="float" office:value="0.57604256240217" calcext:value-type="float">
            <text:p>0.57604256240217</text:p>
          </table:table-cell>
          <table:table-cell table:formula="of:=ABS([.B74]-[.D74])" office:value-type="float" office:value="0.0000024336448399831" calcext:value-type="float">
            <text:p>0.0000024336448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0.51766997808646" calcext:value-type="float">
            <text:p>0.51766997808646</text:p>
          </table:table-cell>
          <table:table-cell office:value-type="float" office:value="56" calcext:value-type="float">
            <text:p>56</text:p>
          </table:table-cell>
          <table:table-cell office:value-type="float" office:value="0.51767239173761" calcext:value-type="float">
            <text:p>0.51767239173761</text:p>
          </table:table-cell>
          <table:table-cell/>
          <table:table-cell table:formula="of:=[.I74]-[.I73]" office:value-type="float" office:value="0.00052266627373998" calcext:value-type="float">
            <text:p>0.00052266627374</text:p>
          </table:table-cell>
          <table:table-cell/>
          <table:table-cell table:formula="of:=MATCH([.G74];[.H$8:.H$107];0)" office:value-type="float" office:value="91" calcext:value-type="float">
            <text:p>91</text:p>
          </table:table-cell>
          <table:table-cell table:formula="of:=MATCH([.G74];[.J$8:.J$107];0)" office:value-type="float" office:value="91" calcext:value-type="float">
            <text:p>91</text:p>
          </table:table-cell>
          <table:table-cell table:formula="of:=ABS([.O74]-[.P7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8889537185327" calcext:value-type="float">
            <text:p>0.48889537185327</text:p>
          </table:table-cell>
          <table:table-cell office:value-type="float" office:value="68" calcext:value-type="float">
            <text:p>68</text:p>
          </table:table-cell>
          <table:table-cell office:value-type="float" office:value="0.48889772520579" calcext:value-type="float">
            <text:p>0.48889772520579</text:p>
          </table:table-cell>
          <table:table-cell table:formula="of:=ABS([.B75]-[.D75])" office:value-type="float" office:value="0.00000235335252002367" calcext:value-type="float">
            <text:p>0.0000023533525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0.51838501645325" calcext:value-type="float">
            <text:p>0.51838501645325</text:p>
          </table:table-cell>
          <table:table-cell office:value-type="float" office:value="48" calcext:value-type="float">
            <text:p>48</text:p>
          </table:table-cell>
          <table:table-cell office:value-type="float" office:value="0.51838738585466" calcext:value-type="float">
            <text:p>0.51838738585466</text:p>
          </table:table-cell>
          <table:table-cell/>
          <table:table-cell table:formula="of:=[.I75]-[.I74]" office:value-type="float" office:value="0.000715038366789988" calcext:value-type="float">
            <text:p>0.00071503836679</text:p>
          </table:table-cell>
          <table:table-cell/>
          <table:table-cell table:formula="of:=MATCH([.G75];[.H$8:.H$107];0)" office:value-type="float" office:value="43" calcext:value-type="float">
            <text:p>43</text:p>
          </table:table-cell>
          <table:table-cell table:formula="of:=MATCH([.G75];[.J$8:.J$107];0)" office:value-type="float" office:value="43" calcext:value-type="float">
            <text:p>43</text:p>
          </table:table-cell>
          <table:table-cell table:formula="of:=ABS([.O75]-[.P7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3717925063219" calcext:value-type="float">
            <text:p>0.53717925063219</text:p>
          </table:table-cell>
          <table:table-cell office:value-type="float" office:value="69" calcext:value-type="float">
            <text:p>69</text:p>
          </table:table-cell>
          <table:table-cell office:value-type="float" office:value="0.5371819118926" calcext:value-type="float">
            <text:p>0.53718191189260</text:p>
          </table:table-cell>
          <table:table-cell table:formula="of:=ABS([.B76]-[.D76])" office:value-type="float" office:value="0.00000266126041004178" calcext:value-type="float">
            <text:p>0.0000026612604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0.5319488168021" calcext:value-type="float">
            <text:p>0.53194881680210</text:p>
          </table:table-cell>
          <table:table-cell office:value-type="float" office:value="45" calcext:value-type="float">
            <text:p>45</text:p>
          </table:table-cell>
          <table:table-cell office:value-type="float" office:value="0.53195126878332" calcext:value-type="float">
            <text:p>0.53195126878332</text:p>
          </table:table-cell>
          <table:table-cell/>
          <table:table-cell table:formula="of:=[.I76]-[.I75]" office:value-type="float" office:value="0.0135638003488501" calcext:value-type="float">
            <text:p>0.01356380034885</text:p>
          </table:table-cell>
          <table:table-cell/>
          <table:table-cell table:formula="of:=MATCH([.G76];[.H$8:.H$107];0)" office:value-type="float" office:value="72" calcext:value-type="float">
            <text:p>72</text:p>
          </table:table-cell>
          <table:table-cell table:formula="of:=MATCH([.G76];[.J$8:.J$107];0)" office:value-type="float" office:value="72" calcext:value-type="float">
            <text:p>72</text:p>
          </table:table-cell>
          <table:table-cell table:formula="of:=ABS([.O76]-[.P7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6965258406002" calcext:value-type="float">
            <text:p>0.46965258406002</text:p>
          </table:table-cell>
          <table:table-cell office:value-type="float" office:value="70" calcext:value-type="float">
            <text:p>70</text:p>
          </table:table-cell>
          <table:table-cell office:value-type="float" office:value="0.46965500251997" calcext:value-type="float">
            <text:p>0.46965500251997</text:p>
          </table:table-cell>
          <table:table-cell table:formula="of:=ABS([.B77]-[.D77])" office:value-type="float" office:value="0.00000241845995002654" calcext:value-type="float">
            <text:p>0.0000024184599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0.53479963139216" calcext:value-type="float">
            <text:p>0.53479963139216</text:p>
          </table:table-cell>
          <table:table-cell office:value-type="float" office:value="98" calcext:value-type="float">
            <text:p>98</text:p>
          </table:table-cell>
          <table:table-cell office:value-type="float" office:value="0.53480213412037" calcext:value-type="float">
            <text:p>0.53480213412037</text:p>
          </table:table-cell>
          <table:table-cell/>
          <table:table-cell table:formula="of:=[.I77]-[.I76]" office:value-type="float" office:value="0.00285081459005998" calcext:value-type="float">
            <text:p>0.00285081459006</text:p>
          </table:table-cell>
          <table:table-cell/>
          <table:table-cell table:formula="of:=MATCH([.G77];[.H$8:.H$107];0)" office:value-type="float" office:value="31" calcext:value-type="float">
            <text:p>31</text:p>
          </table:table-cell>
          <table:table-cell table:formula="of:=MATCH([.G77];[.J$8:.J$107];0)" office:value-type="float" office:value="31" calcext:value-type="float">
            <text:p>31</text:p>
          </table:table-cell>
          <table:table-cell table:formula="of:=ABS([.O77]-[.P7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518123310428" calcext:value-type="float">
            <text:p>0.45181233104280</text:p>
          </table:table-cell>
          <table:table-cell office:value-type="float" office:value="71" calcext:value-type="float">
            <text:p>71</text:p>
          </table:table-cell>
          <table:table-cell office:value-type="float" office:value="0.45181471660767" calcext:value-type="float">
            <text:p>0.45181471660767</text:p>
          </table:table-cell>
          <table:table-cell table:formula="of:=ABS([.B78]-[.D78])" office:value-type="float" office:value="0.00000238556486997776" calcext:value-type="float">
            <text:p>0.0000023855648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.53574057595395" calcext:value-type="float">
            <text:p>0.53574057595395</text:p>
          </table:table-cell>
          <table:table-cell office:value-type="float" office:value="5" calcext:value-type="float">
            <text:p>5</text:p>
          </table:table-cell>
          <table:table-cell office:value-type="float" office:value="0.53574304563314" calcext:value-type="float">
            <text:p>0.53574304563314</text:p>
          </table:table-cell>
          <table:table-cell/>
          <table:table-cell table:formula="of:=[.I78]-[.I77]" office:value-type="float" office:value="0.000940944561789947" calcext:value-type="float">
            <text:p>0.00094094456179</text:p>
          </table:table-cell>
          <table:table-cell/>
          <table:table-cell table:formula="of:=MATCH([.G78];[.H$8:.H$107];0)" office:value-type="float" office:value="18" calcext:value-type="float">
            <text:p>18</text:p>
          </table:table-cell>
          <table:table-cell table:formula="of:=MATCH([.G78];[.J$8:.J$107];0)" office:value-type="float" office:value="18" calcext:value-type="float">
            <text:p>18</text:p>
          </table:table-cell>
          <table:table-cell table:formula="of:=ABS([.O78]-[.P7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1618305104886" calcext:value-type="float">
            <text:p>0.51618305104886</text:p>
          </table:table-cell>
          <table:table-cell office:value-type="float" office:value="72" calcext:value-type="float">
            <text:p>72</text:p>
          </table:table-cell>
          <table:table-cell office:value-type="float" office:value="0.51618542501001" calcext:value-type="float">
            <text:p>0.51618542501001</text:p>
          </table:table-cell>
          <table:table-cell table:formula="of:=ABS([.B79]-[.D79])" office:value-type="float" office:value="0.00000237396114999289" calcext:value-type="float">
            <text:p>0.0000023739611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0.53717925063219" calcext:value-type="float">
            <text:p>0.53717925063219</text:p>
          </table:table-cell>
          <table:table-cell office:value-type="float" office:value="69" calcext:value-type="float">
            <text:p>69</text:p>
          </table:table-cell>
          <table:table-cell office:value-type="float" office:value="0.5371819118926" calcext:value-type="float">
            <text:p>0.53718191189260</text:p>
          </table:table-cell>
          <table:table-cell/>
          <table:table-cell table:formula="of:=[.I79]-[.I78]" office:value-type="float" office:value="0.00143867467823999" calcext:value-type="float">
            <text:p>0.00143867467824</text:p>
          </table:table-cell>
          <table:table-cell/>
          <table:table-cell table:formula="of:=MATCH([.G79];[.H$8:.H$107];0)" office:value-type="float" office:value="64" calcext:value-type="float">
            <text:p>64</text:p>
          </table:table-cell>
          <table:table-cell table:formula="of:=MATCH([.G79];[.J$8:.J$107];0)" office:value-type="float" office:value="64" calcext:value-type="float">
            <text:p>64</text:p>
          </table:table-cell>
          <table:table-cell table:formula="of:=ABS([.O79]-[.P7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5782253851302" calcext:value-type="float">
            <text:p>0.35782253851302</text:p>
          </table:table-cell>
          <table:table-cell office:value-type="float" office:value="73" calcext:value-type="float">
            <text:p>73</text:p>
          </table:table-cell>
          <table:table-cell office:value-type="float" office:value="0.35782497720329" calcext:value-type="float">
            <text:p>0.35782497720329</text:p>
          </table:table-cell>
          <table:table-cell table:formula="of:=ABS([.B80]-[.D80])" office:value-type="float" office:value="0.00000243869027000132" calcext:value-type="float">
            <text:p>0.0000024386902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0.53720355562303" calcext:value-type="float">
            <text:p>0.53720355562303</text:p>
          </table:table-cell>
          <table:table-cell office:value-type="float" office:value="38" calcext:value-type="float">
            <text:p>38</text:p>
          </table:table-cell>
          <table:table-cell office:value-type="float" office:value="0.5372060233814" calcext:value-type="float">
            <text:p>0.53720602338140</text:p>
          </table:table-cell>
          <table:table-cell/>
          <table:table-cell table:formula="of:=[.I80]-[.I79]" office:value-type="float" office:value="0.0000243049908400517" calcext:value-type="float">
            <text:p>0.00002430499084</text:p>
          </table:table-cell>
          <table:table-cell/>
          <table:table-cell table:formula="of:=MATCH([.G80];[.H$8:.H$107];0)" office:value-type="float" office:value="1" calcext:value-type="float">
            <text:p>1</text:p>
          </table:table-cell>
          <table:table-cell table:formula="of:=MATCH([.G80];[.J$8:.J$107];0)" office:value-type="float" office:value="1" calcext:value-type="float">
            <text:p>1</text:p>
          </table:table-cell>
          <table:table-cell table:formula="of:=ABS([.O80]-[.P8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0494153562092" calcext:value-type="float">
            <text:p>0.50494153562092</text:p>
          </table:table-cell>
          <table:table-cell office:value-type="float" office:value="74" calcext:value-type="float">
            <text:p>74</text:p>
          </table:table-cell>
          <table:table-cell office:value-type="float" office:value="0.50494378524485" calcext:value-type="float">
            <text:p>0.50494378524485</text:p>
          </table:table-cell>
          <table:table-cell table:formula="of:=ABS([.B81]-[.D81])" office:value-type="float" office:value="0.00000224962392991745" calcext:value-type="float">
            <text:p>0.0000022496239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0.53835008801194" calcext:value-type="float">
            <text:p>0.53835008801194</text:p>
          </table:table-cell>
          <table:table-cell office:value-type="float" office:value="9" calcext:value-type="float">
            <text:p>9</text:p>
          </table:table-cell>
          <table:table-cell office:value-type="float" office:value="0.53835254004511" calcext:value-type="float">
            <text:p>0.53835254004511</text:p>
          </table:table-cell>
          <table:table-cell/>
          <table:table-cell table:formula="of:=[.I81]-[.I80]" office:value-type="float" office:value="0.00114653238890994" calcext:value-type="float">
            <text:p>0.00114653238891</text:p>
          </table:table-cell>
          <table:table-cell/>
          <table:table-cell table:formula="of:=MATCH([.G81];[.H$8:.H$107];0)" office:value-type="float" office:value="54" calcext:value-type="float">
            <text:p>54</text:p>
          </table:table-cell>
          <table:table-cell table:formula="of:=MATCH([.G81];[.J$8:.J$107];0)" office:value-type="float" office:value="54" calcext:value-type="float">
            <text:p>54</text:p>
          </table:table-cell>
          <table:table-cell table:formula="of:=ABS([.O81]-[.P8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6443527405508" calcext:value-type="float">
            <text:p>0.56443527405508</text:p>
          </table:table-cell>
          <table:table-cell office:value-type="float" office:value="75" calcext:value-type="float">
            <text:p>75</text:p>
          </table:table-cell>
          <table:table-cell office:value-type="float" office:value="0.56443774970846" calcext:value-type="float">
            <text:p>0.56443774970846</text:p>
          </table:table-cell>
          <table:table-cell table:formula="of:=ABS([.B82]-[.D82])" office:value-type="float" office:value="0.00000247565337996303" calcext:value-type="float">
            <text:p>0.0000024756533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0.54176424154743" calcext:value-type="float">
            <text:p>0.54176424154743</text:p>
          </table:table-cell>
          <table:table-cell office:value-type="float" office:value="43" calcext:value-type="float">
            <text:p>43</text:p>
          </table:table-cell>
          <table:table-cell office:value-type="float" office:value="0.54176683828493" calcext:value-type="float">
            <text:p>0.54176683828493</text:p>
          </table:table-cell>
          <table:table-cell/>
          <table:table-cell table:formula="of:=[.I82]-[.I81]" office:value-type="float" office:value="0.00341415353549002" calcext:value-type="float">
            <text:p>0.00341415353549</text:p>
          </table:table-cell>
          <table:table-cell/>
          <table:table-cell table:formula="of:=MATCH([.G82];[.H$8:.H$107];0)" office:value-type="float" office:value="85" calcext:value-type="float">
            <text:p>85</text:p>
          </table:table-cell>
          <table:table-cell table:formula="of:=MATCH([.G82];[.J$8:.J$107];0)" office:value-type="float" office:value="85" calcext:value-type="float">
            <text:p>85</text:p>
          </table:table-cell>
          <table:table-cell table:formula="of:=ABS([.O82]-[.P8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6856067172075" calcext:value-type="float">
            <text:p>0.46856067172075</text:p>
          </table:table-cell>
          <table:table-cell office:value-type="float" office:value="76" calcext:value-type="float">
            <text:p>76</text:p>
          </table:table-cell>
          <table:table-cell office:value-type="float" office:value="0.46856308271136" calcext:value-type="float">
            <text:p>0.46856308271136</text:p>
          </table:table-cell>
          <table:table-cell table:formula="of:=ABS([.B83]-[.D83])" office:value-type="float" office:value="0.00000241099060999117" calcext:value-type="float">
            <text:p>0.0000024109906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0.54324733440471" calcext:value-type="float">
            <text:p>0.54324733440471</text:p>
          </table:table-cell>
          <table:table-cell office:value-type="float" office:value="21" calcext:value-type="float">
            <text:p>21</text:p>
          </table:table-cell>
          <table:table-cell office:value-type="float" office:value="0.54324978863113" calcext:value-type="float">
            <text:p>0.54324978863113</text:p>
          </table:table-cell>
          <table:table-cell/>
          <table:table-cell table:formula="of:=[.I83]-[.I82]" office:value-type="float" office:value="0.00148309285727999" calcext:value-type="float">
            <text:p>0.00148309285728</text:p>
          </table:table-cell>
          <table:table-cell/>
          <table:table-cell table:formula="of:=MATCH([.G83];[.H$8:.H$107];0)" office:value-type="float" office:value="30" calcext:value-type="float">
            <text:p>30</text:p>
          </table:table-cell>
          <table:table-cell table:formula="of:=MATCH([.G83];[.J$8:.J$107];0)" office:value-type="float" office:value="30" calcext:value-type="float">
            <text:p>30</text:p>
          </table:table-cell>
          <table:table-cell table:formula="of:=ABS([.O83]-[.P8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3983792090312" calcext:value-type="float">
            <text:p>0.43983792090312</text:p>
          </table:table-cell>
          <table:table-cell office:value-type="float" office:value="77" calcext:value-type="float">
            <text:p>77</text:p>
          </table:table-cell>
          <table:table-cell office:value-type="float" office:value="0.43984038547129" calcext:value-type="float">
            <text:p>0.43984038547129</text:p>
          </table:table-cell>
          <table:table-cell table:formula="of:=ABS([.B84]-[.D84])" office:value-type="float" office:value="0.00000246456816999085" calcext:value-type="float">
            <text:p>0.0000024645681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0.54675966019547" calcext:value-type="float">
            <text:p>0.54675966019547</text:p>
          </table:table-cell>
          <table:table-cell office:value-type="float" office:value="18" calcext:value-type="float">
            <text:p>18</text:p>
          </table:table-cell>
          <table:table-cell office:value-type="float" office:value="0.54676213298526" calcext:value-type="float">
            <text:p>0.54676213298526</text:p>
          </table:table-cell>
          <table:table-cell/>
          <table:table-cell table:formula="of:=[.I84]-[.I83]" office:value-type="float" office:value="0.00351232579076" calcext:value-type="float">
            <text:p>0.00351232579076</text:p>
          </table:table-cell>
          <table:table-cell/>
          <table:table-cell table:formula="of:=MATCH([.G84];[.H$8:.H$107];0)" office:value-type="float" office:value="13" calcext:value-type="float">
            <text:p>13</text:p>
          </table:table-cell>
          <table:table-cell table:formula="of:=MATCH([.G84];[.J$8:.J$107];0)" office:value-type="float" office:value="13" calcext:value-type="float">
            <text:p>13</text:p>
          </table:table-cell>
          <table:table-cell table:formula="of:=ABS([.O84]-[.P8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3701910216705" calcext:value-type="float">
            <text:p>0.43701910216705</text:p>
          </table:table-cell>
          <table:table-cell office:value-type="float" office:value="78" calcext:value-type="float">
            <text:p>78</text:p>
          </table:table-cell>
          <table:table-cell office:value-type="float" office:value="0.43702163333474" calcext:value-type="float">
            <text:p>0.43702163333474</text:p>
          </table:table-cell>
          <table:table-cell table:formula="of:=ABS([.B85]-[.D85])" office:value-type="float" office:value="0.00000253116769000083" calcext:value-type="float">
            <text:p>0.0000025311676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0.54677360844382" calcext:value-type="float">
            <text:p>0.54677360844382</text:p>
          </table:table-cell>
          <table:table-cell office:value-type="float" office:value="7" calcext:value-type="float">
            <text:p>7</text:p>
          </table:table-cell>
          <table:table-cell office:value-type="float" office:value="0.5467761122093" calcext:value-type="float">
            <text:p>0.54677611220930</text:p>
          </table:table-cell>
          <table:table-cell/>
          <table:table-cell table:formula="of:=[.I85]-[.I84]" office:value-type="float" office:value="0.0000139482483499931" calcext:value-type="float">
            <text:p>0.00001394824835</text:p>
          </table:table-cell>
          <table:table-cell/>
          <table:table-cell table:formula="of:=MATCH([.G85];[.H$8:.H$107];0)" office:value-type="float" office:value="11" calcext:value-type="float">
            <text:p>11</text:p>
          </table:table-cell>
          <table:table-cell table:formula="of:=MATCH([.G85];[.J$8:.J$107];0)" office:value-type="float" office:value="11" calcext:value-type="float">
            <text:p>11</text:p>
          </table:table-cell>
          <table:table-cell table:formula="of:=ABS([.O85]-[.P8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5724508842159" calcext:value-type="float">
            <text:p>0.55724508842159</text:p>
          </table:table-cell>
          <table:table-cell office:value-type="float" office:value="79" calcext:value-type="float">
            <text:p>79</text:p>
          </table:table-cell>
          <table:table-cell office:value-type="float" office:value="0.55724745900736" calcext:value-type="float">
            <text:p>0.55724745900736</text:p>
          </table:table-cell>
          <table:table-cell table:formula="of:=ABS([.B86]-[.D86])" office:value-type="float" office:value="0.00000237058576990634" calcext:value-type="float">
            <text:p>0.0000023705857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0.54702926546014" calcext:value-type="float">
            <text:p>0.54702926546014</text:p>
          </table:table-cell>
          <table:table-cell office:value-type="float" office:value="8" calcext:value-type="float">
            <text:p>8</text:p>
          </table:table-cell>
          <table:table-cell office:value-type="float" office:value="0.54703174220071" calcext:value-type="float">
            <text:p>0.54703174220071</text:p>
          </table:table-cell>
          <table:table-cell/>
          <table:table-cell table:formula="of:=[.I86]-[.I85]" office:value-type="float" office:value="0.000255657016320021" calcext:value-type="float">
            <text:p>0.00025565701632</text:p>
          </table:table-cell>
          <table:table-cell/>
          <table:table-cell table:formula="of:=MATCH([.G86];[.H$8:.H$107];0)" office:value-type="float" office:value="82" calcext:value-type="float">
            <text:p>82</text:p>
          </table:table-cell>
          <table:table-cell table:formula="of:=MATCH([.G86];[.J$8:.J$107];0)" office:value-type="float" office:value="82" calcext:value-type="float">
            <text:p>82</text:p>
          </table:table-cell>
          <table:table-cell table:formula="of:=ABS([.O86]-[.P8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3086069353393" calcext:value-type="float">
            <text:p>0.43086069353393</text:p>
          </table:table-cell>
          <table:table-cell office:value-type="float" office:value="80" calcext:value-type="float">
            <text:p>80</text:p>
          </table:table-cell>
          <table:table-cell office:value-type="float" office:value="0.43086316042779" calcext:value-type="float">
            <text:p>0.43086316042779</text:p>
          </table:table-cell>
          <table:table-cell table:formula="of:=ABS([.B87]-[.D87])" office:value-type="float" office:value="0.0000024668938600203" calcext:value-type="float">
            <text:p>0.0000024668938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.55305964038301" calcext:value-type="float">
            <text:p>0.55305964038301</text:p>
          </table:table-cell>
          <table:table-cell office:value-type="float" office:value="6" calcext:value-type="float">
            <text:p>6</text:p>
          </table:table-cell>
          <table:table-cell office:value-type="float" office:value="0.55306210190689" calcext:value-type="float">
            <text:p>0.55306210190689</text:p>
          </table:table-cell>
          <table:table-cell/>
          <table:table-cell table:formula="of:=[.I87]-[.I86]" office:value-type="float" office:value="0.00603037492287006" calcext:value-type="float">
            <text:p>0.00603037492287</text:p>
          </table:table-cell>
          <table:table-cell/>
          <table:table-cell table:formula="of:=MATCH([.G87];[.H$8:.H$107];0)" office:value-type="float" office:value="10" calcext:value-type="float">
            <text:p>10</text:p>
          </table:table-cell>
          <table:table-cell table:formula="of:=MATCH([.G87];[.J$8:.J$107];0)" office:value-type="float" office:value="10" calcext:value-type="float">
            <text:p>10</text:p>
          </table:table-cell>
          <table:table-cell table:formula="of:=ABS([.O87]-[.P8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1565497881964" calcext:value-type="float">
            <text:p>0.51565497881964</text:p>
          </table:table-cell>
          <table:table-cell office:value-type="float" office:value="81" calcext:value-type="float">
            <text:p>81</text:p>
          </table:table-cell>
          <table:table-cell office:value-type="float" office:value="0.51565747124652" calcext:value-type="float">
            <text:p>0.51565747124652</text:p>
          </table:table-cell>
          <table:table-cell table:formula="of:=ABS([.B88]-[.D88])" office:value-type="float" office:value="0.0000024924268799964" calcext:value-type="float">
            <text:p>0.0000024924268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55717314712852" calcext:value-type="float">
            <text:p>0.55717314712852</text:p>
          </table:table-cell>
          <table:table-cell office:value-type="float" office:value="2" calcext:value-type="float">
            <text:p>2</text:p>
          </table:table-cell>
          <table:table-cell office:value-type="float" office:value="0.55717560195663" calcext:value-type="float">
            <text:p>0.55717560195663</text:p>
          </table:table-cell>
          <table:table-cell/>
          <table:table-cell table:formula="of:=[.I88]-[.I87]" office:value-type="float" office:value="0.00411350674550992" calcext:value-type="float">
            <text:p>0.00411350674551</text:p>
          </table:table-cell>
          <table:table-cell/>
          <table:table-cell table:formula="of:=MATCH([.G88];[.H$8:.H$107];0)" office:value-type="float" office:value="63" calcext:value-type="float">
            <text:p>63</text:p>
          </table:table-cell>
          <table:table-cell table:formula="of:=MATCH([.G88];[.J$8:.J$107];0)" office:value-type="float" office:value="63" calcext:value-type="float">
            <text:p>63</text:p>
          </table:table-cell>
          <table:table-cell table:formula="of:=ABS([.O88]-[.P8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9093557703403" calcext:value-type="float">
            <text:p>0.39093557703403</text:p>
          </table:table-cell>
          <table:table-cell office:value-type="float" office:value="82" calcext:value-type="float">
            <text:p>82</text:p>
          </table:table-cell>
          <table:table-cell office:value-type="float" office:value="0.39093820833345" calcext:value-type="float">
            <text:p>0.39093820833345</text:p>
          </table:table-cell>
          <table:table-cell table:formula="of:=ABS([.B89]-[.D89])" office:value-type="float" office:value="0.00000263129942001949" calcext:value-type="float">
            <text:p>0.0000026312994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0.55724508842159" calcext:value-type="float">
            <text:p>0.55724508842159</text:p>
          </table:table-cell>
          <table:table-cell office:value-type="float" office:value="79" calcext:value-type="float">
            <text:p>79</text:p>
          </table:table-cell>
          <table:table-cell office:value-type="float" office:value="0.55724745900736" calcext:value-type="float">
            <text:p>0.55724745900736</text:p>
          </table:table-cell>
          <table:table-cell/>
          <table:table-cell table:formula="of:=[.I89]-[.I88]" office:value-type="float" office:value="0.000071941293070088" calcext:value-type="float">
            <text:p>0.00007194129307</text:p>
          </table:table-cell>
          <table:table-cell/>
          <table:table-cell table:formula="of:=MATCH([.G89];[.H$8:.H$107];0)" office:value-type="float" office:value="5" calcext:value-type="float">
            <text:p>5</text:p>
          </table:table-cell>
          <table:table-cell table:formula="of:=MATCH([.G89];[.J$8:.J$107];0)" office:value-type="float" office:value="5" calcext:value-type="float">
            <text:p>5</text:p>
          </table:table-cell>
          <table:table-cell table:formula="of:=ABS([.O89]-[.P8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4954530751821" calcext:value-type="float">
            <text:p>0.44954530751821</text:p>
          </table:table-cell>
          <table:table-cell office:value-type="float" office:value="83" calcext:value-type="float">
            <text:p>83</text:p>
          </table:table-cell>
          <table:table-cell office:value-type="float" office:value="0.44954794157963" calcext:value-type="float">
            <text:p>0.44954794157963</text:p>
          </table:table-cell>
          <table:table-cell table:formula="of:=ABS([.B90]-[.D90])" office:value-type="float" office:value="0.00000263406142003708" calcext:value-type="float">
            <text:p>0.0000026340614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float" office:value="0.55789203418851" calcext:value-type="float">
            <text:p>0.55789203418851</text:p>
          </table:table-cell>
          <table:table-cell office:value-type="float" office:value="52" calcext:value-type="float">
            <text:p>52</text:p>
          </table:table-cell>
          <table:table-cell office:value-type="float" office:value="0.55789450998994" calcext:value-type="float">
            <text:p>0.55789450998994</text:p>
          </table:table-cell>
          <table:table-cell/>
          <table:table-cell table:formula="of:=[.I90]-[.I89]" office:value-type="float" office:value="0.000646945766919926" calcext:value-type="float">
            <text:p>0.00064694576692</text:p>
          </table:table-cell>
          <table:table-cell/>
          <table:table-cell table:formula="of:=MATCH([.G90];[.H$8:.H$107];0)" office:value-type="float" office:value="16" calcext:value-type="float">
            <text:p>16</text:p>
          </table:table-cell>
          <table:table-cell table:formula="of:=MATCH([.G90];[.J$8:.J$107];0)" office:value-type="float" office:value="16" calcext:value-type="float">
            <text:p>16</text:p>
          </table:table-cell>
          <table:table-cell table:formula="of:=ABS([.O90]-[.P9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8658901680847" calcext:value-type="float">
            <text:p>0.48658901680847</text:p>
          </table:table-cell>
          <table:table-cell office:value-type="float" office:value="84" calcext:value-type="float">
            <text:p>84</text:p>
          </table:table-cell>
          <table:table-cell office:value-type="float" office:value="0.4865915338989" calcext:value-type="float">
            <text:p>0.48659153389890</text:p>
          </table:table-cell>
          <table:table-cell table:formula="of:=ABS([.B91]-[.D91])" office:value-type="float" office:value="0.00000251709043003201" calcext:value-type="float">
            <text:p>0.0000025170904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0.56000830009959" calcext:value-type="float">
            <text:p>0.56000830009959</text:p>
          </table:table-cell>
          <table:table-cell office:value-type="float" office:value="41" calcext:value-type="float">
            <text:p>41</text:p>
          </table:table-cell>
          <table:table-cell office:value-type="float" office:value="0.56001080699037" calcext:value-type="float">
            <text:p>0.56001080699037</text:p>
          </table:table-cell>
          <table:table-cell/>
          <table:table-cell table:formula="of:=[.I91]-[.I90]" office:value-type="float" office:value="0.00211626591108005" calcext:value-type="float">
            <text:p>0.00211626591108</text:p>
          </table:table-cell>
          <table:table-cell/>
          <table:table-cell table:formula="of:=MATCH([.G91];[.H$8:.H$107];0)" office:value-type="float" office:value="41" calcext:value-type="float">
            <text:p>41</text:p>
          </table:table-cell>
          <table:table-cell table:formula="of:=MATCH([.G91];[.J$8:.J$107];0)" office:value-type="float" office:value="41" calcext:value-type="float">
            <text:p>41</text:p>
          </table:table-cell>
          <table:table-cell table:formula="of:=ABS([.O91]-[.P9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9706394267334" calcext:value-type="float">
            <text:p>0.59706394267334</text:p>
          </table:table-cell>
          <table:table-cell office:value-type="float" office:value="85" calcext:value-type="float">
            <text:p>85</text:p>
          </table:table-cell>
          <table:table-cell office:value-type="float" office:value="0.59706649973088" calcext:value-type="float">
            <text:p>0.59706649973088</text:p>
          </table:table-cell>
          <table:table-cell table:formula="of:=ABS([.B92]-[.D92])" office:value-type="float" office:value="0.00000255705754004243" calcext:value-type="float">
            <text:p>0.0000025570575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0.56443527405508" calcext:value-type="float">
            <text:p>0.56443527405508</text:p>
          </table:table-cell>
          <table:table-cell office:value-type="float" office:value="75" calcext:value-type="float">
            <text:p>75</text:p>
          </table:table-cell>
          <table:table-cell office:value-type="float" office:value="0.56443774970846" calcext:value-type="float">
            <text:p>0.56443774970846</text:p>
          </table:table-cell>
          <table:table-cell/>
          <table:table-cell table:formula="of:=[.I92]-[.I91]" office:value-type="float" office:value="0.00442697395548997" calcext:value-type="float">
            <text:p>0.00442697395549</text:p>
          </table:table-cell>
          <table:table-cell/>
          <table:table-cell table:formula="of:=MATCH([.G92];[.H$8:.H$107];0)" office:value-type="float" office:value="97" calcext:value-type="float">
            <text:p>97</text:p>
          </table:table-cell>
          <table:table-cell table:formula="of:=MATCH([.G92];[.J$8:.J$107];0)" office:value-type="float" office:value="97" calcext:value-type="float">
            <text:p>97</text:p>
          </table:table-cell>
          <table:table-cell table:formula="of:=ABS([.O92]-[.P9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5789170431502" calcext:value-type="float">
            <text:p>0.45789170431502</text:p>
          </table:table-cell>
          <table:table-cell office:value-type="float" office:value="86" calcext:value-type="float">
            <text:p>86</text:p>
          </table:table-cell>
          <table:table-cell office:value-type="float" office:value="0.45789430023503" calcext:value-type="float">
            <text:p>0.45789430023503</text:p>
          </table:table-cell>
          <table:table-cell table:formula="of:=ABS([.B93]-[.D93])" office:value-type="float" office:value="0.00000259592000995124" calcext:value-type="float">
            <text:p>0.0000025959200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0.56849094461827" calcext:value-type="float">
            <text:p>0.56849094461827</text:p>
          </table:table-cell>
          <table:table-cell office:value-type="float" office:value="47" calcext:value-type="float">
            <text:p>47</text:p>
          </table:table-cell>
          <table:table-cell office:value-type="float" office:value="0.56849352902591" calcext:value-type="float">
            <text:p>0.56849352902591</text:p>
          </table:table-cell>
          <table:table-cell/>
          <table:table-cell table:formula="of:=[.I93]-[.I92]" office:value-type="float" office:value="0.00405567056319001" calcext:value-type="float">
            <text:p>0.00405567056319</text:p>
          </table:table-cell>
          <table:table-cell/>
          <table:table-cell table:formula="of:=MATCH([.G93];[.H$8:.H$107];0)" office:value-type="float" office:value="25" calcext:value-type="float">
            <text:p>25</text:p>
          </table:table-cell>
          <table:table-cell table:formula="of:=MATCH([.G93];[.J$8:.J$107];0)" office:value-type="float" office:value="25" calcext:value-type="float">
            <text:p>25</text:p>
          </table:table-cell>
          <table:table-cell table:formula="of:=ABS([.O93]-[.P9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731825278191" calcext:value-type="float">
            <text:p>0.57318252781910</text:p>
          </table:table-cell>
          <table:table-cell office:value-type="float" office:value="87" calcext:value-type="float">
            <text:p>87</text:p>
          </table:table-cell>
          <table:table-cell office:value-type="float" office:value="0.5731850146338" calcext:value-type="float">
            <text:p>0.57318501463380</text:p>
          </table:table-cell>
          <table:table-cell table:formula="of:=ABS([.B94]-[.D94])" office:value-type="float" office:value="0.00000248681469994239" calcext:value-type="float">
            <text:p>0.0000024868147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0.56963361157321" calcext:value-type="float">
            <text:p>0.56963361157321</text:p>
          </table:table-cell>
          <table:table-cell office:value-type="float" office:value="11" calcext:value-type="float">
            <text:p>11</text:p>
          </table:table-cell>
          <table:table-cell office:value-type="float" office:value="0.56963606631597" calcext:value-type="float">
            <text:p>0.56963606631597</text:p>
          </table:table-cell>
          <table:table-cell/>
          <table:table-cell table:formula="of:=[.I94]-[.I93]" office:value-type="float" office:value="0.00114266695494003" calcext:value-type="float">
            <text:p>0.00114266695494</text:p>
          </table:table-cell>
          <table:table-cell/>
          <table:table-cell table:formula="of:=MATCH([.G94];[.H$8:.H$107];0)" office:value-type="float" office:value="89" calcext:value-type="float">
            <text:p>89</text:p>
          </table:table-cell>
          <table:table-cell table:formula="of:=MATCH([.G94];[.J$8:.J$107];0)" office:value-type="float" office:value="89" calcext:value-type="float">
            <text:p>89</text:p>
          </table:table-cell>
          <table:table-cell table:formula="of:=ABS([.O94]-[.P9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7247474480444" calcext:value-type="float">
            <text:p>0.47247474480444</text:p>
          </table:table-cell>
          <table:table-cell office:value-type="float" office:value="88" calcext:value-type="float">
            <text:p>88</text:p>
          </table:table-cell>
          <table:table-cell office:value-type="float" office:value="0.47247716330273" calcext:value-type="float">
            <text:p>0.47247716330273</text:p>
          </table:table-cell>
          <table:table-cell table:formula="of:=ABS([.B95]-[.D95])" office:value-type="float" office:value="0.00000241849828996887" calcext:value-type="float">
            <text:p>0.0000024184982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0.57260653051812" calcext:value-type="float">
            <text:p>0.57260653051812</text:p>
          </table:table-cell>
          <table:table-cell office:value-type="float" office:value="39" calcext:value-type="float">
            <text:p>39</text:p>
          </table:table-cell>
          <table:table-cell office:value-type="float" office:value="0.57260898287315" calcext:value-type="float">
            <text:p>0.57260898287315</text:p>
          </table:table-cell>
          <table:table-cell/>
          <table:table-cell table:formula="of:=[.I95]-[.I94]" office:value-type="float" office:value="0.00297291894491003" calcext:value-type="float">
            <text:p>0.00297291894491</text:p>
          </table:table-cell>
          <table:table-cell/>
          <table:table-cell table:formula="of:=MATCH([.G95];[.H$8:.H$107];0)" office:value-type="float" office:value="33" calcext:value-type="float">
            <text:p>33</text:p>
          </table:table-cell>
          <table:table-cell table:formula="of:=MATCH([.G95];[.J$8:.J$107];0)" office:value-type="float" office:value="33" calcext:value-type="float">
            <text:p>33</text:p>
          </table:table-cell>
          <table:table-cell table:formula="of:=ABS([.O95]-[.P9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1343016119754" calcext:value-type="float">
            <text:p>0.51343016119754</text:p>
          </table:table-cell>
          <table:table-cell office:value-type="float" office:value="89" calcext:value-type="float">
            <text:p>89</text:p>
          </table:table-cell>
          <table:table-cell office:value-type="float" office:value="0.51343279011194" calcext:value-type="float">
            <text:p>0.51343279011194</text:p>
          </table:table-cell>
          <table:table-cell table:formula="of:=ABS([.B96]-[.D96])" office:value-type="float" office:value="0.00000262891439994917" calcext:value-type="float">
            <text:p>0.0000026289144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0.5731825278191" calcext:value-type="float">
            <text:p>0.57318252781910</text:p>
          </table:table-cell>
          <table:table-cell office:value-type="float" office:value="87" calcext:value-type="float">
            <text:p>87</text:p>
          </table:table-cell>
          <table:table-cell office:value-type="float" office:value="0.5731850146338" calcext:value-type="float">
            <text:p>0.57318501463380</text:p>
          </table:table-cell>
          <table:table-cell/>
          <table:table-cell table:formula="of:=[.I96]-[.I95]" office:value-type="float" office:value="0.000575997300980013" calcext:value-type="float">
            <text:p>0.00057599730098</text:p>
          </table:table-cell>
          <table:table-cell/>
          <table:table-cell table:formula="of:=MATCH([.G96];[.H$8:.H$107];0)" office:value-type="float" office:value="60" calcext:value-type="float">
            <text:p>60</text:p>
          </table:table-cell>
          <table:table-cell table:formula="of:=MATCH([.G96];[.J$8:.J$107];0)" office:value-type="float" office:value="60" calcext:value-type="float">
            <text:p>60</text:p>
          </table:table-cell>
          <table:table-cell table:formula="of:=ABS([.O96]-[.P9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0513615523218" calcext:value-type="float">
            <text:p>0.40513615523218</text:p>
          </table:table-cell>
          <table:table-cell office:value-type="float" office:value="90" calcext:value-type="float">
            <text:p>90</text:p>
          </table:table-cell>
          <table:table-cell office:value-type="float" office:value="0.40513865429843" calcext:value-type="float">
            <text:p>0.40513865429843</text:p>
          </table:table-cell>
          <table:table-cell table:formula="of:=ABS([.B97]-[.D97])" office:value-type="float" office:value="0.00000249906624999463" calcext:value-type="float">
            <text:p>0.0000024990662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0.57411705926929" calcext:value-type="float">
            <text:p>0.57411705926929</text:p>
          </table:table-cell>
          <table:table-cell office:value-type="float" office:value="96" calcext:value-type="float">
            <text:p>96</text:p>
          </table:table-cell>
          <table:table-cell office:value-type="float" office:value="0.57411955723883" calcext:value-type="float">
            <text:p>0.57411955723883</text:p>
          </table:table-cell>
          <table:table-cell/>
          <table:table-cell table:formula="of:=[.I97]-[.I96]" office:value-type="float" office:value="0.000934531450189957" calcext:value-type="float">
            <text:p>0.00093453145019</text:p>
          </table:table-cell>
          <table:table-cell/>
          <table:table-cell table:formula="of:=MATCH([.G97];[.H$8:.H$107];0)" office:value-type="float" office:value="7" calcext:value-type="float">
            <text:p>7</text:p>
          </table:table-cell>
          <table:table-cell table:formula="of:=MATCH([.G97];[.J$8:.J$107];0)" office:value-type="float" office:value="7" calcext:value-type="float">
            <text:p>7</text:p>
          </table:table-cell>
          <table:table-cell table:formula="of:=ABS([.O97]-[.P9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7066316857311" calcext:value-type="float">
            <text:p>0.47066316857311</text:p>
          </table:table-cell>
          <table:table-cell office:value-type="float" office:value="91" calcext:value-type="float">
            <text:p>91</text:p>
          </table:table-cell>
          <table:table-cell office:value-type="float" office:value="0.47066575293139" calcext:value-type="float">
            <text:p>0.47066575293139</text:p>
          </table:table-cell>
          <table:table-cell table:formula="of:=ABS([.B98]-[.D98])" office:value-type="float" office:value="0.00000258435827998893" calcext:value-type="float">
            <text:p>0.0000025843582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0.57604012875733" calcext:value-type="float">
            <text:p>0.57604012875733</text:p>
          </table:table-cell>
          <table:table-cell office:value-type="float" office:value="67" calcext:value-type="float">
            <text:p>67</text:p>
          </table:table-cell>
          <table:table-cell office:value-type="float" office:value="0.57604256240217" calcext:value-type="float">
            <text:p>0.57604256240217</text:p>
          </table:table-cell>
          <table:table-cell/>
          <table:table-cell table:formula="of:=[.I98]-[.I97]" office:value-type="float" office:value="0.00192306948804" calcext:value-type="float">
            <text:p>0.00192306948804</text:p>
          </table:table-cell>
          <table:table-cell/>
          <table:table-cell table:formula="of:=MATCH([.G98];[.H$8:.H$107];0)" office:value-type="float" office:value="32" calcext:value-type="float">
            <text:p>32</text:p>
          </table:table-cell>
          <table:table-cell table:formula="of:=MATCH([.G98];[.J$8:.J$107];0)" office:value-type="float" office:value="32" calcext:value-type="float">
            <text:p>32</text:p>
          </table:table-cell>
          <table:table-cell table:formula="of:=ABS([.O98]-[.P9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389148187987" calcext:value-type="float">
            <text:p>0.43891481879870</text:p>
          </table:table-cell>
          <table:table-cell office:value-type="float" office:value="92" calcext:value-type="float">
            <text:p>92</text:p>
          </table:table-cell>
          <table:table-cell office:value-type="float" office:value="0.438917196808" calcext:value-type="float">
            <text:p>0.43891719680800</text:p>
          </table:table-cell>
          <table:table-cell table:formula="of:=ABS([.B99]-[.D99])" office:value-type="float" office:value="0.00000237800929997478" calcext:value-type="float">
            <text:p>0.0000023780093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office:value-type="float" office:value="0.57763809777695" calcext:value-type="float">
            <text:p>0.57763809777695</text:p>
          </table:table-cell>
          <table:table-cell office:value-type="float" office:value="35" calcext:value-type="float">
            <text:p>35</text:p>
          </table:table-cell>
          <table:table-cell office:value-type="float" office:value="0.57764067001615" calcext:value-type="float">
            <text:p>0.57764067001615</text:p>
          </table:table-cell>
          <table:table-cell/>
          <table:table-cell table:formula="of:=[.I99]-[.I98]" office:value-type="float" office:value="0.00159796901961995" calcext:value-type="float">
            <text:p>0.00159796901962</text:p>
          </table:table-cell>
          <table:table-cell/>
          <table:table-cell table:formula="of:=MATCH([.G99];[.H$8:.H$107];0)" office:value-type="float" office:value="12" calcext:value-type="float">
            <text:p>12</text:p>
          </table:table-cell>
          <table:table-cell table:formula="of:=MATCH([.G99];[.J$8:.J$107];0)" office:value-type="float" office:value="12" calcext:value-type="float">
            <text:p>12</text:p>
          </table:table-cell>
          <table:table-cell table:formula="of:=ABS([.O99]-[.P9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5569844822632" calcext:value-type="float">
            <text:p>0.45569844822632</text:p>
          </table:table-cell>
          <table:table-cell office:value-type="float" office:value="93" calcext:value-type="float">
            <text:p>93</text:p>
          </table:table-cell>
          <table:table-cell office:value-type="float" office:value="0.45570059572394" calcext:value-type="float">
            <text:p>0.45570059572394</text:p>
          </table:table-cell>
          <table:table-cell table:formula="of:=ABS([.B100]-[.D100])" office:value-type="float" office:value="0.00000214749762000865" calcext:value-type="float">
            <text:p>0.0000021474976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58502464621691" calcext:value-type="float">
            <text:p>0.58502464621691</text:p>
          </table:table-cell>
          <table:table-cell office:value-type="float" office:value="24" calcext:value-type="float">
            <text:p>24</text:p>
          </table:table-cell>
          <table:table-cell office:value-type="float" office:value="0.58502702861247" calcext:value-type="float">
            <text:p>0.58502702861247</text:p>
          </table:table-cell>
          <table:table-cell/>
          <table:table-cell table:formula="of:=[.I100]-[.I99]" office:value-type="float" office:value="0.00738654843996001" calcext:value-type="float">
            <text:p>0.00738654843996</text:p>
          </table:table-cell>
          <table:table-cell/>
          <table:table-cell table:formula="of:=MATCH([.G100];[.H$8:.H$107];0)" office:value-type="float" office:value="22" calcext:value-type="float">
            <text:p>22</text:p>
          </table:table-cell>
          <table:table-cell table:formula="of:=MATCH([.G100];[.J$8:.J$107];0)" office:value-type="float" office:value="22" calcext:value-type="float">
            <text:p>22</text:p>
          </table:table-cell>
          <table:table-cell table:formula="of:=ABS([.O100]-[.P10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5211608814136" calcext:value-type="float">
            <text:p>0.45211608814136</text:p>
          </table:table-cell>
          <table:table-cell office:value-type="float" office:value="94" calcext:value-type="float">
            <text:p>94</text:p>
          </table:table-cell>
          <table:table-cell office:value-type="float" office:value="0.45211851363055" calcext:value-type="float">
            <text:p>0.45211851363055</text:p>
          </table:table-cell>
          <table:table-cell table:formula="of:=ABS([.B101]-[.D101])" office:value-type="float" office:value="0.00000242548918999441" calcext:value-type="float">
            <text:p>0.0000024254891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0.58849631473316" calcext:value-type="float">
            <text:p>0.58849631473316</text:p>
          </table:table-cell>
          <table:table-cell office:value-type="float" office:value="25" calcext:value-type="float">
            <text:p>25</text:p>
          </table:table-cell>
          <table:table-cell office:value-type="float" office:value="0.58849877584893" calcext:value-type="float">
            <text:p>0.58849877584893</text:p>
          </table:table-cell>
          <table:table-cell/>
          <table:table-cell table:formula="of:=[.I101]-[.I100]" office:value-type="float" office:value="0.00347166851625003" calcext:value-type="float">
            <text:p>0.00347166851625</text:p>
          </table:table-cell>
          <table:table-cell/>
          <table:table-cell table:formula="of:=MATCH([.G101];[.H$8:.H$107];0)" office:value-type="float" office:value="19" calcext:value-type="float">
            <text:p>19</text:p>
          </table:table-cell>
          <table:table-cell table:formula="of:=MATCH([.G101];[.J$8:.J$107];0)" office:value-type="float" office:value="19" calcext:value-type="float">
            <text:p>19</text:p>
          </table:table-cell>
          <table:table-cell table:formula="of:=ABS([.O101]-[.P10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5642817530309" calcext:value-type="float">
            <text:p>0.45642817530309</text:p>
          </table:table-cell>
          <table:table-cell office:value-type="float" office:value="95" calcext:value-type="float">
            <text:p>95</text:p>
          </table:table-cell>
          <table:table-cell office:value-type="float" office:value="0.4564305890184" calcext:value-type="float">
            <text:p>0.45643058901840</text:p>
          </table:table-cell>
          <table:table-cell table:formula="of:=ABS([.B102]-[.D102])" office:value-type="float" office:value="0.00000241371531001233" calcext:value-type="float">
            <text:p>0.0000024137153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.58913747580417" calcext:value-type="float">
            <text:p>0.58913747580417</text:p>
          </table:table-cell>
          <table:table-cell office:value-type="float" office:value="1" calcext:value-type="float">
            <text:p>1</text:p>
          </table:table-cell>
          <table:table-cell office:value-type="float" office:value="0.5891399310313" calcext:value-type="float">
            <text:p>0.58913993103130</text:p>
          </table:table-cell>
          <table:table-cell/>
          <table:table-cell table:formula="of:=[.I102]-[.I101]" office:value-type="float" office:value="0.000641161071009977" calcext:value-type="float">
            <text:p>0.00064116107101</text:p>
          </table:table-cell>
          <table:table-cell/>
          <table:table-cell table:formula="of:=MATCH([.G102];[.H$8:.H$107];0)" office:value-type="float" office:value="24" calcext:value-type="float">
            <text:p>24</text:p>
          </table:table-cell>
          <table:table-cell table:formula="of:=MATCH([.G102];[.J$8:.J$107];0)" office:value-type="float" office:value="24" calcext:value-type="float">
            <text:p>24</text:p>
          </table:table-cell>
          <table:table-cell table:formula="of:=ABS([.O102]-[.P10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7411705926929" calcext:value-type="float">
            <text:p>0.57411705926929</text:p>
          </table:table-cell>
          <table:table-cell office:value-type="float" office:value="96" calcext:value-type="float">
            <text:p>96</text:p>
          </table:table-cell>
          <table:table-cell office:value-type="float" office:value="0.57411955723883" calcext:value-type="float">
            <text:p>0.57411955723883</text:p>
          </table:table-cell>
          <table:table-cell table:formula="of:=ABS([.B103]-[.D103])" office:value-type="float" office:value="0.00000249796953999404" calcext:value-type="float">
            <text:p>0.0000024979695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0.59525631475627" calcext:value-type="float">
            <text:p>0.59525631475627</text:p>
          </table:table-cell>
          <table:table-cell office:value-type="float" office:value="22" calcext:value-type="float">
            <text:p>22</text:p>
          </table:table-cell>
          <table:table-cell office:value-type="float" office:value="0.59525883832034" calcext:value-type="float">
            <text:p>0.59525883832034</text:p>
          </table:table-cell>
          <table:table-cell/>
          <table:table-cell table:formula="of:=[.I103]-[.I102]" office:value-type="float" office:value="0.00611883895209997" calcext:value-type="float">
            <text:p>0.00611883895210</text:p>
          </table:table-cell>
          <table:table-cell/>
          <table:table-cell table:formula="of:=MATCH([.G103];[.H$8:.H$107];0)" office:value-type="float" office:value="90" calcext:value-type="float">
            <text:p>90</text:p>
          </table:table-cell>
          <table:table-cell table:formula="of:=MATCH([.G103];[.J$8:.J$107];0)" office:value-type="float" office:value="90" calcext:value-type="float">
            <text:p>90</text:p>
          </table:table-cell>
          <table:table-cell table:formula="of:=ABS([.O103]-[.P10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9128924072069" calcext:value-type="float">
            <text:p>0.49128924072069</text:p>
          </table:table-cell>
          <table:table-cell office:value-type="float" office:value="97" calcext:value-type="float">
            <text:p>97</text:p>
          </table:table-cell>
          <table:table-cell office:value-type="float" office:value="0.49129170374882" calcext:value-type="float">
            <text:p>0.49129170374882</text:p>
          </table:table-cell>
          <table:table-cell table:formula="of:=ABS([.B104]-[.D104])" office:value-type="float" office:value="0.00000246302812995092" calcext:value-type="float">
            <text:p>0.0000024630281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0.59706394267334" calcext:value-type="float">
            <text:p>0.59706394267334</text:p>
          </table:table-cell>
          <table:table-cell office:value-type="float" office:value="85" calcext:value-type="float">
            <text:p>85</text:p>
          </table:table-cell>
          <table:table-cell office:value-type="float" office:value="0.59706649973088" calcext:value-type="float">
            <text:p>0.59706649973088</text:p>
          </table:table-cell>
          <table:table-cell/>
          <table:table-cell table:formula="of:=[.I104]-[.I103]" office:value-type="float" office:value="0.00180762791707001" calcext:value-type="float">
            <text:p>0.00180762791707</text:p>
          </table:table-cell>
          <table:table-cell/>
          <table:table-cell table:formula="of:=MATCH([.G104];[.H$8:.H$107];0)" office:value-type="float" office:value="44" calcext:value-type="float">
            <text:p>44</text:p>
          </table:table-cell>
          <table:table-cell table:formula="of:=MATCH([.G104];[.J$8:.J$107];0)" office:value-type="float" office:value="44" calcext:value-type="float">
            <text:p>44</text:p>
          </table:table-cell>
          <table:table-cell table:formula="of:=ABS([.O104]-[.P10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3479963139216" calcext:value-type="float">
            <text:p>0.53479963139216</text:p>
          </table:table-cell>
          <table:table-cell office:value-type="float" office:value="98" calcext:value-type="float">
            <text:p>98</text:p>
          </table:table-cell>
          <table:table-cell office:value-type="float" office:value="0.53480213412037" calcext:value-type="float">
            <text:p>0.53480213412037</text:p>
          </table:table-cell>
          <table:table-cell table:formula="of:=ABS([.B105]-[.D105])" office:value-type="float" office:value="0.00000250272821000763" calcext:value-type="float">
            <text:p>0.0000025027282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0.60485073947335" calcext:value-type="float">
            <text:p>0.60485073947335</text:p>
          </table:table-cell>
          <table:table-cell office:value-type="float" office:value="61" calcext:value-type="float">
            <text:p>61</text:p>
          </table:table-cell>
          <table:table-cell office:value-type="float" office:value="0.60485323416621" calcext:value-type="float">
            <text:p>0.60485323416621</text:p>
          </table:table-cell>
          <table:table-cell/>
          <table:table-cell table:formula="of:=[.I105]-[.I104]" office:value-type="float" office:value="0.00778679680001004" calcext:value-type="float">
            <text:p>0.00778679680001</text:p>
          </table:table-cell>
          <table:table-cell/>
          <table:table-cell table:formula="of:=MATCH([.G105];[.H$8:.H$107];0)" office:value-type="float" office:value="70" calcext:value-type="float">
            <text:p>70</text:p>
          </table:table-cell>
          <table:table-cell table:formula="of:=MATCH([.G105];[.J$8:.J$107];0)" office:value-type="float" office:value="70" calcext:value-type="float">
            <text:p>70</text:p>
          </table:table-cell>
          <table:table-cell table:formula="of:=ABS([.O105]-[.P10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1314481284674" calcext:value-type="float">
            <text:p>0.51314481284674</text:p>
          </table:table-cell>
          <table:table-cell office:value-type="float" office:value="99" calcext:value-type="float">
            <text:p>99</text:p>
          </table:table-cell>
          <table:table-cell office:value-type="float" office:value="0.51314727396388" calcext:value-type="float">
            <text:p>0.51314727396388</text:p>
          </table:table-cell>
          <table:table-cell table:formula="of:=ABS([.B106]-[.D106])" office:value-type="float" office:value="0.00000246111714008457" calcext:value-type="float">
            <text:p>0.0000024611171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0.60576018211782" calcext:value-type="float">
            <text:p>0.60576018211782</text:p>
          </table:table-cell>
          <table:table-cell office:value-type="float" office:value="49" calcext:value-type="float">
            <text:p>49</text:p>
          </table:table-cell>
          <table:table-cell office:value-type="float" office:value="0.60576247319855" calcext:value-type="float">
            <text:p>0.60576247319855</text:p>
          </table:table-cell>
          <table:table-cell/>
          <table:table-cell table:formula="of:=[.I106]-[.I105]" office:value-type="float" office:value="0.000909442644470015" calcext:value-type="float">
            <text:p>0.00090944264447</text:p>
          </table:table-cell>
          <table:table-cell/>
          <table:table-cell table:formula="of:=MATCH([.G106];[.H$8:.H$107];0)" office:value-type="float" office:value="59" calcext:value-type="float">
            <text:p>59</text:p>
          </table:table-cell>
          <table:table-cell table:formula="of:=MATCH([.G106];[.J$8:.J$107];0)" office:value-type="float" office:value="59" calcext:value-type="float">
            <text:p>59</text:p>
          </table:table-cell>
          <table:table-cell table:formula="of:=ABS([.O106]-[.P10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8126576060045" calcext:value-type="float">
            <text:p>0.38126576060045</text:p>
          </table:table-cell>
          <table:table-cell office:value-type="float" office:value="100" calcext:value-type="float">
            <text:p>100</text:p>
          </table:table-cell>
          <table:table-cell office:value-type="float" office:value="0.38126826102919" calcext:value-type="float">
            <text:p>0.38126826102919</text:p>
          </table:table-cell>
          <table:table-cell table:formula="of:=ABS([.B107]-[.D107])" office:value-type="float" office:value="0.00000250042874000433" calcext:value-type="float">
            <text:p>0.0000025004287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0.63428024610518" calcext:value-type="float">
            <text:p>0.63428024610518</text:p>
          </table:table-cell>
          <table:table-cell office:value-type="float" office:value="31" calcext:value-type="float">
            <text:p>31</text:p>
          </table:table-cell>
          <table:table-cell office:value-type="float" office:value="0.63428277042125" calcext:value-type="float">
            <text:p>0.63428277042125</text:p>
          </table:table-cell>
          <table:table-cell/>
          <table:table-cell table:formula="of:=[.I107]-[.I106]" office:value-type="float" office:value="0.02852006398736" calcext:value-type="float">
            <text:p>0.02852006398736</text:p>
          </table:table-cell>
          <table:table-cell/>
          <table:table-cell table:formula="of:=MATCH([.G107];[.H$8:.H$107];0)" office:value-type="float" office:value="4" calcext:value-type="float">
            <text:p>4</text:p>
          </table:table-cell>
          <table:table-cell table:formula="of:=MATCH([.G107];[.J$8:.J$107];0)" office:value-type="float" office:value="4" calcext:value-type="float">
            <text:p>4</text:p>
          </table:table-cell>
          <table:table-cell table:formula="of:=ABS([.O107]-[.P107])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number-rows-repeated="1048468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'100'.Q6:'100'.Q6">
            <calcext:color-scale>
              <calcext:color-scale-entry calcext:value="0" calcext:type="number" calcext:color="#127622"/>
              <calcext:color-scale-entry calcext:value="1" calcext:type="number" calcext:color="#c9211e"/>
            </calcext:color-scale>
          </calcext:conditional-format>
        </calcext:conditional-formats>
      </table:table>
      <table:table table:name="1000" table:style-name="ta1">
        <table:table-column table:style-name="co1" table:default-cell-style-name="ce3"/>
        <table:table-column table:style-name="co2" table:default-cell-style-name="ce5"/>
        <table:table-column table:style-name="co1" table:default-cell-style-name="ce3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3"/>
        <table:table-column table:style-name="co1" table:default-cell-style-name="ce3"/>
        <table:table-column table:style-name="co2" table:default-cell-style-name="ce5"/>
        <table:table-column table:style-name="co1" table:default-cell-style-name="ce3"/>
        <table:table-column table:style-name="co2" table:default-cell-style-name="ce5"/>
        <table:table-column table:style-name="co5" table:default-cell-style-name="ce5"/>
        <table:table-column table:style-name="co2" table:default-cell-style-name="ce5"/>
        <table:table-column table:style-name="co5" table:default-cell-style-name="ce5"/>
        <table:table-column table:style-name="co6" table:number-columns-repeated="3" table:default-cell-style-name="ce3"/>
        <table:table-column table:style-name="co7" table:number-columns-repeated="1005" table:default-cell-style-name="ce5"/>
        <table:table-row table:style-name="ro1">
          <table:table-cell table:style-name="ce1" table:number-columns-repeated="11"/>
          <table:table-cell table:number-columns-repeated="1011"/>
        </table:table-row>
        <table:table-row table:style-name="ro1" table:number-rows-repeated="2">
          <table:table-cell table:style-name="ce1" table:number-columns-repeated="11"/>
          <table:table-cell/>
          <table:table-cell table:style-name="Default"/>
          <table:table-cell/>
          <table:table-cell table:style-name="ce1" table:number-columns-repeated="3"/>
          <table:table-cell table:number-columns-repeated="1005"/>
        </table:table-row>
        <table:table-row table:style-name="ro1">
          <table:table-cell table:style-name="ce1" table:number-columns-repeated="4"/>
          <table:table-cell table:style-name="ce6" office:value-type="string" calcext:value-type="string">
            <text:p>max</text:p>
          </table:table-cell>
          <table:table-cell table:style-name="ce1" table:number-columns-repeated="6"/>
          <table:table-cell/>
          <table:table-cell table:style-name="ce8" office:value-type="string" calcext:value-type="string">
            <text:p>min</text:p>
          </table:table-cell>
          <table:table-cell/>
          <table:table-cell table:style-name="ce1" table:number-columns-repeated="2"/>
          <table:table-cell table:style-name="ce4" office:value-type="string" calcext:value-type="string">
            <text:p>corrimiento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4" table:number-rows-spanned="1">
            <text:p>crudo</text:p>
          </table:table-cell>
          <table:covered-table-cell table:style-name="ce13"/>
          <table:covered-table-cell table:style-name="ce4"/>
          <table:covered-table-cell table:style-name="ce13"/>
          <table:table-cell table:style-name="ce7" table:formula="of:=MAX([.E8:.E1048576])" office:value-type="float" office:value="0.0000676185742699564" calcext:value-type="float">
            <text:p>0.00006761857427</text:p>
          </table:table-cell>
          <table:table-cell table:style-name="ce13"/>
          <table:table-cell table:style-name="ce4" office:value-type="string" calcext:value-type="string" table:number-columns-spanned="5" table:number-rows-spanned="1">
            <text:p>ordenado</text:p>
          </table:table-cell>
          <table:covered-table-cell table:style-name="ce4"/>
          <table:covered-table-cell table:style-name="ce13"/>
          <table:covered-table-cell table:style-name="ce4"/>
          <table:covered-table-cell table:style-name="ce13"/>
          <table:table-cell/>
          <table:table-cell table:style-name="ce9" table:formula="of:=MIN([.M9:.M1048576])" office:value-type="float" office:value="0.0000000246269800108223" calcext:value-type="float">
            <text:p>0.00000002462698</text:p>
          </table:table-cell>
          <table:table-cell/>
          <table:table-cell table:style-name="ce1" table:number-columns-repeated="2"/>
          <table:table-cell table:style-name="ce6" office:value-type="string" calcext:value-type="string">
            <text:p>max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2" table:number-rows-spanned="1">
            <text:p>expected</text:p>
          </table:table-cell>
          <table:covered-table-cell table:style-name="ce13"/>
          <table:table-cell table:style-name="ce4" office:value-type="string" calcext:value-type="string" table:number-columns-spanned="2" table:number-rows-spanned="1">
            <text:p>out</text:p>
          </table:table-cell>
          <table:covered-table-cell table:style-name="ce13"/>
          <table:table-cell table:style-name="ce13" table:number-columns-repeated="2"/>
          <table:table-cell table:style-name="ce4" office:value-type="string" calcext:value-type="string" table:number-columns-spanned="1" table:number-rows-spanned="2">
            <text:p>ranking</text:p>
          </table:table-cell>
          <table:table-cell table:style-name="ce4" office:value-type="string" calcext:value-type="string" table:number-columns-spanned="2" table:number-rows-spanned="1">
            <text:p>expected</text:p>
          </table:table-cell>
          <table:covered-table-cell table:style-name="ce13"/>
          <table:table-cell table:style-name="ce4" office:value-type="string" calcext:value-type="string" table:number-columns-spanned="2" table:number-rows-spanned="1">
            <text:p>out</text:p>
          </table:table-cell>
          <table:covered-table-cell table:style-name="ce13"/>
          <table:table-cell/>
          <table:table-cell table:style-name="ce1"/>
          <table:table-cell/>
          <table:table-cell table:style-name="ce4" office:value-type="string" calcext:value-type="string" table:number-columns-spanned="2" table:number-rows-spanned="1">
            <text:p>ranking</text:p>
          </table:table-cell>
          <table:covered-table-cell table:style-name="ce4"/>
          <table:table-cell table:style-name="ce22" table:formula="of:=MAX([.Q8:.Q1048576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13" office:value-type="string" calcext:value-type="string">
            <text:p>rating</text:p>
          </table:table-cell>
          <table:table-cell table:style-name="ce4" office:value-type="string" calcext:value-type="string">
            <text:p>ID</text:p>
          </table:table-cell>
          <table:table-cell table:style-name="ce13" office:value-type="string" calcext:value-type="string">
            <text:p>rating</text:p>
          </table:table-cell>
          <table:table-cell table:style-name="ce13" office:value-type="string" calcext:value-type="string">
            <text:p>error</text:p>
          </table:table-cell>
          <table:table-cell table:style-name="ce13"/>
          <table:covered-table-cell table:style-name="ce4"/>
          <table:table-cell table:style-name="ce4" office:value-type="string" calcext:value-type="string">
            <text:p>ID</text:p>
          </table:table-cell>
          <table:table-cell table:style-name="ce13" office:value-type="string" calcext:value-type="string">
            <text:p>rating</text:p>
          </table:table-cell>
          <table:table-cell table:style-name="ce4" office:value-type="string" calcext:value-type="string">
            <text:p>ID</text:p>
          </table:table-cell>
          <table:table-cell table:style-name="ce13" office:value-type="string" calcext:value-type="string">
            <text:p>rating</text:p>
          </table:table-cell>
          <table:table-cell/>
          <table:table-cell table:style-name="ce13" office:value-type="string" calcext:value-type="string">
            <text:p>distancias</text:p>
          </table:table-cell>
          <table:table-cell/>
          <table:table-cell table:style-name="ce4" office:value-type="string" calcext:value-type="string">
            <text:p>expected</text:p>
          </table:table-cell>
          <table:table-cell table:style-name="ce4" office:value-type="string" calcext:value-type="string">
            <text:p>out</text:p>
          </table:table-cell>
          <table:table-cell table:style-name="ce1"/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998004598488" calcext:value-type="float">
            <text:p>0.47998004598488</text:p>
          </table:table-cell>
          <table:table-cell office:value-type="float" office:value="1" calcext:value-type="float">
            <text:p>1</text:p>
          </table:table-cell>
          <table:table-cell office:value-type="float" office:value="0.47991269961913" calcext:value-type="float">
            <text:p>0.47991269961913</text:p>
          </table:table-cell>
          <table:table-cell table:formula="of:=ABS([.B8]-[.D8])" office:value-type="float" office:value="0.000067346365749954" calcext:value-type="float">
            <text:p>0.000067346365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0.43908757981588" calcext:value-type="float">
            <text:p>0.43908757981588</text:p>
          </table:table-cell>
          <table:table-cell office:value-type="float" office:value="409" calcext:value-type="float">
            <text:p>409</text:p>
          </table:table-cell>
          <table:table-cell office:value-type="float" office:value="0.43902052075776" calcext:value-type="float">
            <text:p>0.43902052075776</text:p>
          </table:table-cell>
          <table:table-cell/>
          <table:table-cell table:style-name="ce13" office:value-type="string" calcext:value-type="string">
            <text:p>expected</text:p>
          </table:table-cell>
          <table:table-cell/>
          <table:table-cell table:formula="of:=MATCH([.G8];[.H$8:.H$1007];0)" office:value-type="float" office:value="138" calcext:value-type="float">
            <text:p>138</text:p>
          </table:table-cell>
          <table:table-cell table:formula="of:=MATCH([.G8];[.J$8:.J$1007];0)" office:value-type="float" office:value="138" calcext:value-type="float">
            <text:p>138</text:p>
          </table:table-cell>
          <table:table-cell table:formula="of:=ABS([.O8]-[.P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8616086718623" calcext:value-type="float">
            <text:p>0.48616086718623</text:p>
          </table:table-cell>
          <table:table-cell office:value-type="float" office:value="2" calcext:value-type="float">
            <text:p>2</text:p>
          </table:table-cell>
          <table:table-cell office:value-type="float" office:value="0.48609353399192" calcext:value-type="float">
            <text:p>0.48609353399192</text:p>
          </table:table-cell>
          <table:table-cell table:formula="of:=ABS([.B9]-[.D9])" office:value-type="float" office:value="0.0000673331943099598" calcext:value-type="float">
            <text:p>0.000067333194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0.44379185130176" calcext:value-type="float">
            <text:p>0.44379185130176</text:p>
          </table:table-cell>
          <table:table-cell office:value-type="float" office:value="228" calcext:value-type="float">
            <text:p>228</text:p>
          </table:table-cell>
          <table:table-cell office:value-type="float" office:value="0.44372466028473" calcext:value-type="float">
            <text:p>0.44372466028473</text:p>
          </table:table-cell>
          <table:table-cell/>
          <table:table-cell table:formula="of:=[.I9]-[.I8]" office:value-type="float" office:value="0.00470427148588004" calcext:value-type="float">
            <text:p>0.00470427148588</text:p>
          </table:table-cell>
          <table:table-cell/>
          <table:table-cell table:formula="of:=MATCH([.G9];[.H$8:.H$1007];0)" office:value-type="float" office:value="224" calcext:value-type="float">
            <text:p>224</text:p>
          </table:table-cell>
          <table:table-cell table:formula="of:=MATCH([.G9];[.J$8:.J$1007];0)" office:value-type="float" office:value="224" calcext:value-type="float">
            <text:p>224</text:p>
          </table:table-cell>
          <table:table-cell table:formula="of:=ABS([.O9]-[.P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93560191952" calcext:value-type="float">
            <text:p>0.51935601919520</text:p>
          </table:table-cell>
          <table:table-cell office:value-type="float" office:value="3" calcext:value-type="float">
            <text:p>3</text:p>
          </table:table-cell>
          <table:table-cell office:value-type="float" office:value="0.5192887113714" calcext:value-type="float">
            <text:p>0.51928871137140</text:p>
          </table:table-cell>
          <table:table-cell table:formula="of:=ABS([.B10]-[.D10])" office:value-type="float" office:value="0.0000673078238000446" calcext:value-type="float">
            <text:p>0.000067307823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0.44625242941068" calcext:value-type="float">
            <text:p>0.44625242941068</text:p>
          </table:table-cell>
          <table:table-cell office:value-type="float" office:value="512" calcext:value-type="float">
            <text:p>512</text:p>
          </table:table-cell>
          <table:table-cell office:value-type="float" office:value="0.44618536459846" calcext:value-type="float">
            <text:p>0.44618536459846</text:p>
          </table:table-cell>
          <table:table-cell/>
          <table:table-cell table:formula="of:=[.I10]-[.I9]" office:value-type="float" office:value="0.00246057810891998" calcext:value-type="float">
            <text:p>0.00246057810892</text:p>
          </table:table-cell>
          <table:table-cell/>
          <table:table-cell table:formula="of:=MATCH([.G10];[.H$8:.H$1007];0)" office:value-type="float" office:value="859" calcext:value-type="float">
            <text:p>859</text:p>
          </table:table-cell>
          <table:table-cell table:formula="of:=MATCH([.G10];[.J$8:.J$1007];0)" office:value-type="float" office:value="859" calcext:value-type="float">
            <text:p>859</text:p>
          </table:table-cell>
          <table:table-cell table:formula="of:=ABS([.O10]-[.P1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2462664910433" calcext:value-type="float">
            <text:p>0.52462664910433</text:p>
          </table:table-cell>
          <table:table-cell office:value-type="float" office:value="4" calcext:value-type="float">
            <text:p>4</text:p>
          </table:table-cell>
          <table:table-cell office:value-type="float" office:value="0.5245593304235" calcext:value-type="float">
            <text:p>0.52455933042350</text:p>
          </table:table-cell>
          <table:table-cell table:formula="of:=ABS([.B11]-[.D11])" office:value-type="float" office:value="0.0000673186808299864" calcext:value-type="float">
            <text:p>0.000067318680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0.44661435973321" calcext:value-type="float">
            <text:p>0.44661435973321</text:p>
          </table:table-cell>
          <table:table-cell office:value-type="float" office:value="119" calcext:value-type="float">
            <text:p>119</text:p>
          </table:table-cell>
          <table:table-cell office:value-type="float" office:value="0.44654707487132" calcext:value-type="float">
            <text:p>0.44654707487132</text:p>
          </table:table-cell>
          <table:table-cell/>
          <table:table-cell table:formula="of:=[.I11]-[.I10]" office:value-type="float" office:value="0.000361930322530013" calcext:value-type="float">
            <text:p>0.00036193032253</text:p>
          </table:table-cell>
          <table:table-cell/>
          <table:table-cell table:formula="of:=MATCH([.G11];[.H$8:.H$1007];0)" office:value-type="float" office:value="914" calcext:value-type="float">
            <text:p>914</text:p>
          </table:table-cell>
          <table:table-cell table:formula="of:=MATCH([.G11];[.J$8:.J$1007];0)" office:value-type="float" office:value="914" calcext:value-type="float">
            <text:p>914</text:p>
          </table:table-cell>
          <table:table-cell table:formula="of:=ABS([.O11]-[.P1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9013046659453" calcext:value-type="float">
            <text:p>0.49013046659453</text:p>
          </table:table-cell>
          <table:table-cell office:value-type="float" office:value="5" calcext:value-type="float">
            <text:p>5</text:p>
          </table:table-cell>
          <table:table-cell office:value-type="float" office:value="0.49006313917093" calcext:value-type="float">
            <text:p>0.49006313917093</text:p>
          </table:table-cell>
          <table:table-cell table:formula="of:=ABS([.B12]-[.D12])" office:value-type="float" office:value="0.0000673274236000498" calcext:value-type="float">
            <text:p>0.000067327423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89" calcext:value-type="float">
            <text:p>889</text:p>
          </table:table-cell>
          <table:table-cell office:value-type="float" office:value="0.45165797416918" calcext:value-type="float">
            <text:p>0.45165797416918</text:p>
          </table:table-cell>
          <table:table-cell office:value-type="float" office:value="889" calcext:value-type="float">
            <text:p>889</text:p>
          </table:table-cell>
          <table:table-cell office:value-type="float" office:value="0.45159095542621" calcext:value-type="float">
            <text:p>0.45159095542621</text:p>
          </table:table-cell>
          <table:table-cell/>
          <table:table-cell table:formula="of:=[.I12]-[.I11]" office:value-type="float" office:value="0.00504361443597001" calcext:value-type="float">
            <text:p>0.00504361443597</text:p>
          </table:table-cell>
          <table:table-cell/>
          <table:table-cell table:formula="of:=MATCH([.G12];[.H$8:.H$1007];0)" office:value-type="float" office:value="293" calcext:value-type="float">
            <text:p>293</text:p>
          </table:table-cell>
          <table:table-cell table:formula="of:=MATCH([.G12];[.J$8:.J$1007];0)" office:value-type="float" office:value="293" calcext:value-type="float">
            <text:p>293</text:p>
          </table:table-cell>
          <table:table-cell table:formula="of:=ABS([.O12]-[.P1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7600908096007" calcext:value-type="float">
            <text:p>0.47600908096007</text:p>
          </table:table-cell>
          <table:table-cell office:value-type="float" office:value="6" calcext:value-type="float">
            <text:p>6</text:p>
          </table:table-cell>
          <table:table-cell office:value-type="float" office:value="0.4759417946375" calcext:value-type="float">
            <text:p>0.47594179463750</text:p>
          </table:table-cell>
          <table:table-cell table:formula="of:=ABS([.B13]-[.D13])" office:value-type="float" office:value="0.0000672863225699705" calcext:value-type="float">
            <text:p>0.000067286322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0.45321037308871" calcext:value-type="float">
            <text:p>0.45321037308871</text:p>
          </table:table-cell>
          <table:table-cell office:value-type="float" office:value="61" calcext:value-type="float">
            <text:p>61</text:p>
          </table:table-cell>
          <table:table-cell office:value-type="float" office:value="0.45314301595091" calcext:value-type="float">
            <text:p>0.45314301595091</text:p>
          </table:table-cell>
          <table:table-cell/>
          <table:table-cell table:formula="of:=[.I13]-[.I12]" office:value-type="float" office:value="0.00155239891952996" calcext:value-type="float">
            <text:p>0.00155239891953</text:p>
          </table:table-cell>
          <table:table-cell/>
          <table:table-cell table:formula="of:=MATCH([.G13];[.H$8:.H$1007];0)" office:value-type="float" office:value="102" calcext:value-type="float">
            <text:p>102</text:p>
          </table:table-cell>
          <table:table-cell table:formula="of:=MATCH([.G13];[.J$8:.J$1007];0)" office:value-type="float" office:value="102" calcext:value-type="float">
            <text:p>102</text:p>
          </table:table-cell>
          <table:table-cell table:formula="of:=ABS([.O13]-[.P1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143957019377" calcext:value-type="float">
            <text:p>0.51439570193770</text:p>
          </table:table-cell>
          <table:table-cell office:value-type="float" office:value="7" calcext:value-type="float">
            <text:p>7</text:p>
          </table:table-cell>
          <table:table-cell office:value-type="float" office:value="0.5143283948967" calcext:value-type="float">
            <text:p>0.51432839489670</text:p>
          </table:table-cell>
          <table:table-cell table:formula="of:=ABS([.B14]-[.D14])" office:value-type="float" office:value="0.0000673070409999976" calcext:value-type="float">
            <text:p>0.000067307041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office:value-type="float" office:value="0.4533487186283" calcext:value-type="float">
            <text:p>0.45334871862830</text:p>
          </table:table-cell>
          <table:table-cell office:value-type="float" office:value="405" calcext:value-type="float">
            <text:p>405</text:p>
          </table:table-cell>
          <table:table-cell office:value-type="float" office:value="0.45328153070061" calcext:value-type="float">
            <text:p>0.45328153070061</text:p>
          </table:table-cell>
          <table:table-cell/>
          <table:table-cell table:formula="of:=[.I14]-[.I13]" office:value-type="float" office:value="0.000138345539590024" calcext:value-type="float">
            <text:p>0.00013834553959</text:p>
          </table:table-cell>
          <table:table-cell/>
          <table:table-cell table:formula="of:=MATCH([.G14];[.H$8:.H$1007];0)" office:value-type="float" office:value="778" calcext:value-type="float">
            <text:p>778</text:p>
          </table:table-cell>
          <table:table-cell table:formula="of:=MATCH([.G14];[.J$8:.J$1007];0)" office:value-type="float" office:value="778" calcext:value-type="float">
            <text:p>778</text:p>
          </table:table-cell>
          <table:table-cell table:formula="of:=ABS([.O14]-[.P1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8789288569823" calcext:value-type="float">
            <text:p>0.48789288569823</text:p>
          </table:table-cell>
          <table:table-cell office:value-type="float" office:value="8" calcext:value-type="float">
            <text:p>8</text:p>
          </table:table-cell>
          <table:table-cell office:value-type="float" office:value="0.48782556384802" calcext:value-type="float">
            <text:p>0.48782556384802</text:p>
          </table:table-cell>
          <table:table-cell table:formula="of:=ABS([.B15]-[.D15])" office:value-type="float" office:value="0.0000673218502099671" calcext:value-type="float">
            <text:p>0.000067321850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38" calcext:value-type="float">
            <text:p>938</text:p>
          </table:table-cell>
          <table:table-cell office:value-type="float" office:value="0.45449739429794" calcext:value-type="float">
            <text:p>0.45449739429794</text:p>
          </table:table-cell>
          <table:table-cell office:value-type="float" office:value="938" calcext:value-type="float">
            <text:p>938</text:p>
          </table:table-cell>
          <table:table-cell office:value-type="float" office:value="0.4544298448808" calcext:value-type="float">
            <text:p>0.45442984488080</text:p>
          </table:table-cell>
          <table:table-cell/>
          <table:table-cell table:formula="of:=[.I15]-[.I14]" office:value-type="float" office:value="0.00114867566964" calcext:value-type="float">
            <text:p>0.00114867566964</text:p>
          </table:table-cell>
          <table:table-cell/>
          <table:table-cell table:formula="of:=MATCH([.G15];[.H$8:.H$1007];0)" office:value-type="float" office:value="248" calcext:value-type="float">
            <text:p>248</text:p>
          </table:table-cell>
          <table:table-cell table:formula="of:=MATCH([.G15];[.J$8:.J$1007];0)" office:value-type="float" office:value="248" calcext:value-type="float">
            <text:p>248</text:p>
          </table:table-cell>
          <table:table-cell table:formula="of:=ABS([.O15]-[.P1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2013078605044" calcext:value-type="float">
            <text:p>0.52013078605044</text:p>
          </table:table-cell>
          <table:table-cell office:value-type="float" office:value="9" calcext:value-type="float">
            <text:p>9</text:p>
          </table:table-cell>
          <table:table-cell office:value-type="float" office:value="0.52006339516293" calcext:value-type="float">
            <text:p>0.52006339516293</text:p>
          </table:table-cell>
          <table:table-cell table:formula="of:=ABS([.B16]-[.D16])" office:value-type="float" office:value="0.0000673908875100659" calcext:value-type="float">
            <text:p>0.0000673908875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35" calcext:value-type="float">
            <text:p>535</text:p>
          </table:table-cell>
          <table:table-cell office:value-type="float" office:value="0.45461966958201" calcext:value-type="float">
            <text:p>0.45461966958201</text:p>
          </table:table-cell>
          <table:table-cell office:value-type="float" office:value="535" calcext:value-type="float">
            <text:p>535</text:p>
          </table:table-cell>
          <table:table-cell office:value-type="float" office:value="0.45455213582169" calcext:value-type="float">
            <text:p>0.45455213582169</text:p>
          </table:table-cell>
          <table:table-cell/>
          <table:table-cell table:formula="of:=[.I16]-[.I15]" office:value-type="float" office:value="0.000122275284069995" calcext:value-type="float">
            <text:p>0.00012227528407</text:p>
          </table:table-cell>
          <table:table-cell/>
          <table:table-cell table:formula="of:=MATCH([.G16];[.H$8:.H$1007];0)" office:value-type="float" office:value="870" calcext:value-type="float">
            <text:p>870</text:p>
          </table:table-cell>
          <table:table-cell table:formula="of:=MATCH([.G16];[.J$8:.J$1007];0)" office:value-type="float" office:value="869" calcext:value-type="float">
            <text:p>869</text:p>
          </table:table-cell>
          <table:table-cell table:formula="of:=ABS([.O16]-[.P16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9206817384433" calcext:value-type="float">
            <text:p>0.49206817384433</text:p>
          </table:table-cell>
          <table:table-cell office:value-type="float" office:value="10" calcext:value-type="float">
            <text:p>10</text:p>
          </table:table-cell>
          <table:table-cell office:value-type="float" office:value="0.49200088188347" calcext:value-type="float">
            <text:p>0.49200088188347</text:p>
          </table:table-cell>
          <table:table-cell table:formula="of:=ABS([.B17]-[.D17])" office:value-type="float" office:value="0.000067291960859972" calcext:value-type="float">
            <text:p>0.000067291960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14" calcext:value-type="float">
            <text:p>914</text:p>
          </table:table-cell>
          <table:table-cell office:value-type="float" office:value="0.45501682405519" calcext:value-type="float">
            <text:p>0.45501682405519</text:p>
          </table:table-cell>
          <table:table-cell office:value-type="float" office:value="914" calcext:value-type="float">
            <text:p>914</text:p>
          </table:table-cell>
          <table:table-cell office:value-type="float" office:value="0.45494983210397" calcext:value-type="float">
            <text:p>0.45494983210397</text:p>
          </table:table-cell>
          <table:table-cell/>
          <table:table-cell table:formula="of:=[.I17]-[.I16]" office:value-type="float" office:value="0.000397154473180006" calcext:value-type="float">
            <text:p>0.00039715447318</text:p>
          </table:table-cell>
          <table:table-cell/>
          <table:table-cell table:formula="of:=MATCH([.G17];[.H$8:.H$1007];0)" office:value-type="float" office:value="333" calcext:value-type="float">
            <text:p>333</text:p>
          </table:table-cell>
          <table:table-cell table:formula="of:=MATCH([.G17];[.J$8:.J$1007];0)" office:value-type="float" office:value="333" calcext:value-type="float">
            <text:p>333</text:p>
          </table:table-cell>
          <table:table-cell table:formula="of:=ABS([.O17]-[.P1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1317834410671" calcext:value-type="float">
            <text:p>0.51317834410671</text:p>
          </table:table-cell>
          <table:table-cell office:value-type="float" office:value="11" calcext:value-type="float">
            <text:p>11</text:p>
          </table:table-cell>
          <table:table-cell office:value-type="float" office:value="0.51311108966489" calcext:value-type="float">
            <text:p>0.51311108966489</text:p>
          </table:table-cell>
          <table:table-cell table:formula="of:=ABS([.B18]-[.D18])" office:value-type="float" office:value="0.0000672544418199861" calcext:value-type="float">
            <text:p>0.0000672544418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office:value-type="float" office:value="0.45539607085938" calcext:value-type="float">
            <text:p>0.45539607085938</text:p>
          </table:table-cell>
          <table:table-cell office:value-type="float" office:value="330" calcext:value-type="float">
            <text:p>330</text:p>
          </table:table-cell>
          <table:table-cell office:value-type="float" office:value="0.45532842358834" calcext:value-type="float">
            <text:p>0.45532842358834</text:p>
          </table:table-cell>
          <table:table-cell/>
          <table:table-cell table:formula="of:=[.I18]-[.I17]" office:value-type="float" office:value="0.000379246804189992" calcext:value-type="float">
            <text:p>0.00037924680419</text:p>
          </table:table-cell>
          <table:table-cell/>
          <table:table-cell table:formula="of:=MATCH([.G18];[.H$8:.H$1007];0)" office:value-type="float" office:value="758" calcext:value-type="float">
            <text:p>758</text:p>
          </table:table-cell>
          <table:table-cell table:formula="of:=MATCH([.G18];[.J$8:.J$1007];0)" office:value-type="float" office:value="758" calcext:value-type="float">
            <text:p>758</text:p>
          </table:table-cell>
          <table:table-cell table:formula="of:=ABS([.O18]-[.P1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1564617824984" calcext:value-type="float">
            <text:p>0.51564617824984</text:p>
          </table:table-cell>
          <table:table-cell office:value-type="float" office:value="12" calcext:value-type="float">
            <text:p>12</text:p>
          </table:table-cell>
          <table:table-cell office:value-type="float" office:value="0.51557896450466" calcext:value-type="float">
            <text:p>0.51557896450466</text:p>
          </table:table-cell>
          <table:table-cell table:formula="of:=ABS([.B19]-[.D19])" office:value-type="float" office:value="0.0000672137451800392" calcext:value-type="float">
            <text:p>0.000067213745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95" calcext:value-type="float">
            <text:p>895</text:p>
          </table:table-cell>
          <table:table-cell office:value-type="float" office:value="0.4558960109498" calcext:value-type="float">
            <text:p>0.45589601094980</text:p>
          </table:table-cell>
          <table:table-cell office:value-type="float" office:value="895" calcext:value-type="float">
            <text:p>895</text:p>
          </table:table-cell>
          <table:table-cell office:value-type="float" office:value="0.45582802525691" calcext:value-type="float">
            <text:p>0.45582802525691</text:p>
          </table:table-cell>
          <table:table-cell/>
          <table:table-cell table:formula="of:=[.I19]-[.I18]" office:value-type="float" office:value="0.000499940090420037" calcext:value-type="float">
            <text:p>0.00049994009042</text:p>
          </table:table-cell>
          <table:table-cell/>
          <table:table-cell table:formula="of:=MATCH([.G19];[.H$8:.H$1007];0)" office:value-type="float" office:value="797" calcext:value-type="float">
            <text:p>797</text:p>
          </table:table-cell>
          <table:table-cell table:formula="of:=MATCH([.G19];[.J$8:.J$1007];0)" office:value-type="float" office:value="797" calcext:value-type="float">
            <text:p>797</text:p>
          </table:table-cell>
          <table:table-cell table:formula="of:=ABS([.O19]-[.P1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947539434586" calcext:value-type="float">
            <text:p>0.49475394345860</text:p>
          </table:table-cell>
          <table:table-cell office:value-type="float" office:value="13" calcext:value-type="float">
            <text:p>13</text:p>
          </table:table-cell>
          <table:table-cell office:value-type="float" office:value="0.49468666595585" calcext:value-type="float">
            <text:p>0.49468666595585</text:p>
          </table:table-cell>
          <table:table-cell table:formula="of:=ABS([.B20]-[.D20])" office:value-type="float" office:value="0.0000672775027500405" calcext:value-type="float">
            <text:p>0.0000672775027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96" calcext:value-type="float">
            <text:p>496</text:p>
          </table:table-cell>
          <table:table-cell office:value-type="float" office:value="0.45676509656949" calcext:value-type="float">
            <text:p>0.45676509656949</text:p>
          </table:table-cell>
          <table:table-cell office:value-type="float" office:value="496" calcext:value-type="float">
            <text:p>496</text:p>
          </table:table-cell>
          <table:table-cell office:value-type="float" office:value="0.45669717076072" calcext:value-type="float">
            <text:p>0.45669717076072</text:p>
          </table:table-cell>
          <table:table-cell/>
          <table:table-cell table:formula="of:=[.I20]-[.I19]" office:value-type="float" office:value="0.000869085619689958" calcext:value-type="float">
            <text:p>0.00086908561969</text:p>
          </table:table-cell>
          <table:table-cell/>
          <table:table-cell table:formula="of:=MATCH([.G20];[.H$8:.H$1007];0)" office:value-type="float" office:value="379" calcext:value-type="float">
            <text:p>379</text:p>
          </table:table-cell>
          <table:table-cell table:formula="of:=MATCH([.G20];[.J$8:.J$1007];0)" office:value-type="float" office:value="379" calcext:value-type="float">
            <text:p>379</text:p>
          </table:table-cell>
          <table:table-cell table:formula="of:=ABS([.O20]-[.P2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0065590856062" calcext:value-type="float">
            <text:p>0.50065590856062</text:p>
          </table:table-cell>
          <table:table-cell office:value-type="float" office:value="14" calcext:value-type="float">
            <text:p>14</text:p>
          </table:table-cell>
          <table:table-cell office:value-type="float" office:value="0.50058866135702" calcext:value-type="float">
            <text:p>0.50058866135702</text:p>
          </table:table-cell>
          <table:table-cell table:formula="of:=ABS([.B21]-[.D21])" office:value-type="float" office:value="0.0000672472036000737" calcext:value-type="float">
            <text:p>0.0000672472036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53" calcext:value-type="float">
            <text:p>653</text:p>
          </table:table-cell>
          <table:table-cell office:value-type="float" office:value="0.45709711183029" calcext:value-type="float">
            <text:p>0.45709711183029</text:p>
          </table:table-cell>
          <table:table-cell office:value-type="float" office:value="653" calcext:value-type="float">
            <text:p>653</text:p>
          </table:table-cell>
          <table:table-cell office:value-type="float" office:value="0.4570300827711" calcext:value-type="float">
            <text:p>0.45703008277110</text:p>
          </table:table-cell>
          <table:table-cell/>
          <table:table-cell table:formula="of:=[.I21]-[.I20]" office:value-type="float" office:value="0.000332015260800012" calcext:value-type="float">
            <text:p>0.00033201526080</text:p>
          </table:table-cell>
          <table:table-cell/>
          <table:table-cell table:formula="of:=MATCH([.G21];[.H$8:.H$1007];0)" office:value-type="float" office:value="501" calcext:value-type="float">
            <text:p>501</text:p>
          </table:table-cell>
          <table:table-cell table:formula="of:=MATCH([.G21];[.J$8:.J$1007];0)" office:value-type="float" office:value="501" calcext:value-type="float">
            <text:p>501</text:p>
          </table:table-cell>
          <table:table-cell table:formula="of:=ABS([.O21]-[.P2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1971545846845" calcext:value-type="float">
            <text:p>0.51971545846845</text:p>
          </table:table-cell>
          <table:table-cell office:value-type="float" office:value="15" calcext:value-type="float">
            <text:p>15</text:p>
          </table:table-cell>
          <table:table-cell office:value-type="float" office:value="0.51964827354756" calcext:value-type="float">
            <text:p>0.51964827354756</text:p>
          </table:table-cell>
          <table:table-cell table:formula="of:=ABS([.B22]-[.D22])" office:value-type="float" office:value="0.0000671849208899733" calcext:value-type="float">
            <text:p>0.000067184920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0.45715905177425" calcext:value-type="float">
            <text:p>0.45715905177425</text:p>
          </table:table-cell>
          <table:table-cell office:value-type="float" office:value="291" calcext:value-type="float">
            <text:p>291</text:p>
          </table:table-cell>
          <table:table-cell office:value-type="float" office:value="0.457091601598" calcext:value-type="float">
            <text:p>0.45709160159800</text:p>
          </table:table-cell>
          <table:table-cell/>
          <table:table-cell table:formula="of:=[.I22]-[.I21]" office:value-type="float" office:value="0.0000619399439599766" calcext:value-type="float">
            <text:p>0.00006193994396</text:p>
          </table:table-cell>
          <table:table-cell/>
          <table:table-cell table:formula="of:=MATCH([.G22];[.H$8:.H$1007];0)" office:value-type="float" office:value="863" calcext:value-type="float">
            <text:p>863</text:p>
          </table:table-cell>
          <table:table-cell table:formula="of:=MATCH([.G22];[.J$8:.J$1007];0)" office:value-type="float" office:value="863" calcext:value-type="float">
            <text:p>863</text:p>
          </table:table-cell>
          <table:table-cell table:formula="of:=ABS([.O22]-[.P2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7964244904173" calcext:value-type="float">
            <text:p>0.47964244904173</text:p>
          </table:table-cell>
          <table:table-cell office:value-type="float" office:value="16" calcext:value-type="float">
            <text:p>16</text:p>
          </table:table-cell>
          <table:table-cell office:value-type="float" office:value="0.47957526553433" calcext:value-type="float">
            <text:p>0.47957526553433</text:p>
          </table:table-cell>
          <table:table-cell table:formula="of:=ABS([.B23]-[.D23])" office:value-type="float" office:value="0.0000671835073999816" calcext:value-type="float">
            <text:p>0.0000671835074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56" calcext:value-type="float">
            <text:p>456</text:p>
          </table:table-cell>
          <table:table-cell office:value-type="float" office:value="0.45784597839249" calcext:value-type="float">
            <text:p>0.45784597839249</text:p>
          </table:table-cell>
          <table:table-cell office:value-type="float" office:value="456" calcext:value-type="float">
            <text:p>456</text:p>
          </table:table-cell>
          <table:table-cell office:value-type="float" office:value="0.45777858945069" calcext:value-type="float">
            <text:p>0.45777858945069</text:p>
          </table:table-cell>
          <table:table-cell/>
          <table:table-cell table:formula="of:=[.I23]-[.I22]" office:value-type="float" office:value="0.000686926618239991" calcext:value-type="float">
            <text:p>0.00068692661824</text:p>
          </table:table-cell>
          <table:table-cell/>
          <table:table-cell table:formula="of:=MATCH([.G23];[.H$8:.H$1007];0)" office:value-type="float" office:value="136" calcext:value-type="float">
            <text:p>136</text:p>
          </table:table-cell>
          <table:table-cell table:formula="of:=MATCH([.G23];[.J$8:.J$1007];0)" office:value-type="float" office:value="136" calcext:value-type="float">
            <text:p>136</text:p>
          </table:table-cell>
          <table:table-cell table:formula="of:=ABS([.O23]-[.P2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2382507316157" calcext:value-type="float">
            <text:p>0.52382507316157</text:p>
          </table:table-cell>
          <table:table-cell office:value-type="float" office:value="17" calcext:value-type="float">
            <text:p>17</text:p>
          </table:table-cell>
          <table:table-cell office:value-type="float" office:value="0.52375784571468" calcext:value-type="float">
            <text:p>0.52375784571468</text:p>
          </table:table-cell>
          <table:table-cell table:formula="of:=ABS([.B24]-[.D24])" office:value-type="float" office:value="0.000067227446890028" calcext:value-type="float">
            <text:p>0.0000672274468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87" calcext:value-type="float">
            <text:p>687</text:p>
          </table:table-cell>
          <table:table-cell office:value-type="float" office:value="0.45913102071472" calcext:value-type="float">
            <text:p>0.45913102071472</text:p>
          </table:table-cell>
          <table:table-cell office:value-type="float" office:value="687" calcext:value-type="float">
            <text:p>687</text:p>
          </table:table-cell>
          <table:table-cell office:value-type="float" office:value="0.45906404146489" calcext:value-type="float">
            <text:p>0.45906404146489</text:p>
          </table:table-cell>
          <table:table-cell/>
          <table:table-cell table:formula="of:=[.I24]-[.I23]" office:value-type="float" office:value="0.00128504232223003" calcext:value-type="float">
            <text:p>0.00128504232223</text:p>
          </table:table-cell>
          <table:table-cell/>
          <table:table-cell table:formula="of:=MATCH([.G24];[.H$8:.H$1007];0)" office:value-type="float" office:value="909" calcext:value-type="float">
            <text:p>909</text:p>
          </table:table-cell>
          <table:table-cell table:formula="of:=MATCH([.G24];[.J$8:.J$1007];0)" office:value-type="float" office:value="909" calcext:value-type="float">
            <text:p>909</text:p>
          </table:table-cell>
          <table:table-cell table:formula="of:=ABS([.O24]-[.P2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0865227425065" calcext:value-type="float">
            <text:p>0.50865227425065</text:p>
          </table:table-cell>
          <table:table-cell office:value-type="float" office:value="18" calcext:value-type="float">
            <text:p>18</text:p>
          </table:table-cell>
          <table:table-cell office:value-type="float" office:value="0.50858492291477" calcext:value-type="float">
            <text:p>0.50858492291477</text:p>
          </table:table-cell>
          <table:table-cell table:formula="of:=ABS([.B25]-[.D25])" office:value-type="float" office:value="0.0000673513358799838" calcext:value-type="float">
            <text:p>0.0000673513358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93" calcext:value-type="float">
            <text:p>593</text:p>
          </table:table-cell>
          <table:table-cell office:value-type="float" office:value="0.46029262640345" calcext:value-type="float">
            <text:p>0.46029262640345</text:p>
          </table:table-cell>
          <table:table-cell office:value-type="float" office:value="593" calcext:value-type="float">
            <text:p>593</text:p>
          </table:table-cell>
          <table:table-cell office:value-type="float" office:value="0.46022493534474" calcext:value-type="float">
            <text:p>0.46022493534474</text:p>
          </table:table-cell>
          <table:table-cell/>
          <table:table-cell table:formula="of:=[.I25]-[.I24]" office:value-type="float" office:value="0.00116160568872997" calcext:value-type="float">
            <text:p>0.00116160568873</text:p>
          </table:table-cell>
          <table:table-cell/>
          <table:table-cell table:formula="of:=MATCH([.G25];[.H$8:.H$1007];0)" office:value-type="float" office:value="669" calcext:value-type="float">
            <text:p>669</text:p>
          </table:table-cell>
          <table:table-cell table:formula="of:=MATCH([.G25];[.J$8:.J$1007];0)" office:value-type="float" office:value="669" calcext:value-type="float">
            <text:p>669</text:p>
          </table:table-cell>
          <table:table-cell table:formula="of:=ABS([.O25]-[.P2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9528948691387" calcext:value-type="float">
            <text:p>0.49528948691387</text:p>
          </table:table-cell>
          <table:table-cell office:value-type="float" office:value="19" calcext:value-type="float">
            <text:p>19</text:p>
          </table:table-cell>
          <table:table-cell office:value-type="float" office:value="0.49522222872536" calcext:value-type="float">
            <text:p>0.49522222872536</text:p>
          </table:table-cell>
          <table:table-cell table:formula="of:=ABS([.B26]-[.D26])" office:value-type="float" office:value="0.0000672581885099999" calcext:value-type="float">
            <text:p>0.0000672581885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85" calcext:value-type="float">
            <text:p>485</text:p>
          </table:table-cell>
          <table:table-cell office:value-type="float" office:value="0.46059180230227" calcext:value-type="float">
            <text:p>0.46059180230227</text:p>
          </table:table-cell>
          <table:table-cell office:value-type="float" office:value="485" calcext:value-type="float">
            <text:p>485</text:p>
          </table:table-cell>
          <table:table-cell office:value-type="float" office:value="0.4605246183695" calcext:value-type="float">
            <text:p>0.46052461836950</text:p>
          </table:table-cell>
          <table:table-cell/>
          <table:table-cell table:formula="of:=[.I26]-[.I25]" office:value-type="float" office:value="0.000299175898820003" calcext:value-type="float">
            <text:p>0.00029917589882</text:p>
          </table:table-cell>
          <table:table-cell/>
          <table:table-cell table:formula="of:=MATCH([.G26];[.H$8:.H$1007];0)" office:value-type="float" office:value="391" calcext:value-type="float">
            <text:p>391</text:p>
          </table:table-cell>
          <table:table-cell table:formula="of:=MATCH([.G26];[.J$8:.J$1007];0)" office:value-type="float" office:value="391" calcext:value-type="float">
            <text:p>391</text:p>
          </table:table-cell>
          <table:table-cell table:formula="of:=ABS([.O26]-[.P2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211144068899" calcext:value-type="float">
            <text:p>0.50211144068899</text:p>
          </table:table-cell>
          <table:table-cell office:value-type="float" office:value="20" calcext:value-type="float">
            <text:p>20</text:p>
          </table:table-cell>
          <table:table-cell office:value-type="float" office:value="0.50204412722186" calcext:value-type="float">
            <text:p>0.50204412722186</text:p>
          </table:table-cell>
          <table:table-cell table:formula="of:=ABS([.B27]-[.D27])" office:value-type="float" office:value="0.0000673134671300701" calcext:value-type="float">
            <text:p>0.0000673134671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40" calcext:value-type="float">
            <text:p>340</text:p>
          </table:table-cell>
          <table:table-cell office:value-type="float" office:value="0.46094315634447" calcext:value-type="float">
            <text:p>0.46094315634447</text:p>
          </table:table-cell>
          <table:table-cell office:value-type="float" office:value="340" calcext:value-type="float">
            <text:p>340</text:p>
          </table:table-cell>
          <table:table-cell office:value-type="float" office:value="0.46087587843508" calcext:value-type="float">
            <text:p>0.46087587843508</text:p>
          </table:table-cell>
          <table:table-cell/>
          <table:table-cell table:formula="of:=[.I27]-[.I26]" office:value-type="float" office:value="0.000351354042199992" calcext:value-type="float">
            <text:p>0.00035135404220</text:p>
          </table:table-cell>
          <table:table-cell/>
          <table:table-cell table:formula="of:=MATCH([.G27];[.H$8:.H$1007];0)" office:value-type="float" office:value="534" calcext:value-type="float">
            <text:p>534</text:p>
          </table:table-cell>
          <table:table-cell table:formula="of:=MATCH([.G27];[.J$8:.J$1007];0)" office:value-type="float" office:value="534" calcext:value-type="float">
            <text:p>534</text:p>
          </table:table-cell>
          <table:table-cell table:formula="of:=ABS([.O27]-[.P2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8873979764884" calcext:value-type="float">
            <text:p>0.48873979764884</text:p>
          </table:table-cell>
          <table:table-cell office:value-type="float" office:value="21" calcext:value-type="float">
            <text:p>21</text:p>
          </table:table-cell>
          <table:table-cell office:value-type="float" office:value="0.48867245176604" calcext:value-type="float">
            <text:p>0.48867245176604</text:p>
          </table:table-cell>
          <table:table-cell table:formula="of:=ABS([.B28]-[.D28])" office:value-type="float" office:value="0.0000673458827999962" calcext:value-type="float">
            <text:p>0.0000673458828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56" calcext:value-type="float">
            <text:p>156</text:p>
          </table:table-cell>
          <table:table-cell office:value-type="float" office:value="0.46164791211689" calcext:value-type="float">
            <text:p>0.46164791211689</text:p>
          </table:table-cell>
          <table:table-cell office:value-type="float" office:value="156" calcext:value-type="float">
            <text:p>156</text:p>
          </table:table-cell>
          <table:table-cell office:value-type="float" office:value="0.46158068532521" calcext:value-type="float">
            <text:p>0.46158068532521</text:p>
          </table:table-cell>
          <table:table-cell/>
          <table:table-cell table:formula="of:=[.I28]-[.I27]" office:value-type="float" office:value="0.000704755772420018" calcext:value-type="float">
            <text:p>0.00070475577242</text:p>
          </table:table-cell>
          <table:table-cell/>
          <table:table-cell table:formula="of:=MATCH([.G28];[.H$8:.H$1007];0)" office:value-type="float" office:value="266" calcext:value-type="float">
            <text:p>266</text:p>
          </table:table-cell>
          <table:table-cell table:formula="of:=MATCH([.G28];[.J$8:.J$1007];0)" office:value-type="float" office:value="266" calcext:value-type="float">
            <text:p>266</text:p>
          </table:table-cell>
          <table:table-cell table:formula="of:=ABS([.O28]-[.P2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0444300959642" calcext:value-type="float">
            <text:p>0.50444300959642</text:p>
          </table:table-cell>
          <table:table-cell office:value-type="float" office:value="22" calcext:value-type="float">
            <text:p>22</text:p>
          </table:table-cell>
          <table:table-cell office:value-type="float" office:value="0.50437570931496" calcext:value-type="float">
            <text:p>0.50437570931496</text:p>
          </table:table-cell>
          <table:table-cell table:formula="of:=ABS([.B29]-[.D29])" office:value-type="float" office:value="0.0000673002814599588" calcext:value-type="float">
            <text:p>0.0000673002814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55" calcext:value-type="float">
            <text:p>255</text:p>
          </table:table-cell>
          <table:table-cell office:value-type="float" office:value="0.4623254611346" calcext:value-type="float">
            <text:p>0.46232546113460</text:p>
          </table:table-cell>
          <table:table-cell office:value-type="float" office:value="255" calcext:value-type="float">
            <text:p>255</text:p>
          </table:table-cell>
          <table:table-cell office:value-type="float" office:value="0.46225781539597" calcext:value-type="float">
            <text:p>0.46225781539597</text:p>
          </table:table-cell>
          <table:table-cell/>
          <table:table-cell table:formula="of:=[.I29]-[.I28]" office:value-type="float" office:value="0.00067754901771" calcext:value-type="float">
            <text:p>0.00067754901771</text:p>
          </table:table-cell>
          <table:table-cell/>
          <table:table-cell table:formula="of:=MATCH([.G29];[.H$8:.H$1007];0)" office:value-type="float" office:value="571" calcext:value-type="float">
            <text:p>571</text:p>
          </table:table-cell>
          <table:table-cell table:formula="of:=MATCH([.G29];[.J$8:.J$1007];0)" office:value-type="float" office:value="571" calcext:value-type="float">
            <text:p>571</text:p>
          </table:table-cell>
          <table:table-cell table:formula="of:=ABS([.O29]-[.P2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9172952149545" calcext:value-type="float">
            <text:p>0.49172952149545</text:p>
          </table:table-cell>
          <table:table-cell office:value-type="float" office:value="23" calcext:value-type="float">
            <text:p>23</text:p>
          </table:table-cell>
          <table:table-cell office:value-type="float" office:value="0.49166230552926" calcext:value-type="float">
            <text:p>0.49166230552926</text:p>
          </table:table-cell>
          <table:table-cell table:formula="of:=ABS([.B30]-[.D30])" office:value-type="float" office:value="0.0000672159661900262" calcext:value-type="float">
            <text:p>0.0000672159661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92" calcext:value-type="float">
            <text:p>292</text:p>
          </table:table-cell>
          <table:table-cell office:value-type="float" office:value="0.46306705537311" calcext:value-type="float">
            <text:p>0.46306705537311</text:p>
          </table:table-cell>
          <table:table-cell office:value-type="float" office:value="292" calcext:value-type="float">
            <text:p>292</text:p>
          </table:table-cell>
          <table:table-cell office:value-type="float" office:value="0.46299974975149" calcext:value-type="float">
            <text:p>0.46299974975149</text:p>
          </table:table-cell>
          <table:table-cell/>
          <table:table-cell table:formula="of:=[.I30]-[.I29]" office:value-type="float" office:value="0.000741594238510002" calcext:value-type="float">
            <text:p>0.00074159423851</text:p>
          </table:table-cell>
          <table:table-cell/>
          <table:table-cell table:formula="of:=MATCH([.G30];[.H$8:.H$1007];0)" office:value-type="float" office:value="327" calcext:value-type="float">
            <text:p>327</text:p>
          </table:table-cell>
          <table:table-cell table:formula="of:=MATCH([.G30];[.J$8:.J$1007];0)" office:value-type="float" office:value="327" calcext:value-type="float">
            <text:p>327</text:p>
          </table:table-cell>
          <table:table-cell table:formula="of:=ABS([.O30]-[.P3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6897284673548" calcext:value-type="float">
            <text:p>0.46897284673548</text:p>
          </table:table-cell>
          <table:table-cell office:value-type="float" office:value="24" calcext:value-type="float">
            <text:p>24</text:p>
          </table:table-cell>
          <table:table-cell office:value-type="float" office:value="0.4689055860528" calcext:value-type="float">
            <text:p>0.46890558605280</text:p>
          </table:table-cell>
          <table:table-cell table:formula="of:=ABS([.B31]-[.D31])" office:value-type="float" office:value="0.0000672606826799815" calcext:value-type="float">
            <text:p>0.0000672606826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15" calcext:value-type="float">
            <text:p>715</text:p>
          </table:table-cell>
          <table:table-cell office:value-type="float" office:value="0.46366684496413" calcext:value-type="float">
            <text:p>0.46366684496413</text:p>
          </table:table-cell>
          <table:table-cell office:value-type="float" office:value="715" calcext:value-type="float">
            <text:p>715</text:p>
          </table:table-cell>
          <table:table-cell office:value-type="float" office:value="0.46359868933715" calcext:value-type="float">
            <text:p>0.46359868933715</text:p>
          </table:table-cell>
          <table:table-cell/>
          <table:table-cell table:formula="of:=[.I31]-[.I30]" office:value-type="float" office:value="0.000599789591020028" calcext:value-type="float">
            <text:p>0.00059978959102</text:p>
          </table:table-cell>
          <table:table-cell/>
          <table:table-cell table:formula="of:=MATCH([.G31];[.H$8:.H$1007];0)" office:value-type="float" office:value="51" calcext:value-type="float">
            <text:p>51</text:p>
          </table:table-cell>
          <table:table-cell table:formula="of:=MATCH([.G31];[.J$8:.J$1007];0)" office:value-type="float" office:value="51" calcext:value-type="float">
            <text:p>51</text:p>
          </table:table-cell>
          <table:table-cell table:formula="of:=ABS([.O31]-[.P3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9014840637183" calcext:value-type="float">
            <text:p>0.49014840637183</text:p>
          </table:table-cell>
          <table:table-cell office:value-type="float" office:value="25" calcext:value-type="float">
            <text:p>25</text:p>
          </table:table-cell>
          <table:table-cell office:value-type="float" office:value="0.49008100449585" calcext:value-type="float">
            <text:p>0.49008100449585</text:p>
          </table:table-cell>
          <table:table-cell table:formula="of:=ABS([.B32]-[.D32])" office:value-type="float" office:value="0.0000674018759799777" calcext:value-type="float">
            <text:p>0.0000674018759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6" calcext:value-type="float">
            <text:p>326</text:p>
          </table:table-cell>
          <table:table-cell office:value-type="float" office:value="0.46389354530756" calcext:value-type="float">
            <text:p>0.46389354530756</text:p>
          </table:table-cell>
          <table:table-cell office:value-type="float" office:value="326" calcext:value-type="float">
            <text:p>326</text:p>
          </table:table-cell>
          <table:table-cell office:value-type="float" office:value="0.46382571456849" calcext:value-type="float">
            <text:p>0.46382571456849</text:p>
          </table:table-cell>
          <table:table-cell/>
          <table:table-cell table:formula="of:=[.I32]-[.I31]" office:value-type="float" office:value="0.000226700343429975" calcext:value-type="float">
            <text:p>0.00022670034343</text:p>
          </table:table-cell>
          <table:table-cell/>
          <table:table-cell table:formula="of:=MATCH([.G32];[.H$8:.H$1007];0)" office:value-type="float" office:value="295" calcext:value-type="float">
            <text:p>295</text:p>
          </table:table-cell>
          <table:table-cell table:formula="of:=MATCH([.G32];[.J$8:.J$1007];0)" office:value-type="float" office:value="295" calcext:value-type="float">
            <text:p>295</text:p>
          </table:table-cell>
          <table:table-cell table:formula="of:=ABS([.O32]-[.P3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0158205406633" calcext:value-type="float">
            <text:p>0.50158205406633</text:p>
          </table:table-cell>
          <table:table-cell office:value-type="float" office:value="26" calcext:value-type="float">
            <text:p>26</text:p>
          </table:table-cell>
          <table:table-cell office:value-type="float" office:value="0.50151487689267" calcext:value-type="float">
            <text:p>0.50151487689267</text:p>
          </table:table-cell>
          <table:table-cell table:formula="of:=ABS([.B33]-[.D33])" office:value-type="float" office:value="0.0000671771736600046" calcext:value-type="float">
            <text:p>0.0000671771736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65" calcext:value-type="float">
            <text:p>965</text:p>
          </table:table-cell>
          <table:table-cell office:value-type="float" office:value="0.46421179827893" calcext:value-type="float">
            <text:p>0.46421179827893</text:p>
          </table:table-cell>
          <table:table-cell office:value-type="float" office:value="965" calcext:value-type="float">
            <text:p>965</text:p>
          </table:table-cell>
          <table:table-cell office:value-type="float" office:value="0.46414424925523" calcext:value-type="float">
            <text:p>0.46414424925523</text:p>
          </table:table-cell>
          <table:table-cell/>
          <table:table-cell table:formula="of:=[.I33]-[.I32]" office:value-type="float" office:value="0.000318252971370003" calcext:value-type="float">
            <text:p>0.00031825297137</text:p>
          </table:table-cell>
          <table:table-cell/>
          <table:table-cell table:formula="of:=MATCH([.G33];[.H$8:.H$1007];0)" office:value-type="float" office:value="522" calcext:value-type="float">
            <text:p>522</text:p>
          </table:table-cell>
          <table:table-cell table:formula="of:=MATCH([.G33];[.J$8:.J$1007];0)" office:value-type="float" office:value="522" calcext:value-type="float">
            <text:p>522</text:p>
          </table:table-cell>
          <table:table-cell table:formula="of:=ABS([.O33]-[.P3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7369981685226" calcext:value-type="float">
            <text:p>0.47369981685226</text:p>
          </table:table-cell>
          <table:table-cell office:value-type="float" office:value="27" calcext:value-type="float">
            <text:p>27</text:p>
          </table:table-cell>
          <table:table-cell office:value-type="float" office:value="0.47363255596761" calcext:value-type="float">
            <text:p>0.47363255596761</text:p>
          </table:table-cell>
          <table:table-cell table:formula="of:=ABS([.B34]-[.D34])" office:value-type="float" office:value="0.0000672608846499778" calcext:value-type="float">
            <text:p>0.0000672608846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82" calcext:value-type="float">
            <text:p>182</text:p>
          </table:table-cell>
          <table:table-cell office:value-type="float" office:value="0.46447129858917" calcext:value-type="float">
            <text:p>0.46447129858917</text:p>
          </table:table-cell>
          <table:table-cell office:value-type="float" office:value="182" calcext:value-type="float">
            <text:p>182</text:p>
          </table:table-cell>
          <table:table-cell office:value-type="float" office:value="0.46440386348421" calcext:value-type="float">
            <text:p>0.46440386348421</text:p>
          </table:table-cell>
          <table:table-cell/>
          <table:table-cell table:formula="of:=[.I34]-[.I33]" office:value-type="float" office:value="0.000259500310240024" calcext:value-type="float">
            <text:p>0.00025950031024</text:p>
          </table:table-cell>
          <table:table-cell/>
          <table:table-cell table:formula="of:=MATCH([.G34];[.H$8:.H$1007];0)" office:value-type="float" office:value="81" calcext:value-type="float">
            <text:p>81</text:p>
          </table:table-cell>
          <table:table-cell table:formula="of:=MATCH([.G34];[.J$8:.J$1007];0)" office:value-type="float" office:value="81" calcext:value-type="float">
            <text:p>81</text:p>
          </table:table-cell>
          <table:table-cell table:formula="of:=ABS([.O34]-[.P3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7570406101226" calcext:value-type="float">
            <text:p>0.47570406101226</text:p>
          </table:table-cell>
          <table:table-cell office:value-type="float" office:value="28" calcext:value-type="float">
            <text:p>28</text:p>
          </table:table-cell>
          <table:table-cell office:value-type="float" office:value="0.47563677448824" calcext:value-type="float">
            <text:p>0.47563677448824</text:p>
          </table:table-cell>
          <table:table-cell table:formula="of:=ABS([.B35]-[.D35])" office:value-type="float" office:value="0.0000672865240199938" calcext:value-type="float">
            <text:p>0.0000672865240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61" calcext:value-type="float">
            <text:p>361</text:p>
          </table:table-cell>
          <table:table-cell office:value-type="float" office:value="0.46457393137199" calcext:value-type="float">
            <text:p>0.46457393137199</text:p>
          </table:table-cell>
          <table:table-cell office:value-type="float" office:value="361" calcext:value-type="float">
            <text:p>361</text:p>
          </table:table-cell>
          <table:table-cell office:value-type="float" office:value="0.4645066262567" calcext:value-type="float">
            <text:p>0.46450662625670</text:p>
          </table:table-cell>
          <table:table-cell/>
          <table:table-cell table:formula="of:=[.I35]-[.I34]" office:value-type="float" office:value="0.000102632782819967" calcext:value-type="float">
            <text:p>0.00010263278282</text:p>
          </table:table-cell>
          <table:table-cell/>
          <table:table-cell table:formula="of:=MATCH([.G35];[.H$8:.H$1007];0)" office:value-type="float" office:value="97" calcext:value-type="float">
            <text:p>97</text:p>
          </table:table-cell>
          <table:table-cell table:formula="of:=MATCH([.G35];[.J$8:.J$1007];0)" office:value-type="float" office:value="97" calcext:value-type="float">
            <text:p>97</text:p>
          </table:table-cell>
          <table:table-cell table:formula="of:=ABS([.O35]-[.P3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0419442634066" calcext:value-type="float">
            <text:p>0.50419442634066</text:p>
          </table:table-cell>
          <table:table-cell office:value-type="float" office:value="29" calcext:value-type="float">
            <text:p>29</text:p>
          </table:table-cell>
          <table:table-cell office:value-type="float" office:value="0.50412703839957" calcext:value-type="float">
            <text:p>0.50412703839957</text:p>
          </table:table-cell>
          <table:table-cell table:formula="of:=ABS([.B36]-[.D36])" office:value-type="float" office:value="0.0000673879410900691" calcext:value-type="float">
            <text:p>0.0000673879410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0.4646698098655" calcext:value-type="float">
            <text:p>0.46466980986550</text:p>
          </table:table-cell>
          <table:table-cell office:value-type="float" office:value="94" calcext:value-type="float">
            <text:p>94</text:p>
          </table:table-cell>
          <table:table-cell office:value-type="float" office:value="0.46460247349408" calcext:value-type="float">
            <text:p>0.46460247349408</text:p>
          </table:table-cell>
          <table:table-cell/>
          <table:table-cell table:formula="of:=[.I36]-[.I35]" office:value-type="float" office:value="0.0000958784935100043" calcext:value-type="float">
            <text:p>0.00009587849351</text:p>
          </table:table-cell>
          <table:table-cell/>
          <table:table-cell table:formula="of:=MATCH([.G36];[.H$8:.H$1007];0)" office:value-type="float" office:value="569" calcext:value-type="float">
            <text:p>569</text:p>
          </table:table-cell>
          <table:table-cell table:formula="of:=MATCH([.G36];[.J$8:.J$1007];0)" office:value-type="float" office:value="569" calcext:value-type="float">
            <text:p>569</text:p>
          </table:table-cell>
          <table:table-cell table:formula="of:=ABS([.O36]-[.P3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24259694884" calcext:value-type="float">
            <text:p>0.52425969488400</text:p>
          </table:table-cell>
          <table:table-cell office:value-type="float" office:value="30" calcext:value-type="float">
            <text:p>30</text:p>
          </table:table-cell>
          <table:table-cell office:value-type="float" office:value="0.52419239885807" calcext:value-type="float">
            <text:p>0.52419239885807</text:p>
          </table:table-cell>
          <table:table-cell table:formula="of:=ABS([.B37]-[.D37])" office:value-type="float" office:value="0.0000672960259300304" calcext:value-type="float">
            <text:p>0.0000672960259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3" calcext:value-type="float">
            <text:p>993</text:p>
          </table:table-cell>
          <table:table-cell office:value-type="float" office:value="0.46478219270494" calcext:value-type="float">
            <text:p>0.46478219270494</text:p>
          </table:table-cell>
          <table:table-cell office:value-type="float" office:value="993" calcext:value-type="float">
            <text:p>993</text:p>
          </table:table-cell>
          <table:table-cell office:value-type="float" office:value="0.46471514486953" calcext:value-type="float">
            <text:p>0.46471514486953</text:p>
          </table:table-cell>
          <table:table-cell/>
          <table:table-cell table:formula="of:=[.I37]-[.I36]" office:value-type="float" office:value="0.000112382839439984" calcext:value-type="float">
            <text:p>0.00011238283944</text:p>
          </table:table-cell>
          <table:table-cell/>
          <table:table-cell table:formula="of:=MATCH([.G37];[.H$8:.H$1007];0)" office:value-type="float" office:value="911" calcext:value-type="float">
            <text:p>911</text:p>
          </table:table-cell>
          <table:table-cell table:formula="of:=MATCH([.G37];[.J$8:.J$1007];0)" office:value-type="float" office:value="911" calcext:value-type="float">
            <text:p>911</text:p>
          </table:table-cell>
          <table:table-cell table:formula="of:=ABS([.O37]-[.P3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3048888205797" calcext:value-type="float">
            <text:p>0.53048888205797</text:p>
          </table:table-cell>
          <table:table-cell office:value-type="float" office:value="31" calcext:value-type="float">
            <text:p>31</text:p>
          </table:table-cell>
          <table:table-cell office:value-type="float" office:value="0.53042157810148" calcext:value-type="float">
            <text:p>0.53042157810148</text:p>
          </table:table-cell>
          <table:table-cell table:formula="of:=ABS([.B38]-[.D38])" office:value-type="float" office:value="0.0000673039564899058" calcext:value-type="float">
            <text:p>0.0000673039564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45" calcext:value-type="float">
            <text:p>245</text:p>
          </table:table-cell>
          <table:table-cell office:value-type="float" office:value="0.46480256303609" calcext:value-type="float">
            <text:p>0.46480256303609</text:p>
          </table:table-cell>
          <table:table-cell office:value-type="float" office:value="245" calcext:value-type="float">
            <text:p>245</text:p>
          </table:table-cell>
          <table:table-cell office:value-type="float" office:value="0.46473501502721" calcext:value-type="float">
            <text:p>0.46473501502721</text:p>
          </table:table-cell>
          <table:table-cell/>
          <table:table-cell table:formula="of:=[.I38]-[.I37]" office:value-type="float" office:value="0.0000203703311500436" calcext:value-type="float">
            <text:p>0.00002037033115</text:p>
          </table:table-cell>
          <table:table-cell/>
          <table:table-cell table:formula="of:=MATCH([.G38];[.H$8:.H$1007];0)" office:value-type="float" office:value="955" calcext:value-type="float">
            <text:p>955</text:p>
          </table:table-cell>
          <table:table-cell table:formula="of:=MATCH([.G38];[.J$8:.J$1007];0)" office:value-type="float" office:value="955" calcext:value-type="float">
            <text:p>955</text:p>
          </table:table-cell>
          <table:table-cell table:formula="of:=ABS([.O38]-[.P3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0896697873678" calcext:value-type="float">
            <text:p>0.50896697873678</text:p>
          </table:table-cell>
          <table:table-cell office:value-type="float" office:value="32" calcext:value-type="float">
            <text:p>32</text:p>
          </table:table-cell>
          <table:table-cell office:value-type="float" office:value="0.50889963559289" calcext:value-type="float">
            <text:p>0.50889963559289</text:p>
          </table:table-cell>
          <table:table-cell table:formula="of:=ABS([.B39]-[.D39])" office:value-type="float" office:value="0.0000673431438900085" calcext:value-type="float">
            <text:p>0.0000673431438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43" calcext:value-type="float">
            <text:p>343</text:p>
          </table:table-cell>
          <table:table-cell office:value-type="float" office:value="0.46503799720144" calcext:value-type="float">
            <text:p>0.46503799720144</text:p>
          </table:table-cell>
          <table:table-cell office:value-type="float" office:value="343" calcext:value-type="float">
            <text:p>343</text:p>
          </table:table-cell>
          <table:table-cell office:value-type="float" office:value="0.46497049574674" calcext:value-type="float">
            <text:p>0.46497049574674</text:p>
          </table:table-cell>
          <table:table-cell/>
          <table:table-cell table:formula="of:=[.I39]-[.I38]" office:value-type="float" office:value="0.00023543416534999" calcext:value-type="float">
            <text:p>0.00023543416535</text:p>
          </table:table-cell>
          <table:table-cell/>
          <table:table-cell table:formula="of:=MATCH([.G39];[.H$8:.H$1007];0)" office:value-type="float" office:value="674" calcext:value-type="float">
            <text:p>674</text:p>
          </table:table-cell>
          <table:table-cell table:formula="of:=MATCH([.G39];[.J$8:.J$1007];0)" office:value-type="float" office:value="674" calcext:value-type="float">
            <text:p>674</text:p>
          </table:table-cell>
          <table:table-cell table:formula="of:=ABS([.O39]-[.P3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0770211004045" calcext:value-type="float">
            <text:p>0.50770211004045</text:p>
          </table:table-cell>
          <table:table-cell office:value-type="float" office:value="33" calcext:value-type="float">
            <text:p>33</text:p>
          </table:table-cell>
          <table:table-cell office:value-type="float" office:value="0.50763475609089" calcext:value-type="float">
            <text:p>0.50763475609089</text:p>
          </table:table-cell>
          <table:table-cell table:formula="of:=ABS([.B40]-[.D40])" office:value-type="float" office:value="0.0000673539495599229" calcext:value-type="float">
            <text:p>0.0000673539495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94" calcext:value-type="float">
            <text:p>194</text:p>
          </table:table-cell>
          <table:table-cell office:value-type="float" office:value="0.46503949888399" calcext:value-type="float">
            <text:p>0.46503949888399</text:p>
          </table:table-cell>
          <table:table-cell office:value-type="float" office:value="194" calcext:value-type="float">
            <text:p>194</text:p>
          </table:table-cell>
          <table:table-cell office:value-type="float" office:value="0.46497212313553" calcext:value-type="float">
            <text:p>0.46497212313553</text:p>
          </table:table-cell>
          <table:table-cell/>
          <table:table-cell table:formula="of:=[.I40]-[.I39]" office:value-type="float" office:value="0.00000150168254997585" calcext:value-type="float">
            <text:p>0.00000150168255</text:p>
          </table:table-cell>
          <table:table-cell/>
          <table:table-cell table:formula="of:=MATCH([.G40];[.H$8:.H$1007];0)" office:value-type="float" office:value="652" calcext:value-type="float">
            <text:p>652</text:p>
          </table:table-cell>
          <table:table-cell table:formula="of:=MATCH([.G40];[.J$8:.J$1007];0)" office:value-type="float" office:value="652" calcext:value-type="float">
            <text:p>652</text:p>
          </table:table-cell>
          <table:table-cell table:formula="of:=ABS([.O40]-[.P4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6819665506249" calcext:value-type="float">
            <text:p>0.46819665506249</text:p>
          </table:table-cell>
          <table:table-cell office:value-type="float" office:value="34" calcext:value-type="float">
            <text:p>34</text:p>
          </table:table-cell>
          <table:table-cell office:value-type="float" office:value="0.46812938259556" calcext:value-type="float">
            <text:p>0.46812938259556</text:p>
          </table:table-cell>
          <table:table-cell table:formula="of:=ABS([.B41]-[.D41])" office:value-type="float" office:value="0.0000672724669300018" calcext:value-type="float">
            <text:p>0.0000672724669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12" calcext:value-type="float">
            <text:p>412</text:p>
          </table:table-cell>
          <table:table-cell office:value-type="float" office:value="0.46505872355098" calcext:value-type="float">
            <text:p>0.46505872355098</text:p>
          </table:table-cell>
          <table:table-cell office:value-type="float" office:value="412" calcext:value-type="float">
            <text:p>412</text:p>
          </table:table-cell>
          <table:table-cell office:value-type="float" office:value="0.46499124074976" calcext:value-type="float">
            <text:p>0.46499124074976</text:p>
          </table:table-cell>
          <table:table-cell/>
          <table:table-cell table:formula="of:=[.I41]-[.I40]" office:value-type="float" office:value="0.0000192246669900031" calcext:value-type="float">
            <text:p>0.00001922466699</text:p>
          </table:table-cell>
          <table:table-cell/>
          <table:table-cell table:formula="of:=MATCH([.G41];[.H$8:.H$1007];0)" office:value-type="float" office:value="49" calcext:value-type="float">
            <text:p>49</text:p>
          </table:table-cell>
          <table:table-cell table:formula="of:=MATCH([.G41];[.J$8:.J$1007];0)" office:value-type="float" office:value="49" calcext:value-type="float">
            <text:p>49</text:p>
          </table:table-cell>
          <table:table-cell table:formula="of:=ABS([.O41]-[.P4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9744701191467" calcext:value-type="float">
            <text:p>0.49744701191467</text:p>
          </table:table-cell>
          <table:table-cell office:value-type="float" office:value="35" calcext:value-type="float">
            <text:p>35</text:p>
          </table:table-cell>
          <table:table-cell office:value-type="float" office:value="0.49737979764912" calcext:value-type="float">
            <text:p>0.49737979764912</text:p>
          </table:table-cell>
          <table:table-cell table:formula="of:=ABS([.B42]-[.D42])" office:value-type="float" office:value="0.0000672142655500085" calcext:value-type="float">
            <text:p>0.0000672142655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21" calcext:value-type="float">
            <text:p>621</text:p>
          </table:table-cell>
          <table:table-cell office:value-type="float" office:value="0.46509695072991" calcext:value-type="float">
            <text:p>0.46509695072991</text:p>
          </table:table-cell>
          <table:table-cell office:value-type="float" office:value="621" calcext:value-type="float">
            <text:p>621</text:p>
          </table:table-cell>
          <table:table-cell office:value-type="float" office:value="0.46502886379444" calcext:value-type="float">
            <text:p>0.46502886379444</text:p>
          </table:table-cell>
          <table:table-cell/>
          <table:table-cell table:formula="of:=[.I42]-[.I41]" office:value-type="float" office:value="0.0000382271789299837" calcext:value-type="float">
            <text:p>0.00003822717893</text:p>
          </table:table-cell>
          <table:table-cell/>
          <table:table-cell table:formula="of:=MATCH([.G42];[.H$8:.H$1007];0)" office:value-type="float" office:value="435" calcext:value-type="float">
            <text:p>435</text:p>
          </table:table-cell>
          <table:table-cell table:formula="of:=MATCH([.G42];[.J$8:.J$1007];0)" office:value-type="float" office:value="435" calcext:value-type="float">
            <text:p>435</text:p>
          </table:table-cell>
          <table:table-cell table:formula="of:=ABS([.O42]-[.P4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1410501099365" calcext:value-type="float">
            <text:p>0.51410501099365</text:p>
          </table:table-cell>
          <table:table-cell office:value-type="float" office:value="36" calcext:value-type="float">
            <text:p>36</text:p>
          </table:table-cell>
          <table:table-cell office:value-type="float" office:value="0.51403774885377" calcext:value-type="float">
            <text:p>0.51403774885377</text:p>
          </table:table-cell>
          <table:table-cell table:formula="of:=ABS([.B43]-[.D43])" office:value-type="float" office:value="0.0000672621398800643" calcext:value-type="float">
            <text:p>0.0000672621398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30" calcext:value-type="float">
            <text:p>230</text:p>
          </table:table-cell>
          <table:table-cell office:value-type="float" office:value="0.46562828409859" calcext:value-type="float">
            <text:p>0.46562828409859</text:p>
          </table:table-cell>
          <table:table-cell office:value-type="float" office:value="230" calcext:value-type="float">
            <text:p>230</text:p>
          </table:table-cell>
          <table:table-cell office:value-type="float" office:value="0.46556074533741" calcext:value-type="float">
            <text:p>0.46556074533741</text:p>
          </table:table-cell>
          <table:table-cell/>
          <table:table-cell table:formula="of:=[.I43]-[.I42]" office:value-type="float" office:value="0.000531333368679998" calcext:value-type="float">
            <text:p>0.00053133336868</text:p>
          </table:table-cell>
          <table:table-cell/>
          <table:table-cell table:formula="of:=MATCH([.G43];[.H$8:.H$1007];0)" office:value-type="float" office:value="774" calcext:value-type="float">
            <text:p>774</text:p>
          </table:table-cell>
          <table:table-cell table:formula="of:=MATCH([.G43];[.J$8:.J$1007];0)" office:value-type="float" office:value="774" calcext:value-type="float">
            <text:p>774</text:p>
          </table:table-cell>
          <table:table-cell table:formula="of:=ABS([.O43]-[.P4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0846454791392" calcext:value-type="float">
            <text:p>0.50846454791392</text:p>
          </table:table-cell>
          <table:table-cell office:value-type="float" office:value="37" calcext:value-type="float">
            <text:p>37</text:p>
          </table:table-cell>
          <table:table-cell office:value-type="float" office:value="0.50839732350307" calcext:value-type="float">
            <text:p>0.50839732350307</text:p>
          </table:table-cell>
          <table:table-cell table:formula="of:=ABS([.B44]-[.D44])" office:value-type="float" office:value="0.000067224410850053" calcext:value-type="float">
            <text:p>0.0000672244108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7" calcext:value-type="float">
            <text:p>187</text:p>
          </table:table-cell>
          <table:table-cell office:value-type="float" office:value="0.46594103600661" calcext:value-type="float">
            <text:p>0.46594103600661</text:p>
          </table:table-cell>
          <table:table-cell office:value-type="float" office:value="187" calcext:value-type="float">
            <text:p>187</text:p>
          </table:table-cell>
          <table:table-cell office:value-type="float" office:value="0.4658735549219" calcext:value-type="float">
            <text:p>0.46587355492190</text:p>
          </table:table-cell>
          <table:table-cell/>
          <table:table-cell table:formula="of:=[.I44]-[.I43]" office:value-type="float" office:value="0.000312751908020048" calcext:value-type="float">
            <text:p>0.00031275190802</text:p>
          </table:table-cell>
          <table:table-cell/>
          <table:table-cell table:formula="of:=MATCH([.G44];[.H$8:.H$1007];0)" office:value-type="float" office:value="665" calcext:value-type="float">
            <text:p>665</text:p>
          </table:table-cell>
          <table:table-cell table:formula="of:=MATCH([.G44];[.J$8:.J$1007];0)" office:value-type="float" office:value="665" calcext:value-type="float">
            <text:p>665</text:p>
          </table:table-cell>
          <table:table-cell table:formula="of:=ABS([.O44]-[.P4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1607558003127" calcext:value-type="float">
            <text:p>0.51607558003127</text:p>
          </table:table-cell>
          <table:table-cell office:value-type="float" office:value="38" calcext:value-type="float">
            <text:p>38</text:p>
          </table:table-cell>
          <table:table-cell office:value-type="float" office:value="0.51600839303315" calcext:value-type="float">
            <text:p>0.51600839303315</text:p>
          </table:table-cell>
          <table:table-cell table:formula="of:=ABS([.B45]-[.D45])" office:value-type="float" office:value="0.0000671869981199169" calcext:value-type="float">
            <text:p>0.0000671869981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28" calcext:value-type="float">
            <text:p>728</text:p>
          </table:table-cell>
          <table:table-cell office:value-type="float" office:value="0.46605409067773" calcext:value-type="float">
            <text:p>0.46605409067773</text:p>
          </table:table-cell>
          <table:table-cell office:value-type="float" office:value="728" calcext:value-type="float">
            <text:p>728</text:p>
          </table:table-cell>
          <table:table-cell office:value-type="float" office:value="0.46598612430507" calcext:value-type="float">
            <text:p>0.46598612430507</text:p>
          </table:table-cell>
          <table:table-cell/>
          <table:table-cell table:formula="of:=[.I45]-[.I44]" office:value-type="float" office:value="0.000113054671119994" calcext:value-type="float">
            <text:p>0.00011305467112</text:p>
          </table:table-cell>
          <table:table-cell/>
          <table:table-cell table:formula="of:=MATCH([.G45];[.H$8:.H$1007];0)" office:value-type="float" office:value="804" calcext:value-type="float">
            <text:p>804</text:p>
          </table:table-cell>
          <table:table-cell table:formula="of:=MATCH([.G45];[.J$8:.J$1007];0)" office:value-type="float" office:value="804" calcext:value-type="float">
            <text:p>804</text:p>
          </table:table-cell>
          <table:table-cell table:formula="of:=ABS([.O45]-[.P4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955387900772" calcext:value-type="float">
            <text:p>0.49553879007720</text:p>
          </table:table-cell>
          <table:table-cell office:value-type="float" office:value="39" calcext:value-type="float">
            <text:p>39</text:p>
          </table:table-cell>
          <table:table-cell office:value-type="float" office:value="0.49547140214727" calcext:value-type="float">
            <text:p>0.49547140214727</text:p>
          </table:table-cell>
          <table:table-cell table:formula="of:=ABS([.B46]-[.D46])" office:value-type="float" office:value="0.0000673879299300517" calcext:value-type="float">
            <text:p>0.0000673879299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24" calcext:value-type="float">
            <text:p>324</text:p>
          </table:table-cell>
          <table:table-cell office:value-type="float" office:value="0.4661341047857" calcext:value-type="float">
            <text:p>0.46613410478570</text:p>
          </table:table-cell>
          <table:table-cell office:value-type="float" office:value="324" calcext:value-type="float">
            <text:p>324</text:p>
          </table:table-cell>
          <table:table-cell office:value-type="float" office:value="0.46606657237366" calcext:value-type="float">
            <text:p>0.46606657237366</text:p>
          </table:table-cell>
          <table:table-cell/>
          <table:table-cell table:formula="of:=[.I46]-[.I45]" office:value-type="float" office:value="0.0000800141079699834" calcext:value-type="float">
            <text:p>0.00008001410797</text:p>
          </table:table-cell>
          <table:table-cell/>
          <table:table-cell table:formula="of:=MATCH([.G46];[.H$8:.H$1007];0)" office:value-type="float" office:value="398" calcext:value-type="float">
            <text:p>398</text:p>
          </table:table-cell>
          <table:table-cell table:formula="of:=MATCH([.G46];[.J$8:.J$1007];0)" office:value-type="float" office:value="398" calcext:value-type="float">
            <text:p>398</text:p>
          </table:table-cell>
          <table:table-cell table:formula="of:=ABS([.O46]-[.P4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8182392794583" calcext:value-type="float">
            <text:p>0.48182392794583</text:p>
          </table:table-cell>
          <table:table-cell office:value-type="float" office:value="40" calcext:value-type="float">
            <text:p>40</text:p>
          </table:table-cell>
          <table:table-cell office:value-type="float" office:value="0.48175661081854" calcext:value-type="float">
            <text:p>0.48175661081854</text:p>
          </table:table-cell>
          <table:table-cell table:formula="of:=ABS([.B47]-[.D47])" office:value-type="float" office:value="0.000067317127290023" calcext:value-type="float">
            <text:p>0.0000673171272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78" calcext:value-type="float">
            <text:p>878</text:p>
          </table:table-cell>
          <table:table-cell office:value-type="float" office:value="0.46620258952631" calcext:value-type="float">
            <text:p>0.46620258952631</text:p>
          </table:table-cell>
          <table:table-cell office:value-type="float" office:value="878" calcext:value-type="float">
            <text:p>878</text:p>
          </table:table-cell>
          <table:table-cell office:value-type="float" office:value="0.46613454968119" calcext:value-type="float">
            <text:p>0.46613454968119</text:p>
          </table:table-cell>
          <table:table-cell/>
          <table:table-cell table:formula="of:=[.I47]-[.I46]" office:value-type="float" office:value="0.0000684847406099975" calcext:value-type="float">
            <text:p>0.00006848474061</text:p>
          </table:table-cell>
          <table:table-cell/>
          <table:table-cell table:formula="of:=MATCH([.G47];[.H$8:.H$1007];0)" office:value-type="float" office:value="167" calcext:value-type="float">
            <text:p>167</text:p>
          </table:table-cell>
          <table:table-cell table:formula="of:=MATCH([.G47];[.J$8:.J$1007];0)" office:value-type="float" office:value="167" calcext:value-type="float">
            <text:p>167</text:p>
          </table:table-cell>
          <table:table-cell table:formula="of:=ABS([.O47]-[.P4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1849642099377" calcext:value-type="float">
            <text:p>0.51849642099377</text:p>
          </table:table-cell>
          <table:table-cell office:value-type="float" office:value="41" calcext:value-type="float">
            <text:p>41</text:p>
          </table:table-cell>
          <table:table-cell office:value-type="float" office:value="0.51842891358771" calcext:value-type="float">
            <text:p>0.51842891358771</text:p>
          </table:table-cell>
          <table:table-cell table:formula="of:=ABS([.B48]-[.D48])" office:value-type="float" office:value="0.0000675074060599856" calcext:value-type="float">
            <text:p>0.0000675074060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48" calcext:value-type="float">
            <text:p>148</text:p>
          </table:table-cell>
          <table:table-cell office:value-type="float" office:value="0.46622333716651" calcext:value-type="float">
            <text:p>0.46622333716651</text:p>
          </table:table-cell>
          <table:table-cell office:value-type="float" office:value="148" calcext:value-type="float">
            <text:p>148</text:p>
          </table:table-cell>
          <table:table-cell office:value-type="float" office:value="0.46615613724398" calcext:value-type="float">
            <text:p>0.46615613724398</text:p>
          </table:table-cell>
          <table:table-cell/>
          <table:table-cell table:formula="of:=[.I48]-[.I47]" office:value-type="float" office:value="0.0000207476401999918" calcext:value-type="float">
            <text:p>0.00002074764020</text:p>
          </table:table-cell>
          <table:table-cell/>
          <table:table-cell table:formula="of:=MATCH([.G48];[.H$8:.H$1007];0)" office:value-type="float" office:value="843" calcext:value-type="float">
            <text:p>843</text:p>
          </table:table-cell>
          <table:table-cell table:formula="of:=MATCH([.G48];[.J$8:.J$1007];0)" office:value-type="float" office:value="843" calcext:value-type="float">
            <text:p>843</text:p>
          </table:table-cell>
          <table:table-cell table:formula="of:=ABS([.O48]-[.P4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1860492932278" calcext:value-type="float">
            <text:p>0.51860492932278</text:p>
          </table:table-cell>
          <table:table-cell office:value-type="float" office:value="42" calcext:value-type="float">
            <text:p>42</text:p>
          </table:table-cell>
          <table:table-cell office:value-type="float" office:value="0.51853759872607" calcext:value-type="float">
            <text:p>0.51853759872607</text:p>
          </table:table-cell>
          <table:table-cell table:formula="of:=ABS([.B49]-[.D49])" office:value-type="float" office:value="0.0000673305967100468" calcext:value-type="float">
            <text:p>0.0000673305967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07" calcext:value-type="float">
            <text:p>107</text:p>
          </table:table-cell>
          <table:table-cell office:value-type="float" office:value="0.46635610162153" calcext:value-type="float">
            <text:p>0.46635610162153</text:p>
          </table:table-cell>
          <table:table-cell office:value-type="float" office:value="107" calcext:value-type="float">
            <text:p>107</text:p>
          </table:table-cell>
          <table:table-cell office:value-type="float" office:value="0.46628873698949" calcext:value-type="float">
            <text:p>0.46628873698949</text:p>
          </table:table-cell>
          <table:table-cell/>
          <table:table-cell table:formula="of:=[.I49]-[.I48]" office:value-type="float" office:value="0.000132764455020029" calcext:value-type="float">
            <text:p>0.00013276445502</text:p>
          </table:table-cell>
          <table:table-cell/>
          <table:table-cell table:formula="of:=MATCH([.G49];[.H$8:.H$1007];0)" office:value-type="float" office:value="845" calcext:value-type="float">
            <text:p>845</text:p>
          </table:table-cell>
          <table:table-cell table:formula="of:=MATCH([.G49];[.J$8:.J$1007];0)" office:value-type="float" office:value="845" calcext:value-type="float">
            <text:p>845</text:p>
          </table:table-cell>
          <table:table-cell table:formula="of:=ABS([.O49]-[.P4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98021519598" calcext:value-type="float">
            <text:p>0.49802151959800</text:p>
          </table:table-cell>
          <table:table-cell office:value-type="float" office:value="43" calcext:value-type="float">
            <text:p>43</text:p>
          </table:table-cell>
          <table:table-cell office:value-type="float" office:value="0.49795396140758" calcext:value-type="float">
            <text:p>0.49795396140758</text:p>
          </table:table-cell>
          <table:table-cell table:formula="of:=ABS([.B50]-[.D50])" office:value-type="float" office:value="0.0000675581904199807" calcext:value-type="float">
            <text:p>0.0000675581904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764" calcext:value-type="float">
            <text:p>764</text:p>
          </table:table-cell>
          <table:table-cell office:value-type="float" office:value="0.46648116087556" calcext:value-type="float">
            <text:p>0.46648116087556</text:p>
          </table:table-cell>
          <table:table-cell office:value-type="float" office:value="764" calcext:value-type="float">
            <text:p>764</text:p>
          </table:table-cell>
          <table:table-cell office:value-type="float" office:value="0.46641352285701" calcext:value-type="float">
            <text:p>0.46641352285701</text:p>
          </table:table-cell>
          <table:table-cell/>
          <table:table-cell table:formula="of:=[.I50]-[.I49]" office:value-type="float" office:value="0.000125059254030002" calcext:value-type="float">
            <text:p>0.00012505925403</text:p>
          </table:table-cell>
          <table:table-cell/>
          <table:table-cell table:formula="of:=MATCH([.G50];[.H$8:.H$1007];0)" office:value-type="float" office:value="446" calcext:value-type="float">
            <text:p>446</text:p>
          </table:table-cell>
          <table:table-cell table:formula="of:=MATCH([.G50];[.J$8:.J$1007];0)" office:value-type="float" office:value="446" calcext:value-type="float">
            <text:p>446</text:p>
          </table:table-cell>
          <table:table-cell table:formula="of:=ABS([.O50]-[.P5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881253869484" calcext:value-type="float">
            <text:p>0.48812538694840</text:p>
          </table:table-cell>
          <table:table-cell office:value-type="float" office:value="44" calcext:value-type="float">
            <text:p>44</text:p>
          </table:table-cell>
          <table:table-cell office:value-type="float" office:value="0.48805800925178" calcext:value-type="float">
            <text:p>0.48805800925178</text:p>
          </table:table-cell>
          <table:table-cell table:formula="of:=ABS([.B51]-[.D51])" office:value-type="float" office:value="0.000067377696620019" calcext:value-type="float">
            <text:p>0.0000673776966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32" calcext:value-type="float">
            <text:p>932</text:p>
          </table:table-cell>
          <table:table-cell office:value-type="float" office:value="0.46648666763658" calcext:value-type="float">
            <text:p>0.46648666763658</text:p>
          </table:table-cell>
          <table:table-cell office:value-type="float" office:value="932" calcext:value-type="float">
            <text:p>932</text:p>
          </table:table-cell>
          <table:table-cell office:value-type="float" office:value="0.46641956994007" calcext:value-type="float">
            <text:p>0.46641956994007</text:p>
          </table:table-cell>
          <table:table-cell/>
          <table:table-cell table:formula="of:=[.I51]-[.I50]" office:value-type="float" office:value="0.00000550676101995773" calcext:value-type="float">
            <text:p>0.00000550676102</text:p>
          </table:table-cell>
          <table:table-cell/>
          <table:table-cell table:formula="of:=MATCH([.G51];[.H$8:.H$1007];0)" office:value-type="float" office:value="257" calcext:value-type="float">
            <text:p>257</text:p>
          </table:table-cell>
          <table:table-cell table:formula="of:=MATCH([.G51];[.J$8:.J$1007];0)" office:value-type="float" office:value="257" calcext:value-type="float">
            <text:p>257</text:p>
          </table:table-cell>
          <table:table-cell table:formula="of:=ABS([.O51]-[.P5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9396829520381" calcext:value-type="float">
            <text:p>0.49396829520381</text:p>
          </table:table-cell>
          <table:table-cell office:value-type="float" office:value="45" calcext:value-type="float">
            <text:p>45</text:p>
          </table:table-cell>
          <table:table-cell office:value-type="float" office:value="0.49390094796273" calcext:value-type="float">
            <text:p>0.49390094796273</text:p>
          </table:table-cell>
          <table:table-cell table:formula="of:=ABS([.B52]-[.D52])" office:value-type="float" office:value="0.0000673472410800402" calcext:value-type="float">
            <text:p>0.0000673472410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80" calcext:value-type="float">
            <text:p>480</text:p>
          </table:table-cell>
          <table:table-cell office:value-type="float" office:value="0.46653683517166" calcext:value-type="float">
            <text:p>0.46653683517166</text:p>
          </table:table-cell>
          <table:table-cell office:value-type="float" office:value="480" calcext:value-type="float">
            <text:p>480</text:p>
          </table:table-cell>
          <table:table-cell office:value-type="float" office:value="0.46646935072972" calcext:value-type="float">
            <text:p>0.46646935072972</text:p>
          </table:table-cell>
          <table:table-cell/>
          <table:table-cell table:formula="of:=[.I52]-[.I51]" office:value-type="float" office:value="0.0000501675350800257" calcext:value-type="float">
            <text:p>0.00005016753508</text:p>
          </table:table-cell>
          <table:table-cell/>
          <table:table-cell table:formula="of:=MATCH([.G52];[.H$8:.H$1007];0)" office:value-type="float" office:value="361" calcext:value-type="float">
            <text:p>361</text:p>
          </table:table-cell>
          <table:table-cell table:formula="of:=MATCH([.G52];[.J$8:.J$1007];0)" office:value-type="float" office:value="361" calcext:value-type="float">
            <text:p>361</text:p>
          </table:table-cell>
          <table:table-cell table:formula="of:=ABS([.O52]-[.P5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1219679658632" calcext:value-type="float">
            <text:p>0.51219679658632</text:p>
          </table:table-cell>
          <table:table-cell office:value-type="float" office:value="46" calcext:value-type="float">
            <text:p>46</text:p>
          </table:table-cell>
          <table:table-cell office:value-type="float" office:value="0.51212946572058" calcext:value-type="float">
            <text:p>0.51212946572058</text:p>
          </table:table-cell>
          <table:table-cell table:formula="of:=ABS([.B53]-[.D53])" office:value-type="float" office:value="0.0000673308657399563" calcext:value-type="float">
            <text:p>0.0000673308657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22" calcext:value-type="float">
            <text:p>622</text:p>
          </table:table-cell>
          <table:table-cell office:value-type="float" office:value="0.46724151029508" calcext:value-type="float">
            <text:p>0.46724151029508</text:p>
          </table:table-cell>
          <table:table-cell office:value-type="float" office:value="622" calcext:value-type="float">
            <text:p>622</text:p>
          </table:table-cell>
          <table:table-cell office:value-type="float" office:value="0.46717440851634" calcext:value-type="float">
            <text:p>0.46717440851634</text:p>
          </table:table-cell>
          <table:table-cell/>
          <table:table-cell table:formula="of:=[.I53]-[.I52]" office:value-type="float" office:value="0.000704675123419984" calcext:value-type="float">
            <text:p>0.00070467512342</text:p>
          </table:table-cell>
          <table:table-cell/>
          <table:table-cell table:formula="of:=MATCH([.G53];[.H$8:.H$1007];0)" office:value-type="float" office:value="738" calcext:value-type="float">
            <text:p>738</text:p>
          </table:table-cell>
          <table:table-cell table:formula="of:=MATCH([.G53];[.J$8:.J$1007];0)" office:value-type="float" office:value="738" calcext:value-type="float">
            <text:p>738</text:p>
          </table:table-cell>
          <table:table-cell table:formula="of:=ABS([.O53]-[.P5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1076249596677" calcext:value-type="float">
            <text:p>0.51076249596677</text:p>
          </table:table-cell>
          <table:table-cell office:value-type="float" office:value="47" calcext:value-type="float">
            <text:p>47</text:p>
          </table:table-cell>
          <table:table-cell office:value-type="float" office:value="0.51069521853362" calcext:value-type="float">
            <text:p>0.51069521853362</text:p>
          </table:table-cell>
          <table:table-cell table:formula="of:=ABS([.B54]-[.D54])" office:value-type="float" office:value="0.0000672774331500481" calcext:value-type="float">
            <text:p>0.0000672774331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84" calcext:value-type="float">
            <text:p>584</text:p>
          </table:table-cell>
          <table:table-cell office:value-type="float" office:value="0.46757065599997" calcext:value-type="float">
            <text:p>0.46757065599997</text:p>
          </table:table-cell>
          <table:table-cell office:value-type="float" office:value="584" calcext:value-type="float">
            <text:p>584</text:p>
          </table:table-cell>
          <table:table-cell office:value-type="float" office:value="0.46750375871237" calcext:value-type="float">
            <text:p>0.46750375871237</text:p>
          </table:table-cell>
          <table:table-cell/>
          <table:table-cell table:formula="of:=[.I54]-[.I53]" office:value-type="float" office:value="0.00032914570489001" calcext:value-type="float">
            <text:p>0.00032914570489</text:p>
          </table:table-cell>
          <table:table-cell/>
          <table:table-cell table:formula="of:=MATCH([.G54];[.H$8:.H$1007];0)" office:value-type="float" office:value="708" calcext:value-type="float">
            <text:p>708</text:p>
          </table:table-cell>
          <table:table-cell table:formula="of:=MATCH([.G54];[.J$8:.J$1007];0)" office:value-type="float" office:value="708" calcext:value-type="float">
            <text:p>708</text:p>
          </table:table-cell>
          <table:table-cell table:formula="of:=ABS([.O54]-[.P5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730345597362" calcext:value-type="float">
            <text:p>0.47730345597362</text:p>
          </table:table-cell>
          <table:table-cell office:value-type="float" office:value="48" calcext:value-type="float">
            <text:p>48</text:p>
          </table:table-cell>
          <table:table-cell office:value-type="float" office:value="0.47723599081818" calcext:value-type="float">
            <text:p>0.47723599081818</text:p>
          </table:table-cell>
          <table:table-cell table:formula="of:=ABS([.B55]-[.D55])" office:value-type="float" office:value="0.000067465155439983" calcext:value-type="float">
            <text:p>0.0000674651554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88" calcext:value-type="float">
            <text:p>388</text:p>
          </table:table-cell>
          <table:table-cell office:value-type="float" office:value="0.46784612567856" calcext:value-type="float">
            <text:p>0.46784612567856</text:p>
          </table:table-cell>
          <table:table-cell office:value-type="float" office:value="388" calcext:value-type="float">
            <text:p>388</text:p>
          </table:table-cell>
          <table:table-cell office:value-type="float" office:value="0.46777889150604" calcext:value-type="float">
            <text:p>0.46777889150604</text:p>
          </table:table-cell>
          <table:table-cell/>
          <table:table-cell table:formula="of:=[.I55]-[.I54]" office:value-type="float" office:value="0.00027546967858999" calcext:value-type="float">
            <text:p>0.00027546967859</text:p>
          </table:table-cell>
          <table:table-cell/>
          <table:table-cell table:formula="of:=MATCH([.G55];[.H$8:.H$1007];0)" office:value-type="float" office:value="115" calcext:value-type="float">
            <text:p>115</text:p>
          </table:table-cell>
          <table:table-cell table:formula="of:=MATCH([.G55];[.J$8:.J$1007];0)" office:value-type="float" office:value="115" calcext:value-type="float">
            <text:p>115</text:p>
          </table:table-cell>
          <table:table-cell table:formula="of:=ABS([.O55]-[.P5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1055375636446" calcext:value-type="float">
            <text:p>0.51055375636446</text:p>
          </table:table-cell>
          <table:table-cell office:value-type="float" office:value="49" calcext:value-type="float">
            <text:p>49</text:p>
          </table:table-cell>
          <table:table-cell office:value-type="float" office:value="0.51048639468688" calcext:value-type="float">
            <text:p>0.51048639468688</text:p>
          </table:table-cell>
          <table:table-cell table:formula="of:=ABS([.B56]-[.D56])" office:value-type="float" office:value="0.0000673616775800356" calcext:value-type="float">
            <text:p>0.0000673616775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0.46819665506249" calcext:value-type="float">
            <text:p>0.46819665506249</text:p>
          </table:table-cell>
          <table:table-cell office:value-type="float" office:value="34" calcext:value-type="float">
            <text:p>34</text:p>
          </table:table-cell>
          <table:table-cell office:value-type="float" office:value="0.46812938259556" calcext:value-type="float">
            <text:p>0.46812938259556</text:p>
          </table:table-cell>
          <table:table-cell/>
          <table:table-cell table:formula="of:=[.I56]-[.I55]" office:value-type="float" office:value="0.000350529383929987" calcext:value-type="float">
            <text:p>0.00035052938393</text:p>
          </table:table-cell>
          <table:table-cell/>
          <table:table-cell table:formula="of:=MATCH([.G56];[.H$8:.H$1007];0)" office:value-type="float" office:value="701" calcext:value-type="float">
            <text:p>701</text:p>
          </table:table-cell>
          <table:table-cell table:formula="of:=MATCH([.G56];[.J$8:.J$1007];0)" office:value-type="float" office:value="701" calcext:value-type="float">
            <text:p>701</text:p>
          </table:table-cell>
          <table:table-cell table:formula="of:=ABS([.O56]-[.P5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685954200373" calcext:value-type="float">
            <text:p>0.46859542003730</text:p>
          </table:table-cell>
          <table:table-cell office:value-type="float" office:value="50" calcext:value-type="float">
            <text:p>50</text:p>
          </table:table-cell>
          <table:table-cell office:value-type="float" office:value="0.4685280567537" calcext:value-type="float">
            <text:p>0.46852805675370</text:p>
          </table:table-cell>
          <table:table-cell table:formula="of:=ABS([.B57]-[.D57])" office:value-type="float" office:value="0.0000673632836000193" calcext:value-type="float">
            <text:p>0.0000673632836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0.4685954200373" calcext:value-type="float">
            <text:p>0.46859542003730</text:p>
          </table:table-cell>
          <table:table-cell office:value-type="float" office:value="50" calcext:value-type="float">
            <text:p>50</text:p>
          </table:table-cell>
          <table:table-cell office:value-type="float" office:value="0.4685280567537" calcext:value-type="float">
            <text:p>0.46852805675370</text:p>
          </table:table-cell>
          <table:table-cell/>
          <table:table-cell table:formula="of:=[.I57]-[.I56]" office:value-type="float" office:value="0.000398764974810062" calcext:value-type="float">
            <text:p>0.00039876497481</text:p>
          </table:table-cell>
          <table:table-cell/>
          <table:table-cell table:formula="of:=MATCH([.G57];[.H$8:.H$1007];0)" office:value-type="float" office:value="50" calcext:value-type="float">
            <text:p>50</text:p>
          </table:table-cell>
          <table:table-cell table:formula="of:=MATCH([.G57];[.J$8:.J$1007];0)" office:value-type="float" office:value="50" calcext:value-type="float">
            <text:p>50</text:p>
          </table:table-cell>
          <table:table-cell table:formula="of:=ABS([.O57]-[.P5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1447567731669" calcext:value-type="float">
            <text:p>0.51447567731669</text:p>
          </table:table-cell>
          <table:table-cell office:value-type="float" office:value="51" calcext:value-type="float">
            <text:p>51</text:p>
          </table:table-cell>
          <table:table-cell office:value-type="float" office:value="0.51440833657851" calcext:value-type="float">
            <text:p>0.51440833657851</text:p>
          </table:table-cell>
          <table:table-cell table:formula="of:=ABS([.B58]-[.D58])" office:value-type="float" office:value="0.0000673407381799329" calcext:value-type="float">
            <text:p>0.0000673407381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0.46897284673548" calcext:value-type="float">
            <text:p>0.46897284673548</text:p>
          </table:table-cell>
          <table:table-cell office:value-type="float" office:value="24" calcext:value-type="float">
            <text:p>24</text:p>
          </table:table-cell>
          <table:table-cell office:value-type="float" office:value="0.4689055860528" calcext:value-type="float">
            <text:p>0.46890558605280</text:p>
          </table:table-cell>
          <table:table-cell/>
          <table:table-cell table:formula="of:=[.I58]-[.I57]" office:value-type="float" office:value="0.000377426698179972" calcext:value-type="float">
            <text:p>0.00037742669818</text:p>
          </table:table-cell>
          <table:table-cell/>
          <table:table-cell table:formula="of:=MATCH([.G58];[.H$8:.H$1007];0)" office:value-type="float" office:value="781" calcext:value-type="float">
            <text:p>781</text:p>
          </table:table-cell>
          <table:table-cell table:formula="of:=MATCH([.G58];[.J$8:.J$1007];0)" office:value-type="float" office:value="781" calcext:value-type="float">
            <text:p>781</text:p>
          </table:table-cell>
          <table:table-cell table:formula="of:=ABS([.O58]-[.P5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9648151457165" calcext:value-type="float">
            <text:p>0.49648151457165</text:p>
          </table:table-cell>
          <table:table-cell office:value-type="float" office:value="52" calcext:value-type="float">
            <text:p>52</text:p>
          </table:table-cell>
          <table:table-cell office:value-type="float" office:value="0.4964140885769" calcext:value-type="float">
            <text:p>0.49641408857690</text:p>
          </table:table-cell>
          <table:table-cell table:formula="of:=ABS([.B59]-[.D59])" office:value-type="float" office:value="0.0000674259947500144" calcext:value-type="float">
            <text:p>0.0000674259947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71" calcext:value-type="float">
            <text:p>271</text:p>
          </table:table-cell>
          <table:table-cell office:value-type="float" office:value="0.46906820321566" calcext:value-type="float">
            <text:p>0.46906820321566</text:p>
          </table:table-cell>
          <table:table-cell office:value-type="float" office:value="271" calcext:value-type="float">
            <text:p>271</text:p>
          </table:table-cell>
          <table:table-cell office:value-type="float" office:value="0.46900102460336" calcext:value-type="float">
            <text:p>0.46900102460336</text:p>
          </table:table-cell>
          <table:table-cell/>
          <table:table-cell table:formula="of:=[.I59]-[.I58]" office:value-type="float" office:value="0.0000953564801799978" calcext:value-type="float">
            <text:p>0.00009535648018</text:p>
          </table:table-cell>
          <table:table-cell/>
          <table:table-cell table:formula="of:=MATCH([.G59];[.H$8:.H$1007];0)" office:value-type="float" office:value="421" calcext:value-type="float">
            <text:p>421</text:p>
          </table:table-cell>
          <table:table-cell table:formula="of:=MATCH([.G59];[.J$8:.J$1007];0)" office:value-type="float" office:value="421" calcext:value-type="float">
            <text:p>421</text:p>
          </table:table-cell>
          <table:table-cell table:formula="of:=ABS([.O59]-[.P5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9449649073344" calcext:value-type="float">
            <text:p>0.49449649073344</text:p>
          </table:table-cell>
          <table:table-cell office:value-type="float" office:value="53" calcext:value-type="float">
            <text:p>53</text:p>
          </table:table-cell>
          <table:table-cell office:value-type="float" office:value="0.49442908914422" calcext:value-type="float">
            <text:p>0.49442908914422</text:p>
          </table:table-cell>
          <table:table-cell table:formula="of:=ABS([.B60]-[.D60])" office:value-type="float" office:value="0.0000674015892199731" calcext:value-type="float">
            <text:p>0.0000674015892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01" calcext:value-type="float">
            <text:p>301</text:p>
          </table:table-cell>
          <table:table-cell office:value-type="float" office:value="0.47019895777197" calcext:value-type="float">
            <text:p>0.47019895777197</text:p>
          </table:table-cell>
          <table:table-cell office:value-type="float" office:value="301" calcext:value-type="float">
            <text:p>301</text:p>
          </table:table-cell>
          <table:table-cell office:value-type="float" office:value="0.4701316447458" calcext:value-type="float">
            <text:p>0.47013164474580</text:p>
          </table:table-cell>
          <table:table-cell/>
          <table:table-cell table:formula="of:=[.I60]-[.I59]" office:value-type="float" office:value="0.00113075455631001" calcext:value-type="float">
            <text:p>0.00113075455631</text:p>
          </table:table-cell>
          <table:table-cell/>
          <table:table-cell table:formula="of:=MATCH([.G60];[.H$8:.H$1007];0)" office:value-type="float" office:value="370" calcext:value-type="float">
            <text:p>370</text:p>
          </table:table-cell>
          <table:table-cell table:formula="of:=MATCH([.G60];[.J$8:.J$1007];0)" office:value-type="float" office:value="370" calcext:value-type="float">
            <text:p>370</text:p>
          </table:table-cell>
          <table:table-cell table:formula="of:=ABS([.O60]-[.P6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236221752784" calcext:value-type="float">
            <text:p>0.52362217527840</text:p>
          </table:table-cell>
          <table:table-cell office:value-type="float" office:value="54" calcext:value-type="float">
            <text:p>54</text:p>
          </table:table-cell>
          <table:table-cell office:value-type="float" office:value="0.52355470035202" calcext:value-type="float">
            <text:p>0.52355470035202</text:p>
          </table:table-cell>
          <table:table-cell table:formula="of:=ABS([.B61]-[.D61])" office:value-type="float" office:value="0.00006747492638004" calcext:value-type="float">
            <text:p>0.0000674749263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47" calcext:value-type="float">
            <text:p>247</text:p>
          </table:table-cell>
          <table:table-cell office:value-type="float" office:value="0.47024797277354" calcext:value-type="float">
            <text:p>0.47024797277354</text:p>
          </table:table-cell>
          <table:table-cell office:value-type="float" office:value="247" calcext:value-type="float">
            <text:p>247</text:p>
          </table:table-cell>
          <table:table-cell office:value-type="float" office:value="0.47018064038988" calcext:value-type="float">
            <text:p>0.47018064038988</text:p>
          </table:table-cell>
          <table:table-cell/>
          <table:table-cell table:formula="of:=[.I61]-[.I60]" office:value-type="float" office:value="0.0000490150015700075" calcext:value-type="float">
            <text:p>0.00004901500157</text:p>
          </table:table-cell>
          <table:table-cell/>
          <table:table-cell table:formula="of:=MATCH([.G61];[.H$8:.H$1007];0)" office:value-type="float" office:value="907" calcext:value-type="float">
            <text:p>907</text:p>
          </table:table-cell>
          <table:table-cell table:formula="of:=MATCH([.G61];[.J$8:.J$1007];0)" office:value-type="float" office:value="907" calcext:value-type="float">
            <text:p>907</text:p>
          </table:table-cell>
          <table:table-cell table:formula="of:=ABS([.O61]-[.P6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0815127140503" calcext:value-type="float">
            <text:p>0.50815127140503</text:p>
          </table:table-cell>
          <table:table-cell office:value-type="float" office:value="55" calcext:value-type="float">
            <text:p>55</text:p>
          </table:table-cell>
          <table:table-cell office:value-type="float" office:value="0.50808397764163" calcext:value-type="float">
            <text:p>0.50808397764163</text:p>
          </table:table-cell>
          <table:table-cell table:formula="of:=ABS([.B62]-[.D62])" office:value-type="float" office:value="0.0000672937633999782" calcext:value-type="float">
            <text:p>0.0000672937634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09" calcext:value-type="float">
            <text:p>909</text:p>
          </table:table-cell>
          <table:table-cell office:value-type="float" office:value="0.47045914522244" calcext:value-type="float">
            <text:p>0.47045914522244</text:p>
          </table:table-cell>
          <table:table-cell office:value-type="float" office:value="909" calcext:value-type="float">
            <text:p>909</text:p>
          </table:table-cell>
          <table:table-cell office:value-type="float" office:value="0.47039177128619" calcext:value-type="float">
            <text:p>0.47039177128619</text:p>
          </table:table-cell>
          <table:table-cell/>
          <table:table-cell table:formula="of:=[.I62]-[.I61]" office:value-type="float" office:value="0.000211172448899954" calcext:value-type="float">
            <text:p>0.00021117244890</text:p>
          </table:table-cell>
          <table:table-cell/>
          <table:table-cell table:formula="of:=MATCH([.G62];[.H$8:.H$1007];0)" office:value-type="float" office:value="659" calcext:value-type="float">
            <text:p>659</text:p>
          </table:table-cell>
          <table:table-cell table:formula="of:=MATCH([.G62];[.J$8:.J$1007];0)" office:value-type="float" office:value="659" calcext:value-type="float">
            <text:p>659</text:p>
          </table:table-cell>
          <table:table-cell table:formula="of:=ABS([.O62]-[.P6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9129189626578" calcext:value-type="float">
            <text:p>0.49129189626578</text:p>
          </table:table-cell>
          <table:table-cell office:value-type="float" office:value="56" calcext:value-type="float">
            <text:p>56</text:p>
          </table:table-cell>
          <table:table-cell office:value-type="float" office:value="0.49122454134476" calcext:value-type="float">
            <text:p>0.49122454134476</text:p>
          </table:table-cell>
          <table:table-cell table:formula="of:=ABS([.B63]-[.D63])" office:value-type="float" office:value="0.000067354921020002" calcext:value-type="float">
            <text:p>0.0000673549210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77" calcext:value-type="float">
            <text:p>277</text:p>
          </table:table-cell>
          <table:table-cell office:value-type="float" office:value="0.47065272495521" calcext:value-type="float">
            <text:p>0.47065272495521</text:p>
          </table:table-cell>
          <table:table-cell office:value-type="float" office:value="277" calcext:value-type="float">
            <text:p>277</text:p>
          </table:table-cell>
          <table:table-cell office:value-type="float" office:value="0.47058565184646" calcext:value-type="float">
            <text:p>0.47058565184646</text:p>
          </table:table-cell>
          <table:table-cell/>
          <table:table-cell table:formula="of:=[.I63]-[.I62]" office:value-type="float" office:value="0.000193579732770011" calcext:value-type="float">
            <text:p>0.00019357973277</text:p>
          </table:table-cell>
          <table:table-cell/>
          <table:table-cell table:formula="of:=MATCH([.G63];[.H$8:.H$1007];0)" office:value-type="float" office:value="316" calcext:value-type="float">
            <text:p>316</text:p>
          </table:table-cell>
          <table:table-cell table:formula="of:=MATCH([.G63];[.J$8:.J$1007];0)" office:value-type="float" office:value="316" calcext:value-type="float">
            <text:p>316</text:p>
          </table:table-cell>
          <table:table-cell table:formula="of:=ABS([.O63]-[.P6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0083209903795" calcext:value-type="float">
            <text:p>0.50083209903795</text:p>
          </table:table-cell>
          <table:table-cell office:value-type="float" office:value="57" calcext:value-type="float">
            <text:p>57</text:p>
          </table:table-cell>
          <table:table-cell office:value-type="float" office:value="0.50076448046368" calcext:value-type="float">
            <text:p>0.50076448046368</text:p>
          </table:table-cell>
          <table:table-cell table:formula="of:=ABS([.B64]-[.D64])" office:value-type="float" office:value="0.0000676185742699564" calcext:value-type="float">
            <text:p>0.0000676185742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95" calcext:value-type="float">
            <text:p>395</text:p>
          </table:table-cell>
          <table:table-cell office:value-type="float" office:value="0.47069942141514" calcext:value-type="float">
            <text:p>0.47069942141514</text:p>
          </table:table-cell>
          <table:table-cell office:value-type="float" office:value="395" calcext:value-type="float">
            <text:p>395</text:p>
          </table:table-cell>
          <table:table-cell office:value-type="float" office:value="0.47063217950092" calcext:value-type="float">
            <text:p>0.47063217950092</text:p>
          </table:table-cell>
          <table:table-cell/>
          <table:table-cell table:formula="of:=[.I64]-[.I63]" office:value-type="float" office:value="0.0000466964599299957" calcext:value-type="float">
            <text:p>0.00004669645993</text:p>
          </table:table-cell>
          <table:table-cell/>
          <table:table-cell table:formula="of:=MATCH([.G64];[.H$8:.H$1007];0)" office:value-type="float" office:value="506" calcext:value-type="float">
            <text:p>506</text:p>
          </table:table-cell>
          <table:table-cell table:formula="of:=MATCH([.G64];[.J$8:.J$1007];0)" office:value-type="float" office:value="506" calcext:value-type="float">
            <text:p>506</text:p>
          </table:table-cell>
          <table:table-cell table:formula="of:=ABS([.O64]-[.P6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0620890090248" calcext:value-type="float">
            <text:p>0.50620890090248</text:p>
          </table:table-cell>
          <table:table-cell office:value-type="float" office:value="58" calcext:value-type="float">
            <text:p>58</text:p>
          </table:table-cell>
          <table:table-cell office:value-type="float" office:value="0.50614128907962" calcext:value-type="float">
            <text:p>0.50614128907962</text:p>
          </table:table-cell>
          <table:table-cell table:formula="of:=ABS([.B65]-[.D65])" office:value-type="float" office:value="0.0000676118228600808" calcext:value-type="float">
            <text:p>0.0000676118228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office:value-type="float" office:value="0.47096291949259" calcext:value-type="float">
            <text:p>0.47096291949259</text:p>
          </table:table-cell>
          <table:table-cell office:value-type="float" office:value="103" calcext:value-type="float">
            <text:p>103</text:p>
          </table:table-cell>
          <table:table-cell office:value-type="float" office:value="0.47089564643467" calcext:value-type="float">
            <text:p>0.47089564643467</text:p>
          </table:table-cell>
          <table:table-cell/>
          <table:table-cell table:formula="of:=[.I65]-[.I64]" office:value-type="float" office:value="0.00026349807745002" calcext:value-type="float">
            <text:p>0.00026349807745</text:p>
          </table:table-cell>
          <table:table-cell/>
          <table:table-cell table:formula="of:=MATCH([.G65];[.H$8:.H$1007];0)" office:value-type="float" office:value="616" calcext:value-type="float">
            <text:p>616</text:p>
          </table:table-cell>
          <table:table-cell table:formula="of:=MATCH([.G65];[.J$8:.J$1007];0)" office:value-type="float" office:value="616" calcext:value-type="float">
            <text:p>616</text:p>
          </table:table-cell>
          <table:table-cell table:formula="of:=ABS([.O65]-[.P6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0712107566132" calcext:value-type="float">
            <text:p>0.50712107566132</text:p>
          </table:table-cell>
          <table:table-cell office:value-type="float" office:value="59" calcext:value-type="float">
            <text:p>59</text:p>
          </table:table-cell>
          <table:table-cell office:value-type="float" office:value="0.50705375248749" calcext:value-type="float">
            <text:p>0.50705375248749</text:p>
          </table:table-cell>
          <table:table-cell table:formula="of:=ABS([.B66]-[.D66])" office:value-type="float" office:value="0.0000673231738300695" calcext:value-type="float">
            <text:p>0.0000673231738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74" calcext:value-type="float">
            <text:p>874</text:p>
          </table:table-cell>
          <table:table-cell office:value-type="float" office:value="0.47117991393756" calcext:value-type="float">
            <text:p>0.47117991393756</text:p>
          </table:table-cell>
          <table:table-cell office:value-type="float" office:value="874" calcext:value-type="float">
            <text:p>874</text:p>
          </table:table-cell>
          <table:table-cell office:value-type="float" office:value="0.47111222826991" calcext:value-type="float">
            <text:p>0.47111222826991</text:p>
          </table:table-cell>
          <table:table-cell/>
          <table:table-cell table:formula="of:=[.I66]-[.I65]" office:value-type="float" office:value="0.000216994444969976" calcext:value-type="float">
            <text:p>0.00021699444497</text:p>
          </table:table-cell>
          <table:table-cell/>
          <table:table-cell table:formula="of:=MATCH([.G66];[.H$8:.H$1007];0)" office:value-type="float" office:value="636" calcext:value-type="float">
            <text:p>636</text:p>
          </table:table-cell>
          <table:table-cell table:formula="of:=MATCH([.G66];[.J$8:.J$1007];0)" office:value-type="float" office:value="636" calcext:value-type="float">
            <text:p>636</text:p>
          </table:table-cell>
          <table:table-cell table:formula="of:=ABS([.O66]-[.P6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0145742946151" calcext:value-type="float">
            <text:p>0.50145742946151</text:p>
          </table:table-cell>
          <table:table-cell office:value-type="float" office:value="60" calcext:value-type="float">
            <text:p>60</text:p>
          </table:table-cell>
          <table:table-cell office:value-type="float" office:value="0.50139008692427" calcext:value-type="float">
            <text:p>0.50139008692427</text:p>
          </table:table-cell>
          <table:table-cell table:formula="of:=ABS([.B67]-[.D67])" office:value-type="float" office:value="0.000067342537239945" calcext:value-type="float">
            <text:p>0.0000673425372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74" calcext:value-type="float">
            <text:p>774</text:p>
          </table:table-cell>
          <table:table-cell office:value-type="float" office:value="0.47133072830621" calcext:value-type="float">
            <text:p>0.47133072830621</text:p>
          </table:table-cell>
          <table:table-cell office:value-type="float" office:value="774" calcext:value-type="float">
            <text:p>774</text:p>
          </table:table-cell>
          <table:table-cell office:value-type="float" office:value="0.47126321145505" calcext:value-type="float">
            <text:p>0.47126321145505</text:p>
          </table:table-cell>
          <table:table-cell/>
          <table:table-cell table:formula="of:=[.I67]-[.I66]" office:value-type="float" office:value="0.000150814368649999" calcext:value-type="float">
            <text:p>0.00015081436865</text:p>
          </table:table-cell>
          <table:table-cell/>
          <table:table-cell table:formula="of:=MATCH([.G67];[.H$8:.H$1007];0)" office:value-type="float" office:value="519" calcext:value-type="float">
            <text:p>519</text:p>
          </table:table-cell>
          <table:table-cell table:formula="of:=MATCH([.G67];[.J$8:.J$1007];0)" office:value-type="float" office:value="519" calcext:value-type="float">
            <text:p>519</text:p>
          </table:table-cell>
          <table:table-cell table:formula="of:=ABS([.O67]-[.P6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5321037308871" calcext:value-type="float">
            <text:p>0.45321037308871</text:p>
          </table:table-cell>
          <table:table-cell office:value-type="float" office:value="61" calcext:value-type="float">
            <text:p>61</text:p>
          </table:table-cell>
          <table:table-cell office:value-type="float" office:value="0.45314301595091" calcext:value-type="float">
            <text:p>0.45314301595091</text:p>
          </table:table-cell>
          <table:table-cell table:formula="of:=ABS([.B68]-[.D68])" office:value-type="float" office:value="0.0000673571377999838" calcext:value-type="float">
            <text:p>0.0000673571378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13" calcext:value-type="float">
            <text:p>313</text:p>
          </table:table-cell>
          <table:table-cell office:value-type="float" office:value="0.47156227068937" calcext:value-type="float">
            <text:p>0.47156227068937</text:p>
          </table:table-cell>
          <table:table-cell office:value-type="float" office:value="313" calcext:value-type="float">
            <text:p>313</text:p>
          </table:table-cell>
          <table:table-cell office:value-type="float" office:value="0.47149469331029" calcext:value-type="float">
            <text:p>0.47149469331029</text:p>
          </table:table-cell>
          <table:table-cell/>
          <table:table-cell table:formula="of:=[.I68]-[.I67]" office:value-type="float" office:value="0.000231542383160033" calcext:value-type="float">
            <text:p>0.00023154238316</text:p>
          </table:table-cell>
          <table:table-cell/>
          <table:table-cell table:formula="of:=MATCH([.G68];[.H$8:.H$1007];0)" office:value-type="float" office:value="6" calcext:value-type="float">
            <text:p>6</text:p>
          </table:table-cell>
          <table:table-cell table:formula="of:=MATCH([.G68];[.J$8:.J$1007];0)" office:value-type="float" office:value="6" calcext:value-type="float">
            <text:p>6</text:p>
          </table:table-cell>
          <table:table-cell table:formula="of:=ABS([.O68]-[.P6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0516226595941" calcext:value-type="float">
            <text:p>0.50516226595941</text:p>
          </table:table-cell>
          <table:table-cell office:value-type="float" office:value="62" calcext:value-type="float">
            <text:p>62</text:p>
          </table:table-cell>
          <table:table-cell office:value-type="float" office:value="0.50509510119717" calcext:value-type="float">
            <text:p>0.50509510119717</text:p>
          </table:table-cell>
          <table:table-cell table:formula="of:=ABS([.B69]-[.D69])" office:value-type="float" office:value="0.0000671647622400018" calcext:value-type="float">
            <text:p>0.0000671647622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74" calcext:value-type="float">
            <text:p>574</text:p>
          </table:table-cell>
          <table:table-cell office:value-type="float" office:value="0.47191218775355" calcext:value-type="float">
            <text:p>0.47191218775355</text:p>
          </table:table-cell>
          <table:table-cell office:value-type="float" office:value="574" calcext:value-type="float">
            <text:p>574</text:p>
          </table:table-cell>
          <table:table-cell office:value-type="float" office:value="0.47184448088356" calcext:value-type="float">
            <text:p>0.47184448088356</text:p>
          </table:table-cell>
          <table:table-cell/>
          <table:table-cell table:formula="of:=[.I69]-[.I68]" office:value-type="float" office:value="0.000349917064179972" calcext:value-type="float">
            <text:p>0.00034991706418</text:p>
          </table:table-cell>
          <table:table-cell/>
          <table:table-cell table:formula="of:=MATCH([.G69];[.H$8:.H$1007];0)" office:value-type="float" office:value="595" calcext:value-type="float">
            <text:p>595</text:p>
          </table:table-cell>
          <table:table-cell table:formula="of:=MATCH([.G69];[.J$8:.J$1007];0)" office:value-type="float" office:value="595" calcext:value-type="float">
            <text:p>595</text:p>
          </table:table-cell>
          <table:table-cell table:formula="of:=ABS([.O69]-[.P6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232865541558" calcext:value-type="float">
            <text:p>0.52328655415580</text:p>
          </table:table-cell>
          <table:table-cell office:value-type="float" office:value="63" calcext:value-type="float">
            <text:p>63</text:p>
          </table:table-cell>
          <table:table-cell office:value-type="float" office:value="0.52321927126115" calcext:value-type="float">
            <text:p>0.52321927126115</text:p>
          </table:table-cell>
          <table:table-cell table:formula="of:=ABS([.B70]-[.D70])" office:value-type="float" office:value="0.0000672828946500781" calcext:value-type="float">
            <text:p>0.0000672828946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23" calcext:value-type="float">
            <text:p>923</text:p>
          </table:table-cell>
          <table:table-cell office:value-type="float" office:value="0.47194005006173" calcext:value-type="float">
            <text:p>0.47194005006173</text:p>
          </table:table-cell>
          <table:table-cell office:value-type="float" office:value="923" calcext:value-type="float">
            <text:p>923</text:p>
          </table:table-cell>
          <table:table-cell office:value-type="float" office:value="0.47187328980132" calcext:value-type="float">
            <text:p>0.47187328980132</text:p>
          </table:table-cell>
          <table:table-cell/>
          <table:table-cell table:formula="of:=[.I70]-[.I69]" office:value-type="float" office:value="0.0000278623081800267" calcext:value-type="float">
            <text:p>0.00002786230818</text:p>
          </table:table-cell>
          <table:table-cell/>
          <table:table-cell table:formula="of:=MATCH([.G70];[.H$8:.H$1007];0)" office:value-type="float" office:value="902" calcext:value-type="float">
            <text:p>902</text:p>
          </table:table-cell>
          <table:table-cell table:formula="of:=MATCH([.G70];[.J$8:.J$1007];0)" office:value-type="float" office:value="902" calcext:value-type="float">
            <text:p>902</text:p>
          </table:table-cell>
          <table:table-cell table:formula="of:=ABS([.O70]-[.P7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0576620869291" calcext:value-type="float">
            <text:p>0.50576620869291</text:p>
          </table:table-cell>
          <table:table-cell office:value-type="float" office:value="64" calcext:value-type="float">
            <text:p>64</text:p>
          </table:table-cell>
          <table:table-cell office:value-type="float" office:value="0.50569866961431" calcext:value-type="float">
            <text:p>0.50569866961431</text:p>
          </table:table-cell>
          <table:table-cell table:formula="of:=ABS([.B71]-[.D71])" office:value-type="float" office:value="0.0000675390786000207" calcext:value-type="float">
            <text:p>0.0000675390786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73" calcext:value-type="float">
            <text:p>473</text:p>
          </table:table-cell>
          <table:table-cell office:value-type="float" office:value="0.47195361895888" calcext:value-type="float">
            <text:p>0.47195361895888</text:p>
          </table:table-cell>
          <table:table-cell office:value-type="float" office:value="473" calcext:value-type="float">
            <text:p>473</text:p>
          </table:table-cell>
          <table:table-cell office:value-type="float" office:value="0.47188592809182" calcext:value-type="float">
            <text:p>0.47188592809182</text:p>
          </table:table-cell>
          <table:table-cell/>
          <table:table-cell table:formula="of:=[.I71]-[.I70]" office:value-type="float" office:value="0.0000135688971499848" calcext:value-type="float">
            <text:p>0.00001356889715</text:p>
          </table:table-cell>
          <table:table-cell/>
          <table:table-cell table:formula="of:=MATCH([.G71];[.H$8:.H$1007];0)" office:value-type="float" office:value="610" calcext:value-type="float">
            <text:p>610</text:p>
          </table:table-cell>
          <table:table-cell table:formula="of:=MATCH([.G71];[.J$8:.J$1007];0)" office:value-type="float" office:value="610" calcext:value-type="float">
            <text:p>610</text:p>
          </table:table-cell>
          <table:table-cell table:formula="of:=ABS([.O71]-[.P7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1023254459818" calcext:value-type="float">
            <text:p>0.51023254459818</text:p>
          </table:table-cell>
          <table:table-cell office:value-type="float" office:value="65" calcext:value-type="float">
            <text:p>65</text:p>
          </table:table-cell>
          <table:table-cell office:value-type="float" office:value="0.51016533419353" calcext:value-type="float">
            <text:p>0.51016533419353</text:p>
          </table:table-cell>
          <table:table-cell table:formula="of:=ABS([.B72]-[.D72])" office:value-type="float" office:value="0.0000672104046499644" calcext:value-type="float">
            <text:p>0.0000672104046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.47227917286555" calcext:value-type="float">
            <text:p>0.47227917286555</text:p>
          </table:table-cell>
          <table:table-cell office:value-type="float" office:value="95" calcext:value-type="float">
            <text:p>95</text:p>
          </table:table-cell>
          <table:table-cell office:value-type="float" office:value="0.47221175196742" calcext:value-type="float">
            <text:p>0.47221175196742</text:p>
          </table:table-cell>
          <table:table-cell/>
          <table:table-cell table:formula="of:=[.I72]-[.I71]" office:value-type="float" office:value="0.000325553906669995" calcext:value-type="float">
            <text:p>0.00032555390667</text:p>
          </table:table-cell>
          <table:table-cell/>
          <table:table-cell table:formula="of:=MATCH([.G72];[.H$8:.H$1007];0)" office:value-type="float" office:value="689" calcext:value-type="float">
            <text:p>689</text:p>
          </table:table-cell>
          <table:table-cell table:formula="of:=MATCH([.G72];[.J$8:.J$1007];0)" office:value-type="float" office:value="689" calcext:value-type="float">
            <text:p>689</text:p>
          </table:table-cell>
          <table:table-cell table:formula="of:=ABS([.O72]-[.P7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8109615043907" calcext:value-type="float">
            <text:p>0.48109615043907</text:p>
          </table:table-cell>
          <table:table-cell office:value-type="float" office:value="66" calcext:value-type="float">
            <text:p>66</text:p>
          </table:table-cell>
          <table:table-cell office:value-type="float" office:value="0.48102882789457" calcext:value-type="float">
            <text:p>0.48102882789457</text:p>
          </table:table-cell>
          <table:table-cell table:formula="of:=ABS([.B73]-[.D73])" office:value-type="float" office:value="0.0000673225444999814" calcext:value-type="float">
            <text:p>0.0000673225445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03" calcext:value-type="float">
            <text:p>603</text:p>
          </table:table-cell>
          <table:table-cell office:value-type="float" office:value="0.47232180428331" calcext:value-type="float">
            <text:p>0.47232180428331</text:p>
          </table:table-cell>
          <table:table-cell office:value-type="float" office:value="603" calcext:value-type="float">
            <text:p>603</text:p>
          </table:table-cell>
          <table:table-cell office:value-type="float" office:value="0.47225436285187" calcext:value-type="float">
            <text:p>0.47225436285187</text:p>
          </table:table-cell>
          <table:table-cell/>
          <table:table-cell table:formula="of:=[.I73]-[.I72]" office:value-type="float" office:value="0.0000426314177600085" calcext:value-type="float">
            <text:p>0.00004263141776</text:p>
          </table:table-cell>
          <table:table-cell/>
          <table:table-cell table:formula="of:=MATCH([.G73];[.H$8:.H$1007];0)" office:value-type="float" office:value="152" calcext:value-type="float">
            <text:p>152</text:p>
          </table:table-cell>
          <table:table-cell table:formula="of:=MATCH([.G73];[.J$8:.J$1007];0)" office:value-type="float" office:value="152" calcext:value-type="float">
            <text:p>152</text:p>
          </table:table-cell>
          <table:table-cell table:formula="of:=ABS([.O73]-[.P7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8914960039148" calcext:value-type="float">
            <text:p>0.48914960039148</text:p>
          </table:table-cell>
          <table:table-cell office:value-type="float" office:value="67" calcext:value-type="float">
            <text:p>67</text:p>
          </table:table-cell>
          <table:table-cell office:value-type="float" office:value="0.48908206569925" calcext:value-type="float">
            <text:p>0.48908206569925</text:p>
          </table:table-cell>
          <table:table-cell table:formula="of:=ABS([.B74]-[.D74])" office:value-type="float" office:value="0.0000675346922299758" calcext:value-type="float">
            <text:p>0.0000675346922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0.47240110044084" calcext:value-type="float">
            <text:p>0.47240110044084</text:p>
          </table:table-cell>
          <table:table-cell office:value-type="float" office:value="82" calcext:value-type="float">
            <text:p>82</text:p>
          </table:table-cell>
          <table:table-cell office:value-type="float" office:value="0.47233385732013" calcext:value-type="float">
            <text:p>0.47233385732013</text:p>
          </table:table-cell>
          <table:table-cell/>
          <table:table-cell table:formula="of:=[.I74]-[.I73]" office:value-type="float" office:value="0.0000792961575299955" calcext:value-type="float">
            <text:p>0.00007929615753</text:p>
          </table:table-cell>
          <table:table-cell/>
          <table:table-cell table:formula="of:=MATCH([.G74];[.H$8:.H$1007];0)" office:value-type="float" office:value="273" calcext:value-type="float">
            <text:p>273</text:p>
          </table:table-cell>
          <table:table-cell table:formula="of:=MATCH([.G74];[.J$8:.J$1007];0)" office:value-type="float" office:value="273" calcext:value-type="float">
            <text:p>273</text:p>
          </table:table-cell>
          <table:table-cell table:formula="of:=ABS([.O74]-[.P7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1350963743015" calcext:value-type="float">
            <text:p>0.51350963743015</text:p>
          </table:table-cell>
          <table:table-cell office:value-type="float" office:value="68" calcext:value-type="float">
            <text:p>68</text:p>
          </table:table-cell>
          <table:table-cell office:value-type="float" office:value="0.51344205485843" calcext:value-type="float">
            <text:p>0.51344205485843</text:p>
          </table:table-cell>
          <table:table-cell table:formula="of:=ABS([.B75]-[.D75])" office:value-type="float" office:value="0.0000675825717200151" calcext:value-type="float">
            <text:p>0.0000675825717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53" calcext:value-type="float">
            <text:p>753</text:p>
          </table:table-cell>
          <table:table-cell office:value-type="float" office:value="0.47249246961462" calcext:value-type="float">
            <text:p>0.47249246961462</text:p>
          </table:table-cell>
          <table:table-cell office:value-type="float" office:value="753" calcext:value-type="float">
            <text:p>753</text:p>
          </table:table-cell>
          <table:table-cell office:value-type="float" office:value="0.47242444297158" calcext:value-type="float">
            <text:p>0.47242444297158</text:p>
          </table:table-cell>
          <table:table-cell/>
          <table:table-cell table:formula="of:=[.I75]-[.I74]" office:value-type="float" office:value="0.0000913691737799982" calcext:value-type="float">
            <text:p>0.00009136917378</text:p>
          </table:table-cell>
          <table:table-cell/>
          <table:table-cell table:formula="of:=MATCH([.G75];[.H$8:.H$1007];0)" office:value-type="float" office:value="763" calcext:value-type="float">
            <text:p>763</text:p>
          </table:table-cell>
          <table:table-cell table:formula="of:=MATCH([.G75];[.J$8:.J$1007];0)" office:value-type="float" office:value="763" calcext:value-type="float">
            <text:p>763</text:p>
          </table:table-cell>
          <table:table-cell table:formula="of:=ABS([.O75]-[.P7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9767578309007" calcext:value-type="float">
            <text:p>0.49767578309007</text:p>
          </table:table-cell>
          <table:table-cell office:value-type="float" office:value="69" calcext:value-type="float">
            <text:p>69</text:p>
          </table:table-cell>
          <table:table-cell office:value-type="float" office:value="0.4976083714223" calcext:value-type="float">
            <text:p>0.49760837142230</text:p>
          </table:table-cell>
          <table:table-cell table:formula="of:=ABS([.B76]-[.D76])" office:value-type="float" office:value="0.0000674116677699676" calcext:value-type="float">
            <text:p>0.0000674116677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89" calcext:value-type="float">
            <text:p>489</text:p>
          </table:table-cell>
          <table:table-cell office:value-type="float" office:value="0.47270387412433" calcext:value-type="float">
            <text:p>0.47270387412433</text:p>
          </table:table-cell>
          <table:table-cell office:value-type="float" office:value="489" calcext:value-type="float">
            <text:p>489</text:p>
          </table:table-cell>
          <table:table-cell office:value-type="float" office:value="0.4726365702154" calcext:value-type="float">
            <text:p>0.47263657021540</text:p>
          </table:table-cell>
          <table:table-cell/>
          <table:table-cell table:formula="of:=[.I76]-[.I75]" office:value-type="float" office:value="0.000211404509710023" calcext:value-type="float">
            <text:p>0.00021140450971</text:p>
          </table:table-cell>
          <table:table-cell/>
          <table:table-cell table:formula="of:=MATCH([.G76];[.H$8:.H$1007];0)" office:value-type="float" office:value="441" calcext:value-type="float">
            <text:p>441</text:p>
          </table:table-cell>
          <table:table-cell table:formula="of:=MATCH([.G76];[.J$8:.J$1007];0)" office:value-type="float" office:value="441" calcext:value-type="float">
            <text:p>441</text:p>
          </table:table-cell>
          <table:table-cell table:formula="of:=ABS([.O76]-[.P7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355371833941" calcext:value-type="float">
            <text:p>0.53553718339410</text:p>
          </table:table-cell>
          <table:table-cell office:value-type="float" office:value="70" calcext:value-type="float">
            <text:p>70</text:p>
          </table:table-cell>
          <table:table-cell office:value-type="float" office:value="0.53546977966816" calcext:value-type="float">
            <text:p>0.53546977966816</text:p>
          </table:table-cell>
          <table:table-cell table:formula="of:=ABS([.B77]-[.D77])" office:value-type="float" office:value="0.0000674037259400517" calcext:value-type="float">
            <text:p>0.0000674037259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14" calcext:value-type="float">
            <text:p>314</text:p>
          </table:table-cell>
          <table:table-cell office:value-type="float" office:value="0.47273578269035" calcext:value-type="float">
            <text:p>0.47273578269035</text:p>
          </table:table-cell>
          <table:table-cell office:value-type="float" office:value="314" calcext:value-type="float">
            <text:p>314</text:p>
          </table:table-cell>
          <table:table-cell office:value-type="float" office:value="0.47266807333881" calcext:value-type="float">
            <text:p>0.47266807333881</text:p>
          </table:table-cell>
          <table:table-cell/>
          <table:table-cell table:formula="of:=[.I77]-[.I76]" office:value-type="float" office:value="0.000031908566019978" calcext:value-type="float">
            <text:p>0.00003190856602</text:p>
          </table:table-cell>
          <table:table-cell/>
          <table:table-cell table:formula="of:=MATCH([.G77];[.H$8:.H$1007];0)" office:value-type="float" office:value="983" calcext:value-type="float">
            <text:p>983</text:p>
          </table:table-cell>
          <table:table-cell table:formula="of:=MATCH([.G77];[.J$8:.J$1007];0)" office:value-type="float" office:value="983" calcext:value-type="float">
            <text:p>983</text:p>
          </table:table-cell>
          <table:table-cell table:formula="of:=ABS([.O77]-[.P7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9838263368413" calcext:value-type="float">
            <text:p>0.49838263368413</text:p>
          </table:table-cell>
          <table:table-cell office:value-type="float" office:value="71" calcext:value-type="float">
            <text:p>71</text:p>
          </table:table-cell>
          <table:table-cell office:value-type="float" office:value="0.49831528750893" calcext:value-type="float">
            <text:p>0.49831528750893</text:p>
          </table:table-cell>
          <table:table-cell table:formula="of:=ABS([.B78]-[.D78])" office:value-type="float" office:value="0.0000673461751999893" calcext:value-type="float">
            <text:p>0.0000673461752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66" calcext:value-type="float">
            <text:p>366</text:p>
          </table:table-cell>
          <table:table-cell office:value-type="float" office:value="0.47283077004642" calcext:value-type="float">
            <text:p>0.47283077004642</text:p>
          </table:table-cell>
          <table:table-cell office:value-type="float" office:value="366" calcext:value-type="float">
            <text:p>366</text:p>
          </table:table-cell>
          <table:table-cell office:value-type="float" office:value="0.47276363546415" calcext:value-type="float">
            <text:p>0.47276363546415</text:p>
          </table:table-cell>
          <table:table-cell/>
          <table:table-cell table:formula="of:=[.I78]-[.I77]" office:value-type="float" office:value="0.0000949873560699976" calcext:value-type="float">
            <text:p>0.00009498735607</text:p>
          </table:table-cell>
          <table:table-cell/>
          <table:table-cell table:formula="of:=MATCH([.G78];[.H$8:.H$1007];0)" office:value-type="float" office:value="456" calcext:value-type="float">
            <text:p>456</text:p>
          </table:table-cell>
          <table:table-cell table:formula="of:=MATCH([.G78];[.J$8:.J$1007];0)" office:value-type="float" office:value="456" calcext:value-type="float">
            <text:p>456</text:p>
          </table:table-cell>
          <table:table-cell table:formula="of:=ABS([.O78]-[.P7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9552999811316" calcext:value-type="float">
            <text:p>0.49552999811316</text:p>
          </table:table-cell>
          <table:table-cell office:value-type="float" office:value="72" calcext:value-type="float">
            <text:p>72</text:p>
          </table:table-cell>
          <table:table-cell office:value-type="float" office:value="0.49546291472712" calcext:value-type="float">
            <text:p>0.49546291472712</text:p>
          </table:table-cell>
          <table:table-cell table:formula="of:=ABS([.B79]-[.D79])" office:value-type="float" office:value="0.0000670833860400011" calcext:value-type="float">
            <text:p>0.0000670833860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45" calcext:value-type="float">
            <text:p>445</text:p>
          </table:table-cell>
          <table:table-cell office:value-type="float" office:value="0.47287035812295" calcext:value-type="float">
            <text:p>0.47287035812295</text:p>
          </table:table-cell>
          <table:table-cell office:value-type="float" office:value="445" calcext:value-type="float">
            <text:p>445</text:p>
          </table:table-cell>
          <table:table-cell office:value-type="float" office:value="0.47280334461926" calcext:value-type="float">
            <text:p>0.47280334461926</text:p>
          </table:table-cell>
          <table:table-cell/>
          <table:table-cell table:formula="of:=[.I79]-[.I78]" office:value-type="float" office:value="0.0000395880765299839" calcext:value-type="float">
            <text:p>0.00003958807653</text:p>
          </table:table-cell>
          <table:table-cell/>
          <table:table-cell table:formula="of:=MATCH([.G79];[.H$8:.H$1007];0)" office:value-type="float" office:value="397" calcext:value-type="float">
            <text:p>397</text:p>
          </table:table-cell>
          <table:table-cell table:formula="of:=MATCH([.G79];[.J$8:.J$1007];0)" office:value-type="float" office:value="397" calcext:value-type="float">
            <text:p>397</text:p>
          </table:table-cell>
          <table:table-cell table:formula="of:=ABS([.O79]-[.P7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9754241862154" calcext:value-type="float">
            <text:p>0.49754241862154</text:p>
          </table:table-cell>
          <table:table-cell office:value-type="float" office:value="73" calcext:value-type="float">
            <text:p>73</text:p>
          </table:table-cell>
          <table:table-cell office:value-type="float" office:value="0.49747507595625" calcext:value-type="float">
            <text:p>0.49747507595625</text:p>
          </table:table-cell>
          <table:table-cell table:formula="of:=ABS([.B80]-[.D80])" office:value-type="float" office:value="0.00006734266528996" calcext:value-type="float">
            <text:p>0.0000673426652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41" calcext:value-type="float">
            <text:p>141</text:p>
          </table:table-cell>
          <table:table-cell office:value-type="float" office:value="0.47288861625994" calcext:value-type="float">
            <text:p>0.47288861625994</text:p>
          </table:table-cell>
          <table:table-cell office:value-type="float" office:value="141" calcext:value-type="float">
            <text:p>141</text:p>
          </table:table-cell>
          <table:table-cell office:value-type="float" office:value="0.47282144892175" calcext:value-type="float">
            <text:p>0.47282144892175</text:p>
          </table:table-cell>
          <table:table-cell/>
          <table:table-cell table:formula="of:=[.I80]-[.I79]" office:value-type="float" office:value="0.0000182581369900237" calcext:value-type="float">
            <text:p>0.00001825813699</text:p>
          </table:table-cell>
          <table:table-cell/>
          <table:table-cell table:formula="of:=MATCH([.G80];[.H$8:.H$1007];0)" office:value-type="float" office:value="437" calcext:value-type="float">
            <text:p>437</text:p>
          </table:table-cell>
          <table:table-cell table:formula="of:=MATCH([.G80];[.J$8:.J$1007];0)" office:value-type="float" office:value="437" calcext:value-type="float">
            <text:p>437</text:p>
          </table:table-cell>
          <table:table-cell table:formula="of:=ABS([.O80]-[.P8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8781214271871" calcext:value-type="float">
            <text:p>0.48781214271871</text:p>
          </table:table-cell>
          <table:table-cell office:value-type="float" office:value="74" calcext:value-type="float">
            <text:p>74</text:p>
          </table:table-cell>
          <table:table-cell office:value-type="float" office:value="0.48774476225856" calcext:value-type="float">
            <text:p>0.48774476225856</text:p>
          </table:table-cell>
          <table:table-cell table:formula="of:=ABS([.B81]-[.D81])" office:value-type="float" office:value="0.0000673804601499794" calcext:value-type="float">
            <text:p>0.0000673804601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03" calcext:value-type="float">
            <text:p>703</text:p>
          </table:table-cell>
          <table:table-cell office:value-type="float" office:value="0.47289277734649" calcext:value-type="float">
            <text:p>0.47289277734649</text:p>
          </table:table-cell>
          <table:table-cell office:value-type="float" office:value="703" calcext:value-type="float">
            <text:p>703</text:p>
          </table:table-cell>
          <table:table-cell office:value-type="float" office:value="0.47282559169854" calcext:value-type="float">
            <text:p>0.47282559169854</text:p>
          </table:table-cell>
          <table:table-cell/>
          <table:table-cell table:formula="of:=[.I81]-[.I80]" office:value-type="float" office:value="0.00000416108654999192" calcext:value-type="float">
            <text:p>0.00000416108655</text:p>
          </table:table-cell>
          <table:table-cell/>
          <table:table-cell table:formula="of:=MATCH([.G81];[.H$8:.H$1007];0)" office:value-type="float" office:value="247" calcext:value-type="float">
            <text:p>247</text:p>
          </table:table-cell>
          <table:table-cell table:formula="of:=MATCH([.G81];[.J$8:.J$1007];0)" office:value-type="float" office:value="247" calcext:value-type="float">
            <text:p>247</text:p>
          </table:table-cell>
          <table:table-cell table:formula="of:=ABS([.O81]-[.P8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8803027640709" calcext:value-type="float">
            <text:p>0.48803027640709</text:p>
          </table:table-cell>
          <table:table-cell office:value-type="float" office:value="75" calcext:value-type="float">
            <text:p>75</text:p>
          </table:table-cell>
          <table:table-cell office:value-type="float" office:value="0.48796292775252" calcext:value-type="float">
            <text:p>0.48796292775252</text:p>
          </table:table-cell>
          <table:table-cell table:formula="of:=ABS([.B82]-[.D82])" office:value-type="float" office:value="0.0000673486545700319" calcext:value-type="float">
            <text:p>0.0000673486545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02" calcext:value-type="float">
            <text:p>402</text:p>
          </table:table-cell>
          <table:table-cell office:value-type="float" office:value="0.47294004945816" calcext:value-type="float">
            <text:p>0.47294004945816</text:p>
          </table:table-cell>
          <table:table-cell office:value-type="float" office:value="402" calcext:value-type="float">
            <text:p>402</text:p>
          </table:table-cell>
          <table:table-cell office:value-type="float" office:value="0.47287282645868" calcext:value-type="float">
            <text:p>0.47287282645868</text:p>
          </table:table-cell>
          <table:table-cell/>
          <table:table-cell table:formula="of:=[.I82]-[.I81]" office:value-type="float" office:value="0.0000472721116699937" calcext:value-type="float">
            <text:p>0.00004727211167</text:p>
          </table:table-cell>
          <table:table-cell/>
          <table:table-cell table:formula="of:=MATCH([.G82];[.H$8:.H$1007];0)" office:value-type="float" office:value="254" calcext:value-type="float">
            <text:p>254</text:p>
          </table:table-cell>
          <table:table-cell table:formula="of:=MATCH([.G82];[.J$8:.J$1007];0)" office:value-type="float" office:value="254" calcext:value-type="float">
            <text:p>254</text:p>
          </table:table-cell>
          <table:table-cell table:formula="of:=ABS([.O82]-[.P8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9904262751852" calcext:value-type="float">
            <text:p>0.49904262751852</text:p>
          </table:table-cell>
          <table:table-cell office:value-type="float" office:value="76" calcext:value-type="float">
            <text:p>76</text:p>
          </table:table-cell>
          <table:table-cell office:value-type="float" office:value="0.49897526519348" calcext:value-type="float">
            <text:p>0.49897526519348</text:p>
          </table:table-cell>
          <table:table-cell table:formula="of:=ABS([.B83]-[.D83])" office:value-type="float" office:value="0.0000673623250400102" calcext:value-type="float">
            <text:p>0.0000673623250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0.47294747138408" calcext:value-type="float">
            <text:p>0.47294747138408</text:p>
          </table:table-cell>
          <table:table-cell office:value-type="float" office:value="77" calcext:value-type="float">
            <text:p>77</text:p>
          </table:table-cell>
          <table:table-cell office:value-type="float" office:value="0.47287994461079" calcext:value-type="float">
            <text:p>0.47287994461079</text:p>
          </table:table-cell>
          <table:table-cell/>
          <table:table-cell table:formula="of:=[.I83]-[.I82]" office:value-type="float" office:value="0.00000742192592001478" calcext:value-type="float">
            <text:p>0.00000742192592</text:p>
          </table:table-cell>
          <table:table-cell/>
          <table:table-cell table:formula="of:=MATCH([.G83];[.H$8:.H$1007];0)" office:value-type="float" office:value="470" calcext:value-type="float">
            <text:p>470</text:p>
          </table:table-cell>
          <table:table-cell table:formula="of:=MATCH([.G83];[.J$8:.J$1007];0)" office:value-type="float" office:value="470" calcext:value-type="float">
            <text:p>470</text:p>
          </table:table-cell>
          <table:table-cell table:formula="of:=ABS([.O83]-[.P8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7294747138408" calcext:value-type="float">
            <text:p>0.47294747138408</text:p>
          </table:table-cell>
          <table:table-cell office:value-type="float" office:value="77" calcext:value-type="float">
            <text:p>77</text:p>
          </table:table-cell>
          <table:table-cell office:value-type="float" office:value="0.47287994461079" calcext:value-type="float">
            <text:p>0.47287994461079</text:p>
          </table:table-cell>
          <table:table-cell table:formula="of:=ABS([.B84]-[.D84])" office:value-type="float" office:value="0.000067526773289972" calcext:value-type="float">
            <text:p>0.0000675267732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38" calcext:value-type="float">
            <text:p>638</text:p>
          </table:table-cell>
          <table:table-cell office:value-type="float" office:value="0.47306303643666" calcext:value-type="float">
            <text:p>0.47306303643666</text:p>
          </table:table-cell>
          <table:table-cell office:value-type="float" office:value="638" calcext:value-type="float">
            <text:p>638</text:p>
          </table:table-cell>
          <table:table-cell office:value-type="float" office:value="0.47299592534107" calcext:value-type="float">
            <text:p>0.47299592534107</text:p>
          </table:table-cell>
          <table:table-cell/>
          <table:table-cell table:formula="of:=[.I84]-[.I83]" office:value-type="float" office:value="0.00011556505257998" calcext:value-type="float">
            <text:p>0.00011556505258</text:p>
          </table:table-cell>
          <table:table-cell/>
          <table:table-cell table:formula="of:=MATCH([.G84];[.H$8:.H$1007];0)" office:value-type="float" office:value="76" calcext:value-type="float">
            <text:p>76</text:p>
          </table:table-cell>
          <table:table-cell table:formula="of:=MATCH([.G84];[.J$8:.J$1007];0)" office:value-type="float" office:value="76" calcext:value-type="float">
            <text:p>76</text:p>
          </table:table-cell>
          <table:table-cell table:formula="of:=ABS([.O84]-[.P8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8690128213903" calcext:value-type="float">
            <text:p>0.48690128213903</text:p>
          </table:table-cell>
          <table:table-cell office:value-type="float" office:value="78" calcext:value-type="float">
            <text:p>78</text:p>
          </table:table-cell>
          <table:table-cell office:value-type="float" office:value="0.48683384883694" calcext:value-type="float">
            <text:p>0.48683384883694</text:p>
          </table:table-cell>
          <table:table-cell table:formula="of:=ABS([.B85]-[.D85])" office:value-type="float" office:value="0.0000674333020900253" calcext:value-type="float">
            <text:p>0.0000674333020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8" calcext:value-type="float">
            <text:p>998</text:p>
          </table:table-cell>
          <table:table-cell office:value-type="float" office:value="0.47320731670825" calcext:value-type="float">
            <text:p>0.47320731670825</text:p>
          </table:table-cell>
          <table:table-cell office:value-type="float" office:value="998" calcext:value-type="float">
            <text:p>998</text:p>
          </table:table-cell>
          <table:table-cell office:value-type="float" office:value="0.47313970213674" calcext:value-type="float">
            <text:p>0.47313970213674</text:p>
          </table:table-cell>
          <table:table-cell/>
          <table:table-cell table:formula="of:=[.I85]-[.I84]" office:value-type="float" office:value="0.000144280271590025" calcext:value-type="float">
            <text:p>0.00014428027159</text:p>
          </table:table-cell>
          <table:table-cell/>
          <table:table-cell table:formula="of:=MATCH([.G85];[.H$8:.H$1007];0)" office:value-type="float" office:value="236" calcext:value-type="float">
            <text:p>236</text:p>
          </table:table-cell>
          <table:table-cell table:formula="of:=MATCH([.G85];[.J$8:.J$1007];0)" office:value-type="float" office:value="236" calcext:value-type="float">
            <text:p>236</text:p>
          </table:table-cell>
          <table:table-cell table:formula="of:=ABS([.O85]-[.P8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8103677151484" calcext:value-type="float">
            <text:p>0.48103677151484</text:p>
          </table:table-cell>
          <table:table-cell office:value-type="float" office:value="79" calcext:value-type="float">
            <text:p>79</text:p>
          </table:table-cell>
          <table:table-cell office:value-type="float" office:value="0.48096930856409" calcext:value-type="float">
            <text:p>0.48096930856409</text:p>
          </table:table-cell>
          <table:table-cell table:formula="of:=ABS([.B86]-[.D86])" office:value-type="float" office:value="0.0000674629507499969" calcext:value-type="float">
            <text:p>0.0000674629507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40" calcext:value-type="float">
            <text:p>540</text:p>
          </table:table-cell>
          <table:table-cell office:value-type="float" office:value="0.47359730171877" calcext:value-type="float">
            <text:p>0.47359730171877</text:p>
          </table:table-cell>
          <table:table-cell office:value-type="float" office:value="540" calcext:value-type="float">
            <text:p>540</text:p>
          </table:table-cell>
          <table:table-cell office:value-type="float" office:value="0.47352939895956" calcext:value-type="float">
            <text:p>0.47352939895956</text:p>
          </table:table-cell>
          <table:table-cell/>
          <table:table-cell table:formula="of:=[.I86]-[.I85]" office:value-type="float" office:value="0.000389985010520011" calcext:value-type="float">
            <text:p>0.00038998501052</text:p>
          </table:table-cell>
          <table:table-cell/>
          <table:table-cell table:formula="of:=MATCH([.G86];[.H$8:.H$1007];0)" office:value-type="float" office:value="151" calcext:value-type="float">
            <text:p>151</text:p>
          </table:table-cell>
          <table:table-cell table:formula="of:=MATCH([.G86];[.J$8:.J$1007];0)" office:value-type="float" office:value="151" calcext:value-type="float">
            <text:p>151</text:p>
          </table:table-cell>
          <table:table-cell table:formula="of:=ABS([.O86]-[.P8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2914628811859" calcext:value-type="float">
            <text:p>0.52914628811859</text:p>
          </table:table-cell>
          <table:table-cell office:value-type="float" office:value="80" calcext:value-type="float">
            <text:p>80</text:p>
          </table:table-cell>
          <table:table-cell office:value-type="float" office:value="0.52907914514202" calcext:value-type="float">
            <text:p>0.52907914514202</text:p>
          </table:table-cell>
          <table:table-cell table:formula="of:=ABS([.B87]-[.D87])" office:value-type="float" office:value="0.000067142976569956" calcext:value-type="float">
            <text:p>0.0000671429765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31" calcext:value-type="float">
            <text:p>931</text:p>
          </table:table-cell>
          <table:table-cell office:value-type="float" office:value="0.47365276933324" calcext:value-type="float">
            <text:p>0.47365276933324</text:p>
          </table:table-cell>
          <table:table-cell office:value-type="float" office:value="931" calcext:value-type="float">
            <text:p>931</text:p>
          </table:table-cell>
          <table:table-cell office:value-type="float" office:value="0.47358489225599" calcext:value-type="float">
            <text:p>0.47358489225599</text:p>
          </table:table-cell>
          <table:table-cell/>
          <table:table-cell table:formula="of:=[.I87]-[.I86]" office:value-type="float" office:value="0.0000554676144700061" calcext:value-type="float">
            <text:p>0.00005546761447</text:p>
          </table:table-cell>
          <table:table-cell/>
          <table:table-cell table:formula="of:=MATCH([.G87];[.H$8:.H$1007];0)" office:value-type="float" office:value="949" calcext:value-type="float">
            <text:p>949</text:p>
          </table:table-cell>
          <table:table-cell table:formula="of:=MATCH([.G87];[.J$8:.J$1007];0)" office:value-type="float" office:value="949" calcext:value-type="float">
            <text:p>949</text:p>
          </table:table-cell>
          <table:table-cell table:formula="of:=ABS([.O87]-[.P8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0356734615138" calcext:value-type="float">
            <text:p>0.50356734615138</text:p>
          </table:table-cell>
          <table:table-cell office:value-type="float" office:value="81" calcext:value-type="float">
            <text:p>81</text:p>
          </table:table-cell>
          <table:table-cell office:value-type="float" office:value="0.50350033165714" calcext:value-type="float">
            <text:p>0.50350033165714</text:p>
          </table:table-cell>
          <table:table-cell table:formula="of:=ABS([.B88]-[.D88])" office:value-type="float" office:value="0.0000670144942399586" calcext:value-type="float">
            <text:p>0.0000670144942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0.47369981685226" calcext:value-type="float">
            <text:p>0.47369981685226</text:p>
          </table:table-cell>
          <table:table-cell office:value-type="float" office:value="27" calcext:value-type="float">
            <text:p>27</text:p>
          </table:table-cell>
          <table:table-cell office:value-type="float" office:value="0.47363255596761" calcext:value-type="float">
            <text:p>0.47363255596761</text:p>
          </table:table-cell>
          <table:table-cell/>
          <table:table-cell table:formula="of:=[.I88]-[.I87]" office:value-type="float" office:value="0.0000470475190199604" calcext:value-type="float">
            <text:p>0.00004704751902</text:p>
          </table:table-cell>
          <table:table-cell/>
          <table:table-cell table:formula="of:=MATCH([.G88];[.H$8:.H$1007];0)" office:value-type="float" office:value="562" calcext:value-type="float">
            <text:p>562</text:p>
          </table:table-cell>
          <table:table-cell table:formula="of:=MATCH([.G88];[.J$8:.J$1007];0)" office:value-type="float" office:value="562" calcext:value-type="float">
            <text:p>562</text:p>
          </table:table-cell>
          <table:table-cell table:formula="of:=ABS([.O88]-[.P8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7240110044084" calcext:value-type="float">
            <text:p>0.47240110044084</text:p>
          </table:table-cell>
          <table:table-cell office:value-type="float" office:value="82" calcext:value-type="float">
            <text:p>82</text:p>
          </table:table-cell>
          <table:table-cell office:value-type="float" office:value="0.47233385732013" calcext:value-type="float">
            <text:p>0.47233385732013</text:p>
          </table:table-cell>
          <table:table-cell table:formula="of:=ABS([.B89]-[.D89])" office:value-type="float" office:value="0.0000672431207099922" calcext:value-type="float">
            <text:p>0.0000672431207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86" calcext:value-type="float">
            <text:p>486</text:p>
          </table:table-cell>
          <table:table-cell office:value-type="float" office:value="0.47385429007647" calcext:value-type="float">
            <text:p>0.47385429007647</text:p>
          </table:table-cell>
          <table:table-cell office:value-type="float" office:value="486" calcext:value-type="float">
            <text:p>486</text:p>
          </table:table-cell>
          <table:table-cell office:value-type="float" office:value="0.47378695427029" calcext:value-type="float">
            <text:p>0.47378695427029</text:p>
          </table:table-cell>
          <table:table-cell/>
          <table:table-cell table:formula="of:=[.I89]-[.I88]" office:value-type="float" office:value="0.000154473224210028" calcext:value-type="float">
            <text:p>0.00015447322421</text:p>
          </table:table-cell>
          <table:table-cell/>
          <table:table-cell table:formula="of:=MATCH([.G89];[.H$8:.H$1007];0)" office:value-type="float" office:value="67" calcext:value-type="float">
            <text:p>67</text:p>
          </table:table-cell>
          <table:table-cell table:formula="of:=MATCH([.G89];[.J$8:.J$1007];0)" office:value-type="float" office:value="67" calcext:value-type="float">
            <text:p>67</text:p>
          </table:table-cell>
          <table:table-cell table:formula="of:=ABS([.O89]-[.P8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986904439252" calcext:value-type="float">
            <text:p>0.49869044392520</text:p>
          </table:table-cell>
          <table:table-cell office:value-type="float" office:value="83" calcext:value-type="float">
            <text:p>83</text:p>
          </table:table-cell>
          <table:table-cell office:value-type="float" office:value="0.49862288288175" calcext:value-type="float">
            <text:p>0.49862288288175</text:p>
          </table:table-cell>
          <table:table-cell table:formula="of:=ABS([.B90]-[.D90])" office:value-type="float" office:value="0.0000675610434500151" calcext:value-type="float">
            <text:p>0.0000675610434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56" calcext:value-type="float">
            <text:p>756</text:p>
          </table:table-cell>
          <table:table-cell office:value-type="float" office:value="0.47406766705242" calcext:value-type="float">
            <text:p>0.47406766705242</text:p>
          </table:table-cell>
          <table:table-cell office:value-type="float" office:value="756" calcext:value-type="float">
            <text:p>756</text:p>
          </table:table-cell>
          <table:table-cell office:value-type="float" office:value="0.47399960847671" calcext:value-type="float">
            <text:p>0.47399960847671</text:p>
          </table:table-cell>
          <table:table-cell/>
          <table:table-cell table:formula="of:=[.I90]-[.I89]" office:value-type="float" office:value="0.000213376975949975" calcext:value-type="float">
            <text:p>0.00021337697595</text:p>
          </table:table-cell>
          <table:table-cell/>
          <table:table-cell table:formula="of:=MATCH([.G90];[.H$8:.H$1007];0)" office:value-type="float" office:value="462" calcext:value-type="float">
            <text:p>462</text:p>
          </table:table-cell>
          <table:table-cell table:formula="of:=MATCH([.G90];[.J$8:.J$1007];0)" office:value-type="float" office:value="462" calcext:value-type="float">
            <text:p>462</text:p>
          </table:table-cell>
          <table:table-cell table:formula="of:=ABS([.O90]-[.P9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765892163073" calcext:value-type="float">
            <text:p>0.47658921630730</text:p>
          </table:table-cell>
          <table:table-cell office:value-type="float" office:value="84" calcext:value-type="float">
            <text:p>84</text:p>
          </table:table-cell>
          <table:table-cell office:value-type="float" office:value="0.47652192555934" calcext:value-type="float">
            <text:p>0.47652192555934</text:p>
          </table:table-cell>
          <table:table-cell table:formula="of:=ABS([.B91]-[.D91])" office:value-type="float" office:value="0.0000672907479600249" calcext:value-type="float">
            <text:p>0.0000672907479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75" calcext:value-type="float">
            <text:p>975</text:p>
          </table:table-cell>
          <table:table-cell office:value-type="float" office:value="0.47428990517202" calcext:value-type="float">
            <text:p>0.47428990517202</text:p>
          </table:table-cell>
          <table:table-cell office:value-type="float" office:value="975" calcext:value-type="float">
            <text:p>975</text:p>
          </table:table-cell>
          <table:table-cell office:value-type="float" office:value="0.47422235825036" calcext:value-type="float">
            <text:p>0.47422235825036</text:p>
          </table:table-cell>
          <table:table-cell/>
          <table:table-cell table:formula="of:=[.I91]-[.I90]" office:value-type="float" office:value="0.000222238119600038" calcext:value-type="float">
            <text:p>0.00022223811960</text:p>
          </table:table-cell>
          <table:table-cell/>
          <table:table-cell table:formula="of:=MATCH([.G91];[.H$8:.H$1007];0)" office:value-type="float" office:value="107" calcext:value-type="float">
            <text:p>107</text:p>
          </table:table-cell>
          <table:table-cell table:formula="of:=MATCH([.G91];[.J$8:.J$1007];0)" office:value-type="float" office:value="107" calcext:value-type="float">
            <text:p>107</text:p>
          </table:table-cell>
          <table:table-cell table:formula="of:=ABS([.O91]-[.P9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8300049950244" calcext:value-type="float">
            <text:p>0.48300049950244</text:p>
          </table:table-cell>
          <table:table-cell office:value-type="float" office:value="85" calcext:value-type="float">
            <text:p>85</text:p>
          </table:table-cell>
          <table:table-cell office:value-type="float" office:value="0.48293321768622" calcext:value-type="float">
            <text:p>0.48293321768622</text:p>
          </table:table-cell>
          <table:table-cell table:formula="of:=ABS([.B92]-[.D92])" office:value-type="float" office:value="0.0000672818162200106" calcext:value-type="float">
            <text:p>0.0000672818162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16" calcext:value-type="float">
            <text:p>516</text:p>
          </table:table-cell>
          <table:table-cell office:value-type="float" office:value="0.47448599393916" calcext:value-type="float">
            <text:p>0.47448599393916</text:p>
          </table:table-cell>
          <table:table-cell office:value-type="float" office:value="516" calcext:value-type="float">
            <text:p>516</text:p>
          </table:table-cell>
          <table:table-cell office:value-type="float" office:value="0.47441886638828" calcext:value-type="float">
            <text:p>0.47441886638828</text:p>
          </table:table-cell>
          <table:table-cell/>
          <table:table-cell table:formula="of:=[.I92]-[.I91]" office:value-type="float" office:value="0.000196088767140001" calcext:value-type="float">
            <text:p>0.00019608876714</text:p>
          </table:table-cell>
          <table:table-cell/>
          <table:table-cell table:formula="of:=MATCH([.G92];[.H$8:.H$1007];0)" office:value-type="float" office:value="182" calcext:value-type="float">
            <text:p>182</text:p>
          </table:table-cell>
          <table:table-cell table:formula="of:=MATCH([.G92];[.J$8:.J$1007];0)" office:value-type="float" office:value="182" calcext:value-type="float">
            <text:p>182</text:p>
          </table:table-cell>
          <table:table-cell table:formula="of:=ABS([.O92]-[.P9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2938077281867" calcext:value-type="float">
            <text:p>0.52938077281867</text:p>
          </table:table-cell>
          <table:table-cell office:value-type="float" office:value="86" calcext:value-type="float">
            <text:p>86</text:p>
          </table:table-cell>
          <table:table-cell office:value-type="float" office:value="0.52931353543523" calcext:value-type="float">
            <text:p>0.52931353543523</text:p>
          </table:table-cell>
          <table:table-cell table:formula="of:=ABS([.B93]-[.D93])" office:value-type="float" office:value="0.0000672373834400552" calcext:value-type="float">
            <text:p>0.0000672373834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94" calcext:value-type="float">
            <text:p>794</text:p>
          </table:table-cell>
          <table:table-cell office:value-type="float" office:value="0.4745560348353" calcext:value-type="float">
            <text:p>0.47455603483530</text:p>
          </table:table-cell>
          <table:table-cell office:value-type="float" office:value="794" calcext:value-type="float">
            <text:p>794</text:p>
          </table:table-cell>
          <table:table-cell office:value-type="float" office:value="0.47448846286766" calcext:value-type="float">
            <text:p>0.47448846286766</text:p>
          </table:table-cell>
          <table:table-cell/>
          <table:table-cell table:formula="of:=[.I93]-[.I92]" office:value-type="float" office:value="0.000070040896139989" calcext:value-type="float">
            <text:p>0.00007004089614</text:p>
          </table:table-cell>
          <table:table-cell/>
          <table:table-cell table:formula="of:=MATCH([.G93];[.H$8:.H$1007];0)" office:value-type="float" office:value="950" calcext:value-type="float">
            <text:p>950</text:p>
          </table:table-cell>
          <table:table-cell table:formula="of:=MATCH([.G93];[.J$8:.J$1007];0)" office:value-type="float" office:value="950" calcext:value-type="float">
            <text:p>950</text:p>
          </table:table-cell>
          <table:table-cell table:formula="of:=ABS([.O93]-[.P9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1446570170539" calcext:value-type="float">
            <text:p>0.51446570170539</text:p>
          </table:table-cell>
          <table:table-cell office:value-type="float" office:value="87" calcext:value-type="float">
            <text:p>87</text:p>
          </table:table-cell>
          <table:table-cell office:value-type="float" office:value="0.51439839772492" calcext:value-type="float">
            <text:p>0.51439839772492</text:p>
          </table:table-cell>
          <table:table-cell table:formula="of:=ABS([.B94]-[.D94])" office:value-type="float" office:value="0.000067303980469946" calcext:value-type="float">
            <text:p>0.0000673039804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46" calcext:value-type="float">
            <text:p>146</text:p>
          </table:table-cell>
          <table:table-cell office:value-type="float" office:value="0.47468953723414" calcext:value-type="float">
            <text:p>0.47468953723414</text:p>
          </table:table-cell>
          <table:table-cell office:value-type="float" office:value="146" calcext:value-type="float">
            <text:p>146</text:p>
          </table:table-cell>
          <table:table-cell office:value-type="float" office:value="0.47462218321011" calcext:value-type="float">
            <text:p>0.47462218321011</text:p>
          </table:table-cell>
          <table:table-cell/>
          <table:table-cell table:formula="of:=[.I94]-[.I93]" office:value-type="float" office:value="0.000133502398839969" calcext:value-type="float">
            <text:p>0.00013350239884</text:p>
          </table:table-cell>
          <table:table-cell/>
          <table:table-cell table:formula="of:=MATCH([.G94];[.H$8:.H$1007];0)" office:value-type="float" office:value="780" calcext:value-type="float">
            <text:p>780</text:p>
          </table:table-cell>
          <table:table-cell table:formula="of:=MATCH([.G94];[.J$8:.J$1007];0)" office:value-type="float" office:value="780" calcext:value-type="float">
            <text:p>780</text:p>
          </table:table-cell>
          <table:table-cell table:formula="of:=ABS([.O94]-[.P9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1621080973603" calcext:value-type="float">
            <text:p>0.51621080973603</text:p>
          </table:table-cell>
          <table:table-cell office:value-type="float" office:value="88" calcext:value-type="float">
            <text:p>88</text:p>
          </table:table-cell>
          <table:table-cell office:value-type="float" office:value="0.51614351175253" calcext:value-type="float">
            <text:p>0.51614351175253</text:p>
          </table:table-cell>
          <table:table-cell table:formula="of:=ABS([.B95]-[.D95])" office:value-type="float" office:value="0.0000672979834999143" calcext:value-type="float">
            <text:p>0.0000672979835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87" calcext:value-type="float">
            <text:p>287</text:p>
          </table:table-cell>
          <table:table-cell office:value-type="float" office:value="0.47469895299711" calcext:value-type="float">
            <text:p>0.47469895299711</text:p>
          </table:table-cell>
          <table:table-cell office:value-type="float" office:value="287" calcext:value-type="float">
            <text:p>287</text:p>
          </table:table-cell>
          <table:table-cell office:value-type="float" office:value="0.47463140033348" calcext:value-type="float">
            <text:p>0.47463140033348</text:p>
          </table:table-cell>
          <table:table-cell/>
          <table:table-cell table:formula="of:=[.I95]-[.I94]" office:value-type="float" office:value="0.0000094157629700331" calcext:value-type="float">
            <text:p>0.00000941576297</text:p>
          </table:table-cell>
          <table:table-cell/>
          <table:table-cell table:formula="of:=MATCH([.G95];[.H$8:.H$1007];0)" office:value-type="float" office:value="808" calcext:value-type="float">
            <text:p>808</text:p>
          </table:table-cell>
          <table:table-cell table:formula="of:=MATCH([.G95];[.J$8:.J$1007];0)" office:value-type="float" office:value="808" calcext:value-type="float">
            <text:p>808</text:p>
          </table:table-cell>
          <table:table-cell table:formula="of:=ABS([.O95]-[.P9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0646251741295" calcext:value-type="float">
            <text:p>0.50646251741295</text:p>
          </table:table-cell>
          <table:table-cell office:value-type="float" office:value="89" calcext:value-type="float">
            <text:p>89</text:p>
          </table:table-cell>
          <table:table-cell office:value-type="float" office:value="0.50639510481717" calcext:value-type="float">
            <text:p>0.50639510481717</text:p>
          </table:table-cell>
          <table:table-cell table:formula="of:=ABS([.B96]-[.D96])" office:value-type="float" office:value="0.0000674125957800253" calcext:value-type="float">
            <text:p>0.0000674125957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81" calcext:value-type="float">
            <text:p>381</text:p>
          </table:table-cell>
          <table:table-cell office:value-type="float" office:value="0.47474028444092" calcext:value-type="float">
            <text:p>0.47474028444092</text:p>
          </table:table-cell>
          <table:table-cell office:value-type="float" office:value="381" calcext:value-type="float">
            <text:p>381</text:p>
          </table:table-cell>
          <table:table-cell office:value-type="float" office:value="0.47467282875365" calcext:value-type="float">
            <text:p>0.47467282875365</text:p>
          </table:table-cell>
          <table:table-cell/>
          <table:table-cell table:formula="of:=[.I96]-[.I95]" office:value-type="float" office:value="0.0000413314438099666" calcext:value-type="float">
            <text:p>0.00004133144381</text:p>
          </table:table-cell>
          <table:table-cell/>
          <table:table-cell table:formula="of:=MATCH([.G96];[.H$8:.H$1007];0)" office:value-type="float" office:value="623" calcext:value-type="float">
            <text:p>623</text:p>
          </table:table-cell>
          <table:table-cell table:formula="of:=MATCH([.G96];[.J$8:.J$1007];0)" office:value-type="float" office:value="623" calcext:value-type="float">
            <text:p>623</text:p>
          </table:table-cell>
          <table:table-cell table:formula="of:=ABS([.O96]-[.P9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8646394858973" calcext:value-type="float">
            <text:p>0.48646394858973</text:p>
          </table:table-cell>
          <table:table-cell office:value-type="float" office:value="90" calcext:value-type="float">
            <text:p>90</text:p>
          </table:table-cell>
          <table:table-cell office:value-type="float" office:value="0.48639656579626" calcext:value-type="float">
            <text:p>0.48639656579626</text:p>
          </table:table-cell>
          <table:table-cell table:formula="of:=ABS([.B97]-[.D97])" office:value-type="float" office:value="0.0000673827934700166" calcext:value-type="float">
            <text:p>0.0000673827934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89" calcext:value-type="float">
            <text:p>989</text:p>
          </table:table-cell>
          <table:table-cell office:value-type="float" office:value="0.47483926607993" calcext:value-type="float">
            <text:p>0.47483926607993</text:p>
          </table:table-cell>
          <table:table-cell office:value-type="float" office:value="989" calcext:value-type="float">
            <text:p>989</text:p>
          </table:table-cell>
          <table:table-cell office:value-type="float" office:value="0.47477151262391" calcext:value-type="float">
            <text:p>0.47477151262391</text:p>
          </table:table-cell>
          <table:table-cell/>
          <table:table-cell table:formula="of:=[.I97]-[.I96]" office:value-type="float" office:value="0.0000989816390100096" calcext:value-type="float">
            <text:p>0.00009898163901</text:p>
          </table:table-cell>
          <table:table-cell/>
          <table:table-cell table:formula="of:=MATCH([.G97];[.H$8:.H$1007];0)" office:value-type="float" office:value="230" calcext:value-type="float">
            <text:p>230</text:p>
          </table:table-cell>
          <table:table-cell table:formula="of:=MATCH([.G97];[.J$8:.J$1007];0)" office:value-type="float" office:value="230" calcext:value-type="float">
            <text:p>230</text:p>
          </table:table-cell>
          <table:table-cell table:formula="of:=ABS([.O97]-[.P9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0578380418808" calcext:value-type="float">
            <text:p>0.50578380418808</text:p>
          </table:table-cell>
          <table:table-cell office:value-type="float" office:value="91" calcext:value-type="float">
            <text:p>91</text:p>
          </table:table-cell>
          <table:table-cell office:value-type="float" office:value="0.50571639357425" calcext:value-type="float">
            <text:p>0.50571639357425</text:p>
          </table:table-cell>
          <table:table-cell table:formula="of:=ABS([.B98]-[.D98])" office:value-type="float" office:value="0.0000674106138299768" calcext:value-type="float">
            <text:p>0.0000674106138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93" calcext:value-type="float">
            <text:p>693</text:p>
          </table:table-cell>
          <table:table-cell office:value-type="float" office:value="0.47492006160306" calcext:value-type="float">
            <text:p>0.47492006160306</text:p>
          </table:table-cell>
          <table:table-cell office:value-type="float" office:value="693" calcext:value-type="float">
            <text:p>693</text:p>
          </table:table-cell>
          <table:table-cell office:value-type="float" office:value="0.47485286286915" calcext:value-type="float">
            <text:p>0.47485286286915</text:p>
          </table:table-cell>
          <table:table-cell/>
          <table:table-cell table:formula="of:=[.I98]-[.I97]" office:value-type="float" office:value="0.0000807955231300062" calcext:value-type="float">
            <text:p>0.00008079552313</text:p>
          </table:table-cell>
          <table:table-cell/>
          <table:table-cell table:formula="of:=MATCH([.G98];[.H$8:.H$1007];0)" office:value-type="float" office:value="611" calcext:value-type="float">
            <text:p>611</text:p>
          </table:table-cell>
          <table:table-cell table:formula="of:=MATCH([.G98];[.J$8:.J$1007];0)" office:value-type="float" office:value="611" calcext:value-type="float">
            <text:p>611</text:p>
          </table:table-cell>
          <table:table-cell table:formula="of:=ABS([.O98]-[.P9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8131542362503" calcext:value-type="float">
            <text:p>0.48131542362503</text:p>
          </table:table-cell>
          <table:table-cell office:value-type="float" office:value="92" calcext:value-type="float">
            <text:p>92</text:p>
          </table:table-cell>
          <table:table-cell office:value-type="float" office:value="0.48124805256745" calcext:value-type="float">
            <text:p>0.48124805256745</text:p>
          </table:table-cell>
          <table:table-cell table:formula="of:=ABS([.B99]-[.D99])" office:value-type="float" office:value="0.0000673710575799791" calcext:value-type="float">
            <text:p>0.0000673710575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0.47512085618605" calcext:value-type="float">
            <text:p>0.47512085618605</text:p>
          </table:table-cell>
          <table:table-cell office:value-type="float" office:value="99" calcext:value-type="float">
            <text:p>99</text:p>
          </table:table-cell>
          <table:table-cell office:value-type="float" office:value="0.47505356975227" calcext:value-type="float">
            <text:p>0.47505356975227</text:p>
          </table:table-cell>
          <table:table-cell/>
          <table:table-cell table:formula="of:=[.I99]-[.I98]" office:value-type="float" office:value="0.000200794582989994" calcext:value-type="float">
            <text:p>0.00020079458299</text:p>
          </table:table-cell>
          <table:table-cell/>
          <table:table-cell table:formula="of:=MATCH([.G99];[.H$8:.H$1007];0)" office:value-type="float" office:value="158" calcext:value-type="float">
            <text:p>158</text:p>
          </table:table-cell>
          <table:table-cell table:formula="of:=MATCH([.G99];[.J$8:.J$1007];0)" office:value-type="float" office:value="158" calcext:value-type="float">
            <text:p>158</text:p>
          </table:table-cell>
          <table:table-cell table:formula="of:=ABS([.O99]-[.P9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9901124142319" calcext:value-type="float">
            <text:p>0.49901124142319</text:p>
          </table:table-cell>
          <table:table-cell office:value-type="float" office:value="93" calcext:value-type="float">
            <text:p>93</text:p>
          </table:table-cell>
          <table:table-cell office:value-type="float" office:value="0.49894388006605" calcext:value-type="float">
            <text:p>0.49894388006605</text:p>
          </table:table-cell>
          <table:table-cell table:formula="of:=ABS([.B100]-[.D100])" office:value-type="float" office:value="0.0000673613571399723" calcext:value-type="float">
            <text:p>0.0000673613571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84" calcext:value-type="float">
            <text:p>184</text:p>
          </table:table-cell>
          <table:table-cell office:value-type="float" office:value="0.47522861308157" calcext:value-type="float">
            <text:p>0.47522861308157</text:p>
          </table:table-cell>
          <table:table-cell office:value-type="float" office:value="184" calcext:value-type="float">
            <text:p>184</text:p>
          </table:table-cell>
          <table:table-cell office:value-type="float" office:value="0.47516084391626" calcext:value-type="float">
            <text:p>0.47516084391626</text:p>
          </table:table-cell>
          <table:table-cell/>
          <table:table-cell table:formula="of:=[.I100]-[.I99]" office:value-type="float" office:value="0.000107756895520006" calcext:value-type="float">
            <text:p>0.00010775689552</text:p>
          </table:table-cell>
          <table:table-cell/>
          <table:table-cell table:formula="of:=MATCH([.G100];[.H$8:.H$1007];0)" office:value-type="float" office:value="469" calcext:value-type="float">
            <text:p>469</text:p>
          </table:table-cell>
          <table:table-cell table:formula="of:=MATCH([.G100];[.J$8:.J$1007];0)" office:value-type="float" office:value="469" calcext:value-type="float">
            <text:p>469</text:p>
          </table:table-cell>
          <table:table-cell table:formula="of:=ABS([.O100]-[.P10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646698098655" calcext:value-type="float">
            <text:p>0.46466980986550</text:p>
          </table:table-cell>
          <table:table-cell office:value-type="float" office:value="94" calcext:value-type="float">
            <text:p>94</text:p>
          </table:table-cell>
          <table:table-cell office:value-type="float" office:value="0.46460247349408" calcext:value-type="float">
            <text:p>0.46460247349408</text:p>
          </table:table-cell>
          <table:table-cell table:formula="of:=ABS([.B101]-[.D101])" office:value-type="float" office:value="0.0000673363714199793" calcext:value-type="float">
            <text:p>0.0000673363714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424" calcext:value-type="float">
            <text:p>424</text:p>
          </table:table-cell>
          <table:table-cell office:value-type="float" office:value="0.47539082345491" calcext:value-type="float">
            <text:p>0.47539082345491</text:p>
          </table:table-cell>
          <table:table-cell office:value-type="float" office:value="424" calcext:value-type="float">
            <text:p>424</text:p>
          </table:table-cell>
          <table:table-cell office:value-type="float" office:value="0.47532337338209" calcext:value-type="float">
            <text:p>0.47532337338209</text:p>
          </table:table-cell>
          <table:table-cell/>
          <table:table-cell table:formula="of:=[.I101]-[.I100]" office:value-type="float" office:value="0.000162210373340022" calcext:value-type="float">
            <text:p>0.00016221037334</text:p>
          </table:table-cell>
          <table:table-cell/>
          <table:table-cell table:formula="of:=MATCH([.G101];[.H$8:.H$1007];0)" office:value-type="float" office:value="29" calcext:value-type="float">
            <text:p>29</text:p>
          </table:table-cell>
          <table:table-cell table:formula="of:=MATCH([.G101];[.J$8:.J$1007];0)" office:value-type="float" office:value="29" calcext:value-type="float">
            <text:p>29</text:p>
          </table:table-cell>
          <table:table-cell table:formula="of:=ABS([.O101]-[.P10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7227917286555" calcext:value-type="float">
            <text:p>0.47227917286555</text:p>
          </table:table-cell>
          <table:table-cell office:value-type="float" office:value="95" calcext:value-type="float">
            <text:p>95</text:p>
          </table:table-cell>
          <table:table-cell office:value-type="float" office:value="0.47221175196742" calcext:value-type="float">
            <text:p>0.47221175196742</text:p>
          </table:table-cell>
          <table:table-cell table:formula="of:=ABS([.B102]-[.D102])" office:value-type="float" office:value="0.0000674208981299995" calcext:value-type="float">
            <text:p>0.0000674208981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47" calcext:value-type="float">
            <text:p>347</text:p>
          </table:table-cell>
          <table:table-cell office:value-type="float" office:value="0.47555351600662" calcext:value-type="float">
            <text:p>0.47555351600662</text:p>
          </table:table-cell>
          <table:table-cell office:value-type="float" office:value="347" calcext:value-type="float">
            <text:p>347</text:p>
          </table:table-cell>
          <table:table-cell office:value-type="float" office:value="0.47548649523258" calcext:value-type="float">
            <text:p>0.47548649523258</text:p>
          </table:table-cell>
          <table:table-cell/>
          <table:table-cell table:formula="of:=[.I102]-[.I101]" office:value-type="float" office:value="0.000162692551709975" calcext:value-type="float">
            <text:p>0.00016269255171</text:p>
          </table:table-cell>
          <table:table-cell/>
          <table:table-cell table:formula="of:=MATCH([.G102];[.H$8:.H$1007];0)" office:value-type="float" office:value="65" calcext:value-type="float">
            <text:p>65</text:p>
          </table:table-cell>
          <table:table-cell table:formula="of:=MATCH([.G102];[.J$8:.J$1007];0)" office:value-type="float" office:value="65" calcext:value-type="float">
            <text:p>65</text:p>
          </table:table-cell>
          <table:table-cell table:formula="of:=ABS([.O102]-[.P10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2247428204359" calcext:value-type="float">
            <text:p>0.52247428204359</text:p>
          </table:table-cell>
          <table:table-cell office:value-type="float" office:value="96" calcext:value-type="float">
            <text:p>96</text:p>
          </table:table-cell>
          <table:table-cell office:value-type="float" office:value="0.5224067042281" calcext:value-type="float">
            <text:p>0.52240670422810</text:p>
          </table:table-cell>
          <table:table-cell table:formula="of:=ABS([.B103]-[.D103])" office:value-type="float" office:value="0.0000675778154900497" calcext:value-type="float">
            <text:p>0.0000675778154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94" calcext:value-type="float">
            <text:p>594</text:p>
          </table:table-cell>
          <table:table-cell office:value-type="float" office:value="0.47556692157802" calcext:value-type="float">
            <text:p>0.47556692157802</text:p>
          </table:table-cell>
          <table:table-cell office:value-type="float" office:value="594" calcext:value-type="float">
            <text:p>594</text:p>
          </table:table-cell>
          <table:table-cell office:value-type="float" office:value="0.47549920283468" calcext:value-type="float">
            <text:p>0.47549920283468</text:p>
          </table:table-cell>
          <table:table-cell/>
          <table:table-cell table:formula="of:=[.I103]-[.I102]" office:value-type="float" office:value="0.0000134055714000048" calcext:value-type="float">
            <text:p>0.00001340557140</text:p>
          </table:table-cell>
          <table:table-cell/>
          <table:table-cell table:formula="of:=MATCH([.G103];[.H$8:.H$1007];0)" office:value-type="float" office:value="890" calcext:value-type="float">
            <text:p>890</text:p>
          </table:table-cell>
          <table:table-cell table:formula="of:=MATCH([.G103];[.J$8:.J$1007];0)" office:value-type="float" office:value="890" calcext:value-type="float">
            <text:p>890</text:p>
          </table:table-cell>
          <table:table-cell table:formula="of:=ABS([.O103]-[.P10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0778055285708" calcext:value-type="float">
            <text:p>0.50778055285708</text:p>
          </table:table-cell>
          <table:table-cell office:value-type="float" office:value="97" calcext:value-type="float">
            <text:p>97</text:p>
          </table:table-cell>
          <table:table-cell office:value-type="float" office:value="0.50771300255391" calcext:value-type="float">
            <text:p>0.50771300255391</text:p>
          </table:table-cell>
          <table:table-cell table:formula="of:=ABS([.B104]-[.D104])" office:value-type="float" office:value="0.0000675503031699609" calcext:value-type="float">
            <text:p>0.0000675503031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office:value-type="float" office:value="0.47570406101226" calcext:value-type="float">
            <text:p>0.47570406101226</text:p>
          </table:table-cell>
          <table:table-cell office:value-type="float" office:value="28" calcext:value-type="float">
            <text:p>28</text:p>
          </table:table-cell>
          <table:table-cell office:value-type="float" office:value="0.47563677448824" calcext:value-type="float">
            <text:p>0.47563677448824</text:p>
          </table:table-cell>
          <table:table-cell/>
          <table:table-cell table:formula="of:=[.I104]-[.I103]" office:value-type="float" office:value="0.000137139434239986" calcext:value-type="float">
            <text:p>0.00013713943424</text:p>
          </table:table-cell>
          <table:table-cell/>
          <table:table-cell table:formula="of:=MATCH([.G104];[.H$8:.H$1007];0)" office:value-type="float" office:value="654" calcext:value-type="float">
            <text:p>654</text:p>
          </table:table-cell>
          <table:table-cell table:formula="of:=MATCH([.G104];[.J$8:.J$1007];0)" office:value-type="float" office:value="654" calcext:value-type="float">
            <text:p>654</text:p>
          </table:table-cell>
          <table:table-cell table:formula="of:=ABS([.O104]-[.P10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9485647051176" calcext:value-type="float">
            <text:p>0.49485647051176</text:p>
          </table:table-cell>
          <table:table-cell office:value-type="float" office:value="98" calcext:value-type="float">
            <text:p>98</text:p>
          </table:table-cell>
          <table:table-cell office:value-type="float" office:value="0.49478901353349" calcext:value-type="float">
            <text:p>0.49478901353349</text:p>
          </table:table-cell>
          <table:table-cell table:formula="of:=ABS([.B105]-[.D105])" office:value-type="float" office:value="0.0000674569782700418" calcext:value-type="float">
            <text:p>0.0000674569782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55" calcext:value-type="float">
            <text:p>555</text:p>
          </table:table-cell>
          <table:table-cell office:value-type="float" office:value="0.47572193033983" calcext:value-type="float">
            <text:p>0.47572193033983</text:p>
          </table:table-cell>
          <table:table-cell office:value-type="float" office:value="555" calcext:value-type="float">
            <text:p>555</text:p>
          </table:table-cell>
          <table:table-cell office:value-type="float" office:value="0.47565463865677" calcext:value-type="float">
            <text:p>0.47565463865677</text:p>
          </table:table-cell>
          <table:table-cell/>
          <table:table-cell table:formula="of:=[.I105]-[.I104]" office:value-type="float" office:value="0.0000178693275700303" calcext:value-type="float">
            <text:p>0.00001786932757</text:p>
          </table:table-cell>
          <table:table-cell/>
          <table:table-cell table:formula="of:=MATCH([.G105];[.H$8:.H$1007];0)" office:value-type="float" office:value="380" calcext:value-type="float">
            <text:p>380</text:p>
          </table:table-cell>
          <table:table-cell table:formula="of:=MATCH([.G105];[.J$8:.J$1007];0)" office:value-type="float" office:value="380" calcext:value-type="float">
            <text:p>380</text:p>
          </table:table-cell>
          <table:table-cell table:formula="of:=ABS([.O105]-[.P10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7512085618605" calcext:value-type="float">
            <text:p>0.47512085618605</text:p>
          </table:table-cell>
          <table:table-cell office:value-type="float" office:value="99" calcext:value-type="float">
            <text:p>99</text:p>
          </table:table-cell>
          <table:table-cell office:value-type="float" office:value="0.47505356975227" calcext:value-type="float">
            <text:p>0.47505356975227</text:p>
          </table:table-cell>
          <table:table-cell table:formula="of:=ABS([.B106]-[.D106])" office:value-type="float" office:value="0.0000672864337800116" calcext:value-type="float">
            <text:p>0.0000672864337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425" calcext:value-type="float">
            <text:p>425</text:p>
          </table:table-cell>
          <table:table-cell office:value-type="float" office:value="0.47573102983957" calcext:value-type="float">
            <text:p>0.47573102983957</text:p>
          </table:table-cell>
          <table:table-cell office:value-type="float" office:value="425" calcext:value-type="float">
            <text:p>425</text:p>
          </table:table-cell>
          <table:table-cell office:value-type="float" office:value="0.47566338156763" calcext:value-type="float">
            <text:p>0.47566338156763</text:p>
          </table:table-cell>
          <table:table-cell/>
          <table:table-cell table:formula="of:=[.I106]-[.I105]" office:value-type="float" office:value="0.00000909949973998403" calcext:value-type="float">
            <text:p>0.00000909949974</text:p>
          </table:table-cell>
          <table:table-cell/>
          <table:table-cell table:formula="of:=MATCH([.G106];[.H$8:.H$1007];0)" office:value-type="float" office:value="92" calcext:value-type="float">
            <text:p>92</text:p>
          </table:table-cell>
          <table:table-cell table:formula="of:=MATCH([.G106];[.J$8:.J$1007];0)" office:value-type="float" office:value="92" calcext:value-type="float">
            <text:p>92</text:p>
          </table:table-cell>
          <table:table-cell table:formula="of:=ABS([.O106]-[.P10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9610033439937" calcext:value-type="float">
            <text:p>0.49610033439937</text:p>
          </table:table-cell>
          <table:table-cell office:value-type="float" office:value="100" calcext:value-type="float">
            <text:p>100</text:p>
          </table:table-cell>
          <table:table-cell office:value-type="float" office:value="0.49603284672554" calcext:value-type="float">
            <text:p>0.49603284672554</text:p>
          </table:table-cell>
          <table:table-cell table:formula="of:=ABS([.B107]-[.D107])" office:value-type="float" office:value="0.0000674876738300245" calcext:value-type="float">
            <text:p>0.000067487673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9" calcext:value-type="float">
            <text:p>189</text:p>
          </table:table-cell>
          <table:table-cell office:value-type="float" office:value="0.47586551873719" calcext:value-type="float">
            <text:p>0.47586551873719</text:p>
          </table:table-cell>
          <table:table-cell office:value-type="float" office:value="189" calcext:value-type="float">
            <text:p>189</text:p>
          </table:table-cell>
          <table:table-cell office:value-type="float" office:value="0.475797917227" calcext:value-type="float">
            <text:p>0.47579791722700</text:p>
          </table:table-cell>
          <table:table-cell/>
          <table:table-cell table:formula="of:=[.I107]-[.I106]" office:value-type="float" office:value="0.000134488897620022" calcext:value-type="float">
            <text:p>0.00013448889762</text:p>
          </table:table-cell>
          <table:table-cell/>
          <table:table-cell table:formula="of:=MATCH([.G107];[.H$8:.H$1007];0)" office:value-type="float" office:value="414" calcext:value-type="float">
            <text:p>414</text:p>
          </table:table-cell>
          <table:table-cell table:formula="of:=MATCH([.G107];[.J$8:.J$1007];0)" office:value-type="float" office:value="414" calcext:value-type="float">
            <text:p>414</text:p>
          </table:table-cell>
          <table:table-cell table:formula="of:=ABS([.O107]-[.P10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0093649400824" calcext:value-type="float">
            <text:p>0.50093649400824</text:p>
          </table:table-cell>
          <table:table-cell office:value-type="float" office:value="101" calcext:value-type="float">
            <text:p>101</text:p>
          </table:table-cell>
          <table:table-cell office:value-type="float" office:value="0.50086896963089" calcext:value-type="float">
            <text:p>0.50086896963089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970" calcext:value-type="float">
            <text:p>970</text:p>
          </table:table-cell>
          <table:table-cell office:value-type="float" office:value="0.47594752212799" calcext:value-type="float">
            <text:p>0.47594752212799</text:p>
          </table:table-cell>
          <table:table-cell office:value-type="float" office:value="970" calcext:value-type="float">
            <text:p>970</text:p>
          </table:table-cell>
          <table:table-cell office:value-type="float" office:value="0.47587986258144" calcext:value-type="float">
            <text:p>0.47587986258144</text:p>
          </table:table-cell>
          <table:table-cell/>
          <table:table-cell table:formula="of:=[.I108]-[.I107]" office:value-type="float" office:value="0.0000820033908000006" calcext:value-type="float">
            <text:p>0.00008200339080</text:p>
          </table:table-cell>
          <table:table-cell/>
          <table:table-cell table:formula="of:=MATCH([.G108];[.H$8:.H$1007];0)" office:value-type="float" office:value="510" calcext:value-type="float">
            <text:p>510</text:p>
          </table:table-cell>
          <table:table-cell table:formula="of:=MATCH([.G108];[.J$8:.J$1007];0)" office:value-type="float" office:value="510" calcext:value-type="float">
            <text:p>510</text:p>
          </table:table-cell>
          <table:table-cell table:formula="of:=ABS([.O108]-[.P10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8563904562635" calcext:value-type="float">
            <text:p>0.48563904562635</text:p>
          </table:table-cell>
          <table:table-cell office:value-type="float" office:value="102" calcext:value-type="float">
            <text:p>102</text:p>
          </table:table-cell>
          <table:table-cell office:value-type="float" office:value="0.4855715341901" calcext:value-type="float">
            <text:p>0.4855715341901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0.47600908096007" calcext:value-type="float">
            <text:p>0.47600908096007</text:p>
          </table:table-cell>
          <table:table-cell office:value-type="float" office:value="6" calcext:value-type="float">
            <text:p>6</text:p>
          </table:table-cell>
          <table:table-cell office:value-type="float" office:value="0.4759417946375" calcext:value-type="float">
            <text:p>0.47594179463750</text:p>
          </table:table-cell>
          <table:table-cell/>
          <table:table-cell table:formula="of:=[.I109]-[.I108]" office:value-type="float" office:value="0.0000615588320799776" calcext:value-type="float">
            <text:p>0.00006155883208</text:p>
          </table:table-cell>
          <table:table-cell/>
          <table:table-cell table:formula="of:=MATCH([.G109];[.H$8:.H$1007];0)" office:value-type="float" office:value="215" calcext:value-type="float">
            <text:p>215</text:p>
          </table:table-cell>
          <table:table-cell table:formula="of:=MATCH([.G109];[.J$8:.J$1007];0)" office:value-type="float" office:value="215" calcext:value-type="float">
            <text:p>215</text:p>
          </table:table-cell>
          <table:table-cell table:formula="of:=ABS([.O109]-[.P10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7096291949259" calcext:value-type="float">
            <text:p>0.47096291949259</text:p>
          </table:table-cell>
          <table:table-cell office:value-type="float" office:value="103" calcext:value-type="float">
            <text:p>103</text:p>
          </table:table-cell>
          <table:table-cell office:value-type="float" office:value="0.47089564643467" calcext:value-type="float">
            <text:p>0.47089564643467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142" calcext:value-type="float">
            <text:p>142</text:p>
          </table:table-cell>
          <table:table-cell office:value-type="float" office:value="0.47616142315373" calcext:value-type="float">
            <text:p>0.47616142315373</text:p>
          </table:table-cell>
          <table:table-cell office:value-type="float" office:value="142" calcext:value-type="float">
            <text:p>142</text:p>
          </table:table-cell>
          <table:table-cell office:value-type="float" office:value="0.47609439315422" calcext:value-type="float">
            <text:p>0.47609439315422</text:p>
          </table:table-cell>
          <table:table-cell/>
          <table:table-cell table:formula="of:=[.I110]-[.I109]" office:value-type="float" office:value="0.000152342193660004" calcext:value-type="float">
            <text:p>0.00015234219366</text:p>
          </table:table-cell>
          <table:table-cell/>
          <table:table-cell table:formula="of:=MATCH([.G110];[.H$8:.H$1007];0)" office:value-type="float" office:value="58" calcext:value-type="float">
            <text:p>58</text:p>
          </table:table-cell>
          <table:table-cell table:formula="of:=MATCH([.G110];[.J$8:.J$1007];0)" office:value-type="float" office:value="58" calcext:value-type="float">
            <text:p>58</text:p>
          </table:table-cell>
          <table:table-cell table:formula="of:=ABS([.O110]-[.P11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0628821878181" calcext:value-type="float">
            <text:p>0.50628821878181</text:p>
          </table:table-cell>
          <table:table-cell office:value-type="float" office:value="104" calcext:value-type="float">
            <text:p>104</text:p>
          </table:table-cell>
          <table:table-cell office:value-type="float" office:value="0.50622082256159" calcext:value-type="float">
            <text:p>0.50622082256159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206" calcext:value-type="float">
            <text:p>206</text:p>
          </table:table-cell>
          <table:table-cell office:value-type="float" office:value="0.47624959533822" calcext:value-type="float">
            <text:p>0.47624959533822</text:p>
          </table:table-cell>
          <table:table-cell office:value-type="float" office:value="206" calcext:value-type="float">
            <text:p>206</text:p>
          </table:table-cell>
          <table:table-cell office:value-type="float" office:value="0.47618185013583" calcext:value-type="float">
            <text:p>0.47618185013583</text:p>
          </table:table-cell>
          <table:table-cell/>
          <table:table-cell table:formula="of:=[.I111]-[.I110]" office:value-type="float" office:value="0.0000881721844899763" calcext:value-type="float">
            <text:p>0.00008817218449</text:p>
          </table:table-cell>
          <table:table-cell/>
          <table:table-cell table:formula="of:=MATCH([.G111];[.H$8:.H$1007];0)" office:value-type="float" office:value="620" calcext:value-type="float">
            <text:p>620</text:p>
          </table:table-cell>
          <table:table-cell table:formula="of:=MATCH([.G111];[.J$8:.J$1007];0)" office:value-type="float" office:value="620" calcext:value-type="float">
            <text:p>620</text:p>
          </table:table-cell>
          <table:table-cell table:formula="of:=ABS([.O111]-[.P11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95001838345" calcext:value-type="float">
            <text:p>0.49500183834500</text:p>
          </table:table-cell>
          <table:table-cell office:value-type="float" office:value="105" calcext:value-type="float">
            <text:p>105</text:p>
          </table:table-cell>
          <table:table-cell office:value-type="float" office:value="0.4949342686097" calcext:value-type="float">
            <text:p>0.49493426860970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323" calcext:value-type="float">
            <text:p>323</text:p>
          </table:table-cell>
          <table:table-cell office:value-type="float" office:value="0.47634706216953" calcext:value-type="float">
            <text:p>0.47634706216953</text:p>
          </table:table-cell>
          <table:table-cell office:value-type="float" office:value="323" calcext:value-type="float">
            <text:p>323</text:p>
          </table:table-cell>
          <table:table-cell office:value-type="float" office:value="0.47627945056356" calcext:value-type="float">
            <text:p>0.47627945056356</text:p>
          </table:table-cell>
          <table:table-cell/>
          <table:table-cell table:formula="of:=[.I112]-[.I111]" office:value-type="float" office:value="0.0000974668313100113" calcext:value-type="float">
            <text:p>0.00009746683131</text:p>
          </table:table-cell>
          <table:table-cell/>
          <table:table-cell table:formula="of:=MATCH([.G112];[.H$8:.H$1007];0)" office:value-type="float" office:value="385" calcext:value-type="float">
            <text:p>385</text:p>
          </table:table-cell>
          <table:table-cell table:formula="of:=MATCH([.G112];[.J$8:.J$1007];0)" office:value-type="float" office:value="385" calcext:value-type="float">
            <text:p>385</text:p>
          </table:table-cell>
          <table:table-cell table:formula="of:=ABS([.O112]-[.P11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47852465819971" calcext:value-type="float">
            <text:p>0.47852465819971</text:p>
          </table:table-cell>
          <table:table-cell office:value-type="float" office:value="106" calcext:value-type="float">
            <text:p>106</text:p>
          </table:table-cell>
          <table:table-cell office:value-type="float" office:value="0.4784571983723" calcext:value-type="float">
            <text:p>0.47845719837230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994" calcext:value-type="float">
            <text:p>994</text:p>
          </table:table-cell>
          <table:table-cell office:value-type="float" office:value="0.47635659969014" calcext:value-type="float">
            <text:p>0.47635659969014</text:p>
          </table:table-cell>
          <table:table-cell office:value-type="float" office:value="994" calcext:value-type="float">
            <text:p>994</text:p>
          </table:table-cell>
          <table:table-cell office:value-type="float" office:value="0.47628773438105" calcext:value-type="float">
            <text:p>0.47628773438105</text:p>
          </table:table-cell>
          <table:table-cell/>
          <table:table-cell table:formula="of:=[.I113]-[.I112]" office:value-type="float" office:value="0.00000953752061000346" calcext:value-type="float">
            <text:p>0.00000953752061</text:p>
          </table:table-cell>
          <table:table-cell/>
          <table:table-cell table:formula="of:=MATCH([.G113];[.H$8:.H$1007];0)" office:value-type="float" office:value="124" calcext:value-type="float">
            <text:p>124</text:p>
          </table:table-cell>
          <table:table-cell table:formula="of:=MATCH([.G113];[.J$8:.J$1007];0)" office:value-type="float" office:value="124" calcext:value-type="float">
            <text:p>124</text:p>
          </table:table-cell>
          <table:table-cell table:formula="of:=ABS([.O113]-[.P11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6635610162153" calcext:value-type="float">
            <text:p>0.46635610162153</text:p>
          </table:table-cell>
          <table:table-cell office:value-type="float" office:value="107" calcext:value-type="float">
            <text:p>107</text:p>
          </table:table-cell>
          <table:table-cell office:value-type="float" office:value="0.46628873698949" calcext:value-type="float">
            <text:p>0.46628873698949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office:value-type="float" office:value="0.4765892163073" calcext:value-type="float">
            <text:p>0.47658921630730</text:p>
          </table:table-cell>
          <table:table-cell office:value-type="float" office:value="84" calcext:value-type="float">
            <text:p>84</text:p>
          </table:table-cell>
          <table:table-cell office:value-type="float" office:value="0.47652192555934" calcext:value-type="float">
            <text:p>0.47652192555934</text:p>
          </table:table-cell>
          <table:table-cell/>
          <table:table-cell table:formula="of:=[.I114]-[.I113]" office:value-type="float" office:value="0.000232616617160009" calcext:value-type="float">
            <text:p>0.00023261661716</text:p>
          </table:table-cell>
          <table:table-cell/>
          <table:table-cell table:formula="of:=MATCH([.G114];[.H$8:.H$1007];0)" office:value-type="float" office:value="42" calcext:value-type="float">
            <text:p>42</text:p>
          </table:table-cell>
          <table:table-cell table:formula="of:=MATCH([.G114];[.J$8:.J$1007];0)" office:value-type="float" office:value="42" calcext:value-type="float">
            <text:p>42</text:p>
          </table:table-cell>
          <table:table-cell table:formula="of:=ABS([.O114]-[.P11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49620128676216" calcext:value-type="float">
            <text:p>0.49620128676216</text:p>
          </table:table-cell>
          <table:table-cell office:value-type="float" office:value="108" calcext:value-type="float">
            <text:p>108</text:p>
          </table:table-cell>
          <table:table-cell office:value-type="float" office:value="0.49613375712343" calcext:value-type="float">
            <text:p>0.49613375712343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825" calcext:value-type="float">
            <text:p>825</text:p>
          </table:table-cell>
          <table:table-cell office:value-type="float" office:value="0.47678404861792" calcext:value-type="float">
            <text:p>0.47678404861792</text:p>
          </table:table-cell>
          <table:table-cell office:value-type="float" office:value="825" calcext:value-type="float">
            <text:p>825</text:p>
          </table:table-cell>
          <table:table-cell office:value-type="float" office:value="0.47671609997709" calcext:value-type="float">
            <text:p>0.47671609997709</text:p>
          </table:table-cell>
          <table:table-cell/>
          <table:table-cell table:formula="of:=[.I115]-[.I114]" office:value-type="float" office:value="0.000194832310620008" calcext:value-type="float">
            <text:p>0.00019483231062</text:p>
          </table:table-cell>
          <table:table-cell/>
          <table:table-cell table:formula="of:=MATCH([.G115];[.H$8:.H$1007];0)" office:value-type="float" office:value="415" calcext:value-type="float">
            <text:p>415</text:p>
          </table:table-cell>
          <table:table-cell table:formula="of:=MATCH([.G115];[.J$8:.J$1007];0)" office:value-type="float" office:value="415" calcext:value-type="float">
            <text:p>415</text:p>
          </table:table-cell>
          <table:table-cell table:formula="of:=ABS([.O115]-[.P11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7908091605892" calcext:value-type="float">
            <text:p>0.47908091605892</text:p>
          </table:table-cell>
          <table:table-cell office:value-type="float" office:value="109" calcext:value-type="float">
            <text:p>109</text:p>
          </table:table-cell>
          <table:table-cell office:value-type="float" office:value="0.47901355971856" calcext:value-type="float">
            <text:p>0.47901355971856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92" calcext:value-type="float">
            <text:p>492</text:p>
          </table:table-cell>
          <table:table-cell office:value-type="float" office:value="0.47678527250081" calcext:value-type="float">
            <text:p>0.47678527250081</text:p>
          </table:table-cell>
          <table:table-cell office:value-type="float" office:value="492" calcext:value-type="float">
            <text:p>492</text:p>
          </table:table-cell>
          <table:table-cell office:value-type="float" office:value="0.47671761128667" calcext:value-type="float">
            <text:p>0.47671761128667</text:p>
          </table:table-cell>
          <table:table-cell/>
          <table:table-cell table:formula="of:=[.I116]-[.I115]" office:value-type="float" office:value="0.00000122388288997799" calcext:value-type="float">
            <text:p>0.00000122388289</text:p>
          </table:table-cell>
          <table:table-cell/>
          <table:table-cell table:formula="of:=MATCH([.G116];[.H$8:.H$1007];0)" office:value-type="float" office:value="128" calcext:value-type="float">
            <text:p>128</text:p>
          </table:table-cell>
          <table:table-cell table:formula="of:=MATCH([.G116];[.J$8:.J$1007];0)" office:value-type="float" office:value="128" calcext:value-type="float">
            <text:p>128</text:p>
          </table:table-cell>
          <table:table-cell table:formula="of:=ABS([.O116]-[.P11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0538731313457" calcext:value-type="float">
            <text:p>0.50538731313457</text:p>
          </table:table-cell>
          <table:table-cell office:value-type="float" office:value="110" calcext:value-type="float">
            <text:p>110</text:p>
          </table:table-cell>
          <table:table-cell office:value-type="float" office:value="0.50532005569584" calcext:value-type="float">
            <text:p>0.50532005569584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956" calcext:value-type="float">
            <text:p>956</text:p>
          </table:table-cell>
          <table:table-cell office:value-type="float" office:value="0.47683233057602" calcext:value-type="float">
            <text:p>0.47683233057602</text:p>
          </table:table-cell>
          <table:table-cell office:value-type="float" office:value="956" calcext:value-type="float">
            <text:p>956</text:p>
          </table:table-cell>
          <table:table-cell office:value-type="float" office:value="0.47676571409776" calcext:value-type="float">
            <text:p>0.47676571409776</text:p>
          </table:table-cell>
          <table:table-cell/>
          <table:table-cell table:formula="of:=[.I117]-[.I116]" office:value-type="float" office:value="0.0000470580752099936" calcext:value-type="float">
            <text:p>0.00004705807521</text:p>
          </table:table-cell>
          <table:table-cell/>
          <table:table-cell table:formula="of:=MATCH([.G117];[.H$8:.H$1007];0)" office:value-type="float" office:value="600" calcext:value-type="float">
            <text:p>600</text:p>
          </table:table-cell>
          <table:table-cell table:formula="of:=MATCH([.G117];[.J$8:.J$1007];0)" office:value-type="float" office:value="600" calcext:value-type="float">
            <text:p>600</text:p>
          </table:table-cell>
          <table:table-cell table:formula="of:=ABS([.O117]-[.P11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48818889349776" calcext:value-type="float">
            <text:p>0.48818889349776</text:p>
          </table:table-cell>
          <table:table-cell office:value-type="float" office:value="111" calcext:value-type="float">
            <text:p>111</text:p>
          </table:table-cell>
          <table:table-cell office:value-type="float" office:value="0.48812151752567" calcext:value-type="float">
            <text:p>0.48812151752567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706" calcext:value-type="float">
            <text:p>706</text:p>
          </table:table-cell>
          <table:table-cell office:value-type="float" office:value="0.47694131627378" calcext:value-type="float">
            <text:p>0.47694131627378</text:p>
          </table:table-cell>
          <table:table-cell office:value-type="float" office:value="706" calcext:value-type="float">
            <text:p>706</text:p>
          </table:table-cell>
          <table:table-cell office:value-type="float" office:value="0.4768739694383" calcext:value-type="float">
            <text:p>0.47687396943830</text:p>
          </table:table-cell>
          <table:table-cell/>
          <table:table-cell table:formula="of:=[.I118]-[.I117]" office:value-type="float" office:value="0.000108985697760022" calcext:value-type="float">
            <text:p>0.00010898569776</text:p>
          </table:table-cell>
          <table:table-cell/>
          <table:table-cell table:formula="of:=MATCH([.G118];[.H$8:.H$1007];0)" office:value-type="float" office:value="259" calcext:value-type="float">
            <text:p>259</text:p>
          </table:table-cell>
          <table:table-cell table:formula="of:=MATCH([.G118];[.J$8:.J$1007];0)" office:value-type="float" office:value="259" calcext:value-type="float">
            <text:p>259</text:p>
          </table:table-cell>
          <table:table-cell table:formula="of:=ABS([.O118]-[.P11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8078716109992" calcext:value-type="float">
            <text:p>0.48078716109992</text:p>
          </table:table-cell>
          <table:table-cell office:value-type="float" office:value="112" calcext:value-type="float">
            <text:p>112</text:p>
          </table:table-cell>
          <table:table-cell office:value-type="float" office:value="0.48071978674909" calcext:value-type="float">
            <text:p>0.48071978674909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468" calcext:value-type="float">
            <text:p>468</text:p>
          </table:table-cell>
          <table:table-cell office:value-type="float" office:value="0.47701324605872" calcext:value-type="float">
            <text:p>0.47701324605872</text:p>
          </table:table-cell>
          <table:table-cell office:value-type="float" office:value="468" calcext:value-type="float">
            <text:p>468</text:p>
          </table:table-cell>
          <table:table-cell office:value-type="float" office:value="0.47694577734349" calcext:value-type="float">
            <text:p>0.47694577734349</text:p>
          </table:table-cell>
          <table:table-cell/>
          <table:table-cell table:formula="of:=[.I119]-[.I118]" office:value-type="float" office:value="0.0000719297849399725" calcext:value-type="float">
            <text:p>0.00007192978494</text:p>
          </table:table-cell>
          <table:table-cell/>
          <table:table-cell table:formula="of:=MATCH([.G119];[.H$8:.H$1007];0)" office:value-type="float" office:value="147" calcext:value-type="float">
            <text:p>147</text:p>
          </table:table-cell>
          <table:table-cell table:formula="of:=MATCH([.G119];[.J$8:.J$1007];0)" office:value-type="float" office:value="147" calcext:value-type="float">
            <text:p>147</text:p>
          </table:table-cell>
          <table:table-cell table:formula="of:=ABS([.O119]-[.P11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0945678174772" calcext:value-type="float">
            <text:p>0.50945678174772</text:p>
          </table:table-cell>
          <table:table-cell office:value-type="float" office:value="113" calcext:value-type="float">
            <text:p>113</text:p>
          </table:table-cell>
          <table:table-cell office:value-type="float" office:value="0.50938917560608" calcext:value-type="float">
            <text:p>0.50938917560608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335" calcext:value-type="float">
            <text:p>335</text:p>
          </table:table-cell>
          <table:table-cell office:value-type="float" office:value="0.47705190009994" calcext:value-type="float">
            <text:p>0.47705190009994</text:p>
          </table:table-cell>
          <table:table-cell office:value-type="float" office:value="335" calcext:value-type="float">
            <text:p>335</text:p>
          </table:table-cell>
          <table:table-cell office:value-type="float" office:value="0.47698406693156" calcext:value-type="float">
            <text:p>0.47698406693156</text:p>
          </table:table-cell>
          <table:table-cell/>
          <table:table-cell table:formula="of:=[.I120]-[.I119]" office:value-type="float" office:value="0.0000386540412199987" calcext:value-type="float">
            <text:p>0.00003865404122</text:p>
          </table:table-cell>
          <table:table-cell/>
          <table:table-cell table:formula="of:=MATCH([.G120];[.H$8:.H$1007];0)" office:value-type="float" office:value="679" calcext:value-type="float">
            <text:p>679</text:p>
          </table:table-cell>
          <table:table-cell table:formula="of:=MATCH([.G120];[.J$8:.J$1007];0)" office:value-type="float" office:value="679" calcext:value-type="float">
            <text:p>679</text:p>
          </table:table-cell>
          <table:table-cell table:formula="of:=ABS([.O120]-[.P12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868433521767" calcext:value-type="float">
            <text:p>0.48684335217670</text:p>
          </table:table-cell>
          <table:table-cell office:value-type="float" office:value="114" calcext:value-type="float">
            <text:p>114</text:p>
          </table:table-cell>
          <table:table-cell office:value-type="float" office:value="0.48677592288549" calcext:value-type="float">
            <text:p>0.48677592288549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362" calcext:value-type="float">
            <text:p>362</text:p>
          </table:table-cell>
          <table:table-cell office:value-type="float" office:value="0.47715026998891" calcext:value-type="float">
            <text:p>0.47715026998891</text:p>
          </table:table-cell>
          <table:table-cell office:value-type="float" office:value="362" calcext:value-type="float">
            <text:p>362</text:p>
          </table:table-cell>
          <table:table-cell office:value-type="float" office:value="0.47708270925675" calcext:value-type="float">
            <text:p>0.47708270925675</text:p>
          </table:table-cell>
          <table:table-cell/>
          <table:table-cell table:formula="of:=[.I121]-[.I120]" office:value-type="float" office:value="0.0000983698889700513" calcext:value-type="float">
            <text:p>0.00009836988897</text:p>
          </table:table-cell>
          <table:table-cell/>
          <table:table-cell table:formula="of:=MATCH([.G121];[.H$8:.H$1007];0)" office:value-type="float" office:value="235" calcext:value-type="float">
            <text:p>235</text:p>
          </table:table-cell>
          <table:table-cell table:formula="of:=MATCH([.G121];[.J$8:.J$1007];0)" office:value-type="float" office:value="235" calcext:value-type="float">
            <text:p>235</text:p>
          </table:table-cell>
          <table:table-cell table:formula="of:=ABS([.O121]-[.P12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4091899053989" calcext:value-type="float">
            <text:p>0.54091899053989</text:p>
          </table:table-cell>
          <table:table-cell office:value-type="float" office:value="115" calcext:value-type="float">
            <text:p>115</text:p>
          </table:table-cell>
          <table:table-cell office:value-type="float" office:value="0.54085143426918" calcext:value-type="float">
            <text:p>0.54085143426918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office:value-type="float" office:value="0.47730345597362" calcext:value-type="float">
            <text:p>0.47730345597362</text:p>
          </table:table-cell>
          <table:table-cell office:value-type="float" office:value="48" calcext:value-type="float">
            <text:p>48</text:p>
          </table:table-cell>
          <table:table-cell office:value-type="float" office:value="0.47723599081818" calcext:value-type="float">
            <text:p>0.47723599081818</text:p>
          </table:table-cell>
          <table:table-cell/>
          <table:table-cell table:formula="of:=[.I122]-[.I121]" office:value-type="float" office:value="0.00015318598470998" calcext:value-type="float">
            <text:p>0.00015318598471</text:p>
          </table:table-cell>
          <table:table-cell/>
          <table:table-cell table:formula="of:=MATCH([.G122];[.H$8:.H$1007];0)" office:value-type="float" office:value="990" calcext:value-type="float">
            <text:p>990</text:p>
          </table:table-cell>
          <table:table-cell table:formula="of:=MATCH([.G122];[.J$8:.J$1007];0)" office:value-type="float" office:value="990" calcext:value-type="float">
            <text:p>990</text:p>
          </table:table-cell>
          <table:table-cell table:formula="of:=ABS([.O122]-[.P12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9110060598847" calcext:value-type="float">
            <text:p>0.49110060598847</text:p>
          </table:table-cell>
          <table:table-cell office:value-type="float" office:value="116" calcext:value-type="float">
            <text:p>116</text:p>
          </table:table-cell>
          <table:table-cell office:value-type="float" office:value="0.49103327477326" calcext:value-type="float">
            <text:p>0.49103327477326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41" calcext:value-type="float">
            <text:p>941</text:p>
          </table:table-cell>
          <table:table-cell office:value-type="float" office:value="0.47753667753397" calcext:value-type="float">
            <text:p>0.47753667753397</text:p>
          </table:table-cell>
          <table:table-cell office:value-type="float" office:value="941" calcext:value-type="float">
            <text:p>941</text:p>
          </table:table-cell>
          <table:table-cell office:value-type="float" office:value="0.47746907965817" calcext:value-type="float">
            <text:p>0.47746907965817</text:p>
          </table:table-cell>
          <table:table-cell/>
          <table:table-cell table:formula="of:=[.I123]-[.I122]" office:value-type="float" office:value="0.000233221560349994" calcext:value-type="float">
            <text:p>0.00023322156035</text:p>
          </table:table-cell>
          <table:table-cell/>
          <table:table-cell table:formula="of:=MATCH([.G123];[.H$8:.H$1007];0)" office:value-type="float" office:value="312" calcext:value-type="float">
            <text:p>312</text:p>
          </table:table-cell>
          <table:table-cell table:formula="of:=MATCH([.G123];[.J$8:.J$1007];0)" office:value-type="float" office:value="312" calcext:value-type="float">
            <text:p>312</text:p>
          </table:table-cell>
          <table:table-cell table:formula="of:=ABS([.O123]-[.P12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9114194475828" calcext:value-type="float">
            <text:p>0.49114194475828</text:p>
          </table:table-cell>
          <table:table-cell office:value-type="float" office:value="117" calcext:value-type="float">
            <text:p>117</text:p>
          </table:table-cell>
          <table:table-cell office:value-type="float" office:value="0.49107430493736" calcext:value-type="float">
            <text:p>0.49107430493736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506" calcext:value-type="float">
            <text:p>506</text:p>
          </table:table-cell>
          <table:table-cell office:value-type="float" office:value="0.47770008312973" calcext:value-type="float">
            <text:p>0.47770008312973</text:p>
          </table:table-cell>
          <table:table-cell office:value-type="float" office:value="506" calcext:value-type="float">
            <text:p>506</text:p>
          </table:table-cell>
          <table:table-cell office:value-type="float" office:value="0.47763298741332" calcext:value-type="float">
            <text:p>0.47763298741332</text:p>
          </table:table-cell>
          <table:table-cell/>
          <table:table-cell table:formula="of:=[.I124]-[.I123]" office:value-type="float" office:value="0.000163405595760002" calcext:value-type="float">
            <text:p>0.00016340559576</text:p>
          </table:table-cell>
          <table:table-cell/>
          <table:table-cell table:formula="of:=MATCH([.G124];[.H$8:.H$1007];0)" office:value-type="float" office:value="313" calcext:value-type="float">
            <text:p>313</text:p>
          </table:table-cell>
          <table:table-cell table:formula="of:=MATCH([.G124];[.J$8:.J$1007];0)" office:value-type="float" office:value="313" calcext:value-type="float">
            <text:p>313</text:p>
          </table:table-cell>
          <table:table-cell table:formula="of:=ABS([.O124]-[.P12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51302680476726" calcext:value-type="float">
            <text:p>0.51302680476726</text:p>
          </table:table-cell>
          <table:table-cell office:value-type="float" office:value="118" calcext:value-type="float">
            <text:p>118</text:p>
          </table:table-cell>
          <table:table-cell office:value-type="float" office:value="0.51295944934406" calcext:value-type="float">
            <text:p>0.51295944934406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661" calcext:value-type="float">
            <text:p>661</text:p>
          </table:table-cell>
          <table:table-cell office:value-type="float" office:value="0.47779723703118" calcext:value-type="float">
            <text:p>0.47779723703118</text:p>
          </table:table-cell>
          <table:table-cell office:value-type="float" office:value="661" calcext:value-type="float">
            <text:p>661</text:p>
          </table:table-cell>
          <table:table-cell office:value-type="float" office:value="0.47772936574869" calcext:value-type="float">
            <text:p>0.47772936574869</text:p>
          </table:table-cell>
          <table:table-cell/>
          <table:table-cell table:formula="of:=[.I125]-[.I124]" office:value-type="float" office:value="0.0000971539014499867" calcext:value-type="float">
            <text:p>0.00009715390145</text:p>
          </table:table-cell>
          <table:table-cell/>
          <table:table-cell table:formula="of:=MATCH([.G125];[.H$8:.H$1007];0)" office:value-type="float" office:value="754" calcext:value-type="float">
            <text:p>754</text:p>
          </table:table-cell>
          <table:table-cell table:formula="of:=MATCH([.G125];[.J$8:.J$1007];0)" office:value-type="float" office:value="754" calcext:value-type="float">
            <text:p>754</text:p>
          </table:table-cell>
          <table:table-cell table:formula="of:=ABS([.O125]-[.P12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44661435973321" calcext:value-type="float">
            <text:p>0.44661435973321</text:p>
          </table:table-cell>
          <table:table-cell office:value-type="float" office:value="119" calcext:value-type="float">
            <text:p>119</text:p>
          </table:table-cell>
          <table:table-cell office:value-type="float" office:value="0.44654707487132" calcext:value-type="float">
            <text:p>0.44654707487132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507" calcext:value-type="float">
            <text:p>507</text:p>
          </table:table-cell>
          <table:table-cell office:value-type="float" office:value="0.47784969592064" calcext:value-type="float">
            <text:p>0.47784969592064</text:p>
          </table:table-cell>
          <table:table-cell office:value-type="float" office:value="507" calcext:value-type="float">
            <text:p>507</text:p>
          </table:table-cell>
          <table:table-cell office:value-type="float" office:value="0.47778233116205" calcext:value-type="float">
            <text:p>0.47778233116205</text:p>
          </table:table-cell>
          <table:table-cell/>
          <table:table-cell table:formula="of:=[.I126]-[.I125]" office:value-type="float" office:value="0.0000524588894599831" calcext:value-type="float">
            <text:p>0.00005245888946</text:p>
          </table:table-cell>
          <table:table-cell/>
          <table:table-cell table:formula="of:=MATCH([.G126];[.H$8:.H$1007];0)" office:value-type="float" office:value="4" calcext:value-type="float">
            <text:p>4</text:p>
          </table:table-cell>
          <table:table-cell table:formula="of:=MATCH([.G126];[.J$8:.J$1007];0)" office:value-type="float" office:value="4" calcext:value-type="float">
            <text:p>4</text:p>
          </table:table-cell>
          <table:table-cell table:formula="of:=ABS([.O126]-[.P12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1134937850511" calcext:value-type="float">
            <text:p>0.51134937850511</text:p>
          </table:table-cell>
          <table:table-cell office:value-type="float" office:value="120" calcext:value-type="float">
            <text:p>120</text:p>
          </table:table-cell>
          <table:table-cell office:value-type="float" office:value="0.5112820371155" calcext:value-type="float">
            <text:p>0.5112820371155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16" calcext:value-type="float">
            <text:p>716</text:p>
          </table:table-cell>
          <table:table-cell office:value-type="float" office:value="0.47795044932967" calcext:value-type="float">
            <text:p>0.47795044932967</text:p>
          </table:table-cell>
          <table:table-cell office:value-type="float" office:value="716" calcext:value-type="float">
            <text:p>716</text:p>
          </table:table-cell>
          <table:table-cell office:value-type="float" office:value="0.47788324042413" calcext:value-type="float">
            <text:p>0.47788324042413</text:p>
          </table:table-cell>
          <table:table-cell/>
          <table:table-cell table:formula="of:=[.I127]-[.I126]" office:value-type="float" office:value="0.000100753409030041" calcext:value-type="float">
            <text:p>0.00010075340903</text:p>
          </table:table-cell>
          <table:table-cell/>
          <table:table-cell table:formula="of:=MATCH([.G127];[.H$8:.H$1007];0)" office:value-type="float" office:value="719" calcext:value-type="float">
            <text:p>719</text:p>
          </table:table-cell>
          <table:table-cell table:formula="of:=MATCH([.G127];[.J$8:.J$1007];0)" office:value-type="float" office:value="719" calcext:value-type="float">
            <text:p>719</text:p>
          </table:table-cell>
          <table:table-cell table:formula="of:=ABS([.O127]-[.P12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1103378916709" calcext:value-type="float">
            <text:p>0.51103378916709</text:p>
          </table:table-cell>
          <table:table-cell office:value-type="float" office:value="121" calcext:value-type="float">
            <text:p>121</text:p>
          </table:table-cell>
          <table:table-cell office:value-type="float" office:value="0.51096642206939" calcext:value-type="float">
            <text:p>0.51096642206939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  <table:table-cell office:value-type="float" office:value="0.47807234263472" calcext:value-type="float">
            <text:p>0.47807234263472</text:p>
          </table:table-cell>
          <table:table-cell office:value-type="float" office:value="139" calcext:value-type="float">
            <text:p>139</text:p>
          </table:table-cell>
          <table:table-cell office:value-type="float" office:value="0.47800521189306" calcext:value-type="float">
            <text:p>0.47800521189306</text:p>
          </table:table-cell>
          <table:table-cell/>
          <table:table-cell table:formula="of:=[.I128]-[.I127]" office:value-type="float" office:value="0.000121893305049969" calcext:value-type="float">
            <text:p>0.00012189330505</text:p>
          </table:table-cell>
          <table:table-cell/>
          <table:table-cell table:formula="of:=MATCH([.G128];[.H$8:.H$1007];0)" office:value-type="float" office:value="714" calcext:value-type="float">
            <text:p>714</text:p>
          </table:table-cell>
          <table:table-cell table:formula="of:=MATCH([.G128];[.J$8:.J$1007];0)" office:value-type="float" office:value="714" calcext:value-type="float">
            <text:p>714</text:p>
          </table:table-cell>
          <table:table-cell table:formula="of:=ABS([.O128]-[.P12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50835033632839" calcext:value-type="float">
            <text:p>0.50835033632839</text:p>
          </table:table-cell>
          <table:table-cell office:value-type="float" office:value="122" calcext:value-type="float">
            <text:p>122</text:p>
          </table:table-cell>
          <table:table-cell office:value-type="float" office:value="0.50828277908962" calcext:value-type="float">
            <text:p>0.50828277908962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352" calcext:value-type="float">
            <text:p>352</text:p>
          </table:table-cell>
          <table:table-cell office:value-type="float" office:value="0.47809280750365" calcext:value-type="float">
            <text:p>0.47809280750365</text:p>
          </table:table-cell>
          <table:table-cell office:value-type="float" office:value="352" calcext:value-type="float">
            <text:p>352</text:p>
          </table:table-cell>
          <table:table-cell office:value-type="float" office:value="0.47802571115607" calcext:value-type="float">
            <text:p>0.47802571115607</text:p>
          </table:table-cell>
          <table:table-cell/>
          <table:table-cell table:formula="of:=[.I129]-[.I128]" office:value-type="float" office:value="0.0000204648689300368" calcext:value-type="float">
            <text:p>0.00002046486893</text:p>
          </table:table-cell>
          <table:table-cell/>
          <table:table-cell table:formula="of:=MATCH([.G129];[.H$8:.H$1007];0)" office:value-type="float" office:value="663" calcext:value-type="float">
            <text:p>663</text:p>
          </table:table-cell>
          <table:table-cell table:formula="of:=MATCH([.G129];[.J$8:.J$1007];0)" office:value-type="float" office:value="663" calcext:value-type="float">
            <text:p>663</text:p>
          </table:table-cell>
          <table:table-cell table:formula="of:=ABS([.O129]-[.P12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49101915143883" calcext:value-type="float">
            <text:p>0.49101915143883</text:p>
          </table:table-cell>
          <table:table-cell office:value-type="float" office:value="123" calcext:value-type="float">
            <text:p>123</text:p>
          </table:table-cell>
          <table:table-cell office:value-type="float" office:value="0.49095175052047" calcext:value-type="float">
            <text:p>0.4909517505204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945" calcext:value-type="float">
            <text:p>945</text:p>
          </table:table-cell>
          <table:table-cell office:value-type="float" office:value="0.47813160515172" calcext:value-type="float">
            <text:p>0.47813160515172</text:p>
          </table:table-cell>
          <table:table-cell office:value-type="float" office:value="945" calcext:value-type="float">
            <text:p>945</text:p>
          </table:table-cell>
          <table:table-cell office:value-type="float" office:value="0.47806420670118" calcext:value-type="float">
            <text:p>0.47806420670118</text:p>
          </table:table-cell>
          <table:table-cell/>
          <table:table-cell table:formula="of:=[.I130]-[.I129]" office:value-type="float" office:value="0.0000387976480699659" calcext:value-type="float">
            <text:p>0.00003879764807</text:p>
          </table:table-cell>
          <table:table-cell/>
          <table:table-cell table:formula="of:=MATCH([.G130];[.H$8:.H$1007];0)" office:value-type="float" office:value="308" calcext:value-type="float">
            <text:p>308</text:p>
          </table:table-cell>
          <table:table-cell table:formula="of:=MATCH([.G130];[.J$8:.J$1007];0)" office:value-type="float" office:value="308" calcext:value-type="float">
            <text:p>308</text:p>
          </table:table-cell>
          <table:table-cell table:formula="of:=ABS([.O130]-[.P13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51067977169132" calcext:value-type="float">
            <text:p>0.51067977169132</text:p>
          </table:table-cell>
          <table:table-cell office:value-type="float" office:value="124" calcext:value-type="float">
            <text:p>124</text:p>
          </table:table-cell>
          <table:table-cell office:value-type="float" office:value="0.51061226185114" calcext:value-type="float">
            <text:p>0.51061226185114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0.47852465819971" calcext:value-type="float">
            <text:p>0.47852465819971</text:p>
          </table:table-cell>
          <table:table-cell office:value-type="float" office:value="106" calcext:value-type="float">
            <text:p>106</text:p>
          </table:table-cell>
          <table:table-cell office:value-type="float" office:value="0.4784571983723" calcext:value-type="float">
            <text:p>0.47845719837230</text:p>
          </table:table-cell>
          <table:table-cell/>
          <table:table-cell table:formula="of:=[.I131]-[.I130]" office:value-type="float" office:value="0.000393053047990033" calcext:value-type="float">
            <text:p>0.00039305304799</text:p>
          </table:table-cell>
          <table:table-cell/>
          <table:table-cell table:formula="of:=MATCH([.G131];[.H$8:.H$1007];0)" office:value-type="float" office:value="707" calcext:value-type="float">
            <text:p>707</text:p>
          </table:table-cell>
          <table:table-cell table:formula="of:=MATCH([.G131];[.J$8:.J$1007];0)" office:value-type="float" office:value="707" calcext:value-type="float">
            <text:p>707</text:p>
          </table:table-cell>
          <table:table-cell table:formula="of:=ABS([.O131]-[.P13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1931324778301" calcext:value-type="float">
            <text:p>0.51931324778301</text:p>
          </table:table-cell>
          <table:table-cell office:value-type="float" office:value="125" calcext:value-type="float">
            <text:p>125</text:p>
          </table:table-cell>
          <table:table-cell office:value-type="float" office:value="0.51924624999052" calcext:value-type="float">
            <text:p>0.5192462499905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533" calcext:value-type="float">
            <text:p>533</text:p>
          </table:table-cell>
          <table:table-cell office:value-type="float" office:value="0.47852694879557" calcext:value-type="float">
            <text:p>0.47852694879557</text:p>
          </table:table-cell>
          <table:table-cell office:value-type="float" office:value="533" calcext:value-type="float">
            <text:p>533</text:p>
          </table:table-cell>
          <table:table-cell office:value-type="float" office:value="0.47845986476169" calcext:value-type="float">
            <text:p>0.47845986476169</text:p>
          </table:table-cell>
          <table:table-cell/>
          <table:table-cell table:formula="of:=[.I132]-[.I131]" office:value-type="float" office:value="0.00000229059585998836" calcext:value-type="float">
            <text:p>0.00000229059586</text:p>
          </table:table-cell>
          <table:table-cell/>
          <table:table-cell table:formula="of:=MATCH([.G132];[.H$8:.H$1007];0)" office:value-type="float" office:value="857" calcext:value-type="float">
            <text:p>857</text:p>
          </table:table-cell>
          <table:table-cell table:formula="of:=MATCH([.G132];[.J$8:.J$1007];0)" office:value-type="float" office:value="857" calcext:value-type="float">
            <text:p>857</text:p>
          </table:table-cell>
          <table:table-cell table:formula="of:=ABS([.O132]-[.P13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48645413884168" calcext:value-type="float">
            <text:p>0.48645413884168</text:p>
          </table:table-cell>
          <table:table-cell office:value-type="float" office:value="126" calcext:value-type="float">
            <text:p>126</text:p>
          </table:table-cell>
          <table:table-cell office:value-type="float" office:value="0.4863865712697" calcext:value-type="float">
            <text:p>0.48638657126970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550" calcext:value-type="float">
            <text:p>550</text:p>
          </table:table-cell>
          <table:table-cell office:value-type="float" office:value="0.47903357065833" calcext:value-type="float">
            <text:p>0.47903357065833</text:p>
          </table:table-cell>
          <table:table-cell office:value-type="float" office:value="550" calcext:value-type="float">
            <text:p>550</text:p>
          </table:table-cell>
          <table:table-cell office:value-type="float" office:value="0.47896606888344" calcext:value-type="float">
            <text:p>0.47896606888344</text:p>
          </table:table-cell>
          <table:table-cell/>
          <table:table-cell table:formula="of:=[.I133]-[.I132]" office:value-type="float" office:value="0.000506621862760015" calcext:value-type="float">
            <text:p>0.00050662186276</text:p>
          </table:table-cell>
          <table:table-cell/>
          <table:table-cell table:formula="of:=MATCH([.G133];[.H$8:.H$1007];0)" office:value-type="float" office:value="229" calcext:value-type="float">
            <text:p>229</text:p>
          </table:table-cell>
          <table:table-cell table:formula="of:=MATCH([.G133];[.J$8:.J$1007];0)" office:value-type="float" office:value="229" calcext:value-type="float">
            <text:p>229</text:p>
          </table:table-cell>
          <table:table-cell table:formula="of:=ABS([.O133]-[.P13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53150019463193" calcext:value-type="float">
            <text:p>0.53150019463193</text:p>
          </table:table-cell>
          <table:table-cell office:value-type="float" office:value="127" calcext:value-type="float">
            <text:p>127</text:p>
          </table:table-cell>
          <table:table-cell office:value-type="float" office:value="0.53143254493289" calcext:value-type="float">
            <text:p>0.5314325449328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786" calcext:value-type="float">
            <text:p>786</text:p>
          </table:table-cell>
          <table:table-cell office:value-type="float" office:value="0.47903943592891" calcext:value-type="float">
            <text:p>0.47903943592891</text:p>
          </table:table-cell>
          <table:table-cell office:value-type="float" office:value="786" calcext:value-type="float">
            <text:p>786</text:p>
          </table:table-cell>
          <table:table-cell office:value-type="float" office:value="0.47897161526277" calcext:value-type="float">
            <text:p>0.47897161526277</text:p>
          </table:table-cell>
          <table:table-cell/>
          <table:table-cell table:formula="of:=[.I134]-[.I133]" office:value-type="float" office:value="0.00000586527057999664" calcext:value-type="float">
            <text:p>0.00000586527058</text:p>
          </table:table-cell>
          <table:table-cell/>
          <table:table-cell table:formula="of:=MATCH([.G134];[.H$8:.H$1007];0)" office:value-type="float" office:value="964" calcext:value-type="float">
            <text:p>964</text:p>
          </table:table-cell>
          <table:table-cell table:formula="of:=MATCH([.G134];[.J$8:.J$1007];0)" office:value-type="float" office:value="964" calcext:value-type="float">
            <text:p>964</text:p>
          </table:table-cell>
          <table:table-cell table:formula="of:=ABS([.O134]-[.P13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8212567098048" calcext:value-type="float">
            <text:p>0.48212567098048</text:p>
          </table:table-cell>
          <table:table-cell office:value-type="float" office:value="128" calcext:value-type="float">
            <text:p>128</text:p>
          </table:table-cell>
          <table:table-cell office:value-type="float" office:value="0.48205799850124" calcext:value-type="float">
            <text:p>0.48205799850124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0.47908091605892" calcext:value-type="float">
            <text:p>0.47908091605892</text:p>
          </table:table-cell>
          <table:table-cell office:value-type="float" office:value="109" calcext:value-type="float">
            <text:p>109</text:p>
          </table:table-cell>
          <table:table-cell office:value-type="float" office:value="0.47901355971856" calcext:value-type="float">
            <text:p>0.47901355971856</text:p>
          </table:table-cell>
          <table:table-cell/>
          <table:table-cell table:formula="of:=[.I135]-[.I134]" office:value-type="float" office:value="0.0000414801300099854" calcext:value-type="float">
            <text:p>0.00004148013001</text:p>
          </table:table-cell>
          <table:table-cell/>
          <table:table-cell table:formula="of:=MATCH([.G135];[.H$8:.H$1007];0)" office:value-type="float" office:value="171" calcext:value-type="float">
            <text:p>171</text:p>
          </table:table-cell>
          <table:table-cell table:formula="of:=MATCH([.G135];[.J$8:.J$1007];0)" office:value-type="float" office:value="171" calcext:value-type="float">
            <text:p>171</text:p>
          </table:table-cell>
          <table:table-cell table:formula="of:=ABS([.O135]-[.P13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50452249091283" calcext:value-type="float">
            <text:p>0.50452249091283</text:p>
          </table:table-cell>
          <table:table-cell office:value-type="float" office:value="129" calcext:value-type="float">
            <text:p>129</text:p>
          </table:table-cell>
          <table:table-cell office:value-type="float" office:value="0.50445493540558" calcext:value-type="float">
            <text:p>0.50445493540558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259" calcext:value-type="float">
            <text:p>259</text:p>
          </table:table-cell>
          <table:table-cell office:value-type="float" office:value="0.47922528648469" calcext:value-type="float">
            <text:p>0.47922528648469</text:p>
          </table:table-cell>
          <table:table-cell office:value-type="float" office:value="259" calcext:value-type="float">
            <text:p>259</text:p>
          </table:table-cell>
          <table:table-cell office:value-type="float" office:value="0.47915777838144" calcext:value-type="float">
            <text:p>0.47915777838144</text:p>
          </table:table-cell>
          <table:table-cell/>
          <table:table-cell table:formula="of:=[.I136]-[.I135]" office:value-type="float" office:value="0.00014437042576998" calcext:value-type="float">
            <text:p>0.00014437042577</text:p>
          </table:table-cell>
          <table:table-cell/>
          <table:table-cell table:formula="of:=MATCH([.G136];[.H$8:.H$1007];0)" office:value-type="float" office:value="578" calcext:value-type="float">
            <text:p>578</text:p>
          </table:table-cell>
          <table:table-cell table:formula="of:=MATCH([.G136];[.J$8:.J$1007];0)" office:value-type="float" office:value="578" calcext:value-type="float">
            <text:p>578</text:p>
          </table:table-cell>
          <table:table-cell table:formula="of:=ABS([.O136]-[.P13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48557837792068" calcext:value-type="float">
            <text:p>0.48557837792068</text:p>
          </table:table-cell>
          <table:table-cell office:value-type="float" office:value="130" calcext:value-type="float">
            <text:p>130</text:p>
          </table:table-cell>
          <table:table-cell office:value-type="float" office:value="0.48551091784506" calcext:value-type="float">
            <text:p>0.4855109178450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354" calcext:value-type="float">
            <text:p>354</text:p>
          </table:table-cell>
          <table:table-cell office:value-type="float" office:value="0.47927803133168" calcext:value-type="float">
            <text:p>0.47927803133168</text:p>
          </table:table-cell>
          <table:table-cell office:value-type="float" office:value="354" calcext:value-type="float">
            <text:p>354</text:p>
          </table:table-cell>
          <table:table-cell office:value-type="float" office:value="0.47921019504332" calcext:value-type="float">
            <text:p>0.47921019504332</text:p>
          </table:table-cell>
          <table:table-cell/>
          <table:table-cell table:formula="of:=[.I137]-[.I136]" office:value-type="float" office:value="0.0000527448469900271" calcext:value-type="float">
            <text:p>0.00005274484699</text:p>
          </table:table-cell>
          <table:table-cell/>
          <table:table-cell table:formula="of:=MATCH([.G137];[.H$8:.H$1007];0)" office:value-type="float" office:value="213" calcext:value-type="float">
            <text:p>213</text:p>
          </table:table-cell>
          <table:table-cell table:formula="of:=MATCH([.G137];[.J$8:.J$1007];0)" office:value-type="float" office:value="213" calcext:value-type="float">
            <text:p>213</text:p>
          </table:table-cell>
          <table:table-cell table:formula="of:=ABS([.O137]-[.P13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51986830920913" calcext:value-type="float">
            <text:p>0.51986830920913</text:p>
          </table:table-cell>
          <table:table-cell office:value-type="float" office:value="131" calcext:value-type="float">
            <text:p>131</text:p>
          </table:table-cell>
          <table:table-cell office:value-type="float" office:value="0.51980097801297" calcext:value-type="float">
            <text:p>0.5198009780129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418" calcext:value-type="float">
            <text:p>418</text:p>
          </table:table-cell>
          <table:table-cell office:value-type="float" office:value="0.47941488294452" calcext:value-type="float">
            <text:p>0.47941488294452</text:p>
          </table:table-cell>
          <table:table-cell office:value-type="float" office:value="418" calcext:value-type="float">
            <text:p>418</text:p>
          </table:table-cell>
          <table:table-cell office:value-type="float" office:value="0.47934704435848" calcext:value-type="float">
            <text:p>0.47934704435848</text:p>
          </table:table-cell>
          <table:table-cell/>
          <table:table-cell table:formula="of:=[.I138]-[.I137]" office:value-type="float" office:value="0.000136851612839994" calcext:value-type="float">
            <text:p>0.00013685161284</text:p>
          </table:table-cell>
          <table:table-cell/>
          <table:table-cell table:formula="of:=MATCH([.G138];[.H$8:.H$1007];0)" office:value-type="float" office:value="865" calcext:value-type="float">
            <text:p>865</text:p>
          </table:table-cell>
          <table:table-cell table:formula="of:=MATCH([.G138];[.J$8:.J$1007];0)" office:value-type="float" office:value="865" calcext:value-type="float">
            <text:p>865</text:p>
          </table:table-cell>
          <table:table-cell table:formula="of:=ABS([.O138]-[.P13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48124067206499" calcext:value-type="float">
            <text:p>0.48124067206499</text:p>
          </table:table-cell>
          <table:table-cell office:value-type="float" office:value="132" calcext:value-type="float">
            <text:p>132</text:p>
          </table:table-cell>
          <table:table-cell office:value-type="float" office:value="0.48117315086048" calcext:value-type="float">
            <text:p>0.48117315086048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297" calcext:value-type="float">
            <text:p>297</text:p>
          </table:table-cell>
          <table:table-cell office:value-type="float" office:value="0.47942303387846" calcext:value-type="float">
            <text:p>0.47942303387846</text:p>
          </table:table-cell>
          <table:table-cell office:value-type="float" office:value="297" calcext:value-type="float">
            <text:p>297</text:p>
          </table:table-cell>
          <table:table-cell office:value-type="float" office:value="0.47935573215421" calcext:value-type="float">
            <text:p>0.47935573215421</text:p>
          </table:table-cell>
          <table:table-cell/>
          <table:table-cell table:formula="of:=[.I139]-[.I138]" office:value-type="float" office:value="0.00000815093394002098" calcext:value-type="float">
            <text:p>0.00000815093394</text:p>
          </table:table-cell>
          <table:table-cell/>
          <table:table-cell table:formula="of:=MATCH([.G139];[.H$8:.H$1007];0)" office:value-type="float" office:value="156" calcext:value-type="float">
            <text:p>156</text:p>
          </table:table-cell>
          <table:table-cell table:formula="of:=MATCH([.G139];[.J$8:.J$1007];0)" office:value-type="float" office:value="156" calcext:value-type="float">
            <text:p>156</text:p>
          </table:table-cell>
          <table:table-cell table:formula="of:=ABS([.O139]-[.P13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49850564853516" calcext:value-type="float">
            <text:p>0.49850564853516</text:p>
          </table:table-cell>
          <table:table-cell office:value-type="float" office:value="133" calcext:value-type="float">
            <text:p>133</text:p>
          </table:table-cell>
          <table:table-cell office:value-type="float" office:value="0.49843809900012" calcext:value-type="float">
            <text:p>0.49843809900012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398" calcext:value-type="float">
            <text:p>398</text:p>
          </table:table-cell>
          <table:table-cell office:value-type="float" office:value="0.47945398368837" calcext:value-type="float">
            <text:p>0.47945398368837</text:p>
          </table:table-cell>
          <table:table-cell office:value-type="float" office:value="398" calcext:value-type="float">
            <text:p>398</text:p>
          </table:table-cell>
          <table:table-cell office:value-type="float" office:value="0.47938620577214" calcext:value-type="float">
            <text:p>0.47938620577214</text:p>
          </table:table-cell>
          <table:table-cell/>
          <table:table-cell table:formula="of:=[.I140]-[.I139]" office:value-type="float" office:value="0.0000309498099099748" calcext:value-type="float">
            <text:p>0.00003094980991</text:p>
          </table:table-cell>
          <table:table-cell/>
          <table:table-cell table:formula="of:=MATCH([.G140];[.H$8:.H$1007];0)" office:value-type="float" office:value="458" calcext:value-type="float">
            <text:p>458</text:p>
          </table:table-cell>
          <table:table-cell table:formula="of:=MATCH([.G140];[.J$8:.J$1007];0)" office:value-type="float" office:value="458" calcext:value-type="float">
            <text:p>458</text:p>
          </table:table-cell>
          <table:table-cell table:formula="of:=ABS([.O140]-[.P14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49667009255167" calcext:value-type="float">
            <text:p>0.49667009255167</text:p>
          </table:table-cell>
          <table:table-cell office:value-type="float" office:value="134" calcext:value-type="float">
            <text:p>134</text:p>
          </table:table-cell>
          <table:table-cell office:value-type="float" office:value="0.4966028660869" calcext:value-type="float">
            <text:p>0.49660286608690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542" calcext:value-type="float">
            <text:p>542</text:p>
          </table:table-cell>
          <table:table-cell office:value-type="float" office:value="0.47948789886769" calcext:value-type="float">
            <text:p>0.47948789886769</text:p>
          </table:table-cell>
          <table:table-cell office:value-type="float" office:value="542" calcext:value-type="float">
            <text:p>542</text:p>
          </table:table-cell>
          <table:table-cell office:value-type="float" office:value="0.47942082780679" calcext:value-type="float">
            <text:p>0.47942082780679</text:p>
          </table:table-cell>
          <table:table-cell/>
          <table:table-cell table:formula="of:=[.I141]-[.I140]" office:value-type="float" office:value="0.0000339151793199988" calcext:value-type="float">
            <text:p>0.00003391517932</text:p>
          </table:table-cell>
          <table:table-cell/>
          <table:table-cell table:formula="of:=MATCH([.G141];[.H$8:.H$1007];0)" office:value-type="float" office:value="423" calcext:value-type="float">
            <text:p>423</text:p>
          </table:table-cell>
          <table:table-cell table:formula="of:=MATCH([.G141];[.J$8:.J$1007];0)" office:value-type="float" office:value="423" calcext:value-type="float">
            <text:p>423</text:p>
          </table:table-cell>
          <table:table-cell table:formula="of:=ABS([.O141]-[.P14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0831435193095" calcext:value-type="float">
            <text:p>0.50831435193095</text:p>
          </table:table-cell>
          <table:table-cell office:value-type="float" office:value="135" calcext:value-type="float">
            <text:p>135</text:p>
          </table:table-cell>
          <table:table-cell office:value-type="float" office:value="0.50824705698339" calcext:value-type="float">
            <text:p>0.50824705698339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856" calcext:value-type="float">
            <text:p>856</text:p>
          </table:table-cell>
          <table:table-cell office:value-type="float" office:value="0.47955926964945" calcext:value-type="float">
            <text:p>0.47955926964945</text:p>
          </table:table-cell>
          <table:table-cell office:value-type="float" office:value="856" calcext:value-type="float">
            <text:p>856</text:p>
          </table:table-cell>
          <table:table-cell office:value-type="float" office:value="0.47949234467222" calcext:value-type="float">
            <text:p>0.47949234467222</text:p>
          </table:table-cell>
          <table:table-cell/>
          <table:table-cell table:formula="of:=[.I142]-[.I141]" office:value-type="float" office:value="0.0000713707817600051" calcext:value-type="float">
            <text:p>0.00007137078176</text:p>
          </table:table-cell>
          <table:table-cell/>
          <table:table-cell table:formula="of:=MATCH([.G142];[.H$8:.H$1007];0)" office:value-type="float" office:value="662" calcext:value-type="float">
            <text:p>662</text:p>
          </table:table-cell>
          <table:table-cell table:formula="of:=MATCH([.G142];[.J$8:.J$1007];0)" office:value-type="float" office:value="662" calcext:value-type="float">
            <text:p>662</text:p>
          </table:table-cell>
          <table:table-cell table:formula="of:=ABS([.O142]-[.P14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49802191175036" calcext:value-type="float">
            <text:p>0.49802191175036</text:p>
          </table:table-cell>
          <table:table-cell office:value-type="float" office:value="136" calcext:value-type="float">
            <text:p>136</text:p>
          </table:table-cell>
          <table:table-cell office:value-type="float" office:value="0.49795431771912" calcext:value-type="float">
            <text:p>0.49795431771912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0.47964244904173" calcext:value-type="float">
            <text:p>0.47964244904173</text:p>
          </table:table-cell>
          <table:table-cell office:value-type="float" office:value="16" calcext:value-type="float">
            <text:p>16</text:p>
          </table:table-cell>
          <table:table-cell office:value-type="float" office:value="0.47957526553433" calcext:value-type="float">
            <text:p>0.47957526553433</text:p>
          </table:table-cell>
          <table:table-cell/>
          <table:table-cell table:formula="of:=[.I143]-[.I142]" office:value-type="float" office:value="0.0000831793922799751" calcext:value-type="float">
            <text:p>0.00008317939228</text:p>
          </table:table-cell>
          <table:table-cell/>
          <table:table-cell table:formula="of:=MATCH([.G143];[.H$8:.H$1007];0)" office:value-type="float" office:value="447" calcext:value-type="float">
            <text:p>447</text:p>
          </table:table-cell>
          <table:table-cell table:formula="of:=MATCH([.G143];[.J$8:.J$1007];0)" office:value-type="float" office:value="447" calcext:value-type="float">
            <text:p>447</text:p>
          </table:table-cell>
          <table:table-cell table:formula="of:=ABS([.O143]-[.P14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50699394896588" calcext:value-type="float">
            <text:p>0.50699394896588</text:p>
          </table:table-cell>
          <table:table-cell office:value-type="float" office:value="137" calcext:value-type="float">
            <text:p>137</text:p>
          </table:table-cell>
          <table:table-cell office:value-type="float" office:value="0.50692674089753" calcext:value-type="float">
            <text:p>0.50692674089753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803" calcext:value-type="float">
            <text:p>803</text:p>
          </table:table-cell>
          <table:table-cell office:value-type="float" office:value="0.47978435862585" calcext:value-type="float">
            <text:p>0.47978435862585</text:p>
          </table:table-cell>
          <table:table-cell office:value-type="float" office:value="803" calcext:value-type="float">
            <text:p>803</text:p>
          </table:table-cell>
          <table:table-cell office:value-type="float" office:value="0.47971651559234" calcext:value-type="float">
            <text:p>0.47971651559234</text:p>
          </table:table-cell>
          <table:table-cell/>
          <table:table-cell table:formula="of:=[.I144]-[.I143]" office:value-type="float" office:value="0.000141909584120026" calcext:value-type="float">
            <text:p>0.00014190958412</text:p>
          </table:table-cell>
          <table:table-cell/>
          <table:table-cell table:formula="of:=MATCH([.G144];[.H$8:.H$1007];0)" office:value-type="float" office:value="633" calcext:value-type="float">
            <text:p>633</text:p>
          </table:table-cell>
          <table:table-cell table:formula="of:=MATCH([.G144];[.J$8:.J$1007];0)" office:value-type="float" office:value="633" calcext:value-type="float">
            <text:p>633</text:p>
          </table:table-cell>
          <table:table-cell table:formula="of:=ABS([.O144]-[.P14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54989497497102" calcext:value-type="float">
            <text:p>0.54989497497102</text:p>
          </table:table-cell>
          <table:table-cell office:value-type="float" office:value="138" calcext:value-type="float">
            <text:p>138</text:p>
          </table:table-cell>
          <table:table-cell office:value-type="float" office:value="0.54982760940184" calcext:value-type="float">
            <text:p>0.54982760940184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0.47998004598488" calcext:value-type="float">
            <text:p>0.47998004598488</text:p>
          </table:table-cell>
          <table:table-cell office:value-type="float" office:value="1" calcext:value-type="float">
            <text:p>1</text:p>
          </table:table-cell>
          <table:table-cell office:value-type="float" office:value="0.47991269961913" calcext:value-type="float">
            <text:p>0.47991269961913</text:p>
          </table:table-cell>
          <table:table-cell/>
          <table:table-cell table:formula="of:=[.I145]-[.I144]" office:value-type="float" office:value="0.000195687359029972" calcext:value-type="float">
            <text:p>0.00019568735903</text:p>
          </table:table-cell>
          <table:table-cell/>
          <table:table-cell table:formula="of:=MATCH([.G145];[.H$8:.H$1007];0)" office:value-type="float" office:value="1000" calcext:value-type="float">
            <text:p>1000</text:p>
          </table:table-cell>
          <table:table-cell table:formula="of:=MATCH([.G145];[.J$8:.J$1007];0)" office:value-type="float" office:value="1000" calcext:value-type="float">
            <text:p>1000</text:p>
          </table:table-cell>
          <table:table-cell table:formula="of:=ABS([.O145]-[.P14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47807234263472" calcext:value-type="float">
            <text:p>0.47807234263472</text:p>
          </table:table-cell>
          <table:table-cell office:value-type="float" office:value="139" calcext:value-type="float">
            <text:p>139</text:p>
          </table:table-cell>
          <table:table-cell office:value-type="float" office:value="0.47800521189306" calcext:value-type="float">
            <text:p>0.47800521189306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714" calcext:value-type="float">
            <text:p>714</text:p>
          </table:table-cell>
          <table:table-cell office:value-type="float" office:value="0.47999531295652" calcext:value-type="float">
            <text:p>0.47999531295652</text:p>
          </table:table-cell>
          <table:table-cell office:value-type="float" office:value="714" calcext:value-type="float">
            <text:p>714</text:p>
          </table:table-cell>
          <table:table-cell office:value-type="float" office:value="0.47992837375036" calcext:value-type="float">
            <text:p>0.47992837375036</text:p>
          </table:table-cell>
          <table:table-cell/>
          <table:table-cell table:formula="of:=[.I146]-[.I145]" office:value-type="float" office:value="0.0000152669716400045" calcext:value-type="float">
            <text:p>0.00001526697164</text:p>
          </table:table-cell>
          <table:table-cell/>
          <table:table-cell table:formula="of:=MATCH([.G146];[.H$8:.H$1007];0)" office:value-type="float" office:value="121" calcext:value-type="float">
            <text:p>121</text:p>
          </table:table-cell>
          <table:table-cell table:formula="of:=MATCH([.G146];[.J$8:.J$1007];0)" office:value-type="float" office:value="121" calcext:value-type="float">
            <text:p>121</text:p>
          </table:table-cell>
          <table:table-cell table:formula="of:=ABS([.O146]-[.P14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0399735197183" calcext:value-type="float">
            <text:p>0.50399735197183</text:p>
          </table:table-cell>
          <table:table-cell office:value-type="float" office:value="140" calcext:value-type="float">
            <text:p>140</text:p>
          </table:table-cell>
          <table:table-cell office:value-type="float" office:value="0.50393005842113" calcext:value-type="float">
            <text:p>0.50393005842113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70" calcext:value-type="float">
            <text:p>170</text:p>
          </table:table-cell>
          <table:table-cell office:value-type="float" office:value="0.48002846209336" calcext:value-type="float">
            <text:p>0.48002846209336</text:p>
          </table:table-cell>
          <table:table-cell office:value-type="float" office:value="170" calcext:value-type="float">
            <text:p>170</text:p>
          </table:table-cell>
          <table:table-cell office:value-type="float" office:value="0.47996113440331" calcext:value-type="float">
            <text:p>0.47996113440331</text:p>
          </table:table-cell>
          <table:table-cell/>
          <table:table-cell table:formula="of:=[.I147]-[.I146]" office:value-type="float" office:value="0.0000331491368399939" calcext:value-type="float">
            <text:p>0.00003314913684</text:p>
          </table:table-cell>
          <table:table-cell/>
          <table:table-cell table:formula="of:=MATCH([.G147];[.H$8:.H$1007];0)" office:value-type="float" office:value="567" calcext:value-type="float">
            <text:p>567</text:p>
          </table:table-cell>
          <table:table-cell table:formula="of:=MATCH([.G147];[.J$8:.J$1007];0)" office:value-type="float" office:value="567" calcext:value-type="float">
            <text:p>567</text:p>
          </table:table-cell>
          <table:table-cell table:formula="of:=ABS([.O147]-[.P14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7288861625994" calcext:value-type="float">
            <text:p>0.47288861625994</text:p>
          </table:table-cell>
          <table:table-cell office:value-type="float" office:value="141" calcext:value-type="float">
            <text:p>141</text:p>
          </table:table-cell>
          <table:table-cell office:value-type="float" office:value="0.47282144892175" calcext:value-type="float">
            <text:p>0.47282144892175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92" calcext:value-type="float">
            <text:p>192</text:p>
          </table:table-cell>
          <table:table-cell office:value-type="float" office:value="0.48007131427488" calcext:value-type="float">
            <text:p>0.48007131427488</text:p>
          </table:table-cell>
          <table:table-cell office:value-type="float" office:value="192" calcext:value-type="float">
            <text:p>192</text:p>
          </table:table-cell>
          <table:table-cell office:value-type="float" office:value="0.48000377965244" calcext:value-type="float">
            <text:p>0.48000377965244</text:p>
          </table:table-cell>
          <table:table-cell/>
          <table:table-cell table:formula="of:=[.I148]-[.I147]" office:value-type="float" office:value="0.0000428521815200034" calcext:value-type="float">
            <text:p>0.00004285218152</text:p>
          </table:table-cell>
          <table:table-cell/>
          <table:table-cell table:formula="of:=MATCH([.G148];[.H$8:.H$1007];0)" office:value-type="float" office:value="73" calcext:value-type="float">
            <text:p>73</text:p>
          </table:table-cell>
          <table:table-cell table:formula="of:=MATCH([.G148];[.J$8:.J$1007];0)" office:value-type="float" office:value="73" calcext:value-type="float">
            <text:p>73</text:p>
          </table:table-cell>
          <table:table-cell table:formula="of:=ABS([.O148]-[.P14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7616142315373" calcext:value-type="float">
            <text:p>0.47616142315373</text:p>
          </table:table-cell>
          <table:table-cell office:value-type="float" office:value="142" calcext:value-type="float">
            <text:p>142</text:p>
          </table:table-cell>
          <table:table-cell office:value-type="float" office:value="0.47609439315422" calcext:value-type="float">
            <text:p>0.47609439315422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527" calcext:value-type="float">
            <text:p>527</text:p>
          </table:table-cell>
          <table:table-cell office:value-type="float" office:value="0.48016972196314" calcext:value-type="float">
            <text:p>0.48016972196314</text:p>
          </table:table-cell>
          <table:table-cell office:value-type="float" office:value="527" calcext:value-type="float">
            <text:p>527</text:p>
          </table:table-cell>
          <table:table-cell office:value-type="float" office:value="0.48010258772353" calcext:value-type="float">
            <text:p>0.48010258772353</text:p>
          </table:table-cell>
          <table:table-cell/>
          <table:table-cell table:formula="of:=[.I149]-[.I148]" office:value-type="float" office:value="0.0000984076882600271" calcext:value-type="float">
            <text:p>0.00009840768826</text:p>
          </table:table-cell>
          <table:table-cell/>
          <table:table-cell table:formula="of:=MATCH([.G149];[.H$8:.H$1007];0)" office:value-type="float" office:value="103" calcext:value-type="float">
            <text:p>103</text:p>
          </table:table-cell>
          <table:table-cell table:formula="of:=MATCH([.G149];[.J$8:.J$1007];0)" office:value-type="float" office:value="103" calcext:value-type="float">
            <text:p>103</text:p>
          </table:table-cell>
          <table:table-cell table:formula="of:=ABS([.O149]-[.P14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48456186064475" calcext:value-type="float">
            <text:p>0.48456186064475</text:p>
          </table:table-cell>
          <table:table-cell office:value-type="float" office:value="143" calcext:value-type="float">
            <text:p>143</text:p>
          </table:table-cell>
          <table:table-cell office:value-type="float" office:value="0.48449468093028" calcext:value-type="float">
            <text:p>0.48449468093028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697" calcext:value-type="float">
            <text:p>697</text:p>
          </table:table-cell>
          <table:table-cell office:value-type="float" office:value="0.48026416340056" calcext:value-type="float">
            <text:p>0.48026416340056</text:p>
          </table:table-cell>
          <table:table-cell office:value-type="float" office:value="697" calcext:value-type="float">
            <text:p>697</text:p>
          </table:table-cell>
          <table:table-cell office:value-type="float" office:value="0.48019644333539" calcext:value-type="float">
            <text:p>0.48019644333539</text:p>
          </table:table-cell>
          <table:table-cell/>
          <table:table-cell table:formula="of:=[.I150]-[.I149]" office:value-type="float" office:value="0.0000944414374199898" calcext:value-type="float">
            <text:p>0.00009444143742</text:p>
          </table:table-cell>
          <table:table-cell/>
          <table:table-cell table:formula="of:=MATCH([.G150];[.H$8:.H$1007];0)" office:value-type="float" office:value="201" calcext:value-type="float">
            <text:p>201</text:p>
          </table:table-cell>
          <table:table-cell table:formula="of:=MATCH([.G150];[.J$8:.J$1007];0)" office:value-type="float" office:value="201" calcext:value-type="float">
            <text:p>201</text:p>
          </table:table-cell>
          <table:table-cell table:formula="of:=ABS([.O150]-[.P15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51040699715932" calcext:value-type="float">
            <text:p>0.51040699715932</text:p>
          </table:table-cell>
          <table:table-cell office:value-type="float" office:value="144" calcext:value-type="float">
            <text:p>144</text:p>
          </table:table-cell>
          <table:table-cell office:value-type="float" office:value="0.5103398195465" calcext:value-type="float">
            <text:p>0.51033981954650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336" calcext:value-type="float">
            <text:p>336</text:p>
          </table:table-cell>
          <table:table-cell office:value-type="float" office:value="0.48028915626302" calcext:value-type="float">
            <text:p>0.48028915626302</text:p>
          </table:table-cell>
          <table:table-cell office:value-type="float" office:value="336" calcext:value-type="float">
            <text:p>336</text:p>
          </table:table-cell>
          <table:table-cell office:value-type="float" office:value="0.48022117445702" calcext:value-type="float">
            <text:p>0.48022117445702</text:p>
          </table:table-cell>
          <table:table-cell/>
          <table:table-cell table:formula="of:=[.I151]-[.I150]" office:value-type="float" office:value="0.0000249928624599938" calcext:value-type="float">
            <text:p>0.00002499286246</text:p>
          </table:table-cell>
          <table:table-cell/>
          <table:table-cell table:formula="of:=MATCH([.G151];[.H$8:.H$1007];0)" office:value-type="float" office:value="695" calcext:value-type="float">
            <text:p>695</text:p>
          </table:table-cell>
          <table:table-cell table:formula="of:=MATCH([.G151];[.J$8:.J$1007];0)" office:value-type="float" office:value="695" calcext:value-type="float">
            <text:p>695</text:p>
          </table:table-cell>
          <table:table-cell table:formula="of:=ABS([.O151]-[.P15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1924440509383" calcext:value-type="float">
            <text:p>0.51924440509383</text:p>
          </table:table-cell>
          <table:table-cell office:value-type="float" office:value="145" calcext:value-type="float">
            <text:p>145</text:p>
          </table:table-cell>
          <table:table-cell office:value-type="float" office:value="0.51917694996455" calcext:value-type="float">
            <text:p>0.5191769499645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234" calcext:value-type="float">
            <text:p>234</text:p>
          </table:table-cell>
          <table:table-cell office:value-type="float" office:value="0.48031725561856" calcext:value-type="float">
            <text:p>0.48031725561856</text:p>
          </table:table-cell>
          <table:table-cell office:value-type="float" office:value="234" calcext:value-type="float">
            <text:p>234</text:p>
          </table:table-cell>
          <table:table-cell office:value-type="float" office:value="0.48024991060754" calcext:value-type="float">
            <text:p>0.48024991060754</text:p>
          </table:table-cell>
          <table:table-cell/>
          <table:table-cell table:formula="of:=[.I152]-[.I151]" office:value-type="float" office:value="0.00002809935553999" calcext:value-type="float">
            <text:p>0.00002809935554</text:p>
          </table:table-cell>
          <table:table-cell/>
          <table:table-cell table:formula="of:=MATCH([.G152];[.H$8:.H$1007];0)" office:value-type="float" office:value="856" calcext:value-type="float">
            <text:p>856</text:p>
          </table:table-cell>
          <table:table-cell table:formula="of:=MATCH([.G152];[.J$8:.J$1007];0)" office:value-type="float" office:value="856" calcext:value-type="float">
            <text:p>856</text:p>
          </table:table-cell>
          <table:table-cell table:formula="of:=ABS([.O152]-[.P15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47468953723414" calcext:value-type="float">
            <text:p>0.47468953723414</text:p>
          </table:table-cell>
          <table:table-cell office:value-type="float" office:value="146" calcext:value-type="float">
            <text:p>146</text:p>
          </table:table-cell>
          <table:table-cell office:value-type="float" office:value="0.47462218321011" calcext:value-type="float">
            <text:p>0.47462218321011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812" calcext:value-type="float">
            <text:p>812</text:p>
          </table:table-cell>
          <table:table-cell office:value-type="float" office:value="0.48075662312982" calcext:value-type="float">
            <text:p>0.48075662312982</text:p>
          </table:table-cell>
          <table:table-cell office:value-type="float" office:value="812" calcext:value-type="float">
            <text:p>812</text:p>
          </table:table-cell>
          <table:table-cell office:value-type="float" office:value="0.48068938034881" calcext:value-type="float">
            <text:p>0.48068938034881</text:p>
          </table:table-cell>
          <table:table-cell/>
          <table:table-cell table:formula="of:=[.I153]-[.I152]" office:value-type="float" office:value="0.000439367511260003" calcext:value-type="float">
            <text:p>0.00043936751126</text:p>
          </table:table-cell>
          <table:table-cell/>
          <table:table-cell table:formula="of:=MATCH([.G153];[.H$8:.H$1007];0)" office:value-type="float" office:value="87" calcext:value-type="float">
            <text:p>87</text:p>
          </table:table-cell>
          <table:table-cell table:formula="of:=MATCH([.G153];[.J$8:.J$1007];0)" office:value-type="float" office:value="87" calcext:value-type="float">
            <text:p>87</text:p>
          </table:table-cell>
          <table:table-cell table:formula="of:=ABS([.O153]-[.P15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4915846256742" calcext:value-type="float">
            <text:p>0.49158462567420</text:p>
          </table:table-cell>
          <table:table-cell office:value-type="float" office:value="147" calcext:value-type="float">
            <text:p>147</text:p>
          </table:table-cell>
          <table:table-cell office:value-type="float" office:value="0.49151727037522" calcext:value-type="float">
            <text:p>0.49151727037522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112" calcext:value-type="float">
            <text:p>112</text:p>
          </table:table-cell>
          <table:table-cell office:value-type="float" office:value="0.48078716109992" calcext:value-type="float">
            <text:p>0.48078716109992</text:p>
          </table:table-cell>
          <table:table-cell office:value-type="float" office:value="112" calcext:value-type="float">
            <text:p>112</text:p>
          </table:table-cell>
          <table:table-cell office:value-type="float" office:value="0.48071978674909" calcext:value-type="float">
            <text:p>0.48071978674909</text:p>
          </table:table-cell>
          <table:table-cell/>
          <table:table-cell table:formula="of:=[.I154]-[.I153]" office:value-type="float" office:value="0.0000305379700999975" calcext:value-type="float">
            <text:p>0.00003053797010</text:p>
          </table:table-cell>
          <table:table-cell/>
          <table:table-cell table:formula="of:=MATCH([.G154];[.H$8:.H$1007];0)" office:value-type="float" office:value="322" calcext:value-type="float">
            <text:p>322</text:p>
          </table:table-cell>
          <table:table-cell table:formula="of:=MATCH([.G154];[.J$8:.J$1007];0)" office:value-type="float" office:value="322" calcext:value-type="float">
            <text:p>322</text:p>
          </table:table-cell>
          <table:table-cell table:formula="of:=ABS([.O154]-[.P15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46622333716651" calcext:value-type="float">
            <text:p>0.46622333716651</text:p>
          </table:table-cell>
          <table:table-cell office:value-type="float" office:value="148" calcext:value-type="float">
            <text:p>148</text:p>
          </table:table-cell>
          <table:table-cell office:value-type="float" office:value="0.46615613724398" calcext:value-type="float">
            <text:p>0.46615613724398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985" calcext:value-type="float">
            <text:p>985</text:p>
          </table:table-cell>
          <table:table-cell office:value-type="float" office:value="0.48082395144352" calcext:value-type="float">
            <text:p>0.48082395144352</text:p>
          </table:table-cell>
          <table:table-cell office:value-type="float" office:value="985" calcext:value-type="float">
            <text:p>985</text:p>
          </table:table-cell>
          <table:table-cell office:value-type="float" office:value="0.48075634917023" calcext:value-type="float">
            <text:p>0.48075634917023</text:p>
          </table:table-cell>
          <table:table-cell/>
          <table:table-cell table:formula="of:=[.I155]-[.I154]" office:value-type="float" office:value="0.0000367903436000461" calcext:value-type="float">
            <text:p>0.00003679034360</text:p>
          </table:table-cell>
          <table:table-cell/>
          <table:table-cell table:formula="of:=MATCH([.G155];[.H$8:.H$1007];0)" office:value-type="float" office:value="41" calcext:value-type="float">
            <text:p>41</text:p>
          </table:table-cell>
          <table:table-cell table:formula="of:=MATCH([.G155];[.J$8:.J$1007];0)" office:value-type="float" office:value="41" calcext:value-type="float">
            <text:p>41</text:p>
          </table:table-cell>
          <table:table-cell table:formula="of:=ABS([.O155]-[.P15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51591060118315" calcext:value-type="float">
            <text:p>0.51591060118315</text:p>
          </table:table-cell>
          <table:table-cell office:value-type="float" office:value="149" calcext:value-type="float">
            <text:p>149</text:p>
          </table:table-cell>
          <table:table-cell office:value-type="float" office:value="0.51584347321033" calcext:value-type="float">
            <text:p>0.5158434732103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213" calcext:value-type="float">
            <text:p>213</text:p>
          </table:table-cell>
          <table:table-cell office:value-type="float" office:value="0.48092953821137" calcext:value-type="float">
            <text:p>0.48092953821137</text:p>
          </table:table-cell>
          <table:table-cell office:value-type="float" office:value="213" calcext:value-type="float">
            <text:p>213</text:p>
          </table:table-cell>
          <table:table-cell office:value-type="float" office:value="0.48086191675759" calcext:value-type="float">
            <text:p>0.48086191675759</text:p>
          </table:table-cell>
          <table:table-cell/>
          <table:table-cell table:formula="of:=[.I156]-[.I155]" office:value-type="float" office:value="0.000105586767849997" calcext:value-type="float">
            <text:p>0.00010558676785</text:p>
          </table:table-cell>
          <table:table-cell/>
          <table:table-cell table:formula="of:=MATCH([.G156];[.H$8:.H$1007];0)" office:value-type="float" office:value="801" calcext:value-type="float">
            <text:p>801</text:p>
          </table:table-cell>
          <table:table-cell table:formula="of:=MATCH([.G156];[.J$8:.J$1007];0)" office:value-type="float" office:value="801" calcext:value-type="float">
            <text:p>801</text:p>
          </table:table-cell>
          <table:table-cell table:formula="of:=ABS([.O156]-[.P15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0693951708848" calcext:value-type="float">
            <text:p>0.50693951708848</text:p>
          </table:table-cell>
          <table:table-cell office:value-type="float" office:value="150" calcext:value-type="float">
            <text:p>150</text:p>
          </table:table-cell>
          <table:table-cell office:value-type="float" office:value="0.50687231535813" calcext:value-type="float">
            <text:p>0.50687231535813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712" calcext:value-type="float">
            <text:p>712</text:p>
          </table:table-cell>
          <table:table-cell office:value-type="float" office:value="0.48094764453732" calcext:value-type="float">
            <text:p>0.48094764453732</text:p>
          </table:table-cell>
          <table:table-cell office:value-type="float" office:value="712" calcext:value-type="float">
            <text:p>712</text:p>
          </table:table-cell>
          <table:table-cell office:value-type="float" office:value="0.48088041405408" calcext:value-type="float">
            <text:p>0.48088041405408</text:p>
          </table:table-cell>
          <table:table-cell/>
          <table:table-cell table:formula="of:=[.I157]-[.I156]" office:value-type="float" office:value="0.0000181063259499514" calcext:value-type="float">
            <text:p>0.00001810632595</text:p>
          </table:table-cell>
          <table:table-cell/>
          <table:table-cell table:formula="of:=MATCH([.G157];[.H$8:.H$1007];0)" office:value-type="float" office:value="629" calcext:value-type="float">
            <text:p>629</text:p>
          </table:table-cell>
          <table:table-cell table:formula="of:=MATCH([.G157];[.J$8:.J$1007];0)" office:value-type="float" office:value="628" calcext:value-type="float">
            <text:p>628</text:p>
          </table:table-cell>
          <table:table-cell table:formula="of:=ABS([.O157]-[.P157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49945546904838" calcext:value-type="float">
            <text:p>0.49945546904838</text:p>
          </table:table-cell>
          <table:table-cell office:value-type="float" office:value="151" calcext:value-type="float">
            <text:p>151</text:p>
          </table:table-cell>
          <table:table-cell office:value-type="float" office:value="0.49938800093343" calcext:value-type="float">
            <text:p>0.49938800093343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79" calcext:value-type="float">
            <text:p>79</text:p>
          </table:table-cell>
          <table:table-cell office:value-type="float" office:value="0.48103677151484" calcext:value-type="float">
            <text:p>0.48103677151484</text:p>
          </table:table-cell>
          <table:table-cell office:value-type="float" office:value="79" calcext:value-type="float">
            <text:p>79</text:p>
          </table:table-cell>
          <table:table-cell office:value-type="float" office:value="0.48096930856409" calcext:value-type="float">
            <text:p>0.48096930856409</text:p>
          </table:table-cell>
          <table:table-cell/>
          <table:table-cell table:formula="of:=[.I158]-[.I157]" office:value-type="float" office:value="0.0000891269775200043" calcext:value-type="float">
            <text:p>0.00008912697752</text:p>
          </table:table-cell>
          <table:table-cell/>
          <table:table-cell table:formula="of:=MATCH([.G158];[.H$8:.H$1007];0)" office:value-type="float" office:value="480" calcext:value-type="float">
            <text:p>480</text:p>
          </table:table-cell>
          <table:table-cell table:formula="of:=MATCH([.G158];[.J$8:.J$1007];0)" office:value-type="float" office:value="480" calcext:value-type="float">
            <text:p>480</text:p>
          </table:table-cell>
          <table:table-cell table:formula="of:=ABS([.O158]-[.P15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53383823768854" calcext:value-type="float">
            <text:p>0.53383823768854</text:p>
          </table:table-cell>
          <table:table-cell office:value-type="float" office:value="152" calcext:value-type="float">
            <text:p>152</text:p>
          </table:table-cell>
          <table:table-cell office:value-type="float" office:value="0.53377098924553" calcext:value-type="float">
            <text:p>0.53377098924553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66" calcext:value-type="float">
            <text:p>66</text:p>
          </table:table-cell>
          <table:table-cell office:value-type="float" office:value="0.48109615043907" calcext:value-type="float">
            <text:p>0.48109615043907</text:p>
          </table:table-cell>
          <table:table-cell office:value-type="float" office:value="66" calcext:value-type="float">
            <text:p>66</text:p>
          </table:table-cell>
          <table:table-cell office:value-type="float" office:value="0.48102882789457" calcext:value-type="float">
            <text:p>0.48102882789457</text:p>
          </table:table-cell>
          <table:table-cell/>
          <table:table-cell table:formula="of:=[.I159]-[.I158]" office:value-type="float" office:value="0.0000593789242300247" calcext:value-type="float">
            <text:p>0.00005937892423</text:p>
          </table:table-cell>
          <table:table-cell/>
          <table:table-cell table:formula="of:=MATCH([.G159];[.H$8:.H$1007];0)" office:value-type="float" office:value="977" calcext:value-type="float">
            <text:p>977</text:p>
          </table:table-cell>
          <table:table-cell table:formula="of:=MATCH([.G159];[.J$8:.J$1007];0)" office:value-type="float" office:value="977" calcext:value-type="float">
            <text:p>977</text:p>
          </table:table-cell>
          <table:table-cell table:formula="of:=ABS([.O159]-[.P15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2619828322513" calcext:value-type="float">
            <text:p>0.52619828322513</text:p>
          </table:table-cell>
          <table:table-cell office:value-type="float" office:value="153" calcext:value-type="float">
            <text:p>153</text:p>
          </table:table-cell>
          <table:table-cell office:value-type="float" office:value="0.52613083811464" calcext:value-type="float">
            <text:p>0.52613083811464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0.48118691371768" calcext:value-type="float">
            <text:p>0.48118691371768</text:p>
          </table:table-cell>
          <table:table-cell office:value-type="float" office:value="161" calcext:value-type="float">
            <text:p>161</text:p>
          </table:table-cell>
          <table:table-cell office:value-type="float" office:value="0.48111971981353" calcext:value-type="float">
            <text:p>0.48111971981353</text:p>
          </table:table-cell>
          <table:table-cell/>
          <table:table-cell table:formula="of:=[.I160]-[.I159]" office:value-type="float" office:value="0.0000907632786100177" calcext:value-type="float">
            <text:p>0.00009076327861</text:p>
          </table:table-cell>
          <table:table-cell/>
          <table:table-cell table:formula="of:=MATCH([.G160];[.H$8:.H$1007];0)" office:value-type="float" office:value="930" calcext:value-type="float">
            <text:p>930</text:p>
          </table:table-cell>
          <table:table-cell table:formula="of:=MATCH([.G160];[.J$8:.J$1007];0)" office:value-type="float" office:value="930" calcext:value-type="float">
            <text:p>930</text:p>
          </table:table-cell>
          <table:table-cell table:formula="of:=ABS([.O160]-[.P16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51081562650713" calcext:value-type="float">
            <text:p>0.51081562650713</text:p>
          </table:table-cell>
          <table:table-cell office:value-type="float" office:value="154" calcext:value-type="float">
            <text:p>154</text:p>
          </table:table-cell>
          <table:table-cell office:value-type="float" office:value="0.51074831607588" calcext:value-type="float">
            <text:p>0.51074831607588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419" calcext:value-type="float">
            <text:p>419</text:p>
          </table:table-cell>
          <table:table-cell office:value-type="float" office:value="0.48122308060209" calcext:value-type="float">
            <text:p>0.48122308060209</text:p>
          </table:table-cell>
          <table:table-cell office:value-type="float" office:value="419" calcext:value-type="float">
            <text:p>419</text:p>
          </table:table-cell>
          <table:table-cell office:value-type="float" office:value="0.48115557959562" calcext:value-type="float">
            <text:p>0.48115557959562</text:p>
          </table:table-cell>
          <table:table-cell/>
          <table:table-cell table:formula="of:=[.I161]-[.I160]" office:value-type="float" office:value="0.0000361668844099938" calcext:value-type="float">
            <text:p>0.00003616688441</text:p>
          </table:table-cell>
          <table:table-cell/>
          <table:table-cell table:formula="of:=MATCH([.G161];[.H$8:.H$1007];0)" office:value-type="float" office:value="711" calcext:value-type="float">
            <text:p>711</text:p>
          </table:table-cell>
          <table:table-cell table:formula="of:=MATCH([.G161];[.J$8:.J$1007];0)" office:value-type="float" office:value="711" calcext:value-type="float">
            <text:p>711</text:p>
          </table:table-cell>
          <table:table-cell table:formula="of:=ABS([.O161]-[.P16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52724627606847" calcext:value-type="float">
            <text:p>0.52724627606847</text:p>
          </table:table-cell>
          <table:table-cell office:value-type="float" office:value="155" calcext:value-type="float">
            <text:p>155</text:p>
          </table:table-cell>
          <table:table-cell office:value-type="float" office:value="0.52717888441894" calcext:value-type="float">
            <text:p>0.52717888441894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830" calcext:value-type="float">
            <text:p>830</text:p>
          </table:table-cell>
          <table:table-cell office:value-type="float" office:value="0.48123965237037" calcext:value-type="float">
            <text:p>0.48123965237037</text:p>
          </table:table-cell>
          <table:table-cell office:value-type="float" office:value="830" calcext:value-type="float">
            <text:p>830</text:p>
          </table:table-cell>
          <table:table-cell office:value-type="float" office:value="0.48117273214389" calcext:value-type="float">
            <text:p>0.48117273214389</text:p>
          </table:table-cell>
          <table:table-cell/>
          <table:table-cell table:formula="of:=[.I162]-[.I161]" office:value-type="float" office:value="0.0000165717682799604" calcext:value-type="float">
            <text:p>0.00001657176828</text:p>
          </table:table-cell>
          <table:table-cell/>
          <table:table-cell table:formula="of:=MATCH([.G162];[.H$8:.H$1007];0)" office:value-type="float" office:value="934" calcext:value-type="float">
            <text:p>934</text:p>
          </table:table-cell>
          <table:table-cell table:formula="of:=MATCH([.G162];[.J$8:.J$1007];0)" office:value-type="float" office:value="934" calcext:value-type="float">
            <text:p>934</text:p>
          </table:table-cell>
          <table:table-cell table:formula="of:=ABS([.O162]-[.P16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46164791211689" calcext:value-type="float">
            <text:p>0.46164791211689</text:p>
          </table:table-cell>
          <table:table-cell office:value-type="float" office:value="156" calcext:value-type="float">
            <text:p>156</text:p>
          </table:table-cell>
          <table:table-cell office:value-type="float" office:value="0.46158068532521" calcext:value-type="float">
            <text:p>0.4615806853252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2" calcext:value-type="float">
            <text:p>132</text:p>
          </table:table-cell>
          <table:table-cell office:value-type="float" office:value="0.48124067206499" calcext:value-type="float">
            <text:p>0.48124067206499</text:p>
          </table:table-cell>
          <table:table-cell office:value-type="float" office:value="132" calcext:value-type="float">
            <text:p>132</text:p>
          </table:table-cell>
          <table:table-cell office:value-type="float" office:value="0.48117315086048" calcext:value-type="float">
            <text:p>0.48117315086048</text:p>
          </table:table-cell>
          <table:table-cell/>
          <table:table-cell table:formula="of:=[.I163]-[.I162]" office:value-type="float" office:value="0.00000101969462001916" calcext:value-type="float">
            <text:p>0.00000101969462</text:p>
          </table:table-cell>
          <table:table-cell/>
          <table:table-cell table:formula="of:=MATCH([.G163];[.H$8:.H$1007];0)" office:value-type="float" office:value="21" calcext:value-type="float">
            <text:p>21</text:p>
          </table:table-cell>
          <table:table-cell table:formula="of:=MATCH([.G163];[.J$8:.J$1007];0)" office:value-type="float" office:value="21" calcext:value-type="float">
            <text:p>21</text:p>
          </table:table-cell>
          <table:table-cell table:formula="of:=ABS([.O163]-[.P16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52020395295628" calcext:value-type="float">
            <text:p>0.52020395295628</text:p>
          </table:table-cell>
          <table:table-cell office:value-type="float" office:value="157" calcext:value-type="float">
            <text:p>157</text:p>
          </table:table-cell>
          <table:table-cell office:value-type="float" office:value="0.52013670800085" calcext:value-type="float">
            <text:p>0.52013670800085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826" calcext:value-type="float">
            <text:p>826</text:p>
          </table:table-cell>
          <table:table-cell office:value-type="float" office:value="0.48124592854062" calcext:value-type="float">
            <text:p>0.48124592854062</text:p>
          </table:table-cell>
          <table:table-cell office:value-type="float" office:value="826" calcext:value-type="float">
            <text:p>826</text:p>
          </table:table-cell>
          <table:table-cell office:value-type="float" office:value="0.48117833996598" calcext:value-type="float">
            <text:p>0.48117833996598</text:p>
          </table:table-cell>
          <table:table-cell/>
          <table:table-cell table:formula="of:=[.I164]-[.I163]" office:value-type="float" office:value="0.00000525647562998888" calcext:value-type="float">
            <text:p>0.00000525647563</text:p>
          </table:table-cell>
          <table:table-cell/>
          <table:table-cell table:formula="of:=MATCH([.G164];[.H$8:.H$1007];0)" office:value-type="float" office:value="872" calcext:value-type="float">
            <text:p>872</text:p>
          </table:table-cell>
          <table:table-cell table:formula="of:=MATCH([.G164];[.J$8:.J$1007];0)" office:value-type="float" office:value="872" calcext:value-type="float">
            <text:p>872</text:p>
          </table:table-cell>
          <table:table-cell table:formula="of:=ABS([.O164]-[.P16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49684254923429" calcext:value-type="float">
            <text:p>0.49684254923429</text:p>
          </table:table-cell>
          <table:table-cell office:value-type="float" office:value="158" calcext:value-type="float">
            <text:p>158</text:p>
          </table:table-cell>
          <table:table-cell office:value-type="float" office:value="0.4967750666481" calcext:value-type="float">
            <text:p>0.49677506664810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  <table:table-cell office:value-type="float" office:value="0.48131542362503" calcext:value-type="float">
            <text:p>0.48131542362503</text:p>
          </table:table-cell>
          <table:table-cell office:value-type="float" office:value="92" calcext:value-type="float">
            <text:p>92</text:p>
          </table:table-cell>
          <table:table-cell office:value-type="float" office:value="0.48124805256745" calcext:value-type="float">
            <text:p>0.48124805256745</text:p>
          </table:table-cell>
          <table:table-cell/>
          <table:table-cell table:formula="of:=[.I165]-[.I164]" office:value-type="float" office:value="0.0000694950844100095" calcext:value-type="float">
            <text:p>0.00006949508441</text:p>
          </table:table-cell>
          <table:table-cell/>
          <table:table-cell table:formula="of:=MATCH([.G165];[.H$8:.H$1007];0)" office:value-type="float" office:value="425" calcext:value-type="float">
            <text:p>425</text:p>
          </table:table-cell>
          <table:table-cell table:formula="of:=MATCH([.G165];[.J$8:.J$1007];0)" office:value-type="float" office:value="425" calcext:value-type="float">
            <text:p>425</text:p>
          </table:table-cell>
          <table:table-cell table:formula="of:=ABS([.O165]-[.P16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0953207813721" calcext:value-type="float">
            <text:p>0.50953207813721</text:p>
          </table:table-cell>
          <table:table-cell office:value-type="float" office:value="159" calcext:value-type="float">
            <text:p>159</text:p>
          </table:table-cell>
          <table:table-cell office:value-type="float" office:value="0.5094652051172" calcext:value-type="float">
            <text:p>0.5094652051172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962" calcext:value-type="float">
            <text:p>962</text:p>
          </table:table-cell>
          <table:table-cell office:value-type="float" office:value="0.48134508691111" calcext:value-type="float">
            <text:p>0.48134508691111</text:p>
          </table:table-cell>
          <table:table-cell office:value-type="float" office:value="962" calcext:value-type="float">
            <text:p>962</text:p>
          </table:table-cell>
          <table:table-cell office:value-type="float" office:value="0.48127772443298" calcext:value-type="float">
            <text:p>0.48127772443298</text:p>
          </table:table-cell>
          <table:table-cell/>
          <table:table-cell table:formula="of:=[.I166]-[.I165]" office:value-type="float" office:value="0.0000296632860800061" calcext:value-type="float">
            <text:p>0.00002966328608</text:p>
          </table:table-cell>
          <table:table-cell/>
          <table:table-cell table:formula="of:=MATCH([.G166];[.H$8:.H$1007];0)" office:value-type="float" office:value="681" calcext:value-type="float">
            <text:p>681</text:p>
          </table:table-cell>
          <table:table-cell table:formula="of:=MATCH([.G166];[.J$8:.J$1007];0)" office:value-type="float" office:value="681" calcext:value-type="float">
            <text:p>681</text:p>
          </table:table-cell>
          <table:table-cell table:formula="of:=ABS([.O166]-[.P16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2103218191323" calcext:value-type="float">
            <text:p>0.52103218191323</text:p>
          </table:table-cell>
          <table:table-cell office:value-type="float" office:value="160" calcext:value-type="float">
            <text:p>160</text:p>
          </table:table-cell>
          <table:table-cell office:value-type="float" office:value="0.5209646224283" calcext:value-type="float">
            <text:p>0.5209646224283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658" calcext:value-type="float">
            <text:p>658</text:p>
          </table:table-cell>
          <table:table-cell office:value-type="float" office:value="0.48139302285254" calcext:value-type="float">
            <text:p>0.48139302285254</text:p>
          </table:table-cell>
          <table:table-cell office:value-type="float" office:value="658" calcext:value-type="float">
            <text:p>658</text:p>
          </table:table-cell>
          <table:table-cell office:value-type="float" office:value="0.48132605787875" calcext:value-type="float">
            <text:p>0.48132605787875</text:p>
          </table:table-cell>
          <table:table-cell/>
          <table:table-cell table:formula="of:=[.I167]-[.I166]" office:value-type="float" office:value="0.0000479359414299885" calcext:value-type="float">
            <text:p>0.00004793594143</text:p>
          </table:table-cell>
          <table:table-cell/>
          <table:table-cell table:formula="of:=MATCH([.G167];[.H$8:.H$1007];0)" office:value-type="float" office:value="881" calcext:value-type="float">
            <text:p>881</text:p>
          </table:table-cell>
          <table:table-cell table:formula="of:=MATCH([.G167];[.J$8:.J$1007];0)" office:value-type="float" office:value="881" calcext:value-type="float">
            <text:p>881</text:p>
          </table:table-cell>
          <table:table-cell table:formula="of:=ABS([.O167]-[.P16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8118691371768" calcext:value-type="float">
            <text:p>0.48118691371768</text:p>
          </table:table-cell>
          <table:table-cell office:value-type="float" office:value="161" calcext:value-type="float">
            <text:p>161</text:p>
          </table:table-cell>
          <table:table-cell office:value-type="float" office:value="0.48111971981353" calcext:value-type="float">
            <text:p>0.48111971981353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460" calcext:value-type="float">
            <text:p>460</text:p>
          </table:table-cell>
          <table:table-cell office:value-type="float" office:value="0.48145930773704" calcext:value-type="float">
            <text:p>0.48145930773704</text:p>
          </table:table-cell>
          <table:table-cell office:value-type="float" office:value="460" calcext:value-type="float">
            <text:p>460</text:p>
          </table:table-cell>
          <table:table-cell office:value-type="float" office:value="0.48139179674711" calcext:value-type="float">
            <text:p>0.48139179674711</text:p>
          </table:table-cell>
          <table:table-cell/>
          <table:table-cell table:formula="of:=[.I168]-[.I167]" office:value-type="float" office:value="0.0000662848845000008" calcext:value-type="float">
            <text:p>0.00006628488450</text:p>
          </table:table-cell>
          <table:table-cell/>
          <table:table-cell table:formula="of:=MATCH([.G168];[.H$8:.H$1007];0)" office:value-type="float" office:value="153" calcext:value-type="float">
            <text:p>153</text:p>
          </table:table-cell>
          <table:table-cell table:formula="of:=MATCH([.G168];[.J$8:.J$1007];0)" office:value-type="float" office:value="153" calcext:value-type="float">
            <text:p>153</text:p>
          </table:table-cell>
          <table:table-cell table:formula="of:=ABS([.O168]-[.P16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9941524011705" calcext:value-type="float">
            <text:p>0.49941524011705</text:p>
          </table:table-cell>
          <table:table-cell office:value-type="float" office:value="162" calcext:value-type="float">
            <text:p>162</text:p>
          </table:table-cell>
          <table:table-cell office:value-type="float" office:value="0.49934783963911" calcext:value-type="float">
            <text:p>0.49934783963911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493" calcext:value-type="float">
            <text:p>493</text:p>
          </table:table-cell>
          <table:table-cell office:value-type="float" office:value="0.48151173523534" calcext:value-type="float">
            <text:p>0.48151173523534</text:p>
          </table:table-cell>
          <table:table-cell office:value-type="float" office:value="493" calcext:value-type="float">
            <text:p>493</text:p>
          </table:table-cell>
          <table:table-cell office:value-type="float" office:value="0.48144405556358" calcext:value-type="float">
            <text:p>0.48144405556358</text:p>
          </table:table-cell>
          <table:table-cell/>
          <table:table-cell table:formula="of:=[.I169]-[.I168]" office:value-type="float" office:value="0.0000524274983000339" calcext:value-type="float">
            <text:p>0.00005242749830</text:p>
          </table:table-cell>
          <table:table-cell/>
          <table:table-cell table:formula="of:=MATCH([.G169];[.H$8:.H$1007];0)" office:value-type="float" office:value="477" calcext:value-type="float">
            <text:p>477</text:p>
          </table:table-cell>
          <table:table-cell table:formula="of:=MATCH([.G169];[.J$8:.J$1007];0)" office:value-type="float" office:value="477" calcext:value-type="float">
            <text:p>477</text:p>
          </table:table-cell>
          <table:table-cell table:formula="of:=ABS([.O169]-[.P16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50993773178633" calcext:value-type="float">
            <text:p>0.50993773178633</text:p>
          </table:table-cell>
          <table:table-cell office:value-type="float" office:value="163" calcext:value-type="float">
            <text:p>163</text:p>
          </table:table-cell>
          <table:table-cell office:value-type="float" office:value="0.50987029639996" calcext:value-type="float">
            <text:p>0.50987029639996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367" calcext:value-type="float">
            <text:p>367</text:p>
          </table:table-cell>
          <table:table-cell office:value-type="float" office:value="0.48169530714904" calcext:value-type="float">
            <text:p>0.48169530714904</text:p>
          </table:table-cell>
          <table:table-cell office:value-type="float" office:value="367" calcext:value-type="float">
            <text:p>367</text:p>
          </table:table-cell>
          <table:table-cell office:value-type="float" office:value="0.48162799559039" calcext:value-type="float">
            <text:p>0.48162799559039</text:p>
          </table:table-cell>
          <table:table-cell/>
          <table:table-cell table:formula="of:=[.I170]-[.I169]" office:value-type="float" office:value="0.000183571913699998" calcext:value-type="float">
            <text:p>0.00018357191370</text:p>
          </table:table-cell>
          <table:table-cell/>
          <table:table-cell table:formula="of:=MATCH([.G170];[.H$8:.H$1007];0)" office:value-type="float" office:value="685" calcext:value-type="float">
            <text:p>685</text:p>
          </table:table-cell>
          <table:table-cell table:formula="of:=MATCH([.G170];[.J$8:.J$1007];0)" office:value-type="float" office:value="685" calcext:value-type="float">
            <text:p>685</text:p>
          </table:table-cell>
          <table:table-cell table:formula="of:=ABS([.O170]-[.P17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51352429214106" calcext:value-type="float">
            <text:p>0.51352429214106</text:p>
          </table:table-cell>
          <table:table-cell office:value-type="float" office:value="164" calcext:value-type="float">
            <text:p>164</text:p>
          </table:table-cell>
          <table:table-cell office:value-type="float" office:value="0.51345710541437" calcext:value-type="float">
            <text:p>0.51345710541437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762" calcext:value-type="float">
            <text:p>762</text:p>
          </table:table-cell>
          <table:table-cell office:value-type="float" office:value="0.48172407012677" calcext:value-type="float">
            <text:p>0.48172407012677</text:p>
          </table:table-cell>
          <table:table-cell office:value-type="float" office:value="762" calcext:value-type="float">
            <text:p>762</text:p>
          </table:table-cell>
          <table:table-cell office:value-type="float" office:value="0.48165738609808" calcext:value-type="float">
            <text:p>0.48165738609808</text:p>
          </table:table-cell>
          <table:table-cell/>
          <table:table-cell table:formula="of:=[.I171]-[.I170]" office:value-type="float" office:value="0.000028762977729968" calcext:value-type="float">
            <text:p>0.00002876297773</text:p>
          </table:table-cell>
          <table:table-cell/>
          <table:table-cell table:formula="of:=MATCH([.G171];[.H$8:.H$1007];0)" office:value-type="float" office:value="765" calcext:value-type="float">
            <text:p>765</text:p>
          </table:table-cell>
          <table:table-cell table:formula="of:=MATCH([.G171];[.J$8:.J$1007];0)" office:value-type="float" office:value="765" calcext:value-type="float">
            <text:p>765</text:p>
          </table:table-cell>
          <table:table-cell table:formula="of:=ABS([.O171]-[.P17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51708199659965" calcext:value-type="float">
            <text:p>0.51708199659965</text:p>
          </table:table-cell>
          <table:table-cell office:value-type="float" office:value="165" calcext:value-type="float">
            <text:p>165</text:p>
          </table:table-cell>
          <table:table-cell office:value-type="float" office:value="0.51701481091279" calcext:value-type="float">
            <text:p>0.51701481091279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673" calcext:value-type="float">
            <text:p>673</text:p>
          </table:table-cell>
          <table:table-cell office:value-type="float" office:value="0.481725302566" calcext:value-type="float">
            <text:p>0.48172530256600</text:p>
          </table:table-cell>
          <table:table-cell office:value-type="float" office:value="673" calcext:value-type="float">
            <text:p>673</text:p>
          </table:table-cell>
          <table:table-cell office:value-type="float" office:value="0.4816582219594" calcext:value-type="float">
            <text:p>0.48165822195940</text:p>
          </table:table-cell>
          <table:table-cell/>
          <table:table-cell table:formula="of:=[.I172]-[.I171]" office:value-type="float" office:value="0.00000123243923000338" calcext:value-type="float">
            <text:p>0.00000123243923</text:p>
          </table:table-cell>
          <table:table-cell/>
          <table:table-cell table:formula="of:=MATCH([.G172];[.H$8:.H$1007];0)" office:value-type="float" office:value="819" calcext:value-type="float">
            <text:p>819</text:p>
          </table:table-cell>
          <table:table-cell table:formula="of:=MATCH([.G172];[.J$8:.J$1007];0)" office:value-type="float" office:value="819" calcext:value-type="float">
            <text:p>819</text:p>
          </table:table-cell>
          <table:table-cell table:formula="of:=ABS([.O172]-[.P17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8611131934052" calcext:value-type="float">
            <text:p>0.48611131934052</text:p>
          </table:table-cell>
          <table:table-cell office:value-type="float" office:value="166" calcext:value-type="float">
            <text:p>166</text:p>
          </table:table-cell>
          <table:table-cell office:value-type="float" office:value="0.48604413487289" calcext:value-type="float">
            <text:p>0.48604413487289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525" calcext:value-type="float">
            <text:p>525</text:p>
          </table:table-cell>
          <table:table-cell office:value-type="float" office:value="0.48176911948391" calcext:value-type="float">
            <text:p>0.48176911948391</text:p>
          </table:table-cell>
          <table:table-cell office:value-type="float" office:value="525" calcext:value-type="float">
            <text:p>525</text:p>
          </table:table-cell>
          <table:table-cell office:value-type="float" office:value="0.48170178419853" calcext:value-type="float">
            <text:p>0.48170178419853</text:p>
          </table:table-cell>
          <table:table-cell/>
          <table:table-cell table:formula="of:=[.I173]-[.I172]" office:value-type="float" office:value="0.0000438169179100001" calcext:value-type="float">
            <text:p>0.00004381691791</text:p>
          </table:table-cell>
          <table:table-cell/>
          <table:table-cell table:formula="of:=MATCH([.G173];[.H$8:.H$1007];0)" office:value-type="float" office:value="223" calcext:value-type="float">
            <text:p>223</text:p>
          </table:table-cell>
          <table:table-cell table:formula="of:=MATCH([.G173];[.J$8:.J$1007];0)" office:value-type="float" office:value="223" calcext:value-type="float">
            <text:p>223</text:p>
          </table:table-cell>
          <table:table-cell table:formula="of:=ABS([.O173]-[.P17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8607165717832" calcext:value-type="float">
            <text:p>0.48607165717832</text:p>
          </table:table-cell>
          <table:table-cell office:value-type="float" office:value="167" calcext:value-type="float">
            <text:p>167</text:p>
          </table:table-cell>
          <table:table-cell office:value-type="float" office:value="0.48600417271111" calcext:value-type="float">
            <text:p>0.48600417271111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float" office:value="0.48182392794583" calcext:value-type="float">
            <text:p>0.48182392794583</text:p>
          </table:table-cell>
          <table:table-cell office:value-type="float" office:value="40" calcext:value-type="float">
            <text:p>40</text:p>
          </table:table-cell>
          <table:table-cell office:value-type="float" office:value="0.48175661081854" calcext:value-type="float">
            <text:p>0.48175661081854</text:p>
          </table:table-cell>
          <table:table-cell/>
          <table:table-cell table:formula="of:=[.I174]-[.I173]" office:value-type="float" office:value="0.0000548084619200195" calcext:value-type="float">
            <text:p>0.00005480846192</text:p>
          </table:table-cell>
          <table:table-cell/>
          <table:table-cell table:formula="of:=MATCH([.G174];[.H$8:.H$1007];0)" office:value-type="float" office:value="222" calcext:value-type="float">
            <text:p>222</text:p>
          </table:table-cell>
          <table:table-cell table:formula="of:=MATCH([.G174];[.J$8:.J$1007];0)" office:value-type="float" office:value="222" calcext:value-type="float">
            <text:p>222</text:p>
          </table:table-cell>
          <table:table-cell table:formula="of:=ABS([.O174]-[.P17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48408045380952" calcext:value-type="float">
            <text:p>0.48408045380952</text:p>
          </table:table-cell>
          <table:table-cell office:value-type="float" office:value="168" calcext:value-type="float">
            <text:p>168</text:p>
          </table:table-cell>
          <table:table-cell office:value-type="float" office:value="0.48401312813982" calcext:value-type="float">
            <text:p>0.48401312813982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719" calcext:value-type="float">
            <text:p>719</text:p>
          </table:table-cell>
          <table:table-cell office:value-type="float" office:value="0.48182669205614" calcext:value-type="float">
            <text:p>0.48182669205614</text:p>
          </table:table-cell>
          <table:table-cell office:value-type="float" office:value="719" calcext:value-type="float">
            <text:p>719</text:p>
          </table:table-cell>
          <table:table-cell office:value-type="float" office:value="0.48175981712864" calcext:value-type="float">
            <text:p>0.48175981712864</text:p>
          </table:table-cell>
          <table:table-cell/>
          <table:table-cell table:formula="of:=[.I175]-[.I174]" office:value-type="float" office:value="0.00000276411030997181" calcext:value-type="float">
            <text:p>0.00000276411031</text:p>
          </table:table-cell>
          <table:table-cell/>
          <table:table-cell table:formula="of:=MATCH([.G175];[.H$8:.H$1007];0)" office:value-type="float" office:value="193" calcext:value-type="float">
            <text:p>193</text:p>
          </table:table-cell>
          <table:table-cell table:formula="of:=MATCH([.G175];[.J$8:.J$1007];0)" office:value-type="float" office:value="193" calcext:value-type="float">
            <text:p>193</text:p>
          </table:table-cell>
          <table:table-cell table:formula="of:=ABS([.O175]-[.P17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4945367691004" calcext:value-type="float">
            <text:p>0.49453676910040</text:p>
          </table:table-cell>
          <table:table-cell office:value-type="float" office:value="169" calcext:value-type="float">
            <text:p>169</text:p>
          </table:table-cell>
          <table:table-cell office:value-type="float" office:value="0.49446952709852" calcext:value-type="float">
            <text:p>0.49446952709852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907" calcext:value-type="float">
            <text:p>907</text:p>
          </table:table-cell>
          <table:table-cell office:value-type="float" office:value="0.48186346269487" calcext:value-type="float">
            <text:p>0.48186346269487</text:p>
          </table:table-cell>
          <table:table-cell office:value-type="float" office:value="907" calcext:value-type="float">
            <text:p>907</text:p>
          </table:table-cell>
          <table:table-cell office:value-type="float" office:value="0.48179528735424" calcext:value-type="float">
            <text:p>0.48179528735424</text:p>
          </table:table-cell>
          <table:table-cell/>
          <table:table-cell table:formula="of:=[.I176]-[.I175]" office:value-type="float" office:value="0.0000367706387300326" calcext:value-type="float">
            <text:p>0.00003677063873</text:p>
          </table:table-cell>
          <table:table-cell/>
          <table:table-cell table:formula="of:=MATCH([.G176];[.H$8:.H$1007];0)" office:value-type="float" office:value="371" calcext:value-type="float">
            <text:p>371</text:p>
          </table:table-cell>
          <table:table-cell table:formula="of:=MATCH([.G176];[.J$8:.J$1007];0)" office:value-type="float" office:value="371" calcext:value-type="float">
            <text:p>371</text:p>
          </table:table-cell>
          <table:table-cell table:formula="of:=ABS([.O176]-[.P17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48002846209336" calcext:value-type="float">
            <text:p>0.48002846209336</text:p>
          </table:table-cell>
          <table:table-cell office:value-type="float" office:value="170" calcext:value-type="float">
            <text:p>170</text:p>
          </table:table-cell>
          <table:table-cell office:value-type="float" office:value="0.47996113440331" calcext:value-type="float">
            <text:p>0.47996113440331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428" calcext:value-type="float">
            <text:p>428</text:p>
          </table:table-cell>
          <table:table-cell office:value-type="float" office:value="0.4819754559774" calcext:value-type="float">
            <text:p>0.48197545597740</text:p>
          </table:table-cell>
          <table:table-cell office:value-type="float" office:value="428" calcext:value-type="float">
            <text:p>428</text:p>
          </table:table-cell>
          <table:table-cell office:value-type="float" office:value="0.48190871561678" calcext:value-type="float">
            <text:p>0.48190871561678</text:p>
          </table:table-cell>
          <table:table-cell/>
          <table:table-cell table:formula="of:=[.I177]-[.I176]" office:value-type="float" office:value="0.000111993282529976" calcext:value-type="float">
            <text:p>0.00011199328253</text:p>
          </table:table-cell>
          <table:table-cell/>
          <table:table-cell table:formula="of:=MATCH([.G177];[.H$8:.H$1007];0)" office:value-type="float" office:value="140" calcext:value-type="float">
            <text:p>140</text:p>
          </table:table-cell>
          <table:table-cell table:formula="of:=MATCH([.G177];[.J$8:.J$1007];0)" office:value-type="float" office:value="140" calcext:value-type="float">
            <text:p>140</text:p>
          </table:table-cell>
          <table:table-cell table:formula="of:=ABS([.O177]-[.P17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9417635260466" calcext:value-type="float">
            <text:p>0.49417635260466</text:p>
          </table:table-cell>
          <table:table-cell office:value-type="float" office:value="171" calcext:value-type="float">
            <text:p>171</text:p>
          </table:table-cell>
          <table:table-cell office:value-type="float" office:value="0.49410869694433" calcext:value-type="float">
            <text:p>0.4941086969443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128" calcext:value-type="float">
            <text:p>128</text:p>
          </table:table-cell>
          <table:table-cell office:value-type="float" office:value="0.48212567098048" calcext:value-type="float">
            <text:p>0.48212567098048</text:p>
          </table:table-cell>
          <table:table-cell office:value-type="float" office:value="128" calcext:value-type="float">
            <text:p>128</text:p>
          </table:table-cell>
          <table:table-cell office:value-type="float" office:value="0.48205799850124" calcext:value-type="float">
            <text:p>0.48205799850124</text:p>
          </table:table-cell>
          <table:table-cell/>
          <table:table-cell table:formula="of:=[.I178]-[.I177]" office:value-type="float" office:value="0.00015021500307999" calcext:value-type="float">
            <text:p>0.00015021500308</text:p>
          </table:table-cell>
          <table:table-cell/>
          <table:table-cell table:formula="of:=MATCH([.G178];[.H$8:.H$1007];0)" office:value-type="float" office:value="364" calcext:value-type="float">
            <text:p>364</text:p>
          </table:table-cell>
          <table:table-cell table:formula="of:=MATCH([.G178];[.J$8:.J$1007];0)" office:value-type="float" office:value="364" calcext:value-type="float">
            <text:p>364</text:p>
          </table:table-cell>
          <table:table-cell table:formula="of:=ABS([.O178]-[.P17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49548835468762" calcext:value-type="float">
            <text:p>0.49548835468762</text:p>
          </table:table-cell>
          <table:table-cell office:value-type="float" office:value="172" calcext:value-type="float">
            <text:p>172</text:p>
          </table:table-cell>
          <table:table-cell office:value-type="float" office:value="0.49542098629893" calcext:value-type="float">
            <text:p>0.49542098629893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217" calcext:value-type="float">
            <text:p>217</text:p>
          </table:table-cell>
          <table:table-cell office:value-type="float" office:value="0.48214258738972" calcext:value-type="float">
            <text:p>0.48214258738972</text:p>
          </table:table-cell>
          <table:table-cell office:value-type="float" office:value="217" calcext:value-type="float">
            <text:p>217</text:p>
          </table:table-cell>
          <table:table-cell office:value-type="float" office:value="0.48207532497613" calcext:value-type="float">
            <text:p>0.48207532497613</text:p>
          </table:table-cell>
          <table:table-cell/>
          <table:table-cell table:formula="of:=[.I179]-[.I178]" office:value-type="float" office:value="0.0000169164092400087" calcext:value-type="float">
            <text:p>0.00001691640924</text:p>
          </table:table-cell>
          <table:table-cell/>
          <table:table-cell table:formula="of:=MATCH([.G179];[.H$8:.H$1007];0)" office:value-type="float" office:value="395" calcext:value-type="float">
            <text:p>395</text:p>
          </table:table-cell>
          <table:table-cell table:formula="of:=MATCH([.G179];[.J$8:.J$1007];0)" office:value-type="float" office:value="395" calcext:value-type="float">
            <text:p>395</text:p>
          </table:table-cell>
          <table:table-cell table:formula="of:=ABS([.O179]-[.P17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52988925867436" calcext:value-type="float">
            <text:p>0.52988925867436</text:p>
          </table:table-cell>
          <table:table-cell office:value-type="float" office:value="173" calcext:value-type="float">
            <text:p>173</text:p>
          </table:table-cell>
          <table:table-cell office:value-type="float" office:value="0.52982215846989" calcext:value-type="float">
            <text:p>0.52982215846989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207" calcext:value-type="float">
            <text:p>207</text:p>
          </table:table-cell>
          <table:table-cell office:value-type="float" office:value="0.48216837165657" calcext:value-type="float">
            <text:p>0.48216837165657</text:p>
          </table:table-cell>
          <table:table-cell office:value-type="float" office:value="207" calcext:value-type="float">
            <text:p>207</text:p>
          </table:table-cell>
          <table:table-cell office:value-type="float" office:value="0.482101008287" calcext:value-type="float">
            <text:p>0.48210100828700</text:p>
          </table:table-cell>
          <table:table-cell/>
          <table:table-cell table:formula="of:=[.I180]-[.I179]" office:value-type="float" office:value="0.0000257842668500152" calcext:value-type="float">
            <text:p>0.00002578426685</text:p>
          </table:table-cell>
          <table:table-cell/>
          <table:table-cell table:formula="of:=MATCH([.G180];[.H$8:.H$1007];0)" office:value-type="float" office:value="953" calcext:value-type="float">
            <text:p>953</text:p>
          </table:table-cell>
          <table:table-cell table:formula="of:=MATCH([.G180];[.J$8:.J$1007];0)" office:value-type="float" office:value="953" calcext:value-type="float">
            <text:p>953</text:p>
          </table:table-cell>
          <table:table-cell table:formula="of:=ABS([.O180]-[.P18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0767122754579" calcext:value-type="float">
            <text:p>0.50767122754579</text:p>
          </table:table-cell>
          <table:table-cell office:value-type="float" office:value="174" calcext:value-type="float">
            <text:p>174</text:p>
          </table:table-cell>
          <table:table-cell office:value-type="float" office:value="0.50760390153841" calcext:value-type="float">
            <text:p>0.50760390153841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276" calcext:value-type="float">
            <text:p>276</text:p>
          </table:table-cell>
          <table:table-cell office:value-type="float" office:value="0.48217845494155" calcext:value-type="float">
            <text:p>0.48217845494155</text:p>
          </table:table-cell>
          <table:table-cell office:value-type="float" office:value="276" calcext:value-type="float">
            <text:p>276</text:p>
          </table:table-cell>
          <table:table-cell office:value-type="float" office:value="0.48211101514296" calcext:value-type="float">
            <text:p>0.48211101514296</text:p>
          </table:table-cell>
          <table:table-cell/>
          <table:table-cell table:formula="of:=[.I181]-[.I180]" office:value-type="float" office:value="0.0000100832849799781" calcext:value-type="float">
            <text:p>0.00001008328498</text:p>
          </table:table-cell>
          <table:table-cell/>
          <table:table-cell table:formula="of:=MATCH([.G181];[.H$8:.H$1007];0)" office:value-type="float" office:value="649" calcext:value-type="float">
            <text:p>649</text:p>
          </table:table-cell>
          <table:table-cell table:formula="of:=MATCH([.G181];[.J$8:.J$1007];0)" office:value-type="float" office:value="649" calcext:value-type="float">
            <text:p>649</text:p>
          </table:table-cell>
          <table:table-cell table:formula="of:=ABS([.O181]-[.P18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49560046010345" calcext:value-type="float">
            <text:p>0.49560046010345</text:p>
          </table:table-cell>
          <table:table-cell office:value-type="float" office:value="175" calcext:value-type="float">
            <text:p>175</text:p>
          </table:table-cell>
          <table:table-cell office:value-type="float" office:value="0.49553299684062" calcext:value-type="float">
            <text:p>0.49553299684062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950" calcext:value-type="float">
            <text:p>950</text:p>
          </table:table-cell>
          <table:table-cell office:value-type="float" office:value="0.48218478895423" calcext:value-type="float">
            <text:p>0.48218478895423</text:p>
          </table:table-cell>
          <table:table-cell office:value-type="float" office:value="950" calcext:value-type="float">
            <text:p>950</text:p>
          </table:table-cell>
          <table:table-cell office:value-type="float" office:value="0.48211693816033" calcext:value-type="float">
            <text:p>0.48211693816033</text:p>
          </table:table-cell>
          <table:table-cell/>
          <table:table-cell table:formula="of:=[.I182]-[.I181]" office:value-type="float" office:value="0.00000633401268002043" calcext:value-type="float">
            <text:p>0.00000633401268</text:p>
          </table:table-cell>
          <table:table-cell/>
          <table:table-cell table:formula="of:=MATCH([.G182];[.H$8:.H$1007];0)" office:value-type="float" office:value="403" calcext:value-type="float">
            <text:p>403</text:p>
          </table:table-cell>
          <table:table-cell table:formula="of:=MATCH([.G182];[.J$8:.J$1007];0)" office:value-type="float" office:value="403" calcext:value-type="float">
            <text:p>403</text:p>
          </table:table-cell>
          <table:table-cell table:formula="of:=ABS([.O182]-[.P18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50074839315623" calcext:value-type="float">
            <text:p>0.50074839315623</text:p>
          </table:table-cell>
          <table:table-cell office:value-type="float" office:value="176" calcext:value-type="float">
            <text:p>176</text:p>
          </table:table-cell>
          <table:table-cell office:value-type="float" office:value="0.50068073075246" calcext:value-type="float">
            <text:p>0.50068073075246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256" calcext:value-type="float">
            <text:p>256</text:p>
          </table:table-cell>
          <table:table-cell office:value-type="float" office:value="0.48225953354953" calcext:value-type="float">
            <text:p>0.48225953354953</text:p>
          </table:table-cell>
          <table:table-cell office:value-type="float" office:value="256" calcext:value-type="float">
            <text:p>256</text:p>
          </table:table-cell>
          <table:table-cell office:value-type="float" office:value="0.48219222209429" calcext:value-type="float">
            <text:p>0.48219222209429</text:p>
          </table:table-cell>
          <table:table-cell/>
          <table:table-cell table:formula="of:=[.I183]-[.I182]" office:value-type="float" office:value="0.0000747445952999914" calcext:value-type="float">
            <text:p>0.00007474459530</text:p>
          </table:table-cell>
          <table:table-cell/>
          <table:table-cell table:formula="of:=MATCH([.G183];[.H$8:.H$1007];0)" office:value-type="float" office:value="502" calcext:value-type="float">
            <text:p>502</text:p>
          </table:table-cell>
          <table:table-cell table:formula="of:=MATCH([.G183];[.J$8:.J$1007];0)" office:value-type="float" office:value="502" calcext:value-type="float">
            <text:p>502</text:p>
          </table:table-cell>
          <table:table-cell table:formula="of:=ABS([.O183]-[.P18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50009933734238" calcext:value-type="float">
            <text:p>0.50009933734238</text:p>
          </table:table-cell>
          <table:table-cell office:value-type="float" office:value="177" calcext:value-type="float">
            <text:p>177</text:p>
          </table:table-cell>
          <table:table-cell office:value-type="float" office:value="0.50003177701748" calcext:value-type="float">
            <text:p>0.50003177701748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597" calcext:value-type="float">
            <text:p>597</text:p>
          </table:table-cell>
          <table:table-cell office:value-type="float" office:value="0.48269514867149" calcext:value-type="float">
            <text:p>0.48269514867149</text:p>
          </table:table-cell>
          <table:table-cell office:value-type="float" office:value="597" calcext:value-type="float">
            <text:p>597</text:p>
          </table:table-cell>
          <table:table-cell office:value-type="float" office:value="0.48262776908037" calcext:value-type="float">
            <text:p>0.48262776908037</text:p>
          </table:table-cell>
          <table:table-cell/>
          <table:table-cell table:formula="of:=[.I184]-[.I183]" office:value-type="float" office:value="0.000435615121959998" calcext:value-type="float">
            <text:p>0.00043561512196</text:p>
          </table:table-cell>
          <table:table-cell/>
          <table:table-cell table:formula="of:=MATCH([.G184];[.H$8:.H$1007];0)" office:value-type="float" office:value="494" calcext:value-type="float">
            <text:p>494</text:p>
          </table:table-cell>
          <table:table-cell table:formula="of:=MATCH([.G184];[.J$8:.J$1007];0)" office:value-type="float" office:value="494" calcext:value-type="float">
            <text:p>494</text:p>
          </table:table-cell>
          <table:table-cell table:formula="of:=ABS([.O184]-[.P18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54754965680829" calcext:value-type="float">
            <text:p>0.54754965680829</text:p>
          </table:table-cell>
          <table:table-cell office:value-type="float" office:value="178" calcext:value-type="float">
            <text:p>178</text:p>
          </table:table-cell>
          <table:table-cell office:value-type="float" office:value="0.54748256875128" calcext:value-type="float">
            <text:p>0.547482568751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629" calcext:value-type="float">
            <text:p>629</text:p>
          </table:table-cell>
          <table:table-cell office:value-type="float" office:value="0.48272648823086" calcext:value-type="float">
            <text:p>0.48272648823086</text:p>
          </table:table-cell>
          <table:table-cell office:value-type="float" office:value="629" calcext:value-type="float">
            <text:p>629</text:p>
          </table:table-cell>
          <table:table-cell office:value-type="float" office:value="0.48265951171956" calcext:value-type="float">
            <text:p>0.48265951171956</text:p>
          </table:table-cell>
          <table:table-cell/>
          <table:table-cell table:formula="of:=[.I185]-[.I184]" office:value-type="float" office:value="0.0000313395593700139" calcext:value-type="float">
            <text:p>0.00003133955937</text:p>
          </table:table-cell>
          <table:table-cell/>
          <table:table-cell table:formula="of:=MATCH([.G185];[.H$8:.H$1007];0)" office:value-type="float" office:value="997" calcext:value-type="float">
            <text:p>997</text:p>
          </table:table-cell>
          <table:table-cell table:formula="of:=MATCH([.G185];[.J$8:.J$1007];0)" office:value-type="float" office:value="997" calcext:value-type="float">
            <text:p>997</text:p>
          </table:table-cell>
          <table:table-cell table:formula="of:=ABS([.O185]-[.P18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49335049462151" calcext:value-type="float">
            <text:p>0.49335049462151</text:p>
          </table:table-cell>
          <table:table-cell office:value-type="float" office:value="179" calcext:value-type="float">
            <text:p>179</text:p>
          </table:table-cell>
          <table:table-cell office:value-type="float" office:value="0.49328308381045" calcext:value-type="float">
            <text:p>0.49328308381045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850" calcext:value-type="float">
            <text:p>850</text:p>
          </table:table-cell>
          <table:table-cell office:value-type="float" office:value="0.48275832198844" calcext:value-type="float">
            <text:p>0.48275832198844</text:p>
          </table:table-cell>
          <table:table-cell office:value-type="float" office:value="850" calcext:value-type="float">
            <text:p>850</text:p>
          </table:table-cell>
          <table:table-cell office:value-type="float" office:value="0.48269174315419" calcext:value-type="float">
            <text:p>0.48269174315419</text:p>
          </table:table-cell>
          <table:table-cell/>
          <table:table-cell table:formula="of:=[.I186]-[.I185]" office:value-type="float" office:value="0.0000318337575799799" calcext:value-type="float">
            <text:p>0.00003183375758</text:p>
          </table:table-cell>
          <table:table-cell/>
          <table:table-cell table:formula="of:=MATCH([.G186];[.H$8:.H$1007];0)" office:value-type="float" office:value="354" calcext:value-type="float">
            <text:p>354</text:p>
          </table:table-cell>
          <table:table-cell table:formula="of:=MATCH([.G186];[.J$8:.J$1007];0)" office:value-type="float" office:value="354" calcext:value-type="float">
            <text:p>354</text:p>
          </table:table-cell>
          <table:table-cell table:formula="of:=ABS([.O186]-[.P18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49502991908943" calcext:value-type="float">
            <text:p>0.49502991908943</text:p>
          </table:table-cell>
          <table:table-cell office:value-type="float" office:value="180" calcext:value-type="float">
            <text:p>180</text:p>
          </table:table-cell>
          <table:table-cell office:value-type="float" office:value="0.49496253090328" calcext:value-type="float">
            <text:p>0.49496253090328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78" calcext:value-type="float">
            <text:p>978</text:p>
          </table:table-cell>
          <table:table-cell office:value-type="float" office:value="0.48280187304472" calcext:value-type="float">
            <text:p>0.48280187304472</text:p>
          </table:table-cell>
          <table:table-cell office:value-type="float" office:value="978" calcext:value-type="float">
            <text:p>978</text:p>
          </table:table-cell>
          <table:table-cell office:value-type="float" office:value="0.48273486128757" calcext:value-type="float">
            <text:p>0.48273486128757</text:p>
          </table:table-cell>
          <table:table-cell/>
          <table:table-cell table:formula="of:=[.I187]-[.I186]" office:value-type="float" office:value="0.0000435510562800112" calcext:value-type="float">
            <text:p>0.00004355105628</text:p>
          </table:table-cell>
          <table:table-cell/>
          <table:table-cell table:formula="of:=MATCH([.G187];[.H$8:.H$1007];0)" office:value-type="float" office:value="387" calcext:value-type="float">
            <text:p>387</text:p>
          </table:table-cell>
          <table:table-cell table:formula="of:=MATCH([.G187];[.J$8:.J$1007];0)" office:value-type="float" office:value="387" calcext:value-type="float">
            <text:p>387</text:p>
          </table:table-cell>
          <table:table-cell table:formula="of:=ABS([.O187]-[.P18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0157713587852" calcext:value-type="float">
            <text:p>0.50157713587852</text:p>
          </table:table-cell>
          <table:table-cell office:value-type="float" office:value="181" calcext:value-type="float">
            <text:p>181</text:p>
          </table:table-cell>
          <table:table-cell office:value-type="float" office:value="0.50150963803971" calcext:value-type="float">
            <text:p>0.5015096380397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800" calcext:value-type="float">
            <text:p>800</text:p>
          </table:table-cell>
          <table:table-cell office:value-type="float" office:value="0.48298119533739" calcext:value-type="float">
            <text:p>0.48298119533739</text:p>
          </table:table-cell>
          <table:table-cell office:value-type="float" office:value="800" calcext:value-type="float">
            <text:p>800</text:p>
          </table:table-cell>
          <table:table-cell office:value-type="float" office:value="0.4829138152132" calcext:value-type="float">
            <text:p>0.48291381521320</text:p>
          </table:table-cell>
          <table:table-cell/>
          <table:table-cell table:formula="of:=[.I188]-[.I187]" office:value-type="float" office:value="0.000179322292669981" calcext:value-type="float">
            <text:p>0.00017932229267</text:p>
          </table:table-cell>
          <table:table-cell/>
          <table:table-cell table:formula="of:=MATCH([.G188];[.H$8:.H$1007];0)" office:value-type="float" office:value="521" calcext:value-type="float">
            <text:p>521</text:p>
          </table:table-cell>
          <table:table-cell table:formula="of:=MATCH([.G188];[.J$8:.J$1007];0)" office:value-type="float" office:value="521" calcext:value-type="float">
            <text:p>521</text:p>
          </table:table-cell>
          <table:table-cell table:formula="of:=ABS([.O188]-[.P18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46447129858917" calcext:value-type="float">
            <text:p>0.46447129858917</text:p>
          </table:table-cell>
          <table:table-cell office:value-type="float" office:value="182" calcext:value-type="float">
            <text:p>182</text:p>
          </table:table-cell>
          <table:table-cell office:value-type="float" office:value="0.46440386348421" calcext:value-type="float">
            <text:p>0.46440386348421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85" calcext:value-type="float">
            <text:p>85</text:p>
          </table:table-cell>
          <table:table-cell office:value-type="float" office:value="0.48300049950244" calcext:value-type="float">
            <text:p>0.48300049950244</text:p>
          </table:table-cell>
          <table:table-cell office:value-type="float" office:value="85" calcext:value-type="float">
            <text:p>85</text:p>
          </table:table-cell>
          <table:table-cell office:value-type="float" office:value="0.48293321768622" calcext:value-type="float">
            <text:p>0.48293321768622</text:p>
          </table:table-cell>
          <table:table-cell/>
          <table:table-cell table:formula="of:=[.I189]-[.I188]" office:value-type="float" office:value="0.000019304165050027" calcext:value-type="float">
            <text:p>0.00001930416505</text:p>
          </table:table-cell>
          <table:table-cell/>
          <table:table-cell table:formula="of:=MATCH([.G189];[.H$8:.H$1007];0)" office:value-type="float" office:value="27" calcext:value-type="float">
            <text:p>27</text:p>
          </table:table-cell>
          <table:table-cell table:formula="of:=MATCH([.G189];[.J$8:.J$1007];0)" office:value-type="float" office:value="27" calcext:value-type="float">
            <text:p>27</text:p>
          </table:table-cell>
          <table:table-cell table:formula="of:=ABS([.O189]-[.P18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175974556337" calcext:value-type="float">
            <text:p>0.51759745563370</text:p>
          </table:table-cell>
          <table:table-cell office:value-type="float" office:value="183" calcext:value-type="float">
            <text:p>183</text:p>
          </table:table-cell>
          <table:table-cell office:value-type="float" office:value="0.5175301545655" calcext:value-type="float">
            <text:p>0.51753015456550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581" calcext:value-type="float">
            <text:p>581</text:p>
          </table:table-cell>
          <table:table-cell office:value-type="float" office:value="0.48318957393365" calcext:value-type="float">
            <text:p>0.48318957393365</text:p>
          </table:table-cell>
          <table:table-cell office:value-type="float" office:value="581" calcext:value-type="float">
            <text:p>581</text:p>
          </table:table-cell>
          <table:table-cell office:value-type="float" office:value="0.48312240427974" calcext:value-type="float">
            <text:p>0.48312240427974</text:p>
          </table:table-cell>
          <table:table-cell/>
          <table:table-cell table:formula="of:=[.I190]-[.I189]" office:value-type="float" office:value="0.000189074431209968" calcext:value-type="float">
            <text:p>0.00018907443121</text:p>
          </table:table-cell>
          <table:table-cell/>
          <table:table-cell table:formula="of:=MATCH([.G190];[.H$8:.H$1007];0)" office:value-type="float" office:value="827" calcext:value-type="float">
            <text:p>827</text:p>
          </table:table-cell>
          <table:table-cell table:formula="of:=MATCH([.G190];[.J$8:.J$1007];0)" office:value-type="float" office:value="827" calcext:value-type="float">
            <text:p>827</text:p>
          </table:table-cell>
          <table:table-cell table:formula="of:=ABS([.O190]-[.P19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7522861308157" calcext:value-type="float">
            <text:p>0.47522861308157</text:p>
          </table:table-cell>
          <table:table-cell office:value-type="float" office:value="184" calcext:value-type="float">
            <text:p>184</text:p>
          </table:table-cell>
          <table:table-cell office:value-type="float" office:value="0.47516084391626" calcext:value-type="float">
            <text:p>0.47516084391626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773" calcext:value-type="float">
            <text:p>773</text:p>
          </table:table-cell>
          <table:table-cell office:value-type="float" office:value="0.48328217545801" calcext:value-type="float">
            <text:p>0.48328217545801</text:p>
          </table:table-cell>
          <table:table-cell office:value-type="float" office:value="773" calcext:value-type="float">
            <text:p>773</text:p>
          </table:table-cell>
          <table:table-cell office:value-type="float" office:value="0.48321434640337" calcext:value-type="float">
            <text:p>0.48321434640337</text:p>
          </table:table-cell>
          <table:table-cell/>
          <table:table-cell table:formula="of:=[.I191]-[.I190]" office:value-type="float" office:value="0.0000926015243600253" calcext:value-type="float">
            <text:p>0.00009260152436</text:p>
          </table:table-cell>
          <table:table-cell/>
          <table:table-cell table:formula="of:=MATCH([.G191];[.H$8:.H$1007];0)" office:value-type="float" office:value="93" calcext:value-type="float">
            <text:p>93</text:p>
          </table:table-cell>
          <table:table-cell table:formula="of:=MATCH([.G191];[.J$8:.J$1007];0)" office:value-type="float" office:value="93" calcext:value-type="float">
            <text:p>93</text:p>
          </table:table-cell>
          <table:table-cell table:formula="of:=ABS([.O191]-[.P19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51193055169448" calcext:value-type="float">
            <text:p>0.51193055169448</text:p>
          </table:table-cell>
          <table:table-cell office:value-type="float" office:value="185" calcext:value-type="float">
            <text:p>185</text:p>
          </table:table-cell>
          <table:table-cell office:value-type="float" office:value="0.51186339851233" calcext:value-type="float">
            <text:p>0.51186339851233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547" calcext:value-type="float">
            <text:p>547</text:p>
          </table:table-cell>
          <table:table-cell office:value-type="float" office:value="0.48352615668587" calcext:value-type="float">
            <text:p>0.48352615668587</text:p>
          </table:table-cell>
          <table:table-cell office:value-type="float" office:value="547" calcext:value-type="float">
            <text:p>547</text:p>
          </table:table-cell>
          <table:table-cell office:value-type="float" office:value="0.48345901492344" calcext:value-type="float">
            <text:p>0.48345901492344</text:p>
          </table:table-cell>
          <table:table-cell/>
          <table:table-cell table:formula="of:=[.I192]-[.I191]" office:value-type="float" office:value="0.000243981227860013" calcext:value-type="float">
            <text:p>0.00024398122786</text:p>
          </table:table-cell>
          <table:table-cell/>
          <table:table-cell table:formula="of:=MATCH([.G192];[.H$8:.H$1007];0)" office:value-type="float" office:value="729" calcext:value-type="float">
            <text:p>729</text:p>
          </table:table-cell>
          <table:table-cell table:formula="of:=MATCH([.G192];[.J$8:.J$1007];0)" office:value-type="float" office:value="729" calcext:value-type="float">
            <text:p>729</text:p>
          </table:table-cell>
          <table:table-cell table:formula="of:=ABS([.O192]-[.P19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52258705926118" calcext:value-type="float">
            <text:p>0.52258705926118</text:p>
          </table:table-cell>
          <table:table-cell office:value-type="float" office:value="186" calcext:value-type="float">
            <text:p>186</text:p>
          </table:table-cell>
          <table:table-cell office:value-type="float" office:value="0.52252011183671" calcext:value-type="float">
            <text:p>0.52252011183671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771" calcext:value-type="float">
            <text:p>771</text:p>
          </table:table-cell>
          <table:table-cell office:value-type="float" office:value="0.48359076531851" calcext:value-type="float">
            <text:p>0.48359076531851</text:p>
          </table:table-cell>
          <table:table-cell office:value-type="float" office:value="771" calcext:value-type="float">
            <text:p>771</text:p>
          </table:table-cell>
          <table:table-cell office:value-type="float" office:value="0.48352376406994" calcext:value-type="float">
            <text:p>0.48352376406994</text:p>
          </table:table-cell>
          <table:table-cell/>
          <table:table-cell table:formula="of:=[.I193]-[.I192]" office:value-type="float" office:value="0.000064608632639962" calcext:value-type="float">
            <text:p>0.00006460863264</text:p>
          </table:table-cell>
          <table:table-cell/>
          <table:table-cell table:formula="of:=MATCH([.G193];[.H$8:.H$1007];0)" office:value-type="float" office:value="891" calcext:value-type="float">
            <text:p>891</text:p>
          </table:table-cell>
          <table:table-cell table:formula="of:=MATCH([.G193];[.J$8:.J$1007];0)" office:value-type="float" office:value="891" calcext:value-type="float">
            <text:p>891</text:p>
          </table:table-cell>
          <table:table-cell table:formula="of:=ABS([.O193]-[.P19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6594103600661" calcext:value-type="float">
            <text:p>0.46594103600661</text:p>
          </table:table-cell>
          <table:table-cell office:value-type="float" office:value="187" calcext:value-type="float">
            <text:p>187</text:p>
          </table:table-cell>
          <table:table-cell office:value-type="float" office:value="0.4658735549219" calcext:value-type="float">
            <text:p>0.46587355492190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619" calcext:value-type="float">
            <text:p>619</text:p>
          </table:table-cell>
          <table:table-cell office:value-type="float" office:value="0.48365846027956" calcext:value-type="float">
            <text:p>0.48365846027956</text:p>
          </table:table-cell>
          <table:table-cell office:value-type="float" office:value="619" calcext:value-type="float">
            <text:p>619</text:p>
          </table:table-cell>
          <table:table-cell office:value-type="float" office:value="0.4835912875688" calcext:value-type="float">
            <text:p>0.48359128756880</text:p>
          </table:table-cell>
          <table:table-cell/>
          <table:table-cell table:formula="of:=[.I194]-[.I193]" office:value-type="float" office:value="0.0000676949610500244" calcext:value-type="float">
            <text:p>0.00006769496105</text:p>
          </table:table-cell>
          <table:table-cell/>
          <table:table-cell table:formula="of:=MATCH([.G194];[.H$8:.H$1007];0)" office:value-type="float" office:value="37" calcext:value-type="float">
            <text:p>37</text:p>
          </table:table-cell>
          <table:table-cell table:formula="of:=MATCH([.G194];[.J$8:.J$1007];0)" office:value-type="float" office:value="37" calcext:value-type="float">
            <text:p>37</text:p>
          </table:table-cell>
          <table:table-cell table:formula="of:=ABS([.O194]-[.P19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8695245120833" calcext:value-type="float">
            <text:p>0.48695245120833</text:p>
          </table:table-cell>
          <table:table-cell office:value-type="float" office:value="188" calcext:value-type="float">
            <text:p>188</text:p>
          </table:table-cell>
          <table:table-cell office:value-type="float" office:value="0.48688487444346" calcext:value-type="float">
            <text:p>0.48688487444346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459" calcext:value-type="float">
            <text:p>459</text:p>
          </table:table-cell>
          <table:table-cell office:value-type="float" office:value="0.48367215492304" calcext:value-type="float">
            <text:p>0.48367215492304</text:p>
          </table:table-cell>
          <table:table-cell office:value-type="float" office:value="459" calcext:value-type="float">
            <text:p>459</text:p>
          </table:table-cell>
          <table:table-cell office:value-type="float" office:value="0.48360521085502" calcext:value-type="float">
            <text:p>0.48360521085502</text:p>
          </table:table-cell>
          <table:table-cell/>
          <table:table-cell table:formula="of:=[.I195]-[.I194]" office:value-type="float" office:value="0.00001369464348" calcext:value-type="float">
            <text:p>0.00001369464348</text:p>
          </table:table-cell>
          <table:table-cell/>
          <table:table-cell table:formula="of:=MATCH([.G195];[.H$8:.H$1007];0)" office:value-type="float" office:value="237" calcext:value-type="float">
            <text:p>237</text:p>
          </table:table-cell>
          <table:table-cell table:formula="of:=MATCH([.G195];[.J$8:.J$1007];0)" office:value-type="float" office:value="237" calcext:value-type="float">
            <text:p>237</text:p>
          </table:table-cell>
          <table:table-cell table:formula="of:=ABS([.O195]-[.P19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7586551873719" calcext:value-type="float">
            <text:p>0.47586551873719</text:p>
          </table:table-cell>
          <table:table-cell office:value-type="float" office:value="189" calcext:value-type="float">
            <text:p>189</text:p>
          </table:table-cell>
          <table:table-cell office:value-type="float" office:value="0.475797917227" calcext:value-type="float">
            <text:p>0.47579791722700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290" calcext:value-type="float">
            <text:p>290</text:p>
          </table:table-cell>
          <table:table-cell office:value-type="float" office:value="0.48374646998637" calcext:value-type="float">
            <text:p>0.48374646998637</text:p>
          </table:table-cell>
          <table:table-cell office:value-type="float" office:value="290" calcext:value-type="float">
            <text:p>290</text:p>
          </table:table-cell>
          <table:table-cell office:value-type="float" office:value="0.48367928208884" calcext:value-type="float">
            <text:p>0.48367928208884</text:p>
          </table:table-cell>
          <table:table-cell/>
          <table:table-cell table:formula="of:=[.I196]-[.I195]" office:value-type="float" office:value="0.0000743150633299994" calcext:value-type="float">
            <text:p>0.00007431506333</text:p>
          </table:table-cell>
          <table:table-cell/>
          <table:table-cell table:formula="of:=MATCH([.G196];[.H$8:.H$1007];0)" office:value-type="float" office:value="100" calcext:value-type="float">
            <text:p>100</text:p>
          </table:table-cell>
          <table:table-cell table:formula="of:=MATCH([.G196];[.J$8:.J$1007];0)" office:value-type="float" office:value="100" calcext:value-type="float">
            <text:p>100</text:p>
          </table:table-cell>
          <table:table-cell table:formula="of:=ABS([.O196]-[.P19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49501461429388" calcext:value-type="float">
            <text:p>0.49501461429388</text:p>
          </table:table-cell>
          <table:table-cell office:value-type="float" office:value="190" calcext:value-type="float">
            <text:p>190</text:p>
          </table:table-cell>
          <table:table-cell office:value-type="float" office:value="0.4949473457987" calcext:value-type="float">
            <text:p>0.49494734579870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474" calcext:value-type="float">
            <text:p>474</text:p>
          </table:table-cell>
          <table:table-cell office:value-type="float" office:value="0.48382336489757" calcext:value-type="float">
            <text:p>0.48382336489757</text:p>
          </table:table-cell>
          <table:table-cell office:value-type="float" office:value="474" calcext:value-type="float">
            <text:p>474</text:p>
          </table:table-cell>
          <table:table-cell office:value-type="float" office:value="0.48375599468395" calcext:value-type="float">
            <text:p>0.48375599468395</text:p>
          </table:table-cell>
          <table:table-cell/>
          <table:table-cell table:formula="of:=[.I197]-[.I196]" office:value-type="float" office:value="0.0000768949111999984" calcext:value-type="float">
            <text:p>0.00007689491120</text:p>
          </table:table-cell>
          <table:table-cell/>
          <table:table-cell table:formula="of:=MATCH([.G197];[.H$8:.H$1007];0)" office:value-type="float" office:value="386" calcext:value-type="float">
            <text:p>386</text:p>
          </table:table-cell>
          <table:table-cell table:formula="of:=MATCH([.G197];[.J$8:.J$1007];0)" office:value-type="float" office:value="386" calcext:value-type="float">
            <text:p>386</text:p>
          </table:table-cell>
          <table:table-cell table:formula="of:=ABS([.O197]-[.P19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53096058733182" calcext:value-type="float">
            <text:p>0.53096058733182</text:p>
          </table:table-cell>
          <table:table-cell office:value-type="float" office:value="191" calcext:value-type="float">
            <text:p>191</text:p>
          </table:table-cell>
          <table:table-cell office:value-type="float" office:value="0.5308932484278" calcext:value-type="float">
            <text:p>0.53089324842780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264" calcext:value-type="float">
            <text:p>264</text:p>
          </table:table-cell>
          <table:table-cell office:value-type="float" office:value="0.48401549915226" calcext:value-type="float">
            <text:p>0.48401549915226</text:p>
          </table:table-cell>
          <table:table-cell office:value-type="float" office:value="264" calcext:value-type="float">
            <text:p>264</text:p>
          </table:table-cell>
          <table:table-cell office:value-type="float" office:value="0.48394848362493" calcext:value-type="float">
            <text:p>0.48394848362493</text:p>
          </table:table-cell>
          <table:table-cell/>
          <table:table-cell table:formula="of:=[.I198]-[.I197]" office:value-type="float" office:value="0.000192134254690002" calcext:value-type="float">
            <text:p>0.00019213425469</text:p>
          </table:table-cell>
          <table:table-cell/>
          <table:table-cell table:formula="of:=MATCH([.G198];[.H$8:.H$1007];0)" office:value-type="float" office:value="959" calcext:value-type="float">
            <text:p>959</text:p>
          </table:table-cell>
          <table:table-cell table:formula="of:=MATCH([.G198];[.J$8:.J$1007];0)" office:value-type="float" office:value="959" calcext:value-type="float">
            <text:p>959</text:p>
          </table:table-cell>
          <table:table-cell table:formula="of:=ABS([.O198]-[.P19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8007131427488" calcext:value-type="float">
            <text:p>0.48007131427488</text:p>
          </table:table-cell>
          <table:table-cell office:value-type="float" office:value="192" calcext:value-type="float">
            <text:p>192</text:p>
          </table:table-cell>
          <table:table-cell office:value-type="float" office:value="0.48000377965244" calcext:value-type="float">
            <text:p>0.48000377965244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799" calcext:value-type="float">
            <text:p>799</text:p>
          </table:table-cell>
          <table:table-cell office:value-type="float" office:value="0.48401896475932" calcext:value-type="float">
            <text:p>0.48401896475932</text:p>
          </table:table-cell>
          <table:table-cell office:value-type="float" office:value="799" calcext:value-type="float">
            <text:p>799</text:p>
          </table:table-cell>
          <table:table-cell office:value-type="float" office:value="0.48395154228775" calcext:value-type="float">
            <text:p>0.48395154228775</text:p>
          </table:table-cell>
          <table:table-cell/>
          <table:table-cell table:formula="of:=[.I199]-[.I198]" office:value-type="float" office:value="0.00000346560705999366" calcext:value-type="float">
            <text:p>0.00000346560706</text:p>
          </table:table-cell>
          <table:table-cell/>
          <table:table-cell table:formula="of:=MATCH([.G199];[.H$8:.H$1007];0)" office:value-type="float" office:value="141" calcext:value-type="float">
            <text:p>141</text:p>
          </table:table-cell>
          <table:table-cell table:formula="of:=MATCH([.G199];[.J$8:.J$1007];0)" office:value-type="float" office:value="141" calcext:value-type="float">
            <text:p>141</text:p>
          </table:table-cell>
          <table:table-cell table:formula="of:=ABS([.O199]-[.P19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49237839840961" calcext:value-type="float">
            <text:p>0.49237839840961</text:p>
          </table:table-cell>
          <table:table-cell office:value-type="float" office:value="193" calcext:value-type="float">
            <text:p>193</text:p>
          </table:table-cell>
          <table:table-cell office:value-type="float" office:value="0.49231111206502" calcext:value-type="float">
            <text:p>0.49231111206502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168" calcext:value-type="float">
            <text:p>168</text:p>
          </table:table-cell>
          <table:table-cell office:value-type="float" office:value="0.48408045380952" calcext:value-type="float">
            <text:p>0.48408045380952</text:p>
          </table:table-cell>
          <table:table-cell office:value-type="float" office:value="168" calcext:value-type="float">
            <text:p>168</text:p>
          </table:table-cell>
          <table:table-cell office:value-type="float" office:value="0.48401312813982" calcext:value-type="float">
            <text:p>0.48401312813982</text:p>
          </table:table-cell>
          <table:table-cell/>
          <table:table-cell table:formula="of:=[.I200]-[.I199]" office:value-type="float" office:value="0.000061489050199981" calcext:value-type="float">
            <text:p>0.00006148905020</text:p>
          </table:table-cell>
          <table:table-cell/>
          <table:table-cell table:formula="of:=MATCH([.G200];[.H$8:.H$1007];0)" office:value-type="float" office:value="335" calcext:value-type="float">
            <text:p>335</text:p>
          </table:table-cell>
          <table:table-cell table:formula="of:=MATCH([.G200];[.J$8:.J$1007];0)" office:value-type="float" office:value="335" calcext:value-type="float">
            <text:p>335</text:p>
          </table:table-cell>
          <table:table-cell table:formula="of:=ABS([.O200]-[.P20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46503949888399" calcext:value-type="float">
            <text:p>0.46503949888399</text:p>
          </table:table-cell>
          <table:table-cell office:value-type="float" office:value="194" calcext:value-type="float">
            <text:p>194</text:p>
          </table:table-cell>
          <table:table-cell office:value-type="float" office:value="0.46497212313553" calcext:value-type="float">
            <text:p>0.46497212313553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957" calcext:value-type="float">
            <text:p>957</text:p>
          </table:table-cell>
          <table:table-cell office:value-type="float" office:value="0.48412196771923" calcext:value-type="float">
            <text:p>0.48412196771923</text:p>
          </table:table-cell>
          <table:table-cell office:value-type="float" office:value="957" calcext:value-type="float">
            <text:p>957</text:p>
          </table:table-cell>
          <table:table-cell office:value-type="float" office:value="0.48405496266107" calcext:value-type="float">
            <text:p>0.48405496266107</text:p>
          </table:table-cell>
          <table:table-cell/>
          <table:table-cell table:formula="of:=[.I201]-[.I200]" office:value-type="float" office:value="0.0000415139097100226" calcext:value-type="float">
            <text:p>0.00004151390971</text:p>
          </table:table-cell>
          <table:table-cell/>
          <table:table-cell table:formula="of:=MATCH([.G201];[.H$8:.H$1007];0)" office:value-type="float" office:value="33" calcext:value-type="float">
            <text:p>33</text:p>
          </table:table-cell>
          <table:table-cell table:formula="of:=MATCH([.G201];[.J$8:.J$1007];0)" office:value-type="float" office:value="33" calcext:value-type="float">
            <text:p>33</text:p>
          </table:table-cell>
          <table:table-cell table:formula="of:=ABS([.O201]-[.P20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50866243595861" calcext:value-type="float">
            <text:p>0.50866243595861</text:p>
          </table:table-cell>
          <table:table-cell office:value-type="float" office:value="195" calcext:value-type="float">
            <text:p>195</text:p>
          </table:table-cell>
          <table:table-cell office:value-type="float" office:value="0.50859473574363" calcext:value-type="float">
            <text:p>0.5085947357436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317" calcext:value-type="float">
            <text:p>317</text:p>
          </table:table-cell>
          <table:table-cell office:value-type="float" office:value="0.48418147472372" calcext:value-type="float">
            <text:p>0.48418147472372</text:p>
          </table:table-cell>
          <table:table-cell office:value-type="float" office:value="317" calcext:value-type="float">
            <text:p>317</text:p>
          </table:table-cell>
          <table:table-cell office:value-type="float" office:value="0.48411405674978" calcext:value-type="float">
            <text:p>0.48411405674978</text:p>
          </table:table-cell>
          <table:table-cell/>
          <table:table-cell table:formula="of:=[.I202]-[.I201]" office:value-type="float" office:value="0.0000595070044899781" calcext:value-type="float">
            <text:p>0.00005950700449</text:p>
          </table:table-cell>
          <table:table-cell/>
          <table:table-cell table:formula="of:=MATCH([.G202];[.H$8:.H$1007];0)" office:value-type="float" office:value="670" calcext:value-type="float">
            <text:p>670</text:p>
          </table:table-cell>
          <table:table-cell table:formula="of:=MATCH([.G202];[.J$8:.J$1007];0)" office:value-type="float" office:value="670" calcext:value-type="float">
            <text:p>670</text:p>
          </table:table-cell>
          <table:table-cell table:formula="of:=ABS([.O202]-[.P20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50258358146756" calcext:value-type="float">
            <text:p>0.50258358146756</text:p>
          </table:table-cell>
          <table:table-cell office:value-type="float" office:value="196" calcext:value-type="float">
            <text:p>196</text:p>
          </table:table-cell>
          <table:table-cell office:value-type="float" office:value="0.50251609198854" calcext:value-type="float">
            <text:p>0.50251609198854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0.48430697075361" calcext:value-type="float">
            <text:p>0.48430697075361</text:p>
          </table:table-cell>
          <table:table-cell office:value-type="float" office:value="209" calcext:value-type="float">
            <text:p>209</text:p>
          </table:table-cell>
          <table:table-cell office:value-type="float" office:value="0.48423964762153" calcext:value-type="float">
            <text:p>0.48423964762153</text:p>
          </table:table-cell>
          <table:table-cell/>
          <table:table-cell table:formula="of:=[.I203]-[.I202]" office:value-type="float" office:value="0.000125496029890038" calcext:value-type="float">
            <text:p>0.00012549602989</text:p>
          </table:table-cell>
          <table:table-cell/>
          <table:table-cell table:formula="of:=MATCH([.G203];[.H$8:.H$1007];0)" office:value-type="float" office:value="541" calcext:value-type="float">
            <text:p>541</text:p>
          </table:table-cell>
          <table:table-cell table:formula="of:=MATCH([.G203];[.J$8:.J$1007];0)" office:value-type="float" office:value="541" calcext:value-type="float">
            <text:p>541</text:p>
          </table:table-cell>
          <table:table-cell table:formula="of:=ABS([.O203]-[.P20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1597221576628" calcext:value-type="float">
            <text:p>0.51597221576628</text:p>
          </table:table-cell>
          <table:table-cell office:value-type="float" office:value="197" calcext:value-type="float">
            <text:p>197</text:p>
          </table:table-cell>
          <table:table-cell office:value-type="float" office:value="0.51590472907324" calcext:value-type="float">
            <text:p>0.51590472907324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279" calcext:value-type="float">
            <text:p>279</text:p>
          </table:table-cell>
          <table:table-cell office:value-type="float" office:value="0.48434114716899" calcext:value-type="float">
            <text:p>0.48434114716899</text:p>
          </table:table-cell>
          <table:table-cell office:value-type="float" office:value="279" calcext:value-type="float">
            <text:p>279</text:p>
          </table:table-cell>
          <table:table-cell office:value-type="float" office:value="0.48427364925833" calcext:value-type="float">
            <text:p>0.48427364925833</text:p>
          </table:table-cell>
          <table:table-cell/>
          <table:table-cell table:formula="of:=[.I204]-[.I203]" office:value-type="float" office:value="0.000034176415380005" calcext:value-type="float">
            <text:p>0.00003417641538</text:p>
          </table:table-cell>
          <table:table-cell/>
          <table:table-cell table:formula="of:=MATCH([.G204];[.H$8:.H$1007];0)" office:value-type="float" office:value="802" calcext:value-type="float">
            <text:p>802</text:p>
          </table:table-cell>
          <table:table-cell table:formula="of:=MATCH([.G204];[.J$8:.J$1007];0)" office:value-type="float" office:value="802" calcext:value-type="float">
            <text:p>802</text:p>
          </table:table-cell>
          <table:table-cell table:formula="of:=ABS([.O204]-[.P20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52337374694961" calcext:value-type="float">
            <text:p>0.52337374694961</text:p>
          </table:table-cell>
          <table:table-cell office:value-type="float" office:value="198" calcext:value-type="float">
            <text:p>198</text:p>
          </table:table-cell>
          <table:table-cell office:value-type="float" office:value="0.52330628692535" calcext:value-type="float">
            <text:p>0.52330628692535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813" calcext:value-type="float">
            <text:p>813</text:p>
          </table:table-cell>
          <table:table-cell office:value-type="float" office:value="0.48434210465405" calcext:value-type="float">
            <text:p>0.48434210465405</text:p>
          </table:table-cell>
          <table:table-cell office:value-type="float" office:value="813" calcext:value-type="float">
            <text:p>813</text:p>
          </table:table-cell>
          <table:table-cell office:value-type="float" office:value="0.48427473148622" calcext:value-type="float">
            <text:p>0.48427473148622</text:p>
          </table:table-cell>
          <table:table-cell/>
          <table:table-cell table:formula="of:=[.I205]-[.I204]" office:value-type="float" office:value="0.000000957485059960295" calcext:value-type="float">
            <text:p>0.00000095748506</text:p>
          </table:table-cell>
          <table:table-cell/>
          <table:table-cell table:formula="of:=MATCH([.G205];[.H$8:.H$1007];0)" office:value-type="float" office:value="903" calcext:value-type="float">
            <text:p>903</text:p>
          </table:table-cell>
          <table:table-cell table:formula="of:=MATCH([.G205];[.J$8:.J$1007];0)" office:value-type="float" office:value="903" calcext:value-type="float">
            <text:p>903</text:p>
          </table:table-cell>
          <table:table-cell table:formula="of:=ABS([.O205]-[.P20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50629755905807" calcext:value-type="float">
            <text:p>0.50629755905807</text:p>
          </table:table-cell>
          <table:table-cell office:value-type="float" office:value="199" calcext:value-type="float">
            <text:p>199</text:p>
          </table:table-cell>
          <table:table-cell office:value-type="float" office:value="0.50622999888853" calcext:value-type="float">
            <text:p>0.5062299988885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987" calcext:value-type="float">
            <text:p>987</text:p>
          </table:table-cell>
          <table:table-cell office:value-type="float" office:value="0.48437695505798" calcext:value-type="float">
            <text:p>0.48437695505798</text:p>
          </table:table-cell>
          <table:table-cell office:value-type="float" office:value="987" calcext:value-type="float">
            <text:p>987</text:p>
          </table:table-cell>
          <table:table-cell office:value-type="float" office:value="0.48430931991849" calcext:value-type="float">
            <text:p>0.48430931991849</text:p>
          </table:table-cell>
          <table:table-cell/>
          <table:table-cell table:formula="of:=[.I206]-[.I205]" office:value-type="float" office:value="0.0000348504039300312" calcext:value-type="float">
            <text:p>0.00003485040393</text:p>
          </table:table-cell>
          <table:table-cell/>
          <table:table-cell table:formula="of:=MATCH([.G206];[.H$8:.H$1007];0)" office:value-type="float" office:value="621" calcext:value-type="float">
            <text:p>621</text:p>
          </table:table-cell>
          <table:table-cell table:formula="of:=MATCH([.G206];[.J$8:.J$1007];0)" office:value-type="float" office:value="621" calcext:value-type="float">
            <text:p>621</text:p>
          </table:table-cell>
          <table:table-cell table:formula="of:=ABS([.O206]-[.P20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8675821552713" calcext:value-type="float">
            <text:p>0.48675821552713</text:p>
          </table:table-cell>
          <table:table-cell office:value-type="float" office:value="200" calcext:value-type="float">
            <text:p>200</text:p>
          </table:table-cell>
          <table:table-cell office:value-type="float" office:value="0.48669093390332" calcext:value-type="float">
            <text:p>0.4866909339033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3" calcext:value-type="float">
            <text:p>243</text:p>
          </table:table-cell>
          <table:table-cell office:value-type="float" office:value="0.48453874483419" calcext:value-type="float">
            <text:p>0.48453874483419</text:p>
          </table:table-cell>
          <table:table-cell office:value-type="float" office:value="243" calcext:value-type="float">
            <text:p>243</text:p>
          </table:table-cell>
          <table:table-cell office:value-type="float" office:value="0.48447153918043" calcext:value-type="float">
            <text:p>0.48447153918043</text:p>
          </table:table-cell>
          <table:table-cell/>
          <table:table-cell table:formula="of:=[.I207]-[.I206]" office:value-type="float" office:value="0.000161789776210008" calcext:value-type="float">
            <text:p>0.00016178977621</text:p>
          </table:table-cell>
          <table:table-cell/>
          <table:table-cell table:formula="of:=MATCH([.G207];[.H$8:.H$1007];0)" office:value-type="float" office:value="233" calcext:value-type="float">
            <text:p>233</text:p>
          </table:table-cell>
          <table:table-cell table:formula="of:=MATCH([.G207];[.J$8:.J$1007];0)" office:value-type="float" office:value="233" calcext:value-type="float">
            <text:p>233</text:p>
          </table:table-cell>
          <table:table-cell table:formula="of:=ABS([.O207]-[.P20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48777096505657" calcext:value-type="float">
            <text:p>0.48777096505657</text:p>
          </table:table-cell>
          <table:table-cell office:value-type="float" office:value="201" calcext:value-type="float">
            <text:p>201</text:p>
          </table:table-cell>
          <table:table-cell office:value-type="float" office:value="0.4877033844494" calcext:value-type="float">
            <text:p>0.4877033844494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143" calcext:value-type="float">
            <text:p>143</text:p>
          </table:table-cell>
          <table:table-cell office:value-type="float" office:value="0.48456186064475" calcext:value-type="float">
            <text:p>0.48456186064475</text:p>
          </table:table-cell>
          <table:table-cell office:value-type="float" office:value="143" calcext:value-type="float">
            <text:p>143</text:p>
          </table:table-cell>
          <table:table-cell office:value-type="float" office:value="0.48449468093028" calcext:value-type="float">
            <text:p>0.48449468093028</text:p>
          </table:table-cell>
          <table:table-cell/>
          <table:table-cell table:formula="of:=[.I208]-[.I207]" office:value-type="float" office:value="0.0000231158105599705" calcext:value-type="float">
            <text:p>0.00002311581056</text:p>
          </table:table-cell>
          <table:table-cell/>
          <table:table-cell table:formula="of:=MATCH([.G208];[.H$8:.H$1007];0)" office:value-type="float" office:value="245" calcext:value-type="float">
            <text:p>245</text:p>
          </table:table-cell>
          <table:table-cell table:formula="of:=MATCH([.G208];[.J$8:.J$1007];0)" office:value-type="float" office:value="245" calcext:value-type="float">
            <text:p>245</text:p>
          </table:table-cell>
          <table:table-cell table:formula="of:=ABS([.O208]-[.P20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50011635921101" calcext:value-type="float">
            <text:p>0.50011635921101</text:p>
          </table:table-cell>
          <table:table-cell office:value-type="float" office:value="202" calcext:value-type="float">
            <text:p>202</text:p>
          </table:table-cell>
          <table:table-cell office:value-type="float" office:value="0.50004891268645" calcext:value-type="float">
            <text:p>0.50004891268645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761" calcext:value-type="float">
            <text:p>761</text:p>
          </table:table-cell>
          <table:table-cell office:value-type="float" office:value="0.48459039436431" calcext:value-type="float">
            <text:p>0.48459039436431</text:p>
          </table:table-cell>
          <table:table-cell office:value-type="float" office:value="761" calcext:value-type="float">
            <text:p>761</text:p>
          </table:table-cell>
          <table:table-cell office:value-type="float" office:value="0.48452270384252" calcext:value-type="float">
            <text:p>0.48452270384252</text:p>
          </table:table-cell>
          <table:table-cell/>
          <table:table-cell table:formula="of:=[.I209]-[.I208]" office:value-type="float" office:value="0.0000285337195600199" calcext:value-type="float">
            <text:p>0.00002853371956</text:p>
          </table:table-cell>
          <table:table-cell/>
          <table:table-cell table:formula="of:=MATCH([.G209];[.H$8:.H$1007];0)" office:value-type="float" office:value="495" calcext:value-type="float">
            <text:p>495</text:p>
          </table:table-cell>
          <table:table-cell table:formula="of:=MATCH([.G209];[.J$8:.J$1007];0)" office:value-type="float" office:value="495" calcext:value-type="float">
            <text:p>495</text:p>
          </table:table-cell>
          <table:table-cell table:formula="of:=ABS([.O209]-[.P20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48493883465101" calcext:value-type="float">
            <text:p>0.48493883465101</text:p>
          </table:table-cell>
          <table:table-cell office:value-type="float" office:value="203" calcext:value-type="float">
            <text:p>203</text:p>
          </table:table-cell>
          <table:table-cell office:value-type="float" office:value="0.48487127515813" calcext:value-type="float">
            <text:p>0.48487127515813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351" calcext:value-type="float">
            <text:p>351</text:p>
          </table:table-cell>
          <table:table-cell office:value-type="float" office:value="0.48478482915385" calcext:value-type="float">
            <text:p>0.48478482915385</text:p>
          </table:table-cell>
          <table:table-cell office:value-type="float" office:value="351" calcext:value-type="float">
            <text:p>351</text:p>
          </table:table-cell>
          <table:table-cell office:value-type="float" office:value="0.48471719807036" calcext:value-type="float">
            <text:p>0.48471719807036</text:p>
          </table:table-cell>
          <table:table-cell/>
          <table:table-cell table:formula="of:=[.I210]-[.I209]" office:value-type="float" office:value="0.00019443478954001" calcext:value-type="float">
            <text:p>0.00019443478954</text:p>
          </table:table-cell>
          <table:table-cell/>
          <table:table-cell table:formula="of:=MATCH([.G210];[.H$8:.H$1007];0)" office:value-type="float" office:value="205" calcext:value-type="float">
            <text:p>205</text:p>
          </table:table-cell>
          <table:table-cell table:formula="of:=MATCH([.G210];[.J$8:.J$1007];0)" office:value-type="float" office:value="205" calcext:value-type="float">
            <text:p>205</text:p>
          </table:table-cell>
          <table:table-cell table:formula="of:=ABS([.O210]-[.P21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51376393083824" calcext:value-type="float">
            <text:p>0.51376393083824</text:p>
          </table:table-cell>
          <table:table-cell office:value-type="float" office:value="204" calcext:value-type="float">
            <text:p>204</text:p>
          </table:table-cell>
          <table:table-cell office:value-type="float" office:value="0.51369677954998" calcext:value-type="float">
            <text:p>0.51369677954998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596" calcext:value-type="float">
            <text:p>596</text:p>
          </table:table-cell>
          <table:table-cell office:value-type="float" office:value="0.48480573406524" calcext:value-type="float">
            <text:p>0.48480573406524</text:p>
          </table:table-cell>
          <table:table-cell office:value-type="float" office:value="596" calcext:value-type="float">
            <text:p>596</text:p>
          </table:table-cell>
          <table:table-cell office:value-type="float" office:value="0.48473821235571" calcext:value-type="float">
            <text:p>0.48473821235571</text:p>
          </table:table-cell>
          <table:table-cell/>
          <table:table-cell table:formula="of:=[.I211]-[.I210]" office:value-type="float" office:value="0.0000209049113900073" calcext:value-type="float">
            <text:p>0.00002090491139</text:p>
          </table:table-cell>
          <table:table-cell/>
          <table:table-cell table:formula="of:=MATCH([.G211];[.H$8:.H$1007];0)" office:value-type="float" office:value="768" calcext:value-type="float">
            <text:p>768</text:p>
          </table:table-cell>
          <table:table-cell table:formula="of:=MATCH([.G211];[.J$8:.J$1007];0)" office:value-type="float" office:value="768" calcext:value-type="float">
            <text:p>768</text:p>
          </table:table-cell>
          <table:table-cell table:formula="of:=ABS([.O211]-[.P21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50888088879545" calcext:value-type="float">
            <text:p>0.50888088879545</text:p>
          </table:table-cell>
          <table:table-cell office:value-type="float" office:value="205" calcext:value-type="float">
            <text:p>205</text:p>
          </table:table-cell>
          <table:table-cell office:value-type="float" office:value="0.50881358398468" calcext:value-type="float">
            <text:p>0.50881358398468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  <table:table-cell office:value-type="float" office:value="0.48493883465101" calcext:value-type="float">
            <text:p>0.48493883465101</text:p>
          </table:table-cell>
          <table:table-cell office:value-type="float" office:value="203" calcext:value-type="float">
            <text:p>203</text:p>
          </table:table-cell>
          <table:table-cell office:value-type="float" office:value="0.48487127515813" calcext:value-type="float">
            <text:p>0.48487127515813</text:p>
          </table:table-cell>
          <table:table-cell/>
          <table:table-cell table:formula="of:=[.I212]-[.I211]" office:value-type="float" office:value="0.000133100585769985" calcext:value-type="float">
            <text:p>0.00013310058577</text:p>
          </table:table-cell>
          <table:table-cell/>
          <table:table-cell table:formula="of:=MATCH([.G212];[.H$8:.H$1007];0)" office:value-type="float" office:value="672" calcext:value-type="float">
            <text:p>672</text:p>
          </table:table-cell>
          <table:table-cell table:formula="of:=MATCH([.G212];[.J$8:.J$1007];0)" office:value-type="float" office:value="672" calcext:value-type="float">
            <text:p>672</text:p>
          </table:table-cell>
          <table:table-cell table:formula="of:=ABS([.O212]-[.P21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47624959533822" calcext:value-type="float">
            <text:p>0.47624959533822</text:p>
          </table:table-cell>
          <table:table-cell office:value-type="float" office:value="206" calcext:value-type="float">
            <text:p>206</text:p>
          </table:table-cell>
          <table:table-cell office:value-type="float" office:value="0.47618185013583" calcext:value-type="float">
            <text:p>0.47618185013583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561" calcext:value-type="float">
            <text:p>561</text:p>
          </table:table-cell>
          <table:table-cell office:value-type="float" office:value="0.48494109260507" calcext:value-type="float">
            <text:p>0.48494109260507</text:p>
          </table:table-cell>
          <table:table-cell office:value-type="float" office:value="561" calcext:value-type="float">
            <text:p>561</text:p>
          </table:table-cell>
          <table:table-cell office:value-type="float" office:value="0.48487358596365" calcext:value-type="float">
            <text:p>0.48487358596365</text:p>
          </table:table-cell>
          <table:table-cell/>
          <table:table-cell table:formula="of:=[.I213]-[.I212]" office:value-type="float" office:value="0.00000225795406000318" calcext:value-type="float">
            <text:p>0.00000225795406</text:p>
          </table:table-cell>
          <table:table-cell/>
          <table:table-cell table:formula="of:=MATCH([.G213];[.H$8:.H$1007];0)" office:value-type="float" office:value="104" calcext:value-type="float">
            <text:p>104</text:p>
          </table:table-cell>
          <table:table-cell table:formula="of:=MATCH([.G213];[.J$8:.J$1007];0)" office:value-type="float" office:value="104" calcext:value-type="float">
            <text:p>104</text:p>
          </table:table-cell>
          <table:table-cell table:formula="of:=ABS([.O213]-[.P21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48216837165657" calcext:value-type="float">
            <text:p>0.48216837165657</text:p>
          </table:table-cell>
          <table:table-cell office:value-type="float" office:value="207" calcext:value-type="float">
            <text:p>207</text:p>
          </table:table-cell>
          <table:table-cell office:value-type="float" office:value="0.482101008287" calcext:value-type="float">
            <text:p>0.48210100828700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546" calcext:value-type="float">
            <text:p>546</text:p>
          </table:table-cell>
          <table:table-cell office:value-type="float" office:value="0.48496754177712" calcext:value-type="float">
            <text:p>0.48496754177712</text:p>
          </table:table-cell>
          <table:table-cell office:value-type="float" office:value="546" calcext:value-type="float">
            <text:p>546</text:p>
          </table:table-cell>
          <table:table-cell office:value-type="float" office:value="0.48490104785201" calcext:value-type="float">
            <text:p>0.48490104785201</text:p>
          </table:table-cell>
          <table:table-cell/>
          <table:table-cell table:formula="of:=[.I214]-[.I213]" office:value-type="float" office:value="0.0000264491720499693" calcext:value-type="float">
            <text:p>0.00002644917205</text:p>
          </table:table-cell>
          <table:table-cell/>
          <table:table-cell table:formula="of:=MATCH([.G214];[.H$8:.H$1007];0)" office:value-type="float" office:value="173" calcext:value-type="float">
            <text:p>173</text:p>
          </table:table-cell>
          <table:table-cell table:formula="of:=MATCH([.G214];[.J$8:.J$1007];0)" office:value-type="float" office:value="173" calcext:value-type="float">
            <text:p>173</text:p>
          </table:table-cell>
          <table:table-cell table:formula="of:=ABS([.O214]-[.P21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50515833951515" calcext:value-type="float">
            <text:p>0.50515833951515</text:p>
          </table:table-cell>
          <table:table-cell office:value-type="float" office:value="208" calcext:value-type="float">
            <text:p>208</text:p>
          </table:table-cell>
          <table:table-cell office:value-type="float" office:value="0.50509089672469" calcext:value-type="float">
            <text:p>0.50509089672469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913" calcext:value-type="float">
            <text:p>913</text:p>
          </table:table-cell>
          <table:table-cell office:value-type="float" office:value="0.48498740691944" calcext:value-type="float">
            <text:p>0.48498740691944</text:p>
          </table:table-cell>
          <table:table-cell office:value-type="float" office:value="913" calcext:value-type="float">
            <text:p>913</text:p>
          </table:table-cell>
          <table:table-cell office:value-type="float" office:value="0.48491997248057" calcext:value-type="float">
            <text:p>0.48491997248057</text:p>
          </table:table-cell>
          <table:table-cell/>
          <table:table-cell table:formula="of:=[.I215]-[.I214]" office:value-type="float" office:value="0.0000198651423199969" calcext:value-type="float">
            <text:p>0.00001986514232</text:p>
          </table:table-cell>
          <table:table-cell/>
          <table:table-cell table:formula="of:=MATCH([.G215];[.H$8:.H$1007];0)" office:value-type="float" office:value="594" calcext:value-type="float">
            <text:p>594</text:p>
          </table:table-cell>
          <table:table-cell table:formula="of:=MATCH([.G215];[.J$8:.J$1007];0)" office:value-type="float" office:value="594" calcext:value-type="float">
            <text:p>594</text:p>
          </table:table-cell>
          <table:table-cell table:formula="of:=ABS([.O215]-[.P21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48430697075361" calcext:value-type="float">
            <text:p>0.48430697075361</text:p>
          </table:table-cell>
          <table:table-cell office:value-type="float" office:value="209" calcext:value-type="float">
            <text:p>209</text:p>
          </table:table-cell>
          <table:table-cell office:value-type="float" office:value="0.48423964762153" calcext:value-type="float">
            <text:p>0.48423964762153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284" calcext:value-type="float">
            <text:p>284</text:p>
          </table:table-cell>
          <table:table-cell office:value-type="float" office:value="0.48501472085695" calcext:value-type="float">
            <text:p>0.48501472085695</text:p>
          </table:table-cell>
          <table:table-cell office:value-type="float" office:value="284" calcext:value-type="float">
            <text:p>284</text:p>
          </table:table-cell>
          <table:table-cell office:value-type="float" office:value="0.48494777573444" calcext:value-type="float">
            <text:p>0.48494777573444</text:p>
          </table:table-cell>
          <table:table-cell/>
          <table:table-cell table:formula="of:=[.I216]-[.I215]" office:value-type="float" office:value="0.0000273139375100428" calcext:value-type="float">
            <text:p>0.00002731393751</text:p>
          </table:table-cell>
          <table:table-cell/>
          <table:table-cell table:formula="of:=MATCH([.G216];[.H$8:.H$1007];0)" office:value-type="float" office:value="196" calcext:value-type="float">
            <text:p>196</text:p>
          </table:table-cell>
          <table:table-cell table:formula="of:=MATCH([.G216];[.J$8:.J$1007];0)" office:value-type="float" office:value="196" calcext:value-type="float">
            <text:p>196</text:p>
          </table:table-cell>
          <table:table-cell table:formula="of:=ABS([.O216]-[.P21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059449406784" calcext:value-type="float">
            <text:p>0.50594494067840</text:p>
          </table:table-cell>
          <table:table-cell office:value-type="float" office:value="210" calcext:value-type="float">
            <text:p>210</text:p>
          </table:table-cell>
          <table:table-cell office:value-type="float" office:value="0.50587765738622" calcext:value-type="float">
            <text:p>0.50587765738622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475" calcext:value-type="float">
            <text:p>475</text:p>
          </table:table-cell>
          <table:table-cell office:value-type="float" office:value="0.48532925885835" calcext:value-type="float">
            <text:p>0.48532925885835</text:p>
          </table:table-cell>
          <table:table-cell office:value-type="float" office:value="475" calcext:value-type="float">
            <text:p>475</text:p>
          </table:table-cell>
          <table:table-cell office:value-type="float" office:value="0.485262236871" calcext:value-type="float">
            <text:p>0.48526223687100</text:p>
          </table:table-cell>
          <table:table-cell/>
          <table:table-cell table:formula="of:=[.I217]-[.I216]" office:value-type="float" office:value="0.000314538001399967" calcext:value-type="float">
            <text:p>0.00031453800140</text:p>
          </table:table-cell>
          <table:table-cell/>
          <table:table-cell table:formula="of:=MATCH([.G217];[.H$8:.H$1007];0)" office:value-type="float" office:value="614" calcext:value-type="float">
            <text:p>614</text:p>
          </table:table-cell>
          <table:table-cell table:formula="of:=MATCH([.G217];[.J$8:.J$1007];0)" office:value-type="float" office:value="614" calcext:value-type="float">
            <text:p>614</text:p>
          </table:table-cell>
          <table:table-cell table:formula="of:=ABS([.O217]-[.P21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50711365461494" calcext:value-type="float">
            <text:p>0.50711365461494</text:p>
          </table:table-cell>
          <table:table-cell office:value-type="float" office:value="211" calcext:value-type="float">
            <text:p>211</text:p>
          </table:table-cell>
          <table:table-cell office:value-type="float" office:value="0.50704655104672" calcext:value-type="float">
            <text:p>0.5070465510467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692" calcext:value-type="float">
            <text:p>692</text:p>
          </table:table-cell>
          <table:table-cell office:value-type="float" office:value="0.48544648993905" calcext:value-type="float">
            <text:p>0.48544648993905</text:p>
          </table:table-cell>
          <table:table-cell office:value-type="float" office:value="692" calcext:value-type="float">
            <text:p>692</text:p>
          </table:table-cell>
          <table:table-cell office:value-type="float" office:value="0.48537964604088" calcext:value-type="float">
            <text:p>0.48537964604088</text:p>
          </table:table-cell>
          <table:table-cell/>
          <table:table-cell table:formula="of:=[.I218]-[.I217]" office:value-type="float" office:value="0.000117231080699998" calcext:value-type="float">
            <text:p>0.00011723108070</text:p>
          </table:table-cell>
          <table:table-cell/>
          <table:table-cell table:formula="of:=MATCH([.G218];[.H$8:.H$1007];0)" office:value-type="float" office:value="635" calcext:value-type="float">
            <text:p>635</text:p>
          </table:table-cell>
          <table:table-cell table:formula="of:=MATCH([.G218];[.J$8:.J$1007];0)" office:value-type="float" office:value="635" calcext:value-type="float">
            <text:p>635</text:p>
          </table:table-cell>
          <table:table-cell table:formula="of:=ABS([.O218]-[.P21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9559818105364" calcext:value-type="float">
            <text:p>0.49559818105364</text:p>
          </table:table-cell>
          <table:table-cell office:value-type="float" office:value="212" calcext:value-type="float">
            <text:p>212</text:p>
          </table:table-cell>
          <table:table-cell office:value-type="float" office:value="0.49553043950458" calcext:value-type="float">
            <text:p>0.49553043950458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934" calcext:value-type="float">
            <text:p>934</text:p>
          </table:table-cell>
          <table:table-cell office:value-type="float" office:value="0.48544863268701" calcext:value-type="float">
            <text:p>0.48544863268701</text:p>
          </table:table-cell>
          <table:table-cell office:value-type="float" office:value="934" calcext:value-type="float">
            <text:p>934</text:p>
          </table:table-cell>
          <table:table-cell office:value-type="float" office:value="0.48538205471732" calcext:value-type="float">
            <text:p>0.48538205471732</text:p>
          </table:table-cell>
          <table:table-cell/>
          <table:table-cell table:formula="of:=[.I219]-[.I218]" office:value-type="float" office:value="0.00000214274796001002" calcext:value-type="float">
            <text:p>0.00000214274796</text:p>
          </table:table-cell>
          <table:table-cell/>
          <table:table-cell table:formula="of:=MATCH([.G219];[.H$8:.H$1007];0)" office:value-type="float" office:value="402" calcext:value-type="float">
            <text:p>402</text:p>
          </table:table-cell>
          <table:table-cell table:formula="of:=MATCH([.G219];[.J$8:.J$1007];0)" office:value-type="float" office:value="402" calcext:value-type="float">
            <text:p>402</text:p>
          </table:table-cell>
          <table:table-cell table:formula="of:=ABS([.O219]-[.P21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48092953821137" calcext:value-type="float">
            <text:p>0.48092953821137</text:p>
          </table:table-cell>
          <table:table-cell office:value-type="float" office:value="213" calcext:value-type="float">
            <text:p>213</text:p>
          </table:table-cell>
          <table:table-cell office:value-type="float" office:value="0.48086191675759" calcext:value-type="float">
            <text:p>0.48086191675759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130" calcext:value-type="float">
            <text:p>130</text:p>
          </table:table-cell>
          <table:table-cell office:value-type="float" office:value="0.48557837792068" calcext:value-type="float">
            <text:p>0.48557837792068</text:p>
          </table:table-cell>
          <table:table-cell office:value-type="float" office:value="130" calcext:value-type="float">
            <text:p>130</text:p>
          </table:table-cell>
          <table:table-cell office:value-type="float" office:value="0.48551091784506" calcext:value-type="float">
            <text:p>0.48551091784506</text:p>
          </table:table-cell>
          <table:table-cell/>
          <table:table-cell table:formula="of:=[.I220]-[.I219]" office:value-type="float" office:value="0.000129745233669987" calcext:value-type="float">
            <text:p>0.00012974523367</text:p>
          </table:table-cell>
          <table:table-cell/>
          <table:table-cell table:formula="of:=MATCH([.G220];[.H$8:.H$1007];0)" office:value-type="float" office:value="149" calcext:value-type="float">
            <text:p>149</text:p>
          </table:table-cell>
          <table:table-cell table:formula="of:=MATCH([.G220];[.J$8:.J$1007];0)" office:value-type="float" office:value="149" calcext:value-type="float">
            <text:p>149</text:p>
          </table:table-cell>
          <table:table-cell table:formula="of:=ABS([.O220]-[.P22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50446672478857" calcext:value-type="float">
            <text:p>0.50446672478857</text:p>
          </table:table-cell>
          <table:table-cell office:value-type="float" office:value="214" calcext:value-type="float">
            <text:p>214</text:p>
          </table:table-cell>
          <table:table-cell office:value-type="float" office:value="0.504399559014" calcext:value-type="float">
            <text:p>0.50439955901400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684" calcext:value-type="float">
            <text:p>684</text:p>
          </table:table-cell>
          <table:table-cell office:value-type="float" office:value="0.48559919210264" calcext:value-type="float">
            <text:p>0.48559919210264</text:p>
          </table:table-cell>
          <table:table-cell office:value-type="float" office:value="684" calcext:value-type="float">
            <text:p>684</text:p>
          </table:table-cell>
          <table:table-cell office:value-type="float" office:value="0.48553128876029" calcext:value-type="float">
            <text:p>0.48553128876029</text:p>
          </table:table-cell>
          <table:table-cell/>
          <table:table-cell table:formula="of:=[.I221]-[.I220]" office:value-type="float" office:value="0.0000208141819600383" calcext:value-type="float">
            <text:p>0.00002081418196</text:p>
          </table:table-cell>
          <table:table-cell/>
          <table:table-cell table:formula="of:=MATCH([.G221];[.H$8:.H$1007];0)" office:value-type="float" office:value="573" calcext:value-type="float">
            <text:p>573</text:p>
          </table:table-cell>
          <table:table-cell table:formula="of:=MATCH([.G221];[.J$8:.J$1007];0)" office:value-type="float" office:value="573" calcext:value-type="float">
            <text:p>573</text:p>
          </table:table-cell>
          <table:table-cell table:formula="of:=ABS([.O221]-[.P22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1978832629196" calcext:value-type="float">
            <text:p>0.51978832629196</text:p>
          </table:table-cell>
          <table:table-cell office:value-type="float" office:value="215" calcext:value-type="float">
            <text:p>215</text:p>
          </table:table-cell>
          <table:table-cell office:value-type="float" office:value="0.51972101167802" calcext:value-type="float">
            <text:p>0.5197210116780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102" calcext:value-type="float">
            <text:p>102</text:p>
          </table:table-cell>
          <table:table-cell office:value-type="float" office:value="0.48563904562635" calcext:value-type="float">
            <text:p>0.48563904562635</text:p>
          </table:table-cell>
          <table:table-cell office:value-type="float" office:value="102" calcext:value-type="float">
            <text:p>102</text:p>
          </table:table-cell>
          <table:table-cell office:value-type="float" office:value="0.4855715341901" calcext:value-type="float">
            <text:p>0.48557153419010</text:p>
          </table:table-cell>
          <table:table-cell/>
          <table:table-cell table:formula="of:=[.I222]-[.I221]" office:value-type="float" office:value="0.0000398535237099984" calcext:value-type="float">
            <text:p>0.00003985352371</text:p>
          </table:table-cell>
          <table:table-cell/>
          <table:table-cell table:formula="of:=MATCH([.G222];[.H$8:.H$1007];0)" office:value-type="float" office:value="864" calcext:value-type="float">
            <text:p>864</text:p>
          </table:table-cell>
          <table:table-cell table:formula="of:=MATCH([.G222];[.J$8:.J$1007];0)" office:value-type="float" office:value="864" calcext:value-type="float">
            <text:p>864</text:p>
          </table:table-cell>
          <table:table-cell table:formula="of:=ABS([.O222]-[.P22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50764441620855" calcext:value-type="float">
            <text:p>0.50764441620855</text:p>
          </table:table-cell>
          <table:table-cell office:value-type="float" office:value="216" calcext:value-type="float">
            <text:p>216</text:p>
          </table:table-cell>
          <table:table-cell office:value-type="float" office:value="0.50757681239676" calcext:value-type="float">
            <text:p>0.50757681239676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408" calcext:value-type="float">
            <text:p>408</text:p>
          </table:table-cell>
          <table:table-cell office:value-type="float" office:value="0.48565744459729" calcext:value-type="float">
            <text:p>0.48565744459729</text:p>
          </table:table-cell>
          <table:table-cell office:value-type="float" office:value="408" calcext:value-type="float">
            <text:p>408</text:p>
          </table:table-cell>
          <table:table-cell office:value-type="float" office:value="0.48558973017768" calcext:value-type="float">
            <text:p>0.48558973017768</text:p>
          </table:table-cell>
          <table:table-cell/>
          <table:table-cell table:formula="of:=[.I223]-[.I222]" office:value-type="float" office:value="0.0000183989709399701" calcext:value-type="float">
            <text:p>0.00001839897094</text:p>
          </table:table-cell>
          <table:table-cell/>
          <table:table-cell table:formula="of:=MATCH([.G223];[.H$8:.H$1007];0)" office:value-type="float" office:value="648" calcext:value-type="float">
            <text:p>648</text:p>
          </table:table-cell>
          <table:table-cell table:formula="of:=MATCH([.G223];[.J$8:.J$1007];0)" office:value-type="float" office:value="648" calcext:value-type="float">
            <text:p>648</text:p>
          </table:table-cell>
          <table:table-cell table:formula="of:=ABS([.O223]-[.P22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48214258738972" calcext:value-type="float">
            <text:p>0.48214258738972</text:p>
          </table:table-cell>
          <table:table-cell office:value-type="float" office:value="217" calcext:value-type="float">
            <text:p>217</text:p>
          </table:table-cell>
          <table:table-cell office:value-type="float" office:value="0.48207532497613" calcext:value-type="float">
            <text:p>0.48207532497613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990" calcext:value-type="float">
            <text:p>990</text:p>
          </table:table-cell>
          <table:table-cell office:value-type="float" office:value="0.48574066206935" calcext:value-type="float">
            <text:p>0.48574066206935</text:p>
          </table:table-cell>
          <table:table-cell office:value-type="float" office:value="990" calcext:value-type="float">
            <text:p>990</text:p>
          </table:table-cell>
          <table:table-cell office:value-type="float" office:value="0.48567366543282" calcext:value-type="float">
            <text:p>0.48567366543282</text:p>
          </table:table-cell>
          <table:table-cell/>
          <table:table-cell table:formula="of:=[.I224]-[.I223]" office:value-type="float" office:value="0.0000832174720600265" calcext:value-type="float">
            <text:p>0.00008321747206</text:p>
          </table:table-cell>
          <table:table-cell/>
          <table:table-cell table:formula="of:=MATCH([.G224];[.H$8:.H$1007];0)" office:value-type="float" office:value="172" calcext:value-type="float">
            <text:p>172</text:p>
          </table:table-cell>
          <table:table-cell table:formula="of:=MATCH([.G224];[.J$8:.J$1007];0)" office:value-type="float" office:value="172" calcext:value-type="float">
            <text:p>172</text:p>
          </table:table-cell>
          <table:table-cell table:formula="of:=ABS([.O224]-[.P22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50079860064985" calcext:value-type="float">
            <text:p>0.50079860064985</text:p>
          </table:table-cell>
          <table:table-cell office:value-type="float" office:value="218" calcext:value-type="float">
            <text:p>218</text:p>
          </table:table-cell>
          <table:table-cell office:value-type="float" office:value="0.50073110790644" calcext:value-type="float">
            <text:p>0.50073110790644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79" calcext:value-type="float">
            <text:p>379</text:p>
          </table:table-cell>
          <table:table-cell office:value-type="float" office:value="0.48575619782733" calcext:value-type="float">
            <text:p>0.48575619782733</text:p>
          </table:table-cell>
          <table:table-cell office:value-type="float" office:value="379" calcext:value-type="float">
            <text:p>379</text:p>
          </table:table-cell>
          <table:table-cell office:value-type="float" office:value="0.48568902943834" calcext:value-type="float">
            <text:p>0.48568902943834</text:p>
          </table:table-cell>
          <table:table-cell/>
          <table:table-cell table:formula="of:=[.I225]-[.I224]" office:value-type="float" office:value="0.0000155357579799675" calcext:value-type="float">
            <text:p>0.00001553575798</text:p>
          </table:table-cell>
          <table:table-cell/>
          <table:table-cell table:formula="of:=MATCH([.G225];[.H$8:.H$1007];0)" office:value-type="float" office:value="504" calcext:value-type="float">
            <text:p>504</text:p>
          </table:table-cell>
          <table:table-cell table:formula="of:=MATCH([.G225];[.J$8:.J$1007];0)" office:value-type="float" office:value="504" calcext:value-type="float">
            <text:p>504</text:p>
          </table:table-cell>
          <table:table-cell table:formula="of:=ABS([.O225]-[.P22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49370390841818" calcext:value-type="float">
            <text:p>0.49370390841818</text:p>
          </table:table-cell>
          <table:table-cell office:value-type="float" office:value="219" calcext:value-type="float">
            <text:p>219</text:p>
          </table:table-cell>
          <table:table-cell office:value-type="float" office:value="0.49363666589777" calcext:value-type="float">
            <text:p>0.49363666589777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954" calcext:value-type="float">
            <text:p>954</text:p>
          </table:table-cell>
          <table:table-cell office:value-type="float" office:value="0.48590727913486" calcext:value-type="float">
            <text:p>0.48590727913486</text:p>
          </table:table-cell>
          <table:table-cell office:value-type="float" office:value="954" calcext:value-type="float">
            <text:p>954</text:p>
          </table:table-cell>
          <table:table-cell office:value-type="float" office:value="0.48583965989431" calcext:value-type="float">
            <text:p>0.48583965989431</text:p>
          </table:table-cell>
          <table:table-cell/>
          <table:table-cell table:formula="of:=[.I226]-[.I225]" office:value-type="float" office:value="0.000151081307529999" calcext:value-type="float">
            <text:p>0.00015108130753</text:p>
          </table:table-cell>
          <table:table-cell/>
          <table:table-cell table:formula="of:=MATCH([.G226];[.H$8:.H$1007];0)" office:value-type="float" office:value="357" calcext:value-type="float">
            <text:p>357</text:p>
          </table:table-cell>
          <table:table-cell table:formula="of:=MATCH([.G226];[.J$8:.J$1007];0)" office:value-type="float" office:value="357" calcext:value-type="float">
            <text:p>357</text:p>
          </table:table-cell>
          <table:table-cell table:formula="of:=ABS([.O226]-[.P22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9430093418904" calcext:value-type="float">
            <text:p>0.49430093418904</text:p>
          </table:table-cell>
          <table:table-cell office:value-type="float" office:value="220" calcext:value-type="float">
            <text:p>220</text:p>
          </table:table-cell>
          <table:table-cell office:value-type="float" office:value="0.49423403146523" calcext:value-type="float">
            <text:p>0.4942340314652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807" calcext:value-type="float">
            <text:p>807</text:p>
          </table:table-cell>
          <table:table-cell office:value-type="float" office:value="0.48594428845462" calcext:value-type="float">
            <text:p>0.48594428845462</text:p>
          </table:table-cell>
          <table:table-cell office:value-type="float" office:value="807" calcext:value-type="float">
            <text:p>807</text:p>
          </table:table-cell>
          <table:table-cell office:value-type="float" office:value="0.48587658290049" calcext:value-type="float">
            <text:p>0.48587658290049</text:p>
          </table:table-cell>
          <table:table-cell/>
          <table:table-cell table:formula="of:=[.I227]-[.I226]" office:value-type="float" office:value="0.0000370093197600285" calcext:value-type="float">
            <text:p>0.00003700931976</text:p>
          </table:table-cell>
          <table:table-cell/>
          <table:table-cell table:formula="of:=MATCH([.G227];[.H$8:.H$1007];0)" office:value-type="float" office:value="366" calcext:value-type="float">
            <text:p>366</text:p>
          </table:table-cell>
          <table:table-cell table:formula="of:=MATCH([.G227];[.J$8:.J$1007];0)" office:value-type="float" office:value="366" calcext:value-type="float">
            <text:p>366</text:p>
          </table:table-cell>
          <table:table-cell table:formula="of:=ABS([.O227]-[.P22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49712911476139" calcext:value-type="float">
            <text:p>0.49712911476139</text:p>
          </table:table-cell>
          <table:table-cell office:value-type="float" office:value="221" calcext:value-type="float">
            <text:p>221</text:p>
          </table:table-cell>
          <table:table-cell office:value-type="float" office:value="0.49706176586222" calcext:value-type="float">
            <text:p>0.497061765862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350" calcext:value-type="float">
            <text:p>350</text:p>
          </table:table-cell>
          <table:table-cell office:value-type="float" office:value="0.48596124268107" calcext:value-type="float">
            <text:p>0.48596124268107</text:p>
          </table:table-cell>
          <table:table-cell office:value-type="float" office:value="350" calcext:value-type="float">
            <text:p>350</text:p>
          </table:table-cell>
          <table:table-cell office:value-type="float" office:value="0.48589365949987" calcext:value-type="float">
            <text:p>0.48589365949987</text:p>
          </table:table-cell>
          <table:table-cell/>
          <table:table-cell table:formula="of:=[.I228]-[.I227]" office:value-type="float" office:value="0.0000169542264499833" calcext:value-type="float">
            <text:p>0.00001695422645</text:p>
          </table:table-cell>
          <table:table-cell/>
          <table:table-cell table:formula="of:=MATCH([.G228];[.H$8:.H$1007];0)" office:value-type="float" office:value="430" calcext:value-type="float">
            <text:p>430</text:p>
          </table:table-cell>
          <table:table-cell table:formula="of:=MATCH([.G228];[.J$8:.J$1007];0)" office:value-type="float" office:value="430" calcext:value-type="float">
            <text:p>430</text:p>
          </table:table-cell>
          <table:table-cell table:formula="of:=ABS([.O228]-[.P22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50623307777658" calcext:value-type="float">
            <text:p>0.50623307777658</text:p>
          </table:table-cell>
          <table:table-cell office:value-type="float" office:value="222" calcext:value-type="float">
            <text:p>222</text:p>
          </table:table-cell>
          <table:table-cell office:value-type="float" office:value="0.50616603112989" calcext:value-type="float">
            <text:p>0.50616603112989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float" office:value="167" calcext:value-type="float">
            <text:p>167</text:p>
          </table:table-cell>
          <table:table-cell office:value-type="float" office:value="0.48607165717832" calcext:value-type="float">
            <text:p>0.48607165717832</text:p>
          </table:table-cell>
          <table:table-cell office:value-type="float" office:value="167" calcext:value-type="float">
            <text:p>167</text:p>
          </table:table-cell>
          <table:table-cell office:value-type="float" office:value="0.48600417271111" calcext:value-type="float">
            <text:p>0.48600417271111</text:p>
          </table:table-cell>
          <table:table-cell/>
          <table:table-cell table:formula="of:=[.I229]-[.I228]" office:value-type="float" office:value="0.000110414497250022" calcext:value-type="float">
            <text:p>0.00011041449725</text:p>
          </table:table-cell>
          <table:table-cell/>
          <table:table-cell table:formula="of:=MATCH([.G229];[.H$8:.H$1007];0)" office:value-type="float" office:value="617" calcext:value-type="float">
            <text:p>617</text:p>
          </table:table-cell>
          <table:table-cell table:formula="of:=MATCH([.G229];[.J$8:.J$1007];0)" office:value-type="float" office:value="617" calcext:value-type="float">
            <text:p>617</text:p>
          </table:table-cell>
          <table:table-cell table:formula="of:=ABS([.O229]-[.P22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54945074453042" calcext:value-type="float">
            <text:p>0.54945074453042</text:p>
          </table:table-cell>
          <table:table-cell office:value-type="float" office:value="223" calcext:value-type="float">
            <text:p>223</text:p>
          </table:table-cell>
          <table:table-cell office:value-type="float" office:value="0.54938360918106" calcext:value-type="float">
            <text:p>0.54938360918106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166" calcext:value-type="float">
            <text:p>166</text:p>
          </table:table-cell>
          <table:table-cell office:value-type="float" office:value="0.48611131934052" calcext:value-type="float">
            <text:p>0.48611131934052</text:p>
          </table:table-cell>
          <table:table-cell office:value-type="float" office:value="166" calcext:value-type="float">
            <text:p>166</text:p>
          </table:table-cell>
          <table:table-cell office:value-type="float" office:value="0.48604413487289" calcext:value-type="float">
            <text:p>0.48604413487289</text:p>
          </table:table-cell>
          <table:table-cell/>
          <table:table-cell table:formula="of:=[.I230]-[.I229]" office:value-type="float" office:value="0.0000396621621999715" calcext:value-type="float">
            <text:p>0.00003966216220</text:p>
          </table:table-cell>
          <table:table-cell/>
          <table:table-cell table:formula="of:=MATCH([.G230];[.H$8:.H$1007];0)" office:value-type="float" office:value="998" calcext:value-type="float">
            <text:p>998</text:p>
          </table:table-cell>
          <table:table-cell table:formula="of:=MATCH([.G230];[.J$8:.J$1007];0)" office:value-type="float" office:value="998" calcext:value-type="float">
            <text:p>998</text:p>
          </table:table-cell>
          <table:table-cell table:formula="of:=ABS([.O230]-[.P23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50279397929486" calcext:value-type="float">
            <text:p>0.50279397929486</text:p>
          </table:table-cell>
          <table:table-cell office:value-type="float" office:value="224" calcext:value-type="float">
            <text:p>224</text:p>
          </table:table-cell>
          <table:table-cell office:value-type="float" office:value="0.50272662855354" calcext:value-type="float">
            <text:p>0.50272662855354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0.48616086718623" calcext:value-type="float">
            <text:p>0.48616086718623</text:p>
          </table:table-cell>
          <table:table-cell office:value-type="float" office:value="2" calcext:value-type="float">
            <text:p>2</text:p>
          </table:table-cell>
          <table:table-cell office:value-type="float" office:value="0.48609353399192" calcext:value-type="float">
            <text:p>0.48609353399192</text:p>
          </table:table-cell>
          <table:table-cell/>
          <table:table-cell table:formula="of:=[.I231]-[.I230]" office:value-type="float" office:value="0.0000495478457099852" calcext:value-type="float">
            <text:p>0.00004954784571</text:p>
          </table:table-cell>
          <table:table-cell/>
          <table:table-cell table:formula="of:=MATCH([.G231];[.H$8:.H$1007];0)" office:value-type="float" office:value="545" calcext:value-type="float">
            <text:p>545</text:p>
          </table:table-cell>
          <table:table-cell table:formula="of:=MATCH([.G231];[.J$8:.J$1007];0)" office:value-type="float" office:value="545" calcext:value-type="float">
            <text:p>545</text:p>
          </table:table-cell>
          <table:table-cell table:formula="of:=ABS([.O231]-[.P23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52564956607175" calcext:value-type="float">
            <text:p>0.52564956607175</text:p>
          </table:table-cell>
          <table:table-cell office:value-type="float" office:value="225" calcext:value-type="float">
            <text:p>225</text:p>
          </table:table-cell>
          <table:table-cell office:value-type="float" office:value="0.52558212147647" calcext:value-type="float">
            <text:p>0.52558212147647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560" calcext:value-type="float">
            <text:p>560</text:p>
          </table:table-cell>
          <table:table-cell office:value-type="float" office:value="0.48618893707797" calcext:value-type="float">
            <text:p>0.48618893707797</text:p>
          </table:table-cell>
          <table:table-cell office:value-type="float" office:value="560" calcext:value-type="float">
            <text:p>560</text:p>
          </table:table-cell>
          <table:table-cell office:value-type="float" office:value="0.48612181792489" calcext:value-type="float">
            <text:p>0.48612181792489</text:p>
          </table:table-cell>
          <table:table-cell/>
          <table:table-cell table:formula="of:=[.I232]-[.I231]" office:value-type="float" office:value="0.0000280698917400346" calcext:value-type="float">
            <text:p>0.00002806989174</text:p>
          </table:table-cell>
          <table:table-cell/>
          <table:table-cell table:formula="of:=MATCH([.G232];[.H$8:.H$1007];0)" office:value-type="float" office:value="923" calcext:value-type="float">
            <text:p>923</text:p>
          </table:table-cell>
          <table:table-cell table:formula="of:=MATCH([.G232];[.J$8:.J$1007];0)" office:value-type="float" office:value="923" calcext:value-type="float">
            <text:p>923</text:p>
          </table:table-cell>
          <table:table-cell table:formula="of:=ABS([.O232]-[.P23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48962474910494" calcext:value-type="float">
            <text:p>0.48962474910494</text:p>
          </table:table-cell>
          <table:table-cell office:value-type="float" office:value="226" calcext:value-type="float">
            <text:p>226</text:p>
          </table:table-cell>
          <table:table-cell office:value-type="float" office:value="0.48955756672291" calcext:value-type="float">
            <text:p>0.48955756672291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office:value-type="float" office:value="858" calcext:value-type="float">
            <text:p>858</text:p>
          </table:table-cell>
          <table:table-cell office:value-type="float" office:value="0.48619458737551" calcext:value-type="float">
            <text:p>0.48619458737551</text:p>
          </table:table-cell>
          <table:table-cell office:value-type="float" office:value="858" calcext:value-type="float">
            <text:p>858</text:p>
          </table:table-cell>
          <table:table-cell office:value-type="float" office:value="0.48612710826973" calcext:value-type="float">
            <text:p>0.48612710826973</text:p>
          </table:table-cell>
          <table:table-cell/>
          <table:table-cell table:formula="of:=[.I233]-[.I232]" office:value-type="float" office:value="0.00000565029754001634" calcext:value-type="float">
            <text:p>0.00000565029754</text:p>
          </table:table-cell>
          <table:table-cell/>
          <table:table-cell table:formula="of:=MATCH([.G233];[.H$8:.H$1007];0)" office:value-type="float" office:value="286" calcext:value-type="float">
            <text:p>286</text:p>
          </table:table-cell>
          <table:table-cell table:formula="of:=MATCH([.G233];[.J$8:.J$1007];0)" office:value-type="float" office:value="286" calcext:value-type="float">
            <text:p>286</text:p>
          </table:table-cell>
          <table:table-cell table:formula="of:=ABS([.O233]-[.P23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5062716045838" calcext:value-type="float">
            <text:p>0.50627160458380</text:p>
          </table:table-cell>
          <table:table-cell office:value-type="float" office:value="227" calcext:value-type="float">
            <text:p>227</text:p>
          </table:table-cell>
          <table:table-cell office:value-type="float" office:value="0.50620408445716" calcext:value-type="float">
            <text:p>0.50620408445716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office:value-type="float" office:value="579" calcext:value-type="float">
            <text:p>579</text:p>
          </table:table-cell>
          <table:table-cell office:value-type="float" office:value="0.48629721509865" calcext:value-type="float">
            <text:p>0.48629721509865</text:p>
          </table:table-cell>
          <table:table-cell office:value-type="float" office:value="579" calcext:value-type="float">
            <text:p>579</text:p>
          </table:table-cell>
          <table:table-cell office:value-type="float" office:value="0.48622968241038" calcext:value-type="float">
            <text:p>0.48622968241038</text:p>
          </table:table-cell>
          <table:table-cell/>
          <table:table-cell table:formula="of:=[.I234]-[.I233]" office:value-type="float" office:value="0.000102627723139959" calcext:value-type="float">
            <text:p>0.00010262772314</text:p>
          </table:table-cell>
          <table:table-cell/>
          <table:table-cell table:formula="of:=MATCH([.G234];[.H$8:.H$1007];0)" office:value-type="float" office:value="619" calcext:value-type="float">
            <text:p>619</text:p>
          </table:table-cell>
          <table:table-cell table:formula="of:=MATCH([.G234];[.J$8:.J$1007];0)" office:value-type="float" office:value="619" calcext:value-type="float">
            <text:p>619</text:p>
          </table:table-cell>
          <table:table-cell table:formula="of:=ABS([.O234]-[.P23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44379185130176" calcext:value-type="float">
            <text:p>0.44379185130176</text:p>
          </table:table-cell>
          <table:table-cell office:value-type="float" office:value="228" calcext:value-type="float">
            <text:p>228</text:p>
          </table:table-cell>
          <table:table-cell office:value-type="float" office:value="0.44372466028473" calcext:value-type="float">
            <text:p>0.44372466028473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1" calcext:value-type="float">
            <text:p>461</text:p>
          </table:table-cell>
          <table:table-cell office:value-type="float" office:value="0.48633919563859" calcext:value-type="float">
            <text:p>0.48633919563859</text:p>
          </table:table-cell>
          <table:table-cell office:value-type="float" office:value="461" calcext:value-type="float">
            <text:p>461</text:p>
          </table:table-cell>
          <table:table-cell office:value-type="float" office:value="0.48627224235143" calcext:value-type="float">
            <text:p>0.48627224235143</text:p>
          </table:table-cell>
          <table:table-cell/>
          <table:table-cell table:formula="of:=[.I235]-[.I234]" office:value-type="float" office:value="0.0000419805399400341" calcext:value-type="float">
            <text:p>0.00004198053994</text:p>
          </table:table-cell>
          <table:table-cell/>
          <table:table-cell table:formula="of:=MATCH([.G235];[.H$8:.H$1007];0)" office:value-type="float" office:value="2" calcext:value-type="float">
            <text:p>2</text:p>
          </table:table-cell>
          <table:table-cell table:formula="of:=MATCH([.G235];[.J$8:.J$1007];0)" office:value-type="float" office:value="2" calcext:value-type="float">
            <text:p>2</text:p>
          </table:table-cell>
          <table:table-cell table:formula="of:=ABS([.O235]-[.P23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49981989948998" calcext:value-type="float">
            <text:p>0.49981989948998</text:p>
          </table:table-cell>
          <table:table-cell office:value-type="float" office:value="229" calcext:value-type="float">
            <text:p>229</text:p>
          </table:table-cell>
          <table:table-cell office:value-type="float" office:value="0.4997524242541" calcext:value-type="float">
            <text:p>0.49975242425410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126" calcext:value-type="float">
            <text:p>126</text:p>
          </table:table-cell>
          <table:table-cell office:value-type="float" office:value="0.48645413884168" calcext:value-type="float">
            <text:p>0.48645413884168</text:p>
          </table:table-cell>
          <table:table-cell office:value-type="float" office:value="126" calcext:value-type="float">
            <text:p>126</text:p>
          </table:table-cell>
          <table:table-cell office:value-type="float" office:value="0.4863865712697" calcext:value-type="float">
            <text:p>0.48638657126970</text:p>
          </table:table-cell>
          <table:table-cell/>
          <table:table-cell table:formula="of:=[.I236]-[.I235]" office:value-type="float" office:value="0.000114943203089968" calcext:value-type="float">
            <text:p>0.00011494320309</text:p>
          </table:table-cell>
          <table:table-cell/>
          <table:table-cell table:formula="of:=MATCH([.G236];[.H$8:.H$1007];0)" office:value-type="float" office:value="490" calcext:value-type="float">
            <text:p>490</text:p>
          </table:table-cell>
          <table:table-cell table:formula="of:=MATCH([.G236];[.J$8:.J$1007];0)" office:value-type="float" office:value="490" calcext:value-type="float">
            <text:p>490</text:p>
          </table:table-cell>
          <table:table-cell table:formula="of:=ABS([.O236]-[.P23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46562828409859" calcext:value-type="float">
            <text:p>0.46562828409859</text:p>
          </table:table-cell>
          <table:table-cell office:value-type="float" office:value="230" calcext:value-type="float">
            <text:p>230</text:p>
          </table:table-cell>
          <table:table-cell office:value-type="float" office:value="0.46556074533741" calcext:value-type="float">
            <text:p>0.46556074533741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office:value-type="float" office:value="0.48646394858973" calcext:value-type="float">
            <text:p>0.48646394858973</text:p>
          </table:table-cell>
          <table:table-cell office:value-type="float" office:value="90" calcext:value-type="float">
            <text:p>90</text:p>
          </table:table-cell>
          <table:table-cell office:value-type="float" office:value="0.48639656579626" calcext:value-type="float">
            <text:p>0.48639656579626</text:p>
          </table:table-cell>
          <table:table-cell/>
          <table:table-cell table:formula="of:=[.I237]-[.I236]" office:value-type="float" office:value="0.00000980974805003809" calcext:value-type="float">
            <text:p>0.00000980974805</text:p>
          </table:table-cell>
          <table:table-cell/>
          <table:table-cell table:formula="of:=MATCH([.G237];[.H$8:.H$1007];0)" office:value-type="float" office:value="36" calcext:value-type="float">
            <text:p>36</text:p>
          </table:table-cell>
          <table:table-cell table:formula="of:=MATCH([.G237];[.J$8:.J$1007];0)" office:value-type="float" office:value="36" calcext:value-type="float">
            <text:p>36</text:p>
          </table:table-cell>
          <table:table-cell table:formula="of:=ABS([.O237]-[.P23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54047160272742" calcext:value-type="float">
            <text:p>0.54047160272742</text:p>
          </table:table-cell>
          <table:table-cell office:value-type="float" office:value="231" calcext:value-type="float">
            <text:p>231</text:p>
          </table:table-cell>
          <table:table-cell office:value-type="float" office:value="0.54040380787268" calcext:value-type="float">
            <text:p>0.54040380787268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884" calcext:value-type="float">
            <text:p>884</text:p>
          </table:table-cell>
          <table:table-cell office:value-type="float" office:value="0.48648104366645" calcext:value-type="float">
            <text:p>0.48648104366645</text:p>
          </table:table-cell>
          <table:table-cell office:value-type="float" office:value="884" calcext:value-type="float">
            <text:p>884</text:p>
          </table:table-cell>
          <table:table-cell office:value-type="float" office:value="0.48641342426266" calcext:value-type="float">
            <text:p>0.48641342426266</text:p>
          </table:table-cell>
          <table:table-cell/>
          <table:table-cell table:formula="of:=[.I238]-[.I237]" office:value-type="float" office:value="0.0000170950767199862" calcext:value-type="float">
            <text:p>0.00001709507672</text:p>
          </table:table-cell>
          <table:table-cell/>
          <table:table-cell table:formula="of:=MATCH([.G238];[.H$8:.H$1007];0)" office:value-type="float" office:value="989" calcext:value-type="float">
            <text:p>989</text:p>
          </table:table-cell>
          <table:table-cell table:formula="of:=MATCH([.G238];[.J$8:.J$1007];0)" office:value-type="float" office:value="989" calcext:value-type="float">
            <text:p>989</text:p>
          </table:table-cell>
          <table:table-cell table:formula="of:=ABS([.O238]-[.P23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49364168236356" calcext:value-type="float">
            <text:p>0.49364168236356</text:p>
          </table:table-cell>
          <table:table-cell office:value-type="float" office:value="232" calcext:value-type="float">
            <text:p>232</text:p>
          </table:table-cell>
          <table:table-cell office:value-type="float" office:value="0.49357463524078" calcext:value-type="float">
            <text:p>0.49357463524078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467" calcext:value-type="float">
            <text:p>467</text:p>
          </table:table-cell>
          <table:table-cell office:value-type="float" office:value="0.48671502816791" calcext:value-type="float">
            <text:p>0.48671502816791</text:p>
          </table:table-cell>
          <table:table-cell office:value-type="float" office:value="467" calcext:value-type="float">
            <text:p>467</text:p>
          </table:table-cell>
          <table:table-cell office:value-type="float" office:value="0.48664741249207" calcext:value-type="float">
            <text:p>0.48664741249207</text:p>
          </table:table-cell>
          <table:table-cell/>
          <table:table-cell table:formula="of:=[.I239]-[.I238]" office:value-type="float" office:value="0.000233984501460005" calcext:value-type="float">
            <text:p>0.00023398450146</text:p>
          </table:table-cell>
          <table:table-cell/>
          <table:table-cell table:formula="of:=MATCH([.G239];[.H$8:.H$1007];0)" office:value-type="float" office:value="356" calcext:value-type="float">
            <text:p>356</text:p>
          </table:table-cell>
          <table:table-cell table:formula="of:=MATCH([.G239];[.J$8:.J$1007];0)" office:value-type="float" office:value="356" calcext:value-type="float">
            <text:p>356</text:p>
          </table:table-cell>
          <table:table-cell table:formula="of:=ABS([.O239]-[.P23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50671744006555" calcext:value-type="float">
            <text:p>0.50671744006555</text:p>
          </table:table-cell>
          <table:table-cell office:value-type="float" office:value="233" calcext:value-type="float">
            <text:p>233</text:p>
          </table:table-cell>
          <table:table-cell office:value-type="float" office:value="0.50665027692489" calcext:value-type="float">
            <text:p>0.5066502769248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200" calcext:value-type="float">
            <text:p>200</text:p>
          </table:table-cell>
          <table:table-cell office:value-type="float" office:value="0.48675821552713" calcext:value-type="float">
            <text:p>0.48675821552713</text:p>
          </table:table-cell>
          <table:table-cell office:value-type="float" office:value="200" calcext:value-type="float">
            <text:p>200</text:p>
          </table:table-cell>
          <table:table-cell office:value-type="float" office:value="0.48669093390332" calcext:value-type="float">
            <text:p>0.48669093390332</text:p>
          </table:table-cell>
          <table:table-cell/>
          <table:table-cell table:formula="of:=[.I240]-[.I239]" office:value-type="float" office:value="0.0000431873592199872" calcext:value-type="float">
            <text:p>0.00004318735922</text:p>
          </table:table-cell>
          <table:table-cell/>
          <table:table-cell table:formula="of:=MATCH([.G240];[.H$8:.H$1007];0)" office:value-type="float" office:value="627" calcext:value-type="float">
            <text:p>627</text:p>
          </table:table-cell>
          <table:table-cell table:formula="of:=MATCH([.G240];[.J$8:.J$1007];0)" office:value-type="float" office:value="627" calcext:value-type="float">
            <text:p>627</text:p>
          </table:table-cell>
          <table:table-cell table:formula="of:=ABS([.O240]-[.P24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48031725561856" calcext:value-type="float">
            <text:p>0.48031725561856</text:p>
          </table:table-cell>
          <table:table-cell office:value-type="float" office:value="234" calcext:value-type="float">
            <text:p>234</text:p>
          </table:table-cell>
          <table:table-cell office:value-type="float" office:value="0.48024991060754" calcext:value-type="float">
            <text:p>0.48024991060754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788" calcext:value-type="float">
            <text:p>788</text:p>
          </table:table-cell>
          <table:table-cell office:value-type="float" office:value="0.48677250116161" calcext:value-type="float">
            <text:p>0.48677250116161</text:p>
          </table:table-cell>
          <table:table-cell office:value-type="float" office:value="788" calcext:value-type="float">
            <text:p>788</text:p>
          </table:table-cell>
          <table:table-cell office:value-type="float" office:value="0.48670486432393" calcext:value-type="float">
            <text:p>0.48670486432393</text:p>
          </table:table-cell>
          <table:table-cell/>
          <table:table-cell table:formula="of:=[.I241]-[.I240]" office:value-type="float" office:value="0.0000142856344799713" calcext:value-type="float">
            <text:p>0.00001428563448</text:p>
          </table:table-cell>
          <table:table-cell/>
          <table:table-cell table:formula="of:=MATCH([.G241];[.H$8:.H$1007];0)" office:value-type="float" office:value="145" calcext:value-type="float">
            <text:p>145</text:p>
          </table:table-cell>
          <table:table-cell table:formula="of:=MATCH([.G241];[.J$8:.J$1007];0)" office:value-type="float" office:value="145" calcext:value-type="float">
            <text:p>145</text:p>
          </table:table-cell>
          <table:table-cell table:formula="of:=ABS([.O241]-[.P24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487947292107" calcext:value-type="float">
            <text:p>0.48794729210700</text:p>
          </table:table-cell>
          <table:table-cell office:value-type="float" office:value="235" calcext:value-type="float">
            <text:p>235</text:p>
          </table:table-cell>
          <table:table-cell office:value-type="float" office:value="0.48788020425218" calcext:value-type="float">
            <text:p>0.487880204252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114" calcext:value-type="float">
            <text:p>114</text:p>
          </table:table-cell>
          <table:table-cell office:value-type="float" office:value="0.4868433521767" calcext:value-type="float">
            <text:p>0.48684335217670</text:p>
          </table:table-cell>
          <table:table-cell office:value-type="float" office:value="114" calcext:value-type="float">
            <text:p>114</text:p>
          </table:table-cell>
          <table:table-cell office:value-type="float" office:value="0.48677592288549" calcext:value-type="float">
            <text:p>0.48677592288549</text:p>
          </table:table-cell>
          <table:table-cell/>
          <table:table-cell table:formula="of:=[.I242]-[.I241]" office:value-type="float" office:value="0.0000708510150900232" calcext:value-type="float">
            <text:p>0.00007085101509</text:p>
          </table:table-cell>
          <table:table-cell/>
          <table:table-cell table:formula="of:=MATCH([.G242];[.H$8:.H$1007];0)" office:value-type="float" office:value="252" calcext:value-type="float">
            <text:p>252</text:p>
          </table:table-cell>
          <table:table-cell table:formula="of:=MATCH([.G242];[.J$8:.J$1007];0)" office:value-type="float" office:value="252" calcext:value-type="float">
            <text:p>252</text:p>
          </table:table-cell>
          <table:table-cell table:formula="of:=ABS([.O242]-[.P24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50469526232402" calcext:value-type="float">
            <text:p>0.50469526232402</text:p>
          </table:table-cell>
          <table:table-cell office:value-type="float" office:value="236" calcext:value-type="float">
            <text:p>236</text:p>
          </table:table-cell>
          <table:table-cell office:value-type="float" office:value="0.5046276267835" calcext:value-type="float">
            <text:p>0.50462762678350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78" calcext:value-type="float">
            <text:p>78</text:p>
          </table:table-cell>
          <table:table-cell office:value-type="float" office:value="0.48690128213903" calcext:value-type="float">
            <text:p>0.48690128213903</text:p>
          </table:table-cell>
          <table:table-cell office:value-type="float" office:value="78" calcext:value-type="float">
            <text:p>78</text:p>
          </table:table-cell>
          <table:table-cell office:value-type="float" office:value="0.48683384883694" calcext:value-type="float">
            <text:p>0.48683384883694</text:p>
          </table:table-cell>
          <table:table-cell/>
          <table:table-cell table:formula="of:=[.I243]-[.I242]" office:value-type="float" office:value="0.0000579299623300056" calcext:value-type="float">
            <text:p>0.00005792996233</text:p>
          </table:table-cell>
          <table:table-cell/>
          <table:table-cell table:formula="of:=MATCH([.G243];[.H$8:.H$1007];0)" office:value-type="float" office:value="585" calcext:value-type="float">
            <text:p>585</text:p>
          </table:table-cell>
          <table:table-cell table:formula="of:=MATCH([.G243];[.J$8:.J$1007];0)" office:value-type="float" office:value="585" calcext:value-type="float">
            <text:p>585</text:p>
          </table:table-cell>
          <table:table-cell table:formula="of:=ABS([.O243]-[.P24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49691262734224" calcext:value-type="float">
            <text:p>0.49691262734224</text:p>
          </table:table-cell>
          <table:table-cell office:value-type="float" office:value="237" calcext:value-type="float">
            <text:p>237</text:p>
          </table:table-cell>
          <table:table-cell office:value-type="float" office:value="0.49684514662103" calcext:value-type="float">
            <text:p>0.49684514662103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office:value-type="float" office:value="188" calcext:value-type="float">
            <text:p>188</text:p>
          </table:table-cell>
          <table:table-cell office:value-type="float" office:value="0.48695245120833" calcext:value-type="float">
            <text:p>0.48695245120833</text:p>
          </table:table-cell>
          <table:table-cell office:value-type="float" office:value="188" calcext:value-type="float">
            <text:p>188</text:p>
          </table:table-cell>
          <table:table-cell office:value-type="float" office:value="0.48688487444346" calcext:value-type="float">
            <text:p>0.48688487444346</text:p>
          </table:table-cell>
          <table:table-cell/>
          <table:table-cell table:formula="of:=[.I244]-[.I243]" office:value-type="float" office:value="0.0000511690692999722" calcext:value-type="float">
            <text:p>0.00005116906930</text:p>
          </table:table-cell>
          <table:table-cell/>
          <table:table-cell table:formula="of:=MATCH([.G244];[.H$8:.H$1007];0)" office:value-type="float" office:value="427" calcext:value-type="float">
            <text:p>427</text:p>
          </table:table-cell>
          <table:table-cell table:formula="of:=MATCH([.G244];[.J$8:.J$1007];0)" office:value-type="float" office:value="427" calcext:value-type="float">
            <text:p>427</text:p>
          </table:table-cell>
          <table:table-cell table:formula="of:=ABS([.O244]-[.P24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52560415024598" calcext:value-type="float">
            <text:p>0.52560415024598</text:p>
          </table:table-cell>
          <table:table-cell office:value-type="float" office:value="238" calcext:value-type="float">
            <text:p>238</text:p>
          </table:table-cell>
          <table:table-cell office:value-type="float" office:value="0.52553709498375" calcext:value-type="float">
            <text:p>0.52553709498375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17" calcext:value-type="float">
            <text:p>617</text:p>
          </table:table-cell>
          <table:table-cell office:value-type="float" office:value="0.4869904294512" calcext:value-type="float">
            <text:p>0.48699042945120</text:p>
          </table:table-cell>
          <table:table-cell office:value-type="float" office:value="617" calcext:value-type="float">
            <text:p>617</text:p>
          </table:table-cell>
          <table:table-cell office:value-type="float" office:value="0.48692335456076" calcext:value-type="float">
            <text:p>0.48692335456076</text:p>
          </table:table-cell>
          <table:table-cell/>
          <table:table-cell table:formula="of:=[.I245]-[.I244]" office:value-type="float" office:value="0.0000379782428700515" calcext:value-type="float">
            <text:p>0.00003797824287</text:p>
          </table:table-cell>
          <table:table-cell/>
          <table:table-cell table:formula="of:=MATCH([.G245];[.H$8:.H$1007];0)" office:value-type="float" office:value="922" calcext:value-type="float">
            <text:p>922</text:p>
          </table:table-cell>
          <table:table-cell table:formula="of:=MATCH([.G245];[.J$8:.J$1007];0)" office:value-type="float" office:value="922" calcext:value-type="float">
            <text:p>922</text:p>
          </table:table-cell>
          <table:table-cell table:formula="of:=ABS([.O245]-[.P24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51193255599077" calcext:value-type="float">
            <text:p>0.51193255599077</text:p>
          </table:table-cell>
          <table:table-cell office:value-type="float" office:value="239" calcext:value-type="float">
            <text:p>239</text:p>
          </table:table-cell>
          <table:table-cell office:value-type="float" office:value="0.51186541961662" calcext:value-type="float">
            <text:p>0.51186541961662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960" calcext:value-type="float">
            <text:p>960</text:p>
          </table:table-cell>
          <table:table-cell office:value-type="float" office:value="0.48710016260655" calcext:value-type="float">
            <text:p>0.48710016260655</text:p>
          </table:table-cell>
          <table:table-cell office:value-type="float" office:value="960" calcext:value-type="float">
            <text:p>960</text:p>
          </table:table-cell>
          <table:table-cell office:value-type="float" office:value="0.4870323115069" calcext:value-type="float">
            <text:p>0.48703231150690</text:p>
          </table:table-cell>
          <table:table-cell/>
          <table:table-cell table:formula="of:=[.I246]-[.I245]" office:value-type="float" office:value="0.000109733155349956" calcext:value-type="float">
            <text:p>0.00010973315535</text:p>
          </table:table-cell>
          <table:table-cell/>
          <table:table-cell table:formula="of:=MATCH([.G246];[.H$8:.H$1007];0)" office:value-type="float" office:value="730" calcext:value-type="float">
            <text:p>730</text:p>
          </table:table-cell>
          <table:table-cell table:formula="of:=MATCH([.G246];[.J$8:.J$1007];0)" office:value-type="float" office:value="730" calcext:value-type="float">
            <text:p>730</text:p>
          </table:table-cell>
          <table:table-cell table:formula="of:=ABS([.O246]-[.P24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49644441823509" calcext:value-type="float">
            <text:p>0.49644441823509</text:p>
          </table:table-cell>
          <table:table-cell office:value-type="float" office:value="240" calcext:value-type="float">
            <text:p>240</text:p>
          </table:table-cell>
          <table:table-cell office:value-type="float" office:value="0.49637659234963" calcext:value-type="float">
            <text:p>0.4963765923496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829" calcext:value-type="float">
            <text:p>829</text:p>
          </table:table-cell>
          <table:table-cell office:value-type="float" office:value="0.48724459937051" calcext:value-type="float">
            <text:p>0.48724459937051</text:p>
          </table:table-cell>
          <table:table-cell office:value-type="float" office:value="829" calcext:value-type="float">
            <text:p>829</text:p>
          </table:table-cell>
          <table:table-cell office:value-type="float" office:value="0.48717707342299" calcext:value-type="float">
            <text:p>0.48717707342299</text:p>
          </table:table-cell>
          <table:table-cell/>
          <table:table-cell table:formula="of:=[.I247]-[.I246]" office:value-type="float" office:value="0.000144436763960032" calcext:value-type="float">
            <text:p>0.00014443676396</text:p>
          </table:table-cell>
          <table:table-cell/>
          <table:table-cell table:formula="of:=MATCH([.G247];[.H$8:.H$1007];0)" office:value-type="float" office:value="420" calcext:value-type="float">
            <text:p>420</text:p>
          </table:table-cell>
          <table:table-cell table:formula="of:=MATCH([.G247];[.J$8:.J$1007];0)" office:value-type="float" office:value="420" calcext:value-type="float">
            <text:p>420</text:p>
          </table:table-cell>
          <table:table-cell table:formula="of:=ABS([.O247]-[.P24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51399799391594" calcext:value-type="float">
            <text:p>0.51399799391594</text:p>
          </table:table-cell>
          <table:table-cell office:value-type="float" office:value="241" calcext:value-type="float">
            <text:p>241</text:p>
          </table:table-cell>
          <table:table-cell office:value-type="float" office:value="0.51393069861107" calcext:value-type="float">
            <text:p>0.51393069861107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office:value-type="float" office:value="349" calcext:value-type="float">
            <text:p>349</text:p>
          </table:table-cell>
          <table:table-cell office:value-type="float" office:value="0.48729021093738" calcext:value-type="float">
            <text:p>0.48729021093738</text:p>
          </table:table-cell>
          <table:table-cell office:value-type="float" office:value="349" calcext:value-type="float">
            <text:p>349</text:p>
          </table:table-cell>
          <table:table-cell office:value-type="float" office:value="0.48722247656353" calcext:value-type="float">
            <text:p>0.48722247656353</text:p>
          </table:table-cell>
          <table:table-cell/>
          <table:table-cell table:formula="of:=[.I248]-[.I247]" office:value-type="float" office:value="0.0000456115668699963" calcext:value-type="float">
            <text:p>0.00004561156687</text:p>
          </table:table-cell>
          <table:table-cell/>
          <table:table-cell table:formula="of:=MATCH([.G248];[.H$8:.H$1007];0)" office:value-type="float" office:value="771" calcext:value-type="float">
            <text:p>771</text:p>
          </table:table-cell>
          <table:table-cell table:formula="of:=MATCH([.G248];[.J$8:.J$1007];0)" office:value-type="float" office:value="771" calcext:value-type="float">
            <text:p>771</text:p>
          </table:table-cell>
          <table:table-cell table:formula="of:=ABS([.O248]-[.P24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5045990677803" calcext:value-type="float">
            <text:p>0.50459906778030</text:p>
          </table:table-cell>
          <table:table-cell office:value-type="float" office:value="242" calcext:value-type="float">
            <text:p>242</text:p>
          </table:table-cell>
          <table:table-cell office:value-type="float" office:value="0.50453174097627" calcext:value-type="float">
            <text:p>0.50453174097627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642" calcext:value-type="float">
            <text:p>642</text:p>
          </table:table-cell>
          <table:table-cell office:value-type="float" office:value="0.48731187511909" calcext:value-type="float">
            <text:p>0.48731187511909</text:p>
          </table:table-cell>
          <table:table-cell office:value-type="float" office:value="642" calcext:value-type="float">
            <text:p>642</text:p>
          </table:table-cell>
          <table:table-cell office:value-type="float" office:value="0.48724393681083" calcext:value-type="float">
            <text:p>0.48724393681083</text:p>
          </table:table-cell>
          <table:table-cell/>
          <table:table-cell table:formula="of:=[.I249]-[.I248]" office:value-type="float" office:value="0.0000216641817100127" calcext:value-type="float">
            <text:p>0.00002166418171</text:p>
          </table:table-cell>
          <table:table-cell/>
          <table:table-cell table:formula="of:=MATCH([.G249];[.H$8:.H$1007];0)" office:value-type="float" office:value="582" calcext:value-type="float">
            <text:p>582</text:p>
          </table:table-cell>
          <table:table-cell table:formula="of:=MATCH([.G249];[.J$8:.J$1007];0)" office:value-type="float" office:value="582" calcext:value-type="float">
            <text:p>582</text:p>
          </table:table-cell>
          <table:table-cell table:formula="of:=ABS([.O249]-[.P24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48453874483419" calcext:value-type="float">
            <text:p>0.48453874483419</text:p>
          </table:table-cell>
          <table:table-cell office:value-type="float" office:value="243" calcext:value-type="float">
            <text:p>243</text:p>
          </table:table-cell>
          <table:table-cell office:value-type="float" office:value="0.48447153918043" calcext:value-type="float">
            <text:p>0.48447153918043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553" calcext:value-type="float">
            <text:p>553</text:p>
          </table:table-cell>
          <table:table-cell office:value-type="float" office:value="0.48758146653977" calcext:value-type="float">
            <text:p>0.48758146653977</text:p>
          </table:table-cell>
          <table:table-cell office:value-type="float" office:value="553" calcext:value-type="float">
            <text:p>553</text:p>
          </table:table-cell>
          <table:table-cell office:value-type="float" office:value="0.48751470725924" calcext:value-type="float">
            <text:p>0.48751470725924</text:p>
          </table:table-cell>
          <table:table-cell/>
          <table:table-cell table:formula="of:=[.I250]-[.I249]" office:value-type="float" office:value="0.000269591420680004" calcext:value-type="float">
            <text:p>0.00026959142068</text:p>
          </table:table-cell>
          <table:table-cell/>
          <table:table-cell table:formula="of:=MATCH([.G250];[.H$8:.H$1007];0)" office:value-type="float" office:value="200" calcext:value-type="float">
            <text:p>200</text:p>
          </table:table-cell>
          <table:table-cell table:formula="of:=MATCH([.G250];[.J$8:.J$1007];0)" office:value-type="float" office:value="200" calcext:value-type="float">
            <text:p>200</text:p>
          </table:table-cell>
          <table:table-cell table:formula="of:=ABS([.O250]-[.P25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51506106077348" calcext:value-type="float">
            <text:p>0.51506106077348</text:p>
          </table:table-cell>
          <table:table-cell office:value-type="float" office:value="244" calcext:value-type="float">
            <text:p>244</text:p>
          </table:table-cell>
          <table:table-cell office:value-type="float" office:value="0.51499376762541" calcext:value-type="float">
            <text:p>0.51499376762541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519" calcext:value-type="float">
            <text:p>519</text:p>
          </table:table-cell>
          <table:table-cell office:value-type="float" office:value="0.48776730590242" calcext:value-type="float">
            <text:p>0.48776730590242</text:p>
          </table:table-cell>
          <table:table-cell office:value-type="float" office:value="519" calcext:value-type="float">
            <text:p>519</text:p>
          </table:table-cell>
          <table:table-cell office:value-type="float" office:value="0.48769982192224" calcext:value-type="float">
            <text:p>0.48769982192224</text:p>
          </table:table-cell>
          <table:table-cell/>
          <table:table-cell table:formula="of:=[.I251]-[.I250]" office:value-type="float" office:value="0.000185839362649987" calcext:value-type="float">
            <text:p>0.00018583936265</text:p>
          </table:table-cell>
          <table:table-cell/>
          <table:table-cell table:formula="of:=MATCH([.G251];[.H$8:.H$1007];0)" office:value-type="float" office:value="790" calcext:value-type="float">
            <text:p>790</text:p>
          </table:table-cell>
          <table:table-cell table:formula="of:=MATCH([.G251];[.J$8:.J$1007];0)" office:value-type="float" office:value="790" calcext:value-type="float">
            <text:p>790</text:p>
          </table:table-cell>
          <table:table-cell table:formula="of:=ABS([.O251]-[.P25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46480256303609" calcext:value-type="float">
            <text:p>0.46480256303609</text:p>
          </table:table-cell>
          <table:table-cell office:value-type="float" office:value="245" calcext:value-type="float">
            <text:p>245</text:p>
          </table:table-cell>
          <table:table-cell office:value-type="float" office:value="0.46473501502721" calcext:value-type="float">
            <text:p>0.46473501502721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201" calcext:value-type="float">
            <text:p>201</text:p>
          </table:table-cell>
          <table:table-cell office:value-type="float" office:value="0.48777096505657" calcext:value-type="float">
            <text:p>0.48777096505657</text:p>
          </table:table-cell>
          <table:table-cell office:value-type="float" office:value="201" calcext:value-type="float">
            <text:p>201</text:p>
          </table:table-cell>
          <table:table-cell office:value-type="float" office:value="0.4877033844494" calcext:value-type="float">
            <text:p>0.48770338444940</text:p>
          </table:table-cell>
          <table:table-cell/>
          <table:table-cell table:formula="of:=[.I252]-[.I251]" office:value-type="float" office:value="0.00000365915414995976" calcext:value-type="float">
            <text:p>0.00000365915415</text:p>
          </table:table-cell>
          <table:table-cell/>
          <table:table-cell table:formula="of:=MATCH([.G252];[.H$8:.H$1007];0)" office:value-type="float" office:value="31" calcext:value-type="float">
            <text:p>31</text:p>
          </table:table-cell>
          <table:table-cell table:formula="of:=MATCH([.G252];[.J$8:.J$1007];0)" office:value-type="float" office:value="31" calcext:value-type="float">
            <text:p>31</text:p>
          </table:table-cell>
          <table:table-cell table:formula="of:=ABS([.O252]-[.P25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50124698668516" calcext:value-type="float">
            <text:p>0.50124698668516</text:p>
          </table:table-cell>
          <table:table-cell office:value-type="float" office:value="246" calcext:value-type="float">
            <text:p>246</text:p>
          </table:table-cell>
          <table:table-cell office:value-type="float" office:value="0.50117910102318" calcext:value-type="float">
            <text:p>0.50117910102318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office:value-type="float" office:value="968" calcext:value-type="float">
            <text:p>968</text:p>
          </table:table-cell>
          <table:table-cell office:value-type="float" office:value="0.48779245234053" calcext:value-type="float">
            <text:p>0.48779245234053</text:p>
          </table:table-cell>
          <table:table-cell office:value-type="float" office:value="968" calcext:value-type="float">
            <text:p>968</text:p>
          </table:table-cell>
          <table:table-cell office:value-type="float" office:value="0.48772540994703" calcext:value-type="float">
            <text:p>0.48772540994703</text:p>
          </table:table-cell>
          <table:table-cell/>
          <table:table-cell table:formula="of:=[.I253]-[.I252]" office:value-type="float" office:value="0.0000214872839600089" calcext:value-type="float">
            <text:p>0.00002148728396</text:p>
          </table:table-cell>
          <table:table-cell/>
          <table:table-cell table:formula="of:=MATCH([.G253];[.H$8:.H$1007];0)" office:value-type="float" office:value="514" calcext:value-type="float">
            <text:p>514</text:p>
          </table:table-cell>
          <table:table-cell table:formula="of:=MATCH([.G253];[.J$8:.J$1007];0)" office:value-type="float" office:value="514" calcext:value-type="float">
            <text:p>514</text:p>
          </table:table-cell>
          <table:table-cell table:formula="of:=ABS([.O253]-[.P25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47024797277354" calcext:value-type="float">
            <text:p>0.47024797277354</text:p>
          </table:table-cell>
          <table:table-cell office:value-type="float" office:value="247" calcext:value-type="float">
            <text:p>247</text:p>
          </table:table-cell>
          <table:table-cell office:value-type="float" office:value="0.47018064038988" calcext:value-type="float">
            <text:p>0.47018064038988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74" calcext:value-type="float">
            <text:p>74</text:p>
          </table:table-cell>
          <table:table-cell office:value-type="float" office:value="0.48781214271871" calcext:value-type="float">
            <text:p>0.48781214271871</text:p>
          </table:table-cell>
          <table:table-cell office:value-type="float" office:value="74" calcext:value-type="float">
            <text:p>74</text:p>
          </table:table-cell>
          <table:table-cell office:value-type="float" office:value="0.48774476225856" calcext:value-type="float">
            <text:p>0.48774476225856</text:p>
          </table:table-cell>
          <table:table-cell/>
          <table:table-cell table:formula="of:=[.I254]-[.I253]" office:value-type="float" office:value="0.000019690378180004" calcext:value-type="float">
            <text:p>0.00001969037818</text:p>
          </table:table-cell>
          <table:table-cell/>
          <table:table-cell table:formula="of:=MATCH([.G254];[.H$8:.H$1007];0)" office:value-type="float" office:value="54" calcext:value-type="float">
            <text:p>54</text:p>
          </table:table-cell>
          <table:table-cell table:formula="of:=MATCH([.G254];[.J$8:.J$1007];0)" office:value-type="float" office:value="54" calcext:value-type="float">
            <text:p>54</text:p>
          </table:table-cell>
          <table:table-cell table:formula="of:=ABS([.O254]-[.P25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49173271111911" calcext:value-type="float">
            <text:p>0.49173271111911</text:p>
          </table:table-cell>
          <table:table-cell office:value-type="float" office:value="248" calcext:value-type="float">
            <text:p>248</text:p>
          </table:table-cell>
          <table:table-cell office:value-type="float" office:value="0.49166491586521" calcext:value-type="float">
            <text:p>0.49166491586521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float" office:value="0.48789288569823" calcext:value-type="float">
            <text:p>0.48789288569823</text:p>
          </table:table-cell>
          <table:table-cell office:value-type="float" office:value="8" calcext:value-type="float">
            <text:p>8</text:p>
          </table:table-cell>
          <table:table-cell office:value-type="float" office:value="0.48782556384802" calcext:value-type="float">
            <text:p>0.48782556384802</text:p>
          </table:table-cell>
          <table:table-cell/>
          <table:table-cell table:formula="of:=[.I255]-[.I254]" office:value-type="float" office:value="0.0000807429795199877" calcext:value-type="float">
            <text:p>0.00008074297952</text:p>
          </table:table-cell>
          <table:table-cell/>
          <table:table-cell table:formula="of:=MATCH([.G255];[.H$8:.H$1007];0)" office:value-type="float" office:value="328" calcext:value-type="float">
            <text:p>328</text:p>
          </table:table-cell>
          <table:table-cell table:formula="of:=MATCH([.G255];[.J$8:.J$1007];0)" office:value-type="float" office:value="328" calcext:value-type="float">
            <text:p>328</text:p>
          </table:table-cell>
          <table:table-cell table:formula="of:=ABS([.O255]-[.P25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51620569953256" calcext:value-type="float">
            <text:p>0.51620569953256</text:p>
          </table:table-cell>
          <table:table-cell office:value-type="float" office:value="249" calcext:value-type="float">
            <text:p>249</text:p>
          </table:table-cell>
          <table:table-cell office:value-type="float" office:value="0.51613838826477" calcext:value-type="float">
            <text:p>0.51613838826477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office:value-type="float" office:value="750" calcext:value-type="float">
            <text:p>750</text:p>
          </table:table-cell>
          <table:table-cell office:value-type="float" office:value="0.4879147009222" calcext:value-type="float">
            <text:p>0.48791470092220</text:p>
          </table:table-cell>
          <table:table-cell office:value-type="float" office:value="750" calcext:value-type="float">
            <text:p>750</text:p>
          </table:table-cell>
          <table:table-cell office:value-type="float" office:value="0.48784750544048" calcext:value-type="float">
            <text:p>0.48784750544048</text:p>
          </table:table-cell>
          <table:table-cell/>
          <table:table-cell table:formula="of:=[.I256]-[.I255]" office:value-type="float" office:value="0.0000218152239700453" calcext:value-type="float">
            <text:p>0.00002181522397</text:p>
          </table:table-cell>
          <table:table-cell/>
          <table:table-cell table:formula="of:=MATCH([.G256];[.H$8:.H$1007];0)" office:value-type="float" office:value="807" calcext:value-type="float">
            <text:p>807</text:p>
          </table:table-cell>
          <table:table-cell table:formula="of:=MATCH([.G256];[.J$8:.J$1007];0)" office:value-type="float" office:value="807" calcext:value-type="float">
            <text:p>807</text:p>
          </table:table-cell>
          <table:table-cell table:formula="of:=ABS([.O256]-[.P25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9446172552966" calcext:value-type="float">
            <text:p>0.49446172552966</text:p>
          </table:table-cell>
          <table:table-cell office:value-type="float" office:value="250" calcext:value-type="float">
            <text:p>250</text:p>
          </table:table-cell>
          <table:table-cell office:value-type="float" office:value="0.4943944469984" calcext:value-type="float">
            <text:p>0.49439444699840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631" calcext:value-type="float">
            <text:p>631</text:p>
          </table:table-cell>
          <table:table-cell office:value-type="float" office:value="0.48793114628567" calcext:value-type="float">
            <text:p>0.48793114628567</text:p>
          </table:table-cell>
          <table:table-cell office:value-type="float" office:value="631" calcext:value-type="float">
            <text:p>631</text:p>
          </table:table-cell>
          <table:table-cell office:value-type="float" office:value="0.48786404115651" calcext:value-type="float">
            <text:p>0.48786404115651</text:p>
          </table:table-cell>
          <table:table-cell/>
          <table:table-cell table:formula="of:=[.I257]-[.I256]" office:value-type="float" office:value="0.0000164453634700079" calcext:value-type="float">
            <text:p>0.00001644536347</text:p>
          </table:table-cell>
          <table:table-cell/>
          <table:table-cell table:formula="of:=MATCH([.G257];[.H$8:.H$1007];0)" office:value-type="float" office:value="369" calcext:value-type="float">
            <text:p>369</text:p>
          </table:table-cell>
          <table:table-cell table:formula="of:=MATCH([.G257];[.J$8:.J$1007];0)" office:value-type="float" office:value="369" calcext:value-type="float">
            <text:p>369</text:p>
          </table:table-cell>
          <table:table-cell table:formula="of:=ABS([.O257]-[.P25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50829034094224" calcext:value-type="float">
            <text:p>0.50829034094224</text:p>
          </table:table-cell>
          <table:table-cell office:value-type="float" office:value="251" calcext:value-type="float">
            <text:p>251</text:p>
          </table:table-cell>
          <table:table-cell office:value-type="float" office:value="0.50822264695895" calcext:value-type="float">
            <text:p>0.50822264695895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665" calcext:value-type="float">
            <text:p>665</text:p>
          </table:table-cell>
          <table:table-cell office:value-type="float" office:value="0.48793384076697" calcext:value-type="float">
            <text:p>0.48793384076697</text:p>
          </table:table-cell>
          <table:table-cell office:value-type="float" office:value="665" calcext:value-type="float">
            <text:p>665</text:p>
          </table:table-cell>
          <table:table-cell office:value-type="float" office:value="0.48786719254062" calcext:value-type="float">
            <text:p>0.48786719254062</text:p>
          </table:table-cell>
          <table:table-cell/>
          <table:table-cell table:formula="of:=[.I258]-[.I257]" office:value-type="float" office:value="0.00000269448129996963" calcext:value-type="float">
            <text:p>0.00000269448130</text:p>
          </table:table-cell>
          <table:table-cell/>
          <table:table-cell table:formula="of:=MATCH([.G258];[.H$8:.H$1007];0)" office:value-type="float" office:value="661" calcext:value-type="float">
            <text:p>661</text:p>
          </table:table-cell>
          <table:table-cell table:formula="of:=MATCH([.G258];[.J$8:.J$1007];0)" office:value-type="float" office:value="661" calcext:value-type="float">
            <text:p>661</text:p>
          </table:table-cell>
          <table:table-cell table:formula="of:=ABS([.O258]-[.P25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5030202270406" calcext:value-type="float">
            <text:p>0.50302022704060</text:p>
          </table:table-cell>
          <table:table-cell office:value-type="float" office:value="252" calcext:value-type="float">
            <text:p>252</text:p>
          </table:table-cell>
          <table:table-cell office:value-type="float" office:value="0.50295285836137" calcext:value-type="float">
            <text:p>0.50295285836137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float" office:value="235" calcext:value-type="float">
            <text:p>235</text:p>
          </table:table-cell>
          <table:table-cell office:value-type="float" office:value="0.487947292107" calcext:value-type="float">
            <text:p>0.48794729210700</text:p>
          </table:table-cell>
          <table:table-cell office:value-type="float" office:value="235" calcext:value-type="float">
            <text:p>235</text:p>
          </table:table-cell>
          <table:table-cell office:value-type="float" office:value="0.48788020425218" calcext:value-type="float">
            <text:p>0.48788020425218</text:p>
          </table:table-cell>
          <table:table-cell/>
          <table:table-cell table:formula="of:=[.I259]-[.I258]" office:value-type="float" office:value="0.0000134513400300018" calcext:value-type="float">
            <text:p>0.00001345134003</text:p>
          </table:table-cell>
          <table:table-cell/>
          <table:table-cell table:formula="of:=MATCH([.G259];[.H$8:.H$1007];0)" office:value-type="float" office:value="550" calcext:value-type="float">
            <text:p>550</text:p>
          </table:table-cell>
          <table:table-cell table:formula="of:=MATCH([.G259];[.J$8:.J$1007];0)" office:value-type="float" office:value="550" calcext:value-type="float">
            <text:p>550</text:p>
          </table:table-cell>
          <table:table-cell table:formula="of:=ABS([.O259]-[.P25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51709216598628" calcext:value-type="float">
            <text:p>0.51709216598628</text:p>
          </table:table-cell>
          <table:table-cell office:value-type="float" office:value="253" calcext:value-type="float">
            <text:p>253</text:p>
          </table:table-cell>
          <table:table-cell office:value-type="float" office:value="0.51702489981185" calcext:value-type="float">
            <text:p>0.51702489981185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float" office:value="437" calcext:value-type="float">
            <text:p>437</text:p>
          </table:table-cell>
          <table:table-cell office:value-type="float" office:value="0.48797310396348" calcext:value-type="float">
            <text:p>0.48797310396348</text:p>
          </table:table-cell>
          <table:table-cell office:value-type="float" office:value="437" calcext:value-type="float">
            <text:p>437</text:p>
          </table:table-cell>
          <table:table-cell office:value-type="float" office:value="0.4879060044698" calcext:value-type="float">
            <text:p>0.48790600446980</text:p>
          </table:table-cell>
          <table:table-cell/>
          <table:table-cell table:formula="of:=[.I260]-[.I259]" office:value-type="float" office:value="0.0000258118564799847" calcext:value-type="float">
            <text:p>0.00002581185648</text:p>
          </table:table-cell>
          <table:table-cell/>
          <table:table-cell table:formula="of:=MATCH([.G260];[.H$8:.H$1007];0)" office:value-type="float" office:value="820" calcext:value-type="float">
            <text:p>820</text:p>
          </table:table-cell>
          <table:table-cell table:formula="of:=MATCH([.G260];[.J$8:.J$1007];0)" office:value-type="float" office:value="820" calcext:value-type="float">
            <text:p>820</text:p>
          </table:table-cell>
          <table:table-cell table:formula="of:=ABS([.O260]-[.P26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49278811845326" calcext:value-type="float">
            <text:p>0.49278811845326</text:p>
          </table:table-cell>
          <table:table-cell office:value-type="float" office:value="254" calcext:value-type="float">
            <text:p>254</text:p>
          </table:table-cell>
          <table:table-cell office:value-type="float" office:value="0.49272086184575" calcext:value-type="float">
            <text:p>0.49272086184575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float" office:value="75" calcext:value-type="float">
            <text:p>75</text:p>
          </table:table-cell>
          <table:table-cell office:value-type="float" office:value="0.48803027640709" calcext:value-type="float">
            <text:p>0.48803027640709</text:p>
          </table:table-cell>
          <table:table-cell office:value-type="float" office:value="75" calcext:value-type="float">
            <text:p>75</text:p>
          </table:table-cell>
          <table:table-cell office:value-type="float" office:value="0.48796292775252" calcext:value-type="float">
            <text:p>0.48796292775252</text:p>
          </table:table-cell>
          <table:table-cell/>
          <table:table-cell table:formula="of:=[.I261]-[.I260]" office:value-type="float" office:value="0.0000571724436100318" calcext:value-type="float">
            <text:p>0.00005717244361</text:p>
          </table:table-cell>
          <table:table-cell/>
          <table:table-cell table:formula="of:=MATCH([.G261];[.H$8:.H$1007];0)" office:value-type="float" office:value="342" calcext:value-type="float">
            <text:p>342</text:p>
          </table:table-cell>
          <table:table-cell table:formula="of:=MATCH([.G261];[.J$8:.J$1007];0)" office:value-type="float" office:value="342" calcext:value-type="float">
            <text:p>342</text:p>
          </table:table-cell>
          <table:table-cell table:formula="of:=ABS([.O261]-[.P26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4623254611346" calcext:value-type="float">
            <text:p>0.46232546113460</text:p>
          </table:table-cell>
          <table:table-cell office:value-type="float" office:value="255" calcext:value-type="float">
            <text:p>255</text:p>
          </table:table-cell>
          <table:table-cell office:value-type="float" office:value="0.46225781539597" calcext:value-type="float">
            <text:p>0.46225781539597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606" calcext:value-type="float">
            <text:p>606</text:p>
          </table:table-cell>
          <table:table-cell office:value-type="float" office:value="0.48803345128765" calcext:value-type="float">
            <text:p>0.48803345128765</text:p>
          </table:table-cell>
          <table:table-cell office:value-type="float" office:value="606" calcext:value-type="float">
            <text:p>606</text:p>
          </table:table-cell>
          <table:table-cell office:value-type="float" office:value="0.48796654688242" calcext:value-type="float">
            <text:p>0.48796654688242</text:p>
          </table:table-cell>
          <table:table-cell/>
          <table:table-cell table:formula="of:=[.I262]-[.I261]" office:value-type="float" office:value="0.00000317488056000847" calcext:value-type="float">
            <text:p>0.00000317488056</text:p>
          </table:table-cell>
          <table:table-cell/>
          <table:table-cell table:formula="of:=MATCH([.G262];[.H$8:.H$1007];0)" office:value-type="float" office:value="22" calcext:value-type="float">
            <text:p>22</text:p>
          </table:table-cell>
          <table:table-cell table:formula="of:=MATCH([.G262];[.J$8:.J$1007];0)" office:value-type="float" office:value="22" calcext:value-type="float">
            <text:p>22</text:p>
          </table:table-cell>
          <table:table-cell table:formula="of:=ABS([.O262]-[.P26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48225953354953" calcext:value-type="float">
            <text:p>0.48225953354953</text:p>
          </table:table-cell>
          <table:table-cell office:value-type="float" office:value="256" calcext:value-type="float">
            <text:p>256</text:p>
          </table:table-cell>
          <table:table-cell office:value-type="float" office:value="0.48219222209429" calcext:value-type="float">
            <text:p>0.48219222209429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384" calcext:value-type="float">
            <text:p>384</text:p>
          </table:table-cell>
          <table:table-cell office:value-type="float" office:value="0.48808582624939" calcext:value-type="float">
            <text:p>0.48808582624939</text:p>
          </table:table-cell>
          <table:table-cell office:value-type="float" office:value="384" calcext:value-type="float">
            <text:p>384</text:p>
          </table:table-cell>
          <table:table-cell office:value-type="float" office:value="0.48801828672706" calcext:value-type="float">
            <text:p>0.48801828672706</text:p>
          </table:table-cell>
          <table:table-cell/>
          <table:table-cell table:formula="of:=[.I263]-[.I262]" office:value-type="float" office:value="0.0000523749617399871" calcext:value-type="float">
            <text:p>0.00005237496174</text:p>
          </table:table-cell>
          <table:table-cell/>
          <table:table-cell table:formula="of:=MATCH([.G263];[.H$8:.H$1007];0)" office:value-type="float" office:value="176" calcext:value-type="float">
            <text:p>176</text:p>
          </table:table-cell>
          <table:table-cell table:formula="of:=MATCH([.G263];[.J$8:.J$1007];0)" office:value-type="float" office:value="176" calcext:value-type="float">
            <text:p>176</text:p>
          </table:table-cell>
          <table:table-cell table:formula="of:=ABS([.O263]-[.P26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51805050176744" calcext:value-type="float">
            <text:p>0.51805050176744</text:p>
          </table:table-cell>
          <table:table-cell office:value-type="float" office:value="257" calcext:value-type="float">
            <text:p>257</text:p>
          </table:table-cell>
          <table:table-cell office:value-type="float" office:value="0.51798292729277" calcext:value-type="float">
            <text:p>0.51798292729277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float" office:value="44" calcext:value-type="float">
            <text:p>44</text:p>
          </table:table-cell>
          <table:table-cell office:value-type="float" office:value="0.4881253869484" calcext:value-type="float">
            <text:p>0.48812538694840</text:p>
          </table:table-cell>
          <table:table-cell office:value-type="float" office:value="44" calcext:value-type="float">
            <text:p>44</text:p>
          </table:table-cell>
          <table:table-cell office:value-type="float" office:value="0.48805800925178" calcext:value-type="float">
            <text:p>0.48805800925178</text:p>
          </table:table-cell>
          <table:table-cell/>
          <table:table-cell table:formula="of:=[.I264]-[.I263]" office:value-type="float" office:value="0.0000395606990100106" calcext:value-type="float">
            <text:p>0.00003956069901</text:p>
          </table:table-cell>
          <table:table-cell/>
          <table:table-cell table:formula="of:=MATCH([.G264];[.H$8:.H$1007];0)" office:value-type="float" office:value="839" calcext:value-type="float">
            <text:p>839</text:p>
          </table:table-cell>
          <table:table-cell table:formula="of:=MATCH([.G264];[.J$8:.J$1007];0)" office:value-type="float" office:value="839" calcext:value-type="float">
            <text:p>839</text:p>
          </table:table-cell>
          <table:table-cell table:formula="of:=ABS([.O264]-[.P26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311292498954" calcext:value-type="float">
            <text:p>0.53112924989540</text:p>
          </table:table-cell>
          <table:table-cell office:value-type="float" office:value="258" calcext:value-type="float">
            <text:p>258</text:p>
          </table:table-cell>
          <table:table-cell office:value-type="float" office:value="0.53106218754875" calcext:value-type="float">
            <text:p>0.5310621875487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float" office:value="633" calcext:value-type="float">
            <text:p>633</text:p>
          </table:table-cell>
          <table:table-cell office:value-type="float" office:value="0.48818457658991" calcext:value-type="float">
            <text:p>0.48818457658991</text:p>
          </table:table-cell>
          <table:table-cell office:value-type="float" office:value="633" calcext:value-type="float">
            <text:p>633</text:p>
          </table:table-cell>
          <table:table-cell office:value-type="float" office:value="0.48811752152208" calcext:value-type="float">
            <text:p>0.48811752152208</text:p>
          </table:table-cell>
          <table:table-cell/>
          <table:table-cell table:formula="of:=[.I265]-[.I264]" office:value-type="float" office:value="0.0000591896415099713" calcext:value-type="float">
            <text:p>0.00005918964151</text:p>
          </table:table-cell>
          <table:table-cell/>
          <table:table-cell table:formula="of:=MATCH([.G265];[.H$8:.H$1007];0)" office:value-type="float" office:value="960" calcext:value-type="float">
            <text:p>960</text:p>
          </table:table-cell>
          <table:table-cell table:formula="of:=MATCH([.G265];[.J$8:.J$1007];0)" office:value-type="float" office:value="960" calcext:value-type="float">
            <text:p>960</text:p>
          </table:table-cell>
          <table:table-cell table:formula="of:=ABS([.O265]-[.P26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47922528648469" calcext:value-type="float">
            <text:p>0.47922528648469</text:p>
          </table:table-cell>
          <table:table-cell office:value-type="float" office:value="259" calcext:value-type="float">
            <text:p>259</text:p>
          </table:table-cell>
          <table:table-cell office:value-type="float" office:value="0.47915777838144" calcext:value-type="float">
            <text:p>0.47915777838144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float" office:value="111" calcext:value-type="float">
            <text:p>111</text:p>
          </table:table-cell>
          <table:table-cell office:value-type="float" office:value="0.48818889349776" calcext:value-type="float">
            <text:p>0.48818889349776</text:p>
          </table:table-cell>
          <table:table-cell office:value-type="float" office:value="111" calcext:value-type="float">
            <text:p>111</text:p>
          </table:table-cell>
          <table:table-cell office:value-type="float" office:value="0.48812151752567" calcext:value-type="float">
            <text:p>0.48812151752567</text:p>
          </table:table-cell>
          <table:table-cell/>
          <table:table-cell table:formula="of:=[.I266]-[.I265]" office:value-type="float" office:value="0.00000431690785002159" calcext:value-type="float">
            <text:p>0.00000431690785</text:p>
          </table:table-cell>
          <table:table-cell/>
          <table:table-cell table:formula="of:=MATCH([.G266];[.H$8:.H$1007];0)" office:value-type="float" office:value="129" calcext:value-type="float">
            <text:p>129</text:p>
          </table:table-cell>
          <table:table-cell table:formula="of:=MATCH([.G266];[.J$8:.J$1007];0)" office:value-type="float" office:value="129" calcext:value-type="float">
            <text:p>129</text:p>
          </table:table-cell>
          <table:table-cell table:formula="of:=ABS([.O266]-[.P26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48842983478688" calcext:value-type="float">
            <text:p>0.48842983478688</text:p>
          </table:table-cell>
          <table:table-cell office:value-type="float" office:value="260" calcext:value-type="float">
            <text:p>260</text:p>
          </table:table-cell>
          <table:table-cell office:value-type="float" office:value="0.4883626785564" calcext:value-type="float">
            <text:p>0.48836267855640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500" calcext:value-type="float">
            <text:p>500</text:p>
          </table:table-cell>
          <table:table-cell office:value-type="float" office:value="0.48829867303177" calcext:value-type="float">
            <text:p>0.48829867303177</text:p>
          </table:table-cell>
          <table:table-cell office:value-type="float" office:value="500" calcext:value-type="float">
            <text:p>500</text:p>
          </table:table-cell>
          <table:table-cell office:value-type="float" office:value="0.48823170546477" calcext:value-type="float">
            <text:p>0.48823170546477</text:p>
          </table:table-cell>
          <table:table-cell/>
          <table:table-cell table:formula="of:=[.I267]-[.I266]" office:value-type="float" office:value="0.000109779534009979" calcext:value-type="float">
            <text:p>0.00010977953401</text:p>
          </table:table-cell>
          <table:table-cell/>
          <table:table-cell table:formula="of:=MATCH([.G267];[.H$8:.H$1007];0)" office:value-type="float" office:value="261" calcext:value-type="float">
            <text:p>261</text:p>
          </table:table-cell>
          <table:table-cell table:formula="of:=MATCH([.G267];[.J$8:.J$1007];0)" office:value-type="float" office:value="261" calcext:value-type="float">
            <text:p>261</text:p>
          </table:table-cell>
          <table:table-cell table:formula="of:=ABS([.O267]-[.P26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49871531522561" calcext:value-type="float">
            <text:p>0.49871531522561</text:p>
          </table:table-cell>
          <table:table-cell office:value-type="float" office:value="261" calcext:value-type="float">
            <text:p>261</text:p>
          </table:table-cell>
          <table:table-cell office:value-type="float" office:value="0.4986480524035" calcext:value-type="float">
            <text:p>0.49864805240350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  <table:table-cell office:value-type="float" office:value="0.48842983478688" calcext:value-type="float">
            <text:p>0.48842983478688</text:p>
          </table:table-cell>
          <table:table-cell office:value-type="float" office:value="260" calcext:value-type="float">
            <text:p>260</text:p>
          </table:table-cell>
          <table:table-cell office:value-type="float" office:value="0.4883626785564" calcext:value-type="float">
            <text:p>0.48836267855640</text:p>
          </table:table-cell>
          <table:table-cell/>
          <table:table-cell table:formula="of:=[.I268]-[.I267]" office:value-type="float" office:value="0.000131161755110021" calcext:value-type="float">
            <text:p>0.00013116175511</text:p>
          </table:table-cell>
          <table:table-cell/>
          <table:table-cell table:formula="of:=MATCH([.G268];[.H$8:.H$1007];0)" office:value-type="float" office:value="464" calcext:value-type="float">
            <text:p>464</text:p>
          </table:table-cell>
          <table:table-cell table:formula="of:=MATCH([.G268];[.J$8:.J$1007];0)" office:value-type="float" office:value="464" calcext:value-type="float">
            <text:p>464</text:p>
          </table:table-cell>
          <table:table-cell table:formula="of:=ABS([.O268]-[.P26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50482177389794" calcext:value-type="float">
            <text:p>0.50482177389794</text:p>
          </table:table-cell>
          <table:table-cell office:value-type="float" office:value="262" calcext:value-type="float">
            <text:p>262</text:p>
          </table:table-cell>
          <table:table-cell office:value-type="float" office:value="0.50475486860202" calcext:value-type="float">
            <text:p>0.5047548686020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680" calcext:value-type="float">
            <text:p>680</text:p>
          </table:table-cell>
          <table:table-cell office:value-type="float" office:value="0.48852212840952" calcext:value-type="float">
            <text:p>0.48852212840952</text:p>
          </table:table-cell>
          <table:table-cell office:value-type="float" office:value="680" calcext:value-type="float">
            <text:p>680</text:p>
          </table:table-cell>
          <table:table-cell office:value-type="float" office:value="0.48845523513369" calcext:value-type="float">
            <text:p>0.48845523513369</text:p>
          </table:table-cell>
          <table:table-cell/>
          <table:table-cell table:formula="of:=[.I269]-[.I268]" office:value-type="float" office:value="0.0000922936226399607" calcext:value-type="float">
            <text:p>0.00009229362264</text:p>
          </table:table-cell>
          <table:table-cell/>
          <table:table-cell table:formula="of:=MATCH([.G269];[.H$8:.H$1007];0)" office:value-type="float" office:value="589" calcext:value-type="float">
            <text:p>589</text:p>
          </table:table-cell>
          <table:table-cell table:formula="of:=MATCH([.G269];[.J$8:.J$1007];0)" office:value-type="float" office:value="589" calcext:value-type="float">
            <text:p>589</text:p>
          </table:table-cell>
          <table:table-cell table:formula="of:=ABS([.O269]-[.P26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4980710987629" calcext:value-type="float">
            <text:p>0.49807109876290</text:p>
          </table:table-cell>
          <table:table-cell office:value-type="float" office:value="263" calcext:value-type="float">
            <text:p>263</text:p>
          </table:table-cell>
          <table:table-cell office:value-type="float" office:value="0.49800370360513" calcext:value-type="float">
            <text:p>0.49800370360513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float" office:value="488" calcext:value-type="float">
            <text:p>488</text:p>
          </table:table-cell>
          <table:table-cell office:value-type="float" office:value="0.48853534785801" calcext:value-type="float">
            <text:p>0.48853534785801</text:p>
          </table:table-cell>
          <table:table-cell office:value-type="float" office:value="488" calcext:value-type="float">
            <text:p>488</text:p>
          </table:table-cell>
          <table:table-cell office:value-type="float" office:value="0.48846802704874" calcext:value-type="float">
            <text:p>0.48846802704874</text:p>
          </table:table-cell>
          <table:table-cell/>
          <table:table-cell table:formula="of:=[.I270]-[.I269]" office:value-type="float" office:value="0.0000132194484900316" calcext:value-type="float">
            <text:p>0.00001321944849</text:p>
          </table:table-cell>
          <table:table-cell/>
          <table:table-cell table:formula="of:=MATCH([.G270];[.H$8:.H$1007];0)" office:value-type="float" office:value="448" calcext:value-type="float">
            <text:p>448</text:p>
          </table:table-cell>
          <table:table-cell table:formula="of:=MATCH([.G270];[.J$8:.J$1007];0)" office:value-type="float" office:value="448" calcext:value-type="float">
            <text:p>448</text:p>
          </table:table-cell>
          <table:table-cell table:formula="of:=ABS([.O270]-[.P27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48401549915226" calcext:value-type="float">
            <text:p>0.48401549915226</text:p>
          </table:table-cell>
          <table:table-cell office:value-type="float" office:value="264" calcext:value-type="float">
            <text:p>264</text:p>
          </table:table-cell>
          <table:table-cell office:value-type="float" office:value="0.48394848362493" calcext:value-type="float">
            <text:p>0.48394848362493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float" office:value="949" calcext:value-type="float">
            <text:p>949</text:p>
          </table:table-cell>
          <table:table-cell office:value-type="float" office:value="0.48864581996371" calcext:value-type="float">
            <text:p>0.48864581996371</text:p>
          </table:table-cell>
          <table:table-cell office:value-type="float" office:value="949" calcext:value-type="float">
            <text:p>949</text:p>
          </table:table-cell>
          <table:table-cell office:value-type="float" office:value="0.48857831731809" calcext:value-type="float">
            <text:p>0.48857831731809</text:p>
          </table:table-cell>
          <table:table-cell/>
          <table:table-cell table:formula="of:=[.I271]-[.I270]" office:value-type="float" office:value="0.000110472105699977" calcext:value-type="float">
            <text:p>0.00011047210570</text:p>
          </table:table-cell>
          <table:table-cell/>
          <table:table-cell table:formula="of:=MATCH([.G271];[.H$8:.H$1007];0)" office:value-type="float" office:value="191" calcext:value-type="float">
            <text:p>191</text:p>
          </table:table-cell>
          <table:table-cell table:formula="of:=MATCH([.G271];[.J$8:.J$1007];0)" office:value-type="float" office:value="191" calcext:value-type="float">
            <text:p>191</text:p>
          </table:table-cell>
          <table:table-cell table:formula="of:=ABS([.O271]-[.P27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4972559052691" calcext:value-type="float">
            <text:p>0.49725590526910</text:p>
          </table:table-cell>
          <table:table-cell office:value-type="float" office:value="265" calcext:value-type="float">
            <text:p>265</text:p>
          </table:table-cell>
          <table:table-cell office:value-type="float" office:value="0.49718881818037" calcext:value-type="float">
            <text:p>0.49718881818037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440" calcext:value-type="float">
            <text:p>440</text:p>
          </table:table-cell>
          <table:table-cell office:value-type="float" office:value="0.48866725661694" calcext:value-type="float">
            <text:p>0.48866725661694</text:p>
          </table:table-cell>
          <table:table-cell office:value-type="float" office:value="440" calcext:value-type="float">
            <text:p>440</text:p>
          </table:table-cell>
          <table:table-cell office:value-type="float" office:value="0.48859944297013" calcext:value-type="float">
            <text:p>0.48859944297013</text:p>
          </table:table-cell>
          <table:table-cell/>
          <table:table-cell table:formula="of:=[.I272]-[.I271]" office:value-type="float" office:value="0.0000214366532300114" calcext:value-type="float">
            <text:p>0.00002143665323</text:p>
          </table:table-cell>
          <table:table-cell/>
          <table:table-cell table:formula="of:=MATCH([.G272];[.H$8:.H$1007];0)" office:value-type="float" office:value="433" calcext:value-type="float">
            <text:p>433</text:p>
          </table:table-cell>
          <table:table-cell table:formula="of:=MATCH([.G272];[.J$8:.J$1007];0)" office:value-type="float" office:value="433" calcext:value-type="float">
            <text:p>433</text:p>
          </table:table-cell>
          <table:table-cell table:formula="of:=ABS([.O272]-[.P27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5121285613453" calcext:value-type="float">
            <text:p>0.51212856134530</text:p>
          </table:table-cell>
          <table:table-cell office:value-type="float" office:value="266" calcext:value-type="float">
            <text:p>266</text:p>
          </table:table-cell>
          <table:table-cell office:value-type="float" office:value="0.51206102040607" calcext:value-type="float">
            <text:p>0.51206102040607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21" calcext:value-type="float">
            <text:p>21</text:p>
          </table:table-cell>
          <table:table-cell office:value-type="float" office:value="0.48873979764884" calcext:value-type="float">
            <text:p>0.48873979764884</text:p>
          </table:table-cell>
          <table:table-cell office:value-type="float" office:value="21" calcext:value-type="float">
            <text:p>21</text:p>
          </table:table-cell>
          <table:table-cell office:value-type="float" office:value="0.48867245176604" calcext:value-type="float">
            <text:p>0.48867245176604</text:p>
          </table:table-cell>
          <table:table-cell/>
          <table:table-cell table:formula="of:=[.I273]-[.I272]" office:value-type="float" office:value="0.0000725410319000197" calcext:value-type="float">
            <text:p>0.00007254103190</text:p>
          </table:table-cell>
          <table:table-cell/>
          <table:table-cell table:formula="of:=MATCH([.G273];[.H$8:.H$1007];0)" office:value-type="float" office:value="736" calcext:value-type="float">
            <text:p>736</text:p>
          </table:table-cell>
          <table:table-cell table:formula="of:=MATCH([.G273];[.J$8:.J$1007];0)" office:value-type="float" office:value="736" calcext:value-type="float">
            <text:p>736</text:p>
          </table:table-cell>
          <table:table-cell table:formula="of:=ABS([.O273]-[.P27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50191888465066" calcext:value-type="float">
            <text:p>0.50191888465066</text:p>
          </table:table-cell>
          <table:table-cell office:value-type="float" office:value="267" calcext:value-type="float">
            <text:p>267</text:p>
          </table:table-cell>
          <table:table-cell office:value-type="float" office:value="0.50185143332235" calcext:value-type="float">
            <text:p>0.50185143332235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0.48889117168153" calcext:value-type="float">
            <text:p>0.48889117168153</text:p>
          </table:table-cell>
          <table:table-cell office:value-type="float" office:value="294" calcext:value-type="float">
            <text:p>294</text:p>
          </table:table-cell>
          <table:table-cell office:value-type="float" office:value="0.48882397623174" calcext:value-type="float">
            <text:p>0.48882397623174</text:p>
          </table:table-cell>
          <table:table-cell/>
          <table:table-cell table:formula="of:=[.I274]-[.I273]" office:value-type="float" office:value="0.000151374032689999" calcext:value-type="float">
            <text:p>0.00015137403269</text:p>
          </table:table-cell>
          <table:table-cell/>
          <table:table-cell table:formula="of:=MATCH([.G274];[.H$8:.H$1007];0)" office:value-type="float" office:value="531" calcext:value-type="float">
            <text:p>531</text:p>
          </table:table-cell>
          <table:table-cell table:formula="of:=MATCH([.G274];[.J$8:.J$1007];0)" office:value-type="float" office:value="531" calcext:value-type="float">
            <text:p>531</text:p>
          </table:table-cell>
          <table:table-cell table:formula="of:=ABS([.O274]-[.P27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52532236937461" calcext:value-type="float">
            <text:p>0.52532236937461</text:p>
          </table:table-cell>
          <table:table-cell office:value-type="float" office:value="268" calcext:value-type="float">
            <text:p>268</text:p>
          </table:table-cell>
          <table:table-cell office:value-type="float" office:value="0.5252547403658" calcext:value-type="float">
            <text:p>0.52525474036580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float" office:value="392" calcext:value-type="float">
            <text:p>392</text:p>
          </table:table-cell>
          <table:table-cell office:value-type="float" office:value="0.488938560439" calcext:value-type="float">
            <text:p>0.48893856043900</text:p>
          </table:table-cell>
          <table:table-cell office:value-type="float" office:value="392" calcext:value-type="float">
            <text:p>392</text:p>
          </table:table-cell>
          <table:table-cell office:value-type="float" office:value="0.48887117770164" calcext:value-type="float">
            <text:p>0.48887117770164</text:p>
          </table:table-cell>
          <table:table-cell/>
          <table:table-cell table:formula="of:=[.I275]-[.I274]" office:value-type="float" office:value="0.0000473887574699572" calcext:value-type="float">
            <text:p>0.00004738875747</text:p>
          </table:table-cell>
          <table:table-cell/>
          <table:table-cell table:formula="of:=MATCH([.G275];[.H$8:.H$1007];0)" office:value-type="float" office:value="917" calcext:value-type="float">
            <text:p>917</text:p>
          </table:table-cell>
          <table:table-cell table:formula="of:=MATCH([.G275];[.J$8:.J$1007];0)" office:value-type="float" office:value="917" calcext:value-type="float">
            <text:p>917</text:p>
          </table:table-cell>
          <table:table-cell table:formula="of:=ABS([.O275]-[.P27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1835361849474" calcext:value-type="float">
            <text:p>0.51835361849474</text:p>
          </table:table-cell>
          <table:table-cell office:value-type="float" office:value="269" calcext:value-type="float">
            <text:p>269</text:p>
          </table:table-cell>
          <table:table-cell office:value-type="float" office:value="0.51828624654306" calcext:value-type="float">
            <text:p>0.51828624654306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589" calcext:value-type="float">
            <text:p>589</text:p>
          </table:table-cell>
          <table:table-cell office:value-type="float" office:value="0.48901948791862" calcext:value-type="float">
            <text:p>0.48901948791862</text:p>
          </table:table-cell>
          <table:table-cell office:value-type="float" office:value="589" calcext:value-type="float">
            <text:p>589</text:p>
          </table:table-cell>
          <table:table-cell office:value-type="float" office:value="0.48895139812635" calcext:value-type="float">
            <text:p>0.48895139812635</text:p>
          </table:table-cell>
          <table:table-cell/>
          <table:table-cell table:formula="of:=[.I276]-[.I275]" office:value-type="float" office:value="0.0000809274796200188" calcext:value-type="float">
            <text:p>0.00008092747962</text:p>
          </table:table-cell>
          <table:table-cell/>
          <table:table-cell table:formula="of:=MATCH([.G276];[.H$8:.H$1007];0)" office:value-type="float" office:value="842" calcext:value-type="float">
            <text:p>842</text:p>
          </table:table-cell>
          <table:table-cell table:formula="of:=MATCH([.G276];[.J$8:.J$1007];0)" office:value-type="float" office:value="842" calcext:value-type="float">
            <text:p>842</text:p>
          </table:table-cell>
          <table:table-cell table:formula="of:=ABS([.O276]-[.P27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1518046424022" calcext:value-type="float">
            <text:p>0.51518046424022</text:p>
          </table:table-cell>
          <table:table-cell office:value-type="float" office:value="270" calcext:value-type="float">
            <text:p>270</text:p>
          </table:table-cell>
          <table:table-cell office:value-type="float" office:value="0.51511293402676" calcext:value-type="float">
            <text:p>0.51511293402676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415" calcext:value-type="float">
            <text:p>415</text:p>
          </table:table-cell>
          <table:table-cell office:value-type="float" office:value="0.48906530358357" calcext:value-type="float">
            <text:p>0.48906530358357</text:p>
          </table:table-cell>
          <table:table-cell office:value-type="float" office:value="415" calcext:value-type="float">
            <text:p>415</text:p>
          </table:table-cell>
          <table:table-cell office:value-type="float" office:value="0.48899811484833" calcext:value-type="float">
            <text:p>0.48899811484833</text:p>
          </table:table-cell>
          <table:table-cell/>
          <table:table-cell table:formula="of:=[.I277]-[.I276]" office:value-type="float" office:value="0.0000458156649499886" calcext:value-type="float">
            <text:p>0.00004581566495</text:p>
          </table:table-cell>
          <table:table-cell/>
          <table:table-cell table:formula="of:=MATCH([.G277];[.H$8:.H$1007];0)" office:value-type="float" office:value="792" calcext:value-type="float">
            <text:p>792</text:p>
          </table:table-cell>
          <table:table-cell table:formula="of:=MATCH([.G277];[.J$8:.J$1007];0)" office:value-type="float" office:value="792" calcext:value-type="float">
            <text:p>792</text:p>
          </table:table-cell>
          <table:table-cell table:formula="of:=ABS([.O277]-[.P27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6906820321566" calcext:value-type="float">
            <text:p>0.46906820321566</text:p>
          </table:table-cell>
          <table:table-cell office:value-type="float" office:value="271" calcext:value-type="float">
            <text:p>271</text:p>
          </table:table-cell>
          <table:table-cell office:value-type="float" office:value="0.46900102460336" calcext:value-type="float">
            <text:p>0.46900102460336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854" calcext:value-type="float">
            <text:p>854</text:p>
          </table:table-cell>
          <table:table-cell office:value-type="float" office:value="0.48907520915049" calcext:value-type="float">
            <text:p>0.48907520915049</text:p>
          </table:table-cell>
          <table:table-cell office:value-type="float" office:value="854" calcext:value-type="float">
            <text:p>854</text:p>
          </table:table-cell>
          <table:table-cell office:value-type="float" office:value="0.4890076074708" calcext:value-type="float">
            <text:p>0.48900760747080</text:p>
          </table:table-cell>
          <table:table-cell/>
          <table:table-cell table:formula="of:=[.I278]-[.I277]" office:value-type="float" office:value="0.00000990556692004319" calcext:value-type="float">
            <text:p>0.00000990556692</text:p>
          </table:table-cell>
          <table:table-cell/>
          <table:table-cell table:formula="of:=MATCH([.G278];[.H$8:.H$1007];0)" office:value-type="float" office:value="52" calcext:value-type="float">
            <text:p>52</text:p>
          </table:table-cell>
          <table:table-cell table:formula="of:=MATCH([.G278];[.J$8:.J$1007];0)" office:value-type="float" office:value="52" calcext:value-type="float">
            <text:p>52</text:p>
          </table:table-cell>
          <table:table-cell table:formula="of:=ABS([.O278]-[.P27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1957565897314" calcext:value-type="float">
            <text:p>0.51957565897314</text:p>
          </table:table-cell>
          <table:table-cell office:value-type="float" office:value="272" calcext:value-type="float">
            <text:p>272</text:p>
          </table:table-cell>
          <table:table-cell office:value-type="float" office:value="0.51950870710357" calcext:value-type="float">
            <text:p>0.51950870710357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float" office:value="422" calcext:value-type="float">
            <text:p>422</text:p>
          </table:table-cell>
          <table:table-cell office:value-type="float" office:value="0.48908443172128" calcext:value-type="float">
            <text:p>0.48908443172128</text:p>
          </table:table-cell>
          <table:table-cell office:value-type="float" office:value="422" calcext:value-type="float">
            <text:p>422</text:p>
          </table:table-cell>
          <table:table-cell office:value-type="float" office:value="0.48901698481543" calcext:value-type="float">
            <text:p>0.48901698481543</text:p>
          </table:table-cell>
          <table:table-cell/>
          <table:table-cell table:formula="of:=[.I279]-[.I278]" office:value-type="float" office:value="0.00000922257079000177" calcext:value-type="float">
            <text:p>0.00000922257079</text:p>
          </table:table-cell>
          <table:table-cell/>
          <table:table-cell table:formula="of:=MATCH([.G279];[.H$8:.H$1007];0)" office:value-type="float" office:value="861" calcext:value-type="float">
            <text:p>861</text:p>
          </table:table-cell>
          <table:table-cell table:formula="of:=MATCH([.G279];[.J$8:.J$1007];0)" office:value-type="float" office:value="861" calcext:value-type="float">
            <text:p>861</text:p>
          </table:table-cell>
          <table:table-cell table:formula="of:=ABS([.O279]-[.P27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5261730980504" calcext:value-type="float">
            <text:p>0.52617309805040</text:p>
          </table:table-cell>
          <table:table-cell office:value-type="float" office:value="273" calcext:value-type="float">
            <text:p>273</text:p>
          </table:table-cell>
          <table:table-cell office:value-type="float" office:value="0.52610588818835" calcext:value-type="float">
            <text:p>0.52610588818835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67" calcext:value-type="float">
            <text:p>67</text:p>
          </table:table-cell>
          <table:table-cell office:value-type="float" office:value="0.48914960039148" calcext:value-type="float">
            <text:p>0.48914960039148</text:p>
          </table:table-cell>
          <table:table-cell office:value-type="float" office:value="67" calcext:value-type="float">
            <text:p>67</text:p>
          </table:table-cell>
          <table:table-cell office:value-type="float" office:value="0.48908206569925" calcext:value-type="float">
            <text:p>0.48908206569925</text:p>
          </table:table-cell>
          <table:table-cell/>
          <table:table-cell table:formula="of:=[.I280]-[.I279]" office:value-type="float" office:value="0.0000651686701999554" calcext:value-type="float">
            <text:p>0.00006516867020</text:p>
          </table:table-cell>
          <table:table-cell/>
          <table:table-cell table:formula="of:=MATCH([.G280];[.H$8:.H$1007];0)" office:value-type="float" office:value="928" calcext:value-type="float">
            <text:p>928</text:p>
          </table:table-cell>
          <table:table-cell table:formula="of:=MATCH([.G280];[.J$8:.J$1007];0)" office:value-type="float" office:value="928" calcext:value-type="float">
            <text:p>928</text:p>
          </table:table-cell>
          <table:table-cell table:formula="of:=ABS([.O280]-[.P28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9042948749685" calcext:value-type="float">
            <text:p>0.49042948749685</text:p>
          </table:table-cell>
          <table:table-cell office:value-type="float" office:value="274" calcext:value-type="float">
            <text:p>274</text:p>
          </table:table-cell>
          <table:table-cell office:value-type="float" office:value="0.49036229320705" calcext:value-type="float">
            <text:p>0.49036229320705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float" office:value="817" calcext:value-type="float">
            <text:p>817</text:p>
          </table:table-cell>
          <table:table-cell office:value-type="float" office:value="0.48919410126038" calcext:value-type="float">
            <text:p>0.48919410126038</text:p>
          </table:table-cell>
          <table:table-cell office:value-type="float" office:value="817" calcext:value-type="float">
            <text:p>817</text:p>
          </table:table-cell>
          <table:table-cell office:value-type="float" office:value="0.48912690607342" calcext:value-type="float">
            <text:p>0.48912690607342</text:p>
          </table:table-cell>
          <table:table-cell/>
          <table:table-cell table:formula="of:=[.I281]-[.I280]" office:value-type="float" office:value="0.0000445008689000104" calcext:value-type="float">
            <text:p>0.00004450086890</text:p>
          </table:table-cell>
          <table:table-cell/>
          <table:table-cell table:formula="of:=MATCH([.G281];[.H$8:.H$1007];0)" office:value-type="float" office:value="300" calcext:value-type="float">
            <text:p>300</text:p>
          </table:table-cell>
          <table:table-cell table:formula="of:=MATCH([.G281];[.J$8:.J$1007];0)" office:value-type="float" office:value="300" calcext:value-type="float">
            <text:p>300</text:p>
          </table:table-cell>
          <table:table-cell table:formula="of:=ABS([.O281]-[.P28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50769092449814" calcext:value-type="float">
            <text:p>0.50769092449814</text:p>
          </table:table-cell>
          <table:table-cell office:value-type="float" office:value="275" calcext:value-type="float">
            <text:p>275</text:p>
          </table:table-cell>
          <table:table-cell office:value-type="float" office:value="0.50762351231464" calcext:value-type="float">
            <text:p>0.50762351231464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614" calcext:value-type="float">
            <text:p>614</text:p>
          </table:table-cell>
          <table:table-cell office:value-type="float" office:value="0.48922015403103" calcext:value-type="float">
            <text:p>0.48922015403103</text:p>
          </table:table-cell>
          <table:table-cell office:value-type="float" office:value="614" calcext:value-type="float">
            <text:p>614</text:p>
          </table:table-cell>
          <table:table-cell office:value-type="float" office:value="0.48915285506291" calcext:value-type="float">
            <text:p>0.48915285506291</text:p>
          </table:table-cell>
          <table:table-cell/>
          <table:table-cell table:formula="of:=[.I282]-[.I281]" office:value-type="float" office:value="0.0000260527706499869" calcext:value-type="float">
            <text:p>0.00002605277065</text:p>
          </table:table-cell>
          <table:table-cell/>
          <table:table-cell table:formula="of:=MATCH([.G282];[.H$8:.H$1007];0)" office:value-type="float" office:value="651" calcext:value-type="float">
            <text:p>651</text:p>
          </table:table-cell>
          <table:table-cell table:formula="of:=MATCH([.G282];[.J$8:.J$1007];0)" office:value-type="float" office:value="651" calcext:value-type="float">
            <text:p>651</text:p>
          </table:table-cell>
          <table:table-cell table:formula="of:=ABS([.O282]-[.P28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8217845494155" calcext:value-type="float">
            <text:p>0.48217845494155</text:p>
          </table:table-cell>
          <table:table-cell office:value-type="float" office:value="276" calcext:value-type="float">
            <text:p>276</text:p>
          </table:table-cell>
          <table:table-cell office:value-type="float" office:value="0.48211101514296" calcext:value-type="float">
            <text:p>0.48211101514296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676" calcext:value-type="float">
            <text:p>676</text:p>
          </table:table-cell>
          <table:table-cell office:value-type="float" office:value="0.4892265008928" calcext:value-type="float">
            <text:p>0.48922650089280</text:p>
          </table:table-cell>
          <table:table-cell office:value-type="float" office:value="676" calcext:value-type="float">
            <text:p>676</text:p>
          </table:table-cell>
          <table:table-cell office:value-type="float" office:value="0.48915855918983" calcext:value-type="float">
            <text:p>0.48915855918983</text:p>
          </table:table-cell>
          <table:table-cell/>
          <table:table-cell table:formula="of:=[.I283]-[.I282]" office:value-type="float" office:value="0.00000634686177003463" calcext:value-type="float">
            <text:p>0.00000634686177</text:p>
          </table:table-cell>
          <table:table-cell/>
          <table:table-cell table:formula="of:=MATCH([.G283];[.H$8:.H$1007];0)" office:value-type="float" office:value="174" calcext:value-type="float">
            <text:p>174</text:p>
          </table:table-cell>
          <table:table-cell table:formula="of:=MATCH([.G283];[.J$8:.J$1007];0)" office:value-type="float" office:value="174" calcext:value-type="float">
            <text:p>174</text:p>
          </table:table-cell>
          <table:table-cell table:formula="of:=ABS([.O283]-[.P28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47065272495521" calcext:value-type="float">
            <text:p>0.47065272495521</text:p>
          </table:table-cell>
          <table:table-cell office:value-type="float" office:value="277" calcext:value-type="float">
            <text:p>277</text:p>
          </table:table-cell>
          <table:table-cell office:value-type="float" office:value="0.47058565184646" calcext:value-type="float">
            <text:p>0.47058565184646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float" office:value="678" calcext:value-type="float">
            <text:p>678</text:p>
          </table:table-cell>
          <table:table-cell office:value-type="float" office:value="0.48928337545985" calcext:value-type="float">
            <text:p>0.48928337545985</text:p>
          </table:table-cell>
          <table:table-cell office:value-type="float" office:value="678" calcext:value-type="float">
            <text:p>678</text:p>
          </table:table-cell>
          <table:table-cell office:value-type="float" office:value="0.48921582893756" calcext:value-type="float">
            <text:p>0.48921582893756</text:p>
          </table:table-cell>
          <table:table-cell/>
          <table:table-cell table:formula="of:=[.I284]-[.I283]" office:value-type="float" office:value="0.0000568745670500026" calcext:value-type="float">
            <text:p>0.00005687456705</text:p>
          </table:table-cell>
          <table:table-cell/>
          <table:table-cell table:formula="of:=MATCH([.G284];[.H$8:.H$1007];0)" office:value-type="float" office:value="56" calcext:value-type="float">
            <text:p>56</text:p>
          </table:table-cell>
          <table:table-cell table:formula="of:=MATCH([.G284];[.J$8:.J$1007];0)" office:value-type="float" office:value="56" calcext:value-type="float">
            <text:p>56</text:p>
          </table:table-cell>
          <table:table-cell table:formula="of:=ABS([.O284]-[.P28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50212230212606" calcext:value-type="float">
            <text:p>0.50212230212606</text:p>
          </table:table-cell>
          <table:table-cell office:value-type="float" office:value="278" calcext:value-type="float">
            <text:p>278</text:p>
          </table:table-cell>
          <table:table-cell office:value-type="float" office:value="0.50205508924725" calcext:value-type="float">
            <text:p>0.50205508924725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float" office:value="289" calcext:value-type="float">
            <text:p>289</text:p>
          </table:table-cell>
          <table:table-cell office:value-type="float" office:value="0.48930734558983" calcext:value-type="float">
            <text:p>0.48930734558983</text:p>
          </table:table-cell>
          <table:table-cell office:value-type="float" office:value="289" calcext:value-type="float">
            <text:p>289</text:p>
          </table:table-cell>
          <table:table-cell office:value-type="float" office:value="0.48924003365494" calcext:value-type="float">
            <text:p>0.48924003365494</text:p>
          </table:table-cell>
          <table:table-cell/>
          <table:table-cell table:formula="of:=[.I285]-[.I284]" office:value-type="float" office:value="0.000023970129980011" calcext:value-type="float">
            <text:p>0.00002397012998</text:p>
          </table:table-cell>
          <table:table-cell/>
          <table:table-cell table:formula="of:=MATCH([.G285];[.H$8:.H$1007];0)" office:value-type="float" office:value="535" calcext:value-type="float">
            <text:p>535</text:p>
          </table:table-cell>
          <table:table-cell table:formula="of:=MATCH([.G285];[.J$8:.J$1007];0)" office:value-type="float" office:value="535" calcext:value-type="float">
            <text:p>535</text:p>
          </table:table-cell>
          <table:table-cell table:formula="of:=ABS([.O285]-[.P28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48434114716899" calcext:value-type="float">
            <text:p>0.48434114716899</text:p>
          </table:table-cell>
          <table:table-cell office:value-type="float" office:value="279" calcext:value-type="float">
            <text:p>279</text:p>
          </table:table-cell>
          <table:table-cell office:value-type="float" office:value="0.48427364925833" calcext:value-type="float">
            <text:p>0.48427364925833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float" office:value="534" calcext:value-type="float">
            <text:p>534</text:p>
          </table:table-cell>
          <table:table-cell office:value-type="float" office:value="0.48932243890644" calcext:value-type="float">
            <text:p>0.48932243890644</text:p>
          </table:table-cell>
          <table:table-cell office:value-type="float" office:value="534" calcext:value-type="float">
            <text:p>534</text:p>
          </table:table-cell>
          <table:table-cell office:value-type="float" office:value="0.48925538565529" calcext:value-type="float">
            <text:p>0.48925538565529</text:p>
          </table:table-cell>
          <table:table-cell/>
          <table:table-cell table:formula="of:=[.I286]-[.I285]" office:value-type="float" office:value="0.000015093316609982" calcext:value-type="float">
            <text:p>0.00001509331661</text:p>
          </table:table-cell>
          <table:table-cell/>
          <table:table-cell table:formula="of:=MATCH([.G286];[.H$8:.H$1007];0)" office:value-type="float" office:value="197" calcext:value-type="float">
            <text:p>197</text:p>
          </table:table-cell>
          <table:table-cell table:formula="of:=MATCH([.G286];[.J$8:.J$1007];0)" office:value-type="float" office:value="197" calcext:value-type="float">
            <text:p>197</text:p>
          </table:table-cell>
          <table:table-cell table:formula="of:=ABS([.O286]-[.P28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49164834440777" calcext:value-type="float">
            <text:p>0.49164834440777</text:p>
          </table:table-cell>
          <table:table-cell office:value-type="float" office:value="280" calcext:value-type="float">
            <text:p>280</text:p>
          </table:table-cell>
          <table:table-cell office:value-type="float" office:value="0.49158123867406" calcext:value-type="float">
            <text:p>0.49158123867406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627" calcext:value-type="float">
            <text:p>627</text:p>
          </table:table-cell>
          <table:table-cell office:value-type="float" office:value="0.48939260192716" calcext:value-type="float">
            <text:p>0.48939260192716</text:p>
          </table:table-cell>
          <table:table-cell office:value-type="float" office:value="627" calcext:value-type="float">
            <text:p>627</text:p>
          </table:table-cell>
          <table:table-cell office:value-type="float" office:value="0.48932546894313" calcext:value-type="float">
            <text:p>0.48932546894313</text:p>
          </table:table-cell>
          <table:table-cell/>
          <table:table-cell table:formula="of:=[.I287]-[.I286]" office:value-type="float" office:value="0.0000701630207199932" calcext:value-type="float">
            <text:p>0.00007016302072</text:p>
          </table:table-cell>
          <table:table-cell/>
          <table:table-cell table:formula="of:=MATCH([.G287];[.H$8:.H$1007];0)" office:value-type="float" office:value="324" calcext:value-type="float">
            <text:p>324</text:p>
          </table:table-cell>
          <table:table-cell table:formula="of:=MATCH([.G287];[.J$8:.J$1007];0)" office:value-type="float" office:value="324" calcext:value-type="float">
            <text:p>324</text:p>
          </table:table-cell>
          <table:table-cell table:formula="of:=ABS([.O287]-[.P28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51313782622139" calcext:value-type="float">
            <text:p>0.51313782622139</text:p>
          </table:table-cell>
          <table:table-cell office:value-type="float" office:value="281" calcext:value-type="float">
            <text:p>281</text:p>
          </table:table-cell>
          <table:table-cell office:value-type="float" office:value="0.51307061954408" calcext:value-type="float">
            <text:p>0.51307061954408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524" calcext:value-type="float">
            <text:p>524</text:p>
          </table:table-cell>
          <table:table-cell office:value-type="float" office:value="0.48946974946644" calcext:value-type="float">
            <text:p>0.48946974946644</text:p>
          </table:table-cell>
          <table:table-cell office:value-type="float" office:value="524" calcext:value-type="float">
            <text:p>524</text:p>
          </table:table-cell>
          <table:table-cell office:value-type="float" office:value="0.4894027915834" calcext:value-type="float">
            <text:p>0.48940279158340</text:p>
          </table:table-cell>
          <table:table-cell/>
          <table:table-cell table:formula="of:=[.I288]-[.I287]" office:value-type="float" office:value="0.0000771475392800092" calcext:value-type="float">
            <text:p>0.00007714753928</text:p>
          </table:table-cell>
          <table:table-cell/>
          <table:table-cell table:formula="of:=MATCH([.G288];[.H$8:.H$1007];0)" office:value-type="float" office:value="756" calcext:value-type="float">
            <text:p>756</text:p>
          </table:table-cell>
          <table:table-cell table:formula="of:=MATCH([.G288];[.J$8:.J$1007];0)" office:value-type="float" office:value="756" calcext:value-type="float">
            <text:p>756</text:p>
          </table:table-cell>
          <table:table-cell table:formula="of:=ABS([.O288]-[.P28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49467121861981" calcext:value-type="float">
            <text:p>0.49467121861981</text:p>
          </table:table-cell>
          <table:table-cell office:value-type="float" office:value="282" calcext:value-type="float">
            <text:p>282</text:p>
          </table:table-cell>
          <table:table-cell office:value-type="float" office:value="0.4946038453075" calcext:value-type="float">
            <text:p>0.49460384530750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 office:value-type="float" office:value="315" calcext:value-type="float">
            <text:p>315</text:p>
          </table:table-cell>
          <table:table-cell office:value-type="float" office:value="0.48948513106293" calcext:value-type="float">
            <text:p>0.48948513106293</text:p>
          </table:table-cell>
          <table:table-cell office:value-type="float" office:value="315" calcext:value-type="float">
            <text:p>315</text:p>
          </table:table-cell>
          <table:table-cell office:value-type="float" office:value="0.48941740117753" calcext:value-type="float">
            <text:p>0.48941740117753</text:p>
          </table:table-cell>
          <table:table-cell/>
          <table:table-cell table:formula="of:=[.I289]-[.I288]" office:value-type="float" office:value="0.000015381596490005" calcext:value-type="float">
            <text:p>0.00001538159649</text:p>
          </table:table-cell>
          <table:table-cell/>
          <table:table-cell table:formula="of:=MATCH([.G289];[.H$8:.H$1007];0)" office:value-type="float" office:value="374" calcext:value-type="float">
            <text:p>374</text:p>
          </table:table-cell>
          <table:table-cell table:formula="of:=MATCH([.G289];[.J$8:.J$1007];0)" office:value-type="float" office:value="374" calcext:value-type="float">
            <text:p>374</text:p>
          </table:table-cell>
          <table:table-cell table:formula="of:=ABS([.O289]-[.P28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51459443620083" calcext:value-type="float">
            <text:p>0.51459443620083</text:p>
          </table:table-cell>
          <table:table-cell office:value-type="float" office:value="283" calcext:value-type="float">
            <text:p>283</text:p>
          </table:table-cell>
          <table:table-cell office:value-type="float" office:value="0.51452700201767" calcext:value-type="float">
            <text:p>0.51452700201767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office:value-type="float" office:value="558" calcext:value-type="float">
            <text:p>558</text:p>
          </table:table-cell>
          <table:table-cell office:value-type="float" office:value="0.48956105580118" calcext:value-type="float">
            <text:p>0.48956105580118</text:p>
          </table:table-cell>
          <table:table-cell office:value-type="float" office:value="558" calcext:value-type="float">
            <text:p>558</text:p>
          </table:table-cell>
          <table:table-cell office:value-type="float" office:value="0.48949346241196" calcext:value-type="float">
            <text:p>0.48949346241196</text:p>
          </table:table-cell>
          <table:table-cell/>
          <table:table-cell table:formula="of:=[.I290]-[.I289]" office:value-type="float" office:value="0.0000759247382499661" calcext:value-type="float">
            <text:p>0.00007592473825</text:p>
          </table:table-cell>
          <table:table-cell/>
          <table:table-cell table:formula="of:=MATCH([.G290];[.H$8:.H$1007];0)" office:value-type="float" office:value="783" calcext:value-type="float">
            <text:p>783</text:p>
          </table:table-cell>
          <table:table-cell table:formula="of:=MATCH([.G290];[.J$8:.J$1007];0)" office:value-type="float" office:value="783" calcext:value-type="float">
            <text:p>783</text:p>
          </table:table-cell>
          <table:table-cell table:formula="of:=ABS([.O290]-[.P29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48501472085695" calcext:value-type="float">
            <text:p>0.48501472085695</text:p>
          </table:table-cell>
          <table:table-cell office:value-type="float" office:value="284" calcext:value-type="float">
            <text:p>284</text:p>
          </table:table-cell>
          <table:table-cell office:value-type="float" office:value="0.48494777573444" calcext:value-type="float">
            <text:p>0.48494777573444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600" calcext:value-type="float">
            <text:p>600</text:p>
          </table:table-cell>
          <table:table-cell office:value-type="float" office:value="0.48961057621646" calcext:value-type="float">
            <text:p>0.48961057621646</text:p>
          </table:table-cell>
          <table:table-cell office:value-type="float" office:value="600" calcext:value-type="float">
            <text:p>600</text:p>
          </table:table-cell>
          <table:table-cell office:value-type="float" office:value="0.48954318239015" calcext:value-type="float">
            <text:p>0.48954318239015</text:p>
          </table:table-cell>
          <table:table-cell/>
          <table:table-cell table:formula="of:=[.I291]-[.I290]" office:value-type="float" office:value="0.0000495204152800022" calcext:value-type="float">
            <text:p>0.00004952041528</text:p>
          </table:table-cell>
          <table:table-cell/>
          <table:table-cell table:formula="of:=MATCH([.G291];[.H$8:.H$1007];0)" office:value-type="float" office:value="209" calcext:value-type="float">
            <text:p>209</text:p>
          </table:table-cell>
          <table:table-cell table:formula="of:=MATCH([.G291];[.J$8:.J$1007];0)" office:value-type="float" office:value="209" calcext:value-type="float">
            <text:p>209</text:p>
          </table:table-cell>
          <table:table-cell table:formula="of:=ABS([.O291]-[.P29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53581335673182" calcext:value-type="float">
            <text:p>0.53581335673182</text:p>
          </table:table-cell>
          <table:table-cell office:value-type="float" office:value="285" calcext:value-type="float">
            <text:p>285</text:p>
          </table:table-cell>
          <table:table-cell office:value-type="float" office:value="0.53574616657591" calcext:value-type="float">
            <text:p>0.53574616657591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365" calcext:value-type="float">
            <text:p>365</text:p>
          </table:table-cell>
          <table:table-cell office:value-type="float" office:value="0.48961419325158" calcext:value-type="float">
            <text:p>0.48961419325158</text:p>
          </table:table-cell>
          <table:table-cell office:value-type="float" office:value="365" calcext:value-type="float">
            <text:p>365</text:p>
          </table:table-cell>
          <table:table-cell office:value-type="float" office:value="0.48954707451069" calcext:value-type="float">
            <text:p>0.48954707451069</text:p>
          </table:table-cell>
          <table:table-cell/>
          <table:table-cell table:formula="of:=[.I292]-[.I291]" office:value-type="float" office:value="0.00000361703512002931" calcext:value-type="float">
            <text:p>0.00000361703512</text:p>
          </table:table-cell>
          <table:table-cell/>
          <table:table-cell table:formula="of:=MATCH([.G292];[.H$8:.H$1007];0)" office:value-type="float" office:value="984" calcext:value-type="float">
            <text:p>984</text:p>
          </table:table-cell>
          <table:table-cell table:formula="of:=MATCH([.G292];[.J$8:.J$1007];0)" office:value-type="float" office:value="984" calcext:value-type="float">
            <text:p>984</text:p>
          </table:table-cell>
          <table:table-cell table:formula="of:=ABS([.O292]-[.P29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51390568515286" calcext:value-type="float">
            <text:p>0.51390568515286</text:p>
          </table:table-cell>
          <table:table-cell office:value-type="float" office:value="286" calcext:value-type="float">
            <text:p>286</text:p>
          </table:table-cell>
          <table:table-cell office:value-type="float" office:value="0.51383855331332" calcext:value-type="float">
            <text:p>0.51383855331332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226" calcext:value-type="float">
            <text:p>226</text:p>
          </table:table-cell>
          <table:table-cell office:value-type="float" office:value="0.48962474910494" calcext:value-type="float">
            <text:p>0.48962474910494</text:p>
          </table:table-cell>
          <table:table-cell office:value-type="float" office:value="226" calcext:value-type="float">
            <text:p>226</text:p>
          </table:table-cell>
          <table:table-cell office:value-type="float" office:value="0.48955756672291" calcext:value-type="float">
            <text:p>0.48955756672291</text:p>
          </table:table-cell>
          <table:table-cell/>
          <table:table-cell table:formula="of:=[.I293]-[.I292]" office:value-type="float" office:value="0.000010555853360017" calcext:value-type="float">
            <text:p>0.00001055585336</text:p>
          </table:table-cell>
          <table:table-cell/>
          <table:table-cell table:formula="of:=MATCH([.G293];[.H$8:.H$1007];0)" office:value-type="float" office:value="769" calcext:value-type="float">
            <text:p>769</text:p>
          </table:table-cell>
          <table:table-cell table:formula="of:=MATCH([.G293];[.J$8:.J$1007];0)" office:value-type="float" office:value="769" calcext:value-type="float">
            <text:p>769</text:p>
          </table:table-cell>
          <table:table-cell table:formula="of:=ABS([.O293]-[.P29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47469895299711" calcext:value-type="float">
            <text:p>0.47469895299711</text:p>
          </table:table-cell>
          <table:table-cell office:value-type="float" office:value="287" calcext:value-type="float">
            <text:p>287</text:p>
          </table:table-cell>
          <table:table-cell office:value-type="float" office:value="0.47463140033348" calcext:value-type="float">
            <text:p>0.47463140033348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892" calcext:value-type="float">
            <text:p>892</text:p>
          </table:table-cell>
          <table:table-cell office:value-type="float" office:value="0.48968216955427" calcext:value-type="float">
            <text:p>0.48968216955427</text:p>
          </table:table-cell>
          <table:table-cell office:value-type="float" office:value="892" calcext:value-type="float">
            <text:p>892</text:p>
          </table:table-cell>
          <table:table-cell office:value-type="float" office:value="0.48961569685954" calcext:value-type="float">
            <text:p>0.48961569685954</text:p>
          </table:table-cell>
          <table:table-cell/>
          <table:table-cell table:formula="of:=[.I294]-[.I293]" office:value-type="float" office:value="0.0000574204493299923" calcext:value-type="float">
            <text:p>0.00005742044933</text:p>
          </table:table-cell>
          <table:table-cell/>
          <table:table-cell table:formula="of:=MATCH([.G294];[.H$8:.H$1007];0)" office:value-type="float" office:value="88" calcext:value-type="float">
            <text:p>88</text:p>
          </table:table-cell>
          <table:table-cell table:formula="of:=MATCH([.G294];[.J$8:.J$1007];0)" office:value-type="float" office:value="88" calcext:value-type="float">
            <text:p>88</text:p>
          </table:table-cell>
          <table:table-cell table:formula="of:=ABS([.O294]-[.P29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51425371356303" calcext:value-type="float">
            <text:p>0.51425371356303</text:p>
          </table:table-cell>
          <table:table-cell office:value-type="float" office:value="288" calcext:value-type="float">
            <text:p>288</text:p>
          </table:table-cell>
          <table:table-cell office:value-type="float" office:value="0.51418632976229" calcext:value-type="float">
            <text:p>0.51418632976229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office:value-type="float" office:value="345" calcext:value-type="float">
            <text:p>345</text:p>
          </table:table-cell>
          <table:table-cell office:value-type="float" office:value="0.48968385741102" calcext:value-type="float">
            <text:p>0.48968385741102</text:p>
          </table:table-cell>
          <table:table-cell office:value-type="float" office:value="345" calcext:value-type="float">
            <text:p>345</text:p>
          </table:table-cell>
          <table:table-cell office:value-type="float" office:value="0.48961707131484" calcext:value-type="float">
            <text:p>0.48961707131484</text:p>
          </table:table-cell>
          <table:table-cell/>
          <table:table-cell table:formula="of:=[.I295]-[.I294]" office:value-type="float" office:value="0.00000168785674997674" calcext:value-type="float">
            <text:p>0.00000168785675</text:p>
          </table:table-cell>
          <table:table-cell/>
          <table:table-cell table:formula="of:=MATCH([.G295];[.H$8:.H$1007];0)" office:value-type="float" office:value="775" calcext:value-type="float">
            <text:p>775</text:p>
          </table:table-cell>
          <table:table-cell table:formula="of:=MATCH([.G295];[.J$8:.J$1007];0)" office:value-type="float" office:value="775" calcext:value-type="float">
            <text:p>775</text:p>
          </table:table-cell>
          <table:table-cell table:formula="of:=ABS([.O295]-[.P29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48930734558983" calcext:value-type="float">
            <text:p>0.48930734558983</text:p>
          </table:table-cell>
          <table:table-cell office:value-type="float" office:value="289" calcext:value-type="float">
            <text:p>289</text:p>
          </table:table-cell>
          <table:table-cell office:value-type="float" office:value="0.48924003365494" calcext:value-type="float">
            <text:p>0.4892400336549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986" calcext:value-type="float">
            <text:p>986</text:p>
          </table:table-cell>
          <table:table-cell office:value-type="float" office:value="0.48982542858378" calcext:value-type="float">
            <text:p>0.48982542858378</text:p>
          </table:table-cell>
          <table:table-cell office:value-type="float" office:value="986" calcext:value-type="float">
            <text:p>986</text:p>
          </table:table-cell>
          <table:table-cell office:value-type="float" office:value="0.4897580855097" calcext:value-type="float">
            <text:p>0.48975808550970</text:p>
          </table:table-cell>
          <table:table-cell/>
          <table:table-cell table:formula="of:=[.I296]-[.I295]" office:value-type="float" office:value="0.00014157117275998" calcext:value-type="float">
            <text:p>0.00014157117276</text:p>
          </table:table-cell>
          <table:table-cell/>
          <table:table-cell table:formula="of:=MATCH([.G296];[.H$8:.H$1007];0)" office:value-type="float" office:value="278" calcext:value-type="float">
            <text:p>278</text:p>
          </table:table-cell>
          <table:table-cell table:formula="of:=MATCH([.G296];[.J$8:.J$1007];0)" office:value-type="float" office:value="278" calcext:value-type="float">
            <text:p>278</text:p>
          </table:table-cell>
          <table:table-cell table:formula="of:=ABS([.O296]-[.P29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48374646998637" calcext:value-type="float">
            <text:p>0.48374646998637</text:p>
          </table:table-cell>
          <table:table-cell office:value-type="float" office:value="290" calcext:value-type="float">
            <text:p>290</text:p>
          </table:table-cell>
          <table:table-cell office:value-type="float" office:value="0.48367928208884" calcext:value-type="float">
            <text:p>0.48367928208884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400" calcext:value-type="float">
            <text:p>400</text:p>
          </table:table-cell>
          <table:table-cell office:value-type="float" office:value="0.48983738628511" calcext:value-type="float">
            <text:p>0.48983738628511</text:p>
          </table:table-cell>
          <table:table-cell office:value-type="float" office:value="400" calcext:value-type="float">
            <text:p>400</text:p>
          </table:table-cell>
          <table:table-cell office:value-type="float" office:value="0.48977022658737" calcext:value-type="float">
            <text:p>0.48977022658737</text:p>
          </table:table-cell>
          <table:table-cell/>
          <table:table-cell table:formula="of:=[.I297]-[.I296]" office:value-type="float" office:value="0.000011957701330001" calcext:value-type="float">
            <text:p>0.00001195770133</text:p>
          </table:table-cell>
          <table:table-cell/>
          <table:table-cell table:formula="of:=MATCH([.G297];[.H$8:.H$1007];0)" office:value-type="float" office:value="189" calcext:value-type="float">
            <text:p>189</text:p>
          </table:table-cell>
          <table:table-cell table:formula="of:=MATCH([.G297];[.J$8:.J$1007];0)" office:value-type="float" office:value="189" calcext:value-type="float">
            <text:p>189</text:p>
          </table:table-cell>
          <table:table-cell table:formula="of:=ABS([.O297]-[.P29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45715905177425" calcext:value-type="float">
            <text:p>0.45715905177425</text:p>
          </table:table-cell>
          <table:table-cell office:value-type="float" office:value="291" calcext:value-type="float">
            <text:p>291</text:p>
          </table:table-cell>
          <table:table-cell office:value-type="float" office:value="0.457091601598" calcext:value-type="float">
            <text:p>0.45709160159800</text:p>
          </table:table-cell>
          <table:table-cell table:number-columns-repeated="2"/>
          <table:table-cell office:value-type="float" office:value="291" calcext:value-type="float">
            <text:p>291</text:p>
          </table:table-cell>
          <table:table-cell office:value-type="float" office:value="385" calcext:value-type="float">
            <text:p>385</text:p>
          </table:table-cell>
          <table:table-cell office:value-type="float" office:value="0.48990737932134" calcext:value-type="float">
            <text:p>0.48990737932134</text:p>
          </table:table-cell>
          <table:table-cell office:value-type="float" office:value="385" calcext:value-type="float">
            <text:p>385</text:p>
          </table:table-cell>
          <table:table-cell office:value-type="float" office:value="0.48983985215853" calcext:value-type="float">
            <text:p>0.48983985215853</text:p>
          </table:table-cell>
          <table:table-cell/>
          <table:table-cell table:formula="of:=[.I298]-[.I297]" office:value-type="float" office:value="0.0000699930362300094" calcext:value-type="float">
            <text:p>0.00006999303623</text:p>
          </table:table-cell>
          <table:table-cell/>
          <table:table-cell table:formula="of:=MATCH([.G298];[.H$8:.H$1007];0)" office:value-type="float" office:value="15" calcext:value-type="float">
            <text:p>15</text:p>
          </table:table-cell>
          <table:table-cell table:formula="of:=MATCH([.G298];[.J$8:.J$1007];0)" office:value-type="float" office:value="15" calcext:value-type="float">
            <text:p>15</text:p>
          </table:table-cell>
          <table:table-cell table:formula="of:=ABS([.O298]-[.P29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46306705537311" calcext:value-type="float">
            <text:p>0.46306705537311</text:p>
          </table:table-cell>
          <table:table-cell office:value-type="float" office:value="292" calcext:value-type="float">
            <text:p>292</text:p>
          </table:table-cell>
          <table:table-cell office:value-type="float" office:value="0.46299974975149" calcext:value-type="float">
            <text:p>0.46299974975149</text:p>
          </table:table-cell>
          <table:table-cell table:number-columns-repeated="2"/>
          <table:table-cell office:value-type="float" office:value="292" calcext:value-type="float">
            <text:p>292</text:p>
          </table:table-cell>
          <table:table-cell office:value-type="float" office:value="814" calcext:value-type="float">
            <text:p>814</text:p>
          </table:table-cell>
          <table:table-cell office:value-type="float" office:value="0.48995416176955" calcext:value-type="float">
            <text:p>0.48995416176955</text:p>
          </table:table-cell>
          <table:table-cell office:value-type="float" office:value="814" calcext:value-type="float">
            <text:p>814</text:p>
          </table:table-cell>
          <table:table-cell office:value-type="float" office:value="0.48988669326376" calcext:value-type="float">
            <text:p>0.48988669326376</text:p>
          </table:table-cell>
          <table:table-cell/>
          <table:table-cell table:formula="of:=[.I299]-[.I298]" office:value-type="float" office:value="0.0000467824482099921" calcext:value-type="float">
            <text:p>0.00004678244821</text:p>
          </table:table-cell>
          <table:table-cell/>
          <table:table-cell table:formula="of:=MATCH([.G299];[.H$8:.H$1007];0)" office:value-type="float" office:value="23" calcext:value-type="float">
            <text:p>23</text:p>
          </table:table-cell>
          <table:table-cell table:formula="of:=MATCH([.G299];[.J$8:.J$1007];0)" office:value-type="float" office:value="23" calcext:value-type="float">
            <text:p>23</text:p>
          </table:table-cell>
          <table:table-cell table:formula="of:=ABS([.O299]-[.P29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50707038733981" calcext:value-type="float">
            <text:p>0.50707038733981</text:p>
          </table:table-cell>
          <table:table-cell office:value-type="float" office:value="293" calcext:value-type="float">
            <text:p>293</text:p>
          </table:table-cell>
          <table:table-cell office:value-type="float" office:value="0.50700277291515" calcext:value-type="float">
            <text:p>0.50700277291515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5" calcext:value-type="float">
            <text:p>5</text:p>
          </table:table-cell>
          <table:table-cell office:value-type="float" office:value="0.49013046659453" calcext:value-type="float">
            <text:p>0.49013046659453</text:p>
          </table:table-cell>
          <table:table-cell office:value-type="float" office:value="5" calcext:value-type="float">
            <text:p>5</text:p>
          </table:table-cell>
          <table:table-cell office:value-type="float" office:value="0.49006313917093" calcext:value-type="float">
            <text:p>0.49006313917093</text:p>
          </table:table-cell>
          <table:table-cell/>
          <table:table-cell table:formula="of:=[.I300]-[.I299]" office:value-type="float" office:value="0.000176304824980045" calcext:value-type="float">
            <text:p>0.00017630482498</text:p>
          </table:table-cell>
          <table:table-cell/>
          <table:table-cell table:formula="of:=MATCH([.G300];[.H$8:.H$1007];0)" office:value-type="float" office:value="634" calcext:value-type="float">
            <text:p>634</text:p>
          </table:table-cell>
          <table:table-cell table:formula="of:=MATCH([.G300];[.J$8:.J$1007];0)" office:value-type="float" office:value="634" calcext:value-type="float">
            <text:p>634</text:p>
          </table:table-cell>
          <table:table-cell table:formula="of:=ABS([.O300]-[.P30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48889117168153" calcext:value-type="float">
            <text:p>0.48889117168153</text:p>
          </table:table-cell>
          <table:table-cell office:value-type="float" office:value="294" calcext:value-type="float">
            <text:p>294</text:p>
          </table:table-cell>
          <table:table-cell office:value-type="float" office:value="0.48882397623174" calcext:value-type="float">
            <text:p>0.48882397623174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16" calcext:value-type="float">
            <text:p>816</text:p>
          </table:table-cell>
          <table:table-cell office:value-type="float" office:value="0.4901417799672" calcext:value-type="float">
            <text:p>0.49014177996720</text:p>
          </table:table-cell>
          <table:table-cell office:value-type="float" office:value="816" calcext:value-type="float">
            <text:p>816</text:p>
          </table:table-cell>
          <table:table-cell office:value-type="float" office:value="0.49007426140005" calcext:value-type="float">
            <text:p>0.49007426140005</text:p>
          </table:table-cell>
          <table:table-cell/>
          <table:table-cell table:formula="of:=[.I301]-[.I300]" office:value-type="float" office:value="0.0000113133726700188" calcext:value-type="float">
            <text:p>0.00001131337267</text:p>
          </table:table-cell>
          <table:table-cell/>
          <table:table-cell table:formula="of:=MATCH([.G301];[.H$8:.H$1007];0)" office:value-type="float" office:value="267" calcext:value-type="float">
            <text:p>267</text:p>
          </table:table-cell>
          <table:table-cell table:formula="of:=MATCH([.G301];[.J$8:.J$1007];0)" office:value-type="float" office:value="267" calcext:value-type="float">
            <text:p>267</text:p>
          </table:table-cell>
          <table:table-cell table:formula="of:=ABS([.O301]-[.P30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51182928749967" calcext:value-type="float">
            <text:p>0.51182928749967</text:p>
          </table:table-cell>
          <table:table-cell office:value-type="float" office:value="295" calcext:value-type="float">
            <text:p>295</text:p>
          </table:table-cell>
          <table:table-cell office:value-type="float" office:value="0.51176194709556" calcext:value-type="float">
            <text:p>0.51176194709556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25" calcext:value-type="float">
            <text:p>25</text:p>
          </table:table-cell>
          <table:table-cell office:value-type="float" office:value="0.49014840637183" calcext:value-type="float">
            <text:p>0.49014840637183</text:p>
          </table:table-cell>
          <table:table-cell office:value-type="float" office:value="25" calcext:value-type="float">
            <text:p>25</text:p>
          </table:table-cell>
          <table:table-cell office:value-type="float" office:value="0.49008100449585" calcext:value-type="float">
            <text:p>0.49008100449585</text:p>
          </table:table-cell>
          <table:table-cell/>
          <table:table-cell table:formula="of:=[.I302]-[.I301]" office:value-type="float" office:value="0.00000662640462995023" calcext:value-type="float">
            <text:p>0.00000662640463</text:p>
          </table:table-cell>
          <table:table-cell/>
          <table:table-cell table:formula="of:=MATCH([.G302];[.H$8:.H$1007];0)" office:value-type="float" office:value="725" calcext:value-type="float">
            <text:p>725</text:p>
          </table:table-cell>
          <table:table-cell table:formula="of:=MATCH([.G302];[.J$8:.J$1007];0)" office:value-type="float" office:value="725" calcext:value-type="float">
            <text:p>725</text:p>
          </table:table-cell>
          <table:table-cell table:formula="of:=ABS([.O302]-[.P30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4913974547166" calcext:value-type="float">
            <text:p>0.49139745471660</text:p>
          </table:table-cell>
          <table:table-cell office:value-type="float" office:value="296" calcext:value-type="float">
            <text:p>296</text:p>
          </table:table-cell>
          <table:table-cell office:value-type="float" office:value="0.49133017326816" calcext:value-type="float">
            <text:p>0.49133017326816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office:value-type="float" office:value="543" calcext:value-type="float">
            <text:p>543</text:p>
          </table:table-cell>
          <table:table-cell office:value-type="float" office:value="0.49020772876901" calcext:value-type="float">
            <text:p>0.49020772876901</text:p>
          </table:table-cell>
          <table:table-cell office:value-type="float" office:value="543" calcext:value-type="float">
            <text:p>543</text:p>
          </table:table-cell>
          <table:table-cell office:value-type="float" office:value="0.49014003220268" calcext:value-type="float">
            <text:p>0.49014003220268</text:p>
          </table:table-cell>
          <table:table-cell/>
          <table:table-cell table:formula="of:=[.I303]-[.I302]" office:value-type="float" office:value="0.0000593223971799839" calcext:value-type="float">
            <text:p>0.00005932239718</text:p>
          </table:table-cell>
          <table:table-cell/>
          <table:table-cell table:formula="of:=MATCH([.G303];[.H$8:.H$1007];0)" office:value-type="float" office:value="317" calcext:value-type="float">
            <text:p>317</text:p>
          </table:table-cell>
          <table:table-cell table:formula="of:=MATCH([.G303];[.J$8:.J$1007];0)" office:value-type="float" office:value="317" calcext:value-type="float">
            <text:p>317</text:p>
          </table:table-cell>
          <table:table-cell table:formula="of:=ABS([.O303]-[.P30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47942303387846" calcext:value-type="float">
            <text:p>0.47942303387846</text:p>
          </table:table-cell>
          <table:table-cell office:value-type="float" office:value="297" calcext:value-type="float">
            <text:p>297</text:p>
          </table:table-cell>
          <table:table-cell office:value-type="float" office:value="0.47935573215421" calcext:value-type="float">
            <text:p>0.47935573215421</text:p>
          </table:table-cell>
          <table:table-cell table:number-columns-repeated="2"/>
          <table:table-cell office:value-type="float" office:value="297" calcext:value-type="float">
            <text:p>297</text:p>
          </table:table-cell>
          <table:table-cell office:value-type="float" office:value="449" calcext:value-type="float">
            <text:p>449</text:p>
          </table:table-cell>
          <table:table-cell office:value-type="float" office:value="0.49038910776521" calcext:value-type="float">
            <text:p>0.49038910776521</text:p>
          </table:table-cell>
          <table:table-cell office:value-type="float" office:value="449" calcext:value-type="float">
            <text:p>449</text:p>
          </table:table-cell>
          <table:table-cell office:value-type="float" office:value="0.49032173688695" calcext:value-type="float">
            <text:p>0.49032173688695</text:p>
          </table:table-cell>
          <table:table-cell/>
          <table:table-cell table:formula="of:=[.I304]-[.I303]" office:value-type="float" office:value="0.000181378996200021" calcext:value-type="float">
            <text:p>0.00018137899620</text:p>
          </table:table-cell>
          <table:table-cell/>
          <table:table-cell table:formula="of:=MATCH([.G304];[.H$8:.H$1007];0)" office:value-type="float" office:value="132" calcext:value-type="float">
            <text:p>132</text:p>
          </table:table-cell>
          <table:table-cell table:formula="of:=MATCH([.G304];[.J$8:.J$1007];0)" office:value-type="float" office:value="132" calcext:value-type="float">
            <text:p>132</text:p>
          </table:table-cell>
          <table:table-cell table:formula="of:=ABS([.O304]-[.P30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50751223274293" calcext:value-type="float">
            <text:p>0.50751223274293</text:p>
          </table:table-cell>
          <table:table-cell office:value-type="float" office:value="298" calcext:value-type="float">
            <text:p>298</text:p>
          </table:table-cell>
          <table:table-cell office:value-type="float" office:value="0.50744482734144" calcext:value-type="float">
            <text:p>0.50744482734144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office:value-type="float" office:value="565" calcext:value-type="float">
            <text:p>565</text:p>
          </table:table-cell>
          <table:table-cell office:value-type="float" office:value="0.49039879937946" calcext:value-type="float">
            <text:p>0.49039879937946</text:p>
          </table:table-cell>
          <table:table-cell office:value-type="float" office:value="565" calcext:value-type="float">
            <text:p>565</text:p>
          </table:table-cell>
          <table:table-cell office:value-type="float" office:value="0.49033169961971" calcext:value-type="float">
            <text:p>0.49033169961971</text:p>
          </table:table-cell>
          <table:table-cell/>
          <table:table-cell table:formula="of:=[.I305]-[.I304]" office:value-type="float" office:value="0.00000969161425001808" calcext:value-type="float">
            <text:p>0.00000969161425</text:p>
          </table:table-cell>
          <table:table-cell/>
          <table:table-cell table:formula="of:=MATCH([.G305];[.H$8:.H$1007];0)" office:value-type="float" office:value="646" calcext:value-type="float">
            <text:p>646</text:p>
          </table:table-cell>
          <table:table-cell table:formula="of:=MATCH([.G305];[.J$8:.J$1007];0)" office:value-type="float" office:value="646" calcext:value-type="float">
            <text:p>646</text:p>
          </table:table-cell>
          <table:table-cell table:formula="of:=ABS([.O305]-[.P30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52202762037201" calcext:value-type="float">
            <text:p>0.52202762037201</text:p>
          </table:table-cell>
          <table:table-cell office:value-type="float" office:value="299" calcext:value-type="float">
            <text:p>299</text:p>
          </table:table-cell>
          <table:table-cell office:value-type="float" office:value="0.52196046515535" calcext:value-type="float">
            <text:p>0.52196046515535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758" calcext:value-type="float">
            <text:p>758</text:p>
          </table:table-cell>
          <table:table-cell office:value-type="float" office:value="0.49042206559262" calcext:value-type="float">
            <text:p>0.49042206559262</text:p>
          </table:table-cell>
          <table:table-cell office:value-type="float" office:value="758" calcext:value-type="float">
            <text:p>758</text:p>
          </table:table-cell>
          <table:table-cell office:value-type="float" office:value="0.49035473327106" calcext:value-type="float">
            <text:p>0.49035473327106</text:p>
          </table:table-cell>
          <table:table-cell/>
          <table:table-cell table:formula="of:=[.I306]-[.I305]" office:value-type="float" office:value="0.0000232662131600114" calcext:value-type="float">
            <text:p>0.00002326621316</text:p>
          </table:table-cell>
          <table:table-cell/>
          <table:table-cell table:formula="of:=MATCH([.G306];[.H$8:.H$1007];0)" office:value-type="float" office:value="886" calcext:value-type="float">
            <text:p>886</text:p>
          </table:table-cell>
          <table:table-cell table:formula="of:=MATCH([.G306];[.J$8:.J$1007];0)" office:value-type="float" office:value="886" calcext:value-type="float">
            <text:p>886</text:p>
          </table:table-cell>
          <table:table-cell table:formula="of:=ABS([.O306]-[.P30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1756198950858" calcext:value-type="float">
            <text:p>0.51756198950858</text:p>
          </table:table-cell>
          <table:table-cell office:value-type="float" office:value="300" calcext:value-type="float">
            <text:p>300</text:p>
          </table:table-cell>
          <table:table-cell office:value-type="float" office:value="0.51749453329205" calcext:value-type="float">
            <text:p>0.51749453329205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274" calcext:value-type="float">
            <text:p>274</text:p>
          </table:table-cell>
          <table:table-cell office:value-type="float" office:value="0.49042948749685" calcext:value-type="float">
            <text:p>0.49042948749685</text:p>
          </table:table-cell>
          <table:table-cell office:value-type="float" office:value="274" calcext:value-type="float">
            <text:p>274</text:p>
          </table:table-cell>
          <table:table-cell office:value-type="float" office:value="0.49036229320705" calcext:value-type="float">
            <text:p>0.49036229320705</text:p>
          </table:table-cell>
          <table:table-cell/>
          <table:table-cell table:formula="of:=[.I307]-[.I306]" office:value-type="float" office:value="0.00000742190422997613" calcext:value-type="float">
            <text:p>0.00000742190423</text:p>
          </table:table-cell>
          <table:table-cell/>
          <table:table-cell table:formula="of:=MATCH([.G307];[.H$8:.H$1007];0)" office:value-type="float" office:value="826" calcext:value-type="float">
            <text:p>826</text:p>
          </table:table-cell>
          <table:table-cell table:formula="of:=MATCH([.G307];[.J$8:.J$1007];0)" office:value-type="float" office:value="826" calcext:value-type="float">
            <text:p>826</text:p>
          </table:table-cell>
          <table:table-cell table:formula="of:=ABS([.O307]-[.P30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7019895777197" calcext:value-type="float">
            <text:p>0.47019895777197</text:p>
          </table:table-cell>
          <table:table-cell office:value-type="float" office:value="301" calcext:value-type="float">
            <text:p>301</text:p>
          </table:table-cell>
          <table:table-cell office:value-type="float" office:value="0.4701316447458" calcext:value-type="float">
            <text:p>0.47013164474580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729" calcext:value-type="float">
            <text:p>729</text:p>
          </table:table-cell>
          <table:table-cell office:value-type="float" office:value="0.49043917148359" calcext:value-type="float">
            <text:p>0.49043917148359</text:p>
          </table:table-cell>
          <table:table-cell office:value-type="float" office:value="729" calcext:value-type="float">
            <text:p>729</text:p>
          </table:table-cell>
          <table:table-cell office:value-type="float" office:value="0.49037163772943" calcext:value-type="float">
            <text:p>0.49037163772943</text:p>
          </table:table-cell>
          <table:table-cell/>
          <table:table-cell table:formula="of:=[.I308]-[.I307]" office:value-type="float" office:value="0.00000968398674000559" calcext:value-type="float">
            <text:p>0.00000968398674</text:p>
          </table:table-cell>
          <table:table-cell/>
          <table:table-cell table:formula="of:=MATCH([.G308];[.H$8:.H$1007];0)" office:value-type="float" office:value="53" calcext:value-type="float">
            <text:p>53</text:p>
          </table:table-cell>
          <table:table-cell table:formula="of:=MATCH([.G308];[.J$8:.J$1007];0)" office:value-type="float" office:value="53" calcext:value-type="float">
            <text:p>53</text:p>
          </table:table-cell>
          <table:table-cell table:formula="of:=ABS([.O308]-[.P30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51650740741769" calcext:value-type="float">
            <text:p>0.51650740741769</text:p>
          </table:table-cell>
          <table:table-cell office:value-type="float" office:value="302" calcext:value-type="float">
            <text:p>302</text:p>
          </table:table-cell>
          <table:table-cell office:value-type="float" office:value="0.51644013937528" calcext:value-type="float">
            <text:p>0.51644013937528</text:p>
          </table:table-cell>
          <table:table-cell table:number-columns-repeated="2"/>
          <table:table-cell office:value-type="float" office:value="302" calcext:value-type="float">
            <text:p>302</text:p>
          </table:table-cell>
          <table:table-cell office:value-type="float" office:value="438" calcext:value-type="float">
            <text:p>438</text:p>
          </table:table-cell>
          <table:table-cell office:value-type="float" office:value="0.49058065693088" calcext:value-type="float">
            <text:p>0.49058065693088</text:p>
          </table:table-cell>
          <table:table-cell office:value-type="float" office:value="438" calcext:value-type="float">
            <text:p>438</text:p>
          </table:table-cell>
          <table:table-cell office:value-type="float" office:value="0.49051364795954" calcext:value-type="float">
            <text:p>0.49051364795954</text:p>
          </table:table-cell>
          <table:table-cell/>
          <table:table-cell table:formula="of:=[.I309]-[.I308]" office:value-type="float" office:value="0.00014148544728998" calcext:value-type="float">
            <text:p>0.00014148544729</text:p>
          </table:table-cell>
          <table:table-cell/>
          <table:table-cell table:formula="of:=MATCH([.G309];[.H$8:.H$1007];0)" office:value-type="float" office:value="813" calcext:value-type="float">
            <text:p>813</text:p>
          </table:table-cell>
          <table:table-cell table:formula="of:=MATCH([.G309];[.J$8:.J$1007];0)" office:value-type="float" office:value="813" calcext:value-type="float">
            <text:p>813</text:p>
          </table:table-cell>
          <table:table-cell table:formula="of:=ABS([.O309]-[.P30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54198828524621" calcext:value-type="float">
            <text:p>0.54198828524621</text:p>
          </table:table-cell>
          <table:table-cell office:value-type="float" office:value="303" calcext:value-type="float">
            <text:p>303</text:p>
          </table:table-cell>
          <table:table-cell office:value-type="float" office:value="0.54192052892084" calcext:value-type="float">
            <text:p>0.54192052892084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308" calcext:value-type="float">
            <text:p>308</text:p>
          </table:table-cell>
          <table:table-cell office:value-type="float" office:value="0.49064154105292" calcext:value-type="float">
            <text:p>0.49064154105292</text:p>
          </table:table-cell>
          <table:table-cell office:value-type="float" office:value="308" calcext:value-type="float">
            <text:p>308</text:p>
          </table:table-cell>
          <table:table-cell office:value-type="float" office:value="0.49057354047681" calcext:value-type="float">
            <text:p>0.49057354047681</text:p>
          </table:table-cell>
          <table:table-cell/>
          <table:table-cell table:formula="of:=[.I310]-[.I309]" office:value-type="float" office:value="0.000060884122040028" calcext:value-type="float">
            <text:p>0.00006088412204</text:p>
          </table:table-cell>
          <table:table-cell/>
          <table:table-cell table:formula="of:=MATCH([.G310];[.H$8:.H$1007];0)" office:value-type="float" office:value="991" calcext:value-type="float">
            <text:p>991</text:p>
          </table:table-cell>
          <table:table-cell table:formula="of:=MATCH([.G310];[.J$8:.J$1007];0)" office:value-type="float" office:value="991" calcext:value-type="float">
            <text:p>991</text:p>
          </table:table-cell>
          <table:table-cell table:formula="of:=ABS([.O310]-[.P31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50090225230952" calcext:value-type="float">
            <text:p>0.50090225230952</text:p>
          </table:table-cell>
          <table:table-cell office:value-type="float" office:value="304" calcext:value-type="float">
            <text:p>304</text:p>
          </table:table-cell>
          <table:table-cell office:value-type="float" office:value="0.50083489345323" calcext:value-type="float">
            <text:p>0.50083489345323</text:p>
          </table:table-cell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311" calcext:value-type="float">
            <text:p>311</text:p>
          </table:table-cell>
          <table:table-cell office:value-type="float" office:value="0.49064323715375" calcext:value-type="float">
            <text:p>0.49064323715375</text:p>
          </table:table-cell>
          <table:table-cell office:value-type="float" office:value="311" calcext:value-type="float">
            <text:p>311</text:p>
          </table:table-cell>
          <table:table-cell office:value-type="float" office:value="0.49057608995418" calcext:value-type="float">
            <text:p>0.49057608995418</text:p>
          </table:table-cell>
          <table:table-cell/>
          <table:table-cell table:formula="of:=[.I311]-[.I310]" office:value-type="float" office:value="0.00000169610083000649" calcext:value-type="float">
            <text:p>0.00000169610083</text:p>
          </table:table-cell>
          <table:table-cell/>
          <table:table-cell table:formula="of:=MATCH([.G311];[.H$8:.H$1007];0)" office:value-type="float" office:value="509" calcext:value-type="float">
            <text:p>509</text:p>
          </table:table-cell>
          <table:table-cell table:formula="of:=MATCH([.G311];[.J$8:.J$1007];0)" office:value-type="float" office:value="509" calcext:value-type="float">
            <text:p>509</text:p>
          </table:table-cell>
          <table:table-cell table:formula="of:=ABS([.O311]-[.P31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49532250167657" calcext:value-type="float">
            <text:p>0.49532250167657</text:p>
          </table:table-cell>
          <table:table-cell office:value-type="float" office:value="305" calcext:value-type="float">
            <text:p>305</text:p>
          </table:table-cell>
          <table:table-cell office:value-type="float" office:value="0.49525474786952" calcext:value-type="float">
            <text:p>0.49525474786952</text:p>
          </table:table-cell>
          <table:table-cell table:number-columns-repeated="2"/>
          <table:table-cell office:value-type="float" office:value="305" calcext:value-type="float">
            <text:p>305</text:p>
          </table:table-cell>
          <table:table-cell office:value-type="float" office:value="577" calcext:value-type="float">
            <text:p>577</text:p>
          </table:table-cell>
          <table:table-cell office:value-type="float" office:value="0.49075886122733" calcext:value-type="float">
            <text:p>0.49075886122733</text:p>
          </table:table-cell>
          <table:table-cell office:value-type="float" office:value="577" calcext:value-type="float">
            <text:p>577</text:p>
          </table:table-cell>
          <table:table-cell office:value-type="float" office:value="0.49069129653499" calcext:value-type="float">
            <text:p>0.49069129653499</text:p>
          </table:table-cell>
          <table:table-cell/>
          <table:table-cell table:formula="of:=[.I312]-[.I311]" office:value-type="float" office:value="0.000115624073579956" calcext:value-type="float">
            <text:p>0.00011562407358</text:p>
          </table:table-cell>
          <table:table-cell/>
          <table:table-cell table:formula="of:=MATCH([.G312];[.H$8:.H$1007];0)" office:value-type="float" office:value="392" calcext:value-type="float">
            <text:p>392</text:p>
          </table:table-cell>
          <table:table-cell table:formula="of:=MATCH([.G312];[.J$8:.J$1007];0)" office:value-type="float" office:value="392" calcext:value-type="float">
            <text:p>392</text:p>
          </table:table-cell>
          <table:table-cell table:formula="of:=ABS([.O312]-[.P31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49807848903361" calcext:value-type="float">
            <text:p>0.49807848903361</text:p>
          </table:table-cell>
          <table:table-cell office:value-type="float" office:value="306" calcext:value-type="float">
            <text:p>306</text:p>
          </table:table-cell>
          <table:table-cell office:value-type="float" office:value="0.49801159074968" calcext:value-type="float">
            <text:p>0.49801159074968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505" calcext:value-type="float">
            <text:p>505</text:p>
          </table:table-cell>
          <table:table-cell office:value-type="float" office:value="0.49080576998153" calcext:value-type="float">
            <text:p>0.49080576998153</text:p>
          </table:table-cell>
          <table:table-cell office:value-type="float" office:value="505" calcext:value-type="float">
            <text:p>505</text:p>
          </table:table-cell>
          <table:table-cell office:value-type="float" office:value="0.49073867373409" calcext:value-type="float">
            <text:p>0.49073867373409</text:p>
          </table:table-cell>
          <table:table-cell/>
          <table:table-cell table:formula="of:=[.I313]-[.I312]" office:value-type="float" office:value="0.0000469087542000479" calcext:value-type="float">
            <text:p>0.00004690875420</text:p>
          </table:table-cell>
          <table:table-cell/>
          <table:table-cell table:formula="of:=MATCH([.G313];[.H$8:.H$1007];0)" office:value-type="float" office:value="449" calcext:value-type="float">
            <text:p>449</text:p>
          </table:table-cell>
          <table:table-cell table:formula="of:=MATCH([.G313];[.J$8:.J$1007];0)" office:value-type="float" office:value="449" calcext:value-type="float">
            <text:p>449</text:p>
          </table:table-cell>
          <table:table-cell table:formula="of:=ABS([.O313]-[.P31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52230993991286" calcext:value-type="float">
            <text:p>0.52230993991286</text:p>
          </table:table-cell>
          <table:table-cell office:value-type="float" office:value="307" calcext:value-type="float">
            <text:p>307</text:p>
          </table:table-cell>
          <table:table-cell office:value-type="float" office:value="0.5222430054062" calcext:value-type="float">
            <text:p>0.52224300540620</text:p>
          </table:table-cell>
          <table:table-cell table:number-columns-repeated="2"/>
          <table:table-cell office:value-type="float" office:value="307" calcext:value-type="float">
            <text:p>307</text:p>
          </table:table-cell>
          <table:table-cell office:value-type="float" office:value="971" calcext:value-type="float">
            <text:p>971</text:p>
          </table:table-cell>
          <table:table-cell office:value-type="float" office:value="0.49101439522489" calcext:value-type="float">
            <text:p>0.49101439522489</text:p>
          </table:table-cell>
          <table:table-cell office:value-type="float" office:value="971" calcext:value-type="float">
            <text:p>971</text:p>
          </table:table-cell>
          <table:table-cell office:value-type="float" office:value="0.49094677915845" calcext:value-type="float">
            <text:p>0.49094677915845</text:p>
          </table:table-cell>
          <table:table-cell/>
          <table:table-cell table:formula="of:=[.I314]-[.I313]" office:value-type="float" office:value="0.000208625243359961" calcext:value-type="float">
            <text:p>0.00020862524336</text:p>
          </table:table-cell>
          <table:table-cell/>
          <table:table-cell table:formula="of:=MATCH([.G314];[.H$8:.H$1007];0)" office:value-type="float" office:value="887" calcext:value-type="float">
            <text:p>887</text:p>
          </table:table-cell>
          <table:table-cell table:formula="of:=MATCH([.G314];[.J$8:.J$1007];0)" office:value-type="float" office:value="887" calcext:value-type="float">
            <text:p>887</text:p>
          </table:table-cell>
          <table:table-cell table:formula="of:=ABS([.O314]-[.P31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49064154105292" calcext:value-type="float">
            <text:p>0.49064154105292</text:p>
          </table:table-cell>
          <table:table-cell office:value-type="float" office:value="308" calcext:value-type="float">
            <text:p>308</text:p>
          </table:table-cell>
          <table:table-cell office:value-type="float" office:value="0.49057354047681" calcext:value-type="float">
            <text:p>0.49057354047681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office:value-type="float" office:value="123" calcext:value-type="float">
            <text:p>123</text:p>
          </table:table-cell>
          <table:table-cell office:value-type="float" office:value="0.49101915143883" calcext:value-type="float">
            <text:p>0.49101915143883</text:p>
          </table:table-cell>
          <table:table-cell office:value-type="float" office:value="123" calcext:value-type="float">
            <text:p>123</text:p>
          </table:table-cell>
          <table:table-cell office:value-type="float" office:value="0.49095175052047" calcext:value-type="float">
            <text:p>0.49095175052047</text:p>
          </table:table-cell>
          <table:table-cell/>
          <table:table-cell table:formula="of:=[.I315]-[.I314]" office:value-type="float" office:value="0.00000475621394002701" calcext:value-type="float">
            <text:p>0.00000475621394</text:p>
          </table:table-cell>
          <table:table-cell/>
          <table:table-cell table:formula="of:=MATCH([.G315];[.H$8:.H$1007];0)" office:value-type="float" office:value="303" calcext:value-type="float">
            <text:p>303</text:p>
          </table:table-cell>
          <table:table-cell table:formula="of:=MATCH([.G315];[.J$8:.J$1007];0)" office:value-type="float" office:value="303" calcext:value-type="float">
            <text:p>303</text:p>
          </table:table-cell>
          <table:table-cell table:formula="of:=ABS([.O315]-[.P31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51195749077174" calcext:value-type="float">
            <text:p>0.51195749077174</text:p>
          </table:table-cell>
          <table:table-cell office:value-type="float" office:value="309" calcext:value-type="float">
            <text:p>309</text:p>
          </table:table-cell>
          <table:table-cell office:value-type="float" office:value="0.51189013153684" calcext:value-type="float">
            <text:p>0.51189013153684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337" calcext:value-type="float">
            <text:p>337</text:p>
          </table:table-cell>
          <table:table-cell office:value-type="float" office:value="0.49104544829987" calcext:value-type="float">
            <text:p>0.49104544829987</text:p>
          </table:table-cell>
          <table:table-cell office:value-type="float" office:value="337" calcext:value-type="float">
            <text:p>337</text:p>
          </table:table-cell>
          <table:table-cell office:value-type="float" office:value="0.49097816599501" calcext:value-type="float">
            <text:p>0.49097816599501</text:p>
          </table:table-cell>
          <table:table-cell/>
          <table:table-cell table:formula="of:=[.I316]-[.I315]" office:value-type="float" office:value="0.0000262968610399983" calcext:value-type="float">
            <text:p>0.00002629686104</text:p>
          </table:table-cell>
          <table:table-cell/>
          <table:table-cell table:formula="of:=MATCH([.G316];[.H$8:.H$1007];0)" office:value-type="float" office:value="731" calcext:value-type="float">
            <text:p>731</text:p>
          </table:table-cell>
          <table:table-cell table:formula="of:=MATCH([.G316];[.J$8:.J$1007];0)" office:value-type="float" office:value="731" calcext:value-type="float">
            <text:p>731</text:p>
          </table:table-cell>
          <table:table-cell table:formula="of:=ABS([.O316]-[.P31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51550006611093" calcext:value-type="float">
            <text:p>0.51550006611093</text:p>
          </table:table-cell>
          <table:table-cell office:value-type="float" office:value="310" calcext:value-type="float">
            <text:p>310</text:p>
          </table:table-cell>
          <table:table-cell office:value-type="float" office:value="0.51543277781218" calcext:value-type="float">
            <text:p>0.51543277781218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511" calcext:value-type="float">
            <text:p>511</text:p>
          </table:table-cell>
          <table:table-cell office:value-type="float" office:value="0.49107236960641" calcext:value-type="float">
            <text:p>0.49107236960641</text:p>
          </table:table-cell>
          <table:table-cell office:value-type="float" office:value="511" calcext:value-type="float">
            <text:p>511</text:p>
          </table:table-cell>
          <table:table-cell office:value-type="float" office:value="0.49100479262833" calcext:value-type="float">
            <text:p>0.49100479262833</text:p>
          </table:table-cell>
          <table:table-cell/>
          <table:table-cell table:formula="of:=[.I317]-[.I316]" office:value-type="float" office:value="0.0000269213065399732" calcext:value-type="float">
            <text:p>0.00002692130654</text:p>
          </table:table-cell>
          <table:table-cell/>
          <table:table-cell table:formula="of:=MATCH([.G317];[.H$8:.H$1007];0)" office:value-type="float" office:value="796" calcext:value-type="float">
            <text:p>796</text:p>
          </table:table-cell>
          <table:table-cell table:formula="of:=MATCH([.G317];[.J$8:.J$1007];0)" office:value-type="float" office:value="796" calcext:value-type="float">
            <text:p>796</text:p>
          </table:table-cell>
          <table:table-cell table:formula="of:=ABS([.O317]-[.P31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49064323715375" calcext:value-type="float">
            <text:p>0.49064323715375</text:p>
          </table:table-cell>
          <table:table-cell office:value-type="float" office:value="311" calcext:value-type="float">
            <text:p>311</text:p>
          </table:table-cell>
          <table:table-cell office:value-type="float" office:value="0.49057608995418" calcext:value-type="float">
            <text:p>0.49057608995418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 office:value-type="float" office:value="815" calcext:value-type="float">
            <text:p>815</text:p>
          </table:table-cell>
          <table:table-cell office:value-type="float" office:value="0.49108150494522" calcext:value-type="float">
            <text:p>0.49108150494522</text:p>
          </table:table-cell>
          <table:table-cell office:value-type="float" office:value="815" calcext:value-type="float">
            <text:p>815</text:p>
          </table:table-cell>
          <table:table-cell office:value-type="float" office:value="0.49101451940947" calcext:value-type="float">
            <text:p>0.49101451940947</text:p>
          </table:table-cell>
          <table:table-cell/>
          <table:table-cell table:formula="of:=[.I318]-[.I317]" office:value-type="float" office:value="0.00000913533881002904" calcext:value-type="float">
            <text:p>0.00000913533881</text:p>
          </table:table-cell>
          <table:table-cell/>
          <table:table-cell table:formula="of:=MATCH([.G318];[.H$8:.H$1007];0)" office:value-type="float" office:value="304" calcext:value-type="float">
            <text:p>304</text:p>
          </table:table-cell>
          <table:table-cell table:formula="of:=MATCH([.G318];[.J$8:.J$1007];0)" office:value-type="float" office:value="304" calcext:value-type="float">
            <text:p>304</text:p>
          </table:table-cell>
          <table:table-cell table:formula="of:=ABS([.O318]-[.P31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50117166598111" calcext:value-type="float">
            <text:p>0.50117166598111</text:p>
          </table:table-cell>
          <table:table-cell office:value-type="float" office:value="312" calcext:value-type="float">
            <text:p>312</text:p>
          </table:table-cell>
          <table:table-cell office:value-type="float" office:value="0.50110399386093" calcext:value-type="float">
            <text:p>0.50110399386093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116" calcext:value-type="float">
            <text:p>116</text:p>
          </table:table-cell>
          <table:table-cell office:value-type="float" office:value="0.49110060598847" calcext:value-type="float">
            <text:p>0.49110060598847</text:p>
          </table:table-cell>
          <table:table-cell office:value-type="float" office:value="116" calcext:value-type="float">
            <text:p>116</text:p>
          </table:table-cell>
          <table:table-cell office:value-type="float" office:value="0.49103327477326" calcext:value-type="float">
            <text:p>0.49103327477326</text:p>
          </table:table-cell>
          <table:table-cell/>
          <table:table-cell table:formula="of:=[.I319]-[.I318]" office:value-type="float" office:value="0.0000191010432499805" calcext:value-type="float">
            <text:p>0.00001910104325</text:p>
          </table:table-cell>
          <table:table-cell/>
          <table:table-cell table:formula="of:=MATCH([.G319];[.H$8:.H$1007];0)" office:value-type="float" office:value="513" calcext:value-type="float">
            <text:p>513</text:p>
          </table:table-cell>
          <table:table-cell table:formula="of:=MATCH([.G319];[.J$8:.J$1007];0)" office:value-type="float" office:value="513" calcext:value-type="float">
            <text:p>513</text:p>
          </table:table-cell>
          <table:table-cell table:formula="of:=ABS([.O319]-[.P31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47156227068937" calcext:value-type="float">
            <text:p>0.47156227068937</text:p>
          </table:table-cell>
          <table:table-cell office:value-type="float" office:value="313" calcext:value-type="float">
            <text:p>313</text:p>
          </table:table-cell>
          <table:table-cell office:value-type="float" office:value="0.47149469331029" calcext:value-type="float">
            <text:p>0.47149469331029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117" calcext:value-type="float">
            <text:p>117</text:p>
          </table:table-cell>
          <table:table-cell office:value-type="float" office:value="0.49114194475828" calcext:value-type="float">
            <text:p>0.49114194475828</text:p>
          </table:table-cell>
          <table:table-cell office:value-type="float" office:value="117" calcext:value-type="float">
            <text:p>117</text:p>
          </table:table-cell>
          <table:table-cell office:value-type="float" office:value="0.49107430493736" calcext:value-type="float">
            <text:p>0.49107430493736</text:p>
          </table:table-cell>
          <table:table-cell/>
          <table:table-cell table:formula="of:=[.I320]-[.I319]" office:value-type="float" office:value="0.0000413387698099954" calcext:value-type="float">
            <text:p>0.00004133876981</text:p>
          </table:table-cell>
          <table:table-cell/>
          <table:table-cell table:formula="of:=MATCH([.G320];[.H$8:.H$1007];0)" office:value-type="float" office:value="61" calcext:value-type="float">
            <text:p>61</text:p>
          </table:table-cell>
          <table:table-cell table:formula="of:=MATCH([.G320];[.J$8:.J$1007];0)" office:value-type="float" office:value="61" calcext:value-type="float">
            <text:p>61</text:p>
          </table:table-cell>
          <table:table-cell table:formula="of:=ABS([.O320]-[.P32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47273578269035" calcext:value-type="float">
            <text:p>0.47273578269035</text:p>
          </table:table-cell>
          <table:table-cell office:value-type="float" office:value="314" calcext:value-type="float">
            <text:p>314</text:p>
          </table:table-cell>
          <table:table-cell office:value-type="float" office:value="0.47266807333881" calcext:value-type="float">
            <text:p>0.47266807333881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571" calcext:value-type="float">
            <text:p>571</text:p>
          </table:table-cell>
          <table:table-cell office:value-type="float" office:value="0.49121118108018" calcext:value-type="float">
            <text:p>0.49121118108018</text:p>
          </table:table-cell>
          <table:table-cell office:value-type="float" office:value="571" calcext:value-type="float">
            <text:p>571</text:p>
          </table:table-cell>
          <table:table-cell office:value-type="float" office:value="0.49114370571654" calcext:value-type="float">
            <text:p>0.49114370571654</text:p>
          </table:table-cell>
          <table:table-cell/>
          <table:table-cell table:formula="of:=[.I321]-[.I320]" office:value-type="float" office:value="0.0000692363219000347" calcext:value-type="float">
            <text:p>0.00006923632190</text:p>
          </table:table-cell>
          <table:table-cell/>
          <table:table-cell table:formula="of:=MATCH([.G321];[.H$8:.H$1007];0)" office:value-type="float" office:value="70" calcext:value-type="float">
            <text:p>70</text:p>
          </table:table-cell>
          <table:table-cell table:formula="of:=MATCH([.G321];[.J$8:.J$1007];0)" office:value-type="float" office:value="70" calcext:value-type="float">
            <text:p>70</text:p>
          </table:table-cell>
          <table:table-cell table:formula="of:=ABS([.O321]-[.P32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48948513106293" calcext:value-type="float">
            <text:p>0.48948513106293</text:p>
          </table:table-cell>
          <table:table-cell office:value-type="float" office:value="315" calcext:value-type="float">
            <text:p>315</text:p>
          </table:table-cell>
          <table:table-cell office:value-type="float" office:value="0.48941740117753" calcext:value-type="float">
            <text:p>0.48941740117753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637" calcext:value-type="float">
            <text:p>637</text:p>
          </table:table-cell>
          <table:table-cell office:value-type="float" office:value="0.49128337359394" calcext:value-type="float">
            <text:p>0.49128337359394</text:p>
          </table:table-cell>
          <table:table-cell office:value-type="float" office:value="637" calcext:value-type="float">
            <text:p>637</text:p>
          </table:table-cell>
          <table:table-cell office:value-type="float" office:value="0.49121553922233" calcext:value-type="float">
            <text:p>0.49121553922233</text:p>
          </table:table-cell>
          <table:table-cell/>
          <table:table-cell table:formula="of:=[.I322]-[.I321]" office:value-type="float" office:value="0.0000721925137599499" calcext:value-type="float">
            <text:p>0.00007219251376</text:p>
          </table:table-cell>
          <table:table-cell/>
          <table:table-cell table:formula="of:=MATCH([.G322];[.H$8:.H$1007];0)" office:value-type="float" office:value="282" calcext:value-type="float">
            <text:p>282</text:p>
          </table:table-cell>
          <table:table-cell table:formula="of:=MATCH([.G322];[.J$8:.J$1007];0)" office:value-type="float" office:value="282" calcext:value-type="float">
            <text:p>282</text:p>
          </table:table-cell>
          <table:table-cell table:formula="of:=ABS([.O322]-[.P32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50545064964448" calcext:value-type="float">
            <text:p>0.50545064964448</text:p>
          </table:table-cell>
          <table:table-cell office:value-type="float" office:value="316" calcext:value-type="float">
            <text:p>316</text:p>
          </table:table-cell>
          <table:table-cell office:value-type="float" office:value="0.50538282631721" calcext:value-type="float">
            <text:p>0.50538282631721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56" calcext:value-type="float">
            <text:p>56</text:p>
          </table:table-cell>
          <table:table-cell office:value-type="float" office:value="0.49129189626578" calcext:value-type="float">
            <text:p>0.49129189626578</text:p>
          </table:table-cell>
          <table:table-cell office:value-type="float" office:value="56" calcext:value-type="float">
            <text:p>56</text:p>
          </table:table-cell>
          <table:table-cell office:value-type="float" office:value="0.49122454134476" calcext:value-type="float">
            <text:p>0.49122454134476</text:p>
          </table:table-cell>
          <table:table-cell/>
          <table:table-cell table:formula="of:=[.I323]-[.I322]" office:value-type="float" office:value="0.00000852267184003885" calcext:value-type="float">
            <text:p>0.00000852267184</text:p>
          </table:table-cell>
          <table:table-cell/>
          <table:table-cell table:formula="of:=MATCH([.G323];[.H$8:.H$1007];0)" office:value-type="float" office:value="601" calcext:value-type="float">
            <text:p>601</text:p>
          </table:table-cell>
          <table:table-cell table:formula="of:=MATCH([.G323];[.J$8:.J$1007];0)" office:value-type="float" office:value="601" calcext:value-type="float">
            <text:p>601</text:p>
          </table:table-cell>
          <table:table-cell table:formula="of:=ABS([.O323]-[.P32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48418147472372" calcext:value-type="float">
            <text:p>0.48418147472372</text:p>
          </table:table-cell>
          <table:table-cell office:value-type="float" office:value="317" calcext:value-type="float">
            <text:p>317</text:p>
          </table:table-cell>
          <table:table-cell office:value-type="float" office:value="0.48411405674978" calcext:value-type="float">
            <text:p>0.48411405674978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296" calcext:value-type="float">
            <text:p>296</text:p>
          </table:table-cell>
          <table:table-cell office:value-type="float" office:value="0.4913974547166" calcext:value-type="float">
            <text:p>0.49139745471660</text:p>
          </table:table-cell>
          <table:table-cell office:value-type="float" office:value="296" calcext:value-type="float">
            <text:p>296</text:p>
          </table:table-cell>
          <table:table-cell office:value-type="float" office:value="0.49133017326816" calcext:value-type="float">
            <text:p>0.49133017326816</text:p>
          </table:table-cell>
          <table:table-cell/>
          <table:table-cell table:formula="of:=[.I324]-[.I323]" office:value-type="float" office:value="0.000105558450819998" calcext:value-type="float">
            <text:p>0.00010555845082</text:p>
          </table:table-cell>
          <table:table-cell/>
          <table:table-cell table:formula="of:=MATCH([.G324];[.H$8:.H$1007];0)" office:value-type="float" office:value="195" calcext:value-type="float">
            <text:p>195</text:p>
          </table:table-cell>
          <table:table-cell table:formula="of:=MATCH([.G324];[.J$8:.J$1007];0)" office:value-type="float" office:value="195" calcext:value-type="float">
            <text:p>195</text:p>
          </table:table-cell>
          <table:table-cell table:formula="of:=ABS([.O324]-[.P32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52557037163559" calcext:value-type="float">
            <text:p>0.52557037163559</text:p>
          </table:table-cell>
          <table:table-cell office:value-type="float" office:value="318" calcext:value-type="float">
            <text:p>318</text:p>
          </table:table-cell>
          <table:table-cell office:value-type="float" office:value="0.52550283790944" calcext:value-type="float">
            <text:p>0.52550283790944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921" calcext:value-type="float">
            <text:p>921</text:p>
          </table:table-cell>
          <table:table-cell office:value-type="float" office:value="0.4914614425023" calcext:value-type="float">
            <text:p>0.49146144250230</text:p>
          </table:table-cell>
          <table:table-cell office:value-type="float" office:value="921" calcext:value-type="float">
            <text:p>921</text:p>
          </table:table-cell>
          <table:table-cell office:value-type="float" office:value="0.4913943983833" calcext:value-type="float">
            <text:p>0.49139439838330</text:p>
          </table:table-cell>
          <table:table-cell/>
          <table:table-cell table:formula="of:=[.I325]-[.I324]" office:value-type="float" office:value="0.0000639877856999926" calcext:value-type="float">
            <text:p>0.00006398778570</text:p>
          </table:table-cell>
          <table:table-cell/>
          <table:table-cell table:formula="of:=MATCH([.G325];[.H$8:.H$1007];0)" office:value-type="float" office:value="921" calcext:value-type="float">
            <text:p>921</text:p>
          </table:table-cell>
          <table:table-cell table:formula="of:=MATCH([.G325];[.J$8:.J$1007];0)" office:value-type="float" office:value="921" calcext:value-type="float">
            <text:p>921</text:p>
          </table:table-cell>
          <table:table-cell table:formula="of:=ABS([.O325]-[.P32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49830431034905" calcext:value-type="float">
            <text:p>0.49830431034905</text:p>
          </table:table-cell>
          <table:table-cell office:value-type="float" office:value="319" calcext:value-type="float">
            <text:p>319</text:p>
          </table:table-cell>
          <table:table-cell office:value-type="float" office:value="0.49823686322113" calcext:value-type="float">
            <text:p>0.49823686322113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554" calcext:value-type="float">
            <text:p>554</text:p>
          </table:table-cell>
          <table:table-cell office:value-type="float" office:value="0.49155651613308" calcext:value-type="float">
            <text:p>0.49155651613308</text:p>
          </table:table-cell>
          <table:table-cell office:value-type="float" office:value="554" calcext:value-type="float">
            <text:p>554</text:p>
          </table:table-cell>
          <table:table-cell office:value-type="float" office:value="0.49148892814904" calcext:value-type="float">
            <text:p>0.49148892814904</text:p>
          </table:table-cell>
          <table:table-cell/>
          <table:table-cell table:formula="of:=[.I326]-[.I325]" office:value-type="float" office:value="0.0000950736307799849" calcext:value-type="float">
            <text:p>0.00009507363078</text:p>
          </table:table-cell>
          <table:table-cell/>
          <table:table-cell table:formula="of:=MATCH([.G326];[.H$8:.H$1007];0)" office:value-type="float" office:value="454" calcext:value-type="float">
            <text:p>454</text:p>
          </table:table-cell>
          <table:table-cell table:formula="of:=MATCH([.G326];[.J$8:.J$1007];0)" office:value-type="float" office:value="454" calcext:value-type="float">
            <text:p>454</text:p>
          </table:table-cell>
          <table:table-cell table:formula="of:=ABS([.O326]-[.P32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5154327743806" calcext:value-type="float">
            <text:p>0.51543277438060</text:p>
          </table:table-cell>
          <table:table-cell office:value-type="float" office:value="320" calcext:value-type="float">
            <text:p>320</text:p>
          </table:table-cell>
          <table:table-cell office:value-type="float" office:value="0.51536499562706" calcext:value-type="float">
            <text:p>0.51536499562706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877" calcext:value-type="float">
            <text:p>877</text:p>
          </table:table-cell>
          <table:table-cell office:value-type="float" office:value="0.4915586387554" calcext:value-type="float">
            <text:p>0.49155863875540</text:p>
          </table:table-cell>
          <table:table-cell office:value-type="float" office:value="877" calcext:value-type="float">
            <text:p>877</text:p>
          </table:table-cell>
          <table:table-cell office:value-type="float" office:value="0.49149162134154" calcext:value-type="float">
            <text:p>0.49149162134154</text:p>
          </table:table-cell>
          <table:table-cell/>
          <table:table-cell table:formula="of:=[.I327]-[.I326]" office:value-type="float" office:value="0.00000212262232002214" calcext:value-type="float">
            <text:p>0.00000212262232</text:p>
          </table:table-cell>
          <table:table-cell/>
          <table:table-cell table:formula="of:=MATCH([.G327];[.H$8:.H$1007];0)" office:value-type="float" office:value="795" calcext:value-type="float">
            <text:p>795</text:p>
          </table:table-cell>
          <table:table-cell table:formula="of:=MATCH([.G327];[.J$8:.J$1007];0)" office:value-type="float" office:value="795" calcext:value-type="float">
            <text:p>795</text:p>
          </table:table-cell>
          <table:table-cell table:formula="of:=ABS([.O327]-[.P32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51877746801221" calcext:value-type="float">
            <text:p>0.51877746801221</text:p>
          </table:table-cell>
          <table:table-cell office:value-type="float" office:value="321" calcext:value-type="float">
            <text:p>321</text:p>
          </table:table-cell>
          <table:table-cell office:value-type="float" office:value="0.51871038300912" calcext:value-type="float">
            <text:p>0.51871038300912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426" calcext:value-type="float">
            <text:p>426</text:p>
          </table:table-cell>
          <table:table-cell office:value-type="float" office:value="0.49157630125067" calcext:value-type="float">
            <text:p>0.49157630125067</text:p>
          </table:table-cell>
          <table:table-cell office:value-type="float" office:value="426" calcext:value-type="float">
            <text:p>426</text:p>
          </table:table-cell>
          <table:table-cell office:value-type="float" office:value="0.4915087685595" calcext:value-type="float">
            <text:p>0.49150876855950</text:p>
          </table:table-cell>
          <table:table-cell/>
          <table:table-cell table:formula="of:=[.I328]-[.I327]" office:value-type="float" office:value="0.0000176624952699655" calcext:value-type="float">
            <text:p>0.00001766249527</text:p>
          </table:table-cell>
          <table:table-cell/>
          <table:table-cell table:formula="of:=MATCH([.G328];[.H$8:.H$1007];0)" office:value-type="float" office:value="850" calcext:value-type="float">
            <text:p>850</text:p>
          </table:table-cell>
          <table:table-cell table:formula="of:=MATCH([.G328];[.J$8:.J$1007];0)" office:value-type="float" office:value="850" calcext:value-type="float">
            <text:p>850</text:p>
          </table:table-cell>
          <table:table-cell table:formula="of:=ABS([.O328]-[.P32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50545370188589" calcext:value-type="float">
            <text:p>0.50545370188589</text:p>
          </table:table-cell>
          <table:table-cell office:value-type="float" office:value="322" calcext:value-type="float">
            <text:p>322</text:p>
          </table:table-cell>
          <table:table-cell office:value-type="float" office:value="0.50538641766071" calcext:value-type="float">
            <text:p>0.50538641766071</text:p>
          </table:table-cell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147" calcext:value-type="float">
            <text:p>147</text:p>
          </table:table-cell>
          <table:table-cell office:value-type="float" office:value="0.4915846256742" calcext:value-type="float">
            <text:p>0.49158462567420</text:p>
          </table:table-cell>
          <table:table-cell office:value-type="float" office:value="147" calcext:value-type="float">
            <text:p>147</text:p>
          </table:table-cell>
          <table:table-cell office:value-type="float" office:value="0.49151727037522" calcext:value-type="float">
            <text:p>0.49151727037522</text:p>
          </table:table-cell>
          <table:table-cell/>
          <table:table-cell table:formula="of:=[.I329]-[.I328]" office:value-type="float" office:value="0.00000832442353004836" calcext:value-type="float">
            <text:p>0.00000832442353</text:p>
          </table:table-cell>
          <table:table-cell/>
          <table:table-cell table:formula="of:=MATCH([.G329];[.H$8:.H$1007];0)" office:value-type="float" office:value="602" calcext:value-type="float">
            <text:p>602</text:p>
          </table:table-cell>
          <table:table-cell table:formula="of:=MATCH([.G329];[.J$8:.J$1007];0)" office:value-type="float" office:value="602" calcext:value-type="float">
            <text:p>602</text:p>
          </table:table-cell>
          <table:table-cell table:formula="of:=ABS([.O329]-[.P32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47634706216953" calcext:value-type="float">
            <text:p>0.47634706216953</text:p>
          </table:table-cell>
          <table:table-cell office:value-type="float" office:value="323" calcext:value-type="float">
            <text:p>323</text:p>
          </table:table-cell>
          <table:table-cell office:value-type="float" office:value="0.47627945056356" calcext:value-type="float">
            <text:p>0.47627945056356</text:p>
          </table:table-cell>
          <table:table-cell table:number-columns-repeated="2"/>
          <table:table-cell office:value-type="float" office:value="323" calcext:value-type="float">
            <text:p>323</text:p>
          </table:table-cell>
          <table:table-cell office:value-type="float" office:value="469" calcext:value-type="float">
            <text:p>469</text:p>
          </table:table-cell>
          <table:table-cell office:value-type="float" office:value="0.49161001778733" calcext:value-type="float">
            <text:p>0.49161001778733</text:p>
          </table:table-cell>
          <table:table-cell office:value-type="float" office:value="469" calcext:value-type="float">
            <text:p>469</text:p>
          </table:table-cell>
          <table:table-cell office:value-type="float" office:value="0.49154313431501" calcext:value-type="float">
            <text:p>0.49154313431501</text:p>
          </table:table-cell>
          <table:table-cell/>
          <table:table-cell table:formula="of:=[.I330]-[.I329]" office:value-type="float" office:value="0.0000253921131299628" calcext:value-type="float">
            <text:p>0.00002539211313</text:p>
          </table:table-cell>
          <table:table-cell/>
          <table:table-cell table:formula="of:=MATCH([.G330];[.H$8:.H$1007];0)" office:value-type="float" office:value="105" calcext:value-type="float">
            <text:p>105</text:p>
          </table:table-cell>
          <table:table-cell table:formula="of:=MATCH([.G330];[.J$8:.J$1007];0)" office:value-type="float" office:value="105" calcext:value-type="float">
            <text:p>105</text:p>
          </table:table-cell>
          <table:table-cell table:formula="of:=ABS([.O330]-[.P33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4661341047857" calcext:value-type="float">
            <text:p>0.46613410478570</text:p>
          </table:table-cell>
          <table:table-cell office:value-type="float" office:value="324" calcext:value-type="float">
            <text:p>324</text:p>
          </table:table-cell>
          <table:table-cell office:value-type="float" office:value="0.46606657237366" calcext:value-type="float">
            <text:p>0.46606657237366</text:p>
          </table:table-cell>
          <table:table-cell table:number-columns-repeated="2"/>
          <table:table-cell office:value-type="float" office:value="324" calcext:value-type="float">
            <text:p>324</text:p>
          </table:table-cell>
          <table:table-cell office:value-type="float" office:value="280" calcext:value-type="float">
            <text:p>280</text:p>
          </table:table-cell>
          <table:table-cell office:value-type="float" office:value="0.49164834440777" calcext:value-type="float">
            <text:p>0.49164834440777</text:p>
          </table:table-cell>
          <table:table-cell office:value-type="float" office:value="280" calcext:value-type="float">
            <text:p>280</text:p>
          </table:table-cell>
          <table:table-cell office:value-type="float" office:value="0.49158123867406" calcext:value-type="float">
            <text:p>0.49158123867406</text:p>
          </table:table-cell>
          <table:table-cell/>
          <table:table-cell table:formula="of:=[.I331]-[.I330]" office:value-type="float" office:value="0.0000383266204400101" calcext:value-type="float">
            <text:p>0.00003832662044</text:p>
          </table:table-cell>
          <table:table-cell/>
          <table:table-cell table:formula="of:=MATCH([.G331];[.H$8:.H$1007];0)" office:value-type="float" office:value="39" calcext:value-type="float">
            <text:p>39</text:p>
          </table:table-cell>
          <table:table-cell table:formula="of:=MATCH([.G331];[.J$8:.J$1007];0)" office:value-type="float" office:value="39" calcext:value-type="float">
            <text:p>39</text:p>
          </table:table-cell>
          <table:table-cell table:formula="of:=ABS([.O331]-[.P33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50036504317662" calcext:value-type="float">
            <text:p>0.50036504317662</text:p>
          </table:table-cell>
          <table:table-cell office:value-type="float" office:value="325" calcext:value-type="float">
            <text:p>325</text:p>
          </table:table-cell>
          <table:table-cell office:value-type="float" office:value="0.50029787626013" calcext:value-type="float">
            <text:p>0.50029787626013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872" calcext:value-type="float">
            <text:p>872</text:p>
          </table:table-cell>
          <table:table-cell office:value-type="float" office:value="0.49165037947436" calcext:value-type="float">
            <text:p>0.49165037947436</text:p>
          </table:table-cell>
          <table:table-cell office:value-type="float" office:value="872" calcext:value-type="float">
            <text:p>872</text:p>
          </table:table-cell>
          <table:table-cell office:value-type="float" office:value="0.49158253636836" calcext:value-type="float">
            <text:p>0.49158253636836</text:p>
          </table:table-cell>
          <table:table-cell/>
          <table:table-cell table:formula="of:=[.I332]-[.I331]" office:value-type="float" office:value="0.00000203506659002262" calcext:value-type="float">
            <text:p>0.00000203506659</text:p>
          </table:table-cell>
          <table:table-cell/>
          <table:table-cell table:formula="of:=MATCH([.G332];[.H$8:.H$1007];0)" office:value-type="float" office:value="496" calcext:value-type="float">
            <text:p>496</text:p>
          </table:table-cell>
          <table:table-cell table:formula="of:=MATCH([.G332];[.J$8:.J$1007];0)" office:value-type="float" office:value="496" calcext:value-type="float">
            <text:p>496</text:p>
          </table:table-cell>
          <table:table-cell table:formula="of:=ABS([.O332]-[.P33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46389354530756" calcext:value-type="float">
            <text:p>0.46389354530756</text:p>
          </table:table-cell>
          <table:table-cell office:value-type="float" office:value="326" calcext:value-type="float">
            <text:p>326</text:p>
          </table:table-cell>
          <table:table-cell office:value-type="float" office:value="0.46382571456849" calcext:value-type="float">
            <text:p>0.46382571456849</text:p>
          </table:table-cell>
          <table:table-cell table:number-columns-repeated="2"/>
          <table:table-cell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  <table:table-cell office:value-type="float" office:value="0.49165882158746" calcext:value-type="float">
            <text:p>0.49165882158746</text:p>
          </table:table-cell>
          <table:table-cell office:value-type="float" office:value="329" calcext:value-type="float">
            <text:p>329</text:p>
          </table:table-cell>
          <table:table-cell office:value-type="float" office:value="0.49159112524343" calcext:value-type="float">
            <text:p>0.49159112524343</text:p>
          </table:table-cell>
          <table:table-cell/>
          <table:table-cell table:formula="of:=[.I333]-[.I332]" office:value-type="float" office:value="0.00000844211309997123" calcext:value-type="float">
            <text:p>0.00000844211310</text:p>
          </table:table-cell>
          <table:table-cell/>
          <table:table-cell table:formula="of:=MATCH([.G333];[.H$8:.H$1007];0)" office:value-type="float" office:value="25" calcext:value-type="float">
            <text:p>25</text:p>
          </table:table-cell>
          <table:table-cell table:formula="of:=MATCH([.G333];[.J$8:.J$1007];0)" office:value-type="float" office:value="25" calcext:value-type="float">
            <text:p>25</text:p>
          </table:table-cell>
          <table:table-cell table:formula="of:=ABS([.O333]-[.P33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51183744034983" calcext:value-type="float">
            <text:p>0.51183744034983</text:p>
          </table:table-cell>
          <table:table-cell office:value-type="float" office:value="327" calcext:value-type="float">
            <text:p>327</text:p>
          </table:table-cell>
          <table:table-cell office:value-type="float" office:value="0.51177037259747" calcext:value-type="float">
            <text:p>0.51177037259747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office:value-type="float" office:value="23" calcext:value-type="float">
            <text:p>23</text:p>
          </table:table-cell>
          <table:table-cell office:value-type="float" office:value="0.49172952149545" calcext:value-type="float">
            <text:p>0.49172952149545</text:p>
          </table:table-cell>
          <table:table-cell office:value-type="float" office:value="23" calcext:value-type="float">
            <text:p>23</text:p>
          </table:table-cell>
          <table:table-cell office:value-type="float" office:value="0.49166230552926" calcext:value-type="float">
            <text:p>0.49166230552926</text:p>
          </table:table-cell>
          <table:table-cell/>
          <table:table-cell table:formula="of:=[.I334]-[.I333]" office:value-type="float" office:value="0.0000706999079900239" calcext:value-type="float">
            <text:p>0.00007069990799</text:p>
          </table:table-cell>
          <table:table-cell/>
          <table:table-cell table:formula="of:=MATCH([.G334];[.H$8:.H$1007];0)" office:value-type="float" office:value="726" calcext:value-type="float">
            <text:p>726</text:p>
          </table:table-cell>
          <table:table-cell table:formula="of:=MATCH([.G334];[.J$8:.J$1007];0)" office:value-type="float" office:value="726" calcext:value-type="float">
            <text:p>726</text:p>
          </table:table-cell>
          <table:table-cell table:formula="of:=ABS([.O334]-[.P33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52301345241349" calcext:value-type="float">
            <text:p>0.52301345241349</text:p>
          </table:table-cell>
          <table:table-cell office:value-type="float" office:value="328" calcext:value-type="float">
            <text:p>328</text:p>
          </table:table-cell>
          <table:table-cell office:value-type="float" office:value="0.52294631219551" calcext:value-type="float">
            <text:p>0.52294631219551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248" calcext:value-type="float">
            <text:p>248</text:p>
          </table:table-cell>
          <table:table-cell office:value-type="float" office:value="0.49173271111911" calcext:value-type="float">
            <text:p>0.49173271111911</text:p>
          </table:table-cell>
          <table:table-cell office:value-type="float" office:value="248" calcext:value-type="float">
            <text:p>248</text:p>
          </table:table-cell>
          <table:table-cell office:value-type="float" office:value="0.49166491586521" calcext:value-type="float">
            <text:p>0.49166491586521</text:p>
          </table:table-cell>
          <table:table-cell/>
          <table:table-cell table:formula="of:=[.I335]-[.I334]" office:value-type="float" office:value="0.00000318962365997155" calcext:value-type="float">
            <text:p>0.00000318962366</text:p>
          </table:table-cell>
          <table:table-cell/>
          <table:table-cell table:formula="of:=MATCH([.G335];[.H$8:.H$1007];0)" office:value-type="float" office:value="894" calcext:value-type="float">
            <text:p>894</text:p>
          </table:table-cell>
          <table:table-cell table:formula="of:=MATCH([.G335];[.J$8:.J$1007];0)" office:value-type="float" office:value="894" calcext:value-type="float">
            <text:p>894</text:p>
          </table:table-cell>
          <table:table-cell table:formula="of:=ABS([.O335]-[.P33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49165882158746" calcext:value-type="float">
            <text:p>0.49165882158746</text:p>
          </table:table-cell>
          <table:table-cell office:value-type="float" office:value="329" calcext:value-type="float">
            <text:p>329</text:p>
          </table:table-cell>
          <table:table-cell office:value-type="float" office:value="0.49159112524343" calcext:value-type="float">
            <text:p>0.49159112524343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462" calcext:value-type="float">
            <text:p>462</text:p>
          </table:table-cell>
          <table:table-cell office:value-type="float" office:value="0.49176286091945" calcext:value-type="float">
            <text:p>0.49176286091945</text:p>
          </table:table-cell>
          <table:table-cell office:value-type="float" office:value="462" calcext:value-type="float">
            <text:p>462</text:p>
          </table:table-cell>
          <table:table-cell office:value-type="float" office:value="0.49169506832453" calcext:value-type="float">
            <text:p>0.49169506832453</text:p>
          </table:table-cell>
          <table:table-cell/>
          <table:table-cell table:formula="of:=[.I336]-[.I335]" office:value-type="float" office:value="0.0000301498003399958" calcext:value-type="float">
            <text:p>0.00003014980034</text:p>
          </table:table-cell>
          <table:table-cell/>
          <table:table-cell table:formula="of:=MATCH([.G336];[.H$8:.H$1007];0)" office:value-type="float" office:value="326" calcext:value-type="float">
            <text:p>326</text:p>
          </table:table-cell>
          <table:table-cell table:formula="of:=MATCH([.G336];[.J$8:.J$1007];0)" office:value-type="float" office:value="326" calcext:value-type="float">
            <text:p>326</text:p>
          </table:table-cell>
          <table:table-cell table:formula="of:=ABS([.O336]-[.P33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45539607085938" calcext:value-type="float">
            <text:p>0.45539607085938</text:p>
          </table:table-cell>
          <table:table-cell office:value-type="float" office:value="330" calcext:value-type="float">
            <text:p>330</text:p>
          </table:table-cell>
          <table:table-cell office:value-type="float" office:value="0.45532842358834" calcext:value-type="float">
            <text:p>0.45532842358834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346" calcext:value-type="float">
            <text:p>346</text:p>
          </table:table-cell>
          <table:table-cell office:value-type="float" office:value="0.49178599211793" calcext:value-type="float">
            <text:p>0.49178599211793</text:p>
          </table:table-cell>
          <table:table-cell office:value-type="float" office:value="346" calcext:value-type="float">
            <text:p>346</text:p>
          </table:table-cell>
          <table:table-cell office:value-type="float" office:value="0.49171862154272" calcext:value-type="float">
            <text:p>0.49171862154272</text:p>
          </table:table-cell>
          <table:table-cell/>
          <table:table-cell table:formula="of:=[.I337]-[.I336]" office:value-type="float" office:value="0.0000231311984800198" calcext:value-type="float">
            <text:p>0.00002313119848</text:p>
          </table:table-cell>
          <table:table-cell/>
          <table:table-cell table:formula="of:=MATCH([.G337];[.H$8:.H$1007];0)" office:value-type="float" office:value="11" calcext:value-type="float">
            <text:p>11</text:p>
          </table:table-cell>
          <table:table-cell table:formula="of:=MATCH([.G337];[.J$8:.J$1007];0)" office:value-type="float" office:value="11" calcext:value-type="float">
            <text:p>11</text:p>
          </table:table-cell>
          <table:table-cell table:formula="of:=ABS([.O337]-[.P33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51539639303101" calcext:value-type="float">
            <text:p>0.51539639303101</text:p>
          </table:table-cell>
          <table:table-cell office:value-type="float" office:value="331" calcext:value-type="float">
            <text:p>331</text:p>
          </table:table-cell>
          <table:table-cell office:value-type="float" office:value="0.51532938571207" calcext:value-type="float">
            <text:p>0.51532938571207</text:p>
          </table:table-cell>
          <table:table-cell table:number-columns-repeated="2"/>
          <table:table-cell office:value-type="float" office:value="331" calcext:value-type="float">
            <text:p>331</text:p>
          </table:table-cell>
          <table:table-cell office:value-type="float" office:value="646" calcext:value-type="float">
            <text:p>646</text:p>
          </table:table-cell>
          <table:table-cell office:value-type="float" office:value="0.49187192864156" calcext:value-type="float">
            <text:p>0.49187192864156</text:p>
          </table:table-cell>
          <table:table-cell office:value-type="float" office:value="646" calcext:value-type="float">
            <text:p>646</text:p>
          </table:table-cell>
          <table:table-cell office:value-type="float" office:value="0.49180437931215" calcext:value-type="float">
            <text:p>0.49180437931215</text:p>
          </table:table-cell>
          <table:table-cell/>
          <table:table-cell table:formula="of:=[.I338]-[.I337]" office:value-type="float" office:value="0.0000859365236299814" calcext:value-type="float">
            <text:p>0.00008593652363</text:p>
          </table:table-cell>
          <table:table-cell/>
          <table:table-cell table:formula="of:=MATCH([.G338];[.H$8:.H$1007];0)" office:value-type="float" office:value="794" calcext:value-type="float">
            <text:p>794</text:p>
          </table:table-cell>
          <table:table-cell table:formula="of:=MATCH([.G338];[.J$8:.J$1007];0)" office:value-type="float" office:value="794" calcext:value-type="float">
            <text:p>794</text:p>
          </table:table-cell>
          <table:table-cell table:formula="of:=ABS([.O338]-[.P33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51469947957861" calcext:value-type="float">
            <text:p>0.51469947957861</text:p>
          </table:table-cell>
          <table:table-cell office:value-type="float" office:value="332" calcext:value-type="float">
            <text:p>332</text:p>
          </table:table-cell>
          <table:table-cell office:value-type="float" office:value="0.5146320732285" calcext:value-type="float">
            <text:p>0.51463207322850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608" calcext:value-type="float">
            <text:p>608</text:p>
          </table:table-cell>
          <table:table-cell office:value-type="float" office:value="0.49188390937082" calcext:value-type="float">
            <text:p>0.49188390937082</text:p>
          </table:table-cell>
          <table:table-cell office:value-type="float" office:value="608" calcext:value-type="float">
            <text:p>608</text:p>
          </table:table-cell>
          <table:table-cell office:value-type="float" office:value="0.49181719041251" calcext:value-type="float">
            <text:p>0.49181719041251</text:p>
          </table:table-cell>
          <table:table-cell/>
          <table:table-cell table:formula="of:=[.I339]-[.I338]" office:value-type="float" office:value="0.0000119807292600083" calcext:value-type="float">
            <text:p>0.00001198072926</text:p>
          </table:table-cell>
          <table:table-cell/>
          <table:table-cell table:formula="of:=MATCH([.G339];[.H$8:.H$1007];0)" office:value-type="float" office:value="785" calcext:value-type="float">
            <text:p>785</text:p>
          </table:table-cell>
          <table:table-cell table:formula="of:=MATCH([.G339];[.J$8:.J$1007];0)" office:value-type="float" office:value="785" calcext:value-type="float">
            <text:p>785</text:p>
          </table:table-cell>
          <table:table-cell table:formula="of:=ABS([.O339]-[.P33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49325466000826" calcext:value-type="float">
            <text:p>0.49325466000826</text:p>
          </table:table-cell>
          <table:table-cell office:value-type="float" office:value="333" calcext:value-type="float">
            <text:p>333</text:p>
          </table:table-cell>
          <table:table-cell office:value-type="float" office:value="0.49318766203619" calcext:value-type="float">
            <text:p>0.49318766203619</text:p>
          </table:table-cell>
          <table:table-cell table:number-columns-repeated="2"/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  <table:table-cell office:value-type="float" office:value="0.49206817384433" calcext:value-type="float">
            <text:p>0.49206817384433</text:p>
          </table:table-cell>
          <table:table-cell office:value-type="float" office:value="10" calcext:value-type="float">
            <text:p>10</text:p>
          </table:table-cell>
          <table:table-cell office:value-type="float" office:value="0.49200088188347" calcext:value-type="float">
            <text:p>0.49200088188347</text:p>
          </table:table-cell>
          <table:table-cell/>
          <table:table-cell table:formula="of:=[.I340]-[.I339]" office:value-type="float" office:value="0.000184264473509999" calcext:value-type="float">
            <text:p>0.00018426447351</text:p>
          </table:table-cell>
          <table:table-cell/>
          <table:table-cell table:formula="of:=MATCH([.G340];[.H$8:.H$1007];0)" office:value-type="float" office:value="352" calcext:value-type="float">
            <text:p>352</text:p>
          </table:table-cell>
          <table:table-cell table:formula="of:=MATCH([.G340];[.J$8:.J$1007];0)" office:value-type="float" office:value="352" calcext:value-type="float">
            <text:p>352</text:p>
          </table:table-cell>
          <table:table-cell table:formula="of:=ABS([.O340]-[.P34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51281492755995" calcext:value-type="float">
            <text:p>0.51281492755995</text:p>
          </table:table-cell>
          <table:table-cell office:value-type="float" office:value="334" calcext:value-type="float">
            <text:p>334</text:p>
          </table:table-cell>
          <table:table-cell office:value-type="float" office:value="0.51274771193289" calcext:value-type="float">
            <text:p>0.51274771193289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844" calcext:value-type="float">
            <text:p>844</text:p>
          </table:table-cell>
          <table:table-cell office:value-type="float" office:value="0.4922826982301" calcext:value-type="float">
            <text:p>0.49228269823010</text:p>
          </table:table-cell>
          <table:table-cell office:value-type="float" office:value="844" calcext:value-type="float">
            <text:p>844</text:p>
          </table:table-cell>
          <table:table-cell office:value-type="float" office:value="0.49221538066081" calcext:value-type="float">
            <text:p>0.49221538066081</text:p>
          </table:table-cell>
          <table:table-cell/>
          <table:table-cell table:formula="of:=[.I341]-[.I340]" office:value-type="float" office:value="0.000214524385770021" calcext:value-type="float">
            <text:p>0.00021452438577</text:p>
          </table:table-cell>
          <table:table-cell/>
          <table:table-cell table:formula="of:=MATCH([.G341];[.H$8:.H$1007];0)" office:value-type="float" office:value="746" calcext:value-type="float">
            <text:p>746</text:p>
          </table:table-cell>
          <table:table-cell table:formula="of:=MATCH([.G341];[.J$8:.J$1007];0)" office:value-type="float" office:value="746" calcext:value-type="float">
            <text:p>746</text:p>
          </table:table-cell>
          <table:table-cell table:formula="of:=ABS([.O341]-[.P34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47705190009994" calcext:value-type="float">
            <text:p>0.47705190009994</text:p>
          </table:table-cell>
          <table:table-cell office:value-type="float" office:value="335" calcext:value-type="float">
            <text:p>335</text:p>
          </table:table-cell>
          <table:table-cell office:value-type="float" office:value="0.47698406693156" calcext:value-type="float">
            <text:p>0.47698406693156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office:value-type="float" office:value="193" calcext:value-type="float">
            <text:p>193</text:p>
          </table:table-cell>
          <table:table-cell office:value-type="float" office:value="0.49237839840961" calcext:value-type="float">
            <text:p>0.49237839840961</text:p>
          </table:table-cell>
          <table:table-cell office:value-type="float" office:value="193" calcext:value-type="float">
            <text:p>193</text:p>
          </table:table-cell>
          <table:table-cell office:value-type="float" office:value="0.49231111206502" calcext:value-type="float">
            <text:p>0.49231111206502</text:p>
          </table:table-cell>
          <table:table-cell/>
          <table:table-cell table:formula="of:=[.I342]-[.I341]" office:value-type="float" office:value="0.0000957001795099943" calcext:value-type="float">
            <text:p>0.00009570017951</text:p>
          </table:table-cell>
          <table:table-cell/>
          <table:table-cell table:formula="of:=MATCH([.G342];[.H$8:.H$1007];0)" office:value-type="float" office:value="113" calcext:value-type="float">
            <text:p>113</text:p>
          </table:table-cell>
          <table:table-cell table:formula="of:=MATCH([.G342];[.J$8:.J$1007];0)" office:value-type="float" office:value="113" calcext:value-type="float">
            <text:p>113</text:p>
          </table:table-cell>
          <table:table-cell table:formula="of:=ABS([.O342]-[.P34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48028915626302" calcext:value-type="float">
            <text:p>0.48028915626302</text:p>
          </table:table-cell>
          <table:table-cell office:value-type="float" office:value="336" calcext:value-type="float">
            <text:p>336</text:p>
          </table:table-cell>
          <table:table-cell office:value-type="float" office:value="0.48022117445702" calcext:value-type="float">
            <text:p>0.48022117445702</text:p>
          </table:table-cell>
          <table:table-cell table:number-columns-repeated="2"/>
          <table:table-cell office:value-type="float" office:value="336" calcext:value-type="float">
            <text:p>336</text:p>
          </table:table-cell>
          <table:table-cell office:value-type="float" office:value="831" calcext:value-type="float">
            <text:p>831</text:p>
          </table:table-cell>
          <table:table-cell office:value-type="float" office:value="0.49238689965374" calcext:value-type="float">
            <text:p>0.49238689965374</text:p>
          </table:table-cell>
          <table:table-cell office:value-type="float" office:value="831" calcext:value-type="float">
            <text:p>831</text:p>
          </table:table-cell>
          <table:table-cell office:value-type="float" office:value="0.49231981855851" calcext:value-type="float">
            <text:p>0.49231981855851</text:p>
          </table:table-cell>
          <table:table-cell/>
          <table:table-cell table:formula="of:=[.I343]-[.I342]" office:value-type="float" office:value="0.0000085012441299881" calcext:value-type="float">
            <text:p>0.00000850124413</text:p>
          </table:table-cell>
          <table:table-cell/>
          <table:table-cell table:formula="of:=MATCH([.G343];[.H$8:.H$1007];0)" office:value-type="float" office:value="144" calcext:value-type="float">
            <text:p>144</text:p>
          </table:table-cell>
          <table:table-cell table:formula="of:=MATCH([.G343];[.J$8:.J$1007];0)" office:value-type="float" office:value="144" calcext:value-type="float">
            <text:p>144</text:p>
          </table:table-cell>
          <table:table-cell table:formula="of:=ABS([.O343]-[.P34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49104544829987" calcext:value-type="float">
            <text:p>0.49104544829987</text:p>
          </table:table-cell>
          <table:table-cell office:value-type="float" office:value="337" calcext:value-type="float">
            <text:p>337</text:p>
          </table:table-cell>
          <table:table-cell office:value-type="float" office:value="0.49097816599501" calcext:value-type="float">
            <text:p>0.49097816599501</text:p>
          </table:table-cell>
          <table:table-cell table:number-columns-repeated="2"/>
          <table:table-cell office:value-type="float" office:value="337" calcext:value-type="float">
            <text:p>337</text:p>
          </table:table-cell>
          <table:table-cell office:value-type="float" office:value="582" calcext:value-type="float">
            <text:p>582</text:p>
          </table:table-cell>
          <table:table-cell office:value-type="float" office:value="0.49246630708232" calcext:value-type="float">
            <text:p>0.49246630708232</text:p>
          </table:table-cell>
          <table:table-cell office:value-type="float" office:value="582" calcext:value-type="float">
            <text:p>582</text:p>
          </table:table-cell>
          <table:table-cell office:value-type="float" office:value="0.49239901288052" calcext:value-type="float">
            <text:p>0.49239901288052</text:p>
          </table:table-cell>
          <table:table-cell/>
          <table:table-cell table:formula="of:=[.I344]-[.I343]" office:value-type="float" office:value="0.0000794074285799806" calcext:value-type="float">
            <text:p>0.00007940742858</text:p>
          </table:table-cell>
          <table:table-cell/>
          <table:table-cell table:formula="of:=MATCH([.G344];[.H$8:.H$1007];0)" office:value-type="float" office:value="309" calcext:value-type="float">
            <text:p>309</text:p>
          </table:table-cell>
          <table:table-cell table:formula="of:=MATCH([.G344];[.J$8:.J$1007];0)" office:value-type="float" office:value="309" calcext:value-type="float">
            <text:p>309</text:p>
          </table:table-cell>
          <table:table-cell table:formula="of:=ABS([.O344]-[.P34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49443821816217" calcext:value-type="float">
            <text:p>0.49443821816217</text:p>
          </table:table-cell>
          <table:table-cell office:value-type="float" office:value="338" calcext:value-type="float">
            <text:p>338</text:p>
          </table:table-cell>
          <table:table-cell office:value-type="float" office:value="0.4943708080356" calcext:value-type="float">
            <text:p>0.49437080803560</text:p>
          </table:table-cell>
          <table:table-cell table:number-columns-repeated="2"/>
          <table:table-cell office:value-type="float" office:value="338" calcext:value-type="float">
            <text:p>338</text:p>
          </table:table-cell>
          <table:table-cell office:value-type="float" office:value="664" calcext:value-type="float">
            <text:p>664</text:p>
          </table:table-cell>
          <table:table-cell office:value-type="float" office:value="0.49250415439712" calcext:value-type="float">
            <text:p>0.49250415439712</text:p>
          </table:table-cell>
          <table:table-cell office:value-type="float" office:value="664" calcext:value-type="float">
            <text:p>664</text:p>
          </table:table-cell>
          <table:table-cell office:value-type="float" office:value="0.4924368711651" calcext:value-type="float">
            <text:p>0.49243687116510</text:p>
          </table:table-cell>
          <table:table-cell/>
          <table:table-cell table:formula="of:=[.I345]-[.I344]" office:value-type="float" office:value="0.0000378473147999991" calcext:value-type="float">
            <text:p>0.00003784731480</text:p>
          </table:table-cell>
          <table:table-cell/>
          <table:table-cell table:formula="of:=MATCH([.G345];[.H$8:.H$1007];0)" office:value-type="float" office:value="368" calcext:value-type="float">
            <text:p>368</text:p>
          </table:table-cell>
          <table:table-cell table:formula="of:=MATCH([.G345];[.J$8:.J$1007];0)" office:value-type="float" office:value="368" calcext:value-type="float">
            <text:p>368</text:p>
          </table:table-cell>
          <table:table-cell table:formula="of:=ABS([.O345]-[.P34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51113682708331" calcext:value-type="float">
            <text:p>0.51113682708331</text:p>
          </table:table-cell>
          <table:table-cell office:value-type="float" office:value="339" calcext:value-type="float">
            <text:p>339</text:p>
          </table:table-cell>
          <table:table-cell office:value-type="float" office:value="0.5110692257876" calcext:value-type="float">
            <text:p>0.51106922578760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office:value-type="float" office:value="683" calcext:value-type="float">
            <text:p>683</text:p>
          </table:table-cell>
          <table:table-cell office:value-type="float" office:value="0.49257906080072" calcext:value-type="float">
            <text:p>0.49257906080072</text:p>
          </table:table-cell>
          <table:table-cell office:value-type="float" office:value="683" calcext:value-type="float">
            <text:p>683</text:p>
          </table:table-cell>
          <table:table-cell office:value-type="float" office:value="0.49251204621332" calcext:value-type="float">
            <text:p>0.49251204621332</text:p>
          </table:table-cell>
          <table:table-cell/>
          <table:table-cell table:formula="of:=[.I346]-[.I345]" office:value-type="float" office:value="0.000074906403600028" calcext:value-type="float">
            <text:p>0.00007490640360</text:p>
          </table:table-cell>
          <table:table-cell/>
          <table:table-cell table:formula="of:=MATCH([.G346];[.H$8:.H$1007];0)" office:value-type="float" office:value="717" calcext:value-type="float">
            <text:p>717</text:p>
          </table:table-cell>
          <table:table-cell table:formula="of:=MATCH([.G346];[.J$8:.J$1007];0)" office:value-type="float" office:value="717" calcext:value-type="float">
            <text:p>717</text:p>
          </table:table-cell>
          <table:table-cell table:formula="of:=ABS([.O346]-[.P34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46094315634447" calcext:value-type="float">
            <text:p>0.46094315634447</text:p>
          </table:table-cell>
          <table:table-cell office:value-type="float" office:value="340" calcext:value-type="float">
            <text:p>340</text:p>
          </table:table-cell>
          <table:table-cell office:value-type="float" office:value="0.46087587843508" calcext:value-type="float">
            <text:p>0.46087587843508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430" calcext:value-type="float">
            <text:p>430</text:p>
          </table:table-cell>
          <table:table-cell office:value-type="float" office:value="0.49277559482034" calcext:value-type="float">
            <text:p>0.49277559482034</text:p>
          </table:table-cell>
          <table:table-cell office:value-type="float" office:value="430" calcext:value-type="float">
            <text:p>430</text:p>
          </table:table-cell>
          <table:table-cell office:value-type="float" office:value="0.49270807651666" calcext:value-type="float">
            <text:p>0.49270807651666</text:p>
          </table:table-cell>
          <table:table-cell/>
          <table:table-cell table:formula="of:=[.I347]-[.I346]" office:value-type="float" office:value="0.000196534019619998" calcext:value-type="float">
            <text:p>0.00019653401962</text:p>
          </table:table-cell>
          <table:table-cell/>
          <table:table-cell table:formula="of:=MATCH([.G347];[.H$8:.H$1007];0)" office:value-type="float" office:value="20" calcext:value-type="float">
            <text:p>20</text:p>
          </table:table-cell>
          <table:table-cell table:formula="of:=MATCH([.G347];[.J$8:.J$1007];0)" office:value-type="float" office:value="20" calcext:value-type="float">
            <text:p>20</text:p>
          </table:table-cell>
          <table:table-cell table:formula="of:=ABS([.O347]-[.P34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50636946781699" calcext:value-type="float">
            <text:p>0.50636946781699</text:p>
          </table:table-cell>
          <table:table-cell office:value-type="float" office:value="341" calcext:value-type="float">
            <text:p>341</text:p>
          </table:table-cell>
          <table:table-cell office:value-type="float" office:value="0.506301911263" calcext:value-type="float">
            <text:p>0.50630191126300</text:p>
          </table:table-cell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672" calcext:value-type="float">
            <text:p>672</text:p>
          </table:table-cell>
          <table:table-cell office:value-type="float" office:value="0.49277991674844" calcext:value-type="float">
            <text:p>0.49277991674844</text:p>
          </table:table-cell>
          <table:table-cell office:value-type="float" office:value="672" calcext:value-type="float">
            <text:p>672</text:p>
          </table:table-cell>
          <table:table-cell office:value-type="float" office:value="0.49271187493289" calcext:value-type="float">
            <text:p>0.49271187493289</text:p>
          </table:table-cell>
          <table:table-cell/>
          <table:table-cell table:formula="of:=[.I348]-[.I347]" office:value-type="float" office:value="0.00000432192810001508" calcext:value-type="float">
            <text:p>0.00000432192810</text:p>
          </table:table-cell>
          <table:table-cell/>
          <table:table-cell table:formula="of:=MATCH([.G348];[.H$8:.H$1007];0)" office:value-type="float" office:value="622" calcext:value-type="float">
            <text:p>622</text:p>
          </table:table-cell>
          <table:table-cell table:formula="of:=MATCH([.G348];[.J$8:.J$1007];0)" office:value-type="float" office:value="622" calcext:value-type="float">
            <text:p>622</text:p>
          </table:table-cell>
          <table:table-cell table:formula="of:=ABS([.O348]-[.P34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52896412122773" calcext:value-type="float">
            <text:p>0.52896412122773</text:p>
          </table:table-cell>
          <table:table-cell office:value-type="float" office:value="342" calcext:value-type="float">
            <text:p>342</text:p>
          </table:table-cell>
          <table:table-cell office:value-type="float" office:value="0.52889635948525" calcext:value-type="float">
            <text:p>0.52889635948525</text:p>
          </table:table-cell>
          <table:table-cell table:number-columns-repeated="2"/>
          <table:table-cell office:value-type="float" office:value="342" calcext:value-type="float">
            <text:p>342</text:p>
          </table:table-cell>
          <table:table-cell office:value-type="float" office:value="254" calcext:value-type="float">
            <text:p>254</text:p>
          </table:table-cell>
          <table:table-cell office:value-type="float" office:value="0.49278811845326" calcext:value-type="float">
            <text:p>0.49278811845326</text:p>
          </table:table-cell>
          <table:table-cell office:value-type="float" office:value="254" calcext:value-type="float">
            <text:p>254</text:p>
          </table:table-cell>
          <table:table-cell office:value-type="float" office:value="0.49272086184575" calcext:value-type="float">
            <text:p>0.49272086184575</text:p>
          </table:table-cell>
          <table:table-cell/>
          <table:table-cell table:formula="of:=[.I349]-[.I348]" office:value-type="float" office:value="0.00000820170481996563" calcext:value-type="float">
            <text:p>0.00000820170482</text:p>
          </table:table-cell>
          <table:table-cell/>
          <table:table-cell table:formula="of:=MATCH([.G349];[.H$8:.H$1007];0)" office:value-type="float" office:value="946" calcext:value-type="float">
            <text:p>946</text:p>
          </table:table-cell>
          <table:table-cell table:formula="of:=MATCH([.G349];[.J$8:.J$1007];0)" office:value-type="float" office:value="946" calcext:value-type="float">
            <text:p>946</text:p>
          </table:table-cell>
          <table:table-cell table:formula="of:=ABS([.O349]-[.P34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46503799720144" calcext:value-type="float">
            <text:p>0.46503799720144</text:p>
          </table:table-cell>
          <table:table-cell office:value-type="float" office:value="343" calcext:value-type="float">
            <text:p>343</text:p>
          </table:table-cell>
          <table:table-cell office:value-type="float" office:value="0.46497049574674" calcext:value-type="float">
            <text:p>0.46497049574674</text:p>
          </table:table-cell>
          <table:table-cell table:number-columns-repeated="2"/>
          <table:table-cell office:value-type="float" office:value="343" calcext:value-type="float">
            <text:p>343</text:p>
          </table:table-cell>
          <table:table-cell office:value-type="float" office:value="413" calcext:value-type="float">
            <text:p>413</text:p>
          </table:table-cell>
          <table:table-cell office:value-type="float" office:value="0.49286518514109" calcext:value-type="float">
            <text:p>0.49286518514109</text:p>
          </table:table-cell>
          <table:table-cell office:value-type="float" office:value="413" calcext:value-type="float">
            <text:p>413</text:p>
          </table:table-cell>
          <table:table-cell office:value-type="float" office:value="0.49279789558903" calcext:value-type="float">
            <text:p>0.49279789558903</text:p>
          </table:table-cell>
          <table:table-cell/>
          <table:table-cell table:formula="of:=[.I350]-[.I349]" office:value-type="float" office:value="0.0000770666878300297" calcext:value-type="float">
            <text:p>0.00007706668783</text:p>
          </table:table-cell>
          <table:table-cell/>
          <table:table-cell table:formula="of:=MATCH([.G350];[.H$8:.H$1007];0)" office:value-type="float" office:value="32" calcext:value-type="float">
            <text:p>32</text:p>
          </table:table-cell>
          <table:table-cell table:formula="of:=MATCH([.G350];[.J$8:.J$1007];0)" office:value-type="float" office:value="32" calcext:value-type="float">
            <text:p>32</text:p>
          </table:table-cell>
          <table:table-cell table:formula="of:=ABS([.O350]-[.P35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49596519966716" calcext:value-type="float">
            <text:p>0.49596519966716</text:p>
          </table:table-cell>
          <table:table-cell office:value-type="float" office:value="344" calcext:value-type="float">
            <text:p>344</text:p>
          </table:table-cell>
          <table:table-cell office:value-type="float" office:value="0.49589807888566" calcext:value-type="float">
            <text:p>0.49589807888566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office:value-type="float" office:value="432" calcext:value-type="float">
            <text:p>432</text:p>
          </table:table-cell>
          <table:table-cell office:value-type="float" office:value="0.49295486593678" calcext:value-type="float">
            <text:p>0.49295486593678</text:p>
          </table:table-cell>
          <table:table-cell office:value-type="float" office:value="432" calcext:value-type="float">
            <text:p>432</text:p>
          </table:table-cell>
          <table:table-cell office:value-type="float" office:value="0.49288713300901" calcext:value-type="float">
            <text:p>0.49288713300901</text:p>
          </table:table-cell>
          <table:table-cell/>
          <table:table-cell table:formula="of:=[.I351]-[.I350]" office:value-type="float" office:value="0.0000896807956899948" calcext:value-type="float">
            <text:p>0.00008968079569</text:p>
          </table:table-cell>
          <table:table-cell/>
          <table:table-cell table:formula="of:=MATCH([.G351];[.H$8:.H$1007];0)" office:value-type="float" office:value="408" calcext:value-type="float">
            <text:p>408</text:p>
          </table:table-cell>
          <table:table-cell table:formula="of:=MATCH([.G351];[.J$8:.J$1007];0)" office:value-type="float" office:value="408" calcext:value-type="float">
            <text:p>408</text:p>
          </table:table-cell>
          <table:table-cell table:formula="of:=ABS([.O351]-[.P35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48968385741102" calcext:value-type="float">
            <text:p>0.48968385741102</text:p>
          </table:table-cell>
          <table:table-cell office:value-type="float" office:value="345" calcext:value-type="float">
            <text:p>345</text:p>
          </table:table-cell>
          <table:table-cell office:value-type="float" office:value="0.48961707131484" calcext:value-type="float">
            <text:p>0.48961707131484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526" calcext:value-type="float">
            <text:p>526</text:p>
          </table:table-cell>
          <table:table-cell office:value-type="float" office:value="0.49295830677258" calcext:value-type="float">
            <text:p>0.49295830677258</text:p>
          </table:table-cell>
          <table:table-cell office:value-type="float" office:value="526" calcext:value-type="float">
            <text:p>526</text:p>
          </table:table-cell>
          <table:table-cell office:value-type="float" office:value="0.49289079394289" calcext:value-type="float">
            <text:p>0.49289079394289</text:p>
          </table:table-cell>
          <table:table-cell/>
          <table:table-cell table:formula="of:=[.I352]-[.I351]" office:value-type="float" office:value="0.00000344083580000598" calcext:value-type="float">
            <text:p>0.00000344083580</text:p>
          </table:table-cell>
          <table:table-cell/>
          <table:table-cell table:formula="of:=MATCH([.G352];[.H$8:.H$1007];0)" office:value-type="float" office:value="288" calcext:value-type="float">
            <text:p>288</text:p>
          </table:table-cell>
          <table:table-cell table:formula="of:=MATCH([.G352];[.J$8:.J$1007];0)" office:value-type="float" office:value="288" calcext:value-type="float">
            <text:p>288</text:p>
          </table:table-cell>
          <table:table-cell table:formula="of:=ABS([.O352]-[.P35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49178599211793" calcext:value-type="float">
            <text:p>0.49178599211793</text:p>
          </table:table-cell>
          <table:table-cell office:value-type="float" office:value="346" calcext:value-type="float">
            <text:p>346</text:p>
          </table:table-cell>
          <table:table-cell office:value-type="float" office:value="0.49171862154272" calcext:value-type="float">
            <text:p>0.49171862154272</text:p>
          </table:table-cell>
          <table:table-cell table:number-columns-repeated="2"/>
          <table:table-cell office:value-type="float" office:value="346" calcext:value-type="float">
            <text:p>346</text:p>
          </table:table-cell>
          <table:table-cell office:value-type="float" office:value="420" calcext:value-type="float">
            <text:p>420</text:p>
          </table:table-cell>
          <table:table-cell office:value-type="float" office:value="0.49297713163312" calcext:value-type="float">
            <text:p>0.49297713163312</text:p>
          </table:table-cell>
          <table:table-cell office:value-type="float" office:value="420" calcext:value-type="float">
            <text:p>420</text:p>
          </table:table-cell>
          <table:table-cell office:value-type="float" office:value="0.49290961174158" calcext:value-type="float">
            <text:p>0.49290961174158</text:p>
          </table:table-cell>
          <table:table-cell/>
          <table:table-cell table:formula="of:=[.I353]-[.I352]" office:value-type="float" office:value="0.000018824860540001" calcext:value-type="float">
            <text:p>0.00001882486054</text:p>
          </table:table-cell>
          <table:table-cell/>
          <table:table-cell table:formula="of:=MATCH([.G353];[.H$8:.H$1007];0)" office:value-type="float" office:value="330" calcext:value-type="float">
            <text:p>330</text:p>
          </table:table-cell>
          <table:table-cell table:formula="of:=MATCH([.G353];[.J$8:.J$1007];0)" office:value-type="float" office:value="330" calcext:value-type="float">
            <text:p>330</text:p>
          </table:table-cell>
          <table:table-cell table:formula="of:=ABS([.O353]-[.P35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47555351600662" calcext:value-type="float">
            <text:p>0.47555351600662</text:p>
          </table:table-cell>
          <table:table-cell office:value-type="float" office:value="347" calcext:value-type="float">
            <text:p>347</text:p>
          </table:table-cell>
          <table:table-cell office:value-type="float" office:value="0.47548649523258" calcext:value-type="float">
            <text:p>0.47548649523258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886" calcext:value-type="float">
            <text:p>886</text:p>
          </table:table-cell>
          <table:table-cell office:value-type="float" office:value="0.49299298949308" calcext:value-type="float">
            <text:p>0.49299298949308</text:p>
          </table:table-cell>
          <table:table-cell office:value-type="float" office:value="886" calcext:value-type="float">
            <text:p>886</text:p>
          </table:table-cell>
          <table:table-cell office:value-type="float" office:value="0.49292541806152" calcext:value-type="float">
            <text:p>0.49292541806152</text:p>
          </table:table-cell>
          <table:table-cell/>
          <table:table-cell table:formula="of:=[.I354]-[.I353]" office:value-type="float" office:value="0.0000158578599600001" calcext:value-type="float">
            <text:p>0.00001585785996</text:p>
          </table:table-cell>
          <table:table-cell/>
          <table:table-cell table:formula="of:=MATCH([.G354];[.H$8:.H$1007];0)" office:value-type="float" office:value="95" calcext:value-type="float">
            <text:p>95</text:p>
          </table:table-cell>
          <table:table-cell table:formula="of:=MATCH([.G354];[.J$8:.J$1007];0)" office:value-type="float" office:value="95" calcext:value-type="float">
            <text:p>95</text:p>
          </table:table-cell>
          <table:table-cell table:formula="of:=ABS([.O354]-[.P35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51620508086168" calcext:value-type="float">
            <text:p>0.51620508086168</text:p>
          </table:table-cell>
          <table:table-cell office:value-type="float" office:value="348" calcext:value-type="float">
            <text:p>348</text:p>
          </table:table-cell>
          <table:table-cell office:value-type="float" office:value="0.51613786856448" calcext:value-type="float">
            <text:p>0.51613786856448</text:p>
          </table:table-cell>
          <table:table-cell table:number-columns-repeated="2"/>
          <table:table-cell office:value-type="float" office:value="348" calcext:value-type="float">
            <text:p>348</text:p>
          </table:table-cell>
          <table:table-cell office:value-type="float" office:value="598" calcext:value-type="float">
            <text:p>598</text:p>
          </table:table-cell>
          <table:table-cell office:value-type="float" office:value="0.49305465549497" calcext:value-type="float">
            <text:p>0.49305465549497</text:p>
          </table:table-cell>
          <table:table-cell office:value-type="float" office:value="598" calcext:value-type="float">
            <text:p>598</text:p>
          </table:table-cell>
          <table:table-cell office:value-type="float" office:value="0.49298708861751" calcext:value-type="float">
            <text:p>0.49298708861751</text:p>
          </table:table-cell>
          <table:table-cell/>
          <table:table-cell table:formula="of:=[.I355]-[.I354]" office:value-type="float" office:value="0.0000616660018900039" calcext:value-type="float">
            <text:p>0.00006166600189</text:p>
          </table:table-cell>
          <table:table-cell/>
          <table:table-cell table:formula="of:=MATCH([.G355];[.H$8:.H$1007];0)" office:value-type="float" office:value="806" calcext:value-type="float">
            <text:p>806</text:p>
          </table:table-cell>
          <table:table-cell table:formula="of:=MATCH([.G355];[.J$8:.J$1007];0)" office:value-type="float" office:value="806" calcext:value-type="float">
            <text:p>806</text:p>
          </table:table-cell>
          <table:table-cell table:formula="of:=ABS([.O355]-[.P35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48729021093738" calcext:value-type="float">
            <text:p>0.48729021093738</text:p>
          </table:table-cell>
          <table:table-cell office:value-type="float" office:value="349" calcext:value-type="float">
            <text:p>349</text:p>
          </table:table-cell>
          <table:table-cell office:value-type="float" office:value="0.48722247656353" calcext:value-type="float">
            <text:p>0.48722247656353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908" calcext:value-type="float">
            <text:p>908</text:p>
          </table:table-cell>
          <table:table-cell office:value-type="float" office:value="0.49313700340278" calcext:value-type="float">
            <text:p>0.49313700340278</text:p>
          </table:table-cell>
          <table:table-cell office:value-type="float" office:value="908" calcext:value-type="float">
            <text:p>908</text:p>
          </table:table-cell>
          <table:table-cell office:value-type="float" office:value="0.49306902713582" calcext:value-type="float">
            <text:p>0.49306902713582</text:p>
          </table:table-cell>
          <table:table-cell/>
          <table:table-cell table:formula="of:=[.I356]-[.I355]" office:value-type="float" office:value="0.0000823479078099765" calcext:value-type="float">
            <text:p>0.00008234790781</text:p>
          </table:table-cell>
          <table:table-cell/>
          <table:table-cell table:formula="of:=MATCH([.G356];[.H$8:.H$1007];0)" office:value-type="float" office:value="241" calcext:value-type="float">
            <text:p>241</text:p>
          </table:table-cell>
          <table:table-cell table:formula="of:=MATCH([.G356];[.J$8:.J$1007];0)" office:value-type="float" office:value="241" calcext:value-type="float">
            <text:p>241</text:p>
          </table:table-cell>
          <table:table-cell table:formula="of:=ABS([.O356]-[.P35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48596124268107" calcext:value-type="float">
            <text:p>0.48596124268107</text:p>
          </table:table-cell>
          <table:table-cell office:value-type="float" office:value="350" calcext:value-type="float">
            <text:p>350</text:p>
          </table:table-cell>
          <table:table-cell office:value-type="float" office:value="0.48589365949987" calcext:value-type="float">
            <text:p>0.48589365949987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797" calcext:value-type="float">
            <text:p>797</text:p>
          </table:table-cell>
          <table:table-cell office:value-type="float" office:value="0.49318742993582" calcext:value-type="float">
            <text:p>0.49318742993582</text:p>
          </table:table-cell>
          <table:table-cell office:value-type="float" office:value="797" calcext:value-type="float">
            <text:p>797</text:p>
          </table:table-cell>
          <table:table-cell office:value-type="float" office:value="0.49311998345888" calcext:value-type="float">
            <text:p>0.49311998345888</text:p>
          </table:table-cell>
          <table:table-cell/>
          <table:table-cell table:formula="of:=[.I357]-[.I356]" office:value-type="float" office:value="0.0000504265330399933" calcext:value-type="float">
            <text:p>0.00005042653304</text:p>
          </table:table-cell>
          <table:table-cell/>
          <table:table-cell table:formula="of:=MATCH([.G357];[.H$8:.H$1007];0)" office:value-type="float" office:value="221" calcext:value-type="float">
            <text:p>221</text:p>
          </table:table-cell>
          <table:table-cell table:formula="of:=MATCH([.G357];[.J$8:.J$1007];0)" office:value-type="float" office:value="221" calcext:value-type="float">
            <text:p>221</text:p>
          </table:table-cell>
          <table:table-cell table:formula="of:=ABS([.O357]-[.P35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48478482915385" calcext:value-type="float">
            <text:p>0.48478482915385</text:p>
          </table:table-cell>
          <table:table-cell office:value-type="float" office:value="351" calcext:value-type="float">
            <text:p>351</text:p>
          </table:table-cell>
          <table:table-cell office:value-type="float" office:value="0.48471719807036" calcext:value-type="float">
            <text:p>0.48471719807036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876" calcext:value-type="float">
            <text:p>876</text:p>
          </table:table-cell>
          <table:table-cell office:value-type="float" office:value="0.49321513781083" calcext:value-type="float">
            <text:p>0.49321513781083</text:p>
          </table:table-cell>
          <table:table-cell office:value-type="float" office:value="876" calcext:value-type="float">
            <text:p>876</text:p>
          </table:table-cell>
          <table:table-cell office:value-type="float" office:value="0.49314753310981" calcext:value-type="float">
            <text:p>0.49314753310981</text:p>
          </table:table-cell>
          <table:table-cell/>
          <table:table-cell table:formula="of:=[.I358]-[.I357]" office:value-type="float" office:value="0.0000277078750099968" calcext:value-type="float">
            <text:p>0.00002770787501</text:p>
          </table:table-cell>
          <table:table-cell/>
          <table:table-cell table:formula="of:=MATCH([.G358];[.H$8:.H$1007];0)" office:value-type="float" office:value="203" calcext:value-type="float">
            <text:p>203</text:p>
          </table:table-cell>
          <table:table-cell table:formula="of:=MATCH([.G358];[.J$8:.J$1007];0)" office:value-type="float" office:value="203" calcext:value-type="float">
            <text:p>203</text:p>
          </table:table-cell>
          <table:table-cell table:formula="of:=ABS([.O358]-[.P35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47809280750365" calcext:value-type="float">
            <text:p>0.47809280750365</text:p>
          </table:table-cell>
          <table:table-cell office:value-type="float" office:value="352" calcext:value-type="float">
            <text:p>352</text:p>
          </table:table-cell>
          <table:table-cell office:value-type="float" office:value="0.47802571115607" calcext:value-type="float">
            <text:p>0.47802571115607</text:p>
          </table:table-cell>
          <table:table-cell table:number-columns-repeated="2"/>
          <table:table-cell office:value-type="float" office:value="352" calcext:value-type="float">
            <text:p>352</text:p>
          </table:table-cell>
          <table:table-cell office:value-type="float" office:value="333" calcext:value-type="float">
            <text:p>333</text:p>
          </table:table-cell>
          <table:table-cell office:value-type="float" office:value="0.49325466000826" calcext:value-type="float">
            <text:p>0.49325466000826</text:p>
          </table:table-cell>
          <table:table-cell office:value-type="float" office:value="333" calcext:value-type="float">
            <text:p>333</text:p>
          </table:table-cell>
          <table:table-cell office:value-type="float" office:value="0.49318766203619" calcext:value-type="float">
            <text:p>0.49318766203619</text:p>
          </table:table-cell>
          <table:table-cell/>
          <table:table-cell table:formula="of:=[.I359]-[.I358]" office:value-type="float" office:value="0.0000395221974300308" calcext:value-type="float">
            <text:p>0.00003952219743</text:p>
          </table:table-cell>
          <table:table-cell/>
          <table:table-cell table:formula="of:=MATCH([.G359];[.H$8:.H$1007];0)" office:value-type="float" office:value="122" calcext:value-type="float">
            <text:p>122</text:p>
          </table:table-cell>
          <table:table-cell table:formula="of:=MATCH([.G359];[.J$8:.J$1007];0)" office:value-type="float" office:value="122" calcext:value-type="float">
            <text:p>122</text:p>
          </table:table-cell>
          <table:table-cell table:formula="of:=ABS([.O359]-[.P35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50217292169283" calcext:value-type="float">
            <text:p>0.50217292169283</text:p>
          </table:table-cell>
          <table:table-cell office:value-type="float" office:value="353" calcext:value-type="float">
            <text:p>353</text:p>
          </table:table-cell>
          <table:table-cell office:value-type="float" office:value="0.50210587615989" calcext:value-type="float">
            <text:p>0.50210587615989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452" calcext:value-type="float">
            <text:p>452</text:p>
          </table:table-cell>
          <table:table-cell office:value-type="float" office:value="0.49334613135689" calcext:value-type="float">
            <text:p>0.49334613135689</text:p>
          </table:table-cell>
          <table:table-cell office:value-type="float" office:value="452" calcext:value-type="float">
            <text:p>452</text:p>
          </table:table-cell>
          <table:table-cell office:value-type="float" office:value="0.49327845304114" calcext:value-type="float">
            <text:p>0.49327845304114</text:p>
          </table:table-cell>
          <table:table-cell/>
          <table:table-cell table:formula="of:=[.I360]-[.I359]" office:value-type="float" office:value="0.0000914713486299679" calcext:value-type="float">
            <text:p>0.00009147134863</text:p>
          </table:table-cell>
          <table:table-cell/>
          <table:table-cell table:formula="of:=MATCH([.G360];[.H$8:.H$1007];0)" office:value-type="float" office:value="536" calcext:value-type="float">
            <text:p>536</text:p>
          </table:table-cell>
          <table:table-cell table:formula="of:=MATCH([.G360];[.J$8:.J$1007];0)" office:value-type="float" office:value="536" calcext:value-type="float">
            <text:p>536</text:p>
          </table:table-cell>
          <table:table-cell table:formula="of:=ABS([.O360]-[.P36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47927803133168" calcext:value-type="float">
            <text:p>0.47927803133168</text:p>
          </table:table-cell>
          <table:table-cell office:value-type="float" office:value="354" calcext:value-type="float">
            <text:p>354</text:p>
          </table:table-cell>
          <table:table-cell office:value-type="float" office:value="0.47921019504332" calcext:value-type="float">
            <text:p>0.47921019504332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179" calcext:value-type="float">
            <text:p>179</text:p>
          </table:table-cell>
          <table:table-cell office:value-type="float" office:value="0.49335049462151" calcext:value-type="float">
            <text:p>0.49335049462151</text:p>
          </table:table-cell>
          <table:table-cell office:value-type="float" office:value="179" calcext:value-type="float">
            <text:p>179</text:p>
          </table:table-cell>
          <table:table-cell office:value-type="float" office:value="0.49328308381045" calcext:value-type="float">
            <text:p>0.49328308381045</text:p>
          </table:table-cell>
          <table:table-cell/>
          <table:table-cell table:formula="of:=[.I361]-[.I360]" office:value-type="float" office:value="0.00000436326461999981" calcext:value-type="float">
            <text:p>0.00000436326462</text:p>
          </table:table-cell>
          <table:table-cell/>
          <table:table-cell table:formula="of:=MATCH([.G361];[.H$8:.H$1007];0)" office:value-type="float" office:value="130" calcext:value-type="float">
            <text:p>130</text:p>
          </table:table-cell>
          <table:table-cell table:formula="of:=MATCH([.G361];[.J$8:.J$1007];0)" office:value-type="float" office:value="130" calcext:value-type="float">
            <text:p>130</text:p>
          </table:table-cell>
          <table:table-cell table:formula="of:=ABS([.O361]-[.P36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50253541995448" calcext:value-type="float">
            <text:p>0.50253541995448</text:p>
          </table:table-cell>
          <table:table-cell office:value-type="float" office:value="355" calcext:value-type="float">
            <text:p>355</text:p>
          </table:table-cell>
          <table:table-cell office:value-type="float" office:value="0.50246776942122" calcext:value-type="float">
            <text:p>0.50246776942122</text:p>
          </table:table-cell>
          <table:table-cell table:number-columns-repeated="2"/>
          <table:table-cell office:value-type="float" office:value="355" calcext:value-type="float">
            <text:p>355</text:p>
          </table:table-cell>
          <table:table-cell office:value-type="float" office:value="718" calcext:value-type="float">
            <text:p>718</text:p>
          </table:table-cell>
          <table:table-cell office:value-type="float" office:value="0.49341768507697" calcext:value-type="float">
            <text:p>0.49341768507697</text:p>
          </table:table-cell>
          <table:table-cell office:value-type="float" office:value="718" calcext:value-type="float">
            <text:p>718</text:p>
          </table:table-cell>
          <table:table-cell office:value-type="float" office:value="0.49335032844937" calcext:value-type="float">
            <text:p>0.49335032844937</text:p>
          </table:table-cell>
          <table:table-cell/>
          <table:table-cell table:formula="of:=[.I362]-[.I361]" office:value-type="float" office:value="0.0000671904554599978" calcext:value-type="float">
            <text:p>0.00006719045546</text:p>
          </table:table-cell>
          <table:table-cell/>
          <table:table-cell table:formula="of:=MATCH([.G362];[.H$8:.H$1007];0)" office:value-type="float" office:value="539" calcext:value-type="float">
            <text:p>539</text:p>
          </table:table-cell>
          <table:table-cell table:formula="of:=MATCH([.G362];[.J$8:.J$1007];0)" office:value-type="float" office:value="539" calcext:value-type="float">
            <text:p>539</text:p>
          </table:table-cell>
          <table:table-cell table:formula="of:=ABS([.O362]-[.P36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49489004085351" calcext:value-type="float">
            <text:p>0.49489004085351</text:p>
          </table:table-cell>
          <table:table-cell office:value-type="float" office:value="356" calcext:value-type="float">
            <text:p>356</text:p>
          </table:table-cell>
          <table:table-cell office:value-type="float" office:value="0.49482306002924" calcext:value-type="float">
            <text:p>0.49482306002924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office:value-type="float" office:value="232" calcext:value-type="float">
            <text:p>232</text:p>
          </table:table-cell>
          <table:table-cell office:value-type="float" office:value="0.49364168236356" calcext:value-type="float">
            <text:p>0.49364168236356</text:p>
          </table:table-cell>
          <table:table-cell office:value-type="float" office:value="232" calcext:value-type="float">
            <text:p>232</text:p>
          </table:table-cell>
          <table:table-cell office:value-type="float" office:value="0.49357463524078" calcext:value-type="float">
            <text:p>0.49357463524078</text:p>
          </table:table-cell>
          <table:table-cell/>
          <table:table-cell table:formula="of:=[.I363]-[.I362]" office:value-type="float" office:value="0.000223997286590005" calcext:value-type="float">
            <text:p>0.00022399728659</text:p>
          </table:table-cell>
          <table:table-cell/>
          <table:table-cell table:formula="of:=MATCH([.G363];[.H$8:.H$1007];0)" office:value-type="float" office:value="381" calcext:value-type="float">
            <text:p>381</text:p>
          </table:table-cell>
          <table:table-cell table:formula="of:=MATCH([.G363];[.J$8:.J$1007];0)" office:value-type="float" office:value="381" calcext:value-type="float">
            <text:p>381</text:p>
          </table:table-cell>
          <table:table-cell table:formula="of:=ABS([.O363]-[.P36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52606280816518" calcext:value-type="float">
            <text:p>0.52606280816518</text:p>
          </table:table-cell>
          <table:table-cell office:value-type="float" office:value="357" calcext:value-type="float">
            <text:p>357</text:p>
          </table:table-cell>
          <table:table-cell office:value-type="float" office:value="0.52599543314963" calcext:value-type="float">
            <text:p>0.52599543314963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219" calcext:value-type="float">
            <text:p>219</text:p>
          </table:table-cell>
          <table:table-cell office:value-type="float" office:value="0.49370390841818" calcext:value-type="float">
            <text:p>0.49370390841818</text:p>
          </table:table-cell>
          <table:table-cell office:value-type="float" office:value="219" calcext:value-type="float">
            <text:p>219</text:p>
          </table:table-cell>
          <table:table-cell office:value-type="float" office:value="0.49363666589777" calcext:value-type="float">
            <text:p>0.49363666589777</text:p>
          </table:table-cell>
          <table:table-cell/>
          <table:table-cell table:formula="of:=[.I364]-[.I363]" office:value-type="float" office:value="0.0000622260546200293" calcext:value-type="float">
            <text:p>0.00006222605462</text:p>
          </table:table-cell>
          <table:table-cell/>
          <table:table-cell table:formula="of:=MATCH([.G364];[.H$8:.H$1007];0)" office:value-type="float" office:value="927" calcext:value-type="float">
            <text:p>927</text:p>
          </table:table-cell>
          <table:table-cell table:formula="of:=MATCH([.G364];[.J$8:.J$1007];0)" office:value-type="float" office:value="927" calcext:value-type="float">
            <text:p>927</text:p>
          </table:table-cell>
          <table:table-cell table:formula="of:=ABS([.O364]-[.P36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5147582130019" calcext:value-type="float">
            <text:p>0.51475821300190</text:p>
          </table:table-cell>
          <table:table-cell office:value-type="float" office:value="358" calcext:value-type="float">
            <text:p>358</text:p>
          </table:table-cell>
          <table:table-cell office:value-type="float" office:value="0.51469025595274" calcext:value-type="float">
            <text:p>0.51469025595274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office:value-type="float" office:value="386" calcext:value-type="float">
            <text:p>386</text:p>
          </table:table-cell>
          <table:table-cell office:value-type="float" office:value="0.49381858809844" calcext:value-type="float">
            <text:p>0.49381858809844</text:p>
          </table:table-cell>
          <table:table-cell office:value-type="float" office:value="386" calcext:value-type="float">
            <text:p>386</text:p>
          </table:table-cell>
          <table:table-cell office:value-type="float" office:value="0.49375098957211" calcext:value-type="float">
            <text:p>0.49375098957211</text:p>
          </table:table-cell>
          <table:table-cell/>
          <table:table-cell table:formula="of:=[.I365]-[.I364]" office:value-type="float" office:value="0.000114679680259966" calcext:value-type="float">
            <text:p>0.00011467968026</text:p>
          </table:table-cell>
          <table:table-cell/>
          <table:table-cell table:formula="of:=MATCH([.G365];[.H$8:.H$1007];0)" office:value-type="float" office:value="786" calcext:value-type="float">
            <text:p>786</text:p>
          </table:table-cell>
          <table:table-cell table:formula="of:=MATCH([.G365];[.J$8:.J$1007];0)" office:value-type="float" office:value="786" calcext:value-type="float">
            <text:p>786</text:p>
          </table:table-cell>
          <table:table-cell table:formula="of:=ABS([.O365]-[.P36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54968898843136" calcext:value-type="float">
            <text:p>0.54968898843136</text:p>
          </table:table-cell>
          <table:table-cell office:value-type="float" office:value="359" calcext:value-type="float">
            <text:p>359</text:p>
          </table:table-cell>
          <table:table-cell office:value-type="float" office:value="0.54962171995287" calcext:value-type="float">
            <text:p>0.54962171995287</text:p>
          </table:table-cell>
          <table:table-cell table:number-columns-repeated="2"/>
          <table:table-cell office:value-type="float" office:value="359" calcext:value-type="float">
            <text:p>359</text:p>
          </table:table-cell>
          <table:table-cell office:value-type="float" office:value="675" calcext:value-type="float">
            <text:p>675</text:p>
          </table:table-cell>
          <table:table-cell office:value-type="float" office:value="0.49383174602591" calcext:value-type="float">
            <text:p>0.49383174602591</text:p>
          </table:table-cell>
          <table:table-cell office:value-type="float" office:value="675" calcext:value-type="float">
            <text:p>675</text:p>
          </table:table-cell>
          <table:table-cell office:value-type="float" office:value="0.49376429251757" calcext:value-type="float">
            <text:p>0.49376429251757</text:p>
          </table:table-cell>
          <table:table-cell/>
          <table:table-cell table:formula="of:=[.I366]-[.I365]" office:value-type="float" office:value="0.0000131579274700311" calcext:value-type="float">
            <text:p>0.00001315792747</text:p>
          </table:table-cell>
          <table:table-cell/>
          <table:table-cell table:formula="of:=MATCH([.G366];[.H$8:.H$1007];0)" office:value-type="float" office:value="999" calcext:value-type="float">
            <text:p>999</text:p>
          </table:table-cell>
          <table:table-cell table:formula="of:=MATCH([.G366];[.J$8:.J$1007];0)" office:value-type="float" office:value="999" calcext:value-type="float">
            <text:p>999</text:p>
          </table:table-cell>
          <table:table-cell table:formula="of:=ABS([.O366]-[.P36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49609111608563" calcext:value-type="float">
            <text:p>0.49609111608563</text:p>
          </table:table-cell>
          <table:table-cell office:value-type="float" office:value="360" calcext:value-type="float">
            <text:p>360</text:p>
          </table:table-cell>
          <table:table-cell office:value-type="float" office:value="0.49602353325442" calcext:value-type="float">
            <text:p>0.49602353325442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871" calcext:value-type="float">
            <text:p>871</text:p>
          </table:table-cell>
          <table:table-cell office:value-type="float" office:value="0.49393071466749" calcext:value-type="float">
            <text:p>0.49393071466749</text:p>
          </table:table-cell>
          <table:table-cell office:value-type="float" office:value="871" calcext:value-type="float">
            <text:p>871</text:p>
          </table:table-cell>
          <table:table-cell office:value-type="float" office:value="0.49386272717206" calcext:value-type="float">
            <text:p>0.49386272717206</text:p>
          </table:table-cell>
          <table:table-cell/>
          <table:table-cell table:formula="of:=[.I367]-[.I366]" office:value-type="float" office:value="0.0000989686415799884" calcext:value-type="float">
            <text:p>0.00009896864158</text:p>
          </table:table-cell>
          <table:table-cell/>
          <table:table-cell table:formula="of:=MATCH([.G367];[.H$8:.H$1007];0)" office:value-type="float" office:value="412" calcext:value-type="float">
            <text:p>412</text:p>
          </table:table-cell>
          <table:table-cell table:formula="of:=MATCH([.G367];[.J$8:.J$1007];0)" office:value-type="float" office:value="412" calcext:value-type="float">
            <text:p>412</text:p>
          </table:table-cell>
          <table:table-cell table:formula="of:=ABS([.O367]-[.P36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46457393137199" calcext:value-type="float">
            <text:p>0.46457393137199</text:p>
          </table:table-cell>
          <table:table-cell office:value-type="float" office:value="361" calcext:value-type="float">
            <text:p>361</text:p>
          </table:table-cell>
          <table:table-cell office:value-type="float" office:value="0.4645066262567" calcext:value-type="float">
            <text:p>0.46450662625670</text:p>
          </table:table-cell>
          <table:table-cell table:number-columns-repeated="2"/>
          <table:table-cell office:value-type="float" office:value="361" calcext:value-type="float">
            <text:p>361</text:p>
          </table:table-cell>
          <table:table-cell office:value-type="float" office:value="45" calcext:value-type="float">
            <text:p>45</text:p>
          </table:table-cell>
          <table:table-cell office:value-type="float" office:value="0.49396829520381" calcext:value-type="float">
            <text:p>0.49396829520381</text:p>
          </table:table-cell>
          <table:table-cell office:value-type="float" office:value="45" calcext:value-type="float">
            <text:p>45</text:p>
          </table:table-cell>
          <table:table-cell office:value-type="float" office:value="0.49390094796273" calcext:value-type="float">
            <text:p>0.49390094796273</text:p>
          </table:table-cell>
          <table:table-cell/>
          <table:table-cell table:formula="of:=[.I368]-[.I367]" office:value-type="float" office:value="0.0000375805363200254" calcext:value-type="float">
            <text:p>0.00003758053632</text:p>
          </table:table-cell>
          <table:table-cell/>
          <table:table-cell table:formula="of:=MATCH([.G368];[.H$8:.H$1007];0)" office:value-type="float" office:value="28" calcext:value-type="float">
            <text:p>28</text:p>
          </table:table-cell>
          <table:table-cell table:formula="of:=MATCH([.G368];[.J$8:.J$1007];0)" office:value-type="float" office:value="28" calcext:value-type="float">
            <text:p>28</text:p>
          </table:table-cell>
          <table:table-cell table:formula="of:=ABS([.O368]-[.P36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47715026998891" calcext:value-type="float">
            <text:p>0.47715026998891</text:p>
          </table:table-cell>
          <table:table-cell office:value-type="float" office:value="362" calcext:value-type="float">
            <text:p>362</text:p>
          </table:table-cell>
          <table:table-cell office:value-type="float" office:value="0.47708270925675" calcext:value-type="float">
            <text:p>0.47708270925675</text:p>
          </table:table-cell>
          <table:table-cell table:number-columns-repeated="2"/>
          <table:table-cell office:value-type="float" office:value="362" calcext:value-type="float">
            <text:p>362</text:p>
          </table:table-cell>
          <table:table-cell office:value-type="float" office:value="601" calcext:value-type="float">
            <text:p>601</text:p>
          </table:table-cell>
          <table:table-cell office:value-type="float" office:value="0.49402143924369" calcext:value-type="float">
            <text:p>0.49402143924369</text:p>
          </table:table-cell>
          <table:table-cell office:value-type="float" office:value="601" calcext:value-type="float">
            <text:p>601</text:p>
          </table:table-cell>
          <table:table-cell office:value-type="float" office:value="0.49395390833672" calcext:value-type="float">
            <text:p>0.49395390833672</text:p>
          </table:table-cell>
          <table:table-cell/>
          <table:table-cell table:formula="of:=[.I369]-[.I368]" office:value-type="float" office:value="0.0000531440398799932" calcext:value-type="float">
            <text:p>0.00005314403988</text:p>
          </table:table-cell>
          <table:table-cell/>
          <table:table-cell table:formula="of:=MATCH([.G369];[.H$8:.H$1007];0)" office:value-type="float" office:value="114" calcext:value-type="float">
            <text:p>114</text:p>
          </table:table-cell>
          <table:table-cell table:formula="of:=MATCH([.G369];[.J$8:.J$1007];0)" office:value-type="float" office:value="114" calcext:value-type="float">
            <text:p>114</text:p>
          </table:table-cell>
          <table:table-cell table:formula="of:=ABS([.O369]-[.P36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54736100792037" calcext:value-type="float">
            <text:p>0.54736100792037</text:p>
          </table:table-cell>
          <table:table-cell office:value-type="float" office:value="363" calcext:value-type="float">
            <text:p>363</text:p>
          </table:table-cell>
          <table:table-cell office:value-type="float" office:value="0.54729342668839" calcext:value-type="float">
            <text:p>0.54729342668839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office:value-type="float" office:value="992" calcext:value-type="float">
            <text:p>992</text:p>
          </table:table-cell>
          <table:table-cell office:value-type="float" office:value="0.49404960353915" calcext:value-type="float">
            <text:p>0.49404960353915</text:p>
          </table:table-cell>
          <table:table-cell office:value-type="float" office:value="992" calcext:value-type="float">
            <text:p>992</text:p>
          </table:table-cell>
          <table:table-cell office:value-type="float" office:value="0.49398219787766" calcext:value-type="float">
            <text:p>0.49398219787766</text:p>
          </table:table-cell>
          <table:table-cell/>
          <table:table-cell table:formula="of:=[.I370]-[.I369]" office:value-type="float" office:value="0.000028164295459987" calcext:value-type="float">
            <text:p>0.00002816429546</text:p>
          </table:table-cell>
          <table:table-cell/>
          <table:table-cell table:formula="of:=MATCH([.G370];[.H$8:.H$1007];0)" office:value-type="float" office:value="996" calcext:value-type="float">
            <text:p>996</text:p>
          </table:table-cell>
          <table:table-cell table:formula="of:=MATCH([.G370];[.J$8:.J$1007];0)" office:value-type="float" office:value="996" calcext:value-type="float">
            <text:p>996</text:p>
          </table:table-cell>
          <table:table-cell table:formula="of:=ABS([.O370]-[.P37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52819297485943" calcext:value-type="float">
            <text:p>0.52819297485943</text:p>
          </table:table-cell>
          <table:table-cell office:value-type="float" office:value="364" calcext:value-type="float">
            <text:p>364</text:p>
          </table:table-cell>
          <table:table-cell office:value-type="float" office:value="0.5281260215669" calcext:value-type="float">
            <text:p>0.52812602156690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office:value-type="float" office:value="171" calcext:value-type="float">
            <text:p>171</text:p>
          </table:table-cell>
          <table:table-cell office:value-type="float" office:value="0.49417635260466" calcext:value-type="float">
            <text:p>0.49417635260466</text:p>
          </table:table-cell>
          <table:table-cell office:value-type="float" office:value="171" calcext:value-type="float">
            <text:p>171</text:p>
          </table:table-cell>
          <table:table-cell office:value-type="float" office:value="0.49410869694433" calcext:value-type="float">
            <text:p>0.49410869694433</text:p>
          </table:table-cell>
          <table:table-cell/>
          <table:table-cell table:formula="of:=[.I371]-[.I370]" office:value-type="float" office:value="0.000126749065509968" calcext:value-type="float">
            <text:p>0.00012674906551</text:p>
          </table:table-cell>
          <table:table-cell/>
          <table:table-cell table:formula="of:=MATCH([.G371];[.H$8:.H$1007];0)" office:value-type="float" office:value="940" calcext:value-type="float">
            <text:p>940</text:p>
          </table:table-cell>
          <table:table-cell table:formula="of:=MATCH([.G371];[.J$8:.J$1007];0)" office:value-type="float" office:value="940" calcext:value-type="float">
            <text:p>940</text:p>
          </table:table-cell>
          <table:table-cell table:formula="of:=ABS([.O371]-[.P37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48961419325158" calcext:value-type="float">
            <text:p>0.48961419325158</text:p>
          </table:table-cell>
          <table:table-cell office:value-type="float" office:value="365" calcext:value-type="float">
            <text:p>365</text:p>
          </table:table-cell>
          <table:table-cell office:value-type="float" office:value="0.48954707451069" calcext:value-type="float">
            <text:p>0.48954707451069</text:p>
          </table:table-cell>
          <table:table-cell table:number-columns-repeated="2"/>
          <table:table-cell office:value-type="float" office:value="365" calcext:value-type="float">
            <text:p>365</text:p>
          </table:table-cell>
          <table:table-cell office:value-type="float" office:value="626" calcext:value-type="float">
            <text:p>626</text:p>
          </table:table-cell>
          <table:table-cell office:value-type="float" office:value="0.49424172956143" calcext:value-type="float">
            <text:p>0.49424172956143</text:p>
          </table:table-cell>
          <table:table-cell office:value-type="float" office:value="626" calcext:value-type="float">
            <text:p>626</text:p>
          </table:table-cell>
          <table:table-cell office:value-type="float" office:value="0.4941748893288" calcext:value-type="float">
            <text:p>0.49417488932880</text:p>
          </table:table-cell>
          <table:table-cell/>
          <table:table-cell table:formula="of:=[.I372]-[.I371]" office:value-type="float" office:value="0.0000653769567700024" calcext:value-type="float">
            <text:p>0.00006537695677</text:p>
          </table:table-cell>
          <table:table-cell/>
          <table:table-cell table:formula="of:=MATCH([.G372];[.H$8:.H$1007];0)" office:value-type="float" office:value="285" calcext:value-type="float">
            <text:p>285</text:p>
          </table:table-cell>
          <table:table-cell table:formula="of:=MATCH([.G372];[.J$8:.J$1007];0)" office:value-type="float" office:value="285" calcext:value-type="float">
            <text:p>285</text:p>
          </table:table-cell>
          <table:table-cell table:formula="of:=ABS([.O372]-[.P37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47283077004642" calcext:value-type="float">
            <text:p>0.47283077004642</text:p>
          </table:table-cell>
          <table:table-cell office:value-type="float" office:value="366" calcext:value-type="float">
            <text:p>366</text:p>
          </table:table-cell>
          <table:table-cell office:value-type="float" office:value="0.47276363546415" calcext:value-type="float">
            <text:p>0.47276363546415</text:p>
          </table:table-cell>
          <table:table-cell table:number-columns-repeated="2"/>
          <table:table-cell office:value-type="float" office:value="366" calcext:value-type="float">
            <text:p>366</text:p>
          </table:table-cell>
          <table:table-cell office:value-type="float" office:value="220" calcext:value-type="float">
            <text:p>220</text:p>
          </table:table-cell>
          <table:table-cell office:value-type="float" office:value="0.49430093418904" calcext:value-type="float">
            <text:p>0.49430093418904</text:p>
          </table:table-cell>
          <table:table-cell office:value-type="float" office:value="220" calcext:value-type="float">
            <text:p>220</text:p>
          </table:table-cell>
          <table:table-cell office:value-type="float" office:value="0.49423403146523" calcext:value-type="float">
            <text:p>0.49423403146523</text:p>
          </table:table-cell>
          <table:table-cell/>
          <table:table-cell table:formula="of:=[.I373]-[.I372]" office:value-type="float" office:value="0.0000592046276099989" calcext:value-type="float">
            <text:p>0.00005920462761</text:p>
          </table:table-cell>
          <table:table-cell/>
          <table:table-cell table:formula="of:=MATCH([.G373];[.H$8:.H$1007];0)" office:value-type="float" office:value="71" calcext:value-type="float">
            <text:p>71</text:p>
          </table:table-cell>
          <table:table-cell table:formula="of:=MATCH([.G373];[.J$8:.J$1007];0)" office:value-type="float" office:value="71" calcext:value-type="float">
            <text:p>71</text:p>
          </table:table-cell>
          <table:table-cell table:formula="of:=ABS([.O373]-[.P37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48169530714904" calcext:value-type="float">
            <text:p>0.48169530714904</text:p>
          </table:table-cell>
          <table:table-cell office:value-type="float" office:value="367" calcext:value-type="float">
            <text:p>367</text:p>
          </table:table-cell>
          <table:table-cell office:value-type="float" office:value="0.48162799559039" calcext:value-type="float">
            <text:p>0.48162799559039</text:p>
          </table:table-cell>
          <table:table-cell table:number-columns-repeated="2"/>
          <table:table-cell office:value-type="float" office:value="367" calcext:value-type="float">
            <text:p>367</text:p>
          </table:table-cell>
          <table:table-cell office:value-type="float" office:value="566" calcext:value-type="float">
            <text:p>566</text:p>
          </table:table-cell>
          <table:table-cell office:value-type="float" office:value="0.49441860644916" calcext:value-type="float">
            <text:p>0.49441860644916</text:p>
          </table:table-cell>
          <table:table-cell office:value-type="float" office:value="566" calcext:value-type="float">
            <text:p>566</text:p>
          </table:table-cell>
          <table:table-cell office:value-type="float" office:value="0.49435089381627" calcext:value-type="float">
            <text:p>0.49435089381627</text:p>
          </table:table-cell>
          <table:table-cell/>
          <table:table-cell table:formula="of:=[.I374]-[.I373]" office:value-type="float" office:value="0.00011767226012005" calcext:value-type="float">
            <text:p>0.00011767226012</text:p>
          </table:table-cell>
          <table:table-cell/>
          <table:table-cell table:formula="of:=MATCH([.G374];[.H$8:.H$1007];0)" office:value-type="float" office:value="163" calcext:value-type="float">
            <text:p>163</text:p>
          </table:table-cell>
          <table:table-cell table:formula="of:=MATCH([.G374];[.J$8:.J$1007];0)" office:value-type="float" office:value="163" calcext:value-type="float">
            <text:p>163</text:p>
          </table:table-cell>
          <table:table-cell table:formula="of:=ABS([.O374]-[.P37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50451588331786" calcext:value-type="float">
            <text:p>0.50451588331786</text:p>
          </table:table-cell>
          <table:table-cell office:value-type="float" office:value="368" calcext:value-type="float">
            <text:p>368</text:p>
          </table:table-cell>
          <table:table-cell office:value-type="float" office:value="0.5044482396908" calcext:value-type="float">
            <text:p>0.50444823969080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 office:value-type="float" office:value="338" calcext:value-type="float">
            <text:p>338</text:p>
          </table:table-cell>
          <table:table-cell office:value-type="float" office:value="0.49443821816217" calcext:value-type="float">
            <text:p>0.49443821816217</text:p>
          </table:table-cell>
          <table:table-cell office:value-type="float" office:value="338" calcext:value-type="float">
            <text:p>338</text:p>
          </table:table-cell>
          <table:table-cell office:value-type="float" office:value="0.4943708080356" calcext:value-type="float">
            <text:p>0.49437080803560</text:p>
          </table:table-cell>
          <table:table-cell/>
          <table:table-cell table:formula="of:=[.I375]-[.I374]" office:value-type="float" office:value="0.0000196117130099593" calcext:value-type="float">
            <text:p>0.00001961171301</text:p>
          </table:table-cell>
          <table:table-cell/>
          <table:table-cell table:formula="of:=MATCH([.G375];[.H$8:.H$1007];0)" office:value-type="float" office:value="577" calcext:value-type="float">
            <text:p>577</text:p>
          </table:table-cell>
          <table:table-cell table:formula="of:=MATCH([.G375];[.J$8:.J$1007];0)" office:value-type="float" office:value="577" calcext:value-type="float">
            <text:p>577</text:p>
          </table:table-cell>
          <table:table-cell table:formula="of:=ABS([.O375]-[.P37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51260579287965" calcext:value-type="float">
            <text:p>0.51260579287965</text:p>
          </table:table-cell>
          <table:table-cell office:value-type="float" office:value="369" calcext:value-type="float">
            <text:p>369</text:p>
          </table:table-cell>
          <table:table-cell office:value-type="float" office:value="0.512538354664" calcext:value-type="float">
            <text:p>0.51253835466400</text:p>
          </table:table-cell>
          <table:table-cell table:number-columns-repeated="2"/>
          <table:table-cell office:value-type="float" office:value="369" calcext:value-type="float">
            <text:p>369</text:p>
          </table:table-cell>
          <table:table-cell office:value-type="float" office:value="250" calcext:value-type="float">
            <text:p>250</text:p>
          </table:table-cell>
          <table:table-cell office:value-type="float" office:value="0.49446172552966" calcext:value-type="float">
            <text:p>0.49446172552966</text:p>
          </table:table-cell>
          <table:table-cell office:value-type="float" office:value="250" calcext:value-type="float">
            <text:p>250</text:p>
          </table:table-cell>
          <table:table-cell office:value-type="float" office:value="0.4943944469984" calcext:value-type="float">
            <text:p>0.49439444699840</text:p>
          </table:table-cell>
          <table:table-cell/>
          <table:table-cell table:formula="of:=[.I376]-[.I375]" office:value-type="float" office:value="0.0000235073674900166" calcext:value-type="float">
            <text:p>0.00002350736749</text:p>
          </table:table-cell>
          <table:table-cell/>
          <table:table-cell table:formula="of:=MATCH([.G376];[.H$8:.H$1007];0)" office:value-type="float" office:value="743" calcext:value-type="float">
            <text:p>743</text:p>
          </table:table-cell>
          <table:table-cell table:formula="of:=MATCH([.G376];[.J$8:.J$1007];0)" office:value-type="float" office:value="743" calcext:value-type="float">
            <text:p>743</text:p>
          </table:table-cell>
          <table:table-cell table:formula="of:=ABS([.O376]-[.P37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51402717766601" calcext:value-type="float">
            <text:p>0.51402717766601</text:p>
          </table:table-cell>
          <table:table-cell office:value-type="float" office:value="370" calcext:value-type="float">
            <text:p>370</text:p>
          </table:table-cell>
          <table:table-cell office:value-type="float" office:value="0.51396031656579" calcext:value-type="float">
            <text:p>0.51396031656579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office:value-type="float" office:value="53" calcext:value-type="float">
            <text:p>53</text:p>
          </table:table-cell>
          <table:table-cell office:value-type="float" office:value="0.49449649073344" calcext:value-type="float">
            <text:p>0.49449649073344</text:p>
          </table:table-cell>
          <table:table-cell office:value-type="float" office:value="53" calcext:value-type="float">
            <text:p>53</text:p>
          </table:table-cell>
          <table:table-cell office:value-type="float" office:value="0.49442908914422" calcext:value-type="float">
            <text:p>0.49442908914422</text:p>
          </table:table-cell>
          <table:table-cell/>
          <table:table-cell table:formula="of:=[.I377]-[.I376]" office:value-type="float" office:value="0.000034765203779985" calcext:value-type="float">
            <text:p>0.00003476520378</text:p>
          </table:table-cell>
          <table:table-cell/>
          <table:table-cell table:formula="of:=MATCH([.G377];[.H$8:.H$1007];0)" office:value-type="float" office:value="773" calcext:value-type="float">
            <text:p>773</text:p>
          </table:table-cell>
          <table:table-cell table:formula="of:=MATCH([.G377];[.J$8:.J$1007];0)" office:value-type="float" office:value="773" calcext:value-type="float">
            <text:p>773</text:p>
          </table:table-cell>
          <table:table-cell table:formula="of:=ABS([.O377]-[.P37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49724047367151" calcext:value-type="float">
            <text:p>0.49724047367151</text:p>
          </table:table-cell>
          <table:table-cell office:value-type="float" office:value="371" calcext:value-type="float">
            <text:p>371</text:p>
          </table:table-cell>
          <table:table-cell office:value-type="float" office:value="0.49717296587602" calcext:value-type="float">
            <text:p>0.49717296587602</text:p>
          </table:table-cell>
          <table:table-cell table:number-columns-repeated="2"/>
          <table:table-cell office:value-type="float" office:value="371" calcext:value-type="float">
            <text:p>371</text:p>
          </table:table-cell>
          <table:table-cell office:value-type="float" office:value="169" calcext:value-type="float">
            <text:p>169</text:p>
          </table:table-cell>
          <table:table-cell office:value-type="float" office:value="0.4945367691004" calcext:value-type="float">
            <text:p>0.49453676910040</text:p>
          </table:table-cell>
          <table:table-cell office:value-type="float" office:value="169" calcext:value-type="float">
            <text:p>169</text:p>
          </table:table-cell>
          <table:table-cell office:value-type="float" office:value="0.49446952709852" calcext:value-type="float">
            <text:p>0.49446952709852</text:p>
          </table:table-cell>
          <table:table-cell/>
          <table:table-cell table:formula="of:=[.I378]-[.I377]" office:value-type="float" office:value="0.0000402783669600226" calcext:value-type="float">
            <text:p>0.00004027836696</text:p>
          </table:table-cell>
          <table:table-cell/>
          <table:table-cell table:formula="of:=MATCH([.G378];[.H$8:.H$1007];0)" office:value-type="float" office:value="432" calcext:value-type="float">
            <text:p>432</text:p>
          </table:table-cell>
          <table:table-cell table:formula="of:=MATCH([.G378];[.J$8:.J$1007];0)" office:value-type="float" office:value="432" calcext:value-type="float">
            <text:p>432</text:p>
          </table:table-cell>
          <table:table-cell table:formula="of:=ABS([.O378]-[.P37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52063791113958" calcext:value-type="float">
            <text:p>0.52063791113958</text:p>
          </table:table-cell>
          <table:table-cell office:value-type="float" office:value="372" calcext:value-type="float">
            <text:p>372</text:p>
          </table:table-cell>
          <table:table-cell office:value-type="float" office:value="0.52057049576659" calcext:value-type="float">
            <text:p>0.52057049576659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770" calcext:value-type="float">
            <text:p>770</text:p>
          </table:table-cell>
          <table:table-cell office:value-type="float" office:value="0.4946285191063" calcext:value-type="float">
            <text:p>0.49462851910630</text:p>
          </table:table-cell>
          <table:table-cell office:value-type="float" office:value="770" calcext:value-type="float">
            <text:p>770</text:p>
          </table:table-cell>
          <table:table-cell office:value-type="float" office:value="0.49456102639495" calcext:value-type="float">
            <text:p>0.49456102639495</text:p>
          </table:table-cell>
          <table:table-cell/>
          <table:table-cell table:formula="of:=[.I379]-[.I378]" office:value-type="float" office:value="0.0000917500059000043" calcext:value-type="float">
            <text:p>0.00009175000590</text:p>
          </table:table-cell>
          <table:table-cell/>
          <table:table-cell table:formula="of:=MATCH([.G379];[.H$8:.H$1007];0)" office:value-type="float" office:value="877" calcext:value-type="float">
            <text:p>877</text:p>
          </table:table-cell>
          <table:table-cell table:formula="of:=MATCH([.G379];[.J$8:.J$1007];0)" office:value-type="float" office:value="877" calcext:value-type="float">
            <text:p>877</text:p>
          </table:table-cell>
          <table:table-cell table:formula="of:=ABS([.O379]-[.P37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4957601768858" calcext:value-type="float">
            <text:p>0.49576017688580</text:p>
          </table:table-cell>
          <table:table-cell office:value-type="float" office:value="373" calcext:value-type="float">
            <text:p>373</text:p>
          </table:table-cell>
          <table:table-cell office:value-type="float" office:value="0.49569226611145" calcext:value-type="float">
            <text:p>0.49569226611145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748" calcext:value-type="float">
            <text:p>748</text:p>
          </table:table-cell>
          <table:table-cell office:value-type="float" office:value="0.49463705771465" calcext:value-type="float">
            <text:p>0.49463705771465</text:p>
          </table:table-cell>
          <table:table-cell office:value-type="float" office:value="748" calcext:value-type="float">
            <text:p>748</text:p>
          </table:table-cell>
          <table:table-cell office:value-type="float" office:value="0.4945687770144" calcext:value-type="float">
            <text:p>0.49456877701440</text:p>
          </table:table-cell>
          <table:table-cell/>
          <table:table-cell table:formula="of:=[.I380]-[.I379]" office:value-type="float" office:value="0.00000853860834998388" calcext:value-type="float">
            <text:p>0.00000853860835</text:p>
          </table:table-cell>
          <table:table-cell/>
          <table:table-cell table:formula="of:=MATCH([.G380];[.H$8:.H$1007];0)" office:value-type="float" office:value="407" calcext:value-type="float">
            <text:p>407</text:p>
          </table:table-cell>
          <table:table-cell table:formula="of:=MATCH([.G380];[.J$8:.J$1007];0)" office:value-type="float" office:value="407" calcext:value-type="float">
            <text:p>407</text:p>
          </table:table-cell>
          <table:table-cell table:formula="of:=ABS([.O380]-[.P38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50155890075718" calcext:value-type="float">
            <text:p>0.50155890075718</text:p>
          </table:table-cell>
          <table:table-cell office:value-type="float" office:value="374" calcext:value-type="float">
            <text:p>374</text:p>
          </table:table-cell>
          <table:table-cell office:value-type="float" office:value="0.50149143420184" calcext:value-type="float">
            <text:p>0.50149143420184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office:value-type="float" office:value="282" calcext:value-type="float">
            <text:p>282</text:p>
          </table:table-cell>
          <table:table-cell office:value-type="float" office:value="0.49467121861981" calcext:value-type="float">
            <text:p>0.49467121861981</text:p>
          </table:table-cell>
          <table:table-cell office:value-type="float" office:value="282" calcext:value-type="float">
            <text:p>282</text:p>
          </table:table-cell>
          <table:table-cell office:value-type="float" office:value="0.4946038453075" calcext:value-type="float">
            <text:p>0.49460384530750</text:p>
          </table:table-cell>
          <table:table-cell/>
          <table:table-cell table:formula="of:=[.I381]-[.I380]" office:value-type="float" office:value="0.0000341609051600078" calcext:value-type="float">
            <text:p>0.00003416090516</text:p>
          </table:table-cell>
          <table:table-cell/>
          <table:table-cell table:formula="of:=MATCH([.G381];[.H$8:.H$1007];0)" office:value-type="float" office:value="520" calcext:value-type="float">
            <text:p>520</text:p>
          </table:table-cell>
          <table:table-cell table:formula="of:=MATCH([.G381];[.J$8:.J$1007];0)" office:value-type="float" office:value="520" calcext:value-type="float">
            <text:p>520</text:p>
          </table:table-cell>
          <table:table-cell table:formula="of:=ABS([.O381]-[.P38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51746716815534" calcext:value-type="float">
            <text:p>0.51746716815534</text:p>
          </table:table-cell>
          <table:table-cell office:value-type="float" office:value="375" calcext:value-type="float">
            <text:p>375</text:p>
          </table:table-cell>
          <table:table-cell office:value-type="float" office:value="0.51739959767316" calcext:value-type="float">
            <text:p>0.51739959767316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523" calcext:value-type="float">
            <text:p>523</text:p>
          </table:table-cell>
          <table:table-cell office:value-type="float" office:value="0.49467601788316" calcext:value-type="float">
            <text:p>0.49467601788316</text:p>
          </table:table-cell>
          <table:table-cell office:value-type="float" office:value="523" calcext:value-type="float">
            <text:p>523</text:p>
          </table:table-cell>
          <table:table-cell office:value-type="float" office:value="0.49460830276373" calcext:value-type="float">
            <text:p>0.49460830276373</text:p>
          </table:table-cell>
          <table:table-cell/>
          <table:table-cell table:formula="of:=[.I382]-[.I381]" office:value-type="float" office:value="0.00000479926335000824" calcext:value-type="float">
            <text:p>0.00000479926335</text:p>
          </table:table-cell>
          <table:table-cell/>
          <table:table-cell table:formula="of:=MATCH([.G382];[.H$8:.H$1007];0)" office:value-type="float" office:value="824" calcext:value-type="float">
            <text:p>824</text:p>
          </table:table-cell>
          <table:table-cell table:formula="of:=MATCH([.G382];[.J$8:.J$1007];0)" office:value-type="float" office:value="824" calcext:value-type="float">
            <text:p>824</text:p>
          </table:table-cell>
          <table:table-cell table:formula="of:=ABS([.O382]-[.P38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52762254212215" calcext:value-type="float">
            <text:p>0.52762254212215</text:p>
          </table:table-cell>
          <table:table-cell office:value-type="float" office:value="376" calcext:value-type="float">
            <text:p>376</text:p>
          </table:table-cell>
          <table:table-cell office:value-type="float" office:value="0.52755507655799" calcext:value-type="float">
            <text:p>0.52755507655799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734" calcext:value-type="float">
            <text:p>734</text:p>
          </table:table-cell>
          <table:table-cell office:value-type="float" office:value="0.49470260036595" calcext:value-type="float">
            <text:p>0.49470260036595</text:p>
          </table:table-cell>
          <table:table-cell office:value-type="float" office:value="734" calcext:value-type="float">
            <text:p>734</text:p>
          </table:table-cell>
          <table:table-cell office:value-type="float" office:value="0.49463549809442" calcext:value-type="float">
            <text:p>0.49463549809442</text:p>
          </table:table-cell>
          <table:table-cell/>
          <table:table-cell table:formula="of:=[.I383]-[.I382]" office:value-type="float" office:value="0.0000265824827899719" calcext:value-type="float">
            <text:p>0.00002658248279</text:p>
          </table:table-cell>
          <table:table-cell/>
          <table:table-cell table:formula="of:=MATCH([.G383];[.H$8:.H$1007];0)" office:value-type="float" office:value="937" calcext:value-type="float">
            <text:p>937</text:p>
          </table:table-cell>
          <table:table-cell table:formula="of:=MATCH([.G383];[.J$8:.J$1007];0)" office:value-type="float" office:value="937" calcext:value-type="float">
            <text:p>937</text:p>
          </table:table-cell>
          <table:table-cell table:formula="of:=ABS([.O383]-[.P38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50850638138921" calcext:value-type="float">
            <text:p>0.50850638138921</text:p>
          </table:table-cell>
          <table:table-cell office:value-type="float" office:value="377" calcext:value-type="float">
            <text:p>377</text:p>
          </table:table-cell>
          <table:table-cell office:value-type="float" office:value="0.50843852319976" calcext:value-type="float">
            <text:p>0.50843852319976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891" calcext:value-type="float">
            <text:p>891</text:p>
          </table:table-cell>
          <table:table-cell office:value-type="float" office:value="0.49471531549108" calcext:value-type="float">
            <text:p>0.49471531549108</text:p>
          </table:table-cell>
          <table:table-cell office:value-type="float" office:value="891" calcext:value-type="float">
            <text:p>891</text:p>
          </table:table-cell>
          <table:table-cell office:value-type="float" office:value="0.49464732216093" calcext:value-type="float">
            <text:p>0.49464732216093</text:p>
          </table:table-cell>
          <table:table-cell/>
          <table:table-cell table:formula="of:=[.I384]-[.I383]" office:value-type="float" office:value="0.0000127151251300139" calcext:value-type="float">
            <text:p>0.00001271512513</text:p>
          </table:table-cell>
          <table:table-cell/>
          <table:table-cell table:formula="of:=MATCH([.G384];[.H$8:.H$1007];0)" office:value-type="float" office:value="666" calcext:value-type="float">
            <text:p>666</text:p>
          </table:table-cell>
          <table:table-cell table:formula="of:=MATCH([.G384];[.J$8:.J$1007];0)" office:value-type="float" office:value="666" calcext:value-type="float">
            <text:p>666</text:p>
          </table:table-cell>
          <table:table-cell table:formula="of:=ABS([.O384]-[.P38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52838610208202" calcext:value-type="float">
            <text:p>0.52838610208202</text:p>
          </table:table-cell>
          <table:table-cell office:value-type="float" office:value="378" calcext:value-type="float">
            <text:p>378</text:p>
          </table:table-cell>
          <table:table-cell office:value-type="float" office:value="0.52831845082855" calcext:value-type="float">
            <text:p>0.52831845082855</text:p>
          </table:table-cell>
          <table:table-cell table:number-columns-repeated="2"/>
          <table:table-cell office:value-type="float" office:value="378" calcext:value-type="float">
            <text:p>378</text:p>
          </table:table-cell>
          <table:table-cell office:value-type="float" office:value="861" calcext:value-type="float">
            <text:p>861</text:p>
          </table:table-cell>
          <table:table-cell office:value-type="float" office:value="0.49471815023604" calcext:value-type="float">
            <text:p>0.49471815023604</text:p>
          </table:table-cell>
          <table:table-cell office:value-type="float" office:value="861" calcext:value-type="float">
            <text:p>861</text:p>
          </table:table-cell>
          <table:table-cell office:value-type="float" office:value="0.49465056671287" calcext:value-type="float">
            <text:p>0.49465056671287</text:p>
          </table:table-cell>
          <table:table-cell/>
          <table:table-cell table:formula="of:=[.I385]-[.I384]" office:value-type="float" office:value="0.0000028347449599897" calcext:value-type="float">
            <text:p>0.00000283474496</text:p>
          </table:table-cell>
          <table:table-cell/>
          <table:table-cell table:formula="of:=MATCH([.G385];[.H$8:.H$1007];0)" office:value-type="float" office:value="942" calcext:value-type="float">
            <text:p>942</text:p>
          </table:table-cell>
          <table:table-cell table:formula="of:=MATCH([.G385];[.J$8:.J$1007];0)" office:value-type="float" office:value="942" calcext:value-type="float">
            <text:p>942</text:p>
          </table:table-cell>
          <table:table-cell table:formula="of:=ABS([.O385]-[.P38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48575619782733" calcext:value-type="float">
            <text:p>0.48575619782733</text:p>
          </table:table-cell>
          <table:table-cell office:value-type="float" office:value="379" calcext:value-type="float">
            <text:p>379</text:p>
          </table:table-cell>
          <table:table-cell office:value-type="float" office:value="0.48568902943834" calcext:value-type="float">
            <text:p>0.48568902943834</text:p>
          </table:table-cell>
          <table:table-cell table:number-columns-repeated="2"/>
          <table:table-cell office:value-type="float" office:value="379" calcext:value-type="float">
            <text:p>379</text:p>
          </table:table-cell>
          <table:table-cell office:value-type="float" office:value="13" calcext:value-type="float">
            <text:p>13</text:p>
          </table:table-cell>
          <table:table-cell office:value-type="float" office:value="0.4947539434586" calcext:value-type="float">
            <text:p>0.49475394345860</text:p>
          </table:table-cell>
          <table:table-cell office:value-type="float" office:value="13" calcext:value-type="float">
            <text:p>13</text:p>
          </table:table-cell>
          <table:table-cell office:value-type="float" office:value="0.49468666595585" calcext:value-type="float">
            <text:p>0.49468666595585</text:p>
          </table:table-cell>
          <table:table-cell/>
          <table:table-cell table:formula="of:=[.I386]-[.I385]" office:value-type="float" office:value="0.0000357932225600321" calcext:value-type="float">
            <text:p>0.00003579322256</text:p>
          </table:table-cell>
          <table:table-cell/>
          <table:table-cell table:formula="of:=MATCH([.G386];[.H$8:.H$1007];0)" office:value-type="float" office:value="218" calcext:value-type="float">
            <text:p>218</text:p>
          </table:table-cell>
          <table:table-cell table:formula="of:=MATCH([.G386];[.J$8:.J$1007];0)" office:value-type="float" office:value="218" calcext:value-type="float">
            <text:p>218</text:p>
          </table:table-cell>
          <table:table-cell table:formula="of:=ABS([.O386]-[.P38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5073507021829" calcext:value-type="float">
            <text:p>0.50735070218290</text:p>
          </table:table-cell>
          <table:table-cell office:value-type="float" office:value="380" calcext:value-type="float">
            <text:p>380</text:p>
          </table:table-cell>
          <table:table-cell office:value-type="float" office:value="0.50728386080572" calcext:value-type="float">
            <text:p>0.5072838608057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98" calcext:value-type="float">
            <text:p>98</text:p>
          </table:table-cell>
          <table:table-cell office:value-type="float" office:value="0.49485647051176" calcext:value-type="float">
            <text:p>0.49485647051176</text:p>
          </table:table-cell>
          <table:table-cell office:value-type="float" office:value="98" calcext:value-type="float">
            <text:p>98</text:p>
          </table:table-cell>
          <table:table-cell office:value-type="float" office:value="0.49478901353349" calcext:value-type="float">
            <text:p>0.49478901353349</text:p>
          </table:table-cell>
          <table:table-cell/>
          <table:table-cell table:formula="of:=[.I387]-[.I386]" office:value-type="float" office:value="0.000102527053159995" calcext:value-type="float">
            <text:p>0.00010252705316</text:p>
          </table:table-cell>
          <table:table-cell/>
          <table:table-cell table:formula="of:=MATCH([.G387];[.H$8:.H$1007];0)" office:value-type="float" office:value="644" calcext:value-type="float">
            <text:p>644</text:p>
          </table:table-cell>
          <table:table-cell table:formula="of:=MATCH([.G387];[.J$8:.J$1007];0)" office:value-type="float" office:value="644" calcext:value-type="float">
            <text:p>644</text:p>
          </table:table-cell>
          <table:table-cell table:formula="of:=ABS([.O387]-[.P38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47474028444092" calcext:value-type="float">
            <text:p>0.47474028444092</text:p>
          </table:table-cell>
          <table:table-cell office:value-type="float" office:value="381" calcext:value-type="float">
            <text:p>381</text:p>
          </table:table-cell>
          <table:table-cell office:value-type="float" office:value="0.47467282875365" calcext:value-type="float">
            <text:p>0.47467282875365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356" calcext:value-type="float">
            <text:p>356</text:p>
          </table:table-cell>
          <table:table-cell office:value-type="float" office:value="0.49489004085351" calcext:value-type="float">
            <text:p>0.49489004085351</text:p>
          </table:table-cell>
          <table:table-cell office:value-type="float" office:value="356" calcext:value-type="float">
            <text:p>356</text:p>
          </table:table-cell>
          <table:table-cell office:value-type="float" office:value="0.49482306002924" calcext:value-type="float">
            <text:p>0.49482306002924</text:p>
          </table:table-cell>
          <table:table-cell/>
          <table:table-cell table:formula="of:=[.I388]-[.I387]" office:value-type="float" office:value="0.0000335703417499999" calcext:value-type="float">
            <text:p>0.00003357034175</text:p>
          </table:table-cell>
          <table:table-cell/>
          <table:table-cell table:formula="of:=MATCH([.G388];[.H$8:.H$1007];0)" office:value-type="float" office:value="89" calcext:value-type="float">
            <text:p>89</text:p>
          </table:table-cell>
          <table:table-cell table:formula="of:=MATCH([.G388];[.J$8:.J$1007];0)" office:value-type="float" office:value="89" calcext:value-type="float">
            <text:p>89</text:p>
          </table:table-cell>
          <table:table-cell table:formula="of:=ABS([.O388]-[.P38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49641097359405" calcext:value-type="float">
            <text:p>0.49641097359405</text:p>
          </table:table-cell>
          <table:table-cell office:value-type="float" office:value="382" calcext:value-type="float">
            <text:p>382</text:p>
          </table:table-cell>
          <table:table-cell office:value-type="float" office:value="0.49634376147055" calcext:value-type="float">
            <text:p>0.49634376147055</text:p>
          </table:table-cell>
          <table:table-cell table:number-columns-repeated="2"/>
          <table:table-cell office:value-type="float" office:value="382" calcext:value-type="float">
            <text:p>382</text:p>
          </table:table-cell>
          <table:table-cell office:value-type="float" office:value="544" calcext:value-type="float">
            <text:p>544</text:p>
          </table:table-cell>
          <table:table-cell office:value-type="float" office:value="0.49489383835463" calcext:value-type="float">
            <text:p>0.49489383835463</text:p>
          </table:table-cell>
          <table:table-cell office:value-type="float" office:value="544" calcext:value-type="float">
            <text:p>544</text:p>
          </table:table-cell>
          <table:table-cell office:value-type="float" office:value="0.49482633779917" calcext:value-type="float">
            <text:p>0.49482633779917</text:p>
          </table:table-cell>
          <table:table-cell/>
          <table:table-cell table:formula="of:=[.I389]-[.I388]" office:value-type="float" office:value="0.00000379750112000643" calcext:value-type="float">
            <text:p>0.00000379750112</text:p>
          </table:table-cell>
          <table:table-cell/>
          <table:table-cell table:formula="of:=MATCH([.G389];[.H$8:.H$1007];0)" office:value-type="float" office:value="418" calcext:value-type="float">
            <text:p>418</text:p>
          </table:table-cell>
          <table:table-cell table:formula="of:=MATCH([.G389];[.J$8:.J$1007];0)" office:value-type="float" office:value="418" calcext:value-type="float">
            <text:p>418</text:p>
          </table:table-cell>
          <table:table-cell table:formula="of:=ABS([.O389]-[.P38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50717179539363" calcext:value-type="float">
            <text:p>0.50717179539363</text:p>
          </table:table-cell>
          <table:table-cell office:value-type="float" office:value="383" calcext:value-type="float">
            <text:p>383</text:p>
          </table:table-cell>
          <table:table-cell office:value-type="float" office:value="0.50710478608364" calcext:value-type="float">
            <text:p>0.50710478608364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office:value-type="float" office:value="819" calcext:value-type="float">
            <text:p>819</text:p>
          </table:table-cell>
          <table:table-cell office:value-type="float" office:value="0.49494078814282" calcext:value-type="float">
            <text:p>0.49494078814282</text:p>
          </table:table-cell>
          <table:table-cell office:value-type="float" office:value="819" calcext:value-type="float">
            <text:p>819</text:p>
          </table:table-cell>
          <table:table-cell office:value-type="float" office:value="0.49487335213439" calcext:value-type="float">
            <text:p>0.49487335213439</text:p>
          </table:table-cell>
          <table:table-cell/>
          <table:table-cell table:formula="of:=[.I390]-[.I389]" office:value-type="float" office:value="0.0000469497881899761" calcext:value-type="float">
            <text:p>0.00004694978819</text:p>
          </table:table-cell>
          <table:table-cell/>
          <table:table-cell table:formula="of:=MATCH([.G390];[.H$8:.H$1007];0)" office:value-type="float" office:value="638" calcext:value-type="float">
            <text:p>638</text:p>
          </table:table-cell>
          <table:table-cell table:formula="of:=MATCH([.G390];[.J$8:.J$1007];0)" office:value-type="float" office:value="638" calcext:value-type="float">
            <text:p>638</text:p>
          </table:table-cell>
          <table:table-cell table:formula="of:=ABS([.O390]-[.P39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48808582624939" calcext:value-type="float">
            <text:p>0.48808582624939</text:p>
          </table:table-cell>
          <table:table-cell office:value-type="float" office:value="384" calcext:value-type="float">
            <text:p>384</text:p>
          </table:table-cell>
          <table:table-cell office:value-type="float" office:value="0.48801828672706" calcext:value-type="float">
            <text:p>0.48801828672706</text:p>
          </table:table-cell>
          <table:table-cell table:number-columns-repeated="2"/>
          <table:table-cell office:value-type="float" office:value="384" calcext:value-type="float">
            <text:p>384</text:p>
          </table:table-cell>
          <table:table-cell office:value-type="float" office:value="772" calcext:value-type="float">
            <text:p>772</text:p>
          </table:table-cell>
          <table:table-cell office:value-type="float" office:value="0.49496914070885" calcext:value-type="float">
            <text:p>0.49496914070885</text:p>
          </table:table-cell>
          <table:table-cell office:value-type="float" office:value="772" calcext:value-type="float">
            <text:p>772</text:p>
          </table:table-cell>
          <table:table-cell office:value-type="float" office:value="0.49490101381672" calcext:value-type="float">
            <text:p>0.49490101381672</text:p>
          </table:table-cell>
          <table:table-cell/>
          <table:table-cell table:formula="of:=[.I391]-[.I390]" office:value-type="float" office:value="0.0000283525660300099" calcext:value-type="float">
            <text:p>0.00002835256603</text:p>
          </table:table-cell>
          <table:table-cell/>
          <table:table-cell table:formula="of:=MATCH([.G391];[.H$8:.H$1007];0)" office:value-type="float" office:value="256" calcext:value-type="float">
            <text:p>256</text:p>
          </table:table-cell>
          <table:table-cell table:formula="of:=MATCH([.G391];[.J$8:.J$1007];0)" office:value-type="float" office:value="256" calcext:value-type="float">
            <text:p>256</text:p>
          </table:table-cell>
          <table:table-cell table:formula="of:=ABS([.O391]-[.P39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48990737932134" calcext:value-type="float">
            <text:p>0.48990737932134</text:p>
          </table:table-cell>
          <table:table-cell office:value-type="float" office:value="385" calcext:value-type="float">
            <text:p>385</text:p>
          </table:table-cell>
          <table:table-cell office:value-type="float" office:value="0.48983985215853" calcext:value-type="float">
            <text:p>0.48983985215853</text:p>
          </table:table-cell>
          <table:table-cell table:number-columns-repeated="2"/>
          <table:table-cell office:value-type="float" office:value="385" calcext:value-type="float">
            <text:p>385</text:p>
          </table:table-cell>
          <table:table-cell office:value-type="float" office:value="105" calcext:value-type="float">
            <text:p>105</text:p>
          </table:table-cell>
          <table:table-cell office:value-type="float" office:value="0.495001838345" calcext:value-type="float">
            <text:p>0.49500183834500</text:p>
          </table:table-cell>
          <table:table-cell office:value-type="float" office:value="105" calcext:value-type="float">
            <text:p>105</text:p>
          </table:table-cell>
          <table:table-cell office:value-type="float" office:value="0.4949342686097" calcext:value-type="float">
            <text:p>0.49493426860970</text:p>
          </table:table-cell>
          <table:table-cell/>
          <table:table-cell table:formula="of:=[.I392]-[.I391]" office:value-type="float" office:value="0.000032697636149992" calcext:value-type="float">
            <text:p>0.00003269763615</text:p>
          </table:table-cell>
          <table:table-cell/>
          <table:table-cell table:formula="of:=MATCH([.G392];[.H$8:.H$1007];0)" office:value-type="float" office:value="291" calcext:value-type="float">
            <text:p>291</text:p>
          </table:table-cell>
          <table:table-cell table:formula="of:=MATCH([.G392];[.J$8:.J$1007];0)" office:value-type="float" office:value="291" calcext:value-type="float">
            <text:p>291</text:p>
          </table:table-cell>
          <table:table-cell table:formula="of:=ABS([.O392]-[.P39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49381858809844" calcext:value-type="float">
            <text:p>0.49381858809844</text:p>
          </table:table-cell>
          <table:table-cell office:value-type="float" office:value="386" calcext:value-type="float">
            <text:p>386</text:p>
          </table:table-cell>
          <table:table-cell office:value-type="float" office:value="0.49375098957211" calcext:value-type="float">
            <text:p>0.49375098957211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190" calcext:value-type="float">
            <text:p>190</text:p>
          </table:table-cell>
          <table:table-cell office:value-type="float" office:value="0.49501461429388" calcext:value-type="float">
            <text:p>0.49501461429388</text:p>
          </table:table-cell>
          <table:table-cell office:value-type="float" office:value="190" calcext:value-type="float">
            <text:p>190</text:p>
          </table:table-cell>
          <table:table-cell office:value-type="float" office:value="0.4949473457987" calcext:value-type="float">
            <text:p>0.49494734579870</text:p>
          </table:table-cell>
          <table:table-cell/>
          <table:table-cell table:formula="of:=[.I393]-[.I392]" office:value-type="float" office:value="0.000012775948879995" calcext:value-type="float">
            <text:p>0.00001277594888</text:p>
          </table:table-cell>
          <table:table-cell/>
          <table:table-cell table:formula="of:=MATCH([.G393];[.H$8:.H$1007];0)" office:value-type="float" office:value="358" calcext:value-type="float">
            <text:p>358</text:p>
          </table:table-cell>
          <table:table-cell table:formula="of:=MATCH([.G393];[.J$8:.J$1007];0)" office:value-type="float" office:value="358" calcext:value-type="float">
            <text:p>358</text:p>
          </table:table-cell>
          <table:table-cell table:formula="of:=ABS([.O393]-[.P39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49846674824297" calcext:value-type="float">
            <text:p>0.49846674824297</text:p>
          </table:table-cell>
          <table:table-cell office:value-type="float" office:value="387" calcext:value-type="float">
            <text:p>387</text:p>
          </table:table-cell>
          <table:table-cell office:value-type="float" office:value="0.49839896845522" calcext:value-type="float">
            <text:p>0.49839896845522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office:value-type="float" office:value="180" calcext:value-type="float">
            <text:p>180</text:p>
          </table:table-cell>
          <table:table-cell office:value-type="float" office:value="0.49502991908943" calcext:value-type="float">
            <text:p>0.49502991908943</text:p>
          </table:table-cell>
          <table:table-cell office:value-type="float" office:value="180" calcext:value-type="float">
            <text:p>180</text:p>
          </table:table-cell>
          <table:table-cell office:value-type="float" office:value="0.49496253090328" calcext:value-type="float">
            <text:p>0.49496253090328</text:p>
          </table:table-cell>
          <table:table-cell/>
          <table:table-cell table:formula="of:=[.I394]-[.I393]" office:value-type="float" office:value="0.0000153047955500085" calcext:value-type="float">
            <text:p>0.00001530479555</text:p>
          </table:table-cell>
          <table:table-cell/>
          <table:table-cell table:formula="of:=MATCH([.G394];[.H$8:.H$1007];0)" office:value-type="float" office:value="457" calcext:value-type="float">
            <text:p>457</text:p>
          </table:table-cell>
          <table:table-cell table:formula="of:=MATCH([.G394];[.J$8:.J$1007];0)" office:value-type="float" office:value="457" calcext:value-type="float">
            <text:p>457</text:p>
          </table:table-cell>
          <table:table-cell table:formula="of:=ABS([.O394]-[.P39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46784612567856" calcext:value-type="float">
            <text:p>0.46784612567856</text:p>
          </table:table-cell>
          <table:table-cell office:value-type="float" office:value="388" calcext:value-type="float">
            <text:p>388</text:p>
          </table:table-cell>
          <table:table-cell office:value-type="float" office:value="0.46777889150604" calcext:value-type="float">
            <text:p>0.46777889150604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745" calcext:value-type="float">
            <text:p>745</text:p>
          </table:table-cell>
          <table:table-cell office:value-type="float" office:value="0.4951131349312" calcext:value-type="float">
            <text:p>0.49511313493120</text:p>
          </table:table-cell>
          <table:table-cell office:value-type="float" office:value="745" calcext:value-type="float">
            <text:p>745</text:p>
          </table:table-cell>
          <table:table-cell office:value-type="float" office:value="0.49504579951026" calcext:value-type="float">
            <text:p>0.49504579951026</text:p>
          </table:table-cell>
          <table:table-cell/>
          <table:table-cell table:formula="of:=[.I395]-[.I394]" office:value-type="float" office:value="0.0000832158417700124" calcext:value-type="float">
            <text:p>0.00008321584177</text:p>
          </table:table-cell>
          <table:table-cell/>
          <table:table-cell table:formula="of:=MATCH([.G395];[.H$8:.H$1007];0)" office:value-type="float" office:value="48" calcext:value-type="float">
            <text:p>48</text:p>
          </table:table-cell>
          <table:table-cell table:formula="of:=MATCH([.G395];[.J$8:.J$1007];0)" office:value-type="float" office:value="48" calcext:value-type="float">
            <text:p>48</text:p>
          </table:table-cell>
          <table:table-cell table:formula="of:=ABS([.O395]-[.P39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50158442460036" calcext:value-type="float">
            <text:p>0.50158442460036</text:p>
          </table:table-cell>
          <table:table-cell office:value-type="float" office:value="389" calcext:value-type="float">
            <text:p>389</text:p>
          </table:table-cell>
          <table:table-cell office:value-type="float" office:value="0.50151688079512" calcext:value-type="float">
            <text:p>0.50151688079512</text:p>
          </table:table-cell>
          <table:table-cell table:number-columns-repeated="2"/>
          <table:table-cell office:value-type="float" office:value="389" calcext:value-type="float">
            <text:p>389</text:p>
          </table:table-cell>
          <table:table-cell office:value-type="float" office:value="870" calcext:value-type="float">
            <text:p>870</text:p>
          </table:table-cell>
          <table:table-cell office:value-type="float" office:value="0.49512001354129" calcext:value-type="float">
            <text:p>0.49512001354129</text:p>
          </table:table-cell>
          <table:table-cell office:value-type="float" office:value="870" calcext:value-type="float">
            <text:p>870</text:p>
          </table:table-cell>
          <table:table-cell office:value-type="float" office:value="0.49505203809405" calcext:value-type="float">
            <text:p>0.49505203809405</text:p>
          </table:table-cell>
          <table:table-cell/>
          <table:table-cell table:formula="of:=[.I396]-[.I395]" office:value-type="float" office:value="0.00000687861008996649" calcext:value-type="float">
            <text:p>0.00000687861009</text:p>
          </table:table-cell>
          <table:table-cell/>
          <table:table-cell table:formula="of:=MATCH([.G396];[.H$8:.H$1007];0)" office:value-type="float" office:value="523" calcext:value-type="float">
            <text:p>523</text:p>
          </table:table-cell>
          <table:table-cell table:formula="of:=MATCH([.G396];[.J$8:.J$1007];0)" office:value-type="float" office:value="523" calcext:value-type="float">
            <text:p>523</text:p>
          </table:table-cell>
          <table:table-cell table:formula="of:=ABS([.O396]-[.P39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50058202980922" calcext:value-type="float">
            <text:p>0.50058202980922</text:p>
          </table:table-cell>
          <table:table-cell office:value-type="float" office:value="390" calcext:value-type="float">
            <text:p>390</text:p>
          </table:table-cell>
          <table:table-cell office:value-type="float" office:value="0.50051432386265" calcext:value-type="float">
            <text:p>0.50051432386265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839" calcext:value-type="float">
            <text:p>839</text:p>
          </table:table-cell>
          <table:table-cell office:value-type="float" office:value="0.49524764857166" calcext:value-type="float">
            <text:p>0.49524764857166</text:p>
          </table:table-cell>
          <table:table-cell office:value-type="float" office:value="839" calcext:value-type="float">
            <text:p>839</text:p>
          </table:table-cell>
          <table:table-cell office:value-type="float" office:value="0.49518042994144" calcext:value-type="float">
            <text:p>0.49518042994144</text:p>
          </table:table-cell>
          <table:table-cell/>
          <table:table-cell table:formula="of:=[.I397]-[.I396]" office:value-type="float" office:value="0.000127635030369999" calcext:value-type="float">
            <text:p>0.00012763503037</text:p>
          </table:table-cell>
          <table:table-cell/>
          <table:table-cell table:formula="of:=MATCH([.G397];[.H$8:.H$1007];0)" office:value-type="float" office:value="498" calcext:value-type="float">
            <text:p>498</text:p>
          </table:table-cell>
          <table:table-cell table:formula="of:=MATCH([.G397];[.J$8:.J$1007];0)" office:value-type="float" office:value="498" calcext:value-type="float">
            <text:p>498</text:p>
          </table:table-cell>
          <table:table-cell table:formula="of:=ABS([.O397]-[.P39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51038713965365" calcext:value-type="float">
            <text:p>0.51038713965365</text:p>
          </table:table-cell>
          <table:table-cell office:value-type="float" office:value="391" calcext:value-type="float">
            <text:p>391</text:p>
          </table:table-cell>
          <table:table-cell office:value-type="float" office:value="0.51031950611099" calcext:value-type="float">
            <text:p>0.51031950611099</text:p>
          </table:table-cell>
          <table:table-cell table:number-columns-repeated="2"/>
          <table:table-cell office:value-type="float" office:value="391" calcext:value-type="float">
            <text:p>391</text:p>
          </table:table-cell>
          <table:table-cell office:value-type="float" office:value="19" calcext:value-type="float">
            <text:p>19</text:p>
          </table:table-cell>
          <table:table-cell office:value-type="float" office:value="0.49528948691387" calcext:value-type="float">
            <text:p>0.49528948691387</text:p>
          </table:table-cell>
          <table:table-cell office:value-type="float" office:value="19" calcext:value-type="float">
            <text:p>19</text:p>
          </table:table-cell>
          <table:table-cell office:value-type="float" office:value="0.49522222872536" calcext:value-type="float">
            <text:p>0.49522222872536</text:p>
          </table:table-cell>
          <table:table-cell/>
          <table:table-cell table:formula="of:=[.I398]-[.I397]" office:value-type="float" office:value="0.0000418383422099988" calcext:value-type="float">
            <text:p>0.00004183834221</text:p>
          </table:table-cell>
          <table:table-cell/>
          <table:table-cell table:formula="of:=MATCH([.G398];[.H$8:.H$1007];0)" office:value-type="float" office:value="693" calcext:value-type="float">
            <text:p>693</text:p>
          </table:table-cell>
          <table:table-cell table:formula="of:=MATCH([.G398];[.J$8:.J$1007];0)" office:value-type="float" office:value="693" calcext:value-type="float">
            <text:p>693</text:p>
          </table:table-cell>
          <table:table-cell table:formula="of:=ABS([.O398]-[.P39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488938560439" calcext:value-type="float">
            <text:p>0.48893856043900</text:p>
          </table:table-cell>
          <table:table-cell office:value-type="float" office:value="392" calcext:value-type="float">
            <text:p>392</text:p>
          </table:table-cell>
          <table:table-cell office:value-type="float" office:value="0.48887117770164" calcext:value-type="float">
            <text:p>0.48887117770164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office:value-type="float" office:value="305" calcext:value-type="float">
            <text:p>305</text:p>
          </table:table-cell>
          <table:table-cell office:value-type="float" office:value="0.49532250167657" calcext:value-type="float">
            <text:p>0.49532250167657</text:p>
          </table:table-cell>
          <table:table-cell office:value-type="float" office:value="305" calcext:value-type="float">
            <text:p>305</text:p>
          </table:table-cell>
          <table:table-cell office:value-type="float" office:value="0.49525474786952" calcext:value-type="float">
            <text:p>0.49525474786952</text:p>
          </table:table-cell>
          <table:table-cell/>
          <table:table-cell table:formula="of:=[.I399]-[.I398]" office:value-type="float" office:value="0.0000330147627000121" calcext:value-type="float">
            <text:p>0.00003301476270</text:p>
          </table:table-cell>
          <table:table-cell/>
          <table:table-cell table:formula="of:=MATCH([.G399];[.H$8:.H$1007];0)" office:value-type="float" office:value="268" calcext:value-type="float">
            <text:p>268</text:p>
          </table:table-cell>
          <table:table-cell table:formula="of:=MATCH([.G399];[.J$8:.J$1007];0)" office:value-type="float" office:value="268" calcext:value-type="float">
            <text:p>268</text:p>
          </table:table-cell>
          <table:table-cell table:formula="of:=ABS([.O399]-[.P39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50189321149624" calcext:value-type="float">
            <text:p>0.50189321149624</text:p>
          </table:table-cell>
          <table:table-cell office:value-type="float" office:value="393" calcext:value-type="float">
            <text:p>393</text:p>
          </table:table-cell>
          <table:table-cell office:value-type="float" office:value="0.50182612929582" calcext:value-type="float">
            <text:p>0.50182612929582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607" calcext:value-type="float">
            <text:p>607</text:p>
          </table:table-cell>
          <table:table-cell office:value-type="float" office:value="0.49538041941821" calcext:value-type="float">
            <text:p>0.49538041941821</text:p>
          </table:table-cell>
          <table:table-cell office:value-type="float" office:value="607" calcext:value-type="float">
            <text:p>607</text:p>
          </table:table-cell>
          <table:table-cell office:value-type="float" office:value="0.49531335510209" calcext:value-type="float">
            <text:p>0.49531335510209</text:p>
          </table:table-cell>
          <table:table-cell/>
          <table:table-cell table:formula="of:=[.I400]-[.I399]" office:value-type="float" office:value="0.0000579177416399901" calcext:value-type="float">
            <text:p>0.00005791774164</text:p>
          </table:table-cell>
          <table:table-cell/>
          <table:table-cell table:formula="of:=MATCH([.G400];[.H$8:.H$1007];0)" office:value-type="float" office:value="528" calcext:value-type="float">
            <text:p>528</text:p>
          </table:table-cell>
          <table:table-cell table:formula="of:=MATCH([.G400];[.J$8:.J$1007];0)" office:value-type="float" office:value="528" calcext:value-type="float">
            <text:p>528</text:p>
          </table:table-cell>
          <table:table-cell table:formula="of:=ABS([.O400]-[.P40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49810657897313" calcext:value-type="float">
            <text:p>0.49810657897313</text:p>
          </table:table-cell>
          <table:table-cell office:value-type="float" office:value="394" calcext:value-type="float">
            <text:p>394</text:p>
          </table:table-cell>
          <table:table-cell office:value-type="float" office:value="0.49803913405857" calcext:value-type="float">
            <text:p>0.49803913405857</text:p>
          </table:table-cell>
          <table:table-cell table:number-columns-repeated="2"/>
          <table:table-cell office:value-type="float" office:value="394" calcext:value-type="float">
            <text:p>394</text:p>
          </table:table-cell>
          <table:table-cell office:value-type="float" office:value="778" calcext:value-type="float">
            <text:p>778</text:p>
          </table:table-cell>
          <table:table-cell office:value-type="float" office:value="0.49545208723561" calcext:value-type="float">
            <text:p>0.49545208723561</text:p>
          </table:table-cell>
          <table:table-cell office:value-type="float" office:value="778" calcext:value-type="float">
            <text:p>778</text:p>
          </table:table-cell>
          <table:table-cell office:value-type="float" office:value="0.49538453746853" calcext:value-type="float">
            <text:p>0.49538453746853</text:p>
          </table:table-cell>
          <table:table-cell/>
          <table:table-cell table:formula="of:=[.I401]-[.I400]" office:value-type="float" office:value="0.000071667817400034" calcext:value-type="float">
            <text:p>0.00007166781740</text:p>
          </table:table-cell>
          <table:table-cell/>
          <table:table-cell table:formula="of:=MATCH([.G401];[.H$8:.H$1007];0)" office:value-type="float" office:value="450" calcext:value-type="float">
            <text:p>450</text:p>
          </table:table-cell>
          <table:table-cell table:formula="of:=MATCH([.G401];[.J$8:.J$1007];0)" office:value-type="float" office:value="450" calcext:value-type="float">
            <text:p>450</text:p>
          </table:table-cell>
          <table:table-cell table:formula="of:=ABS([.O401]-[.P40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47069942141514" calcext:value-type="float">
            <text:p>0.47069942141514</text:p>
          </table:table-cell>
          <table:table-cell office:value-type="float" office:value="395" calcext:value-type="float">
            <text:p>395</text:p>
          </table:table-cell>
          <table:table-cell office:value-type="float" office:value="0.47063217950092" calcext:value-type="float">
            <text:p>0.47063217950092</text:p>
          </table:table-cell>
          <table:table-cell table:number-columns-repeated="2"/>
          <table:table-cell office:value-type="float" office:value="395" calcext:value-type="float">
            <text:p>395</text:p>
          </table:table-cell>
          <table:table-cell office:value-type="float" office:value="172" calcext:value-type="float">
            <text:p>172</text:p>
          </table:table-cell>
          <table:table-cell office:value-type="float" office:value="0.49548835468762" calcext:value-type="float">
            <text:p>0.49548835468762</text:p>
          </table:table-cell>
          <table:table-cell office:value-type="float" office:value="172" calcext:value-type="float">
            <text:p>172</text:p>
          </table:table-cell>
          <table:table-cell office:value-type="float" office:value="0.49542098629893" calcext:value-type="float">
            <text:p>0.49542098629893</text:p>
          </table:table-cell>
          <table:table-cell/>
          <table:table-cell table:formula="of:=[.I402]-[.I401]" office:value-type="float" office:value="0.0000362674520099637" calcext:value-type="float">
            <text:p>0.00003626745201</text:p>
          </table:table-cell>
          <table:table-cell/>
          <table:table-cell table:formula="of:=MATCH([.G402];[.H$8:.H$1007];0)" office:value-type="float" office:value="57" calcext:value-type="float">
            <text:p>57</text:p>
          </table:table-cell>
          <table:table-cell table:formula="of:=MATCH([.G402];[.J$8:.J$1007];0)" office:value-type="float" office:value="57" calcext:value-type="float">
            <text:p>57</text:p>
          </table:table-cell>
          <table:table-cell table:formula="of:=ABS([.O402]-[.P40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51184158046374" calcext:value-type="float">
            <text:p>0.51184158046374</text:p>
          </table:table-cell>
          <table:table-cell office:value-type="float" office:value="396" calcext:value-type="float">
            <text:p>396</text:p>
          </table:table-cell>
          <table:table-cell office:value-type="float" office:value="0.51177405783295" calcext:value-type="float">
            <text:p>0.51177405783295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office:value-type="float" office:value="707" calcext:value-type="float">
            <text:p>707</text:p>
          </table:table-cell>
          <table:table-cell office:value-type="float" office:value="0.49551928281954" calcext:value-type="float">
            <text:p>0.49551928281954</text:p>
          </table:table-cell>
          <table:table-cell office:value-type="float" office:value="707" calcext:value-type="float">
            <text:p>707</text:p>
          </table:table-cell>
          <table:table-cell office:value-type="float" office:value="0.49545217278324" calcext:value-type="float">
            <text:p>0.49545217278324</text:p>
          </table:table-cell>
          <table:table-cell/>
          <table:table-cell table:formula="of:=[.I403]-[.I402]" office:value-type="float" office:value="0.0000309281319200161" calcext:value-type="float">
            <text:p>0.00003092813192</text:p>
          </table:table-cell>
          <table:table-cell/>
          <table:table-cell table:formula="of:=MATCH([.G403];[.H$8:.H$1007];0)" office:value-type="float" office:value="727" calcext:value-type="float">
            <text:p>727</text:p>
          </table:table-cell>
          <table:table-cell table:formula="of:=MATCH([.G403];[.J$8:.J$1007];0)" office:value-type="float" office:value="727" calcext:value-type="float">
            <text:p>727</text:p>
          </table:table-cell>
          <table:table-cell table:formula="of:=ABS([.O403]-[.P40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52366976351232" calcext:value-type="float">
            <text:p>0.52366976351232</text:p>
          </table:table-cell>
          <table:table-cell office:value-type="float" office:value="397" calcext:value-type="float">
            <text:p>397</text:p>
          </table:table-cell>
          <table:table-cell office:value-type="float" office:value="0.52360240852471" calcext:value-type="float">
            <text:p>0.52360240852471</text:p>
          </table:table-cell>
          <table:table-cell table:number-columns-repeated="2"/>
          <table:table-cell office:value-type="float" office:value="397" calcext:value-type="float">
            <text:p>397</text:p>
          </table:table-cell>
          <table:table-cell office:value-type="float" office:value="72" calcext:value-type="float">
            <text:p>72</text:p>
          </table:table-cell>
          <table:table-cell office:value-type="float" office:value="0.49552999811316" calcext:value-type="float">
            <text:p>0.49552999811316</text:p>
          </table:table-cell>
          <table:table-cell office:value-type="float" office:value="72" calcext:value-type="float">
            <text:p>72</text:p>
          </table:table-cell>
          <table:table-cell office:value-type="float" office:value="0.49546291472712" calcext:value-type="float">
            <text:p>0.49546291472712</text:p>
          </table:table-cell>
          <table:table-cell/>
          <table:table-cell table:formula="of:=[.I404]-[.I403]" office:value-type="float" office:value="0.0000107152936200117" calcext:value-type="float">
            <text:p>0.00001071529362</text:p>
          </table:table-cell>
          <table:table-cell/>
          <table:table-cell table:formula="of:=MATCH([.G404];[.H$8:.H$1007];0)" office:value-type="float" office:value="908" calcext:value-type="float">
            <text:p>908</text:p>
          </table:table-cell>
          <table:table-cell table:formula="of:=MATCH([.G404];[.J$8:.J$1007];0)" office:value-type="float" office:value="908" calcext:value-type="float">
            <text:p>908</text:p>
          </table:table-cell>
          <table:table-cell table:formula="of:=ABS([.O404]-[.P40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47945398368837" calcext:value-type="float">
            <text:p>0.47945398368837</text:p>
          </table:table-cell>
          <table:table-cell office:value-type="float" office:value="398" calcext:value-type="float">
            <text:p>398</text:p>
          </table:table-cell>
          <table:table-cell office:value-type="float" office:value="0.47938620577214" calcext:value-type="float">
            <text:p>0.47938620577214</text:p>
          </table:table-cell>
          <table:table-cell table:number-columns-repeated="2"/>
          <table:table-cell office:value-type="float" office:value="398" calcext:value-type="float">
            <text:p>398</text:p>
          </table:table-cell>
          <table:table-cell office:value-type="float" office:value="39" calcext:value-type="float">
            <text:p>39</text:p>
          </table:table-cell>
          <table:table-cell office:value-type="float" office:value="0.4955387900772" calcext:value-type="float">
            <text:p>0.49553879007720</text:p>
          </table:table-cell>
          <table:table-cell office:value-type="float" office:value="39" calcext:value-type="float">
            <text:p>39</text:p>
          </table:table-cell>
          <table:table-cell office:value-type="float" office:value="0.49547140214727" calcext:value-type="float">
            <text:p>0.49547140214727</text:p>
          </table:table-cell>
          <table:table-cell/>
          <table:table-cell table:formula="of:=[.I405]-[.I404]" office:value-type="float" office:value="0.00000879196404002247" calcext:value-type="float">
            <text:p>0.00000879196404</text:p>
          </table:table-cell>
          <table:table-cell/>
          <table:table-cell table:formula="of:=MATCH([.G405];[.H$8:.H$1007];0)" office:value-type="float" office:value="133" calcext:value-type="float">
            <text:p>133</text:p>
          </table:table-cell>
          <table:table-cell table:formula="of:=MATCH([.G405];[.J$8:.J$1007];0)" office:value-type="float" office:value="133" calcext:value-type="float">
            <text:p>133</text:p>
          </table:table-cell>
          <table:table-cell table:formula="of:=ABS([.O405]-[.P40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52351917285063" calcext:value-type="float">
            <text:p>0.52351917285063</text:p>
          </table:table-cell>
          <table:table-cell office:value-type="float" office:value="399" calcext:value-type="float">
            <text:p>399</text:p>
          </table:table-cell>
          <table:table-cell office:value-type="float" office:value="0.52345163786701" calcext:value-type="float">
            <text:p>0.52345163786701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office:value-type="float" office:value="618" calcext:value-type="float">
            <text:p>618</text:p>
          </table:table-cell>
          <table:table-cell office:value-type="float" office:value="0.495543424567" calcext:value-type="float">
            <text:p>0.49554342456700</text:p>
          </table:table-cell>
          <table:table-cell office:value-type="float" office:value="618" calcext:value-type="float">
            <text:p>618</text:p>
          </table:table-cell>
          <table:table-cell office:value-type="float" office:value="0.49547530894946" calcext:value-type="float">
            <text:p>0.49547530894946</text:p>
          </table:table-cell>
          <table:table-cell/>
          <table:table-cell table:formula="of:=[.I406]-[.I405]" office:value-type="float" office:value="0.00000463448979998171" calcext:value-type="float">
            <text:p>0.00000463448980</text:p>
          </table:table-cell>
          <table:table-cell/>
          <table:table-cell table:formula="of:=MATCH([.G406];[.H$8:.H$1007];0)" office:value-type="float" office:value="906" calcext:value-type="float">
            <text:p>906</text:p>
          </table:table-cell>
          <table:table-cell table:formula="of:=MATCH([.G406];[.J$8:.J$1007];0)" office:value-type="float" office:value="906" calcext:value-type="float">
            <text:p>906</text:p>
          </table:table-cell>
          <table:table-cell table:formula="of:=ABS([.O406]-[.P40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48983738628511" calcext:value-type="float">
            <text:p>0.48983738628511</text:p>
          </table:table-cell>
          <table:table-cell office:value-type="float" office:value="400" calcext:value-type="float">
            <text:p>400</text:p>
          </table:table-cell>
          <table:table-cell office:value-type="float" office:value="0.48977022658737" calcext:value-type="float">
            <text:p>0.48977022658737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796" calcext:value-type="float">
            <text:p>796</text:p>
          </table:table-cell>
          <table:table-cell office:value-type="float" office:value="0.49556870375756" calcext:value-type="float">
            <text:p>0.49556870375756</text:p>
          </table:table-cell>
          <table:table-cell office:value-type="float" office:value="796" calcext:value-type="float">
            <text:p>796</text:p>
          </table:table-cell>
          <table:table-cell office:value-type="float" office:value="0.49550009411681" calcext:value-type="float">
            <text:p>0.49550009411681</text:p>
          </table:table-cell>
          <table:table-cell/>
          <table:table-cell table:formula="of:=[.I407]-[.I406]" office:value-type="float" office:value="0.0000252791905600014" calcext:value-type="float">
            <text:p>0.00002527919056</text:p>
          </table:table-cell>
          <table:table-cell/>
          <table:table-cell table:formula="of:=MATCH([.G407];[.H$8:.H$1007];0)" office:value-type="float" office:value="290" calcext:value-type="float">
            <text:p>290</text:p>
          </table:table-cell>
          <table:table-cell table:formula="of:=MATCH([.G407];[.J$8:.J$1007];0)" office:value-type="float" office:value="290" calcext:value-type="float">
            <text:p>290</text:p>
          </table:table-cell>
          <table:table-cell table:formula="of:=ABS([.O407]-[.P40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53335913428739" calcext:value-type="float">
            <text:p>0.53335913428739</text:p>
          </table:table-cell>
          <table:table-cell office:value-type="float" office:value="401" calcext:value-type="float">
            <text:p>401</text:p>
          </table:table-cell>
          <table:table-cell office:value-type="float" office:value="0.53329169022178" calcext:value-type="float">
            <text:p>0.53329169022178</text:p>
          </table:table-cell>
          <table:table-cell table:number-columns-repeated="2"/>
          <table:table-cell office:value-type="float" office:value="401" calcext:value-type="float">
            <text:p>401</text:p>
          </table:table-cell>
          <table:table-cell office:value-type="float" office:value="751" calcext:value-type="float">
            <text:p>751</text:p>
          </table:table-cell>
          <table:table-cell office:value-type="float" office:value="0.49557373994452" calcext:value-type="float">
            <text:p>0.49557373994452</text:p>
          </table:table-cell>
          <table:table-cell office:value-type="float" office:value="751" calcext:value-type="float">
            <text:p>751</text:p>
          </table:table-cell>
          <table:table-cell office:value-type="float" office:value="0.4955060299416" calcext:value-type="float">
            <text:p>0.49550602994160</text:p>
          </table:table-cell>
          <table:table-cell/>
          <table:table-cell table:formula="of:=[.I408]-[.I407]" office:value-type="float" office:value="0.00000503618695996133" calcext:value-type="float">
            <text:p>0.00000503618696</text:p>
          </table:table-cell>
          <table:table-cell/>
          <table:table-cell table:formula="of:=MATCH([.G408];[.H$8:.H$1007];0)" office:value-type="float" office:value="975" calcext:value-type="float">
            <text:p>975</text:p>
          </table:table-cell>
          <table:table-cell table:formula="of:=MATCH([.G408];[.J$8:.J$1007];0)" office:value-type="float" office:value="975" calcext:value-type="float">
            <text:p>975</text:p>
          </table:table-cell>
          <table:table-cell table:formula="of:=ABS([.O408]-[.P40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47294004945816" calcext:value-type="float">
            <text:p>0.47294004945816</text:p>
          </table:table-cell>
          <table:table-cell office:value-type="float" office:value="402" calcext:value-type="float">
            <text:p>402</text:p>
          </table:table-cell>
          <table:table-cell office:value-type="float" office:value="0.47287282645868" calcext:value-type="float">
            <text:p>0.47287282645868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float" office:value="212" calcext:value-type="float">
            <text:p>212</text:p>
          </table:table-cell>
          <table:table-cell office:value-type="float" office:value="0.49559818105364" calcext:value-type="float">
            <text:p>0.49559818105364</text:p>
          </table:table-cell>
          <table:table-cell office:value-type="float" office:value="212" calcext:value-type="float">
            <text:p>212</text:p>
          </table:table-cell>
          <table:table-cell office:value-type="float" office:value="0.49553043950458" calcext:value-type="float">
            <text:p>0.49553043950458</text:p>
          </table:table-cell>
          <table:table-cell/>
          <table:table-cell table:formula="of:=[.I409]-[.I408]" office:value-type="float" office:value="0.0000244411091200325" calcext:value-type="float">
            <text:p>0.00002444110912</text:p>
          </table:table-cell>
          <table:table-cell/>
          <table:table-cell table:formula="of:=MATCH([.G409];[.H$8:.H$1007];0)" office:value-type="float" office:value="75" calcext:value-type="float">
            <text:p>75</text:p>
          </table:table-cell>
          <table:table-cell table:formula="of:=MATCH([.G409];[.J$8:.J$1007];0)" office:value-type="float" office:value="75" calcext:value-type="float">
            <text:p>75</text:p>
          </table:table-cell>
          <table:table-cell table:formula="of:=ABS([.O409]-[.P40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5095105159389" calcext:value-type="float">
            <text:p>0.50951051593890</text:p>
          </table:table-cell>
          <table:table-cell office:value-type="float" office:value="403" calcext:value-type="float">
            <text:p>403</text:p>
          </table:table-cell>
          <table:table-cell office:value-type="float" office:value="0.50944294569505" calcext:value-type="float">
            <text:p>0.50944294569505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float" office:value="175" calcext:value-type="float">
            <text:p>175</text:p>
          </table:table-cell>
          <table:table-cell office:value-type="float" office:value="0.49560046010345" calcext:value-type="float">
            <text:p>0.49560046010345</text:p>
          </table:table-cell>
          <table:table-cell office:value-type="float" office:value="175" calcext:value-type="float">
            <text:p>175</text:p>
          </table:table-cell>
          <table:table-cell office:value-type="float" office:value="0.49553299684062" calcext:value-type="float">
            <text:p>0.49553299684062</text:p>
          </table:table-cell>
          <table:table-cell/>
          <table:table-cell table:formula="of:=[.I410]-[.I409]" office:value-type="float" office:value="0.00000227904980998339" calcext:value-type="float">
            <text:p>0.00000227904981</text:p>
          </table:table-cell>
          <table:table-cell/>
          <table:table-cell table:formula="of:=MATCH([.G410];[.H$8:.H$1007];0)" office:value-type="float" office:value="680" calcext:value-type="float">
            <text:p>680</text:p>
          </table:table-cell>
          <table:table-cell table:formula="of:=MATCH([.G410];[.J$8:.J$1007];0)" office:value-type="float" office:value="680" calcext:value-type="float">
            <text:p>680</text:p>
          </table:table-cell>
          <table:table-cell table:formula="of:=ABS([.O410]-[.P41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50732293796052" calcext:value-type="float">
            <text:p>0.50732293796052</text:p>
          </table:table-cell>
          <table:table-cell office:value-type="float" office:value="404" calcext:value-type="float">
            <text:p>404</text:p>
          </table:table-cell>
          <table:table-cell office:value-type="float" office:value="0.5072553044277" calcext:value-type="float">
            <text:p>0.50725530442770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float" office:value="958" calcext:value-type="float">
            <text:p>958</text:p>
          </table:table-cell>
          <table:table-cell office:value-type="float" office:value="0.49561363069585" calcext:value-type="float">
            <text:p>0.49561363069585</text:p>
          </table:table-cell>
          <table:table-cell office:value-type="float" office:value="958" calcext:value-type="float">
            <text:p>958</text:p>
          </table:table-cell>
          <table:table-cell office:value-type="float" office:value="0.49554631127755" calcext:value-type="float">
            <text:p>0.49554631127755</text:p>
          </table:table-cell>
          <table:table-cell/>
          <table:table-cell table:formula="of:=[.I411]-[.I410]" office:value-type="float" office:value="0.0000131705924000247" calcext:value-type="float">
            <text:p>0.00001317059240</text:p>
          </table:table-cell>
          <table:table-cell/>
          <table:table-cell table:formula="of:=MATCH([.G411];[.H$8:.H$1007];0)" office:value-type="float" office:value="643" calcext:value-type="float">
            <text:p>643</text:p>
          </table:table-cell>
          <table:table-cell table:formula="of:=MATCH([.G411];[.J$8:.J$1007];0)" office:value-type="float" office:value="643" calcext:value-type="float">
            <text:p>643</text:p>
          </table:table-cell>
          <table:table-cell table:formula="of:=ABS([.O411]-[.P41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4533487186283" calcext:value-type="float">
            <text:p>0.45334871862830</text:p>
          </table:table-cell>
          <table:table-cell office:value-type="float" office:value="405" calcext:value-type="float">
            <text:p>405</text:p>
          </table:table-cell>
          <table:table-cell office:value-type="float" office:value="0.45328153070061" calcext:value-type="float">
            <text:p>0.45328153070061</text:p>
          </table:table-cell>
          <table:table-cell table:number-columns-repeated="2"/>
          <table:table-cell office:value-type="float" office:value="405" calcext:value-type="float">
            <text:p>405</text:p>
          </table:table-cell>
          <table:table-cell office:value-type="float" office:value="852" calcext:value-type="float">
            <text:p>852</text:p>
          </table:table-cell>
          <table:table-cell office:value-type="float" office:value="0.4956857803334" calcext:value-type="float">
            <text:p>0.49568578033340</text:p>
          </table:table-cell>
          <table:table-cell office:value-type="float" office:value="852" calcext:value-type="float">
            <text:p>852</text:p>
          </table:table-cell>
          <table:table-cell office:value-type="float" office:value="0.4956177844409" calcext:value-type="float">
            <text:p>0.49561778444090</text:p>
          </table:table-cell>
          <table:table-cell/>
          <table:table-cell table:formula="of:=[.I412]-[.I411]" office:value-type="float" office:value="0.0000721496375499786" calcext:value-type="float">
            <text:p>0.00007214963755</text:p>
          </table:table-cell>
          <table:table-cell/>
          <table:table-cell table:formula="of:=MATCH([.G412];[.H$8:.H$1007];0)" office:value-type="float" office:value="7" calcext:value-type="float">
            <text:p>7</text:p>
          </table:table-cell>
          <table:table-cell table:formula="of:=MATCH([.G412];[.J$8:.J$1007];0)" office:value-type="float" office:value="7" calcext:value-type="float">
            <text:p>7</text:p>
          </table:table-cell>
          <table:table-cell table:formula="of:=ABS([.O412]-[.P41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52604510755499" calcext:value-type="float">
            <text:p>0.52604510755499</text:p>
          </table:table-cell>
          <table:table-cell office:value-type="float" office:value="406" calcext:value-type="float">
            <text:p>406</text:p>
          </table:table-cell>
          <table:table-cell office:value-type="float" office:value="0.52597726213563" calcext:value-type="float">
            <text:p>0.52597726213563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643" calcext:value-type="float">
            <text:p>643</text:p>
          </table:table-cell>
          <table:table-cell office:value-type="float" office:value="0.49570603124382" calcext:value-type="float">
            <text:p>0.49570603124382</text:p>
          </table:table-cell>
          <table:table-cell office:value-type="float" office:value="643" calcext:value-type="float">
            <text:p>643</text:p>
          </table:table-cell>
          <table:table-cell office:value-type="float" office:value="0.49563844091005" calcext:value-type="float">
            <text:p>0.49563844091005</text:p>
          </table:table-cell>
          <table:table-cell/>
          <table:table-cell table:formula="of:=[.I413]-[.I412]" office:value-type="float" office:value="0.0000202509104200166" calcext:value-type="float">
            <text:p>0.00002025091042</text:p>
          </table:table-cell>
          <table:table-cell/>
          <table:table-cell table:formula="of:=MATCH([.G413];[.H$8:.H$1007];0)" office:value-type="float" office:value="926" calcext:value-type="float">
            <text:p>926</text:p>
          </table:table-cell>
          <table:table-cell table:formula="of:=MATCH([.G413];[.J$8:.J$1007];0)" office:value-type="float" office:value="926" calcext:value-type="float">
            <text:p>926</text:p>
          </table:table-cell>
          <table:table-cell table:formula="of:=ABS([.O413]-[.P41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49600330015039" calcext:value-type="float">
            <text:p>0.49600330015039</text:p>
          </table:table-cell>
          <table:table-cell office:value-type="float" office:value="407" calcext:value-type="float">
            <text:p>407</text:p>
          </table:table-cell>
          <table:table-cell office:value-type="float" office:value="0.49593629052882" calcext:value-type="float">
            <text:p>0.49593629052882</text:p>
          </table:table-cell>
          <table:table-cell table:number-columns-repeated="2"/>
          <table:table-cell office:value-type="float" office:value="407" calcext:value-type="float">
            <text:p>407</text:p>
          </table:table-cell>
          <table:table-cell office:value-type="float" office:value="373" calcext:value-type="float">
            <text:p>373</text:p>
          </table:table-cell>
          <table:table-cell office:value-type="float" office:value="0.4957601768858" calcext:value-type="float">
            <text:p>0.49576017688580</text:p>
          </table:table-cell>
          <table:table-cell office:value-type="float" office:value="373" calcext:value-type="float">
            <text:p>373</text:p>
          </table:table-cell>
          <table:table-cell office:value-type="float" office:value="0.49569226611145" calcext:value-type="float">
            <text:p>0.49569226611145</text:p>
          </table:table-cell>
          <table:table-cell/>
          <table:table-cell table:formula="of:=[.I414]-[.I413]" office:value-type="float" office:value="0.0000541456419800301" calcext:value-type="float">
            <text:p>0.00005414564198</text:p>
          </table:table-cell>
          <table:table-cell/>
          <table:table-cell table:formula="of:=MATCH([.G414];[.H$8:.H$1007];0)" office:value-type="float" office:value="410" calcext:value-type="float">
            <text:p>410</text:p>
          </table:table-cell>
          <table:table-cell table:formula="of:=MATCH([.G414];[.J$8:.J$1007];0)" office:value-type="float" office:value="410" calcext:value-type="float">
            <text:p>410</text:p>
          </table:table-cell>
          <table:table-cell table:formula="of:=ABS([.O414]-[.P41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48565744459729" calcext:value-type="float">
            <text:p>0.48565744459729</text:p>
          </table:table-cell>
          <table:table-cell office:value-type="float" office:value="408" calcext:value-type="float">
            <text:p>408</text:p>
          </table:table-cell>
          <table:table-cell office:value-type="float" office:value="0.48558973017768" calcext:value-type="float">
            <text:p>0.48558973017768</text:p>
          </table:table-cell>
          <table:table-cell table:number-columns-repeated="2"/>
          <table:table-cell office:value-type="float" office:value="408" calcext:value-type="float">
            <text:p>408</text:p>
          </table:table-cell>
          <table:table-cell office:value-type="float" office:value="344" calcext:value-type="float">
            <text:p>344</text:p>
          </table:table-cell>
          <table:table-cell office:value-type="float" office:value="0.49596519966716" calcext:value-type="float">
            <text:p>0.49596519966716</text:p>
          </table:table-cell>
          <table:table-cell office:value-type="float" office:value="344" calcext:value-type="float">
            <text:p>344</text:p>
          </table:table-cell>
          <table:table-cell office:value-type="float" office:value="0.49589807888566" calcext:value-type="float">
            <text:p>0.49589807888566</text:p>
          </table:table-cell>
          <table:table-cell/>
          <table:table-cell table:formula="of:=[.I415]-[.I414]" office:value-type="float" office:value="0.000205022781359976" calcext:value-type="float">
            <text:p>0.00020502278136</text:p>
          </table:table-cell>
          <table:table-cell/>
          <table:table-cell table:formula="of:=MATCH([.G415];[.H$8:.H$1007];0)" office:value-type="float" office:value="216" calcext:value-type="float">
            <text:p>216</text:p>
          </table:table-cell>
          <table:table-cell table:formula="of:=MATCH([.G415];[.J$8:.J$1007];0)" office:value-type="float" office:value="216" calcext:value-type="float">
            <text:p>216</text:p>
          </table:table-cell>
          <table:table-cell table:formula="of:=ABS([.O415]-[.P41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43908757981588" calcext:value-type="float">
            <text:p>0.43908757981588</text:p>
          </table:table-cell>
          <table:table-cell office:value-type="float" office:value="409" calcext:value-type="float">
            <text:p>409</text:p>
          </table:table-cell>
          <table:table-cell office:value-type="float" office:value="0.43902052075776" calcext:value-type="float">
            <text:p>0.43902052075776</text:p>
          </table:table-cell>
          <table:table-cell table:number-columns-repeated="2"/>
          <table:table-cell office:value-type="float" office:value="409" calcext:value-type="float">
            <text:p>409</text:p>
          </table:table-cell>
          <table:table-cell office:value-type="float" office:value="563" calcext:value-type="float">
            <text:p>563</text:p>
          </table:table-cell>
          <table:table-cell office:value-type="float" office:value="0.49599388746476" calcext:value-type="float">
            <text:p>0.49599388746476</text:p>
          </table:table-cell>
          <table:table-cell office:value-type="float" office:value="563" calcext:value-type="float">
            <text:p>563</text:p>
          </table:table-cell>
          <table:table-cell office:value-type="float" office:value="0.49592559151599" calcext:value-type="float">
            <text:p>0.49592559151599</text:p>
          </table:table-cell>
          <table:table-cell/>
          <table:table-cell table:formula="of:=[.I416]-[.I415]" office:value-type="float" office:value="0.0000286877975999578" calcext:value-type="float">
            <text:p>0.00002868779760</text:p>
          </table:table-cell>
          <table:table-cell/>
          <table:table-cell table:formula="of:=MATCH([.G416];[.H$8:.H$1007];0)" office:value-type="float" office:value="1" calcext:value-type="float">
            <text:p>1</text:p>
          </table:table-cell>
          <table:table-cell table:formula="of:=MATCH([.G416];[.J$8:.J$1007];0)" office:value-type="float" office:value="1" calcext:value-type="float">
            <text:p>1</text:p>
          </table:table-cell>
          <table:table-cell table:formula="of:=ABS([.O416]-[.P41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51795472995272" calcext:value-type="float">
            <text:p>0.51795472995272</text:p>
          </table:table-cell>
          <table:table-cell office:value-type="float" office:value="410" calcext:value-type="float">
            <text:p>410</text:p>
          </table:table-cell>
          <table:table-cell office:value-type="float" office:value="0.51788745081296" calcext:value-type="float">
            <text:p>0.51788745081296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407" calcext:value-type="float">
            <text:p>407</text:p>
          </table:table-cell>
          <table:table-cell office:value-type="float" office:value="0.49600330015039" calcext:value-type="float">
            <text:p>0.49600330015039</text:p>
          </table:table-cell>
          <table:table-cell office:value-type="float" office:value="407" calcext:value-type="float">
            <text:p>407</text:p>
          </table:table-cell>
          <table:table-cell office:value-type="float" office:value="0.49593629052882" calcext:value-type="float">
            <text:p>0.49593629052882</text:p>
          </table:table-cell>
          <table:table-cell/>
          <table:table-cell table:formula="of:=[.I417]-[.I416]" office:value-type="float" office:value="0.00000941268563003916" calcext:value-type="float">
            <text:p>0.00000941268563</text:p>
          </table:table-cell>
          <table:table-cell/>
          <table:table-cell table:formula="of:=MATCH([.G417];[.H$8:.H$1007];0)" office:value-type="float" office:value="836" calcext:value-type="float">
            <text:p>836</text:p>
          </table:table-cell>
          <table:table-cell table:formula="of:=MATCH([.G417];[.J$8:.J$1007];0)" office:value-type="float" office:value="836" calcext:value-type="float">
            <text:p>836</text:p>
          </table:table-cell>
          <table:table-cell table:formula="of:=ABS([.O417]-[.P41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53260028990344" calcext:value-type="float">
            <text:p>0.53260028990344</text:p>
          </table:table-cell>
          <table:table-cell office:value-type="float" office:value="411" calcext:value-type="float">
            <text:p>411</text:p>
          </table:table-cell>
          <table:table-cell office:value-type="float" office:value="0.53253325092167" calcext:value-type="float">
            <text:p>0.53253325092167</text:p>
          </table:table-cell>
          <table:table-cell table:number-columns-repeated="2"/>
          <table:table-cell office:value-type="float" office:value="411" calcext:value-type="float">
            <text:p>411</text:p>
          </table:table-cell>
          <table:table-cell office:value-type="float" office:value="640" calcext:value-type="float">
            <text:p>640</text:p>
          </table:table-cell>
          <table:table-cell office:value-type="float" office:value="0.49601482077165" calcext:value-type="float">
            <text:p>0.49601482077165</text:p>
          </table:table-cell>
          <table:table-cell office:value-type="float" office:value="640" calcext:value-type="float">
            <text:p>640</text:p>
          </table:table-cell>
          <table:table-cell office:value-type="float" office:value="0.49594728262307" calcext:value-type="float">
            <text:p>0.49594728262307</text:p>
          </table:table-cell>
          <table:table-cell/>
          <table:table-cell table:formula="of:=[.I418]-[.I417]" office:value-type="float" office:value="0.000011520621259975" calcext:value-type="float">
            <text:p>0.00001152062126</text:p>
          </table:table-cell>
          <table:table-cell/>
          <table:table-cell table:formula="of:=MATCH([.G418];[.H$8:.H$1007];0)" office:value-type="float" office:value="968" calcext:value-type="float">
            <text:p>968</text:p>
          </table:table-cell>
          <table:table-cell table:formula="of:=MATCH([.G418];[.J$8:.J$1007];0)" office:value-type="float" office:value="968" calcext:value-type="float">
            <text:p>968</text:p>
          </table:table-cell>
          <table:table-cell table:formula="of:=ABS([.O418]-[.P41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46505872355098" calcext:value-type="float">
            <text:p>0.46505872355098</text:p>
          </table:table-cell>
          <table:table-cell office:value-type="float" office:value="412" calcext:value-type="float">
            <text:p>412</text:p>
          </table:table-cell>
          <table:table-cell office:value-type="float" office:value="0.46499124074976" calcext:value-type="float">
            <text:p>0.46499124074976</text:p>
          </table:table-cell>
          <table:table-cell table:number-columns-repeated="2"/>
          <table:table-cell office:value-type="float" office:value="412" calcext:value-type="float">
            <text:p>412</text:p>
          </table:table-cell>
          <table:table-cell office:value-type="float" office:value="360" calcext:value-type="float">
            <text:p>360</text:p>
          </table:table-cell>
          <table:table-cell office:value-type="float" office:value="0.49609111608563" calcext:value-type="float">
            <text:p>0.49609111608563</text:p>
          </table:table-cell>
          <table:table-cell office:value-type="float" office:value="360" calcext:value-type="float">
            <text:p>360</text:p>
          </table:table-cell>
          <table:table-cell office:value-type="float" office:value="0.49602353325442" calcext:value-type="float">
            <text:p>0.49602353325442</text:p>
          </table:table-cell>
          <table:table-cell/>
          <table:table-cell table:formula="of:=[.I419]-[.I418]" office:value-type="float" office:value="0.0000762953139800127" calcext:value-type="float">
            <text:p>0.00007629531398</text:p>
          </table:table-cell>
          <table:table-cell/>
          <table:table-cell table:formula="of:=MATCH([.G419];[.H$8:.H$1007];0)" office:value-type="float" office:value="34" calcext:value-type="float">
            <text:p>34</text:p>
          </table:table-cell>
          <table:table-cell table:formula="of:=MATCH([.G419];[.J$8:.J$1007];0)" office:value-type="float" office:value="34" calcext:value-type="float">
            <text:p>34</text:p>
          </table:table-cell>
          <table:table-cell table:formula="of:=ABS([.O419]-[.P41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49286518514109" calcext:value-type="float">
            <text:p>0.49286518514109</text:p>
          </table:table-cell>
          <table:table-cell office:value-type="float" office:value="413" calcext:value-type="float">
            <text:p>413</text:p>
          </table:table-cell>
          <table:table-cell office:value-type="float" office:value="0.49279789558903" calcext:value-type="float">
            <text:p>0.49279789558903</text:p>
          </table:table-cell>
          <table:table-cell table:number-columns-repeated="2"/>
          <table:table-cell office:value-type="float" office:value="413" calcext:value-type="float">
            <text:p>413</text:p>
          </table:table-cell>
          <table:table-cell office:value-type="float" office:value="811" calcext:value-type="float">
            <text:p>811</text:p>
          </table:table-cell>
          <table:table-cell office:value-type="float" office:value="0.4960988000196" calcext:value-type="float">
            <text:p>0.49609880001960</text:p>
          </table:table-cell>
          <table:table-cell office:value-type="float" office:value="811" calcext:value-type="float">
            <text:p>811</text:p>
          </table:table-cell>
          <table:table-cell office:value-type="float" office:value="0.49603230991057" calcext:value-type="float">
            <text:p>0.49603230991057</text:p>
          </table:table-cell>
          <table:table-cell/>
          <table:table-cell table:formula="of:=[.I420]-[.I419]" office:value-type="float" office:value="0.00000768393396999301" calcext:value-type="float">
            <text:p>0.00000768393397</text:p>
          </table:table-cell>
          <table:table-cell/>
          <table:table-cell table:formula="of:=MATCH([.G420];[.H$8:.H$1007];0)" office:value-type="float" office:value="343" calcext:value-type="float">
            <text:p>343</text:p>
          </table:table-cell>
          <table:table-cell table:formula="of:=MATCH([.G420];[.J$8:.J$1007];0)" office:value-type="float" office:value="343" calcext:value-type="float">
            <text:p>343</text:p>
          </table:table-cell>
          <table:table-cell table:formula="of:=ABS([.O420]-[.P42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51145093160151" calcext:value-type="float">
            <text:p>0.51145093160151</text:p>
          </table:table-cell>
          <table:table-cell office:value-type="float" office:value="414" calcext:value-type="float">
            <text:p>414</text:p>
          </table:table-cell>
          <table:table-cell office:value-type="float" office:value="0.51138431635338" calcext:value-type="float">
            <text:p>0.51138431635338</text:p>
          </table:table-cell>
          <table:table-cell table:number-columns-repeated="2"/>
          <table:table-cell office:value-type="float" office:value="414" calcext:value-type="float">
            <text:p>414</text:p>
          </table:table-cell>
          <table:table-cell office:value-type="float" office:value="100" calcext:value-type="float">
            <text:p>100</text:p>
          </table:table-cell>
          <table:table-cell office:value-type="float" office:value="0.49610033439937" calcext:value-type="float">
            <text:p>0.49610033439937</text:p>
          </table:table-cell>
          <table:table-cell office:value-type="float" office:value="100" calcext:value-type="float">
            <text:p>100</text:p>
          </table:table-cell>
          <table:table-cell office:value-type="float" office:value="0.49603284672554" calcext:value-type="float">
            <text:p>0.49603284672554</text:p>
          </table:table-cell>
          <table:table-cell/>
          <table:table-cell table:formula="of:=[.I421]-[.I420]" office:value-type="float" office:value="0.00000153437977001847" calcext:value-type="float">
            <text:p>0.00000153437977</text:p>
          </table:table-cell>
          <table:table-cell/>
          <table:table-cell table:formula="of:=MATCH([.G421];[.H$8:.H$1007];0)" office:value-type="float" office:value="720" calcext:value-type="float">
            <text:p>720</text:p>
          </table:table-cell>
          <table:table-cell table:formula="of:=MATCH([.G421];[.J$8:.J$1007];0)" office:value-type="float" office:value="720" calcext:value-type="float">
            <text:p>720</text:p>
          </table:table-cell>
          <table:table-cell table:formula="of:=ABS([.O421]-[.P42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48906530358357" calcext:value-type="float">
            <text:p>0.48906530358357</text:p>
          </table:table-cell>
          <table:table-cell office:value-type="float" office:value="415" calcext:value-type="float">
            <text:p>415</text:p>
          </table:table-cell>
          <table:table-cell office:value-type="float" office:value="0.48899811484833" calcext:value-type="float">
            <text:p>0.48899811484833</text:p>
          </table:table-cell>
          <table:table-cell table:number-columns-repeated="2"/>
          <table:table-cell office:value-type="float" office:value="415" calcext:value-type="float">
            <text:p>415</text:p>
          </table:table-cell>
          <table:table-cell office:value-type="float" office:value="108" calcext:value-type="float">
            <text:p>108</text:p>
          </table:table-cell>
          <table:table-cell office:value-type="float" office:value="0.49620128676216" calcext:value-type="float">
            <text:p>0.49620128676216</text:p>
          </table:table-cell>
          <table:table-cell office:value-type="float" office:value="108" calcext:value-type="float">
            <text:p>108</text:p>
          </table:table-cell>
          <table:table-cell office:value-type="float" office:value="0.49613375712343" calcext:value-type="float">
            <text:p>0.49613375712343</text:p>
          </table:table-cell>
          <table:table-cell/>
          <table:table-cell table:formula="of:=[.I422]-[.I421]" office:value-type="float" office:value="0.000100952362790008" calcext:value-type="float">
            <text:p>0.00010095236279</text:p>
          </table:table-cell>
          <table:table-cell/>
          <table:table-cell table:formula="of:=MATCH([.G422];[.H$8:.H$1007];0)" office:value-type="float" office:value="270" calcext:value-type="float">
            <text:p>270</text:p>
          </table:table-cell>
          <table:table-cell table:formula="of:=MATCH([.G422];[.J$8:.J$1007];0)" office:value-type="float" office:value="270" calcext:value-type="float">
            <text:p>270</text:p>
          </table:table-cell>
          <table:table-cell table:formula="of:=ABS([.O422]-[.P42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50523834752882" calcext:value-type="float">
            <text:p>0.50523834752882</text:p>
          </table:table-cell>
          <table:table-cell office:value-type="float" office:value="416" calcext:value-type="float">
            <text:p>416</text:p>
          </table:table-cell>
          <table:table-cell office:value-type="float" office:value="0.50517101466606" calcext:value-type="float">
            <text:p>0.50517101466606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office:value-type="float" office:value="879" calcext:value-type="float">
            <text:p>879</text:p>
          </table:table-cell>
          <table:table-cell office:value-type="float" office:value="0.49626420053935" calcext:value-type="float">
            <text:p>0.49626420053935</text:p>
          </table:table-cell>
          <table:table-cell office:value-type="float" office:value="879" calcext:value-type="float">
            <text:p>879</text:p>
          </table:table-cell>
          <table:table-cell office:value-type="float" office:value="0.49619734288339" calcext:value-type="float">
            <text:p>0.49619734288339</text:p>
          </table:table-cell>
          <table:table-cell/>
          <table:table-cell table:formula="of:=[.I423]-[.I422]" office:value-type="float" office:value="0.0000629137771899768" calcext:value-type="float">
            <text:p>0.00006291377719</text:p>
          </table:table-cell>
          <table:table-cell/>
          <table:table-cell table:formula="of:=MATCH([.G423];[.H$8:.H$1007];0)" office:value-type="float" office:value="597" calcext:value-type="float">
            <text:p>597</text:p>
          </table:table-cell>
          <table:table-cell table:formula="of:=MATCH([.G423];[.J$8:.J$1007];0)" office:value-type="float" office:value="597" calcext:value-type="float">
            <text:p>597</text:p>
          </table:table-cell>
          <table:table-cell table:formula="of:=ABS([.O423]-[.P42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53298926667422" calcext:value-type="float">
            <text:p>0.53298926667422</text:p>
          </table:table-cell>
          <table:table-cell office:value-type="float" office:value="417" calcext:value-type="float">
            <text:p>417</text:p>
          </table:table-cell>
          <table:table-cell office:value-type="float" office:value="0.53292185327394" calcext:value-type="float">
            <text:p>0.53292185327394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564" calcext:value-type="float">
            <text:p>564</text:p>
          </table:table-cell>
          <table:table-cell office:value-type="float" office:value="0.49636168010864" calcext:value-type="float">
            <text:p>0.49636168010864</text:p>
          </table:table-cell>
          <table:table-cell office:value-type="float" office:value="564" calcext:value-type="float">
            <text:p>564</text:p>
          </table:table-cell>
          <table:table-cell office:value-type="float" office:value="0.49629468560621" calcext:value-type="float">
            <text:p>0.49629468560621</text:p>
          </table:table-cell>
          <table:table-cell/>
          <table:table-cell table:formula="of:=[.I424]-[.I423]" office:value-type="float" office:value="0.0000974795692900154" calcext:value-type="float">
            <text:p>0.00009747956929</text:p>
          </table:table-cell>
          <table:table-cell/>
          <table:table-cell table:formula="of:=MATCH([.G424];[.H$8:.H$1007];0)" office:value-type="float" office:value="972" calcext:value-type="float">
            <text:p>972</text:p>
          </table:table-cell>
          <table:table-cell table:formula="of:=MATCH([.G424];[.J$8:.J$1007];0)" office:value-type="float" office:value="972" calcext:value-type="float">
            <text:p>972</text:p>
          </table:table-cell>
          <table:table-cell table:formula="of:=ABS([.O424]-[.P42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47941488294452" calcext:value-type="float">
            <text:p>0.47941488294452</text:p>
          </table:table-cell>
          <table:table-cell office:value-type="float" office:value="418" calcext:value-type="float">
            <text:p>418</text:p>
          </table:table-cell>
          <table:table-cell office:value-type="float" office:value="0.47934704435848" calcext:value-type="float">
            <text:p>0.47934704435848</text:p>
          </table:table-cell>
          <table:table-cell table:number-columns-repeated="2"/>
          <table:table-cell office:value-type="float" office:value="418" calcext:value-type="float">
            <text:p>418</text:p>
          </table:table-cell>
          <table:table-cell office:value-type="float" office:value="382" calcext:value-type="float">
            <text:p>382</text:p>
          </table:table-cell>
          <table:table-cell office:value-type="float" office:value="0.49641097359405" calcext:value-type="float">
            <text:p>0.49641097359405</text:p>
          </table:table-cell>
          <table:table-cell office:value-type="float" office:value="382" calcext:value-type="float">
            <text:p>382</text:p>
          </table:table-cell>
          <table:table-cell office:value-type="float" office:value="0.49634376147055" calcext:value-type="float">
            <text:p>0.49634376147055</text:p>
          </table:table-cell>
          <table:table-cell/>
          <table:table-cell table:formula="of:=[.I425]-[.I424]" office:value-type="float" office:value="0.0000492934854099958" calcext:value-type="float">
            <text:p>0.00004929348541</text:p>
          </table:table-cell>
          <table:table-cell/>
          <table:table-cell table:formula="of:=MATCH([.G425];[.H$8:.H$1007];0)" office:value-type="float" office:value="131" calcext:value-type="float">
            <text:p>131</text:p>
          </table:table-cell>
          <table:table-cell table:formula="of:=MATCH([.G425];[.J$8:.J$1007];0)" office:value-type="float" office:value="131" calcext:value-type="float">
            <text:p>131</text:p>
          </table:table-cell>
          <table:table-cell table:formula="of:=ABS([.O425]-[.P42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48122308060209" calcext:value-type="float">
            <text:p>0.48122308060209</text:p>
          </table:table-cell>
          <table:table-cell office:value-type="float" office:value="419" calcext:value-type="float">
            <text:p>419</text:p>
          </table:table-cell>
          <table:table-cell office:value-type="float" office:value="0.48115557959562" calcext:value-type="float">
            <text:p>0.48115557959562</text:p>
          </table:table-cell>
          <table:table-cell table:number-columns-repeated="2"/>
          <table:table-cell office:value-type="float" office:value="419" calcext:value-type="float">
            <text:p>419</text:p>
          </table:table-cell>
          <table:table-cell office:value-type="float" office:value="645" calcext:value-type="float">
            <text:p>645</text:p>
          </table:table-cell>
          <table:table-cell office:value-type="float" office:value="0.49641279543682" calcext:value-type="float">
            <text:p>0.49641279543682</text:p>
          </table:table-cell>
          <table:table-cell office:value-type="float" office:value="645" calcext:value-type="float">
            <text:p>645</text:p>
          </table:table-cell>
          <table:table-cell office:value-type="float" office:value="0.49634544849492" calcext:value-type="float">
            <text:p>0.49634544849492</text:p>
          </table:table-cell>
          <table:table-cell/>
          <table:table-cell table:formula="of:=[.I426]-[.I425]" office:value-type="float" office:value="0.00000182184276997788" calcext:value-type="float">
            <text:p>0.00000182184277</text:p>
          </table:table-cell>
          <table:table-cell/>
          <table:table-cell table:formula="of:=MATCH([.G426];[.H$8:.H$1007];0)" office:value-type="float" office:value="154" calcext:value-type="float">
            <text:p>154</text:p>
          </table:table-cell>
          <table:table-cell table:formula="of:=MATCH([.G426];[.J$8:.J$1007];0)" office:value-type="float" office:value="154" calcext:value-type="float">
            <text:p>154</text:p>
          </table:table-cell>
          <table:table-cell table:formula="of:=ABS([.O426]-[.P42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49297713163312" calcext:value-type="float">
            <text:p>0.49297713163312</text:p>
          </table:table-cell>
          <table:table-cell office:value-type="float" office:value="420" calcext:value-type="float">
            <text:p>420</text:p>
          </table:table-cell>
          <table:table-cell office:value-type="float" office:value="0.49290961174158" calcext:value-type="float">
            <text:p>0.49290961174158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240" calcext:value-type="float">
            <text:p>240</text:p>
          </table:table-cell>
          <table:table-cell office:value-type="float" office:value="0.49644441823509" calcext:value-type="float">
            <text:p>0.49644441823509</text:p>
          </table:table-cell>
          <table:table-cell office:value-type="float" office:value="240" calcext:value-type="float">
            <text:p>240</text:p>
          </table:table-cell>
          <table:table-cell office:value-type="float" office:value="0.49637659234963" calcext:value-type="float">
            <text:p>0.49637659234963</text:p>
          </table:table-cell>
          <table:table-cell/>
          <table:table-cell table:formula="of:=[.I427]-[.I426]" office:value-type="float" office:value="0.0000316227982700146" calcext:value-type="float">
            <text:p>0.00003162279827</text:p>
          </table:table-cell>
          <table:table-cell/>
          <table:table-cell table:formula="of:=MATCH([.G427];[.H$8:.H$1007];0)" office:value-type="float" office:value="346" calcext:value-type="float">
            <text:p>346</text:p>
          </table:table-cell>
          <table:table-cell table:formula="of:=MATCH([.G427];[.J$8:.J$1007];0)" office:value-type="float" office:value="346" calcext:value-type="float">
            <text:p>346</text:p>
          </table:table-cell>
          <table:table-cell table:formula="of:=ABS([.O427]-[.P42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5105370513665" calcext:value-type="float">
            <text:p>0.51053705136650</text:p>
          </table:table-cell>
          <table:table-cell office:value-type="float" office:value="421" calcext:value-type="float">
            <text:p>421</text:p>
          </table:table-cell>
          <table:table-cell office:value-type="float" office:value="0.51046960983529" calcext:value-type="float">
            <text:p>0.51046960983529</text:p>
          </table:table-cell>
          <table:table-cell table:number-columns-repeated="2"/>
          <table:table-cell office:value-type="float" office:value="421" calcext:value-type="float">
            <text:p>421</text:p>
          </table:table-cell>
          <table:table-cell office:value-type="float" office:value="52" calcext:value-type="float">
            <text:p>52</text:p>
          </table:table-cell>
          <table:table-cell office:value-type="float" office:value="0.49648151457165" calcext:value-type="float">
            <text:p>0.49648151457165</text:p>
          </table:table-cell>
          <table:table-cell office:value-type="float" office:value="52" calcext:value-type="float">
            <text:p>52</text:p>
          </table:table-cell>
          <table:table-cell office:value-type="float" office:value="0.4964140885769" calcext:value-type="float">
            <text:p>0.49641408857690</text:p>
          </table:table-cell>
          <table:table-cell/>
          <table:table-cell table:formula="of:=[.I428]-[.I427]" office:value-type="float" office:value="0.0000370963365600163" calcext:value-type="float">
            <text:p>0.00003709633656</text:p>
          </table:table-cell>
          <table:table-cell/>
          <table:table-cell table:formula="of:=MATCH([.G428];[.H$8:.H$1007];0)" office:value-type="float" office:value="699" calcext:value-type="float">
            <text:p>699</text:p>
          </table:table-cell>
          <table:table-cell table:formula="of:=MATCH([.G428];[.J$8:.J$1007];0)" office:value-type="float" office:value="699" calcext:value-type="float">
            <text:p>699</text:p>
          </table:table-cell>
          <table:table-cell table:formula="of:=ABS([.O428]-[.P42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48908443172128" calcext:value-type="float">
            <text:p>0.48908443172128</text:p>
          </table:table-cell>
          <table:table-cell office:value-type="float" office:value="422" calcext:value-type="float">
            <text:p>422</text:p>
          </table:table-cell>
          <table:table-cell office:value-type="float" office:value="0.48901698481543" calcext:value-type="float">
            <text:p>0.48901698481543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office:value-type="float" office:value="806" calcext:value-type="float">
            <text:p>806</text:p>
          </table:table-cell>
          <table:table-cell office:value-type="float" office:value="0.49657689421187" calcext:value-type="float">
            <text:p>0.49657689421187</text:p>
          </table:table-cell>
          <table:table-cell office:value-type="float" office:value="806" calcext:value-type="float">
            <text:p>806</text:p>
          </table:table-cell>
          <table:table-cell office:value-type="float" office:value="0.49650895148553" calcext:value-type="float">
            <text:p>0.49650895148553</text:p>
          </table:table-cell>
          <table:table-cell/>
          <table:table-cell table:formula="of:=[.I429]-[.I428]" office:value-type="float" office:value="0.0000953796402199947" calcext:value-type="float">
            <text:p>0.00009537964022</text:p>
          </table:table-cell>
          <table:table-cell/>
          <table:table-cell table:formula="of:=MATCH([.G429];[.H$8:.H$1007];0)" office:value-type="float" office:value="272" calcext:value-type="float">
            <text:p>272</text:p>
          </table:table-cell>
          <table:table-cell table:formula="of:=MATCH([.G429];[.J$8:.J$1007];0)" office:value-type="float" office:value="272" calcext:value-type="float">
            <text:p>272</text:p>
          </table:table-cell>
          <table:table-cell table:formula="of:=ABS([.O429]-[.P42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50327570677559" calcext:value-type="float">
            <text:p>0.50327570677559</text:p>
          </table:table-cell>
          <table:table-cell office:value-type="float" office:value="423" calcext:value-type="float">
            <text:p>423</text:p>
          </table:table-cell>
          <table:table-cell office:value-type="float" office:value="0.50320817916131" calcext:value-type="float">
            <text:p>0.50320817916131</text:p>
          </table:table-cell>
          <table:table-cell table:number-columns-repeated="2"/>
          <table:table-cell office:value-type="float" office:value="423" calcext:value-type="float">
            <text:p>423</text:p>
          </table:table-cell>
          <table:table-cell office:value-type="float" office:value="134" calcext:value-type="float">
            <text:p>134</text:p>
          </table:table-cell>
          <table:table-cell office:value-type="float" office:value="0.49667009255167" calcext:value-type="float">
            <text:p>0.49667009255167</text:p>
          </table:table-cell>
          <table:table-cell office:value-type="float" office:value="134" calcext:value-type="float">
            <text:p>134</text:p>
          </table:table-cell>
          <table:table-cell office:value-type="float" office:value="0.4966028660869" calcext:value-type="float">
            <text:p>0.49660286608690</text:p>
          </table:table-cell>
          <table:table-cell/>
          <table:table-cell table:formula="of:=[.I430]-[.I429]" office:value-type="float" office:value="0.0000931983397999825" calcext:value-type="float">
            <text:p>0.00009319833980</text:p>
          </table:table-cell>
          <table:table-cell/>
          <table:table-cell table:formula="of:=MATCH([.G430];[.H$8:.H$1007];0)" office:value-type="float" office:value="554" calcext:value-type="float">
            <text:p>554</text:p>
          </table:table-cell>
          <table:table-cell table:formula="of:=MATCH([.G430];[.J$8:.J$1007];0)" office:value-type="float" office:value="554" calcext:value-type="float">
            <text:p>554</text:p>
          </table:table-cell>
          <table:table-cell table:formula="of:=ABS([.O430]-[.P43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47539082345491" calcext:value-type="float">
            <text:p>0.47539082345491</text:p>
          </table:table-cell>
          <table:table-cell office:value-type="float" office:value="424" calcext:value-type="float">
            <text:p>424</text:p>
          </table:table-cell>
          <table:table-cell office:value-type="float" office:value="0.47532337338209" calcext:value-type="float">
            <text:p>0.47532337338209</text:p>
          </table:table-cell>
          <table:table-cell table:number-columns-repeated="2"/>
          <table:table-cell office:value-type="float" office:value="424" calcext:value-type="float">
            <text:p>424</text:p>
          </table:table-cell>
          <table:table-cell office:value-type="float" office:value="495" calcext:value-type="float">
            <text:p>495</text:p>
          </table:table-cell>
          <table:table-cell office:value-type="float" office:value="0.49667326795589" calcext:value-type="float">
            <text:p>0.49667326795589</text:p>
          </table:table-cell>
          <table:table-cell office:value-type="float" office:value="495" calcext:value-type="float">
            <text:p>495</text:p>
          </table:table-cell>
          <table:table-cell office:value-type="float" office:value="0.49660617788161" calcext:value-type="float">
            <text:p>0.49660617788161</text:p>
          </table:table-cell>
          <table:table-cell/>
          <table:table-cell table:formula="of:=[.I431]-[.I430]" office:value-type="float" office:value="0.00000317540422001272" calcext:value-type="float">
            <text:p>0.00000317540422</text:p>
          </table:table-cell>
          <table:table-cell/>
          <table:table-cell table:formula="of:=MATCH([.G431];[.H$8:.H$1007];0)" office:value-type="float" office:value="94" calcext:value-type="float">
            <text:p>94</text:p>
          </table:table-cell>
          <table:table-cell table:formula="of:=MATCH([.G431];[.J$8:.J$1007];0)" office:value-type="float" office:value="94" calcext:value-type="float">
            <text:p>94</text:p>
          </table:table-cell>
          <table:table-cell table:formula="of:=ABS([.O431]-[.P43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47573102983957" calcext:value-type="float">
            <text:p>0.47573102983957</text:p>
          </table:table-cell>
          <table:table-cell office:value-type="float" office:value="425" calcext:value-type="float">
            <text:p>425</text:p>
          </table:table-cell>
          <table:table-cell office:value-type="float" office:value="0.47566338156763" calcext:value-type="float">
            <text:p>0.47566338156763</text:p>
          </table:table-cell>
          <table:table-cell table:number-columns-repeated="2"/>
          <table:table-cell office:value-type="float" office:value="425" calcext:value-type="float">
            <text:p>425</text:p>
          </table:table-cell>
          <table:table-cell office:value-type="float" office:value="158" calcext:value-type="float">
            <text:p>158</text:p>
          </table:table-cell>
          <table:table-cell office:value-type="float" office:value="0.49684254923429" calcext:value-type="float">
            <text:p>0.49684254923429</text:p>
          </table:table-cell>
          <table:table-cell office:value-type="float" office:value="158" calcext:value-type="float">
            <text:p>158</text:p>
          </table:table-cell>
          <table:table-cell office:value-type="float" office:value="0.4967750666481" calcext:value-type="float">
            <text:p>0.49677506664810</text:p>
          </table:table-cell>
          <table:table-cell/>
          <table:table-cell table:formula="of:=[.I432]-[.I431]" office:value-type="float" office:value="0.000169281278399991" calcext:value-type="float">
            <text:p>0.00016928127840</text:p>
          </table:table-cell>
          <table:table-cell/>
          <table:table-cell table:formula="of:=MATCH([.G432];[.H$8:.H$1007];0)" office:value-type="float" office:value="99" calcext:value-type="float">
            <text:p>99</text:p>
          </table:table-cell>
          <table:table-cell table:formula="of:=MATCH([.G432];[.J$8:.J$1007];0)" office:value-type="float" office:value="99" calcext:value-type="float">
            <text:p>99</text:p>
          </table:table-cell>
          <table:table-cell table:formula="of:=ABS([.O432]-[.P43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49157630125067" calcext:value-type="float">
            <text:p>0.49157630125067</text:p>
          </table:table-cell>
          <table:table-cell office:value-type="float" office:value="426" calcext:value-type="float">
            <text:p>426</text:p>
          </table:table-cell>
          <table:table-cell office:value-type="float" office:value="0.4915087685595" calcext:value-type="float">
            <text:p>0.49150876855950</text:p>
          </table:table-cell>
          <table:table-cell table:number-columns-repeated="2"/>
          <table:table-cell office:value-type="float" office:value="426" calcext:value-type="float">
            <text:p>426</text:p>
          </table:table-cell>
          <table:table-cell office:value-type="float" office:value="466" calcext:value-type="float">
            <text:p>466</text:p>
          </table:table-cell>
          <table:table-cell office:value-type="float" office:value="0.49685838049949" calcext:value-type="float">
            <text:p>0.49685838049949</text:p>
          </table:table-cell>
          <table:table-cell office:value-type="float" office:value="466" calcext:value-type="float">
            <text:p>466</text:p>
          </table:table-cell>
          <table:table-cell office:value-type="float" office:value="0.49679089508828" calcext:value-type="float">
            <text:p>0.49679089508828</text:p>
          </table:table-cell>
          <table:table-cell/>
          <table:table-cell table:formula="of:=[.I433]-[.I432]" office:value-type="float" office:value="0.0000158312651999948" calcext:value-type="float">
            <text:p>0.00001583126520</text:p>
          </table:table-cell>
          <table:table-cell/>
          <table:table-cell table:formula="of:=MATCH([.G433];[.H$8:.H$1007];0)" office:value-type="float" office:value="321" calcext:value-type="float">
            <text:p>321</text:p>
          </table:table-cell>
          <table:table-cell table:formula="of:=MATCH([.G433];[.J$8:.J$1007];0)" office:value-type="float" office:value="321" calcext:value-type="float">
            <text:p>321</text:p>
          </table:table-cell>
          <table:table-cell table:formula="of:=ABS([.O433]-[.P43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51633997193843" calcext:value-type="float">
            <text:p>0.51633997193843</text:p>
          </table:table-cell>
          <table:table-cell office:value-type="float" office:value="427" calcext:value-type="float">
            <text:p>427</text:p>
          </table:table-cell>
          <table:table-cell office:value-type="float" office:value="0.51627232136452" calcext:value-type="float">
            <text:p>0.51627232136452</text:p>
          </table:table-cell>
          <table:table-cell table:number-columns-repeated="2"/>
          <table:table-cell office:value-type="float" office:value="427" calcext:value-type="float">
            <text:p>427</text:p>
          </table:table-cell>
          <table:table-cell office:value-type="float" office:value="237" calcext:value-type="float">
            <text:p>237</text:p>
          </table:table-cell>
          <table:table-cell office:value-type="float" office:value="0.49691262734224" calcext:value-type="float">
            <text:p>0.49691262734224</text:p>
          </table:table-cell>
          <table:table-cell office:value-type="float" office:value="237" calcext:value-type="float">
            <text:p>237</text:p>
          </table:table-cell>
          <table:table-cell office:value-type="float" office:value="0.49684514662103" calcext:value-type="float">
            <text:p>0.49684514662103</text:p>
          </table:table-cell>
          <table:table-cell/>
          <table:table-cell table:formula="of:=[.I434]-[.I433]" office:value-type="float" office:value="0.0000542468427500165" calcext:value-type="float">
            <text:p>0.00005424684275</text:p>
          </table:table-cell>
          <table:table-cell/>
          <table:table-cell table:formula="of:=MATCH([.G434];[.H$8:.H$1007];0)" office:value-type="float" office:value="811" calcext:value-type="float">
            <text:p>811</text:p>
          </table:table-cell>
          <table:table-cell table:formula="of:=MATCH([.G434];[.J$8:.J$1007];0)" office:value-type="float" office:value="811" calcext:value-type="float">
            <text:p>811</text:p>
          </table:table-cell>
          <table:table-cell table:formula="of:=ABS([.O434]-[.P43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4819754559774" calcext:value-type="float">
            <text:p>0.48197545597740</text:p>
          </table:table-cell>
          <table:table-cell office:value-type="float" office:value="428" calcext:value-type="float">
            <text:p>428</text:p>
          </table:table-cell>
          <table:table-cell office:value-type="float" office:value="0.48190871561678" calcext:value-type="float">
            <text:p>0.48190871561678</text:p>
          </table:table-cell>
          <table:table-cell table:number-columns-repeated="2"/>
          <table:table-cell office:value-type="float" office:value="428" calcext:value-type="float">
            <text:p>428</text:p>
          </table:table-cell>
          <table:table-cell office:value-type="float" office:value="515" calcext:value-type="float">
            <text:p>515</text:p>
          </table:table-cell>
          <table:table-cell office:value-type="float" office:value="0.49693490750177" calcext:value-type="float">
            <text:p>0.49693490750177</text:p>
          </table:table-cell>
          <table:table-cell office:value-type="float" office:value="515" calcext:value-type="float">
            <text:p>515</text:p>
          </table:table-cell>
          <table:table-cell office:value-type="float" office:value="0.49686788456785" calcext:value-type="float">
            <text:p>0.49686788456785</text:p>
          </table:table-cell>
          <table:table-cell/>
          <table:table-cell table:formula="of:=[.I435]-[.I434]" office:value-type="float" office:value="0.000022280159529986" calcext:value-type="float">
            <text:p>0.00002228015953</text:p>
          </table:table-cell>
          <table:table-cell/>
          <table:table-cell table:formula="of:=MATCH([.G435];[.H$8:.H$1007];0)" office:value-type="float" office:value="170" calcext:value-type="float">
            <text:p>170</text:p>
          </table:table-cell>
          <table:table-cell table:formula="of:=MATCH([.G435];[.J$8:.J$1007];0)" office:value-type="float" office:value="170" calcext:value-type="float">
            <text:p>170</text:p>
          </table:table-cell>
          <table:table-cell table:formula="of:=ABS([.O435]-[.P43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5064801059859" calcext:value-type="float">
            <text:p>0.50648010598590</text:p>
          </table:table-cell>
          <table:table-cell office:value-type="float" office:value="429" calcext:value-type="float">
            <text:p>429</text:p>
          </table:table-cell>
          <table:table-cell office:value-type="float" office:value="0.50641290755855" calcext:value-type="float">
            <text:p>0.50641290755855</text:p>
          </table:table-cell>
          <table:table-cell table:number-columns-repeated="2"/>
          <table:table-cell office:value-type="float" office:value="429" calcext:value-type="float">
            <text:p>429</text:p>
          </table:table-cell>
          <table:table-cell office:value-type="float" office:value="752" calcext:value-type="float">
            <text:p>752</text:p>
          </table:table-cell>
          <table:table-cell office:value-type="float" office:value="0.49696482719569" calcext:value-type="float">
            <text:p>0.49696482719569</text:p>
          </table:table-cell>
          <table:table-cell office:value-type="float" office:value="752" calcext:value-type="float">
            <text:p>752</text:p>
          </table:table-cell>
          <table:table-cell office:value-type="float" office:value="0.49689795808818" calcext:value-type="float">
            <text:p>0.49689795808818</text:p>
          </table:table-cell>
          <table:table-cell/>
          <table:table-cell table:formula="of:=[.I436]-[.I435]" office:value-type="float" office:value="0.0000299196939200219" calcext:value-type="float">
            <text:p>0.00002991969392</text:p>
          </table:table-cell>
          <table:table-cell/>
          <table:table-cell table:formula="of:=MATCH([.G436];[.H$8:.H$1007];0)" office:value-type="float" office:value="624" calcext:value-type="float">
            <text:p>624</text:p>
          </table:table-cell>
          <table:table-cell table:formula="of:=MATCH([.G436];[.J$8:.J$1007];0)" office:value-type="float" office:value="624" calcext:value-type="float">
            <text:p>624</text:p>
          </table:table-cell>
          <table:table-cell table:formula="of:=ABS([.O436]-[.P43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49277559482034" calcext:value-type="float">
            <text:p>0.49277559482034</text:p>
          </table:table-cell>
          <table:table-cell office:value-type="float" office:value="430" calcext:value-type="float">
            <text:p>430</text:p>
          </table:table-cell>
          <table:table-cell office:value-type="float" office:value="0.49270807651666" calcext:value-type="float">
            <text:p>0.49270807651666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221" calcext:value-type="float">
            <text:p>221</text:p>
          </table:table-cell>
          <table:table-cell office:value-type="float" office:value="0.49712911476139" calcext:value-type="float">
            <text:p>0.49712911476139</text:p>
          </table:table-cell>
          <table:table-cell office:value-type="float" office:value="221" calcext:value-type="float">
            <text:p>221</text:p>
          </table:table-cell>
          <table:table-cell office:value-type="float" office:value="0.49706176586222" calcext:value-type="float">
            <text:p>0.49706176586222</text:p>
          </table:table-cell>
          <table:table-cell/>
          <table:table-cell table:formula="of:=[.I437]-[.I436]" office:value-type="float" office:value="0.000164287565699972" calcext:value-type="float">
            <text:p>0.00016428756570</text:p>
          </table:table-cell>
          <table:table-cell/>
          <table:table-cell table:formula="of:=MATCH([.G437];[.H$8:.H$1007];0)" office:value-type="float" office:value="340" calcext:value-type="float">
            <text:p>340</text:p>
          </table:table-cell>
          <table:table-cell table:formula="of:=MATCH([.G437];[.J$8:.J$1007];0)" office:value-type="float" office:value="340" calcext:value-type="float">
            <text:p>340</text:p>
          </table:table-cell>
          <table:table-cell table:formula="of:=ABS([.O437]-[.P43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50523416379768" calcext:value-type="float">
            <text:p>0.50523416379768</text:p>
          </table:table-cell>
          <table:table-cell office:value-type="float" office:value="431" calcext:value-type="float">
            <text:p>431</text:p>
          </table:table-cell>
          <table:table-cell office:value-type="float" office:value="0.50516596907562" calcext:value-type="float">
            <text:p>0.50516596907562</text:p>
          </table:table-cell>
          <table:table-cell table:number-columns-repeated="2"/>
          <table:table-cell office:value-type="float" office:value="431" calcext:value-type="float">
            <text:p>431</text:p>
          </table:table-cell>
          <table:table-cell office:value-type="float" office:value="499" calcext:value-type="float">
            <text:p>499</text:p>
          </table:table-cell>
          <table:table-cell office:value-type="float" office:value="0.49720213079741" calcext:value-type="float">
            <text:p>0.49720213079741</text:p>
          </table:table-cell>
          <table:table-cell office:value-type="float" office:value="499" calcext:value-type="float">
            <text:p>499</text:p>
          </table:table-cell>
          <table:table-cell office:value-type="float" office:value="0.49713496144112" calcext:value-type="float">
            <text:p>0.49713496144112</text:p>
          </table:table-cell>
          <table:table-cell/>
          <table:table-cell table:formula="of:=[.I438]-[.I437]" office:value-type="float" office:value="0.0000730160360200016" calcext:value-type="float">
            <text:p>0.00007301603602</text:p>
          </table:table-cell>
          <table:table-cell/>
          <table:table-cell table:formula="of:=MATCH([.G438];[.H$8:.H$1007];0)" office:value-type="float" office:value="596" calcext:value-type="float">
            <text:p>596</text:p>
          </table:table-cell>
          <table:table-cell table:formula="of:=MATCH([.G438];[.J$8:.J$1007];0)" office:value-type="float" office:value="596" calcext:value-type="float">
            <text:p>596</text:p>
          </table:table-cell>
          <table:table-cell table:formula="of:=ABS([.O438]-[.P43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49295486593678" calcext:value-type="float">
            <text:p>0.49295486593678</text:p>
          </table:table-cell>
          <table:table-cell office:value-type="float" office:value="432" calcext:value-type="float">
            <text:p>432</text:p>
          </table:table-cell>
          <table:table-cell office:value-type="float" office:value="0.49288713300901" calcext:value-type="float">
            <text:p>0.49288713300901</text:p>
          </table:table-cell>
          <table:table-cell table:number-columns-repeated="2"/>
          <table:table-cell office:value-type="float" office:value="432" calcext:value-type="float">
            <text:p>432</text:p>
          </table:table-cell>
          <table:table-cell office:value-type="float" office:value="371" calcext:value-type="float">
            <text:p>371</text:p>
          </table:table-cell>
          <table:table-cell office:value-type="float" office:value="0.49724047367151" calcext:value-type="float">
            <text:p>0.49724047367151</text:p>
          </table:table-cell>
          <table:table-cell office:value-type="float" office:value="371" calcext:value-type="float">
            <text:p>371</text:p>
          </table:table-cell>
          <table:table-cell office:value-type="float" office:value="0.49717296587602" calcext:value-type="float">
            <text:p>0.49717296587602</text:p>
          </table:table-cell>
          <table:table-cell/>
          <table:table-cell table:formula="of:=[.I439]-[.I438]" office:value-type="float" office:value="0.0000383428740999836" calcext:value-type="float">
            <text:p>0.00003834287410</text:p>
          </table:table-cell>
          <table:table-cell/>
          <table:table-cell table:formula="of:=MATCH([.G439];[.H$8:.H$1007];0)" office:value-type="float" office:value="344" calcext:value-type="float">
            <text:p>344</text:p>
          </table:table-cell>
          <table:table-cell table:formula="of:=MATCH([.G439];[.J$8:.J$1007];0)" office:value-type="float" office:value="344" calcext:value-type="float">
            <text:p>344</text:p>
          </table:table-cell>
          <table:table-cell table:formula="of:=ABS([.O439]-[.P43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52162097796299" calcext:value-type="float">
            <text:p>0.52162097796299</text:p>
          </table:table-cell>
          <table:table-cell office:value-type="float" office:value="433" calcext:value-type="float">
            <text:p>433</text:p>
          </table:table-cell>
          <table:table-cell office:value-type="float" office:value="0.52155384380958" calcext:value-type="float">
            <text:p>0.52155384380958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265" calcext:value-type="float">
            <text:p>265</text:p>
          </table:table-cell>
          <table:table-cell office:value-type="float" office:value="0.4972559052691" calcext:value-type="float">
            <text:p>0.49725590526910</text:p>
          </table:table-cell>
          <table:table-cell office:value-type="float" office:value="265" calcext:value-type="float">
            <text:p>265</text:p>
          </table:table-cell>
          <table:table-cell office:value-type="float" office:value="0.49718881818037" calcext:value-type="float">
            <text:p>0.49718881818037</text:p>
          </table:table-cell>
          <table:table-cell/>
          <table:table-cell table:formula="of:=[.I440]-[.I439]" office:value-type="float" office:value="0.0000154315975900432" calcext:value-type="float">
            <text:p>0.00001543159759</text:p>
          </table:table-cell>
          <table:table-cell/>
          <table:table-cell table:formula="of:=MATCH([.G440];[.H$8:.H$1007];0)" office:value-type="float" office:value="884" calcext:value-type="float">
            <text:p>884</text:p>
          </table:table-cell>
          <table:table-cell table:formula="of:=MATCH([.G440];[.J$8:.J$1007];0)" office:value-type="float" office:value="884" calcext:value-type="float">
            <text:p>884</text:p>
          </table:table-cell>
          <table:table-cell table:formula="of:=ABS([.O440]-[.P44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50819224884347" calcext:value-type="float">
            <text:p>0.50819224884347</text:p>
          </table:table-cell>
          <table:table-cell office:value-type="float" office:value="434" calcext:value-type="float">
            <text:p>434</text:p>
          </table:table-cell>
          <table:table-cell office:value-type="float" office:value="0.50812518256412" calcext:value-type="float">
            <text:p>0.50812518256412</text:p>
          </table:table-cell>
          <table:table-cell table:number-columns-repeated="2"/>
          <table:table-cell office:value-type="float" office:value="434" calcext:value-type="float">
            <text:p>434</text:p>
          </table:table-cell>
          <table:table-cell office:value-type="float" office:value="504" calcext:value-type="float">
            <text:p>504</text:p>
          </table:table-cell>
          <table:table-cell office:value-type="float" office:value="0.49731753957845" calcext:value-type="float">
            <text:p>0.49731753957845</text:p>
          </table:table-cell>
          <table:table-cell office:value-type="float" office:value="504" calcext:value-type="float">
            <text:p>504</text:p>
          </table:table-cell>
          <table:table-cell office:value-type="float" office:value="0.4972499075056" calcext:value-type="float">
            <text:p>0.49724990750560</text:p>
          </table:table-cell>
          <table:table-cell/>
          <table:table-cell table:formula="of:=[.I441]-[.I440]" office:value-type="float" office:value="0.0000616343093499672" calcext:value-type="float">
            <text:p>0.00006163430935</text:p>
          </table:table-cell>
          <table:table-cell/>
          <table:table-cell table:formula="of:=MATCH([.G441];[.H$8:.H$1007];0)" office:value-type="float" office:value="660" calcext:value-type="float">
            <text:p>660</text:p>
          </table:table-cell>
          <table:table-cell table:formula="of:=MATCH([.G441];[.J$8:.J$1007];0)" office:value-type="float" office:value="660" calcext:value-type="float">
            <text:p>660</text:p>
          </table:table-cell>
          <table:table-cell table:formula="of:=ABS([.O441]-[.P44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49892228137176" calcext:value-type="float">
            <text:p>0.49892228137176</text:p>
          </table:table-cell>
          <table:table-cell office:value-type="float" office:value="435" calcext:value-type="float">
            <text:p>435</text:p>
          </table:table-cell>
          <table:table-cell office:value-type="float" office:value="0.49885461715155" calcext:value-type="float">
            <text:p>0.49885461715155</text:p>
          </table:table-cell>
          <table:table-cell table:number-columns-repeated="2"/>
          <table:table-cell office:value-type="float" office:value="435" calcext:value-type="float">
            <text:p>435</text:p>
          </table:table-cell>
          <table:table-cell office:value-type="float" office:value="35" calcext:value-type="float">
            <text:p>35</text:p>
          </table:table-cell>
          <table:table-cell office:value-type="float" office:value="0.49744701191467" calcext:value-type="float">
            <text:p>0.49744701191467</text:p>
          </table:table-cell>
          <table:table-cell office:value-type="float" office:value="35" calcext:value-type="float">
            <text:p>35</text:p>
          </table:table-cell>
          <table:table-cell office:value-type="float" office:value="0.49737979764912" calcext:value-type="float">
            <text:p>0.49737979764912</text:p>
          </table:table-cell>
          <table:table-cell/>
          <table:table-cell table:formula="of:=[.I442]-[.I441]" office:value-type="float" office:value="0.000129472336220016" calcext:value-type="float">
            <text:p>0.00012947233622</text:p>
          </table:table-cell>
          <table:table-cell/>
          <table:table-cell table:formula="of:=MATCH([.G442];[.H$8:.H$1007];0)" office:value-type="float" office:value="466" calcext:value-type="float">
            <text:p>466</text:p>
          </table:table-cell>
          <table:table-cell table:formula="of:=MATCH([.G442];[.J$8:.J$1007];0)" office:value-type="float" office:value="466" calcext:value-type="float">
            <text:p>466</text:p>
          </table:table-cell>
          <table:table-cell table:formula="of:=ABS([.O442]-[.P44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50565115407457" calcext:value-type="float">
            <text:p>0.50565115407457</text:p>
          </table:table-cell>
          <table:table-cell office:value-type="float" office:value="436" calcext:value-type="float">
            <text:p>436</text:p>
          </table:table-cell>
          <table:table-cell office:value-type="float" office:value="0.50558431434181" calcext:value-type="float">
            <text:p>0.50558431434181</text:p>
          </table:table-cell>
          <table:table-cell table:number-columns-repeated="2"/>
          <table:table-cell office:value-type="float" office:value="436" calcext:value-type="float">
            <text:p>436</text:p>
          </table:table-cell>
          <table:table-cell office:value-type="float" office:value="959" calcext:value-type="float">
            <text:p>959</text:p>
          </table:table-cell>
          <table:table-cell office:value-type="float" office:value="0.49753466158057" calcext:value-type="float">
            <text:p>0.49753466158057</text:p>
          </table:table-cell>
          <table:table-cell office:value-type="float" office:value="959" calcext:value-type="float">
            <text:p>959</text:p>
          </table:table-cell>
          <table:table-cell office:value-type="float" office:value="0.49746710885456" calcext:value-type="float">
            <text:p>0.49746710885456</text:p>
          </table:table-cell>
          <table:table-cell/>
          <table:table-cell table:formula="of:=[.I443]-[.I442]" office:value-type="float" office:value="0.0000876496659000248" calcext:value-type="float">
            <text:p>0.00008764966590</text:p>
          </table:table-cell>
          <table:table-cell/>
          <table:table-cell table:formula="of:=MATCH([.G443];[.H$8:.H$1007];0)" office:value-type="float" office:value="607" calcext:value-type="float">
            <text:p>607</text:p>
          </table:table-cell>
          <table:table-cell table:formula="of:=MATCH([.G443];[.J$8:.J$1007];0)" office:value-type="float" office:value="607" calcext:value-type="float">
            <text:p>607</text:p>
          </table:table-cell>
          <table:table-cell table:formula="of:=ABS([.O443]-[.P44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48797310396348" calcext:value-type="float">
            <text:p>0.48797310396348</text:p>
          </table:table-cell>
          <table:table-cell office:value-type="float" office:value="437" calcext:value-type="float">
            <text:p>437</text:p>
          </table:table-cell>
          <table:table-cell office:value-type="float" office:value="0.4879060044698" calcext:value-type="float">
            <text:p>0.48790600446980</text:p>
          </table:table-cell>
          <table:table-cell table:number-columns-repeated="2"/>
          <table:table-cell office:value-type="float" office:value="437" calcext:value-type="float">
            <text:p>437</text:p>
          </table:table-cell>
          <table:table-cell office:value-type="float" office:value="73" calcext:value-type="float">
            <text:p>73</text:p>
          </table:table-cell>
          <table:table-cell office:value-type="float" office:value="0.49754241862154" calcext:value-type="float">
            <text:p>0.49754241862154</text:p>
          </table:table-cell>
          <table:table-cell office:value-type="float" office:value="73" calcext:value-type="float">
            <text:p>73</text:p>
          </table:table-cell>
          <table:table-cell office:value-type="float" office:value="0.49747507595625" calcext:value-type="float">
            <text:p>0.49747507595625</text:p>
          </table:table-cell>
          <table:table-cell/>
          <table:table-cell table:formula="of:=[.I444]-[.I443]" office:value-type="float" office:value="0.00000775704096994678" calcext:value-type="float">
            <text:p>0.00000775704097</text:p>
          </table:table-cell>
          <table:table-cell/>
          <table:table-cell table:formula="of:=MATCH([.G444];[.H$8:.H$1007];0)" office:value-type="float" office:value="253" calcext:value-type="float">
            <text:p>253</text:p>
          </table:table-cell>
          <table:table-cell table:formula="of:=MATCH([.G444];[.J$8:.J$1007];0)" office:value-type="float" office:value="253" calcext:value-type="float">
            <text:p>253</text:p>
          </table:table-cell>
          <table:table-cell table:formula="of:=ABS([.O444]-[.P44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49058065693088" calcext:value-type="float">
            <text:p>0.49058065693088</text:p>
          </table:table-cell>
          <table:table-cell office:value-type="float" office:value="438" calcext:value-type="float">
            <text:p>438</text:p>
          </table:table-cell>
          <table:table-cell office:value-type="float" office:value="0.49051364795954" calcext:value-type="float">
            <text:p>0.49051364795954</text:p>
          </table:table-cell>
          <table:table-cell table:number-columns-repeated="2"/>
          <table:table-cell office:value-type="float" office:value="438" calcext:value-type="float">
            <text:p>438</text:p>
          </table:table-cell>
          <table:table-cell office:value-type="float" office:value="517" calcext:value-type="float">
            <text:p>517</text:p>
          </table:table-cell>
          <table:table-cell office:value-type="float" office:value="0.49759291286198" calcext:value-type="float">
            <text:p>0.49759291286198</text:p>
          </table:table-cell>
          <table:table-cell office:value-type="float" office:value="517" calcext:value-type="float">
            <text:p>517</text:p>
          </table:table-cell>
          <table:table-cell office:value-type="float" office:value="0.49752564659573" calcext:value-type="float">
            <text:p>0.49752564659573</text:p>
          </table:table-cell>
          <table:table-cell/>
          <table:table-cell table:formula="of:=[.I445]-[.I444]" office:value-type="float" office:value="0.0000504942404400133" calcext:value-type="float">
            <text:p>0.00005049424044</text:p>
          </table:table-cell>
          <table:table-cell/>
          <table:table-cell table:formula="of:=MATCH([.G445];[.H$8:.H$1007];0)" office:value-type="float" office:value="302" calcext:value-type="float">
            <text:p>302</text:p>
          </table:table-cell>
          <table:table-cell table:formula="of:=MATCH([.G445];[.J$8:.J$1007];0)" office:value-type="float" office:value="302" calcext:value-type="float">
            <text:p>302</text:p>
          </table:table-cell>
          <table:table-cell table:formula="of:=ABS([.O445]-[.P44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50956558006129" calcext:value-type="float">
            <text:p>0.50956558006129</text:p>
          </table:table-cell>
          <table:table-cell office:value-type="float" office:value="439" calcext:value-type="float">
            <text:p>439</text:p>
          </table:table-cell>
          <table:table-cell office:value-type="float" office:value="0.50949849996068" calcext:value-type="float">
            <text:p>0.50949849996068</text:p>
          </table:table-cell>
          <table:table-cell table:number-columns-repeated="2"/>
          <table:table-cell office:value-type="float" office:value="439" calcext:value-type="float">
            <text:p>439</text:p>
          </table:table-cell>
          <table:table-cell office:value-type="float" office:value="835" calcext:value-type="float">
            <text:p>835</text:p>
          </table:table-cell>
          <table:table-cell office:value-type="float" office:value="0.49762029396923" calcext:value-type="float">
            <text:p>0.49762029396923</text:p>
          </table:table-cell>
          <table:table-cell office:value-type="float" office:value="835" calcext:value-type="float">
            <text:p>835</text:p>
          </table:table-cell>
          <table:table-cell office:value-type="float" office:value="0.49755242413152" calcext:value-type="float">
            <text:p>0.49755242413152</text:p>
          </table:table-cell>
          <table:table-cell/>
          <table:table-cell table:formula="of:=[.I446]-[.I445]" office:value-type="float" office:value="0.0000273811072500352" calcext:value-type="float">
            <text:p>0.00002738110725</text:p>
          </table:table-cell>
          <table:table-cell/>
          <table:table-cell table:formula="of:=MATCH([.G446];[.H$8:.H$1007];0)" office:value-type="float" office:value="682" calcext:value-type="float">
            <text:p>682</text:p>
          </table:table-cell>
          <table:table-cell table:formula="of:=MATCH([.G446];[.J$8:.J$1007];0)" office:value-type="float" office:value="682" calcext:value-type="float">
            <text:p>682</text:p>
          </table:table-cell>
          <table:table-cell table:formula="of:=ABS([.O446]-[.P44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48866725661694" calcext:value-type="float">
            <text:p>0.48866725661694</text:p>
          </table:table-cell>
          <table:table-cell office:value-type="float" office:value="440" calcext:value-type="float">
            <text:p>440</text:p>
          </table:table-cell>
          <table:table-cell office:value-type="float" office:value="0.48859944297013" calcext:value-type="float">
            <text:p>0.48859944297013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455" calcext:value-type="float">
            <text:p>455</text:p>
          </table:table-cell>
          <table:table-cell office:value-type="float" office:value="0.49766667147309" calcext:value-type="float">
            <text:p>0.49766667147309</text:p>
          </table:table-cell>
          <table:table-cell office:value-type="float" office:value="455" calcext:value-type="float">
            <text:p>455</text:p>
          </table:table-cell>
          <table:table-cell office:value-type="float" office:value="0.49759973988194" calcext:value-type="float">
            <text:p>0.49759973988194</text:p>
          </table:table-cell>
          <table:table-cell/>
          <table:table-cell table:formula="of:=[.I447]-[.I446]" office:value-type="float" office:value="0.0000463775038599956" calcext:value-type="float">
            <text:p>0.00004637750386</text:p>
          </table:table-cell>
          <table:table-cell/>
          <table:table-cell table:formula="of:=MATCH([.G447];[.H$8:.H$1007];0)" office:value-type="float" office:value="265" calcext:value-type="float">
            <text:p>265</text:p>
          </table:table-cell>
          <table:table-cell table:formula="of:=MATCH([.G447];[.J$8:.J$1007];0)" office:value-type="float" office:value="265" calcext:value-type="float">
            <text:p>265</text:p>
          </table:table-cell>
          <table:table-cell table:formula="of:=ABS([.O447]-[.P44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52010342151487" calcext:value-type="float">
            <text:p>0.52010342151487</text:p>
          </table:table-cell>
          <table:table-cell office:value-type="float" office:value="441" calcext:value-type="float">
            <text:p>441</text:p>
          </table:table-cell>
          <table:table-cell office:value-type="float" office:value="0.52003550297824" calcext:value-type="float">
            <text:p>0.52003550297824</text:p>
          </table:table-cell>
          <table:table-cell table:number-columns-repeated="2"/>
          <table:table-cell office:value-type="float" office:value="441" calcext:value-type="float">
            <text:p>441</text:p>
          </table:table-cell>
          <table:table-cell office:value-type="float" office:value="69" calcext:value-type="float">
            <text:p>69</text:p>
          </table:table-cell>
          <table:table-cell office:value-type="float" office:value="0.49767578309007" calcext:value-type="float">
            <text:p>0.49767578309007</text:p>
          </table:table-cell>
          <table:table-cell office:value-type="float" office:value="69" calcext:value-type="float">
            <text:p>69</text:p>
          </table:table-cell>
          <table:table-cell office:value-type="float" office:value="0.4976083714223" calcext:value-type="float">
            <text:p>0.49760837142230</text:p>
          </table:table-cell>
          <table:table-cell/>
          <table:table-cell table:formula="of:=[.I448]-[.I447]" office:value-type="float" office:value="0.0000091116169799732" calcext:value-type="float">
            <text:p>0.00000911161698</text:p>
          </table:table-cell>
          <table:table-cell/>
          <table:table-cell table:formula="of:=MATCH([.G448];[.H$8:.H$1007];0)" office:value-type="float" office:value="867" calcext:value-type="float">
            <text:p>867</text:p>
          </table:table-cell>
          <table:table-cell table:formula="of:=MATCH([.G448];[.J$8:.J$1007];0)" office:value-type="float" office:value="867" calcext:value-type="float">
            <text:p>867</text:p>
          </table:table-cell>
          <table:table-cell table:formula="of:=ABS([.O448]-[.P44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50573126430662" calcext:value-type="float">
            <text:p>0.50573126430662</text:p>
          </table:table-cell>
          <table:table-cell office:value-type="float" office:value="442" calcext:value-type="float">
            <text:p>442</text:p>
          </table:table-cell>
          <table:table-cell office:value-type="float" office:value="0.5056642448268" calcext:value-type="float">
            <text:p>0.50566424482680</text:p>
          </table:table-cell>
          <table:table-cell table:number-columns-repeated="2"/>
          <table:table-cell office:value-type="float" office:value="442" calcext:value-type="float">
            <text:p>442</text:p>
          </table:table-cell>
          <table:table-cell office:value-type="float" office:value="911" calcext:value-type="float">
            <text:p>911</text:p>
          </table:table-cell>
          <table:table-cell office:value-type="float" office:value="0.49775886824658" calcext:value-type="float">
            <text:p>0.49775886824658</text:p>
          </table:table-cell>
          <table:table-cell office:value-type="float" office:value="911" calcext:value-type="float">
            <text:p>911</text:p>
          </table:table-cell>
          <table:table-cell office:value-type="float" office:value="0.49769078630515" calcext:value-type="float">
            <text:p>0.49769078630515</text:p>
          </table:table-cell>
          <table:table-cell/>
          <table:table-cell table:formula="of:=[.I449]-[.I448]" office:value-type="float" office:value="0.0000830851565100099" calcext:value-type="float">
            <text:p>0.00008308515651</text:p>
          </table:table-cell>
          <table:table-cell/>
          <table:table-cell table:formula="of:=MATCH([.G449];[.H$8:.H$1007];0)" office:value-type="float" office:value="609" calcext:value-type="float">
            <text:p>609</text:p>
          </table:table-cell>
          <table:table-cell table:formula="of:=MATCH([.G449];[.J$8:.J$1007];0)" office:value-type="float" office:value="609" calcext:value-type="float">
            <text:p>609</text:p>
          </table:table-cell>
          <table:table-cell table:formula="of:=ABS([.O449]-[.P44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50698506534046" calcext:value-type="float">
            <text:p>0.50698506534046</text:p>
          </table:table-cell>
          <table:table-cell office:value-type="float" office:value="443" calcext:value-type="float">
            <text:p>443</text:p>
          </table:table-cell>
          <table:table-cell office:value-type="float" office:value="0.5069175847826" calcext:value-type="float">
            <text:p>0.5069175847826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929" calcext:value-type="float">
            <text:p>929</text:p>
          </table:table-cell>
          <table:table-cell office:value-type="float" office:value="0.49780744860463" calcext:value-type="float">
            <text:p>0.49780744860463</text:p>
          </table:table-cell>
          <table:table-cell office:value-type="float" office:value="929" calcext:value-type="float">
            <text:p>929</text:p>
          </table:table-cell>
          <table:table-cell office:value-type="float" office:value="0.49774019390734" calcext:value-type="float">
            <text:p>0.49774019390734</text:p>
          </table:table-cell>
          <table:table-cell/>
          <table:table-cell table:formula="of:=[.I450]-[.I449]" office:value-type="float" office:value="0.0000485803580499988" calcext:value-type="float">
            <text:p>0.00004858035805</text:p>
          </table:table-cell>
          <table:table-cell/>
          <table:table-cell table:formula="of:=MATCH([.G450];[.H$8:.H$1007];0)" office:value-type="float" office:value="631" calcext:value-type="float">
            <text:p>631</text:p>
          </table:table-cell>
          <table:table-cell table:formula="of:=MATCH([.G450];[.J$8:.J$1007];0)" office:value-type="float" office:value="631" calcext:value-type="float">
            <text:p>631</text:p>
          </table:table-cell>
          <table:table-cell table:formula="of:=ABS([.O450]-[.P45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52797264329543" calcext:value-type="float">
            <text:p>0.52797264329543</text:p>
          </table:table-cell>
          <table:table-cell office:value-type="float" office:value="444" calcext:value-type="float">
            <text:p>444</text:p>
          </table:table-cell>
          <table:table-cell office:value-type="float" office:value="0.52790516772467" calcext:value-type="float">
            <text:p>0.52790516772467</text:p>
          </table:table-cell>
          <table:table-cell table:number-columns-repeated="2"/>
          <table:table-cell office:value-type="float" office:value="444" calcext:value-type="float">
            <text:p>444</text:p>
          </table:table-cell>
          <table:table-cell office:value-type="float" office:value="479" calcext:value-type="float">
            <text:p>479</text:p>
          </table:table-cell>
          <table:table-cell office:value-type="float" office:value="0.497913635908" calcext:value-type="float">
            <text:p>0.49791363590800</text:p>
          </table:table-cell>
          <table:table-cell office:value-type="float" office:value="479" calcext:value-type="float">
            <text:p>479</text:p>
          </table:table-cell>
          <table:table-cell office:value-type="float" office:value="0.49784604350421" calcext:value-type="float">
            <text:p>0.49784604350421</text:p>
          </table:table-cell>
          <table:table-cell/>
          <table:table-cell table:formula="of:=[.I451]-[.I450]" office:value-type="float" office:value="0.000106187303369976" calcext:value-type="float">
            <text:p>0.00010618730337</text:p>
          </table:table-cell>
          <table:table-cell/>
          <table:table-cell table:formula="of:=MATCH([.G451];[.H$8:.H$1007];0)" office:value-type="float" office:value="939" calcext:value-type="float">
            <text:p>939</text:p>
          </table:table-cell>
          <table:table-cell table:formula="of:=MATCH([.G451];[.J$8:.J$1007];0)" office:value-type="float" office:value="939" calcext:value-type="float">
            <text:p>939</text:p>
          </table:table-cell>
          <table:table-cell table:formula="of:=ABS([.O451]-[.P45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47287035812295" calcext:value-type="float">
            <text:p>0.47287035812295</text:p>
          </table:table-cell>
          <table:table-cell office:value-type="float" office:value="445" calcext:value-type="float">
            <text:p>445</text:p>
          </table:table-cell>
          <table:table-cell office:value-type="float" office:value="0.47280334461926" calcext:value-type="float">
            <text:p>0.47280334461926</text:p>
          </table:table-cell>
          <table:table-cell table:number-columns-repeated="2"/>
          <table:table-cell office:value-type="float" office:value="445" calcext:value-type="float">
            <text:p>445</text:p>
          </table:table-cell>
          <table:table-cell office:value-type="float" office:value="888" calcext:value-type="float">
            <text:p>888</text:p>
          </table:table-cell>
          <table:table-cell office:value-type="float" office:value="0.49794457123208" calcext:value-type="float">
            <text:p>0.49794457123208</text:p>
          </table:table-cell>
          <table:table-cell office:value-type="float" office:value="888" calcext:value-type="float">
            <text:p>888</text:p>
          </table:table-cell>
          <table:table-cell office:value-type="float" office:value="0.49787621313866" calcext:value-type="float">
            <text:p>0.49787621313866</text:p>
          </table:table-cell>
          <table:table-cell/>
          <table:table-cell table:formula="of:=[.I452]-[.I451]" office:value-type="float" office:value="0.0000309353240800503" calcext:value-type="float">
            <text:p>0.00003093532408</text:p>
          </table:table-cell>
          <table:table-cell/>
          <table:table-cell table:formula="of:=MATCH([.G452];[.H$8:.H$1007];0)" office:value-type="float" office:value="72" calcext:value-type="float">
            <text:p>72</text:p>
          </table:table-cell>
          <table:table-cell table:formula="of:=MATCH([.G452];[.J$8:.J$1007];0)" office:value-type="float" office:value="72" calcext:value-type="float">
            <text:p>72</text:p>
          </table:table-cell>
          <table:table-cell table:formula="of:=ABS([.O452]-[.P45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51283097643386" calcext:value-type="float">
            <text:p>0.51283097643386</text:p>
          </table:table-cell>
          <table:table-cell office:value-type="float" office:value="446" calcext:value-type="float">
            <text:p>446</text:p>
          </table:table-cell>
          <table:table-cell office:value-type="float" office:value="0.51276335845727" calcext:value-type="float">
            <text:p>0.51276335845727</text:p>
          </table:table-cell>
          <table:table-cell table:number-columns-repeated="2"/>
          <table:table-cell office:value-type="float" office:value="446" calcext:value-type="float">
            <text:p>446</text:p>
          </table:table-cell>
          <table:table-cell office:value-type="float" office:value="43" calcext:value-type="float">
            <text:p>43</text:p>
          </table:table-cell>
          <table:table-cell office:value-type="float" office:value="0.498021519598" calcext:value-type="float">
            <text:p>0.49802151959800</text:p>
          </table:table-cell>
          <table:table-cell office:value-type="float" office:value="43" calcext:value-type="float">
            <text:p>43</text:p>
          </table:table-cell>
          <table:table-cell office:value-type="float" office:value="0.49795396140758" calcext:value-type="float">
            <text:p>0.49795396140758</text:p>
          </table:table-cell>
          <table:table-cell/>
          <table:table-cell table:formula="of:=[.I453]-[.I452]" office:value-type="float" office:value="0.0000769483659199821" calcext:value-type="float">
            <text:p>0.00007694836592</text:p>
          </table:table-cell>
          <table:table-cell/>
          <table:table-cell table:formula="of:=MATCH([.G453];[.H$8:.H$1007];0)" office:value-type="float" office:value="747" calcext:value-type="float">
            <text:p>747</text:p>
          </table:table-cell>
          <table:table-cell table:formula="of:=MATCH([.G453];[.J$8:.J$1007];0)" office:value-type="float" office:value="747" calcext:value-type="float">
            <text:p>747</text:p>
          </table:table-cell>
          <table:table-cell table:formula="of:=ABS([.O453]-[.P45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5260412603252" calcext:value-type="float">
            <text:p>0.52604126032520</text:p>
          </table:table-cell>
          <table:table-cell office:value-type="float" office:value="447" calcext:value-type="float">
            <text:p>447</text:p>
          </table:table-cell>
          <table:table-cell office:value-type="float" office:value="0.52597380068736" calcext:value-type="float">
            <text:p>0.52597380068736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136" calcext:value-type="float">
            <text:p>136</text:p>
          </table:table-cell>
          <table:table-cell office:value-type="float" office:value="0.49802191175036" calcext:value-type="float">
            <text:p>0.49802191175036</text:p>
          </table:table-cell>
          <table:table-cell office:value-type="float" office:value="136" calcext:value-type="float">
            <text:p>136</text:p>
          </table:table-cell>
          <table:table-cell office:value-type="float" office:value="0.49795431771912" calcext:value-type="float">
            <text:p>0.49795431771912</text:p>
          </table:table-cell>
          <table:table-cell/>
          <table:table-cell table:formula="of:=[.I454]-[.I453]" office:value-type="float" office:value="0.000000392152359973696" calcext:value-type="float">
            <text:p>0.00000039215236</text:p>
          </table:table-cell>
          <table:table-cell/>
          <table:table-cell table:formula="of:=MATCH([.G454];[.H$8:.H$1007];0)" office:value-type="float" office:value="925" calcext:value-type="float">
            <text:p>925</text:p>
          </table:table-cell>
          <table:table-cell table:formula="of:=MATCH([.G454];[.J$8:.J$1007];0)" office:value-type="float" office:value="925" calcext:value-type="float">
            <text:p>925</text:p>
          </table:table-cell>
          <table:table-cell table:formula="of:=ABS([.O454]-[.P45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51431855820425" calcext:value-type="float">
            <text:p>0.51431855820425</text:p>
          </table:table-cell>
          <table:table-cell office:value-type="float" office:value="448" calcext:value-type="float">
            <text:p>448</text:p>
          </table:table-cell>
          <table:table-cell office:value-type="float" office:value="0.51425100306787" calcext:value-type="float">
            <text:p>0.51425100306787</text:p>
          </table:table-cell>
          <table:table-cell table:number-columns-repeated="2"/>
          <table:table-cell office:value-type="float" office:value="448" calcext:value-type="float">
            <text:p>448</text:p>
          </table:table-cell>
          <table:table-cell office:value-type="float" office:value="263" calcext:value-type="float">
            <text:p>263</text:p>
          </table:table-cell>
          <table:table-cell office:value-type="float" office:value="0.4980710987629" calcext:value-type="float">
            <text:p>0.49807109876290</text:p>
          </table:table-cell>
          <table:table-cell office:value-type="float" office:value="263" calcext:value-type="float">
            <text:p>263</text:p>
          </table:table-cell>
          <table:table-cell office:value-type="float" office:value="0.49800370360513" calcext:value-type="float">
            <text:p>0.49800370360513</text:p>
          </table:table-cell>
          <table:table-cell/>
          <table:table-cell table:formula="of:=[.I455]-[.I454]" office:value-type="float" office:value="0.0000491870125400307" calcext:value-type="float">
            <text:p>0.00004918701254</text:p>
          </table:table-cell>
          <table:table-cell/>
          <table:table-cell table:formula="of:=MATCH([.G455];[.H$8:.H$1007];0)" office:value-type="float" office:value="777" calcext:value-type="float">
            <text:p>777</text:p>
          </table:table-cell>
          <table:table-cell table:formula="of:=MATCH([.G455];[.J$8:.J$1007];0)" office:value-type="float" office:value="777" calcext:value-type="float">
            <text:p>777</text:p>
          </table:table-cell>
          <table:table-cell table:formula="of:=ABS([.O455]-[.P45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49038910776521" calcext:value-type="float">
            <text:p>0.49038910776521</text:p>
          </table:table-cell>
          <table:table-cell office:value-type="float" office:value="449" calcext:value-type="float">
            <text:p>449</text:p>
          </table:table-cell>
          <table:table-cell office:value-type="float" office:value="0.49032173688695" calcext:value-type="float">
            <text:p>0.49032173688695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306" calcext:value-type="float">
            <text:p>306</text:p>
          </table:table-cell>
          <table:table-cell office:value-type="float" office:value="0.49807848903361" calcext:value-type="float">
            <text:p>0.49807848903361</text:p>
          </table:table-cell>
          <table:table-cell office:value-type="float" office:value="306" calcext:value-type="float">
            <text:p>306</text:p>
          </table:table-cell>
          <table:table-cell office:value-type="float" office:value="0.49801159074968" calcext:value-type="float">
            <text:p>0.49801159074968</text:p>
          </table:table-cell>
          <table:table-cell/>
          <table:table-cell table:formula="of:=[.I456]-[.I455]" office:value-type="float" office:value="0.00000739027071000598" calcext:value-type="float">
            <text:p>0.00000739027071</text:p>
          </table:table-cell>
          <table:table-cell/>
          <table:table-cell table:formula="of:=MATCH([.G456];[.H$8:.H$1007];0)" office:value-type="float" office:value="297" calcext:value-type="float">
            <text:p>297</text:p>
          </table:table-cell>
          <table:table-cell table:formula="of:=MATCH([.G456];[.J$8:.J$1007];0)" office:value-type="float" office:value="297" calcext:value-type="float">
            <text:p>297</text:p>
          </table:table-cell>
          <table:table-cell table:formula="of:=ABS([.O456]-[.P45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51169371586105" calcext:value-type="float">
            <text:p>0.51169371586105</text:p>
          </table:table-cell>
          <table:table-cell office:value-type="float" office:value="450" calcext:value-type="float">
            <text:p>450</text:p>
          </table:table-cell>
          <table:table-cell office:value-type="float" office:value="0.51162727381198" calcext:value-type="float">
            <text:p>0.51162727381198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394" calcext:value-type="float">
            <text:p>394</text:p>
          </table:table-cell>
          <table:table-cell office:value-type="float" office:value="0.49810657897313" calcext:value-type="float">
            <text:p>0.49810657897313</text:p>
          </table:table-cell>
          <table:table-cell office:value-type="float" office:value="394" calcext:value-type="float">
            <text:p>394</text:p>
          </table:table-cell>
          <table:table-cell office:value-type="float" office:value="0.49803913405857" calcext:value-type="float">
            <text:p>0.49803913405857</text:p>
          </table:table-cell>
          <table:table-cell/>
          <table:table-cell table:formula="of:=[.I457]-[.I456]" office:value-type="float" office:value="0.0000280899395199707" calcext:value-type="float">
            <text:p>0.00002808993952</text:p>
          </table:table-cell>
          <table:table-cell/>
          <table:table-cell table:formula="of:=MATCH([.G457];[.H$8:.H$1007];0)" office:value-type="float" office:value="722" calcext:value-type="float">
            <text:p>722</text:p>
          </table:table-cell>
          <table:table-cell table:formula="of:=MATCH([.G457];[.J$8:.J$1007];0)" office:value-type="float" office:value="722" calcext:value-type="float">
            <text:p>722</text:p>
          </table:table-cell>
          <table:table-cell table:formula="of:=ABS([.O457]-[.P45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49917253108684" calcext:value-type="float">
            <text:p>0.49917253108684</text:p>
          </table:table-cell>
          <table:table-cell office:value-type="float" office:value="451" calcext:value-type="float">
            <text:p>451</text:p>
          </table:table-cell>
          <table:table-cell office:value-type="float" office:value="0.49910496795402" calcext:value-type="float">
            <text:p>0.49910496795402</text:p>
          </table:table-cell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746" calcext:value-type="float">
            <text:p>746</text:p>
          </table:table-cell>
          <table:table-cell office:value-type="float" office:value="0.49812316766049" calcext:value-type="float">
            <text:p>0.49812316766049</text:p>
          </table:table-cell>
          <table:table-cell office:value-type="float" office:value="746" calcext:value-type="float">
            <text:p>746</text:p>
          </table:table-cell>
          <table:table-cell office:value-type="float" office:value="0.49805491994882" calcext:value-type="float">
            <text:p>0.49805491994882</text:p>
          </table:table-cell>
          <table:table-cell/>
          <table:table-cell table:formula="of:=[.I458]-[.I457]" office:value-type="float" office:value="0.0000165886873599863" calcext:value-type="float">
            <text:p>0.00001658868736</text:p>
          </table:table-cell>
          <table:table-cell/>
          <table:table-cell table:formula="of:=MATCH([.G458];[.H$8:.H$1007];0)" office:value-type="float" office:value="471" calcext:value-type="float">
            <text:p>471</text:p>
          </table:table-cell>
          <table:table-cell table:formula="of:=MATCH([.G458];[.J$8:.J$1007];0)" office:value-type="float" office:value="471" calcext:value-type="float">
            <text:p>471</text:p>
          </table:table-cell>
          <table:table-cell table:formula="of:=ABS([.O458]-[.P45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49334613135689" calcext:value-type="float">
            <text:p>0.49334613135689</text:p>
          </table:table-cell>
          <table:table-cell office:value-type="float" office:value="452" calcext:value-type="float">
            <text:p>452</text:p>
          </table:table-cell>
          <table:table-cell office:value-type="float" office:value="0.49327845304114" calcext:value-type="float">
            <text:p>0.49327845304114</text:p>
          </table:table-cell>
          <table:table-cell table:number-columns-repeated="2"/>
          <table:table-cell office:value-type="float" office:value="452" calcext:value-type="float">
            <text:p>452</text:p>
          </table:table-cell>
          <table:table-cell office:value-type="float" office:value="928" calcext:value-type="float">
            <text:p>928</text:p>
          </table:table-cell>
          <table:table-cell office:value-type="float" office:value="0.49822547486693" calcext:value-type="float">
            <text:p>0.49822547486693</text:p>
          </table:table-cell>
          <table:table-cell office:value-type="float" office:value="928" calcext:value-type="float">
            <text:p>928</text:p>
          </table:table-cell>
          <table:table-cell office:value-type="float" office:value="0.49815765970917" calcext:value-type="float">
            <text:p>0.49815765970917</text:p>
          </table:table-cell>
          <table:table-cell/>
          <table:table-cell table:formula="of:=[.I459]-[.I458]" office:value-type="float" office:value="0.00010230720644" calcext:value-type="float">
            <text:p>0.00010230720644</text:p>
          </table:table-cell>
          <table:table-cell/>
          <table:table-cell table:formula="of:=MATCH([.G459];[.H$8:.H$1007];0)" office:value-type="float" office:value="353" calcext:value-type="float">
            <text:p>353</text:p>
          </table:table-cell>
          <table:table-cell table:formula="of:=MATCH([.G459];[.J$8:.J$1007];0)" office:value-type="float" office:value="353" calcext:value-type="float">
            <text:p>353</text:p>
          </table:table-cell>
          <table:table-cell table:formula="of:=ABS([.O459]-[.P45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51034972329754" calcext:value-type="float">
            <text:p>0.51034972329754</text:p>
          </table:table-cell>
          <table:table-cell office:value-type="float" office:value="453" calcext:value-type="float">
            <text:p>453</text:p>
          </table:table-cell>
          <table:table-cell office:value-type="float" office:value="0.51028248380934" calcext:value-type="float">
            <text:p>0.51028248380934</text:p>
          </table:table-cell>
          <table:table-cell table:number-columns-repeated="2"/>
          <table:table-cell office:value-type="float" office:value="453" calcext:value-type="float">
            <text:p>453</text:p>
          </table:table-cell>
          <table:table-cell office:value-type="float" office:value="988" calcext:value-type="float">
            <text:p>988</text:p>
          </table:table-cell>
          <table:table-cell office:value-type="float" office:value="0.49826461124017" calcext:value-type="float">
            <text:p>0.49826461124017</text:p>
          </table:table-cell>
          <table:table-cell office:value-type="float" office:value="988" calcext:value-type="float">
            <text:p>988</text:p>
          </table:table-cell>
          <table:table-cell office:value-type="float" office:value="0.49819728396128" calcext:value-type="float">
            <text:p>0.49819728396128</text:p>
          </table:table-cell>
          <table:table-cell/>
          <table:table-cell table:formula="of:=[.I460]-[.I459]" office:value-type="float" office:value="0.0000391363732400451" calcext:value-type="float">
            <text:p>0.00003913637324</text:p>
          </table:table-cell>
          <table:table-cell/>
          <table:table-cell table:formula="of:=MATCH([.G460];[.H$8:.H$1007];0)" office:value-type="float" office:value="691" calcext:value-type="float">
            <text:p>691</text:p>
          </table:table-cell>
          <table:table-cell table:formula="of:=MATCH([.G460];[.J$8:.J$1007];0)" office:value-type="float" office:value="691" calcext:value-type="float">
            <text:p>691</text:p>
          </table:table-cell>
          <table:table-cell table:formula="of:=ABS([.O460]-[.P46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50487507329899" calcext:value-type="float">
            <text:p>0.50487507329899</text:p>
          </table:table-cell>
          <table:table-cell office:value-type="float" office:value="454" calcext:value-type="float">
            <text:p>454</text:p>
          </table:table-cell>
          <table:table-cell office:value-type="float" office:value="0.50480763162902" calcext:value-type="float">
            <text:p>0.50480763162902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319" calcext:value-type="float">
            <text:p>319</text:p>
          </table:table-cell>
          <table:table-cell office:value-type="float" office:value="0.49830431034905" calcext:value-type="float">
            <text:p>0.49830431034905</text:p>
          </table:table-cell>
          <table:table-cell office:value-type="float" office:value="319" calcext:value-type="float">
            <text:p>319</text:p>
          </table:table-cell>
          <table:table-cell office:value-type="float" office:value="0.49823686322113" calcext:value-type="float">
            <text:p>0.49823686322113</text:p>
          </table:table-cell>
          <table:table-cell/>
          <table:table-cell table:formula="of:=[.I461]-[.I460]" office:value-type="float" office:value="0.0000396991088799647" calcext:value-type="float">
            <text:p>0.00003969910888</text:p>
          </table:table-cell>
          <table:table-cell/>
          <table:table-cell table:formula="of:=MATCH([.G461];[.H$8:.H$1007];0)" office:value-type="float" office:value="591" calcext:value-type="float">
            <text:p>591</text:p>
          </table:table-cell>
          <table:table-cell table:formula="of:=MATCH([.G461];[.J$8:.J$1007];0)" office:value-type="float" office:value="591" calcext:value-type="float">
            <text:p>591</text:p>
          </table:table-cell>
          <table:table-cell table:formula="of:=ABS([.O461]-[.P46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49766667147309" calcext:value-type="float">
            <text:p>0.49766667147309</text:p>
          </table:table-cell>
          <table:table-cell office:value-type="float" office:value="455" calcext:value-type="float">
            <text:p>455</text:p>
          </table:table-cell>
          <table:table-cell office:value-type="float" office:value="0.49759973988194" calcext:value-type="float">
            <text:p>0.49759973988194</text:p>
          </table:table-cell>
          <table:table-cell table:number-columns-repeated="2"/>
          <table:table-cell office:value-type="float" office:value="455" calcext:value-type="float">
            <text:p>455</text:p>
          </table:table-cell>
          <table:table-cell office:value-type="float" office:value="995" calcext:value-type="float">
            <text:p>995</text:p>
          </table:table-cell>
          <table:table-cell office:value-type="float" office:value="0.49834618539004" calcext:value-type="float">
            <text:p>0.49834618539004</text:p>
          </table:table-cell>
          <table:table-cell office:value-type="float" office:value="995" calcext:value-type="float">
            <text:p>995</text:p>
          </table:table-cell>
          <table:table-cell office:value-type="float" office:value="0.49827923332106" calcext:value-type="float">
            <text:p>0.49827923332106</text:p>
          </table:table-cell>
          <table:table-cell/>
          <table:table-cell table:formula="of:=[.I462]-[.I461]" office:value-type="float" office:value="0.0000418750409900137" calcext:value-type="float">
            <text:p>0.00004187504099</text:p>
          </table:table-cell>
          <table:table-cell/>
          <table:table-cell table:formula="of:=MATCH([.G462];[.H$8:.H$1007];0)" office:value-type="float" office:value="440" calcext:value-type="float">
            <text:p>440</text:p>
          </table:table-cell>
          <table:table-cell table:formula="of:=MATCH([.G462];[.J$8:.J$1007];0)" office:value-type="float" office:value="440" calcext:value-type="float">
            <text:p>440</text:p>
          </table:table-cell>
          <table:table-cell table:formula="of:=ABS([.O462]-[.P46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45784597839249" calcext:value-type="float">
            <text:p>0.45784597839249</text:p>
          </table:table-cell>
          <table:table-cell office:value-type="float" office:value="456" calcext:value-type="float">
            <text:p>456</text:p>
          </table:table-cell>
          <table:table-cell office:value-type="float" office:value="0.45777858945069" calcext:value-type="float">
            <text:p>0.45777858945069</text:p>
          </table:table-cell>
          <table:table-cell table:number-columns-repeated="2"/>
          <table:table-cell office:value-type="float" office:value="456" calcext:value-type="float">
            <text:p>456</text:p>
          </table:table-cell>
          <table:table-cell office:value-type="float" office:value="71" calcext:value-type="float">
            <text:p>71</text:p>
          </table:table-cell>
          <table:table-cell office:value-type="float" office:value="0.49838263368413" calcext:value-type="float">
            <text:p>0.49838263368413</text:p>
          </table:table-cell>
          <table:table-cell office:value-type="float" office:value="71" calcext:value-type="float">
            <text:p>71</text:p>
          </table:table-cell>
          <table:table-cell office:value-type="float" office:value="0.49831528750893" calcext:value-type="float">
            <text:p>0.49831528750893</text:p>
          </table:table-cell>
          <table:table-cell/>
          <table:table-cell table:formula="of:=[.I463]-[.I462]" office:value-type="float" office:value="0.0000364482940899968" calcext:value-type="float">
            <text:p>0.00003644829409</text:p>
          </table:table-cell>
          <table:table-cell/>
          <table:table-cell table:formula="of:=MATCH([.G463];[.H$8:.H$1007];0)" office:value-type="float" office:value="16" calcext:value-type="float">
            <text:p>16</text:p>
          </table:table-cell>
          <table:table-cell table:formula="of:=MATCH([.G463];[.J$8:.J$1007];0)" office:value-type="float" office:value="16" calcext:value-type="float">
            <text:p>16</text:p>
          </table:table-cell>
          <table:table-cell table:formula="of:=ABS([.O463]-[.P46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53092077850576" calcext:value-type="float">
            <text:p>0.53092077850576</text:p>
          </table:table-cell>
          <table:table-cell office:value-type="float" office:value="457" calcext:value-type="float">
            <text:p>457</text:p>
          </table:table-cell>
          <table:table-cell office:value-type="float" office:value="0.53085343921958" calcext:value-type="float">
            <text:p>0.53085343921958</text:p>
          </table:table-cell>
          <table:table-cell table:number-columns-repeated="2"/>
          <table:table-cell office:value-type="float" office:value="457" calcext:value-type="float">
            <text:p>457</text:p>
          </table:table-cell>
          <table:table-cell office:value-type="float" office:value="387" calcext:value-type="float">
            <text:p>387</text:p>
          </table:table-cell>
          <table:table-cell office:value-type="float" office:value="0.49846674824297" calcext:value-type="float">
            <text:p>0.49846674824297</text:p>
          </table:table-cell>
          <table:table-cell office:value-type="float" office:value="387" calcext:value-type="float">
            <text:p>387</text:p>
          </table:table-cell>
          <table:table-cell office:value-type="float" office:value="0.49839896845522" calcext:value-type="float">
            <text:p>0.49839896845522</text:p>
          </table:table-cell>
          <table:table-cell/>
          <table:table-cell table:formula="of:=[.I464]-[.I463]" office:value-type="float" office:value="0.0000841145588399983" calcext:value-type="float">
            <text:p>0.00008411455884</text:p>
          </table:table-cell>
          <table:table-cell/>
          <table:table-cell table:formula="of:=MATCH([.G464];[.H$8:.H$1007];0)" office:value-type="float" office:value="958" calcext:value-type="float">
            <text:p>958</text:p>
          </table:table-cell>
          <table:table-cell table:formula="of:=MATCH([.G464];[.J$8:.J$1007];0)" office:value-type="float" office:value="958" calcext:value-type="float">
            <text:p>958</text:p>
          </table:table-cell>
          <table:table-cell table:formula="of:=ABS([.O464]-[.P46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5231034898232" calcext:value-type="float">
            <text:p>0.52310348982320</text:p>
          </table:table-cell>
          <table:table-cell office:value-type="float" office:value="458" calcext:value-type="float">
            <text:p>458</text:p>
          </table:table-cell>
          <table:table-cell office:value-type="float" office:value="0.52303647504275" calcext:value-type="float">
            <text:p>0.52303647504275</text:p>
          </table:table-cell>
          <table:table-cell table:number-columns-repeated="2"/>
          <table:table-cell office:value-type="float" office:value="458" calcext:value-type="float">
            <text:p>458</text:p>
          </table:table-cell>
          <table:table-cell office:value-type="float" office:value="133" calcext:value-type="float">
            <text:p>133</text:p>
          </table:table-cell>
          <table:table-cell office:value-type="float" office:value="0.49850564853516" calcext:value-type="float">
            <text:p>0.49850564853516</text:p>
          </table:table-cell>
          <table:table-cell office:value-type="float" office:value="133" calcext:value-type="float">
            <text:p>133</text:p>
          </table:table-cell>
          <table:table-cell office:value-type="float" office:value="0.49843809900012" calcext:value-type="float">
            <text:p>0.49843809900012</text:p>
          </table:table-cell>
          <table:table-cell/>
          <table:table-cell table:formula="of:=[.I465]-[.I464]" office:value-type="float" office:value="0.0000389002921900028" calcext:value-type="float">
            <text:p>0.00003890029219</text:p>
          </table:table-cell>
          <table:table-cell/>
          <table:table-cell table:formula="of:=MATCH([.G465];[.H$8:.H$1007];0)" office:value-type="float" office:value="896" calcext:value-type="float">
            <text:p>896</text:p>
          </table:table-cell>
          <table:table-cell table:formula="of:=MATCH([.G465];[.J$8:.J$1007];0)" office:value-type="float" office:value="896" calcext:value-type="float">
            <text:p>896</text:p>
          </table:table-cell>
          <table:table-cell table:formula="of:=ABS([.O465]-[.P46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48367215492304" calcext:value-type="float">
            <text:p>0.48367215492304</text:p>
          </table:table-cell>
          <table:table-cell office:value-type="float" office:value="459" calcext:value-type="float">
            <text:p>459</text:p>
          </table:table-cell>
          <table:table-cell office:value-type="float" office:value="0.48360521085502" calcext:value-type="float">
            <text:p>0.48360521085502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724" calcext:value-type="float">
            <text:p>724</text:p>
          </table:table-cell>
          <table:table-cell office:value-type="float" office:value="0.49853039552745" calcext:value-type="float">
            <text:p>0.49853039552745</text:p>
          </table:table-cell>
          <table:table-cell office:value-type="float" office:value="724" calcext:value-type="float">
            <text:p>724</text:p>
          </table:table-cell>
          <table:table-cell office:value-type="float" office:value="0.498462434302" calcext:value-type="float">
            <text:p>0.49846243430200</text:p>
          </table:table-cell>
          <table:table-cell/>
          <table:table-cell table:formula="of:=[.I466]-[.I465]" office:value-type="float" office:value="0.0000247469922899923" calcext:value-type="float">
            <text:p>0.00002474699229</text:p>
          </table:table-cell>
          <table:table-cell/>
          <table:table-cell table:formula="of:=MATCH([.G466];[.H$8:.H$1007];0)" office:value-type="float" office:value="188" calcext:value-type="float">
            <text:p>188</text:p>
          </table:table-cell>
          <table:table-cell table:formula="of:=MATCH([.G466];[.J$8:.J$1007];0)" office:value-type="float" office:value="188" calcext:value-type="float">
            <text:p>188</text:p>
          </table:table-cell>
          <table:table-cell table:formula="of:=ABS([.O466]-[.P46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48145930773704" calcext:value-type="float">
            <text:p>0.48145930773704</text:p>
          </table:table-cell>
          <table:table-cell office:value-type="float" office:value="460" calcext:value-type="float">
            <text:p>460</text:p>
          </table:table-cell>
          <table:table-cell office:value-type="float" office:value="0.48139179674711" calcext:value-type="float">
            <text:p>0.48139179674711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982" calcext:value-type="float">
            <text:p>982</text:p>
          </table:table-cell>
          <table:table-cell office:value-type="float" office:value="0.49860369992902" calcext:value-type="float">
            <text:p>0.49860369992902</text:p>
          </table:table-cell>
          <table:table-cell office:value-type="float" office:value="982" calcext:value-type="float">
            <text:p>982</text:p>
          </table:table-cell>
          <table:table-cell office:value-type="float" office:value="0.49853679143156" calcext:value-type="float">
            <text:p>0.49853679143156</text:p>
          </table:table-cell>
          <table:table-cell/>
          <table:table-cell table:formula="of:=[.I467]-[.I466]" office:value-type="float" office:value="0.0000733044015699957" calcext:value-type="float">
            <text:p>0.00007330440157</text:p>
          </table:table-cell>
          <table:table-cell/>
          <table:table-cell table:formula="of:=MATCH([.G467];[.H$8:.H$1007];0)" office:value-type="float" office:value="161" calcext:value-type="float">
            <text:p>161</text:p>
          </table:table-cell>
          <table:table-cell table:formula="of:=MATCH([.G467];[.J$8:.J$1007];0)" office:value-type="float" office:value="161" calcext:value-type="float">
            <text:p>161</text:p>
          </table:table-cell>
          <table:table-cell table:formula="of:=ABS([.O467]-[.P46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48633919563859" calcext:value-type="float">
            <text:p>0.48633919563859</text:p>
          </table:table-cell>
          <table:table-cell office:value-type="float" office:value="461" calcext:value-type="float">
            <text:p>461</text:p>
          </table:table-cell>
          <table:table-cell office:value-type="float" office:value="0.48627224235143" calcext:value-type="float">
            <text:p>0.48627224235143</text:p>
          </table:table-cell>
          <table:table-cell table:number-columns-repeated="2"/>
          <table:table-cell office:value-type="float" office:value="461" calcext:value-type="float">
            <text:p>461</text:p>
          </table:table-cell>
          <table:table-cell office:value-type="float" office:value="510" calcext:value-type="float">
            <text:p>510</text:p>
          </table:table-cell>
          <table:table-cell office:value-type="float" office:value="0.49865113666459" calcext:value-type="float">
            <text:p>0.49865113666459</text:p>
          </table:table-cell>
          <table:table-cell office:value-type="float" office:value="510" calcext:value-type="float">
            <text:p>510</text:p>
          </table:table-cell>
          <table:table-cell office:value-type="float" office:value="0.49858377934449" calcext:value-type="float">
            <text:p>0.49858377934449</text:p>
          </table:table-cell>
          <table:table-cell/>
          <table:table-cell table:formula="of:=[.I468]-[.I467]" office:value-type="float" office:value="0.0000474367355700056" calcext:value-type="float">
            <text:p>0.00004743673557</text:p>
          </table:table-cell>
          <table:table-cell/>
          <table:table-cell table:formula="of:=MATCH([.G468];[.H$8:.H$1007];0)" office:value-type="float" office:value="228" calcext:value-type="float">
            <text:p>228</text:p>
          </table:table-cell>
          <table:table-cell table:formula="of:=MATCH([.G468];[.J$8:.J$1007];0)" office:value-type="float" office:value="228" calcext:value-type="float">
            <text:p>228</text:p>
          </table:table-cell>
          <table:table-cell table:formula="of:=ABS([.O468]-[.P46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49176286091945" calcext:value-type="float">
            <text:p>0.49176286091945</text:p>
          </table:table-cell>
          <table:table-cell office:value-type="float" office:value="462" calcext:value-type="float">
            <text:p>462</text:p>
          </table:table-cell>
          <table:table-cell office:value-type="float" office:value="0.49169506832453" calcext:value-type="float">
            <text:p>0.49169506832453</text:p>
          </table:table-cell>
          <table:table-cell table:number-columns-repeated="2"/>
          <table:table-cell office:value-type="float" office:value="462" calcext:value-type="float">
            <text:p>462</text:p>
          </table:table-cell>
          <table:table-cell office:value-type="float" office:value="83" calcext:value-type="float">
            <text:p>83</text:p>
          </table:table-cell>
          <table:table-cell office:value-type="float" office:value="0.4986904439252" calcext:value-type="float">
            <text:p>0.49869044392520</text:p>
          </table:table-cell>
          <table:table-cell office:value-type="float" office:value="83" calcext:value-type="float">
            <text:p>83</text:p>
          </table:table-cell>
          <table:table-cell office:value-type="float" office:value="0.49862288288175" calcext:value-type="float">
            <text:p>0.49862288288175</text:p>
          </table:table-cell>
          <table:table-cell/>
          <table:table-cell table:formula="of:=[.I469]-[.I468]" office:value-type="float" office:value="0.000039307260610022" calcext:value-type="float">
            <text:p>0.00003930726061</text:p>
          </table:table-cell>
          <table:table-cell/>
          <table:table-cell table:formula="of:=MATCH([.G469];[.H$8:.H$1007];0)" office:value-type="float" office:value="329" calcext:value-type="float">
            <text:p>329</text:p>
          </table:table-cell>
          <table:table-cell table:formula="of:=MATCH([.G469];[.J$8:.J$1007];0)" office:value-type="float" office:value="329" calcext:value-type="float">
            <text:p>329</text:p>
          </table:table-cell>
          <table:table-cell table:formula="of:=ABS([.O469]-[.P46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50290343497887" calcext:value-type="float">
            <text:p>0.50290343497887</text:p>
          </table:table-cell>
          <table:table-cell office:value-type="float" office:value="463" calcext:value-type="float">
            <text:p>463</text:p>
          </table:table-cell>
          <table:table-cell office:value-type="float" office:value="0.50283603071955" calcext:value-type="float">
            <text:p>0.50283603071955</text:p>
          </table:table-cell>
          <table:table-cell table:number-columns-repeated="2"/>
          <table:table-cell office:value-type="float" office:value="463" calcext:value-type="float">
            <text:p>463</text:p>
          </table:table-cell>
          <table:table-cell office:value-type="float" office:value="782" calcext:value-type="float">
            <text:p>782</text:p>
          </table:table-cell>
          <table:table-cell office:value-type="float" office:value="0.49871486066943" calcext:value-type="float">
            <text:p>0.49871486066943</text:p>
          </table:table-cell>
          <table:table-cell office:value-type="float" office:value="782" calcext:value-type="float">
            <text:p>782</text:p>
          </table:table-cell>
          <table:table-cell office:value-type="float" office:value="0.49864780253741" calcext:value-type="float">
            <text:p>0.49864780253741</text:p>
          </table:table-cell>
          <table:table-cell/>
          <table:table-cell table:formula="of:=[.I470]-[.I469]" office:value-type="float" office:value="0.0000244167442299825" calcext:value-type="float">
            <text:p>0.00002441674423</text:p>
          </table:table-cell>
          <table:table-cell/>
          <table:table-cell table:formula="of:=MATCH([.G470];[.H$8:.H$1007];0)" office:value-type="float" office:value="546" calcext:value-type="float">
            <text:p>546</text:p>
          </table:table-cell>
          <table:table-cell table:formula="of:=MATCH([.G470];[.J$8:.J$1007];0)" office:value-type="float" office:value="546" calcext:value-type="float">
            <text:p>546</text:p>
          </table:table-cell>
          <table:table-cell table:formula="of:=ABS([.O470]-[.P47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51060432859331" calcext:value-type="float">
            <text:p>0.51060432859331</text:p>
          </table:table-cell>
          <table:table-cell office:value-type="float" office:value="464" calcext:value-type="float">
            <text:p>464</text:p>
          </table:table-cell>
          <table:table-cell office:value-type="float" office:value="0.51053643359856" calcext:value-type="float">
            <text:p>0.51053643359856</text:p>
          </table:table-cell>
          <table:table-cell table:number-columns-repeated="2"/>
          <table:table-cell office:value-type="float" office:value="464" calcext:value-type="float">
            <text:p>464</text:p>
          </table:table-cell>
          <table:table-cell office:value-type="float" office:value="261" calcext:value-type="float">
            <text:p>261</text:p>
          </table:table-cell>
          <table:table-cell office:value-type="float" office:value="0.49871531522561" calcext:value-type="float">
            <text:p>0.49871531522561</text:p>
          </table:table-cell>
          <table:table-cell office:value-type="float" office:value="261" calcext:value-type="float">
            <text:p>261</text:p>
          </table:table-cell>
          <table:table-cell office:value-type="float" office:value="0.4986480524035" calcext:value-type="float">
            <text:p>0.49864805240350</text:p>
          </table:table-cell>
          <table:table-cell/>
          <table:table-cell table:formula="of:=[.I471]-[.I470]" office:value-type="float" office:value="0.000000454556180029542" calcext:value-type="float">
            <text:p>0.00000045455618</text:p>
          </table:table-cell>
          <table:table-cell/>
          <table:table-cell table:formula="of:=MATCH([.G471];[.H$8:.H$1007];0)" office:value-type="float" office:value="702" calcext:value-type="float">
            <text:p>702</text:p>
          </table:table-cell>
          <table:table-cell table:formula="of:=MATCH([.G471];[.J$8:.J$1007];0)" office:value-type="float" office:value="702" calcext:value-type="float">
            <text:p>702</text:p>
          </table:table-cell>
          <table:table-cell table:formula="of:=ABS([.O471]-[.P47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49946860522604" calcext:value-type="float">
            <text:p>0.49946860522604</text:p>
          </table:table-cell>
          <table:table-cell office:value-type="float" office:value="465" calcext:value-type="float">
            <text:p>465</text:p>
          </table:table-cell>
          <table:table-cell office:value-type="float" office:value="0.49940129366838" calcext:value-type="float">
            <text:p>0.49940129366838</text:p>
          </table:table-cell>
          <table:table-cell table:number-columns-repeated="2"/>
          <table:table-cell office:value-type="float" office:value="465" calcext:value-type="float">
            <text:p>465</text:p>
          </table:table-cell>
          <table:table-cell office:value-type="float" office:value="894" calcext:value-type="float">
            <text:p>894</text:p>
          </table:table-cell>
          <table:table-cell office:value-type="float" office:value="0.49877477729415" calcext:value-type="float">
            <text:p>0.49877477729415</text:p>
          </table:table-cell>
          <table:table-cell office:value-type="float" office:value="894" calcext:value-type="float">
            <text:p>894</text:p>
          </table:table-cell>
          <table:table-cell office:value-type="float" office:value="0.49870673367889" calcext:value-type="float">
            <text:p>0.49870673367889</text:p>
          </table:table-cell>
          <table:table-cell/>
          <table:table-cell table:formula="of:=[.I472]-[.I471]" office:value-type="float" office:value="0.0000594620685399616" calcext:value-type="float">
            <text:p>0.00005946206854</text:p>
          </table:table-cell>
          <table:table-cell/>
          <table:table-cell table:formula="of:=MATCH([.G472];[.H$8:.H$1007];0)" office:value-type="float" office:value="481" calcext:value-type="float">
            <text:p>481</text:p>
          </table:table-cell>
          <table:table-cell table:formula="of:=MATCH([.G472];[.J$8:.J$1007];0)" office:value-type="float" office:value="481" calcext:value-type="float">
            <text:p>481</text:p>
          </table:table-cell>
          <table:table-cell table:formula="of:=ABS([.O472]-[.P47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49685838049949" calcext:value-type="float">
            <text:p>0.49685838049949</text:p>
          </table:table-cell>
          <table:table-cell office:value-type="float" office:value="466" calcext:value-type="float">
            <text:p>466</text:p>
          </table:table-cell>
          <table:table-cell office:value-type="float" office:value="0.49679089508828" calcext:value-type="float">
            <text:p>0.49679089508828</text:p>
          </table:table-cell>
          <table:table-cell table:number-columns-repeated="2"/>
          <table:table-cell office:value-type="float" office:value="466" calcext:value-type="float">
            <text:p>466</text:p>
          </table:table-cell>
          <table:table-cell office:value-type="float" office:value="435" calcext:value-type="float">
            <text:p>435</text:p>
          </table:table-cell>
          <table:table-cell office:value-type="float" office:value="0.49892228137176" calcext:value-type="float">
            <text:p>0.49892228137176</text:p>
          </table:table-cell>
          <table:table-cell office:value-type="float" office:value="435" calcext:value-type="float">
            <text:p>435</text:p>
          </table:table-cell>
          <table:table-cell office:value-type="float" office:value="0.49885461715155" calcext:value-type="float">
            <text:p>0.49885461715155</text:p>
          </table:table-cell>
          <table:table-cell/>
          <table:table-cell table:formula="of:=[.I473]-[.I472]" office:value-type="float" office:value="0.000147504077609995" calcext:value-type="float">
            <text:p>0.00014750407761</text:p>
          </table:table-cell>
          <table:table-cell/>
          <table:table-cell table:formula="of:=MATCH([.G473];[.H$8:.H$1007];0)" office:value-type="float" office:value="426" calcext:value-type="float">
            <text:p>426</text:p>
          </table:table-cell>
          <table:table-cell table:formula="of:=MATCH([.G473];[.J$8:.J$1007];0)" office:value-type="float" office:value="426" calcext:value-type="float">
            <text:p>426</text:p>
          </table:table-cell>
          <table:table-cell table:formula="of:=ABS([.O473]-[.P47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48671502816791" calcext:value-type="float">
            <text:p>0.48671502816791</text:p>
          </table:table-cell>
          <table:table-cell office:value-type="float" office:value="467" calcext:value-type="float">
            <text:p>467</text:p>
          </table:table-cell>
          <table:table-cell office:value-type="float" office:value="0.48664741249207" calcext:value-type="float">
            <text:p>0.48664741249207</text:p>
          </table:table-cell>
          <table:table-cell table:number-columns-repeated="2"/>
          <table:table-cell office:value-type="float" office:value="467" calcext:value-type="float">
            <text:p>467</text:p>
          </table:table-cell>
          <table:table-cell office:value-type="float" office:value="926" calcext:value-type="float">
            <text:p>926</text:p>
          </table:table-cell>
          <table:table-cell office:value-type="float" office:value="0.49896534965145" calcext:value-type="float">
            <text:p>0.49896534965145</text:p>
          </table:table-cell>
          <table:table-cell office:value-type="float" office:value="926" calcext:value-type="float">
            <text:p>926</text:p>
          </table:table-cell>
          <table:table-cell office:value-type="float" office:value="0.49889816283463" calcext:value-type="float">
            <text:p>0.49889816283463</text:p>
          </table:table-cell>
          <table:table-cell/>
          <table:table-cell table:formula="of:=[.I474]-[.I473]" office:value-type="float" office:value="0.0000430682796900284" calcext:value-type="float">
            <text:p>0.00004306827969</text:p>
          </table:table-cell>
          <table:table-cell/>
          <table:table-cell table:formula="of:=MATCH([.G474];[.H$8:.H$1007];0)" office:value-type="float" office:value="232" calcext:value-type="float">
            <text:p>232</text:p>
          </table:table-cell>
          <table:table-cell table:formula="of:=MATCH([.G474];[.J$8:.J$1007];0)" office:value-type="float" office:value="232" calcext:value-type="float">
            <text:p>232</text:p>
          </table:table-cell>
          <table:table-cell table:formula="of:=ABS([.O474]-[.P47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47701324605872" calcext:value-type="float">
            <text:p>0.47701324605872</text:p>
          </table:table-cell>
          <table:table-cell office:value-type="float" office:value="468" calcext:value-type="float">
            <text:p>468</text:p>
          </table:table-cell>
          <table:table-cell office:value-type="float" office:value="0.47694577734349" calcext:value-type="float">
            <text:p>0.47694577734349</text:p>
          </table:table-cell>
          <table:table-cell table:number-columns-repeated="2"/>
          <table:table-cell office:value-type="float" office:value="468" calcext:value-type="float">
            <text:p>468</text:p>
          </table:table-cell>
          <table:table-cell office:value-type="float" office:value="514" calcext:value-type="float">
            <text:p>514</text:p>
          </table:table-cell>
          <table:table-cell office:value-type="float" office:value="0.49900356622877" calcext:value-type="float">
            <text:p>0.49900356622877</text:p>
          </table:table-cell>
          <table:table-cell office:value-type="float" office:value="514" calcext:value-type="float">
            <text:p>514</text:p>
          </table:table-cell>
          <table:table-cell office:value-type="float" office:value="0.49893653656844" calcext:value-type="float">
            <text:p>0.49893653656844</text:p>
          </table:table-cell>
          <table:table-cell/>
          <table:table-cell table:formula="of:=[.I475]-[.I474]" office:value-type="float" office:value="0.0000382165773200049" calcext:value-type="float">
            <text:p>0.00003821657732</text:p>
          </table:table-cell>
          <table:table-cell/>
          <table:table-cell table:formula="of:=MATCH([.G475];[.H$8:.H$1007];0)" office:value-type="float" office:value="112" calcext:value-type="float">
            <text:p>112</text:p>
          </table:table-cell>
          <table:table-cell table:formula="of:=MATCH([.G475];[.J$8:.J$1007];0)" office:value-type="float" office:value="112" calcext:value-type="float">
            <text:p>112</text:p>
          </table:table-cell>
          <table:table-cell table:formula="of:=ABS([.O475]-[.P47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49161001778733" calcext:value-type="float">
            <text:p>0.49161001778733</text:p>
          </table:table-cell>
          <table:table-cell office:value-type="float" office:value="469" calcext:value-type="float">
            <text:p>469</text:p>
          </table:table-cell>
          <table:table-cell office:value-type="float" office:value="0.49154313431501" calcext:value-type="float">
            <text:p>0.49154313431501</text:p>
          </table:table-cell>
          <table:table-cell table:number-columns-repeated="2"/>
          <table:table-cell office:value-type="float" office:value="469" calcext:value-type="float">
            <text:p>469</text:p>
          </table:table-cell>
          <table:table-cell office:value-type="float" office:value="93" calcext:value-type="float">
            <text:p>93</text:p>
          </table:table-cell>
          <table:table-cell office:value-type="float" office:value="0.49901124142319" calcext:value-type="float">
            <text:p>0.49901124142319</text:p>
          </table:table-cell>
          <table:table-cell office:value-type="float" office:value="93" calcext:value-type="float">
            <text:p>93</text:p>
          </table:table-cell>
          <table:table-cell office:value-type="float" office:value="0.49894388006605" calcext:value-type="float">
            <text:p>0.49894388006605</text:p>
          </table:table-cell>
          <table:table-cell/>
          <table:table-cell table:formula="of:=[.I476]-[.I475]" office:value-type="float" office:value="0.00000767519441996489" calcext:value-type="float">
            <text:p>0.00000767519442</text:p>
          </table:table-cell>
          <table:table-cell/>
          <table:table-cell table:formula="of:=MATCH([.G476];[.H$8:.H$1007];0)" office:value-type="float" office:value="323" calcext:value-type="float">
            <text:p>323</text:p>
          </table:table-cell>
          <table:table-cell table:formula="of:=MATCH([.G476];[.J$8:.J$1007];0)" office:value-type="float" office:value="323" calcext:value-type="float">
            <text:p>323</text:p>
          </table:table-cell>
          <table:table-cell table:formula="of:=ABS([.O476]-[.P47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50595125882219" calcext:value-type="float">
            <text:p>0.50595125882219</text:p>
          </table:table-cell>
          <table:table-cell office:value-type="float" office:value="470" calcext:value-type="float">
            <text:p>470</text:p>
          </table:table-cell>
          <table:table-cell office:value-type="float" office:value="0.50588391760578" calcext:value-type="float">
            <text:p>0.50588391760578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76" calcext:value-type="float">
            <text:p>76</text:p>
          </table:table-cell>
          <table:table-cell office:value-type="float" office:value="0.49904262751852" calcext:value-type="float">
            <text:p>0.49904262751852</text:p>
          </table:table-cell>
          <table:table-cell office:value-type="float" office:value="76" calcext:value-type="float">
            <text:p>76</text:p>
          </table:table-cell>
          <table:table-cell office:value-type="float" office:value="0.49897526519348" calcext:value-type="float">
            <text:p>0.49897526519348</text:p>
          </table:table-cell>
          <table:table-cell/>
          <table:table-cell table:formula="of:=[.I477]-[.I476]" office:value-type="float" office:value="0.0000313860953300438" calcext:value-type="float">
            <text:p>0.00003138609533</text:p>
          </table:table-cell>
          <table:table-cell/>
          <table:table-cell table:formula="of:=MATCH([.G477];[.H$8:.H$1007];0)" office:value-type="float" office:value="615" calcext:value-type="float">
            <text:p>615</text:p>
          </table:table-cell>
          <table:table-cell table:formula="of:=MATCH([.G477];[.J$8:.J$1007];0)" office:value-type="float" office:value="615" calcext:value-type="float">
            <text:p>615</text:p>
          </table:table-cell>
          <table:table-cell table:formula="of:=ABS([.O477]-[.P47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51299117893529" calcext:value-type="float">
            <text:p>0.51299117893529</text:p>
          </table:table-cell>
          <table:table-cell office:value-type="float" office:value="471" calcext:value-type="float">
            <text:p>471</text:p>
          </table:table-cell>
          <table:table-cell office:value-type="float" office:value="0.51292342869947" calcext:value-type="float">
            <text:p>0.51292342869947</text:p>
          </table:table-cell>
          <table:table-cell table:number-columns-repeated="2"/>
          <table:table-cell office:value-type="float" office:value="471" calcext:value-type="float">
            <text:p>471</text:p>
          </table:table-cell>
          <table:table-cell office:value-type="float" office:value="451" calcext:value-type="float">
            <text:p>451</text:p>
          </table:table-cell>
          <table:table-cell office:value-type="float" office:value="0.49917253108684" calcext:value-type="float">
            <text:p>0.49917253108684</text:p>
          </table:table-cell>
          <table:table-cell office:value-type="float" office:value="451" calcext:value-type="float">
            <text:p>451</text:p>
          </table:table-cell>
          <table:table-cell office:value-type="float" office:value="0.49910496795402" calcext:value-type="float">
            <text:p>0.49910496795402</text:p>
          </table:table-cell>
          <table:table-cell/>
          <table:table-cell table:formula="of:=[.I478]-[.I477]" office:value-type="float" office:value="0.000129903568319989" calcext:value-type="float">
            <text:p>0.00012990356832</text:p>
          </table:table-cell>
          <table:table-cell/>
          <table:table-cell table:formula="of:=MATCH([.G478];[.H$8:.H$1007];0)" office:value-type="float" office:value="750" calcext:value-type="float">
            <text:p>750</text:p>
          </table:table-cell>
          <table:table-cell table:formula="of:=MATCH([.G478];[.J$8:.J$1007];0)" office:value-type="float" office:value="750" calcext:value-type="float">
            <text:p>750</text:p>
          </table:table-cell>
          <table:table-cell table:formula="of:=ABS([.O478]-[.P47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52548750875019" calcext:value-type="float">
            <text:p>0.52548750875019</text:p>
          </table:table-cell>
          <table:table-cell office:value-type="float" office:value="472" calcext:value-type="float">
            <text:p>472</text:p>
          </table:table-cell>
          <table:table-cell office:value-type="float" office:value="0.52542035801403" calcext:value-type="float">
            <text:p>0.52542035801403</text:p>
          </table:table-cell>
          <table:table-cell table:number-columns-repeated="2"/>
          <table:table-cell office:value-type="float" office:value="472" calcext:value-type="float">
            <text:p>472</text:p>
          </table:table-cell>
          <table:table-cell office:value-type="float" office:value="562" calcext:value-type="float">
            <text:p>562</text:p>
          </table:table-cell>
          <table:table-cell office:value-type="float" office:value="0.49921542148022" calcext:value-type="float">
            <text:p>0.49921542148022</text:p>
          </table:table-cell>
          <table:table-cell office:value-type="float" office:value="562" calcext:value-type="float">
            <text:p>562</text:p>
          </table:table-cell>
          <table:table-cell office:value-type="float" office:value="0.49914789087258" calcext:value-type="float">
            <text:p>0.49914789087258</text:p>
          </table:table-cell>
          <table:table-cell/>
          <table:table-cell table:formula="of:=[.I479]-[.I478]" office:value-type="float" office:value="0.0000428903933800129" calcext:value-type="float">
            <text:p>0.00004289039338</text:p>
          </table:table-cell>
          <table:table-cell/>
          <table:table-cell table:formula="of:=MATCH([.G479];[.H$8:.H$1007];0)" office:value-type="float" office:value="920" calcext:value-type="float">
            <text:p>920</text:p>
          </table:table-cell>
          <table:table-cell table:formula="of:=MATCH([.G479];[.J$8:.J$1007];0)" office:value-type="float" office:value="920" calcext:value-type="float">
            <text:p>920</text:p>
          </table:table-cell>
          <table:table-cell table:formula="of:=ABS([.O479]-[.P47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47195361895888" calcext:value-type="float">
            <text:p>0.47195361895888</text:p>
          </table:table-cell>
          <table:table-cell office:value-type="float" office:value="473" calcext:value-type="float">
            <text:p>473</text:p>
          </table:table-cell>
          <table:table-cell office:value-type="float" office:value="0.47188592809182" calcext:value-type="float">
            <text:p>0.47188592809182</text:p>
          </table:table-cell>
          <table:table-cell table:number-columns-repeated="2"/>
          <table:table-cell office:value-type="float" office:value="473" calcext:value-type="float">
            <text:p>473</text:p>
          </table:table-cell>
          <table:table-cell office:value-type="float" office:value="599" calcext:value-type="float">
            <text:p>599</text:p>
          </table:table-cell>
          <table:table-cell office:value-type="float" office:value="0.49927585888369" calcext:value-type="float">
            <text:p>0.49927585888369</text:p>
          </table:table-cell>
          <table:table-cell office:value-type="float" office:value="599" calcext:value-type="float">
            <text:p>599</text:p>
          </table:table-cell>
          <table:table-cell office:value-type="float" office:value="0.49920850349748" calcext:value-type="float">
            <text:p>0.49920850349748</text:p>
          </table:table-cell>
          <table:table-cell/>
          <table:table-cell table:formula="of:=[.I480]-[.I479]" office:value-type="float" office:value="0.0000604374034700039" calcext:value-type="float">
            <text:p>0.00006043740347</text:p>
          </table:table-cell>
          <table:table-cell/>
          <table:table-cell table:formula="of:=MATCH([.G480];[.H$8:.H$1007];0)" office:value-type="float" office:value="64" calcext:value-type="float">
            <text:p>64</text:p>
          </table:table-cell>
          <table:table-cell table:formula="of:=MATCH([.G480];[.J$8:.J$1007];0)" office:value-type="float" office:value="64" calcext:value-type="float">
            <text:p>64</text:p>
          </table:table-cell>
          <table:table-cell table:formula="of:=ABS([.O480]-[.P48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48382336489757" calcext:value-type="float">
            <text:p>0.48382336489757</text:p>
          </table:table-cell>
          <table:table-cell office:value-type="float" office:value="474" calcext:value-type="float">
            <text:p>474</text:p>
          </table:table-cell>
          <table:table-cell office:value-type="float" office:value="0.48375599468395" calcext:value-type="float">
            <text:p>0.48375599468395</text:p>
          </table:table-cell>
          <table:table-cell table:number-columns-repeated="2"/>
          <table:table-cell office:value-type="float" office:value="474" calcext:value-type="float">
            <text:p>474</text:p>
          </table:table-cell>
          <table:table-cell office:value-type="float" office:value="999" calcext:value-type="float">
            <text:p>999</text:p>
          </table:table-cell>
          <table:table-cell office:value-type="float" office:value="0.49932359969895" calcext:value-type="float">
            <text:p>0.49932359969895</text:p>
          </table:table-cell>
          <table:table-cell office:value-type="float" office:value="999" calcext:value-type="float">
            <text:p>999</text:p>
          </table:table-cell>
          <table:table-cell office:value-type="float" office:value="0.4992567708274" calcext:value-type="float">
            <text:p>0.49925677082740</text:p>
          </table:table-cell>
          <table:table-cell/>
          <table:table-cell table:formula="of:=[.I481]-[.I480]" office:value-type="float" office:value="0.000047740815259989" calcext:value-type="float">
            <text:p>0.00004774081526</text:p>
          </table:table-cell>
          <table:table-cell/>
          <table:table-cell table:formula="of:=MATCH([.G481];[.H$8:.H$1007];0)" office:value-type="float" office:value="190" calcext:value-type="float">
            <text:p>190</text:p>
          </table:table-cell>
          <table:table-cell table:formula="of:=MATCH([.G481];[.J$8:.J$1007];0)" office:value-type="float" office:value="190" calcext:value-type="float">
            <text:p>190</text:p>
          </table:table-cell>
          <table:table-cell table:formula="of:=ABS([.O481]-[.P48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48532925885835" calcext:value-type="float">
            <text:p>0.48532925885835</text:p>
          </table:table-cell>
          <table:table-cell office:value-type="float" office:value="475" calcext:value-type="float">
            <text:p>475</text:p>
          </table:table-cell>
          <table:table-cell office:value-type="float" office:value="0.485262236871" calcext:value-type="float">
            <text:p>0.48526223687100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832" calcext:value-type="float">
            <text:p>832</text:p>
          </table:table-cell>
          <table:table-cell office:value-type="float" office:value="0.49938963586602" calcext:value-type="float">
            <text:p>0.49938963586602</text:p>
          </table:table-cell>
          <table:table-cell office:value-type="float" office:value="832" calcext:value-type="float">
            <text:p>832</text:p>
          </table:table-cell>
          <table:table-cell office:value-type="float" office:value="0.49932155176441" calcext:value-type="float">
            <text:p>0.49932155176441</text:p>
          </table:table-cell>
          <table:table-cell/>
          <table:table-cell table:formula="of:=[.I482]-[.I481]" office:value-type="float" office:value="0.0000660361670699605" calcext:value-type="float">
            <text:p>0.00006603616707</text:p>
          </table:table-cell>
          <table:table-cell/>
          <table:table-cell table:formula="of:=MATCH([.G482];[.H$8:.H$1007];0)" office:value-type="float" office:value="210" calcext:value-type="float">
            <text:p>210</text:p>
          </table:table-cell>
          <table:table-cell table:formula="of:=MATCH([.G482];[.J$8:.J$1007];0)" office:value-type="float" office:value="210" calcext:value-type="float">
            <text:p>210</text:p>
          </table:table-cell>
          <table:table-cell table:formula="of:=ABS([.O482]-[.P48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50579659221038" calcext:value-type="float">
            <text:p>0.50579659221038</text:p>
          </table:table-cell>
          <table:table-cell office:value-type="float" office:value="476" calcext:value-type="float">
            <text:p>476</text:p>
          </table:table-cell>
          <table:table-cell office:value-type="float" office:value="0.50572936879049" calcext:value-type="float">
            <text:p>0.50572936879049</text:p>
          </table:table-cell>
          <table:table-cell table:number-columns-repeated="2"/>
          <table:table-cell office:value-type="float" office:value="476" calcext:value-type="float">
            <text:p>476</text:p>
          </table:table-cell>
          <table:table-cell office:value-type="float" office:value="549" calcext:value-type="float">
            <text:p>549</text:p>
          </table:table-cell>
          <table:table-cell office:value-type="float" office:value="0.49939214562885" calcext:value-type="float">
            <text:p>0.49939214562885</text:p>
          </table:table-cell>
          <table:table-cell office:value-type="float" office:value="549" calcext:value-type="float">
            <text:p>549</text:p>
          </table:table-cell>
          <table:table-cell office:value-type="float" office:value="0.49932454261946" calcext:value-type="float">
            <text:p>0.49932454261946</text:p>
          </table:table-cell>
          <table:table-cell/>
          <table:table-cell table:formula="of:=[.I483]-[.I482]" office:value-type="float" office:value="0.00000250976283000526" calcext:value-type="float">
            <text:p>0.00000250976283</text:p>
          </table:table-cell>
          <table:table-cell/>
          <table:table-cell table:formula="of:=MATCH([.G483];[.H$8:.H$1007];0)" office:value-type="float" office:value="612" calcext:value-type="float">
            <text:p>612</text:p>
          </table:table-cell>
          <table:table-cell table:formula="of:=MATCH([.G483];[.J$8:.J$1007];0)" office:value-type="float" office:value="612" calcext:value-type="float">
            <text:p>612</text:p>
          </table:table-cell>
          <table:table-cell table:formula="of:=ABS([.O483]-[.P48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50767791828476" calcext:value-type="float">
            <text:p>0.50767791828476</text:p>
          </table:table-cell>
          <table:table-cell office:value-type="float" office:value="477" calcext:value-type="float">
            <text:p>477</text:p>
          </table:table-cell>
          <table:table-cell office:value-type="float" office:value="0.50761028043754" calcext:value-type="float">
            <text:p>0.50761028043754</text:p>
          </table:table-cell>
          <table:table-cell table:number-columns-repeated="2"/>
          <table:table-cell office:value-type="float" office:value="477" calcext:value-type="float">
            <text:p>477</text:p>
          </table:table-cell>
          <table:table-cell office:value-type="float" office:value="162" calcext:value-type="float">
            <text:p>162</text:p>
          </table:table-cell>
          <table:table-cell office:value-type="float" office:value="0.49941524011705" calcext:value-type="float">
            <text:p>0.49941524011705</text:p>
          </table:table-cell>
          <table:table-cell office:value-type="float" office:value="162" calcext:value-type="float">
            <text:p>162</text:p>
          </table:table-cell>
          <table:table-cell office:value-type="float" office:value="0.49934783963911" calcext:value-type="float">
            <text:p>0.49934783963911</text:p>
          </table:table-cell>
          <table:table-cell/>
          <table:table-cell table:formula="of:=[.I484]-[.I483]" office:value-type="float" office:value="0.0000230944882000372" calcext:value-type="float">
            <text:p>0.00002309448820</text:p>
          </table:table-cell>
          <table:table-cell/>
          <table:table-cell table:formula="of:=MATCH([.G484];[.H$8:.H$1007];0)" office:value-type="float" office:value="650" calcext:value-type="float">
            <text:p>650</text:p>
          </table:table-cell>
          <table:table-cell table:formula="of:=MATCH([.G484];[.J$8:.J$1007];0)" office:value-type="float" office:value="650" calcext:value-type="float">
            <text:p>650</text:p>
          </table:table-cell>
          <table:table-cell table:formula="of:=ABS([.O484]-[.P48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51300589389422" calcext:value-type="float">
            <text:p>0.51300589389422</text:p>
          </table:table-cell>
          <table:table-cell office:value-type="float" office:value="478" calcext:value-type="float">
            <text:p>478</text:p>
          </table:table-cell>
          <table:table-cell office:value-type="float" office:value="0.51293847996206" calcext:value-type="float">
            <text:p>0.51293847996206</text:p>
          </table:table-cell>
          <table:table-cell table:number-columns-repeated="2"/>
          <table:table-cell office:value-type="float" office:value="478" calcext:value-type="float">
            <text:p>478</text:p>
          </table:table-cell>
          <table:table-cell office:value-type="float" office:value="521" calcext:value-type="float">
            <text:p>521</text:p>
          </table:table-cell>
          <table:table-cell office:value-type="float" office:value="0.49942398343123" calcext:value-type="float">
            <text:p>0.49942398343123</text:p>
          </table:table-cell>
          <table:table-cell office:value-type="float" office:value="521" calcext:value-type="float">
            <text:p>521</text:p>
          </table:table-cell>
          <table:table-cell office:value-type="float" office:value="0.49935709198411" calcext:value-type="float">
            <text:p>0.49935709198411</text:p>
          </table:table-cell>
          <table:table-cell/>
          <table:table-cell table:formula="of:=[.I485]-[.I484]" office:value-type="float" office:value="0.00000874331417999308" calcext:value-type="float">
            <text:p>0.00000874331418</text:p>
          </table:table-cell>
          <table:table-cell/>
          <table:table-cell table:formula="of:=MATCH([.G485];[.H$8:.H$1007];0)" office:value-type="float" office:value="752" calcext:value-type="float">
            <text:p>752</text:p>
          </table:table-cell>
          <table:table-cell table:formula="of:=MATCH([.G485];[.J$8:.J$1007];0)" office:value-type="float" office:value="752" calcext:value-type="float">
            <text:p>752</text:p>
          </table:table-cell>
          <table:table-cell table:formula="of:=ABS([.O485]-[.P48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497913635908" calcext:value-type="float">
            <text:p>0.49791363590800</text:p>
          </table:table-cell>
          <table:table-cell office:value-type="float" office:value="479" calcext:value-type="float">
            <text:p>479</text:p>
          </table:table-cell>
          <table:table-cell office:value-type="float" office:value="0.49784604350421" calcext:value-type="float">
            <text:p>0.49784604350421</text:p>
          </table:table-cell>
          <table:table-cell table:number-columns-repeated="2"/>
          <table:table-cell office:value-type="float" office:value="479" calcext:value-type="float">
            <text:p>479</text:p>
          </table:table-cell>
          <table:table-cell office:value-type="float" office:value="674" calcext:value-type="float">
            <text:p>674</text:p>
          </table:table-cell>
          <table:table-cell office:value-type="float" office:value="0.49943592733806" calcext:value-type="float">
            <text:p>0.49943592733806</text:p>
          </table:table-cell>
          <table:table-cell office:value-type="float" office:value="674" calcext:value-type="float">
            <text:p>674</text:p>
          </table:table-cell>
          <table:table-cell office:value-type="float" office:value="0.49936834229778" calcext:value-type="float">
            <text:p>0.49936834229778</text:p>
          </table:table-cell>
          <table:table-cell/>
          <table:table-cell table:formula="of:=[.I486]-[.I485]" office:value-type="float" office:value="0.0000119439068300142" calcext:value-type="float">
            <text:p>0.00001194390683</text:p>
          </table:table-cell>
          <table:table-cell/>
          <table:table-cell table:formula="of:=MATCH([.G486];[.H$8:.H$1007];0)" office:value-type="float" office:value="444" calcext:value-type="float">
            <text:p>444</text:p>
          </table:table-cell>
          <table:table-cell table:formula="of:=MATCH([.G486];[.J$8:.J$1007];0)" office:value-type="float" office:value="444" calcext:value-type="float">
            <text:p>444</text:p>
          </table:table-cell>
          <table:table-cell table:formula="of:=ABS([.O486]-[.P48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46653683517166" calcext:value-type="float">
            <text:p>0.46653683517166</text:p>
          </table:table-cell>
          <table:table-cell office:value-type="float" office:value="480" calcext:value-type="float">
            <text:p>480</text:p>
          </table:table-cell>
          <table:table-cell office:value-type="float" office:value="0.46646935072972" calcext:value-type="float">
            <text:p>0.46646935072972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151" calcext:value-type="float">
            <text:p>151</text:p>
          </table:table-cell>
          <table:table-cell office:value-type="float" office:value="0.49945546904838" calcext:value-type="float">
            <text:p>0.49945546904838</text:p>
          </table:table-cell>
          <table:table-cell office:value-type="float" office:value="151" calcext:value-type="float">
            <text:p>151</text:p>
          </table:table-cell>
          <table:table-cell office:value-type="float" office:value="0.49938800093343" calcext:value-type="float">
            <text:p>0.49938800093343</text:p>
          </table:table-cell>
          <table:table-cell/>
          <table:table-cell table:formula="of:=[.I487]-[.I486]" office:value-type="float" office:value="0.0000195417103199813" calcext:value-type="float">
            <text:p>0.00001954171032</text:p>
          </table:table-cell>
          <table:table-cell/>
          <table:table-cell table:formula="of:=MATCH([.G487];[.H$8:.H$1007];0)" office:value-type="float" office:value="45" calcext:value-type="float">
            <text:p>45</text:p>
          </table:table-cell>
          <table:table-cell table:formula="of:=MATCH([.G487];[.J$8:.J$1007];0)" office:value-type="float" office:value="45" calcext:value-type="float">
            <text:p>45</text:p>
          </table:table-cell>
          <table:table-cell table:formula="of:=ABS([.O487]-[.P48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52825447021267" calcext:value-type="float">
            <text:p>0.52825447021267</text:p>
          </table:table-cell>
          <table:table-cell office:value-type="float" office:value="481" calcext:value-type="float">
            <text:p>481</text:p>
          </table:table-cell>
          <table:table-cell office:value-type="float" office:value="0.52818754775402" calcext:value-type="float">
            <text:p>0.52818754775402</text:p>
          </table:table-cell>
          <table:table-cell table:number-columns-repeated="2"/>
          <table:table-cell office:value-type="float" office:value="481" calcext:value-type="float">
            <text:p>481</text:p>
          </table:table-cell>
          <table:table-cell office:value-type="float" office:value="465" calcext:value-type="float">
            <text:p>465</text:p>
          </table:table-cell>
          <table:table-cell office:value-type="float" office:value="0.49946860522604" calcext:value-type="float">
            <text:p>0.49946860522604</text:p>
          </table:table-cell>
          <table:table-cell office:value-type="float" office:value="465" calcext:value-type="float">
            <text:p>465</text:p>
          </table:table-cell>
          <table:table-cell office:value-type="float" office:value="0.49940129366838" calcext:value-type="float">
            <text:p>0.49940129366838</text:p>
          </table:table-cell>
          <table:table-cell/>
          <table:table-cell table:formula="of:=[.I488]-[.I487]" office:value-type="float" office:value="0.000013136177659967" calcext:value-type="float">
            <text:p>0.00001313617766</text:p>
          </table:table-cell>
          <table:table-cell/>
          <table:table-cell table:formula="of:=MATCH([.G488];[.H$8:.H$1007];0)" office:value-type="float" office:value="941" calcext:value-type="float">
            <text:p>941</text:p>
          </table:table-cell>
          <table:table-cell table:formula="of:=MATCH([.G488];[.J$8:.J$1007];0)" office:value-type="float" office:value="941" calcext:value-type="float">
            <text:p>941</text:p>
          </table:table-cell>
          <table:table-cell table:formula="of:=ABS([.O488]-[.P48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5029309669735" calcext:value-type="float">
            <text:p>0.50293096697350</text:p>
          </table:table-cell>
          <table:table-cell office:value-type="float" office:value="482" calcext:value-type="float">
            <text:p>482</text:p>
          </table:table-cell>
          <table:table-cell office:value-type="float" office:value="0.50286366573787" calcext:value-type="float">
            <text:p>0.50286366573787</text:p>
          </table:table-cell>
          <table:table-cell table:number-columns-repeated="2"/>
          <table:table-cell office:value-type="float" office:value="482" calcext:value-type="float">
            <text:p>482</text:p>
          </table:table-cell>
          <table:table-cell office:value-type="float" office:value="694" calcext:value-type="float">
            <text:p>694</text:p>
          </table:table-cell>
          <table:table-cell office:value-type="float" office:value="0.49947174960392" calcext:value-type="float">
            <text:p>0.49947174960392</text:p>
          </table:table-cell>
          <table:table-cell office:value-type="float" office:value="694" calcext:value-type="float">
            <text:p>694</text:p>
          </table:table-cell>
          <table:table-cell office:value-type="float" office:value="0.49940444653997" calcext:value-type="float">
            <text:p>0.49940444653997</text:p>
          </table:table-cell>
          <table:table-cell/>
          <table:table-cell table:formula="of:=[.I489]-[.I488]" office:value-type="float" office:value="0.00000314437788001554" calcext:value-type="float">
            <text:p>0.00000314437788</text:p>
          </table:table-cell>
          <table:table-cell/>
          <table:table-cell table:formula="of:=MATCH([.G489];[.H$8:.H$1007];0)" office:value-type="float" office:value="547" calcext:value-type="float">
            <text:p>547</text:p>
          </table:table-cell>
          <table:table-cell table:formula="of:=MATCH([.G489];[.J$8:.J$1007];0)" office:value-type="float" office:value="547" calcext:value-type="float">
            <text:p>547</text:p>
          </table:table-cell>
          <table:table-cell table:formula="of:=ABS([.O489]-[.P48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52908377477396" calcext:value-type="float">
            <text:p>0.52908377477396</text:p>
          </table:table-cell>
          <table:table-cell office:value-type="float" office:value="483" calcext:value-type="float">
            <text:p>483</text:p>
          </table:table-cell>
          <table:table-cell office:value-type="float" office:value="0.52901671821246" calcext:value-type="float">
            <text:p>0.52901671821246</text:p>
          </table:table-cell>
          <table:table-cell table:number-columns-repeated="2"/>
          <table:table-cell office:value-type="float" office:value="483" calcext:value-type="float">
            <text:p>483</text:p>
          </table:table-cell>
          <table:table-cell office:value-type="float" office:value="733" calcext:value-type="float">
            <text:p>733</text:p>
          </table:table-cell>
          <table:table-cell office:value-type="float" office:value="0.4995467940121" calcext:value-type="float">
            <text:p>0.49954679401210</text:p>
          </table:table-cell>
          <table:table-cell office:value-type="float" office:value="733" calcext:value-type="float">
            <text:p>733</text:p>
          </table:table-cell>
          <table:table-cell office:value-type="float" office:value="0.49947910455811" calcext:value-type="float">
            <text:p>0.49947910455811</text:p>
          </table:table-cell>
          <table:table-cell/>
          <table:table-cell table:formula="of:=[.I490]-[.I489]" office:value-type="float" office:value="0.0000750444081800139" calcext:value-type="float">
            <text:p>0.00007504440818</text:p>
          </table:table-cell>
          <table:table-cell/>
          <table:table-cell table:formula="of:=MATCH([.G490];[.H$8:.H$1007];0)" office:value-type="float" office:value="948" calcext:value-type="float">
            <text:p>948</text:p>
          </table:table-cell>
          <table:table-cell table:formula="of:=MATCH([.G490];[.J$8:.J$1007];0)" office:value-type="float" office:value="948" calcext:value-type="float">
            <text:p>948</text:p>
          </table:table-cell>
          <table:table-cell table:formula="of:=ABS([.O490]-[.P49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51201862952914" calcext:value-type="float">
            <text:p>0.51201862952914</text:p>
          </table:table-cell>
          <table:table-cell office:value-type="float" office:value="484" calcext:value-type="float">
            <text:p>484</text:p>
          </table:table-cell>
          <table:table-cell office:value-type="float" office:value="0.51195110495484" calcext:value-type="float">
            <text:p>0.51195110495484</text:p>
          </table:table-cell>
          <table:table-cell table:number-columns-repeated="2"/>
          <table:table-cell office:value-type="float" office:value="484" calcext:value-type="float">
            <text:p>484</text:p>
          </table:table-cell>
          <table:table-cell office:value-type="float" office:value="670" calcext:value-type="float">
            <text:p>670</text:p>
          </table:table-cell>
          <table:table-cell office:value-type="float" office:value="0.49968990312817" calcext:value-type="float">
            <text:p>0.49968990312817</text:p>
          </table:table-cell>
          <table:table-cell office:value-type="float" office:value="670" calcext:value-type="float">
            <text:p>670</text:p>
          </table:table-cell>
          <table:table-cell office:value-type="float" office:value="0.49962226530142" calcext:value-type="float">
            <text:p>0.49962226530142</text:p>
          </table:table-cell>
          <table:table-cell/>
          <table:table-cell table:formula="of:=[.I491]-[.I490]" office:value-type="float" office:value="0.000143109116070017" calcext:value-type="float">
            <text:p>0.00014310911607</text:p>
          </table:table-cell>
          <table:table-cell/>
          <table:table-cell table:formula="of:=MATCH([.G491];[.H$8:.H$1007];0)" office:value-type="float" office:value="733" calcext:value-type="float">
            <text:p>733</text:p>
          </table:table-cell>
          <table:table-cell table:formula="of:=MATCH([.G491];[.J$8:.J$1007];0)" office:value-type="float" office:value="733" calcext:value-type="float">
            <text:p>733</text:p>
          </table:table-cell>
          <table:table-cell table:formula="of:=ABS([.O491]-[.P49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46059180230227" calcext:value-type="float">
            <text:p>0.46059180230227</text:p>
          </table:table-cell>
          <table:table-cell office:value-type="float" office:value="485" calcext:value-type="float">
            <text:p>485</text:p>
          </table:table-cell>
          <table:table-cell office:value-type="float" office:value="0.4605246183695" calcext:value-type="float">
            <text:p>0.46052461836950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520" calcext:value-type="float">
            <text:p>520</text:p>
          </table:table-cell>
          <table:table-cell office:value-type="float" office:value="0.4997016051016" calcext:value-type="float">
            <text:p>0.49970160510160</text:p>
          </table:table-cell>
          <table:table-cell office:value-type="float" office:value="520" calcext:value-type="float">
            <text:p>520</text:p>
          </table:table-cell>
          <table:table-cell office:value-type="float" office:value="0.49963441990104" calcext:value-type="float">
            <text:p>0.49963441990104</text:p>
          </table:table-cell>
          <table:table-cell/>
          <table:table-cell table:formula="of:=[.I492]-[.I491]" office:value-type="float" office:value="0.0000117019734299784" calcext:value-type="float">
            <text:p>0.00001170197343</text:p>
          </table:table-cell>
          <table:table-cell/>
          <table:table-cell table:formula="of:=MATCH([.G492];[.H$8:.H$1007];0)" office:value-type="float" office:value="19" calcext:value-type="float">
            <text:p>19</text:p>
          </table:table-cell>
          <table:table-cell table:formula="of:=MATCH([.G492];[.J$8:.J$1007];0)" office:value-type="float" office:value="19" calcext:value-type="float">
            <text:p>19</text:p>
          </table:table-cell>
          <table:table-cell table:formula="of:=ABS([.O492]-[.P49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47385429007647" calcext:value-type="float">
            <text:p>0.47385429007647</text:p>
          </table:table-cell>
          <table:table-cell office:value-type="float" office:value="486" calcext:value-type="float">
            <text:p>486</text:p>
          </table:table-cell>
          <table:table-cell office:value-type="float" office:value="0.47378695427029" calcext:value-type="float">
            <text:p>0.47378695427029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office:value-type="float" office:value="652" calcext:value-type="float">
            <text:p>652</text:p>
          </table:table-cell>
          <table:table-cell office:value-type="float" office:value="0.4997635476129" calcext:value-type="float">
            <text:p>0.49976354761290</text:p>
          </table:table-cell>
          <table:table-cell office:value-type="float" office:value="652" calcext:value-type="float">
            <text:p>652</text:p>
          </table:table-cell>
          <table:table-cell office:value-type="float" office:value="0.49969636363663" calcext:value-type="float">
            <text:p>0.49969636363663</text:p>
          </table:table-cell>
          <table:table-cell/>
          <table:table-cell table:formula="of:=[.I493]-[.I492]" office:value-type="float" office:value="0.0000619425113000394" calcext:value-type="float">
            <text:p>0.00006194251130</text:p>
          </table:table-cell>
          <table:table-cell/>
          <table:table-cell table:formula="of:=MATCH([.G493];[.H$8:.H$1007];0)" office:value-type="float" office:value="82" calcext:value-type="float">
            <text:p>82</text:p>
          </table:table-cell>
          <table:table-cell table:formula="of:=MATCH([.G493];[.J$8:.J$1007];0)" office:value-type="float" office:value="82" calcext:value-type="float">
            <text:p>82</text:p>
          </table:table-cell>
          <table:table-cell table:formula="of:=ABS([.O493]-[.P49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52239365676273" calcext:value-type="float">
            <text:p>0.52239365676273</text:p>
          </table:table-cell>
          <table:table-cell office:value-type="float" office:value="487" calcext:value-type="float">
            <text:p>487</text:p>
          </table:table-cell>
          <table:table-cell office:value-type="float" office:value="0.52232597622135" calcext:value-type="float">
            <text:p>0.52232597622135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float" office:value="727" calcext:value-type="float">
            <text:p>727</text:p>
          </table:table-cell>
          <table:table-cell office:value-type="float" office:value="0.49976469187684" calcext:value-type="float">
            <text:p>0.49976469187684</text:p>
          </table:table-cell>
          <table:table-cell office:value-type="float" office:value="727" calcext:value-type="float">
            <text:p>727</text:p>
          </table:table-cell>
          <table:table-cell office:value-type="float" office:value="0.49969734997635" calcext:value-type="float">
            <text:p>0.49969734997635</text:p>
          </table:table-cell>
          <table:table-cell/>
          <table:table-cell table:formula="of:=[.I494]-[.I493]" office:value-type="float" office:value="0.00000114426393993394" calcext:value-type="float">
            <text:p>0.00000114426394</text:p>
          </table:table-cell>
          <table:table-cell/>
          <table:table-cell table:formula="of:=MATCH([.G494];[.H$8:.H$1007];0)" office:value-type="float" office:value="888" calcext:value-type="float">
            <text:p>888</text:p>
          </table:table-cell>
          <table:table-cell table:formula="of:=MATCH([.G494];[.J$8:.J$1007];0)" office:value-type="float" office:value="888" calcext:value-type="float">
            <text:p>888</text:p>
          </table:table-cell>
          <table:table-cell table:formula="of:=ABS([.O494]-[.P49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48853534785801" calcext:value-type="float">
            <text:p>0.48853534785801</text:p>
          </table:table-cell>
          <table:table-cell office:value-type="float" office:value="488" calcext:value-type="float">
            <text:p>488</text:p>
          </table:table-cell>
          <table:table-cell office:value-type="float" office:value="0.48846802704874" calcext:value-type="float">
            <text:p>0.48846802704874</text:p>
          </table:table-cell>
          <table:table-cell table:number-columns-repeated="2"/>
          <table:table-cell office:value-type="float" office:value="488" calcext:value-type="float">
            <text:p>488</text:p>
          </table:table-cell>
          <table:table-cell office:value-type="float" office:value="937" calcext:value-type="float">
            <text:p>937</text:p>
          </table:table-cell>
          <table:table-cell office:value-type="float" office:value="0.49978248828004" calcext:value-type="float">
            <text:p>0.49978248828004</text:p>
          </table:table-cell>
          <table:table-cell office:value-type="float" office:value="937" calcext:value-type="float">
            <text:p>937</text:p>
          </table:table-cell>
          <table:table-cell office:value-type="float" office:value="0.49971504417343" calcext:value-type="float">
            <text:p>0.49971504417343</text:p>
          </table:table-cell>
          <table:table-cell/>
          <table:table-cell table:formula="of:=[.I495]-[.I494]" office:value-type="float" office:value="0.0000177964032000433" calcext:value-type="float">
            <text:p>0.00001779640320</text:p>
          </table:table-cell>
          <table:table-cell/>
          <table:table-cell table:formula="of:=MATCH([.G495];[.H$8:.H$1007];0)" office:value-type="float" office:value="263" calcext:value-type="float">
            <text:p>263</text:p>
          </table:table-cell>
          <table:table-cell table:formula="of:=MATCH([.G495];[.J$8:.J$1007];0)" office:value-type="float" office:value="263" calcext:value-type="float">
            <text:p>263</text:p>
          </table:table-cell>
          <table:table-cell table:formula="of:=ABS([.O495]-[.P49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47270387412433" calcext:value-type="float">
            <text:p>0.47270387412433</text:p>
          </table:table-cell>
          <table:table-cell office:value-type="float" office:value="489" calcext:value-type="float">
            <text:p>489</text:p>
          </table:table-cell>
          <table:table-cell office:value-type="float" office:value="0.4726365702154" calcext:value-type="float">
            <text:p>0.47263657021540</text:p>
          </table:table-cell>
          <table:table-cell table:number-columns-repeated="2"/>
          <table:table-cell office:value-type="float" office:value="489" calcext:value-type="float">
            <text:p>489</text:p>
          </table:table-cell>
          <table:table-cell office:value-type="float" office:value="624" calcext:value-type="float">
            <text:p>624</text:p>
          </table:table-cell>
          <table:table-cell office:value-type="float" office:value="0.49981861324996" calcext:value-type="float">
            <text:p>0.49981861324996</text:p>
          </table:table-cell>
          <table:table-cell office:value-type="float" office:value="624" calcext:value-type="float">
            <text:p>624</text:p>
          </table:table-cell>
          <table:table-cell office:value-type="float" office:value="0.4997510955484" calcext:value-type="float">
            <text:p>0.49975109554840</text:p>
          </table:table-cell>
          <table:table-cell/>
          <table:table-cell table:formula="of:=[.I496]-[.I495]" office:value-type="float" office:value="0.0000361249699200039" calcext:value-type="float">
            <text:p>0.00003612496992</text:p>
          </table:table-cell>
          <table:table-cell/>
          <table:table-cell table:formula="of:=MATCH([.G496];[.H$8:.H$1007];0)" office:value-type="float" office:value="69" calcext:value-type="float">
            <text:p>69</text:p>
          </table:table-cell>
          <table:table-cell table:formula="of:=MATCH([.G496];[.J$8:.J$1007];0)" office:value-type="float" office:value="69" calcext:value-type="float">
            <text:p>69</text:p>
          </table:table-cell>
          <table:table-cell table:formula="of:=ABS([.O496]-[.P49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50449323977945" calcext:value-type="float">
            <text:p>0.50449323977945</text:p>
          </table:table-cell>
          <table:table-cell office:value-type="float" office:value="490" calcext:value-type="float">
            <text:p>490</text:p>
          </table:table-cell>
          <table:table-cell office:value-type="float" office:value="0.50442581426145" calcext:value-type="float">
            <text:p>0.50442581426145</text:p>
          </table:table-cell>
          <table:table-cell table:number-columns-repeated="2"/>
          <table:table-cell office:value-type="float" office:value="490" calcext:value-type="float">
            <text:p>490</text:p>
          </table:table-cell>
          <table:table-cell office:value-type="float" office:value="229" calcext:value-type="float">
            <text:p>229</text:p>
          </table:table-cell>
          <table:table-cell office:value-type="float" office:value="0.49981989948998" calcext:value-type="float">
            <text:p>0.49981989948998</text:p>
          </table:table-cell>
          <table:table-cell office:value-type="float" office:value="229" calcext:value-type="float">
            <text:p>229</text:p>
          </table:table-cell>
          <table:table-cell office:value-type="float" office:value="0.4997524242541" calcext:value-type="float">
            <text:p>0.49975242425410</text:p>
          </table:table-cell>
          <table:table-cell/>
          <table:table-cell table:formula="of:=[.I497]-[.I496]" office:value-type="float" office:value="0.00000128624001999311" calcext:value-type="float">
            <text:p>0.00000128624002</text:p>
          </table:table-cell>
          <table:table-cell/>
          <table:table-cell table:formula="of:=MATCH([.G497];[.H$8:.H$1007];0)" office:value-type="float" office:value="576" calcext:value-type="float">
            <text:p>576</text:p>
          </table:table-cell>
          <table:table-cell table:formula="of:=MATCH([.G497];[.J$8:.J$1007];0)" office:value-type="float" office:value="576" calcext:value-type="float">
            <text:p>576</text:p>
          </table:table-cell>
          <table:table-cell table:formula="of:=ABS([.O497]-[.P49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52314227518974" calcext:value-type="float">
            <text:p>0.52314227518974</text:p>
          </table:table-cell>
          <table:table-cell office:value-type="float" office:value="491" calcext:value-type="float">
            <text:p>491</text:p>
          </table:table-cell>
          <table:table-cell office:value-type="float" office:value="0.52307459888677" calcext:value-type="float">
            <text:p>0.52307459888677</text:p>
          </table:table-cell>
          <table:table-cell table:number-columns-repeated="2"/>
          <table:table-cell office:value-type="float" office:value="491" calcext:value-type="float">
            <text:p>491</text:p>
          </table:table-cell>
          <table:table-cell office:value-type="float" office:value="828" calcext:value-type="float">
            <text:p>828</text:p>
          </table:table-cell>
          <table:table-cell office:value-type="float" office:value="0.49997821326026" calcext:value-type="float">
            <text:p>0.49997821326026</text:p>
          </table:table-cell>
          <table:table-cell office:value-type="float" office:value="828" calcext:value-type="float">
            <text:p>828</text:p>
          </table:table-cell>
          <table:table-cell office:value-type="float" office:value="0.49991111999689" calcext:value-type="float">
            <text:p>0.49991111999689</text:p>
          </table:table-cell>
          <table:table-cell/>
          <table:table-cell table:formula="of:=[.I498]-[.I497]" office:value-type="float" office:value="0.000158313770279972" calcext:value-type="float">
            <text:p>0.00015831377028</text:p>
          </table:table-cell>
          <table:table-cell/>
          <table:table-cell table:formula="of:=MATCH([.G498];[.H$8:.H$1007];0)" office:value-type="float" office:value="897" calcext:value-type="float">
            <text:p>897</text:p>
          </table:table-cell>
          <table:table-cell table:formula="of:=MATCH([.G498];[.J$8:.J$1007];0)" office:value-type="float" office:value="897" calcext:value-type="float">
            <text:p>897</text:p>
          </table:table-cell>
          <table:table-cell table:formula="of:=ABS([.O498]-[.P49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47678527250081" calcext:value-type="float">
            <text:p>0.47678527250081</text:p>
          </table:table-cell>
          <table:table-cell office:value-type="float" office:value="492" calcext:value-type="float">
            <text:p>492</text:p>
          </table:table-cell>
          <table:table-cell office:value-type="float" office:value="0.47671761128667" calcext:value-type="float">
            <text:p>0.47671761128667</text:p>
          </table:table-cell>
          <table:table-cell table:number-columns-repeated="2"/>
          <table:table-cell office:value-type="float" office:value="492" calcext:value-type="float">
            <text:p>492</text:p>
          </table:table-cell>
          <table:table-cell office:value-type="float" office:value="851" calcext:value-type="float">
            <text:p>851</text:p>
          </table:table-cell>
          <table:table-cell office:value-type="float" office:value="0.49999406687665" calcext:value-type="float">
            <text:p>0.49999406687665</text:p>
          </table:table-cell>
          <table:table-cell office:value-type="float" office:value="851" calcext:value-type="float">
            <text:p>851</text:p>
          </table:table-cell>
          <table:table-cell office:value-type="float" office:value="0.49992726192075" calcext:value-type="float">
            <text:p>0.49992726192075</text:p>
          </table:table-cell>
          <table:table-cell/>
          <table:table-cell table:formula="of:=[.I499]-[.I498]" office:value-type="float" office:value="0.0000158536163900047" calcext:value-type="float">
            <text:p>0.00001585361639</text:p>
          </table:table-cell>
          <table:table-cell/>
          <table:table-cell table:formula="of:=MATCH([.G499];[.H$8:.H$1007];0)" office:value-type="float" office:value="109" calcext:value-type="float">
            <text:p>109</text:p>
          </table:table-cell>
          <table:table-cell table:formula="of:=MATCH([.G499];[.J$8:.J$1007];0)" office:value-type="float" office:value="109" calcext:value-type="float">
            <text:p>109</text:p>
          </table:table-cell>
          <table:table-cell table:formula="of:=ABS([.O499]-[.P49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48151173523534" calcext:value-type="float">
            <text:p>0.48151173523534</text:p>
          </table:table-cell>
          <table:table-cell office:value-type="float" office:value="493" calcext:value-type="float">
            <text:p>493</text:p>
          </table:table-cell>
          <table:table-cell office:value-type="float" office:value="0.48144405556358" calcext:value-type="float">
            <text:p>0.48144405556358</text:p>
          </table:table-cell>
          <table:table-cell table:number-columns-repeated="2"/>
          <table:table-cell office:value-type="float" office:value="493" calcext:value-type="float">
            <text:p>493</text:p>
          </table:table-cell>
          <table:table-cell office:value-type="float" office:value="859" calcext:value-type="float">
            <text:p>859</text:p>
          </table:table-cell>
          <table:table-cell office:value-type="float" office:value="0.50003583227606" calcext:value-type="float">
            <text:p>0.50003583227606</text:p>
          </table:table-cell>
          <table:table-cell office:value-type="float" office:value="859" calcext:value-type="float">
            <text:p>859</text:p>
          </table:table-cell>
          <table:table-cell office:value-type="float" office:value="0.49996836201917" calcext:value-type="float">
            <text:p>0.49996836201917</text:p>
          </table:table-cell>
          <table:table-cell/>
          <table:table-cell table:formula="of:=[.I500]-[.I499]" office:value-type="float" office:value="0.0000417653994099765" calcext:value-type="float">
            <text:p>0.00004176539941</text:p>
          </table:table-cell>
          <table:table-cell/>
          <table:table-cell table:formula="of:=MATCH([.G500];[.H$8:.H$1007];0)" office:value-type="float" office:value="162" calcext:value-type="float">
            <text:p>162</text:p>
          </table:table-cell>
          <table:table-cell table:formula="of:=MATCH([.G500];[.J$8:.J$1007];0)" office:value-type="float" office:value="162" calcext:value-type="float">
            <text:p>162</text:p>
          </table:table-cell>
          <table:table-cell table:formula="of:=ABS([.O500]-[.P50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52243814026415" calcext:value-type="float">
            <text:p>0.52243814026415</text:p>
          </table:table-cell>
          <table:table-cell office:value-type="float" office:value="494" calcext:value-type="float">
            <text:p>494</text:p>
          </table:table-cell>
          <table:table-cell office:value-type="float" office:value="0.52237081719383" calcext:value-type="float">
            <text:p>0.52237081719383</text:p>
          </table:table-cell>
          <table:table-cell table:number-columns-repeated="2"/>
          <table:table-cell office:value-type="float" office:value="494" calcext:value-type="float">
            <text:p>494</text:p>
          </table:table-cell>
          <table:table-cell office:value-type="float" office:value="177" calcext:value-type="float">
            <text:p>177</text:p>
          </table:table-cell>
          <table:table-cell office:value-type="float" office:value="0.50009933734238" calcext:value-type="float">
            <text:p>0.50009933734238</text:p>
          </table:table-cell>
          <table:table-cell office:value-type="float" office:value="177" calcext:value-type="float">
            <text:p>177</text:p>
          </table:table-cell>
          <table:table-cell office:value-type="float" office:value="0.50003177701748" calcext:value-type="float">
            <text:p>0.50003177701748</text:p>
          </table:table-cell>
          <table:table-cell/>
          <table:table-cell table:formula="of:=[.I501]-[.I500]" office:value-type="float" office:value="0.0000635050663200243" calcext:value-type="float">
            <text:p>0.00006350506632</text:p>
          </table:table-cell>
          <table:table-cell/>
          <table:table-cell table:formula="of:=MATCH([.G501];[.H$8:.H$1007];0)" office:value-type="float" office:value="889" calcext:value-type="float">
            <text:p>889</text:p>
          </table:table-cell>
          <table:table-cell table:formula="of:=MATCH([.G501];[.J$8:.J$1007];0)" office:value-type="float" office:value="889" calcext:value-type="float">
            <text:p>889</text:p>
          </table:table-cell>
          <table:table-cell table:formula="of:=ABS([.O501]-[.P50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49667326795589" calcext:value-type="float">
            <text:p>0.49667326795589</text:p>
          </table:table-cell>
          <table:table-cell office:value-type="float" office:value="495" calcext:value-type="float">
            <text:p>495</text:p>
          </table:table-cell>
          <table:table-cell office:value-type="float" office:value="0.49660617788161" calcext:value-type="float">
            <text:p>0.49660617788161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202" calcext:value-type="float">
            <text:p>202</text:p>
          </table:table-cell>
          <table:table-cell office:value-type="float" office:value="0.50011635921101" calcext:value-type="float">
            <text:p>0.50011635921101</text:p>
          </table:table-cell>
          <table:table-cell office:value-type="float" office:value="202" calcext:value-type="float">
            <text:p>202</text:p>
          </table:table-cell>
          <table:table-cell office:value-type="float" office:value="0.50004891268645" calcext:value-type="float">
            <text:p>0.50004891268645</text:p>
          </table:table-cell>
          <table:table-cell/>
          <table:table-cell table:formula="of:=[.I502]-[.I501]" office:value-type="float" office:value="0.0000170218686300627" calcext:value-type="float">
            <text:p>0.00001702186863</text:p>
          </table:table-cell>
          <table:table-cell/>
          <table:table-cell table:formula="of:=MATCH([.G502];[.H$8:.H$1007];0)" office:value-type="float" office:value="424" calcext:value-type="float">
            <text:p>424</text:p>
          </table:table-cell>
          <table:table-cell table:formula="of:=MATCH([.G502];[.J$8:.J$1007];0)" office:value-type="float" office:value="424" calcext:value-type="float">
            <text:p>424</text:p>
          </table:table-cell>
          <table:table-cell table:formula="of:=ABS([.O502]-[.P50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45676509656949" calcext:value-type="float">
            <text:p>0.45676509656949</text:p>
          </table:table-cell>
          <table:table-cell office:value-type="float" office:value="496" calcext:value-type="float">
            <text:p>496</text:p>
          </table:table-cell>
          <table:table-cell office:value-type="float" office:value="0.45669717076072" calcext:value-type="float">
            <text:p>0.45669717076072</text:p>
          </table:table-cell>
          <table:table-cell table:number-columns-repeated="2"/>
          <table:table-cell office:value-type="float" office:value="496" calcext:value-type="float">
            <text:p>496</text:p>
          </table:table-cell>
          <table:table-cell office:value-type="float" office:value="325" calcext:value-type="float">
            <text:p>325</text:p>
          </table:table-cell>
          <table:table-cell office:value-type="float" office:value="0.50036504317662" calcext:value-type="float">
            <text:p>0.50036504317662</text:p>
          </table:table-cell>
          <table:table-cell office:value-type="float" office:value="325" calcext:value-type="float">
            <text:p>325</text:p>
          </table:table-cell>
          <table:table-cell office:value-type="float" office:value="0.50029787626013" calcext:value-type="float">
            <text:p>0.50029787626013</text:p>
          </table:table-cell>
          <table:table-cell/>
          <table:table-cell table:formula="of:=[.I503]-[.I502]" office:value-type="float" office:value="0.000248683965609953" calcext:value-type="float">
            <text:p>0.00024868396561</text:p>
          </table:table-cell>
          <table:table-cell/>
          <table:table-cell table:formula="of:=MATCH([.G503];[.H$8:.H$1007];0)" office:value-type="float" office:value="13" calcext:value-type="float">
            <text:p>13</text:p>
          </table:table-cell>
          <table:table-cell table:formula="of:=MATCH([.G503];[.J$8:.J$1007];0)" office:value-type="float" office:value="13" calcext:value-type="float">
            <text:p>13</text:p>
          </table:table-cell>
          <table:table-cell table:formula="of:=ABS([.O503]-[.P50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51231723495108" calcext:value-type="float">
            <text:p>0.51231723495108</text:p>
          </table:table-cell>
          <table:table-cell office:value-type="float" office:value="497" calcext:value-type="float">
            <text:p>497</text:p>
          </table:table-cell>
          <table:table-cell office:value-type="float" office:value="0.51225018993207" calcext:value-type="float">
            <text:p>0.51225018993207</text:p>
          </table:table-cell>
          <table:table-cell table:number-columns-repeated="2"/>
          <table:table-cell office:value-type="float" office:value="497" calcext:value-type="float">
            <text:p>497</text:p>
          </table:table-cell>
          <table:table-cell office:value-type="float" office:value="602" calcext:value-type="float">
            <text:p>602</text:p>
          </table:table-cell>
          <table:table-cell office:value-type="float" office:value="0.50047278321522" calcext:value-type="float">
            <text:p>0.50047278321522</text:p>
          </table:table-cell>
          <table:table-cell office:value-type="float" office:value="602" calcext:value-type="float">
            <text:p>602</text:p>
          </table:table-cell>
          <table:table-cell office:value-type="float" office:value="0.50040546033337" calcext:value-type="float">
            <text:p>0.50040546033337</text:p>
          </table:table-cell>
          <table:table-cell/>
          <table:table-cell table:formula="of:=[.I504]-[.I503]" office:value-type="float" office:value="0.000107740038600035" calcext:value-type="float">
            <text:p>0.00010774003860</text:p>
          </table:table-cell>
          <table:table-cell/>
          <table:table-cell table:formula="of:=MATCH([.G504];[.H$8:.H$1007];0)" office:value-type="float" office:value="739" calcext:value-type="float">
            <text:p>739</text:p>
          </table:table-cell>
          <table:table-cell table:formula="of:=MATCH([.G504];[.J$8:.J$1007];0)" office:value-type="float" office:value="739" calcext:value-type="float">
            <text:p>739</text:p>
          </table:table-cell>
          <table:table-cell table:formula="of:=ABS([.O504]-[.P50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51603130470201" calcext:value-type="float">
            <text:p>0.51603130470201</text:p>
          </table:table-cell>
          <table:table-cell office:value-type="float" office:value="498" calcext:value-type="float">
            <text:p>498</text:p>
          </table:table-cell>
          <table:table-cell office:value-type="float" office:value="0.51596405632884" calcext:value-type="float">
            <text:p>0.51596405632884</text:p>
          </table:table-cell>
          <table:table-cell table:number-columns-repeated="2"/>
          <table:table-cell office:value-type="float" office:value="498" calcext:value-type="float">
            <text:p>498</text:p>
          </table:table-cell>
          <table:table-cell office:value-type="float" office:value="390" calcext:value-type="float">
            <text:p>390</text:p>
          </table:table-cell>
          <table:table-cell office:value-type="float" office:value="0.50058202980922" calcext:value-type="float">
            <text:p>0.50058202980922</text:p>
          </table:table-cell>
          <table:table-cell office:value-type="float" office:value="390" calcext:value-type="float">
            <text:p>390</text:p>
          </table:table-cell>
          <table:table-cell office:value-type="float" office:value="0.50051432386265" calcext:value-type="float">
            <text:p>0.50051432386265</text:p>
          </table:table-cell>
          <table:table-cell/>
          <table:table-cell table:formula="of:=[.I505]-[.I504]" office:value-type="float" office:value="0.000109246593999912" calcext:value-type="float">
            <text:p>0.00010924659400</text:p>
          </table:table-cell>
          <table:table-cell/>
          <table:table-cell table:formula="of:=MATCH([.G505];[.H$8:.H$1007];0)" office:value-type="float" office:value="803" calcext:value-type="float">
            <text:p>803</text:p>
          </table:table-cell>
          <table:table-cell table:formula="of:=MATCH([.G505];[.J$8:.J$1007];0)" office:value-type="float" office:value="803" calcext:value-type="float">
            <text:p>803</text:p>
          </table:table-cell>
          <table:table-cell table:formula="of:=ABS([.O505]-[.P50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49720213079741" calcext:value-type="float">
            <text:p>0.49720213079741</text:p>
          </table:table-cell>
          <table:table-cell office:value-type="float" office:value="499" calcext:value-type="float">
            <text:p>499</text:p>
          </table:table-cell>
          <table:table-cell office:value-type="float" office:value="0.49713496144112" calcext:value-type="float">
            <text:p>0.49713496144112</text:p>
          </table:table-cell>
          <table:table-cell table:number-columns-repeated="2"/>
          <table:table-cell office:value-type="float" office:value="499" calcext:value-type="float">
            <text:p>499</text:p>
          </table:table-cell>
          <table:table-cell office:value-type="float" office:value="682" calcext:value-type="float">
            <text:p>682</text:p>
          </table:table-cell>
          <table:table-cell office:value-type="float" office:value="0.50060301583528" calcext:value-type="float">
            <text:p>0.50060301583528</text:p>
          </table:table-cell>
          <table:table-cell office:value-type="float" office:value="682" calcext:value-type="float">
            <text:p>682</text:p>
          </table:table-cell>
          <table:table-cell office:value-type="float" office:value="0.50053588816464" calcext:value-type="float">
            <text:p>0.50053588816464</text:p>
          </table:table-cell>
          <table:table-cell/>
          <table:table-cell table:formula="of:=[.I506]-[.I505]" office:value-type="float" office:value="0.0000209860260600436" calcext:value-type="float">
            <text:p>0.00002098602606</text:p>
          </table:table-cell>
          <table:table-cell/>
          <table:table-cell table:formula="of:=MATCH([.G506];[.H$8:.H$1007];0)" office:value-type="float" office:value="431" calcext:value-type="float">
            <text:p>431</text:p>
          </table:table-cell>
          <table:table-cell table:formula="of:=MATCH([.G506];[.J$8:.J$1007];0)" office:value-type="float" office:value="431" calcext:value-type="float">
            <text:p>431</text:p>
          </table:table-cell>
          <table:table-cell table:formula="of:=ABS([.O506]-[.P50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48829867303177" calcext:value-type="float">
            <text:p>0.48829867303177</text:p>
          </table:table-cell>
          <table:table-cell office:value-type="float" office:value="500" calcext:value-type="float">
            <text:p>500</text:p>
          </table:table-cell>
          <table:table-cell office:value-type="float" office:value="0.48823170546477" calcext:value-type="float">
            <text:p>0.48823170546477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 office:value-type="float" office:value="0.50062252243599" calcext:value-type="float">
            <text:p>0.50062252243599</text:p>
          </table:table-cell>
          <table:table-cell office:value-type="float" office:value="650" calcext:value-type="float">
            <text:p>650</text:p>
          </table:table-cell>
          <table:table-cell office:value-type="float" office:value="0.50055519103044" calcext:value-type="float">
            <text:p>0.50055519103044</text:p>
          </table:table-cell>
          <table:table-cell/>
          <table:table-cell table:formula="of:=[.I507]-[.I506]" office:value-type="float" office:value="0.0000195066007100397" calcext:value-type="float">
            <text:p>0.00001950660071</text:p>
          </table:table-cell>
          <table:table-cell/>
          <table:table-cell table:formula="of:=MATCH([.G507];[.H$8:.H$1007];0)" office:value-type="float" office:value="260" calcext:value-type="float">
            <text:p>260</text:p>
          </table:table-cell>
          <table:table-cell table:formula="of:=MATCH([.G507];[.J$8:.J$1007];0)" office:value-type="float" office:value="260" calcext:value-type="float">
            <text:p>260</text:p>
          </table:table-cell>
          <table:table-cell table:formula="of:=ABS([.O507]-[.P50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51425379125791" calcext:value-type="float">
            <text:p>0.51425379125791</text:p>
          </table:table-cell>
          <table:table-cell office:value-type="float" office:value="501" calcext:value-type="float">
            <text:p>501</text:p>
          </table:table-cell>
          <table:table-cell office:value-type="float" office:value="0.51418668780962" calcext:value-type="float">
            <text:p>0.5141866878096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14" calcext:value-type="float">
            <text:p>14</text:p>
          </table:table-cell>
          <table:table-cell office:value-type="float" office:value="0.50065590856062" calcext:value-type="float">
            <text:p>0.50065590856062</text:p>
          </table:table-cell>
          <table:table-cell office:value-type="float" office:value="14" calcext:value-type="float">
            <text:p>14</text:p>
          </table:table-cell>
          <table:table-cell office:value-type="float" office:value="0.50058866135702" calcext:value-type="float">
            <text:p>0.50058866135702</text:p>
          </table:table-cell>
          <table:table-cell/>
          <table:table-cell table:formula="of:=[.I508]-[.I507]" office:value-type="float" office:value="0.0000333861246299971" calcext:value-type="float">
            <text:p>0.00003338612463</text:p>
          </table:table-cell>
          <table:table-cell/>
          <table:table-cell table:formula="of:=MATCH([.G508];[.H$8:.H$1007];0)" office:value-type="float" office:value="776" calcext:value-type="float">
            <text:p>776</text:p>
          </table:table-cell>
          <table:table-cell table:formula="of:=MATCH([.G508];[.J$8:.J$1007];0)" office:value-type="float" office:value="776" calcext:value-type="float">
            <text:p>776</text:p>
          </table:table-cell>
          <table:table-cell table:formula="of:=ABS([.O508]-[.P50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51314500095448" calcext:value-type="float">
            <text:p>0.51314500095448</text:p>
          </table:table-cell>
          <table:table-cell office:value-type="float" office:value="502" calcext:value-type="float">
            <text:p>502</text:p>
          </table:table-cell>
          <table:table-cell office:value-type="float" office:value="0.51307737800357" calcext:value-type="float">
            <text:p>0.51307737800357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176" calcext:value-type="float">
            <text:p>176</text:p>
          </table:table-cell>
          <table:table-cell office:value-type="float" office:value="0.50074839315623" calcext:value-type="float">
            <text:p>0.50074839315623</text:p>
          </table:table-cell>
          <table:table-cell office:value-type="float" office:value="176" calcext:value-type="float">
            <text:p>176</text:p>
          </table:table-cell>
          <table:table-cell office:value-type="float" office:value="0.50068073075246" calcext:value-type="float">
            <text:p>0.50068073075246</text:p>
          </table:table-cell>
          <table:table-cell/>
          <table:table-cell table:formula="of:=[.I509]-[.I508]" office:value-type="float" office:value="0.000092484595609954" calcext:value-type="float">
            <text:p>0.00009248459561</text:p>
          </table:table-cell>
          <table:table-cell/>
          <table:table-cell table:formula="of:=MATCH([.G509];[.H$8:.H$1007];0)" office:value-type="float" office:value="757" calcext:value-type="float">
            <text:p>757</text:p>
          </table:table-cell>
          <table:table-cell table:formula="of:=MATCH([.G509];[.J$8:.J$1007];0)" office:value-type="float" office:value="757" calcext:value-type="float">
            <text:p>757</text:p>
          </table:table-cell>
          <table:table-cell table:formula="of:=ABS([.O509]-[.P50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52266427374989" calcext:value-type="float">
            <text:p>0.52266427374989</text:p>
          </table:table-cell>
          <table:table-cell office:value-type="float" office:value="503" calcext:value-type="float">
            <text:p>503</text:p>
          </table:table-cell>
          <table:table-cell office:value-type="float" office:value="0.522595729092" calcext:value-type="float">
            <text:p>0.52259572909200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float" office:value="787" calcext:value-type="float">
            <text:p>787</text:p>
          </table:table-cell>
          <table:table-cell office:value-type="float" office:value="0.50079766039466" calcext:value-type="float">
            <text:p>0.50079766039466</text:p>
          </table:table-cell>
          <table:table-cell office:value-type="float" office:value="787" calcext:value-type="float">
            <text:p>787</text:p>
          </table:table-cell>
          <table:table-cell office:value-type="float" office:value="0.500730007403" calcext:value-type="float">
            <text:p>0.50073000740300</text:p>
          </table:table-cell>
          <table:table-cell/>
          <table:table-cell table:formula="of:=[.I510]-[.I509]" office:value-type="float" office:value="0.0000492672384300175" calcext:value-type="float">
            <text:p>0.00004926723843</text:p>
          </table:table-cell>
          <table:table-cell/>
          <table:table-cell table:formula="of:=MATCH([.G510];[.H$8:.H$1007];0)" office:value-type="float" office:value="893" calcext:value-type="float">
            <text:p>893</text:p>
          </table:table-cell>
          <table:table-cell table:formula="of:=MATCH([.G510];[.J$8:.J$1007];0)" office:value-type="float" office:value="893" calcext:value-type="float">
            <text:p>893</text:p>
          </table:table-cell>
          <table:table-cell table:formula="of:=ABS([.O510]-[.P51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49731753957845" calcext:value-type="float">
            <text:p>0.49731753957845</text:p>
          </table:table-cell>
          <table:table-cell office:value-type="float" office:value="504" calcext:value-type="float">
            <text:p>504</text:p>
          </table:table-cell>
          <table:table-cell office:value-type="float" office:value="0.4972499075056" calcext:value-type="float">
            <text:p>0.49724990750560</text:p>
          </table:table-cell>
          <table:table-cell table:number-columns-repeated="2"/>
          <table:table-cell office:value-type="float" office:value="504" calcext:value-type="float">
            <text:p>504</text:p>
          </table:table-cell>
          <table:table-cell office:value-type="float" office:value="218" calcext:value-type="float">
            <text:p>218</text:p>
          </table:table-cell>
          <table:table-cell office:value-type="float" office:value="0.50079860064985" calcext:value-type="float">
            <text:p>0.50079860064985</text:p>
          </table:table-cell>
          <table:table-cell office:value-type="float" office:value="218" calcext:value-type="float">
            <text:p>218</text:p>
          </table:table-cell>
          <table:table-cell office:value-type="float" office:value="0.50073110790644" calcext:value-type="float">
            <text:p>0.50073110790644</text:p>
          </table:table-cell>
          <table:table-cell/>
          <table:table-cell table:formula="of:=[.I511]-[.I510]" office:value-type="float" office:value="0.000000940255190040595" calcext:value-type="float">
            <text:p>0.00000094025519</text:p>
          </table:table-cell>
          <table:table-cell/>
          <table:table-cell table:formula="of:=MATCH([.G511];[.H$8:.H$1007];0)" office:value-type="float" office:value="434" calcext:value-type="float">
            <text:p>434</text:p>
          </table:table-cell>
          <table:table-cell table:formula="of:=MATCH([.G511];[.J$8:.J$1007];0)" office:value-type="float" office:value="434" calcext:value-type="float">
            <text:p>434</text:p>
          </table:table-cell>
          <table:table-cell table:formula="of:=ABS([.O511]-[.P51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49080576998153" calcext:value-type="float">
            <text:p>0.49080576998153</text:p>
          </table:table-cell>
          <table:table-cell office:value-type="float" office:value="505" calcext:value-type="float">
            <text:p>505</text:p>
          </table:table-cell>
          <table:table-cell office:value-type="float" office:value="0.49073867373409" calcext:value-type="float">
            <text:p>0.49073867373409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float" office:value="569" calcext:value-type="float">
            <text:p>569</text:p>
          </table:table-cell>
          <table:table-cell office:value-type="float" office:value="0.50082018864521" calcext:value-type="float">
            <text:p>0.50082018864521</text:p>
          </table:table-cell>
          <table:table-cell office:value-type="float" office:value="569" calcext:value-type="float">
            <text:p>569</text:p>
          </table:table-cell>
          <table:table-cell office:value-type="float" office:value="0.50075326041973" calcext:value-type="float">
            <text:p>0.50075326041973</text:p>
          </table:table-cell>
          <table:table-cell/>
          <table:table-cell table:formula="of:=[.I512]-[.I511]" office:value-type="float" office:value="0.0000215879953600062" calcext:value-type="float">
            <text:p>0.00002158799536</text:p>
          </table:table-cell>
          <table:table-cell/>
          <table:table-cell table:formula="of:=MATCH([.G512];[.H$8:.H$1007];0)" office:value-type="float" office:value="306" calcext:value-type="float">
            <text:p>306</text:p>
          </table:table-cell>
          <table:table-cell table:formula="of:=MATCH([.G512];[.J$8:.J$1007];0)" office:value-type="float" office:value="306" calcext:value-type="float">
            <text:p>306</text:p>
          </table:table-cell>
          <table:table-cell table:formula="of:=ABS([.O512]-[.P51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47770008312973" calcext:value-type="float">
            <text:p>0.47770008312973</text:p>
          </table:table-cell>
          <table:table-cell office:value-type="float" office:value="506" calcext:value-type="float">
            <text:p>506</text:p>
          </table:table-cell>
          <table:table-cell office:value-type="float" office:value="0.47763298741332" calcext:value-type="float">
            <text:p>0.4776329874133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float" office:value="57" calcext:value-type="float">
            <text:p>57</text:p>
          </table:table-cell>
          <table:table-cell office:value-type="float" office:value="0.50083209903795" calcext:value-type="float">
            <text:p>0.50083209903795</text:p>
          </table:table-cell>
          <table:table-cell office:value-type="float" office:value="57" calcext:value-type="float">
            <text:p>57</text:p>
          </table:table-cell>
          <table:table-cell office:value-type="float" office:value="0.50076448046368" calcext:value-type="float">
            <text:p>0.50076448046368</text:p>
          </table:table-cell>
          <table:table-cell/>
          <table:table-cell table:formula="of:=[.I513]-[.I512]" office:value-type="float" office:value="0.0000119103927399555" calcext:value-type="float">
            <text:p>0.00001191039274</text:p>
          </table:table-cell>
          <table:table-cell/>
          <table:table-cell table:formula="of:=MATCH([.G513];[.H$8:.H$1007];0)" office:value-type="float" office:value="117" calcext:value-type="float">
            <text:p>117</text:p>
          </table:table-cell>
          <table:table-cell table:formula="of:=MATCH([.G513];[.J$8:.J$1007];0)" office:value-type="float" office:value="117" calcext:value-type="float">
            <text:p>117</text:p>
          </table:table-cell>
          <table:table-cell table:formula="of:=ABS([.O513]-[.P51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47784969592064" calcext:value-type="float">
            <text:p>0.47784969592064</text:p>
          </table:table-cell>
          <table:table-cell office:value-type="float" office:value="507" calcext:value-type="float">
            <text:p>507</text:p>
          </table:table-cell>
          <table:table-cell office:value-type="float" office:value="0.47778233116205" calcext:value-type="float">
            <text:p>0.47778233116205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float" office:value="710" calcext:value-type="float">
            <text:p>710</text:p>
          </table:table-cell>
          <table:table-cell office:value-type="float" office:value="0.50087334051293" calcext:value-type="float">
            <text:p>0.50087334051293</text:p>
          </table:table-cell>
          <table:table-cell office:value-type="float" office:value="710" calcext:value-type="float">
            <text:p>710</text:p>
          </table:table-cell>
          <table:table-cell office:value-type="float" office:value="0.50080560148734" calcext:value-type="float">
            <text:p>0.50080560148734</text:p>
          </table:table-cell>
          <table:table-cell/>
          <table:table-cell table:formula="of:=[.I514]-[.I513]" office:value-type="float" office:value="0.0000412414749799694" calcext:value-type="float">
            <text:p>0.00004124147498</text:p>
          </table:table-cell>
          <table:table-cell/>
          <table:table-cell table:formula="of:=MATCH([.G514];[.H$8:.H$1007];0)" office:value-type="float" office:value="119" calcext:value-type="float">
            <text:p>119</text:p>
          </table:table-cell>
          <table:table-cell table:formula="of:=MATCH([.G514];[.J$8:.J$1007];0)" office:value-type="float" office:value="119" calcext:value-type="float">
            <text:p>119</text:p>
          </table:table-cell>
          <table:table-cell table:formula="of:=ABS([.O514]-[.P51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53252229355187" calcext:value-type="float">
            <text:p>0.53252229355187</text:p>
          </table:table-cell>
          <table:table-cell office:value-type="float" office:value="508" calcext:value-type="float">
            <text:p>508</text:p>
          </table:table-cell>
          <table:table-cell office:value-type="float" office:value="0.53245483002694" calcext:value-type="float">
            <text:p>0.53245483002694</text:p>
          </table:table-cell>
          <table:table-cell table:number-columns-repeated="2"/>
          <table:table-cell office:value-type="float" office:value="508" calcext:value-type="float">
            <text:p>508</text:p>
          </table:table-cell>
          <table:table-cell office:value-type="float" office:value="905" calcext:value-type="float">
            <text:p>905</text:p>
          </table:table-cell>
          <table:table-cell office:value-type="float" office:value="0.5008790309551" calcext:value-type="float">
            <text:p>0.50087903095510</text:p>
          </table:table-cell>
          <table:table-cell office:value-type="float" office:value="905" calcext:value-type="float">
            <text:p>905</text:p>
          </table:table-cell>
          <table:table-cell office:value-type="float" office:value="0.50081082390717" calcext:value-type="float">
            <text:p>0.50081082390717</text:p>
          </table:table-cell>
          <table:table-cell/>
          <table:table-cell table:formula="of:=[.I515]-[.I514]" office:value-type="float" office:value="0.00000569044217002546" calcext:value-type="float">
            <text:p>0.00000569044217</text:p>
          </table:table-cell>
          <table:table-cell/>
          <table:table-cell table:formula="of:=MATCH([.G515];[.H$8:.H$1007];0)" office:value-type="float" office:value="966" calcext:value-type="float">
            <text:p>966</text:p>
          </table:table-cell>
          <table:table-cell table:formula="of:=MATCH([.G515];[.J$8:.J$1007];0)" office:value-type="float" office:value="966" calcext:value-type="float">
            <text:p>966</text:p>
          </table:table-cell>
          <table:table-cell table:formula="of:=ABS([.O515]-[.P51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51029731224033" calcext:value-type="float">
            <text:p>0.51029731224033</text:p>
          </table:table-cell>
          <table:table-cell office:value-type="float" office:value="509" calcext:value-type="float">
            <text:p>509</text:p>
          </table:table-cell>
          <table:table-cell office:value-type="float" office:value="0.51022955174924" calcext:value-type="float">
            <text:p>0.51022955174924</text:p>
          </table:table-cell>
          <table:table-cell table:number-columns-repeated="2"/>
          <table:table-cell office:value-type="float" office:value="509" calcext:value-type="float">
            <text:p>509</text:p>
          </table:table-cell>
          <table:table-cell office:value-type="float" office:value="304" calcext:value-type="float">
            <text:p>304</text:p>
          </table:table-cell>
          <table:table-cell office:value-type="float" office:value="0.50090225230952" calcext:value-type="float">
            <text:p>0.50090225230952</text:p>
          </table:table-cell>
          <table:table-cell office:value-type="float" office:value="304" calcext:value-type="float">
            <text:p>304</text:p>
          </table:table-cell>
          <table:table-cell office:value-type="float" office:value="0.50083489345323" calcext:value-type="float">
            <text:p>0.50083489345323</text:p>
          </table:table-cell>
          <table:table-cell/>
          <table:table-cell table:formula="of:=[.I516]-[.I515]" office:value-type="float" office:value="0.0000232213544200111" calcext:value-type="float">
            <text:p>0.00002322135442</text:p>
          </table:table-cell>
          <table:table-cell/>
          <table:table-cell table:formula="of:=MATCH([.G516];[.H$8:.H$1007];0)" office:value-type="float" office:value="690" calcext:value-type="float">
            <text:p>690</text:p>
          </table:table-cell>
          <table:table-cell table:formula="of:=MATCH([.G516];[.J$8:.J$1007];0)" office:value-type="float" office:value="690" calcext:value-type="float">
            <text:p>690</text:p>
          </table:table-cell>
          <table:table-cell table:formula="of:=ABS([.O516]-[.P51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49865113666459" calcext:value-type="float">
            <text:p>0.49865113666459</text:p>
          </table:table-cell>
          <table:table-cell office:value-type="float" office:value="510" calcext:value-type="float">
            <text:p>510</text:p>
          </table:table-cell>
          <table:table-cell office:value-type="float" office:value="0.49858377934449" calcext:value-type="float">
            <text:p>0.49858377934449</text:p>
          </table:table-cell>
          <table:table-cell table:number-columns-repeated="2"/>
          <table:table-cell office:value-type="float" office:value="510" calcext:value-type="float">
            <text:p>510</text:p>
          </table:table-cell>
          <table:table-cell office:value-type="float" office:value="101" calcext:value-type="float">
            <text:p>101</text:p>
          </table:table-cell>
          <table:table-cell office:value-type="float" office:value="0.50093649400824" calcext:value-type="float">
            <text:p>0.50093649400824</text:p>
          </table:table-cell>
          <table:table-cell office:value-type="float" office:value="101" calcext:value-type="float">
            <text:p>101</text:p>
          </table:table-cell>
          <table:table-cell office:value-type="float" office:value="0.50086896963089" calcext:value-type="float">
            <text:p>0.50086896963089</text:p>
          </table:table-cell>
          <table:table-cell/>
          <table:table-cell table:formula="of:=[.I517]-[.I516]" office:value-type="float" office:value="0.0000342416987200167" calcext:value-type="float">
            <text:p>0.00003424169872</text:p>
          </table:table-cell>
          <table:table-cell/>
          <table:table-cell table:formula="of:=MATCH([.G517];[.H$8:.H$1007];0)" office:value-type="float" office:value="461" calcext:value-type="float">
            <text:p>461</text:p>
          </table:table-cell>
          <table:table-cell table:formula="of:=MATCH([.G517];[.J$8:.J$1007];0)" office:value-type="float" office:value="461" calcext:value-type="float">
            <text:p>461</text:p>
          </table:table-cell>
          <table:table-cell table:formula="of:=ABS([.O517]-[.P51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49107236960641" calcext:value-type="float">
            <text:p>0.49107236960641</text:p>
          </table:table-cell>
          <table:table-cell office:value-type="float" office:value="511" calcext:value-type="float">
            <text:p>511</text:p>
          </table:table-cell>
          <table:table-cell office:value-type="float" office:value="0.49100479262833" calcext:value-type="float">
            <text:p>0.49100479262833</text:p>
          </table:table-cell>
          <table:table-cell table:number-columns-repeated="2"/>
          <table:table-cell office:value-type="float" office:value="511" calcext:value-type="float">
            <text:p>511</text:p>
          </table:table-cell>
          <table:table-cell office:value-type="float" office:value="969" calcext:value-type="float">
            <text:p>969</text:p>
          </table:table-cell>
          <table:table-cell office:value-type="float" office:value="0.50096384650235" calcext:value-type="float">
            <text:p>0.50096384650235</text:p>
          </table:table-cell>
          <table:table-cell office:value-type="float" office:value="969" calcext:value-type="float">
            <text:p>969</text:p>
          </table:table-cell>
          <table:table-cell office:value-type="float" office:value="0.50089620943073" calcext:value-type="float">
            <text:p>0.50089620943073</text:p>
          </table:table-cell>
          <table:table-cell/>
          <table:table-cell table:formula="of:=[.I518]-[.I517]" office:value-type="float" office:value="0.0000273524941100112" calcext:value-type="float">
            <text:p>0.00002735249411</text:p>
          </table:table-cell>
          <table:table-cell/>
          <table:table-cell table:formula="of:=MATCH([.G518];[.H$8:.H$1007];0)" office:value-type="float" office:value="310" calcext:value-type="float">
            <text:p>310</text:p>
          </table:table-cell>
          <table:table-cell table:formula="of:=MATCH([.G518];[.J$8:.J$1007];0)" office:value-type="float" office:value="310" calcext:value-type="float">
            <text:p>310</text:p>
          </table:table-cell>
          <table:table-cell table:formula="of:=ABS([.O518]-[.P51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44625242941068" calcext:value-type="float">
            <text:p>0.44625242941068</text:p>
          </table:table-cell>
          <table:table-cell office:value-type="float" office:value="512" calcext:value-type="float">
            <text:p>512</text:p>
          </table:table-cell>
          <table:table-cell office:value-type="float" office:value="0.44618536459846" calcext:value-type="float">
            <text:p>0.44618536459846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681" calcext:value-type="float">
            <text:p>681</text:p>
          </table:table-cell>
          <table:table-cell office:value-type="float" office:value="0.50104140775624" calcext:value-type="float">
            <text:p>0.50104140775624</text:p>
          </table:table-cell>
          <table:table-cell office:value-type="float" office:value="681" calcext:value-type="float">
            <text:p>681</text:p>
          </table:table-cell>
          <table:table-cell office:value-type="float" office:value="0.50097448301345" calcext:value-type="float">
            <text:p>0.50097448301345</text:p>
          </table:table-cell>
          <table:table-cell/>
          <table:table-cell table:formula="of:=[.I519]-[.I518]" office:value-type="float" office:value="0.0000775612538899129" calcext:value-type="float">
            <text:p>0.00007756125389</text:p>
          </table:table-cell>
          <table:table-cell/>
          <table:table-cell table:formula="of:=MATCH([.G519];[.H$8:.H$1007];0)" office:value-type="float" office:value="3" calcext:value-type="float">
            <text:p>3</text:p>
          </table:table-cell>
          <table:table-cell table:formula="of:=MATCH([.G519];[.J$8:.J$1007];0)" office:value-type="float" office:value="3" calcext:value-type="float">
            <text:p>3</text:p>
          </table:table-cell>
          <table:table-cell table:formula="of:=ABS([.O519]-[.P51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51777708227331" calcext:value-type="float">
            <text:p>0.51777708227331</text:p>
          </table:table-cell>
          <table:table-cell office:value-type="float" office:value="513" calcext:value-type="float">
            <text:p>513</text:p>
          </table:table-cell>
          <table:table-cell office:value-type="float" office:value="0.51770997732926" calcext:value-type="float">
            <text:p>0.51770997732926</text:p>
          </table:table-cell>
          <table:table-cell table:number-columns-repeated="2"/>
          <table:table-cell office:value-type="float" office:value="513" calcext:value-type="float">
            <text:p>513</text:p>
          </table:table-cell>
          <table:table-cell office:value-type="float" office:value="312" calcext:value-type="float">
            <text:p>312</text:p>
          </table:table-cell>
          <table:table-cell office:value-type="float" office:value="0.50117166598111" calcext:value-type="float">
            <text:p>0.50117166598111</text:p>
          </table:table-cell>
          <table:table-cell office:value-type="float" office:value="312" calcext:value-type="float">
            <text:p>312</text:p>
          </table:table-cell>
          <table:table-cell office:value-type="float" office:value="0.50110399386093" calcext:value-type="float">
            <text:p>0.50110399386093</text:p>
          </table:table-cell>
          <table:table-cell/>
          <table:table-cell table:formula="of:=[.I520]-[.I519]" office:value-type="float" office:value="0.000130258224870006" calcext:value-type="float">
            <text:p>0.00013025822487</text:p>
          </table:table-cell>
          <table:table-cell/>
          <table:table-cell table:formula="of:=MATCH([.G520];[.H$8:.H$1007];0)" office:value-type="float" office:value="831" calcext:value-type="float">
            <text:p>831</text:p>
          </table:table-cell>
          <table:table-cell table:formula="of:=MATCH([.G520];[.J$8:.J$1007];0)" office:value-type="float" office:value="831" calcext:value-type="float">
            <text:p>831</text:p>
          </table:table-cell>
          <table:table-cell table:formula="of:=ABS([.O520]-[.P52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49900356622877" calcext:value-type="float">
            <text:p>0.49900356622877</text:p>
          </table:table-cell>
          <table:table-cell office:value-type="float" office:value="514" calcext:value-type="float">
            <text:p>514</text:p>
          </table:table-cell>
          <table:table-cell office:value-type="float" office:value="0.49893653656844" calcext:value-type="float">
            <text:p>0.49893653656844</text:p>
          </table:table-cell>
          <table:table-cell table:number-columns-repeated="2"/>
          <table:table-cell office:value-type="float" office:value="514" calcext:value-type="float">
            <text:p>514</text:p>
          </table:table-cell>
          <table:table-cell office:value-type="float" office:value="246" calcext:value-type="float">
            <text:p>246</text:p>
          </table:table-cell>
          <table:table-cell office:value-type="float" office:value="0.50124698668516" calcext:value-type="float">
            <text:p>0.50124698668516</text:p>
          </table:table-cell>
          <table:table-cell office:value-type="float" office:value="246" calcext:value-type="float">
            <text:p>246</text:p>
          </table:table-cell>
          <table:table-cell office:value-type="float" office:value="0.50117910102318" calcext:value-type="float">
            <text:p>0.50117910102318</text:p>
          </table:table-cell>
          <table:table-cell/>
          <table:table-cell table:formula="of:=[.I521]-[.I520]" office:value-type="float" office:value="0.0000753207040500303" calcext:value-type="float">
            <text:p>0.00007532070405</text:p>
          </table:table-cell>
          <table:table-cell/>
          <table:table-cell table:formula="of:=MATCH([.G521];[.H$8:.H$1007];0)" office:value-type="float" office:value="468" calcext:value-type="float">
            <text:p>468</text:p>
          </table:table-cell>
          <table:table-cell table:formula="of:=MATCH([.G521];[.J$8:.J$1007];0)" office:value-type="float" office:value="468" calcext:value-type="float">
            <text:p>468</text:p>
          </table:table-cell>
          <table:table-cell table:formula="of:=ABS([.O521]-[.P52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49693490750177" calcext:value-type="float">
            <text:p>0.49693490750177</text:p>
          </table:table-cell>
          <table:table-cell office:value-type="float" office:value="515" calcext:value-type="float">
            <text:p>515</text:p>
          </table:table-cell>
          <table:table-cell office:value-type="float" office:value="0.49686788456785" calcext:value-type="float">
            <text:p>0.49686788456785</text:p>
          </table:table-cell>
          <table:table-cell table:number-columns-repeated="2"/>
          <table:table-cell office:value-type="float" office:value="515" calcext:value-type="float">
            <text:p>515</text:p>
          </table:table-cell>
          <table:table-cell office:value-type="float" office:value="843" calcext:value-type="float">
            <text:p>843</text:p>
          </table:table-cell>
          <table:table-cell office:value-type="float" office:value="0.50126840944063" calcext:value-type="float">
            <text:p>0.50126840944063</text:p>
          </table:table-cell>
          <table:table-cell office:value-type="float" office:value="843" calcext:value-type="float">
            <text:p>843</text:p>
          </table:table-cell>
          <table:table-cell office:value-type="float" office:value="0.50120211835207" calcext:value-type="float">
            <text:p>0.50120211835207</text:p>
          </table:table-cell>
          <table:table-cell/>
          <table:table-cell table:formula="of:=[.I522]-[.I521]" office:value-type="float" office:value="0.000021422755470013" calcext:value-type="float">
            <text:p>0.00002142275547</text:p>
          </table:table-cell>
          <table:table-cell/>
          <table:table-cell table:formula="of:=MATCH([.G522];[.H$8:.H$1007];0)" office:value-type="float" office:value="428" calcext:value-type="float">
            <text:p>428</text:p>
          </table:table-cell>
          <table:table-cell table:formula="of:=MATCH([.G522];[.J$8:.J$1007];0)" office:value-type="float" office:value="428" calcext:value-type="float">
            <text:p>428</text:p>
          </table:table-cell>
          <table:table-cell table:formula="of:=ABS([.O522]-[.P52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47448599393916" calcext:value-type="float">
            <text:p>0.47448599393916</text:p>
          </table:table-cell>
          <table:table-cell office:value-type="float" office:value="516" calcext:value-type="float">
            <text:p>516</text:p>
          </table:table-cell>
          <table:table-cell office:value-type="float" office:value="0.47441886638828" calcext:value-type="float">
            <text:p>0.47441886638828</text:p>
          </table:table-cell>
          <table:table-cell table:number-columns-repeated="2"/>
          <table:table-cell office:value-type="float" office:value="516" calcext:value-type="float">
            <text:p>516</text:p>
          </table:table-cell>
          <table:table-cell office:value-type="float" office:value="924" calcext:value-type="float">
            <text:p>924</text:p>
          </table:table-cell>
          <table:table-cell office:value-type="float" office:value="0.50132171566374" calcext:value-type="float">
            <text:p>0.50132171566374</text:p>
          </table:table-cell>
          <table:table-cell office:value-type="float" office:value="924" calcext:value-type="float">
            <text:p>924</text:p>
          </table:table-cell>
          <table:table-cell office:value-type="float" office:value="0.50125375380441" calcext:value-type="float">
            <text:p>0.50125375380441</text:p>
          </table:table-cell>
          <table:table-cell/>
          <table:table-cell table:formula="of:=[.I523]-[.I522]" office:value-type="float" office:value="0.0000533062231099501" calcext:value-type="float">
            <text:p>0.00005330622311</text:p>
          </table:table-cell>
          <table:table-cell/>
          <table:table-cell table:formula="of:=MATCH([.G523];[.H$8:.H$1007];0)" office:value-type="float" office:value="85" calcext:value-type="float">
            <text:p>85</text:p>
          </table:table-cell>
          <table:table-cell table:formula="of:=MATCH([.G523];[.J$8:.J$1007];0)" office:value-type="float" office:value="85" calcext:value-type="float">
            <text:p>85</text:p>
          </table:table-cell>
          <table:table-cell table:formula="of:=ABS([.O523]-[.P52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49759291286198" calcext:value-type="float">
            <text:p>0.49759291286198</text:p>
          </table:table-cell>
          <table:table-cell office:value-type="float" office:value="517" calcext:value-type="float">
            <text:p>517</text:p>
          </table:table-cell>
          <table:table-cell office:value-type="float" office:value="0.49752564659573" calcext:value-type="float">
            <text:p>0.49752564659573</text:p>
          </table:table-cell>
          <table:table-cell table:number-columns-repeated="2"/>
          <table:table-cell office:value-type="float" office:value="517" calcext:value-type="float">
            <text:p>517</text:p>
          </table:table-cell>
          <table:table-cell office:value-type="float" office:value="925" calcext:value-type="float">
            <text:p>925</text:p>
          </table:table-cell>
          <table:table-cell office:value-type="float" office:value="0.50138773057181" calcext:value-type="float">
            <text:p>0.50138773057181</text:p>
          </table:table-cell>
          <table:table-cell office:value-type="float" office:value="925" calcext:value-type="float">
            <text:p>925</text:p>
          </table:table-cell>
          <table:table-cell office:value-type="float" office:value="0.50132104806757" calcext:value-type="float">
            <text:p>0.50132104806757</text:p>
          </table:table-cell>
          <table:table-cell/>
          <table:table-cell table:formula="of:=[.I524]-[.I523]" office:value-type="float" office:value="0.0000660149080700112" calcext:value-type="float">
            <text:p>0.00006601490807</text:p>
          </table:table-cell>
          <table:table-cell/>
          <table:table-cell table:formula="of:=MATCH([.G524];[.H$8:.H$1007];0)" office:value-type="float" office:value="438" calcext:value-type="float">
            <text:p>438</text:p>
          </table:table-cell>
          <table:table-cell table:formula="of:=MATCH([.G524];[.J$8:.J$1007];0)" office:value-type="float" office:value="438" calcext:value-type="float">
            <text:p>438</text:p>
          </table:table-cell>
          <table:table-cell table:formula="of:=ABS([.O524]-[.P52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51062299704258" calcext:value-type="float">
            <text:p>0.51062299704258</text:p>
          </table:table-cell>
          <table:table-cell office:value-type="float" office:value="518" calcext:value-type="float">
            <text:p>518</text:p>
          </table:table-cell>
          <table:table-cell office:value-type="float" office:value="0.51055591160816" calcext:value-type="float">
            <text:p>0.51055591160816</text:p>
          </table:table-cell>
          <table:table-cell table:number-columns-repeated="2"/>
          <table:table-cell office:value-type="float" office:value="518" calcext:value-type="float">
            <text:p>518</text:p>
          </table:table-cell>
          <table:table-cell office:value-type="float" office:value="833" calcext:value-type="float">
            <text:p>833</text:p>
          </table:table-cell>
          <table:table-cell office:value-type="float" office:value="0.50144542850895" calcext:value-type="float">
            <text:p>0.50144542850895</text:p>
          </table:table-cell>
          <table:table-cell office:value-type="float" office:value="833" calcext:value-type="float">
            <text:p>833</text:p>
          </table:table-cell>
          <table:table-cell office:value-type="float" office:value="0.50137765206368" calcext:value-type="float">
            <text:p>0.50137765206368</text:p>
          </table:table-cell>
          <table:table-cell/>
          <table:table-cell table:formula="of:=[.I525]-[.I524]" office:value-type="float" office:value="0.0000576979371400554" calcext:value-type="float">
            <text:p>0.00005769793714</text:p>
          </table:table-cell>
          <table:table-cell/>
          <table:table-cell table:formula="of:=MATCH([.G525];[.H$8:.H$1007];0)" office:value-type="float" office:value="705" calcext:value-type="float">
            <text:p>705</text:p>
          </table:table-cell>
          <table:table-cell table:formula="of:=MATCH([.G525];[.J$8:.J$1007];0)" office:value-type="float" office:value="705" calcext:value-type="float">
            <text:p>705</text:p>
          </table:table-cell>
          <table:table-cell table:formula="of:=ABS([.O525]-[.P52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48776730590242" calcext:value-type="float">
            <text:p>0.48776730590242</text:p>
          </table:table-cell>
          <table:table-cell office:value-type="float" office:value="519" calcext:value-type="float">
            <text:p>519</text:p>
          </table:table-cell>
          <table:table-cell office:value-type="float" office:value="0.48769982192224" calcext:value-type="float">
            <text:p>0.48769982192224</text:p>
          </table:table-cell>
          <table:table-cell table:number-columns-repeated="2"/>
          <table:table-cell office:value-type="float" office:value="519" calcext:value-type="float">
            <text:p>519</text:p>
          </table:table-cell>
          <table:table-cell office:value-type="float" office:value="60" calcext:value-type="float">
            <text:p>60</text:p>
          </table:table-cell>
          <table:table-cell office:value-type="float" office:value="0.50145742946151" calcext:value-type="float">
            <text:p>0.50145742946151</text:p>
          </table:table-cell>
          <table:table-cell office:value-type="float" office:value="60" calcext:value-type="float">
            <text:p>60</text:p>
          </table:table-cell>
          <table:table-cell office:value-type="float" office:value="0.50139008692427" calcext:value-type="float">
            <text:p>0.50139008692427</text:p>
          </table:table-cell>
          <table:table-cell/>
          <table:table-cell table:formula="of:=[.I526]-[.I525]" office:value-type="float" office:value="0.0000120009525599318" calcext:value-type="float">
            <text:p>0.00001200095256</text:p>
          </table:table-cell>
          <table:table-cell/>
          <table:table-cell table:formula="of:=MATCH([.G526];[.H$8:.H$1007];0)" office:value-type="float" office:value="244" calcext:value-type="float">
            <text:p>244</text:p>
          </table:table-cell>
          <table:table-cell table:formula="of:=MATCH([.G526];[.J$8:.J$1007];0)" office:value-type="float" office:value="244" calcext:value-type="float">
            <text:p>244</text:p>
          </table:table-cell>
          <table:table-cell table:formula="of:=ABS([.O526]-[.P52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4997016051016" calcext:value-type="float">
            <text:p>0.49970160510160</text:p>
          </table:table-cell>
          <table:table-cell office:value-type="float" office:value="520" calcext:value-type="float">
            <text:p>520</text:p>
          </table:table-cell>
          <table:table-cell office:value-type="float" office:value="0.49963441990104" calcext:value-type="float">
            <text:p>0.49963441990104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374" calcext:value-type="float">
            <text:p>374</text:p>
          </table:table-cell>
          <table:table-cell office:value-type="float" office:value="0.50155890075718" calcext:value-type="float">
            <text:p>0.50155890075718</text:p>
          </table:table-cell>
          <table:table-cell office:value-type="float" office:value="374" calcext:value-type="float">
            <text:p>374</text:p>
          </table:table-cell>
          <table:table-cell office:value-type="float" office:value="0.50149143420184" calcext:value-type="float">
            <text:p>0.50149143420184</text:p>
          </table:table-cell>
          <table:table-cell/>
          <table:table-cell table:formula="of:=[.I527]-[.I526]" office:value-type="float" office:value="0.000101471295670064" calcext:value-type="float">
            <text:p>0.00010147129567</text:p>
          </table:table-cell>
          <table:table-cell/>
          <table:table-cell table:formula="of:=MATCH([.G527];[.H$8:.H$1007];0)" office:value-type="float" office:value="485" calcext:value-type="float">
            <text:p>485</text:p>
          </table:table-cell>
          <table:table-cell table:formula="of:=MATCH([.G527];[.J$8:.J$1007];0)" office:value-type="float" office:value="485" calcext:value-type="float">
            <text:p>485</text:p>
          </table:table-cell>
          <table:table-cell table:formula="of:=ABS([.O527]-[.P52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49942398343123" calcext:value-type="float">
            <text:p>0.49942398343123</text:p>
          </table:table-cell>
          <table:table-cell office:value-type="float" office:value="521" calcext:value-type="float">
            <text:p>521</text:p>
          </table:table-cell>
          <table:table-cell office:value-type="float" office:value="0.49935709198411" calcext:value-type="float">
            <text:p>0.49935709198411</text:p>
          </table:table-cell>
          <table:table-cell table:number-columns-repeated="2"/>
          <table:table-cell office:value-type="float" office:value="521" calcext:value-type="float">
            <text:p>521</text:p>
          </table:table-cell>
          <table:table-cell office:value-type="float" office:value="181" calcext:value-type="float">
            <text:p>181</text:p>
          </table:table-cell>
          <table:table-cell office:value-type="float" office:value="0.50157713587852" calcext:value-type="float">
            <text:p>0.50157713587852</text:p>
          </table:table-cell>
          <table:table-cell office:value-type="float" office:value="181" calcext:value-type="float">
            <text:p>181</text:p>
          </table:table-cell>
          <table:table-cell office:value-type="float" office:value="0.50150963803971" calcext:value-type="float">
            <text:p>0.50150963803971</text:p>
          </table:table-cell>
          <table:table-cell/>
          <table:table-cell table:formula="of:=[.I528]-[.I527]" office:value-type="float" office:value="0.0000182351213400267" calcext:value-type="float">
            <text:p>0.00001823512134</text:p>
          </table:table-cell>
          <table:table-cell/>
          <table:table-cell table:formula="of:=MATCH([.G528];[.H$8:.H$1007];0)" office:value-type="float" office:value="478" calcext:value-type="float">
            <text:p>478</text:p>
          </table:table-cell>
          <table:table-cell table:formula="of:=MATCH([.G528];[.J$8:.J$1007];0)" office:value-type="float" office:value="478" calcext:value-type="float">
            <text:p>478</text:p>
          </table:table-cell>
          <table:table-cell table:formula="of:=ABS([.O528]-[.P52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52446500088083" calcext:value-type="float">
            <text:p>0.52446500088083</text:p>
          </table:table-cell>
          <table:table-cell office:value-type="float" office:value="522" calcext:value-type="float">
            <text:p>522</text:p>
          </table:table-cell>
          <table:table-cell office:value-type="float" office:value="0.52439726996681" calcext:value-type="float">
            <text:p>0.52439726996681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26" calcext:value-type="float">
            <text:p>26</text:p>
          </table:table-cell>
          <table:table-cell office:value-type="float" office:value="0.50158205406633" calcext:value-type="float">
            <text:p>0.50158205406633</text:p>
          </table:table-cell>
          <table:table-cell office:value-type="float" office:value="26" calcext:value-type="float">
            <text:p>26</text:p>
          </table:table-cell>
          <table:table-cell office:value-type="float" office:value="0.50151487689267" calcext:value-type="float">
            <text:p>0.50151487689267</text:p>
          </table:table-cell>
          <table:table-cell/>
          <table:table-cell table:formula="of:=[.I529]-[.I528]" office:value-type="float" office:value="0.00000491818781001019" calcext:value-type="float">
            <text:p>0.00000491818781</text:p>
          </table:table-cell>
          <table:table-cell/>
          <table:table-cell table:formula="of:=MATCH([.G529];[.H$8:.H$1007];0)" office:value-type="float" office:value="913" calcext:value-type="float">
            <text:p>913</text:p>
          </table:table-cell>
          <table:table-cell table:formula="of:=MATCH([.G529];[.J$8:.J$1007];0)" office:value-type="float" office:value="913" calcext:value-type="float">
            <text:p>913</text:p>
          </table:table-cell>
          <table:table-cell table:formula="of:=ABS([.O529]-[.P52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49467601788316" calcext:value-type="float">
            <text:p>0.49467601788316</text:p>
          </table:table-cell>
          <table:table-cell office:value-type="float" office:value="523" calcext:value-type="float">
            <text:p>523</text:p>
          </table:table-cell>
          <table:table-cell office:value-type="float" office:value="0.49460830276373" calcext:value-type="float">
            <text:p>0.4946083027637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389" calcext:value-type="float">
            <text:p>389</text:p>
          </table:table-cell>
          <table:table-cell office:value-type="float" office:value="0.50158442460036" calcext:value-type="float">
            <text:p>0.50158442460036</text:p>
          </table:table-cell>
          <table:table-cell office:value-type="float" office:value="389" calcext:value-type="float">
            <text:p>389</text:p>
          </table:table-cell>
          <table:table-cell office:value-type="float" office:value="0.50151688079512" calcext:value-type="float">
            <text:p>0.50151688079512</text:p>
          </table:table-cell>
          <table:table-cell/>
          <table:table-cell table:formula="of:=[.I530]-[.I529]" office:value-type="float" office:value="0.00000237053402996068" calcext:value-type="float">
            <text:p>0.00000237053403</text:p>
          </table:table-cell>
          <table:table-cell/>
          <table:table-cell table:formula="of:=MATCH([.G530];[.H$8:.H$1007];0)" office:value-type="float" office:value="375" calcext:value-type="float">
            <text:p>375</text:p>
          </table:table-cell>
          <table:table-cell table:formula="of:=MATCH([.G530];[.J$8:.J$1007];0)" office:value-type="float" office:value="375" calcext:value-type="float">
            <text:p>375</text:p>
          </table:table-cell>
          <table:table-cell table:formula="of:=ABS([.O530]-[.P53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48946974946644" calcext:value-type="float">
            <text:p>0.48946974946644</text:p>
          </table:table-cell>
          <table:table-cell office:value-type="float" office:value="524" calcext:value-type="float">
            <text:p>524</text:p>
          </table:table-cell>
          <table:table-cell office:value-type="float" office:value="0.4894027915834" calcext:value-type="float">
            <text:p>0.48940279158340</text:p>
          </table:table-cell>
          <table:table-cell table:number-columns-repeated="2"/>
          <table:table-cell office:value-type="float" office:value="524" calcext:value-type="float">
            <text:p>524</text:p>
          </table:table-cell>
          <table:table-cell office:value-type="float" office:value="976" calcext:value-type="float">
            <text:p>976</text:p>
          </table:table-cell>
          <table:table-cell office:value-type="float" office:value="0.50158956974475" calcext:value-type="float">
            <text:p>0.50158956974475</text:p>
          </table:table-cell>
          <table:table-cell office:value-type="float" office:value="976" calcext:value-type="float">
            <text:p>976</text:p>
          </table:table-cell>
          <table:table-cell office:value-type="float" office:value="0.50152219076884" calcext:value-type="float">
            <text:p>0.50152219076884</text:p>
          </table:table-cell>
          <table:table-cell/>
          <table:table-cell table:formula="of:=[.I531]-[.I530]" office:value-type="float" office:value="0.00000514514438998415" calcext:value-type="float">
            <text:p>0.00000514514439</text:p>
          </table:table-cell>
          <table:table-cell/>
          <table:table-cell table:formula="of:=MATCH([.G531];[.H$8:.H$1007];0)" office:value-type="float" office:value="281" calcext:value-type="float">
            <text:p>281</text:p>
          </table:table-cell>
          <table:table-cell table:formula="of:=MATCH([.G531];[.J$8:.J$1007];0)" office:value-type="float" office:value="281" calcext:value-type="float">
            <text:p>281</text:p>
          </table:table-cell>
          <table:table-cell table:formula="of:=ABS([.O531]-[.P53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48176911948391" calcext:value-type="float">
            <text:p>0.48176911948391</text:p>
          </table:table-cell>
          <table:table-cell office:value-type="float" office:value="525" calcext:value-type="float">
            <text:p>525</text:p>
          </table:table-cell>
          <table:table-cell office:value-type="float" office:value="0.48170178419853" calcext:value-type="float">
            <text:p>0.48170178419853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551" calcext:value-type="float">
            <text:p>551</text:p>
          </table:table-cell>
          <table:table-cell office:value-type="float" office:value="0.50163847878905" calcext:value-type="float">
            <text:p>0.50163847878905</text:p>
          </table:table-cell>
          <table:table-cell office:value-type="float" office:value="551" calcext:value-type="float">
            <text:p>551</text:p>
          </table:table-cell>
          <table:table-cell office:value-type="float" office:value="0.50157083886979" calcext:value-type="float">
            <text:p>0.50157083886979</text:p>
          </table:table-cell>
          <table:table-cell/>
          <table:table-cell table:formula="of:=[.I532]-[.I531]" office:value-type="float" office:value="0.000048909044299994" calcext:value-type="float">
            <text:p>0.00004890904430</text:p>
          </table:table-cell>
          <table:table-cell/>
          <table:table-cell table:formula="of:=MATCH([.G532];[.H$8:.H$1007];0)" office:value-type="float" office:value="166" calcext:value-type="float">
            <text:p>166</text:p>
          </table:table-cell>
          <table:table-cell table:formula="of:=MATCH([.G532];[.J$8:.J$1007];0)" office:value-type="float" office:value="166" calcext:value-type="float">
            <text:p>166</text:p>
          </table:table-cell>
          <table:table-cell table:formula="of:=ABS([.O532]-[.P53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49295830677258" calcext:value-type="float">
            <text:p>0.49295830677258</text:p>
          </table:table-cell>
          <table:table-cell office:value-type="float" office:value="526" calcext:value-type="float">
            <text:p>526</text:p>
          </table:table-cell>
          <table:table-cell office:value-type="float" office:value="0.49289079394289" calcext:value-type="float">
            <text:p>0.49289079394289</text:p>
          </table:table-cell>
          <table:table-cell table:number-columns-repeated="2"/>
          <table:table-cell office:value-type="float" office:value="526" calcext:value-type="float">
            <text:p>526</text:p>
          </table:table-cell>
          <table:table-cell office:value-type="float" office:value="591" calcext:value-type="float">
            <text:p>591</text:p>
          </table:table-cell>
          <table:table-cell office:value-type="float" office:value="0.50173204622829" calcext:value-type="float">
            <text:p>0.50173204622829</text:p>
          </table:table-cell>
          <table:table-cell office:value-type="float" office:value="591" calcext:value-type="float">
            <text:p>591</text:p>
          </table:table-cell>
          <table:table-cell office:value-type="float" office:value="0.50166434592588" calcext:value-type="float">
            <text:p>0.50166434592588</text:p>
          </table:table-cell>
          <table:table-cell/>
          <table:table-cell table:formula="of:=[.I533]-[.I532]" office:value-type="float" office:value="0.0000935674392400498" calcext:value-type="float">
            <text:p>0.00009356743924</text:p>
          </table:table-cell>
          <table:table-cell/>
          <table:table-cell table:formula="of:=MATCH([.G533];[.H$8:.H$1007];0)" office:value-type="float" office:value="345" calcext:value-type="float">
            <text:p>345</text:p>
          </table:table-cell>
          <table:table-cell table:formula="of:=MATCH([.G533];[.J$8:.J$1007];0)" office:value-type="float" office:value="345" calcext:value-type="float">
            <text:p>345</text:p>
          </table:table-cell>
          <table:table-cell table:formula="of:=ABS([.O533]-[.P53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48016972196314" calcext:value-type="float">
            <text:p>0.48016972196314</text:p>
          </table:table-cell>
          <table:table-cell office:value-type="float" office:value="527" calcext:value-type="float">
            <text:p>527</text:p>
          </table:table-cell>
          <table:table-cell office:value-type="float" office:value="0.48010258772353" calcext:value-type="float">
            <text:p>0.48010258772353</text:p>
          </table:table-cell>
          <table:table-cell table:number-columns-repeated="2"/>
          <table:table-cell office:value-type="float" office:value="527" calcext:value-type="float">
            <text:p>527</text:p>
          </table:table-cell>
          <table:table-cell office:value-type="float" office:value="896" calcext:value-type="float">
            <text:p>896</text:p>
          </table:table-cell>
          <table:table-cell office:value-type="float" office:value="0.50188995959825" calcext:value-type="float">
            <text:p>0.50188995959825</text:p>
          </table:table-cell>
          <table:table-cell office:value-type="float" office:value="896" calcext:value-type="float">
            <text:p>896</text:p>
          </table:table-cell>
          <table:table-cell office:value-type="float" office:value="0.50182242100208" calcext:value-type="float">
            <text:p>0.50182242100208</text:p>
          </table:table-cell>
          <table:table-cell/>
          <table:table-cell table:formula="of:=[.I534]-[.I533]" office:value-type="float" office:value="0.000157913369959961" calcext:value-type="float">
            <text:p>0.00015791336996</text:p>
          </table:table-cell>
          <table:table-cell/>
          <table:table-cell table:formula="of:=MATCH([.G534];[.H$8:.H$1007];0)" office:value-type="float" office:value="142" calcext:value-type="float">
            <text:p>142</text:p>
          </table:table-cell>
          <table:table-cell table:formula="of:=MATCH([.G534];[.J$8:.J$1007];0)" office:value-type="float" office:value="142" calcext:value-type="float">
            <text:p>142</text:p>
          </table:table-cell>
          <table:table-cell table:formula="of:=ABS([.O534]-[.P53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52845191462027" calcext:value-type="float">
            <text:p>0.52845191462027</text:p>
          </table:table-cell>
          <table:table-cell office:value-type="float" office:value="528" calcext:value-type="float">
            <text:p>528</text:p>
          </table:table-cell>
          <table:table-cell office:value-type="float" office:value="0.52838410840681" calcext:value-type="float">
            <text:p>0.52838410840681</text:p>
          </table:table-cell>
          <table:table-cell table:number-columns-repeated="2"/>
          <table:table-cell office:value-type="float" office:value="528" calcext:value-type="float">
            <text:p>528</text:p>
          </table:table-cell>
          <table:table-cell office:value-type="float" office:value="393" calcext:value-type="float">
            <text:p>393</text:p>
          </table:table-cell>
          <table:table-cell office:value-type="float" office:value="0.50189321149624" calcext:value-type="float">
            <text:p>0.50189321149624</text:p>
          </table:table-cell>
          <table:table-cell office:value-type="float" office:value="393" calcext:value-type="float">
            <text:p>393</text:p>
          </table:table-cell>
          <table:table-cell office:value-type="float" office:value="0.50182612929582" calcext:value-type="float">
            <text:p>0.50182612929582</text:p>
          </table:table-cell>
          <table:table-cell/>
          <table:table-cell table:formula="of:=[.I535]-[.I534]" office:value-type="float" office:value="0.00000325189798999759" calcext:value-type="float">
            <text:p>0.00000325189799</text:p>
          </table:table-cell>
          <table:table-cell/>
          <table:table-cell table:formula="of:=MATCH([.G535];[.H$8:.H$1007];0)" office:value-type="float" office:value="944" calcext:value-type="float">
            <text:p>944</text:p>
          </table:table-cell>
          <table:table-cell table:formula="of:=MATCH([.G535];[.J$8:.J$1007];0)" office:value-type="float" office:value="944" calcext:value-type="float">
            <text:p>944</text:p>
          </table:table-cell>
          <table:table-cell table:formula="of:=ABS([.O535]-[.P53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5264555342802" calcext:value-type="float">
            <text:p>0.52645553428020</text:p>
          </table:table-cell>
          <table:table-cell office:value-type="float" office:value="529" calcext:value-type="float">
            <text:p>529</text:p>
          </table:table-cell>
          <table:table-cell office:value-type="float" office:value="0.52638880318599" calcext:value-type="float">
            <text:p>0.52638880318599</text:p>
          </table:table-cell>
          <table:table-cell table:number-columns-repeated="2"/>
          <table:table-cell office:value-type="float" office:value="529" calcext:value-type="float">
            <text:p>529</text:p>
          </table:table-cell>
          <table:table-cell office:value-type="float" office:value="690" calcext:value-type="float">
            <text:p>690</text:p>
          </table:table-cell>
          <table:table-cell office:value-type="float" office:value="0.50191036391024" calcext:value-type="float">
            <text:p>0.50191036391024</text:p>
          </table:table-cell>
          <table:table-cell office:value-type="float" office:value="690" calcext:value-type="float">
            <text:p>690</text:p>
          </table:table-cell>
          <table:table-cell office:value-type="float" office:value="0.50184361156435" calcext:value-type="float">
            <text:p>0.50184361156435</text:p>
          </table:table-cell>
          <table:table-cell/>
          <table:table-cell table:formula="of:=[.I536]-[.I535]" office:value-type="float" office:value="0.0000171524140000212" calcext:value-type="float">
            <text:p>0.00001715241400</text:p>
          </table:table-cell>
          <table:table-cell/>
          <table:table-cell table:formula="of:=MATCH([.G536];[.H$8:.H$1007];0)" office:value-type="float" office:value="931" calcext:value-type="float">
            <text:p>931</text:p>
          </table:table-cell>
          <table:table-cell table:formula="of:=MATCH([.G536];[.J$8:.J$1007];0)" office:value-type="float" office:value="931" calcext:value-type="float">
            <text:p>931</text:p>
          </table:table-cell>
          <table:table-cell table:formula="of:=ABS([.O536]-[.P53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51046639891286" calcext:value-type="float">
            <text:p>0.51046639891286</text:p>
          </table:table-cell>
          <table:table-cell office:value-type="float" office:value="530" calcext:value-type="float">
            <text:p>530</text:p>
          </table:table-cell>
          <table:table-cell office:value-type="float" office:value="0.51039972729548" calcext:value-type="float">
            <text:p>0.51039972729548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632" calcext:value-type="float">
            <text:p>632</text:p>
          </table:table-cell>
          <table:table-cell office:value-type="float" office:value="0.5019157312801" calcext:value-type="float">
            <text:p>0.50191573128010</text:p>
          </table:table-cell>
          <table:table-cell office:value-type="float" office:value="632" calcext:value-type="float">
            <text:p>632</text:p>
          </table:table-cell>
          <table:table-cell office:value-type="float" office:value="0.50184811170787" calcext:value-type="float">
            <text:p>0.50184811170787</text:p>
          </table:table-cell>
          <table:table-cell/>
          <table:table-cell table:formula="of:=[.I537]-[.I536]" office:value-type="float" office:value="0.00000536736986000985" calcext:value-type="float">
            <text:p>0.00000536736986</text:p>
          </table:table-cell>
          <table:table-cell/>
          <table:table-cell table:formula="of:=MATCH([.G537];[.H$8:.H$1007];0)" office:value-type="float" office:value="696" calcext:value-type="float">
            <text:p>696</text:p>
          </table:table-cell>
          <table:table-cell table:formula="of:=MATCH([.G537];[.J$8:.J$1007];0)" office:value-type="float" office:value="696" calcext:value-type="float">
            <text:p>696</text:p>
          </table:table-cell>
          <table:table-cell table:formula="of:=ABS([.O537]-[.P53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510616859681" calcext:value-type="float">
            <text:p>0.51061685968100</text:p>
          </table:table-cell>
          <table:table-cell office:value-type="float" office:value="531" calcext:value-type="float">
            <text:p>531</text:p>
          </table:table-cell>
          <table:table-cell office:value-type="float" office:value="0.51055081217117" calcext:value-type="float">
            <text:p>0.51055081217117</text:p>
          </table:table-cell>
          <table:table-cell table:number-columns-repeated="2"/>
          <table:table-cell office:value-type="float" office:value="531" calcext:value-type="float">
            <text:p>531</text:p>
          </table:table-cell>
          <table:table-cell office:value-type="float" office:value="267" calcext:value-type="float">
            <text:p>267</text:p>
          </table:table-cell>
          <table:table-cell office:value-type="float" office:value="0.50191888465066" calcext:value-type="float">
            <text:p>0.50191888465066</text:p>
          </table:table-cell>
          <table:table-cell office:value-type="float" office:value="267" calcext:value-type="float">
            <text:p>267</text:p>
          </table:table-cell>
          <table:table-cell office:value-type="float" office:value="0.50185143332235" calcext:value-type="float">
            <text:p>0.50185143332235</text:p>
          </table:table-cell>
          <table:table-cell/>
          <table:table-cell table:formula="of:=[.I538]-[.I537]" office:value-type="float" office:value="0.00000315337056000509" calcext:value-type="float">
            <text:p>0.00000315337056</text:p>
          </table:table-cell>
          <table:table-cell/>
          <table:table-cell table:formula="of:=MATCH([.G538];[.H$8:.H$1007];0)" office:value-type="float" office:value="704" calcext:value-type="float">
            <text:p>704</text:p>
          </table:table-cell>
          <table:table-cell table:formula="of:=MATCH([.G538];[.J$8:.J$1007];0)" office:value-type="float" office:value="704" calcext:value-type="float">
            <text:p>704</text:p>
          </table:table-cell>
          <table:table-cell table:formula="of:=ABS([.O538]-[.P53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51210092002586" calcext:value-type="float">
            <text:p>0.51210092002586</text:p>
          </table:table-cell>
          <table:table-cell office:value-type="float" office:value="532" calcext:value-type="float">
            <text:p>532</text:p>
          </table:table-cell>
          <table:table-cell office:value-type="float" office:value="0.51203387746569" calcext:value-type="float">
            <text:p>0.51203387746569</text:p>
          </table:table-cell>
          <table:table-cell table:number-columns-repeated="2"/>
          <table:table-cell office:value-type="float" office:value="532" calcext:value-type="float">
            <text:p>532</text:p>
          </table:table-cell>
          <table:table-cell office:value-type="float" office:value="722" calcext:value-type="float">
            <text:p>722</text:p>
          </table:table-cell>
          <table:table-cell office:value-type="float" office:value="0.50192717583184" calcext:value-type="float">
            <text:p>0.50192717583184</text:p>
          </table:table-cell>
          <table:table-cell office:value-type="float" office:value="722" calcext:value-type="float">
            <text:p>722</text:p>
          </table:table-cell>
          <table:table-cell office:value-type="float" office:value="0.50185973398258" calcext:value-type="float">
            <text:p>0.50185973398258</text:p>
          </table:table-cell>
          <table:table-cell/>
          <table:table-cell table:formula="of:=[.I539]-[.I538]" office:value-type="float" office:value="0.00000829118117995353" calcext:value-type="float">
            <text:p>0.00000829118118</text:p>
          </table:table-cell>
          <table:table-cell/>
          <table:table-cell table:formula="of:=MATCH([.G539];[.H$8:.H$1007];0)" office:value-type="float" office:value="735" calcext:value-type="float">
            <text:p>735</text:p>
          </table:table-cell>
          <table:table-cell table:formula="of:=MATCH([.G539];[.J$8:.J$1007];0)" office:value-type="float" office:value="735" calcext:value-type="float">
            <text:p>735</text:p>
          </table:table-cell>
          <table:table-cell table:formula="of:=ABS([.O539]-[.P53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47852694879557" calcext:value-type="float">
            <text:p>0.47852694879557</text:p>
          </table:table-cell>
          <table:table-cell office:value-type="float" office:value="533" calcext:value-type="float">
            <text:p>533</text:p>
          </table:table-cell>
          <table:table-cell office:value-type="float" office:value="0.47845986476169" calcext:value-type="float">
            <text:p>0.47845986476169</text:p>
          </table:table-cell>
          <table:table-cell table:number-columns-repeated="2"/>
          <table:table-cell office:value-type="float" office:value="533" calcext:value-type="float">
            <text:p>533</text:p>
          </table:table-cell>
          <table:table-cell office:value-type="float" office:value="604" calcext:value-type="float">
            <text:p>604</text:p>
          </table:table-cell>
          <table:table-cell office:value-type="float" office:value="0.50193293817546" calcext:value-type="float">
            <text:p>0.50193293817546</text:p>
          </table:table-cell>
          <table:table-cell office:value-type="float" office:value="604" calcext:value-type="float">
            <text:p>604</text:p>
          </table:table-cell>
          <table:table-cell office:value-type="float" office:value="0.50186440581835" calcext:value-type="float">
            <text:p>0.50186440581835</text:p>
          </table:table-cell>
          <table:table-cell/>
          <table:table-cell table:formula="of:=[.I540]-[.I539]" office:value-type="float" office:value="0.00000576234362004158" calcext:value-type="float">
            <text:p>0.00000576234362</text:p>
          </table:table-cell>
          <table:table-cell/>
          <table:table-cell table:formula="of:=MATCH([.G540];[.H$8:.H$1007];0)" office:value-type="float" office:value="125" calcext:value-type="float">
            <text:p>125</text:p>
          </table:table-cell>
          <table:table-cell table:formula="of:=MATCH([.G540];[.J$8:.J$1007];0)" office:value-type="float" office:value="125" calcext:value-type="float">
            <text:p>125</text:p>
          </table:table-cell>
          <table:table-cell table:formula="of:=ABS([.O540]-[.P54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48932243890644" calcext:value-type="float">
            <text:p>0.48932243890644</text:p>
          </table:table-cell>
          <table:table-cell office:value-type="float" office:value="534" calcext:value-type="float">
            <text:p>534</text:p>
          </table:table-cell>
          <table:table-cell office:value-type="float" office:value="0.48925538565529" calcext:value-type="float">
            <text:p>0.48925538565529</text:p>
          </table:table-cell>
          <table:table-cell table:number-columns-repeated="2"/>
          <table:table-cell office:value-type="float" office:value="534" calcext:value-type="float">
            <text:p>534</text:p>
          </table:table-cell>
          <table:table-cell office:value-type="float" office:value="20" calcext:value-type="float">
            <text:p>20</text:p>
          </table:table-cell>
          <table:table-cell office:value-type="float" office:value="0.50211144068899" calcext:value-type="float">
            <text:p>0.50211144068899</text:p>
          </table:table-cell>
          <table:table-cell office:value-type="float" office:value="20" calcext:value-type="float">
            <text:p>20</text:p>
          </table:table-cell>
          <table:table-cell office:value-type="float" office:value="0.50204412722186" calcext:value-type="float">
            <text:p>0.50204412722186</text:p>
          </table:table-cell>
          <table:table-cell/>
          <table:table-cell table:formula="of:=[.I541]-[.I540]" office:value-type="float" office:value="0.000178502513530021" calcext:value-type="float">
            <text:p>0.00017850251353</text:p>
          </table:table-cell>
          <table:table-cell/>
          <table:table-cell table:formula="of:=MATCH([.G541];[.H$8:.H$1007];0)" office:value-type="float" office:value="279" calcext:value-type="float">
            <text:p>279</text:p>
          </table:table-cell>
          <table:table-cell table:formula="of:=MATCH([.G541];[.J$8:.J$1007];0)" office:value-type="float" office:value="279" calcext:value-type="float">
            <text:p>279</text:p>
          </table:table-cell>
          <table:table-cell table:formula="of:=ABS([.O541]-[.P54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45461966958201" calcext:value-type="float">
            <text:p>0.45461966958201</text:p>
          </table:table-cell>
          <table:table-cell office:value-type="float" office:value="535" calcext:value-type="float">
            <text:p>535</text:p>
          </table:table-cell>
          <table:table-cell office:value-type="float" office:value="0.45455213582169" calcext:value-type="float">
            <text:p>0.45455213582169</text:p>
          </table:table-cell>
          <table:table-cell table:number-columns-repeated="2"/>
          <table:table-cell office:value-type="float" office:value="535" calcext:value-type="float">
            <text:p>535</text:p>
          </table:table-cell>
          <table:table-cell office:value-type="float" office:value="278" calcext:value-type="float">
            <text:p>278</text:p>
          </table:table-cell>
          <table:table-cell office:value-type="float" office:value="0.50212230212606" calcext:value-type="float">
            <text:p>0.50212230212606</text:p>
          </table:table-cell>
          <table:table-cell office:value-type="float" office:value="278" calcext:value-type="float">
            <text:p>278</text:p>
          </table:table-cell>
          <table:table-cell office:value-type="float" office:value="0.50205508924725" calcext:value-type="float">
            <text:p>0.50205508924725</text:p>
          </table:table-cell>
          <table:table-cell/>
          <table:table-cell table:formula="of:=[.I542]-[.I541]" office:value-type="float" office:value="0.0000108614370699645" calcext:value-type="float">
            <text:p>0.00001086143707</text:p>
          </table:table-cell>
          <table:table-cell/>
          <table:table-cell table:formula="of:=MATCH([.G542];[.H$8:.H$1007];0)" office:value-type="float" office:value="9" calcext:value-type="float">
            <text:p>9</text:p>
          </table:table-cell>
          <table:table-cell table:formula="of:=MATCH([.G542];[.J$8:.J$1007];0)" office:value-type="float" office:value="9" calcext:value-type="float">
            <text:p>9</text:p>
          </table:table-cell>
          <table:table-cell table:formula="of:=ABS([.O542]-[.P54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52734100305448" calcext:value-type="float">
            <text:p>0.52734100305448</text:p>
          </table:table-cell>
          <table:table-cell office:value-type="float" office:value="536" calcext:value-type="float">
            <text:p>536</text:p>
          </table:table-cell>
          <table:table-cell office:value-type="float" office:value="0.52727374289598" calcext:value-type="float">
            <text:p>0.52727374289598</text:p>
          </table:table-cell>
          <table:table-cell table:number-columns-repeated="2"/>
          <table:table-cell office:value-type="float" office:value="536" calcext:value-type="float">
            <text:p>536</text:p>
          </table:table-cell>
          <table:table-cell office:value-type="float" office:value="353" calcext:value-type="float">
            <text:p>353</text:p>
          </table:table-cell>
          <table:table-cell office:value-type="float" office:value="0.50217292169283" calcext:value-type="float">
            <text:p>0.50217292169283</text:p>
          </table:table-cell>
          <table:table-cell office:value-type="float" office:value="353" calcext:value-type="float">
            <text:p>353</text:p>
          </table:table-cell>
          <table:table-cell office:value-type="float" office:value="0.50210587615989" calcext:value-type="float">
            <text:p>0.50210587615989</text:p>
          </table:table-cell>
          <table:table-cell/>
          <table:table-cell table:formula="of:=[.I543]-[.I542]" office:value-type="float" office:value="0.0000506195667699938" calcext:value-type="float">
            <text:p>0.00005061956677</text:p>
          </table:table-cell>
          <table:table-cell/>
          <table:table-cell table:formula="of:=MATCH([.G543];[.H$8:.H$1007];0)" office:value-type="float" office:value="935" calcext:value-type="float">
            <text:p>935</text:p>
          </table:table-cell>
          <table:table-cell table:formula="of:=MATCH([.G543];[.J$8:.J$1007];0)" office:value-type="float" office:value="935" calcext:value-type="float">
            <text:p>935</text:p>
          </table:table-cell>
          <table:table-cell table:formula="of:=ABS([.O543]-[.P54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53129416764988" calcext:value-type="float">
            <text:p>0.53129416764988</text:p>
          </table:table-cell>
          <table:table-cell office:value-type="float" office:value="537" calcext:value-type="float">
            <text:p>537</text:p>
          </table:table-cell>
          <table:table-cell office:value-type="float" office:value="0.53122689293984" calcext:value-type="float">
            <text:p>0.53122689293984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944" calcext:value-type="float">
            <text:p>944</text:p>
          </table:table-cell>
          <table:table-cell office:value-type="float" office:value="0.502346671068" calcext:value-type="float">
            <text:p>0.50234667106800</text:p>
          </table:table-cell>
          <table:table-cell office:value-type="float" office:value="944" calcext:value-type="float">
            <text:p>944</text:p>
          </table:table-cell>
          <table:table-cell office:value-type="float" office:value="0.50227960935016" calcext:value-type="float">
            <text:p>0.50227960935016</text:p>
          </table:table-cell>
          <table:table-cell/>
          <table:table-cell table:formula="of:=[.I544]-[.I543]" office:value-type="float" office:value="0.000173749375170007" calcext:value-type="float">
            <text:p>0.00017374937517</text:p>
          </table:table-cell>
          <table:table-cell/>
          <table:table-cell table:formula="of:=MATCH([.G544];[.H$8:.H$1007];0)" office:value-type="float" office:value="961" calcext:value-type="float">
            <text:p>961</text:p>
          </table:table-cell>
          <table:table-cell table:formula="of:=MATCH([.G544];[.J$8:.J$1007];0)" office:value-type="float" office:value="961" calcext:value-type="float">
            <text:p>961</text:p>
          </table:table-cell>
          <table:table-cell table:formula="of:=ABS([.O544]-[.P54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50311268932882" calcext:value-type="float">
            <text:p>0.50311268932882</text:p>
          </table:table-cell>
          <table:table-cell office:value-type="float" office:value="538" calcext:value-type="float">
            <text:p>538</text:p>
          </table:table-cell>
          <table:table-cell office:value-type="float" office:value="0.50304523763344" calcext:value-type="float">
            <text:p>0.50304523763344</text:p>
          </table:table-cell>
          <table:table-cell table:number-columns-repeated="2"/>
          <table:table-cell office:value-type="float" office:value="538" calcext:value-type="float">
            <text:p>538</text:p>
          </table:table-cell>
          <table:table-cell office:value-type="float" office:value="887" calcext:value-type="float">
            <text:p>887</text:p>
          </table:table-cell>
          <table:table-cell office:value-type="float" office:value="0.50250869301984" calcext:value-type="float">
            <text:p>0.50250869301984</text:p>
          </table:table-cell>
          <table:table-cell office:value-type="float" office:value="887" calcext:value-type="float">
            <text:p>887</text:p>
          </table:table-cell>
          <table:table-cell office:value-type="float" office:value="0.50244162955192" calcext:value-type="float">
            <text:p>0.50244162955192</text:p>
          </table:table-cell>
          <table:table-cell/>
          <table:table-cell table:formula="of:=[.I545]-[.I544]" office:value-type="float" office:value="0.000162021951840008" calcext:value-type="float">
            <text:p>0.00016202195184</text:p>
          </table:table-cell>
          <table:table-cell/>
          <table:table-cell table:formula="of:=MATCH([.G545];[.H$8:.H$1007];0)" office:value-type="float" office:value="552" calcext:value-type="float">
            <text:p>552</text:p>
          </table:table-cell>
          <table:table-cell table:formula="of:=MATCH([.G545];[.J$8:.J$1007];0)" office:value-type="float" office:value="552" calcext:value-type="float">
            <text:p>552</text:p>
          </table:table-cell>
          <table:table-cell table:formula="of:=ABS([.O545]-[.P54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53073665535592" calcext:value-type="float">
            <text:p>0.53073665535592</text:p>
          </table:table-cell>
          <table:table-cell office:value-type="float" office:value="539" calcext:value-type="float">
            <text:p>539</text:p>
          </table:table-cell>
          <table:table-cell office:value-type="float" office:value="0.53066936971566" calcext:value-type="float">
            <text:p>0.53066936971566</text:p>
          </table:table-cell>
          <table:table-cell table:number-columns-repeated="2"/>
          <table:table-cell office:value-type="float" office:value="539" calcext:value-type="float">
            <text:p>539</text:p>
          </table:table-cell>
          <table:table-cell office:value-type="float" office:value="355" calcext:value-type="float">
            <text:p>355</text:p>
          </table:table-cell>
          <table:table-cell office:value-type="float" office:value="0.50253541995448" calcext:value-type="float">
            <text:p>0.50253541995448</text:p>
          </table:table-cell>
          <table:table-cell office:value-type="float" office:value="355" calcext:value-type="float">
            <text:p>355</text:p>
          </table:table-cell>
          <table:table-cell office:value-type="float" office:value="0.50246776942122" calcext:value-type="float">
            <text:p>0.50246776942122</text:p>
          </table:table-cell>
          <table:table-cell/>
          <table:table-cell table:formula="of:=[.I546]-[.I545]" office:value-type="float" office:value="0.000026726934640009" calcext:value-type="float">
            <text:p>0.00002672693464</text:p>
          </table:table-cell>
          <table:table-cell/>
          <table:table-cell table:formula="of:=MATCH([.G546];[.H$8:.H$1007];0)" office:value-type="float" office:value="957" calcext:value-type="float">
            <text:p>957</text:p>
          </table:table-cell>
          <table:table-cell table:formula="of:=MATCH([.G546];[.J$8:.J$1007];0)" office:value-type="float" office:value="957" calcext:value-type="float">
            <text:p>957</text:p>
          </table:table-cell>
          <table:table-cell table:formula="of:=ABS([.O546]-[.P54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47359730171877" calcext:value-type="float">
            <text:p>0.47359730171877</text:p>
          </table:table-cell>
          <table:table-cell office:value-type="float" office:value="540" calcext:value-type="float">
            <text:p>540</text:p>
          </table:table-cell>
          <table:table-cell office:value-type="float" office:value="0.47352939895956" calcext:value-type="float">
            <text:p>0.47352939895956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63" calcext:value-type="float">
            <text:p>663</text:p>
          </table:table-cell>
          <table:table-cell office:value-type="float" office:value="0.50256359743753" calcext:value-type="float">
            <text:p>0.50256359743753</text:p>
          </table:table-cell>
          <table:table-cell office:value-type="float" office:value="663" calcext:value-type="float">
            <text:p>663</text:p>
          </table:table-cell>
          <table:table-cell office:value-type="float" office:value="0.50249645180672" calcext:value-type="float">
            <text:p>0.50249645180672</text:p>
          </table:table-cell>
          <table:table-cell/>
          <table:table-cell table:formula="of:=[.I547]-[.I546]" office:value-type="float" office:value="0.0000281774830499515" calcext:value-type="float">
            <text:p>0.00002817748305</text:p>
          </table:table-cell>
          <table:table-cell/>
          <table:table-cell table:formula="of:=MATCH([.G547];[.H$8:.H$1007];0)" office:value-type="float" office:value="79" calcext:value-type="float">
            <text:p>79</text:p>
          </table:table-cell>
          <table:table-cell table:formula="of:=MATCH([.G547];[.J$8:.J$1007];0)" office:value-type="float" office:value="79" calcext:value-type="float">
            <text:p>79</text:p>
          </table:table-cell>
          <table:table-cell table:formula="of:=ABS([.O547]-[.P54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52302437951795" calcext:value-type="float">
            <text:p>0.52302437951795</text:p>
          </table:table-cell>
          <table:table-cell office:value-type="float" office:value="541" calcext:value-type="float">
            <text:p>541</text:p>
          </table:table-cell>
          <table:table-cell office:value-type="float" office:value="0.52295720526446" calcext:value-type="float">
            <text:p>0.52295720526446</text:p>
          </table:table-cell>
          <table:table-cell table:number-columns-repeated="2"/>
          <table:table-cell office:value-type="float" office:value="541" calcext:value-type="float">
            <text:p>541</text:p>
          </table:table-cell>
          <table:table-cell office:value-type="float" office:value="196" calcext:value-type="float">
            <text:p>196</text:p>
          </table:table-cell>
          <table:table-cell office:value-type="float" office:value="0.50258358146756" calcext:value-type="float">
            <text:p>0.50258358146756</text:p>
          </table:table-cell>
          <table:table-cell office:value-type="float" office:value="196" calcext:value-type="float">
            <text:p>196</text:p>
          </table:table-cell>
          <table:table-cell office:value-type="float" office:value="0.50251609198854" calcext:value-type="float">
            <text:p>0.50251609198854</text:p>
          </table:table-cell>
          <table:table-cell/>
          <table:table-cell table:formula="of:=[.I548]-[.I547]" office:value-type="float" office:value="0.0000199840300300069" calcext:value-type="float">
            <text:p>0.00001998403003</text:p>
          </table:table-cell>
          <table:table-cell/>
          <table:table-cell table:formula="of:=MATCH([.G548];[.H$8:.H$1007];0)" office:value-type="float" office:value="895" calcext:value-type="float">
            <text:p>895</text:p>
          </table:table-cell>
          <table:table-cell table:formula="of:=MATCH([.G548];[.J$8:.J$1007];0)" office:value-type="float" office:value="895" calcext:value-type="float">
            <text:p>895</text:p>
          </table:table-cell>
          <table:table-cell table:formula="of:=ABS([.O548]-[.P54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47948789886769" calcext:value-type="float">
            <text:p>0.47948789886769</text:p>
          </table:table-cell>
          <table:table-cell office:value-type="float" office:value="542" calcext:value-type="float">
            <text:p>542</text:p>
          </table:table-cell>
          <table:table-cell office:value-type="float" office:value="0.47942082780679" calcext:value-type="float">
            <text:p>0.47942082780679</text:p>
          </table:table-cell>
          <table:table-cell table:number-columns-repeated="2"/>
          <table:table-cell office:value-type="float" office:value="542" calcext:value-type="float">
            <text:p>542</text:p>
          </table:table-cell>
          <table:table-cell office:value-type="float" office:value="720" calcext:value-type="float">
            <text:p>720</text:p>
          </table:table-cell>
          <table:table-cell office:value-type="float" office:value="0.50261372755931" calcext:value-type="float">
            <text:p>0.50261372755931</text:p>
          </table:table-cell>
          <table:table-cell office:value-type="float" office:value="720" calcext:value-type="float">
            <text:p>720</text:p>
          </table:table-cell>
          <table:table-cell office:value-type="float" office:value="0.50254651526285" calcext:value-type="float">
            <text:p>0.50254651526285</text:p>
          </table:table-cell>
          <table:table-cell/>
          <table:table-cell table:formula="of:=[.I549]-[.I548]" office:value-type="float" office:value="0.0000301460917500051" calcext:value-type="float">
            <text:p>0.00003014609175</text:p>
          </table:table-cell>
          <table:table-cell/>
          <table:table-cell table:formula="of:=MATCH([.G549];[.H$8:.H$1007];0)" office:value-type="float" office:value="134" calcext:value-type="float">
            <text:p>134</text:p>
          </table:table-cell>
          <table:table-cell table:formula="of:=MATCH([.G549];[.J$8:.J$1007];0)" office:value-type="float" office:value="134" calcext:value-type="float">
            <text:p>134</text:p>
          </table:table-cell>
          <table:table-cell table:formula="of:=ABS([.O549]-[.P54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49020772876901" calcext:value-type="float">
            <text:p>0.49020772876901</text:p>
          </table:table-cell>
          <table:table-cell office:value-type="float" office:value="543" calcext:value-type="float">
            <text:p>543</text:p>
          </table:table-cell>
          <table:table-cell office:value-type="float" office:value="0.49014003220268" calcext:value-type="float">
            <text:p>0.49014003220268</text:p>
          </table:table-cell>
          <table:table-cell table:number-columns-repeated="2"/>
          <table:table-cell office:value-type="float" office:value="543" calcext:value-type="float">
            <text:p>543</text:p>
          </table:table-cell>
          <table:table-cell office:value-type="float" office:value="760" calcext:value-type="float">
            <text:p>760</text:p>
          </table:table-cell>
          <table:table-cell office:value-type="float" office:value="0.50264305735041" calcext:value-type="float">
            <text:p>0.50264305735041</text:p>
          </table:table-cell>
          <table:table-cell office:value-type="float" office:value="760" calcext:value-type="float">
            <text:p>760</text:p>
          </table:table-cell>
          <table:table-cell office:value-type="float" office:value="0.5025755621457" calcext:value-type="float">
            <text:p>0.50257556214570</text:p>
          </table:table-cell>
          <table:table-cell/>
          <table:table-cell table:formula="of:=[.I550]-[.I549]" office:value-type="float" office:value="0.0000293297911000412" calcext:value-type="float">
            <text:p>0.00002932979110</text:p>
          </table:table-cell>
          <table:table-cell/>
          <table:table-cell table:formula="of:=MATCH([.G550];[.H$8:.H$1007];0)" office:value-type="float" office:value="296" calcext:value-type="float">
            <text:p>296</text:p>
          </table:table-cell>
          <table:table-cell table:formula="of:=MATCH([.G550];[.J$8:.J$1007];0)" office:value-type="float" office:value="296" calcext:value-type="float">
            <text:p>296</text:p>
          </table:table-cell>
          <table:table-cell table:formula="of:=ABS([.O550]-[.P55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49489383835463" calcext:value-type="float">
            <text:p>0.49489383835463</text:p>
          </table:table-cell>
          <table:table-cell office:value-type="float" office:value="544" calcext:value-type="float">
            <text:p>544</text:p>
          </table:table-cell>
          <table:table-cell office:value-type="float" office:value="0.49482633779917" calcext:value-type="float">
            <text:p>0.49482633779917</text:p>
          </table:table-cell>
          <table:table-cell table:number-columns-repeated="2"/>
          <table:table-cell office:value-type="float" office:value="544" calcext:value-type="float">
            <text:p>544</text:p>
          </table:table-cell>
          <table:table-cell office:value-type="float" office:value="808" calcext:value-type="float">
            <text:p>808</text:p>
          </table:table-cell>
          <table:table-cell office:value-type="float" office:value="0.50275139583394" calcext:value-type="float">
            <text:p>0.50275139583394</text:p>
          </table:table-cell>
          <table:table-cell office:value-type="float" office:value="808" calcext:value-type="float">
            <text:p>808</text:p>
          </table:table-cell>
          <table:table-cell office:value-type="float" office:value="0.50268416667053" calcext:value-type="float">
            <text:p>0.50268416667053</text:p>
          </table:table-cell>
          <table:table-cell/>
          <table:table-cell table:formula="of:=[.I551]-[.I550]" office:value-type="float" office:value="0.000108338483529979" calcext:value-type="float">
            <text:p>0.00010833848353</text:p>
          </table:table-cell>
          <table:table-cell/>
          <table:table-cell table:formula="of:=MATCH([.G551];[.H$8:.H$1007];0)" office:value-type="float" office:value="382" calcext:value-type="float">
            <text:p>382</text:p>
          </table:table-cell>
          <table:table-cell table:formula="of:=MATCH([.G551];[.J$8:.J$1007];0)" office:value-type="float" office:value="382" calcext:value-type="float">
            <text:p>382</text:p>
          </table:table-cell>
          <table:table-cell table:formula="of:=ABS([.O551]-[.P55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51904168820453" calcext:value-type="float">
            <text:p>0.51904168820453</text:p>
          </table:table-cell>
          <table:table-cell office:value-type="float" office:value="545" calcext:value-type="float">
            <text:p>545</text:p>
          </table:table-cell>
          <table:table-cell office:value-type="float" office:value="0.51897452591788" calcext:value-type="float">
            <text:p>0.51897452591788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224" calcext:value-type="float">
            <text:p>224</text:p>
          </table:table-cell>
          <table:table-cell office:value-type="float" office:value="0.50279397929486" calcext:value-type="float">
            <text:p>0.50279397929486</text:p>
          </table:table-cell>
          <table:table-cell office:value-type="float" office:value="224" calcext:value-type="float">
            <text:p>224</text:p>
          </table:table-cell>
          <table:table-cell office:value-type="float" office:value="0.50272662855354" calcext:value-type="float">
            <text:p>0.50272662855354</text:p>
          </table:table-cell>
          <table:table-cell/>
          <table:table-cell table:formula="of:=[.I552]-[.I551]" office:value-type="float" office:value="0.0000425834609200093" calcext:value-type="float">
            <text:p>0.00004258346092</text:p>
          </table:table-cell>
          <table:table-cell/>
          <table:table-cell table:formula="of:=MATCH([.G552];[.H$8:.H$1007];0)" office:value-type="float" office:value="853" calcext:value-type="float">
            <text:p>853</text:p>
          </table:table-cell>
          <table:table-cell table:formula="of:=MATCH([.G552];[.J$8:.J$1007];0)" office:value-type="float" office:value="853" calcext:value-type="float">
            <text:p>853</text:p>
          </table:table-cell>
          <table:table-cell table:formula="of:=ABS([.O552]-[.P55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48496754177712" calcext:value-type="float">
            <text:p>0.48496754177712</text:p>
          </table:table-cell>
          <table:table-cell office:value-type="float" office:value="546" calcext:value-type="float">
            <text:p>546</text:p>
          </table:table-cell>
          <table:table-cell office:value-type="float" office:value="0.48490104785201" calcext:value-type="float">
            <text:p>0.48490104785201</text:p>
          </table:table-cell>
          <table:table-cell table:number-columns-repeated="2"/>
          <table:table-cell office:value-type="float" office:value="546" calcext:value-type="float">
            <text:p>546</text:p>
          </table:table-cell>
          <table:table-cell office:value-type="float" office:value="463" calcext:value-type="float">
            <text:p>463</text:p>
          </table:table-cell>
          <table:table-cell office:value-type="float" office:value="0.50290343497887" calcext:value-type="float">
            <text:p>0.50290343497887</text:p>
          </table:table-cell>
          <table:table-cell office:value-type="float" office:value="463" calcext:value-type="float">
            <text:p>463</text:p>
          </table:table-cell>
          <table:table-cell office:value-type="float" office:value="0.50283603071955" calcext:value-type="float">
            <text:p>0.50283603071955</text:p>
          </table:table-cell>
          <table:table-cell/>
          <table:table-cell table:formula="of:=[.I553]-[.I552]" office:value-type="float" office:value="0.000109455684009996" calcext:value-type="float">
            <text:p>0.00010945568401</text:p>
          </table:table-cell>
          <table:table-cell/>
          <table:table-cell table:formula="of:=MATCH([.G553];[.H$8:.H$1007];0)" office:value-type="float" office:value="207" calcext:value-type="float">
            <text:p>207</text:p>
          </table:table-cell>
          <table:table-cell table:formula="of:=MATCH([.G553];[.J$8:.J$1007];0)" office:value-type="float" office:value="207" calcext:value-type="float">
            <text:p>207</text:p>
          </table:table-cell>
          <table:table-cell table:formula="of:=ABS([.O553]-[.P55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48352615668587" calcext:value-type="float">
            <text:p>0.48352615668587</text:p>
          </table:table-cell>
          <table:table-cell office:value-type="float" office:value="547" calcext:value-type="float">
            <text:p>547</text:p>
          </table:table-cell>
          <table:table-cell office:value-type="float" office:value="0.48345901492344" calcext:value-type="float">
            <text:p>0.48345901492344</text:p>
          </table:table-cell>
          <table:table-cell table:number-columns-repeated="2"/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0.5029309669735" calcext:value-type="float">
            <text:p>0.50293096697350</text:p>
          </table:table-cell>
          <table:table-cell office:value-type="float" office:value="482" calcext:value-type="float">
            <text:p>482</text:p>
          </table:table-cell>
          <table:table-cell office:value-type="float" office:value="0.50286366573787" calcext:value-type="float">
            <text:p>0.50286366573787</text:p>
          </table:table-cell>
          <table:table-cell/>
          <table:table-cell table:formula="of:=[.I554]-[.I553]" office:value-type="float" office:value="0.0000275319946300145" calcext:value-type="float">
            <text:p>0.00002753199463</text:p>
          </table:table-cell>
          <table:table-cell/>
          <table:table-cell table:formula="of:=MATCH([.G554];[.H$8:.H$1007];0)" office:value-type="float" office:value="185" calcext:value-type="float">
            <text:p>185</text:p>
          </table:table-cell>
          <table:table-cell table:formula="of:=MATCH([.G554];[.J$8:.J$1007];0)" office:value-type="float" office:value="185" calcext:value-type="float">
            <text:p>185</text:p>
          </table:table-cell>
          <table:table-cell table:formula="of:=ABS([.O554]-[.P55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51085751916051" calcext:value-type="float">
            <text:p>0.51085751916051</text:p>
          </table:table-cell>
          <table:table-cell office:value-type="float" office:value="548" calcext:value-type="float">
            <text:p>548</text:p>
          </table:table-cell>
          <table:table-cell office:value-type="float" office:value="0.51079056514791" calcext:value-type="float">
            <text:p>0.51079056514791</text:p>
          </table:table-cell>
          <table:table-cell table:number-columns-repeated="2"/>
          <table:table-cell office:value-type="float" office:value="548" calcext:value-type="float">
            <text:p>548</text:p>
          </table:table-cell>
          <table:table-cell office:value-type="float" office:value="700" calcext:value-type="float">
            <text:p>700</text:p>
          </table:table-cell>
          <table:table-cell office:value-type="float" office:value="0.50293586066166" calcext:value-type="float">
            <text:p>0.50293586066166</text:p>
          </table:table-cell>
          <table:table-cell office:value-type="float" office:value="700" calcext:value-type="float">
            <text:p>700</text:p>
          </table:table-cell>
          <table:table-cell office:value-type="float" office:value="0.50286853662045" calcext:value-type="float">
            <text:p>0.50286853662045</text:p>
          </table:table-cell>
          <table:table-cell/>
          <table:table-cell table:formula="of:=[.I555]-[.I554]" office:value-type="float" office:value="0.00000489368815992375" calcext:value-type="float">
            <text:p>0.00000489368816</text:p>
          </table:table-cell>
          <table:table-cell/>
          <table:table-cell table:formula="of:=MATCH([.G555];[.H$8:.H$1007];0)" office:value-type="float" office:value="712" calcext:value-type="float">
            <text:p>712</text:p>
          </table:table-cell>
          <table:table-cell table:formula="of:=MATCH([.G555];[.J$8:.J$1007];0)" office:value-type="float" office:value="712" calcext:value-type="float">
            <text:p>712</text:p>
          </table:table-cell>
          <table:table-cell table:formula="of:=ABS([.O555]-[.P55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49939214562885" calcext:value-type="float">
            <text:p>0.49939214562885</text:p>
          </table:table-cell>
          <table:table-cell office:value-type="float" office:value="549" calcext:value-type="float">
            <text:p>549</text:p>
          </table:table-cell>
          <table:table-cell office:value-type="float" office:value="0.49932454261946" calcext:value-type="float">
            <text:p>0.49932454261946</text:p>
          </table:table-cell>
          <table:table-cell table:number-columns-repeated="2"/>
          <table:table-cell office:value-type="float" office:value="549" calcext:value-type="float">
            <text:p>549</text:p>
          </table:table-cell>
          <table:table-cell office:value-type="float" office:value="731" calcext:value-type="float">
            <text:p>731</text:p>
          </table:table-cell>
          <table:table-cell office:value-type="float" office:value="0.50295907022954" calcext:value-type="float">
            <text:p>0.50295907022954</text:p>
          </table:table-cell>
          <table:table-cell office:value-type="float" office:value="731" calcext:value-type="float">
            <text:p>731</text:p>
          </table:table-cell>
          <table:table-cell office:value-type="float" office:value="0.50289198069409" calcext:value-type="float">
            <text:p>0.50289198069409</text:p>
          </table:table-cell>
          <table:table-cell/>
          <table:table-cell table:formula="of:=[.I556]-[.I555]" office:value-type="float" office:value="0.0000232095678800448" calcext:value-type="float">
            <text:p>0.00002320956788</text:p>
          </table:table-cell>
          <table:table-cell/>
          <table:table-cell table:formula="of:=MATCH([.G556];[.H$8:.H$1007];0)" office:value-type="float" office:value="476" calcext:value-type="float">
            <text:p>476</text:p>
          </table:table-cell>
          <table:table-cell table:formula="of:=MATCH([.G556];[.J$8:.J$1007];0)" office:value-type="float" office:value="476" calcext:value-type="float">
            <text:p>476</text:p>
          </table:table-cell>
          <table:table-cell table:formula="of:=ABS([.O556]-[.P55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47903357065833" calcext:value-type="float">
            <text:p>0.47903357065833</text:p>
          </table:table-cell>
          <table:table-cell office:value-type="float" office:value="550" calcext:value-type="float">
            <text:p>550</text:p>
          </table:table-cell>
          <table:table-cell office:value-type="float" office:value="0.47896606888344" calcext:value-type="float">
            <text:p>0.47896606888344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252" calcext:value-type="float">
            <text:p>252</text:p>
          </table:table-cell>
          <table:table-cell office:value-type="float" office:value="0.5030202270406" calcext:value-type="float">
            <text:p>0.50302022704060</text:p>
          </table:table-cell>
          <table:table-cell office:value-type="float" office:value="252" calcext:value-type="float">
            <text:p>252</text:p>
          </table:table-cell>
          <table:table-cell office:value-type="float" office:value="0.50295285836137" calcext:value-type="float">
            <text:p>0.50295285836137</text:p>
          </table:table-cell>
          <table:table-cell/>
          <table:table-cell table:formula="of:=[.I557]-[.I556]" office:value-type="float" office:value="0.0000611568110600036" calcext:value-type="float">
            <text:p>0.00006115681106</text:p>
          </table:table-cell>
          <table:table-cell/>
          <table:table-cell table:formula="of:=MATCH([.G557];[.H$8:.H$1007];0)" office:value-type="float" office:value="126" calcext:value-type="float">
            <text:p>126</text:p>
          </table:table-cell>
          <table:table-cell table:formula="of:=MATCH([.G557];[.J$8:.J$1007];0)" office:value-type="float" office:value="126" calcext:value-type="float">
            <text:p>126</text:p>
          </table:table-cell>
          <table:table-cell table:formula="of:=ABS([.O557]-[.P55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50163847878905" calcext:value-type="float">
            <text:p>0.50163847878905</text:p>
          </table:table-cell>
          <table:table-cell office:value-type="float" office:value="551" calcext:value-type="float">
            <text:p>551</text:p>
          </table:table-cell>
          <table:table-cell office:value-type="float" office:value="0.50157083886979" calcext:value-type="float">
            <text:p>0.50157083886979</text:p>
          </table:table-cell>
          <table:table-cell table:number-columns-repeated="2"/>
          <table:table-cell office:value-type="float" office:value="551" calcext:value-type="float">
            <text:p>551</text:p>
          </table:table-cell>
          <table:table-cell office:value-type="float" office:value="933" calcext:value-type="float">
            <text:p>933</text:p>
          </table:table-cell>
          <table:table-cell office:value-type="float" office:value="0.50303922859069" calcext:value-type="float">
            <text:p>0.50303922859069</text:p>
          </table:table-cell>
          <table:table-cell office:value-type="float" office:value="933" calcext:value-type="float">
            <text:p>933</text:p>
          </table:table-cell>
          <table:table-cell office:value-type="float" office:value="0.50297110467207" calcext:value-type="float">
            <text:p>0.50297110467207</text:p>
          </table:table-cell>
          <table:table-cell/>
          <table:table-cell table:formula="of:=[.I558]-[.I557]" office:value-type="float" office:value="0.0000190015500899365" calcext:value-type="float">
            <text:p>0.00001900155009</text:p>
          </table:table-cell>
          <table:table-cell/>
          <table:table-cell table:formula="of:=MATCH([.G558];[.H$8:.H$1007];0)" office:value-type="float" office:value="525" calcext:value-type="float">
            <text:p>525</text:p>
          </table:table-cell>
          <table:table-cell table:formula="of:=MATCH([.G558];[.J$8:.J$1007];0)" office:value-type="float" office:value="525" calcext:value-type="float">
            <text:p>525</text:p>
          </table:table-cell>
          <table:table-cell table:formula="of:=ABS([.O558]-[.P55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51751286208824" calcext:value-type="float">
            <text:p>0.51751286208824</text:p>
          </table:table-cell>
          <table:table-cell office:value-type="float" office:value="552" calcext:value-type="float">
            <text:p>552</text:p>
          </table:table-cell>
          <table:table-cell office:value-type="float" office:value="0.51744574533027" calcext:value-type="float">
            <text:p>0.51744574533027</text:p>
          </table:table-cell>
          <table:table-cell table:number-columns-repeated="2"/>
          <table:table-cell office:value-type="float" office:value="552" calcext:value-type="float">
            <text:p>552</text:p>
          </table:table-cell>
          <table:table-cell office:value-type="float" office:value="538" calcext:value-type="float">
            <text:p>538</text:p>
          </table:table-cell>
          <table:table-cell office:value-type="float" office:value="0.50311268932882" calcext:value-type="float">
            <text:p>0.50311268932882</text:p>
          </table:table-cell>
          <table:table-cell office:value-type="float" office:value="538" calcext:value-type="float">
            <text:p>538</text:p>
          </table:table-cell>
          <table:table-cell office:value-type="float" office:value="0.50304523763344" calcext:value-type="float">
            <text:p>0.50304523763344</text:p>
          </table:table-cell>
          <table:table-cell/>
          <table:table-cell table:formula="of:=[.I559]-[.I558]" office:value-type="float" office:value="0.0000734607381300822" calcext:value-type="float">
            <text:p>0.00007346073813</text:p>
          </table:table-cell>
          <table:table-cell/>
          <table:table-cell table:formula="of:=MATCH([.G559];[.H$8:.H$1007];0)" office:value-type="float" office:value="825" calcext:value-type="float">
            <text:p>825</text:p>
          </table:table-cell>
          <table:table-cell table:formula="of:=MATCH([.G559];[.J$8:.J$1007];0)" office:value-type="float" office:value="825" calcext:value-type="float">
            <text:p>825</text:p>
          </table:table-cell>
          <table:table-cell table:formula="of:=ABS([.O559]-[.P55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48758146653977" calcext:value-type="float">
            <text:p>0.48758146653977</text:p>
          </table:table-cell>
          <table:table-cell office:value-type="float" office:value="553" calcext:value-type="float">
            <text:p>553</text:p>
          </table:table-cell>
          <table:table-cell office:value-type="float" office:value="0.48751470725924" calcext:value-type="float">
            <text:p>0.48751470725924</text:p>
          </table:table-cell>
          <table:table-cell table:number-columns-repeated="2"/>
          <table:table-cell office:value-type="float" office:value="553" calcext:value-type="float">
            <text:p>553</text:p>
          </table:table-cell>
          <table:table-cell office:value-type="float" office:value="821" calcext:value-type="float">
            <text:p>821</text:p>
          </table:table-cell>
          <table:table-cell office:value-type="float" office:value="0.50319789149827" calcext:value-type="float">
            <text:p>0.50319789149827</text:p>
          </table:table-cell>
          <table:table-cell office:value-type="float" office:value="821" calcext:value-type="float">
            <text:p>821</text:p>
          </table:table-cell>
          <table:table-cell office:value-type="float" office:value="0.50313021086132" calcext:value-type="float">
            <text:p>0.50313021086132</text:p>
          </table:table-cell>
          <table:table-cell/>
          <table:table-cell table:formula="of:=[.I560]-[.I559]" office:value-type="float" office:value="0.0000852021694499605" calcext:value-type="float">
            <text:p>0.00008520216945</text:p>
          </table:table-cell>
          <table:table-cell/>
          <table:table-cell table:formula="of:=MATCH([.G560];[.H$8:.H$1007];0)" office:value-type="float" office:value="243" calcext:value-type="float">
            <text:p>243</text:p>
          </table:table-cell>
          <table:table-cell table:formula="of:=MATCH([.G560];[.J$8:.J$1007];0)" office:value-type="float" office:value="243" calcext:value-type="float">
            <text:p>243</text:p>
          </table:table-cell>
          <table:table-cell table:formula="of:=ABS([.O560]-[.P56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49155651613308" calcext:value-type="float">
            <text:p>0.49155651613308</text:p>
          </table:table-cell>
          <table:table-cell office:value-type="float" office:value="554" calcext:value-type="float">
            <text:p>554</text:p>
          </table:table-cell>
          <table:table-cell office:value-type="float" office:value="0.49148892814904" calcext:value-type="float">
            <text:p>0.49148892814904</text:p>
          </table:table-cell>
          <table:table-cell table:number-columns-repeated="2"/>
          <table:table-cell office:value-type="float" office:value="554" calcext:value-type="float">
            <text:p>554</text:p>
          </table:table-cell>
          <table:table-cell office:value-type="float" office:value="423" calcext:value-type="float">
            <text:p>423</text:p>
          </table:table-cell>
          <table:table-cell office:value-type="float" office:value="0.50327570677559" calcext:value-type="float">
            <text:p>0.50327570677559</text:p>
          </table:table-cell>
          <table:table-cell office:value-type="float" office:value="423" calcext:value-type="float">
            <text:p>423</text:p>
          </table:table-cell>
          <table:table-cell office:value-type="float" office:value="0.50320817916131" calcext:value-type="float">
            <text:p>0.50320817916131</text:p>
          </table:table-cell>
          <table:table-cell/>
          <table:table-cell table:formula="of:=[.I561]-[.I560]" office:value-type="float" office:value="0.0000778152773199814" calcext:value-type="float">
            <text:p>0.00007781527732</text:p>
          </table:table-cell>
          <table:table-cell/>
          <table:table-cell table:formula="of:=MATCH([.G561];[.H$8:.H$1007];0)" office:value-type="float" office:value="319" calcext:value-type="float">
            <text:p>319</text:p>
          </table:table-cell>
          <table:table-cell table:formula="of:=MATCH([.G561];[.J$8:.J$1007];0)" office:value-type="float" office:value="319" calcext:value-type="float">
            <text:p>319</text:p>
          </table:table-cell>
          <table:table-cell table:formula="of:=ABS([.O561]-[.P56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47572193033983" calcext:value-type="float">
            <text:p>0.47572193033983</text:p>
          </table:table-cell>
          <table:table-cell office:value-type="float" office:value="555" calcext:value-type="float">
            <text:p>555</text:p>
          </table:table-cell>
          <table:table-cell office:value-type="float" office:value="0.47565463865677" calcext:value-type="float">
            <text:p>0.47565463865677</text:p>
          </table:table-cell>
          <table:table-cell table:number-columns-repeated="2"/>
          <table:table-cell office:value-type="float" office:value="555" calcext:value-type="float">
            <text:p>555</text:p>
          </table:table-cell>
          <table:table-cell office:value-type="float" office:value="866" calcext:value-type="float">
            <text:p>866</text:p>
          </table:table-cell>
          <table:table-cell office:value-type="float" office:value="0.50331517352011" calcext:value-type="float">
            <text:p>0.50331517352011</text:p>
          </table:table-cell>
          <table:table-cell office:value-type="float" office:value="866" calcext:value-type="float">
            <text:p>866</text:p>
          </table:table-cell>
          <table:table-cell office:value-type="float" office:value="0.50324688939882" calcext:value-type="float">
            <text:p>0.50324688939882</text:p>
          </table:table-cell>
          <table:table-cell/>
          <table:table-cell table:formula="of:=[.I562]-[.I561]" office:value-type="float" office:value="0.0000394667445200447" calcext:value-type="float">
            <text:p>0.00003946674452</text:p>
          </table:table-cell>
          <table:table-cell/>
          <table:table-cell table:formula="of:=MATCH([.G562];[.H$8:.H$1007];0)" office:value-type="float" office:value="98" calcext:value-type="float">
            <text:p>98</text:p>
          </table:table-cell>
          <table:table-cell table:formula="of:=MATCH([.G562];[.J$8:.J$1007];0)" office:value-type="float" office:value="98" calcext:value-type="float">
            <text:p>98</text:p>
          </table:table-cell>
          <table:table-cell table:formula="of:=ABS([.O562]-[.P56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51564912249081" calcext:value-type="float">
            <text:p>0.51564912249081</text:p>
          </table:table-cell>
          <table:table-cell office:value-type="float" office:value="556" calcext:value-type="float">
            <text:p>556</text:p>
          </table:table-cell>
          <table:table-cell office:value-type="float" office:value="0.51558205297259" calcext:value-type="float">
            <text:p>0.51558205297259</text:p>
          </table:table-cell>
          <table:table-cell table:number-columns-repeated="2"/>
          <table:table-cell office:value-type="float" office:value="556" calcext:value-type="float">
            <text:p>556</text:p>
          </table:table-cell>
          <table:table-cell office:value-type="float" office:value="736" calcext:value-type="float">
            <text:p>736</text:p>
          </table:table-cell>
          <table:table-cell office:value-type="float" office:value="0.50336990878735" calcext:value-type="float">
            <text:p>0.50336990878735</text:p>
          </table:table-cell>
          <table:table-cell office:value-type="float" office:value="736" calcext:value-type="float">
            <text:p>736</text:p>
          </table:table-cell>
          <table:table-cell office:value-type="float" office:value="0.50330271873809" calcext:value-type="float">
            <text:p>0.50330271873809</text:p>
          </table:table-cell>
          <table:table-cell/>
          <table:table-cell table:formula="of:=[.I563]-[.I562]" office:value-type="float" office:value="0.0000547352672399803" calcext:value-type="float">
            <text:p>0.00005473526724</text:p>
          </table:table-cell>
          <table:table-cell/>
          <table:table-cell table:formula="of:=MATCH([.G563];[.H$8:.H$1007];0)" office:value-type="float" office:value="798" calcext:value-type="float">
            <text:p>798</text:p>
          </table:table-cell>
          <table:table-cell table:formula="of:=MATCH([.G563];[.J$8:.J$1007];0)" office:value-type="float" office:value="798" calcext:value-type="float">
            <text:p>798</text:p>
          </table:table-cell>
          <table:table-cell table:formula="of:=ABS([.O563]-[.P56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5304071503477" calcext:value-type="float">
            <text:p>0.53040715034770</text:p>
          </table:table-cell>
          <table:table-cell office:value-type="float" office:value="557" calcext:value-type="float">
            <text:p>557</text:p>
          </table:table-cell>
          <table:table-cell office:value-type="float" office:value="0.53033987626668" calcext:value-type="float">
            <text:p>0.53033987626668</text:p>
          </table:table-cell>
          <table:table-cell table:number-columns-repeated="2"/>
          <table:table-cell office:value-type="float" office:value="557" calcext:value-type="float">
            <text:p>557</text:p>
          </table:table-cell>
          <table:table-cell office:value-type="float" office:value="668" calcext:value-type="float">
            <text:p>668</text:p>
          </table:table-cell>
          <table:table-cell office:value-type="float" office:value="0.50337003598085" calcext:value-type="float">
            <text:p>0.50337003598085</text:p>
          </table:table-cell>
          <table:table-cell office:value-type="float" office:value="668" calcext:value-type="float">
            <text:p>668</text:p>
          </table:table-cell>
          <table:table-cell office:value-type="float" office:value="0.50330304222332" calcext:value-type="float">
            <text:p>0.50330304222332</text:p>
          </table:table-cell>
          <table:table-cell/>
          <table:table-cell table:formula="of:=[.I564]-[.I563]" office:value-type="float" office:value="0.000000127193499954714" calcext:value-type="float">
            <text:p>0.00000012719350</text:p>
          </table:table-cell>
          <table:table-cell/>
          <table:table-cell table:formula="of:=MATCH([.G564];[.H$8:.H$1007];0)" office:value-type="float" office:value="954" calcext:value-type="float">
            <text:p>954</text:p>
          </table:table-cell>
          <table:table-cell table:formula="of:=MATCH([.G564];[.J$8:.J$1007];0)" office:value-type="float" office:value="954" calcext:value-type="float">
            <text:p>954</text:p>
          </table:table-cell>
          <table:table-cell table:formula="of:=ABS([.O564]-[.P56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48956105580118" calcext:value-type="float">
            <text:p>0.48956105580118</text:p>
          </table:table-cell>
          <table:table-cell office:value-type="float" office:value="558" calcext:value-type="float">
            <text:p>558</text:p>
          </table:table-cell>
          <table:table-cell office:value-type="float" office:value="0.48949346241196" calcext:value-type="float">
            <text:p>0.48949346241196</text:p>
          </table:table-cell>
          <table:table-cell table:number-columns-repeated="2"/>
          <table:table-cell office:value-type="float" office:value="558" calcext:value-type="float">
            <text:p>558</text:p>
          </table:table-cell>
          <table:table-cell office:value-type="float" office:value="669" calcext:value-type="float">
            <text:p>669</text:p>
          </table:table-cell>
          <table:table-cell office:value-type="float" office:value="0.50339671757261" calcext:value-type="float">
            <text:p>0.50339671757261</text:p>
          </table:table-cell>
          <table:table-cell office:value-type="float" office:value="669" calcext:value-type="float">
            <text:p>669</text:p>
          </table:table-cell>
          <table:table-cell office:value-type="float" office:value="0.50332932751055" calcext:value-type="float">
            <text:p>0.50332932751055</text:p>
          </table:table-cell>
          <table:table-cell/>
          <table:table-cell table:formula="of:=[.I565]-[.I564]" office:value-type="float" office:value="0.0000266815917600027" calcext:value-type="float">
            <text:p>0.00002668159176</text:p>
          </table:table-cell>
          <table:table-cell/>
          <table:table-cell table:formula="of:=MATCH([.G565];[.H$8:.H$1007];0)" office:value-type="float" office:value="283" calcext:value-type="float">
            <text:p>283</text:p>
          </table:table-cell>
          <table:table-cell table:formula="of:=MATCH([.G565];[.J$8:.J$1007];0)" office:value-type="float" office:value="283" calcext:value-type="float">
            <text:p>283</text:p>
          </table:table-cell>
          <table:table-cell table:formula="of:=ABS([.O565]-[.P56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51077393353075" calcext:value-type="float">
            <text:p>0.51077393353075</text:p>
          </table:table-cell>
          <table:table-cell office:value-type="float" office:value="559" calcext:value-type="float">
            <text:p>559</text:p>
          </table:table-cell>
          <table:table-cell office:value-type="float" office:value="0.51070649187055" calcext:value-type="float">
            <text:p>0.51070649187055</text:p>
          </table:table-cell>
          <table:table-cell table:number-columns-repeated="2"/>
          <table:table-cell office:value-type="float" office:value="559" calcext:value-type="float">
            <text:p>559</text:p>
          </table:table-cell>
          <table:table-cell office:value-type="float" office:value="639" calcext:value-type="float">
            <text:p>639</text:p>
          </table:table-cell>
          <table:table-cell office:value-type="float" office:value="0.50339957398741" calcext:value-type="float">
            <text:p>0.50339957398741</text:p>
          </table:table-cell>
          <table:table-cell office:value-type="float" office:value="639" calcext:value-type="float">
            <text:p>639</text:p>
          </table:table-cell>
          <table:table-cell office:value-type="float" office:value="0.50333254619102" calcext:value-type="float">
            <text:p>0.50333254619102</text:p>
          </table:table-cell>
          <table:table-cell/>
          <table:table-cell table:formula="of:=[.I566]-[.I565]" office:value-type="float" office:value="0.00000285641480002319" calcext:value-type="float">
            <text:p>0.00000285641480</text:p>
          </table:table-cell>
          <table:table-cell/>
          <table:table-cell table:formula="of:=MATCH([.G566];[.H$8:.H$1007];0)" office:value-type="float" office:value="710" calcext:value-type="float">
            <text:p>710</text:p>
          </table:table-cell>
          <table:table-cell table:formula="of:=MATCH([.G566];[.J$8:.J$1007];0)" office:value-type="float" office:value="710" calcext:value-type="float">
            <text:p>710</text:p>
          </table:table-cell>
          <table:table-cell table:formula="of:=ABS([.O566]-[.P56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48618893707797" calcext:value-type="float">
            <text:p>0.48618893707797</text:p>
          </table:table-cell>
          <table:table-cell office:value-type="float" office:value="560" calcext:value-type="float">
            <text:p>560</text:p>
          </table:table-cell>
          <table:table-cell office:value-type="float" office:value="0.48612181792489" calcext:value-type="float">
            <text:p>0.48612181792489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789" calcext:value-type="float">
            <text:p>789</text:p>
          </table:table-cell>
          <table:table-cell office:value-type="float" office:value="0.50352266329836" calcext:value-type="float">
            <text:p>0.50352266329836</text:p>
          </table:table-cell>
          <table:table-cell office:value-type="float" office:value="789" calcext:value-type="float">
            <text:p>789</text:p>
          </table:table-cell>
          <table:table-cell office:value-type="float" office:value="0.50345442199751" calcext:value-type="float">
            <text:p>0.50345442199751</text:p>
          </table:table-cell>
          <table:table-cell/>
          <table:table-cell table:formula="of:=[.I567]-[.I566]" office:value-type="float" office:value="0.000123089310950064" calcext:value-type="float">
            <text:p>0.00012308931095</text:p>
          </table:table-cell>
          <table:table-cell/>
          <table:table-cell table:formula="of:=MATCH([.G567];[.H$8:.H$1007];0)" office:value-type="float" office:value="225" calcext:value-type="float">
            <text:p>225</text:p>
          </table:table-cell>
          <table:table-cell table:formula="of:=MATCH([.G567];[.J$8:.J$1007];0)" office:value-type="float" office:value="225" calcext:value-type="float">
            <text:p>225</text:p>
          </table:table-cell>
          <table:table-cell table:formula="of:=ABS([.O567]-[.P56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48494109260507" calcext:value-type="float">
            <text:p>0.48494109260507</text:p>
          </table:table-cell>
          <table:table-cell office:value-type="float" office:value="561" calcext:value-type="float">
            <text:p>561</text:p>
          </table:table-cell>
          <table:table-cell office:value-type="float" office:value="0.48487358596365" calcext:value-type="float">
            <text:p>0.48487358596365</text:p>
          </table:table-cell>
          <table:table-cell table:number-columns-repeated="2"/>
          <table:table-cell office:value-type="float" office:value="561" calcext:value-type="float">
            <text:p>561</text:p>
          </table:table-cell>
          <table:table-cell office:value-type="float" office:value="868" calcext:value-type="float">
            <text:p>868</text:p>
          </table:table-cell>
          <table:table-cell office:value-type="float" office:value="0.50353548679562" calcext:value-type="float">
            <text:p>0.50353548679562</text:p>
          </table:table-cell>
          <table:table-cell office:value-type="float" office:value="868" calcext:value-type="float">
            <text:p>868</text:p>
          </table:table-cell>
          <table:table-cell office:value-type="float" office:value="0.50346837833089" calcext:value-type="float">
            <text:p>0.50346837833089</text:p>
          </table:table-cell>
          <table:table-cell/>
          <table:table-cell table:formula="of:=[.I568]-[.I567]" office:value-type="float" office:value="0.0000128234972599506" calcext:value-type="float">
            <text:p>0.00001282349726</text:p>
          </table:table-cell>
          <table:table-cell/>
          <table:table-cell table:formula="of:=MATCH([.G568];[.H$8:.H$1007];0)" office:value-type="float" office:value="206" calcext:value-type="float">
            <text:p>206</text:p>
          </table:table-cell>
          <table:table-cell table:formula="of:=MATCH([.G568];[.J$8:.J$1007];0)" office:value-type="float" office:value="206" calcext:value-type="float">
            <text:p>206</text:p>
          </table:table-cell>
          <table:table-cell table:formula="of:=ABS([.O568]-[.P56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49921542148022" calcext:value-type="float">
            <text:p>0.49921542148022</text:p>
          </table:table-cell>
          <table:table-cell office:value-type="float" office:value="562" calcext:value-type="float">
            <text:p>562</text:p>
          </table:table-cell>
          <table:table-cell office:value-type="float" office:value="0.49914789087258" calcext:value-type="float">
            <text:p>0.49914789087258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81" calcext:value-type="float">
            <text:p>81</text:p>
          </table:table-cell>
          <table:table-cell office:value-type="float" office:value="0.50356734615138" calcext:value-type="float">
            <text:p>0.50356734615138</text:p>
          </table:table-cell>
          <table:table-cell office:value-type="float" office:value="81" calcext:value-type="float">
            <text:p>81</text:p>
          </table:table-cell>
          <table:table-cell office:value-type="float" office:value="0.50350033165714" calcext:value-type="float">
            <text:p>0.50350033165714</text:p>
          </table:table-cell>
          <table:table-cell/>
          <table:table-cell table:formula="of:=[.I569]-[.I568]" office:value-type="float" office:value="0.00003185935576" calcext:value-type="float">
            <text:p>0.00003185935576</text:p>
          </table:table-cell>
          <table:table-cell/>
          <table:table-cell table:formula="of:=MATCH([.G569];[.H$8:.H$1007];0)" office:value-type="float" office:value="472" calcext:value-type="float">
            <text:p>472</text:p>
          </table:table-cell>
          <table:table-cell table:formula="of:=MATCH([.G569];[.J$8:.J$1007];0)" office:value-type="float" office:value="472" calcext:value-type="float">
            <text:p>472</text:p>
          </table:table-cell>
          <table:table-cell table:formula="of:=ABS([.O569]-[.P56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49599388746476" calcext:value-type="float">
            <text:p>0.49599388746476</text:p>
          </table:table-cell>
          <table:table-cell office:value-type="float" office:value="563" calcext:value-type="float">
            <text:p>563</text:p>
          </table:table-cell>
          <table:table-cell office:value-type="float" office:value="0.49592559151599" calcext:value-type="float">
            <text:p>0.49592559151599</text:p>
          </table:table-cell>
          <table:table-cell table:number-columns-repeated="2"/>
          <table:table-cell office:value-type="float" office:value="563" calcext:value-type="float">
            <text:p>563</text:p>
          </table:table-cell>
          <table:table-cell office:value-type="float" office:value="702" calcext:value-type="float">
            <text:p>702</text:p>
          </table:table-cell>
          <table:table-cell office:value-type="float" office:value="0.50383918160653" calcext:value-type="float">
            <text:p>0.50383918160653</text:p>
          </table:table-cell>
          <table:table-cell office:value-type="float" office:value="702" calcext:value-type="float">
            <text:p>702</text:p>
          </table:table-cell>
          <table:table-cell office:value-type="float" office:value="0.50377148177407" calcext:value-type="float">
            <text:p>0.50377148177407</text:p>
          </table:table-cell>
          <table:table-cell/>
          <table:table-cell table:formula="of:=[.I570]-[.I569]" office:value-type="float" office:value="0.000271835455149971" calcext:value-type="float">
            <text:p>0.00027183545515</text:p>
          </table:table-cell>
          <table:table-cell/>
          <table:table-cell table:formula="of:=MATCH([.G570];[.H$8:.H$1007];0)" office:value-type="float" office:value="409" calcext:value-type="float">
            <text:p>409</text:p>
          </table:table-cell>
          <table:table-cell table:formula="of:=MATCH([.G570];[.J$8:.J$1007];0)" office:value-type="float" office:value="409" calcext:value-type="float">
            <text:p>409</text:p>
          </table:table-cell>
          <table:table-cell table:formula="of:=ABS([.O570]-[.P57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49636168010864" calcext:value-type="float">
            <text:p>0.49636168010864</text:p>
          </table:table-cell>
          <table:table-cell office:value-type="float" office:value="564" calcext:value-type="float">
            <text:p>564</text:p>
          </table:table-cell>
          <table:table-cell office:value-type="float" office:value="0.49629468560621" calcext:value-type="float">
            <text:p>0.49629468560621</text:p>
          </table:table-cell>
          <table:table-cell table:number-columns-repeated="2"/>
          <table:table-cell office:value-type="float" office:value="564" calcext:value-type="float">
            <text:p>564</text:p>
          </table:table-cell>
          <table:table-cell office:value-type="float" office:value="657" calcext:value-type="float">
            <text:p>657</text:p>
          </table:table-cell>
          <table:table-cell office:value-type="float" office:value="0.50387242721482" calcext:value-type="float">
            <text:p>0.50387242721482</text:p>
          </table:table-cell>
          <table:table-cell office:value-type="float" office:value="657" calcext:value-type="float">
            <text:p>657</text:p>
          </table:table-cell>
          <table:table-cell office:value-type="float" office:value="0.50380545894932" calcext:value-type="float">
            <text:p>0.50380545894932</text:p>
          </table:table-cell>
          <table:table-cell/>
          <table:table-cell table:formula="of:=[.I571]-[.I570]" office:value-type="float" office:value="0.000033245608289989" calcext:value-type="float">
            <text:p>0.00003324560829</text:p>
          </table:table-cell>
          <table:table-cell/>
          <table:table-cell table:formula="of:=MATCH([.G571];[.H$8:.H$1007];0)" office:value-type="float" office:value="417" calcext:value-type="float">
            <text:p>417</text:p>
          </table:table-cell>
          <table:table-cell table:formula="of:=MATCH([.G571];[.J$8:.J$1007];0)" office:value-type="float" office:value="417" calcext:value-type="float">
            <text:p>417</text:p>
          </table:table-cell>
          <table:table-cell table:formula="of:=ABS([.O571]-[.P57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49039879937946" calcext:value-type="float">
            <text:p>0.49039879937946</text:p>
          </table:table-cell>
          <table:table-cell office:value-type="float" office:value="565" calcext:value-type="float">
            <text:p>565</text:p>
          </table:table-cell>
          <table:table-cell office:value-type="float" office:value="0.49033169961971" calcext:value-type="float">
            <text:p>0.49033169961971</text:p>
          </table:table-cell>
          <table:table-cell table:number-columns-repeated="2"/>
          <table:table-cell office:value-type="float" office:value="565" calcext:value-type="float">
            <text:p>565</text:p>
          </table:table-cell>
          <table:table-cell office:value-type="float" office:value="1000" calcext:value-type="float">
            <text:p>1000</text:p>
          </table:table-cell>
          <table:table-cell office:value-type="float" office:value="0.50388652300075" calcext:value-type="float">
            <text:p>0.50388652300075</text:p>
          </table:table-cell>
          <table:table-cell office:value-type="float" office:value="1000" calcext:value-type="float">
            <text:p>1000</text:p>
          </table:table-cell>
          <table:table-cell office:value-type="float" office:value="0.50381878488962" calcext:value-type="float">
            <text:p>0.50381878488962</text:p>
          </table:table-cell>
          <table:table-cell/>
          <table:table-cell table:formula="of:=[.I572]-[.I571]" office:value-type="float" office:value="0.000014095785930035" calcext:value-type="float">
            <text:p>0.00001409578593</text:p>
          </table:table-cell>
          <table:table-cell/>
          <table:table-cell table:formula="of:=MATCH([.G572];[.H$8:.H$1007];0)" office:value-type="float" office:value="298" calcext:value-type="float">
            <text:p>298</text:p>
          </table:table-cell>
          <table:table-cell table:formula="of:=MATCH([.G572];[.J$8:.J$1007];0)" office:value-type="float" office:value="298" calcext:value-type="float">
            <text:p>298</text:p>
          </table:table-cell>
          <table:table-cell table:formula="of:=ABS([.O572]-[.P57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49441860644916" calcext:value-type="float">
            <text:p>0.49441860644916</text:p>
          </table:table-cell>
          <table:table-cell office:value-type="float" office:value="566" calcext:value-type="float">
            <text:p>566</text:p>
          </table:table-cell>
          <table:table-cell office:value-type="float" office:value="0.49435089381627" calcext:value-type="float">
            <text:p>0.49435089381627</text:p>
          </table:table-cell>
          <table:table-cell table:number-columns-repeated="2"/>
          <table:table-cell office:value-type="float" office:value="566" calcext:value-type="float">
            <text:p>566</text:p>
          </table:table-cell>
          <table:table-cell office:value-type="float" office:value="739" calcext:value-type="float">
            <text:p>739</text:p>
          </table:table-cell>
          <table:table-cell office:value-type="float" office:value="0.50390543776093" calcext:value-type="float">
            <text:p>0.50390543776093</text:p>
          </table:table-cell>
          <table:table-cell office:value-type="float" office:value="739" calcext:value-type="float">
            <text:p>739</text:p>
          </table:table-cell>
          <table:table-cell office:value-type="float" office:value="0.50383813757611" calcext:value-type="float">
            <text:p>0.50383813757611</text:p>
          </table:table-cell>
          <table:table-cell/>
          <table:table-cell table:formula="of:=[.I573]-[.I572]" office:value-type="float" office:value="0.000018914760180011" calcext:value-type="float">
            <text:p>0.00001891476018</text:p>
          </table:table-cell>
          <table:table-cell/>
          <table:table-cell table:formula="of:=MATCH([.G573];[.H$8:.H$1007];0)" office:value-type="float" office:value="367" calcext:value-type="float">
            <text:p>367</text:p>
          </table:table-cell>
          <table:table-cell table:formula="of:=MATCH([.G573];[.J$8:.J$1007];0)" office:value-type="float" office:value="367" calcext:value-type="float">
            <text:p>367</text:p>
          </table:table-cell>
          <table:table-cell table:formula="of:=ABS([.O573]-[.P57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51631305332075" calcext:value-type="float">
            <text:p>0.51631305332075</text:p>
          </table:table-cell>
          <table:table-cell office:value-type="float" office:value="567" calcext:value-type="float">
            <text:p>567</text:p>
          </table:table-cell>
          <table:table-cell office:value-type="float" office:value="0.51624573080783" calcext:value-type="float">
            <text:p>0.51624573080783</text:p>
          </table:table-cell>
          <table:table-cell table:number-columns-repeated="2"/>
          <table:table-cell office:value-type="float" office:value="567" calcext:value-type="float">
            <text:p>567</text:p>
          </table:table-cell>
          <table:table-cell office:value-type="float" office:value="140" calcext:value-type="float">
            <text:p>140</text:p>
          </table:table-cell>
          <table:table-cell office:value-type="float" office:value="0.50399735197183" calcext:value-type="float">
            <text:p>0.50399735197183</text:p>
          </table:table-cell>
          <table:table-cell office:value-type="float" office:value="140" calcext:value-type="float">
            <text:p>140</text:p>
          </table:table-cell>
          <table:table-cell office:value-type="float" office:value="0.50393005842113" calcext:value-type="float">
            <text:p>0.50393005842113</text:p>
          </table:table-cell>
          <table:table-cell/>
          <table:table-cell table:formula="of:=[.I574]-[.I573]" office:value-type="float" office:value="0.0000919142109000459" calcext:value-type="float">
            <text:p>0.00009191421090</text:p>
          </table:table-cell>
          <table:table-cell/>
          <table:table-cell table:formula="of:=MATCH([.G574];[.H$8:.H$1007];0)" office:value-type="float" office:value="810" calcext:value-type="float">
            <text:p>810</text:p>
          </table:table-cell>
          <table:table-cell table:formula="of:=MATCH([.G574];[.J$8:.J$1007];0)" office:value-type="float" office:value="810" calcext:value-type="float">
            <text:p>810</text:p>
          </table:table-cell>
          <table:table-cell table:formula="of:=ABS([.O574]-[.P57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51667060578162" calcext:value-type="float">
            <text:p>0.51667060578162</text:p>
          </table:table-cell>
          <table:table-cell office:value-type="float" office:value="568" calcext:value-type="float">
            <text:p>568</text:p>
          </table:table-cell>
          <table:table-cell office:value-type="float" office:value="0.51660274327911" calcext:value-type="float">
            <text:p>0.51660274327911</text:p>
          </table:table-cell>
          <table:table-cell table:number-columns-repeated="2"/>
          <table:table-cell office:value-type="float" office:value="568" calcext:value-type="float">
            <text:p>568</text:p>
          </table:table-cell>
          <table:table-cell office:value-type="float" office:value="955" calcext:value-type="float">
            <text:p>955</text:p>
          </table:table-cell>
          <table:table-cell office:value-type="float" office:value="0.50405897476522" calcext:value-type="float">
            <text:p>0.50405897476522</text:p>
          </table:table-cell>
          <table:table-cell office:value-type="float" office:value="955" calcext:value-type="float">
            <text:p>955</text:p>
          </table:table-cell>
          <table:table-cell office:value-type="float" office:value="0.50399159474472" calcext:value-type="float">
            <text:p>0.50399159474472</text:p>
          </table:table-cell>
          <table:table-cell/>
          <table:table-cell table:formula="of:=[.I575]-[.I574]" office:value-type="float" office:value="0.0000616227933899482" calcext:value-type="float">
            <text:p>0.00006162279339</text:p>
          </table:table-cell>
          <table:table-cell/>
          <table:table-cell table:formula="of:=MATCH([.G575];[.H$8:.H$1007];0)" office:value-type="float" office:value="815" calcext:value-type="float">
            <text:p>815</text:p>
          </table:table-cell>
          <table:table-cell table:formula="of:=MATCH([.G575];[.J$8:.J$1007];0)" office:value-type="float" office:value="815" calcext:value-type="float">
            <text:p>815</text:p>
          </table:table-cell>
          <table:table-cell table:formula="of:=ABS([.O575]-[.P57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50082018864521" calcext:value-type="float">
            <text:p>0.50082018864521</text:p>
          </table:table-cell>
          <table:table-cell office:value-type="float" office:value="569" calcext:value-type="float">
            <text:p>569</text:p>
          </table:table-cell>
          <table:table-cell office:value-type="float" office:value="0.50075326041973" calcext:value-type="float">
            <text:p>0.50075326041973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 office:value-type="float" office:value="29" calcext:value-type="float">
            <text:p>29</text:p>
          </table:table-cell>
          <table:table-cell office:value-type="float" office:value="0.50419442634066" calcext:value-type="float">
            <text:p>0.50419442634066</text:p>
          </table:table-cell>
          <table:table-cell office:value-type="float" office:value="29" calcext:value-type="float">
            <text:p>29</text:p>
          </table:table-cell>
          <table:table-cell office:value-type="float" office:value="0.50412703839957" calcext:value-type="float">
            <text:p>0.50412703839957</text:p>
          </table:table-cell>
          <table:table-cell/>
          <table:table-cell table:formula="of:=[.I576]-[.I575]" office:value-type="float" office:value="0.000135451575440038" calcext:value-type="float">
            <text:p>0.00013545157544</text:p>
          </table:table-cell>
          <table:table-cell/>
          <table:table-cell table:formula="of:=MATCH([.G576];[.H$8:.H$1007];0)" office:value-type="float" office:value="505" calcext:value-type="float">
            <text:p>505</text:p>
          </table:table-cell>
          <table:table-cell table:formula="of:=MATCH([.G576];[.J$8:.J$1007];0)" office:value-type="float" office:value="505" calcext:value-type="float">
            <text:p>505</text:p>
          </table:table-cell>
          <table:table-cell table:formula="of:=ABS([.O576]-[.P57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50524285984184" calcext:value-type="float">
            <text:p>0.50524285984184</text:p>
          </table:table-cell>
          <table:table-cell office:value-type="float" office:value="570" calcext:value-type="float">
            <text:p>570</text:p>
          </table:table-cell>
          <table:table-cell office:value-type="float" office:value="0.50517503242027" calcext:value-type="float">
            <text:p>0.50517503242027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636" calcext:value-type="float">
            <text:p>636</text:p>
          </table:table-cell>
          <table:table-cell office:value-type="float" office:value="0.50443853173257" calcext:value-type="float">
            <text:p>0.50443853173257</text:p>
          </table:table-cell>
          <table:table-cell office:value-type="float" office:value="636" calcext:value-type="float">
            <text:p>636</text:p>
          </table:table-cell>
          <table:table-cell office:value-type="float" office:value="0.50437107413091" calcext:value-type="float">
            <text:p>0.50437107413091</text:p>
          </table:table-cell>
          <table:table-cell/>
          <table:table-cell table:formula="of:=[.I577]-[.I576]" office:value-type="float" office:value="0.000244105391909999" calcext:value-type="float">
            <text:p>0.00024410539191</text:p>
          </table:table-cell>
          <table:table-cell/>
          <table:table-cell table:formula="of:=MATCH([.G577];[.H$8:.H$1007];0)" office:value-type="float" office:value="598" calcext:value-type="float">
            <text:p>598</text:p>
          </table:table-cell>
          <table:table-cell table:formula="of:=MATCH([.G577];[.J$8:.J$1007];0)" office:value-type="float" office:value="598" calcext:value-type="float">
            <text:p>598</text:p>
          </table:table-cell>
          <table:table-cell table:formula="of:=ABS([.O577]-[.P57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49121118108018" calcext:value-type="float">
            <text:p>0.49121118108018</text:p>
          </table:table-cell>
          <table:table-cell office:value-type="float" office:value="571" calcext:value-type="float">
            <text:p>571</text:p>
          </table:table-cell>
          <table:table-cell office:value-type="float" office:value="0.49114370571654" calcext:value-type="float">
            <text:p>0.49114370571654</text:p>
          </table:table-cell>
          <table:table-cell table:number-columns-repeated="2"/>
          <table:table-cell office:value-type="float" office:value="571" calcext:value-type="float">
            <text:p>571</text:p>
          </table:table-cell>
          <table:table-cell office:value-type="float" office:value="22" calcext:value-type="float">
            <text:p>22</text:p>
          </table:table-cell>
          <table:table-cell office:value-type="float" office:value="0.50444300959642" calcext:value-type="float">
            <text:p>0.50444300959642</text:p>
          </table:table-cell>
          <table:table-cell office:value-type="float" office:value="22" calcext:value-type="float">
            <text:p>22</text:p>
          </table:table-cell>
          <table:table-cell office:value-type="float" office:value="0.50437570931496" calcext:value-type="float">
            <text:p>0.50437570931496</text:p>
          </table:table-cell>
          <table:table-cell/>
          <table:table-cell table:formula="of:=[.I578]-[.I577]" office:value-type="float" office:value="0.00000447786384993876" calcext:value-type="float">
            <text:p>0.00000447786385</text:p>
          </table:table-cell>
          <table:table-cell/>
          <table:table-cell table:formula="of:=MATCH([.G578];[.H$8:.H$1007];0)" office:value-type="float" office:value="314" calcext:value-type="float">
            <text:p>314</text:p>
          </table:table-cell>
          <table:table-cell table:formula="of:=MATCH([.G578];[.J$8:.J$1007];0)" office:value-type="float" office:value="314" calcext:value-type="float">
            <text:p>314</text:p>
          </table:table-cell>
          <table:table-cell table:formula="of:=ABS([.O578]-[.P57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50724685334521" calcext:value-type="float">
            <text:p>0.50724685334521</text:p>
          </table:table-cell>
          <table:table-cell office:value-type="float" office:value="572" calcext:value-type="float">
            <text:p>572</text:p>
          </table:table-cell>
          <table:table-cell office:value-type="float" office:value="0.50717954126092" calcext:value-type="float">
            <text:p>0.50717954126092</text:p>
          </table:table-cell>
          <table:table-cell table:number-columns-repeated="2"/>
          <table:table-cell office:value-type="float" office:value="572" calcext:value-type="float">
            <text:p>572</text:p>
          </table:table-cell>
          <table:table-cell office:value-type="float" office:value="698" calcext:value-type="float">
            <text:p>698</text:p>
          </table:table-cell>
          <table:table-cell office:value-type="float" office:value="0.50444970614146" calcext:value-type="float">
            <text:p>0.50444970614146</text:p>
          </table:table-cell>
          <table:table-cell office:value-type="float" office:value="698" calcext:value-type="float">
            <text:p>698</text:p>
          </table:table-cell>
          <table:table-cell office:value-type="float" office:value="0.5043823600397" calcext:value-type="float">
            <text:p>0.50438236003970</text:p>
          </table:table-cell>
          <table:table-cell/>
          <table:table-cell table:formula="of:=[.I579]-[.I578]" office:value-type="float" office:value="0.00000669654504004136" calcext:value-type="float">
            <text:p>0.00000669654504</text:p>
          </table:table-cell>
          <table:table-cell/>
          <table:table-cell table:formula="of:=MATCH([.G579];[.H$8:.H$1007];0)" office:value-type="float" office:value="640" calcext:value-type="float">
            <text:p>640</text:p>
          </table:table-cell>
          <table:table-cell table:formula="of:=MATCH([.G579];[.J$8:.J$1007];0)" office:value-type="float" office:value="640" calcext:value-type="float">
            <text:p>640</text:p>
          </table:table-cell>
          <table:table-cell table:formula="of:=ABS([.O579]-[.P57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52346960519968" calcext:value-type="float">
            <text:p>0.52346960519968</text:p>
          </table:table-cell>
          <table:table-cell office:value-type="float" office:value="573" calcext:value-type="float">
            <text:p>573</text:p>
          </table:table-cell>
          <table:table-cell office:value-type="float" office:value="0.52340134682793" calcext:value-type="float">
            <text:p>0.52340134682793</text:p>
          </table:table-cell>
          <table:table-cell table:number-columns-repeated="2"/>
          <table:table-cell office:value-type="float" office:value="573" calcext:value-type="float">
            <text:p>573</text:p>
          </table:table-cell>
          <table:table-cell office:value-type="float" office:value="214" calcext:value-type="float">
            <text:p>214</text:p>
          </table:table-cell>
          <table:table-cell office:value-type="float" office:value="0.50446672478857" calcext:value-type="float">
            <text:p>0.50446672478857</text:p>
          </table:table-cell>
          <table:table-cell office:value-type="float" office:value="214" calcext:value-type="float">
            <text:p>214</text:p>
          </table:table-cell>
          <table:table-cell office:value-type="float" office:value="0.504399559014" calcext:value-type="float">
            <text:p>0.50439955901400</text:p>
          </table:table-cell>
          <table:table-cell/>
          <table:table-cell table:formula="of:=[.I580]-[.I579]" office:value-type="float" office:value="0.000017018647110012" calcext:value-type="float">
            <text:p>0.00001701864711</text:p>
          </table:table-cell>
          <table:table-cell/>
          <table:table-cell table:formula="of:=MATCH([.G580];[.H$8:.H$1007];0)" office:value-type="float" office:value="904" calcext:value-type="float">
            <text:p>904</text:p>
          </table:table-cell>
          <table:table-cell table:formula="of:=MATCH([.G580];[.J$8:.J$1007];0)" office:value-type="float" office:value="904" calcext:value-type="float">
            <text:p>904</text:p>
          </table:table-cell>
          <table:table-cell table:formula="of:=ABS([.O580]-[.P58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47191218775355" calcext:value-type="float">
            <text:p>0.47191218775355</text:p>
          </table:table-cell>
          <table:table-cell office:value-type="float" office:value="574" calcext:value-type="float">
            <text:p>574</text:p>
          </table:table-cell>
          <table:table-cell office:value-type="float" office:value="0.47184448088356" calcext:value-type="float">
            <text:p>0.47184448088356</text:p>
          </table:table-cell>
          <table:table-cell table:number-columns-repeated="2"/>
          <table:table-cell office:value-type="float" office:value="574" calcext:value-type="float">
            <text:p>574</text:p>
          </table:table-cell>
          <table:table-cell office:value-type="float" office:value="662" calcext:value-type="float">
            <text:p>662</text:p>
          </table:table-cell>
          <table:table-cell office:value-type="float" office:value="0.50448166594065" calcext:value-type="float">
            <text:p>0.50448166594065</text:p>
          </table:table-cell>
          <table:table-cell office:value-type="float" office:value="662" calcext:value-type="float">
            <text:p>662</text:p>
          </table:table-cell>
          <table:table-cell office:value-type="float" office:value="0.50441433451613" calcext:value-type="float">
            <text:p>0.50441433451613</text:p>
          </table:table-cell>
          <table:table-cell/>
          <table:table-cell table:formula="of:=[.I581]-[.I580]" office:value-type="float" office:value="0.0000149411520800058" calcext:value-type="float">
            <text:p>0.00001494115208</text:p>
          </table:table-cell>
          <table:table-cell/>
          <table:table-cell table:formula="of:=MATCH([.G581];[.H$8:.H$1007];0)" office:value-type="float" office:value="62" calcext:value-type="float">
            <text:p>62</text:p>
          </table:table-cell>
          <table:table-cell table:formula="of:=MATCH([.G581];[.J$8:.J$1007];0)" office:value-type="float" office:value="62" calcext:value-type="float">
            <text:p>62</text:p>
          </table:table-cell>
          <table:table-cell table:formula="of:=ABS([.O581]-[.P58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5148418314855" calcext:value-type="float">
            <text:p>0.51484183148550</text:p>
          </table:table-cell>
          <table:table-cell office:value-type="float" office:value="575" calcext:value-type="float">
            <text:p>575</text:p>
          </table:table-cell>
          <table:table-cell office:value-type="float" office:value="0.51477406968433" calcext:value-type="float">
            <text:p>0.51477406968433</text:p>
          </table:table-cell>
          <table:table-cell table:number-columns-repeated="2"/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0.50448738937341" calcext:value-type="float">
            <text:p>0.50448738937341</text:p>
          </table:table-cell>
          <table:table-cell office:value-type="float" office:value="576" calcext:value-type="float">
            <text:p>576</text:p>
          </table:table-cell>
          <table:table-cell office:value-type="float" office:value="0.50442029738655" calcext:value-type="float">
            <text:p>0.50442029738655</text:p>
          </table:table-cell>
          <table:table-cell/>
          <table:table-cell table:formula="of:=[.I582]-[.I581]" office:value-type="float" office:value="0.00000572343275995202" calcext:value-type="float">
            <text:p>0.00000572343276</text:p>
          </table:table-cell>
          <table:table-cell/>
          <table:table-cell table:formula="of:=MATCH([.G582];[.H$8:.H$1007];0)" office:value-type="float" office:value="787" calcext:value-type="float">
            <text:p>787</text:p>
          </table:table-cell>
          <table:table-cell table:formula="of:=MATCH([.G582];[.J$8:.J$1007];0)" office:value-type="float" office:value="787" calcext:value-type="float">
            <text:p>787</text:p>
          </table:table-cell>
          <table:table-cell table:formula="of:=ABS([.O582]-[.P58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50448738937341" calcext:value-type="float">
            <text:p>0.50448738937341</text:p>
          </table:table-cell>
          <table:table-cell office:value-type="float" office:value="576" calcext:value-type="float">
            <text:p>576</text:p>
          </table:table-cell>
          <table:table-cell office:value-type="float" office:value="0.50442029738655" calcext:value-type="float">
            <text:p>0.50442029738655</text:p>
          </table:table-cell>
          <table:table-cell table:number-columns-repeated="2"/>
          <table:table-cell office:value-type="float" office:value="576" calcext:value-type="float">
            <text:p>576</text:p>
          </table:table-cell>
          <table:table-cell office:value-type="float" office:value="490" calcext:value-type="float">
            <text:p>490</text:p>
          </table:table-cell>
          <table:table-cell office:value-type="float" office:value="0.50449323977945" calcext:value-type="float">
            <text:p>0.50449323977945</text:p>
          </table:table-cell>
          <table:table-cell office:value-type="float" office:value="490" calcext:value-type="float">
            <text:p>490</text:p>
          </table:table-cell>
          <table:table-cell office:value-type="float" office:value="0.50442581426145" calcext:value-type="float">
            <text:p>0.50442581426145</text:p>
          </table:table-cell>
          <table:table-cell/>
          <table:table-cell table:formula="of:=[.I583]-[.I582]" office:value-type="float" office:value="0.00000585040604006437" calcext:value-type="float">
            <text:p>0.00000585040604</text:p>
          </table:table-cell>
          <table:table-cell/>
          <table:table-cell table:formula="of:=MATCH([.G583];[.H$8:.H$1007];0)" office:value-type="float" office:value="575" calcext:value-type="float">
            <text:p>575</text:p>
          </table:table-cell>
          <table:table-cell table:formula="of:=MATCH([.G583];[.J$8:.J$1007];0)" office:value-type="float" office:value="575" calcext:value-type="float">
            <text:p>575</text:p>
          </table:table-cell>
          <table:table-cell table:formula="of:=ABS([.O583]-[.P58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49075886122733" calcext:value-type="float">
            <text:p>0.49075886122733</text:p>
          </table:table-cell>
          <table:table-cell office:value-type="float" office:value="577" calcext:value-type="float">
            <text:p>577</text:p>
          </table:table-cell>
          <table:table-cell office:value-type="float" office:value="0.49069129653499" calcext:value-type="float">
            <text:p>0.49069129653499</text:p>
          </table:table-cell>
          <table:table-cell table:number-columns-repeated="2"/>
          <table:table-cell office:value-type="float" office:value="577" calcext:value-type="float">
            <text:p>577</text:p>
          </table:table-cell>
          <table:table-cell office:value-type="float" office:value="368" calcext:value-type="float">
            <text:p>368</text:p>
          </table:table-cell>
          <table:table-cell office:value-type="float" office:value="0.50451588331786" calcext:value-type="float">
            <text:p>0.50451588331786</text:p>
          </table:table-cell>
          <table:table-cell office:value-type="float" office:value="368" calcext:value-type="float">
            <text:p>368</text:p>
          </table:table-cell>
          <table:table-cell office:value-type="float" office:value="0.5044482396908" calcext:value-type="float">
            <text:p>0.50444823969080</text:p>
          </table:table-cell>
          <table:table-cell/>
          <table:table-cell table:formula="of:=[.I584]-[.I583]" office:value-type="float" office:value="0.0000226435384099721" calcext:value-type="float">
            <text:p>0.00002264353841</text:p>
          </table:table-cell>
          <table:table-cell/>
          <table:table-cell table:formula="of:=MATCH([.G584];[.H$8:.H$1007];0)" office:value-type="float" office:value="305" calcext:value-type="float">
            <text:p>305</text:p>
          </table:table-cell>
          <table:table-cell table:formula="of:=MATCH([.G584];[.J$8:.J$1007];0)" office:value-type="float" office:value="305" calcext:value-type="float">
            <text:p>305</text:p>
          </table:table-cell>
          <table:table-cell table:formula="of:=ABS([.O584]-[.P58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52016082257985" calcext:value-type="float">
            <text:p>0.52016082257985</text:p>
          </table:table-cell>
          <table:table-cell office:value-type="float" office:value="578" calcext:value-type="float">
            <text:p>578</text:p>
          </table:table-cell>
          <table:table-cell office:value-type="float" office:value="0.52009343604872" calcext:value-type="float">
            <text:p>0.52009343604872</text:p>
          </table:table-cell>
          <table:table-cell table:number-columns-repeated="2"/>
          <table:table-cell office:value-type="float" office:value="578" calcext:value-type="float">
            <text:p>578</text:p>
          </table:table-cell>
          <table:table-cell office:value-type="float" office:value="129" calcext:value-type="float">
            <text:p>129</text:p>
          </table:table-cell>
          <table:table-cell office:value-type="float" office:value="0.50452249091283" calcext:value-type="float">
            <text:p>0.50452249091283</text:p>
          </table:table-cell>
          <table:table-cell office:value-type="float" office:value="129" calcext:value-type="float">
            <text:p>129</text:p>
          </table:table-cell>
          <table:table-cell office:value-type="float" office:value="0.50445493540558" calcext:value-type="float">
            <text:p>0.50445493540558</text:p>
          </table:table-cell>
          <table:table-cell/>
          <table:table-cell table:formula="of:=[.I585]-[.I584]" office:value-type="float" office:value="0.000006607594969954" calcext:value-type="float">
            <text:p>0.00000660759497</text:p>
          </table:table-cell>
          <table:table-cell/>
          <table:table-cell table:formula="of:=MATCH([.G585];[.H$8:.H$1007];0)" office:value-type="float" office:value="871" calcext:value-type="float">
            <text:p>871</text:p>
          </table:table-cell>
          <table:table-cell table:formula="of:=MATCH([.G585];[.J$8:.J$1007];0)" office:value-type="float" office:value="871" calcext:value-type="float">
            <text:p>871</text:p>
          </table:table-cell>
          <table:table-cell table:formula="of:=ABS([.O585]-[.P58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48629721509865" calcext:value-type="float">
            <text:p>0.48629721509865</text:p>
          </table:table-cell>
          <table:table-cell office:value-type="float" office:value="579" calcext:value-type="float">
            <text:p>579</text:p>
          </table:table-cell>
          <table:table-cell office:value-type="float" office:value="0.48622968241038" calcext:value-type="float">
            <text:p>0.48622968241038</text:p>
          </table:table-cell>
          <table:table-cell table:number-columns-repeated="2"/>
          <table:table-cell office:value-type="float" office:value="579" calcext:value-type="float">
            <text:p>579</text:p>
          </table:table-cell>
          <table:table-cell office:value-type="float" office:value="847" calcext:value-type="float">
            <text:p>847</text:p>
          </table:table-cell>
          <table:table-cell office:value-type="float" office:value="0.50452517360175" calcext:value-type="float">
            <text:p>0.50452517360175</text:p>
          </table:table-cell>
          <table:table-cell office:value-type="float" office:value="847" calcext:value-type="float">
            <text:p>847</text:p>
          </table:table-cell>
          <table:table-cell office:value-type="float" office:value="0.50445817567193" calcext:value-type="float">
            <text:p>0.50445817567193</text:p>
          </table:table-cell>
          <table:table-cell/>
          <table:table-cell table:formula="of:=[.I586]-[.I585]" office:value-type="float" office:value="0.00000268268892000822" calcext:value-type="float">
            <text:p>0.00000268268892</text:p>
          </table:table-cell>
          <table:table-cell/>
          <table:table-cell table:formula="of:=MATCH([.G586];[.H$8:.H$1007];0)" office:value-type="float" office:value="227" calcext:value-type="float">
            <text:p>227</text:p>
          </table:table-cell>
          <table:table-cell table:formula="of:=MATCH([.G586];[.J$8:.J$1007];0)" office:value-type="float" office:value="227" calcext:value-type="float">
            <text:p>227</text:p>
          </table:table-cell>
          <table:table-cell table:formula="of:=ABS([.O586]-[.P58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53394943118019" calcext:value-type="float">
            <text:p>0.53394943118019</text:p>
          </table:table-cell>
          <table:table-cell office:value-type="float" office:value="580" calcext:value-type="float">
            <text:p>580</text:p>
          </table:table-cell>
          <table:table-cell office:value-type="float" office:value="0.53388186782919" calcext:value-type="float">
            <text:p>0.53388186782919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781" calcext:value-type="float">
            <text:p>781</text:p>
          </table:table-cell>
          <table:table-cell office:value-type="float" office:value="0.50454743589381" calcext:value-type="float">
            <text:p>0.50454743589381</text:p>
          </table:table-cell>
          <table:table-cell office:value-type="float" office:value="781" calcext:value-type="float">
            <text:p>781</text:p>
          </table:table-cell>
          <table:table-cell office:value-type="float" office:value="0.50447977198903" calcext:value-type="float">
            <text:p>0.50447977198903</text:p>
          </table:table-cell>
          <table:table-cell/>
          <table:table-cell table:formula="of:=[.I587]-[.I586]" office:value-type="float" office:value="0.0000222622920600379" calcext:value-type="float">
            <text:p>0.00002226229206</text:p>
          </table:table-cell>
          <table:table-cell/>
          <table:table-cell table:formula="of:=MATCH([.G587];[.H$8:.H$1007];0)" office:value-type="float" office:value="978" calcext:value-type="float">
            <text:p>978</text:p>
          </table:table-cell>
          <table:table-cell table:formula="of:=MATCH([.G587];[.J$8:.J$1007];0)" office:value-type="float" office:value="978" calcext:value-type="float">
            <text:p>978</text:p>
          </table:table-cell>
          <table:table-cell table:formula="of:=ABS([.O587]-[.P58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48318957393365" calcext:value-type="float">
            <text:p>0.48318957393365</text:p>
          </table:table-cell>
          <table:table-cell office:value-type="float" office:value="581" calcext:value-type="float">
            <text:p>581</text:p>
          </table:table-cell>
          <table:table-cell office:value-type="float" office:value="0.48312240427974" calcext:value-type="float">
            <text:p>0.48312240427974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791" calcext:value-type="float">
            <text:p>791</text:p>
          </table:table-cell>
          <table:table-cell office:value-type="float" office:value="0.50458447738857" calcext:value-type="float">
            <text:p>0.50458447738857</text:p>
          </table:table-cell>
          <table:table-cell office:value-type="float" office:value="791" calcext:value-type="float">
            <text:p>791</text:p>
          </table:table-cell>
          <table:table-cell office:value-type="float" office:value="0.50451727674769" calcext:value-type="float">
            <text:p>0.50451727674769</text:p>
          </table:table-cell>
          <table:table-cell/>
          <table:table-cell table:formula="of:=[.I588]-[.I587]" office:value-type="float" office:value="0.0000370414947600262" calcext:value-type="float">
            <text:p>0.00003704149476</text:p>
          </table:table-cell>
          <table:table-cell/>
          <table:table-cell table:formula="of:=MATCH([.G588];[.H$8:.H$1007];0)" office:value-type="float" office:value="183" calcext:value-type="float">
            <text:p>183</text:p>
          </table:table-cell>
          <table:table-cell table:formula="of:=MATCH([.G588];[.J$8:.J$1007];0)" office:value-type="float" office:value="183" calcext:value-type="float">
            <text:p>183</text:p>
          </table:table-cell>
          <table:table-cell table:formula="of:=ABS([.O588]-[.P58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49246630708232" calcext:value-type="float">
            <text:p>0.49246630708232</text:p>
          </table:table-cell>
          <table:table-cell office:value-type="float" office:value="582" calcext:value-type="float">
            <text:p>582</text:p>
          </table:table-cell>
          <table:table-cell office:value-type="float" office:value="0.49239901288052" calcext:value-type="float">
            <text:p>0.49239901288052</text:p>
          </table:table-cell>
          <table:table-cell table:number-columns-repeated="2"/>
          <table:table-cell office:value-type="float" office:value="582" calcext:value-type="float">
            <text:p>582</text:p>
          </table:table-cell>
          <table:table-cell office:value-type="float" office:value="242" calcext:value-type="float">
            <text:p>242</text:p>
          </table:table-cell>
          <table:table-cell office:value-type="float" office:value="0.5045990677803" calcext:value-type="float">
            <text:p>0.50459906778030</text:p>
          </table:table-cell>
          <table:table-cell office:value-type="float" office:value="242" calcext:value-type="float">
            <text:p>242</text:p>
          </table:table-cell>
          <table:table-cell office:value-type="float" office:value="0.50453174097627" calcext:value-type="float">
            <text:p>0.50453174097627</text:p>
          </table:table-cell>
          <table:table-cell/>
          <table:table-cell table:formula="of:=[.I589]-[.I588]" office:value-type="float" office:value="0.0000145903917300183" calcext:value-type="float">
            <text:p>0.00001459039173</text:p>
          </table:table-cell>
          <table:table-cell/>
          <table:table-cell table:formula="of:=MATCH([.G589];[.H$8:.H$1007];0)" office:value-type="float" office:value="337" calcext:value-type="float">
            <text:p>337</text:p>
          </table:table-cell>
          <table:table-cell table:formula="of:=MATCH([.G589];[.J$8:.J$1007];0)" office:value-type="float" office:value="337" calcext:value-type="float">
            <text:p>337</text:p>
          </table:table-cell>
          <table:table-cell table:formula="of:=ABS([.O589]-[.P58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51338016445079" calcext:value-type="float">
            <text:p>0.51338016445079</text:p>
          </table:table-cell>
          <table:table-cell office:value-type="float" office:value="583" calcext:value-type="float">
            <text:p>583</text:p>
          </table:table-cell>
          <table:table-cell office:value-type="float" office:value="0.51331269591528" calcext:value-type="float">
            <text:p>0.51331269591528</text:p>
          </table:table-cell>
          <table:table-cell table:number-columns-repeated="2"/>
          <table:table-cell office:value-type="float" office:value="583" calcext:value-type="float">
            <text:p>583</text:p>
          </table:table-cell>
          <table:table-cell office:value-type="float" office:value="635" calcext:value-type="float">
            <text:p>635</text:p>
          </table:table-cell>
          <table:table-cell office:value-type="float" office:value="0.50465156280686" calcext:value-type="float">
            <text:p>0.50465156280686</text:p>
          </table:table-cell>
          <table:table-cell office:value-type="float" office:value="635" calcext:value-type="float">
            <text:p>635</text:p>
          </table:table-cell>
          <table:table-cell office:value-type="float" office:value="0.50458446596632" calcext:value-type="float">
            <text:p>0.50458446596632</text:p>
          </table:table-cell>
          <table:table-cell/>
          <table:table-cell table:formula="of:=[.I590]-[.I589]" office:value-type="float" office:value="0.0000524950265599067" calcext:value-type="float">
            <text:p>0.00005249502656</text:p>
          </table:table-cell>
          <table:table-cell/>
          <table:table-cell table:formula="of:=MATCH([.G590];[.H$8:.H$1007];0)" office:value-type="float" office:value="762" calcext:value-type="float">
            <text:p>762</text:p>
          </table:table-cell>
          <table:table-cell table:formula="of:=MATCH([.G590];[.J$8:.J$1007];0)" office:value-type="float" office:value="762" calcext:value-type="float">
            <text:p>762</text:p>
          </table:table-cell>
          <table:table-cell table:formula="of:=ABS([.O590]-[.P59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46757065599997" calcext:value-type="float">
            <text:p>0.46757065599997</text:p>
          </table:table-cell>
          <table:table-cell office:value-type="float" office:value="584" calcext:value-type="float">
            <text:p>584</text:p>
          </table:table-cell>
          <table:table-cell office:value-type="float" office:value="0.46750375871237" calcext:value-type="float">
            <text:p>0.46750375871237</text:p>
          </table:table-cell>
          <table:table-cell table:number-columns-repeated="2"/>
          <table:table-cell office:value-type="float" office:value="584" calcext:value-type="float">
            <text:p>584</text:p>
          </table:table-cell>
          <table:table-cell office:value-type="float" office:value="943" calcext:value-type="float">
            <text:p>943</text:p>
          </table:table-cell>
          <table:table-cell office:value-type="float" office:value="0.50468166185608" calcext:value-type="float">
            <text:p>0.50468166185608</text:p>
          </table:table-cell>
          <table:table-cell office:value-type="float" office:value="943" calcext:value-type="float">
            <text:p>943</text:p>
          </table:table-cell>
          <table:table-cell office:value-type="float" office:value="0.50461489283034" calcext:value-type="float">
            <text:p>0.50461489283034</text:p>
          </table:table-cell>
          <table:table-cell/>
          <table:table-cell table:formula="of:=[.I591]-[.I590]" office:value-type="float" office:value="0.0000300990492200226" calcext:value-type="float">
            <text:p>0.00003009904922</text:p>
          </table:table-cell>
          <table:table-cell/>
          <table:table-cell table:formula="of:=MATCH([.G591];[.H$8:.H$1007];0)" office:value-type="float" office:value="47" calcext:value-type="float">
            <text:p>47</text:p>
          </table:table-cell>
          <table:table-cell table:formula="of:=MATCH([.G591];[.J$8:.J$1007];0)" office:value-type="float" office:value="47" calcext:value-type="float">
            <text:p>47</text:p>
          </table:table-cell>
          <table:table-cell table:formula="of:=ABS([.O591]-[.P59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52053353462143" calcext:value-type="float">
            <text:p>0.52053353462143</text:p>
          </table:table-cell>
          <table:table-cell office:value-type="float" office:value="585" calcext:value-type="float">
            <text:p>585</text:p>
          </table:table-cell>
          <table:table-cell office:value-type="float" office:value="0.5204664179397" calcext:value-type="float">
            <text:p>0.52046641793970</text:p>
          </table:table-cell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236" calcext:value-type="float">
            <text:p>236</text:p>
          </table:table-cell>
          <table:table-cell office:value-type="float" office:value="0.50469526232402" calcext:value-type="float">
            <text:p>0.50469526232402</text:p>
          </table:table-cell>
          <table:table-cell office:value-type="float" office:value="236" calcext:value-type="float">
            <text:p>236</text:p>
          </table:table-cell>
          <table:table-cell office:value-type="float" office:value="0.5046276267835" calcext:value-type="float">
            <text:p>0.50462762678350</text:p>
          </table:table-cell>
          <table:table-cell/>
          <table:table-cell table:formula="of:=[.I592]-[.I591]" office:value-type="float" office:value="0.0000136004679399671" calcext:value-type="float">
            <text:p>0.00001360046794</text:p>
          </table:table-cell>
          <table:table-cell/>
          <table:table-cell table:formula="of:=MATCH([.G592];[.H$8:.H$1007];0)" office:value-type="float" office:value="876" calcext:value-type="float">
            <text:p>876</text:p>
          </table:table-cell>
          <table:table-cell table:formula="of:=MATCH([.G592];[.J$8:.J$1007];0)" office:value-type="float" office:value="876" calcext:value-type="float">
            <text:p>876</text:p>
          </table:table-cell>
          <table:table-cell table:formula="of:=ABS([.O592]-[.P59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51626012870878" calcext:value-type="float">
            <text:p>0.51626012870878</text:p>
          </table:table-cell>
          <table:table-cell office:value-type="float" office:value="586" calcext:value-type="float">
            <text:p>586</text:p>
          </table:table-cell>
          <table:table-cell office:value-type="float" office:value="0.51619243440119" calcext:value-type="float">
            <text:p>0.51619243440119</text:p>
          </table:table-cell>
          <table:table-cell table:number-columns-repeated="2"/>
          <table:table-cell office:value-type="float" office:value="586" calcext:value-type="float">
            <text:p>586</text:p>
          </table:table-cell>
          <table:table-cell office:value-type="float" office:value="860" calcext:value-type="float">
            <text:p>860</text:p>
          </table:table-cell>
          <table:table-cell office:value-type="float" office:value="0.50471945833262" calcext:value-type="float">
            <text:p>0.50471945833262</text:p>
          </table:table-cell>
          <table:table-cell office:value-type="float" office:value="860" calcext:value-type="float">
            <text:p>860</text:p>
          </table:table-cell>
          <table:table-cell office:value-type="float" office:value="0.5046521553228" calcext:value-type="float">
            <text:p>0.50465215532280</text:p>
          </table:table-cell>
          <table:table-cell/>
          <table:table-cell table:formula="of:=[.I593]-[.I592]" office:value-type="float" office:value="0.0000241960086000415" calcext:value-type="float">
            <text:p>0.00002419600860</text:p>
          </table:table-cell>
          <table:table-cell/>
          <table:table-cell table:formula="of:=MATCH([.G593];[.H$8:.H$1007];0)" office:value-type="float" office:value="809" calcext:value-type="float">
            <text:p>809</text:p>
          </table:table-cell>
          <table:table-cell table:formula="of:=MATCH([.G593];[.J$8:.J$1007];0)" office:value-type="float" office:value="809" calcext:value-type="float">
            <text:p>809</text:p>
          </table:table-cell>
          <table:table-cell table:formula="of:=ABS([.O593]-[.P59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51087006252026" calcext:value-type="float">
            <text:p>0.51087006252026</text:p>
          </table:table-cell>
          <table:table-cell office:value-type="float" office:value="587" calcext:value-type="float">
            <text:p>587</text:p>
          </table:table-cell>
          <table:table-cell office:value-type="float" office:value="0.51080265273371" calcext:value-type="float">
            <text:p>0.51080265273371</text:p>
          </table:table-cell>
          <table:table-cell table:number-columns-repeated="2"/>
          <table:table-cell office:value-type="float" office:value="587" calcext:value-type="float">
            <text:p>587</text:p>
          </table:table-cell>
          <table:table-cell office:value-type="float" office:value="827" calcext:value-type="float">
            <text:p>827</text:p>
          </table:table-cell>
          <table:table-cell office:value-type="float" office:value="0.50472693724503" calcext:value-type="float">
            <text:p>0.50472693724503</text:p>
          </table:table-cell>
          <table:table-cell office:value-type="float" office:value="827" calcext:value-type="float">
            <text:p>827</text:p>
          </table:table-cell>
          <table:table-cell office:value-type="float" office:value="0.50466020311502" calcext:value-type="float">
            <text:p>0.50466020311502</text:p>
          </table:table-cell>
          <table:table-cell/>
          <table:table-cell table:formula="of:=[.I594]-[.I593]" office:value-type="float" office:value="0.00000747891241004162" calcext:value-type="float">
            <text:p>0.00000747891241</text:p>
          </table:table-cell>
          <table:table-cell/>
          <table:table-cell table:formula="of:=MATCH([.G594];[.H$8:.H$1007];0)" office:value-type="float" office:value="713" calcext:value-type="float">
            <text:p>713</text:p>
          </table:table-cell>
          <table:table-cell table:formula="of:=MATCH([.G594];[.J$8:.J$1007];0)" office:value-type="float" office:value="713" calcext:value-type="float">
            <text:p>713</text:p>
          </table:table-cell>
          <table:table-cell table:formula="of:=ABS([.O594]-[.P59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53900565603802" calcext:value-type="float">
            <text:p>0.53900565603802</text:p>
          </table:table-cell>
          <table:table-cell office:value-type="float" office:value="588" calcext:value-type="float">
            <text:p>588</text:p>
          </table:table-cell>
          <table:table-cell office:value-type="float" office:value="0.53893877095966" calcext:value-type="float">
            <text:p>0.53893877095966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office:value-type="float" office:value="660" calcext:value-type="float">
            <text:p>660</text:p>
          </table:table-cell>
          <table:table-cell office:value-type="float" office:value="0.50480579581971" calcext:value-type="float">
            <text:p>0.50480579581971</text:p>
          </table:table-cell>
          <table:table-cell office:value-type="float" office:value="660" calcext:value-type="float">
            <text:p>660</text:p>
          </table:table-cell>
          <table:table-cell office:value-type="float" office:value="0.50473872218919" calcext:value-type="float">
            <text:p>0.50473872218919</text:p>
          </table:table-cell>
          <table:table-cell/>
          <table:table-cell table:formula="of:=[.I595]-[.I594]" office:value-type="float" office:value="0.0000788585746799297" calcext:value-type="float">
            <text:p>0.00007885857468</text:p>
          </table:table-cell>
          <table:table-cell/>
          <table:table-cell table:formula="of:=MATCH([.G595];[.H$8:.H$1007];0)" office:value-type="float" office:value="987" calcext:value-type="float">
            <text:p>987</text:p>
          </table:table-cell>
          <table:table-cell table:formula="of:=MATCH([.G595];[.J$8:.J$1007];0)" office:value-type="float" office:value="987" calcext:value-type="float">
            <text:p>987</text:p>
          </table:table-cell>
          <table:table-cell table:formula="of:=ABS([.O595]-[.P59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48901948791862" calcext:value-type="float">
            <text:p>0.48901948791862</text:p>
          </table:table-cell>
          <table:table-cell office:value-type="float" office:value="589" calcext:value-type="float">
            <text:p>589</text:p>
          </table:table-cell>
          <table:table-cell office:value-type="float" office:value="0.48895139812635" calcext:value-type="float">
            <text:p>0.48895139812635</text:p>
          </table:table-cell>
          <table:table-cell table:number-columns-repeated="2"/>
          <table:table-cell office:value-type="float" office:value="589" calcext:value-type="float">
            <text:p>589</text:p>
          </table:table-cell>
          <table:table-cell office:value-type="float" office:value="262" calcext:value-type="float">
            <text:p>262</text:p>
          </table:table-cell>
          <table:table-cell office:value-type="float" office:value="0.50482177389794" calcext:value-type="float">
            <text:p>0.50482177389794</text:p>
          </table:table-cell>
          <table:table-cell office:value-type="float" office:value="262" calcext:value-type="float">
            <text:p>262</text:p>
          </table:table-cell>
          <table:table-cell office:value-type="float" office:value="0.50475486860202" calcext:value-type="float">
            <text:p>0.50475486860202</text:p>
          </table:table-cell>
          <table:table-cell/>
          <table:table-cell table:formula="of:=[.I596]-[.I595]" office:value-type="float" office:value="0.0000159780782300611" calcext:value-type="float">
            <text:p>0.00001597807823</text:p>
          </table:table-cell>
          <table:table-cell/>
          <table:table-cell table:formula="of:=MATCH([.G596];[.H$8:.H$1007];0)" office:value-type="float" office:value="269" calcext:value-type="float">
            <text:p>269</text:p>
          </table:table-cell>
          <table:table-cell table:formula="of:=MATCH([.G596];[.J$8:.J$1007];0)" office:value-type="float" office:value="269" calcext:value-type="float">
            <text:p>269</text:p>
          </table:table-cell>
          <table:table-cell table:formula="of:=ABS([.O596]-[.P59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51361602892319" calcext:value-type="float">
            <text:p>0.51361602892319</text:p>
          </table:table-cell>
          <table:table-cell office:value-type="float" office:value="590" calcext:value-type="float">
            <text:p>590</text:p>
          </table:table-cell>
          <table:table-cell office:value-type="float" office:value="0.51354808212257" calcext:value-type="float">
            <text:p>0.51354808212257</text:p>
          </table:table-cell>
          <table:table-cell table:number-columns-repeated="2"/>
          <table:table-cell office:value-type="float" office:value="590" calcext:value-type="float">
            <text:p>590</text:p>
          </table:table-cell>
          <table:table-cell office:value-type="float" office:value="695" calcext:value-type="float">
            <text:p>695</text:p>
          </table:table-cell>
          <table:table-cell office:value-type="float" office:value="0.504833095608" calcext:value-type="float">
            <text:p>0.50483309560800</text:p>
          </table:table-cell>
          <table:table-cell office:value-type="float" office:value="695" calcext:value-type="float">
            <text:p>695</text:p>
          </table:table-cell>
          <table:table-cell office:value-type="float" office:value="0.50476553478078" calcext:value-type="float">
            <text:p>0.50476553478078</text:p>
          </table:table-cell>
          <table:table-cell/>
          <table:table-cell table:formula="of:=[.I597]-[.I596]" office:value-type="float" office:value="0.0000113217100599083" calcext:value-type="float">
            <text:p>0.00001132171006</text:p>
          </table:table-cell>
          <table:table-cell/>
          <table:table-cell table:formula="of:=MATCH([.G597];[.H$8:.H$1007];0)" office:value-type="float" office:value="766" calcext:value-type="float">
            <text:p>766</text:p>
          </table:table-cell>
          <table:table-cell table:formula="of:=MATCH([.G597];[.J$8:.J$1007];0)" office:value-type="float" office:value="766" calcext:value-type="float">
            <text:p>766</text:p>
          </table:table-cell>
          <table:table-cell table:formula="of:=ABS([.O597]-[.P59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50173204622829" calcext:value-type="float">
            <text:p>0.50173204622829</text:p>
          </table:table-cell>
          <table:table-cell office:value-type="float" office:value="591" calcext:value-type="float">
            <text:p>591</text:p>
          </table:table-cell>
          <table:table-cell office:value-type="float" office:value="0.50166434592588" calcext:value-type="float">
            <text:p>0.50166434592588</text:p>
          </table:table-cell>
          <table:table-cell table:number-columns-repeated="2"/>
          <table:table-cell office:value-type="float" office:value="591" calcext:value-type="float">
            <text:p>591</text:p>
          </table:table-cell>
          <table:table-cell office:value-type="float" office:value="454" calcext:value-type="float">
            <text:p>454</text:p>
          </table:table-cell>
          <table:table-cell office:value-type="float" office:value="0.50487507329899" calcext:value-type="float">
            <text:p>0.50487507329899</text:p>
          </table:table-cell>
          <table:table-cell office:value-type="float" office:value="454" calcext:value-type="float">
            <text:p>454</text:p>
          </table:table-cell>
          <table:table-cell office:value-type="float" office:value="0.50480763162902" calcext:value-type="float">
            <text:p>0.50480763162902</text:p>
          </table:table-cell>
          <table:table-cell/>
          <table:table-cell table:formula="of:=[.I598]-[.I597]" office:value-type="float" office:value="0.0000419776909900138" calcext:value-type="float">
            <text:p>0.00004197769099</text:p>
          </table:table-cell>
          <table:table-cell/>
          <table:table-cell table:formula="of:=MATCH([.G598];[.H$8:.H$1007];0)" office:value-type="float" office:value="526" calcext:value-type="float">
            <text:p>526</text:p>
          </table:table-cell>
          <table:table-cell table:formula="of:=MATCH([.G598];[.J$8:.J$1007];0)" office:value-type="float" office:value="526" calcext:value-type="float">
            <text:p>526</text:p>
          </table:table-cell>
          <table:table-cell table:formula="of:=ABS([.O598]-[.P59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51259717776076" calcext:value-type="float">
            <text:p>0.51259717776076</text:p>
          </table:table-cell>
          <table:table-cell office:value-type="float" office:value="592" calcext:value-type="float">
            <text:p>592</text:p>
          </table:table-cell>
          <table:table-cell office:value-type="float" office:value="0.51253015498434" calcext:value-type="float">
            <text:p>0.51253015498434</text:p>
          </table:table-cell>
          <table:table-cell table:number-columns-repeated="2"/>
          <table:table-cell office:value-type="float" office:value="592" calcext:value-type="float">
            <text:p>592</text:p>
          </table:table-cell>
          <table:table-cell office:value-type="float" office:value="609" calcext:value-type="float">
            <text:p>609</text:p>
          </table:table-cell>
          <table:table-cell office:value-type="float" office:value="0.50495381540076" calcext:value-type="float">
            <text:p>0.50495381540076</text:p>
          </table:table-cell>
          <table:table-cell office:value-type="float" office:value="609" calcext:value-type="float">
            <text:p>609</text:p>
          </table:table-cell>
          <table:table-cell office:value-type="float" office:value="0.50488631884851" calcext:value-type="float">
            <text:p>0.50488631884851</text:p>
          </table:table-cell>
          <table:table-cell/>
          <table:table-cell table:formula="of:=[.I599]-[.I598]" office:value-type="float" office:value="0.0000787421017700574" calcext:value-type="float">
            <text:p>0.00007874210177</text:p>
          </table:table-cell>
          <table:table-cell/>
          <table:table-cell table:formula="of:=MATCH([.G599];[.H$8:.H$1007];0)" office:value-type="float" office:value="742" calcext:value-type="float">
            <text:p>742</text:p>
          </table:table-cell>
          <table:table-cell table:formula="of:=MATCH([.G599];[.J$8:.J$1007];0)" office:value-type="float" office:value="742" calcext:value-type="float">
            <text:p>742</text:p>
          </table:table-cell>
          <table:table-cell table:formula="of:=ABS([.O599]-[.P59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46029262640345" calcext:value-type="float">
            <text:p>0.46029262640345</text:p>
          </table:table-cell>
          <table:table-cell office:value-type="float" office:value="593" calcext:value-type="float">
            <text:p>593</text:p>
          </table:table-cell>
          <table:table-cell office:value-type="float" office:value="0.46022493534474" calcext:value-type="float">
            <text:p>0.46022493534474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704" calcext:value-type="float">
            <text:p>704</text:p>
          </table:table-cell>
          <table:table-cell office:value-type="float" office:value="0.50509290751041" calcext:value-type="float">
            <text:p>0.50509290751041</text:p>
          </table:table-cell>
          <table:table-cell office:value-type="float" office:value="704" calcext:value-type="float">
            <text:p>704</text:p>
          </table:table-cell>
          <table:table-cell office:value-type="float" office:value="0.50502570213081" calcext:value-type="float">
            <text:p>0.50502570213081</text:p>
          </table:table-cell>
          <table:table-cell/>
          <table:table-cell table:formula="of:=[.I600]-[.I599]" office:value-type="float" office:value="0.000139092109650019" calcext:value-type="float">
            <text:p>0.00013909210965</text:p>
          </table:table-cell>
          <table:table-cell/>
          <table:table-cell table:formula="of:=MATCH([.G600];[.H$8:.H$1007];0)" office:value-type="float" office:value="18" calcext:value-type="float">
            <text:p>18</text:p>
          </table:table-cell>
          <table:table-cell table:formula="of:=MATCH([.G600];[.J$8:.J$1007];0)" office:value-type="float" office:value="18" calcext:value-type="float">
            <text:p>18</text:p>
          </table:table-cell>
          <table:table-cell table:formula="of:=ABS([.O600]-[.P60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47556692157802" calcext:value-type="float">
            <text:p>0.47556692157802</text:p>
          </table:table-cell>
          <table:table-cell office:value-type="float" office:value="594" calcext:value-type="float">
            <text:p>594</text:p>
          </table:table-cell>
          <table:table-cell office:value-type="float" office:value="0.47549920283468" calcext:value-type="float">
            <text:p>0.47549920283468</text:p>
          </table:table-cell>
          <table:table-cell table:number-columns-repeated="2"/>
          <table:table-cell office:value-type="float" office:value="594" calcext:value-type="float">
            <text:p>594</text:p>
          </table:table-cell>
          <table:table-cell office:value-type="float" office:value="208" calcext:value-type="float">
            <text:p>208</text:p>
          </table:table-cell>
          <table:table-cell office:value-type="float" office:value="0.50515833951515" calcext:value-type="float">
            <text:p>0.50515833951515</text:p>
          </table:table-cell>
          <table:table-cell office:value-type="float" office:value="208" calcext:value-type="float">
            <text:p>208</text:p>
          </table:table-cell>
          <table:table-cell office:value-type="float" office:value="0.50509089672469" calcext:value-type="float">
            <text:p>0.50509089672469</text:p>
          </table:table-cell>
          <table:table-cell/>
          <table:table-cell table:formula="of:=[.I601]-[.I600]" office:value-type="float" office:value="0.0000654320047399626" calcext:value-type="float">
            <text:p>0.00006543200474</text:p>
          </table:table-cell>
          <table:table-cell/>
          <table:table-cell table:formula="of:=MATCH([.G601];[.H$8:.H$1007];0)" office:value-type="float" office:value="96" calcext:value-type="float">
            <text:p>96</text:p>
          </table:table-cell>
          <table:table-cell table:formula="of:=MATCH([.G601];[.J$8:.J$1007];0)" office:value-type="float" office:value="96" calcext:value-type="float">
            <text:p>96</text:p>
          </table:table-cell>
          <table:table-cell table:formula="of:=ABS([.O601]-[.P60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50547857635559" calcext:value-type="float">
            <text:p>0.50547857635559</text:p>
          </table:table-cell>
          <table:table-cell office:value-type="float" office:value="595" calcext:value-type="float">
            <text:p>595</text:p>
          </table:table-cell>
          <table:table-cell office:value-type="float" office:value="0.50541141849616" calcext:value-type="float">
            <text:p>0.50541141849616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62" calcext:value-type="float">
            <text:p>62</text:p>
          </table:table-cell>
          <table:table-cell office:value-type="float" office:value="0.50516226595941" calcext:value-type="float">
            <text:p>0.50516226595941</text:p>
          </table:table-cell>
          <table:table-cell office:value-type="float" office:value="62" calcext:value-type="float">
            <text:p>62</text:p>
          </table:table-cell>
          <table:table-cell office:value-type="float" office:value="0.50509510119717" calcext:value-type="float">
            <text:p>0.50509510119717</text:p>
          </table:table-cell>
          <table:table-cell/>
          <table:table-cell table:formula="of:=[.I602]-[.I601]" office:value-type="float" office:value="0.00000392644426006061" calcext:value-type="float">
            <text:p>0.00000392644426</text:p>
          </table:table-cell>
          <table:table-cell/>
          <table:table-cell table:formula="of:=MATCH([.G602];[.H$8:.H$1007];0)" office:value-type="float" office:value="603" calcext:value-type="float">
            <text:p>603</text:p>
          </table:table-cell>
          <table:table-cell table:formula="of:=MATCH([.G602];[.J$8:.J$1007];0)" office:value-type="float" office:value="603" calcext:value-type="float">
            <text:p>603</text:p>
          </table:table-cell>
          <table:table-cell table:formula="of:=ABS([.O602]-[.P60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48480573406524" calcext:value-type="float">
            <text:p>0.48480573406524</text:p>
          </table:table-cell>
          <table:table-cell office:value-type="float" office:value="596" calcext:value-type="float">
            <text:p>596</text:p>
          </table:table-cell>
          <table:table-cell office:value-type="float" office:value="0.48473821235571" calcext:value-type="float">
            <text:p>0.48473821235571</text:p>
          </table:table-cell>
          <table:table-cell table:number-columns-repeated="2"/>
          <table:table-cell office:value-type="float" office:value="596" calcext:value-type="float">
            <text:p>596</text:p>
          </table:table-cell>
          <table:table-cell office:value-type="float" office:value="431" calcext:value-type="float">
            <text:p>431</text:p>
          </table:table-cell>
          <table:table-cell office:value-type="float" office:value="0.50523416379768" calcext:value-type="float">
            <text:p>0.50523416379768</text:p>
          </table:table-cell>
          <table:table-cell office:value-type="float" office:value="431" calcext:value-type="float">
            <text:p>431</text:p>
          </table:table-cell>
          <table:table-cell office:value-type="float" office:value="0.50516596907562" calcext:value-type="float">
            <text:p>0.50516596907562</text:p>
          </table:table-cell>
          <table:table-cell/>
          <table:table-cell table:formula="of:=[.I603]-[.I602]" office:value-type="float" office:value="0.0000718978382699964" calcext:value-type="float">
            <text:p>0.00007189783827</text:p>
          </table:table-cell>
          <table:table-cell/>
          <table:table-cell table:formula="of:=MATCH([.G603];[.H$8:.H$1007];0)" office:value-type="float" office:value="204" calcext:value-type="float">
            <text:p>204</text:p>
          </table:table-cell>
          <table:table-cell table:formula="of:=MATCH([.G603];[.J$8:.J$1007];0)" office:value-type="float" office:value="204" calcext:value-type="float">
            <text:p>204</text:p>
          </table:table-cell>
          <table:table-cell table:formula="of:=ABS([.O603]-[.P60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48269514867149" calcext:value-type="float">
            <text:p>0.48269514867149</text:p>
          </table:table-cell>
          <table:table-cell office:value-type="float" office:value="597" calcext:value-type="float">
            <text:p>597</text:p>
          </table:table-cell>
          <table:table-cell office:value-type="float" office:value="0.48262776908037" calcext:value-type="float">
            <text:p>0.48262776908037</text:p>
          </table:table-cell>
          <table:table-cell table:number-columns-repeated="2"/>
          <table:table-cell office:value-type="float" office:value="597" calcext:value-type="float">
            <text:p>597</text:p>
          </table:table-cell>
          <table:table-cell office:value-type="float" office:value="416" calcext:value-type="float">
            <text:p>416</text:p>
          </table:table-cell>
          <table:table-cell office:value-type="float" office:value="0.50523834752882" calcext:value-type="float">
            <text:p>0.50523834752882</text:p>
          </table:table-cell>
          <table:table-cell office:value-type="float" office:value="416" calcext:value-type="float">
            <text:p>416</text:p>
          </table:table-cell>
          <table:table-cell office:value-type="float" office:value="0.50517101466606" calcext:value-type="float">
            <text:p>0.50517101466606</text:p>
          </table:table-cell>
          <table:table-cell/>
          <table:table-cell table:formula="of:=[.I604]-[.I603]" office:value-type="float" office:value="0.00000418373113997284" calcext:value-type="float">
            <text:p>0.00000418373114</text:p>
          </table:table-cell>
          <table:table-cell/>
          <table:table-cell table:formula="of:=MATCH([.G604];[.H$8:.H$1007];0)" office:value-type="float" office:value="177" calcext:value-type="float">
            <text:p>177</text:p>
          </table:table-cell>
          <table:table-cell table:formula="of:=MATCH([.G604];[.J$8:.J$1007];0)" office:value-type="float" office:value="177" calcext:value-type="float">
            <text:p>177</text:p>
          </table:table-cell>
          <table:table-cell table:formula="of:=ABS([.O604]-[.P60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49305465549497" calcext:value-type="float">
            <text:p>0.49305465549497</text:p>
          </table:table-cell>
          <table:table-cell office:value-type="float" office:value="598" calcext:value-type="float">
            <text:p>598</text:p>
          </table:table-cell>
          <table:table-cell office:value-type="float" office:value="0.49298708861751" calcext:value-type="float">
            <text:p>0.49298708861751</text:p>
          </table:table-cell>
          <table:table-cell table:number-columns-repeated="2"/>
          <table:table-cell office:value-type="float" office:value="598" calcext:value-type="float">
            <text:p>598</text:p>
          </table:table-cell>
          <table:table-cell office:value-type="float" office:value="570" calcext:value-type="float">
            <text:p>570</text:p>
          </table:table-cell>
          <table:table-cell office:value-type="float" office:value="0.50524285984184" calcext:value-type="float">
            <text:p>0.50524285984184</text:p>
          </table:table-cell>
          <table:table-cell office:value-type="float" office:value="570" calcext:value-type="float">
            <text:p>570</text:p>
          </table:table-cell>
          <table:table-cell office:value-type="float" office:value="0.50517503242027" calcext:value-type="float">
            <text:p>0.50517503242027</text:p>
          </table:table-cell>
          <table:table-cell/>
          <table:table-cell table:formula="of:=[.I605]-[.I604]" office:value-type="float" office:value="0.00000451231302001087" calcext:value-type="float">
            <text:p>0.00000451231302</text:p>
          </table:table-cell>
          <table:table-cell/>
          <table:table-cell table:formula="of:=MATCH([.G605];[.H$8:.H$1007];0)" office:value-type="float" office:value="348" calcext:value-type="float">
            <text:p>348</text:p>
          </table:table-cell>
          <table:table-cell table:formula="of:=MATCH([.G605];[.J$8:.J$1007];0)" office:value-type="float" office:value="348" calcext:value-type="float">
            <text:p>348</text:p>
          </table:table-cell>
          <table:table-cell table:formula="of:=ABS([.O605]-[.P60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49927585888369" calcext:value-type="float">
            <text:p>0.49927585888369</text:p>
          </table:table-cell>
          <table:table-cell office:value-type="float" office:value="599" calcext:value-type="float">
            <text:p>599</text:p>
          </table:table-cell>
          <table:table-cell office:value-type="float" office:value="0.49920850349748" calcext:value-type="float">
            <text:p>0.49920850349748</text:p>
          </table:table-cell>
          <table:table-cell table:number-columns-repeated="2"/>
          <table:table-cell office:value-type="float" office:value="599" calcext:value-type="float">
            <text:p>599</text:p>
          </table:table-cell>
          <table:table-cell office:value-type="float" office:value="880" calcext:value-type="float">
            <text:p>880</text:p>
          </table:table-cell>
          <table:table-cell office:value-type="float" office:value="0.50536335471451" calcext:value-type="float">
            <text:p>0.50536335471451</text:p>
          </table:table-cell>
          <table:table-cell office:value-type="float" office:value="880" calcext:value-type="float">
            <text:p>880</text:p>
          </table:table-cell>
          <table:table-cell office:value-type="float" office:value="0.50529661269968" calcext:value-type="float">
            <text:p>0.50529661269968</text:p>
          </table:table-cell>
          <table:table-cell/>
          <table:table-cell table:formula="of:=[.I606]-[.I605]" office:value-type="float" office:value="0.000120494872669963" calcext:value-type="float">
            <text:p>0.00012049487267</text:p>
          </table:table-cell>
          <table:table-cell/>
          <table:table-cell table:formula="of:=MATCH([.G606];[.H$8:.H$1007];0)" office:value-type="float" office:value="473" calcext:value-type="float">
            <text:p>473</text:p>
          </table:table-cell>
          <table:table-cell table:formula="of:=MATCH([.G606];[.J$8:.J$1007];0)" office:value-type="float" office:value="473" calcext:value-type="float">
            <text:p>473</text:p>
          </table:table-cell>
          <table:table-cell table:formula="of:=ABS([.O606]-[.P60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48961057621646" calcext:value-type="float">
            <text:p>0.48961057621646</text:p>
          </table:table-cell>
          <table:table-cell office:value-type="float" office:value="600" calcext:value-type="float">
            <text:p>600</text:p>
          </table:table-cell>
          <table:table-cell office:value-type="float" office:value="0.48954318239015" calcext:value-type="float">
            <text:p>0.4895431823901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110" calcext:value-type="float">
            <text:p>110</text:p>
          </table:table-cell>
          <table:table-cell office:value-type="float" office:value="0.50538731313457" calcext:value-type="float">
            <text:p>0.50538731313457</text:p>
          </table:table-cell>
          <table:table-cell office:value-type="float" office:value="110" calcext:value-type="float">
            <text:p>110</text:p>
          </table:table-cell>
          <table:table-cell office:value-type="float" office:value="0.50532005569584" calcext:value-type="float">
            <text:p>0.50532005569584</text:p>
          </table:table-cell>
          <table:table-cell/>
          <table:table-cell table:formula="of:=[.I607]-[.I606]" office:value-type="float" office:value="0.0000239584200599774" calcext:value-type="float">
            <text:p>0.00002395842006</text:p>
          </table:table-cell>
          <table:table-cell/>
          <table:table-cell table:formula="of:=MATCH([.G607];[.H$8:.H$1007];0)" office:value-type="float" office:value="284" calcext:value-type="float">
            <text:p>284</text:p>
          </table:table-cell>
          <table:table-cell table:formula="of:=MATCH([.G607];[.J$8:.J$1007];0)" office:value-type="float" office:value="284" calcext:value-type="float">
            <text:p>284</text:p>
          </table:table-cell>
          <table:table-cell table:formula="of:=ABS([.O607]-[.P60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49402143924369" calcext:value-type="float">
            <text:p>0.49402143924369</text:p>
          </table:table-cell>
          <table:table-cell office:value-type="float" office:value="601" calcext:value-type="float">
            <text:p>601</text:p>
          </table:table-cell>
          <table:table-cell office:value-type="float" office:value="0.49395390833672" calcext:value-type="float">
            <text:p>0.49395390833672</text:p>
          </table:table-cell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316" calcext:value-type="float">
            <text:p>316</text:p>
          </table:table-cell>
          <table:table-cell office:value-type="float" office:value="0.50545064964448" calcext:value-type="float">
            <text:p>0.50545064964448</text:p>
          </table:table-cell>
          <table:table-cell office:value-type="float" office:value="316" calcext:value-type="float">
            <text:p>316</text:p>
          </table:table-cell>
          <table:table-cell office:value-type="float" office:value="0.50538282631721" calcext:value-type="float">
            <text:p>0.50538282631721</text:p>
          </table:table-cell>
          <table:table-cell/>
          <table:table-cell table:formula="of:=[.I608]-[.I607]" office:value-type="float" office:value="0.0000633365099100835" calcext:value-type="float">
            <text:p>0.00006333650991</text:p>
          </table:table-cell>
          <table:table-cell/>
          <table:table-cell table:formula="of:=MATCH([.G608];[.H$8:.H$1007];0)" office:value-type="float" office:value="362" calcext:value-type="float">
            <text:p>362</text:p>
          </table:table-cell>
          <table:table-cell table:formula="of:=MATCH([.G608];[.J$8:.J$1007];0)" office:value-type="float" office:value="362" calcext:value-type="float">
            <text:p>362</text:p>
          </table:table-cell>
          <table:table-cell table:formula="of:=ABS([.O608]-[.P60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50047278321522" calcext:value-type="float">
            <text:p>0.50047278321522</text:p>
          </table:table-cell>
          <table:table-cell office:value-type="float" office:value="602" calcext:value-type="float">
            <text:p>602</text:p>
          </table:table-cell>
          <table:table-cell office:value-type="float" office:value="0.50040546033337" calcext:value-type="float">
            <text:p>0.50040546033337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322" calcext:value-type="float">
            <text:p>322</text:p>
          </table:table-cell>
          <table:table-cell office:value-type="float" office:value="0.50545370188589" calcext:value-type="float">
            <text:p>0.50545370188589</text:p>
          </table:table-cell>
          <table:table-cell office:value-type="float" office:value="322" calcext:value-type="float">
            <text:p>322</text:p>
          </table:table-cell>
          <table:table-cell office:value-type="float" office:value="0.50538641766071" calcext:value-type="float">
            <text:p>0.50538641766071</text:p>
          </table:table-cell>
          <table:table-cell/>
          <table:table-cell table:formula="of:=[.I609]-[.I608]" office:value-type="float" office:value="0.00000305224140995097" calcext:value-type="float">
            <text:p>0.00000305224141</text:p>
          </table:table-cell>
          <table:table-cell/>
          <table:table-cell table:formula="of:=MATCH([.G609];[.H$8:.H$1007];0)" office:value-type="float" office:value="497" calcext:value-type="float">
            <text:p>497</text:p>
          </table:table-cell>
          <table:table-cell table:formula="of:=MATCH([.G609];[.J$8:.J$1007];0)" office:value-type="float" office:value="497" calcext:value-type="float">
            <text:p>497</text:p>
          </table:table-cell>
          <table:table-cell table:formula="of:=ABS([.O609]-[.P60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47232180428331" calcext:value-type="float">
            <text:p>0.47232180428331</text:p>
          </table:table-cell>
          <table:table-cell office:value-type="float" office:value="603" calcext:value-type="float">
            <text:p>603</text:p>
          </table:table-cell>
          <table:table-cell office:value-type="float" office:value="0.47225436285187" calcext:value-type="float">
            <text:p>0.47225436285187</text:p>
          </table:table-cell>
          <table:table-cell table:number-columns-repeated="2"/>
          <table:table-cell office:value-type="float" office:value="603" calcext:value-type="float">
            <text:p>603</text:p>
          </table:table-cell>
          <table:table-cell office:value-type="float" office:value="595" calcext:value-type="float">
            <text:p>595</text:p>
          </table:table-cell>
          <table:table-cell office:value-type="float" office:value="0.50547857635559" calcext:value-type="float">
            <text:p>0.50547857635559</text:p>
          </table:table-cell>
          <table:table-cell office:value-type="float" office:value="595" calcext:value-type="float">
            <text:p>595</text:p>
          </table:table-cell>
          <table:table-cell office:value-type="float" office:value="0.50541141849616" calcext:value-type="float">
            <text:p>0.50541141849616</text:p>
          </table:table-cell>
          <table:table-cell/>
          <table:table-cell table:formula="of:=[.I610]-[.I609]" office:value-type="float" office:value="0.0000248744697000092" calcext:value-type="float">
            <text:p>0.00002487446970</text:p>
          </table:table-cell>
          <table:table-cell/>
          <table:table-cell table:formula="of:=MATCH([.G610];[.H$8:.H$1007];0)" office:value-type="float" office:value="66" calcext:value-type="float">
            <text:p>66</text:p>
          </table:table-cell>
          <table:table-cell table:formula="of:=MATCH([.G610];[.J$8:.J$1007];0)" office:value-type="float" office:value="66" calcext:value-type="float">
            <text:p>66</text:p>
          </table:table-cell>
          <table:table-cell table:formula="of:=ABS([.O610]-[.P61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50193293817546" calcext:value-type="float">
            <text:p>0.50193293817546</text:p>
          </table:table-cell>
          <table:table-cell office:value-type="float" office:value="604" calcext:value-type="float">
            <text:p>604</text:p>
          </table:table-cell>
          <table:table-cell office:value-type="float" office:value="0.50186440581835" calcext:value-type="float">
            <text:p>0.50186440581835</text:p>
          </table:table-cell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922" calcext:value-type="float">
            <text:p>922</text:p>
          </table:table-cell>
          <table:table-cell office:value-type="float" office:value="0.50548548406142" calcext:value-type="float">
            <text:p>0.50548548406142</text:p>
          </table:table-cell>
          <table:table-cell office:value-type="float" office:value="922" calcext:value-type="float">
            <text:p>922</text:p>
          </table:table-cell>
          <table:table-cell office:value-type="float" office:value="0.50541742013266" calcext:value-type="float">
            <text:p>0.50541742013266</text:p>
          </table:table-cell>
          <table:table-cell/>
          <table:table-cell table:formula="of:=[.I611]-[.I610]" office:value-type="float" office:value="0.00000690770583000599" calcext:value-type="float">
            <text:p>0.00000690770583</text:p>
          </table:table-cell>
          <table:table-cell/>
          <table:table-cell table:formula="of:=MATCH([.G611];[.H$8:.H$1007];0)" office:value-type="float" office:value="533" calcext:value-type="float">
            <text:p>533</text:p>
          </table:table-cell>
          <table:table-cell table:formula="of:=MATCH([.G611];[.J$8:.J$1007];0)" office:value-type="float" office:value="533" calcext:value-type="float">
            <text:p>533</text:p>
          </table:table-cell>
          <table:table-cell table:formula="of:=ABS([.O611]-[.P61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53263494072457" calcext:value-type="float">
            <text:p>0.53263494072457</text:p>
          </table:table-cell>
          <table:table-cell office:value-type="float" office:value="605" calcext:value-type="float">
            <text:p>605</text:p>
          </table:table-cell>
          <table:table-cell office:value-type="float" office:value="0.53256687983713" calcext:value-type="float">
            <text:p>0.53256687983713</text:p>
          </table:table-cell>
          <table:table-cell table:number-columns-repeated="2"/>
          <table:table-cell office:value-type="float" office:value="605" calcext:value-type="float">
            <text:p>605</text:p>
          </table:table-cell>
          <table:table-cell office:value-type="float" office:value="900" calcext:value-type="float">
            <text:p>900</text:p>
          </table:table-cell>
          <table:table-cell office:value-type="float" office:value="0.50558861056132" calcext:value-type="float">
            <text:p>0.50558861056132</text:p>
          </table:table-cell>
          <table:table-cell office:value-type="float" office:value="900" calcext:value-type="float">
            <text:p>900</text:p>
          </table:table-cell>
          <table:table-cell office:value-type="float" office:value="0.50552142980983" calcext:value-type="float">
            <text:p>0.50552142980983</text:p>
          </table:table-cell>
          <table:table-cell/>
          <table:table-cell table:formula="of:=[.I612]-[.I611]" office:value-type="float" office:value="0.000103126499899964" calcext:value-type="float">
            <text:p>0.00010312649990</text:p>
          </table:table-cell>
          <table:table-cell/>
          <table:table-cell table:formula="of:=MATCH([.G612];[.H$8:.H$1007];0)" office:value-type="float" office:value="969" calcext:value-type="float">
            <text:p>969</text:p>
          </table:table-cell>
          <table:table-cell table:formula="of:=MATCH([.G612];[.J$8:.J$1007];0)" office:value-type="float" office:value="969" calcext:value-type="float">
            <text:p>969</text:p>
          </table:table-cell>
          <table:table-cell table:formula="of:=ABS([.O612]-[.P61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48803345128765" calcext:value-type="float">
            <text:p>0.48803345128765</text:p>
          </table:table-cell>
          <table:table-cell office:value-type="float" office:value="606" calcext:value-type="float">
            <text:p>606</text:p>
          </table:table-cell>
          <table:table-cell office:value-type="float" office:value="0.48796654688242" calcext:value-type="float">
            <text:p>0.48796654688242</text:p>
          </table:table-cell>
          <table:table-cell table:number-columns-repeated="2"/>
          <table:table-cell office:value-type="float" office:value="606" calcext:value-type="float">
            <text:p>606</text:p>
          </table:table-cell>
          <table:table-cell office:value-type="float" office:value="779" calcext:value-type="float">
            <text:p>779</text:p>
          </table:table-cell>
          <table:table-cell office:value-type="float" office:value="0.5056172384194" calcext:value-type="float">
            <text:p>0.50561723841940</text:p>
          </table:table-cell>
          <table:table-cell office:value-type="float" office:value="779" calcext:value-type="float">
            <text:p>779</text:p>
          </table:table-cell>
          <table:table-cell office:value-type="float" office:value="0.50554964122142" calcext:value-type="float">
            <text:p>0.50554964122142</text:p>
          </table:table-cell>
          <table:table-cell/>
          <table:table-cell table:formula="of:=[.I613]-[.I612]" office:value-type="float" office:value="0.0000286278580799992" calcext:value-type="float">
            <text:p>0.00002862785808</text:p>
          </table:table-cell>
          <table:table-cell/>
          <table:table-cell table:formula="of:=MATCH([.G613];[.H$8:.H$1007];0)" office:value-type="float" office:value="255" calcext:value-type="float">
            <text:p>255</text:p>
          </table:table-cell>
          <table:table-cell table:formula="of:=MATCH([.G613];[.J$8:.J$1007];0)" office:value-type="float" office:value="255" calcext:value-type="float">
            <text:p>255</text:p>
          </table:table-cell>
          <table:table-cell table:formula="of:=ABS([.O613]-[.P61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49538041941821" calcext:value-type="float">
            <text:p>0.49538041941821</text:p>
          </table:table-cell>
          <table:table-cell office:value-type="float" office:value="607" calcext:value-type="float">
            <text:p>607</text:p>
          </table:table-cell>
          <table:table-cell office:value-type="float" office:value="0.49531335510209" calcext:value-type="float">
            <text:p>0.49531335510209</text:p>
          </table:table-cell>
          <table:table-cell table:number-columns-repeated="2"/>
          <table:table-cell office:value-type="float" office:value="607" calcext:value-type="float">
            <text:p>607</text:p>
          </table:table-cell>
          <table:table-cell office:value-type="float" office:value="436" calcext:value-type="float">
            <text:p>436</text:p>
          </table:table-cell>
          <table:table-cell office:value-type="float" office:value="0.50565115407457" calcext:value-type="float">
            <text:p>0.50565115407457</text:p>
          </table:table-cell>
          <table:table-cell office:value-type="float" office:value="436" calcext:value-type="float">
            <text:p>436</text:p>
          </table:table-cell>
          <table:table-cell office:value-type="float" office:value="0.50558431434181" calcext:value-type="float">
            <text:p>0.50558431434181</text:p>
          </table:table-cell>
          <table:table-cell/>
          <table:table-cell table:formula="of:=[.I614]-[.I613]" office:value-type="float" office:value="0.0000339156551699693" calcext:value-type="float">
            <text:p>0.00003391565517</text:p>
          </table:table-cell>
          <table:table-cell/>
          <table:table-cell table:formula="of:=MATCH([.G614];[.H$8:.H$1007];0)" office:value-type="float" office:value="393" calcext:value-type="float">
            <text:p>393</text:p>
          </table:table-cell>
          <table:table-cell table:formula="of:=MATCH([.G614];[.J$8:.J$1007];0)" office:value-type="float" office:value="393" calcext:value-type="float">
            <text:p>393</text:p>
          </table:table-cell>
          <table:table-cell table:formula="of:=ABS([.O614]-[.P61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49188390937082" calcext:value-type="float">
            <text:p>0.49188390937082</text:p>
          </table:table-cell>
          <table:table-cell office:value-type="float" office:value="608" calcext:value-type="float">
            <text:p>608</text:p>
          </table:table-cell>
          <table:table-cell office:value-type="float" office:value="0.49181719041251" calcext:value-type="float">
            <text:p>0.49181719041251</text:p>
          </table:table-cell>
          <table:table-cell table:number-columns-repeated="2"/>
          <table:table-cell office:value-type="float" office:value="608" calcext:value-type="float">
            <text:p>608</text:p>
          </table:table-cell>
          <table:table-cell office:value-type="float" office:value="939" calcext:value-type="float">
            <text:p>939</text:p>
          </table:table-cell>
          <table:table-cell office:value-type="float" office:value="0.50569868039012" calcext:value-type="float">
            <text:p>0.50569868039012</text:p>
          </table:table-cell>
          <table:table-cell office:value-type="float" office:value="939" calcext:value-type="float">
            <text:p>939</text:p>
          </table:table-cell>
          <table:table-cell office:value-type="float" office:value="0.50563194710783" calcext:value-type="float">
            <text:p>0.50563194710783</text:p>
          </table:table-cell>
          <table:table-cell/>
          <table:table-cell table:formula="of:=[.I615]-[.I614]" office:value-type="float" office:value="0.0000475263155500505" calcext:value-type="float">
            <text:p>0.00004752631555</text:p>
          </table:table-cell>
          <table:table-cell/>
          <table:table-cell table:formula="of:=MATCH([.G615];[.H$8:.H$1007];0)" office:value-type="float" office:value="332" calcext:value-type="float">
            <text:p>332</text:p>
          </table:table-cell>
          <table:table-cell table:formula="of:=MATCH([.G615];[.J$8:.J$1007];0)" office:value-type="float" office:value="332" calcext:value-type="float">
            <text:p>332</text:p>
          </table:table-cell>
          <table:table-cell table:formula="of:=ABS([.O615]-[.P61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50495381540076" calcext:value-type="float">
            <text:p>0.50495381540076</text:p>
          </table:table-cell>
          <table:table-cell office:value-type="float" office:value="609" calcext:value-type="float">
            <text:p>609</text:p>
          </table:table-cell>
          <table:table-cell office:value-type="float" office:value="0.50488631884851" calcext:value-type="float">
            <text:p>0.50488631884851</text:p>
          </table:table-cell>
          <table:table-cell table:number-columns-repeated="2"/>
          <table:table-cell office:value-type="float" office:value="609" calcext:value-type="float">
            <text:p>609</text:p>
          </table:table-cell>
          <table:table-cell office:value-type="float" office:value="442" calcext:value-type="float">
            <text:p>442</text:p>
          </table:table-cell>
          <table:table-cell office:value-type="float" office:value="0.50573126430662" calcext:value-type="float">
            <text:p>0.50573126430662</text:p>
          </table:table-cell>
          <table:table-cell office:value-type="float" office:value="442" calcext:value-type="float">
            <text:p>442</text:p>
          </table:table-cell>
          <table:table-cell office:value-type="float" office:value="0.5056642448268" calcext:value-type="float">
            <text:p>0.50566424482680</text:p>
          </table:table-cell>
          <table:table-cell/>
          <table:table-cell table:formula="of:=[.I616]-[.I615]" office:value-type="float" office:value="0.0000325839164999619" calcext:value-type="float">
            <text:p>0.00003258391650</text:p>
          </table:table-cell>
          <table:table-cell/>
          <table:table-cell table:formula="of:=MATCH([.G616];[.H$8:.H$1007];0)" office:value-type="float" office:value="592" calcext:value-type="float">
            <text:p>592</text:p>
          </table:table-cell>
          <table:table-cell table:formula="of:=MATCH([.G616];[.J$8:.J$1007];0)" office:value-type="float" office:value="592" calcext:value-type="float">
            <text:p>592</text:p>
          </table:table-cell>
          <table:table-cell table:formula="of:=ABS([.O616]-[.P61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51871969991046" calcext:value-type="float">
            <text:p>0.51871969991046</text:p>
          </table:table-cell>
          <table:table-cell office:value-type="float" office:value="610" calcext:value-type="float">
            <text:p>610</text:p>
          </table:table-cell>
          <table:table-cell office:value-type="float" office:value="0.51865263930506" calcext:value-type="float">
            <text:p>0.51865263930506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64" calcext:value-type="float">
            <text:p>64</text:p>
          </table:table-cell>
          <table:table-cell office:value-type="float" office:value="0.50576620869291" calcext:value-type="float">
            <text:p>0.50576620869291</text:p>
          </table:table-cell>
          <table:table-cell office:value-type="float" office:value="64" calcext:value-type="float">
            <text:p>64</text:p>
          </table:table-cell>
          <table:table-cell office:value-type="float" office:value="0.50569866961431" calcext:value-type="float">
            <text:p>0.50569866961431</text:p>
          </table:table-cell>
          <table:table-cell/>
          <table:table-cell table:formula="of:=[.I617]-[.I616]" office:value-type="float" office:value="0.0000349443862900367" calcext:value-type="float">
            <text:p>0.00003494438629</text:p>
          </table:table-cell>
          <table:table-cell/>
          <table:table-cell table:formula="of:=MATCH([.G617];[.H$8:.H$1007];0)" office:value-type="float" office:value="848" calcext:value-type="float">
            <text:p>848</text:p>
          </table:table-cell>
          <table:table-cell table:formula="of:=MATCH([.G617];[.J$8:.J$1007];0)" office:value-type="float" office:value="848" calcext:value-type="float">
            <text:p>848</text:p>
          </table:table-cell>
          <table:table-cell table:formula="of:=ABS([.O617]-[.P61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52314310823874" calcext:value-type="float">
            <text:p>0.52314310823874</text:p>
          </table:table-cell>
          <table:table-cell office:value-type="float" office:value="611" calcext:value-type="float">
            <text:p>611</text:p>
          </table:table-cell>
          <table:table-cell office:value-type="float" office:value="0.52307578440784" calcext:value-type="float">
            <text:p>0.52307578440784</text:p>
          </table:table-cell>
          <table:table-cell table:number-columns-repeated="2"/>
          <table:table-cell office:value-type="float" office:value="611" calcext:value-type="float">
            <text:p>611</text:p>
          </table:table-cell>
          <table:table-cell office:value-type="float" office:value="91" calcext:value-type="float">
            <text:p>91</text:p>
          </table:table-cell>
          <table:table-cell office:value-type="float" office:value="0.50578380418808" calcext:value-type="float">
            <text:p>0.50578380418808</text:p>
          </table:table-cell>
          <table:table-cell office:value-type="float" office:value="91" calcext:value-type="float">
            <text:p>91</text:p>
          </table:table-cell>
          <table:table-cell office:value-type="float" office:value="0.50571639357425" calcext:value-type="float">
            <text:p>0.50571639357425</text:p>
          </table:table-cell>
          <table:table-cell/>
          <table:table-cell table:formula="of:=[.I618]-[.I617]" office:value-type="float" office:value="0.0000175954951699975" calcext:value-type="float">
            <text:p>0.00001759549517</text:p>
          </table:table-cell>
          <table:table-cell/>
          <table:table-cell table:formula="of:=MATCH([.G618];[.H$8:.H$1007];0)" office:value-type="float" office:value="898" calcext:value-type="float">
            <text:p>898</text:p>
          </table:table-cell>
          <table:table-cell table:formula="of:=MATCH([.G618];[.J$8:.J$1007];0)" office:value-type="float" office:value="898" calcext:value-type="float">
            <text:p>898</text:p>
          </table:table-cell>
          <table:table-cell table:formula="of:=ABS([.O618]-[.P61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52325888043896" calcext:value-type="float">
            <text:p>0.52325888043896</text:p>
          </table:table-cell>
          <table:table-cell office:value-type="float" office:value="612" calcext:value-type="float">
            <text:p>612</text:p>
          </table:table-cell>
          <table:table-cell office:value-type="float" office:value="0.52319160345853" calcext:value-type="float">
            <text:p>0.52319160345853</text:p>
          </table:table-cell>
          <table:table-cell table:number-columns-repeated="2"/>
          <table:table-cell office:value-type="float" office:value="612" calcext:value-type="float">
            <text:p>612</text:p>
          </table:table-cell>
          <table:table-cell office:value-type="float" office:value="476" calcext:value-type="float">
            <text:p>476</text:p>
          </table:table-cell>
          <table:table-cell office:value-type="float" office:value="0.50579659221038" calcext:value-type="float">
            <text:p>0.50579659221038</text:p>
          </table:table-cell>
          <table:table-cell office:value-type="float" office:value="476" calcext:value-type="float">
            <text:p>476</text:p>
          </table:table-cell>
          <table:table-cell office:value-type="float" office:value="0.50572936879049" calcext:value-type="float">
            <text:p>0.50572936879049</text:p>
          </table:table-cell>
          <table:table-cell/>
          <table:table-cell table:formula="of:=[.I619]-[.I618]" office:value-type="float" office:value="0.000012788022299981" calcext:value-type="float">
            <text:p>0.00001278802230</text:p>
          </table:table-cell>
          <table:table-cell/>
          <table:table-cell table:formula="of:=MATCH([.G619];[.H$8:.H$1007];0)" office:value-type="float" office:value="901" calcext:value-type="float">
            <text:p>901</text:p>
          </table:table-cell>
          <table:table-cell table:formula="of:=MATCH([.G619];[.J$8:.J$1007];0)" office:value-type="float" office:value="901" calcext:value-type="float">
            <text:p>901</text:p>
          </table:table-cell>
          <table:table-cell table:formula="of:=ABS([.O619]-[.P61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51734907919647" calcext:value-type="float">
            <text:p>0.51734907919647</text:p>
          </table:table-cell>
          <table:table-cell office:value-type="float" office:value="613" calcext:value-type="float">
            <text:p>613</text:p>
          </table:table-cell>
          <table:table-cell office:value-type="float" office:value="0.51728141162602" calcext:value-type="float">
            <text:p>0.51728141162602</text:p>
          </table:table-cell>
          <table:table-cell table:number-columns-repeated="2"/>
          <table:table-cell office:value-type="float" office:value="613" calcext:value-type="float">
            <text:p>613</text:p>
          </table:table-cell>
          <table:table-cell office:value-type="float" office:value="785" calcext:value-type="float">
            <text:p>785</text:p>
          </table:table-cell>
          <table:table-cell office:value-type="float" office:value="0.50592170841436" calcext:value-type="float">
            <text:p>0.50592170841436</text:p>
          </table:table-cell>
          <table:table-cell office:value-type="float" office:value="785" calcext:value-type="float">
            <text:p>785</text:p>
          </table:table-cell>
          <table:table-cell office:value-type="float" office:value="0.50585449474003" calcext:value-type="float">
            <text:p>0.50585449474003</text:p>
          </table:table-cell>
          <table:table-cell/>
          <table:table-cell table:formula="of:=[.I620]-[.I619]" office:value-type="float" office:value="0.000125116203980036" calcext:value-type="float">
            <text:p>0.00012511620398</text:p>
          </table:table-cell>
          <table:table-cell/>
          <table:table-cell table:formula="of:=MATCH([.G620];[.H$8:.H$1007];0)" office:value-type="float" office:value="823" calcext:value-type="float">
            <text:p>823</text:p>
          </table:table-cell>
          <table:table-cell table:formula="of:=MATCH([.G620];[.J$8:.J$1007];0)" office:value-type="float" office:value="823" calcext:value-type="float">
            <text:p>823</text:p>
          </table:table-cell>
          <table:table-cell table:formula="of:=ABS([.O620]-[.P62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48922015403103" calcext:value-type="float">
            <text:p>0.48922015403103</text:p>
          </table:table-cell>
          <table:table-cell office:value-type="float" office:value="614" calcext:value-type="float">
            <text:p>614</text:p>
          </table:table-cell>
          <table:table-cell office:value-type="float" office:value="0.48915285506291" calcext:value-type="float">
            <text:p>0.48915285506291</text:p>
          </table:table-cell>
          <table:table-cell table:number-columns-repeated="2"/>
          <table:table-cell office:value-type="float" office:value="614" calcext:value-type="float">
            <text:p>614</text:p>
          </table:table-cell>
          <table:table-cell office:value-type="float" office:value="210" calcext:value-type="float">
            <text:p>210</text:p>
          </table:table-cell>
          <table:table-cell office:value-type="float" office:value="0.5059449406784" calcext:value-type="float">
            <text:p>0.50594494067840</text:p>
          </table:table-cell>
          <table:table-cell office:value-type="float" office:value="210" calcext:value-type="float">
            <text:p>210</text:p>
          </table:table-cell>
          <table:table-cell office:value-type="float" office:value="0.50587765738622" calcext:value-type="float">
            <text:p>0.50587765738622</text:p>
          </table:table-cell>
          <table:table-cell/>
          <table:table-cell table:formula="of:=[.I621]-[.I620]" office:value-type="float" office:value="0.0000232322640399962" calcext:value-type="float">
            <text:p>0.00002323226404</text:p>
          </table:table-cell>
          <table:table-cell/>
          <table:table-cell table:formula="of:=MATCH([.G621];[.H$8:.H$1007];0)" office:value-type="float" office:value="275" calcext:value-type="float">
            <text:p>275</text:p>
          </table:table-cell>
          <table:table-cell table:formula="of:=MATCH([.G621];[.J$8:.J$1007];0)" office:value-type="float" office:value="275" calcext:value-type="float">
            <text:p>275</text:p>
          </table:table-cell>
          <table:table-cell table:formula="of:=ABS([.O621]-[.P62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50996070400383" calcext:value-type="float">
            <text:p>0.50996070400383</text:p>
          </table:table-cell>
          <table:table-cell office:value-type="float" office:value="615" calcext:value-type="float">
            <text:p>615</text:p>
          </table:table-cell>
          <table:table-cell office:value-type="float" office:value="0.50989294894872" calcext:value-type="float">
            <text:p>0.50989294894872</text:p>
          </table:table-cell>
          <table:table-cell table:number-columns-repeated="2"/>
          <table:table-cell office:value-type="float" office:value="615" calcext:value-type="float">
            <text:p>615</text:p>
          </table:table-cell>
          <table:table-cell office:value-type="float" office:value="470" calcext:value-type="float">
            <text:p>470</text:p>
          </table:table-cell>
          <table:table-cell office:value-type="float" office:value="0.50595125882219" calcext:value-type="float">
            <text:p>0.50595125882219</text:p>
          </table:table-cell>
          <table:table-cell office:value-type="float" office:value="470" calcext:value-type="float">
            <text:p>470</text:p>
          </table:table-cell>
          <table:table-cell office:value-type="float" office:value="0.50588391760578" calcext:value-type="float">
            <text:p>0.50588391760578</text:p>
          </table:table-cell>
          <table:table-cell/>
          <table:table-cell table:formula="of:=[.I622]-[.I621]" office:value-type="float" office:value="0.00000631814379004059" calcext:value-type="float">
            <text:p>0.00000631814379</text:p>
          </table:table-cell>
          <table:table-cell/>
          <table:table-cell table:formula="of:=MATCH([.G622];[.H$8:.H$1007];0)" office:value-type="float" office:value="686" calcext:value-type="float">
            <text:p>686</text:p>
          </table:table-cell>
          <table:table-cell table:formula="of:=MATCH([.G622];[.J$8:.J$1007];0)" office:value-type="float" office:value="686" calcext:value-type="float">
            <text:p>686</text:p>
          </table:table-cell>
          <table:table-cell table:formula="of:=ABS([.O622]-[.P62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51788061124879" calcext:value-type="float">
            <text:p>0.51788061124879</text:p>
          </table:table-cell>
          <table:table-cell office:value-type="float" office:value="616" calcext:value-type="float">
            <text:p>616</text:p>
          </table:table-cell>
          <table:table-cell office:value-type="float" office:value="0.51781329656284" calcext:value-type="float">
            <text:p>0.51781329656284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 office:value-type="float" office:value="58" calcext:value-type="float">
            <text:p>58</text:p>
          </table:table-cell>
          <table:table-cell office:value-type="float" office:value="0.50620890090248" calcext:value-type="float">
            <text:p>0.50620890090248</text:p>
          </table:table-cell>
          <table:table-cell office:value-type="float" office:value="58" calcext:value-type="float">
            <text:p>58</text:p>
          </table:table-cell>
          <table:table-cell office:value-type="float" office:value="0.50614128907962" calcext:value-type="float">
            <text:p>0.50614128907962</text:p>
          </table:table-cell>
          <table:table-cell/>
          <table:table-cell table:formula="of:=[.I623]-[.I622]" office:value-type="float" office:value="0.000257642080289999" calcext:value-type="float">
            <text:p>0.00025764208029</text:p>
          </table:table-cell>
          <table:table-cell/>
          <table:table-cell table:formula="of:=MATCH([.G623];[.H$8:.H$1007];0)" office:value-type="float" office:value="832" calcext:value-type="float">
            <text:p>832</text:p>
          </table:table-cell>
          <table:table-cell table:formula="of:=MATCH([.G623];[.J$8:.J$1007];0)" office:value-type="float" office:value="832" calcext:value-type="float">
            <text:p>832</text:p>
          </table:table-cell>
          <table:table-cell table:formula="of:=ABS([.O623]-[.P62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4869904294512" calcext:value-type="float">
            <text:p>0.48699042945120</text:p>
          </table:table-cell>
          <table:table-cell office:value-type="float" office:value="617" calcext:value-type="float">
            <text:p>617</text:p>
          </table:table-cell>
          <table:table-cell office:value-type="float" office:value="0.48692335456076" calcext:value-type="float">
            <text:p>0.48692335456076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222" calcext:value-type="float">
            <text:p>222</text:p>
          </table:table-cell>
          <table:table-cell office:value-type="float" office:value="0.50623307777658" calcext:value-type="float">
            <text:p>0.50623307777658</text:p>
          </table:table-cell>
          <table:table-cell office:value-type="float" office:value="222" calcext:value-type="float">
            <text:p>222</text:p>
          </table:table-cell>
          <table:table-cell office:value-type="float" office:value="0.50616603112989" calcext:value-type="float">
            <text:p>0.50616603112989</text:p>
          </table:table-cell>
          <table:table-cell/>
          <table:table-cell table:formula="of:=[.I624]-[.I623]" office:value-type="float" office:value="0.000024176874099946" calcext:value-type="float">
            <text:p>0.00002417687410</text:p>
          </table:table-cell>
          <table:table-cell/>
          <table:table-cell table:formula="of:=MATCH([.G624];[.H$8:.H$1007];0)" office:value-type="float" office:value="238" calcext:value-type="float">
            <text:p>238</text:p>
          </table:table-cell>
          <table:table-cell table:formula="of:=MATCH([.G624];[.J$8:.J$1007];0)" office:value-type="float" office:value="238" calcext:value-type="float">
            <text:p>238</text:p>
          </table:table-cell>
          <table:table-cell table:formula="of:=ABS([.O624]-[.P62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495543424567" calcext:value-type="float">
            <text:p>0.49554342456700</text:p>
          </table:table-cell>
          <table:table-cell office:value-type="float" office:value="618" calcext:value-type="float">
            <text:p>618</text:p>
          </table:table-cell>
          <table:table-cell office:value-type="float" office:value="0.49547530894946" calcext:value-type="float">
            <text:p>0.49547530894946</text:p>
          </table:table-cell>
          <table:table-cell table:number-columns-repeated="2"/>
          <table:table-cell office:value-type="float" office:value="618" calcext:value-type="float">
            <text:p>618</text:p>
          </table:table-cell>
          <table:table-cell office:value-type="float" office:value="837" calcext:value-type="float">
            <text:p>837</text:p>
          </table:table-cell>
          <table:table-cell office:value-type="float" office:value="0.50625740630738" calcext:value-type="float">
            <text:p>0.50625740630738</text:p>
          </table:table-cell>
          <table:table-cell office:value-type="float" office:value="837" calcext:value-type="float">
            <text:p>837</text:p>
          </table:table-cell>
          <table:table-cell office:value-type="float" office:value="0.50619014721072" calcext:value-type="float">
            <text:p>0.50619014721072</text:p>
          </table:table-cell>
          <table:table-cell/>
          <table:table-cell table:formula="of:=[.I625]-[.I624]" office:value-type="float" office:value="0.0000243285308000329" calcext:value-type="float">
            <text:p>0.00002432853080</text:p>
          </table:table-cell>
          <table:table-cell/>
          <table:table-cell table:formula="of:=MATCH([.G625];[.H$8:.H$1007];0)" office:value-type="float" office:value="399" calcext:value-type="float">
            <text:p>399</text:p>
          </table:table-cell>
          <table:table-cell table:formula="of:=MATCH([.G625];[.J$8:.J$1007];0)" office:value-type="float" office:value="399" calcext:value-type="float">
            <text:p>399</text:p>
          </table:table-cell>
          <table:table-cell table:formula="of:=ABS([.O625]-[.P62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48365846027956" calcext:value-type="float">
            <text:p>0.48365846027956</text:p>
          </table:table-cell>
          <table:table-cell office:value-type="float" office:value="619" calcext:value-type="float">
            <text:p>619</text:p>
          </table:table-cell>
          <table:table-cell office:value-type="float" office:value="0.4835912875688" calcext:value-type="float">
            <text:p>0.48359128756880</text:p>
          </table:table-cell>
          <table:table-cell table:number-columns-repeated="2"/>
          <table:table-cell office:value-type="float" office:value="619" calcext:value-type="float">
            <text:p>619</text:p>
          </table:table-cell>
          <table:table-cell office:value-type="float" office:value="227" calcext:value-type="float">
            <text:p>227</text:p>
          </table:table-cell>
          <table:table-cell office:value-type="float" office:value="0.5062716045838" calcext:value-type="float">
            <text:p>0.50627160458380</text:p>
          </table:table-cell>
          <table:table-cell office:value-type="float" office:value="227" calcext:value-type="float">
            <text:p>227</text:p>
          </table:table-cell>
          <table:table-cell office:value-type="float" office:value="0.50620408445716" calcext:value-type="float">
            <text:p>0.50620408445716</text:p>
          </table:table-cell>
          <table:table-cell/>
          <table:table-cell table:formula="of:=[.I626]-[.I625]" office:value-type="float" office:value="0.0000141982764200188" calcext:value-type="float">
            <text:p>0.00001419827642</text:p>
          </table:table-cell>
          <table:table-cell/>
          <table:table-cell table:formula="of:=MATCH([.G626];[.H$8:.H$1007];0)" office:value-type="float" office:value="187" calcext:value-type="float">
            <text:p>187</text:p>
          </table:table-cell>
          <table:table-cell table:formula="of:=MATCH([.G626];[.J$8:.J$1007];0)" office:value-type="float" office:value="187" calcext:value-type="float">
            <text:p>187</text:p>
          </table:table-cell>
          <table:table-cell table:formula="of:=ABS([.O626]-[.P62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51322838735843" calcext:value-type="float">
            <text:p>0.51322838735843</text:p>
          </table:table-cell>
          <table:table-cell office:value-type="float" office:value="620" calcext:value-type="float">
            <text:p>620</text:p>
          </table:table-cell>
          <table:table-cell office:value-type="float" office:value="0.51316149799033" calcext:value-type="float">
            <text:p>0.51316149799033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104" calcext:value-type="float">
            <text:p>104</text:p>
          </table:table-cell>
          <table:table-cell office:value-type="float" office:value="0.50628821878181" calcext:value-type="float">
            <text:p>0.50628821878181</text:p>
          </table:table-cell>
          <table:table-cell office:value-type="float" office:value="104" calcext:value-type="float">
            <text:p>104</text:p>
          </table:table-cell>
          <table:table-cell office:value-type="float" office:value="0.50622082256159" calcext:value-type="float">
            <text:p>0.50622082256159</text:p>
          </table:table-cell>
          <table:table-cell/>
          <table:table-cell table:formula="of:=[.I627]-[.I626]" office:value-type="float" office:value="0.0000166141980099121" calcext:value-type="float">
            <text:p>0.00001661419801</text:p>
          </table:table-cell>
          <table:table-cell/>
          <table:table-cell table:formula="of:=MATCH([.G627];[.H$8:.H$1007];0)" office:value-type="float" office:value="760" calcext:value-type="float">
            <text:p>760</text:p>
          </table:table-cell>
          <table:table-cell table:formula="of:=MATCH([.G627];[.J$8:.J$1007];0)" office:value-type="float" office:value="760" calcext:value-type="float">
            <text:p>760</text:p>
          </table:table-cell>
          <table:table-cell table:formula="of:=ABS([.O627]-[.P62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46509695072991" calcext:value-type="float">
            <text:p>0.46509695072991</text:p>
          </table:table-cell>
          <table:table-cell office:value-type="float" office:value="621" calcext:value-type="float">
            <text:p>621</text:p>
          </table:table-cell>
          <table:table-cell office:value-type="float" office:value="0.46502886379444" calcext:value-type="float">
            <text:p>0.46502886379444</text:p>
          </table:table-cell>
          <table:table-cell table:number-columns-repeated="2"/>
          <table:table-cell office:value-type="float" office:value="621" calcext:value-type="float">
            <text:p>621</text:p>
          </table:table-cell>
          <table:table-cell office:value-type="float" office:value="199" calcext:value-type="float">
            <text:p>199</text:p>
          </table:table-cell>
          <table:table-cell office:value-type="float" office:value="0.50629755905807" calcext:value-type="float">
            <text:p>0.50629755905807</text:p>
          </table:table-cell>
          <table:table-cell office:value-type="float" office:value="199" calcext:value-type="float">
            <text:p>199</text:p>
          </table:table-cell>
          <table:table-cell office:value-type="float" office:value="0.50622999888853" calcext:value-type="float">
            <text:p>0.50622999888853</text:p>
          </table:table-cell>
          <table:table-cell/>
          <table:table-cell table:formula="of:=[.I628]-[.I627]" office:value-type="float" office:value="0.00000934027625998368" calcext:value-type="float">
            <text:p>0.00000934027626</text:p>
          </table:table-cell>
          <table:table-cell/>
          <table:table-cell table:formula="of:=MATCH([.G628];[.H$8:.H$1007];0)" office:value-type="float" office:value="35" calcext:value-type="float">
            <text:p>35</text:p>
          </table:table-cell>
          <table:table-cell table:formula="of:=MATCH([.G628];[.J$8:.J$1007];0)" office:value-type="float" office:value="35" calcext:value-type="float">
            <text:p>35</text:p>
          </table:table-cell>
          <table:table-cell table:formula="of:=ABS([.O628]-[.P62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46724151029508" calcext:value-type="float">
            <text:p>0.46724151029508</text:p>
          </table:table-cell>
          <table:table-cell office:value-type="float" office:value="622" calcext:value-type="float">
            <text:p>622</text:p>
          </table:table-cell>
          <table:table-cell office:value-type="float" office:value="0.46717440851634" calcext:value-type="float">
            <text:p>0.46717440851634</text:p>
          </table:table-cell>
          <table:table-cell table:number-columns-repeated="2"/>
          <table:table-cell office:value-type="float" office:value="622" calcext:value-type="float">
            <text:p>622</text:p>
          </table:table-cell>
          <table:table-cell office:value-type="float" office:value="341" calcext:value-type="float">
            <text:p>341</text:p>
          </table:table-cell>
          <table:table-cell office:value-type="float" office:value="0.50636946781699" calcext:value-type="float">
            <text:p>0.50636946781699</text:p>
          </table:table-cell>
          <table:table-cell office:value-type="float" office:value="341" calcext:value-type="float">
            <text:p>341</text:p>
          </table:table-cell>
          <table:table-cell office:value-type="float" office:value="0.506301911263" calcext:value-type="float">
            <text:p>0.50630191126300</text:p>
          </table:table-cell>
          <table:table-cell/>
          <table:table-cell table:formula="of:=[.I629]-[.I628]" office:value-type="float" office:value="0.0000719087589200473" calcext:value-type="float">
            <text:p>0.00007190875892</text:p>
          </table:table-cell>
          <table:table-cell/>
          <table:table-cell table:formula="of:=MATCH([.G629];[.H$8:.H$1007];0)" office:value-type="float" office:value="46" calcext:value-type="float">
            <text:p>46</text:p>
          </table:table-cell>
          <table:table-cell table:formula="of:=MATCH([.G629];[.J$8:.J$1007];0)" office:value-type="float" office:value="46" calcext:value-type="float">
            <text:p>46</text:p>
          </table:table-cell>
          <table:table-cell table:formula="of:=ABS([.O629]-[.P62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51711652672295" calcext:value-type="float">
            <text:p>0.51711652672295</text:p>
          </table:table-cell>
          <table:table-cell office:value-type="float" office:value="623" calcext:value-type="float">
            <text:p>623</text:p>
          </table:table-cell>
          <table:table-cell office:value-type="float" office:value="0.51704883053844" calcext:value-type="float">
            <text:p>0.51704883053844</text:p>
          </table:table-cell>
          <table:table-cell table:number-columns-repeated="2"/>
          <table:table-cell office:value-type="float" office:value="623" calcext:value-type="float">
            <text:p>623</text:p>
          </table:table-cell>
          <table:table-cell office:value-type="float" office:value="89" calcext:value-type="float">
            <text:p>89</text:p>
          </table:table-cell>
          <table:table-cell office:value-type="float" office:value="0.50646251741295" calcext:value-type="float">
            <text:p>0.50646251741295</text:p>
          </table:table-cell>
          <table:table-cell office:value-type="float" office:value="89" calcext:value-type="float">
            <text:p>89</text:p>
          </table:table-cell>
          <table:table-cell office:value-type="float" office:value="0.50639510481717" calcext:value-type="float">
            <text:p>0.50639510481717</text:p>
          </table:table-cell>
          <table:table-cell/>
          <table:table-cell table:formula="of:=[.I630]-[.I629]" office:value-type="float" office:value="0.0000930495959600153" calcext:value-type="float">
            <text:p>0.00009304959596</text:p>
          </table:table-cell>
          <table:table-cell/>
          <table:table-cell table:formula="of:=MATCH([.G630];[.H$8:.H$1007];0)" office:value-type="float" office:value="821" calcext:value-type="float">
            <text:p>821</text:p>
          </table:table-cell>
          <table:table-cell table:formula="of:=MATCH([.G630];[.J$8:.J$1007];0)" office:value-type="float" office:value="821" calcext:value-type="float">
            <text:p>821</text:p>
          </table:table-cell>
          <table:table-cell table:formula="of:=ABS([.O630]-[.P63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49981861324996" calcext:value-type="float">
            <text:p>0.49981861324996</text:p>
          </table:table-cell>
          <table:table-cell office:value-type="float" office:value="624" calcext:value-type="float">
            <text:p>624</text:p>
          </table:table-cell>
          <table:table-cell office:value-type="float" office:value="0.4997510955484" calcext:value-type="float">
            <text:p>0.49975109554840</text:p>
          </table:table-cell>
          <table:table-cell table:number-columns-repeated="2"/>
          <table:table-cell office:value-type="float" office:value="624" calcext:value-type="float">
            <text:p>624</text:p>
          </table:table-cell>
          <table:table-cell office:value-type="float" office:value="429" calcext:value-type="float">
            <text:p>429</text:p>
          </table:table-cell>
          <table:table-cell office:value-type="float" office:value="0.5064801059859" calcext:value-type="float">
            <text:p>0.50648010598590</text:p>
          </table:table-cell>
          <table:table-cell office:value-type="float" office:value="429" calcext:value-type="float">
            <text:p>429</text:p>
          </table:table-cell>
          <table:table-cell office:value-type="float" office:value="0.50641290755855" calcext:value-type="float">
            <text:p>0.50641290755855</text:p>
          </table:table-cell>
          <table:table-cell/>
          <table:table-cell table:formula="of:=[.I631]-[.I630]" office:value-type="float" office:value="0.0000175885729499781" calcext:value-type="float">
            <text:p>0.00001758857295</text:p>
          </table:table-cell>
          <table:table-cell/>
          <table:table-cell table:formula="of:=MATCH([.G631];[.H$8:.H$1007];0)" office:value-type="float" office:value="489" calcext:value-type="float">
            <text:p>489</text:p>
          </table:table-cell>
          <table:table-cell table:formula="of:=MATCH([.G631];[.J$8:.J$1007];0)" office:value-type="float" office:value="489" calcext:value-type="float">
            <text:p>489</text:p>
          </table:table-cell>
          <table:table-cell table:formula="of:=ABS([.O631]-[.P63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54252011269353" calcext:value-type="float">
            <text:p>0.54252011269353</text:p>
          </table:table-cell>
          <table:table-cell office:value-type="float" office:value="625" calcext:value-type="float">
            <text:p>625</text:p>
          </table:table-cell>
          <table:table-cell office:value-type="float" office:value="0.5424527093942" calcext:value-type="float">
            <text:p>0.54245270939420</text:p>
          </table:table-cell>
          <table:table-cell table:number-columns-repeated="2"/>
          <table:table-cell office:value-type="float" office:value="625" calcext:value-type="float">
            <text:p>625</text:p>
          </table:table-cell>
          <table:table-cell office:value-type="float" office:value="910" calcext:value-type="float">
            <text:p>910</text:p>
          </table:table-cell>
          <table:table-cell office:value-type="float" office:value="0.50650789015188" calcext:value-type="float">
            <text:p>0.50650789015188</text:p>
          </table:table-cell>
          <table:table-cell office:value-type="float" office:value="910" calcext:value-type="float">
            <text:p>910</text:p>
          </table:table-cell>
          <table:table-cell office:value-type="float" office:value="0.50644071424047" calcext:value-type="float">
            <text:p>0.50644071424047</text:p>
          </table:table-cell>
          <table:table-cell/>
          <table:table-cell table:formula="of:=[.I632]-[.I631]" office:value-type="float" office:value="0.0000277841659800382" calcext:value-type="float">
            <text:p>0.00002778416598</text:p>
          </table:table-cell>
          <table:table-cell/>
          <table:table-cell table:formula="of:=MATCH([.G632];[.H$8:.H$1007];0)" office:value-type="float" office:value="992" calcext:value-type="float">
            <text:p>992</text:p>
          </table:table-cell>
          <table:table-cell table:formula="of:=MATCH([.G632];[.J$8:.J$1007];0)" office:value-type="float" office:value="992" calcext:value-type="float">
            <text:p>992</text:p>
          </table:table-cell>
          <table:table-cell table:formula="of:=ABS([.O632]-[.P63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49424172956143" calcext:value-type="float">
            <text:p>0.49424172956143</text:p>
          </table:table-cell>
          <table:table-cell office:value-type="float" office:value="626" calcext:value-type="float">
            <text:p>626</text:p>
          </table:table-cell>
          <table:table-cell office:value-type="float" office:value="0.4941748893288" calcext:value-type="float">
            <text:p>0.49417488932880</text:p>
          </table:table-cell>
          <table:table-cell table:number-columns-repeated="2"/>
          <table:table-cell office:value-type="float" office:value="626" calcext:value-type="float">
            <text:p>626</text:p>
          </table:table-cell>
          <table:table-cell office:value-type="float" office:value="853" calcext:value-type="float">
            <text:p>853</text:p>
          </table:table-cell>
          <table:table-cell office:value-type="float" office:value="0.50654021543278" calcext:value-type="float">
            <text:p>0.50654021543278</text:p>
          </table:table-cell>
          <table:table-cell office:value-type="float" office:value="853" calcext:value-type="float">
            <text:p>853</text:p>
          </table:table-cell>
          <table:table-cell office:value-type="float" office:value="0.50647353607627" calcext:value-type="float">
            <text:p>0.50647353607627</text:p>
          </table:table-cell>
          <table:table-cell/>
          <table:table-cell table:formula="of:=[.I633]-[.I632]" office:value-type="float" office:value="0.0000323252809000252" calcext:value-type="float">
            <text:p>0.00003232528090</text:p>
          </table:table-cell>
          <table:table-cell/>
          <table:table-cell table:formula="of:=MATCH([.G633];[.H$8:.H$1007];0)" office:value-type="float" office:value="365" calcext:value-type="float">
            <text:p>365</text:p>
          </table:table-cell>
          <table:table-cell table:formula="of:=MATCH([.G633];[.J$8:.J$1007];0)" office:value-type="float" office:value="365" calcext:value-type="float">
            <text:p>365</text:p>
          </table:table-cell>
          <table:table-cell table:formula="of:=ABS([.O633]-[.P63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48939260192716" calcext:value-type="float">
            <text:p>0.48939260192716</text:p>
          </table:table-cell>
          <table:table-cell office:value-type="float" office:value="627" calcext:value-type="float">
            <text:p>627</text:p>
          </table:table-cell>
          <table:table-cell office:value-type="float" office:value="0.48932546894313" calcext:value-type="float">
            <text:p>0.48932546894313</text:p>
          </table:table-cell>
          <table:table-cell table:number-columns-repeated="2"/>
          <table:table-cell office:value-type="float" office:value="627" calcext:value-type="float">
            <text:p>627</text:p>
          </table:table-cell>
          <table:table-cell office:value-type="float" office:value="233" calcext:value-type="float">
            <text:p>233</text:p>
          </table:table-cell>
          <table:table-cell office:value-type="float" office:value="0.50671744006555" calcext:value-type="float">
            <text:p>0.50671744006555</text:p>
          </table:table-cell>
          <table:table-cell office:value-type="float" office:value="233" calcext:value-type="float">
            <text:p>233</text:p>
          </table:table-cell>
          <table:table-cell office:value-type="float" office:value="0.50665027692489" calcext:value-type="float">
            <text:p>0.50665027692489</text:p>
          </table:table-cell>
          <table:table-cell/>
          <table:table-cell table:formula="of:=[.I634]-[.I633]" office:value-type="float" office:value="0.000177224632769923" calcext:value-type="float">
            <text:p>0.00017722463277</text:p>
          </table:table-cell>
          <table:table-cell/>
          <table:table-cell table:formula="of:=MATCH([.G634];[.H$8:.H$1007];0)" office:value-type="float" office:value="280" calcext:value-type="float">
            <text:p>280</text:p>
          </table:table-cell>
          <table:table-cell table:formula="of:=MATCH([.G634];[.J$8:.J$1007];0)" office:value-type="float" office:value="280" calcext:value-type="float">
            <text:p>280</text:p>
          </table:table-cell>
          <table:table-cell table:formula="of:=ABS([.O634]-[.P63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53442265391047" calcext:value-type="float">
            <text:p>0.53442265391047</text:p>
          </table:table-cell>
          <table:table-cell office:value-type="float" office:value="628" calcext:value-type="float">
            <text:p>628</text:p>
          </table:table-cell>
          <table:table-cell office:value-type="float" office:value="0.53435472976279" calcext:value-type="float">
            <text:p>0.53435472976279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713" calcext:value-type="float">
            <text:p>713</text:p>
          </table:table-cell>
          <table:table-cell office:value-type="float" office:value="0.50693942010906" calcext:value-type="float">
            <text:p>0.50693942010906</text:p>
          </table:table-cell>
          <table:table-cell office:value-type="float" office:value="150" calcext:value-type="float">
            <text:p>150</text:p>
          </table:table-cell>
          <table:table-cell office:value-type="float" office:value="0.50687231535813" calcext:value-type="float">
            <text:p>0.50687231535813</text:p>
          </table:table-cell>
          <table:table-cell/>
          <table:table-cell table:formula="of:=[.I635]-[.I634]" office:value-type="float" office:value="0.000221980043510039" calcext:value-type="float">
            <text:p>0.00022198004351</text:p>
          </table:table-cell>
          <table:table-cell/>
          <table:table-cell table:formula="of:=MATCH([.G635];[.H$8:.H$1007];0)" office:value-type="float" office:value="979" calcext:value-type="float">
            <text:p>979</text:p>
          </table:table-cell>
          <table:table-cell table:formula="of:=MATCH([.G635];[.J$8:.J$1007];0)" office:value-type="float" office:value="979" calcext:value-type="float">
            <text:p>979</text:p>
          </table:table-cell>
          <table:table-cell table:formula="of:=ABS([.O635]-[.P63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48272648823086" calcext:value-type="float">
            <text:p>0.48272648823086</text:p>
          </table:table-cell>
          <table:table-cell office:value-type="float" office:value="629" calcext:value-type="float">
            <text:p>629</text:p>
          </table:table-cell>
          <table:table-cell office:value-type="float" office:value="0.48265951171956" calcext:value-type="float">
            <text:p>0.48265951171956</text:p>
          </table:table-cell>
          <table:table-cell table:number-columns-repeated="2"/>
          <table:table-cell office:value-type="float" office:value="629" calcext:value-type="float">
            <text:p>629</text:p>
          </table:table-cell>
          <table:table-cell office:value-type="float" office:value="150" calcext:value-type="float">
            <text:p>150</text:p>
          </table:table-cell>
          <table:table-cell office:value-type="float" office:value="0.50693951708848" calcext:value-type="float">
            <text:p>0.50693951708848</text:p>
          </table:table-cell>
          <table:table-cell office:value-type="float" office:value="713" calcext:value-type="float">
            <text:p>713</text:p>
          </table:table-cell>
          <table:table-cell office:value-type="float" office:value="0.5068724535918" calcext:value-type="float">
            <text:p>0.50687245359180</text:p>
          </table:table-cell>
          <table:table-cell/>
          <table:table-cell table:formula="of:=[.I636]-[.I635]" office:value-type="float" office:value="0.000000096979419939025" calcext:value-type="float">
            <text:p>0.00000009697942</text:p>
          </table:table-cell>
          <table:table-cell/>
          <table:table-cell table:formula="of:=MATCH([.G636];[.H$8:.H$1007];0)" office:value-type="float" office:value="178" calcext:value-type="float">
            <text:p>178</text:p>
          </table:table-cell>
          <table:table-cell table:formula="of:=MATCH([.G636];[.J$8:.J$1007];0)" office:value-type="float" office:value="178" calcext:value-type="float">
            <text:p>178</text:p>
          </table:table-cell>
          <table:table-cell table:formula="of:=ABS([.O636]-[.P63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54622811025428" calcext:value-type="float">
            <text:p>0.54622811025428</text:p>
          </table:table-cell>
          <table:table-cell office:value-type="float" office:value="630" calcext:value-type="float">
            <text:p>630</text:p>
          </table:table-cell>
          <table:table-cell office:value-type="float" office:value="0.54616107314009" calcext:value-type="float">
            <text:p>0.54616107314009</text:p>
          </table:table-cell>
          <table:table-cell table:number-columns-repeated="2"/>
          <table:table-cell office:value-type="float" office:value="630" calcext:value-type="float">
            <text:p>630</text:p>
          </table:table-cell>
          <table:table-cell office:value-type="float" office:value="666" calcext:value-type="float">
            <text:p>666</text:p>
          </table:table-cell>
          <table:table-cell office:value-type="float" office:value="0.50695728851742" calcext:value-type="float">
            <text:p>0.50695728851742</text:p>
          </table:table-cell>
          <table:table-cell office:value-type="float" office:value="666" calcext:value-type="float">
            <text:p>666</text:p>
          </table:table-cell>
          <table:table-cell office:value-type="float" office:value="0.50689046186984" calcext:value-type="float">
            <text:p>0.50689046186984</text:p>
          </table:table-cell>
          <table:table-cell/>
          <table:table-cell table:formula="of:=[.I637]-[.I636]" office:value-type="float" office:value="0.0000177714289399944" calcext:value-type="float">
            <text:p>0.00001777142894</text:p>
          </table:table-cell>
          <table:table-cell/>
          <table:table-cell table:formula="of:=MATCH([.G637];[.H$8:.H$1007];0)" office:value-type="float" office:value="994" calcext:value-type="float">
            <text:p>994</text:p>
          </table:table-cell>
          <table:table-cell table:formula="of:=MATCH([.G637];[.J$8:.J$1007];0)" office:value-type="float" office:value="994" calcext:value-type="float">
            <text:p>994</text:p>
          </table:table-cell>
          <table:table-cell table:formula="of:=ABS([.O637]-[.P63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48793114628567" calcext:value-type="float">
            <text:p>0.48793114628567</text:p>
          </table:table-cell>
          <table:table-cell office:value-type="float" office:value="631" calcext:value-type="float">
            <text:p>631</text:p>
          </table:table-cell>
          <table:table-cell office:value-type="float" office:value="0.48786404115651" calcext:value-type="float">
            <text:p>0.48786404115651</text:p>
          </table:table-cell>
          <table:table-cell table:number-columns-repeated="2"/>
          <table:table-cell office:value-type="float" office:value="631" calcext:value-type="float">
            <text:p>631</text:p>
          </table:table-cell>
          <table:table-cell office:value-type="float" office:value="443" calcext:value-type="float">
            <text:p>443</text:p>
          </table:table-cell>
          <table:table-cell office:value-type="float" office:value="0.50698506534046" calcext:value-type="float">
            <text:p>0.50698506534046</text:p>
          </table:table-cell>
          <table:table-cell office:value-type="float" office:value="443" calcext:value-type="float">
            <text:p>443</text:p>
          </table:table-cell>
          <table:table-cell office:value-type="float" office:value="0.5069175847826" calcext:value-type="float">
            <text:p>0.50691758478260</text:p>
          </table:table-cell>
          <table:table-cell/>
          <table:table-cell table:formula="of:=[.I638]-[.I637]" office:value-type="float" office:value="0.0000277768230400044" calcext:value-type="float">
            <text:p>0.00002777682304</text:p>
          </table:table-cell>
          <table:table-cell/>
          <table:table-cell table:formula="of:=MATCH([.G638];[.H$8:.H$1007];0)" office:value-type="float" office:value="250" calcext:value-type="float">
            <text:p>250</text:p>
          </table:table-cell>
          <table:table-cell table:formula="of:=MATCH([.G638];[.J$8:.J$1007];0)" office:value-type="float" office:value="250" calcext:value-type="float">
            <text:p>250</text:p>
          </table:table-cell>
          <table:table-cell table:formula="of:=ABS([.O638]-[.P63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5019157312801" calcext:value-type="float">
            <text:p>0.50191573128010</text:p>
          </table:table-cell>
          <table:table-cell office:value-type="float" office:value="632" calcext:value-type="float">
            <text:p>632</text:p>
          </table:table-cell>
          <table:table-cell office:value-type="float" office:value="0.50184811170787" calcext:value-type="float">
            <text:p>0.50184811170787</text:p>
          </table:table-cell>
          <table:table-cell table:number-columns-repeated="2"/>
          <table:table-cell office:value-type="float" office:value="632" calcext:value-type="float">
            <text:p>632</text:p>
          </table:table-cell>
          <table:table-cell office:value-type="float" office:value="755" calcext:value-type="float">
            <text:p>755</text:p>
          </table:table-cell>
          <table:table-cell office:value-type="float" office:value="0.50699073576672" calcext:value-type="float">
            <text:p>0.50699073576672</text:p>
          </table:table-cell>
          <table:table-cell office:value-type="float" office:value="755" calcext:value-type="float">
            <text:p>755</text:p>
          </table:table-cell>
          <table:table-cell office:value-type="float" office:value="0.50692447470261" calcext:value-type="float">
            <text:p>0.50692447470261</text:p>
          </table:table-cell>
          <table:table-cell/>
          <table:table-cell table:formula="of:=[.I639]-[.I638]" office:value-type="float" office:value="0.00000567042626009595" calcext:value-type="float">
            <text:p>0.00000567042626</text:p>
          </table:table-cell>
          <table:table-cell/>
          <table:table-cell table:formula="of:=MATCH([.G639];[.H$8:.H$1007];0)" office:value-type="float" office:value="530" calcext:value-type="float">
            <text:p>530</text:p>
          </table:table-cell>
          <table:table-cell table:formula="of:=MATCH([.G639];[.J$8:.J$1007];0)" office:value-type="float" office:value="530" calcext:value-type="float">
            <text:p>530</text:p>
          </table:table-cell>
          <table:table-cell table:formula="of:=ABS([.O639]-[.P63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48818457658991" calcext:value-type="float">
            <text:p>0.48818457658991</text:p>
          </table:table-cell>
          <table:table-cell office:value-type="float" office:value="633" calcext:value-type="float">
            <text:p>633</text:p>
          </table:table-cell>
          <table:table-cell office:value-type="float" office:value="0.48811752152208" calcext:value-type="float">
            <text:p>0.48811752152208</text:p>
          </table:table-cell>
          <table:table-cell table:number-columns-repeated="2"/>
          <table:table-cell office:value-type="float" office:value="633" calcext:value-type="float">
            <text:p>633</text:p>
          </table:table-cell>
          <table:table-cell office:value-type="float" office:value="137" calcext:value-type="float">
            <text:p>137</text:p>
          </table:table-cell>
          <table:table-cell office:value-type="float" office:value="0.50699394896588" calcext:value-type="float">
            <text:p>0.50699394896588</text:p>
          </table:table-cell>
          <table:table-cell office:value-type="float" office:value="137" calcext:value-type="float">
            <text:p>137</text:p>
          </table:table-cell>
          <table:table-cell office:value-type="float" office:value="0.50692674089753" calcext:value-type="float">
            <text:p>0.50692674089753</text:p>
          </table:table-cell>
          <table:table-cell/>
          <table:table-cell table:formula="of:=[.I640]-[.I639]" office:value-type="float" office:value="0.00000321319915996821" calcext:value-type="float">
            <text:p>0.00000321319916</text:p>
          </table:table-cell>
          <table:table-cell/>
          <table:table-cell table:formula="of:=MATCH([.G640];[.H$8:.H$1007];0)" office:value-type="float" office:value="258" calcext:value-type="float">
            <text:p>258</text:p>
          </table:table-cell>
          <table:table-cell table:formula="of:=MATCH([.G640];[.J$8:.J$1007];0)" office:value-type="float" office:value="258" calcext:value-type="float">
            <text:p>258</text:p>
          </table:table-cell>
          <table:table-cell table:formula="of:=ABS([.O640]-[.P64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51662981045306" calcext:value-type="float">
            <text:p>0.51662981045306</text:p>
          </table:table-cell>
          <table:table-cell office:value-type="float" office:value="634" calcext:value-type="float">
            <text:p>634</text:p>
          </table:table-cell>
          <table:table-cell office:value-type="float" office:value="0.51656256863001" calcext:value-type="float">
            <text:p>0.51656256863001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293" calcext:value-type="float">
            <text:p>293</text:p>
          </table:table-cell>
          <table:table-cell office:value-type="float" office:value="0.50707038733981" calcext:value-type="float">
            <text:p>0.50707038733981</text:p>
          </table:table-cell>
          <table:table-cell office:value-type="float" office:value="293" calcext:value-type="float">
            <text:p>293</text:p>
          </table:table-cell>
          <table:table-cell office:value-type="float" office:value="0.50700277291515" calcext:value-type="float">
            <text:p>0.50700277291515</text:p>
          </table:table-cell>
          <table:table-cell/>
          <table:table-cell table:formula="of:=[.I641]-[.I640]" office:value-type="float" office:value="0.0000764383739300101" calcext:value-type="float">
            <text:p>0.00007643837393</text:p>
          </table:table-cell>
          <table:table-cell/>
          <table:table-cell table:formula="of:=MATCH([.G641];[.H$8:.H$1007];0)" office:value-type="float" office:value="814" calcext:value-type="float">
            <text:p>814</text:p>
          </table:table-cell>
          <table:table-cell table:formula="of:=MATCH([.G641];[.J$8:.J$1007];0)" office:value-type="float" office:value="814" calcext:value-type="float">
            <text:p>814</text:p>
          </table:table-cell>
          <table:table-cell table:formula="of:=ABS([.O641]-[.P64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50465156280686" calcext:value-type="float">
            <text:p>0.50465156280686</text:p>
          </table:table-cell>
          <table:table-cell office:value-type="float" office:value="635" calcext:value-type="float">
            <text:p>635</text:p>
          </table:table-cell>
          <table:table-cell office:value-type="float" office:value="0.50458446596632" calcext:value-type="float">
            <text:p>0.50458446596632</text:p>
          </table:table-cell>
          <table:table-cell table:number-columns-repeated="2"/>
          <table:table-cell office:value-type="float" office:value="635" calcext:value-type="float">
            <text:p>635</text:p>
          </table:table-cell>
          <table:table-cell office:value-type="float" office:value="211" calcext:value-type="float">
            <text:p>211</text:p>
          </table:table-cell>
          <table:table-cell office:value-type="float" office:value="0.50711365461494" calcext:value-type="float">
            <text:p>0.50711365461494</text:p>
          </table:table-cell>
          <table:table-cell office:value-type="float" office:value="211" calcext:value-type="float">
            <text:p>211</text:p>
          </table:table-cell>
          <table:table-cell office:value-type="float" office:value="0.50704655104672" calcext:value-type="float">
            <text:p>0.50704655104672</text:p>
          </table:table-cell>
          <table:table-cell/>
          <table:table-cell table:formula="of:=[.I642]-[.I641]" office:value-type="float" office:value="0.0000432672751299323" calcext:value-type="float">
            <text:p>0.00004326727513</text:p>
          </table:table-cell>
          <table:table-cell/>
          <table:table-cell table:formula="of:=MATCH([.G642];[.H$8:.H$1007];0)" office:value-type="float" office:value="583" calcext:value-type="float">
            <text:p>583</text:p>
          </table:table-cell>
          <table:table-cell table:formula="of:=MATCH([.G642];[.J$8:.J$1007];0)" office:value-type="float" office:value="583" calcext:value-type="float">
            <text:p>583</text:p>
          </table:table-cell>
          <table:table-cell table:formula="of:=ABS([.O642]-[.P64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50443853173257" calcext:value-type="float">
            <text:p>0.50443853173257</text:p>
          </table:table-cell>
          <table:table-cell office:value-type="float" office:value="636" calcext:value-type="float">
            <text:p>636</text:p>
          </table:table-cell>
          <table:table-cell office:value-type="float" office:value="0.50437107413091" calcext:value-type="float">
            <text:p>0.50437107413091</text:p>
          </table:table-cell>
          <table:table-cell table:number-columns-repeated="2"/>
          <table:table-cell office:value-type="float" office:value="636" calcext:value-type="float">
            <text:p>636</text:p>
          </table:table-cell>
          <table:table-cell office:value-type="float" office:value="59" calcext:value-type="float">
            <text:p>59</text:p>
          </table:table-cell>
          <table:table-cell office:value-type="float" office:value="0.50712107566132" calcext:value-type="float">
            <text:p>0.50712107566132</text:p>
          </table:table-cell>
          <table:table-cell office:value-type="float" office:value="59" calcext:value-type="float">
            <text:p>59</text:p>
          </table:table-cell>
          <table:table-cell office:value-type="float" office:value="0.50705375248749" calcext:value-type="float">
            <text:p>0.50705375248749</text:p>
          </table:table-cell>
          <table:table-cell/>
          <table:table-cell table:formula="of:=[.I643]-[.I642]" office:value-type="float" office:value="0.0000074210463800739" calcext:value-type="float">
            <text:p>0.00000742104638</text:p>
          </table:table-cell>
          <table:table-cell/>
          <table:table-cell table:formula="of:=MATCH([.G643];[.H$8:.H$1007];0)" office:value-type="float" office:value="570" calcext:value-type="float">
            <text:p>570</text:p>
          </table:table-cell>
          <table:table-cell table:formula="of:=MATCH([.G643];[.J$8:.J$1007];0)" office:value-type="float" office:value="570" calcext:value-type="float">
            <text:p>570</text:p>
          </table:table-cell>
          <table:table-cell table:formula="of:=ABS([.O643]-[.P64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49128337359394" calcext:value-type="float">
            <text:p>0.49128337359394</text:p>
          </table:table-cell>
          <table:table-cell office:value-type="float" office:value="637" calcext:value-type="float">
            <text:p>637</text:p>
          </table:table-cell>
          <table:table-cell office:value-type="float" office:value="0.49121553922233" calcext:value-type="float">
            <text:p>0.49121553922233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86" calcext:value-type="float">
            <text:p>686</text:p>
          </table:table-cell>
          <table:table-cell office:value-type="float" office:value="0.50713500229169" calcext:value-type="float">
            <text:p>0.50713500229169</text:p>
          </table:table-cell>
          <table:table-cell office:value-type="float" office:value="686" calcext:value-type="float">
            <text:p>686</text:p>
          </table:table-cell>
          <table:table-cell office:value-type="float" office:value="0.50706734500729" calcext:value-type="float">
            <text:p>0.50706734500729</text:p>
          </table:table-cell>
          <table:table-cell/>
          <table:table-cell table:formula="of:=[.I644]-[.I643]" office:value-type="float" office:value="0.0000139266303699204" calcext:value-type="float">
            <text:p>0.00001392663037</text:p>
          </table:table-cell>
          <table:table-cell/>
          <table:table-cell table:formula="of:=MATCH([.G644];[.H$8:.H$1007];0)" office:value-type="float" office:value="315" calcext:value-type="float">
            <text:p>315</text:p>
          </table:table-cell>
          <table:table-cell table:formula="of:=MATCH([.G644];[.J$8:.J$1007];0)" office:value-type="float" office:value="315" calcext:value-type="float">
            <text:p>315</text:p>
          </table:table-cell>
          <table:table-cell table:formula="of:=ABS([.O644]-[.P64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47306303643666" calcext:value-type="float">
            <text:p>0.47306303643666</text:p>
          </table:table-cell>
          <table:table-cell office:value-type="float" office:value="638" calcext:value-type="float">
            <text:p>638</text:p>
          </table:table-cell>
          <table:table-cell office:value-type="float" office:value="0.47299592534107" calcext:value-type="float">
            <text:p>0.47299592534107</text:p>
          </table:table-cell>
          <table:table-cell table:number-columns-repeated="2"/>
          <table:table-cell office:value-type="float" office:value="638" calcext:value-type="float">
            <text:p>638</text:p>
          </table:table-cell>
          <table:table-cell office:value-type="float" office:value="383" calcext:value-type="float">
            <text:p>383</text:p>
          </table:table-cell>
          <table:table-cell office:value-type="float" office:value="0.50717179539363" calcext:value-type="float">
            <text:p>0.50717179539363</text:p>
          </table:table-cell>
          <table:table-cell office:value-type="float" office:value="383" calcext:value-type="float">
            <text:p>383</text:p>
          </table:table-cell>
          <table:table-cell office:value-type="float" office:value="0.50710478608364" calcext:value-type="float">
            <text:p>0.50710478608364</text:p>
          </table:table-cell>
          <table:table-cell/>
          <table:table-cell table:formula="of:=[.I645]-[.I644]" office:value-type="float" office:value="0.0000367931019400469" calcext:value-type="float">
            <text:p>0.00003679310194</text:p>
          </table:table-cell>
          <table:table-cell/>
          <table:table-cell table:formula="of:=MATCH([.G645];[.H$8:.H$1007];0)" office:value-type="float" office:value="77" calcext:value-type="float">
            <text:p>77</text:p>
          </table:table-cell>
          <table:table-cell table:formula="of:=MATCH([.G645];[.J$8:.J$1007];0)" office:value-type="float" office:value="77" calcext:value-type="float">
            <text:p>77</text:p>
          </table:table-cell>
          <table:table-cell table:formula="of:=ABS([.O645]-[.P64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50339957398741" calcext:value-type="float">
            <text:p>0.50339957398741</text:p>
          </table:table-cell>
          <table:table-cell office:value-type="float" office:value="639" calcext:value-type="float">
            <text:p>639</text:p>
          </table:table-cell>
          <table:table-cell office:value-type="float" office:value="0.50333254619102" calcext:value-type="float">
            <text:p>0.50333254619102</text:p>
          </table:table-cell>
          <table:table-cell table:number-columns-repeated="2"/>
          <table:table-cell office:value-type="float" office:value="639" calcext:value-type="float">
            <text:p>639</text:p>
          </table:table-cell>
          <table:table-cell office:value-type="float" office:value="709" calcext:value-type="float">
            <text:p>709</text:p>
          </table:table-cell>
          <table:table-cell office:value-type="float" office:value="0.5072345262816" calcext:value-type="float">
            <text:p>0.50723452628160</text:p>
          </table:table-cell>
          <table:table-cell office:value-type="float" office:value="709" calcext:value-type="float">
            <text:p>709</text:p>
          </table:table-cell>
          <table:table-cell office:value-type="float" office:value="0.50716743889969" calcext:value-type="float">
            <text:p>0.50716743889969</text:p>
          </table:table-cell>
          <table:table-cell/>
          <table:table-cell table:formula="of:=[.I646]-[.I645]" office:value-type="float" office:value="0.0000627308879700417" calcext:value-type="float">
            <text:p>0.00006273088797</text:p>
          </table:table-cell>
          <table:table-cell/>
          <table:table-cell table:formula="of:=MATCH([.G646];[.H$8:.H$1007];0)" office:value-type="float" office:value="559" calcext:value-type="float">
            <text:p>559</text:p>
          </table:table-cell>
          <table:table-cell table:formula="of:=MATCH([.G646];[.J$8:.J$1007];0)" office:value-type="float" office:value="559" calcext:value-type="float">
            <text:p>559</text:p>
          </table:table-cell>
          <table:table-cell table:formula="of:=ABS([.O646]-[.P64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49601482077165" calcext:value-type="float">
            <text:p>0.49601482077165</text:p>
          </table:table-cell>
          <table:table-cell office:value-type="float" office:value="640" calcext:value-type="float">
            <text:p>640</text:p>
          </table:table-cell>
          <table:table-cell office:value-type="float" office:value="0.49594728262307" calcext:value-type="float">
            <text:p>0.49594728262307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572" calcext:value-type="float">
            <text:p>572</text:p>
          </table:table-cell>
          <table:table-cell office:value-type="float" office:value="0.50724685334521" calcext:value-type="float">
            <text:p>0.50724685334521</text:p>
          </table:table-cell>
          <table:table-cell office:value-type="float" office:value="572" calcext:value-type="float">
            <text:p>572</text:p>
          </table:table-cell>
          <table:table-cell office:value-type="float" office:value="0.50717954126092" calcext:value-type="float">
            <text:p>0.50717954126092</text:p>
          </table:table-cell>
          <table:table-cell/>
          <table:table-cell table:formula="of:=[.I647]-[.I646]" office:value-type="float" office:value="0.0000123270636099848" calcext:value-type="float">
            <text:p>0.00001232706361</text:p>
          </table:table-cell>
          <table:table-cell/>
          <table:table-cell table:formula="of:=MATCH([.G647];[.H$8:.H$1007];0)" office:value-type="float" office:value="411" calcext:value-type="float">
            <text:p>411</text:p>
          </table:table-cell>
          <table:table-cell table:formula="of:=MATCH([.G647];[.J$8:.J$1007];0)" office:value-type="float" office:value="411" calcext:value-type="float">
            <text:p>411</text:p>
          </table:table-cell>
          <table:table-cell table:formula="of:=ABS([.O647]-[.P64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52702608820453" calcext:value-type="float">
            <text:p>0.52702608820453</text:p>
          </table:table-cell>
          <table:table-cell office:value-type="float" office:value="641" calcext:value-type="float">
            <text:p>641</text:p>
          </table:table-cell>
          <table:table-cell office:value-type="float" office:value="0.52695856281295" calcext:value-type="float">
            <text:p>0.52695856281295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742" calcext:value-type="float">
            <text:p>742</text:p>
          </table:table-cell>
          <table:table-cell office:value-type="float" office:value="0.50726799807614" calcext:value-type="float">
            <text:p>0.50726799807614</text:p>
          </table:table-cell>
          <table:table-cell office:value-type="float" office:value="742" calcext:value-type="float">
            <text:p>742</text:p>
          </table:table-cell>
          <table:table-cell office:value-type="float" office:value="0.50720131577787" calcext:value-type="float">
            <text:p>0.50720131577787</text:p>
          </table:table-cell>
          <table:table-cell/>
          <table:table-cell table:formula="of:=[.I648]-[.I647]" office:value-type="float" office:value="0.0000211447309299562" calcext:value-type="float">
            <text:p>0.00002114473093</text:p>
          </table:table-cell>
          <table:table-cell/>
          <table:table-cell table:formula="of:=MATCH([.G648];[.H$8:.H$1007];0)" office:value-type="float" office:value="933" calcext:value-type="float">
            <text:p>933</text:p>
          </table:table-cell>
          <table:table-cell table:formula="of:=MATCH([.G648];[.J$8:.J$1007];0)" office:value-type="float" office:value="933" calcext:value-type="float">
            <text:p>933</text:p>
          </table:table-cell>
          <table:table-cell table:formula="of:=ABS([.O648]-[.P64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48731187511909" calcext:value-type="float">
            <text:p>0.48731187511909</text:p>
          </table:table-cell>
          <table:table-cell office:value-type="float" office:value="642" calcext:value-type="float">
            <text:p>642</text:p>
          </table:table-cell>
          <table:table-cell office:value-type="float" office:value="0.48724393681083" calcext:value-type="float">
            <text:p>0.48724393681083</text:p>
          </table:table-cell>
          <table:table-cell table:number-columns-repeated="2"/>
          <table:table-cell office:value-type="float" office:value="642" calcext:value-type="float">
            <text:p>642</text:p>
          </table:table-cell>
          <table:table-cell office:value-type="float" office:value="648" calcext:value-type="float">
            <text:p>648</text:p>
          </table:table-cell>
          <table:table-cell office:value-type="float" office:value="0.50732123690587" calcext:value-type="float">
            <text:p>0.50732123690587</text:p>
          </table:table-cell>
          <table:table-cell office:value-type="float" office:value="648" calcext:value-type="float">
            <text:p>648</text:p>
          </table:table-cell>
          <table:table-cell office:value-type="float" office:value="0.50725370402376" calcext:value-type="float">
            <text:p>0.50725370402376</text:p>
          </table:table-cell>
          <table:table-cell/>
          <table:table-cell table:formula="of:=[.I649]-[.I648]" office:value-type="float" office:value="0.0000532388297300734" calcext:value-type="float">
            <text:p>0.00005323882973</text:p>
          </table:table-cell>
          <table:table-cell/>
          <table:table-cell table:formula="of:=MATCH([.G649];[.H$8:.H$1007];0)" office:value-type="float" office:value="242" calcext:value-type="float">
            <text:p>242</text:p>
          </table:table-cell>
          <table:table-cell table:formula="of:=MATCH([.G649];[.J$8:.J$1007];0)" office:value-type="float" office:value="242" calcext:value-type="float">
            <text:p>242</text:p>
          </table:table-cell>
          <table:table-cell table:formula="of:=ABS([.O649]-[.P64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49570603124382" calcext:value-type="float">
            <text:p>0.49570603124382</text:p>
          </table:table-cell>
          <table:table-cell office:value-type="float" office:value="643" calcext:value-type="float">
            <text:p>643</text:p>
          </table:table-cell>
          <table:table-cell office:value-type="float" office:value="0.49563844091005" calcext:value-type="float">
            <text:p>0.49563844091005</text:p>
          </table:table-cell>
          <table:table-cell table:number-columns-repeated="2"/>
          <table:table-cell office:value-type="float" office:value="643" calcext:value-type="float">
            <text:p>643</text:p>
          </table:table-cell>
          <table:table-cell office:value-type="float" office:value="404" calcext:value-type="float">
            <text:p>404</text:p>
          </table:table-cell>
          <table:table-cell office:value-type="float" office:value="0.50732293796052" calcext:value-type="float">
            <text:p>0.50732293796052</text:p>
          </table:table-cell>
          <table:table-cell office:value-type="float" office:value="404" calcext:value-type="float">
            <text:p>404</text:p>
          </table:table-cell>
          <table:table-cell office:value-type="float" office:value="0.5072553044277" calcext:value-type="float">
            <text:p>0.50725530442770</text:p>
          </table:table-cell>
          <table:table-cell/>
          <table:table-cell table:formula="of:=[.I650]-[.I649]" office:value-type="float" office:value="0.00000170105464991632" calcext:value-type="float">
            <text:p>0.00000170105465</text:p>
          </table:table-cell>
          <table:table-cell/>
          <table:table-cell table:formula="of:=MATCH([.G650];[.H$8:.H$1007];0)" office:value-type="float" office:value="406" calcext:value-type="float">
            <text:p>406</text:p>
          </table:table-cell>
          <table:table-cell table:formula="of:=MATCH([.G650];[.J$8:.J$1007];0)" office:value-type="float" office:value="406" calcext:value-type="float">
            <text:p>406</text:p>
          </table:table-cell>
          <table:table-cell table:formula="of:=ABS([.O650]-[.P65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50961500526133" calcext:value-type="float">
            <text:p>0.50961500526133</text:p>
          </table:table-cell>
          <table:table-cell office:value-type="float" office:value="644" calcext:value-type="float">
            <text:p>644</text:p>
          </table:table-cell>
          <table:table-cell office:value-type="float" office:value="0.50954818338298" calcext:value-type="float">
            <text:p>0.50954818338298</text:p>
          </table:table-cell>
          <table:table-cell table:number-columns-repeated="2"/>
          <table:table-cell office:value-type="float" office:value="644" calcext:value-type="float">
            <text:p>644</text:p>
          </table:table-cell>
          <table:table-cell office:value-type="float" office:value="380" calcext:value-type="float">
            <text:p>380</text:p>
          </table:table-cell>
          <table:table-cell office:value-type="float" office:value="0.5073507021829" calcext:value-type="float">
            <text:p>0.50735070218290</text:p>
          </table:table-cell>
          <table:table-cell office:value-type="float" office:value="380" calcext:value-type="float">
            <text:p>380</text:p>
          </table:table-cell>
          <table:table-cell office:value-type="float" office:value="0.50728386080572" calcext:value-type="float">
            <text:p>0.50728386080572</text:p>
          </table:table-cell>
          <table:table-cell/>
          <table:table-cell table:formula="of:=[.I651]-[.I650]" office:value-type="float" office:value="0.0000277642223800445" calcext:value-type="float">
            <text:p>0.00002776422238</text:p>
          </table:table-cell>
          <table:table-cell/>
          <table:table-cell table:formula="of:=MATCH([.G651];[.H$8:.H$1007];0)" office:value-type="float" office:value="684" calcext:value-type="float">
            <text:p>684</text:p>
          </table:table-cell>
          <table:table-cell table:formula="of:=MATCH([.G651];[.J$8:.J$1007];0)" office:value-type="float" office:value="684" calcext:value-type="float">
            <text:p>684</text:p>
          </table:table-cell>
          <table:table-cell table:formula="of:=ABS([.O651]-[.P65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49641279543682" calcext:value-type="float">
            <text:p>0.49641279543682</text:p>
          </table:table-cell>
          <table:table-cell office:value-type="float" office:value="645" calcext:value-type="float">
            <text:p>645</text:p>
          </table:table-cell>
          <table:table-cell office:value-type="float" office:value="0.49634544849492" calcext:value-type="float">
            <text:p>0.49634544849492</text:p>
          </table:table-cell>
          <table:table-cell table:number-columns-repeated="2"/>
          <table:table-cell office:value-type="float" office:value="645" calcext:value-type="float">
            <text:p>645</text:p>
          </table:table-cell>
          <table:table-cell office:value-type="float" office:value="721" calcext:value-type="float">
            <text:p>721</text:p>
          </table:table-cell>
          <table:table-cell office:value-type="float" office:value="0.50744439553559" calcext:value-type="float">
            <text:p>0.50744439553559</text:p>
          </table:table-cell>
          <table:table-cell office:value-type="float" office:value="721" calcext:value-type="float">
            <text:p>721</text:p>
          </table:table-cell>
          <table:table-cell office:value-type="float" office:value="0.50737675713438" calcext:value-type="float">
            <text:p>0.50737675713438</text:p>
          </table:table-cell>
          <table:table-cell/>
          <table:table-cell table:formula="of:=[.I652]-[.I651]" office:value-type="float" office:value="0.0000936933526899386" calcext:value-type="float">
            <text:p>0.00009369335269</text:p>
          </table:table-cell>
          <table:table-cell/>
          <table:table-cell table:formula="of:=MATCH([.G652];[.H$8:.H$1007];0)" office:value-type="float" office:value="419" calcext:value-type="float">
            <text:p>419</text:p>
          </table:table-cell>
          <table:table-cell table:formula="of:=MATCH([.G652];[.J$8:.J$1007];0)" office:value-type="float" office:value="419" calcext:value-type="float">
            <text:p>419</text:p>
          </table:table-cell>
          <table:table-cell table:formula="of:=ABS([.O652]-[.P65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49187192864156" calcext:value-type="float">
            <text:p>0.49187192864156</text:p>
          </table:table-cell>
          <table:table-cell office:value-type="float" office:value="646" calcext:value-type="float">
            <text:p>646</text:p>
          </table:table-cell>
          <table:table-cell office:value-type="float" office:value="0.49180437931215" calcext:value-type="float">
            <text:p>0.49180437931215</text:p>
          </table:table-cell>
          <table:table-cell table:number-columns-repeated="2"/>
          <table:table-cell office:value-type="float" office:value="646" calcext:value-type="float">
            <text:p>646</text:p>
          </table:table-cell>
          <table:table-cell office:value-type="float" office:value="298" calcext:value-type="float">
            <text:p>298</text:p>
          </table:table-cell>
          <table:table-cell office:value-type="float" office:value="0.50751223274293" calcext:value-type="float">
            <text:p>0.50751223274293</text:p>
          </table:table-cell>
          <table:table-cell office:value-type="float" office:value="298" calcext:value-type="float">
            <text:p>298</text:p>
          </table:table-cell>
          <table:table-cell office:value-type="float" office:value="0.50744482734144" calcext:value-type="float">
            <text:p>0.50744482734144</text:p>
          </table:table-cell>
          <table:table-cell/>
          <table:table-cell table:formula="of:=[.I653]-[.I652]" office:value-type="float" office:value="0.000067837207340049" calcext:value-type="float">
            <text:p>0.00006783720734</text:p>
          </table:table-cell>
          <table:table-cell/>
          <table:table-cell table:formula="of:=MATCH([.G653];[.H$8:.H$1007];0)" office:value-type="float" office:value="331" calcext:value-type="float">
            <text:p>331</text:p>
          </table:table-cell>
          <table:table-cell table:formula="of:=MATCH([.G653];[.J$8:.J$1007];0)" office:value-type="float" office:value="331" calcext:value-type="float">
            <text:p>331</text:p>
          </table:table-cell>
          <table:table-cell table:formula="of:=ABS([.O653]-[.P65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51669952712921" calcext:value-type="float">
            <text:p>0.51669952712921</text:p>
          </table:table-cell>
          <table:table-cell office:value-type="float" office:value="647" calcext:value-type="float">
            <text:p>647</text:p>
          </table:table-cell>
          <table:table-cell office:value-type="float" office:value="0.51663190294441" calcext:value-type="float">
            <text:p>0.51663190294441</text:p>
          </table:table-cell>
          <table:table-cell table:number-columns-repeated="2"/>
          <table:table-cell office:value-type="float" office:value="647" calcext:value-type="float">
            <text:p>647</text:p>
          </table:table-cell>
          <table:table-cell office:value-type="float" office:value="671" calcext:value-type="float">
            <text:p>671</text:p>
          </table:table-cell>
          <table:table-cell office:value-type="float" office:value="0.50764114223126" calcext:value-type="float">
            <text:p>0.50764114223126</text:p>
          </table:table-cell>
          <table:table-cell office:value-type="float" office:value="671" calcext:value-type="float">
            <text:p>671</text:p>
          </table:table-cell>
          <table:table-cell office:value-type="float" office:value="0.50757376798587" calcext:value-type="float">
            <text:p>0.50757376798587</text:p>
          </table:table-cell>
          <table:table-cell/>
          <table:table-cell table:formula="of:=[.I654]-[.I653]" office:value-type="float" office:value="0.000128909488329998" calcext:value-type="float">
            <text:p>0.00012890948833</text:p>
          </table:table-cell>
          <table:table-cell/>
          <table:table-cell table:formula="of:=MATCH([.G654];[.H$8:.H$1007];0)" office:value-type="float" office:value="816" calcext:value-type="float">
            <text:p>816</text:p>
          </table:table-cell>
          <table:table-cell table:formula="of:=MATCH([.G654];[.J$8:.J$1007];0)" office:value-type="float" office:value="816" calcext:value-type="float">
            <text:p>816</text:p>
          </table:table-cell>
          <table:table-cell table:formula="of:=ABS([.O654]-[.P65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50732123690587" calcext:value-type="float">
            <text:p>0.50732123690587</text:p>
          </table:table-cell>
          <table:table-cell office:value-type="float" office:value="648" calcext:value-type="float">
            <text:p>648</text:p>
          </table:table-cell>
          <table:table-cell office:value-type="float" office:value="0.50725370402376" calcext:value-type="float">
            <text:p>0.50725370402376</text:p>
          </table:table-cell>
          <table:table-cell table:number-columns-repeated="2"/>
          <table:table-cell office:value-type="float" office:value="648" calcext:value-type="float">
            <text:p>648</text:p>
          </table:table-cell>
          <table:table-cell office:value-type="float" office:value="216" calcext:value-type="float">
            <text:p>216</text:p>
          </table:table-cell>
          <table:table-cell office:value-type="float" office:value="0.50764441620855" calcext:value-type="float">
            <text:p>0.50764441620855</text:p>
          </table:table-cell>
          <table:table-cell office:value-type="float" office:value="216" calcext:value-type="float">
            <text:p>216</text:p>
          </table:table-cell>
          <table:table-cell office:value-type="float" office:value="0.50757681239676" calcext:value-type="float">
            <text:p>0.50757681239676</text:p>
          </table:table-cell>
          <table:table-cell/>
          <table:table-cell table:formula="of:=[.I655]-[.I654]" office:value-type="float" office:value="0.00000327397729005252" calcext:value-type="float">
            <text:p>0.00000327397729</text:p>
          </table:table-cell>
          <table:table-cell/>
          <table:table-cell table:formula="of:=MATCH([.G655];[.H$8:.H$1007];0)" office:value-type="float" office:value="642" calcext:value-type="float">
            <text:p>642</text:p>
          </table:table-cell>
          <table:table-cell table:formula="of:=MATCH([.G655];[.J$8:.J$1007];0)" office:value-type="float" office:value="642" calcext:value-type="float">
            <text:p>642</text:p>
          </table:table-cell>
          <table:table-cell table:formula="of:=ABS([.O655]-[.P65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52110629823614" calcext:value-type="float">
            <text:p>0.52110629823614</text:p>
          </table:table-cell>
          <table:table-cell office:value-type="float" office:value="649" calcext:value-type="float">
            <text:p>649</text:p>
          </table:table-cell>
          <table:table-cell office:value-type="float" office:value="0.52103894124352" calcext:value-type="float">
            <text:p>0.52103894124352</text:p>
          </table:table-cell>
          <table:table-cell table:number-columns-repeated="2"/>
          <table:table-cell office:value-type="float" office:value="649" calcext:value-type="float">
            <text:p>649</text:p>
          </table:table-cell>
          <table:table-cell office:value-type="float" office:value="174" calcext:value-type="float">
            <text:p>174</text:p>
          </table:table-cell>
          <table:table-cell office:value-type="float" office:value="0.50767122754579" calcext:value-type="float">
            <text:p>0.50767122754579</text:p>
          </table:table-cell>
          <table:table-cell office:value-type="float" office:value="174" calcext:value-type="float">
            <text:p>174</text:p>
          </table:table-cell>
          <table:table-cell office:value-type="float" office:value="0.50760390153841" calcext:value-type="float">
            <text:p>0.50760390153841</text:p>
          </table:table-cell>
          <table:table-cell/>
          <table:table-cell table:formula="of:=[.I656]-[.I655]" office:value-type="float" office:value="0.0000268113372399181" calcext:value-type="float">
            <text:p>0.00002681133724</text:p>
          </table:table-cell>
          <table:table-cell/>
          <table:table-cell table:formula="of:=MATCH([.G656];[.H$8:.H$1007];0)" office:value-type="float" office:value="882" calcext:value-type="float">
            <text:p>882</text:p>
          </table:table-cell>
          <table:table-cell table:formula="of:=MATCH([.G656];[.J$8:.J$1007];0)" office:value-type="float" office:value="882" calcext:value-type="float">
            <text:p>882</text:p>
          </table:table-cell>
          <table:table-cell table:formula="of:=ABS([.O656]-[.P65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50062252243599" calcext:value-type="float">
            <text:p>0.50062252243599</text:p>
          </table:table-cell>
          <table:table-cell office:value-type="float" office:value="650" calcext:value-type="float">
            <text:p>650</text:p>
          </table:table-cell>
          <table:table-cell office:value-type="float" office:value="0.50055519103044" calcext:value-type="float">
            <text:p>0.50055519103044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477" calcext:value-type="float">
            <text:p>477</text:p>
          </table:table-cell>
          <table:table-cell office:value-type="float" office:value="0.50767791828476" calcext:value-type="float">
            <text:p>0.50767791828476</text:p>
          </table:table-cell>
          <table:table-cell office:value-type="float" office:value="477" calcext:value-type="float">
            <text:p>477</text:p>
          </table:table-cell>
          <table:table-cell office:value-type="float" office:value="0.50761028043754" calcext:value-type="float">
            <text:p>0.50761028043754</text:p>
          </table:table-cell>
          <table:table-cell/>
          <table:table-cell table:formula="of:=[.I657]-[.I656]" office:value-type="float" office:value="0.00000669073897008321" calcext:value-type="float">
            <text:p>0.00000669073897</text:p>
          </table:table-cell>
          <table:table-cell/>
          <table:table-cell table:formula="of:=MATCH([.G657];[.H$8:.H$1007];0)" office:value-type="float" office:value="500" calcext:value-type="float">
            <text:p>500</text:p>
          </table:table-cell>
          <table:table-cell table:formula="of:=MATCH([.G657];[.J$8:.J$1007];0)" office:value-type="float" office:value="500" calcext:value-type="float">
            <text:p>500</text:p>
          </table:table-cell>
          <table:table-cell table:formula="of:=ABS([.O657]-[.P65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51112254657063" calcext:value-type="float">
            <text:p>0.51112254657063</text:p>
          </table:table-cell>
          <table:table-cell office:value-type="float" office:value="651" calcext:value-type="float">
            <text:p>651</text:p>
          </table:table-cell>
          <table:table-cell office:value-type="float" office:value="0.51105502383282" calcext:value-type="float">
            <text:p>0.51105502383282</text:p>
          </table:table-cell>
          <table:table-cell table:number-columns-repeated="2"/>
          <table:table-cell office:value-type="float" office:value="651" calcext:value-type="float">
            <text:p>651</text:p>
          </table:table-cell>
          <table:table-cell office:value-type="float" office:value="275" calcext:value-type="float">
            <text:p>275</text:p>
          </table:table-cell>
          <table:table-cell office:value-type="float" office:value="0.50769092449814" calcext:value-type="float">
            <text:p>0.50769092449814</text:p>
          </table:table-cell>
          <table:table-cell office:value-type="float" office:value="275" calcext:value-type="float">
            <text:p>275</text:p>
          </table:table-cell>
          <table:table-cell office:value-type="float" office:value="0.50762351231464" calcext:value-type="float">
            <text:p>0.50762351231464</text:p>
          </table:table-cell>
          <table:table-cell/>
          <table:table-cell table:formula="of:=[.I658]-[.I657]" office:value-type="float" office:value="0.0000130062133799624" calcext:value-type="float">
            <text:p>0.00001300621338</text:p>
          </table:table-cell>
          <table:table-cell/>
          <table:table-cell table:formula="of:=MATCH([.G658];[.H$8:.H$1007];0)" office:value-type="float" office:value="716" calcext:value-type="float">
            <text:p>716</text:p>
          </table:table-cell>
          <table:table-cell table:formula="of:=MATCH([.G658];[.J$8:.J$1007];0)" office:value-type="float" office:value="716" calcext:value-type="float">
            <text:p>716</text:p>
          </table:table-cell>
          <table:table-cell table:formula="of:=ABS([.O658]-[.P65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4997635476129" calcext:value-type="float">
            <text:p>0.49976354761290</text:p>
          </table:table-cell>
          <table:table-cell office:value-type="float" office:value="652" calcext:value-type="float">
            <text:p>652</text:p>
          </table:table-cell>
          <table:table-cell office:value-type="float" office:value="0.49969636363663" calcext:value-type="float">
            <text:p>0.49969636363663</text:p>
          </table:table-cell>
          <table:table-cell table:number-columns-repeated="2"/>
          <table:table-cell office:value-type="float" office:value="652" calcext:value-type="float">
            <text:p>652</text:p>
          </table:table-cell>
          <table:table-cell office:value-type="float" office:value="33" calcext:value-type="float">
            <text:p>33</text:p>
          </table:table-cell>
          <table:table-cell office:value-type="float" office:value="0.50770211004045" calcext:value-type="float">
            <text:p>0.50770211004045</text:p>
          </table:table-cell>
          <table:table-cell office:value-type="float" office:value="33" calcext:value-type="float">
            <text:p>33</text:p>
          </table:table-cell>
          <table:table-cell office:value-type="float" office:value="0.50763475609089" calcext:value-type="float">
            <text:p>0.50763475609089</text:p>
          </table:table-cell>
          <table:table-cell/>
          <table:table-cell table:formula="of:=[.I659]-[.I658]" office:value-type="float" office:value="0.0000111855423099438" calcext:value-type="float">
            <text:p>0.00001118554231</text:p>
          </table:table-cell>
          <table:table-cell/>
          <table:table-cell table:formula="of:=MATCH([.G659];[.H$8:.H$1007];0)" office:value-type="float" office:value="486" calcext:value-type="float">
            <text:p>486</text:p>
          </table:table-cell>
          <table:table-cell table:formula="of:=MATCH([.G659];[.J$8:.J$1007];0)" office:value-type="float" office:value="486" calcext:value-type="float">
            <text:p>486</text:p>
          </table:table-cell>
          <table:table-cell table:formula="of:=ABS([.O659]-[.P65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45709711183029" calcext:value-type="float">
            <text:p>0.45709711183029</text:p>
          </table:table-cell>
          <table:table-cell office:value-type="float" office:value="653" calcext:value-type="float">
            <text:p>653</text:p>
          </table:table-cell>
          <table:table-cell office:value-type="float" office:value="0.4570300827711" calcext:value-type="float">
            <text:p>0.45703008277110</text:p>
          </table:table-cell>
          <table:table-cell table:number-columns-repeated="2"/>
          <table:table-cell office:value-type="float" office:value="653" calcext:value-type="float">
            <text:p>653</text:p>
          </table:table-cell>
          <table:table-cell office:value-type="float" office:value="743" calcext:value-type="float">
            <text:p>743</text:p>
          </table:table-cell>
          <table:table-cell office:value-type="float" office:value="0.50775771598836" calcext:value-type="float">
            <text:p>0.50775771598836</text:p>
          </table:table-cell>
          <table:table-cell office:value-type="float" office:value="743" calcext:value-type="float">
            <text:p>743</text:p>
          </table:table-cell>
          <table:table-cell office:value-type="float" office:value="0.50769093361097" calcext:value-type="float">
            <text:p>0.50769093361097</text:p>
          </table:table-cell>
          <table:table-cell/>
          <table:table-cell table:formula="of:=[.I660]-[.I659]" office:value-type="float" office:value="0.0000556059479099868" calcext:value-type="float">
            <text:p>0.00005560594791</text:p>
          </table:table-cell>
          <table:table-cell/>
          <table:table-cell table:formula="of:=MATCH([.G660];[.H$8:.H$1007];0)" office:value-type="float" office:value="14" calcext:value-type="float">
            <text:p>14</text:p>
          </table:table-cell>
          <table:table-cell table:formula="of:=MATCH([.G660];[.J$8:.J$1007];0)" office:value-type="float" office:value="14" calcext:value-type="float">
            <text:p>14</text:p>
          </table:table-cell>
          <table:table-cell table:formula="of:=ABS([.O660]-[.P66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51570219708846" calcext:value-type="float">
            <text:p>0.51570219708846</text:p>
          </table:table-cell>
          <table:table-cell office:value-type="float" office:value="654" calcext:value-type="float">
            <text:p>654</text:p>
          </table:table-cell>
          <table:table-cell office:value-type="float" office:value="0.51563437903707" calcext:value-type="float">
            <text:p>0.51563437903707</text:p>
          </table:table-cell>
          <table:table-cell table:number-columns-repeated="2"/>
          <table:table-cell office:value-type="float" office:value="654" calcext:value-type="float">
            <text:p>654</text:p>
          </table:table-cell>
          <table:table-cell office:value-type="float" office:value="97" calcext:value-type="float">
            <text:p>97</text:p>
          </table:table-cell>
          <table:table-cell office:value-type="float" office:value="0.50778055285708" calcext:value-type="float">
            <text:p>0.50778055285708</text:p>
          </table:table-cell>
          <table:table-cell office:value-type="float" office:value="97" calcext:value-type="float">
            <text:p>97</text:p>
          </table:table-cell>
          <table:table-cell office:value-type="float" office:value="0.50771300255391" calcext:value-type="float">
            <text:p>0.50771300255391</text:p>
          </table:table-cell>
          <table:table-cell/>
          <table:table-cell table:formula="of:=[.I661]-[.I660]" office:value-type="float" office:value="0.0000228368687200664" calcext:value-type="float">
            <text:p>0.00002283686872</text:p>
          </table:table-cell>
          <table:table-cell/>
          <table:table-cell table:formula="of:=MATCH([.G661];[.H$8:.H$1007];0)" office:value-type="float" office:value="799" calcext:value-type="float">
            <text:p>799</text:p>
          </table:table-cell>
          <table:table-cell table:formula="of:=MATCH([.G661];[.J$8:.J$1007];0)" office:value-type="float" office:value="799" calcext:value-type="float">
            <text:p>799</text:p>
          </table:table-cell>
          <table:table-cell table:formula="of:=ABS([.O661]-[.P66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5331219233565" calcext:value-type="float">
            <text:p>0.53312192335650</text:p>
          </table:table-cell>
          <table:table-cell office:value-type="float" office:value="655" calcext:value-type="float">
            <text:p>655</text:p>
          </table:table-cell>
          <table:table-cell office:value-type="float" office:value="0.53305457235217" calcext:value-type="float">
            <text:p>0.53305457235217</text:p>
          </table:table-cell>
          <table:table-cell table:number-columns-repeated="2"/>
          <table:table-cell office:value-type="float" office:value="655" calcext:value-type="float">
            <text:p>655</text:p>
          </table:table-cell>
          <table:table-cell office:value-type="float" office:value="840" calcext:value-type="float">
            <text:p>840</text:p>
          </table:table-cell>
          <table:table-cell office:value-type="float" office:value="0.50778719094815" calcext:value-type="float">
            <text:p>0.50778719094815</text:p>
          </table:table-cell>
          <table:table-cell office:value-type="float" office:value="840" calcext:value-type="float">
            <text:p>840</text:p>
          </table:table-cell>
          <table:table-cell office:value-type="float" office:value="0.50771909687973" calcext:value-type="float">
            <text:p>0.50771909687973</text:p>
          </table:table-cell>
          <table:table-cell/>
          <table:table-cell table:formula="of:=[.I662]-[.I661]" office:value-type="float" office:value="0.00000663809106993263" calcext:value-type="float">
            <text:p>0.00000663809107</text:p>
          </table:table-cell>
          <table:table-cell/>
          <table:table-cell table:formula="of:=MATCH([.G662];[.H$8:.H$1007];0)" office:value-type="float" office:value="974" calcext:value-type="float">
            <text:p>974</text:p>
          </table:table-cell>
          <table:table-cell table:formula="of:=MATCH([.G662];[.J$8:.J$1007];0)" office:value-type="float" office:value="974" calcext:value-type="float">
            <text:p>974</text:p>
          </table:table-cell>
          <table:table-cell table:formula="of:=ABS([.O662]-[.P66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51831999763424" calcext:value-type="float">
            <text:p>0.51831999763424</text:p>
          </table:table-cell>
          <table:table-cell office:value-type="float" office:value="656" calcext:value-type="float">
            <text:p>656</text:p>
          </table:table-cell>
          <table:table-cell office:value-type="float" office:value="0.51825229576877" calcext:value-type="float">
            <text:p>0.51825229576877</text:p>
          </table:table-cell>
          <table:table-cell table:number-columns-repeated="2"/>
          <table:table-cell office:value-type="float" office:value="656" calcext:value-type="float">
            <text:p>656</text:p>
          </table:table-cell>
          <table:table-cell office:value-type="float" office:value="842" calcext:value-type="float">
            <text:p>842</text:p>
          </table:table-cell>
          <table:table-cell office:value-type="float" office:value="0.50792799244314" calcext:value-type="float">
            <text:p>0.50792799244314</text:p>
          </table:table-cell>
          <table:table-cell office:value-type="float" office:value="842" calcext:value-type="float">
            <text:p>842</text:p>
          </table:table-cell>
          <table:table-cell office:value-type="float" office:value="0.50786096952745" calcext:value-type="float">
            <text:p>0.50786096952745</text:p>
          </table:table-cell>
          <table:table-cell/>
          <table:table-cell table:formula="of:=[.I663]-[.I662]" office:value-type="float" office:value="0.000140801494990073" calcext:value-type="float">
            <text:p>0.00014080149499</text:p>
          </table:table-cell>
          <table:table-cell/>
          <table:table-cell table:formula="of:=MATCH([.G663];[.H$8:.H$1007];0)" office:value-type="float" office:value="841" calcext:value-type="float">
            <text:p>841</text:p>
          </table:table-cell>
          <table:table-cell table:formula="of:=MATCH([.G663];[.J$8:.J$1007];0)" office:value-type="float" office:value="841" calcext:value-type="float">
            <text:p>841</text:p>
          </table:table-cell>
          <table:table-cell table:formula="of:=ABS([.O663]-[.P66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50387242721482" calcext:value-type="float">
            <text:p>0.50387242721482</text:p>
          </table:table-cell>
          <table:table-cell office:value-type="float" office:value="657" calcext:value-type="float">
            <text:p>657</text:p>
          </table:table-cell>
          <table:table-cell office:value-type="float" office:value="0.50380545894932" calcext:value-type="float">
            <text:p>0.50380545894932</text:p>
          </table:table-cell>
          <table:table-cell table:number-columns-repeated="2"/>
          <table:table-cell office:value-type="float" office:value="657" calcext:value-type="float">
            <text:p>657</text:p>
          </table:table-cell>
          <table:table-cell office:value-type="float" office:value="869" calcext:value-type="float">
            <text:p>869</text:p>
          </table:table-cell>
          <table:table-cell office:value-type="float" office:value="0.50800888455838" calcext:value-type="float">
            <text:p>0.50800888455838</text:p>
          </table:table-cell>
          <table:table-cell office:value-type="float" office:value="869" calcext:value-type="float">
            <text:p>869</text:p>
          </table:table-cell>
          <table:table-cell office:value-type="float" office:value="0.50794106915697" calcext:value-type="float">
            <text:p>0.50794106915697</text:p>
          </table:table-cell>
          <table:table-cell/>
          <table:table-cell table:formula="of:=[.I664]-[.I663]" office:value-type="float" office:value="0.0000808921152399833" calcext:value-type="float">
            <text:p>0.00008089211524</text:p>
          </table:table-cell>
          <table:table-cell/>
          <table:table-cell table:formula="of:=MATCH([.G664];[.H$8:.H$1007];0)" office:value-type="float" office:value="564" calcext:value-type="float">
            <text:p>564</text:p>
          </table:table-cell>
          <table:table-cell table:formula="of:=MATCH([.G664];[.J$8:.J$1007];0)" office:value-type="float" office:value="564" calcext:value-type="float">
            <text:p>564</text:p>
          </table:table-cell>
          <table:table-cell table:formula="of:=ABS([.O664]-[.P66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48139302285254" calcext:value-type="float">
            <text:p>0.48139302285254</text:p>
          </table:table-cell>
          <table:table-cell office:value-type="float" office:value="658" calcext:value-type="float">
            <text:p>658</text:p>
          </table:table-cell>
          <table:table-cell office:value-type="float" office:value="0.48132605787875" calcext:value-type="float">
            <text:p>0.48132605787875</text:p>
          </table:table-cell>
          <table:table-cell table:number-columns-repeated="2"/>
          <table:table-cell office:value-type="float" office:value="658" calcext:value-type="float">
            <text:p>658</text:p>
          </table:table-cell>
          <table:table-cell office:value-type="float" office:value="862" calcext:value-type="float">
            <text:p>862</text:p>
          </table:table-cell>
          <table:table-cell office:value-type="float" office:value="0.5081130933757" calcext:value-type="float">
            <text:p>0.50811309337570</text:p>
          </table:table-cell>
          <table:table-cell office:value-type="float" office:value="862" calcext:value-type="float">
            <text:p>862</text:p>
          </table:table-cell>
          <table:table-cell office:value-type="float" office:value="0.50804543678309" calcext:value-type="float">
            <text:p>0.50804543678309</text:p>
          </table:table-cell>
          <table:table-cell/>
          <table:table-cell table:formula="of:=[.I665]-[.I664]" office:value-type="float" office:value="0.000104208817319984" calcext:value-type="float">
            <text:p>0.00010420881732</text:p>
          </table:table-cell>
          <table:table-cell/>
          <table:table-cell table:formula="of:=MATCH([.G665];[.H$8:.H$1007];0)" office:value-type="float" office:value="160" calcext:value-type="float">
            <text:p>160</text:p>
          </table:table-cell>
          <table:table-cell table:formula="of:=MATCH([.G665];[.J$8:.J$1007];0)" office:value-type="float" office:value="160" calcext:value-type="float">
            <text:p>160</text:p>
          </table:table-cell>
          <table:table-cell table:formula="of:=ABS([.O665]-[.P66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52399501240396" calcext:value-type="float">
            <text:p>0.52399501240396</text:p>
          </table:table-cell>
          <table:table-cell office:value-type="float" office:value="659" calcext:value-type="float">
            <text:p>659</text:p>
          </table:table-cell>
          <table:table-cell office:value-type="float" office:value="0.52392721224776" calcext:value-type="float">
            <text:p>0.52392721224776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office:value-type="float" office:value="55" calcext:value-type="float">
            <text:p>55</text:p>
          </table:table-cell>
          <table:table-cell office:value-type="float" office:value="0.50815127140503" calcext:value-type="float">
            <text:p>0.50815127140503</text:p>
          </table:table-cell>
          <table:table-cell office:value-type="float" office:value="55" calcext:value-type="float">
            <text:p>55</text:p>
          </table:table-cell>
          <table:table-cell office:value-type="float" office:value="0.50808397764163" calcext:value-type="float">
            <text:p>0.50808397764163</text:p>
          </table:table-cell>
          <table:table-cell/>
          <table:table-cell table:formula="of:=[.I666]-[.I665]" office:value-type="float" office:value="0.0000381780293300382" calcext:value-type="float">
            <text:p>0.00003817802933</text:p>
          </table:table-cell>
          <table:table-cell/>
          <table:table-cell table:formula="of:=MATCH([.G666];[.H$8:.H$1007];0)" office:value-type="float" office:value="910" calcext:value-type="float">
            <text:p>910</text:p>
          </table:table-cell>
          <table:table-cell table:formula="of:=MATCH([.G666];[.J$8:.J$1007];0)" office:value-type="float" office:value="910" calcext:value-type="float">
            <text:p>910</text:p>
          </table:table-cell>
          <table:table-cell table:formula="of:=ABS([.O666]-[.P66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50480579581971" calcext:value-type="float">
            <text:p>0.50480579581971</text:p>
          </table:table-cell>
          <table:table-cell office:value-type="float" office:value="660" calcext:value-type="float">
            <text:p>660</text:p>
          </table:table-cell>
          <table:table-cell office:value-type="float" office:value="0.50473872218919" calcext:value-type="float">
            <text:p>0.50473872218919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434" calcext:value-type="float">
            <text:p>434</text:p>
          </table:table-cell>
          <table:table-cell office:value-type="float" office:value="0.50819224884347" calcext:value-type="float">
            <text:p>0.50819224884347</text:p>
          </table:table-cell>
          <table:table-cell office:value-type="float" office:value="434" calcext:value-type="float">
            <text:p>434</text:p>
          </table:table-cell>
          <table:table-cell office:value-type="float" office:value="0.50812518256412" calcext:value-type="float">
            <text:p>0.50812518256412</text:p>
          </table:table-cell>
          <table:table-cell/>
          <table:table-cell table:formula="of:=[.I667]-[.I666]" office:value-type="float" office:value="0.0000409774384400041" calcext:value-type="float">
            <text:p>0.00004097743844</text:p>
          </table:table-cell>
          <table:table-cell/>
          <table:table-cell table:formula="of:=MATCH([.G667];[.H$8:.H$1007];0)" office:value-type="float" office:value="588" calcext:value-type="float">
            <text:p>588</text:p>
          </table:table-cell>
          <table:table-cell table:formula="of:=MATCH([.G667];[.J$8:.J$1007];0)" office:value-type="float" office:value="588" calcext:value-type="float">
            <text:p>588</text:p>
          </table:table-cell>
          <table:table-cell table:formula="of:=ABS([.O667]-[.P66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47779723703118" calcext:value-type="float">
            <text:p>0.47779723703118</text:p>
          </table:table-cell>
          <table:table-cell office:value-type="float" office:value="661" calcext:value-type="float">
            <text:p>661</text:p>
          </table:table-cell>
          <table:table-cell office:value-type="float" office:value="0.47772936574869" calcext:value-type="float">
            <text:p>0.47772936574869</text:p>
          </table:table-cell>
          <table:table-cell table:number-columns-repeated="2"/>
          <table:table-cell office:value-type="float" office:value="661" calcext:value-type="float">
            <text:p>661</text:p>
          </table:table-cell>
          <table:table-cell office:value-type="float" office:value="251" calcext:value-type="float">
            <text:p>251</text:p>
          </table:table-cell>
          <table:table-cell office:value-type="float" office:value="0.50829034094224" calcext:value-type="float">
            <text:p>0.50829034094224</text:p>
          </table:table-cell>
          <table:table-cell office:value-type="float" office:value="251" calcext:value-type="float">
            <text:p>251</text:p>
          </table:table-cell>
          <table:table-cell office:value-type="float" office:value="0.50822264695895" calcext:value-type="float">
            <text:p>0.50822264695895</text:p>
          </table:table-cell>
          <table:table-cell/>
          <table:table-cell table:formula="of:=[.I668]-[.I667]" office:value-type="float" office:value="0.0000980920987699863" calcext:value-type="float">
            <text:p>0.00009809209877</text:p>
          </table:table-cell>
          <table:table-cell/>
          <table:table-cell table:formula="of:=MATCH([.G668];[.H$8:.H$1007];0)" office:value-type="float" office:value="118" calcext:value-type="float">
            <text:p>118</text:p>
          </table:table-cell>
          <table:table-cell table:formula="of:=MATCH([.G668];[.J$8:.J$1007];0)" office:value-type="float" office:value="118" calcext:value-type="float">
            <text:p>118</text:p>
          </table:table-cell>
          <table:table-cell table:formula="of:=ABS([.O668]-[.P66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50448166594065" calcext:value-type="float">
            <text:p>0.50448166594065</text:p>
          </table:table-cell>
          <table:table-cell office:value-type="float" office:value="662" calcext:value-type="float">
            <text:p>662</text:p>
          </table:table-cell>
          <table:table-cell office:value-type="float" office:value="0.50441433451613" calcext:value-type="float">
            <text:p>0.50441433451613</text:p>
          </table:table-cell>
          <table:table-cell table:number-columns-repeated="2"/>
          <table:table-cell office:value-type="float" office:value="662" calcext:value-type="float">
            <text:p>662</text:p>
          </table:table-cell>
          <table:table-cell office:value-type="float" office:value="135" calcext:value-type="float">
            <text:p>135</text:p>
          </table:table-cell>
          <table:table-cell office:value-type="float" office:value="0.50831435193095" calcext:value-type="float">
            <text:p>0.50831435193095</text:p>
          </table:table-cell>
          <table:table-cell office:value-type="float" office:value="135" calcext:value-type="float">
            <text:p>135</text:p>
          </table:table-cell>
          <table:table-cell office:value-type="float" office:value="0.50824705698339" calcext:value-type="float">
            <text:p>0.50824705698339</text:p>
          </table:table-cell>
          <table:table-cell/>
          <table:table-cell table:formula="of:=[.I669]-[.I668]" office:value-type="float" office:value="0.000024010988709966" calcext:value-type="float">
            <text:p>0.00002401098871</text:p>
          </table:table-cell>
          <table:table-cell/>
          <table:table-cell table:formula="of:=MATCH([.G669];[.H$8:.H$1007];0)" office:value-type="float" office:value="574" calcext:value-type="float">
            <text:p>574</text:p>
          </table:table-cell>
          <table:table-cell table:formula="of:=MATCH([.G669];[.J$8:.J$1007];0)" office:value-type="float" office:value="574" calcext:value-type="float">
            <text:p>574</text:p>
          </table:table-cell>
          <table:table-cell table:formula="of:=ABS([.O669]-[.P66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50256359743753" calcext:value-type="float">
            <text:p>0.50256359743753</text:p>
          </table:table-cell>
          <table:table-cell office:value-type="float" office:value="663" calcext:value-type="float">
            <text:p>663</text:p>
          </table:table-cell>
          <table:table-cell office:value-type="float" office:value="0.50249645180672" calcext:value-type="float">
            <text:p>0.50249645180672</text:p>
          </table:table-cell>
          <table:table-cell table:number-columns-repeated="2"/>
          <table:table-cell office:value-type="float" office:value="663" calcext:value-type="float">
            <text:p>663</text:p>
          </table:table-cell>
          <table:table-cell office:value-type="float" office:value="122" calcext:value-type="float">
            <text:p>122</text:p>
          </table:table-cell>
          <table:table-cell office:value-type="float" office:value="0.50835033632839" calcext:value-type="float">
            <text:p>0.50835033632839</text:p>
          </table:table-cell>
          <table:table-cell office:value-type="float" office:value="122" calcext:value-type="float">
            <text:p>122</text:p>
          </table:table-cell>
          <table:table-cell office:value-type="float" office:value="0.50828277908962" calcext:value-type="float">
            <text:p>0.50828277908962</text:p>
          </table:table-cell>
          <table:table-cell/>
          <table:table-cell table:formula="of:=[.I670]-[.I669]" office:value-type="float" office:value="0.0000359843974400142" calcext:value-type="float">
            <text:p>0.00003598439744</text:p>
          </table:table-cell>
          <table:table-cell/>
          <table:table-cell table:formula="of:=MATCH([.G670];[.H$8:.H$1007];0)" office:value-type="float" office:value="540" calcext:value-type="float">
            <text:p>540</text:p>
          </table:table-cell>
          <table:table-cell table:formula="of:=MATCH([.G670];[.J$8:.J$1007];0)" office:value-type="float" office:value="540" calcext:value-type="float">
            <text:p>540</text:p>
          </table:table-cell>
          <table:table-cell table:formula="of:=ABS([.O670]-[.P67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49250415439712" calcext:value-type="float">
            <text:p>0.49250415439712</text:p>
          </table:table-cell>
          <table:table-cell office:value-type="float" office:value="664" calcext:value-type="float">
            <text:p>664</text:p>
          </table:table-cell>
          <table:table-cell office:value-type="float" office:value="0.4924368711651" calcext:value-type="float">
            <text:p>0.49243687116510</text:p>
          </table:table-cell>
          <table:table-cell table:number-columns-repeated="2"/>
          <table:table-cell office:value-type="float" office:value="664" calcext:value-type="float">
            <text:p>664</text:p>
          </table:table-cell>
          <table:table-cell office:value-type="float" office:value="885" calcext:value-type="float">
            <text:p>885</text:p>
          </table:table-cell>
          <table:table-cell office:value-type="float" office:value="0.50836322531758" calcext:value-type="float">
            <text:p>0.50836322531758</text:p>
          </table:table-cell>
          <table:table-cell office:value-type="float" office:value="885" calcext:value-type="float">
            <text:p>885</text:p>
          </table:table-cell>
          <table:table-cell office:value-type="float" office:value="0.50829644923807" calcext:value-type="float">
            <text:p>0.50829644923807</text:p>
          </table:table-cell>
          <table:table-cell/>
          <table:table-cell table:formula="of:=[.I671]-[.I670]" office:value-type="float" office:value="0.0000128889891900519" calcext:value-type="float">
            <text:p>0.00001288898919</text:p>
          </table:table-cell>
          <table:table-cell/>
          <table:table-cell table:formula="of:=MATCH([.G671];[.H$8:.H$1007];0)" office:value-type="float" office:value="338" calcext:value-type="float">
            <text:p>338</text:p>
          </table:table-cell>
          <table:table-cell table:formula="of:=MATCH([.G671];[.J$8:.J$1007];0)" office:value-type="float" office:value="338" calcext:value-type="float">
            <text:p>338</text:p>
          </table:table-cell>
          <table:table-cell table:formula="of:=ABS([.O671]-[.P67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48793384076697" calcext:value-type="float">
            <text:p>0.48793384076697</text:p>
          </table:table-cell>
          <table:table-cell office:value-type="float" office:value="665" calcext:value-type="float">
            <text:p>665</text:p>
          </table:table-cell>
          <table:table-cell office:value-type="float" office:value="0.48786719254062" calcext:value-type="float">
            <text:p>0.48786719254062</text:p>
          </table:table-cell>
          <table:table-cell table:number-columns-repeated="2"/>
          <table:table-cell office:value-type="float" office:value="665" calcext:value-type="float">
            <text:p>665</text:p>
          </table:table-cell>
          <table:table-cell office:value-type="float" office:value="37" calcext:value-type="float">
            <text:p>37</text:p>
          </table:table-cell>
          <table:table-cell office:value-type="float" office:value="0.50846454791392" calcext:value-type="float">
            <text:p>0.50846454791392</text:p>
          </table:table-cell>
          <table:table-cell office:value-type="float" office:value="37" calcext:value-type="float">
            <text:p>37</text:p>
          </table:table-cell>
          <table:table-cell office:value-type="float" office:value="0.50839732350307" calcext:value-type="float">
            <text:p>0.50839732350307</text:p>
          </table:table-cell>
          <table:table-cell/>
          <table:table-cell table:formula="of:=[.I672]-[.I671]" office:value-type="float" office:value="0.000101322596339992" calcext:value-type="float">
            <text:p>0.00010132259634</text:p>
          </table:table-cell>
          <table:table-cell/>
          <table:table-cell table:formula="of:=MATCH([.G672];[.H$8:.H$1007];0)" office:value-type="float" office:value="251" calcext:value-type="float">
            <text:p>251</text:p>
          </table:table-cell>
          <table:table-cell table:formula="of:=MATCH([.G672];[.J$8:.J$1007];0)" office:value-type="float" office:value="251" calcext:value-type="float">
            <text:p>251</text:p>
          </table:table-cell>
          <table:table-cell table:formula="of:=ABS([.O672]-[.P67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50695728851742" calcext:value-type="float">
            <text:p>0.50695728851742</text:p>
          </table:table-cell>
          <table:table-cell office:value-type="float" office:value="666" calcext:value-type="float">
            <text:p>666</text:p>
          </table:table-cell>
          <table:table-cell office:value-type="float" office:value="0.50689046186984" calcext:value-type="float">
            <text:p>0.50689046186984</text:p>
          </table:table-cell>
          <table:table-cell table:number-columns-repeated="2"/>
          <table:table-cell office:value-type="float" office:value="666" calcext:value-type="float">
            <text:p>666</text:p>
          </table:table-cell>
          <table:table-cell office:value-type="float" office:value="377" calcext:value-type="float">
            <text:p>377</text:p>
          </table:table-cell>
          <table:table-cell office:value-type="float" office:value="0.50850638138921" calcext:value-type="float">
            <text:p>0.50850638138921</text:p>
          </table:table-cell>
          <table:table-cell office:value-type="float" office:value="377" calcext:value-type="float">
            <text:p>377</text:p>
          </table:table-cell>
          <table:table-cell office:value-type="float" office:value="0.50843852319976" calcext:value-type="float">
            <text:p>0.50843852319976</text:p>
          </table:table-cell>
          <table:table-cell/>
          <table:table-cell table:formula="of:=[.I673]-[.I672]" office:value-type="float" office:value="0.0000418334752899652" calcext:value-type="float">
            <text:p>0.00004183347529</text:p>
          </table:table-cell>
          <table:table-cell/>
          <table:table-cell table:formula="of:=MATCH([.G673];[.H$8:.H$1007];0)" office:value-type="float" office:value="630" calcext:value-type="float">
            <text:p>630</text:p>
          </table:table-cell>
          <table:table-cell table:formula="of:=MATCH([.G673];[.J$8:.J$1007];0)" office:value-type="float" office:value="630" calcext:value-type="float">
            <text:p>630</text:p>
          </table:table-cell>
          <table:table-cell table:formula="of:=ABS([.O673]-[.P67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52680906791414" calcext:value-type="float">
            <text:p>0.52680906791414</text:p>
          </table:table-cell>
          <table:table-cell office:value-type="float" office:value="667" calcext:value-type="float">
            <text:p>667</text:p>
          </table:table-cell>
          <table:table-cell office:value-type="float" office:value="0.52674143176884" calcext:value-type="float">
            <text:p>0.52674143176884</text:p>
          </table:table-cell>
          <table:table-cell table:number-columns-repeated="2"/>
          <table:table-cell office:value-type="float" office:value="667" calcext:value-type="float">
            <text:p>667</text:p>
          </table:table-cell>
          <table:table-cell office:value-type="float" office:value="899" calcext:value-type="float">
            <text:p>899</text:p>
          </table:table-cell>
          <table:table-cell office:value-type="float" office:value="0.50850772447008" calcext:value-type="float">
            <text:p>0.50850772447008</text:p>
          </table:table-cell>
          <table:table-cell office:value-type="float" office:value="899" calcext:value-type="float">
            <text:p>899</text:p>
          </table:table-cell>
          <table:table-cell office:value-type="float" office:value="0.5084398984044" calcext:value-type="float">
            <text:p>0.50843989840440</text:p>
          </table:table-cell>
          <table:table-cell/>
          <table:table-cell table:formula="of:=[.I674]-[.I673]" office:value-type="float" office:value="0.00000134308086996437" calcext:value-type="float">
            <text:p>0.00000134308087</text:p>
          </table:table-cell>
          <table:table-cell/>
          <table:table-cell table:formula="of:=MATCH([.G674];[.H$8:.H$1007];0)" office:value-type="float" office:value="932" calcext:value-type="float">
            <text:p>932</text:p>
          </table:table-cell>
          <table:table-cell table:formula="of:=MATCH([.G674];[.J$8:.J$1007];0)" office:value-type="float" office:value="932" calcext:value-type="float">
            <text:p>932</text:p>
          </table:table-cell>
          <table:table-cell table:formula="of:=ABS([.O674]-[.P67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50337003598085" calcext:value-type="float">
            <text:p>0.50337003598085</text:p>
          </table:table-cell>
          <table:table-cell office:value-type="float" office:value="668" calcext:value-type="float">
            <text:p>668</text:p>
          </table:table-cell>
          <table:table-cell office:value-type="float" office:value="0.50330304222332" calcext:value-type="float">
            <text:p>0.50330304222332</text:p>
          </table:table-cell>
          <table:table-cell table:number-columns-repeated="2"/>
          <table:table-cell office:value-type="float" office:value="668" calcext:value-type="float">
            <text:p>668</text:p>
          </table:table-cell>
          <table:table-cell office:value-type="float" office:value="964" calcext:value-type="float">
            <text:p>964</text:p>
          </table:table-cell>
          <table:table-cell office:value-type="float" office:value="0.50856619963701" calcext:value-type="float">
            <text:p>0.50856619963701</text:p>
          </table:table-cell>
          <table:table-cell office:value-type="float" office:value="964" calcext:value-type="float">
            <text:p>964</text:p>
          </table:table-cell>
          <table:table-cell office:value-type="float" office:value="0.50849898885929" calcext:value-type="float">
            <text:p>0.50849898885929</text:p>
          </table:table-cell>
          <table:table-cell/>
          <table:table-cell table:formula="of:=[.I675]-[.I674]" office:value-type="float" office:value="0.0000584751669300276" calcext:value-type="float">
            <text:p>0.00005847516693</text:p>
          </table:table-cell>
          <table:table-cell/>
          <table:table-cell table:formula="of:=MATCH([.G675];[.H$8:.H$1007];0)" office:value-type="float" office:value="557" calcext:value-type="float">
            <text:p>557</text:p>
          </table:table-cell>
          <table:table-cell table:formula="of:=MATCH([.G675];[.J$8:.J$1007];0)" office:value-type="float" office:value="557" calcext:value-type="float">
            <text:p>557</text:p>
          </table:table-cell>
          <table:table-cell table:formula="of:=ABS([.O675]-[.P67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50339671757261" calcext:value-type="float">
            <text:p>0.50339671757261</text:p>
          </table:table-cell>
          <table:table-cell office:value-type="float" office:value="669" calcext:value-type="float">
            <text:p>669</text:p>
          </table:table-cell>
          <table:table-cell office:value-type="float" office:value="0.50332932751055" calcext:value-type="float">
            <text:p>0.50332932751055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  <table:table-cell office:value-type="float" office:value="0.50865227425065" calcext:value-type="float">
            <text:p>0.50865227425065</text:p>
          </table:table-cell>
          <table:table-cell office:value-type="float" office:value="18" calcext:value-type="float">
            <text:p>18</text:p>
          </table:table-cell>
          <table:table-cell office:value-type="float" office:value="0.50858492291477" calcext:value-type="float">
            <text:p>0.50858492291477</text:p>
          </table:table-cell>
          <table:table-cell/>
          <table:table-cell table:formula="of:=[.I676]-[.I675]" office:value-type="float" office:value="0.0000860746136399637" calcext:value-type="float">
            <text:p>0.00008607461364</text:p>
          </table:table-cell>
          <table:table-cell/>
          <table:table-cell table:formula="of:=MATCH([.G676];[.H$8:.H$1007];0)" office:value-type="float" office:value="558" calcext:value-type="float">
            <text:p>558</text:p>
          </table:table-cell>
          <table:table-cell table:formula="of:=MATCH([.G676];[.J$8:.J$1007];0)" office:value-type="float" office:value="558" calcext:value-type="float">
            <text:p>558</text:p>
          </table:table-cell>
          <table:table-cell table:formula="of:=ABS([.O676]-[.P67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49968990312817" calcext:value-type="float">
            <text:p>0.49968990312817</text:p>
          </table:table-cell>
          <table:table-cell office:value-type="float" office:value="670" calcext:value-type="float">
            <text:p>670</text:p>
          </table:table-cell>
          <table:table-cell office:value-type="float" office:value="0.49962226530142" calcext:value-type="float">
            <text:p>0.49962226530142</text:p>
          </table:table-cell>
          <table:table-cell table:number-columns-repeated="2"/>
          <table:table-cell office:value-type="float" office:value="670" calcext:value-type="float">
            <text:p>670</text:p>
          </table:table-cell>
          <table:table-cell office:value-type="float" office:value="195" calcext:value-type="float">
            <text:p>195</text:p>
          </table:table-cell>
          <table:table-cell office:value-type="float" office:value="0.50866243595861" calcext:value-type="float">
            <text:p>0.50866243595861</text:p>
          </table:table-cell>
          <table:table-cell office:value-type="float" office:value="195" calcext:value-type="float">
            <text:p>195</text:p>
          </table:table-cell>
          <table:table-cell office:value-type="float" office:value="0.50859473574363" calcext:value-type="float">
            <text:p>0.50859473574363</text:p>
          </table:table-cell>
          <table:table-cell/>
          <table:table-cell table:formula="of:=[.I677]-[.I676]" office:value-type="float" office:value="0.000010161707960088" calcext:value-type="float">
            <text:p>0.00001016170796</text:p>
          </table:table-cell>
          <table:table-cell/>
          <table:table-cell table:formula="of:=MATCH([.G677];[.H$8:.H$1007];0)" office:value-type="float" office:value="484" calcext:value-type="float">
            <text:p>484</text:p>
          </table:table-cell>
          <table:table-cell table:formula="of:=MATCH([.G677];[.J$8:.J$1007];0)" office:value-type="float" office:value="484" calcext:value-type="float">
            <text:p>484</text:p>
          </table:table-cell>
          <table:table-cell table:formula="of:=ABS([.O677]-[.P67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50764114223126" calcext:value-type="float">
            <text:p>0.50764114223126</text:p>
          </table:table-cell>
          <table:table-cell office:value-type="float" office:value="671" calcext:value-type="float">
            <text:p>671</text:p>
          </table:table-cell>
          <table:table-cell office:value-type="float" office:value="0.50757376798587" calcext:value-type="float">
            <text:p>0.50757376798587</text:p>
          </table:table-cell>
          <table:table-cell table:number-columns-repeated="2"/>
          <table:table-cell office:value-type="float" office:value="671" calcext:value-type="float">
            <text:p>671</text:p>
          </table:table-cell>
          <table:table-cell office:value-type="float" office:value="980" calcext:value-type="float">
            <text:p>980</text:p>
          </table:table-cell>
          <table:table-cell office:value-type="float" office:value="0.50878046918879" calcext:value-type="float">
            <text:p>0.50878046918879</text:p>
          </table:table-cell>
          <table:table-cell office:value-type="float" office:value="980" calcext:value-type="float">
            <text:p>980</text:p>
          </table:table-cell>
          <table:table-cell office:value-type="float" office:value="0.50871293184021" calcext:value-type="float">
            <text:p>0.50871293184021</text:p>
          </table:table-cell>
          <table:table-cell/>
          <table:table-cell table:formula="of:=[.I678]-[.I677]" office:value-type="float" office:value="0.000118033230180004" calcext:value-type="float">
            <text:p>0.00011803323018</text:p>
          </table:table-cell>
          <table:table-cell/>
          <table:table-cell table:formula="of:=MATCH([.G678];[.H$8:.H$1007];0)" office:value-type="float" office:value="647" calcext:value-type="float">
            <text:p>647</text:p>
          </table:table-cell>
          <table:table-cell table:formula="of:=MATCH([.G678];[.J$8:.J$1007];0)" office:value-type="float" office:value="647" calcext:value-type="float">
            <text:p>647</text:p>
          </table:table-cell>
          <table:table-cell table:formula="of:=ABS([.O678]-[.P67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49277991674844" calcext:value-type="float">
            <text:p>0.49277991674844</text:p>
          </table:table-cell>
          <table:table-cell office:value-type="float" office:value="672" calcext:value-type="float">
            <text:p>672</text:p>
          </table:table-cell>
          <table:table-cell office:value-type="float" office:value="0.49271187493289" calcext:value-type="float">
            <text:p>0.49271187493289</text:p>
          </table:table-cell>
          <table:table-cell table:number-columns-repeated="2"/>
          <table:table-cell office:value-type="float" office:value="672" calcext:value-type="float">
            <text:p>672</text:p>
          </table:table-cell>
          <table:table-cell office:value-type="float" office:value="205" calcext:value-type="float">
            <text:p>205</text:p>
          </table:table-cell>
          <table:table-cell office:value-type="float" office:value="0.50888088879545" calcext:value-type="float">
            <text:p>0.50888088879545</text:p>
          </table:table-cell>
          <table:table-cell office:value-type="float" office:value="205" calcext:value-type="float">
            <text:p>205</text:p>
          </table:table-cell>
          <table:table-cell office:value-type="float" office:value="0.50881358398468" calcext:value-type="float">
            <text:p>0.50881358398468</text:p>
          </table:table-cell>
          <table:table-cell/>
          <table:table-cell table:formula="of:=[.I679]-[.I678]" office:value-type="float" office:value="0.000100419606659963" calcext:value-type="float">
            <text:p>0.00010041960666</text:p>
          </table:table-cell>
          <table:table-cell/>
          <table:table-cell table:formula="of:=MATCH([.G679];[.H$8:.H$1007];0)" office:value-type="float" office:value="341" calcext:value-type="float">
            <text:p>341</text:p>
          </table:table-cell>
          <table:table-cell table:formula="of:=MATCH([.G679];[.J$8:.J$1007];0)" office:value-type="float" office:value="341" calcext:value-type="float">
            <text:p>341</text:p>
          </table:table-cell>
          <table:table-cell table:formula="of:=ABS([.O679]-[.P67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481725302566" calcext:value-type="float">
            <text:p>0.48172530256600</text:p>
          </table:table-cell>
          <table:table-cell office:value-type="float" office:value="673" calcext:value-type="float">
            <text:p>673</text:p>
          </table:table-cell>
          <table:table-cell office:value-type="float" office:value="0.4816582219594" calcext:value-type="float">
            <text:p>0.48165822195940</text:p>
          </table:table-cell>
          <table:table-cell table:number-columns-repeated="2"/>
          <table:table-cell office:value-type="float" office:value="673" calcext:value-type="float">
            <text:p>673</text:p>
          </table:table-cell>
          <table:table-cell office:value-type="float" office:value="701" calcext:value-type="float">
            <text:p>701</text:p>
          </table:table-cell>
          <table:table-cell office:value-type="float" office:value="0.50895029870344" calcext:value-type="float">
            <text:p>0.50895029870344</text:p>
          </table:table-cell>
          <table:table-cell office:value-type="float" office:value="701" calcext:value-type="float">
            <text:p>701</text:p>
          </table:table-cell>
          <table:table-cell office:value-type="float" office:value="0.50888342457534" calcext:value-type="float">
            <text:p>0.50888342457534</text:p>
          </table:table-cell>
          <table:table-cell/>
          <table:table-cell table:formula="of:=[.I680]-[.I679]" office:value-type="float" office:value="0.0000694099079899813" calcext:value-type="float">
            <text:p>0.00006940990799</text:p>
          </table:table-cell>
          <table:table-cell/>
          <table:table-cell table:formula="of:=MATCH([.G680];[.H$8:.H$1007];0)" office:value-type="float" office:value="165" calcext:value-type="float">
            <text:p>165</text:p>
          </table:table-cell>
          <table:table-cell table:formula="of:=MATCH([.G680];[.J$8:.J$1007];0)" office:value-type="float" office:value="165" calcext:value-type="float">
            <text:p>165</text:p>
          </table:table-cell>
          <table:table-cell table:formula="of:=ABS([.O680]-[.P68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49943592733806" calcext:value-type="float">
            <text:p>0.49943592733806</text:p>
          </table:table-cell>
          <table:table-cell office:value-type="float" office:value="674" calcext:value-type="float">
            <text:p>674</text:p>
          </table:table-cell>
          <table:table-cell office:value-type="float" office:value="0.49936834229778" calcext:value-type="float">
            <text:p>0.49936834229778</text:p>
          </table:table-cell>
          <table:table-cell table:number-columns-repeated="2"/>
          <table:table-cell office:value-type="float" office:value="674" calcext:value-type="float">
            <text:p>674</text:p>
          </table:table-cell>
          <table:table-cell office:value-type="float" office:value="32" calcext:value-type="float">
            <text:p>32</text:p>
          </table:table-cell>
          <table:table-cell office:value-type="float" office:value="0.50896697873678" calcext:value-type="float">
            <text:p>0.50896697873678</text:p>
          </table:table-cell>
          <table:table-cell office:value-type="float" office:value="32" calcext:value-type="float">
            <text:p>32</text:p>
          </table:table-cell>
          <table:table-cell office:value-type="float" office:value="0.50889963559289" calcext:value-type="float">
            <text:p>0.50889963559289</text:p>
          </table:table-cell>
          <table:table-cell/>
          <table:table-cell table:formula="of:=[.I681]-[.I680]" office:value-type="float" office:value="0.0000166800333399886" calcext:value-type="float">
            <text:p>0.00001668003334</text:p>
          </table:table-cell>
          <table:table-cell/>
          <table:table-cell table:formula="of:=MATCH([.G681];[.H$8:.H$1007];0)" office:value-type="float" office:value="479" calcext:value-type="float">
            <text:p>479</text:p>
          </table:table-cell>
          <table:table-cell table:formula="of:=MATCH([.G681];[.J$8:.J$1007];0)" office:value-type="float" office:value="479" calcext:value-type="float">
            <text:p>479</text:p>
          </table:table-cell>
          <table:table-cell table:formula="of:=ABS([.O681]-[.P68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49383174602591" calcext:value-type="float">
            <text:p>0.49383174602591</text:p>
          </table:table-cell>
          <table:table-cell office:value-type="float" office:value="675" calcext:value-type="float">
            <text:p>675</text:p>
          </table:table-cell>
          <table:table-cell office:value-type="float" office:value="0.49376429251757" calcext:value-type="float">
            <text:p>0.49376429251757</text:p>
          </table:table-cell>
          <table:table-cell table:number-columns-repeated="2"/>
          <table:table-cell office:value-type="float" office:value="675" calcext:value-type="float">
            <text:p>675</text:p>
          </table:table-cell>
          <table:table-cell office:value-type="float" office:value="946" calcext:value-type="float">
            <text:p>946</text:p>
          </table:table-cell>
          <table:table-cell office:value-type="float" office:value="0.50903205681508" calcext:value-type="float">
            <text:p>0.50903205681508</text:p>
          </table:table-cell>
          <table:table-cell office:value-type="float" office:value="946" calcext:value-type="float">
            <text:p>946</text:p>
          </table:table-cell>
          <table:table-cell office:value-type="float" office:value="0.50896488296938" calcext:value-type="float">
            <text:p>0.50896488296938</text:p>
          </table:table-cell>
          <table:table-cell/>
          <table:table-cell table:formula="of:=[.I682]-[.I681]" office:value-type="float" office:value="0.0000650780783000293" calcext:value-type="float">
            <text:p>0.00006507807830</text:p>
          </table:table-cell>
          <table:table-cell/>
          <table:table-cell table:formula="of:=MATCH([.G682];[.H$8:.H$1007];0)" office:value-type="float" office:value="359" calcext:value-type="float">
            <text:p>359</text:p>
          </table:table-cell>
          <table:table-cell table:formula="of:=MATCH([.G682];[.J$8:.J$1007];0)" office:value-type="float" office:value="359" calcext:value-type="float">
            <text:p>359</text:p>
          </table:table-cell>
          <table:table-cell table:formula="of:=ABS([.O682]-[.P68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4892265008928" calcext:value-type="float">
            <text:p>0.48922650089280</text:p>
          </table:table-cell>
          <table:table-cell office:value-type="float" office:value="676" calcext:value-type="float">
            <text:p>676</text:p>
          </table:table-cell>
          <table:table-cell office:value-type="float" office:value="0.48915855918983" calcext:value-type="float">
            <text:p>0.48915855918983</text:p>
          </table:table-cell>
          <table:table-cell table:number-columns-repeated="2"/>
          <table:table-cell office:value-type="float" office:value="676" calcext:value-type="float">
            <text:p>676</text:p>
          </table:table-cell>
          <table:table-cell office:value-type="float" office:value="685" calcext:value-type="float">
            <text:p>685</text:p>
          </table:table-cell>
          <table:table-cell office:value-type="float" office:value="0.50903622636044" calcext:value-type="float">
            <text:p>0.50903622636044</text:p>
          </table:table-cell>
          <table:table-cell office:value-type="float" office:value="685" calcext:value-type="float">
            <text:p>685</text:p>
          </table:table-cell>
          <table:table-cell office:value-type="float" office:value="0.50896873190964" calcext:value-type="float">
            <text:p>0.50896873190964</text:p>
          </table:table-cell>
          <table:table-cell/>
          <table:table-cell table:formula="of:=[.I683]-[.I682]" office:value-type="float" office:value="0.00000416954535997771" calcext:value-type="float">
            <text:p>0.00000416954536</text:p>
          </table:table-cell>
          <table:table-cell/>
          <table:table-cell table:formula="of:=MATCH([.G683];[.H$8:.H$1007];0)" office:value-type="float" office:value="276" calcext:value-type="float">
            <text:p>276</text:p>
          </table:table-cell>
          <table:table-cell table:formula="of:=MATCH([.G683];[.J$8:.J$1007];0)" office:value-type="float" office:value="276" calcext:value-type="float">
            <text:p>276</text:p>
          </table:table-cell>
          <table:table-cell table:formula="of:=ABS([.O683]-[.P68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51062511907262" calcext:value-type="float">
            <text:p>0.51062511907262</text:p>
          </table:table-cell>
          <table:table-cell office:value-type="float" office:value="677" calcext:value-type="float">
            <text:p>677</text:p>
          </table:table-cell>
          <table:table-cell office:value-type="float" office:value="0.51055768530147" calcext:value-type="float">
            <text:p>0.51055768530147</text:p>
          </table:table-cell>
          <table:table-cell table:number-columns-repeated="2"/>
          <table:table-cell office:value-type="float" office:value="677" calcext:value-type="float">
            <text:p>677</text:p>
          </table:table-cell>
          <table:table-cell office:value-type="float" office:value="776" calcext:value-type="float">
            <text:p>776</text:p>
          </table:table-cell>
          <table:table-cell office:value-type="float" office:value="0.50928689558705" calcext:value-type="float">
            <text:p>0.50928689558705</text:p>
          </table:table-cell>
          <table:table-cell office:value-type="float" office:value="776" calcext:value-type="float">
            <text:p>776</text:p>
          </table:table-cell>
          <table:table-cell office:value-type="float" office:value="0.50922052279866" calcext:value-type="float">
            <text:p>0.50922052279866</text:p>
          </table:table-cell>
          <table:table-cell/>
          <table:table-cell table:formula="of:=[.I684]-[.I683]" office:value-type="float" office:value="0.00025066922660999" calcext:value-type="float">
            <text:p>0.00025066922661</text:p>
          </table:table-cell>
          <table:table-cell/>
          <table:table-cell table:formula="of:=MATCH([.G684];[.H$8:.H$1007];0)" office:value-type="float" office:value="706" calcext:value-type="float">
            <text:p>706</text:p>
          </table:table-cell>
          <table:table-cell table:formula="of:=MATCH([.G684];[.J$8:.J$1007];0)" office:value-type="float" office:value="706" calcext:value-type="float">
            <text:p>706</text:p>
          </table:table-cell>
          <table:table-cell table:formula="of:=ABS([.O684]-[.P68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48928337545985" calcext:value-type="float">
            <text:p>0.48928337545985</text:p>
          </table:table-cell>
          <table:table-cell office:value-type="float" office:value="678" calcext:value-type="float">
            <text:p>678</text:p>
          </table:table-cell>
          <table:table-cell office:value-type="float" office:value="0.48921582893756" calcext:value-type="float">
            <text:p>0.48921582893756</text:p>
          </table:table-cell>
          <table:table-cell table:number-columns-repeated="2"/>
          <table:table-cell office:value-type="float" office:value="678" calcext:value-type="float">
            <text:p>678</text:p>
          </table:table-cell>
          <table:table-cell office:value-type="float" office:value="747" calcext:value-type="float">
            <text:p>747</text:p>
          </table:table-cell>
          <table:table-cell office:value-type="float" office:value="0.50932398611265" calcext:value-type="float">
            <text:p>0.50932398611265</text:p>
          </table:table-cell>
          <table:table-cell office:value-type="float" office:value="747" calcext:value-type="float">
            <text:p>747</text:p>
          </table:table-cell>
          <table:table-cell office:value-type="float" office:value="0.50925582227476" calcext:value-type="float">
            <text:p>0.50925582227476</text:p>
          </table:table-cell>
          <table:table-cell/>
          <table:table-cell table:formula="of:=[.I685]-[.I684]" office:value-type="float" office:value="0.0000370905255999698" calcext:value-type="float">
            <text:p>0.00003709052560</text:p>
          </table:table-cell>
          <table:table-cell/>
          <table:table-cell table:formula="of:=MATCH([.G685];[.H$8:.H$1007];0)" office:value-type="float" office:value="277" calcext:value-type="float">
            <text:p>277</text:p>
          </table:table-cell>
          <table:table-cell table:formula="of:=MATCH([.G685];[.J$8:.J$1007];0)" office:value-type="float" office:value="277" calcext:value-type="float">
            <text:p>277</text:p>
          </table:table-cell>
          <table:table-cell table:formula="of:=ABS([.O685]-[.P68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51077207640598" calcext:value-type="float">
            <text:p>0.51077207640598</text:p>
          </table:table-cell>
          <table:table-cell office:value-type="float" office:value="679" calcext:value-type="float">
            <text:p>679</text:p>
          </table:table-cell>
          <table:table-cell office:value-type="float" office:value="0.51070471161243" calcext:value-type="float">
            <text:p>0.51070471161243</text:p>
          </table:table-cell>
          <table:table-cell table:number-columns-repeated="2"/>
          <table:table-cell office:value-type="float" office:value="679" calcext:value-type="float">
            <text:p>679</text:p>
          </table:table-cell>
          <table:table-cell office:value-type="float" office:value="113" calcext:value-type="float">
            <text:p>113</text:p>
          </table:table-cell>
          <table:table-cell office:value-type="float" office:value="0.50945678174772" calcext:value-type="float">
            <text:p>0.50945678174772</text:p>
          </table:table-cell>
          <table:table-cell office:value-type="float" office:value="113" calcext:value-type="float">
            <text:p>113</text:p>
          </table:table-cell>
          <table:table-cell office:value-type="float" office:value="0.50938917560608" calcext:value-type="float">
            <text:p>0.50938917560608</text:p>
          </table:table-cell>
          <table:table-cell/>
          <table:table-cell table:formula="of:=[.I686]-[.I685]" office:value-type="float" office:value="0.000132795635070071" calcext:value-type="float">
            <text:p>0.00013279563507</text:p>
          </table:table-cell>
          <table:table-cell/>
          <table:table-cell table:formula="of:=MATCH([.G686];[.H$8:.H$1007];0)" office:value-type="float" office:value="709" calcext:value-type="float">
            <text:p>709</text:p>
          </table:table-cell>
          <table:table-cell table:formula="of:=MATCH([.G686];[.J$8:.J$1007];0)" office:value-type="float" office:value="709" calcext:value-type="float">
            <text:p>709</text:p>
          </table:table-cell>
          <table:table-cell table:formula="of:=ABS([.O686]-[.P68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48852212840952" calcext:value-type="float">
            <text:p>0.48852212840952</text:p>
          </table:table-cell>
          <table:table-cell office:value-type="float" office:value="680" calcext:value-type="float">
            <text:p>680</text:p>
          </table:table-cell>
          <table:table-cell office:value-type="float" office:value="0.48845523513369" calcext:value-type="float">
            <text:p>0.48845523513369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403" calcext:value-type="float">
            <text:p>403</text:p>
          </table:table-cell>
          <table:table-cell office:value-type="float" office:value="0.5095105159389" calcext:value-type="float">
            <text:p>0.50951051593890</text:p>
          </table:table-cell>
          <table:table-cell office:value-type="float" office:value="403" calcext:value-type="float">
            <text:p>403</text:p>
          </table:table-cell>
          <table:table-cell office:value-type="float" office:value="0.50944294569505" calcext:value-type="float">
            <text:p>0.50944294569505</text:p>
          </table:table-cell>
          <table:table-cell/>
          <table:table-cell table:formula="of:=[.I687]-[.I686]" office:value-type="float" office:value="0.0000537341911800437" calcext:value-type="float">
            <text:p>0.00005373419118</text:p>
          </table:table-cell>
          <table:table-cell/>
          <table:table-cell table:formula="of:=MATCH([.G687];[.H$8:.H$1007];0)" office:value-type="float" office:value="262" calcext:value-type="float">
            <text:p>262</text:p>
          </table:table-cell>
          <table:table-cell table:formula="of:=MATCH([.G687];[.J$8:.J$1007];0)" office:value-type="float" office:value="262" calcext:value-type="float">
            <text:p>262</text:p>
          </table:table-cell>
          <table:table-cell table:formula="of:=ABS([.O687]-[.P68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50104140775624" calcext:value-type="float">
            <text:p>0.50104140775624</text:p>
          </table:table-cell>
          <table:table-cell office:value-type="float" office:value="681" calcext:value-type="float">
            <text:p>681</text:p>
          </table:table-cell>
          <table:table-cell office:value-type="float" office:value="0.50097448301345" calcext:value-type="float">
            <text:p>0.50097448301345</text:p>
          </table:table-cell>
          <table:table-cell table:number-columns-repeated="2"/>
          <table:table-cell office:value-type="float" office:value="681" calcext:value-type="float">
            <text:p>681</text:p>
          </table:table-cell>
          <table:table-cell office:value-type="float" office:value="159" calcext:value-type="float">
            <text:p>159</text:p>
          </table:table-cell>
          <table:table-cell office:value-type="float" office:value="0.50953207813721" calcext:value-type="float">
            <text:p>0.50953207813721</text:p>
          </table:table-cell>
          <table:table-cell office:value-type="float" office:value="159" calcext:value-type="float">
            <text:p>159</text:p>
          </table:table-cell>
          <table:table-cell office:value-type="float" office:value="0.5094652051172" calcext:value-type="float">
            <text:p>0.50946520511720</text:p>
          </table:table-cell>
          <table:table-cell/>
          <table:table-cell table:formula="of:=[.I688]-[.I687]" office:value-type="float" office:value="0.0000215621983099545" calcext:value-type="float">
            <text:p>0.00002156219831</text:p>
          </table:table-cell>
          <table:table-cell/>
          <table:table-cell table:formula="of:=MATCH([.G688];[.H$8:.H$1007];0)" office:value-type="float" office:value="512" calcext:value-type="float">
            <text:p>512</text:p>
          </table:table-cell>
          <table:table-cell table:formula="of:=MATCH([.G688];[.J$8:.J$1007];0)" office:value-type="float" office:value="512" calcext:value-type="float">
            <text:p>512</text:p>
          </table:table-cell>
          <table:table-cell table:formula="of:=ABS([.O688]-[.P68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50060301583528" calcext:value-type="float">
            <text:p>0.50060301583528</text:p>
          </table:table-cell>
          <table:table-cell office:value-type="float" office:value="682" calcext:value-type="float">
            <text:p>682</text:p>
          </table:table-cell>
          <table:table-cell office:value-type="float" office:value="0.50053588816464" calcext:value-type="float">
            <text:p>0.50053588816464</text:p>
          </table:table-cell>
          <table:table-cell table:number-columns-repeated="2"/>
          <table:table-cell office:value-type="float" office:value="682" calcext:value-type="float">
            <text:p>682</text:p>
          </table:table-cell>
          <table:table-cell office:value-type="float" office:value="439" calcext:value-type="float">
            <text:p>439</text:p>
          </table:table-cell>
          <table:table-cell office:value-type="float" office:value="0.50956558006129" calcext:value-type="float">
            <text:p>0.50956558006129</text:p>
          </table:table-cell>
          <table:table-cell office:value-type="float" office:value="439" calcext:value-type="float">
            <text:p>439</text:p>
          </table:table-cell>
          <table:table-cell office:value-type="float" office:value="0.50949849996068" calcext:value-type="float">
            <text:p>0.50949849996068</text:p>
          </table:table-cell>
          <table:table-cell/>
          <table:table-cell table:formula="of:=[.I689]-[.I688]" office:value-type="float" office:value="0.0000335019240800261" calcext:value-type="float">
            <text:p>0.00003350192408</text:p>
          </table:table-cell>
          <table:table-cell/>
          <table:table-cell table:formula="of:=MATCH([.G689];[.H$8:.H$1007];0)" office:value-type="float" office:value="499" calcext:value-type="float">
            <text:p>499</text:p>
          </table:table-cell>
          <table:table-cell table:formula="of:=MATCH([.G689];[.J$8:.J$1007];0)" office:value-type="float" office:value="499" calcext:value-type="float">
            <text:p>499</text:p>
          </table:table-cell>
          <table:table-cell table:formula="of:=ABS([.O689]-[.P68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49257906080072" calcext:value-type="float">
            <text:p>0.49257906080072</text:p>
          </table:table-cell>
          <table:table-cell office:value-type="float" office:value="683" calcext:value-type="float">
            <text:p>683</text:p>
          </table:table-cell>
          <table:table-cell office:value-type="float" office:value="0.49251204621332" calcext:value-type="float">
            <text:p>0.49251204621332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93" calcext:value-type="float">
            <text:p>893</text:p>
          </table:table-cell>
          <table:table-cell office:value-type="float" office:value="0.50961335575102" calcext:value-type="float">
            <text:p>0.50961335575102</text:p>
          </table:table-cell>
          <table:table-cell office:value-type="float" office:value="893" calcext:value-type="float">
            <text:p>893</text:p>
          </table:table-cell>
          <table:table-cell office:value-type="float" office:value="0.50954624229287" calcext:value-type="float">
            <text:p>0.50954624229287</text:p>
          </table:table-cell>
          <table:table-cell/>
          <table:table-cell table:formula="of:=[.I690]-[.I689]" office:value-type="float" office:value="0.000047775689729912" calcext:value-type="float">
            <text:p>0.00004777568973</text:p>
          </table:table-cell>
          <table:table-cell/>
          <table:table-cell table:formula="of:=MATCH([.G690];[.H$8:.H$1007];0)" office:value-type="float" office:value="339" calcext:value-type="float">
            <text:p>339</text:p>
          </table:table-cell>
          <table:table-cell table:formula="of:=MATCH([.G690];[.J$8:.J$1007];0)" office:value-type="float" office:value="339" calcext:value-type="float">
            <text:p>339</text:p>
          </table:table-cell>
          <table:table-cell table:formula="of:=ABS([.O690]-[.P69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48559919210264" calcext:value-type="float">
            <text:p>0.48559919210264</text:p>
          </table:table-cell>
          <table:table-cell office:value-type="float" office:value="684" calcext:value-type="float">
            <text:p>684</text:p>
          </table:table-cell>
          <table:table-cell office:value-type="float" office:value="0.48553128876029" calcext:value-type="float">
            <text:p>0.48553128876029</text:p>
          </table:table-cell>
          <table:table-cell table:number-columns-repeated="2"/>
          <table:table-cell office:value-type="float" office:value="684" calcext:value-type="float">
            <text:p>684</text:p>
          </table:table-cell>
          <table:table-cell office:value-type="float" office:value="644" calcext:value-type="float">
            <text:p>644</text:p>
          </table:table-cell>
          <table:table-cell office:value-type="float" office:value="0.50961500526133" calcext:value-type="float">
            <text:p>0.50961500526133</text:p>
          </table:table-cell>
          <table:table-cell office:value-type="float" office:value="644" calcext:value-type="float">
            <text:p>644</text:p>
          </table:table-cell>
          <table:table-cell office:value-type="float" office:value="0.50954818338298" calcext:value-type="float">
            <text:p>0.50954818338298</text:p>
          </table:table-cell>
          <table:table-cell/>
          <table:table-cell table:formula="of:=[.I691]-[.I690]" office:value-type="float" office:value="0.00000164951031000893" calcext:value-type="float">
            <text:p>0.00000164951031</text:p>
          </table:table-cell>
          <table:table-cell/>
          <table:table-cell table:formula="of:=MATCH([.G691];[.H$8:.H$1007];0)" office:value-type="float" office:value="214" calcext:value-type="float">
            <text:p>214</text:p>
          </table:table-cell>
          <table:table-cell table:formula="of:=MATCH([.G691];[.J$8:.J$1007];0)" office:value-type="float" office:value="214" calcext:value-type="float">
            <text:p>214</text:p>
          </table:table-cell>
          <table:table-cell table:formula="of:=ABS([.O691]-[.P69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50903622636044" calcext:value-type="float">
            <text:p>0.50903622636044</text:p>
          </table:table-cell>
          <table:table-cell office:value-type="float" office:value="685" calcext:value-type="float">
            <text:p>685</text:p>
          </table:table-cell>
          <table:table-cell office:value-type="float" office:value="0.50896873190964" calcext:value-type="float">
            <text:p>0.50896873190964</text:p>
          </table:table-cell>
          <table:table-cell table:number-columns-repeated="2"/>
          <table:table-cell office:value-type="float" office:value="685" calcext:value-type="float">
            <text:p>685</text:p>
          </table:table-cell>
          <table:table-cell office:value-type="float" office:value="163" calcext:value-type="float">
            <text:p>163</text:p>
          </table:table-cell>
          <table:table-cell office:value-type="float" office:value="0.50993773178633" calcext:value-type="float">
            <text:p>0.50993773178633</text:p>
          </table:table-cell>
          <table:table-cell office:value-type="float" office:value="163" calcext:value-type="float">
            <text:p>163</text:p>
          </table:table-cell>
          <table:table-cell office:value-type="float" office:value="0.50987029639996" calcext:value-type="float">
            <text:p>0.50987029639996</text:p>
          </table:table-cell>
          <table:table-cell/>
          <table:table-cell table:formula="of:=[.I692]-[.I691]" office:value-type="float" office:value="0.000322726524999983" calcext:value-type="float">
            <text:p>0.00032272652500</text:p>
          </table:table-cell>
          <table:table-cell/>
          <table:table-cell table:formula="of:=MATCH([.G692];[.H$8:.H$1007];0)" office:value-type="float" office:value="676" calcext:value-type="float">
            <text:p>676</text:p>
          </table:table-cell>
          <table:table-cell table:formula="of:=MATCH([.G692];[.J$8:.J$1007];0)" office:value-type="float" office:value="676" calcext:value-type="float">
            <text:p>676</text:p>
          </table:table-cell>
          <table:table-cell table:formula="of:=ABS([.O692]-[.P69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50713500229169" calcext:value-type="float">
            <text:p>0.50713500229169</text:p>
          </table:table-cell>
          <table:table-cell office:value-type="float" office:value="686" calcext:value-type="float">
            <text:p>686</text:p>
          </table:table-cell>
          <table:table-cell office:value-type="float" office:value="0.50706734500729" calcext:value-type="float">
            <text:p>0.50706734500729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 office:value-type="float" office:value="615" calcext:value-type="float">
            <text:p>615</text:p>
          </table:table-cell>
          <table:table-cell office:value-type="float" office:value="0.50996070400383" calcext:value-type="float">
            <text:p>0.50996070400383</text:p>
          </table:table-cell>
          <table:table-cell office:value-type="float" office:value="615" calcext:value-type="float">
            <text:p>615</text:p>
          </table:table-cell>
          <table:table-cell office:value-type="float" office:value="0.50989294894872" calcext:value-type="float">
            <text:p>0.50989294894872</text:p>
          </table:table-cell>
          <table:table-cell/>
          <table:table-cell table:formula="of:=[.I693]-[.I692]" office:value-type="float" office:value="0.000022972217500028" calcext:value-type="float">
            <text:p>0.00002297221750</text:p>
          </table:table-cell>
          <table:table-cell/>
          <table:table-cell table:formula="of:=MATCH([.G693];[.H$8:.H$1007];0)" office:value-type="float" office:value="637" calcext:value-type="float">
            <text:p>637</text:p>
          </table:table-cell>
          <table:table-cell table:formula="of:=MATCH([.G693];[.J$8:.J$1007];0)" office:value-type="float" office:value="637" calcext:value-type="float">
            <text:p>637</text:p>
          </table:table-cell>
          <table:table-cell table:formula="of:=ABS([.O693]-[.P69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45913102071472" calcext:value-type="float">
            <text:p>0.45913102071472</text:p>
          </table:table-cell>
          <table:table-cell office:value-type="float" office:value="687" calcext:value-type="float">
            <text:p>687</text:p>
          </table:table-cell>
          <table:table-cell office:value-type="float" office:value="0.45906404146489" calcext:value-type="float">
            <text:p>0.4590640414648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47" calcext:value-type="float">
            <text:p>947</text:p>
          </table:table-cell>
          <table:table-cell office:value-type="float" office:value="0.51000373869598" calcext:value-type="float">
            <text:p>0.51000373869598</text:p>
          </table:table-cell>
          <table:table-cell office:value-type="float" office:value="947" calcext:value-type="float">
            <text:p>947</text:p>
          </table:table-cell>
          <table:table-cell office:value-type="float" office:value="0.50993658853125" calcext:value-type="float">
            <text:p>0.50993658853125</text:p>
          </table:table-cell>
          <table:table-cell/>
          <table:table-cell table:formula="of:=[.I694]-[.I693]" office:value-type="float" office:value="0.0000430346921500568" calcext:value-type="float">
            <text:p>0.00004303469215</text:p>
          </table:table-cell>
          <table:table-cell/>
          <table:table-cell table:formula="of:=MATCH([.G694];[.H$8:.H$1007];0)" office:value-type="float" office:value="17" calcext:value-type="float">
            <text:p>17</text:p>
          </table:table-cell>
          <table:table-cell table:formula="of:=MATCH([.G694];[.J$8:.J$1007];0)" office:value-type="float" office:value="17" calcext:value-type="float">
            <text:p>17</text:p>
          </table:table-cell>
          <table:table-cell table:formula="of:=ABS([.O694]-[.P69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51145565745279" calcext:value-type="float">
            <text:p>0.51145565745279</text:p>
          </table:table-cell>
          <table:table-cell office:value-type="float" office:value="688" calcext:value-type="float">
            <text:p>688</text:p>
          </table:table-cell>
          <table:table-cell office:value-type="float" office:value="0.51138738793983" calcext:value-type="float">
            <text:p>0.51138738793983</text:p>
          </table:table-cell>
          <table:table-cell table:number-columns-repeated="2"/>
          <table:table-cell office:value-type="float" office:value="688" calcext:value-type="float">
            <text:p>688</text:p>
          </table:table-cell>
          <table:table-cell office:value-type="float" office:value="991" calcext:value-type="float">
            <text:p>991</text:p>
          </table:table-cell>
          <table:table-cell office:value-type="float" office:value="0.51004578968398" calcext:value-type="float">
            <text:p>0.51004578968398</text:p>
          </table:table-cell>
          <table:table-cell office:value-type="float" office:value="991" calcext:value-type="float">
            <text:p>991</text:p>
          </table:table-cell>
          <table:table-cell office:value-type="float" office:value="0.50997939296778" calcext:value-type="float">
            <text:p>0.50997939296778</text:p>
          </table:table-cell>
          <table:table-cell/>
          <table:table-cell table:formula="of:=[.I695]-[.I694]" office:value-type="float" office:value="0.0000420509879999198" calcext:value-type="float">
            <text:p>0.00004205098800</text:p>
          </table:table-cell>
          <table:table-cell/>
          <table:table-cell table:formula="of:=MATCH([.G695];[.H$8:.H$1007];0)" office:value-type="float" office:value="721" calcext:value-type="float">
            <text:p>721</text:p>
          </table:table-cell>
          <table:table-cell table:formula="of:=MATCH([.G695];[.J$8:.J$1007];0)" office:value-type="float" office:value="721" calcext:value-type="float">
            <text:p>721</text:p>
          </table:table-cell>
          <table:table-cell table:formula="of:=ABS([.O695]-[.P69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51319787485546" calcext:value-type="float">
            <text:p>0.51319787485546</text:p>
          </table:table-cell>
          <table:table-cell office:value-type="float" office:value="689" calcext:value-type="float">
            <text:p>689</text:p>
          </table:table-cell>
          <table:table-cell office:value-type="float" office:value="0.5131312649503" calcext:value-type="float">
            <text:p>0.51313126495030</text:p>
          </table:table-cell>
          <table:table-cell table:number-columns-repeated="2"/>
          <table:table-cell office:value-type="float" office:value="689" calcext:value-type="float">
            <text:p>689</text:p>
          </table:table-cell>
          <table:table-cell office:value-type="float" office:value="65" calcext:value-type="float">
            <text:p>65</text:p>
          </table:table-cell>
          <table:table-cell office:value-type="float" office:value="0.51023254459818" calcext:value-type="float">
            <text:p>0.51023254459818</text:p>
          </table:table-cell>
          <table:table-cell office:value-type="float" office:value="65" calcext:value-type="float">
            <text:p>65</text:p>
          </table:table-cell>
          <table:table-cell office:value-type="float" office:value="0.51016533419353" calcext:value-type="float">
            <text:p>0.51016533419353</text:p>
          </table:table-cell>
          <table:table-cell/>
          <table:table-cell table:formula="of:=[.I696]-[.I695]" office:value-type="float" office:value="0.00018675491420006" calcext:value-type="float">
            <text:p>0.00018675491420</text:p>
          </table:table-cell>
          <table:table-cell/>
          <table:table-cell table:formula="of:=MATCH([.G696];[.H$8:.H$1007];0)" office:value-type="float" office:value="759" calcext:value-type="float">
            <text:p>759</text:p>
          </table:table-cell>
          <table:table-cell table:formula="of:=MATCH([.G696];[.J$8:.J$1007];0)" office:value-type="float" office:value="759" calcext:value-type="float">
            <text:p>759</text:p>
          </table:table-cell>
          <table:table-cell table:formula="of:=ABS([.O696]-[.P69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50191036391024" calcext:value-type="float">
            <text:p>0.50191036391024</text:p>
          </table:table-cell>
          <table:table-cell office:value-type="float" office:value="690" calcext:value-type="float">
            <text:p>690</text:p>
          </table:table-cell>
          <table:table-cell office:value-type="float" office:value="0.50184361156435" calcext:value-type="float">
            <text:p>0.50184361156435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 office:value-type="float" office:value="509" calcext:value-type="float">
            <text:p>509</text:p>
          </table:table-cell>
          <table:table-cell office:value-type="float" office:value="0.51029731224033" calcext:value-type="float">
            <text:p>0.51029731224033</text:p>
          </table:table-cell>
          <table:table-cell office:value-type="float" office:value="509" calcext:value-type="float">
            <text:p>509</text:p>
          </table:table-cell>
          <table:table-cell office:value-type="float" office:value="0.51022955174924" calcext:value-type="float">
            <text:p>0.51022955174924</text:p>
          </table:table-cell>
          <table:table-cell/>
          <table:table-cell table:formula="of:=[.I697]-[.I696]" office:value-type="float" office:value="0.0000647676421500209" calcext:value-type="float">
            <text:p>0.00006476764215</text:p>
          </table:table-cell>
          <table:table-cell/>
          <table:table-cell table:formula="of:=MATCH([.G697];[.H$8:.H$1007];0)" office:value-type="float" office:value="529" calcext:value-type="float">
            <text:p>529</text:p>
          </table:table-cell>
          <table:table-cell table:formula="of:=MATCH([.G697];[.J$8:.J$1007];0)" office:value-type="float" office:value="529" calcext:value-type="float">
            <text:p>529</text:p>
          </table:table-cell>
          <table:table-cell table:formula="of:=ABS([.O697]-[.P69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51878604778369" calcext:value-type="float">
            <text:p>0.51878604778369</text:p>
          </table:table-cell>
          <table:table-cell office:value-type="float" office:value="691" calcext:value-type="float">
            <text:p>691</text:p>
          </table:table-cell>
          <table:table-cell office:value-type="float" office:value="0.51871902190401" calcext:value-type="float">
            <text:p>0.51871902190401</text:p>
          </table:table-cell>
          <table:table-cell table:number-columns-repeated="2"/>
          <table:table-cell office:value-type="float" office:value="691" calcext:value-type="float">
            <text:p>691</text:p>
          </table:table-cell>
          <table:table-cell office:value-type="float" office:value="453" calcext:value-type="float">
            <text:p>453</text:p>
          </table:table-cell>
          <table:table-cell office:value-type="float" office:value="0.51034972329754" calcext:value-type="float">
            <text:p>0.51034972329754</text:p>
          </table:table-cell>
          <table:table-cell office:value-type="float" office:value="453" calcext:value-type="float">
            <text:p>453</text:p>
          </table:table-cell>
          <table:table-cell office:value-type="float" office:value="0.51028248380934" calcext:value-type="float">
            <text:p>0.51028248380934</text:p>
          </table:table-cell>
          <table:table-cell/>
          <table:table-cell table:formula="of:=[.I698]-[.I697]" office:value-type="float" office:value="0.000052411057209989" calcext:value-type="float">
            <text:p>0.00005241105721</text:p>
          </table:table-cell>
          <table:table-cell/>
          <table:table-cell table:formula="of:=MATCH([.G698];[.H$8:.H$1007];0)" office:value-type="float" office:value="851" calcext:value-type="float">
            <text:p>851</text:p>
          </table:table-cell>
          <table:table-cell table:formula="of:=MATCH([.G698];[.J$8:.J$1007];0)" office:value-type="float" office:value="851" calcext:value-type="float">
            <text:p>851</text:p>
          </table:table-cell>
          <table:table-cell table:formula="of:=ABS([.O698]-[.P69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48544648993905" calcext:value-type="float">
            <text:p>0.48544648993905</text:p>
          </table:table-cell>
          <table:table-cell office:value-type="float" office:value="692" calcext:value-type="float">
            <text:p>692</text:p>
          </table:table-cell>
          <table:table-cell office:value-type="float" office:value="0.48537964604088" calcext:value-type="float">
            <text:p>0.48537964604088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office:value-type="float" office:value="864" calcext:value-type="float">
            <text:p>864</text:p>
          </table:table-cell>
          <table:table-cell office:value-type="float" office:value="0.5103775771404" calcext:value-type="float">
            <text:p>0.51037757714040</text:p>
          </table:table-cell>
          <table:table-cell office:value-type="float" office:value="864" calcext:value-type="float">
            <text:p>864</text:p>
          </table:table-cell>
          <table:table-cell office:value-type="float" office:value="0.51030995181635" calcext:value-type="float">
            <text:p>0.51030995181635</text:p>
          </table:table-cell>
          <table:table-cell/>
          <table:table-cell table:formula="of:=[.I699]-[.I698]" office:value-type="float" office:value="0.0000278538428599706" calcext:value-type="float">
            <text:p>0.00002785384286</text:p>
          </table:table-cell>
          <table:table-cell/>
          <table:table-cell table:formula="of:=MATCH([.G699];[.H$8:.H$1007];0)" office:value-type="float" office:value="211" calcext:value-type="float">
            <text:p>211</text:p>
          </table:table-cell>
          <table:table-cell table:formula="of:=MATCH([.G699];[.J$8:.J$1007];0)" office:value-type="float" office:value="211" calcext:value-type="float">
            <text:p>211</text:p>
          </table:table-cell>
          <table:table-cell table:formula="of:=ABS([.O699]-[.P69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47492006160306" calcext:value-type="float">
            <text:p>0.47492006160306</text:p>
          </table:table-cell>
          <table:table-cell office:value-type="float" office:value="693" calcext:value-type="float">
            <text:p>693</text:p>
          </table:table-cell>
          <table:table-cell office:value-type="float" office:value="0.47485286286915" calcext:value-type="float">
            <text:p>0.47485286286915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office:value-type="float" office:value="391" calcext:value-type="float">
            <text:p>391</text:p>
          </table:table-cell>
          <table:table-cell office:value-type="float" office:value="0.51038713965365" calcext:value-type="float">
            <text:p>0.51038713965365</text:p>
          </table:table-cell>
          <table:table-cell office:value-type="float" office:value="391" calcext:value-type="float">
            <text:p>391</text:p>
          </table:table-cell>
          <table:table-cell office:value-type="float" office:value="0.51031950611099" calcext:value-type="float">
            <text:p>0.51031950611099</text:p>
          </table:table-cell>
          <table:table-cell/>
          <table:table-cell table:formula="of:=[.I700]-[.I699]" office:value-type="float" office:value="0.00000956251325001656" calcext:value-type="float">
            <text:p>0.00000956251325</text:p>
          </table:table-cell>
          <table:table-cell/>
          <table:table-cell table:formula="of:=MATCH([.G700];[.H$8:.H$1007];0)" office:value-type="float" office:value="91" calcext:value-type="float">
            <text:p>91</text:p>
          </table:table-cell>
          <table:table-cell table:formula="of:=MATCH([.G700];[.J$8:.J$1007];0)" office:value-type="float" office:value="91" calcext:value-type="float">
            <text:p>91</text:p>
          </table:table-cell>
          <table:table-cell table:formula="of:=ABS([.O700]-[.P70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49947174960392" calcext:value-type="float">
            <text:p>0.49947174960392</text:p>
          </table:table-cell>
          <table:table-cell office:value-type="float" office:value="694" calcext:value-type="float">
            <text:p>694</text:p>
          </table:table-cell>
          <table:table-cell office:value-type="float" office:value="0.49940444653997" calcext:value-type="float">
            <text:p>0.49940444653997</text:p>
          </table:table-cell>
          <table:table-cell table:number-columns-repeated="2"/>
          <table:table-cell office:value-type="float" office:value="694" calcext:value-type="float">
            <text:p>694</text:p>
          </table:table-cell>
          <table:table-cell office:value-type="float" office:value="863" calcext:value-type="float">
            <text:p>863</text:p>
          </table:table-cell>
          <table:table-cell office:value-type="float" office:value="0.51040677740721" calcext:value-type="float">
            <text:p>0.51040677740721</text:p>
          </table:table-cell>
          <table:table-cell office:value-type="float" office:value="863" calcext:value-type="float">
            <text:p>863</text:p>
          </table:table-cell>
          <table:table-cell office:value-type="float" office:value="0.51033812069725" calcext:value-type="float">
            <text:p>0.51033812069725</text:p>
          </table:table-cell>
          <table:table-cell/>
          <table:table-cell table:formula="of:=[.I701]-[.I700]" office:value-type="float" office:value="0.0000196377535599535" calcext:value-type="float">
            <text:p>0.00001963775356</text:p>
          </table:table-cell>
          <table:table-cell/>
          <table:table-cell table:formula="of:=MATCH([.G701];[.H$8:.H$1007];0)" office:value-type="float" office:value="482" calcext:value-type="float">
            <text:p>482</text:p>
          </table:table-cell>
          <table:table-cell table:formula="of:=MATCH([.G701];[.J$8:.J$1007];0)" office:value-type="float" office:value="482" calcext:value-type="float">
            <text:p>482</text:p>
          </table:table-cell>
          <table:table-cell table:formula="of:=ABS([.O701]-[.P70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504833095608" calcext:value-type="float">
            <text:p>0.50483309560800</text:p>
          </table:table-cell>
          <table:table-cell office:value-type="float" office:value="695" calcext:value-type="float">
            <text:p>695</text:p>
          </table:table-cell>
          <table:table-cell office:value-type="float" office:value="0.50476553478078" calcext:value-type="float">
            <text:p>0.50476553478078</text:p>
          </table:table-cell>
          <table:table-cell table:number-columns-repeated="2"/>
          <table:table-cell office:value-type="float" office:value="695" calcext:value-type="float">
            <text:p>695</text:p>
          </table:table-cell>
          <table:table-cell office:value-type="float" office:value="144" calcext:value-type="float">
            <text:p>144</text:p>
          </table:table-cell>
          <table:table-cell office:value-type="float" office:value="0.51040699715932" calcext:value-type="float">
            <text:p>0.51040699715932</text:p>
          </table:table-cell>
          <table:table-cell office:value-type="float" office:value="144" calcext:value-type="float">
            <text:p>144</text:p>
          </table:table-cell>
          <table:table-cell office:value-type="float" office:value="0.5103398195465" calcext:value-type="float">
            <text:p>0.51033981954650</text:p>
          </table:table-cell>
          <table:table-cell/>
          <table:table-cell table:formula="of:=[.I702]-[.I701]" office:value-type="float" office:value="0.00000021975211006442" calcext:value-type="float">
            <text:p>0.00000021975211</text:p>
          </table:table-cell>
          <table:table-cell/>
          <table:table-cell table:formula="of:=MATCH([.G702];[.H$8:.H$1007];0)" office:value-type="float" office:value="590" calcext:value-type="float">
            <text:p>590</text:p>
          </table:table-cell>
          <table:table-cell table:formula="of:=MATCH([.G702];[.J$8:.J$1007];0)" office:value-type="float" office:value="590" calcext:value-type="float">
            <text:p>590</text:p>
          </table:table-cell>
          <table:table-cell table:formula="of:=ABS([.O702]-[.P70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51401626109885" calcext:value-type="float">
            <text:p>0.51401626109885</text:p>
          </table:table-cell>
          <table:table-cell office:value-type="float" office:value="696" calcext:value-type="float">
            <text:p>696</text:p>
          </table:table-cell>
          <table:table-cell office:value-type="float" office:value="0.51394867903375" calcext:value-type="float">
            <text:p>0.51394867903375</text:p>
          </table:table-cell>
          <table:table-cell table:number-columns-repeated="2"/>
          <table:table-cell office:value-type="float" office:value="696" calcext:value-type="float">
            <text:p>696</text:p>
          </table:table-cell>
          <table:table-cell office:value-type="float" office:value="530" calcext:value-type="float">
            <text:p>530</text:p>
          </table:table-cell>
          <table:table-cell office:value-type="float" office:value="0.51046639891286" calcext:value-type="float">
            <text:p>0.51046639891286</text:p>
          </table:table-cell>
          <table:table-cell office:value-type="float" office:value="530" calcext:value-type="float">
            <text:p>530</text:p>
          </table:table-cell>
          <table:table-cell office:value-type="float" office:value="0.51039972729548" calcext:value-type="float">
            <text:p>0.51039972729548</text:p>
          </table:table-cell>
          <table:table-cell/>
          <table:table-cell table:formula="of:=[.I703]-[.I702]" office:value-type="float" office:value="0.0000594017535400226" calcext:value-type="float">
            <text:p>0.00005940175354</text:p>
          </table:table-cell>
          <table:table-cell/>
          <table:table-cell table:formula="of:=MATCH([.G703];[.H$8:.H$1007];0)" office:value-type="float" office:value="772" calcext:value-type="float">
            <text:p>772</text:p>
          </table:table-cell>
          <table:table-cell table:formula="of:=MATCH([.G703];[.J$8:.J$1007];0)" office:value-type="float" office:value="772" calcext:value-type="float">
            <text:p>772</text:p>
          </table:table-cell>
          <table:table-cell table:formula="of:=ABS([.O703]-[.P70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48026416340056" calcext:value-type="float">
            <text:p>0.48026416340056</text:p>
          </table:table-cell>
          <table:table-cell office:value-type="float" office:value="697" calcext:value-type="float">
            <text:p>697</text:p>
          </table:table-cell>
          <table:table-cell office:value-type="float" office:value="0.48019644333539" calcext:value-type="float">
            <text:p>0.48019644333539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office:value-type="float" office:value="942" calcext:value-type="float">
            <text:p>942</text:p>
          </table:table-cell>
          <table:table-cell office:value-type="float" office:value="0.51050889891904" calcext:value-type="float">
            <text:p>0.51050889891904</text:p>
          </table:table-cell>
          <table:table-cell office:value-type="float" office:value="942" calcext:value-type="float">
            <text:p>942</text:p>
          </table:table-cell>
          <table:table-cell office:value-type="float" office:value="0.51044146018901" calcext:value-type="float">
            <text:p>0.51044146018901</text:p>
          </table:table-cell>
          <table:table-cell/>
          <table:table-cell table:formula="of:=[.I704]-[.I703]" office:value-type="float" office:value="0.0000425000061798908" calcext:value-type="float">
            <text:p>0.00004250000618</text:p>
          </table:table-cell>
          <table:table-cell/>
          <table:table-cell table:formula="of:=MATCH([.G704];[.H$8:.H$1007];0)" office:value-type="float" office:value="143" calcext:value-type="float">
            <text:p>143</text:p>
          </table:table-cell>
          <table:table-cell table:formula="of:=MATCH([.G704];[.J$8:.J$1007];0)" office:value-type="float" office:value="143" calcext:value-type="float">
            <text:p>143</text:p>
          </table:table-cell>
          <table:table-cell table:formula="of:=ABS([.O704]-[.P70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50444970614146" calcext:value-type="float">
            <text:p>0.50444970614146</text:p>
          </table:table-cell>
          <table:table-cell office:value-type="float" office:value="698" calcext:value-type="float">
            <text:p>698</text:p>
          </table:table-cell>
          <table:table-cell office:value-type="float" office:value="0.5043823600397" calcext:value-type="float">
            <text:p>0.50438236003970</text:p>
          </table:table-cell>
          <table:table-cell table:number-columns-repeated="2"/>
          <table:table-cell office:value-type="float" office:value="698" calcext:value-type="float">
            <text:p>698</text:p>
          </table:table-cell>
          <table:table-cell office:value-type="float" office:value="849" calcext:value-type="float">
            <text:p>849</text:p>
          </table:table-cell>
          <table:table-cell office:value-type="float" office:value="0.51053567086237" calcext:value-type="float">
            <text:p>0.51053567086237</text:p>
          </table:table-cell>
          <table:table-cell office:value-type="float" office:value="849" calcext:value-type="float">
            <text:p>849</text:p>
          </table:table-cell>
          <table:table-cell office:value-type="float" office:value="0.51046791979561" calcext:value-type="float">
            <text:p>0.51046791979561</text:p>
          </table:table-cell>
          <table:table-cell/>
          <table:table-cell table:formula="of:=[.I705]-[.I704]" office:value-type="float" office:value="0.0000267719433300062" calcext:value-type="float">
            <text:p>0.00002677194333</text:p>
          </table:table-cell>
          <table:table-cell/>
          <table:table-cell table:formula="of:=MATCH([.G705];[.H$8:.H$1007];0)" office:value-type="float" office:value="572" calcext:value-type="float">
            <text:p>572</text:p>
          </table:table-cell>
          <table:table-cell table:formula="of:=MATCH([.G705];[.J$8:.J$1007];0)" office:value-type="float" office:value="572" calcext:value-type="float">
            <text:p>572</text:p>
          </table:table-cell>
          <table:table-cell table:formula="of:=ABS([.O705]-[.P70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5295866052033" calcext:value-type="float">
            <text:p>0.52958660520330</text:p>
          </table:table-cell>
          <table:table-cell office:value-type="float" office:value="699" calcext:value-type="float">
            <text:p>699</text:p>
          </table:table-cell>
          <table:table-cell office:value-type="float" office:value="0.52951947050814" calcext:value-type="float">
            <text:p>0.52951947050814</text:p>
          </table:table-cell>
          <table:table-cell table:number-columns-repeated="2"/>
          <table:table-cell office:value-type="float" office:value="699" calcext:value-type="float">
            <text:p>699</text:p>
          </table:table-cell>
          <table:table-cell office:value-type="float" office:value="421" calcext:value-type="float">
            <text:p>421</text:p>
          </table:table-cell>
          <table:table-cell office:value-type="float" office:value="0.5105370513665" calcext:value-type="float">
            <text:p>0.51053705136650</text:p>
          </table:table-cell>
          <table:table-cell office:value-type="float" office:value="421" calcext:value-type="float">
            <text:p>421</text:p>
          </table:table-cell>
          <table:table-cell office:value-type="float" office:value="0.51046960983529" calcext:value-type="float">
            <text:p>0.51046960983529</text:p>
          </table:table-cell>
          <table:table-cell/>
          <table:table-cell table:formula="of:=[.I706]-[.I705]" office:value-type="float" office:value="0.00000138050413001078" calcext:value-type="float">
            <text:p>0.00000138050413</text:p>
          </table:table-cell>
          <table:table-cell/>
          <table:table-cell table:formula="of:=MATCH([.G706];[.H$8:.H$1007];0)" office:value-type="float" office:value="951" calcext:value-type="float">
            <text:p>951</text:p>
          </table:table-cell>
          <table:table-cell table:formula="of:=MATCH([.G706];[.J$8:.J$1007];0)" office:value-type="float" office:value="951" calcext:value-type="float">
            <text:p>951</text:p>
          </table:table-cell>
          <table:table-cell table:formula="of:=ABS([.O706]-[.P70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50293586066166" calcext:value-type="float">
            <text:p>0.50293586066166</text:p>
          </table:table-cell>
          <table:table-cell office:value-type="float" office:value="700" calcext:value-type="float">
            <text:p>700</text:p>
          </table:table-cell>
          <table:table-cell office:value-type="float" office:value="0.50286853662045" calcext:value-type="float">
            <text:p>0.50286853662045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705" calcext:value-type="float">
            <text:p>705</text:p>
          </table:table-cell>
          <table:table-cell office:value-type="float" office:value="0.51054520742677" calcext:value-type="float">
            <text:p>0.51054520742677</text:p>
          </table:table-cell>
          <table:table-cell office:value-type="float" office:value="705" calcext:value-type="float">
            <text:p>705</text:p>
          </table:table-cell>
          <table:table-cell office:value-type="float" office:value="0.51047819291804" calcext:value-type="float">
            <text:p>0.51047819291804</text:p>
          </table:table-cell>
          <table:table-cell/>
          <table:table-cell table:formula="of:=[.I707]-[.I706]" office:value-type="float" office:value="0.00000815606027004812" calcext:value-type="float">
            <text:p>0.00000815606027</text:p>
          </table:table-cell>
          <table:table-cell/>
          <table:table-cell table:formula="of:=MATCH([.G707];[.H$8:.H$1007];0)" office:value-type="float" office:value="548" calcext:value-type="float">
            <text:p>548</text:p>
          </table:table-cell>
          <table:table-cell table:formula="of:=MATCH([.G707];[.J$8:.J$1007];0)" office:value-type="float" office:value="548" calcext:value-type="float">
            <text:p>548</text:p>
          </table:table-cell>
          <table:table-cell table:formula="of:=ABS([.O707]-[.P70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50895029870344" calcext:value-type="float">
            <text:p>0.50895029870344</text:p>
          </table:table-cell>
          <table:table-cell office:value-type="float" office:value="701" calcext:value-type="float">
            <text:p>701</text:p>
          </table:table-cell>
          <table:table-cell office:value-type="float" office:value="0.50888342457534" calcext:value-type="float">
            <text:p>0.50888342457534</text:p>
          </table:table-cell>
          <table:table-cell table:number-columns-repeated="2"/>
          <table:table-cell office:value-type="float" office:value="701" calcext:value-type="float">
            <text:p>701</text:p>
          </table:table-cell>
          <table:table-cell office:value-type="float" office:value="49" calcext:value-type="float">
            <text:p>49</text:p>
          </table:table-cell>
          <table:table-cell office:value-type="float" office:value="0.51055375636446" calcext:value-type="float">
            <text:p>0.51055375636446</text:p>
          </table:table-cell>
          <table:table-cell office:value-type="float" office:value="49" calcext:value-type="float">
            <text:p>49</text:p>
          </table:table-cell>
          <table:table-cell office:value-type="float" office:value="0.51048639468688" calcext:value-type="float">
            <text:p>0.51048639468688</text:p>
          </table:table-cell>
          <table:table-cell/>
          <table:table-cell table:formula="of:=[.I708]-[.I707]" office:value-type="float" office:value="0.00000854893768997833" calcext:value-type="float">
            <text:p>0.00000854893769</text:p>
          </table:table-cell>
          <table:table-cell/>
          <table:table-cell table:formula="of:=MATCH([.G708];[.H$8:.H$1007];0)" office:value-type="float" office:value="673" calcext:value-type="float">
            <text:p>673</text:p>
          </table:table-cell>
          <table:table-cell table:formula="of:=MATCH([.G708];[.J$8:.J$1007];0)" office:value-type="float" office:value="673" calcext:value-type="float">
            <text:p>673</text:p>
          </table:table-cell>
          <table:table-cell table:formula="of:=ABS([.O708]-[.P70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50383918160653" calcext:value-type="float">
            <text:p>0.50383918160653</text:p>
          </table:table-cell>
          <table:table-cell office:value-type="float" office:value="702" calcext:value-type="float">
            <text:p>702</text:p>
          </table:table-cell>
          <table:table-cell office:value-type="float" office:value="0.50377148177407" calcext:value-type="float">
            <text:p>0.50377148177407</text:p>
          </table:table-cell>
          <table:table-cell table:number-columns-repeated="2"/>
          <table:table-cell office:value-type="float" office:value="702" calcext:value-type="float">
            <text:p>702</text:p>
          </table:table-cell>
          <table:table-cell office:value-type="float" office:value="464" calcext:value-type="float">
            <text:p>464</text:p>
          </table:table-cell>
          <table:table-cell office:value-type="float" office:value="0.51060432859331" calcext:value-type="float">
            <text:p>0.51060432859331</text:p>
          </table:table-cell>
          <table:table-cell office:value-type="float" office:value="464" calcext:value-type="float">
            <text:p>464</text:p>
          </table:table-cell>
          <table:table-cell office:value-type="float" office:value="0.51053643359856" calcext:value-type="float">
            <text:p>0.51053643359856</text:p>
          </table:table-cell>
          <table:table-cell/>
          <table:table-cell table:formula="of:=[.I709]-[.I708]" office:value-type="float" office:value="0.0000505722288499655" calcext:value-type="float">
            <text:p>0.00005057222885</text:p>
          </table:table-cell>
          <table:table-cell/>
          <table:table-cell table:formula="of:=MATCH([.G709];[.H$8:.H$1007];0)" office:value-type="float" office:value="563" calcext:value-type="float">
            <text:p>563</text:p>
          </table:table-cell>
          <table:table-cell table:formula="of:=MATCH([.G709];[.J$8:.J$1007];0)" office:value-type="float" office:value="563" calcext:value-type="float">
            <text:p>563</text:p>
          </table:table-cell>
          <table:table-cell table:formula="of:=ABS([.O709]-[.P70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47289277734649" calcext:value-type="float">
            <text:p>0.47289277734649</text:p>
          </table:table-cell>
          <table:table-cell office:value-type="float" office:value="703" calcext:value-type="float">
            <text:p>703</text:p>
          </table:table-cell>
          <table:table-cell office:value-type="float" office:value="0.47282559169854" calcext:value-type="float">
            <text:p>0.47282559169854</text:p>
          </table:table-cell>
          <table:table-cell table:number-columns-repeated="2"/>
          <table:table-cell office:value-type="float" office:value="703" calcext:value-type="float">
            <text:p>703</text:p>
          </table:table-cell>
          <table:table-cell office:value-type="float" office:value="903" calcext:value-type="float">
            <text:p>903</text:p>
          </table:table-cell>
          <table:table-cell office:value-type="float" office:value="0.51060733227369" calcext:value-type="float">
            <text:p>0.51060733227369</text:p>
          </table:table-cell>
          <table:table-cell office:value-type="float" office:value="903" calcext:value-type="float">
            <text:p>903</text:p>
          </table:table-cell>
          <table:table-cell office:value-type="float" office:value="0.51054037528955" calcext:value-type="float">
            <text:p>0.51054037528955</text:p>
          </table:table-cell>
          <table:table-cell/>
          <table:table-cell table:formula="of:=[.I710]-[.I709]" office:value-type="float" office:value="0.00000300368038008703" calcext:value-type="float">
            <text:p>0.00000300368038</text:p>
          </table:table-cell>
          <table:table-cell/>
          <table:table-cell table:formula="of:=MATCH([.G710];[.H$8:.H$1007];0)" office:value-type="float" office:value="74" calcext:value-type="float">
            <text:p>74</text:p>
          </table:table-cell>
          <table:table-cell table:formula="of:=MATCH([.G710];[.J$8:.J$1007];0)" office:value-type="float" office:value="74" calcext:value-type="float">
            <text:p>74</text:p>
          </table:table-cell>
          <table:table-cell table:formula="of:=ABS([.O710]-[.P71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50509290751041" calcext:value-type="float">
            <text:p>0.50509290751041</text:p>
          </table:table-cell>
          <table:table-cell office:value-type="float" office:value="704" calcext:value-type="float">
            <text:p>704</text:p>
          </table:table-cell>
          <table:table-cell office:value-type="float" office:value="0.50502570213081" calcext:value-type="float">
            <text:p>0.50502570213081</text:p>
          </table:table-cell>
          <table:table-cell table:number-columns-repeated="2"/>
          <table:table-cell office:value-type="float" office:value="704" calcext:value-type="float">
            <text:p>704</text:p>
          </table:table-cell>
          <table:table-cell office:value-type="float" office:value="531" calcext:value-type="float">
            <text:p>531</text:p>
          </table:table-cell>
          <table:table-cell office:value-type="float" office:value="0.510616859681" calcext:value-type="float">
            <text:p>0.51061685968100</text:p>
          </table:table-cell>
          <table:table-cell office:value-type="float" office:value="531" calcext:value-type="float">
            <text:p>531</text:p>
          </table:table-cell>
          <table:table-cell office:value-type="float" office:value="0.51055081217117" calcext:value-type="float">
            <text:p>0.51055081217117</text:p>
          </table:table-cell>
          <table:table-cell/>
          <table:table-cell table:formula="of:=[.I711]-[.I710]" office:value-type="float" office:value="0.0000095274073099727" calcext:value-type="float">
            <text:p>0.00000952740731</text:p>
          </table:table-cell>
          <table:table-cell/>
          <table:table-cell table:formula="of:=MATCH([.G711];[.H$8:.H$1007];0)" office:value-type="float" office:value="593" calcext:value-type="float">
            <text:p>593</text:p>
          </table:table-cell>
          <table:table-cell table:formula="of:=MATCH([.G711];[.J$8:.J$1007];0)" office:value-type="float" office:value="593" calcext:value-type="float">
            <text:p>593</text:p>
          </table:table-cell>
          <table:table-cell table:formula="of:=ABS([.O711]-[.P71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51054520742677" calcext:value-type="float">
            <text:p>0.51054520742677</text:p>
          </table:table-cell>
          <table:table-cell office:value-type="float" office:value="705" calcext:value-type="float">
            <text:p>705</text:p>
          </table:table-cell>
          <table:table-cell office:value-type="float" office:value="0.51047819291804" calcext:value-type="float">
            <text:p>0.51047819291804</text:p>
          </table:table-cell>
          <table:table-cell table:number-columns-repeated="2"/>
          <table:table-cell office:value-type="float" office:value="705" calcext:value-type="float">
            <text:p>705</text:p>
          </table:table-cell>
          <table:table-cell office:value-type="float" office:value="518" calcext:value-type="float">
            <text:p>518</text:p>
          </table:table-cell>
          <table:table-cell office:value-type="float" office:value="0.51062299704258" calcext:value-type="float">
            <text:p>0.51062299704258</text:p>
          </table:table-cell>
          <table:table-cell office:value-type="float" office:value="518" calcext:value-type="float">
            <text:p>518</text:p>
          </table:table-cell>
          <table:table-cell office:value-type="float" office:value="0.51055591160816" calcext:value-type="float">
            <text:p>0.51055591160816</text:p>
          </table:table-cell>
          <table:table-cell/>
          <table:table-cell table:formula="of:=[.I712]-[.I711]" office:value-type="float" office:value="0.00000613736157994982" calcext:value-type="float">
            <text:p>0.00000613736158</text:p>
          </table:table-cell>
          <table:table-cell/>
          <table:table-cell table:formula="of:=MATCH([.G712];[.H$8:.H$1007];0)" office:value-type="float" office:value="700" calcext:value-type="float">
            <text:p>700</text:p>
          </table:table-cell>
          <table:table-cell table:formula="of:=MATCH([.G712];[.J$8:.J$1007];0)" office:value-type="float" office:value="700" calcext:value-type="float">
            <text:p>700</text:p>
          </table:table-cell>
          <table:table-cell table:formula="of:=ABS([.O712]-[.P71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47694131627378" calcext:value-type="float">
            <text:p>0.47694131627378</text:p>
          </table:table-cell>
          <table:table-cell office:value-type="float" office:value="706" calcext:value-type="float">
            <text:p>706</text:p>
          </table:table-cell>
          <table:table-cell office:value-type="float" office:value="0.4768739694383" calcext:value-type="float">
            <text:p>0.47687396943830</text:p>
          </table:table-cell>
          <table:table-cell table:number-columns-repeated="2"/>
          <table:table-cell office:value-type="float" office:value="706" calcext:value-type="float">
            <text:p>706</text:p>
          </table:table-cell>
          <table:table-cell office:value-type="float" office:value="677" calcext:value-type="float">
            <text:p>677</text:p>
          </table:table-cell>
          <table:table-cell office:value-type="float" office:value="0.51062511907262" calcext:value-type="float">
            <text:p>0.51062511907262</text:p>
          </table:table-cell>
          <table:table-cell office:value-type="float" office:value="677" calcext:value-type="float">
            <text:p>677</text:p>
          </table:table-cell>
          <table:table-cell office:value-type="float" office:value="0.51055768530147" calcext:value-type="float">
            <text:p>0.51055768530147</text:p>
          </table:table-cell>
          <table:table-cell/>
          <table:table-cell table:formula="of:=[.I713]-[.I712]" office:value-type="float" office:value="0.00000212203004001932" calcext:value-type="float">
            <text:p>0.00000212203004</text:p>
          </table:table-cell>
          <table:table-cell/>
          <table:table-cell table:formula="of:=MATCH([.G713];[.H$8:.H$1007];0)" office:value-type="float" office:value="111" calcext:value-type="float">
            <text:p>111</text:p>
          </table:table-cell>
          <table:table-cell table:formula="of:=MATCH([.G713];[.J$8:.J$1007];0)" office:value-type="float" office:value="111" calcext:value-type="float">
            <text:p>111</text:p>
          </table:table-cell>
          <table:table-cell table:formula="of:=ABS([.O713]-[.P71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49551928281954" calcext:value-type="float">
            <text:p>0.49551928281954</text:p>
          </table:table-cell>
          <table:table-cell office:value-type="float" office:value="707" calcext:value-type="float">
            <text:p>707</text:p>
          </table:table-cell>
          <table:table-cell office:value-type="float" office:value="0.49545217278324" calcext:value-type="float">
            <text:p>0.49545217278324</text:p>
          </table:table-cell>
          <table:table-cell table:number-columns-repeated="2"/>
          <table:table-cell office:value-type="float" office:value="707" calcext:value-type="float">
            <text:p>707</text:p>
          </table:table-cell>
          <table:table-cell office:value-type="float" office:value="124" calcext:value-type="float">
            <text:p>124</text:p>
          </table:table-cell>
          <table:table-cell office:value-type="float" office:value="0.51067977169132" calcext:value-type="float">
            <text:p>0.51067977169132</text:p>
          </table:table-cell>
          <table:table-cell office:value-type="float" office:value="124" calcext:value-type="float">
            <text:p>124</text:p>
          </table:table-cell>
          <table:table-cell office:value-type="float" office:value="0.51061226185114" calcext:value-type="float">
            <text:p>0.51061226185114</text:p>
          </table:table-cell>
          <table:table-cell/>
          <table:table-cell table:formula="of:=[.I714]-[.I713]" office:value-type="float" office:value="0.0000546526186999685" calcext:value-type="float">
            <text:p>0.00005465261870</text:p>
          </table:table-cell>
          <table:table-cell/>
          <table:table-cell table:formula="of:=MATCH([.G714];[.H$8:.H$1007];0)" office:value-type="float" office:value="396" calcext:value-type="float">
            <text:p>396</text:p>
          </table:table-cell>
          <table:table-cell table:formula="of:=MATCH([.G714];[.J$8:.J$1007];0)" office:value-type="float" office:value="396" calcext:value-type="float">
            <text:p>396</text:p>
          </table:table-cell>
          <table:table-cell table:formula="of:=ABS([.O714]-[.P71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51851135360759" calcext:value-type="float">
            <text:p>0.51851135360759</text:p>
          </table:table-cell>
          <table:table-cell office:value-type="float" office:value="708" calcext:value-type="float">
            <text:p>708</text:p>
          </table:table-cell>
          <table:table-cell office:value-type="float" office:value="0.51844393772851" calcext:value-type="float">
            <text:p>0.51844393772851</text:p>
          </table:table-cell>
          <table:table-cell table:number-columns-repeated="2"/>
          <table:table-cell office:value-type="float" office:value="708" calcext:value-type="float">
            <text:p>708</text:p>
          </table:table-cell>
          <table:table-cell office:value-type="float" office:value="47" calcext:value-type="float">
            <text:p>47</text:p>
          </table:table-cell>
          <table:table-cell office:value-type="float" office:value="0.51076249596677" calcext:value-type="float">
            <text:p>0.51076249596677</text:p>
          </table:table-cell>
          <table:table-cell office:value-type="float" office:value="47" calcext:value-type="float">
            <text:p>47</text:p>
          </table:table-cell>
          <table:table-cell office:value-type="float" office:value="0.51069521853362" calcext:value-type="float">
            <text:p>0.51069521853362</text:p>
          </table:table-cell>
          <table:table-cell/>
          <table:table-cell table:formula="of:=[.I715]-[.I714]" office:value-type="float" office:value="0.0000827242754500857" calcext:value-type="float">
            <text:p>0.00008272427545</text:p>
          </table:table-cell>
          <table:table-cell/>
          <table:table-cell table:formula="of:=MATCH([.G715];[.H$8:.H$1007];0)" office:value-type="float" office:value="844" calcext:value-type="float">
            <text:p>844</text:p>
          </table:table-cell>
          <table:table-cell table:formula="of:=MATCH([.G715];[.J$8:.J$1007];0)" office:value-type="float" office:value="844" calcext:value-type="float">
            <text:p>844</text:p>
          </table:table-cell>
          <table:table-cell table:formula="of:=ABS([.O715]-[.P71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5072345262816" calcext:value-type="float">
            <text:p>0.50723452628160</text:p>
          </table:table-cell>
          <table:table-cell office:value-type="float" office:value="709" calcext:value-type="float">
            <text:p>709</text:p>
          </table:table-cell>
          <table:table-cell office:value-type="float" office:value="0.50716743889969" calcext:value-type="float">
            <text:p>0.50716743889969</text:p>
          </table:table-cell>
          <table:table-cell table:number-columns-repeated="2"/>
          <table:table-cell office:value-type="float" office:value="709" calcext:value-type="float">
            <text:p>709</text:p>
          </table:table-cell>
          <table:table-cell office:value-type="float" office:value="679" calcext:value-type="float">
            <text:p>679</text:p>
          </table:table-cell>
          <table:table-cell office:value-type="float" office:value="0.51077207640598" calcext:value-type="float">
            <text:p>0.51077207640598</text:p>
          </table:table-cell>
          <table:table-cell office:value-type="float" office:value="679" calcext:value-type="float">
            <text:p>679</text:p>
          </table:table-cell>
          <table:table-cell office:value-type="float" office:value="0.51070471161243" calcext:value-type="float">
            <text:p>0.51070471161243</text:p>
          </table:table-cell>
          <table:table-cell/>
          <table:table-cell table:formula="of:=[.I716]-[.I715]" office:value-type="float" office:value="0.00000958043920995522" calcext:value-type="float">
            <text:p>0.00000958043921</text:p>
          </table:table-cell>
          <table:table-cell/>
          <table:table-cell table:formula="of:=MATCH([.G716];[.H$8:.H$1007];0)" office:value-type="float" office:value="639" calcext:value-type="float">
            <text:p>639</text:p>
          </table:table-cell>
          <table:table-cell table:formula="of:=MATCH([.G716];[.J$8:.J$1007];0)" office:value-type="float" office:value="639" calcext:value-type="float">
            <text:p>639</text:p>
          </table:table-cell>
          <table:table-cell table:formula="of:=ABS([.O716]-[.P71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50087334051293" calcext:value-type="float">
            <text:p>0.50087334051293</text:p>
          </table:table-cell>
          <table:table-cell office:value-type="float" office:value="710" calcext:value-type="float">
            <text:p>710</text:p>
          </table:table-cell>
          <table:table-cell office:value-type="float" office:value="0.50080560148734" calcext:value-type="float">
            <text:p>0.50080560148734</text:p>
          </table:table-cell>
          <table:table-cell table:number-columns-repeated="2"/>
          <table:table-cell office:value-type="float" office:value="710" calcext:value-type="float">
            <text:p>710</text:p>
          </table:table-cell>
          <table:table-cell office:value-type="float" office:value="559" calcext:value-type="float">
            <text:p>559</text:p>
          </table:table-cell>
          <table:table-cell office:value-type="float" office:value="0.51077393353075" calcext:value-type="float">
            <text:p>0.51077393353075</text:p>
          </table:table-cell>
          <table:table-cell office:value-type="float" office:value="559" calcext:value-type="float">
            <text:p>559</text:p>
          </table:table-cell>
          <table:table-cell office:value-type="float" office:value="0.51070649187055" calcext:value-type="float">
            <text:p>0.51070649187055</text:p>
          </table:table-cell>
          <table:table-cell/>
          <table:table-cell table:formula="of:=[.I717]-[.I716]" office:value-type="float" office:value="0.00000185712476996613" calcext:value-type="float">
            <text:p>0.00000185712477</text:p>
          </table:table-cell>
          <table:table-cell/>
          <table:table-cell table:formula="of:=MATCH([.G717];[.H$8:.H$1007];0)" office:value-type="float" office:value="507" calcext:value-type="float">
            <text:p>507</text:p>
          </table:table-cell>
          <table:table-cell table:formula="of:=MATCH([.G717];[.J$8:.J$1007];0)" office:value-type="float" office:value="507" calcext:value-type="float">
            <text:p>507</text:p>
          </table:table-cell>
          <table:table-cell table:formula="of:=ABS([.O717]-[.P71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51789360275787" calcext:value-type="float">
            <text:p>0.51789360275787</text:p>
          </table:table-cell>
          <table:table-cell office:value-type="float" office:value="711" calcext:value-type="float">
            <text:p>711</text:p>
          </table:table-cell>
          <table:table-cell office:value-type="float" office:value="0.51782630582658" calcext:value-type="float">
            <text:p>0.51782630582658</text:p>
          </table:table-cell>
          <table:table-cell table:number-columns-repeated="2"/>
          <table:table-cell office:value-type="float" office:value="711" calcext:value-type="float">
            <text:p>711</text:p>
          </table:table-cell>
          <table:table-cell office:value-type="float" office:value="154" calcext:value-type="float">
            <text:p>154</text:p>
          </table:table-cell>
          <table:table-cell office:value-type="float" office:value="0.51081562650713" calcext:value-type="float">
            <text:p>0.51081562650713</text:p>
          </table:table-cell>
          <table:table-cell office:value-type="float" office:value="154" calcext:value-type="float">
            <text:p>154</text:p>
          </table:table-cell>
          <table:table-cell office:value-type="float" office:value="0.51074831607588" calcext:value-type="float">
            <text:p>0.51074831607588</text:p>
          </table:table-cell>
          <table:table-cell/>
          <table:table-cell table:formula="of:=[.I718]-[.I717]" office:value-type="float" office:value="0.0000416929763800145" calcext:value-type="float">
            <text:p>0.00004169297638</text:p>
          </table:table-cell>
          <table:table-cell/>
          <table:table-cell table:formula="of:=MATCH([.G718];[.H$8:.H$1007];0)" office:value-type="float" office:value="833" calcext:value-type="float">
            <text:p>833</text:p>
          </table:table-cell>
          <table:table-cell table:formula="of:=MATCH([.G718];[.J$8:.J$1007];0)" office:value-type="float" office:value="833" calcext:value-type="float">
            <text:p>833</text:p>
          </table:table-cell>
          <table:table-cell table:formula="of:=ABS([.O718]-[.P71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48094764453732" calcext:value-type="float">
            <text:p>0.48094764453732</text:p>
          </table:table-cell>
          <table:table-cell office:value-type="float" office:value="712" calcext:value-type="float">
            <text:p>712</text:p>
          </table:table-cell>
          <table:table-cell office:value-type="float" office:value="0.48088041405408" calcext:value-type="float">
            <text:p>0.48088041405408</text:p>
          </table:table-cell>
          <table:table-cell table:number-columns-repeated="2"/>
          <table:table-cell office:value-type="float" office:value="712" calcext:value-type="float">
            <text:p>712</text:p>
          </table:table-cell>
          <table:table-cell office:value-type="float" office:value="548" calcext:value-type="float">
            <text:p>548</text:p>
          </table:table-cell>
          <table:table-cell office:value-type="float" office:value="0.51085751916051" calcext:value-type="float">
            <text:p>0.51085751916051</text:p>
          </table:table-cell>
          <table:table-cell office:value-type="float" office:value="548" calcext:value-type="float">
            <text:p>548</text:p>
          </table:table-cell>
          <table:table-cell office:value-type="float" office:value="0.51079056514791" calcext:value-type="float">
            <text:p>0.51079056514791</text:p>
          </table:table-cell>
          <table:table-cell/>
          <table:table-cell table:formula="of:=[.I719]-[.I718]" office:value-type="float" office:value="0.0000418926533800601" calcext:value-type="float">
            <text:p>0.00004189265338</text:p>
          </table:table-cell>
          <table:table-cell/>
          <table:table-cell table:formula="of:=MATCH([.G719];[.H$8:.H$1007];0)" office:value-type="float" office:value="150" calcext:value-type="float">
            <text:p>150</text:p>
          </table:table-cell>
          <table:table-cell table:formula="of:=MATCH([.G719];[.J$8:.J$1007];0)" office:value-type="float" office:value="150" calcext:value-type="float">
            <text:p>150</text:p>
          </table:table-cell>
          <table:table-cell table:formula="of:=ABS([.O719]-[.P71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50693942010906" calcext:value-type="float">
            <text:p>0.50693942010906</text:p>
          </table:table-cell>
          <table:table-cell office:value-type="float" office:value="713" calcext:value-type="float">
            <text:p>713</text:p>
          </table:table-cell>
          <table:table-cell office:value-type="float" office:value="0.5068724535918" calcext:value-type="float">
            <text:p>0.50687245359180</text:p>
          </table:table-cell>
          <table:table-cell table:number-columns-repeated="2"/>
          <table:table-cell office:value-type="float" office:value="713" calcext:value-type="float">
            <text:p>713</text:p>
          </table:table-cell>
          <table:table-cell office:value-type="float" office:value="587" calcext:value-type="float">
            <text:p>587</text:p>
          </table:table-cell>
          <table:table-cell office:value-type="float" office:value="0.51087006252026" calcext:value-type="float">
            <text:p>0.51087006252026</text:p>
          </table:table-cell>
          <table:table-cell office:value-type="float" office:value="587" calcext:value-type="float">
            <text:p>587</text:p>
          </table:table-cell>
          <table:table-cell office:value-type="float" office:value="0.51080265273371" calcext:value-type="float">
            <text:p>0.51080265273371</text:p>
          </table:table-cell>
          <table:table-cell/>
          <table:table-cell table:formula="of:=[.I720]-[.I719]" office:value-type="float" office:value="0.0000125433597499836" calcext:value-type="float">
            <text:p>0.00001254335975</text:p>
          </table:table-cell>
          <table:table-cell/>
          <table:table-cell table:formula="of:=MATCH([.G720];[.H$8:.H$1007];0)" office:value-type="float" office:value="628" calcext:value-type="float">
            <text:p>628</text:p>
          </table:table-cell>
          <table:table-cell table:formula="of:=MATCH([.G720];[.J$8:.J$1007];0)" office:value-type="float" office:value="629" calcext:value-type="float">
            <text:p>629</text:p>
          </table:table-cell>
          <table:table-cell table:formula="of:=ABS([.O720]-[.P720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47999531295652" calcext:value-type="float">
            <text:p>0.47999531295652</text:p>
          </table:table-cell>
          <table:table-cell office:value-type="float" office:value="714" calcext:value-type="float">
            <text:p>714</text:p>
          </table:table-cell>
          <table:table-cell office:value-type="float" office:value="0.47992837375036" calcext:value-type="float">
            <text:p>0.47992837375036</text:p>
          </table:table-cell>
          <table:table-cell table:number-columns-repeated="2"/>
          <table:table-cell office:value-type="float" office:value="714" calcext:value-type="float">
            <text:p>714</text:p>
          </table:table-cell>
          <table:table-cell office:value-type="float" office:value="121" calcext:value-type="float">
            <text:p>121</text:p>
          </table:table-cell>
          <table:table-cell office:value-type="float" office:value="0.51103378916709" calcext:value-type="float">
            <text:p>0.51103378916709</text:p>
          </table:table-cell>
          <table:table-cell office:value-type="float" office:value="121" calcext:value-type="float">
            <text:p>121</text:p>
          </table:table-cell>
          <table:table-cell office:value-type="float" office:value="0.51096642206939" calcext:value-type="float">
            <text:p>0.51096642206939</text:p>
          </table:table-cell>
          <table:table-cell/>
          <table:table-cell table:formula="of:=[.I721]-[.I720]" office:value-type="float" office:value="0.000163726646829954" calcext:value-type="float">
            <text:p>0.00016372664683</text:p>
          </table:table-cell>
          <table:table-cell/>
          <table:table-cell table:formula="of:=MATCH([.G721];[.H$8:.H$1007];0)" office:value-type="float" office:value="139" calcext:value-type="float">
            <text:p>139</text:p>
          </table:table-cell>
          <table:table-cell table:formula="of:=MATCH([.G721];[.J$8:.J$1007];0)" office:value-type="float" office:value="139" calcext:value-type="float">
            <text:p>139</text:p>
          </table:table-cell>
          <table:table-cell table:formula="of:=ABS([.O721]-[.P72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46366684496413" calcext:value-type="float">
            <text:p>0.46366684496413</text:p>
          </table:table-cell>
          <table:table-cell office:value-type="float" office:value="715" calcext:value-type="float">
            <text:p>715</text:p>
          </table:table-cell>
          <table:table-cell office:value-type="float" office:value="0.46359868933715" calcext:value-type="float">
            <text:p>0.46359868933715</text:p>
          </table:table-cell>
          <table:table-cell table:number-columns-repeated="2"/>
          <table:table-cell office:value-type="float" office:value="715" calcext:value-type="float">
            <text:p>715</text:p>
          </table:table-cell>
          <table:table-cell office:value-type="float" office:value="904" calcext:value-type="float">
            <text:p>904</text:p>
          </table:table-cell>
          <table:table-cell office:value-type="float" office:value="0.51104123133767" calcext:value-type="float">
            <text:p>0.51104123133767</text:p>
          </table:table-cell>
          <table:table-cell office:value-type="float" office:value="904" calcext:value-type="float">
            <text:p>904</text:p>
          </table:table-cell>
          <table:table-cell office:value-type="float" office:value="0.51097363195516" calcext:value-type="float">
            <text:p>0.51097363195516</text:p>
          </table:table-cell>
          <table:table-cell/>
          <table:table-cell table:formula="of:=[.I722]-[.I721]" office:value-type="float" office:value="0.00000744217058001873" calcext:value-type="float">
            <text:p>0.00000744217058</text:p>
          </table:table-cell>
          <table:table-cell/>
          <table:table-cell table:formula="of:=MATCH([.G722];[.H$8:.H$1007];0)" office:value-type="float" office:value="24" calcext:value-type="float">
            <text:p>24</text:p>
          </table:table-cell>
          <table:table-cell table:formula="of:=MATCH([.G722];[.J$8:.J$1007];0)" office:value-type="float" office:value="24" calcext:value-type="float">
            <text:p>24</text:p>
          </table:table-cell>
          <table:table-cell table:formula="of:=ABS([.O722]-[.P72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47795044932967" calcext:value-type="float">
            <text:p>0.47795044932967</text:p>
          </table:table-cell>
          <table:table-cell office:value-type="float" office:value="716" calcext:value-type="float">
            <text:p>716</text:p>
          </table:table-cell>
          <table:table-cell office:value-type="float" office:value="0.47788324042413" calcext:value-type="float">
            <text:p>0.47788324042413</text:p>
          </table:table-cell>
          <table:table-cell table:number-columns-repeated="2"/>
          <table:table-cell office:value-type="float" office:value="716" calcext:value-type="float">
            <text:p>716</text:p>
          </table:table-cell>
          <table:table-cell office:value-type="float" office:value="651" calcext:value-type="float">
            <text:p>651</text:p>
          </table:table-cell>
          <table:table-cell office:value-type="float" office:value="0.51112254657063" calcext:value-type="float">
            <text:p>0.51112254657063</text:p>
          </table:table-cell>
          <table:table-cell office:value-type="float" office:value="651" calcext:value-type="float">
            <text:p>651</text:p>
          </table:table-cell>
          <table:table-cell office:value-type="float" office:value="0.51105502383282" calcext:value-type="float">
            <text:p>0.51105502383282</text:p>
          </table:table-cell>
          <table:table-cell/>
          <table:table-cell table:formula="of:=[.I723]-[.I722]" office:value-type="float" office:value="0.0000813152329600664" calcext:value-type="float">
            <text:p>0.00008131523296</text:p>
          </table:table-cell>
          <table:table-cell/>
          <table:table-cell table:formula="of:=MATCH([.G723];[.H$8:.H$1007];0)" office:value-type="float" office:value="120" calcext:value-type="float">
            <text:p>120</text:p>
          </table:table-cell>
          <table:table-cell table:formula="of:=MATCH([.G723];[.J$8:.J$1007];0)" office:value-type="float" office:value="120" calcext:value-type="float">
            <text:p>120</text:p>
          </table:table-cell>
          <table:table-cell table:formula="of:=ABS([.O723]-[.P72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51916789189515" calcext:value-type="float">
            <text:p>0.51916789189515</text:p>
          </table:table-cell>
          <table:table-cell office:value-type="float" office:value="717" calcext:value-type="float">
            <text:p>717</text:p>
          </table:table-cell>
          <table:table-cell office:value-type="float" office:value="0.5191009720117" calcext:value-type="float">
            <text:p>0.51910097201170</text:p>
          </table:table-cell>
          <table:table-cell table:number-columns-repeated="2"/>
          <table:table-cell office:value-type="float" office:value="717" calcext:value-type="float">
            <text:p>717</text:p>
          </table:table-cell>
          <table:table-cell office:value-type="float" office:value="339" calcext:value-type="float">
            <text:p>339</text:p>
          </table:table-cell>
          <table:table-cell office:value-type="float" office:value="0.51113682708331" calcext:value-type="float">
            <text:p>0.51113682708331</text:p>
          </table:table-cell>
          <table:table-cell office:value-type="float" office:value="339" calcext:value-type="float">
            <text:p>339</text:p>
          </table:table-cell>
          <table:table-cell office:value-type="float" office:value="0.5110692257876" calcext:value-type="float">
            <text:p>0.51106922578760</text:p>
          </table:table-cell>
          <table:table-cell/>
          <table:table-cell table:formula="of:=[.I724]-[.I723]" office:value-type="float" office:value="0.0000142805126799317" calcext:value-type="float">
            <text:p>0.00001428051268</text:p>
          </table:table-cell>
          <table:table-cell/>
          <table:table-cell table:formula="of:=MATCH([.G724];[.H$8:.H$1007];0)" office:value-type="float" office:value="854" calcext:value-type="float">
            <text:p>854</text:p>
          </table:table-cell>
          <table:table-cell table:formula="of:=MATCH([.G724];[.J$8:.J$1007];0)" office:value-type="float" office:value="854" calcext:value-type="float">
            <text:p>854</text:p>
          </table:table-cell>
          <table:table-cell table:formula="of:=ABS([.O724]-[.P72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49341768507697" calcext:value-type="float">
            <text:p>0.49341768507697</text:p>
          </table:table-cell>
          <table:table-cell office:value-type="float" office:value="718" calcext:value-type="float">
            <text:p>718</text:p>
          </table:table-cell>
          <table:table-cell office:value-type="float" office:value="0.49335032844937" calcext:value-type="float">
            <text:p>0.49335032844937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857" calcext:value-type="float">
            <text:p>857</text:p>
          </table:table-cell>
          <table:table-cell office:value-type="float" office:value="0.51132222669702" calcext:value-type="float">
            <text:p>0.51132222669702</text:p>
          </table:table-cell>
          <table:table-cell office:value-type="float" office:value="857" calcext:value-type="float">
            <text:p>857</text:p>
          </table:table-cell>
          <table:table-cell office:value-type="float" office:value="0.51125489520581" calcext:value-type="float">
            <text:p>0.51125489520581</text:p>
          </table:table-cell>
          <table:table-cell/>
          <table:table-cell table:formula="of:=[.I725]-[.I724]" office:value-type="float" office:value="0.000185399613710002" calcext:value-type="float">
            <text:p>0.00018539961371</text:p>
          </table:table-cell>
          <table:table-cell/>
          <table:table-cell table:formula="of:=MATCH([.G725];[.H$8:.H$1007];0)" office:value-type="float" office:value="355" calcext:value-type="float">
            <text:p>355</text:p>
          </table:table-cell>
          <table:table-cell table:formula="of:=MATCH([.G725];[.J$8:.J$1007];0)" office:value-type="float" office:value="355" calcext:value-type="float">
            <text:p>355</text:p>
          </table:table-cell>
          <table:table-cell table:formula="of:=ABS([.O725]-[.P72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48182669205614" calcext:value-type="float">
            <text:p>0.48182669205614</text:p>
          </table:table-cell>
          <table:table-cell office:value-type="float" office:value="719" calcext:value-type="float">
            <text:p>719</text:p>
          </table:table-cell>
          <table:table-cell office:value-type="float" office:value="0.48175981712864" calcext:value-type="float">
            <text:p>0.48175981712864</text:p>
          </table:table-cell>
          <table:table-cell table:number-columns-repeated="2"/>
          <table:table-cell office:value-type="float" office:value="719" calcext:value-type="float">
            <text:p>719</text:p>
          </table:table-cell>
          <table:table-cell office:value-type="float" office:value="120" calcext:value-type="float">
            <text:p>120</text:p>
          </table:table-cell>
          <table:table-cell office:value-type="float" office:value="0.51134937850511" calcext:value-type="float">
            <text:p>0.51134937850511</text:p>
          </table:table-cell>
          <table:table-cell office:value-type="float" office:value="120" calcext:value-type="float">
            <text:p>120</text:p>
          </table:table-cell>
          <table:table-cell office:value-type="float" office:value="0.5112820371155" calcext:value-type="float">
            <text:p>0.51128203711550</text:p>
          </table:table-cell>
          <table:table-cell/>
          <table:table-cell table:formula="of:=[.I726]-[.I725]" office:value-type="float" office:value="0.0000271518080899868" calcext:value-type="float">
            <text:p>0.00002715180809</text:p>
          </table:table-cell>
          <table:table-cell/>
          <table:table-cell table:formula="of:=MATCH([.G726];[.H$8:.H$1007];0)" office:value-type="float" office:value="168" calcext:value-type="float">
            <text:p>168</text:p>
          </table:table-cell>
          <table:table-cell table:formula="of:=MATCH([.G726];[.J$8:.J$1007];0)" office:value-type="float" office:value="168" calcext:value-type="float">
            <text:p>168</text:p>
          </table:table-cell>
          <table:table-cell table:formula="of:=ABS([.O726]-[.P72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50261372755931" calcext:value-type="float">
            <text:p>0.50261372755931</text:p>
          </table:table-cell>
          <table:table-cell office:value-type="float" office:value="720" calcext:value-type="float">
            <text:p>720</text:p>
          </table:table-cell>
          <table:table-cell office:value-type="float" office:value="0.50254651526285" calcext:value-type="float">
            <text:p>0.50254651526285</text:p>
          </table:table-cell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414" calcext:value-type="float">
            <text:p>414</text:p>
          </table:table-cell>
          <table:table-cell office:value-type="float" office:value="0.51145093160151" calcext:value-type="float">
            <text:p>0.51145093160151</text:p>
          </table:table-cell>
          <table:table-cell office:value-type="float" office:value="414" calcext:value-type="float">
            <text:p>414</text:p>
          </table:table-cell>
          <table:table-cell office:value-type="float" office:value="0.51138431635338" calcext:value-type="float">
            <text:p>0.51138431635338</text:p>
          </table:table-cell>
          <table:table-cell/>
          <table:table-cell table:formula="of:=[.I727]-[.I726]" office:value-type="float" office:value="0.000101553096400031" calcext:value-type="float">
            <text:p>0.00010155309640</text:p>
          </table:table-cell>
          <table:table-cell/>
          <table:table-cell table:formula="of:=MATCH([.G727];[.H$8:.H$1007];0)" office:value-type="float" office:value="542" calcext:value-type="float">
            <text:p>542</text:p>
          </table:table-cell>
          <table:table-cell table:formula="of:=MATCH([.G727];[.J$8:.J$1007];0)" office:value-type="float" office:value="542" calcext:value-type="float">
            <text:p>542</text:p>
          </table:table-cell>
          <table:table-cell table:formula="of:=ABS([.O727]-[.P72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50744439553559" calcext:value-type="float">
            <text:p>0.50744439553559</text:p>
          </table:table-cell>
          <table:table-cell office:value-type="float" office:value="721" calcext:value-type="float">
            <text:p>721</text:p>
          </table:table-cell>
          <table:table-cell office:value-type="float" office:value="0.50737675713438" calcext:value-type="float">
            <text:p>0.50737675713438</text:p>
          </table:table-cell>
          <table:table-cell table:number-columns-repeated="2"/>
          <table:table-cell office:value-type="float" office:value="721" calcext:value-type="float">
            <text:p>721</text:p>
          </table:table-cell>
          <table:table-cell office:value-type="float" office:value="688" calcext:value-type="float">
            <text:p>688</text:p>
          </table:table-cell>
          <table:table-cell office:value-type="float" office:value="0.51145565745279" calcext:value-type="float">
            <text:p>0.51145565745279</text:p>
          </table:table-cell>
          <table:table-cell office:value-type="float" office:value="688" calcext:value-type="float">
            <text:p>688</text:p>
          </table:table-cell>
          <table:table-cell office:value-type="float" office:value="0.51138738793983" calcext:value-type="float">
            <text:p>0.51138738793983</text:p>
          </table:table-cell>
          <table:table-cell/>
          <table:table-cell table:formula="of:=[.I728]-[.I727]" office:value-type="float" office:value="0.00000472585127997416" calcext:value-type="float">
            <text:p>0.00000472585128</text:p>
          </table:table-cell>
          <table:table-cell/>
          <table:table-cell table:formula="of:=MATCH([.G728];[.H$8:.H$1007];0)" office:value-type="float" office:value="645" calcext:value-type="float">
            <text:p>645</text:p>
          </table:table-cell>
          <table:table-cell table:formula="of:=MATCH([.G728];[.J$8:.J$1007];0)" office:value-type="float" office:value="645" calcext:value-type="float">
            <text:p>645</text:p>
          </table:table-cell>
          <table:table-cell table:formula="of:=ABS([.O728]-[.P72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50192717583184" calcext:value-type="float">
            <text:p>0.50192717583184</text:p>
          </table:table-cell>
          <table:table-cell office:value-type="float" office:value="722" calcext:value-type="float">
            <text:p>722</text:p>
          </table:table-cell>
          <table:table-cell office:value-type="float" office:value="0.50185973398258" calcext:value-type="float">
            <text:p>0.50185973398258</text:p>
          </table:table-cell>
          <table:table-cell table:number-columns-repeated="2"/>
          <table:table-cell office:value-type="float" office:value="722" calcext:value-type="float">
            <text:p>722</text:p>
          </table:table-cell>
          <table:table-cell office:value-type="float" office:value="450" calcext:value-type="float">
            <text:p>450</text:p>
          </table:table-cell>
          <table:table-cell office:value-type="float" office:value="0.51169371586105" calcext:value-type="float">
            <text:p>0.51169371586105</text:p>
          </table:table-cell>
          <table:table-cell office:value-type="float" office:value="450" calcext:value-type="float">
            <text:p>450</text:p>
          </table:table-cell>
          <table:table-cell office:value-type="float" office:value="0.51162727381198" calcext:value-type="float">
            <text:p>0.51162727381198</text:p>
          </table:table-cell>
          <table:table-cell/>
          <table:table-cell table:formula="of:=[.I729]-[.I728]" office:value-type="float" office:value="0.000238058408259967" calcext:value-type="float">
            <text:p>0.00023805840826</text:p>
          </table:table-cell>
          <table:table-cell/>
          <table:table-cell table:formula="of:=MATCH([.G729];[.H$8:.H$1007];0)" office:value-type="float" office:value="532" calcext:value-type="float">
            <text:p>532</text:p>
          </table:table-cell>
          <table:table-cell table:formula="of:=MATCH([.G729];[.J$8:.J$1007];0)" office:value-type="float" office:value="532" calcext:value-type="float">
            <text:p>532</text:p>
          </table:table-cell>
          <table:table-cell table:formula="of:=ABS([.O729]-[.P72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54033270333054" calcext:value-type="float">
            <text:p>0.54033270333054</text:p>
          </table:table-cell>
          <table:table-cell office:value-type="float" office:value="723" calcext:value-type="float">
            <text:p>723</text:p>
          </table:table-cell>
          <table:table-cell office:value-type="float" office:value="0.540265667493" calcext:value-type="float">
            <text:p>0.54026566749300</text:p>
          </table:table-cell>
          <table:table-cell table:number-columns-repeated="2"/>
          <table:table-cell office:value-type="float" office:value="723" calcext:value-type="float">
            <text:p>723</text:p>
          </table:table-cell>
          <table:table-cell office:value-type="float" office:value="983" calcext:value-type="float">
            <text:p>983</text:p>
          </table:table-cell>
          <table:table-cell office:value-type="float" office:value="0.51175053557973" calcext:value-type="float">
            <text:p>0.51175053557973</text:p>
          </table:table-cell>
          <table:table-cell office:value-type="float" office:value="983" calcext:value-type="float">
            <text:p>983</text:p>
          </table:table-cell>
          <table:table-cell office:value-type="float" office:value="0.51168334610012" calcext:value-type="float">
            <text:p>0.51168334610012</text:p>
          </table:table-cell>
          <table:table-cell/>
          <table:table-cell table:formula="of:=[.I730]-[.I729]" office:value-type="float" office:value="0.0000568197186801012" calcext:value-type="float">
            <text:p>0.00005681971868</text:p>
          </table:table-cell>
          <table:table-cell/>
          <table:table-cell table:formula="of:=MATCH([.G730];[.H$8:.H$1007];0)" office:value-type="float" office:value="988" calcext:value-type="float">
            <text:p>988</text:p>
          </table:table-cell>
          <table:table-cell table:formula="of:=MATCH([.G730];[.J$8:.J$1007];0)" office:value-type="float" office:value="988" calcext:value-type="float">
            <text:p>988</text:p>
          </table:table-cell>
          <table:table-cell table:formula="of:=ABS([.O730]-[.P73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49853039552745" calcext:value-type="float">
            <text:p>0.49853039552745</text:p>
          </table:table-cell>
          <table:table-cell office:value-type="float" office:value="724" calcext:value-type="float">
            <text:p>724</text:p>
          </table:table-cell>
          <table:table-cell office:value-type="float" office:value="0.498462434302" calcext:value-type="float">
            <text:p>0.49846243430200</text:p>
          </table:table-cell>
          <table:table-cell table:number-columns-repeated="2"/>
          <table:table-cell office:value-type="float" office:value="724" calcext:value-type="float">
            <text:p>724</text:p>
          </table:table-cell>
          <table:table-cell office:value-type="float" office:value="881" calcext:value-type="float">
            <text:p>881</text:p>
          </table:table-cell>
          <table:table-cell office:value-type="float" office:value="0.51177433569237" calcext:value-type="float">
            <text:p>0.51177433569237</text:p>
          </table:table-cell>
          <table:table-cell office:value-type="float" office:value="881" calcext:value-type="float">
            <text:p>881</text:p>
          </table:table-cell>
          <table:table-cell office:value-type="float" office:value="0.51170639555028" calcext:value-type="float">
            <text:p>0.51170639555028</text:p>
          </table:table-cell>
          <table:table-cell/>
          <table:table-cell table:formula="of:=[.I731]-[.I730]" office:value-type="float" office:value="0.0000238001126399157" calcext:value-type="float">
            <text:p>0.00002380011264</text:p>
          </table:table-cell>
          <table:table-cell/>
          <table:table-cell table:formula="of:=MATCH([.G731];[.H$8:.H$1007];0)" office:value-type="float" office:value="459" calcext:value-type="float">
            <text:p>459</text:p>
          </table:table-cell>
          <table:table-cell table:formula="of:=MATCH([.G731];[.J$8:.J$1007];0)" office:value-type="float" office:value="459" calcext:value-type="float">
            <text:p>459</text:p>
          </table:table-cell>
          <table:table-cell table:formula="of:=ABS([.O731]-[.P73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51440551589595" calcext:value-type="float">
            <text:p>0.51440551589595</text:p>
          </table:table-cell>
          <table:table-cell office:value-type="float" office:value="725" calcext:value-type="float">
            <text:p>725</text:p>
          </table:table-cell>
          <table:table-cell office:value-type="float" office:value="0.51433729317071" calcext:value-type="float">
            <text:p>0.51433729317071</text:p>
          </table:table-cell>
          <table:table-cell table:number-columns-repeated="2"/>
          <table:table-cell office:value-type="float" office:value="725" calcext:value-type="float">
            <text:p>725</text:p>
          </table:table-cell>
          <table:table-cell office:value-type="float" office:value="295" calcext:value-type="float">
            <text:p>295</text:p>
          </table:table-cell>
          <table:table-cell office:value-type="float" office:value="0.51182928749967" calcext:value-type="float">
            <text:p>0.51182928749967</text:p>
          </table:table-cell>
          <table:table-cell office:value-type="float" office:value="295" calcext:value-type="float">
            <text:p>295</text:p>
          </table:table-cell>
          <table:table-cell office:value-type="float" office:value="0.51176194709556" calcext:value-type="float">
            <text:p>0.51176194709556</text:p>
          </table:table-cell>
          <table:table-cell/>
          <table:table-cell table:formula="of:=[.I732]-[.I731]" office:value-type="float" office:value="0.0000549518073000854" calcext:value-type="float">
            <text:p>0.00005495180730</text:p>
          </table:table-cell>
          <table:table-cell/>
          <table:table-cell table:formula="of:=MATCH([.G732];[.H$8:.H$1007];0)" office:value-type="float" office:value="779" calcext:value-type="float">
            <text:p>779</text:p>
          </table:table-cell>
          <table:table-cell table:formula="of:=MATCH([.G732];[.J$8:.J$1007];0)" office:value-type="float" office:value="779" calcext:value-type="float">
            <text:p>779</text:p>
          </table:table-cell>
          <table:table-cell table:formula="of:=ABS([.O732]-[.P73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51729363098249" calcext:value-type="float">
            <text:p>0.51729363098249</text:p>
          </table:table-cell>
          <table:table-cell office:value-type="float" office:value="726" calcext:value-type="float">
            <text:p>726</text:p>
          </table:table-cell>
          <table:table-cell office:value-type="float" office:value="0.5172254506101" calcext:value-type="float">
            <text:p>0.51722545061010</text:p>
          </table:table-cell>
          <table:table-cell table:number-columns-repeated="2"/>
          <table:table-cell office:value-type="float" office:value="726" calcext:value-type="float">
            <text:p>726</text:p>
          </table:table-cell>
          <table:table-cell office:value-type="float" office:value="327" calcext:value-type="float">
            <text:p>327</text:p>
          </table:table-cell>
          <table:table-cell office:value-type="float" office:value="0.51183744034983" calcext:value-type="float">
            <text:p>0.51183744034983</text:p>
          </table:table-cell>
          <table:table-cell office:value-type="float" office:value="327" calcext:value-type="float">
            <text:p>327</text:p>
          </table:table-cell>
          <table:table-cell office:value-type="float" office:value="0.51177037259747" calcext:value-type="float">
            <text:p>0.51177037259747</text:p>
          </table:table-cell>
          <table:table-cell/>
          <table:table-cell table:formula="of:=[.I733]-[.I732]" office:value-type="float" office:value="0.00000815285015998146" calcext:value-type="float">
            <text:p>0.00000815285016</text:p>
          </table:table-cell>
          <table:table-cell/>
          <table:table-cell table:formula="of:=MATCH([.G733];[.H$8:.H$1007];0)" office:value-type="float" office:value="822" calcext:value-type="float">
            <text:p>822</text:p>
          </table:table-cell>
          <table:table-cell table:formula="of:=MATCH([.G733];[.J$8:.J$1007];0)" office:value-type="float" office:value="822" calcext:value-type="float">
            <text:p>822</text:p>
          </table:table-cell>
          <table:table-cell table:formula="of:=ABS([.O733]-[.P73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49976469187684" calcext:value-type="float">
            <text:p>0.49976469187684</text:p>
          </table:table-cell>
          <table:table-cell office:value-type="float" office:value="727" calcext:value-type="float">
            <text:p>727</text:p>
          </table:table-cell>
          <table:table-cell office:value-type="float" office:value="0.49969734997635" calcext:value-type="float">
            <text:p>0.49969734997635</text:p>
          </table:table-cell>
          <table:table-cell table:number-columns-repeated="2"/>
          <table:table-cell office:value-type="float" office:value="727" calcext:value-type="float">
            <text:p>727</text:p>
          </table:table-cell>
          <table:table-cell office:value-type="float" office:value="396" calcext:value-type="float">
            <text:p>396</text:p>
          </table:table-cell>
          <table:table-cell office:value-type="float" office:value="0.51184158046374" calcext:value-type="float">
            <text:p>0.51184158046374</text:p>
          </table:table-cell>
          <table:table-cell office:value-type="float" office:value="396" calcext:value-type="float">
            <text:p>396</text:p>
          </table:table-cell>
          <table:table-cell office:value-type="float" office:value="0.51177405783295" calcext:value-type="float">
            <text:p>0.51177405783295</text:p>
          </table:table-cell>
          <table:table-cell/>
          <table:table-cell table:formula="of:=[.I734]-[.I733]" office:value-type="float" office:value="0.00000414011390992286" calcext:value-type="float">
            <text:p>0.00000414011391</text:p>
          </table:table-cell>
          <table:table-cell/>
          <table:table-cell table:formula="of:=MATCH([.G734];[.H$8:.H$1007];0)" office:value-type="float" office:value="487" calcext:value-type="float">
            <text:p>487</text:p>
          </table:table-cell>
          <table:table-cell table:formula="of:=MATCH([.G734];[.J$8:.J$1007];0)" office:value-type="float" office:value="487" calcext:value-type="float">
            <text:p>487</text:p>
          </table:table-cell>
          <table:table-cell table:formula="of:=ABS([.O734]-[.P73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46605409067773" calcext:value-type="float">
            <text:p>0.46605409067773</text:p>
          </table:table-cell>
          <table:table-cell office:value-type="float" office:value="728" calcext:value-type="float">
            <text:p>728</text:p>
          </table:table-cell>
          <table:table-cell office:value-type="float" office:value="0.46598612430507" calcext:value-type="float">
            <text:p>0.46598612430507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office:value-type="float" office:value="754" calcext:value-type="float">
            <text:p>754</text:p>
          </table:table-cell>
          <table:table-cell office:value-type="float" office:value="0.51192468367995" calcext:value-type="float">
            <text:p>0.51192468367995</text:p>
          </table:table-cell>
          <table:table-cell office:value-type="float" office:value="754" calcext:value-type="float">
            <text:p>754</text:p>
          </table:table-cell>
          <table:table-cell office:value-type="float" office:value="0.51185729996299" calcext:value-type="float">
            <text:p>0.51185729996299</text:p>
          </table:table-cell>
          <table:table-cell/>
          <table:table-cell table:formula="of:=[.I735]-[.I734]" office:value-type="float" office:value="0.0000831032162100787" calcext:value-type="float">
            <text:p>0.00008310321621</text:p>
          </table:table-cell>
          <table:table-cell/>
          <table:table-cell table:formula="of:=MATCH([.G735];[.H$8:.H$1007];0)" office:value-type="float" office:value="38" calcext:value-type="float">
            <text:p>38</text:p>
          </table:table-cell>
          <table:table-cell table:formula="of:=MATCH([.G735];[.J$8:.J$1007];0)" office:value-type="float" office:value="38" calcext:value-type="float">
            <text:p>38</text:p>
          </table:table-cell>
          <table:table-cell table:formula="of:=ABS([.O735]-[.P73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49043917148359" calcext:value-type="float">
            <text:p>0.49043917148359</text:p>
          </table:table-cell>
          <table:table-cell office:value-type="float" office:value="729" calcext:value-type="float">
            <text:p>729</text:p>
          </table:table-cell>
          <table:table-cell office:value-type="float" office:value="0.49037163772943" calcext:value-type="float">
            <text:p>0.49037163772943</text:p>
          </table:table-cell>
          <table:table-cell table:number-columns-repeated="2"/>
          <table:table-cell office:value-type="float" office:value="729" calcext:value-type="float">
            <text:p>729</text:p>
          </table:table-cell>
          <table:table-cell office:value-type="float" office:value="185" calcext:value-type="float">
            <text:p>185</text:p>
          </table:table-cell>
          <table:table-cell office:value-type="float" office:value="0.51193055169448" calcext:value-type="float">
            <text:p>0.51193055169448</text:p>
          </table:table-cell>
          <table:table-cell office:value-type="float" office:value="185" calcext:value-type="float">
            <text:p>185</text:p>
          </table:table-cell>
          <table:table-cell office:value-type="float" office:value="0.51186339851233" calcext:value-type="float">
            <text:p>0.51186339851233</text:p>
          </table:table-cell>
          <table:table-cell/>
          <table:table-cell table:formula="of:=[.I736]-[.I735]" office:value-type="float" office:value="0.00000586801452995278" calcext:value-type="float">
            <text:p>0.00000586801453</text:p>
          </table:table-cell>
          <table:table-cell/>
          <table:table-cell table:formula="of:=MATCH([.G736];[.H$8:.H$1007];0)" office:value-type="float" office:value="301" calcext:value-type="float">
            <text:p>301</text:p>
          </table:table-cell>
          <table:table-cell table:formula="of:=MATCH([.G736];[.J$8:.J$1007];0)" office:value-type="float" office:value="301" calcext:value-type="float">
            <text:p>301</text:p>
          </table:table-cell>
          <table:table-cell table:formula="of:=ABS([.O736]-[.P73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529679993742" calcext:value-type="float">
            <text:p>0.52967999374200</text:p>
          </table:table-cell>
          <table:table-cell office:value-type="float" office:value="730" calcext:value-type="float">
            <text:p>730</text:p>
          </table:table-cell>
          <table:table-cell office:value-type="float" office:value="0.52961285030601" calcext:value-type="float">
            <text:p>0.52961285030601</text:p>
          </table:table-cell>
          <table:table-cell table:number-columns-repeated="2"/>
          <table:table-cell office:value-type="float" office:value="730" calcext:value-type="float">
            <text:p>730</text:p>
          </table:table-cell>
          <table:table-cell office:value-type="float" office:value="239" calcext:value-type="float">
            <text:p>239</text:p>
          </table:table-cell>
          <table:table-cell office:value-type="float" office:value="0.51193255599077" calcext:value-type="float">
            <text:p>0.51193255599077</text:p>
          </table:table-cell>
          <table:table-cell office:value-type="float" office:value="239" calcext:value-type="float">
            <text:p>239</text:p>
          </table:table-cell>
          <table:table-cell office:value-type="float" office:value="0.51186541961662" calcext:value-type="float">
            <text:p>0.51186541961662</text:p>
          </table:table-cell>
          <table:table-cell/>
          <table:table-cell table:formula="of:=[.I737]-[.I736]" office:value-type="float" office:value="0.00000200429629004795" calcext:value-type="float">
            <text:p>0.00000200429629</text:p>
          </table:table-cell>
          <table:table-cell/>
          <table:table-cell table:formula="of:=MATCH([.G737];[.H$8:.H$1007];0)" office:value-type="float" office:value="952" calcext:value-type="float">
            <text:p>952</text:p>
          </table:table-cell>
          <table:table-cell table:formula="of:=MATCH([.G737];[.J$8:.J$1007];0)" office:value-type="float" office:value="952" calcext:value-type="float">
            <text:p>952</text:p>
          </table:table-cell>
          <table:table-cell table:formula="of:=ABS([.O737]-[.P73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50295907022954" calcext:value-type="float">
            <text:p>0.50295907022954</text:p>
          </table:table-cell>
          <table:table-cell office:value-type="float" office:value="731" calcext:value-type="float">
            <text:p>731</text:p>
          </table:table-cell>
          <table:table-cell office:value-type="float" office:value="0.50289198069409" calcext:value-type="float">
            <text:p>0.50289198069409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309" calcext:value-type="float">
            <text:p>309</text:p>
          </table:table-cell>
          <table:table-cell office:value-type="float" office:value="0.51195749077174" calcext:value-type="float">
            <text:p>0.51195749077174</text:p>
          </table:table-cell>
          <table:table-cell office:value-type="float" office:value="309" calcext:value-type="float">
            <text:p>309</text:p>
          </table:table-cell>
          <table:table-cell office:value-type="float" office:value="0.51189013153684" calcext:value-type="float">
            <text:p>0.51189013153684</text:p>
          </table:table-cell>
          <table:table-cell/>
          <table:table-cell table:formula="of:=[.I738]-[.I737]" office:value-type="float" office:value="0.0000249347809699874" calcext:value-type="float">
            <text:p>0.00002493478097</text:p>
          </table:table-cell>
          <table:table-cell/>
          <table:table-cell table:formula="of:=MATCH([.G738];[.H$8:.H$1007];0)" office:value-type="float" office:value="549" calcext:value-type="float">
            <text:p>549</text:p>
          </table:table-cell>
          <table:table-cell table:formula="of:=MATCH([.G738];[.J$8:.J$1007];0)" office:value-type="float" office:value="549" calcext:value-type="float">
            <text:p>549</text:p>
          </table:table-cell>
          <table:table-cell table:formula="of:=ABS([.O738]-[.P73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5314648264408" calcext:value-type="float">
            <text:p>0.53146482644080</text:p>
          </table:table-cell>
          <table:table-cell office:value-type="float" office:value="732" calcext:value-type="float">
            <text:p>732</text:p>
          </table:table-cell>
          <table:table-cell office:value-type="float" office:value="0.53139711053674" calcext:value-type="float">
            <text:p>0.53139711053674</text:p>
          </table:table-cell>
          <table:table-cell table:number-columns-repeated="2"/>
          <table:table-cell office:value-type="float" office:value="732" calcext:value-type="float">
            <text:p>732</text:p>
          </table:table-cell>
          <table:table-cell office:value-type="float" office:value="984" calcext:value-type="float">
            <text:p>984</text:p>
          </table:table-cell>
          <table:table-cell office:value-type="float" office:value="0.51200004283601" calcext:value-type="float">
            <text:p>0.51200004283601</text:p>
          </table:table-cell>
          <table:table-cell office:value-type="float" office:value="984" calcext:value-type="float">
            <text:p>984</text:p>
          </table:table-cell>
          <table:table-cell office:value-type="float" office:value="0.51193238638496" calcext:value-type="float">
            <text:p>0.51193238638496</text:p>
          </table:table-cell>
          <table:table-cell/>
          <table:table-cell table:formula="of:=[.I739]-[.I738]" office:value-type="float" office:value="0.0000425520642699517" calcext:value-type="float">
            <text:p>0.00004255206427</text:p>
          </table:table-cell>
          <table:table-cell/>
          <table:table-cell table:formula="of:=MATCH([.G739];[.H$8:.H$1007];0)" office:value-type="float" office:value="962" calcext:value-type="float">
            <text:p>962</text:p>
          </table:table-cell>
          <table:table-cell table:formula="of:=MATCH([.G739];[.J$8:.J$1007];0)" office:value-type="float" office:value="962" calcext:value-type="float">
            <text:p>962</text:p>
          </table:table-cell>
          <table:table-cell table:formula="of:=ABS([.O739]-[.P73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4995467940121" calcext:value-type="float">
            <text:p>0.49954679401210</text:p>
          </table:table-cell>
          <table:table-cell office:value-type="float" office:value="733" calcext:value-type="float">
            <text:p>733</text:p>
          </table:table-cell>
          <table:table-cell office:value-type="float" office:value="0.49947910455811" calcext:value-type="float">
            <text:p>0.49947910455811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484" calcext:value-type="float">
            <text:p>484</text:p>
          </table:table-cell>
          <table:table-cell office:value-type="float" office:value="0.51201862952914" calcext:value-type="float">
            <text:p>0.51201862952914</text:p>
          </table:table-cell>
          <table:table-cell office:value-type="float" office:value="484" calcext:value-type="float">
            <text:p>484</text:p>
          </table:table-cell>
          <table:table-cell office:value-type="float" office:value="0.51195110495484" calcext:value-type="float">
            <text:p>0.51195110495484</text:p>
          </table:table-cell>
          <table:table-cell/>
          <table:table-cell table:formula="of:=[.I740]-[.I739]" office:value-type="float" office:value="0.0000185866931300405" calcext:value-type="float">
            <text:p>0.00001858669313</text:p>
          </table:table-cell>
          <table:table-cell/>
          <table:table-cell table:formula="of:=MATCH([.G740];[.H$8:.H$1007];0)" office:value-type="float" office:value="483" calcext:value-type="float">
            <text:p>483</text:p>
          </table:table-cell>
          <table:table-cell table:formula="of:=MATCH([.G740];[.J$8:.J$1007];0)" office:value-type="float" office:value="483" calcext:value-type="float">
            <text:p>483</text:p>
          </table:table-cell>
          <table:table-cell table:formula="of:=ABS([.O740]-[.P74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49470260036595" calcext:value-type="float">
            <text:p>0.49470260036595</text:p>
          </table:table-cell>
          <table:table-cell office:value-type="float" office:value="734" calcext:value-type="float">
            <text:p>734</text:p>
          </table:table-cell>
          <table:table-cell office:value-type="float" office:value="0.49463549809442" calcext:value-type="float">
            <text:p>0.49463549809442</text:p>
          </table:table-cell>
          <table:table-cell table:number-columns-repeated="2"/>
          <table:table-cell office:value-type="float" office:value="734" calcext:value-type="float">
            <text:p>734</text:p>
          </table:table-cell>
          <table:table-cell office:value-type="float" office:value="741" calcext:value-type="float">
            <text:p>741</text:p>
          </table:table-cell>
          <table:table-cell office:value-type="float" office:value="0.51207927372589" calcext:value-type="float">
            <text:p>0.51207927372589</text:p>
          </table:table-cell>
          <table:table-cell office:value-type="float" office:value="741" calcext:value-type="float">
            <text:p>741</text:p>
          </table:table-cell>
          <table:table-cell office:value-type="float" office:value="0.51201143192034" calcext:value-type="float">
            <text:p>0.51201143192034</text:p>
          </table:table-cell>
          <table:table-cell/>
          <table:table-cell table:formula="of:=[.I741]-[.I740]" office:value-type="float" office:value="0.0000606441967500038" calcext:value-type="float">
            <text:p>0.00006064419675</text:p>
          </table:table-cell>
          <table:table-cell/>
          <table:table-cell table:formula="of:=MATCH([.G741];[.H$8:.H$1007];0)" office:value-type="float" office:value="376" calcext:value-type="float">
            <text:p>376</text:p>
          </table:table-cell>
          <table:table-cell table:formula="of:=MATCH([.G741];[.J$8:.J$1007];0)" office:value-type="float" office:value="376" calcext:value-type="float">
            <text:p>376</text:p>
          </table:table-cell>
          <table:table-cell table:formula="of:=ABS([.O741]-[.P74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51919239531899" calcext:value-type="float">
            <text:p>0.51919239531899</text:p>
          </table:table-cell>
          <table:table-cell office:value-type="float" office:value="735" calcext:value-type="float">
            <text:p>735</text:p>
          </table:table-cell>
          <table:table-cell office:value-type="float" office:value="0.51912475703324" calcext:value-type="float">
            <text:p>0.51912475703324</text:p>
          </table:table-cell>
          <table:table-cell table:number-columns-repeated="2"/>
          <table:table-cell office:value-type="float" office:value="735" calcext:value-type="float">
            <text:p>735</text:p>
          </table:table-cell>
          <table:table-cell office:value-type="float" office:value="532" calcext:value-type="float">
            <text:p>532</text:p>
          </table:table-cell>
          <table:table-cell office:value-type="float" office:value="0.51210092002586" calcext:value-type="float">
            <text:p>0.51210092002586</text:p>
          </table:table-cell>
          <table:table-cell office:value-type="float" office:value="532" calcext:value-type="float">
            <text:p>532</text:p>
          </table:table-cell>
          <table:table-cell office:value-type="float" office:value="0.51203387746569" calcext:value-type="float">
            <text:p>0.51203387746569</text:p>
          </table:table-cell>
          <table:table-cell/>
          <table:table-cell table:formula="of:=[.I742]-[.I741]" office:value-type="float" office:value="0.0000216462999700351" calcext:value-type="float">
            <text:p>0.00002164629997</text:p>
          </table:table-cell>
          <table:table-cell/>
          <table:table-cell table:formula="of:=MATCH([.G742];[.H$8:.H$1007];0)" office:value-type="float" office:value="855" calcext:value-type="float">
            <text:p>855</text:p>
          </table:table-cell>
          <table:table-cell table:formula="of:=MATCH([.G742];[.J$8:.J$1007];0)" office:value-type="float" office:value="855" calcext:value-type="float">
            <text:p>855</text:p>
          </table:table-cell>
          <table:table-cell table:formula="of:=ABS([.O742]-[.P74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50336990878735" calcext:value-type="float">
            <text:p>0.50336990878735</text:p>
          </table:table-cell>
          <table:table-cell office:value-type="float" office:value="736" calcext:value-type="float">
            <text:p>736</text:p>
          </table:table-cell>
          <table:table-cell office:value-type="float" office:value="0.50330271873809" calcext:value-type="float">
            <text:p>0.50330271873809</text:p>
          </table:table-cell>
          <table:table-cell table:number-columns-repeated="2"/>
          <table:table-cell office:value-type="float" office:value="736" calcext:value-type="float">
            <text:p>736</text:p>
          </table:table-cell>
          <table:table-cell office:value-type="float" office:value="266" calcext:value-type="float">
            <text:p>266</text:p>
          </table:table-cell>
          <table:table-cell office:value-type="float" office:value="0.5121285613453" calcext:value-type="float">
            <text:p>0.51212856134530</text:p>
          </table:table-cell>
          <table:table-cell office:value-type="float" office:value="266" calcext:value-type="float">
            <text:p>266</text:p>
          </table:table-cell>
          <table:table-cell office:value-type="float" office:value="0.51206102040607" calcext:value-type="float">
            <text:p>0.51206102040607</text:p>
          </table:table-cell>
          <table:table-cell/>
          <table:table-cell table:formula="of:=[.I743]-[.I742]" office:value-type="float" office:value="0.0000276413194399971" calcext:value-type="float">
            <text:p>0.00002764131944</text:p>
          </table:table-cell>
          <table:table-cell/>
          <table:table-cell table:formula="of:=MATCH([.G743];[.H$8:.H$1007];0)" office:value-type="float" office:value="556" calcext:value-type="float">
            <text:p>556</text:p>
          </table:table-cell>
          <table:table-cell table:formula="of:=MATCH([.G743];[.J$8:.J$1007];0)" office:value-type="float" office:value="556" calcext:value-type="float">
            <text:p>556</text:p>
          </table:table-cell>
          <table:table-cell table:formula="of:=ABS([.O743]-[.P74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52533082062585" calcext:value-type="float">
            <text:p>0.52533082062585</text:p>
          </table:table-cell>
          <table:table-cell office:value-type="float" office:value="737" calcext:value-type="float">
            <text:p>737</text:p>
          </table:table-cell>
          <table:table-cell office:value-type="float" office:value="0.52526330186515" calcext:value-type="float">
            <text:p>0.52526330186515</text:p>
          </table:table-cell>
          <table:table-cell table:number-columns-repeated="2"/>
          <table:table-cell office:value-type="float" office:value="737" calcext:value-type="float">
            <text:p>737</text:p>
          </table:table-cell>
          <table:table-cell office:value-type="float" office:value="882" calcext:value-type="float">
            <text:p>882</text:p>
          </table:table-cell>
          <table:table-cell office:value-type="float" office:value="0.51219410454901" calcext:value-type="float">
            <text:p>0.51219410454901</text:p>
          </table:table-cell>
          <table:table-cell office:value-type="float" office:value="882" calcext:value-type="float">
            <text:p>882</text:p>
          </table:table-cell>
          <table:table-cell office:value-type="float" office:value="0.5121264539978" calcext:value-type="float">
            <text:p>0.51212645399780</text:p>
          </table:table-cell>
          <table:table-cell/>
          <table:table-cell table:formula="of:=[.I744]-[.I743]" office:value-type="float" office:value="0.0000655432037099946" calcext:value-type="float">
            <text:p>0.00006554320371</text:p>
          </table:table-cell>
          <table:table-cell/>
          <table:table-cell table:formula="of:=MATCH([.G744];[.H$8:.H$1007];0)" office:value-type="float" office:value="918" calcext:value-type="float">
            <text:p>918</text:p>
          </table:table-cell>
          <table:table-cell table:formula="of:=MATCH([.G744];[.J$8:.J$1007];0)" office:value-type="float" office:value="918" calcext:value-type="float">
            <text:p>918</text:p>
          </table:table-cell>
          <table:table-cell table:formula="of:=ABS([.O744]-[.P74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51696710782994" calcext:value-type="float">
            <text:p>0.51696710782994</text:p>
          </table:table-cell>
          <table:table-cell office:value-type="float" office:value="738" calcext:value-type="float">
            <text:p>738</text:p>
          </table:table-cell>
          <table:table-cell office:value-type="float" office:value="0.5168999381798" calcext:value-type="float">
            <text:p>0.5168999381798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46" calcext:value-type="float">
            <text:p>46</text:p>
          </table:table-cell>
          <table:table-cell office:value-type="float" office:value="0.51219679658632" calcext:value-type="float">
            <text:p>0.51219679658632</text:p>
          </table:table-cell>
          <table:table-cell office:value-type="float" office:value="46" calcext:value-type="float">
            <text:p>46</text:p>
          </table:table-cell>
          <table:table-cell office:value-type="float" office:value="0.51212946572058" calcext:value-type="float">
            <text:p>0.51212946572058</text:p>
          </table:table-cell>
          <table:table-cell/>
          <table:table-cell table:formula="of:=[.I745]-[.I744]" office:value-type="float" office:value="0.00000269203730995926" calcext:value-type="float">
            <text:p>0.00000269203731</text:p>
          </table:table-cell>
          <table:table-cell/>
          <table:table-cell table:formula="of:=MATCH([.G745];[.H$8:.H$1007];0)" office:value-type="float" office:value="817" calcext:value-type="float">
            <text:p>817</text:p>
          </table:table-cell>
          <table:table-cell table:formula="of:=MATCH([.G745];[.J$8:.J$1007];0)" office:value-type="float" office:value="817" calcext:value-type="float">
            <text:p>817</text:p>
          </table:table-cell>
          <table:table-cell table:formula="of:=ABS([.O745]-[.P74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50390543776093" calcext:value-type="float">
            <text:p>0.50390543776093</text:p>
          </table:table-cell>
          <table:table-cell office:value-type="float" office:value="739" calcext:value-type="float">
            <text:p>739</text:p>
          </table:table-cell>
          <table:table-cell office:value-type="float" office:value="0.50383813757611" calcext:value-type="float">
            <text:p>0.50383813757611</text:p>
          </table:table-cell>
          <table:table-cell table:number-columns-repeated="2"/>
          <table:table-cell office:value-type="float" office:value="739" calcext:value-type="float">
            <text:p>739</text:p>
          </table:table-cell>
          <table:table-cell office:value-type="float" office:value="497" calcext:value-type="float">
            <text:p>497</text:p>
          </table:table-cell>
          <table:table-cell office:value-type="float" office:value="0.51231723495108" calcext:value-type="float">
            <text:p>0.51231723495108</text:p>
          </table:table-cell>
          <table:table-cell office:value-type="float" office:value="497" calcext:value-type="float">
            <text:p>497</text:p>
          </table:table-cell>
          <table:table-cell office:value-type="float" office:value="0.51225018993207" calcext:value-type="float">
            <text:p>0.51225018993207</text:p>
          </table:table-cell>
          <table:table-cell/>
          <table:table-cell table:formula="of:=[.I746]-[.I745]" office:value-type="float" office:value="0.000120438364759945" calcext:value-type="float">
            <text:p>0.00012043836476</text:p>
          </table:table-cell>
          <table:table-cell/>
          <table:table-cell table:formula="of:=MATCH([.G746];[.H$8:.H$1007];0)" office:value-type="float" office:value="566" calcext:value-type="float">
            <text:p>566</text:p>
          </table:table-cell>
          <table:table-cell table:formula="of:=MATCH([.G746];[.J$8:.J$1007];0)" office:value-type="float" office:value="566" calcext:value-type="float">
            <text:p>566</text:p>
          </table:table-cell>
          <table:table-cell table:formula="of:=ABS([.O746]-[.P74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53801433596765" calcext:value-type="float">
            <text:p>0.53801433596765</text:p>
          </table:table-cell>
          <table:table-cell office:value-type="float" office:value="740" calcext:value-type="float">
            <text:p>740</text:p>
          </table:table-cell>
          <table:table-cell office:value-type="float" office:value="0.5379472901021" calcext:value-type="float">
            <text:p>0.53794729010210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768" calcext:value-type="float">
            <text:p>768</text:p>
          </table:table-cell>
          <table:table-cell office:value-type="float" office:value="0.51231891827242" calcext:value-type="float">
            <text:p>0.51231891827242</text:p>
          </table:table-cell>
          <table:table-cell office:value-type="float" office:value="768" calcext:value-type="float">
            <text:p>768</text:p>
          </table:table-cell>
          <table:table-cell office:value-type="float" office:value="0.51225159082665" calcext:value-type="float">
            <text:p>0.51225159082665</text:p>
          </table:table-cell>
          <table:table-cell/>
          <table:table-cell table:formula="of:=[.I747]-[.I746]" office:value-type="float" office:value="0.00000168332134009574" calcext:value-type="float">
            <text:p>0.00000168332134</text:p>
          </table:table-cell>
          <table:table-cell/>
          <table:table-cell table:formula="of:=MATCH([.G747];[.H$8:.H$1007];0)" office:value-type="float" office:value="986" calcext:value-type="float">
            <text:p>986</text:p>
          </table:table-cell>
          <table:table-cell table:formula="of:=MATCH([.G747];[.J$8:.J$1007];0)" office:value-type="float" office:value="986" calcext:value-type="float">
            <text:p>986</text:p>
          </table:table-cell>
          <table:table-cell table:formula="of:=ABS([.O747]-[.P74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51207927372589" calcext:value-type="float">
            <text:p>0.51207927372589</text:p>
          </table:table-cell>
          <table:table-cell office:value-type="float" office:value="741" calcext:value-type="float">
            <text:p>741</text:p>
          </table:table-cell>
          <table:table-cell office:value-type="float" office:value="0.51201143192034" calcext:value-type="float">
            <text:p>0.51201143192034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63" calcext:value-type="float">
            <text:p>963</text:p>
          </table:table-cell>
          <table:table-cell office:value-type="float" office:value="0.51258420986289" calcext:value-type="float">
            <text:p>0.51258420986289</text:p>
          </table:table-cell>
          <table:table-cell office:value-type="float" office:value="963" calcext:value-type="float">
            <text:p>963</text:p>
          </table:table-cell>
          <table:table-cell office:value-type="float" office:value="0.51251727997803" calcext:value-type="float">
            <text:p>0.51251727997803</text:p>
          </table:table-cell>
          <table:table-cell/>
          <table:table-cell table:formula="of:=[.I748]-[.I747]" office:value-type="float" office:value="0.000265291590469952" calcext:value-type="float">
            <text:p>0.00026529159047</text:p>
          </table:table-cell>
          <table:table-cell/>
          <table:table-cell table:formula="of:=MATCH([.G748];[.H$8:.H$1007];0)" office:value-type="float" office:value="734" calcext:value-type="float">
            <text:p>734</text:p>
          </table:table-cell>
          <table:table-cell table:formula="of:=MATCH([.G748];[.J$8:.J$1007];0)" office:value-type="float" office:value="734" calcext:value-type="float">
            <text:p>734</text:p>
          </table:table-cell>
          <table:table-cell table:formula="of:=ABS([.O748]-[.P74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50726799807614" calcext:value-type="float">
            <text:p>0.50726799807614</text:p>
          </table:table-cell>
          <table:table-cell office:value-type="float" office:value="742" calcext:value-type="float">
            <text:p>742</text:p>
          </table:table-cell>
          <table:table-cell office:value-type="float" office:value="0.50720131577787" calcext:value-type="float">
            <text:p>0.50720131577787</text:p>
          </table:table-cell>
          <table:table-cell table:number-columns-repeated="2"/>
          <table:table-cell office:value-type="float" office:value="742" calcext:value-type="float">
            <text:p>742</text:p>
          </table:table-cell>
          <table:table-cell office:value-type="float" office:value="592" calcext:value-type="float">
            <text:p>592</text:p>
          </table:table-cell>
          <table:table-cell office:value-type="float" office:value="0.51259717776076" calcext:value-type="float">
            <text:p>0.51259717776076</text:p>
          </table:table-cell>
          <table:table-cell office:value-type="float" office:value="592" calcext:value-type="float">
            <text:p>592</text:p>
          </table:table-cell>
          <table:table-cell office:value-type="float" office:value="0.51253015498434" calcext:value-type="float">
            <text:p>0.51253015498434</text:p>
          </table:table-cell>
          <table:table-cell/>
          <table:table-cell table:formula="of:=[.I749]-[.I748]" office:value-type="float" office:value="0.0000129678978699754" calcext:value-type="float">
            <text:p>0.00001296789787</text:p>
          </table:table-cell>
          <table:table-cell/>
          <table:table-cell table:formula="of:=MATCH([.G749];[.H$8:.H$1007];0)" office:value-type="float" office:value="641" calcext:value-type="float">
            <text:p>641</text:p>
          </table:table-cell>
          <table:table-cell table:formula="of:=MATCH([.G749];[.J$8:.J$1007];0)" office:value-type="float" office:value="641" calcext:value-type="float">
            <text:p>641</text:p>
          </table:table-cell>
          <table:table-cell table:formula="of:=ABS([.O749]-[.P74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50775771598836" calcext:value-type="float">
            <text:p>0.50775771598836</text:p>
          </table:table-cell>
          <table:table-cell office:value-type="float" office:value="743" calcext:value-type="float">
            <text:p>743</text:p>
          </table:table-cell>
          <table:table-cell office:value-type="float" office:value="0.50769093361097" calcext:value-type="float">
            <text:p>0.50769093361097</text:p>
          </table:table-cell>
          <table:table-cell table:number-columns-repeated="2"/>
          <table:table-cell office:value-type="float" office:value="743" calcext:value-type="float">
            <text:p>743</text:p>
          </table:table-cell>
          <table:table-cell office:value-type="float" office:value="369" calcext:value-type="float">
            <text:p>369</text:p>
          </table:table-cell>
          <table:table-cell office:value-type="float" office:value="0.51260579287965" calcext:value-type="float">
            <text:p>0.51260579287965</text:p>
          </table:table-cell>
          <table:table-cell office:value-type="float" office:value="369" calcext:value-type="float">
            <text:p>369</text:p>
          </table:table-cell>
          <table:table-cell office:value-type="float" office:value="0.512538354664" calcext:value-type="float">
            <text:p>0.51253835466400</text:p>
          </table:table-cell>
          <table:table-cell/>
          <table:table-cell table:formula="of:=[.I750]-[.I749]" office:value-type="float" office:value="0.00000861511889005406" calcext:value-type="float">
            <text:p>0.00000861511889</text:p>
          </table:table-cell>
          <table:table-cell/>
          <table:table-cell table:formula="of:=MATCH([.G750];[.H$8:.H$1007];0)" office:value-type="float" office:value="653" calcext:value-type="float">
            <text:p>653</text:p>
          </table:table-cell>
          <table:table-cell table:formula="of:=MATCH([.G750];[.J$8:.J$1007];0)" office:value-type="float" office:value="653" calcext:value-type="float">
            <text:p>653</text:p>
          </table:table-cell>
          <table:table-cell table:formula="of:=ABS([.O750]-[.P75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51463289737911" calcext:value-type="float">
            <text:p>0.51463289737911</text:p>
          </table:table-cell>
          <table:table-cell office:value-type="float" office:value="744" calcext:value-type="float">
            <text:p>744</text:p>
          </table:table-cell>
          <table:table-cell office:value-type="float" office:value="0.51456615949304" calcext:value-type="float">
            <text:p>0.51456615949304</text:p>
          </table:table-cell>
          <table:table-cell table:number-columns-repeated="2"/>
          <table:table-cell office:value-type="float" office:value="744" calcext:value-type="float">
            <text:p>744</text:p>
          </table:table-cell>
          <table:table-cell office:value-type="float" office:value="906" calcext:value-type="float">
            <text:p>906</text:p>
          </table:table-cell>
          <table:table-cell office:value-type="float" office:value="0.51264856725958" calcext:value-type="float">
            <text:p>0.51264856725958</text:p>
          </table:table-cell>
          <table:table-cell office:value-type="float" office:value="906" calcext:value-type="float">
            <text:p>906</text:p>
          </table:table-cell>
          <table:table-cell office:value-type="float" office:value="0.51258114181318" calcext:value-type="float">
            <text:p>0.51258114181318</text:p>
          </table:table-cell>
          <table:table-cell/>
          <table:table-cell table:formula="of:=[.I751]-[.I750]" office:value-type="float" office:value="0.000042774379929944" calcext:value-type="float">
            <text:p>0.00004277437993</text:p>
          </table:table-cell>
          <table:table-cell/>
          <table:table-cell table:formula="of:=MATCH([.G751];[.H$8:.H$1007];0)" office:value-type="float" office:value="784" calcext:value-type="float">
            <text:p>784</text:p>
          </table:table-cell>
          <table:table-cell table:formula="of:=MATCH([.G751];[.J$8:.J$1007];0)" office:value-type="float" office:value="784" calcext:value-type="float">
            <text:p>784</text:p>
          </table:table-cell>
          <table:table-cell table:formula="of:=ABS([.O751]-[.P75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4951131349312" calcext:value-type="float">
            <text:p>0.49511313493120</text:p>
          </table:table-cell>
          <table:table-cell office:value-type="float" office:value="745" calcext:value-type="float">
            <text:p>745</text:p>
          </table:table-cell>
          <table:table-cell office:value-type="float" office:value="0.49504579951026" calcext:value-type="float">
            <text:p>0.49504579951026</text:p>
          </table:table-cell>
          <table:table-cell table:number-columns-repeated="2"/>
          <table:table-cell office:value-type="float" office:value="745" calcext:value-type="float">
            <text:p>745</text:p>
          </table:table-cell>
          <table:table-cell office:value-type="float" office:value="757" calcext:value-type="float">
            <text:p>757</text:p>
          </table:table-cell>
          <table:table-cell office:value-type="float" office:value="0.51278294107359" calcext:value-type="float">
            <text:p>0.51278294107359</text:p>
          </table:table-cell>
          <table:table-cell office:value-type="float" office:value="757" calcext:value-type="float">
            <text:p>757</text:p>
          </table:table-cell>
          <table:table-cell office:value-type="float" office:value="0.51271543335281" calcext:value-type="float">
            <text:p>0.51271543335281</text:p>
          </table:table-cell>
          <table:table-cell/>
          <table:table-cell table:formula="of:=[.I752]-[.I751]" office:value-type="float" office:value="0.000134373814010047" calcext:value-type="float">
            <text:p>0.00013437381401</text:p>
          </table:table-cell>
          <table:table-cell/>
          <table:table-cell table:formula="of:=MATCH([.G752];[.H$8:.H$1007];0)" office:value-type="float" office:value="388" calcext:value-type="float">
            <text:p>388</text:p>
          </table:table-cell>
          <table:table-cell table:formula="of:=MATCH([.G752];[.J$8:.J$1007];0)" office:value-type="float" office:value="388" calcext:value-type="float">
            <text:p>388</text:p>
          </table:table-cell>
          <table:table-cell table:formula="of:=ABS([.O752]-[.P75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49812316766049" calcext:value-type="float">
            <text:p>0.49812316766049</text:p>
          </table:table-cell>
          <table:table-cell office:value-type="float" office:value="746" calcext:value-type="float">
            <text:p>746</text:p>
          </table:table-cell>
          <table:table-cell office:value-type="float" office:value="0.49805491994882" calcext:value-type="float">
            <text:p>0.49805491994882</text:p>
          </table:table-cell>
          <table:table-cell table:number-columns-repeated="2"/>
          <table:table-cell office:value-type="float" office:value="746" calcext:value-type="float">
            <text:p>746</text:p>
          </table:table-cell>
          <table:table-cell office:value-type="float" office:value="334" calcext:value-type="float">
            <text:p>334</text:p>
          </table:table-cell>
          <table:table-cell office:value-type="float" office:value="0.51281492755995" calcext:value-type="float">
            <text:p>0.51281492755995</text:p>
          </table:table-cell>
          <table:table-cell office:value-type="float" office:value="334" calcext:value-type="float">
            <text:p>334</text:p>
          </table:table-cell>
          <table:table-cell office:value-type="float" office:value="0.51274771193289" calcext:value-type="float">
            <text:p>0.51274771193289</text:p>
          </table:table-cell>
          <table:table-cell/>
          <table:table-cell table:formula="of:=[.I753]-[.I752]" office:value-type="float" office:value="0.0000319864863599362" calcext:value-type="float">
            <text:p>0.00003198648636</text:p>
          </table:table-cell>
          <table:table-cell/>
          <table:table-cell table:formula="of:=MATCH([.G753];[.H$8:.H$1007];0)" office:value-type="float" office:value="451" calcext:value-type="float">
            <text:p>451</text:p>
          </table:table-cell>
          <table:table-cell table:formula="of:=MATCH([.G753];[.J$8:.J$1007];0)" office:value-type="float" office:value="451" calcext:value-type="float">
            <text:p>451</text:p>
          </table:table-cell>
          <table:table-cell table:formula="of:=ABS([.O753]-[.P75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50932398611265" calcext:value-type="float">
            <text:p>0.50932398611265</text:p>
          </table:table-cell>
          <table:table-cell office:value-type="float" office:value="747" calcext:value-type="float">
            <text:p>747</text:p>
          </table:table-cell>
          <table:table-cell office:value-type="float" office:value="0.50925582227476" calcext:value-type="float">
            <text:p>0.50925582227476</text:p>
          </table:table-cell>
          <table:table-cell table:number-columns-repeated="2"/>
          <table:table-cell office:value-type="float" office:value="747" calcext:value-type="float">
            <text:p>747</text:p>
          </table:table-cell>
          <table:table-cell office:value-type="float" office:value="446" calcext:value-type="float">
            <text:p>446</text:p>
          </table:table-cell>
          <table:table-cell office:value-type="float" office:value="0.51283097643386" calcext:value-type="float">
            <text:p>0.51283097643386</text:p>
          </table:table-cell>
          <table:table-cell office:value-type="float" office:value="446" calcext:value-type="float">
            <text:p>446</text:p>
          </table:table-cell>
          <table:table-cell office:value-type="float" office:value="0.51276335845727" calcext:value-type="float">
            <text:p>0.51276335845727</text:p>
          </table:table-cell>
          <table:table-cell/>
          <table:table-cell table:formula="of:=[.I754]-[.I753]" office:value-type="float" office:value="0.0000160488739100462" calcext:value-type="float">
            <text:p>0.00001604887391</text:p>
          </table:table-cell>
          <table:table-cell/>
          <table:table-cell table:formula="of:=MATCH([.G754];[.H$8:.H$1007];0)" office:value-type="float" office:value="678" calcext:value-type="float">
            <text:p>678</text:p>
          </table:table-cell>
          <table:table-cell table:formula="of:=MATCH([.G754];[.J$8:.J$1007];0)" office:value-type="float" office:value="678" calcext:value-type="float">
            <text:p>678</text:p>
          </table:table-cell>
          <table:table-cell table:formula="of:=ABS([.O754]-[.P75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49463705771465" calcext:value-type="float">
            <text:p>0.49463705771465</text:p>
          </table:table-cell>
          <table:table-cell office:value-type="float" office:value="748" calcext:value-type="float">
            <text:p>748</text:p>
          </table:table-cell>
          <table:table-cell office:value-type="float" office:value="0.4945687770144" calcext:value-type="float">
            <text:p>0.49456877701440</text:p>
          </table:table-cell>
          <table:table-cell table:number-columns-repeated="2"/>
          <table:table-cell office:value-type="float" office:value="748" calcext:value-type="float">
            <text:p>748</text:p>
          </table:table-cell>
          <table:table-cell office:value-type="float" office:value="919" calcext:value-type="float">
            <text:p>919</text:p>
          </table:table-cell>
          <table:table-cell office:value-type="float" office:value="0.51285633013578" calcext:value-type="float">
            <text:p>0.51285633013578</text:p>
          </table:table-cell>
          <table:table-cell office:value-type="float" office:value="919" calcext:value-type="float">
            <text:p>919</text:p>
          </table:table-cell>
          <table:table-cell office:value-type="float" office:value="0.51278864244097" calcext:value-type="float">
            <text:p>0.51278864244097</text:p>
          </table:table-cell>
          <table:table-cell/>
          <table:table-cell table:formula="of:=[.I755]-[.I754]" office:value-type="float" office:value="0.0000253537019200278" calcext:value-type="float">
            <text:p>0.00002535370192</text:p>
          </table:table-cell>
          <table:table-cell/>
          <table:table-cell table:formula="of:=MATCH([.G755];[.H$8:.H$1007];0)" office:value-type="float" office:value="373" calcext:value-type="float">
            <text:p>373</text:p>
          </table:table-cell>
          <table:table-cell table:formula="of:=MATCH([.G755];[.J$8:.J$1007];0)" office:value-type="float" office:value="373" calcext:value-type="float">
            <text:p>373</text:p>
          </table:table-cell>
          <table:table-cell table:formula="of:=ABS([.O755]-[.P75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51874732860024" calcext:value-type="float">
            <text:p>0.51874732860024</text:p>
          </table:table-cell>
          <table:table-cell office:value-type="float" office:value="749" calcext:value-type="float">
            <text:p>749</text:p>
          </table:table-cell>
          <table:table-cell office:value-type="float" office:value="0.51867994208861" calcext:value-type="float">
            <text:p>0.51867994208861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920" calcext:value-type="float">
            <text:p>920</text:p>
          </table:table-cell>
          <table:table-cell office:value-type="float" office:value="0.51291375642512" calcext:value-type="float">
            <text:p>0.51291375642512</text:p>
          </table:table-cell>
          <table:table-cell office:value-type="float" office:value="920" calcext:value-type="float">
            <text:p>920</text:p>
          </table:table-cell>
          <table:table-cell office:value-type="float" office:value="0.51284619836619" calcext:value-type="float">
            <text:p>0.51284619836619</text:p>
          </table:table-cell>
          <table:table-cell/>
          <table:table-cell table:formula="of:=[.I756]-[.I755]" office:value-type="float" office:value="0.0000574262893400235" calcext:value-type="float">
            <text:p>0.00005742628934</text:p>
          </table:table-cell>
          <table:table-cell/>
          <table:table-cell table:formula="of:=MATCH([.G756];[.H$8:.H$1007];0)" office:value-type="float" office:value="849" calcext:value-type="float">
            <text:p>849</text:p>
          </table:table-cell>
          <table:table-cell table:formula="of:=MATCH([.G756];[.J$8:.J$1007];0)" office:value-type="float" office:value="849" calcext:value-type="float">
            <text:p>849</text:p>
          </table:table-cell>
          <table:table-cell table:formula="of:=ABS([.O756]-[.P75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4879147009222" calcext:value-type="float">
            <text:p>0.48791470092220</text:p>
          </table:table-cell>
          <table:table-cell office:value-type="float" office:value="750" calcext:value-type="float">
            <text:p>750</text:p>
          </table:table-cell>
          <table:table-cell office:value-type="float" office:value="0.48784750544048" calcext:value-type="float">
            <text:p>0.48784750544048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471" calcext:value-type="float">
            <text:p>471</text:p>
          </table:table-cell>
          <table:table-cell office:value-type="float" office:value="0.51299117893529" calcext:value-type="float">
            <text:p>0.51299117893529</text:p>
          </table:table-cell>
          <table:table-cell office:value-type="float" office:value="471" calcext:value-type="float">
            <text:p>471</text:p>
          </table:table-cell>
          <table:table-cell office:value-type="float" office:value="0.51292342869947" calcext:value-type="float">
            <text:p>0.51292342869947</text:p>
          </table:table-cell>
          <table:table-cell/>
          <table:table-cell table:formula="of:=[.I757]-[.I756]" office:value-type="float" office:value="0.0000774225101699555" calcext:value-type="float">
            <text:p>0.00007742251017</text:p>
          </table:table-cell>
          <table:table-cell/>
          <table:table-cell table:formula="of:=MATCH([.G757];[.H$8:.H$1007];0)" office:value-type="float" office:value="249" calcext:value-type="float">
            <text:p>249</text:p>
          </table:table-cell>
          <table:table-cell table:formula="of:=MATCH([.G757];[.J$8:.J$1007];0)" office:value-type="float" office:value="249" calcext:value-type="float">
            <text:p>249</text:p>
          </table:table-cell>
          <table:table-cell table:formula="of:=ABS([.O757]-[.P75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49557373994452" calcext:value-type="float">
            <text:p>0.49557373994452</text:p>
          </table:table-cell>
          <table:table-cell office:value-type="float" office:value="751" calcext:value-type="float">
            <text:p>751</text:p>
          </table:table-cell>
          <table:table-cell office:value-type="float" office:value="0.4955060299416" calcext:value-type="float">
            <text:p>0.49550602994160</text:p>
          </table:table-cell>
          <table:table-cell table:number-columns-repeated="2"/>
          <table:table-cell office:value-type="float" office:value="751" calcext:value-type="float">
            <text:p>751</text:p>
          </table:table-cell>
          <table:table-cell office:value-type="float" office:value="805" calcext:value-type="float">
            <text:p>805</text:p>
          </table:table-cell>
          <table:table-cell office:value-type="float" office:value="0.51299692202337" calcext:value-type="float">
            <text:p>0.51299692202337</text:p>
          </table:table-cell>
          <table:table-cell office:value-type="float" office:value="805" calcext:value-type="float">
            <text:p>805</text:p>
          </table:table-cell>
          <table:table-cell office:value-type="float" office:value="0.51292904868957" calcext:value-type="float">
            <text:p>0.51292904868957</text:p>
          </table:table-cell>
          <table:table-cell/>
          <table:table-cell table:formula="of:=[.I758]-[.I757]" office:value-type="float" office:value="0.00000574308807999024" calcext:value-type="float">
            <text:p>0.00000574308808</text:p>
          </table:table-cell>
          <table:table-cell/>
          <table:table-cell table:formula="of:=MATCH([.G758];[.H$8:.H$1007];0)" office:value-type="float" office:value="401" calcext:value-type="float">
            <text:p>401</text:p>
          </table:table-cell>
          <table:table-cell table:formula="of:=MATCH([.G758];[.J$8:.J$1007];0)" office:value-type="float" office:value="401" calcext:value-type="float">
            <text:p>401</text:p>
          </table:table-cell>
          <table:table-cell table:formula="of:=ABS([.O758]-[.P75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49696482719569" calcext:value-type="float">
            <text:p>0.49696482719569</text:p>
          </table:table-cell>
          <table:table-cell office:value-type="float" office:value="752" calcext:value-type="float">
            <text:p>752</text:p>
          </table:table-cell>
          <table:table-cell office:value-type="float" office:value="0.49689795808818" calcext:value-type="float">
            <text:p>0.49689795808818</text:p>
          </table:table-cell>
          <table:table-cell table:number-columns-repeated="2"/>
          <table:table-cell office:value-type="float" office:value="752" calcext:value-type="float">
            <text:p>752</text:p>
          </table:table-cell>
          <table:table-cell office:value-type="float" office:value="478" calcext:value-type="float">
            <text:p>478</text:p>
          </table:table-cell>
          <table:table-cell office:value-type="float" office:value="0.51300589389422" calcext:value-type="float">
            <text:p>0.51300589389422</text:p>
          </table:table-cell>
          <table:table-cell office:value-type="float" office:value="478" calcext:value-type="float">
            <text:p>478</text:p>
          </table:table-cell>
          <table:table-cell office:value-type="float" office:value="0.51293847996206" calcext:value-type="float">
            <text:p>0.51293847996206</text:p>
          </table:table-cell>
          <table:table-cell/>
          <table:table-cell table:formula="of:=[.I759]-[.I758]" office:value-type="float" office:value="0.00000897187085002749" calcext:value-type="float">
            <text:p>0.00000897187085</text:p>
          </table:table-cell>
          <table:table-cell/>
          <table:table-cell table:formula="of:=MATCH([.G759];[.H$8:.H$1007];0)" office:value-type="float" office:value="429" calcext:value-type="float">
            <text:p>429</text:p>
          </table:table-cell>
          <table:table-cell table:formula="of:=MATCH([.G759];[.J$8:.J$1007];0)" office:value-type="float" office:value="429" calcext:value-type="float">
            <text:p>429</text:p>
          </table:table-cell>
          <table:table-cell table:formula="of:=ABS([.O759]-[.P75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47249246961462" calcext:value-type="float">
            <text:p>0.47249246961462</text:p>
          </table:table-cell>
          <table:table-cell office:value-type="float" office:value="753" calcext:value-type="float">
            <text:p>753</text:p>
          </table:table-cell>
          <table:table-cell office:value-type="float" office:value="0.47242444297158" calcext:value-type="float">
            <text:p>0.47242444297158</text:p>
          </table:table-cell>
          <table:table-cell table:number-columns-repeated="2"/>
          <table:table-cell office:value-type="float" office:value="753" calcext:value-type="float">
            <text:p>753</text:p>
          </table:table-cell>
          <table:table-cell office:value-type="float" office:value="897" calcext:value-type="float">
            <text:p>897</text:p>
          </table:table-cell>
          <table:table-cell office:value-type="float" office:value="0.51302423032239" calcext:value-type="float">
            <text:p>0.51302423032239</text:p>
          </table:table-cell>
          <table:table-cell office:value-type="float" office:value="897" calcext:value-type="float">
            <text:p>897</text:p>
          </table:table-cell>
          <table:table-cell office:value-type="float" office:value="0.51295760596093" calcext:value-type="float">
            <text:p>0.51295760596093</text:p>
          </table:table-cell>
          <table:table-cell/>
          <table:table-cell table:formula="of:=[.I760]-[.I759]" office:value-type="float" office:value="0.0000183364281699516" calcext:value-type="float">
            <text:p>0.00001833642817</text:p>
          </table:table-cell>
          <table:table-cell/>
          <table:table-cell table:formula="of:=MATCH([.G760];[.H$8:.H$1007];0)" office:value-type="float" office:value="68" calcext:value-type="float">
            <text:p>68</text:p>
          </table:table-cell>
          <table:table-cell table:formula="of:=MATCH([.G760];[.J$8:.J$1007];0)" office:value-type="float" office:value="68" calcext:value-type="float">
            <text:p>68</text:p>
          </table:table-cell>
          <table:table-cell table:formula="of:=ABS([.O760]-[.P76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51192468367995" calcext:value-type="float">
            <text:p>0.51192468367995</text:p>
          </table:table-cell>
          <table:table-cell office:value-type="float" office:value="754" calcext:value-type="float">
            <text:p>754</text:p>
          </table:table-cell>
          <table:table-cell office:value-type="float" office:value="0.51185729996299" calcext:value-type="float">
            <text:p>0.51185729996299</text:p>
          </table:table-cell>
          <table:table-cell table:number-columns-repeated="2"/>
          <table:table-cell office:value-type="float" office:value="754" calcext:value-type="float">
            <text:p>754</text:p>
          </table:table-cell>
          <table:table-cell office:value-type="float" office:value="118" calcext:value-type="float">
            <text:p>118</text:p>
          </table:table-cell>
          <table:table-cell office:value-type="float" office:value="0.51302680476726" calcext:value-type="float">
            <text:p>0.51302680476726</text:p>
          </table:table-cell>
          <table:table-cell office:value-type="float" office:value="118" calcext:value-type="float">
            <text:p>118</text:p>
          </table:table-cell>
          <table:table-cell office:value-type="float" office:value="0.51295944934406" calcext:value-type="float">
            <text:p>0.51295944934406</text:p>
          </table:table-cell>
          <table:table-cell/>
          <table:table-cell table:formula="of:=[.I761]-[.I760]" office:value-type="float" office:value="0.00000257444487006264" calcext:value-type="float">
            <text:p>0.00000257444487</text:p>
          </table:table-cell>
          <table:table-cell/>
          <table:table-cell table:formula="of:=MATCH([.G761];[.H$8:.H$1007];0)" office:value-type="float" office:value="728" calcext:value-type="float">
            <text:p>728</text:p>
          </table:table-cell>
          <table:table-cell table:formula="of:=MATCH([.G761];[.J$8:.J$1007];0)" office:value-type="float" office:value="728" calcext:value-type="float">
            <text:p>728</text:p>
          </table:table-cell>
          <table:table-cell table:formula="of:=ABS([.O761]-[.P76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50699073576672" calcext:value-type="float">
            <text:p>0.50699073576672</text:p>
          </table:table-cell>
          <table:table-cell office:value-type="float" office:value="755" calcext:value-type="float">
            <text:p>755</text:p>
          </table:table-cell>
          <table:table-cell office:value-type="float" office:value="0.50692447470261" calcext:value-type="float">
            <text:p>0.50692447470261</text:p>
          </table:table-cell>
          <table:table-cell table:number-columns-repeated="2"/>
          <table:table-cell office:value-type="float" office:value="755" calcext:value-type="float">
            <text:p>755</text:p>
          </table:table-cell>
          <table:table-cell office:value-type="float" office:value="902" calcext:value-type="float">
            <text:p>902</text:p>
          </table:table-cell>
          <table:table-cell office:value-type="float" office:value="0.51308017863768" calcext:value-type="float">
            <text:p>0.51308017863768</text:p>
          </table:table-cell>
          <table:table-cell office:value-type="float" office:value="902" calcext:value-type="float">
            <text:p>902</text:p>
          </table:table-cell>
          <table:table-cell office:value-type="float" office:value="0.51301355882854" calcext:value-type="float">
            <text:p>0.51301355882854</text:p>
          </table:table-cell>
          <table:table-cell/>
          <table:table-cell table:formula="of:=[.I762]-[.I761]" office:value-type="float" office:value="0.000053373870419926" calcext:value-type="float">
            <text:p>0.00005337387042</text:p>
          </table:table-cell>
          <table:table-cell/>
          <table:table-cell table:formula="of:=MATCH([.G762];[.H$8:.H$1007];0)" office:value-type="float" office:value="632" calcext:value-type="float">
            <text:p>632</text:p>
          </table:table-cell>
          <table:table-cell table:formula="of:=MATCH([.G762];[.J$8:.J$1007];0)" office:value-type="float" office:value="632" calcext:value-type="float">
            <text:p>632</text:p>
          </table:table-cell>
          <table:table-cell table:formula="of:=ABS([.O762]-[.P76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47406766705242" calcext:value-type="float">
            <text:p>0.47406766705242</text:p>
          </table:table-cell>
          <table:table-cell office:value-type="float" office:value="756" calcext:value-type="float">
            <text:p>756</text:p>
          </table:table-cell>
          <table:table-cell office:value-type="float" office:value="0.47399960847671" calcext:value-type="float">
            <text:p>0.47399960847671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office:value-type="float" office:value="281" calcext:value-type="float">
            <text:p>281</text:p>
          </table:table-cell>
          <table:table-cell office:value-type="float" office:value="0.51313782622139" calcext:value-type="float">
            <text:p>0.51313782622139</text:p>
          </table:table-cell>
          <table:table-cell office:value-type="float" office:value="281" calcext:value-type="float">
            <text:p>281</text:p>
          </table:table-cell>
          <table:table-cell office:value-type="float" office:value="0.51307061954408" calcext:value-type="float">
            <text:p>0.51307061954408</text:p>
          </table:table-cell>
          <table:table-cell/>
          <table:table-cell table:formula="of:=[.I763]-[.I762]" office:value-type="float" office:value="0.0000576475837100743" calcext:value-type="float">
            <text:p>0.00005764758371</text:p>
          </table:table-cell>
          <table:table-cell/>
          <table:table-cell table:formula="of:=MATCH([.G763];[.H$8:.H$1007];0)" office:value-type="float" office:value="83" calcext:value-type="float">
            <text:p>83</text:p>
          </table:table-cell>
          <table:table-cell table:formula="of:=MATCH([.G763];[.J$8:.J$1007];0)" office:value-type="float" office:value="83" calcext:value-type="float">
            <text:p>83</text:p>
          </table:table-cell>
          <table:table-cell table:formula="of:=ABS([.O763]-[.P76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51278294107359" calcext:value-type="float">
            <text:p>0.51278294107359</text:p>
          </table:table-cell>
          <table:table-cell office:value-type="float" office:value="757" calcext:value-type="float">
            <text:p>757</text:p>
          </table:table-cell>
          <table:table-cell office:value-type="float" office:value="0.51271543335281" calcext:value-type="float">
            <text:p>0.51271543335281</text:p>
          </table:table-cell>
          <table:table-cell table:number-columns-repeated="2"/>
          <table:table-cell office:value-type="float" office:value="757" calcext:value-type="float">
            <text:p>757</text:p>
          </table:table-cell>
          <table:table-cell office:value-type="float" office:value="502" calcext:value-type="float">
            <text:p>502</text:p>
          </table:table-cell>
          <table:table-cell office:value-type="float" office:value="0.51314500095448" calcext:value-type="float">
            <text:p>0.51314500095448</text:p>
          </table:table-cell>
          <table:table-cell office:value-type="float" office:value="502" calcext:value-type="float">
            <text:p>502</text:p>
          </table:table-cell>
          <table:table-cell office:value-type="float" office:value="0.51307737800357" calcext:value-type="float">
            <text:p>0.51307737800357</text:p>
          </table:table-cell>
          <table:table-cell/>
          <table:table-cell table:formula="of:=[.I764]-[.I763]" office:value-type="float" office:value="0.00000717473308997629" calcext:value-type="float">
            <text:p>0.00000717473309</text:p>
          </table:table-cell>
          <table:table-cell/>
          <table:table-cell table:formula="of:=MATCH([.G764];[.H$8:.H$1007];0)" office:value-type="float" office:value="745" calcext:value-type="float">
            <text:p>745</text:p>
          </table:table-cell>
          <table:table-cell table:formula="of:=MATCH([.G764];[.J$8:.J$1007];0)" office:value-type="float" office:value="745" calcext:value-type="float">
            <text:p>745</text:p>
          </table:table-cell>
          <table:table-cell table:formula="of:=ABS([.O764]-[.P76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49042206559262" calcext:value-type="float">
            <text:p>0.49042206559262</text:p>
          </table:table-cell>
          <table:table-cell office:value-type="float" office:value="758" calcext:value-type="float">
            <text:p>758</text:p>
          </table:table-cell>
          <table:table-cell office:value-type="float" office:value="0.49035473327106" calcext:value-type="float">
            <text:p>0.49035473327106</text:p>
          </table:table-cell>
          <table:table-cell table:number-columns-repeated="2"/>
          <table:table-cell office:value-type="float" office:value="758" calcext:value-type="float">
            <text:p>758</text:p>
          </table:table-cell>
          <table:table-cell office:value-type="float" office:value="11" calcext:value-type="float">
            <text:p>11</text:p>
          </table:table-cell>
          <table:table-cell office:value-type="float" office:value="0.51317834410671" calcext:value-type="float">
            <text:p>0.51317834410671</text:p>
          </table:table-cell>
          <table:table-cell office:value-type="float" office:value="11" calcext:value-type="float">
            <text:p>11</text:p>
          </table:table-cell>
          <table:table-cell office:value-type="float" office:value="0.51311108966489" calcext:value-type="float">
            <text:p>0.51311108966489</text:p>
          </table:table-cell>
          <table:table-cell/>
          <table:table-cell table:formula="of:=[.I765]-[.I764]" office:value-type="float" office:value="0.0000333431522300254" calcext:value-type="float">
            <text:p>0.00003334315223</text:p>
          </table:table-cell>
          <table:table-cell/>
          <table:table-cell table:formula="of:=MATCH([.G765];[.H$8:.H$1007];0)" office:value-type="float" office:value="299" calcext:value-type="float">
            <text:p>299</text:p>
          </table:table-cell>
          <table:table-cell table:formula="of:=MATCH([.G765];[.J$8:.J$1007];0)" office:value-type="float" office:value="299" calcext:value-type="float">
            <text:p>299</text:p>
          </table:table-cell>
          <table:table-cell table:formula="of:=ABS([.O765]-[.P76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54642170942907" calcext:value-type="float">
            <text:p>0.54642170942907</text:p>
          </table:table-cell>
          <table:table-cell office:value-type="float" office:value="759" calcext:value-type="float">
            <text:p>759</text:p>
          </table:table-cell>
          <table:table-cell office:value-type="float" office:value="0.54635394209516" calcext:value-type="float">
            <text:p>0.54635394209516</text:p>
          </table:table-cell>
          <table:table-cell table:number-columns-repeated="2"/>
          <table:table-cell office:value-type="float" office:value="759" calcext:value-type="float">
            <text:p>759</text:p>
          </table:table-cell>
          <table:table-cell office:value-type="float" office:value="689" calcext:value-type="float">
            <text:p>689</text:p>
          </table:table-cell>
          <table:table-cell office:value-type="float" office:value="0.51319787485546" calcext:value-type="float">
            <text:p>0.51319787485546</text:p>
          </table:table-cell>
          <table:table-cell office:value-type="float" office:value="689" calcext:value-type="float">
            <text:p>689</text:p>
          </table:table-cell>
          <table:table-cell office:value-type="float" office:value="0.5131312649503" calcext:value-type="float">
            <text:p>0.51313126495030</text:p>
          </table:table-cell>
          <table:table-cell/>
          <table:table-cell table:formula="of:=[.I766]-[.I765]" office:value-type="float" office:value="0.0000195307487499408" calcext:value-type="float">
            <text:p>0.00001953074875</text:p>
          </table:table-cell>
          <table:table-cell/>
          <table:table-cell table:formula="of:=MATCH([.G766];[.H$8:.H$1007];0)" office:value-type="float" office:value="995" calcext:value-type="float">
            <text:p>995</text:p>
          </table:table-cell>
          <table:table-cell table:formula="of:=MATCH([.G766];[.J$8:.J$1007];0)" office:value-type="float" office:value="995" calcext:value-type="float">
            <text:p>995</text:p>
          </table:table-cell>
          <table:table-cell table:formula="of:=ABS([.O766]-[.P76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50264305735041" calcext:value-type="float">
            <text:p>0.50264305735041</text:p>
          </table:table-cell>
          <table:table-cell office:value-type="float" office:value="760" calcext:value-type="float">
            <text:p>760</text:p>
          </table:table-cell>
          <table:table-cell office:value-type="float" office:value="0.5025755621457" calcext:value-type="float">
            <text:p>0.50257556214570</text:p>
          </table:table-cell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620" calcext:value-type="float">
            <text:p>620</text:p>
          </table:table-cell>
          <table:table-cell office:value-type="float" office:value="0.51322838735843" calcext:value-type="float">
            <text:p>0.51322838735843</text:p>
          </table:table-cell>
          <table:table-cell office:value-type="float" office:value="620" calcext:value-type="float">
            <text:p>620</text:p>
          </table:table-cell>
          <table:table-cell office:value-type="float" office:value="0.51316149799033" calcext:value-type="float">
            <text:p>0.51316149799033</text:p>
          </table:table-cell>
          <table:table-cell/>
          <table:table-cell table:formula="of:=[.I767]-[.I766]" office:value-type="float" office:value="0.000030512502970037" calcext:value-type="float">
            <text:p>0.00003051250297</text:p>
          </table:table-cell>
          <table:table-cell/>
          <table:table-cell table:formula="of:=MATCH([.G767];[.H$8:.H$1007];0)" office:value-type="float" office:value="543" calcext:value-type="float">
            <text:p>543</text:p>
          </table:table-cell>
          <table:table-cell table:formula="of:=MATCH([.G767];[.J$8:.J$1007];0)" office:value-type="float" office:value="543" calcext:value-type="float">
            <text:p>543</text:p>
          </table:table-cell>
          <table:table-cell table:formula="of:=ABS([.O767]-[.P76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48459039436431" calcext:value-type="float">
            <text:p>0.48459039436431</text:p>
          </table:table-cell>
          <table:table-cell office:value-type="float" office:value="761" calcext:value-type="float">
            <text:p>761</text:p>
          </table:table-cell>
          <table:table-cell office:value-type="float" office:value="0.48452270384252" calcext:value-type="float">
            <text:p>0.48452270384252</text:p>
          </table:table-cell>
          <table:table-cell table:number-columns-repeated="2"/>
          <table:table-cell office:value-type="float" office:value="761" calcext:value-type="float">
            <text:p>761</text:p>
          </table:table-cell>
          <table:table-cell office:value-type="float" office:value="804" calcext:value-type="float">
            <text:p>804</text:p>
          </table:table-cell>
          <table:table-cell office:value-type="float" office:value="0.51329139038587" calcext:value-type="float">
            <text:p>0.51329139038587</text:p>
          </table:table-cell>
          <table:table-cell office:value-type="float" office:value="804" calcext:value-type="float">
            <text:p>804</text:p>
          </table:table-cell>
          <table:table-cell office:value-type="float" office:value="0.51322341441412" calcext:value-type="float">
            <text:p>0.51322341441412</text:p>
          </table:table-cell>
          <table:table-cell/>
          <table:table-cell table:formula="of:=[.I768]-[.I767]" office:value-type="float" office:value="0.0000630030274400006" calcext:value-type="float">
            <text:p>0.00006300302744</text:p>
          </table:table-cell>
          <table:table-cell/>
          <table:table-cell table:formula="of:=MATCH([.G768];[.H$8:.H$1007];0)" office:value-type="float" office:value="202" calcext:value-type="float">
            <text:p>202</text:p>
          </table:table-cell>
          <table:table-cell table:formula="of:=MATCH([.G768];[.J$8:.J$1007];0)" office:value-type="float" office:value="202" calcext:value-type="float">
            <text:p>202</text:p>
          </table:table-cell>
          <table:table-cell table:formula="of:=ABS([.O768]-[.P76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48172407012677" calcext:value-type="float">
            <text:p>0.48172407012677</text:p>
          </table:table-cell>
          <table:table-cell office:value-type="float" office:value="762" calcext:value-type="float">
            <text:p>762</text:p>
          </table:table-cell>
          <table:table-cell office:value-type="float" office:value="0.48165738609808" calcext:value-type="float">
            <text:p>0.48165738609808</text:p>
          </table:table-cell>
          <table:table-cell table:number-columns-repeated="2"/>
          <table:table-cell office:value-type="float" office:value="762" calcext:value-type="float">
            <text:p>762</text:p>
          </table:table-cell>
          <table:table-cell office:value-type="float" office:value="583" calcext:value-type="float">
            <text:p>583</text:p>
          </table:table-cell>
          <table:table-cell office:value-type="float" office:value="0.51338016445079" calcext:value-type="float">
            <text:p>0.51338016445079</text:p>
          </table:table-cell>
          <table:table-cell office:value-type="float" office:value="583" calcext:value-type="float">
            <text:p>583</text:p>
          </table:table-cell>
          <table:table-cell office:value-type="float" office:value="0.51331269591528" calcext:value-type="float">
            <text:p>0.51331269591528</text:p>
          </table:table-cell>
          <table:table-cell/>
          <table:table-cell table:formula="of:=[.I769]-[.I768]" office:value-type="float" office:value="0.0000887740649200275" calcext:value-type="float">
            <text:p>0.00008877406492</text:p>
          </table:table-cell>
          <table:table-cell/>
          <table:table-cell table:formula="of:=MATCH([.G769];[.H$8:.H$1007];0)" office:value-type="float" office:value="164" calcext:value-type="float">
            <text:p>164</text:p>
          </table:table-cell>
          <table:table-cell table:formula="of:=MATCH([.G769];[.J$8:.J$1007];0)" office:value-type="float" office:value="164" calcext:value-type="float">
            <text:p>164</text:p>
          </table:table-cell>
          <table:table-cell table:formula="of:=ABS([.O769]-[.P76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53222133260051" calcext:value-type="float">
            <text:p>0.53222133260051</text:p>
          </table:table-cell>
          <table:table-cell office:value-type="float" office:value="763" calcext:value-type="float">
            <text:p>763</text:p>
          </table:table-cell>
          <table:table-cell office:value-type="float" office:value="0.53215413381021" calcext:value-type="float">
            <text:p>0.53215413381021</text:p>
          </table:table-cell>
          <table:table-cell table:number-columns-repeated="2"/>
          <table:table-cell office:value-type="float" office:value="763" calcext:value-type="float">
            <text:p>763</text:p>
          </table:table-cell>
          <table:table-cell office:value-type="float" office:value="68" calcext:value-type="float">
            <text:p>68</text:p>
          </table:table-cell>
          <table:table-cell office:value-type="float" office:value="0.51350963743015" calcext:value-type="float">
            <text:p>0.51350963743015</text:p>
          </table:table-cell>
          <table:table-cell office:value-type="float" office:value="68" calcext:value-type="float">
            <text:p>68</text:p>
          </table:table-cell>
          <table:table-cell office:value-type="float" office:value="0.51344205485843" calcext:value-type="float">
            <text:p>0.51344205485843</text:p>
          </table:table-cell>
          <table:table-cell/>
          <table:table-cell table:formula="of:=[.I770]-[.I769]" office:value-type="float" office:value="0.000129472979359946" calcext:value-type="float">
            <text:p>0.00012947297936</text:p>
          </table:table-cell>
          <table:table-cell/>
          <table:table-cell table:formula="of:=MATCH([.G770];[.H$8:.H$1007];0)" office:value-type="float" office:value="965" calcext:value-type="float">
            <text:p>965</text:p>
          </table:table-cell>
          <table:table-cell table:formula="of:=MATCH([.G770];[.J$8:.J$1007];0)" office:value-type="float" office:value="965" calcext:value-type="float">
            <text:p>965</text:p>
          </table:table-cell>
          <table:table-cell table:formula="of:=ABS([.O770]-[.P77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46648116087556" calcext:value-type="float">
            <text:p>0.46648116087556</text:p>
          </table:table-cell>
          <table:table-cell office:value-type="float" office:value="764" calcext:value-type="float">
            <text:p>764</text:p>
          </table:table-cell>
          <table:table-cell office:value-type="float" office:value="0.46641352285701" calcext:value-type="float">
            <text:p>0.46641352285701</text:p>
          </table:table-cell>
          <table:table-cell table:number-columns-repeated="2"/>
          <table:table-cell office:value-type="float" office:value="764" calcext:value-type="float">
            <text:p>764</text:p>
          </table:table-cell>
          <table:table-cell office:value-type="float" office:value="793" calcext:value-type="float">
            <text:p>793</text:p>
          </table:table-cell>
          <table:table-cell office:value-type="float" office:value="0.51351528662951" calcext:value-type="float">
            <text:p>0.51351528662951</text:p>
          </table:table-cell>
          <table:table-cell office:value-type="float" office:value="793" calcext:value-type="float">
            <text:p>793</text:p>
          </table:table-cell>
          <table:table-cell office:value-type="float" office:value="0.51344812555289" calcext:value-type="float">
            <text:p>0.51344812555289</text:p>
          </table:table-cell>
          <table:table-cell/>
          <table:table-cell table:formula="of:=[.I771]-[.I770]" office:value-type="float" office:value="0.00000564919935996944" calcext:value-type="float">
            <text:p>0.00000564919936</text:p>
          </table:table-cell>
          <table:table-cell/>
          <table:table-cell table:formula="of:=MATCH([.G771];[.H$8:.H$1007];0)" office:value-type="float" office:value="43" calcext:value-type="float">
            <text:p>43</text:p>
          </table:table-cell>
          <table:table-cell table:formula="of:=MATCH([.G771];[.J$8:.J$1007];0)" office:value-type="float" office:value="43" calcext:value-type="float">
            <text:p>43</text:p>
          </table:table-cell>
          <table:table-cell table:formula="of:=ABS([.O771]-[.P77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51527400641649" calcext:value-type="float">
            <text:p>0.51527400641649</text:p>
          </table:table-cell>
          <table:table-cell office:value-type="float" office:value="765" calcext:value-type="float">
            <text:p>765</text:p>
          </table:table-cell>
          <table:table-cell office:value-type="float" office:value="0.51520709191878" calcext:value-type="float">
            <text:p>0.51520709191878</text:p>
          </table:table-cell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164" calcext:value-type="float">
            <text:p>164</text:p>
          </table:table-cell>
          <table:table-cell office:value-type="float" office:value="0.51352429214106" calcext:value-type="float">
            <text:p>0.51352429214106</text:p>
          </table:table-cell>
          <table:table-cell office:value-type="float" office:value="164" calcext:value-type="float">
            <text:p>164</text:p>
          </table:table-cell>
          <table:table-cell office:value-type="float" office:value="0.51345710541437" calcext:value-type="float">
            <text:p>0.51345710541437</text:p>
          </table:table-cell>
          <table:table-cell/>
          <table:table-cell table:formula="of:=[.I772]-[.I771]" office:value-type="float" office:value="0.00000900551155003093" calcext:value-type="float">
            <text:p>0.00000900551155</text:p>
          </table:table-cell>
          <table:table-cell/>
          <table:table-cell table:formula="of:=MATCH([.G772];[.H$8:.H$1007];0)" office:value-type="float" office:value="793" calcext:value-type="float">
            <text:p>793</text:p>
          </table:table-cell>
          <table:table-cell table:formula="of:=MATCH([.G772];[.J$8:.J$1007];0)" office:value-type="float" office:value="793" calcext:value-type="float">
            <text:p>793</text:p>
          </table:table-cell>
          <table:table-cell table:formula="of:=ABS([.O772]-[.P77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51871878098649" calcext:value-type="float">
            <text:p>0.51871878098649</text:p>
          </table:table-cell>
          <table:table-cell office:value-type="float" office:value="766" calcext:value-type="float">
            <text:p>766</text:p>
          </table:table-cell>
          <table:table-cell office:value-type="float" office:value="0.51865136567019" calcext:value-type="float">
            <text:p>0.51865136567019</text:p>
          </table:table-cell>
          <table:table-cell table:number-columns-repeated="2"/>
          <table:table-cell office:value-type="float" office:value="766" calcext:value-type="float">
            <text:p>766</text:p>
          </table:table-cell>
          <table:table-cell office:value-type="float" office:value="590" calcext:value-type="float">
            <text:p>590</text:p>
          </table:table-cell>
          <table:table-cell office:value-type="float" office:value="0.51361602892319" calcext:value-type="float">
            <text:p>0.51361602892319</text:p>
          </table:table-cell>
          <table:table-cell office:value-type="float" office:value="590" calcext:value-type="float">
            <text:p>590</text:p>
          </table:table-cell>
          <table:table-cell office:value-type="float" office:value="0.51354808212257" calcext:value-type="float">
            <text:p>0.51354808212257</text:p>
          </table:table-cell>
          <table:table-cell/>
          <table:table-cell table:formula="of:=[.I773]-[.I772]" office:value-type="float" office:value="0.0000917367821300363" calcext:value-type="float">
            <text:p>0.00009173678213</text:p>
          </table:table-cell>
          <table:table-cell/>
          <table:table-cell table:formula="of:=MATCH([.G773];[.H$8:.H$1007];0)" office:value-type="float" office:value="847" calcext:value-type="float">
            <text:p>847</text:p>
          </table:table-cell>
          <table:table-cell table:formula="of:=MATCH([.G773];[.J$8:.J$1007];0)" office:value-type="float" office:value="847" calcext:value-type="float">
            <text:p>847</text:p>
          </table:table-cell>
          <table:table-cell table:formula="of:=ABS([.O773]-[.P77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52839238461905" calcext:value-type="float">
            <text:p>0.52839238461905</text:p>
          </table:table-cell>
          <table:table-cell office:value-type="float" office:value="767" calcext:value-type="float">
            <text:p>767</text:p>
          </table:table-cell>
          <table:table-cell office:value-type="float" office:value="0.52832406822094" calcext:value-type="float">
            <text:p>0.52832406822094</text:p>
          </table:table-cell>
          <table:table-cell table:number-columns-repeated="2"/>
          <table:table-cell office:value-type="float" office:value="767" calcext:value-type="float">
            <text:p>767</text:p>
          </table:table-cell>
          <table:table-cell office:value-type="float" office:value="979" calcext:value-type="float">
            <text:p>979</text:p>
          </table:table-cell>
          <table:table-cell office:value-type="float" office:value="0.51369359869597" calcext:value-type="float">
            <text:p>0.51369359869597</text:p>
          </table:table-cell>
          <table:table-cell office:value-type="float" office:value="979" calcext:value-type="float">
            <text:p>979</text:p>
          </table:table-cell>
          <table:table-cell office:value-type="float" office:value="0.51362615230366" calcext:value-type="float">
            <text:p>0.51362615230366</text:p>
          </table:table-cell>
          <table:table-cell/>
          <table:table-cell table:formula="of:=[.I774]-[.I773]" office:value-type="float" office:value="0.0000775697727799507" calcext:value-type="float">
            <text:p>0.00007756977278</text:p>
          </table:table-cell>
          <table:table-cell/>
          <table:table-cell table:formula="of:=MATCH([.G774];[.H$8:.H$1007];0)" office:value-type="float" office:value="943" calcext:value-type="float">
            <text:p>943</text:p>
          </table:table-cell>
          <table:table-cell table:formula="of:=MATCH([.G774];[.J$8:.J$1007];0)" office:value-type="float" office:value="943" calcext:value-type="float">
            <text:p>943</text:p>
          </table:table-cell>
          <table:table-cell table:formula="of:=ABS([.O774]-[.P77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51231891827242" calcext:value-type="float">
            <text:p>0.51231891827242</text:p>
          </table:table-cell>
          <table:table-cell office:value-type="float" office:value="768" calcext:value-type="float">
            <text:p>768</text:p>
          </table:table-cell>
          <table:table-cell office:value-type="float" office:value="0.51225159082665" calcext:value-type="float">
            <text:p>0.51225159082665</text:p>
          </table:table-cell>
          <table:table-cell table:number-columns-repeated="2"/>
          <table:table-cell office:value-type="float" office:value="768" calcext:value-type="float">
            <text:p>768</text:p>
          </table:table-cell>
          <table:table-cell office:value-type="float" office:value="204" calcext:value-type="float">
            <text:p>204</text:p>
          </table:table-cell>
          <table:table-cell office:value-type="float" office:value="0.51376393083824" calcext:value-type="float">
            <text:p>0.51376393083824</text:p>
          </table:table-cell>
          <table:table-cell office:value-type="float" office:value="204" calcext:value-type="float">
            <text:p>204</text:p>
          </table:table-cell>
          <table:table-cell office:value-type="float" office:value="0.51369677954998" calcext:value-type="float">
            <text:p>0.51369677954998</text:p>
          </table:table-cell>
          <table:table-cell/>
          <table:table-cell table:formula="of:=[.I775]-[.I774]" office:value-type="float" office:value="0.0000703321422700354" calcext:value-type="float">
            <text:p>0.00007033214227</text:p>
          </table:table-cell>
          <table:table-cell/>
          <table:table-cell table:formula="of:=MATCH([.G775];[.H$8:.H$1007];0)" office:value-type="float" office:value="740" calcext:value-type="float">
            <text:p>740</text:p>
          </table:table-cell>
          <table:table-cell table:formula="of:=MATCH([.G775];[.J$8:.J$1007];0)" office:value-type="float" office:value="740" calcext:value-type="float">
            <text:p>740</text:p>
          </table:table-cell>
          <table:table-cell table:formula="of:=ABS([.O775]-[.P77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52261046265441" calcext:value-type="float">
            <text:p>0.52261046265441</text:p>
          </table:table-cell>
          <table:table-cell office:value-type="float" office:value="769" calcext:value-type="float">
            <text:p>769</text:p>
          </table:table-cell>
          <table:table-cell office:value-type="float" office:value="0.52254253038834" calcext:value-type="float">
            <text:p>0.52254253038834</text:p>
          </table:table-cell>
          <table:table-cell table:number-columns-repeated="2"/>
          <table:table-cell office:value-type="float" office:value="769" calcext:value-type="float">
            <text:p>769</text:p>
          </table:table-cell>
          <table:table-cell office:value-type="float" office:value="286" calcext:value-type="float">
            <text:p>286</text:p>
          </table:table-cell>
          <table:table-cell office:value-type="float" office:value="0.51390568515286" calcext:value-type="float">
            <text:p>0.51390568515286</text:p>
          </table:table-cell>
          <table:table-cell office:value-type="float" office:value="286" calcext:value-type="float">
            <text:p>286</text:p>
          </table:table-cell>
          <table:table-cell office:value-type="float" office:value="0.51383855331332" calcext:value-type="float">
            <text:p>0.51383855331332</text:p>
          </table:table-cell>
          <table:table-cell/>
          <table:table-cell table:formula="of:=[.I776]-[.I775]" office:value-type="float" office:value="0.000141754314619935" calcext:value-type="float">
            <text:p>0.00014175431462</text:p>
          </table:table-cell>
          <table:table-cell/>
          <table:table-cell table:formula="of:=MATCH([.G776];[.H$8:.H$1007];0)" office:value-type="float" office:value="892" calcext:value-type="float">
            <text:p>892</text:p>
          </table:table-cell>
          <table:table-cell table:formula="of:=MATCH([.G776];[.J$8:.J$1007];0)" office:value-type="float" office:value="892" calcext:value-type="float">
            <text:p>892</text:p>
          </table:table-cell>
          <table:table-cell table:formula="of:=ABS([.O776]-[.P77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4946285191063" calcext:value-type="float">
            <text:p>0.49462851910630</text:p>
          </table:table-cell>
          <table:table-cell office:value-type="float" office:value="770" calcext:value-type="float">
            <text:p>770</text:p>
          </table:table-cell>
          <table:table-cell office:value-type="float" office:value="0.49456102639495" calcext:value-type="float">
            <text:p>0.49456102639495</text:p>
          </table:table-cell>
          <table:table-cell table:number-columns-repeated="2"/>
          <table:table-cell office:value-type="float" office:value="770" calcext:value-type="float">
            <text:p>770</text:p>
          </table:table-cell>
          <table:table-cell office:value-type="float" office:value="841" calcext:value-type="float">
            <text:p>841</text:p>
          </table:table-cell>
          <table:table-cell office:value-type="float" office:value="0.51393367826764" calcext:value-type="float">
            <text:p>0.51393367826764</text:p>
          </table:table-cell>
          <table:table-cell office:value-type="float" office:value="841" calcext:value-type="float">
            <text:p>841</text:p>
          </table:table-cell>
          <table:table-cell office:value-type="float" office:value="0.51386616269332" calcext:value-type="float">
            <text:p>0.51386616269332</text:p>
          </table:table-cell>
          <table:table-cell/>
          <table:table-cell table:formula="of:=[.I777]-[.I776]" office:value-type="float" office:value="0.0000279931147800783" calcext:value-type="float">
            <text:p>0.00002799311478</text:p>
          </table:table-cell>
          <table:table-cell/>
          <table:table-cell table:formula="of:=MATCH([.G777];[.H$8:.H$1007];0)" office:value-type="float" office:value="372" calcext:value-type="float">
            <text:p>372</text:p>
          </table:table-cell>
          <table:table-cell table:formula="of:=MATCH([.G777];[.J$8:.J$1007];0)" office:value-type="float" office:value="372" calcext:value-type="float">
            <text:p>372</text:p>
          </table:table-cell>
          <table:table-cell table:formula="of:=ABS([.O777]-[.P77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48359076531851" calcext:value-type="float">
            <text:p>0.48359076531851</text:p>
          </table:table-cell>
          <table:table-cell office:value-type="float" office:value="771" calcext:value-type="float">
            <text:p>771</text:p>
          </table:table-cell>
          <table:table-cell office:value-type="float" office:value="0.48352376406994" calcext:value-type="float">
            <text:p>0.48352376406994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241" calcext:value-type="float">
            <text:p>241</text:p>
          </table:table-cell>
          <table:table-cell office:value-type="float" office:value="0.51399799391594" calcext:value-type="float">
            <text:p>0.51399799391594</text:p>
          </table:table-cell>
          <table:table-cell office:value-type="float" office:value="241" calcext:value-type="float">
            <text:p>241</text:p>
          </table:table-cell>
          <table:table-cell office:value-type="float" office:value="0.51393069861107" calcext:value-type="float">
            <text:p>0.51393069861107</text:p>
          </table:table-cell>
          <table:table-cell/>
          <table:table-cell table:formula="of:=[.I778]-[.I777]" office:value-type="float" office:value="0.0000643156483000062" calcext:value-type="float">
            <text:p>0.00006431564830</text:p>
          </table:table-cell>
          <table:table-cell/>
          <table:table-cell table:formula="of:=MATCH([.G778];[.H$8:.H$1007];0)" office:value-type="float" office:value="186" calcext:value-type="float">
            <text:p>186</text:p>
          </table:table-cell>
          <table:table-cell table:formula="of:=MATCH([.G778];[.J$8:.J$1007];0)" office:value-type="float" office:value="186" calcext:value-type="float">
            <text:p>186</text:p>
          </table:table-cell>
          <table:table-cell table:formula="of:=ABS([.O778]-[.P77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49496914070885" calcext:value-type="float">
            <text:p>0.49496914070885</text:p>
          </table:table-cell>
          <table:table-cell office:value-type="float" office:value="772" calcext:value-type="float">
            <text:p>772</text:p>
          </table:table-cell>
          <table:table-cell office:value-type="float" office:value="0.49490101381672" calcext:value-type="float">
            <text:p>0.49490101381672</text:p>
          </table:table-cell>
          <table:table-cell table:number-columns-repeated="2"/>
          <table:table-cell office:value-type="float" office:value="772" calcext:value-type="float">
            <text:p>772</text:p>
          </table:table-cell>
          <table:table-cell office:value-type="float" office:value="696" calcext:value-type="float">
            <text:p>696</text:p>
          </table:table-cell>
          <table:table-cell office:value-type="float" office:value="0.51401626109885" calcext:value-type="float">
            <text:p>0.51401626109885</text:p>
          </table:table-cell>
          <table:table-cell office:value-type="float" office:value="696" calcext:value-type="float">
            <text:p>696</text:p>
          </table:table-cell>
          <table:table-cell office:value-type="float" office:value="0.51394867903375" calcext:value-type="float">
            <text:p>0.51394867903375</text:p>
          </table:table-cell>
          <table:table-cell/>
          <table:table-cell table:formula="of:=[.I779]-[.I778]" office:value-type="float" office:value="0.0000182671829099812" calcext:value-type="float">
            <text:p>0.00001826718291</text:p>
          </table:table-cell>
          <table:table-cell/>
          <table:table-cell table:formula="of:=MATCH([.G779];[.H$8:.H$1007];0)" office:value-type="float" office:value="384" calcext:value-type="float">
            <text:p>384</text:p>
          </table:table-cell>
          <table:table-cell table:formula="of:=MATCH([.G779];[.J$8:.J$1007];0)" office:value-type="float" office:value="384" calcext:value-type="float">
            <text:p>384</text:p>
          </table:table-cell>
          <table:table-cell table:formula="of:=ABS([.O779]-[.P77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48328217545801" calcext:value-type="float">
            <text:p>0.48328217545801</text:p>
          </table:table-cell>
          <table:table-cell office:value-type="float" office:value="773" calcext:value-type="float">
            <text:p>773</text:p>
          </table:table-cell>
          <table:table-cell office:value-type="float" office:value="0.48321434640337" calcext:value-type="float">
            <text:p>0.4832143464033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 office:value-type="float" office:value="370" calcext:value-type="float">
            <text:p>370</text:p>
          </table:table-cell>
          <table:table-cell office:value-type="float" office:value="0.51402717766601" calcext:value-type="float">
            <text:p>0.51402717766601</text:p>
          </table:table-cell>
          <table:table-cell office:value-type="float" office:value="370" calcext:value-type="float">
            <text:p>370</text:p>
          </table:table-cell>
          <table:table-cell office:value-type="float" office:value="0.51396031656579" calcext:value-type="float">
            <text:p>0.51396031656579</text:p>
          </table:table-cell>
          <table:table-cell/>
          <table:table-cell table:formula="of:=[.I780]-[.I779]" office:value-type="float" office:value="0.0000109165671600131" calcext:value-type="float">
            <text:p>0.00001091656716</text:p>
          </table:table-cell>
          <table:table-cell/>
          <table:table-cell table:formula="of:=MATCH([.G780];[.H$8:.H$1007];0)" office:value-type="float" office:value="184" calcext:value-type="float">
            <text:p>184</text:p>
          </table:table-cell>
          <table:table-cell table:formula="of:=MATCH([.G780];[.J$8:.J$1007];0)" office:value-type="float" office:value="184" calcext:value-type="float">
            <text:p>184</text:p>
          </table:table-cell>
          <table:table-cell table:formula="of:=ABS([.O780]-[.P78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47133072830621" calcext:value-type="float">
            <text:p>0.47133072830621</text:p>
          </table:table-cell>
          <table:table-cell office:value-type="float" office:value="774" calcext:value-type="float">
            <text:p>774</text:p>
          </table:table-cell>
          <table:table-cell office:value-type="float" office:value="0.47126321145505" calcext:value-type="float">
            <text:p>0.47126321145505</text:p>
          </table:table-cell>
          <table:table-cell table:number-columns-repeated="2"/>
          <table:table-cell office:value-type="float" office:value="774" calcext:value-type="float">
            <text:p>774</text:p>
          </table:table-cell>
          <table:table-cell office:value-type="float" office:value="36" calcext:value-type="float">
            <text:p>36</text:p>
          </table:table-cell>
          <table:table-cell office:value-type="float" office:value="0.51410501099365" calcext:value-type="float">
            <text:p>0.51410501099365</text:p>
          </table:table-cell>
          <table:table-cell office:value-type="float" office:value="36" calcext:value-type="float">
            <text:p>36</text:p>
          </table:table-cell>
          <table:table-cell office:value-type="float" office:value="0.51403774885377" calcext:value-type="float">
            <text:p>0.51403774885377</text:p>
          </table:table-cell>
          <table:table-cell/>
          <table:table-cell table:formula="of:=[.I781]-[.I780]" office:value-type="float" office:value="0.0000778333276399978" calcext:value-type="float">
            <text:p>0.00007783332764</text:p>
          </table:table-cell>
          <table:table-cell/>
          <table:table-cell table:formula="of:=MATCH([.G781];[.H$8:.H$1007];0)" office:value-type="float" office:value="60" calcext:value-type="float">
            <text:p>60</text:p>
          </table:table-cell>
          <table:table-cell table:formula="of:=MATCH([.G781];[.J$8:.J$1007];0)" office:value-type="float" office:value="60" calcext:value-type="float">
            <text:p>60</text:p>
          </table:table-cell>
          <table:table-cell table:formula="of:=ABS([.O781]-[.P78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52318427956754" calcext:value-type="float">
            <text:p>0.52318427956754</text:p>
          </table:table-cell>
          <table:table-cell office:value-type="float" office:value="775" calcext:value-type="float">
            <text:p>775</text:p>
          </table:table-cell>
          <table:table-cell office:value-type="float" office:value="0.52311653064688" calcext:value-type="float">
            <text:p>0.52311653064688</text:p>
          </table:table-cell>
          <table:table-cell table:number-columns-repeated="2"/>
          <table:table-cell office:value-type="float" office:value="775" calcext:value-type="float">
            <text:p>775</text:p>
          </table:table-cell>
          <table:table-cell office:value-type="float" office:value="288" calcext:value-type="float">
            <text:p>288</text:p>
          </table:table-cell>
          <table:table-cell office:value-type="float" office:value="0.51425371356303" calcext:value-type="float">
            <text:p>0.51425371356303</text:p>
          </table:table-cell>
          <table:table-cell office:value-type="float" office:value="288" calcext:value-type="float">
            <text:p>288</text:p>
          </table:table-cell>
          <table:table-cell office:value-type="float" office:value="0.51418632976229" calcext:value-type="float">
            <text:p>0.51418632976229</text:p>
          </table:table-cell>
          <table:table-cell/>
          <table:table-cell table:formula="of:=[.I782]-[.I781]" office:value-type="float" office:value="0.000148702569379933" calcext:value-type="float">
            <text:p>0.00014870256938</text:p>
          </table:table-cell>
          <table:table-cell/>
          <table:table-cell table:formula="of:=MATCH([.G782];[.H$8:.H$1007];0)" office:value-type="float" office:value="900" calcext:value-type="float">
            <text:p>900</text:p>
          </table:table-cell>
          <table:table-cell table:formula="of:=MATCH([.G782];[.J$8:.J$1007];0)" office:value-type="float" office:value="900" calcext:value-type="float">
            <text:p>900</text:p>
          </table:table-cell>
          <table:table-cell table:formula="of:=ABS([.O782]-[.P78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50928689558705" calcext:value-type="float">
            <text:p>0.50928689558705</text:p>
          </table:table-cell>
          <table:table-cell office:value-type="float" office:value="776" calcext:value-type="float">
            <text:p>776</text:p>
          </table:table-cell>
          <table:table-cell office:value-type="float" office:value="0.50922052279866" calcext:value-type="float">
            <text:p>0.50922052279866</text:p>
          </table:table-cell>
          <table:table-cell table:number-columns-repeated="2"/>
          <table:table-cell office:value-type="float" office:value="776" calcext:value-type="float">
            <text:p>776</text:p>
          </table:table-cell>
          <table:table-cell office:value-type="float" office:value="501" calcext:value-type="float">
            <text:p>501</text:p>
          </table:table-cell>
          <table:table-cell office:value-type="float" office:value="0.51425379125791" calcext:value-type="float">
            <text:p>0.51425379125791</text:p>
          </table:table-cell>
          <table:table-cell office:value-type="float" office:value="501" calcext:value-type="float">
            <text:p>501</text:p>
          </table:table-cell>
          <table:table-cell office:value-type="float" office:value="0.51418668780962" calcext:value-type="float">
            <text:p>0.51418668780962</text:p>
          </table:table-cell>
          <table:table-cell/>
          <table:table-cell table:formula="of:=[.I783]-[.I782]" office:value-type="float" office:value="0.0000000776948800851329" calcext:value-type="float">
            <text:p>0.00000007769488</text:p>
          </table:table-cell>
          <table:table-cell/>
          <table:table-cell table:formula="of:=MATCH([.G783];[.H$8:.H$1007];0)" office:value-type="float" office:value="677" calcext:value-type="float">
            <text:p>677</text:p>
          </table:table-cell>
          <table:table-cell table:formula="of:=MATCH([.G783];[.J$8:.J$1007];0)" office:value-type="float" office:value="677" calcext:value-type="float">
            <text:p>677</text:p>
          </table:table-cell>
          <table:table-cell table:formula="of:=ABS([.O783]-[.P78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51774243894749" calcext:value-type="float">
            <text:p>0.51774243894749</text:p>
          </table:table-cell>
          <table:table-cell office:value-type="float" office:value="777" calcext:value-type="float">
            <text:p>777</text:p>
          </table:table-cell>
          <table:table-cell office:value-type="float" office:value="0.51767593872047" calcext:value-type="float">
            <text:p>0.51767593872047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448" calcext:value-type="float">
            <text:p>448</text:p>
          </table:table-cell>
          <table:table-cell office:value-type="float" office:value="0.51431855820425" calcext:value-type="float">
            <text:p>0.51431855820425</text:p>
          </table:table-cell>
          <table:table-cell office:value-type="float" office:value="448" calcext:value-type="float">
            <text:p>448</text:p>
          </table:table-cell>
          <table:table-cell office:value-type="float" office:value="0.51425100306787" calcext:value-type="float">
            <text:p>0.51425100306787</text:p>
          </table:table-cell>
          <table:table-cell/>
          <table:table-cell table:formula="of:=[.I784]-[.I783]" office:value-type="float" office:value="0.0000647669463399447" calcext:value-type="float">
            <text:p>0.00006476694634</text:p>
          </table:table-cell>
          <table:table-cell/>
          <table:table-cell table:formula="of:=MATCH([.G784];[.H$8:.H$1007];0)" office:value-type="float" office:value="830" calcext:value-type="float">
            <text:p>830</text:p>
          </table:table-cell>
          <table:table-cell table:formula="of:=MATCH([.G784];[.J$8:.J$1007];0)" office:value-type="float" office:value="830" calcext:value-type="float">
            <text:p>830</text:p>
          </table:table-cell>
          <table:table-cell table:formula="of:=ABS([.O784]-[.P78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49545208723561" calcext:value-type="float">
            <text:p>0.49545208723561</text:p>
          </table:table-cell>
          <table:table-cell office:value-type="float" office:value="778" calcext:value-type="float">
            <text:p>778</text:p>
          </table:table-cell>
          <table:table-cell office:value-type="float" office:value="0.49538453746853" calcext:value-type="float">
            <text:p>0.49538453746853</text:p>
          </table:table-cell>
          <table:table-cell table:number-columns-repeated="2"/>
          <table:table-cell office:value-type="float" office:value="778" calcext:value-type="float">
            <text:p>778</text:p>
          </table:table-cell>
          <table:table-cell office:value-type="float" office:value="7" calcext:value-type="float">
            <text:p>7</text:p>
          </table:table-cell>
          <table:table-cell office:value-type="float" office:value="0.5143957019377" calcext:value-type="float">
            <text:p>0.51439570193770</text:p>
          </table:table-cell>
          <table:table-cell office:value-type="float" office:value="7" calcext:value-type="float">
            <text:p>7</text:p>
          </table:table-cell>
          <table:table-cell office:value-type="float" office:value="0.5143283948967" calcext:value-type="float">
            <text:p>0.51432839489670</text:p>
          </table:table-cell>
          <table:table-cell/>
          <table:table-cell table:formula="of:=[.I785]-[.I784]" office:value-type="float" office:value="0.0000771437334500247" calcext:value-type="float">
            <text:p>0.00007714373345</text:p>
          </table:table-cell>
          <table:table-cell/>
          <table:table-cell table:formula="of:=MATCH([.G785];[.H$8:.H$1007];0)" office:value-type="float" office:value="394" calcext:value-type="float">
            <text:p>394</text:p>
          </table:table-cell>
          <table:table-cell table:formula="of:=MATCH([.G785];[.J$8:.J$1007];0)" office:value-type="float" office:value="394" calcext:value-type="float">
            <text:p>394</text:p>
          </table:table-cell>
          <table:table-cell table:formula="of:=ABS([.O785]-[.P78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5056172384194" calcext:value-type="float">
            <text:p>0.50561723841940</text:p>
          </table:table-cell>
          <table:table-cell office:value-type="float" office:value="779" calcext:value-type="float">
            <text:p>779</text:p>
          </table:table-cell>
          <table:table-cell office:value-type="float" office:value="0.50554964122142" calcext:value-type="float">
            <text:p>0.50554964122142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725" calcext:value-type="float">
            <text:p>725</text:p>
          </table:table-cell>
          <table:table-cell office:value-type="float" office:value="0.51440551589595" calcext:value-type="float">
            <text:p>0.51440551589595</text:p>
          </table:table-cell>
          <table:table-cell office:value-type="float" office:value="725" calcext:value-type="float">
            <text:p>725</text:p>
          </table:table-cell>
          <table:table-cell office:value-type="float" office:value="0.51433729317071" calcext:value-type="float">
            <text:p>0.51433729317071</text:p>
          </table:table-cell>
          <table:table-cell/>
          <table:table-cell table:formula="of:=[.I786]-[.I785]" office:value-type="float" office:value="0.00000981395824994902" calcext:value-type="float">
            <text:p>0.00000981395825</text:p>
          </table:table-cell>
          <table:table-cell/>
          <table:table-cell table:formula="of:=MATCH([.G786];[.H$8:.H$1007];0)" office:value-type="float" office:value="606" calcext:value-type="float">
            <text:p>606</text:p>
          </table:table-cell>
          <table:table-cell table:formula="of:=MATCH([.G786];[.J$8:.J$1007];0)" office:value-type="float" office:value="606" calcext:value-type="float">
            <text:p>606</text:p>
          </table:table-cell>
          <table:table-cell table:formula="of:=ABS([.O786]-[.P78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51794916763627" calcext:value-type="float">
            <text:p>0.51794916763627</text:p>
          </table:table-cell>
          <table:table-cell office:value-type="float" office:value="780" calcext:value-type="float">
            <text:p>780</text:p>
          </table:table-cell>
          <table:table-cell office:value-type="float" office:value="0.51788129829357" calcext:value-type="float">
            <text:p>0.51788129829357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87" calcext:value-type="float">
            <text:p>87</text:p>
          </table:table-cell>
          <table:table-cell office:value-type="float" office:value="0.51446570170539" calcext:value-type="float">
            <text:p>0.51446570170539</text:p>
          </table:table-cell>
          <table:table-cell office:value-type="float" office:value="87" calcext:value-type="float">
            <text:p>87</text:p>
          </table:table-cell>
          <table:table-cell office:value-type="float" office:value="0.51439839772492" calcext:value-type="float">
            <text:p>0.51439839772492</text:p>
          </table:table-cell>
          <table:table-cell/>
          <table:table-cell table:formula="of:=[.I787]-[.I786]" office:value-type="float" office:value="0.0000601858094400054" calcext:value-type="float">
            <text:p>0.00006018580944</text:p>
          </table:table-cell>
          <table:table-cell/>
          <table:table-cell table:formula="of:=MATCH([.G787];[.H$8:.H$1007];0)" office:value-type="float" office:value="835" calcext:value-type="float">
            <text:p>835</text:p>
          </table:table-cell>
          <table:table-cell table:formula="of:=MATCH([.G787];[.J$8:.J$1007];0)" office:value-type="float" office:value="835" calcext:value-type="float">
            <text:p>835</text:p>
          </table:table-cell>
          <table:table-cell table:formula="of:=ABS([.O787]-[.P78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50454743589381" calcext:value-type="float">
            <text:p>0.50454743589381</text:p>
          </table:table-cell>
          <table:table-cell office:value-type="float" office:value="781" calcext:value-type="float">
            <text:p>781</text:p>
          </table:table-cell>
          <table:table-cell office:value-type="float" office:value="0.50447977198903" calcext:value-type="float">
            <text:p>0.50447977198903</text:p>
          </table:table-cell>
          <table:table-cell table:number-columns-repeated="2"/>
          <table:table-cell office:value-type="float" office:value="781" calcext:value-type="float">
            <text:p>781</text:p>
          </table:table-cell>
          <table:table-cell office:value-type="float" office:value="51" calcext:value-type="float">
            <text:p>51</text:p>
          </table:table-cell>
          <table:table-cell office:value-type="float" office:value="0.51447567731669" calcext:value-type="float">
            <text:p>0.51447567731669</text:p>
          </table:table-cell>
          <table:table-cell office:value-type="float" office:value="51" calcext:value-type="float">
            <text:p>51</text:p>
          </table:table-cell>
          <table:table-cell office:value-type="float" office:value="0.51440833657851" calcext:value-type="float">
            <text:p>0.51440833657851</text:p>
          </table:table-cell>
          <table:table-cell/>
          <table:table-cell table:formula="of:=[.I788]-[.I787]" office:value-type="float" office:value="0.00000997561130000602" calcext:value-type="float">
            <text:p>0.00000997561130</text:p>
          </table:table-cell>
          <table:table-cell/>
          <table:table-cell table:formula="of:=MATCH([.G788];[.H$8:.H$1007];0)" office:value-type="float" office:value="580" calcext:value-type="float">
            <text:p>580</text:p>
          </table:table-cell>
          <table:table-cell table:formula="of:=MATCH([.G788];[.J$8:.J$1007];0)" office:value-type="float" office:value="580" calcext:value-type="float">
            <text:p>580</text:p>
          </table:table-cell>
          <table:table-cell table:formula="of:=ABS([.O788]-[.P78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49871486066943" calcext:value-type="float">
            <text:p>0.49871486066943</text:p>
          </table:table-cell>
          <table:table-cell office:value-type="float" office:value="782" calcext:value-type="float">
            <text:p>782</text:p>
          </table:table-cell>
          <table:table-cell office:value-type="float" office:value="0.49864780253741" calcext:value-type="float">
            <text:p>0.49864780253741</text:p>
          </table:table-cell>
          <table:table-cell table:number-columns-repeated="2"/>
          <table:table-cell office:value-type="float" office:value="782" calcext:value-type="float">
            <text:p>782</text:p>
          </table:table-cell>
          <table:table-cell office:value-type="float" office:value="940" calcext:value-type="float">
            <text:p>940</text:p>
          </table:table-cell>
          <table:table-cell office:value-type="float" office:value="0.51456314387236" calcext:value-type="float">
            <text:p>0.51456314387236</text:p>
          </table:table-cell>
          <table:table-cell office:value-type="float" office:value="940" calcext:value-type="float">
            <text:p>940</text:p>
          </table:table-cell>
          <table:table-cell office:value-type="float" office:value="0.51449554918637" calcext:value-type="float">
            <text:p>0.51449554918637</text:p>
          </table:table-cell>
          <table:table-cell/>
          <table:table-cell table:formula="of:=[.I789]-[.I788]" office:value-type="float" office:value="0.000087466555670046" calcext:value-type="float">
            <text:p>0.00008746655567</text:p>
          </table:table-cell>
          <table:table-cell/>
          <table:table-cell table:formula="of:=MATCH([.G789];[.H$8:.H$1007];0)" office:value-type="float" office:value="463" calcext:value-type="float">
            <text:p>463</text:p>
          </table:table-cell>
          <table:table-cell table:formula="of:=MATCH([.G789];[.J$8:.J$1007];0)" office:value-type="float" office:value="463" calcext:value-type="float">
            <text:p>463</text:p>
          </table:table-cell>
          <table:table-cell table:formula="of:=ABS([.O789]-[.P78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51932921125457" calcext:value-type="float">
            <text:p>0.51932921125457</text:p>
          </table:table-cell>
          <table:table-cell office:value-type="float" office:value="783" calcext:value-type="float">
            <text:p>783</text:p>
          </table:table-cell>
          <table:table-cell office:value-type="float" office:value="0.51926142406722" calcext:value-type="float">
            <text:p>0.51926142406722</text:p>
          </table:table-cell>
          <table:table-cell table:number-columns-repeated="2"/>
          <table:table-cell office:value-type="float" office:value="783" calcext:value-type="float">
            <text:p>783</text:p>
          </table:table-cell>
          <table:table-cell office:value-type="float" office:value="283" calcext:value-type="float">
            <text:p>283</text:p>
          </table:table-cell>
          <table:table-cell office:value-type="float" office:value="0.51459443620083" calcext:value-type="float">
            <text:p>0.51459443620083</text:p>
          </table:table-cell>
          <table:table-cell office:value-type="float" office:value="283" calcext:value-type="float">
            <text:p>283</text:p>
          </table:table-cell>
          <table:table-cell office:value-type="float" office:value="0.51452700201767" calcext:value-type="float">
            <text:p>0.51452700201767</text:p>
          </table:table-cell>
          <table:table-cell/>
          <table:table-cell table:formula="of:=[.I790]-[.I789]" office:value-type="float" office:value="0.0000312923284699895" calcext:value-type="float">
            <text:p>0.00003129232847</text:p>
          </table:table-cell>
          <table:table-cell/>
          <table:table-cell table:formula="of:=MATCH([.G790];[.H$8:.H$1007];0)" office:value-type="float" office:value="858" calcext:value-type="float">
            <text:p>858</text:p>
          </table:table-cell>
          <table:table-cell table:formula="of:=MATCH([.G790];[.J$8:.J$1007];0)" office:value-type="float" office:value="858" calcext:value-type="float">
            <text:p>858</text:p>
          </table:table-cell>
          <table:table-cell table:formula="of:=ABS([.O790]-[.P79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5179293519732" calcext:value-type="float">
            <text:p>0.51792935197320</text:p>
          </table:table-cell>
          <table:table-cell office:value-type="float" office:value="784" calcext:value-type="float">
            <text:p>784</text:p>
          </table:table-cell>
          <table:table-cell office:value-type="float" office:value="0.51786196569683" calcext:value-type="float">
            <text:p>0.51786196569683</text:p>
          </table:table-cell>
          <table:table-cell table:number-columns-repeated="2"/>
          <table:table-cell office:value-type="float" office:value="784" calcext:value-type="float">
            <text:p>784</text:p>
          </table:table-cell>
          <table:table-cell office:value-type="float" office:value="744" calcext:value-type="float">
            <text:p>744</text:p>
          </table:table-cell>
          <table:table-cell office:value-type="float" office:value="0.51463289737911" calcext:value-type="float">
            <text:p>0.51463289737911</text:p>
          </table:table-cell>
          <table:table-cell office:value-type="float" office:value="744" calcext:value-type="float">
            <text:p>744</text:p>
          </table:table-cell>
          <table:table-cell office:value-type="float" office:value="0.51456615949304" calcext:value-type="float">
            <text:p>0.51456615949304</text:p>
          </table:table-cell>
          <table:table-cell/>
          <table:table-cell table:formula="of:=[.I791]-[.I790]" office:value-type="float" office:value="0.0000384611782799915" calcext:value-type="float">
            <text:p>0.00003846117828</text:p>
          </table:table-cell>
          <table:table-cell/>
          <table:table-cell table:formula="of:=MATCH([.G791];[.H$8:.H$1007];0)" office:value-type="float" office:value="834" calcext:value-type="float">
            <text:p>834</text:p>
          </table:table-cell>
          <table:table-cell table:formula="of:=MATCH([.G791];[.J$8:.J$1007];0)" office:value-type="float" office:value="834" calcext:value-type="float">
            <text:p>834</text:p>
          </table:table-cell>
          <table:table-cell table:formula="of:=ABS([.O791]-[.P79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50592170841436" calcext:value-type="float">
            <text:p>0.50592170841436</text:p>
          </table:table-cell>
          <table:table-cell office:value-type="float" office:value="785" calcext:value-type="float">
            <text:p>785</text:p>
          </table:table-cell>
          <table:table-cell office:value-type="float" office:value="0.50585449474003" calcext:value-type="float">
            <text:p>0.50585449474003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office:value-type="float" office:value="332" calcext:value-type="float">
            <text:p>332</text:p>
          </table:table-cell>
          <table:table-cell office:value-type="float" office:value="0.51469947957861" calcext:value-type="float">
            <text:p>0.51469947957861</text:p>
          </table:table-cell>
          <table:table-cell office:value-type="float" office:value="332" calcext:value-type="float">
            <text:p>332</text:p>
          </table:table-cell>
          <table:table-cell office:value-type="float" office:value="0.5146320732285" calcext:value-type="float">
            <text:p>0.51463207322850</text:p>
          </table:table-cell>
          <table:table-cell/>
          <table:table-cell table:formula="of:=[.I792]-[.I791]" office:value-type="float" office:value="0.0000665821994999538" calcext:value-type="float">
            <text:p>0.00006658219950</text:p>
          </table:table-cell>
          <table:table-cell/>
          <table:table-cell table:formula="of:=MATCH([.G792];[.H$8:.H$1007];0)" office:value-type="float" office:value="613" calcext:value-type="float">
            <text:p>613</text:p>
          </table:table-cell>
          <table:table-cell table:formula="of:=MATCH([.G792];[.J$8:.J$1007];0)" office:value-type="float" office:value="613" calcext:value-type="float">
            <text:p>613</text:p>
          </table:table-cell>
          <table:table-cell table:formula="of:=ABS([.O792]-[.P79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47903943592891" calcext:value-type="float">
            <text:p>0.47903943592891</text:p>
          </table:table-cell>
          <table:table-cell office:value-type="float" office:value="786" calcext:value-type="float">
            <text:p>786</text:p>
          </table:table-cell>
          <table:table-cell office:value-type="float" office:value="0.47897161526277" calcext:value-type="float">
            <text:p>0.47897161526277</text:p>
          </table:table-cell>
          <table:table-cell table:number-columns-repeated="2"/>
          <table:table-cell office:value-type="float" office:value="786" calcext:value-type="float">
            <text:p>786</text:p>
          </table:table-cell>
          <table:table-cell office:value-type="float" office:value="358" calcext:value-type="float">
            <text:p>358</text:p>
          </table:table-cell>
          <table:table-cell office:value-type="float" office:value="0.5147582130019" calcext:value-type="float">
            <text:p>0.51475821300190</text:p>
          </table:table-cell>
          <table:table-cell office:value-type="float" office:value="358" calcext:value-type="float">
            <text:p>358</text:p>
          </table:table-cell>
          <table:table-cell office:value-type="float" office:value="0.51469025595274" calcext:value-type="float">
            <text:p>0.51469025595274</text:p>
          </table:table-cell>
          <table:table-cell/>
          <table:table-cell table:formula="of:=[.I793]-[.I792]" office:value-type="float" office:value="0.0000587334232901027" calcext:value-type="float">
            <text:p>0.00005873342329</text:p>
          </table:table-cell>
          <table:table-cell/>
          <table:table-cell table:formula="of:=MATCH([.G793];[.H$8:.H$1007];0)" office:value-type="float" office:value="127" calcext:value-type="float">
            <text:p>127</text:p>
          </table:table-cell>
          <table:table-cell table:formula="of:=MATCH([.G793];[.J$8:.J$1007];0)" office:value-type="float" office:value="127" calcext:value-type="float">
            <text:p>127</text:p>
          </table:table-cell>
          <table:table-cell table:formula="of:=ABS([.O793]-[.P79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50079766039466" calcext:value-type="float">
            <text:p>0.50079766039466</text:p>
          </table:table-cell>
          <table:table-cell office:value-type="float" office:value="787" calcext:value-type="float">
            <text:p>787</text:p>
          </table:table-cell>
          <table:table-cell office:value-type="float" office:value="0.500730007403" calcext:value-type="float">
            <text:p>0.50073000740300</text:p>
          </table:table-cell>
          <table:table-cell table:number-columns-repeated="2"/>
          <table:table-cell office:value-type="float" office:value="787" calcext:value-type="float">
            <text:p>787</text:p>
          </table:table-cell>
          <table:table-cell office:value-type="float" office:value="575" calcext:value-type="float">
            <text:p>575</text:p>
          </table:table-cell>
          <table:table-cell office:value-type="float" office:value="0.5148418314855" calcext:value-type="float">
            <text:p>0.51484183148550</text:p>
          </table:table-cell>
          <table:table-cell office:value-type="float" office:value="575" calcext:value-type="float">
            <text:p>575</text:p>
          </table:table-cell>
          <table:table-cell office:value-type="float" office:value="0.51477406968433" calcext:value-type="float">
            <text:p>0.51477406968433</text:p>
          </table:table-cell>
          <table:table-cell/>
          <table:table-cell table:formula="of:=[.I794]-[.I793]" office:value-type="float" office:value="0.0000836184835999454" calcext:value-type="float">
            <text:p>0.00008361848360</text:p>
          </table:table-cell>
          <table:table-cell/>
          <table:table-cell table:formula="of:=MATCH([.G794];[.H$8:.H$1007];0)" office:value-type="float" office:value="503" calcext:value-type="float">
            <text:p>503</text:p>
          </table:table-cell>
          <table:table-cell table:formula="of:=MATCH([.G794];[.J$8:.J$1007];0)" office:value-type="float" office:value="503" calcext:value-type="float">
            <text:p>503</text:p>
          </table:table-cell>
          <table:table-cell table:formula="of:=ABS([.O794]-[.P79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48677250116161" calcext:value-type="float">
            <text:p>0.48677250116161</text:p>
          </table:table-cell>
          <table:table-cell office:value-type="float" office:value="788" calcext:value-type="float">
            <text:p>788</text:p>
          </table:table-cell>
          <table:table-cell office:value-type="float" office:value="0.48670486432393" calcext:value-type="float">
            <text:p>0.48670486432393</text:p>
          </table:table-cell>
          <table:table-cell table:number-columns-repeated="2"/>
          <table:table-cell office:value-type="float" office:value="788" calcext:value-type="float">
            <text:p>788</text:p>
          </table:table-cell>
          <table:table-cell office:value-type="float" office:value="935" calcext:value-type="float">
            <text:p>935</text:p>
          </table:table-cell>
          <table:table-cell office:value-type="float" office:value="0.51489184543062" calcext:value-type="float">
            <text:p>0.51489184543062</text:p>
          </table:table-cell>
          <table:table-cell office:value-type="float" office:value="935" calcext:value-type="float">
            <text:p>935</text:p>
          </table:table-cell>
          <table:table-cell office:value-type="float" office:value="0.51482424021696" calcext:value-type="float">
            <text:p>0.51482424021696</text:p>
          </table:table-cell>
          <table:table-cell/>
          <table:table-cell table:formula="of:=[.I795]-[.I794]" office:value-type="float" office:value="0.0000500139451200532" calcext:value-type="float">
            <text:p>0.00005001394512</text:p>
          </table:table-cell>
          <table:table-cell/>
          <table:table-cell table:formula="of:=MATCH([.G795];[.H$8:.H$1007];0)" office:value-type="float" office:value="234" calcext:value-type="float">
            <text:p>234</text:p>
          </table:table-cell>
          <table:table-cell table:formula="of:=MATCH([.G795];[.J$8:.J$1007];0)" office:value-type="float" office:value="234" calcext:value-type="float">
            <text:p>234</text:p>
          </table:table-cell>
          <table:table-cell table:formula="of:=ABS([.O795]-[.P79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50352266329836" calcext:value-type="float">
            <text:p>0.50352266329836</text:p>
          </table:table-cell>
          <table:table-cell office:value-type="float" office:value="789" calcext:value-type="float">
            <text:p>789</text:p>
          </table:table-cell>
          <table:table-cell office:value-type="float" office:value="0.50345442199751" calcext:value-type="float">
            <text:p>0.50345442199751</text:p>
          </table:table-cell>
          <table:table-cell table:number-columns-repeated="2"/>
          <table:table-cell office:value-type="float" office:value="789" calcext:value-type="float">
            <text:p>789</text:p>
          </table:table-cell>
          <table:table-cell office:value-type="float" office:value="901" calcext:value-type="float">
            <text:p>901</text:p>
          </table:table-cell>
          <table:table-cell office:value-type="float" office:value="0.51498012535596" calcext:value-type="float">
            <text:p>0.51498012535596</text:p>
          </table:table-cell>
          <table:table-cell office:value-type="float" office:value="901" calcext:value-type="float">
            <text:p>901</text:p>
          </table:table-cell>
          <table:table-cell office:value-type="float" office:value="0.51491262829007" calcext:value-type="float">
            <text:p>0.51491262829007</text:p>
          </table:table-cell>
          <table:table-cell/>
          <table:table-cell table:formula="of:=[.I796]-[.I795]" office:value-type="float" office:value="0.0000882799253399957" calcext:value-type="float">
            <text:p>0.00008827992534</text:p>
          </table:table-cell>
          <table:table-cell/>
          <table:table-cell table:formula="of:=MATCH([.G796];[.H$8:.H$1007];0)" office:value-type="float" office:value="560" calcext:value-type="float">
            <text:p>560</text:p>
          </table:table-cell>
          <table:table-cell table:formula="of:=MATCH([.G796];[.J$8:.J$1007];0)" office:value-type="float" office:value="560" calcext:value-type="float">
            <text:p>560</text:p>
          </table:table-cell>
          <table:table-cell table:formula="of:=ABS([.O796]-[.P79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52764521453904" calcext:value-type="float">
            <text:p>0.52764521453904</text:p>
          </table:table-cell>
          <table:table-cell office:value-type="float" office:value="790" calcext:value-type="float">
            <text:p>790</text:p>
          </table:table-cell>
          <table:table-cell office:value-type="float" office:value="0.52757838292186" calcext:value-type="float">
            <text:p>0.52757838292186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244" calcext:value-type="float">
            <text:p>244</text:p>
          </table:table-cell>
          <table:table-cell office:value-type="float" office:value="0.51506106077348" calcext:value-type="float">
            <text:p>0.51506106077348</text:p>
          </table:table-cell>
          <table:table-cell office:value-type="float" office:value="244" calcext:value-type="float">
            <text:p>244</text:p>
          </table:table-cell>
          <table:table-cell office:value-type="float" office:value="0.51499376762541" calcext:value-type="float">
            <text:p>0.51499376762541</text:p>
          </table:table-cell>
          <table:table-cell/>
          <table:table-cell table:formula="of:=[.I797]-[.I796]" office:value-type="float" office:value="0.0000809354175199672" calcext:value-type="float">
            <text:p>0.00008093541752</text:p>
          </table:table-cell>
          <table:table-cell/>
          <table:table-cell table:formula="of:=MATCH([.G797];[.H$8:.H$1007];0)" office:value-type="float" office:value="938" calcext:value-type="float">
            <text:p>938</text:p>
          </table:table-cell>
          <table:table-cell table:formula="of:=MATCH([.G797];[.J$8:.J$1007];0)" office:value-type="float" office:value="938" calcext:value-type="float">
            <text:p>938</text:p>
          </table:table-cell>
          <table:table-cell table:formula="of:=ABS([.O797]-[.P79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50458447738857" calcext:value-type="float">
            <text:p>0.50458447738857</text:p>
          </table:table-cell>
          <table:table-cell office:value-type="float" office:value="791" calcext:value-type="float">
            <text:p>791</text:p>
          </table:table-cell>
          <table:table-cell office:value-type="float" office:value="0.50451727674769" calcext:value-type="float">
            <text:p>0.50451727674769</text:p>
          </table:table-cell>
          <table:table-cell table:number-columns-repeated="2"/>
          <table:table-cell office:value-type="float" office:value="791" calcext:value-type="float">
            <text:p>791</text:p>
          </table:table-cell>
          <table:table-cell office:value-type="float" office:value="912" calcext:value-type="float">
            <text:p>912</text:p>
          </table:table-cell>
          <table:table-cell office:value-type="float" office:value="0.51506477247048" calcext:value-type="float">
            <text:p>0.51506477247048</text:p>
          </table:table-cell>
          <table:table-cell office:value-type="float" office:value="912" calcext:value-type="float">
            <text:p>912</text:p>
          </table:table-cell>
          <table:table-cell office:value-type="float" office:value="0.51499695396429" calcext:value-type="float">
            <text:p>0.51499695396429</text:p>
          </table:table-cell>
          <table:table-cell/>
          <table:table-cell table:formula="of:=[.I798]-[.I797]" office:value-type="float" office:value="0.00000371169699997509" calcext:value-type="float">
            <text:p>0.00000371169700</text:p>
          </table:table-cell>
          <table:table-cell/>
          <table:table-cell table:formula="of:=MATCH([.G798];[.H$8:.H$1007];0)" office:value-type="float" office:value="581" calcext:value-type="float">
            <text:p>581</text:p>
          </table:table-cell>
          <table:table-cell table:formula="of:=MATCH([.G798];[.J$8:.J$1007];0)" office:value-type="float" office:value="581" calcext:value-type="float">
            <text:p>581</text:p>
          </table:table-cell>
          <table:table-cell table:formula="of:=ABS([.O798]-[.P79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52044721582019" calcext:value-type="float">
            <text:p>0.52044721582019</text:p>
          </table:table-cell>
          <table:table-cell office:value-type="float" office:value="792" calcext:value-type="float">
            <text:p>792</text:p>
          </table:table-cell>
          <table:table-cell office:value-type="float" office:value="0.52038067872236" calcext:value-type="float">
            <text:p>0.52038067872236</text:p>
          </table:table-cell>
          <table:table-cell table:number-columns-repeated="2"/>
          <table:table-cell office:value-type="float" office:value="792" calcext:value-type="float">
            <text:p>792</text:p>
          </table:table-cell>
          <table:table-cell office:value-type="float" office:value="270" calcext:value-type="float">
            <text:p>270</text:p>
          </table:table-cell>
          <table:table-cell office:value-type="float" office:value="0.51518046424022" calcext:value-type="float">
            <text:p>0.51518046424022</text:p>
          </table:table-cell>
          <table:table-cell office:value-type="float" office:value="270" calcext:value-type="float">
            <text:p>270</text:p>
          </table:table-cell>
          <table:table-cell office:value-type="float" office:value="0.51511293402676" calcext:value-type="float">
            <text:p>0.51511293402676</text:p>
          </table:table-cell>
          <table:table-cell/>
          <table:table-cell table:formula="of:=[.I799]-[.I798]" office:value-type="float" office:value="0.000115691769740023" calcext:value-type="float">
            <text:p>0.00011569176974</text:p>
          </table:table-cell>
          <table:table-cell/>
          <table:table-cell table:formula="of:=MATCH([.G799];[.H$8:.H$1007];0)" office:value-type="float" office:value="875" calcext:value-type="float">
            <text:p>875</text:p>
          </table:table-cell>
          <table:table-cell table:formula="of:=MATCH([.G799];[.J$8:.J$1007];0)" office:value-type="float" office:value="875" calcext:value-type="float">
            <text:p>875</text:p>
          </table:table-cell>
          <table:table-cell table:formula="of:=ABS([.O799]-[.P79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51351528662951" calcext:value-type="float">
            <text:p>0.51351528662951</text:p>
          </table:table-cell>
          <table:table-cell office:value-type="float" office:value="793" calcext:value-type="float">
            <text:p>793</text:p>
          </table:table-cell>
          <table:table-cell office:value-type="float" office:value="0.51344812555289" calcext:value-type="float">
            <text:p>0.51344812555289</text:p>
          </table:table-cell>
          <table:table-cell table:number-columns-repeated="2"/>
          <table:table-cell office:value-type="float" office:value="793" calcext:value-type="float">
            <text:p>793</text:p>
          </table:table-cell>
          <table:table-cell office:value-type="float" office:value="765" calcext:value-type="float">
            <text:p>765</text:p>
          </table:table-cell>
          <table:table-cell office:value-type="float" office:value="0.51527400641649" calcext:value-type="float">
            <text:p>0.51527400641649</text:p>
          </table:table-cell>
          <table:table-cell office:value-type="float" office:value="765" calcext:value-type="float">
            <text:p>765</text:p>
          </table:table-cell>
          <table:table-cell office:value-type="float" office:value="0.51520709191878" calcext:value-type="float">
            <text:p>0.51520709191878</text:p>
          </table:table-cell>
          <table:table-cell/>
          <table:table-cell table:formula="of:=[.I800]-[.I799]" office:value-type="float" office:value="0.0000935421762700006" calcext:value-type="float">
            <text:p>0.00009354217627</text:p>
          </table:table-cell>
          <table:table-cell/>
          <table:table-cell table:formula="of:=MATCH([.G800];[.H$8:.H$1007];0)" office:value-type="float" office:value="764" calcext:value-type="float">
            <text:p>764</text:p>
          </table:table-cell>
          <table:table-cell table:formula="of:=MATCH([.G800];[.J$8:.J$1007];0)" office:value-type="float" office:value="764" calcext:value-type="float">
            <text:p>764</text:p>
          </table:table-cell>
          <table:table-cell table:formula="of:=ABS([.O800]-[.P80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4745560348353" calcext:value-type="float">
            <text:p>0.47455603483530</text:p>
          </table:table-cell>
          <table:table-cell office:value-type="float" office:value="794" calcext:value-type="float">
            <text:p>794</text:p>
          </table:table-cell>
          <table:table-cell office:value-type="float" office:value="0.47448846286766" calcext:value-type="float">
            <text:p>0.47448846286766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331" calcext:value-type="float">
            <text:p>331</text:p>
          </table:table-cell>
          <table:table-cell office:value-type="float" office:value="0.51539639303101" calcext:value-type="float">
            <text:p>0.51539639303101</text:p>
          </table:table-cell>
          <table:table-cell office:value-type="float" office:value="331" calcext:value-type="float">
            <text:p>331</text:p>
          </table:table-cell>
          <table:table-cell office:value-type="float" office:value="0.51532938571207" calcext:value-type="float">
            <text:p>0.51532938571207</text:p>
          </table:table-cell>
          <table:table-cell/>
          <table:table-cell table:formula="of:=[.I801]-[.I800]" office:value-type="float" office:value="0.00012238661452002" calcext:value-type="float">
            <text:p>0.00012238661452</text:p>
          </table:table-cell>
          <table:table-cell/>
          <table:table-cell table:formula="of:=MATCH([.G801];[.H$8:.H$1007];0)" office:value-type="float" office:value="86" calcext:value-type="float">
            <text:p>86</text:p>
          </table:table-cell>
          <table:table-cell table:formula="of:=MATCH([.G801];[.J$8:.J$1007];0)" office:value-type="float" office:value="86" calcext:value-type="float">
            <text:p>86</text:p>
          </table:table-cell>
          <table:table-cell table:formula="of:=ABS([.O801]-[.P80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53741754769082" calcext:value-type="float">
            <text:p>0.53741754769082</text:p>
          </table:table-cell>
          <table:table-cell office:value-type="float" office:value="795" calcext:value-type="float">
            <text:p>795</text:p>
          </table:table-cell>
          <table:table-cell office:value-type="float" office:value="0.53734986176036" calcext:value-type="float">
            <text:p>0.53734986176036</text:p>
          </table:table-cell>
          <table:table-cell table:number-columns-repeated="2"/>
          <table:table-cell office:value-type="float" office:value="795" calcext:value-type="float">
            <text:p>795</text:p>
          </table:table-cell>
          <table:table-cell office:value-type="float" office:value="320" calcext:value-type="float">
            <text:p>320</text:p>
          </table:table-cell>
          <table:table-cell office:value-type="float" office:value="0.5154327743806" calcext:value-type="float">
            <text:p>0.51543277438060</text:p>
          </table:table-cell>
          <table:table-cell office:value-type="float" office:value="320" calcext:value-type="float">
            <text:p>320</text:p>
          </table:table-cell>
          <table:table-cell office:value-type="float" office:value="0.51536499562706" calcext:value-type="float">
            <text:p>0.51536499562706</text:p>
          </table:table-cell>
          <table:table-cell/>
          <table:table-cell table:formula="of:=[.I802]-[.I801]" office:value-type="float" office:value="0.0000363813495899423" calcext:value-type="float">
            <text:p>0.00003638134959</text:p>
          </table:table-cell>
          <table:table-cell/>
          <table:table-cell table:formula="of:=MATCH([.G802];[.H$8:.H$1007];0)" office:value-type="float" office:value="985" calcext:value-type="float">
            <text:p>985</text:p>
          </table:table-cell>
          <table:table-cell table:formula="of:=MATCH([.G802];[.J$8:.J$1007];0)" office:value-type="float" office:value="985" calcext:value-type="float">
            <text:p>985</text:p>
          </table:table-cell>
          <table:table-cell table:formula="of:=ABS([.O802]-[.P80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49556870375756" calcext:value-type="float">
            <text:p>0.49556870375756</text:p>
          </table:table-cell>
          <table:table-cell office:value-type="float" office:value="796" calcext:value-type="float">
            <text:p>796</text:p>
          </table:table-cell>
          <table:table-cell office:value-type="float" office:value="0.49550009411681" calcext:value-type="float">
            <text:p>0.49550009411681</text:p>
          </table:table-cell>
          <table:table-cell table:number-columns-repeated="2"/>
          <table:table-cell office:value-type="float" office:value="796" calcext:value-type="float">
            <text:p>796</text:p>
          </table:table-cell>
          <table:table-cell office:value-type="float" office:value="310" calcext:value-type="float">
            <text:p>310</text:p>
          </table:table-cell>
          <table:table-cell office:value-type="float" office:value="0.51550006611093" calcext:value-type="float">
            <text:p>0.51550006611093</text:p>
          </table:table-cell>
          <table:table-cell office:value-type="float" office:value="310" calcext:value-type="float">
            <text:p>310</text:p>
          </table:table-cell>
          <table:table-cell office:value-type="float" office:value="0.51543277781218" calcext:value-type="float">
            <text:p>0.51543277781218</text:p>
          </table:table-cell>
          <table:table-cell/>
          <table:table-cell table:formula="of:=[.I803]-[.I802]" office:value-type="float" office:value="0.0000672917303300435" calcext:value-type="float">
            <text:p>0.00006729173033</text:p>
          </table:table-cell>
          <table:table-cell/>
          <table:table-cell table:formula="of:=MATCH([.G803];[.H$8:.H$1007];0)" office:value-type="float" office:value="400" calcext:value-type="float">
            <text:p>400</text:p>
          </table:table-cell>
          <table:table-cell table:formula="of:=MATCH([.G803];[.J$8:.J$1007];0)" office:value-type="float" office:value="400" calcext:value-type="float">
            <text:p>400</text:p>
          </table:table-cell>
          <table:table-cell table:formula="of:=ABS([.O803]-[.P80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49318742993582" calcext:value-type="float">
            <text:p>0.49318742993582</text:p>
          </table:table-cell>
          <table:table-cell office:value-type="float" office:value="797" calcext:value-type="float">
            <text:p>797</text:p>
          </table:table-cell>
          <table:table-cell office:value-type="float" office:value="0.49311998345888" calcext:value-type="float">
            <text:p>0.49311998345888</text:p>
          </table:table-cell>
          <table:table-cell table:number-columns-repeated="2"/>
          <table:table-cell office:value-type="float" office:value="797" calcext:value-type="float">
            <text:p>797</text:p>
          </table:table-cell>
          <table:table-cell office:value-type="float" office:value="12" calcext:value-type="float">
            <text:p>12</text:p>
          </table:table-cell>
          <table:table-cell office:value-type="float" office:value="0.51564617824984" calcext:value-type="float">
            <text:p>0.51564617824984</text:p>
          </table:table-cell>
          <table:table-cell office:value-type="float" office:value="12" calcext:value-type="float">
            <text:p>12</text:p>
          </table:table-cell>
          <table:table-cell office:value-type="float" office:value="0.51557896450466" calcext:value-type="float">
            <text:p>0.51557896450466</text:p>
          </table:table-cell>
          <table:table-cell/>
          <table:table-cell table:formula="of:=[.I804]-[.I803]" office:value-type="float" office:value="0.000146112138910026" calcext:value-type="float">
            <text:p>0.00014611213891</text:p>
          </table:table-cell>
          <table:table-cell/>
          <table:table-cell table:formula="of:=MATCH([.G804];[.H$8:.H$1007];0)" office:value-type="float" office:value="350" calcext:value-type="float">
            <text:p>350</text:p>
          </table:table-cell>
          <table:table-cell table:formula="of:=MATCH([.G804];[.J$8:.J$1007];0)" office:value-type="float" office:value="350" calcext:value-type="float">
            <text:p>350</text:p>
          </table:table-cell>
          <table:table-cell table:formula="of:=ABS([.O804]-[.P80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52429504743509" calcext:value-type="float">
            <text:p>0.52429504743509</text:p>
          </table:table-cell>
          <table:table-cell office:value-type="float" office:value="798" calcext:value-type="float">
            <text:p>798</text:p>
          </table:table-cell>
          <table:table-cell office:value-type="float" office:value="0.52422785258005" calcext:value-type="float">
            <text:p>0.52422785258005</text:p>
          </table:table-cell>
          <table:table-cell table:number-columns-repeated="2"/>
          <table:table-cell office:value-type="float" office:value="798" calcext:value-type="float">
            <text:p>798</text:p>
          </table:table-cell>
          <table:table-cell office:value-type="float" office:value="556" calcext:value-type="float">
            <text:p>556</text:p>
          </table:table-cell>
          <table:table-cell office:value-type="float" office:value="0.51564912249081" calcext:value-type="float">
            <text:p>0.51564912249081</text:p>
          </table:table-cell>
          <table:table-cell office:value-type="float" office:value="556" calcext:value-type="float">
            <text:p>556</text:p>
          </table:table-cell>
          <table:table-cell office:value-type="float" office:value="0.51558205297259" calcext:value-type="float">
            <text:p>0.51558205297259</text:p>
          </table:table-cell>
          <table:table-cell/>
          <table:table-cell table:formula="of:=[.I805]-[.I804]" office:value-type="float" office:value="0.00000294424096991541" calcext:value-type="float">
            <text:p>0.00000294424097</text:p>
          </table:table-cell>
          <table:table-cell/>
          <table:table-cell table:formula="of:=MATCH([.G805];[.H$8:.H$1007];0)" office:value-type="float" office:value="912" calcext:value-type="float">
            <text:p>912</text:p>
          </table:table-cell>
          <table:table-cell table:formula="of:=MATCH([.G805];[.J$8:.J$1007];0)" office:value-type="float" office:value="912" calcext:value-type="float">
            <text:p>912</text:p>
          </table:table-cell>
          <table:table-cell table:formula="of:=ABS([.O805]-[.P80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48401896475932" calcext:value-type="float">
            <text:p>0.48401896475932</text:p>
          </table:table-cell>
          <table:table-cell office:value-type="float" office:value="799" calcext:value-type="float">
            <text:p>799</text:p>
          </table:table-cell>
          <table:table-cell office:value-type="float" office:value="0.48395154228775" calcext:value-type="float">
            <text:p>0.48395154228775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654" calcext:value-type="float">
            <text:p>654</text:p>
          </table:table-cell>
          <table:table-cell office:value-type="float" office:value="0.51570219708846" calcext:value-type="float">
            <text:p>0.51570219708846</text:p>
          </table:table-cell>
          <table:table-cell office:value-type="float" office:value="654" calcext:value-type="float">
            <text:p>654</text:p>
          </table:table-cell>
          <table:table-cell office:value-type="float" office:value="0.51563437903707" calcext:value-type="float">
            <text:p>0.51563437903707</text:p>
          </table:table-cell>
          <table:table-cell/>
          <table:table-cell table:formula="of:=[.I806]-[.I805]" office:value-type="float" office:value="0.0000530745976500269" calcext:value-type="float">
            <text:p>0.00005307459765</text:p>
          </table:table-cell>
          <table:table-cell/>
          <table:table-cell table:formula="of:=MATCH([.G806];[.H$8:.H$1007];0)" office:value-type="float" office:value="192" calcext:value-type="float">
            <text:p>192</text:p>
          </table:table-cell>
          <table:table-cell table:formula="of:=MATCH([.G806];[.J$8:.J$1007];0)" office:value-type="float" office:value="192" calcext:value-type="float">
            <text:p>192</text:p>
          </table:table-cell>
          <table:table-cell table:formula="of:=ABS([.O806]-[.P80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48298119533739" calcext:value-type="float">
            <text:p>0.48298119533739</text:p>
          </table:table-cell>
          <table:table-cell office:value-type="float" office:value="800" calcext:value-type="float">
            <text:p>800</text:p>
          </table:table-cell>
          <table:table-cell office:value-type="float" office:value="0.4829138152132" calcext:value-type="float">
            <text:p>0.48291381521320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916" calcext:value-type="float">
            <text:p>916</text:p>
          </table:table-cell>
          <table:table-cell office:value-type="float" office:value="0.51573263279516" calcext:value-type="float">
            <text:p>0.51573263279516</text:p>
          </table:table-cell>
          <table:table-cell office:value-type="float" office:value="916" calcext:value-type="float">
            <text:p>916</text:p>
          </table:table-cell>
          <table:table-cell office:value-type="float" office:value="0.51566520622269" calcext:value-type="float">
            <text:p>0.51566520622269</text:p>
          </table:table-cell>
          <table:table-cell/>
          <table:table-cell table:formula="of:=[.I807]-[.I806]" office:value-type="float" office:value="0.0000304357067000271" calcext:value-type="float">
            <text:p>0.00003043570670</text:p>
          </table:table-cell>
          <table:table-cell/>
          <table:table-cell table:formula="of:=MATCH([.G807];[.H$8:.H$1007];0)" office:value-type="float" office:value="181" calcext:value-type="float">
            <text:p>181</text:p>
          </table:table-cell>
          <table:table-cell table:formula="of:=MATCH([.G807];[.J$8:.J$1007];0)" office:value-type="float" office:value="181" calcext:value-type="float">
            <text:p>181</text:p>
          </table:table-cell>
          <table:table-cell table:formula="of:=ABS([.O807]-[.P80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52463211530096" calcext:value-type="float">
            <text:p>0.52463211530096</text:p>
          </table:table-cell>
          <table:table-cell office:value-type="float" office:value="801" calcext:value-type="float">
            <text:p>801</text:p>
          </table:table-cell>
          <table:table-cell office:value-type="float" office:value="0.52456471232782" calcext:value-type="float">
            <text:p>0.52456471232782</text:p>
          </table:table-cell>
          <table:table-cell table:number-columns-repeated="2"/>
          <table:table-cell office:value-type="float" office:value="801" calcext:value-type="float">
            <text:p>801</text:p>
          </table:table-cell>
          <table:table-cell office:value-type="float" office:value="149" calcext:value-type="float">
            <text:p>149</text:p>
          </table:table-cell>
          <table:table-cell office:value-type="float" office:value="0.51591060118315" calcext:value-type="float">
            <text:p>0.51591060118315</text:p>
          </table:table-cell>
          <table:table-cell office:value-type="float" office:value="149" calcext:value-type="float">
            <text:p>149</text:p>
          </table:table-cell>
          <table:table-cell office:value-type="float" office:value="0.51584347321033" calcext:value-type="float">
            <text:p>0.51584347321033</text:p>
          </table:table-cell>
          <table:table-cell/>
          <table:table-cell table:formula="of:=[.I808]-[.I807]" office:value-type="float" office:value="0.000177968387990002" calcext:value-type="float">
            <text:p>0.00017796838799</text:p>
          </table:table-cell>
          <table:table-cell/>
          <table:table-cell table:formula="of:=MATCH([.G808];[.H$8:.H$1007];0)" office:value-type="float" office:value="915" calcext:value-type="float">
            <text:p>915</text:p>
          </table:table-cell>
          <table:table-cell table:formula="of:=MATCH([.G808];[.J$8:.J$1007];0)" office:value-type="float" office:value="915" calcext:value-type="float">
            <text:p>915</text:p>
          </table:table-cell>
          <table:table-cell table:formula="of:=ABS([.O808]-[.P80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52905385037267" calcext:value-type="float">
            <text:p>0.52905385037267</text:p>
          </table:table-cell>
          <table:table-cell office:value-type="float" office:value="802" calcext:value-type="float">
            <text:p>802</text:p>
          </table:table-cell>
          <table:table-cell office:value-type="float" office:value="0.52898702586155" calcext:value-type="float">
            <text:p>0.52898702586155</text:p>
          </table:table-cell>
          <table:table-cell table:number-columns-repeated="2"/>
          <table:table-cell office:value-type="float" office:value="802" calcext:value-type="float">
            <text:p>802</text:p>
          </table:table-cell>
          <table:table-cell office:value-type="float" office:value="197" calcext:value-type="float">
            <text:p>197</text:p>
          </table:table-cell>
          <table:table-cell office:value-type="float" office:value="0.51597221576628" calcext:value-type="float">
            <text:p>0.51597221576628</text:p>
          </table:table-cell>
          <table:table-cell office:value-type="float" office:value="197" calcext:value-type="float">
            <text:p>197</text:p>
          </table:table-cell>
          <table:table-cell office:value-type="float" office:value="0.51590472907324" calcext:value-type="float">
            <text:p>0.51590472907324</text:p>
          </table:table-cell>
          <table:table-cell/>
          <table:table-cell table:formula="of:=[.I809]-[.I808]" office:value-type="float" office:value="0.0000616145831300319" calcext:value-type="float">
            <text:p>0.00006161458313</text:p>
          </table:table-cell>
          <table:table-cell/>
          <table:table-cell table:formula="of:=MATCH([.G809];[.H$8:.H$1007];0)" office:value-type="float" office:value="947" calcext:value-type="float">
            <text:p>947</text:p>
          </table:table-cell>
          <table:table-cell table:formula="of:=MATCH([.G809];[.J$8:.J$1007];0)" office:value-type="float" office:value="947" calcext:value-type="float">
            <text:p>947</text:p>
          </table:table-cell>
          <table:table-cell table:formula="of:=ABS([.O809]-[.P80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47978435862585" calcext:value-type="float">
            <text:p>0.47978435862585</text:p>
          </table:table-cell>
          <table:table-cell office:value-type="float" office:value="803" calcext:value-type="float">
            <text:p>803</text:p>
          </table:table-cell>
          <table:table-cell office:value-type="float" office:value="0.47971651559234" calcext:value-type="float">
            <text:p>0.47971651559234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498" calcext:value-type="float">
            <text:p>498</text:p>
          </table:table-cell>
          <table:table-cell office:value-type="float" office:value="0.51603130470201" calcext:value-type="float">
            <text:p>0.51603130470201</text:p>
          </table:table-cell>
          <table:table-cell office:value-type="float" office:value="498" calcext:value-type="float">
            <text:p>498</text:p>
          </table:table-cell>
          <table:table-cell office:value-type="float" office:value="0.51596405632884" calcext:value-type="float">
            <text:p>0.51596405632884</text:p>
          </table:table-cell>
          <table:table-cell/>
          <table:table-cell table:formula="of:=[.I810]-[.I809]" office:value-type="float" office:value="0.0000590889357299229" calcext:value-type="float">
            <text:p>0.00005908893573</text:p>
          </table:table-cell>
          <table:table-cell/>
          <table:table-cell table:formula="of:=MATCH([.G810];[.H$8:.H$1007];0)" office:value-type="float" office:value="137" calcext:value-type="float">
            <text:p>137</text:p>
          </table:table-cell>
          <table:table-cell table:formula="of:=MATCH([.G810];[.J$8:.J$1007];0)" office:value-type="float" office:value="137" calcext:value-type="float">
            <text:p>137</text:p>
          </table:table-cell>
          <table:table-cell table:formula="of:=ABS([.O810]-[.P81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51329139038587" calcext:value-type="float">
            <text:p>0.51329139038587</text:p>
          </table:table-cell>
          <table:table-cell office:value-type="float" office:value="804" calcext:value-type="float">
            <text:p>804</text:p>
          </table:table-cell>
          <table:table-cell office:value-type="float" office:value="0.51322341441412" calcext:value-type="float">
            <text:p>0.51322341441412</text:p>
          </table:table-cell>
          <table:table-cell table:number-columns-repeated="2"/>
          <table:table-cell office:value-type="float" office:value="804" calcext:value-type="float">
            <text:p>804</text:p>
          </table:table-cell>
          <table:table-cell office:value-type="float" office:value="38" calcext:value-type="float">
            <text:p>38</text:p>
          </table:table-cell>
          <table:table-cell office:value-type="float" office:value="0.51607558003127" calcext:value-type="float">
            <text:p>0.51607558003127</text:p>
          </table:table-cell>
          <table:table-cell office:value-type="float" office:value="38" calcext:value-type="float">
            <text:p>38</text:p>
          </table:table-cell>
          <table:table-cell office:value-type="float" office:value="0.51600839303315" calcext:value-type="float">
            <text:p>0.51600839303315</text:p>
          </table:table-cell>
          <table:table-cell/>
          <table:table-cell table:formula="of:=[.I811]-[.I810]" office:value-type="float" office:value="0.0000442753292599907" calcext:value-type="float">
            <text:p>0.00004427532926</text:p>
          </table:table-cell>
          <table:table-cell/>
          <table:table-cell table:formula="of:=MATCH([.G811];[.H$8:.H$1007];0)" office:value-type="float" office:value="761" calcext:value-type="float">
            <text:p>761</text:p>
          </table:table-cell>
          <table:table-cell table:formula="of:=MATCH([.G811];[.J$8:.J$1007];0)" office:value-type="float" office:value="761" calcext:value-type="float">
            <text:p>761</text:p>
          </table:table-cell>
          <table:table-cell table:formula="of:=ABS([.O811]-[.P81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51299692202337" calcext:value-type="float">
            <text:p>0.51299692202337</text:p>
          </table:table-cell>
          <table:table-cell office:value-type="float" office:value="805" calcext:value-type="float">
            <text:p>805</text:p>
          </table:table-cell>
          <table:table-cell office:value-type="float" office:value="0.51292904868957" calcext:value-type="float">
            <text:p>0.51292904868957</text:p>
          </table:table-cell>
          <table:table-cell table:number-columns-repeated="2"/>
          <table:table-cell office:value-type="float" office:value="805" calcext:value-type="float">
            <text:p>805</text:p>
          </table:table-cell>
          <table:table-cell office:value-type="float" office:value="838" calcext:value-type="float">
            <text:p>838</text:p>
          </table:table-cell>
          <table:table-cell office:value-type="float" office:value="0.51609766090554" calcext:value-type="float">
            <text:p>0.51609766090554</text:p>
          </table:table-cell>
          <table:table-cell office:value-type="float" office:value="838" calcext:value-type="float">
            <text:p>838</text:p>
          </table:table-cell>
          <table:table-cell office:value-type="float" office:value="0.51603011232539" calcext:value-type="float">
            <text:p>0.51603011232539</text:p>
          </table:table-cell>
          <table:table-cell/>
          <table:table-cell table:formula="of:=[.I812]-[.I811]" office:value-type="float" office:value="0.0000220808742700251" calcext:value-type="float">
            <text:p>0.00002208087427</text:p>
          </table:table-cell>
          <table:table-cell/>
          <table:table-cell table:formula="of:=MATCH([.G812];[.H$8:.H$1007];0)" office:value-type="float" office:value="751" calcext:value-type="float">
            <text:p>751</text:p>
          </table:table-cell>
          <table:table-cell table:formula="of:=MATCH([.G812];[.J$8:.J$1007];0)" office:value-type="float" office:value="751" calcext:value-type="float">
            <text:p>751</text:p>
          </table:table-cell>
          <table:table-cell table:formula="of:=ABS([.O812]-[.P81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49657689421187" calcext:value-type="float">
            <text:p>0.49657689421187</text:p>
          </table:table-cell>
          <table:table-cell office:value-type="float" office:value="806" calcext:value-type="float">
            <text:p>806</text:p>
          </table:table-cell>
          <table:table-cell office:value-type="float" office:value="0.49650895148553" calcext:value-type="float">
            <text:p>0.49650895148553</text:p>
          </table:table-cell>
          <table:table-cell table:number-columns-repeated="2"/>
          <table:table-cell office:value-type="float" office:value="806" calcext:value-type="float">
            <text:p>806</text:p>
          </table:table-cell>
          <table:table-cell office:value-type="float" office:value="348" calcext:value-type="float">
            <text:p>348</text:p>
          </table:table-cell>
          <table:table-cell office:value-type="float" office:value="0.51620508086168" calcext:value-type="float">
            <text:p>0.51620508086168</text:p>
          </table:table-cell>
          <table:table-cell office:value-type="float" office:value="348" calcext:value-type="float">
            <text:p>348</text:p>
          </table:table-cell>
          <table:table-cell office:value-type="float" office:value="0.51613786856448" calcext:value-type="float">
            <text:p>0.51613786856448</text:p>
          </table:table-cell>
          <table:table-cell/>
          <table:table-cell table:formula="of:=[.I813]-[.I812]" office:value-type="float" office:value="0.000107419956140054" calcext:value-type="float">
            <text:p>0.00010741995614</text:p>
          </table:table-cell>
          <table:table-cell/>
          <table:table-cell table:formula="of:=MATCH([.G813];[.H$8:.H$1007];0)" office:value-type="float" office:value="422" calcext:value-type="float">
            <text:p>422</text:p>
          </table:table-cell>
          <table:table-cell table:formula="of:=MATCH([.G813];[.J$8:.J$1007];0)" office:value-type="float" office:value="422" calcext:value-type="float">
            <text:p>422</text:p>
          </table:table-cell>
          <table:table-cell table:formula="of:=ABS([.O813]-[.P81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48594428845462" calcext:value-type="float">
            <text:p>0.48594428845462</text:p>
          </table:table-cell>
          <table:table-cell office:value-type="float" office:value="807" calcext:value-type="float">
            <text:p>807</text:p>
          </table:table-cell>
          <table:table-cell office:value-type="float" office:value="0.48587658290049" calcext:value-type="float">
            <text:p>0.48587658290049</text:p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office:value-type="float" office:value="249" calcext:value-type="float">
            <text:p>249</text:p>
          </table:table-cell>
          <table:table-cell office:value-type="float" office:value="0.51620569953256" calcext:value-type="float">
            <text:p>0.51620569953256</text:p>
          </table:table-cell>
          <table:table-cell office:value-type="float" office:value="249" calcext:value-type="float">
            <text:p>249</text:p>
          </table:table-cell>
          <table:table-cell office:value-type="float" office:value="0.51613838826477" calcext:value-type="float">
            <text:p>0.51613838826477</text:p>
          </table:table-cell>
          <table:table-cell/>
          <table:table-cell table:formula="of:=[.I814]-[.I813]" office:value-type="float" office:value="0.000000618670879970473" calcext:value-type="float">
            <text:p>0.00000061867088</text:p>
          </table:table-cell>
          <table:table-cell/>
          <table:table-cell table:formula="of:=MATCH([.G814];[.H$8:.H$1007];0)" office:value-type="float" office:value="220" calcext:value-type="float">
            <text:p>220</text:p>
          </table:table-cell>
          <table:table-cell table:formula="of:=MATCH([.G814];[.J$8:.J$1007];0)" office:value-type="float" office:value="220" calcext:value-type="float">
            <text:p>220</text:p>
          </table:table-cell>
          <table:table-cell table:formula="of:=ABS([.O814]-[.P81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50275139583394" calcext:value-type="float">
            <text:p>0.50275139583394</text:p>
          </table:table-cell>
          <table:table-cell office:value-type="float" office:value="808" calcext:value-type="float">
            <text:p>808</text:p>
          </table:table-cell>
          <table:table-cell office:value-type="float" office:value="0.50268416667053" calcext:value-type="float">
            <text:p>0.50268416667053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 office:value-type="float" office:value="88" calcext:value-type="float">
            <text:p>88</text:p>
          </table:table-cell>
          <table:table-cell office:value-type="float" office:value="0.51621080973603" calcext:value-type="float">
            <text:p>0.51621080973603</text:p>
          </table:table-cell>
          <table:table-cell office:value-type="float" office:value="88" calcext:value-type="float">
            <text:p>88</text:p>
          </table:table-cell>
          <table:table-cell office:value-type="float" office:value="0.51614351175253" calcext:value-type="float">
            <text:p>0.51614351175253</text:p>
          </table:table-cell>
          <table:table-cell/>
          <table:table-cell table:formula="of:=[.I815]-[.I814]" office:value-type="float" office:value="0.00000511020346993796" calcext:value-type="float">
            <text:p>0.00000511020347</text:p>
          </table:table-cell>
          <table:table-cell/>
          <table:table-cell table:formula="of:=MATCH([.G815];[.H$8:.H$1007];0)" office:value-type="float" office:value="544" calcext:value-type="float">
            <text:p>544</text:p>
          </table:table-cell>
          <table:table-cell table:formula="of:=MATCH([.G815];[.J$8:.J$1007];0)" office:value-type="float" office:value="544" calcext:value-type="float">
            <text:p>544</text:p>
          </table:table-cell>
          <table:table-cell table:formula="of:=ABS([.O815]-[.P81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51797238266159" calcext:value-type="float">
            <text:p>0.51797238266159</text:p>
          </table:table-cell>
          <table:table-cell office:value-type="float" office:value="809" calcext:value-type="float">
            <text:p>809</text:p>
          </table:table-cell>
          <table:table-cell office:value-type="float" office:value="0.51790495543939" calcext:value-type="float">
            <text:p>0.51790495543939</text:p>
          </table:table-cell>
          <table:table-cell table:number-columns-repeated="2"/>
          <table:table-cell office:value-type="float" office:value="809" calcext:value-type="float">
            <text:p>809</text:p>
          </table:table-cell>
          <table:table-cell office:value-type="float" office:value="586" calcext:value-type="float">
            <text:p>586</text:p>
          </table:table-cell>
          <table:table-cell office:value-type="float" office:value="0.51626012870878" calcext:value-type="float">
            <text:p>0.51626012870878</text:p>
          </table:table-cell>
          <table:table-cell office:value-type="float" office:value="586" calcext:value-type="float">
            <text:p>586</text:p>
          </table:table-cell>
          <table:table-cell office:value-type="float" office:value="0.51619243440119" calcext:value-type="float">
            <text:p>0.51619243440119</text:p>
          </table:table-cell>
          <table:table-cell/>
          <table:table-cell table:formula="of:=[.I816]-[.I815]" office:value-type="float" office:value="0.0000493189727500676" calcext:value-type="float">
            <text:p>0.00004931897275</text:p>
          </table:table-cell>
          <table:table-cell/>
          <table:table-cell table:formula="of:=MATCH([.G816];[.H$8:.H$1007];0)" office:value-type="float" office:value="838" calcext:value-type="float">
            <text:p>838</text:p>
          </table:table-cell>
          <table:table-cell table:formula="of:=MATCH([.G816];[.J$8:.J$1007];0)" office:value-type="float" office:value="838" calcext:value-type="float">
            <text:p>838</text:p>
          </table:table-cell>
          <table:table-cell table:formula="of:=ABS([.O816]-[.P81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51870107681774" calcext:value-type="float">
            <text:p>0.51870107681774</text:p>
          </table:table-cell>
          <table:table-cell office:value-type="float" office:value="810" calcext:value-type="float">
            <text:p>810</text:p>
          </table:table-cell>
          <table:table-cell office:value-type="float" office:value="0.51863360323946" calcext:value-type="float">
            <text:p>0.51863360323946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office:value-type="float" office:value="567" calcext:value-type="float">
            <text:p>567</text:p>
          </table:table-cell>
          <table:table-cell office:value-type="float" office:value="0.51631305332075" calcext:value-type="float">
            <text:p>0.51631305332075</text:p>
          </table:table-cell>
          <table:table-cell office:value-type="float" office:value="567" calcext:value-type="float">
            <text:p>567</text:p>
          </table:table-cell>
          <table:table-cell office:value-type="float" office:value="0.51624573080783" calcext:value-type="float">
            <text:p>0.51624573080783</text:p>
          </table:table-cell>
          <table:table-cell/>
          <table:table-cell table:formula="of:=[.I817]-[.I816]" office:value-type="float" office:value="0.0000529246119699289" calcext:value-type="float">
            <text:p>0.00005292461197</text:p>
          </table:table-cell>
          <table:table-cell/>
          <table:table-cell table:formula="of:=MATCH([.G817];[.H$8:.H$1007];0)" office:value-type="float" office:value="846" calcext:value-type="float">
            <text:p>846</text:p>
          </table:table-cell>
          <table:table-cell table:formula="of:=MATCH([.G817];[.J$8:.J$1007];0)" office:value-type="float" office:value="846" calcext:value-type="float">
            <text:p>846</text:p>
          </table:table-cell>
          <table:table-cell table:formula="of:=ABS([.O817]-[.P81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4960988000196" calcext:value-type="float">
            <text:p>0.49609880001960</text:p>
          </table:table-cell>
          <table:table-cell office:value-type="float" office:value="811" calcext:value-type="float">
            <text:p>811</text:p>
          </table:table-cell>
          <table:table-cell office:value-type="float" office:value="0.49603230991057" calcext:value-type="float">
            <text:p>0.49603230991057</text:p>
          </table:table-cell>
          <table:table-cell table:number-columns-repeated="2"/>
          <table:table-cell office:value-type="float" office:value="811" calcext:value-type="float">
            <text:p>811</text:p>
          </table:table-cell>
          <table:table-cell office:value-type="float" office:value="427" calcext:value-type="float">
            <text:p>427</text:p>
          </table:table-cell>
          <table:table-cell office:value-type="float" office:value="0.51633997193843" calcext:value-type="float">
            <text:p>0.51633997193843</text:p>
          </table:table-cell>
          <table:table-cell office:value-type="float" office:value="427" calcext:value-type="float">
            <text:p>427</text:p>
          </table:table-cell>
          <table:table-cell office:value-type="float" office:value="0.51627232136452" calcext:value-type="float">
            <text:p>0.51627232136452</text:p>
          </table:table-cell>
          <table:table-cell/>
          <table:table-cell table:formula="of:=[.I818]-[.I817]" office:value-type="float" office:value="0.0000269186176800051" calcext:value-type="float">
            <text:p>0.00002691861768</text:p>
          </table:table-cell>
          <table:table-cell/>
          <table:table-cell table:formula="of:=MATCH([.G818];[.H$8:.H$1007];0)" office:value-type="float" office:value="413" calcext:value-type="float">
            <text:p>413</text:p>
          </table:table-cell>
          <table:table-cell table:formula="of:=MATCH([.G818];[.J$8:.J$1007];0)" office:value-type="float" office:value="413" calcext:value-type="float">
            <text:p>413</text:p>
          </table:table-cell>
          <table:table-cell table:formula="of:=ABS([.O818]-[.P81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48075662312982" calcext:value-type="float">
            <text:p>0.48075662312982</text:p>
          </table:table-cell>
          <table:table-cell office:value-type="float" office:value="812" calcext:value-type="float">
            <text:p>812</text:p>
          </table:table-cell>
          <table:table-cell office:value-type="float" office:value="0.48068938034881" calcext:value-type="float">
            <text:p>0.48068938034881</text:p>
          </table:table-cell>
          <table:table-cell table:number-columns-repeated="2"/>
          <table:table-cell office:value-type="float" office:value="812" calcext:value-type="float">
            <text:p>812</text:p>
          </table:table-cell>
          <table:table-cell office:value-type="float" office:value="845" calcext:value-type="float">
            <text:p>845</text:p>
          </table:table-cell>
          <table:table-cell office:value-type="float" office:value="0.51635594993545" calcext:value-type="float">
            <text:p>0.51635594993545</text:p>
          </table:table-cell>
          <table:table-cell office:value-type="float" office:value="845" calcext:value-type="float">
            <text:p>845</text:p>
          </table:table-cell>
          <table:table-cell office:value-type="float" office:value="0.51628901988816" calcext:value-type="float">
            <text:p>0.51628901988816</text:p>
          </table:table-cell>
          <table:table-cell/>
          <table:table-cell table:formula="of:=[.I819]-[.I818]" office:value-type="float" office:value="0.0000159779970200224" calcext:value-type="float">
            <text:p>0.00001597799702</text:p>
          </table:table-cell>
          <table:table-cell/>
          <table:table-cell table:formula="of:=MATCH([.G819];[.H$8:.H$1007];0)" office:value-type="float" office:value="146" calcext:value-type="float">
            <text:p>146</text:p>
          </table:table-cell>
          <table:table-cell table:formula="of:=MATCH([.G819];[.J$8:.J$1007];0)" office:value-type="float" office:value="146" calcext:value-type="float">
            <text:p>146</text:p>
          </table:table-cell>
          <table:table-cell table:formula="of:=ABS([.O819]-[.P81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48434210465405" calcext:value-type="float">
            <text:p>0.48434210465405</text:p>
          </table:table-cell>
          <table:table-cell office:value-type="float" office:value="813" calcext:value-type="float">
            <text:p>813</text:p>
          </table:table-cell>
          <table:table-cell office:value-type="float" office:value="0.48427473148622" calcext:value-type="float">
            <text:p>0.48427473148622</text:p>
          </table:table-cell>
          <table:table-cell table:number-columns-repeated="2"/>
          <table:table-cell office:value-type="float" office:value="813" calcext:value-type="float">
            <text:p>813</text:p>
          </table:table-cell>
          <table:table-cell office:value-type="float" office:value="302" calcext:value-type="float">
            <text:p>302</text:p>
          </table:table-cell>
          <table:table-cell office:value-type="float" office:value="0.51650740741769" calcext:value-type="float">
            <text:p>0.51650740741769</text:p>
          </table:table-cell>
          <table:table-cell office:value-type="float" office:value="302" calcext:value-type="float">
            <text:p>302</text:p>
          </table:table-cell>
          <table:table-cell office:value-type="float" office:value="0.51644013937528" calcext:value-type="float">
            <text:p>0.51644013937528</text:p>
          </table:table-cell>
          <table:table-cell/>
          <table:table-cell table:formula="of:=[.I820]-[.I819]" office:value-type="float" office:value="0.000151457482239992" calcext:value-type="float">
            <text:p>0.00015145748224</text:p>
          </table:table-cell>
          <table:table-cell/>
          <table:table-cell table:formula="of:=MATCH([.G820];[.H$8:.H$1007];0)" office:value-type="float" office:value="198" calcext:value-type="float">
            <text:p>198</text:p>
          </table:table-cell>
          <table:table-cell table:formula="of:=MATCH([.G820];[.J$8:.J$1007];0)" office:value-type="float" office:value="198" calcext:value-type="float">
            <text:p>198</text:p>
          </table:table-cell>
          <table:table-cell table:formula="of:=ABS([.O820]-[.P82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48995416176955" calcext:value-type="float">
            <text:p>0.48995416176955</text:p>
          </table:table-cell>
          <table:table-cell office:value-type="float" office:value="814" calcext:value-type="float">
            <text:p>814</text:p>
          </table:table-cell>
          <table:table-cell office:value-type="float" office:value="0.48988669326376" calcext:value-type="float">
            <text:p>0.48988669326376</text:p>
          </table:table-cell>
          <table:table-cell table:number-columns-repeated="2"/>
          <table:table-cell office:value-type="float" office:value="814" calcext:value-type="float">
            <text:p>814</text:p>
          </table:table-cell>
          <table:table-cell office:value-type="float" office:value="634" calcext:value-type="float">
            <text:p>634</text:p>
          </table:table-cell>
          <table:table-cell office:value-type="float" office:value="0.51662981045306" calcext:value-type="float">
            <text:p>0.51662981045306</text:p>
          </table:table-cell>
          <table:table-cell office:value-type="float" office:value="634" calcext:value-type="float">
            <text:p>634</text:p>
          </table:table-cell>
          <table:table-cell office:value-type="float" office:value="0.51656256863001" calcext:value-type="float">
            <text:p>0.51656256863001</text:p>
          </table:table-cell>
          <table:table-cell/>
          <table:table-cell table:formula="of:=[.I821]-[.I820]" office:value-type="float" office:value="0.000122403035370033" calcext:value-type="float">
            <text:p>0.00012240303537</text:p>
          </table:table-cell>
          <table:table-cell/>
          <table:table-cell table:formula="of:=MATCH([.G821];[.H$8:.H$1007];0)" office:value-type="float" office:value="292" calcext:value-type="float">
            <text:p>292</text:p>
          </table:table-cell>
          <table:table-cell table:formula="of:=MATCH([.G821];[.J$8:.J$1007];0)" office:value-type="float" office:value="292" calcext:value-type="float">
            <text:p>292</text:p>
          </table:table-cell>
          <table:table-cell table:formula="of:=ABS([.O821]-[.P82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49108150494522" calcext:value-type="float">
            <text:p>0.49108150494522</text:p>
          </table:table-cell>
          <table:table-cell office:value-type="float" office:value="815" calcext:value-type="float">
            <text:p>815</text:p>
          </table:table-cell>
          <table:table-cell office:value-type="float" office:value="0.49101451940947" calcext:value-type="float">
            <text:p>0.49101451940947</text:p>
          </table:table-cell>
          <table:table-cell table:number-columns-repeated="2"/>
          <table:table-cell office:value-type="float" office:value="815" calcext:value-type="float">
            <text:p>815</text:p>
          </table:table-cell>
          <table:table-cell office:value-type="float" office:value="568" calcext:value-type="float">
            <text:p>568</text:p>
          </table:table-cell>
          <table:table-cell office:value-type="float" office:value="0.51667060578162" calcext:value-type="float">
            <text:p>0.51667060578162</text:p>
          </table:table-cell>
          <table:table-cell office:value-type="float" office:value="568" calcext:value-type="float">
            <text:p>568</text:p>
          </table:table-cell>
          <table:table-cell office:value-type="float" office:value="0.51660274327911" calcext:value-type="float">
            <text:p>0.51660274327911</text:p>
          </table:table-cell>
          <table:table-cell/>
          <table:table-cell table:formula="of:=[.I822]-[.I821]" office:value-type="float" office:value="0.0000407953285600504" calcext:value-type="float">
            <text:p>0.00004079532856</text:p>
          </table:table-cell>
          <table:table-cell/>
          <table:table-cell table:formula="of:=MATCH([.G822];[.H$8:.H$1007];0)" office:value-type="float" office:value="311" calcext:value-type="float">
            <text:p>311</text:p>
          </table:table-cell>
          <table:table-cell table:formula="of:=MATCH([.G822];[.J$8:.J$1007];0)" office:value-type="float" office:value="311" calcext:value-type="float">
            <text:p>311</text:p>
          </table:table-cell>
          <table:table-cell table:formula="of:=ABS([.O822]-[.P82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4901417799672" calcext:value-type="float">
            <text:p>0.49014177996720</text:p>
          </table:table-cell>
          <table:table-cell office:value-type="float" office:value="816" calcext:value-type="float">
            <text:p>816</text:p>
          </table:table-cell>
          <table:table-cell office:value-type="float" office:value="0.49007426140005" calcext:value-type="float">
            <text:p>0.49007426140005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office:value-type="float" office:value="647" calcext:value-type="float">
            <text:p>647</text:p>
          </table:table-cell>
          <table:table-cell office:value-type="float" office:value="0.51669952712921" calcext:value-type="float">
            <text:p>0.51669952712921</text:p>
          </table:table-cell>
          <table:table-cell office:value-type="float" office:value="647" calcext:value-type="float">
            <text:p>647</text:p>
          </table:table-cell>
          <table:table-cell office:value-type="float" office:value="0.51663190294441" calcext:value-type="float">
            <text:p>0.51663190294441</text:p>
          </table:table-cell>
          <table:table-cell/>
          <table:table-cell table:formula="of:=[.I823]-[.I822]" office:value-type="float" office:value="0.0000289213475899164" calcext:value-type="float">
            <text:p>0.00002892134759</text:p>
          </table:table-cell>
          <table:table-cell/>
          <table:table-cell table:formula="of:=MATCH([.G823];[.H$8:.H$1007];0)" office:value-type="float" office:value="294" calcext:value-type="float">
            <text:p>294</text:p>
          </table:table-cell>
          <table:table-cell table:formula="of:=MATCH([.G823];[.J$8:.J$1007];0)" office:value-type="float" office:value="294" calcext:value-type="float">
            <text:p>294</text:p>
          </table:table-cell>
          <table:table-cell table:formula="of:=ABS([.O823]-[.P82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48919410126038" calcext:value-type="float">
            <text:p>0.48919410126038</text:p>
          </table:table-cell>
          <table:table-cell office:value-type="float" office:value="817" calcext:value-type="float">
            <text:p>817</text:p>
          </table:table-cell>
          <table:table-cell office:value-type="float" office:value="0.48912690607342" calcext:value-type="float">
            <text:p>0.48912690607342</text:p>
          </table:table-cell>
          <table:table-cell table:number-columns-repeated="2"/>
          <table:table-cell office:value-type="float" office:value="817" calcext:value-type="float">
            <text:p>817</text:p>
          </table:table-cell>
          <table:table-cell office:value-type="float" office:value="738" calcext:value-type="float">
            <text:p>738</text:p>
          </table:table-cell>
          <table:table-cell office:value-type="float" office:value="0.51696710782994" calcext:value-type="float">
            <text:p>0.51696710782994</text:p>
          </table:table-cell>
          <table:table-cell office:value-type="float" office:value="738" calcext:value-type="float">
            <text:p>738</text:p>
          </table:table-cell>
          <table:table-cell office:value-type="float" office:value="0.5168999381798" calcext:value-type="float">
            <text:p>0.51689993817980</text:p>
          </table:table-cell>
          <table:table-cell/>
          <table:table-cell table:formula="of:=[.I824]-[.I823]" office:value-type="float" office:value="0.000267580700730075" calcext:value-type="float">
            <text:p>0.00026758070073</text:p>
          </table:table-cell>
          <table:table-cell/>
          <table:table-cell table:formula="of:=MATCH([.G824];[.H$8:.H$1007];0)" office:value-type="float" office:value="274" calcext:value-type="float">
            <text:p>274</text:p>
          </table:table-cell>
          <table:table-cell table:formula="of:=MATCH([.G824];[.J$8:.J$1007];0)" office:value-type="float" office:value="274" calcext:value-type="float">
            <text:p>274</text:p>
          </table:table-cell>
          <table:table-cell table:formula="of:=ABS([.O824]-[.P82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51999819859523" calcext:value-type="float">
            <text:p>0.51999819859523</text:p>
          </table:table-cell>
          <table:table-cell office:value-type="float" office:value="818" calcext:value-type="float">
            <text:p>818</text:p>
          </table:table-cell>
          <table:table-cell office:value-type="float" office:value="0.51993006872959" calcext:value-type="float">
            <text:p>0.51993006872959</text:p>
          </table:table-cell>
          <table:table-cell table:number-columns-repeated="2"/>
          <table:table-cell office:value-type="float" office:value="818" calcext:value-type="float">
            <text:p>818</text:p>
          </table:table-cell>
          <table:table-cell office:value-type="float" office:value="898" calcext:value-type="float">
            <text:p>898</text:p>
          </table:table-cell>
          <table:table-cell office:value-type="float" office:value="0.51705633999466" calcext:value-type="float">
            <text:p>0.51705633999466</text:p>
          </table:table-cell>
          <table:table-cell office:value-type="float" office:value="898" calcext:value-type="float">
            <text:p>898</text:p>
          </table:table-cell>
          <table:table-cell office:value-type="float" office:value="0.51698867332261" calcext:value-type="float">
            <text:p>0.51698867332261</text:p>
          </table:table-cell>
          <table:table-cell/>
          <table:table-cell table:formula="of:=[.I825]-[.I824]" office:value-type="float" office:value="0.0000892321647200101" calcext:value-type="float">
            <text:p>0.00008923216472</text:p>
          </table:table-cell>
          <table:table-cell/>
          <table:table-cell table:formula="of:=MATCH([.G825];[.H$8:.H$1007];0)" office:value-type="float" office:value="866" calcext:value-type="float">
            <text:p>866</text:p>
          </table:table-cell>
          <table:table-cell table:formula="of:=MATCH([.G825];[.J$8:.J$1007];0)" office:value-type="float" office:value="866" calcext:value-type="float">
            <text:p>866</text:p>
          </table:table-cell>
          <table:table-cell table:formula="of:=ABS([.O825]-[.P82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49494078814282" calcext:value-type="float">
            <text:p>0.49494078814282</text:p>
          </table:table-cell>
          <table:table-cell office:value-type="float" office:value="819" calcext:value-type="float">
            <text:p>819</text:p>
          </table:table-cell>
          <table:table-cell office:value-type="float" office:value="0.49487335213439" calcext:value-type="float">
            <text:p>0.49487335213439</text:p>
          </table:table-cell>
          <table:table-cell table:number-columns-repeated="2"/>
          <table:table-cell office:value-type="float" office:value="819" calcext:value-type="float">
            <text:p>819</text:p>
          </table:table-cell>
          <table:table-cell office:value-type="float" office:value="165" calcext:value-type="float">
            <text:p>165</text:p>
          </table:table-cell>
          <table:table-cell office:value-type="float" office:value="0.51708199659965" calcext:value-type="float">
            <text:p>0.51708199659965</text:p>
          </table:table-cell>
          <table:table-cell office:value-type="float" office:value="165" calcext:value-type="float">
            <text:p>165</text:p>
          </table:table-cell>
          <table:table-cell office:value-type="float" office:value="0.51701481091279" calcext:value-type="float">
            <text:p>0.51701481091279</text:p>
          </table:table-cell>
          <table:table-cell/>
          <table:table-cell table:formula="of:=[.I826]-[.I825]" office:value-type="float" office:value="0.0000256566049899876" calcext:value-type="float">
            <text:p>0.00002565660499</text:p>
          </table:table-cell>
          <table:table-cell/>
          <table:table-cell table:formula="of:=MATCH([.G826];[.H$8:.H$1007];0)" office:value-type="float" office:value="383" calcext:value-type="float">
            <text:p>383</text:p>
          </table:table-cell>
          <table:table-cell table:formula="of:=MATCH([.G826];[.J$8:.J$1007];0)" office:value-type="float" office:value="383" calcext:value-type="float">
            <text:p>383</text:p>
          </table:table-cell>
          <table:table-cell table:formula="of:=ABS([.O826]-[.P82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53073169603031" calcext:value-type="float">
            <text:p>0.53073169603031</text:p>
          </table:table-cell>
          <table:table-cell office:value-type="float" office:value="820" calcext:value-type="float">
            <text:p>820</text:p>
          </table:table-cell>
          <table:table-cell office:value-type="float" office:value="0.53066471777519" calcext:value-type="float">
            <text:p>0.53066471777519</text:p>
          </table:table-cell>
          <table:table-cell table:number-columns-repeated="2"/>
          <table:table-cell office:value-type="float" office:value="820" calcext:value-type="float">
            <text:p>820</text:p>
          </table:table-cell>
          <table:table-cell office:value-type="float" office:value="253" calcext:value-type="float">
            <text:p>253</text:p>
          </table:table-cell>
          <table:table-cell office:value-type="float" office:value="0.51709216598628" calcext:value-type="float">
            <text:p>0.51709216598628</text:p>
          </table:table-cell>
          <table:table-cell office:value-type="float" office:value="253" calcext:value-type="float">
            <text:p>253</text:p>
          </table:table-cell>
          <table:table-cell office:value-type="float" office:value="0.51702489981185" calcext:value-type="float">
            <text:p>0.51702489981185</text:p>
          </table:table-cell>
          <table:table-cell/>
          <table:table-cell table:formula="of:=[.I827]-[.I826]" office:value-type="float" office:value="0.0000101693866300101" calcext:value-type="float">
            <text:p>0.00001016938663</text:p>
          </table:table-cell>
          <table:table-cell/>
          <table:table-cell table:formula="of:=MATCH([.G827];[.H$8:.H$1007];0)" office:value-type="float" office:value="956" calcext:value-type="float">
            <text:p>956</text:p>
          </table:table-cell>
          <table:table-cell table:formula="of:=MATCH([.G827];[.J$8:.J$1007];0)" office:value-type="float" office:value="956" calcext:value-type="float">
            <text:p>956</text:p>
          </table:table-cell>
          <table:table-cell table:formula="of:=ABS([.O827]-[.P82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50319789149827" calcext:value-type="float">
            <text:p>0.50319789149827</text:p>
          </table:table-cell>
          <table:table-cell office:value-type="float" office:value="821" calcext:value-type="float">
            <text:p>821</text:p>
          </table:table-cell>
          <table:table-cell office:value-type="float" office:value="0.50313021086132" calcext:value-type="float">
            <text:p>0.50313021086132</text:p>
          </table:table-cell>
          <table:table-cell table:number-columns-repeated="2"/>
          <table:table-cell office:value-type="float" office:value="821" calcext:value-type="float">
            <text:p>821</text:p>
          </table:table-cell>
          <table:table-cell office:value-type="float" office:value="623" calcext:value-type="float">
            <text:p>623</text:p>
          </table:table-cell>
          <table:table-cell office:value-type="float" office:value="0.51711652672295" calcext:value-type="float">
            <text:p>0.51711652672295</text:p>
          </table:table-cell>
          <table:table-cell office:value-type="float" office:value="623" calcext:value-type="float">
            <text:p>623</text:p>
          </table:table-cell>
          <table:table-cell office:value-type="float" office:value="0.51704883053844" calcext:value-type="float">
            <text:p>0.51704883053844</text:p>
          </table:table-cell>
          <table:table-cell/>
          <table:table-cell table:formula="of:=[.I828]-[.I827]" office:value-type="float" office:value="0.0000243607366700038" calcext:value-type="float">
            <text:p>0.00002436073667</text:p>
          </table:table-cell>
          <table:table-cell/>
          <table:table-cell table:formula="of:=MATCH([.G828];[.H$8:.H$1007];0)" office:value-type="float" office:value="553" calcext:value-type="float">
            <text:p>553</text:p>
          </table:table-cell>
          <table:table-cell table:formula="of:=MATCH([.G828];[.J$8:.J$1007];0)" office:value-type="float" office:value="553" calcext:value-type="float">
            <text:p>553</text:p>
          </table:table-cell>
          <table:table-cell table:formula="of:=ABS([.O828]-[.P82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51941461382365" calcext:value-type="float">
            <text:p>0.51941461382365</text:p>
          </table:table-cell>
          <table:table-cell office:value-type="float" office:value="822" calcext:value-type="float">
            <text:p>822</text:p>
          </table:table-cell>
          <table:table-cell office:value-type="float" office:value="0.51934751865634" calcext:value-type="float">
            <text:p>0.51934751865634</text:p>
          </table:table-cell>
          <table:table-cell table:number-columns-repeated="2"/>
          <table:table-cell office:value-type="float" office:value="822" calcext:value-type="float">
            <text:p>822</text:p>
          </table:table-cell>
          <table:table-cell office:value-type="float" office:value="726" calcext:value-type="float">
            <text:p>726</text:p>
          </table:table-cell>
          <table:table-cell office:value-type="float" office:value="0.51729363098249" calcext:value-type="float">
            <text:p>0.51729363098249</text:p>
          </table:table-cell>
          <table:table-cell office:value-type="float" office:value="726" calcext:value-type="float">
            <text:p>726</text:p>
          </table:table-cell>
          <table:table-cell office:value-type="float" office:value="0.5172254506101" calcext:value-type="float">
            <text:p>0.51722545061010</text:p>
          </table:table-cell>
          <table:table-cell/>
          <table:table-cell table:formula="of:=[.I829]-[.I828]" office:value-type="float" office:value="0.000177104259539984" calcext:value-type="float">
            <text:p>0.00017710425954</text:p>
          </table:table-cell>
          <table:table-cell/>
          <table:table-cell table:formula="of:=MATCH([.G829];[.H$8:.H$1007];0)" office:value-type="float" office:value="860" calcext:value-type="float">
            <text:p>860</text:p>
          </table:table-cell>
          <table:table-cell table:formula="of:=MATCH([.G829];[.J$8:.J$1007];0)" office:value-type="float" office:value="860" calcext:value-type="float">
            <text:p>860</text:p>
          </table:table-cell>
          <table:table-cell table:formula="of:=ABS([.O829]-[.P82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52011097694107" calcext:value-type="float">
            <text:p>0.52011097694107</text:p>
          </table:table-cell>
          <table:table-cell office:value-type="float" office:value="823" calcext:value-type="float">
            <text:p>823</text:p>
          </table:table-cell>
          <table:table-cell office:value-type="float" office:value="0.52004371648565" calcext:value-type="float">
            <text:p>0.52004371648565</text:p>
          </table:table-cell>
          <table:table-cell table:number-columns-repeated="2"/>
          <table:table-cell office:value-type="float" office:value="823" calcext:value-type="float">
            <text:p>823</text:p>
          </table:table-cell>
          <table:table-cell office:value-type="float" office:value="613" calcext:value-type="float">
            <text:p>613</text:p>
          </table:table-cell>
          <table:table-cell office:value-type="float" office:value="0.51734907919647" calcext:value-type="float">
            <text:p>0.51734907919647</text:p>
          </table:table-cell>
          <table:table-cell office:value-type="float" office:value="613" calcext:value-type="float">
            <text:p>613</text:p>
          </table:table-cell>
          <table:table-cell office:value-type="float" office:value="0.51728141162602" calcext:value-type="float">
            <text:p>0.51728141162602</text:p>
          </table:table-cell>
          <table:table-cell/>
          <table:table-cell table:formula="of:=[.I830]-[.I829]" office:value-type="float" office:value="0.0000554482139799584" calcext:value-type="float">
            <text:p>0.00005544821398</text:p>
          </table:table-cell>
          <table:table-cell/>
          <table:table-cell table:formula="of:=MATCH([.G830];[.H$8:.H$1007];0)" office:value-type="float" office:value="868" calcext:value-type="float">
            <text:p>868</text:p>
          </table:table-cell>
          <table:table-cell table:formula="of:=MATCH([.G830];[.J$8:.J$1007];0)" office:value-type="float" office:value="868" calcext:value-type="float">
            <text:p>868</text:p>
          </table:table-cell>
          <table:table-cell table:formula="of:=ABS([.O830]-[.P83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52076949729945" calcext:value-type="float">
            <text:p>0.52076949729945</text:p>
          </table:table-cell>
          <table:table-cell office:value-type="float" office:value="824" calcext:value-type="float">
            <text:p>824</text:p>
          </table:table-cell>
          <table:table-cell office:value-type="float" office:value="0.52070106151777" calcext:value-type="float">
            <text:p>0.52070106151777</text:p>
          </table:table-cell>
          <table:table-cell table:number-columns-repeated="2"/>
          <table:table-cell office:value-type="float" office:value="824" calcext:value-type="float">
            <text:p>824</text:p>
          </table:table-cell>
          <table:table-cell office:value-type="float" office:value="375" calcext:value-type="float">
            <text:p>375</text:p>
          </table:table-cell>
          <table:table-cell office:value-type="float" office:value="0.51746716815534" calcext:value-type="float">
            <text:p>0.51746716815534</text:p>
          </table:table-cell>
          <table:table-cell office:value-type="float" office:value="375" calcext:value-type="float">
            <text:p>375</text:p>
          </table:table-cell>
          <table:table-cell office:value-type="float" office:value="0.51739959767316" calcext:value-type="float">
            <text:p>0.51739959767316</text:p>
          </table:table-cell>
          <table:table-cell/>
          <table:table-cell table:formula="of:=[.I831]-[.I830]" office:value-type="float" office:value="0.00011808895887" calcext:value-type="float">
            <text:p>0.00011808895887</text:p>
          </table:table-cell>
          <table:table-cell/>
          <table:table-cell table:formula="of:=MATCH([.G831];[.H$8:.H$1007];0)" office:value-type="float" office:value="879" calcext:value-type="float">
            <text:p>879</text:p>
          </table:table-cell>
          <table:table-cell table:formula="of:=MATCH([.G831];[.J$8:.J$1007];0)" office:value-type="float" office:value="879" calcext:value-type="float">
            <text:p>879</text:p>
          </table:table-cell>
          <table:table-cell table:formula="of:=ABS([.O831]-[.P83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47678404861792" calcext:value-type="float">
            <text:p>0.47678404861792</text:p>
          </table:table-cell>
          <table:table-cell office:value-type="float" office:value="825" calcext:value-type="float">
            <text:p>825</text:p>
          </table:table-cell>
          <table:table-cell office:value-type="float" office:value="0.47671609997709" calcext:value-type="float">
            <text:p>0.47671609997709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552" calcext:value-type="float">
            <text:p>552</text:p>
          </table:table-cell>
          <table:table-cell office:value-type="float" office:value="0.51751286208824" calcext:value-type="float">
            <text:p>0.51751286208824</text:p>
          </table:table-cell>
          <table:table-cell office:value-type="float" office:value="552" calcext:value-type="float">
            <text:p>552</text:p>
          </table:table-cell>
          <table:table-cell office:value-type="float" office:value="0.51744574533027" calcext:value-type="float">
            <text:p>0.51744574533027</text:p>
          </table:table-cell>
          <table:table-cell/>
          <table:table-cell table:formula="of:=[.I832]-[.I831]" office:value-type="float" office:value="0.0000456939328999928" calcext:value-type="float">
            <text:p>0.00004569393290</text:p>
          </table:table-cell>
          <table:table-cell/>
          <table:table-cell table:formula="of:=MATCH([.G832];[.H$8:.H$1007];0)" office:value-type="float" office:value="108" calcext:value-type="float">
            <text:p>108</text:p>
          </table:table-cell>
          <table:table-cell table:formula="of:=MATCH([.G832];[.J$8:.J$1007];0)" office:value-type="float" office:value="108" calcext:value-type="float">
            <text:p>108</text:p>
          </table:table-cell>
          <table:table-cell table:formula="of:=ABS([.O832]-[.P83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48124592854062" calcext:value-type="float">
            <text:p>0.48124592854062</text:p>
          </table:table-cell>
          <table:table-cell office:value-type="float" office:value="826" calcext:value-type="float">
            <text:p>826</text:p>
          </table:table-cell>
          <table:table-cell office:value-type="float" office:value="0.48117833996598" calcext:value-type="float">
            <text:p>0.48117833996598</text:p>
          </table:table-cell>
          <table:table-cell table:number-columns-repeated="2"/>
          <table:table-cell office:value-type="float" office:value="826" calcext:value-type="float">
            <text:p>826</text:p>
          </table:table-cell>
          <table:table-cell office:value-type="float" office:value="300" calcext:value-type="float">
            <text:p>300</text:p>
          </table:table-cell>
          <table:table-cell office:value-type="float" office:value="0.51756198950858" calcext:value-type="float">
            <text:p>0.51756198950858</text:p>
          </table:table-cell>
          <table:table-cell office:value-type="float" office:value="300" calcext:value-type="float">
            <text:p>300</text:p>
          </table:table-cell>
          <table:table-cell office:value-type="float" office:value="0.51749453329205" calcext:value-type="float">
            <text:p>0.51749453329205</text:p>
          </table:table-cell>
          <table:table-cell/>
          <table:table-cell table:formula="of:=[.I833]-[.I832]" office:value-type="float" office:value="0.0000491274203400227" calcext:value-type="float">
            <text:p>0.00004912742034</text:p>
          </table:table-cell>
          <table:table-cell/>
          <table:table-cell table:formula="of:=MATCH([.G833];[.H$8:.H$1007];0)" office:value-type="float" office:value="157" calcext:value-type="float">
            <text:p>157</text:p>
          </table:table-cell>
          <table:table-cell table:formula="of:=MATCH([.G833];[.J$8:.J$1007];0)" office:value-type="float" office:value="157" calcext:value-type="float">
            <text:p>157</text:p>
          </table:table-cell>
          <table:table-cell table:formula="of:=ABS([.O833]-[.P83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50472693724503" calcext:value-type="float">
            <text:p>0.50472693724503</text:p>
          </table:table-cell>
          <table:table-cell office:value-type="float" office:value="827" calcext:value-type="float">
            <text:p>827</text:p>
          </table:table-cell>
          <table:table-cell office:value-type="float" office:value="0.50466020311502" calcext:value-type="float">
            <text:p>0.50466020311502</text:p>
          </table:table-cell>
          <table:table-cell table:number-columns-repeated="2"/>
          <table:table-cell office:value-type="float" office:value="827" calcext:value-type="float">
            <text:p>827</text:p>
          </table:table-cell>
          <table:table-cell office:value-type="float" office:value="183" calcext:value-type="float">
            <text:p>183</text:p>
          </table:table-cell>
          <table:table-cell office:value-type="float" office:value="0.5175974556337" calcext:value-type="float">
            <text:p>0.51759745563370</text:p>
          </table:table-cell>
          <table:table-cell office:value-type="float" office:value="183" calcext:value-type="float">
            <text:p>183</text:p>
          </table:table-cell>
          <table:table-cell office:value-type="float" office:value="0.5175301545655" calcext:value-type="float">
            <text:p>0.51753015456550</text:p>
          </table:table-cell>
          <table:table-cell/>
          <table:table-cell table:formula="of:=[.I834]-[.I833]" office:value-type="float" office:value="0.0000354661251199539" calcext:value-type="float">
            <text:p>0.00003546612512</text:p>
          </table:table-cell>
          <table:table-cell/>
          <table:table-cell table:formula="of:=MATCH([.G834];[.H$8:.H$1007];0)" office:value-type="float" office:value="587" calcext:value-type="float">
            <text:p>587</text:p>
          </table:table-cell>
          <table:table-cell table:formula="of:=MATCH([.G834];[.J$8:.J$1007];0)" office:value-type="float" office:value="587" calcext:value-type="float">
            <text:p>587</text:p>
          </table:table-cell>
          <table:table-cell table:formula="of:=ABS([.O834]-[.P83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49997821326026" calcext:value-type="float">
            <text:p>0.49997821326026</text:p>
          </table:table-cell>
          <table:table-cell office:value-type="float" office:value="828" calcext:value-type="float">
            <text:p>828</text:p>
          </table:table-cell>
          <table:table-cell office:value-type="float" office:value="0.49991111999689" calcext:value-type="float">
            <text:p>0.49991111999689</text:p>
          </table:table-cell>
          <table:table-cell table:number-columns-repeated="2"/>
          <table:table-cell office:value-type="float" office:value="828" calcext:value-type="float">
            <text:p>828</text:p>
          </table:table-cell>
          <table:table-cell office:value-type="float" office:value="961" calcext:value-type="float">
            <text:p>961</text:p>
          </table:table-cell>
          <table:table-cell office:value-type="float" office:value="0.51762753643656" calcext:value-type="float">
            <text:p>0.51762753643656</text:p>
          </table:table-cell>
          <table:table-cell office:value-type="float" office:value="961" calcext:value-type="float">
            <text:p>961</text:p>
          </table:table-cell>
          <table:table-cell office:value-type="float" office:value="0.51756098247312" calcext:value-type="float">
            <text:p>0.51756098247312</text:p>
          </table:table-cell>
          <table:table-cell/>
          <table:table-cell table:formula="of:=[.I835]-[.I834]" office:value-type="float" office:value="0.0000300808028600441" calcext:value-type="float">
            <text:p>0.00003008080286</text:p>
          </table:table-cell>
          <table:table-cell/>
          <table:table-cell table:formula="of:=MATCH([.G835];[.H$8:.H$1007];0)" office:value-type="float" office:value="491" calcext:value-type="float">
            <text:p>491</text:p>
          </table:table-cell>
          <table:table-cell table:formula="of:=MATCH([.G835];[.J$8:.J$1007];0)" office:value-type="float" office:value="491" calcext:value-type="float">
            <text:p>491</text:p>
          </table:table-cell>
          <table:table-cell table:formula="of:=ABS([.O835]-[.P83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48724459937051" calcext:value-type="float">
            <text:p>0.48724459937051</text:p>
          </table:table-cell>
          <table:table-cell office:value-type="float" office:value="829" calcext:value-type="float">
            <text:p>829</text:p>
          </table:table-cell>
          <table:table-cell office:value-type="float" office:value="0.48717707342299" calcext:value-type="float">
            <text:p>0.48717707342299</text:p>
          </table:table-cell>
          <table:table-cell table:number-columns-repeated="2"/>
          <table:table-cell office:value-type="float" office:value="829" calcext:value-type="float">
            <text:p>829</text:p>
          </table:table-cell>
          <table:table-cell office:value-type="float" office:value="997" calcext:value-type="float">
            <text:p>997</text:p>
          </table:table-cell>
          <table:table-cell office:value-type="float" office:value="0.51773383485501" calcext:value-type="float">
            <text:p>0.51773383485501</text:p>
          </table:table-cell>
          <table:table-cell office:value-type="float" office:value="997" calcext:value-type="float">
            <text:p>997</text:p>
          </table:table-cell>
          <table:table-cell office:value-type="float" office:value="0.51766591331068" calcext:value-type="float">
            <text:p>0.51766591331068</text:p>
          </table:table-cell>
          <table:table-cell/>
          <table:table-cell table:formula="of:=[.I836]-[.I835]" office:value-type="float" office:value="0.000106298418450002" calcext:value-type="float">
            <text:p>0.00010629841845</text:p>
          </table:table-cell>
          <table:table-cell/>
          <table:table-cell table:formula="of:=MATCH([.G836];[.H$8:.H$1007];0)" office:value-type="float" office:value="240" calcext:value-type="float">
            <text:p>240</text:p>
          </table:table-cell>
          <table:table-cell table:formula="of:=MATCH([.G836];[.J$8:.J$1007];0)" office:value-type="float" office:value="240" calcext:value-type="float">
            <text:p>240</text:p>
          </table:table-cell>
          <table:table-cell table:formula="of:=ABS([.O836]-[.P83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48123965237037" calcext:value-type="float">
            <text:p>0.48123965237037</text:p>
          </table:table-cell>
          <table:table-cell office:value-type="float" office:value="830" calcext:value-type="float">
            <text:p>830</text:p>
          </table:table-cell>
          <table:table-cell office:value-type="float" office:value="0.48117273214389" calcext:value-type="float">
            <text:p>0.48117273214389</text:p>
          </table:table-cell>
          <table:table-cell table:number-columns-repeated="2"/>
          <table:table-cell office:value-type="float" office:value="830" calcext:value-type="float">
            <text:p>830</text:p>
          </table:table-cell>
          <table:table-cell office:value-type="float" office:value="777" calcext:value-type="float">
            <text:p>777</text:p>
          </table:table-cell>
          <table:table-cell office:value-type="float" office:value="0.51774243894749" calcext:value-type="float">
            <text:p>0.51774243894749</text:p>
          </table:table-cell>
          <table:table-cell office:value-type="float" office:value="777" calcext:value-type="float">
            <text:p>777</text:p>
          </table:table-cell>
          <table:table-cell office:value-type="float" office:value="0.51767593872047" calcext:value-type="float">
            <text:p>0.51767593872047</text:p>
          </table:table-cell>
          <table:table-cell/>
          <table:table-cell table:formula="of:=[.I837]-[.I836]" office:value-type="float" office:value="0.00000860409247993577" calcext:value-type="float">
            <text:p>0.00000860409248</text:p>
          </table:table-cell>
          <table:table-cell/>
          <table:table-cell table:formula="of:=MATCH([.G837];[.H$8:.H$1007];0)" office:value-type="float" office:value="155" calcext:value-type="float">
            <text:p>155</text:p>
          </table:table-cell>
          <table:table-cell table:formula="of:=MATCH([.G837];[.J$8:.J$1007];0)" office:value-type="float" office:value="155" calcext:value-type="float">
            <text:p>155</text:p>
          </table:table-cell>
          <table:table-cell table:formula="of:=ABS([.O837]-[.P83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49238689965374" calcext:value-type="float">
            <text:p>0.49238689965374</text:p>
          </table:table-cell>
          <table:table-cell office:value-type="float" office:value="831" calcext:value-type="float">
            <text:p>831</text:p>
          </table:table-cell>
          <table:table-cell office:value-type="float" office:value="0.49231981855851" calcext:value-type="float">
            <text:p>0.49231981855851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513" calcext:value-type="float">
            <text:p>513</text:p>
          </table:table-cell>
          <table:table-cell office:value-type="float" office:value="0.51777708227331" calcext:value-type="float">
            <text:p>0.51777708227331</text:p>
          </table:table-cell>
          <table:table-cell office:value-type="float" office:value="513" calcext:value-type="float">
            <text:p>513</text:p>
          </table:table-cell>
          <table:table-cell office:value-type="float" office:value="0.51770997732926" calcext:value-type="float">
            <text:p>0.51770997732926</text:p>
          </table:table-cell>
          <table:table-cell/>
          <table:table-cell table:formula="of:=[.I838]-[.I837]" office:value-type="float" office:value="0.0000346433258200385" calcext:value-type="float">
            <text:p>0.00003464332582</text:p>
          </table:table-cell>
          <table:table-cell/>
          <table:table-cell table:formula="of:=MATCH([.G838];[.H$8:.H$1007];0)" office:value-type="float" office:value="336" calcext:value-type="float">
            <text:p>336</text:p>
          </table:table-cell>
          <table:table-cell table:formula="of:=MATCH([.G838];[.J$8:.J$1007];0)" office:value-type="float" office:value="336" calcext:value-type="float">
            <text:p>336</text:p>
          </table:table-cell>
          <table:table-cell table:formula="of:=ABS([.O838]-[.P83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49938963586602" calcext:value-type="float">
            <text:p>0.49938963586602</text:p>
          </table:table-cell>
          <table:table-cell office:value-type="float" office:value="832" calcext:value-type="float">
            <text:p>832</text:p>
          </table:table-cell>
          <table:table-cell office:value-type="float" office:value="0.49932155176441" calcext:value-type="float">
            <text:p>0.49932155176441</text:p>
          </table:table-cell>
          <table:table-cell table:number-columns-repeated="2"/>
          <table:table-cell office:value-type="float" office:value="832" calcext:value-type="float">
            <text:p>832</text:p>
          </table:table-cell>
          <table:table-cell office:value-type="float" office:value="616" calcext:value-type="float">
            <text:p>616</text:p>
          </table:table-cell>
          <table:table-cell office:value-type="float" office:value="0.51788061124879" calcext:value-type="float">
            <text:p>0.51788061124879</text:p>
          </table:table-cell>
          <table:table-cell office:value-type="float" office:value="616" calcext:value-type="float">
            <text:p>616</text:p>
          </table:table-cell>
          <table:table-cell office:value-type="float" office:value="0.51781329656284" calcext:value-type="float">
            <text:p>0.51781329656284</text:p>
          </table:table-cell>
          <table:table-cell/>
          <table:table-cell table:formula="of:=[.I839]-[.I838]" office:value-type="float" office:value="0.000103528975480049" calcext:value-type="float">
            <text:p>0.00010352897548</text:p>
          </table:table-cell>
          <table:table-cell/>
          <table:table-cell table:formula="of:=MATCH([.G839];[.H$8:.H$1007];0)" office:value-type="float" office:value="475" calcext:value-type="float">
            <text:p>475</text:p>
          </table:table-cell>
          <table:table-cell table:formula="of:=MATCH([.G839];[.J$8:.J$1007];0)" office:value-type="float" office:value="475" calcext:value-type="float">
            <text:p>475</text:p>
          </table:table-cell>
          <table:table-cell table:formula="of:=ABS([.O839]-[.P83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50144542850895" calcext:value-type="float">
            <text:p>0.50144542850895</text:p>
          </table:table-cell>
          <table:table-cell office:value-type="float" office:value="833" calcext:value-type="float">
            <text:p>833</text:p>
          </table:table-cell>
          <table:table-cell office:value-type="float" office:value="0.50137765206368" calcext:value-type="float">
            <text:p>0.50137765206368</text:p>
          </table:table-cell>
          <table:table-cell table:number-columns-repeated="2"/>
          <table:table-cell office:value-type="float" office:value="833" calcext:value-type="float">
            <text:p>833</text:p>
          </table:table-cell>
          <table:table-cell office:value-type="float" office:value="711" calcext:value-type="float">
            <text:p>711</text:p>
          </table:table-cell>
          <table:table-cell office:value-type="float" office:value="0.51789360275787" calcext:value-type="float">
            <text:p>0.51789360275787</text:p>
          </table:table-cell>
          <table:table-cell office:value-type="float" office:value="711" calcext:value-type="float">
            <text:p>711</text:p>
          </table:table-cell>
          <table:table-cell office:value-type="float" office:value="0.51782630582658" calcext:value-type="float">
            <text:p>0.51782630582658</text:p>
          </table:table-cell>
          <table:table-cell/>
          <table:table-cell table:formula="of:=[.I840]-[.I839]" office:value-type="float" office:value="0.0000129915090799626" calcext:value-type="float">
            <text:p>0.00001299150908</text:p>
          </table:table-cell>
          <table:table-cell/>
          <table:table-cell table:formula="of:=MATCH([.G840];[.H$8:.H$1007];0)" office:value-type="float" office:value="518" calcext:value-type="float">
            <text:p>518</text:p>
          </table:table-cell>
          <table:table-cell table:formula="of:=MATCH([.G840];[.J$8:.J$1007];0)" office:value-type="float" office:value="518" calcext:value-type="float">
            <text:p>518</text:p>
          </table:table-cell>
          <table:table-cell table:formula="of:=ABS([.O840]-[.P84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51894556838645" calcext:value-type="float">
            <text:p>0.51894556838645</text:p>
          </table:table-cell>
          <table:table-cell office:value-type="float" office:value="834" calcext:value-type="float">
            <text:p>834</text:p>
          </table:table-cell>
          <table:table-cell office:value-type="float" office:value="0.51887844310712" calcext:value-type="float">
            <text:p>0.51887844310712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 office:value-type="float" office:value="784" calcext:value-type="float">
            <text:p>784</text:p>
          </table:table-cell>
          <table:table-cell office:value-type="float" office:value="0.5179293519732" calcext:value-type="float">
            <text:p>0.51792935197320</text:p>
          </table:table-cell>
          <table:table-cell office:value-type="float" office:value="784" calcext:value-type="float">
            <text:p>784</text:p>
          </table:table-cell>
          <table:table-cell office:value-type="float" office:value="0.51786196569683" calcext:value-type="float">
            <text:p>0.51786196569683</text:p>
          </table:table-cell>
          <table:table-cell/>
          <table:table-cell table:formula="of:=[.I841]-[.I840]" office:value-type="float" office:value="0.0000357492153300054" calcext:value-type="float">
            <text:p>0.00003574921533</text:p>
          </table:table-cell>
          <table:table-cell/>
          <table:table-cell table:formula="of:=MATCH([.G841];[.H$8:.H$1007];0)" office:value-type="float" office:value="852" calcext:value-type="float">
            <text:p>852</text:p>
          </table:table-cell>
          <table:table-cell table:formula="of:=MATCH([.G841];[.J$8:.J$1007];0)" office:value-type="float" office:value="852" calcext:value-type="float">
            <text:p>852</text:p>
          </table:table-cell>
          <table:table-cell table:formula="of:=ABS([.O841]-[.P84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49762029396923" calcext:value-type="float">
            <text:p>0.49762029396923</text:p>
          </table:table-cell>
          <table:table-cell office:value-type="float" office:value="835" calcext:value-type="float">
            <text:p>835</text:p>
          </table:table-cell>
          <table:table-cell office:value-type="float" office:value="0.49755242413152" calcext:value-type="float">
            <text:p>0.49755242413152</text:p>
          </table:table-cell>
          <table:table-cell table:number-columns-repeated="2"/>
          <table:table-cell office:value-type="float" office:value="835" calcext:value-type="float">
            <text:p>835</text:p>
          </table:table-cell>
          <table:table-cell office:value-type="float" office:value="780" calcext:value-type="float">
            <text:p>780</text:p>
          </table:table-cell>
          <table:table-cell office:value-type="float" office:value="0.51794916763627" calcext:value-type="float">
            <text:p>0.51794916763627</text:p>
          </table:table-cell>
          <table:table-cell office:value-type="float" office:value="780" calcext:value-type="float">
            <text:p>780</text:p>
          </table:table-cell>
          <table:table-cell office:value-type="float" office:value="0.51788129829357" calcext:value-type="float">
            <text:p>0.51788129829357</text:p>
          </table:table-cell>
          <table:table-cell/>
          <table:table-cell table:formula="of:=[.I842]-[.I841]" office:value-type="float" office:value="0.0000198156630699664" calcext:value-type="float">
            <text:p>0.00001981566307</text:p>
          </table:table-cell>
          <table:table-cell/>
          <table:table-cell table:formula="of:=MATCH([.G842];[.H$8:.H$1007];0)" office:value-type="float" office:value="439" calcext:value-type="float">
            <text:p>439</text:p>
          </table:table-cell>
          <table:table-cell table:formula="of:=MATCH([.G842];[.J$8:.J$1007];0)" office:value-type="float" office:value="439" calcext:value-type="float">
            <text:p>439</text:p>
          </table:table-cell>
          <table:table-cell table:formula="of:=ABS([.O842]-[.P84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53368074989791" calcext:value-type="float">
            <text:p>0.53368074989791</text:p>
          </table:table-cell>
          <table:table-cell office:value-type="float" office:value="836" calcext:value-type="float">
            <text:p>836</text:p>
          </table:table-cell>
          <table:table-cell office:value-type="float" office:value="0.53361302072288" calcext:value-type="float">
            <text:p>0.53361302072288</text:p>
          </table:table-cell>
          <table:table-cell table:number-columns-repeated="2"/>
          <table:table-cell office:value-type="float" office:value="836" calcext:value-type="float">
            <text:p>836</text:p>
          </table:table-cell>
          <table:table-cell office:value-type="float" office:value="410" calcext:value-type="float">
            <text:p>410</text:p>
          </table:table-cell>
          <table:table-cell office:value-type="float" office:value="0.51795472995272" calcext:value-type="float">
            <text:p>0.51795472995272</text:p>
          </table:table-cell>
          <table:table-cell office:value-type="float" office:value="410" calcext:value-type="float">
            <text:p>410</text:p>
          </table:table-cell>
          <table:table-cell office:value-type="float" office:value="0.51788745081296" calcext:value-type="float">
            <text:p>0.51788745081296</text:p>
          </table:table-cell>
          <table:table-cell/>
          <table:table-cell table:formula="of:=[.I843]-[.I842]" office:value-type="float" office:value="0.00000556231644999183" calcext:value-type="float">
            <text:p>0.00000556231645</text:p>
          </table:table-cell>
          <table:table-cell/>
          <table:table-cell table:formula="of:=MATCH([.G843];[.H$8:.H$1007];0)" office:value-type="float" office:value="976" calcext:value-type="float">
            <text:p>976</text:p>
          </table:table-cell>
          <table:table-cell table:formula="of:=MATCH([.G843];[.J$8:.J$1007];0)" office:value-type="float" office:value="976" calcext:value-type="float">
            <text:p>976</text:p>
          </table:table-cell>
          <table:table-cell table:formula="of:=ABS([.O843]-[.P84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50625740630738" calcext:value-type="float">
            <text:p>0.50625740630738</text:p>
          </table:table-cell>
          <table:table-cell office:value-type="float" office:value="837" calcext:value-type="float">
            <text:p>837</text:p>
          </table:table-cell>
          <table:table-cell office:value-type="float" office:value="0.50619014721072" calcext:value-type="float">
            <text:p>0.50619014721072</text:p>
          </table:table-cell>
          <table:table-cell table:number-columns-repeated="2"/>
          <table:table-cell office:value-type="float" office:value="837" calcext:value-type="float">
            <text:p>837</text:p>
          </table:table-cell>
          <table:table-cell office:value-type="float" office:value="966" calcext:value-type="float">
            <text:p>966</text:p>
          </table:table-cell>
          <table:table-cell office:value-type="float" office:value="0.51796665455559" calcext:value-type="float">
            <text:p>0.51796665455559</text:p>
          </table:table-cell>
          <table:table-cell office:value-type="float" office:value="966" calcext:value-type="float">
            <text:p>966</text:p>
          </table:table-cell>
          <table:table-cell office:value-type="float" office:value="0.51789927556636" calcext:value-type="float">
            <text:p>0.51789927556636</text:p>
          </table:table-cell>
          <table:table-cell/>
          <table:table-cell table:formula="of:=[.I844]-[.I843]" office:value-type="float" office:value="0.0000119246028700282" calcext:value-type="float">
            <text:p>0.00001192460287</text:p>
          </table:table-cell>
          <table:table-cell/>
          <table:table-cell table:formula="of:=MATCH([.G844];[.H$8:.H$1007];0)" office:value-type="float" office:value="618" calcext:value-type="float">
            <text:p>618</text:p>
          </table:table-cell>
          <table:table-cell table:formula="of:=MATCH([.G844];[.J$8:.J$1007];0)" office:value-type="float" office:value="618" calcext:value-type="float">
            <text:p>618</text:p>
          </table:table-cell>
          <table:table-cell table:formula="of:=ABS([.O844]-[.P84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51609766090554" calcext:value-type="float">
            <text:p>0.51609766090554</text:p>
          </table:table-cell>
          <table:table-cell office:value-type="float" office:value="838" calcext:value-type="float">
            <text:p>838</text:p>
          </table:table-cell>
          <table:table-cell office:value-type="float" office:value="0.51603011232539" calcext:value-type="float">
            <text:p>0.51603011232539</text:p>
          </table:table-cell>
          <table:table-cell table:number-columns-repeated="2"/>
          <table:table-cell office:value-type="float" office:value="838" calcext:value-type="float">
            <text:p>838</text:p>
          </table:table-cell>
          <table:table-cell office:value-type="float" office:value="809" calcext:value-type="float">
            <text:p>809</text:p>
          </table:table-cell>
          <table:table-cell office:value-type="float" office:value="0.51797238266159" calcext:value-type="float">
            <text:p>0.51797238266159</text:p>
          </table:table-cell>
          <table:table-cell office:value-type="float" office:value="809" calcext:value-type="float">
            <text:p>809</text:p>
          </table:table-cell>
          <table:table-cell office:value-type="float" office:value="0.51790495543939" calcext:value-type="float">
            <text:p>0.51790495543939</text:p>
          </table:table-cell>
          <table:table-cell/>
          <table:table-cell table:formula="of:=[.I845]-[.I844]" office:value-type="float" office:value="0.0000057281059999692" calcext:value-type="float">
            <text:p>0.00000572810600</text:p>
          </table:table-cell>
          <table:table-cell/>
          <table:table-cell table:formula="of:=MATCH([.G845];[.H$8:.H$1007];0)" office:value-type="float" office:value="805" calcext:value-type="float">
            <text:p>805</text:p>
          </table:table-cell>
          <table:table-cell table:formula="of:=MATCH([.G845];[.J$8:.J$1007];0)" office:value-type="float" office:value="805" calcext:value-type="float">
            <text:p>805</text:p>
          </table:table-cell>
          <table:table-cell table:formula="of:=ABS([.O845]-[.P84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49524764857166" calcext:value-type="float">
            <text:p>0.49524764857166</text:p>
          </table:table-cell>
          <table:table-cell office:value-type="float" office:value="839" calcext:value-type="float">
            <text:p>839</text:p>
          </table:table-cell>
          <table:table-cell office:value-type="float" office:value="0.49518042994144" calcext:value-type="float">
            <text:p>0.49518042994144</text:p>
          </table:table-cell>
          <table:table-cell table:number-columns-repeated="2"/>
          <table:table-cell office:value-type="float" office:value="839" calcext:value-type="float">
            <text:p>839</text:p>
          </table:table-cell>
          <table:table-cell office:value-type="float" office:value="257" calcext:value-type="float">
            <text:p>257</text:p>
          </table:table-cell>
          <table:table-cell office:value-type="float" office:value="0.51805050176744" calcext:value-type="float">
            <text:p>0.51805050176744</text:p>
          </table:table-cell>
          <table:table-cell office:value-type="float" office:value="257" calcext:value-type="float">
            <text:p>257</text:p>
          </table:table-cell>
          <table:table-cell office:value-type="float" office:value="0.51798292729277" calcext:value-type="float">
            <text:p>0.51798292729277</text:p>
          </table:table-cell>
          <table:table-cell/>
          <table:table-cell table:formula="of:=[.I846]-[.I845]" office:value-type="float" office:value="0.0000781191058500941" calcext:value-type="float">
            <text:p>0.00007811910585</text:p>
          </table:table-cell>
          <table:table-cell/>
          <table:table-cell table:formula="of:=MATCH([.G846];[.H$8:.H$1007];0)" office:value-type="float" office:value="390" calcext:value-type="float">
            <text:p>390</text:p>
          </table:table-cell>
          <table:table-cell table:formula="of:=MATCH([.G846];[.J$8:.J$1007];0)" office:value-type="float" office:value="390" calcext:value-type="float">
            <text:p>390</text:p>
          </table:table-cell>
          <table:table-cell table:formula="of:=ABS([.O846]-[.P84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50778719094815" calcext:value-type="float">
            <text:p>0.50778719094815</text:p>
          </table:table-cell>
          <table:table-cell office:value-type="float" office:value="840" calcext:value-type="float">
            <text:p>840</text:p>
          </table:table-cell>
          <table:table-cell office:value-type="float" office:value="0.50771909687973" calcext:value-type="float">
            <text:p>0.50771909687973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875" calcext:value-type="float">
            <text:p>875</text:p>
          </table:table-cell>
          <table:table-cell office:value-type="float" office:value="0.5182467826842" calcext:value-type="float">
            <text:p>0.51824678268420</text:p>
          </table:table-cell>
          <table:table-cell office:value-type="float" office:value="875" calcext:value-type="float">
            <text:p>875</text:p>
          </table:table-cell>
          <table:table-cell office:value-type="float" office:value="0.51818076268857" calcext:value-type="float">
            <text:p>0.51818076268857</text:p>
          </table:table-cell>
          <table:table-cell/>
          <table:table-cell table:formula="of:=[.I847]-[.I846]" office:value-type="float" office:value="0.000196280916759939" calcext:value-type="float">
            <text:p>0.00019628091676</text:p>
          </table:table-cell>
          <table:table-cell/>
          <table:table-cell table:formula="of:=MATCH([.G847];[.H$8:.H$1007];0)" office:value-type="float" office:value="655" calcext:value-type="float">
            <text:p>655</text:p>
          </table:table-cell>
          <table:table-cell table:formula="of:=MATCH([.G847];[.J$8:.J$1007];0)" office:value-type="float" office:value="655" calcext:value-type="float">
            <text:p>655</text:p>
          </table:table-cell>
          <table:table-cell table:formula="of:=ABS([.O847]-[.P84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51393367826764" calcext:value-type="float">
            <text:p>0.51393367826764</text:p>
          </table:table-cell>
          <table:table-cell office:value-type="float" office:value="841" calcext:value-type="float">
            <text:p>841</text:p>
          </table:table-cell>
          <table:table-cell office:value-type="float" office:value="0.51386616269332" calcext:value-type="float">
            <text:p>0.51386616269332</text:p>
          </table:table-cell>
          <table:table-cell table:number-columns-repeated="2"/>
          <table:table-cell office:value-type="float" office:value="841" calcext:value-type="float">
            <text:p>841</text:p>
          </table:table-cell>
          <table:table-cell office:value-type="float" office:value="656" calcext:value-type="float">
            <text:p>656</text:p>
          </table:table-cell>
          <table:table-cell office:value-type="float" office:value="0.51831999763424" calcext:value-type="float">
            <text:p>0.51831999763424</text:p>
          </table:table-cell>
          <table:table-cell office:value-type="float" office:value="656" calcext:value-type="float">
            <text:p>656</text:p>
          </table:table-cell>
          <table:table-cell office:value-type="float" office:value="0.51825229576877" calcext:value-type="float">
            <text:p>0.51825229576877</text:p>
          </table:table-cell>
          <table:table-cell/>
          <table:table-cell table:formula="of:=[.I848]-[.I847]" office:value-type="float" office:value="0.0000732149500399792" calcext:value-type="float">
            <text:p>0.00007321495004</text:p>
          </table:table-cell>
          <table:table-cell/>
          <table:table-cell table:formula="of:=MATCH([.G848];[.H$8:.H$1007];0)" office:value-type="float" office:value="770" calcext:value-type="float">
            <text:p>770</text:p>
          </table:table-cell>
          <table:table-cell table:formula="of:=MATCH([.G848];[.J$8:.J$1007];0)" office:value-type="float" office:value="770" calcext:value-type="float">
            <text:p>770</text:p>
          </table:table-cell>
          <table:table-cell table:formula="of:=ABS([.O848]-[.P84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50792799244314" calcext:value-type="float">
            <text:p>0.50792799244314</text:p>
          </table:table-cell>
          <table:table-cell office:value-type="float" office:value="842" calcext:value-type="float">
            <text:p>842</text:p>
          </table:table-cell>
          <table:table-cell office:value-type="float" office:value="0.50786096952745" calcext:value-type="float">
            <text:p>0.50786096952745</text:p>
          </table:table-cell>
          <table:table-cell table:number-columns-repeated="2"/>
          <table:table-cell office:value-type="float" office:value="842" calcext:value-type="float">
            <text:p>842</text:p>
          </table:table-cell>
          <table:table-cell office:value-type="float" office:value="269" calcext:value-type="float">
            <text:p>269</text:p>
          </table:table-cell>
          <table:table-cell office:value-type="float" office:value="0.51835361849474" calcext:value-type="float">
            <text:p>0.51835361849474</text:p>
          </table:table-cell>
          <table:table-cell office:value-type="float" office:value="269" calcext:value-type="float">
            <text:p>269</text:p>
          </table:table-cell>
          <table:table-cell office:value-type="float" office:value="0.51828624654306" calcext:value-type="float">
            <text:p>0.51828624654306</text:p>
          </table:table-cell>
          <table:table-cell/>
          <table:table-cell table:formula="of:=[.I849]-[.I848]" office:value-type="float" office:value="0.0000336208605000721" calcext:value-type="float">
            <text:p>0.00003362086050</text:p>
          </table:table-cell>
          <table:table-cell/>
          <table:table-cell table:formula="of:=MATCH([.G849];[.H$8:.H$1007];0)" office:value-type="float" office:value="656" calcext:value-type="float">
            <text:p>656</text:p>
          </table:table-cell>
          <table:table-cell table:formula="of:=MATCH([.G849];[.J$8:.J$1007];0)" office:value-type="float" office:value="656" calcext:value-type="float">
            <text:p>656</text:p>
          </table:table-cell>
          <table:table-cell table:formula="of:=ABS([.O849]-[.P84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50126840944063" calcext:value-type="float">
            <text:p>0.50126840944063</text:p>
          </table:table-cell>
          <table:table-cell office:value-type="float" office:value="843" calcext:value-type="float">
            <text:p>843</text:p>
          </table:table-cell>
          <table:table-cell office:value-type="float" office:value="0.50120211835207" calcext:value-type="float">
            <text:p>0.50120211835207</text:p>
          </table:table-cell>
          <table:table-cell table:number-columns-repeated="2"/>
          <table:table-cell office:value-type="float" office:value="843" calcext:value-type="float">
            <text:p>843</text:p>
          </table:table-cell>
          <table:table-cell office:value-type="float" office:value="41" calcext:value-type="float">
            <text:p>41</text:p>
          </table:table-cell>
          <table:table-cell office:value-type="float" office:value="0.51849642099377" calcext:value-type="float">
            <text:p>0.51849642099377</text:p>
          </table:table-cell>
          <table:table-cell office:value-type="float" office:value="41" calcext:value-type="float">
            <text:p>41</text:p>
          </table:table-cell>
          <table:table-cell office:value-type="float" office:value="0.51842891358771" calcext:value-type="float">
            <text:p>0.51842891358771</text:p>
          </table:table-cell>
          <table:table-cell/>
          <table:table-cell table:formula="of:=[.I850]-[.I849]" office:value-type="float" office:value="0.000142802499029981" calcext:value-type="float">
            <text:p>0.00014280249903</text:p>
          </table:table-cell>
          <table:table-cell/>
          <table:table-cell table:formula="of:=MATCH([.G850];[.H$8:.H$1007];0)" office:value-type="float" office:value="515" calcext:value-type="float">
            <text:p>515</text:p>
          </table:table-cell>
          <table:table-cell table:formula="of:=MATCH([.G850];[.J$8:.J$1007];0)" office:value-type="float" office:value="515" calcext:value-type="float">
            <text:p>515</text:p>
          </table:table-cell>
          <table:table-cell table:formula="of:=ABS([.O850]-[.P85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4922826982301" calcext:value-type="float">
            <text:p>0.49228269823010</text:p>
          </table:table-cell>
          <table:table-cell office:value-type="float" office:value="844" calcext:value-type="float">
            <text:p>844</text:p>
          </table:table-cell>
          <table:table-cell office:value-type="float" office:value="0.49221538066081" calcext:value-type="float">
            <text:p>0.49221538066081</text:p>
          </table:table-cell>
          <table:table-cell table:number-columns-repeated="2"/>
          <table:table-cell office:value-type="float" office:value="844" calcext:value-type="float">
            <text:p>844</text:p>
          </table:table-cell>
          <table:table-cell office:value-type="float" office:value="708" calcext:value-type="float">
            <text:p>708</text:p>
          </table:table-cell>
          <table:table-cell office:value-type="float" office:value="0.51851135360759" calcext:value-type="float">
            <text:p>0.51851135360759</text:p>
          </table:table-cell>
          <table:table-cell office:value-type="float" office:value="708" calcext:value-type="float">
            <text:p>708</text:p>
          </table:table-cell>
          <table:table-cell office:value-type="float" office:value="0.51844393772851" calcext:value-type="float">
            <text:p>0.51844393772851</text:p>
          </table:table-cell>
          <table:table-cell/>
          <table:table-cell table:formula="of:=[.I851]-[.I850]" office:value-type="float" office:value="0.0000149326138200179" calcext:value-type="float">
            <text:p>0.00001493261382</text:p>
          </table:table-cell>
          <table:table-cell/>
          <table:table-cell table:formula="of:=MATCH([.G851];[.H$8:.H$1007];0)" office:value-type="float" office:value="334" calcext:value-type="float">
            <text:p>334</text:p>
          </table:table-cell>
          <table:table-cell table:formula="of:=MATCH([.G851];[.J$8:.J$1007];0)" office:value-type="float" office:value="334" calcext:value-type="float">
            <text:p>334</text:p>
          </table:table-cell>
          <table:table-cell table:formula="of:=ABS([.O851]-[.P85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51635594993545" calcext:value-type="float">
            <text:p>0.51635594993545</text:p>
          </table:table-cell>
          <table:table-cell office:value-type="float" office:value="845" calcext:value-type="float">
            <text:p>845</text:p>
          </table:table-cell>
          <table:table-cell office:value-type="float" office:value="0.51628901988816" calcext:value-type="float">
            <text:p>0.51628901988816</text:p>
          </table:table-cell>
          <table:table-cell table:number-columns-repeated="2"/>
          <table:table-cell office:value-type="float" office:value="845" calcext:value-type="float">
            <text:p>845</text:p>
          </table:table-cell>
          <table:table-cell office:value-type="float" office:value="42" calcext:value-type="float">
            <text:p>42</text:p>
          </table:table-cell>
          <table:table-cell office:value-type="float" office:value="0.51860492932278" calcext:value-type="float">
            <text:p>0.51860492932278</text:p>
          </table:table-cell>
          <table:table-cell office:value-type="float" office:value="42" calcext:value-type="float">
            <text:p>42</text:p>
          </table:table-cell>
          <table:table-cell office:value-type="float" office:value="0.51853759872607" calcext:value-type="float">
            <text:p>0.51853759872607</text:p>
          </table:table-cell>
          <table:table-cell/>
          <table:table-cell table:formula="of:=[.I852]-[.I851]" office:value-type="float" office:value="0.0000935757151899752" calcext:value-type="float">
            <text:p>0.00009357571519</text:p>
          </table:table-cell>
          <table:table-cell/>
          <table:table-cell table:formula="of:=MATCH([.G852];[.H$8:.H$1007];0)" office:value-type="float" office:value="812" calcext:value-type="float">
            <text:p>812</text:p>
          </table:table-cell>
          <table:table-cell table:formula="of:=MATCH([.G852];[.J$8:.J$1007];0)" office:value-type="float" office:value="812" calcext:value-type="float">
            <text:p>812</text:p>
          </table:table-cell>
          <table:table-cell table:formula="of:=ABS([.O852]-[.P85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53271250993459" calcext:value-type="float">
            <text:p>0.53271250993459</text:p>
          </table:table-cell>
          <table:table-cell office:value-type="float" office:value="846" calcext:value-type="float">
            <text:p>846</text:p>
          </table:table-cell>
          <table:table-cell office:value-type="float" office:value="0.53264512148538" calcext:value-type="float">
            <text:p>0.53264512148538</text:p>
          </table:table-cell>
          <table:table-cell table:number-columns-repeated="2"/>
          <table:table-cell office:value-type="float" office:value="846" calcext:value-type="float">
            <text:p>846</text:p>
          </table:table-cell>
          <table:table-cell office:value-type="float" office:value="810" calcext:value-type="float">
            <text:p>810</text:p>
          </table:table-cell>
          <table:table-cell office:value-type="float" office:value="0.51870107681774" calcext:value-type="float">
            <text:p>0.51870107681774</text:p>
          </table:table-cell>
          <table:table-cell office:value-type="float" office:value="810" calcext:value-type="float">
            <text:p>810</text:p>
          </table:table-cell>
          <table:table-cell office:value-type="float" office:value="0.51863360323946" calcext:value-type="float">
            <text:p>0.51863360323946</text:p>
          </table:table-cell>
          <table:table-cell/>
          <table:table-cell table:formula="of:=[.I853]-[.I852]" office:value-type="float" office:value="0.0000961474949600083" calcext:value-type="float">
            <text:p>0.00009614749496</text:p>
          </table:table-cell>
          <table:table-cell/>
          <table:table-cell table:formula="of:=MATCH([.G853];[.H$8:.H$1007];0)" office:value-type="float" office:value="971" calcext:value-type="float">
            <text:p>971</text:p>
          </table:table-cell>
          <table:table-cell table:formula="of:=MATCH([.G853];[.J$8:.J$1007];0)" office:value-type="float" office:value="971" calcext:value-type="float">
            <text:p>971</text:p>
          </table:table-cell>
          <table:table-cell table:formula="of:=ABS([.O853]-[.P85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50452517360175" calcext:value-type="float">
            <text:p>0.50452517360175</text:p>
          </table:table-cell>
          <table:table-cell office:value-type="float" office:value="847" calcext:value-type="float">
            <text:p>847</text:p>
          </table:table-cell>
          <table:table-cell office:value-type="float" office:value="0.50445817567193" calcext:value-type="float">
            <text:p>0.50445817567193</text:p>
          </table:table-cell>
          <table:table-cell table:number-columns-repeated="2"/>
          <table:table-cell office:value-type="float" office:value="847" calcext:value-type="float">
            <text:p>847</text:p>
          </table:table-cell>
          <table:table-cell office:value-type="float" office:value="766" calcext:value-type="float">
            <text:p>766</text:p>
          </table:table-cell>
          <table:table-cell office:value-type="float" office:value="0.51871878098649" calcext:value-type="float">
            <text:p>0.51871878098649</text:p>
          </table:table-cell>
          <table:table-cell office:value-type="float" office:value="766" calcext:value-type="float">
            <text:p>766</text:p>
          </table:table-cell>
          <table:table-cell office:value-type="float" office:value="0.51865136567019" calcext:value-type="float">
            <text:p>0.51865136567019</text:p>
          </table:table-cell>
          <table:table-cell/>
          <table:table-cell table:formula="of:=[.I854]-[.I853]" office:value-type="float" office:value="0.0000177041687500212" calcext:value-type="float">
            <text:p>0.00001770416875</text:p>
          </table:table-cell>
          <table:table-cell/>
          <table:table-cell table:formula="of:=MATCH([.G854];[.H$8:.H$1007];0)" office:value-type="float" office:value="579" calcext:value-type="float">
            <text:p>579</text:p>
          </table:table-cell>
          <table:table-cell table:formula="of:=MATCH([.G854];[.J$8:.J$1007];0)" office:value-type="float" office:value="579" calcext:value-type="float">
            <text:p>579</text:p>
          </table:table-cell>
          <table:table-cell table:formula="of:=ABS([.O854]-[.P85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5235161458765" calcext:value-type="float">
            <text:p>0.52351614587650</text:p>
          </table:table-cell>
          <table:table-cell office:value-type="float" office:value="848" calcext:value-type="float">
            <text:p>848</text:p>
          </table:table-cell>
          <table:table-cell office:value-type="float" office:value="0.52344936825773" calcext:value-type="float">
            <text:p>0.52344936825773</text:p>
          </table:table-cell>
          <table:table-cell table:number-columns-repeated="2"/>
          <table:table-cell office:value-type="float" office:value="848" calcext:value-type="float">
            <text:p>848</text:p>
          </table:table-cell>
          <table:table-cell office:value-type="float" office:value="610" calcext:value-type="float">
            <text:p>610</text:p>
          </table:table-cell>
          <table:table-cell office:value-type="float" office:value="0.51871969991046" calcext:value-type="float">
            <text:p>0.51871969991046</text:p>
          </table:table-cell>
          <table:table-cell office:value-type="float" office:value="610" calcext:value-type="float">
            <text:p>610</text:p>
          </table:table-cell>
          <table:table-cell office:value-type="float" office:value="0.51865263930506" calcext:value-type="float">
            <text:p>0.51865263930506</text:p>
          </table:table-cell>
          <table:table-cell/>
          <table:table-cell table:formula="of:=[.I855]-[.I854]" office:value-type="float" office:value="0.000000918923969916996" calcext:value-type="float">
            <text:p>0.00000091892397</text:p>
          </table:table-cell>
          <table:table-cell/>
          <table:table-cell table:formula="of:=MATCH([.G855];[.H$8:.H$1007];0)" office:value-type="float" office:value="905" calcext:value-type="float">
            <text:p>905</text:p>
          </table:table-cell>
          <table:table-cell table:formula="of:=MATCH([.G855];[.J$8:.J$1007];0)" office:value-type="float" office:value="905" calcext:value-type="float">
            <text:p>905</text:p>
          </table:table-cell>
          <table:table-cell table:formula="of:=ABS([.O855]-[.P85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51053567086237" calcext:value-type="float">
            <text:p>0.51053567086237</text:p>
          </table:table-cell>
          <table:table-cell office:value-type="float" office:value="849" calcext:value-type="float">
            <text:p>849</text:p>
          </table:table-cell>
          <table:table-cell office:value-type="float" office:value="0.51046791979561" calcext:value-type="float">
            <text:p>0.51046791979561</text:p>
          </table:table-cell>
          <table:table-cell table:number-columns-repeated="2"/>
          <table:table-cell office:value-type="float" office:value="849" calcext:value-type="float">
            <text:p>849</text:p>
          </table:table-cell>
          <table:table-cell office:value-type="float" office:value="749" calcext:value-type="float">
            <text:p>749</text:p>
          </table:table-cell>
          <table:table-cell office:value-type="float" office:value="0.51874732860024" calcext:value-type="float">
            <text:p>0.51874732860024</text:p>
          </table:table-cell>
          <table:table-cell office:value-type="float" office:value="749" calcext:value-type="float">
            <text:p>749</text:p>
          </table:table-cell>
          <table:table-cell office:value-type="float" office:value="0.51867994208861" calcext:value-type="float">
            <text:p>0.51867994208861</text:p>
          </table:table-cell>
          <table:table-cell/>
          <table:table-cell table:formula="of:=[.I856]-[.I855]" office:value-type="float" office:value="0.0000276286897800126" calcext:value-type="float">
            <text:p>0.00002762868978</text:p>
          </table:table-cell>
          <table:table-cell/>
          <table:table-cell table:formula="of:=MATCH([.G856];[.H$8:.H$1007];0)" office:value-type="float" office:value="698" calcext:value-type="float">
            <text:p>698</text:p>
          </table:table-cell>
          <table:table-cell table:formula="of:=MATCH([.G856];[.J$8:.J$1007];0)" office:value-type="float" office:value="698" calcext:value-type="float">
            <text:p>698</text:p>
          </table:table-cell>
          <table:table-cell table:formula="of:=ABS([.O856]-[.P85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48275832198844" calcext:value-type="float">
            <text:p>0.48275832198844</text:p>
          </table:table-cell>
          <table:table-cell office:value-type="float" office:value="850" calcext:value-type="float">
            <text:p>850</text:p>
          </table:table-cell>
          <table:table-cell office:value-type="float" office:value="0.48269174315419" calcext:value-type="float">
            <text:p>0.48269174315419</text:p>
          </table:table-cell>
          <table:table-cell table:number-columns-repeated="2"/>
          <table:table-cell office:value-type="float" office:value="850" calcext:value-type="float">
            <text:p>850</text:p>
          </table:table-cell>
          <table:table-cell office:value-type="float" office:value="321" calcext:value-type="float">
            <text:p>321</text:p>
          </table:table-cell>
          <table:table-cell office:value-type="float" office:value="0.51877746801221" calcext:value-type="float">
            <text:p>0.51877746801221</text:p>
          </table:table-cell>
          <table:table-cell office:value-type="float" office:value="321" calcext:value-type="float">
            <text:p>321</text:p>
          </table:table-cell>
          <table:table-cell office:value-type="float" office:value="0.51871038300912" calcext:value-type="float">
            <text:p>0.51871038300912</text:p>
          </table:table-cell>
          <table:table-cell/>
          <table:table-cell table:formula="of:=[.I857]-[.I856]" office:value-type="float" office:value="0.0000301394119700538" calcext:value-type="float">
            <text:p>0.00003013941197</text:p>
          </table:table-cell>
          <table:table-cell/>
          <table:table-cell table:formula="of:=MATCH([.G857];[.H$8:.H$1007];0)" office:value-type="float" office:value="179" calcext:value-type="float">
            <text:p>179</text:p>
          </table:table-cell>
          <table:table-cell table:formula="of:=MATCH([.G857];[.J$8:.J$1007];0)" office:value-type="float" office:value="179" calcext:value-type="float">
            <text:p>179</text:p>
          </table:table-cell>
          <table:table-cell table:formula="of:=ABS([.O857]-[.P85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49999406687665" calcext:value-type="float">
            <text:p>0.49999406687665</text:p>
          </table:table-cell>
          <table:table-cell office:value-type="float" office:value="851" calcext:value-type="float">
            <text:p>851</text:p>
          </table:table-cell>
          <table:table-cell office:value-type="float" office:value="0.49992726192075" calcext:value-type="float">
            <text:p>0.49992726192075</text:p>
          </table:table-cell>
          <table:table-cell table:number-columns-repeated="2"/>
          <table:table-cell office:value-type="float" office:value="851" calcext:value-type="float">
            <text:p>851</text:p>
          </table:table-cell>
          <table:table-cell office:value-type="float" office:value="691" calcext:value-type="float">
            <text:p>691</text:p>
          </table:table-cell>
          <table:table-cell office:value-type="float" office:value="0.51878604778369" calcext:value-type="float">
            <text:p>0.51878604778369</text:p>
          </table:table-cell>
          <table:table-cell office:value-type="float" office:value="691" calcext:value-type="float">
            <text:p>691</text:p>
          </table:table-cell>
          <table:table-cell office:value-type="float" office:value="0.51871902190401" calcext:value-type="float">
            <text:p>0.51871902190401</text:p>
          </table:table-cell>
          <table:table-cell/>
          <table:table-cell table:formula="of:=[.I858]-[.I857]" office:value-type="float" office:value="0.00000857977147994404" calcext:value-type="float">
            <text:p>0.00000857977148</text:p>
          </table:table-cell>
          <table:table-cell/>
          <table:table-cell table:formula="of:=MATCH([.G858];[.H$8:.H$1007];0)" office:value-type="float" office:value="492" calcext:value-type="float">
            <text:p>492</text:p>
          </table:table-cell>
          <table:table-cell table:formula="of:=MATCH([.G858];[.J$8:.J$1007];0)" office:value-type="float" office:value="492" calcext:value-type="float">
            <text:p>492</text:p>
          </table:table-cell>
          <table:table-cell table:formula="of:=ABS([.O858]-[.P85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4956857803334" calcext:value-type="float">
            <text:p>0.49568578033340</text:p>
          </table:table-cell>
          <table:table-cell office:value-type="float" office:value="852" calcext:value-type="float">
            <text:p>852</text:p>
          </table:table-cell>
          <table:table-cell office:value-type="float" office:value="0.4956177844409" calcext:value-type="float">
            <text:p>0.49561778444090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 office:value-type="float" office:value="834" calcext:value-type="float">
            <text:p>834</text:p>
          </table:table-cell>
          <table:table-cell office:value-type="float" office:value="0.51894556838645" calcext:value-type="float">
            <text:p>0.51894556838645</text:p>
          </table:table-cell>
          <table:table-cell office:value-type="float" office:value="834" calcext:value-type="float">
            <text:p>834</text:p>
          </table:table-cell>
          <table:table-cell office:value-type="float" office:value="0.51887844310712" calcext:value-type="float">
            <text:p>0.51887844310712</text:p>
          </table:table-cell>
          <table:table-cell/>
          <table:table-cell table:formula="of:=[.I859]-[.I858]" office:value-type="float" office:value="0.000159520602760033" calcext:value-type="float">
            <text:p>0.00015952060276</text:p>
          </table:table-cell>
          <table:table-cell/>
          <table:table-cell table:formula="of:=MATCH([.G859];[.H$8:.H$1007];0)" office:value-type="float" office:value="405" calcext:value-type="float">
            <text:p>405</text:p>
          </table:table-cell>
          <table:table-cell table:formula="of:=MATCH([.G859];[.J$8:.J$1007];0)" office:value-type="float" office:value="405" calcext:value-type="float">
            <text:p>405</text:p>
          </table:table-cell>
          <table:table-cell table:formula="of:=ABS([.O859]-[.P85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50654021543278" calcext:value-type="float">
            <text:p>0.50654021543278</text:p>
          </table:table-cell>
          <table:table-cell office:value-type="float" office:value="853" calcext:value-type="float">
            <text:p>853</text:p>
          </table:table-cell>
          <table:table-cell office:value-type="float" office:value="0.50647353607627" calcext:value-type="float">
            <text:p>0.50647353607627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545" calcext:value-type="float">
            <text:p>545</text:p>
          </table:table-cell>
          <table:table-cell office:value-type="float" office:value="0.51904168820453" calcext:value-type="float">
            <text:p>0.51904168820453</text:p>
          </table:table-cell>
          <table:table-cell office:value-type="float" office:value="545" calcext:value-type="float">
            <text:p>545</text:p>
          </table:table-cell>
          <table:table-cell office:value-type="float" office:value="0.51897452591788" calcext:value-type="float">
            <text:p>0.51897452591788</text:p>
          </table:table-cell>
          <table:table-cell/>
          <table:table-cell table:formula="of:=[.I860]-[.I859]" office:value-type="float" office:value="0.0000961198180799983" calcext:value-type="float">
            <text:p>0.00009611981808</text:p>
          </table:table-cell>
          <table:table-cell/>
          <table:table-cell table:formula="of:=MATCH([.G860];[.H$8:.H$1007];0)" office:value-type="float" office:value="626" calcext:value-type="float">
            <text:p>626</text:p>
          </table:table-cell>
          <table:table-cell table:formula="of:=MATCH([.G860];[.J$8:.J$1007];0)" office:value-type="float" office:value="626" calcext:value-type="float">
            <text:p>626</text:p>
          </table:table-cell>
          <table:table-cell table:formula="of:=ABS([.O860]-[.P86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48907520915049" calcext:value-type="float">
            <text:p>0.48907520915049</text:p>
          </table:table-cell>
          <table:table-cell office:value-type="float" office:value="854" calcext:value-type="float">
            <text:p>854</text:p>
          </table:table-cell>
          <table:table-cell office:value-type="float" office:value="0.4890076074708" calcext:value-type="float">
            <text:p>0.48900760747080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717" calcext:value-type="float">
            <text:p>717</text:p>
          </table:table-cell>
          <table:table-cell office:value-type="float" office:value="0.51916789189515" calcext:value-type="float">
            <text:p>0.51916789189515</text:p>
          </table:table-cell>
          <table:table-cell office:value-type="float" office:value="717" calcext:value-type="float">
            <text:p>717</text:p>
          </table:table-cell>
          <table:table-cell office:value-type="float" office:value="0.5191009720117" calcext:value-type="float">
            <text:p>0.51910097201170</text:p>
          </table:table-cell>
          <table:table-cell/>
          <table:table-cell table:formula="of:=[.I861]-[.I860]" office:value-type="float" office:value="0.000126203690619997" calcext:value-type="float">
            <text:p>0.00012620369062</text:p>
          </table:table-cell>
          <table:table-cell/>
          <table:table-cell table:formula="of:=MATCH([.G861];[.H$8:.H$1007];0)" office:value-type="float" office:value="271" calcext:value-type="float">
            <text:p>271</text:p>
          </table:table-cell>
          <table:table-cell table:formula="of:=MATCH([.G861];[.J$8:.J$1007];0)" office:value-type="float" office:value="271" calcext:value-type="float">
            <text:p>271</text:p>
          </table:table-cell>
          <table:table-cell table:formula="of:=ABS([.O861]-[.P86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52173743470889" calcext:value-type="float">
            <text:p>0.52173743470889</text:p>
          </table:table-cell>
          <table:table-cell office:value-type="float" office:value="855" calcext:value-type="float">
            <text:p>855</text:p>
          </table:table-cell>
          <table:table-cell office:value-type="float" office:value="0.52167015334002" calcext:value-type="float">
            <text:p>0.52167015334002</text:p>
          </table:table-cell>
          <table:table-cell table:number-columns-repeated="2"/>
          <table:table-cell office:value-type="float" office:value="855" calcext:value-type="float">
            <text:p>855</text:p>
          </table:table-cell>
          <table:table-cell office:value-type="float" office:value="735" calcext:value-type="float">
            <text:p>735</text:p>
          </table:table-cell>
          <table:table-cell office:value-type="float" office:value="0.51919239531899" calcext:value-type="float">
            <text:p>0.51919239531899</text:p>
          </table:table-cell>
          <table:table-cell office:value-type="float" office:value="735" calcext:value-type="float">
            <text:p>735</text:p>
          </table:table-cell>
          <table:table-cell office:value-type="float" office:value="0.51912475703324" calcext:value-type="float">
            <text:p>0.51912475703324</text:p>
          </table:table-cell>
          <table:table-cell/>
          <table:table-cell table:formula="of:=[.I862]-[.I861]" office:value-type="float" office:value="0.0000245034238399722" calcext:value-type="float">
            <text:p>0.00002450342384</text:p>
          </table:table-cell>
          <table:table-cell/>
          <table:table-cell table:formula="of:=MATCH([.G862];[.H$8:.H$1007];0)" office:value-type="float" office:value="885" calcext:value-type="float">
            <text:p>885</text:p>
          </table:table-cell>
          <table:table-cell table:formula="of:=MATCH([.G862];[.J$8:.J$1007];0)" office:value-type="float" office:value="885" calcext:value-type="float">
            <text:p>885</text:p>
          </table:table-cell>
          <table:table-cell table:formula="of:=ABS([.O862]-[.P86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47955926964945" calcext:value-type="float">
            <text:p>0.47955926964945</text:p>
          </table:table-cell>
          <table:table-cell office:value-type="float" office:value="856" calcext:value-type="float">
            <text:p>856</text:p>
          </table:table-cell>
          <table:table-cell office:value-type="float" office:value="0.47949234467222" calcext:value-type="float">
            <text:p>0.47949234467222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 office:value-type="float" office:value="145" calcext:value-type="float">
            <text:p>145</text:p>
          </table:table-cell>
          <table:table-cell office:value-type="float" office:value="0.51924440509383" calcext:value-type="float">
            <text:p>0.51924440509383</text:p>
          </table:table-cell>
          <table:table-cell office:value-type="float" office:value="145" calcext:value-type="float">
            <text:p>145</text:p>
          </table:table-cell>
          <table:table-cell office:value-type="float" office:value="0.51917694996455" calcext:value-type="float">
            <text:p>0.51917694996455</text:p>
          </table:table-cell>
          <table:table-cell/>
          <table:table-cell table:formula="of:=[.I863]-[.I862]" office:value-type="float" office:value="0.0000520097748399895" calcext:value-type="float">
            <text:p>0.00005200977484</text:p>
          </table:table-cell>
          <table:table-cell/>
          <table:table-cell table:formula="of:=MATCH([.G863];[.H$8:.H$1007];0)" office:value-type="float" office:value="135" calcext:value-type="float">
            <text:p>135</text:p>
          </table:table-cell>
          <table:table-cell table:formula="of:=MATCH([.G863];[.J$8:.J$1007];0)" office:value-type="float" office:value="135" calcext:value-type="float">
            <text:p>135</text:p>
          </table:table-cell>
          <table:table-cell table:formula="of:=ABS([.O863]-[.P86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51132222669702" calcext:value-type="float">
            <text:p>0.51132222669702</text:p>
          </table:table-cell>
          <table:table-cell office:value-type="float" office:value="857" calcext:value-type="float">
            <text:p>857</text:p>
          </table:table-cell>
          <table:table-cell office:value-type="float" office:value="0.51125489520581" calcext:value-type="float">
            <text:p>0.51125489520581</text:p>
          </table:table-cell>
          <table:table-cell table:number-columns-repeated="2"/>
          <table:table-cell office:value-type="float" office:value="857" calcext:value-type="float">
            <text:p>857</text:p>
          </table:table-cell>
          <table:table-cell office:value-type="float" office:value="125" calcext:value-type="float">
            <text:p>125</text:p>
          </table:table-cell>
          <table:table-cell office:value-type="float" office:value="0.51931324778301" calcext:value-type="float">
            <text:p>0.51931324778301</text:p>
          </table:table-cell>
          <table:table-cell office:value-type="float" office:value="125" calcext:value-type="float">
            <text:p>125</text:p>
          </table:table-cell>
          <table:table-cell office:value-type="float" office:value="0.51924624999052" calcext:value-type="float">
            <text:p>0.51924624999052</text:p>
          </table:table-cell>
          <table:table-cell/>
          <table:table-cell table:formula="of:=[.I864]-[.I863]" office:value-type="float" office:value="0.0000688426891800598" calcext:value-type="float">
            <text:p>0.00006884268918</text:p>
          </table:table-cell>
          <table:table-cell/>
          <table:table-cell table:formula="of:=MATCH([.G864];[.H$8:.H$1007];0)" office:value-type="float" office:value="718" calcext:value-type="float">
            <text:p>718</text:p>
          </table:table-cell>
          <table:table-cell table:formula="of:=MATCH([.G864];[.J$8:.J$1007];0)" office:value-type="float" office:value="718" calcext:value-type="float">
            <text:p>718</text:p>
          </table:table-cell>
          <table:table-cell table:formula="of:=ABS([.O864]-[.P86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48619458737551" calcext:value-type="float">
            <text:p>0.48619458737551</text:p>
          </table:table-cell>
          <table:table-cell office:value-type="float" office:value="858" calcext:value-type="float">
            <text:p>858</text:p>
          </table:table-cell>
          <table:table-cell office:value-type="float" office:value="0.48612710826973" calcext:value-type="float">
            <text:p>0.48612710826973</text:p>
          </table:table-cell>
          <table:table-cell table:number-columns-repeated="2"/>
          <table:table-cell office:value-type="float" office:value="858" calcext:value-type="float">
            <text:p>858</text:p>
          </table:table-cell>
          <table:table-cell office:value-type="float" office:value="783" calcext:value-type="float">
            <text:p>783</text:p>
          </table:table-cell>
          <table:table-cell office:value-type="float" office:value="0.51932921125457" calcext:value-type="float">
            <text:p>0.51932921125457</text:p>
          </table:table-cell>
          <table:table-cell office:value-type="float" office:value="783" calcext:value-type="float">
            <text:p>783</text:p>
          </table:table-cell>
          <table:table-cell office:value-type="float" office:value="0.51926142406722" calcext:value-type="float">
            <text:p>0.51926142406722</text:p>
          </table:table-cell>
          <table:table-cell/>
          <table:table-cell table:formula="of:=[.I865]-[.I864]" office:value-type="float" office:value="0.0000159634715599655" calcext:value-type="float">
            <text:p>0.00001596347156</text:p>
          </table:table-cell>
          <table:table-cell/>
          <table:table-cell table:formula="of:=MATCH([.G865];[.H$8:.H$1007];0)" office:value-type="float" office:value="226" calcext:value-type="float">
            <text:p>226</text:p>
          </table:table-cell>
          <table:table-cell table:formula="of:=MATCH([.G865];[.J$8:.J$1007];0)" office:value-type="float" office:value="226" calcext:value-type="float">
            <text:p>226</text:p>
          </table:table-cell>
          <table:table-cell table:formula="of:=ABS([.O865]-[.P86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50003583227606" calcext:value-type="float">
            <text:p>0.50003583227606</text:p>
          </table:table-cell>
          <table:table-cell office:value-type="float" office:value="859" calcext:value-type="float">
            <text:p>859</text:p>
          </table:table-cell>
          <table:table-cell office:value-type="float" office:value="0.49996836201917" calcext:value-type="float">
            <text:p>0.49996836201917</text:p>
          </table:table-cell>
          <table:table-cell table:number-columns-repeated="2"/>
          <table:table-cell office:value-type="float" office:value="859" calcext:value-type="float">
            <text:p>859</text:p>
          </table:table-cell>
          <table:table-cell office:value-type="float" office:value="3" calcext:value-type="float">
            <text:p>3</text:p>
          </table:table-cell>
          <table:table-cell office:value-type="float" office:value="0.5193560191952" calcext:value-type="float">
            <text:p>0.51935601919520</text:p>
          </table:table-cell>
          <table:table-cell office:value-type="float" office:value="3" calcext:value-type="float">
            <text:p>3</text:p>
          </table:table-cell>
          <table:table-cell office:value-type="float" office:value="0.5192887113714" calcext:value-type="float">
            <text:p>0.51928871137140</text:p>
          </table:table-cell>
          <table:table-cell/>
          <table:table-cell table:formula="of:=[.I866]-[.I865]" office:value-type="float" office:value="0.0000268079406300359" calcext:value-type="float">
            <text:p>0.00002680794063</text:p>
          </table:table-cell>
          <table:table-cell/>
          <table:table-cell table:formula="of:=MATCH([.G866];[.H$8:.H$1007];0)" office:value-type="float" office:value="493" calcext:value-type="float">
            <text:p>493</text:p>
          </table:table-cell>
          <table:table-cell table:formula="of:=MATCH([.G866];[.J$8:.J$1007];0)" office:value-type="float" office:value="493" calcext:value-type="float">
            <text:p>493</text:p>
          </table:table-cell>
          <table:table-cell table:formula="of:=ABS([.O866]-[.P86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50471945833262" calcext:value-type="float">
            <text:p>0.50471945833262</text:p>
          </table:table-cell>
          <table:table-cell office:value-type="float" office:value="860" calcext:value-type="float">
            <text:p>860</text:p>
          </table:table-cell>
          <table:table-cell office:value-type="float" office:value="0.5046521553228" calcext:value-type="float">
            <text:p>0.50465215532280</text:p>
          </table:table-cell>
          <table:table-cell table:number-columns-repeated="2"/>
          <table:table-cell office:value-type="float" office:value="860" calcext:value-type="float">
            <text:p>860</text:p>
          </table:table-cell>
          <table:table-cell office:value-type="float" office:value="822" calcext:value-type="float">
            <text:p>822</text:p>
          </table:table-cell>
          <table:table-cell office:value-type="float" office:value="0.51941461382365" calcext:value-type="float">
            <text:p>0.51941461382365</text:p>
          </table:table-cell>
          <table:table-cell office:value-type="float" office:value="822" calcext:value-type="float">
            <text:p>822</text:p>
          </table:table-cell>
          <table:table-cell office:value-type="float" office:value="0.51934751865634" calcext:value-type="float">
            <text:p>0.51934751865634</text:p>
          </table:table-cell>
          <table:table-cell/>
          <table:table-cell table:formula="of:=[.I867]-[.I866]" office:value-type="float" office:value="0.0000585946284499261" calcext:value-type="float">
            <text:p>0.00005859462845</text:p>
          </table:table-cell>
          <table:table-cell/>
          <table:table-cell table:formula="of:=MATCH([.G867];[.H$8:.H$1007];0)" office:value-type="float" office:value="586" calcext:value-type="float">
            <text:p>586</text:p>
          </table:table-cell>
          <table:table-cell table:formula="of:=MATCH([.G867];[.J$8:.J$1007];0)" office:value-type="float" office:value="586" calcext:value-type="float">
            <text:p>586</text:p>
          </table:table-cell>
          <table:table-cell table:formula="of:=ABS([.O867]-[.P86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49471815023604" calcext:value-type="float">
            <text:p>0.49471815023604</text:p>
          </table:table-cell>
          <table:table-cell office:value-type="float" office:value="861" calcext:value-type="float">
            <text:p>861</text:p>
          </table:table-cell>
          <table:table-cell office:value-type="float" office:value="0.49465056671287" calcext:value-type="float">
            <text:p>0.49465056671287</text:p>
          </table:table-cell>
          <table:table-cell table:number-columns-repeated="2"/>
          <table:table-cell office:value-type="float" office:value="861" calcext:value-type="float">
            <text:p>861</text:p>
          </table:table-cell>
          <table:table-cell office:value-type="float" office:value="272" calcext:value-type="float">
            <text:p>272</text:p>
          </table:table-cell>
          <table:table-cell office:value-type="float" office:value="0.51957565897314" calcext:value-type="float">
            <text:p>0.51957565897314</text:p>
          </table:table-cell>
          <table:table-cell office:value-type="float" office:value="272" calcext:value-type="float">
            <text:p>272</text:p>
          </table:table-cell>
          <table:table-cell office:value-type="float" office:value="0.51950870710357" calcext:value-type="float">
            <text:p>0.51950870710357</text:p>
          </table:table-cell>
          <table:table-cell/>
          <table:table-cell table:formula="of:=[.I868]-[.I867]" office:value-type="float" office:value="0.000161045149490002" calcext:value-type="float">
            <text:p>0.00016104514949</text:p>
          </table:table-cell>
          <table:table-cell/>
          <table:table-cell table:formula="of:=MATCH([.G868];[.H$8:.H$1007];0)" office:value-type="float" office:value="378" calcext:value-type="float">
            <text:p>378</text:p>
          </table:table-cell>
          <table:table-cell table:formula="of:=MATCH([.G868];[.J$8:.J$1007];0)" office:value-type="float" office:value="378" calcext:value-type="float">
            <text:p>378</text:p>
          </table:table-cell>
          <table:table-cell table:formula="of:=ABS([.O868]-[.P86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5081130933757" calcext:value-type="float">
            <text:p>0.50811309337570</text:p>
          </table:table-cell>
          <table:table-cell office:value-type="float" office:value="862" calcext:value-type="float">
            <text:p>862</text:p>
          </table:table-cell>
          <table:table-cell office:value-type="float" office:value="0.50804543678309" calcext:value-type="float">
            <text:p>0.50804543678309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977" calcext:value-type="float">
            <text:p>977</text:p>
          </table:table-cell>
          <table:table-cell office:value-type="float" office:value="0.51964238500503" calcext:value-type="float">
            <text:p>0.51964238500503</text:p>
          </table:table-cell>
          <table:table-cell office:value-type="float" office:value="977" calcext:value-type="float">
            <text:p>977</text:p>
          </table:table-cell>
          <table:table-cell office:value-type="float" office:value="0.5195748998133" calcext:value-type="float">
            <text:p>0.51957489981330</text:p>
          </table:table-cell>
          <table:table-cell/>
          <table:table-cell table:formula="of:=[.I869]-[.I868]" office:value-type="float" office:value="0.0000667260318900631" calcext:value-type="float">
            <text:p>0.00006672603189</text:p>
          </table:table-cell>
          <table:table-cell/>
          <table:table-cell table:formula="of:=MATCH([.G869];[.H$8:.H$1007];0)" office:value-type="float" office:value="658" calcext:value-type="float">
            <text:p>658</text:p>
          </table:table-cell>
          <table:table-cell table:formula="of:=MATCH([.G869];[.J$8:.J$1007];0)" office:value-type="float" office:value="658" calcext:value-type="float">
            <text:p>658</text:p>
          </table:table-cell>
          <table:table-cell table:formula="of:=ABS([.O869]-[.P86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51040677740721" calcext:value-type="float">
            <text:p>0.51040677740721</text:p>
          </table:table-cell>
          <table:table-cell office:value-type="float" office:value="863" calcext:value-type="float">
            <text:p>863</text:p>
          </table:table-cell>
          <table:table-cell office:value-type="float" office:value="0.51033812069725" calcext:value-type="float">
            <text:p>0.51033812069725</text:p>
          </table:table-cell>
          <table:table-cell table:number-columns-repeated="2"/>
          <table:table-cell office:value-type="float" office:value="863" calcext:value-type="float">
            <text:p>863</text:p>
          </table:table-cell>
          <table:table-cell office:value-type="float" office:value="15" calcext:value-type="float">
            <text:p>15</text:p>
          </table:table-cell>
          <table:table-cell office:value-type="float" office:value="0.51971545846845" calcext:value-type="float">
            <text:p>0.51971545846845</text:p>
          </table:table-cell>
          <table:table-cell office:value-type="float" office:value="15" calcext:value-type="float">
            <text:p>15</text:p>
          </table:table-cell>
          <table:table-cell office:value-type="float" office:value="0.51964827354756" calcext:value-type="float">
            <text:p>0.51964827354756</text:p>
          </table:table-cell>
          <table:table-cell/>
          <table:table-cell table:formula="of:=[.I870]-[.I869]" office:value-type="float" office:value="0.0000730734634200036" calcext:value-type="float">
            <text:p>0.00007307346342</text:p>
          </table:table-cell>
          <table:table-cell/>
          <table:table-cell table:formula="of:=MATCH([.G870];[.H$8:.H$1007];0)" office:value-type="float" office:value="694" calcext:value-type="float">
            <text:p>694</text:p>
          </table:table-cell>
          <table:table-cell table:formula="of:=MATCH([.G870];[.J$8:.J$1007];0)" office:value-type="float" office:value="694" calcext:value-type="float">
            <text:p>694</text:p>
          </table:table-cell>
          <table:table-cell table:formula="of:=ABS([.O870]-[.P87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5103775771404" calcext:value-type="float">
            <text:p>0.51037757714040</text:p>
          </table:table-cell>
          <table:table-cell office:value-type="float" office:value="864" calcext:value-type="float">
            <text:p>864</text:p>
          </table:table-cell>
          <table:table-cell office:value-type="float" office:value="0.51030995181635" calcext:value-type="float">
            <text:p>0.51030995181635</text:p>
          </table:table-cell>
          <table:table-cell table:number-columns-repeated="2"/>
          <table:table-cell office:value-type="float" office:value="864" calcext:value-type="float">
            <text:p>864</text:p>
          </table:table-cell>
          <table:table-cell office:value-type="float" office:value="215" calcext:value-type="float">
            <text:p>215</text:p>
          </table:table-cell>
          <table:table-cell office:value-type="float" office:value="0.51978832629196" calcext:value-type="float">
            <text:p>0.51978832629196</text:p>
          </table:table-cell>
          <table:table-cell office:value-type="float" office:value="215" calcext:value-type="float">
            <text:p>215</text:p>
          </table:table-cell>
          <table:table-cell office:value-type="float" office:value="0.51972101167802" calcext:value-type="float">
            <text:p>0.51972101167802</text:p>
          </table:table-cell>
          <table:table-cell/>
          <table:table-cell table:formula="of:=[.I871]-[.I870]" office:value-type="float" office:value="0.0000728678235100144" calcext:value-type="float">
            <text:p>0.00007286782351</text:p>
          </table:table-cell>
          <table:table-cell/>
          <table:table-cell table:formula="of:=MATCH([.G871];[.H$8:.H$1007];0)" office:value-type="float" office:value="692" calcext:value-type="float">
            <text:p>692</text:p>
          </table:table-cell>
          <table:table-cell table:formula="of:=MATCH([.G871];[.J$8:.J$1007];0)" office:value-type="float" office:value="692" calcext:value-type="float">
            <text:p>692</text:p>
          </table:table-cell>
          <table:table-cell table:formula="of:=ABS([.O871]-[.P87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53258002721094" calcext:value-type="float">
            <text:p>0.53258002721094</text:p>
          </table:table-cell>
          <table:table-cell office:value-type="float" office:value="865" calcext:value-type="float">
            <text:p>865</text:p>
          </table:table-cell>
          <table:table-cell office:value-type="float" office:value="0.53251245370733" calcext:value-type="float">
            <text:p>0.53251245370733</text:p>
          </table:table-cell>
          <table:table-cell table:number-columns-repeated="2"/>
          <table:table-cell office:value-type="float" office:value="865" calcext:value-type="float">
            <text:p>865</text:p>
          </table:table-cell>
          <table:table-cell office:value-type="float" office:value="131" calcext:value-type="float">
            <text:p>131</text:p>
          </table:table-cell>
          <table:table-cell office:value-type="float" office:value="0.51986830920913" calcext:value-type="float">
            <text:p>0.51986830920913</text:p>
          </table:table-cell>
          <table:table-cell office:value-type="float" office:value="131" calcext:value-type="float">
            <text:p>131</text:p>
          </table:table-cell>
          <table:table-cell office:value-type="float" office:value="0.51980097801297" calcext:value-type="float">
            <text:p>0.51980097801297</text:p>
          </table:table-cell>
          <table:table-cell/>
          <table:table-cell table:formula="of:=[.I872]-[.I871]" office:value-type="float" office:value="0.0000799829171699296" calcext:value-type="float">
            <text:p>0.00007998291717</text:p>
          </table:table-cell>
          <table:table-cell/>
          <table:table-cell table:formula="of:=MATCH([.G872];[.H$8:.H$1007];0)" office:value-type="float" office:value="967" calcext:value-type="float">
            <text:p>967</text:p>
          </table:table-cell>
          <table:table-cell table:formula="of:=MATCH([.G872];[.J$8:.J$1007];0)" office:value-type="float" office:value="967" calcext:value-type="float">
            <text:p>967</text:p>
          </table:table-cell>
          <table:table-cell table:formula="of:=ABS([.O872]-[.P87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50331517352011" calcext:value-type="float">
            <text:p>0.50331517352011</text:p>
          </table:table-cell>
          <table:table-cell office:value-type="float" office:value="866" calcext:value-type="float">
            <text:p>866</text:p>
          </table:table-cell>
          <table:table-cell office:value-type="float" office:value="0.50324688939882" calcext:value-type="float">
            <text:p>0.50324688939882</text:p>
          </table:table-cell>
          <table:table-cell table:number-columns-repeated="2"/>
          <table:table-cell office:value-type="float" office:value="866" calcext:value-type="float">
            <text:p>866</text:p>
          </table:table-cell>
          <table:table-cell office:value-type="float" office:value="818" calcext:value-type="float">
            <text:p>818</text:p>
          </table:table-cell>
          <table:table-cell office:value-type="float" office:value="0.51999819859523" calcext:value-type="float">
            <text:p>0.51999819859523</text:p>
          </table:table-cell>
          <table:table-cell office:value-type="float" office:value="818" calcext:value-type="float">
            <text:p>818</text:p>
          </table:table-cell>
          <table:table-cell office:value-type="float" office:value="0.51993006872959" calcext:value-type="float">
            <text:p>0.51993006872959</text:p>
          </table:table-cell>
          <table:table-cell/>
          <table:table-cell table:formula="of:=[.I873]-[.I872]" office:value-type="float" office:value="0.000129889386100035" calcext:value-type="float">
            <text:p>0.00012988938610</text:p>
          </table:table-cell>
          <table:table-cell/>
          <table:table-cell table:formula="of:=MATCH([.G873];[.H$8:.H$1007];0)" office:value-type="float" office:value="555" calcext:value-type="float">
            <text:p>555</text:p>
          </table:table-cell>
          <table:table-cell table:formula="of:=MATCH([.G873];[.J$8:.J$1007];0)" office:value-type="float" office:value="555" calcext:value-type="float">
            <text:p>555</text:p>
          </table:table-cell>
          <table:table-cell table:formula="of:=ABS([.O873]-[.P87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52087056582724" calcext:value-type="float">
            <text:p>0.52087056582724</text:p>
          </table:table-cell>
          <table:table-cell office:value-type="float" office:value="867" calcext:value-type="float">
            <text:p>867</text:p>
          </table:table-cell>
          <table:table-cell office:value-type="float" office:value="0.5208038133658" calcext:value-type="float">
            <text:p>0.52080381336580</text:p>
          </table:table-cell>
          <table:table-cell table:number-columns-repeated="2"/>
          <table:table-cell office:value-type="float" office:value="867" calcext:value-type="float">
            <text:p>867</text:p>
          </table:table-cell>
          <table:table-cell office:value-type="float" office:value="441" calcext:value-type="float">
            <text:p>441</text:p>
          </table:table-cell>
          <table:table-cell office:value-type="float" office:value="0.52010342151487" calcext:value-type="float">
            <text:p>0.52010342151487</text:p>
          </table:table-cell>
          <table:table-cell office:value-type="float" office:value="441" calcext:value-type="float">
            <text:p>441</text:p>
          </table:table-cell>
          <table:table-cell office:value-type="float" office:value="0.52003550297824" calcext:value-type="float">
            <text:p>0.52003550297824</text:p>
          </table:table-cell>
          <table:table-cell/>
          <table:table-cell table:formula="of:=[.I874]-[.I873]" office:value-type="float" office:value="0.000105222919639991" calcext:value-type="float">
            <text:p>0.00010522291964</text:p>
          </table:table-cell>
          <table:table-cell/>
          <table:table-cell table:formula="of:=MATCH([.G874];[.H$8:.H$1007];0)" office:value-type="float" office:value="880" calcext:value-type="float">
            <text:p>880</text:p>
          </table:table-cell>
          <table:table-cell table:formula="of:=MATCH([.G874];[.J$8:.J$1007];0)" office:value-type="float" office:value="880" calcext:value-type="float">
            <text:p>880</text:p>
          </table:table-cell>
          <table:table-cell table:formula="of:=ABS([.O874]-[.P87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50353548679562" calcext:value-type="float">
            <text:p>0.50353548679562</text:p>
          </table:table-cell>
          <table:table-cell office:value-type="float" office:value="868" calcext:value-type="float">
            <text:p>868</text:p>
          </table:table-cell>
          <table:table-cell office:value-type="float" office:value="0.50346837833089" calcext:value-type="float">
            <text:p>0.50346837833089</text:p>
          </table:table-cell>
          <table:table-cell table:number-columns-repeated="2"/>
          <table:table-cell office:value-type="float" office:value="868" calcext:value-type="float">
            <text:p>868</text:p>
          </table:table-cell>
          <table:table-cell office:value-type="float" office:value="823" calcext:value-type="float">
            <text:p>823</text:p>
          </table:table-cell>
          <table:table-cell office:value-type="float" office:value="0.52011097694107" calcext:value-type="float">
            <text:p>0.52011097694107</text:p>
          </table:table-cell>
          <table:table-cell office:value-type="float" office:value="823" calcext:value-type="float">
            <text:p>823</text:p>
          </table:table-cell>
          <table:table-cell office:value-type="float" office:value="0.52004371648565" calcext:value-type="float">
            <text:p>0.52004371648565</text:p>
          </table:table-cell>
          <table:table-cell/>
          <table:table-cell table:formula="of:=[.I875]-[.I874]" office:value-type="float" office:value="0.00000755542620001215" calcext:value-type="float">
            <text:p>0.00000755542620</text:p>
          </table:table-cell>
          <table:table-cell/>
          <table:table-cell table:formula="of:=MATCH([.G875];[.H$8:.H$1007];0)" office:value-type="float" office:value="561" calcext:value-type="float">
            <text:p>561</text:p>
          </table:table-cell>
          <table:table-cell table:formula="of:=MATCH([.G875];[.J$8:.J$1007];0)" office:value-type="float" office:value="561" calcext:value-type="float">
            <text:p>561</text:p>
          </table:table-cell>
          <table:table-cell table:formula="of:=ABS([.O875]-[.P87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50800888455838" calcext:value-type="float">
            <text:p>0.50800888455838</text:p>
          </table:table-cell>
          <table:table-cell office:value-type="float" office:value="869" calcext:value-type="float">
            <text:p>869</text:p>
          </table:table-cell>
          <table:table-cell office:value-type="float" office:value="0.50794106915697" calcext:value-type="float">
            <text:p>0.50794106915697</text:p>
          </table:table-cell>
          <table:table-cell table:number-columns-repeated="2"/>
          <table:table-cell office:value-type="float" office:value="869" calcext:value-type="float">
            <text:p>869</text:p>
          </table:table-cell>
          <table:table-cell office:value-type="float" office:value="951" calcext:value-type="float">
            <text:p>951</text:p>
          </table:table-cell>
          <table:table-cell office:value-type="float" office:value="0.52013076142346" calcext:value-type="float">
            <text:p>0.52013076142346</text:p>
          </table:table-cell>
          <table:table-cell office:value-type="float" office:value="9" calcext:value-type="float">
            <text:p>9</text:p>
          </table:table-cell>
          <table:table-cell office:value-type="float" office:value="0.52006339516293" calcext:value-type="float">
            <text:p>0.52006339516293</text:p>
          </table:table-cell>
          <table:table-cell/>
          <table:table-cell table:formula="of:=[.I876]-[.I875]" office:value-type="float" office:value="0.0000197844823900395" calcext:value-type="float">
            <text:p>0.00001978448239</text:p>
          </table:table-cell>
          <table:table-cell/>
          <table:table-cell table:formula="of:=MATCH([.G876];[.H$8:.H$1007];0)" office:value-type="float" office:value="657" calcext:value-type="float">
            <text:p>657</text:p>
          </table:table-cell>
          <table:table-cell table:formula="of:=MATCH([.G876];[.J$8:.J$1007];0)" office:value-type="float" office:value="657" calcext:value-type="float">
            <text:p>657</text:p>
          </table:table-cell>
          <table:table-cell table:formula="of:=ABS([.O876]-[.P87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49512001354129" calcext:value-type="float">
            <text:p>0.49512001354129</text:p>
          </table:table-cell>
          <table:table-cell office:value-type="float" office:value="870" calcext:value-type="float">
            <text:p>870</text:p>
          </table:table-cell>
          <table:table-cell office:value-type="float" office:value="0.49505203809405" calcext:value-type="float">
            <text:p>0.49505203809405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9" calcext:value-type="float">
            <text:p>9</text:p>
          </table:table-cell>
          <table:table-cell office:value-type="float" office:value="0.52013078605044" calcext:value-type="float">
            <text:p>0.52013078605044</text:p>
          </table:table-cell>
          <table:table-cell office:value-type="float" office:value="951" calcext:value-type="float">
            <text:p>951</text:p>
          </table:table-cell>
          <table:table-cell office:value-type="float" office:value="0.52006356893197" calcext:value-type="float">
            <text:p>0.52006356893197</text:p>
          </table:table-cell>
          <table:table-cell/>
          <table:table-cell table:formula="of:=[.I877]-[.I876]" office:value-type="float" office:value="0.0000000246269800108223" calcext:value-type="float">
            <text:p>0.00000002462698</text:p>
          </table:table-cell>
          <table:table-cell/>
          <table:table-cell table:formula="of:=MATCH([.G877];[.H$8:.H$1007];0)" office:value-type="float" office:value="389" calcext:value-type="float">
            <text:p>389</text:p>
          </table:table-cell>
          <table:table-cell table:formula="of:=MATCH([.G877];[.J$8:.J$1007];0)" office:value-type="float" office:value="389" calcext:value-type="float">
            <text:p>389</text:p>
          </table:table-cell>
          <table:table-cell table:formula="of:=ABS([.O877]-[.P87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49393071466749" calcext:value-type="float">
            <text:p>0.49393071466749</text:p>
          </table:table-cell>
          <table:table-cell office:value-type="float" office:value="871" calcext:value-type="float">
            <text:p>871</text:p>
          </table:table-cell>
          <table:table-cell office:value-type="float" office:value="0.49386272717206" calcext:value-type="float">
            <text:p>0.49386272717206</text:p>
          </table:table-cell>
          <table:table-cell table:number-columns-repeated="2"/>
          <table:table-cell office:value-type="float" office:value="871" calcext:value-type="float">
            <text:p>871</text:p>
          </table:table-cell>
          <table:table-cell office:value-type="float" office:value="578" calcext:value-type="float">
            <text:p>578</text:p>
          </table:table-cell>
          <table:table-cell office:value-type="float" office:value="0.52016082257985" calcext:value-type="float">
            <text:p>0.52016082257985</text:p>
          </table:table-cell>
          <table:table-cell office:value-type="float" office:value="578" calcext:value-type="float">
            <text:p>578</text:p>
          </table:table-cell>
          <table:table-cell office:value-type="float" office:value="0.52009343604872" calcext:value-type="float">
            <text:p>0.52009343604872</text:p>
          </table:table-cell>
          <table:table-cell/>
          <table:table-cell table:formula="of:=[.I878]-[.I877]" office:value-type="float" office:value="0.0000300365294099159" calcext:value-type="float">
            <text:p>0.00003003652941</text:p>
          </table:table-cell>
          <table:table-cell/>
          <table:table-cell table:formula="of:=MATCH([.G878];[.H$8:.H$1007];0)" office:value-type="float" office:value="360" calcext:value-type="float">
            <text:p>360</text:p>
          </table:table-cell>
          <table:table-cell table:formula="of:=MATCH([.G878];[.J$8:.J$1007];0)" office:value-type="float" office:value="360" calcext:value-type="float">
            <text:p>360</text:p>
          </table:table-cell>
          <table:table-cell table:formula="of:=ABS([.O878]-[.P87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49165037947436" calcext:value-type="float">
            <text:p>0.49165037947436</text:p>
          </table:table-cell>
          <table:table-cell office:value-type="float" office:value="872" calcext:value-type="float">
            <text:p>872</text:p>
          </table:table-cell>
          <table:table-cell office:value-type="float" office:value="0.49158253636836" calcext:value-type="float">
            <text:p>0.49158253636836</text:p>
          </table:table-cell>
          <table:table-cell table:number-columns-repeated="2"/>
          <table:table-cell office:value-type="float" office:value="872" calcext:value-type="float">
            <text:p>872</text:p>
          </table:table-cell>
          <table:table-cell office:value-type="float" office:value="157" calcext:value-type="float">
            <text:p>157</text:p>
          </table:table-cell>
          <table:table-cell office:value-type="float" office:value="0.52020395295628" calcext:value-type="float">
            <text:p>0.52020395295628</text:p>
          </table:table-cell>
          <table:table-cell office:value-type="float" office:value="157" calcext:value-type="float">
            <text:p>157</text:p>
          </table:table-cell>
          <table:table-cell office:value-type="float" office:value="0.52013670800085" calcext:value-type="float">
            <text:p>0.52013670800085</text:p>
          </table:table-cell>
          <table:table-cell/>
          <table:table-cell table:formula="of:=[.I879]-[.I878]" office:value-type="float" office:value="0.0000431303764300006" calcext:value-type="float">
            <text:p>0.00004313037643</text:p>
          </table:table-cell>
          <table:table-cell/>
          <table:table-cell table:formula="of:=MATCH([.G879];[.H$8:.H$1007];0)" office:value-type="float" office:value="325" calcext:value-type="float">
            <text:p>325</text:p>
          </table:table-cell>
          <table:table-cell table:formula="of:=MATCH([.G879];[.J$8:.J$1007];0)" office:value-type="float" office:value="325" calcext:value-type="float">
            <text:p>325</text:p>
          </table:table-cell>
          <table:table-cell table:formula="of:=ABS([.O879]-[.P87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5314979742528" calcext:value-type="float">
            <text:p>0.53149797425280</text:p>
          </table:table-cell>
          <table:table-cell office:value-type="float" office:value="873" calcext:value-type="float">
            <text:p>873</text:p>
          </table:table-cell>
          <table:table-cell office:value-type="float" office:value="0.53143036533644" calcext:value-type="float">
            <text:p>0.53143036533644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948" calcext:value-type="float">
            <text:p>948</text:p>
          </table:table-cell>
          <table:table-cell office:value-type="float" office:value="0.52026465528939" calcext:value-type="float">
            <text:p>0.52026465528939</text:p>
          </table:table-cell>
          <table:table-cell office:value-type="float" office:value="948" calcext:value-type="float">
            <text:p>948</text:p>
          </table:table-cell>
          <table:table-cell office:value-type="float" office:value="0.52019778440932" calcext:value-type="float">
            <text:p>0.52019778440932</text:p>
          </table:table-cell>
          <table:table-cell/>
          <table:table-cell table:formula="of:=[.I880]-[.I879]" office:value-type="float" office:value="0.0000607023331100631" calcext:value-type="float">
            <text:p>0.00006070233311</text:p>
          </table:table-cell>
          <table:table-cell/>
          <table:table-cell table:formula="of:=MATCH([.G880];[.H$8:.H$1007];0)" office:value-type="float" office:value="963" calcext:value-type="float">
            <text:p>963</text:p>
          </table:table-cell>
          <table:table-cell table:formula="of:=MATCH([.G880];[.J$8:.J$1007];0)" office:value-type="float" office:value="963" calcext:value-type="float">
            <text:p>963</text:p>
          </table:table-cell>
          <table:table-cell table:formula="of:=ABS([.O880]-[.P88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47117991393756" calcext:value-type="float">
            <text:p>0.47117991393756</text:p>
          </table:table-cell>
          <table:table-cell office:value-type="float" office:value="874" calcext:value-type="float">
            <text:p>874</text:p>
          </table:table-cell>
          <table:table-cell office:value-type="float" office:value="0.47111222826991" calcext:value-type="float">
            <text:p>0.47111222826991</text:p>
          </table:table-cell>
          <table:table-cell table:number-columns-repeated="2"/>
          <table:table-cell office:value-type="float" office:value="874" calcext:value-type="float">
            <text:p>874</text:p>
          </table:table-cell>
          <table:table-cell office:value-type="float" office:value="917" calcext:value-type="float">
            <text:p>917</text:p>
          </table:table-cell>
          <table:table-cell office:value-type="float" office:value="0.52040548742986" calcext:value-type="float">
            <text:p>0.52040548742986</text:p>
          </table:table-cell>
          <table:table-cell office:value-type="float" office:value="917" calcext:value-type="float">
            <text:p>917</text:p>
          </table:table-cell>
          <table:table-cell office:value-type="float" office:value="0.52033778548857" calcext:value-type="float">
            <text:p>0.52033778548857</text:p>
          </table:table-cell>
          <table:table-cell/>
          <table:table-cell table:formula="of:=[.I881]-[.I880]" office:value-type="float" office:value="0.000140832140470004" calcext:value-type="float">
            <text:p>0.00014083214047</text:p>
          </table:table-cell>
          <table:table-cell/>
          <table:table-cell table:formula="of:=MATCH([.G881];[.H$8:.H$1007];0)" office:value-type="float" office:value="59" calcext:value-type="float">
            <text:p>59</text:p>
          </table:table-cell>
          <table:table-cell table:formula="of:=MATCH([.G881];[.J$8:.J$1007];0)" office:value-type="float" office:value="59" calcext:value-type="float">
            <text:p>59</text:p>
          </table:table-cell>
          <table:table-cell table:formula="of:=ABS([.O881]-[.P88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5182467826842" calcext:value-type="float">
            <text:p>0.51824678268420</text:p>
          </table:table-cell>
          <table:table-cell office:value-type="float" office:value="875" calcext:value-type="float">
            <text:p>875</text:p>
          </table:table-cell>
          <table:table-cell office:value-type="float" office:value="0.51818076268857" calcext:value-type="float">
            <text:p>0.51818076268857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792" calcext:value-type="float">
            <text:p>792</text:p>
          </table:table-cell>
          <table:table-cell office:value-type="float" office:value="0.52044721582019" calcext:value-type="float">
            <text:p>0.52044721582019</text:p>
          </table:table-cell>
          <table:table-cell office:value-type="float" office:value="792" calcext:value-type="float">
            <text:p>792</text:p>
          </table:table-cell>
          <table:table-cell office:value-type="float" office:value="0.52038067872236" calcext:value-type="float">
            <text:p>0.52038067872236</text:p>
          </table:table-cell>
          <table:table-cell/>
          <table:table-cell table:formula="of:=[.I882]-[.I881]" office:value-type="float" office:value="0.0000417283903300092" calcext:value-type="float">
            <text:p>0.00004172839033</text:p>
          </table:table-cell>
          <table:table-cell/>
          <table:table-cell table:formula="of:=MATCH([.G882];[.H$8:.H$1007];0)" office:value-type="float" office:value="840" calcext:value-type="float">
            <text:p>840</text:p>
          </table:table-cell>
          <table:table-cell table:formula="of:=MATCH([.G882];[.J$8:.J$1007];0)" office:value-type="float" office:value="840" calcext:value-type="float">
            <text:p>840</text:p>
          </table:table-cell>
          <table:table-cell table:formula="of:=ABS([.O882]-[.P88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49321513781083" calcext:value-type="float">
            <text:p>0.49321513781083</text:p>
          </table:table-cell>
          <table:table-cell office:value-type="float" office:value="876" calcext:value-type="float">
            <text:p>876</text:p>
          </table:table-cell>
          <table:table-cell office:value-type="float" office:value="0.49314753310981" calcext:value-type="float">
            <text:p>0.49314753310981</text:p>
          </table:table-cell>
          <table:table-cell table:number-columns-repeated="2"/>
          <table:table-cell office:value-type="float" office:value="876" calcext:value-type="float">
            <text:p>876</text:p>
          </table:table-cell>
          <table:table-cell office:value-type="float" office:value="585" calcext:value-type="float">
            <text:p>585</text:p>
          </table:table-cell>
          <table:table-cell office:value-type="float" office:value="0.52053353462143" calcext:value-type="float">
            <text:p>0.52053353462143</text:p>
          </table:table-cell>
          <table:table-cell office:value-type="float" office:value="585" calcext:value-type="float">
            <text:p>585</text:p>
          </table:table-cell>
          <table:table-cell office:value-type="float" office:value="0.5204664179397" calcext:value-type="float">
            <text:p>0.52046641793970</text:p>
          </table:table-cell>
          <table:table-cell/>
          <table:table-cell table:formula="of:=[.I883]-[.I882]" office:value-type="float" office:value="0.0000863188012399929" calcext:value-type="float">
            <text:p>0.00008631880124</text:p>
          </table:table-cell>
          <table:table-cell/>
          <table:table-cell table:formula="of:=MATCH([.G883];[.H$8:.H$1007];0)" office:value-type="float" office:value="351" calcext:value-type="float">
            <text:p>351</text:p>
          </table:table-cell>
          <table:table-cell table:formula="of:=MATCH([.G883];[.J$8:.J$1007];0)" office:value-type="float" office:value="351" calcext:value-type="float">
            <text:p>351</text:p>
          </table:table-cell>
          <table:table-cell table:formula="of:=ABS([.O883]-[.P88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4915586387554" calcext:value-type="float">
            <text:p>0.49155863875540</text:p>
          </table:table-cell>
          <table:table-cell office:value-type="float" office:value="877" calcext:value-type="float">
            <text:p>877</text:p>
          </table:table-cell>
          <table:table-cell office:value-type="float" office:value="0.49149162134154" calcext:value-type="float">
            <text:p>0.49149162134154</text:p>
          </table:table-cell>
          <table:table-cell table:number-columns-repeated="2"/>
          <table:table-cell office:value-type="float" office:value="877" calcext:value-type="float">
            <text:p>877</text:p>
          </table:table-cell>
          <table:table-cell office:value-type="float" office:value="372" calcext:value-type="float">
            <text:p>372</text:p>
          </table:table-cell>
          <table:table-cell office:value-type="float" office:value="0.52063791113958" calcext:value-type="float">
            <text:p>0.52063791113958</text:p>
          </table:table-cell>
          <table:table-cell office:value-type="float" office:value="372" calcext:value-type="float">
            <text:p>372</text:p>
          </table:table-cell>
          <table:table-cell office:value-type="float" office:value="0.52057049576659" calcext:value-type="float">
            <text:p>0.52057049576659</text:p>
          </table:table-cell>
          <table:table-cell/>
          <table:table-cell table:formula="of:=[.I884]-[.I883]" office:value-type="float" office:value="0.000104376518149985" calcext:value-type="float">
            <text:p>0.00010437651815</text:p>
          </table:table-cell>
          <table:table-cell/>
          <table:table-cell table:formula="of:=MATCH([.G884];[.H$8:.H$1007];0)" office:value-type="float" office:value="320" calcext:value-type="float">
            <text:p>320</text:p>
          </table:table-cell>
          <table:table-cell table:formula="of:=MATCH([.G884];[.J$8:.J$1007];0)" office:value-type="float" office:value="320" calcext:value-type="float">
            <text:p>320</text:p>
          </table:table-cell>
          <table:table-cell table:formula="of:=ABS([.O884]-[.P88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46620258952631" calcext:value-type="float">
            <text:p>0.46620258952631</text:p>
          </table:table-cell>
          <table:table-cell office:value-type="float" office:value="878" calcext:value-type="float">
            <text:p>878</text:p>
          </table:table-cell>
          <table:table-cell office:value-type="float" office:value="0.46613454968119" calcext:value-type="float">
            <text:p>0.46613454968119</text:p>
          </table:table-cell>
          <table:table-cell table:number-columns-repeated="2"/>
          <table:table-cell office:value-type="float" office:value="878" calcext:value-type="float">
            <text:p>878</text:p>
          </table:table-cell>
          <table:table-cell office:value-type="float" office:value="974" calcext:value-type="float">
            <text:p>974</text:p>
          </table:table-cell>
          <table:table-cell office:value-type="float" office:value="0.52066398328108" calcext:value-type="float">
            <text:p>0.52066398328108</text:p>
          </table:table-cell>
          <table:table-cell office:value-type="float" office:value="974" calcext:value-type="float">
            <text:p>974</text:p>
          </table:table-cell>
          <table:table-cell office:value-type="float" office:value="0.5205963122387" calcext:value-type="float">
            <text:p>0.52059631223870</text:p>
          </table:table-cell>
          <table:table-cell/>
          <table:table-cell table:formula="of:=[.I885]-[.I884]" office:value-type="float" office:value="0.0000260721414999665" calcext:value-type="float">
            <text:p>0.00002607214150</text:p>
          </table:table-cell>
          <table:table-cell/>
          <table:table-cell table:formula="of:=MATCH([.G885];[.H$8:.H$1007];0)" office:value-type="float" office:value="40" calcext:value-type="float">
            <text:p>40</text:p>
          </table:table-cell>
          <table:table-cell table:formula="of:=MATCH([.G885];[.J$8:.J$1007];0)" office:value-type="float" office:value="40" calcext:value-type="float">
            <text:p>40</text:p>
          </table:table-cell>
          <table:table-cell table:formula="of:=ABS([.O885]-[.P88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49626420053935" calcext:value-type="float">
            <text:p>0.49626420053935</text:p>
          </table:table-cell>
          <table:table-cell office:value-type="float" office:value="879" calcext:value-type="float">
            <text:p>879</text:p>
          </table:table-cell>
          <table:table-cell office:value-type="float" office:value="0.49619734288339" calcext:value-type="float">
            <text:p>0.49619734288339</text:p>
          </table:table-cell>
          <table:table-cell table:number-columns-repeated="2"/>
          <table:table-cell office:value-type="float" office:value="879" calcext:value-type="float">
            <text:p>879</text:p>
          </table:table-cell>
          <table:table-cell office:value-type="float" office:value="824" calcext:value-type="float">
            <text:p>824</text:p>
          </table:table-cell>
          <table:table-cell office:value-type="float" office:value="0.52076949729945" calcext:value-type="float">
            <text:p>0.52076949729945</text:p>
          </table:table-cell>
          <table:table-cell office:value-type="float" office:value="824" calcext:value-type="float">
            <text:p>824</text:p>
          </table:table-cell>
          <table:table-cell office:value-type="float" office:value="0.52070106151777" calcext:value-type="float">
            <text:p>0.52070106151777</text:p>
          </table:table-cell>
          <table:table-cell/>
          <table:table-cell table:formula="of:=[.I886]-[.I885]" office:value-type="float" office:value="0.000105514018370001" calcext:value-type="float">
            <text:p>0.00010551401837</text:p>
          </table:table-cell>
          <table:table-cell/>
          <table:table-cell table:formula="of:=MATCH([.G886];[.H$8:.H$1007];0)" office:value-type="float" office:value="416" calcext:value-type="float">
            <text:p>416</text:p>
          </table:table-cell>
          <table:table-cell table:formula="of:=MATCH([.G886];[.J$8:.J$1007];0)" office:value-type="float" office:value="416" calcext:value-type="float">
            <text:p>416</text:p>
          </table:table-cell>
          <table:table-cell table:formula="of:=ABS([.O886]-[.P88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50536335471451" calcext:value-type="float">
            <text:p>0.50536335471451</text:p>
          </table:table-cell>
          <table:table-cell office:value-type="float" office:value="880" calcext:value-type="float">
            <text:p>880</text:p>
          </table:table-cell>
          <table:table-cell office:value-type="float" office:value="0.50529661269968" calcext:value-type="float">
            <text:p>0.50529661269968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867" calcext:value-type="float">
            <text:p>867</text:p>
          </table:table-cell>
          <table:table-cell office:value-type="float" office:value="0.52087056582724" calcext:value-type="float">
            <text:p>0.52087056582724</text:p>
          </table:table-cell>
          <table:table-cell office:value-type="float" office:value="867" calcext:value-type="float">
            <text:p>867</text:p>
          </table:table-cell>
          <table:table-cell office:value-type="float" office:value="0.5208038133658" calcext:value-type="float">
            <text:p>0.52080381336580</text:p>
          </table:table-cell>
          <table:table-cell/>
          <table:table-cell table:formula="of:=[.I887]-[.I886]" office:value-type="float" office:value="0.000101068527790016" calcext:value-type="float">
            <text:p>0.00010106852779</text:p>
          </table:table-cell>
          <table:table-cell/>
          <table:table-cell table:formula="of:=MATCH([.G887];[.H$8:.H$1007];0)" office:value-type="float" office:value="599" calcext:value-type="float">
            <text:p>599</text:p>
          </table:table-cell>
          <table:table-cell table:formula="of:=MATCH([.G887];[.J$8:.J$1007];0)" office:value-type="float" office:value="599" calcext:value-type="float">
            <text:p>599</text:p>
          </table:table-cell>
          <table:table-cell table:formula="of:=ABS([.O887]-[.P88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51177433569237" calcext:value-type="float">
            <text:p>0.51177433569237</text:p>
          </table:table-cell>
          <table:table-cell office:value-type="float" office:value="881" calcext:value-type="float">
            <text:p>881</text:p>
          </table:table-cell>
          <table:table-cell office:value-type="float" office:value="0.51170639555028" calcext:value-type="float">
            <text:p>0.51170639555028</text:p>
          </table:table-cell>
          <table:table-cell table:number-columns-repeated="2"/>
          <table:table-cell office:value-type="float" office:value="881" calcext:value-type="float">
            <text:p>881</text:p>
          </table:table-cell>
          <table:table-cell office:value-type="float" office:value="160" calcext:value-type="float">
            <text:p>160</text:p>
          </table:table-cell>
          <table:table-cell office:value-type="float" office:value="0.52103218191323" calcext:value-type="float">
            <text:p>0.52103218191323</text:p>
          </table:table-cell>
          <table:table-cell office:value-type="float" office:value="160" calcext:value-type="float">
            <text:p>160</text:p>
          </table:table-cell>
          <table:table-cell office:value-type="float" office:value="0.5209646224283" calcext:value-type="float">
            <text:p>0.52096462242830</text:p>
          </table:table-cell>
          <table:table-cell/>
          <table:table-cell table:formula="of:=[.I888]-[.I887]" office:value-type="float" office:value="0.000161616085989968" calcext:value-type="float">
            <text:p>0.00016161608599</text:p>
          </table:table-cell>
          <table:table-cell/>
          <table:table-cell table:formula="of:=MATCH([.G888];[.H$8:.H$1007];0)" office:value-type="float" office:value="724" calcext:value-type="float">
            <text:p>724</text:p>
          </table:table-cell>
          <table:table-cell table:formula="of:=MATCH([.G888];[.J$8:.J$1007];0)" office:value-type="float" office:value="724" calcext:value-type="float">
            <text:p>724</text:p>
          </table:table-cell>
          <table:table-cell table:formula="of:=ABS([.O888]-[.P88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51219410454901" calcext:value-type="float">
            <text:p>0.51219410454901</text:p>
          </table:table-cell>
          <table:table-cell office:value-type="float" office:value="882" calcext:value-type="float">
            <text:p>882</text:p>
          </table:table-cell>
          <table:table-cell office:value-type="float" office:value="0.5121264539978" calcext:value-type="float">
            <text:p>0.51212645399780</text:p>
          </table:table-cell>
          <table:table-cell table:number-columns-repeated="2"/>
          <table:table-cell office:value-type="float" office:value="882" calcext:value-type="float">
            <text:p>882</text:p>
          </table:table-cell>
          <table:table-cell office:value-type="float" office:value="649" calcext:value-type="float">
            <text:p>649</text:p>
          </table:table-cell>
          <table:table-cell office:value-type="float" office:value="0.52110629823614" calcext:value-type="float">
            <text:p>0.52110629823614</text:p>
          </table:table-cell>
          <table:table-cell office:value-type="float" office:value="649" calcext:value-type="float">
            <text:p>649</text:p>
          </table:table-cell>
          <table:table-cell office:value-type="float" office:value="0.52103894124352" calcext:value-type="float">
            <text:p>0.52103894124352</text:p>
          </table:table-cell>
          <table:table-cell/>
          <table:table-cell table:formula="of:=[.I889]-[.I888]" office:value-type="float" office:value="0.0000741163229099895" calcext:value-type="float">
            <text:p>0.00007411632291</text:p>
          </table:table-cell>
          <table:table-cell/>
          <table:table-cell table:formula="of:=MATCH([.G889];[.H$8:.H$1007];0)" office:value-type="float" office:value="737" calcext:value-type="float">
            <text:p>737</text:p>
          </table:table-cell>
          <table:table-cell table:formula="of:=MATCH([.G889];[.J$8:.J$1007];0)" office:value-type="float" office:value="737" calcext:value-type="float">
            <text:p>737</text:p>
          </table:table-cell>
          <table:table-cell table:formula="of:=ABS([.O889]-[.P88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53311724699568" calcext:value-type="float">
            <text:p>0.53311724699568</text:p>
          </table:table-cell>
          <table:table-cell office:value-type="float" office:value="883" calcext:value-type="float">
            <text:p>883</text:p>
          </table:table-cell>
          <table:table-cell office:value-type="float" office:value="0.53305003519321" calcext:value-type="float">
            <text:p>0.53305003519321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office:value-type="float" office:value="981" calcext:value-type="float">
            <text:p>981</text:p>
          </table:table-cell>
          <table:table-cell office:value-type="float" office:value="0.52152470386409" calcext:value-type="float">
            <text:p>0.52152470386409</text:p>
          </table:table-cell>
          <table:table-cell office:value-type="float" office:value="981" calcext:value-type="float">
            <text:p>981</text:p>
          </table:table-cell>
          <table:table-cell office:value-type="float" office:value="0.52145641378425" calcext:value-type="float">
            <text:p>0.52145641378425</text:p>
          </table:table-cell>
          <table:table-cell/>
          <table:table-cell table:formula="of:=[.I890]-[.I889]" office:value-type="float" office:value="0.000418405627950036" calcext:value-type="float">
            <text:p>0.00041840562795</text:p>
          </table:table-cell>
          <table:table-cell/>
          <table:table-cell table:formula="of:=MATCH([.G890];[.H$8:.H$1007];0)" office:value-type="float" office:value="973" calcext:value-type="float">
            <text:p>973</text:p>
          </table:table-cell>
          <table:table-cell table:formula="of:=MATCH([.G890];[.J$8:.J$1007];0)" office:value-type="float" office:value="973" calcext:value-type="float">
            <text:p>973</text:p>
          </table:table-cell>
          <table:table-cell table:formula="of:=ABS([.O890]-[.P89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48648104366645" calcext:value-type="float">
            <text:p>0.48648104366645</text:p>
          </table:table-cell>
          <table:table-cell office:value-type="float" office:value="884" calcext:value-type="float">
            <text:p>884</text:p>
          </table:table-cell>
          <table:table-cell office:value-type="float" office:value="0.48641342426266" calcext:value-type="float">
            <text:p>0.48641342426266</text:p>
          </table:table-cell>
          <table:table-cell table:number-columns-repeated="2"/>
          <table:table-cell office:value-type="float" office:value="884" calcext:value-type="float">
            <text:p>884</text:p>
          </table:table-cell>
          <table:table-cell office:value-type="float" office:value="433" calcext:value-type="float">
            <text:p>433</text:p>
          </table:table-cell>
          <table:table-cell office:value-type="float" office:value="0.52162097796299" calcext:value-type="float">
            <text:p>0.52162097796299</text:p>
          </table:table-cell>
          <table:table-cell office:value-type="float" office:value="433" calcext:value-type="float">
            <text:p>433</text:p>
          </table:table-cell>
          <table:table-cell office:value-type="float" office:value="0.52155384380958" calcext:value-type="float">
            <text:p>0.52155384380958</text:p>
          </table:table-cell>
          <table:table-cell/>
          <table:table-cell table:formula="of:=[.I891]-[.I890]" office:value-type="float" office:value="0.0000962740989000066" calcext:value-type="float">
            <text:p>0.00009627409890</text:p>
          </table:table-cell>
          <table:table-cell/>
          <table:table-cell table:formula="of:=MATCH([.G891];[.H$8:.H$1007];0)" office:value-type="float" office:value="231" calcext:value-type="float">
            <text:p>231</text:p>
          </table:table-cell>
          <table:table-cell table:formula="of:=MATCH([.G891];[.J$8:.J$1007];0)" office:value-type="float" office:value="231" calcext:value-type="float">
            <text:p>231</text:p>
          </table:table-cell>
          <table:table-cell table:formula="of:=ABS([.O891]-[.P89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50836322531758" calcext:value-type="float">
            <text:p>0.50836322531758</text:p>
          </table:table-cell>
          <table:table-cell office:value-type="float" office:value="885" calcext:value-type="float">
            <text:p>885</text:p>
          </table:table-cell>
          <table:table-cell office:value-type="float" office:value="0.50829644923807" calcext:value-type="float">
            <text:p>0.50829644923807</text:p>
          </table:table-cell>
          <table:table-cell table:number-columns-repeated="2"/>
          <table:table-cell office:value-type="float" office:value="885" calcext:value-type="float">
            <text:p>885</text:p>
          </table:table-cell>
          <table:table-cell office:value-type="float" office:value="855" calcext:value-type="float">
            <text:p>855</text:p>
          </table:table-cell>
          <table:table-cell office:value-type="float" office:value="0.52173743470889" calcext:value-type="float">
            <text:p>0.52173743470889</text:p>
          </table:table-cell>
          <table:table-cell office:value-type="float" office:value="855" calcext:value-type="float">
            <text:p>855</text:p>
          </table:table-cell>
          <table:table-cell office:value-type="float" office:value="0.52167015334002" calcext:value-type="float">
            <text:p>0.52167015334002</text:p>
          </table:table-cell>
          <table:table-cell/>
          <table:table-cell table:formula="of:=[.I892]-[.I891]" office:value-type="float" office:value="0.000116456745899995" calcext:value-type="float">
            <text:p>0.00011645674590</text:p>
          </table:table-cell>
          <table:table-cell/>
          <table:table-cell table:formula="of:=MATCH([.G892];[.H$8:.H$1007];0)" office:value-type="float" office:value="664" calcext:value-type="float">
            <text:p>664</text:p>
          </table:table-cell>
          <table:table-cell table:formula="of:=MATCH([.G892];[.J$8:.J$1007];0)" office:value-type="float" office:value="664" calcext:value-type="float">
            <text:p>664</text:p>
          </table:table-cell>
          <table:table-cell table:formula="of:=ABS([.O892]-[.P89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49299298949308" calcext:value-type="float">
            <text:p>0.49299298949308</text:p>
          </table:table-cell>
          <table:table-cell office:value-type="float" office:value="886" calcext:value-type="float">
            <text:p>886</text:p>
          </table:table-cell>
          <table:table-cell office:value-type="float" office:value="0.49292541806152" calcext:value-type="float">
            <text:p>0.49292541806152</text:p>
          </table:table-cell>
          <table:table-cell table:number-columns-repeated="2"/>
          <table:table-cell office:value-type="float" office:value="886" calcext:value-type="float">
            <text:p>886</text:p>
          </table:table-cell>
          <table:table-cell office:value-type="float" office:value="299" calcext:value-type="float">
            <text:p>299</text:p>
          </table:table-cell>
          <table:table-cell office:value-type="float" office:value="0.52202762037201" calcext:value-type="float">
            <text:p>0.52202762037201</text:p>
          </table:table-cell>
          <table:table-cell office:value-type="float" office:value="299" calcext:value-type="float">
            <text:p>299</text:p>
          </table:table-cell>
          <table:table-cell office:value-type="float" office:value="0.52196046515535" calcext:value-type="float">
            <text:p>0.52196046515535</text:p>
          </table:table-cell>
          <table:table-cell/>
          <table:table-cell table:formula="of:=[.I893]-[.I892]" office:value-type="float" office:value="0.000290185663120002" calcext:value-type="float">
            <text:p>0.00029018566312</text:p>
          </table:table-cell>
          <table:table-cell/>
          <table:table-cell table:formula="of:=MATCH([.G893];[.H$8:.H$1007];0)" office:value-type="float" office:value="347" calcext:value-type="float">
            <text:p>347</text:p>
          </table:table-cell>
          <table:table-cell table:formula="of:=MATCH([.G893];[.J$8:.J$1007];0)" office:value-type="float" office:value="347" calcext:value-type="float">
            <text:p>347</text:p>
          </table:table-cell>
          <table:table-cell table:formula="of:=ABS([.O893]-[.P89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50250869301984" calcext:value-type="float">
            <text:p>0.50250869301984</text:p>
          </table:table-cell>
          <table:table-cell office:value-type="float" office:value="887" calcext:value-type="float">
            <text:p>887</text:p>
          </table:table-cell>
          <table:table-cell office:value-type="float" office:value="0.50244162955192" calcext:value-type="float">
            <text:p>0.50244162955192</text:p>
          </table:table-cell>
          <table:table-cell table:number-columns-repeated="2"/>
          <table:table-cell office:value-type="float" office:value="887" calcext:value-type="float">
            <text:p>887</text:p>
          </table:table-cell>
          <table:table-cell office:value-type="float" office:value="307" calcext:value-type="float">
            <text:p>307</text:p>
          </table:table-cell>
          <table:table-cell office:value-type="float" office:value="0.52230993991286" calcext:value-type="float">
            <text:p>0.52230993991286</text:p>
          </table:table-cell>
          <table:table-cell office:value-type="float" office:value="307" calcext:value-type="float">
            <text:p>307</text:p>
          </table:table-cell>
          <table:table-cell office:value-type="float" office:value="0.5222430054062" calcext:value-type="float">
            <text:p>0.52224300540620</text:p>
          </table:table-cell>
          <table:table-cell/>
          <table:table-cell table:formula="of:=[.I894]-[.I893]" office:value-type="float" office:value="0.000282319540850007" calcext:value-type="float">
            <text:p>0.00028231954085</text:p>
          </table:table-cell>
          <table:table-cell/>
          <table:table-cell table:formula="of:=MATCH([.G894];[.H$8:.H$1007];0)" office:value-type="float" office:value="538" calcext:value-type="float">
            <text:p>538</text:p>
          </table:table-cell>
          <table:table-cell table:formula="of:=MATCH([.G894];[.J$8:.J$1007];0)" office:value-type="float" office:value="538" calcext:value-type="float">
            <text:p>538</text:p>
          </table:table-cell>
          <table:table-cell table:formula="of:=ABS([.O894]-[.P89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49794457123208" calcext:value-type="float">
            <text:p>0.49794457123208</text:p>
          </table:table-cell>
          <table:table-cell office:value-type="float" office:value="888" calcext:value-type="float">
            <text:p>888</text:p>
          </table:table-cell>
          <table:table-cell office:value-type="float" office:value="0.49787621313866" calcext:value-type="float">
            <text:p>0.49787621313866</text:p>
          </table:table-cell>
          <table:table-cell table:number-columns-repeated="2"/>
          <table:table-cell office:value-type="float" office:value="888" calcext:value-type="float">
            <text:p>888</text:p>
          </table:table-cell>
          <table:table-cell office:value-type="float" office:value="487" calcext:value-type="float">
            <text:p>487</text:p>
          </table:table-cell>
          <table:table-cell office:value-type="float" office:value="0.52239365676273" calcext:value-type="float">
            <text:p>0.52239365676273</text:p>
          </table:table-cell>
          <table:table-cell office:value-type="float" office:value="487" calcext:value-type="float">
            <text:p>487</text:p>
          </table:table-cell>
          <table:table-cell office:value-type="float" office:value="0.52232597622135" calcext:value-type="float">
            <text:p>0.52232597622135</text:p>
          </table:table-cell>
          <table:table-cell/>
          <table:table-cell table:formula="of:=[.I895]-[.I894]" office:value-type="float" office:value="0.0000837168498699636" calcext:value-type="float">
            <text:p>0.00008371684987</text:p>
          </table:table-cell>
          <table:table-cell/>
          <table:table-cell table:formula="of:=MATCH([.G895];[.H$8:.H$1007];0)" office:value-type="float" office:value="445" calcext:value-type="float">
            <text:p>445</text:p>
          </table:table-cell>
          <table:table-cell table:formula="of:=MATCH([.G895];[.J$8:.J$1007];0)" office:value-type="float" office:value="445" calcext:value-type="float">
            <text:p>445</text:p>
          </table:table-cell>
          <table:table-cell table:formula="of:=ABS([.O895]-[.P89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45165797416918" calcext:value-type="float">
            <text:p>0.45165797416918</text:p>
          </table:table-cell>
          <table:table-cell office:value-type="float" office:value="889" calcext:value-type="float">
            <text:p>889</text:p>
          </table:table-cell>
          <table:table-cell office:value-type="float" office:value="0.45159095542621" calcext:value-type="float">
            <text:p>0.45159095542621</text:p>
          </table:table-cell>
          <table:table-cell table:number-columns-repeated="2"/>
          <table:table-cell office:value-type="float" office:value="889" calcext:value-type="float">
            <text:p>889</text:p>
          </table:table-cell>
          <table:table-cell office:value-type="float" office:value="494" calcext:value-type="float">
            <text:p>494</text:p>
          </table:table-cell>
          <table:table-cell office:value-type="float" office:value="0.52243814026415" calcext:value-type="float">
            <text:p>0.52243814026415</text:p>
          </table:table-cell>
          <table:table-cell office:value-type="float" office:value="494" calcext:value-type="float">
            <text:p>494</text:p>
          </table:table-cell>
          <table:table-cell office:value-type="float" office:value="0.52237081719383" calcext:value-type="float">
            <text:p>0.52237081719383</text:p>
          </table:table-cell>
          <table:table-cell/>
          <table:table-cell table:formula="of:=[.I896]-[.I895]" office:value-type="float" office:value="0.0000444835014200562" calcext:value-type="float">
            <text:p>0.00004448350142</text:p>
          </table:table-cell>
          <table:table-cell/>
          <table:table-cell table:formula="of:=MATCH([.G896];[.H$8:.H$1007];0)" office:value-type="float" office:value="5" calcext:value-type="float">
            <text:p>5</text:p>
          </table:table-cell>
          <table:table-cell table:formula="of:=MATCH([.G896];[.J$8:.J$1007];0)" office:value-type="float" office:value="5" calcext:value-type="float">
            <text:p>5</text:p>
          </table:table-cell>
          <table:table-cell table:formula="of:=ABS([.O896]-[.P89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54285891264937" calcext:value-type="float">
            <text:p>0.54285891264937</text:p>
          </table:table-cell>
          <table:table-cell office:value-type="float" office:value="890" calcext:value-type="float">
            <text:p>890</text:p>
          </table:table-cell>
          <table:table-cell office:value-type="float" office:value="0.54279199574748" calcext:value-type="float">
            <text:p>0.54279199574748</text:p>
          </table:table-cell>
          <table:table-cell table:number-columns-repeated="2"/>
          <table:table-cell office:value-type="float" office:value="890" calcext:value-type="float">
            <text:p>890</text:p>
          </table:table-cell>
          <table:table-cell office:value-type="float" office:value="96" calcext:value-type="float">
            <text:p>96</text:p>
          </table:table-cell>
          <table:table-cell office:value-type="float" office:value="0.52247428204359" calcext:value-type="float">
            <text:p>0.52247428204359</text:p>
          </table:table-cell>
          <table:table-cell office:value-type="float" office:value="96" calcext:value-type="float">
            <text:p>96</text:p>
          </table:table-cell>
          <table:table-cell office:value-type="float" office:value="0.5224067042281" calcext:value-type="float">
            <text:p>0.52240670422810</text:p>
          </table:table-cell>
          <table:table-cell/>
          <table:table-cell table:formula="of:=[.I897]-[.I896]" office:value-type="float" office:value="0.0000361417794400021" calcext:value-type="float">
            <text:p>0.00003614177944</text:p>
          </table:table-cell>
          <table:table-cell/>
          <table:table-cell table:formula="of:=MATCH([.G897];[.H$8:.H$1007];0)" office:value-type="float" office:value="993" calcext:value-type="float">
            <text:p>993</text:p>
          </table:table-cell>
          <table:table-cell table:formula="of:=MATCH([.G897];[.J$8:.J$1007];0)" office:value-type="float" office:value="993" calcext:value-type="float">
            <text:p>993</text:p>
          </table:table-cell>
          <table:table-cell table:formula="of:=ABS([.O897]-[.P89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49471531549108" calcext:value-type="float">
            <text:p>0.49471531549108</text:p>
          </table:table-cell>
          <table:table-cell office:value-type="float" office:value="891" calcext:value-type="float">
            <text:p>891</text:p>
          </table:table-cell>
          <table:table-cell office:value-type="float" office:value="0.49464732216093" calcext:value-type="float">
            <text:p>0.49464732216093</text:p>
          </table:table-cell>
          <table:table-cell table:number-columns-repeated="2"/>
          <table:table-cell office:value-type="float" office:value="891" calcext:value-type="float">
            <text:p>891</text:p>
          </table:table-cell>
          <table:table-cell office:value-type="float" office:value="186" calcext:value-type="float">
            <text:p>186</text:p>
          </table:table-cell>
          <table:table-cell office:value-type="float" office:value="0.52258705926118" calcext:value-type="float">
            <text:p>0.52258705926118</text:p>
          </table:table-cell>
          <table:table-cell office:value-type="float" office:value="186" calcext:value-type="float">
            <text:p>186</text:p>
          </table:table-cell>
          <table:table-cell office:value-type="float" office:value="0.52252011183671" calcext:value-type="float">
            <text:p>0.52252011183671</text:p>
          </table:table-cell>
          <table:table-cell/>
          <table:table-cell table:formula="of:=[.I898]-[.I897]" office:value-type="float" office:value="0.000112777217589954" calcext:value-type="float">
            <text:p>0.00011277721759</text:p>
          </table:table-cell>
          <table:table-cell/>
          <table:table-cell table:formula="of:=MATCH([.G898];[.H$8:.H$1007];0)" office:value-type="float" office:value="377" calcext:value-type="float">
            <text:p>377</text:p>
          </table:table-cell>
          <table:table-cell table:formula="of:=MATCH([.G898];[.J$8:.J$1007];0)" office:value-type="float" office:value="377" calcext:value-type="float">
            <text:p>377</text:p>
          </table:table-cell>
          <table:table-cell table:formula="of:=ABS([.O898]-[.P89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48968216955427" calcext:value-type="float">
            <text:p>0.48968216955427</text:p>
          </table:table-cell>
          <table:table-cell office:value-type="float" office:value="892" calcext:value-type="float">
            <text:p>892</text:p>
          </table:table-cell>
          <table:table-cell office:value-type="float" office:value="0.48961569685954" calcext:value-type="float">
            <text:p>0.48961569685954</text:p>
          </table:table-cell>
          <table:table-cell table:number-columns-repeated="2"/>
          <table:table-cell office:value-type="float" office:value="892" calcext:value-type="float">
            <text:p>892</text:p>
          </table:table-cell>
          <table:table-cell office:value-type="float" office:value="769" calcext:value-type="float">
            <text:p>769</text:p>
          </table:table-cell>
          <table:table-cell office:value-type="float" office:value="0.52261046265441" calcext:value-type="float">
            <text:p>0.52261046265441</text:p>
          </table:table-cell>
          <table:table-cell office:value-type="float" office:value="769" calcext:value-type="float">
            <text:p>769</text:p>
          </table:table-cell>
          <table:table-cell office:value-type="float" office:value="0.52254253038834" calcext:value-type="float">
            <text:p>0.52254253038834</text:p>
          </table:table-cell>
          <table:table-cell/>
          <table:table-cell table:formula="of:=[.I899]-[.I898]" office:value-type="float" office:value="0.000023403393230037" calcext:value-type="float">
            <text:p>0.00002340339323</text:p>
          </table:table-cell>
          <table:table-cell/>
          <table:table-cell table:formula="of:=MATCH([.G899];[.H$8:.H$1007];0)" office:value-type="float" office:value="287" calcext:value-type="float">
            <text:p>287</text:p>
          </table:table-cell>
          <table:table-cell table:formula="of:=MATCH([.G899];[.J$8:.J$1007];0)" office:value-type="float" office:value="287" calcext:value-type="float">
            <text:p>287</text:p>
          </table:table-cell>
          <table:table-cell table:formula="of:=ABS([.O899]-[.P89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50961335575102" calcext:value-type="float">
            <text:p>0.50961335575102</text:p>
          </table:table-cell>
          <table:table-cell office:value-type="float" office:value="893" calcext:value-type="float">
            <text:p>893</text:p>
          </table:table-cell>
          <table:table-cell office:value-type="float" office:value="0.50954624229287" calcext:value-type="float">
            <text:p>0.50954624229287</text:p>
          </table:table-cell>
          <table:table-cell table:number-columns-repeated="2"/>
          <table:table-cell office:value-type="float" office:value="893" calcext:value-type="float">
            <text:p>893</text:p>
          </table:table-cell>
          <table:table-cell office:value-type="float" office:value="503" calcext:value-type="float">
            <text:p>503</text:p>
          </table:table-cell>
          <table:table-cell office:value-type="float" office:value="0.52266427374989" calcext:value-type="float">
            <text:p>0.52266427374989</text:p>
          </table:table-cell>
          <table:table-cell office:value-type="float" office:value="503" calcext:value-type="float">
            <text:p>503</text:p>
          </table:table-cell>
          <table:table-cell office:value-type="float" office:value="0.522595729092" calcext:value-type="float">
            <text:p>0.52259572909200</text:p>
          </table:table-cell>
          <table:table-cell/>
          <table:table-cell table:formula="of:=[.I900]-[.I899]" office:value-type="float" office:value="0.000053811095479972" calcext:value-type="float">
            <text:p>0.00005381109548</text:p>
          </table:table-cell>
          <table:table-cell/>
          <table:table-cell table:formula="of:=MATCH([.G900];[.H$8:.H$1007];0)" office:value-type="float" office:value="683" calcext:value-type="float">
            <text:p>683</text:p>
          </table:table-cell>
          <table:table-cell table:formula="of:=MATCH([.G900];[.J$8:.J$1007];0)" office:value-type="float" office:value="683" calcext:value-type="float">
            <text:p>683</text:p>
          </table:table-cell>
          <table:table-cell table:formula="of:=ABS([.O900]-[.P90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49877477729415" calcext:value-type="float">
            <text:p>0.49877477729415</text:p>
          </table:table-cell>
          <table:table-cell office:value-type="float" office:value="894" calcext:value-type="float">
            <text:p>894</text:p>
          </table:table-cell>
          <table:table-cell office:value-type="float" office:value="0.49870673367889" calcext:value-type="float">
            <text:p>0.49870673367889</text:p>
          </table:table-cell>
          <table:table-cell table:number-columns-repeated="2"/>
          <table:table-cell office:value-type="float" office:value="894" calcext:value-type="float">
            <text:p>894</text:p>
          </table:table-cell>
          <table:table-cell office:value-type="float" office:value="328" calcext:value-type="float">
            <text:p>328</text:p>
          </table:table-cell>
          <table:table-cell office:value-type="float" office:value="0.52301345241349" calcext:value-type="float">
            <text:p>0.52301345241349</text:p>
          </table:table-cell>
          <table:table-cell office:value-type="float" office:value="328" calcext:value-type="float">
            <text:p>328</text:p>
          </table:table-cell>
          <table:table-cell office:value-type="float" office:value="0.52294631219551" calcext:value-type="float">
            <text:p>0.52294631219551</text:p>
          </table:table-cell>
          <table:table-cell/>
          <table:table-cell table:formula="of:=[.I901]-[.I900]" office:value-type="float" office:value="0.000349178663599958" calcext:value-type="float">
            <text:p>0.00034917866360</text:p>
          </table:table-cell>
          <table:table-cell/>
          <table:table-cell table:formula="of:=MATCH([.G901];[.H$8:.H$1007];0)" office:value-type="float" office:value="465" calcext:value-type="float">
            <text:p>465</text:p>
          </table:table-cell>
          <table:table-cell table:formula="of:=MATCH([.G901];[.J$8:.J$1007];0)" office:value-type="float" office:value="465" calcext:value-type="float">
            <text:p>465</text:p>
          </table:table-cell>
          <table:table-cell table:formula="of:=ABS([.O901]-[.P90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4558960109498" calcext:value-type="float">
            <text:p>0.45589601094980</text:p>
          </table:table-cell>
          <table:table-cell office:value-type="float" office:value="895" calcext:value-type="float">
            <text:p>895</text:p>
          </table:table-cell>
          <table:table-cell office:value-type="float" office:value="0.45582802525691" calcext:value-type="float">
            <text:p>0.45582802525691</text:p>
          </table:table-cell>
          <table:table-cell table:number-columns-repeated="2"/>
          <table:table-cell office:value-type="float" office:value="895" calcext:value-type="float">
            <text:p>895</text:p>
          </table:table-cell>
          <table:table-cell office:value-type="float" office:value="541" calcext:value-type="float">
            <text:p>541</text:p>
          </table:table-cell>
          <table:table-cell office:value-type="float" office:value="0.52302437951795" calcext:value-type="float">
            <text:p>0.52302437951795</text:p>
          </table:table-cell>
          <table:table-cell office:value-type="float" office:value="541" calcext:value-type="float">
            <text:p>541</text:p>
          </table:table-cell>
          <table:table-cell office:value-type="float" office:value="0.52295720526446" calcext:value-type="float">
            <text:p>0.52295720526446</text:p>
          </table:table-cell>
          <table:table-cell/>
          <table:table-cell table:formula="of:=[.I902]-[.I901]" office:value-type="float" office:value="0.0000109271044600456" calcext:value-type="float">
            <text:p>0.00001092710446</text:p>
          </table:table-cell>
          <table:table-cell/>
          <table:table-cell table:formula="of:=MATCH([.G902];[.H$8:.H$1007];0)" office:value-type="float" office:value="12" calcext:value-type="float">
            <text:p>12</text:p>
          </table:table-cell>
          <table:table-cell table:formula="of:=MATCH([.G902];[.J$8:.J$1007];0)" office:value-type="float" office:value="12" calcext:value-type="float">
            <text:p>12</text:p>
          </table:table-cell>
          <table:table-cell table:formula="of:=ABS([.O902]-[.P90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50188995959825" calcext:value-type="float">
            <text:p>0.50188995959825</text:p>
          </table:table-cell>
          <table:table-cell office:value-type="float" office:value="896" calcext:value-type="float">
            <text:p>896</text:p>
          </table:table-cell>
          <table:table-cell office:value-type="float" office:value="0.50182242100208" calcext:value-type="float">
            <text:p>0.50182242100208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office:value-type="float" office:value="458" calcext:value-type="float">
            <text:p>458</text:p>
          </table:table-cell>
          <table:table-cell office:value-type="float" office:value="0.5231034898232" calcext:value-type="float">
            <text:p>0.52310348982320</text:p>
          </table:table-cell>
          <table:table-cell office:value-type="float" office:value="458" calcext:value-type="float">
            <text:p>458</text:p>
          </table:table-cell>
          <table:table-cell office:value-type="float" office:value="0.52303647504275" calcext:value-type="float">
            <text:p>0.52303647504275</text:p>
          </table:table-cell>
          <table:table-cell/>
          <table:table-cell table:formula="of:=[.I903]-[.I902]" office:value-type="float" office:value="0.0000791103052499853" calcext:value-type="float">
            <text:p>0.00007911030525</text:p>
          </table:table-cell>
          <table:table-cell/>
          <table:table-cell table:formula="of:=MATCH([.G903];[.H$8:.H$1007];0)" office:value-type="float" office:value="527" calcext:value-type="float">
            <text:p>527</text:p>
          </table:table-cell>
          <table:table-cell table:formula="of:=MATCH([.G903];[.J$8:.J$1007];0)" office:value-type="float" office:value="527" calcext:value-type="float">
            <text:p>527</text:p>
          </table:table-cell>
          <table:table-cell table:formula="of:=ABS([.O903]-[.P90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51302423032239" calcext:value-type="float">
            <text:p>0.51302423032239</text:p>
          </table:table-cell>
          <table:table-cell office:value-type="float" office:value="897" calcext:value-type="float">
            <text:p>897</text:p>
          </table:table-cell>
          <table:table-cell office:value-type="float" office:value="0.51295760596093" calcext:value-type="float">
            <text:p>0.51295760596093</text:p>
          </table:table-cell>
          <table:table-cell table:number-columns-repeated="2"/>
          <table:table-cell office:value-type="float" office:value="897" calcext:value-type="float">
            <text:p>897</text:p>
          </table:table-cell>
          <table:table-cell office:value-type="float" office:value="491" calcext:value-type="float">
            <text:p>491</text:p>
          </table:table-cell>
          <table:table-cell office:value-type="float" office:value="0.52314227518974" calcext:value-type="float">
            <text:p>0.52314227518974</text:p>
          </table:table-cell>
          <table:table-cell office:value-type="float" office:value="491" calcext:value-type="float">
            <text:p>491</text:p>
          </table:table-cell>
          <table:table-cell office:value-type="float" office:value="0.52307459888677" calcext:value-type="float">
            <text:p>0.52307459888677</text:p>
          </table:table-cell>
          <table:table-cell/>
          <table:table-cell table:formula="of:=[.I904]-[.I903]" office:value-type="float" office:value="0.0000387853665400062" calcext:value-type="float">
            <text:p>0.00003878536654</text:p>
          </table:table-cell>
          <table:table-cell/>
          <table:table-cell table:formula="of:=MATCH([.G904];[.H$8:.H$1007];0)" office:value-type="float" office:value="753" calcext:value-type="float">
            <text:p>753</text:p>
          </table:table-cell>
          <table:table-cell table:formula="of:=MATCH([.G904];[.J$8:.J$1007];0)" office:value-type="float" office:value="753" calcext:value-type="float">
            <text:p>753</text:p>
          </table:table-cell>
          <table:table-cell table:formula="of:=ABS([.O904]-[.P90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51705633999466" calcext:value-type="float">
            <text:p>0.51705633999466</text:p>
          </table:table-cell>
          <table:table-cell office:value-type="float" office:value="898" calcext:value-type="float">
            <text:p>898</text:p>
          </table:table-cell>
          <table:table-cell office:value-type="float" office:value="0.51698867332261" calcext:value-type="float">
            <text:p>0.51698867332261</text:p>
          </table:table-cell>
          <table:table-cell table:number-columns-repeated="2"/>
          <table:table-cell office:value-type="float" office:value="898" calcext:value-type="float">
            <text:p>898</text:p>
          </table:table-cell>
          <table:table-cell office:value-type="float" office:value="611" calcext:value-type="float">
            <text:p>611</text:p>
          </table:table-cell>
          <table:table-cell office:value-type="float" office:value="0.52314310823874" calcext:value-type="float">
            <text:p>0.52314310823874</text:p>
          </table:table-cell>
          <table:table-cell office:value-type="float" office:value="611" calcext:value-type="float">
            <text:p>611</text:p>
          </table:table-cell>
          <table:table-cell office:value-type="float" office:value="0.52307578440784" calcext:value-type="float">
            <text:p>0.52307578440784</text:p>
          </table:table-cell>
          <table:table-cell/>
          <table:table-cell table:formula="of:=[.I905]-[.I904]" office:value-type="float" office:value="0.000000833049000004138" calcext:value-type="float">
            <text:p>0.00000083304900</text:p>
          </table:table-cell>
          <table:table-cell/>
          <table:table-cell table:formula="of:=MATCH([.G905];[.H$8:.H$1007];0)" office:value-type="float" office:value="818" calcext:value-type="float">
            <text:p>818</text:p>
          </table:table-cell>
          <table:table-cell table:formula="of:=MATCH([.G905];[.J$8:.J$1007];0)" office:value-type="float" office:value="818" calcext:value-type="float">
            <text:p>818</text:p>
          </table:table-cell>
          <table:table-cell table:formula="of:=ABS([.O905]-[.P90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50850772447008" calcext:value-type="float">
            <text:p>0.50850772447008</text:p>
          </table:table-cell>
          <table:table-cell office:value-type="float" office:value="899" calcext:value-type="float">
            <text:p>899</text:p>
          </table:table-cell>
          <table:table-cell office:value-type="float" office:value="0.5084398984044" calcext:value-type="float">
            <text:p>0.50843989840440</text:p>
          </table:table-cell>
          <table:table-cell table:number-columns-repeated="2"/>
          <table:table-cell office:value-type="float" office:value="899" calcext:value-type="float">
            <text:p>899</text:p>
          </table:table-cell>
          <table:table-cell office:value-type="float" office:value="930" calcext:value-type="float">
            <text:p>930</text:p>
          </table:table-cell>
          <table:table-cell office:value-type="float" office:value="0.52317808638209" calcext:value-type="float">
            <text:p>0.52317808638209</text:p>
          </table:table-cell>
          <table:table-cell office:value-type="float" office:value="930" calcext:value-type="float">
            <text:p>930</text:p>
          </table:table-cell>
          <table:table-cell office:value-type="float" office:value="0.52311009555253" calcext:value-type="float">
            <text:p>0.52311009555253</text:p>
          </table:table-cell>
          <table:table-cell/>
          <table:table-cell table:formula="of:=[.I906]-[.I905]" office:value-type="float" office:value="0.0000349781433499618" calcext:value-type="float">
            <text:p>0.00003497814335</text:p>
          </table:table-cell>
          <table:table-cell/>
          <table:table-cell table:formula="of:=MATCH([.G906];[.H$8:.H$1007];0)" office:value-type="float" office:value="667" calcext:value-type="float">
            <text:p>667</text:p>
          </table:table-cell>
          <table:table-cell table:formula="of:=MATCH([.G906];[.J$8:.J$1007];0)" office:value-type="float" office:value="667" calcext:value-type="float">
            <text:p>667</text:p>
          </table:table-cell>
          <table:table-cell table:formula="of:=ABS([.O906]-[.P90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50558861056132" calcext:value-type="float">
            <text:p>0.50558861056132</text:p>
          </table:table-cell>
          <table:table-cell office:value-type="float" office:value="900" calcext:value-type="float">
            <text:p>900</text:p>
          </table:table-cell>
          <table:table-cell office:value-type="float" office:value="0.50552142980983" calcext:value-type="float">
            <text:p>0.50552142980983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775" calcext:value-type="float">
            <text:p>775</text:p>
          </table:table-cell>
          <table:table-cell office:value-type="float" office:value="0.52318427956754" calcext:value-type="float">
            <text:p>0.52318427956754</text:p>
          </table:table-cell>
          <table:table-cell office:value-type="float" office:value="775" calcext:value-type="float">
            <text:p>775</text:p>
          </table:table-cell>
          <table:table-cell office:value-type="float" office:value="0.52311653064688" calcext:value-type="float">
            <text:p>0.52311653064688</text:p>
          </table:table-cell>
          <table:table-cell/>
          <table:table-cell table:formula="of:=[.I907]-[.I906]" office:value-type="float" office:value="0.00000619318545003189" calcext:value-type="float">
            <text:p>0.00000619318545</text:p>
          </table:table-cell>
          <table:table-cell/>
          <table:table-cell table:formula="of:=MATCH([.G907];[.H$8:.H$1007];0)" office:value-type="float" office:value="605" calcext:value-type="float">
            <text:p>605</text:p>
          </table:table-cell>
          <table:table-cell table:formula="of:=MATCH([.G907];[.J$8:.J$1007];0)" office:value-type="float" office:value="605" calcext:value-type="float">
            <text:p>605</text:p>
          </table:table-cell>
          <table:table-cell table:formula="of:=ABS([.O907]-[.P90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51498012535596" calcext:value-type="float">
            <text:p>0.51498012535596</text:p>
          </table:table-cell>
          <table:table-cell office:value-type="float" office:value="901" calcext:value-type="float">
            <text:p>901</text:p>
          </table:table-cell>
          <table:table-cell office:value-type="float" office:value="0.51491262829007" calcext:value-type="float">
            <text:p>0.51491262829007</text:p>
          </table:table-cell>
          <table:table-cell table:number-columns-repeated="2"/>
          <table:table-cell office:value-type="float" office:value="901" calcext:value-type="float">
            <text:p>901</text:p>
          </table:table-cell>
          <table:table-cell office:value-type="float" office:value="612" calcext:value-type="float">
            <text:p>612</text:p>
          </table:table-cell>
          <table:table-cell office:value-type="float" office:value="0.52325888043896" calcext:value-type="float">
            <text:p>0.52325888043896</text:p>
          </table:table-cell>
          <table:table-cell office:value-type="float" office:value="612" calcext:value-type="float">
            <text:p>612</text:p>
          </table:table-cell>
          <table:table-cell office:value-type="float" office:value="0.52319160345853" calcext:value-type="float">
            <text:p>0.52319160345853</text:p>
          </table:table-cell>
          <table:table-cell/>
          <table:table-cell table:formula="of:=[.I908]-[.I907]" office:value-type="float" office:value="0.000074600871419972" calcext:value-type="float">
            <text:p>0.00007460087142</text:p>
          </table:table-cell>
          <table:table-cell/>
          <table:table-cell table:formula="of:=MATCH([.G908];[.H$8:.H$1007];0)" office:value-type="float" office:value="789" calcext:value-type="float">
            <text:p>789</text:p>
          </table:table-cell>
          <table:table-cell table:formula="of:=MATCH([.G908];[.J$8:.J$1007];0)" office:value-type="float" office:value="789" calcext:value-type="float">
            <text:p>789</text:p>
          </table:table-cell>
          <table:table-cell table:formula="of:=ABS([.O908]-[.P90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51308017863768" calcext:value-type="float">
            <text:p>0.51308017863768</text:p>
          </table:table-cell>
          <table:table-cell office:value-type="float" office:value="902" calcext:value-type="float">
            <text:p>902</text:p>
          </table:table-cell>
          <table:table-cell office:value-type="float" office:value="0.51301355882854" calcext:value-type="float">
            <text:p>0.51301355882854</text:p>
          </table:table-cell>
          <table:table-cell table:number-columns-repeated="2"/>
          <table:table-cell office:value-type="float" office:value="902" calcext:value-type="float">
            <text:p>902</text:p>
          </table:table-cell>
          <table:table-cell office:value-type="float" office:value="63" calcext:value-type="float">
            <text:p>63</text:p>
          </table:table-cell>
          <table:table-cell office:value-type="float" office:value="0.5232865541558" calcext:value-type="float">
            <text:p>0.52328655415580</text:p>
          </table:table-cell>
          <table:table-cell office:value-type="float" office:value="63" calcext:value-type="float">
            <text:p>63</text:p>
          </table:table-cell>
          <table:table-cell office:value-type="float" office:value="0.52321927126115" calcext:value-type="float">
            <text:p>0.52321927126115</text:p>
          </table:table-cell>
          <table:table-cell/>
          <table:table-cell table:formula="of:=[.I909]-[.I908]" office:value-type="float" office:value="0.0000276737168400931" calcext:value-type="float">
            <text:p>0.00002767371684</text:p>
          </table:table-cell>
          <table:table-cell/>
          <table:table-cell table:formula="of:=MATCH([.G909];[.H$8:.H$1007];0)" office:value-type="float" office:value="755" calcext:value-type="float">
            <text:p>755</text:p>
          </table:table-cell>
          <table:table-cell table:formula="of:=MATCH([.G909];[.J$8:.J$1007];0)" office:value-type="float" office:value="755" calcext:value-type="float">
            <text:p>755</text:p>
          </table:table-cell>
          <table:table-cell table:formula="of:=ABS([.O909]-[.P90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51060733227369" calcext:value-type="float">
            <text:p>0.51060733227369</text:p>
          </table:table-cell>
          <table:table-cell office:value-type="float" office:value="903" calcext:value-type="float">
            <text:p>903</text:p>
          </table:table-cell>
          <table:table-cell office:value-type="float" office:value="0.51054037528955" calcext:value-type="float">
            <text:p>0.51054037528955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198" calcext:value-type="float">
            <text:p>198</text:p>
          </table:table-cell>
          <table:table-cell office:value-type="float" office:value="0.52337374694961" calcext:value-type="float">
            <text:p>0.52337374694961</text:p>
          </table:table-cell>
          <table:table-cell office:value-type="float" office:value="198" calcext:value-type="float">
            <text:p>198</text:p>
          </table:table-cell>
          <table:table-cell office:value-type="float" office:value="0.52330628692535" calcext:value-type="float">
            <text:p>0.52330628692535</text:p>
          </table:table-cell>
          <table:table-cell/>
          <table:table-cell table:formula="of:=[.I910]-[.I909]" office:value-type="float" office:value="0.0000871927938099759" calcext:value-type="float">
            <text:p>0.00008719279381</text:p>
          </table:table-cell>
          <table:table-cell/>
          <table:table-cell table:formula="of:=MATCH([.G910];[.H$8:.H$1007];0)" office:value-type="float" office:value="703" calcext:value-type="float">
            <text:p>703</text:p>
          </table:table-cell>
          <table:table-cell table:formula="of:=MATCH([.G910];[.J$8:.J$1007];0)" office:value-type="float" office:value="703" calcext:value-type="float">
            <text:p>703</text:p>
          </table:table-cell>
          <table:table-cell table:formula="of:=ABS([.O910]-[.P91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51104123133767" calcext:value-type="float">
            <text:p>0.51104123133767</text:p>
          </table:table-cell>
          <table:table-cell office:value-type="float" office:value="904" calcext:value-type="float">
            <text:p>904</text:p>
          </table:table-cell>
          <table:table-cell office:value-type="float" office:value="0.51097363195516" calcext:value-type="float">
            <text:p>0.51097363195516</text:p>
          </table:table-cell>
          <table:table-cell table:number-columns-repeated="2"/>
          <table:table-cell office:value-type="float" office:value="904" calcext:value-type="float">
            <text:p>904</text:p>
          </table:table-cell>
          <table:table-cell office:value-type="float" office:value="573" calcext:value-type="float">
            <text:p>573</text:p>
          </table:table-cell>
          <table:table-cell office:value-type="float" office:value="0.52346960519968" calcext:value-type="float">
            <text:p>0.52346960519968</text:p>
          </table:table-cell>
          <table:table-cell office:value-type="float" office:value="573" calcext:value-type="float">
            <text:p>573</text:p>
          </table:table-cell>
          <table:table-cell office:value-type="float" office:value="0.52340134682793" calcext:value-type="float">
            <text:p>0.52340134682793</text:p>
          </table:table-cell>
          <table:table-cell/>
          <table:table-cell table:formula="of:=[.I911]-[.I910]" office:value-type="float" office:value="0.000095858250069969" calcext:value-type="float">
            <text:p>0.00009585825007</text:p>
          </table:table-cell>
          <table:table-cell/>
          <table:table-cell table:formula="of:=MATCH([.G911];[.H$8:.H$1007];0)" office:value-type="float" office:value="715" calcext:value-type="float">
            <text:p>715</text:p>
          </table:table-cell>
          <table:table-cell table:formula="of:=MATCH([.G911];[.J$8:.J$1007];0)" office:value-type="float" office:value="715" calcext:value-type="float">
            <text:p>715</text:p>
          </table:table-cell>
          <table:table-cell table:formula="of:=ABS([.O911]-[.P91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5008790309551" calcext:value-type="float">
            <text:p>0.50087903095510</text:p>
          </table:table-cell>
          <table:table-cell office:value-type="float" office:value="905" calcext:value-type="float">
            <text:p>905</text:p>
          </table:table-cell>
          <table:table-cell office:value-type="float" office:value="0.50081082390717" calcext:value-type="float">
            <text:p>0.50081082390717</text:p>
          </table:table-cell>
          <table:table-cell table:number-columns-repeated="2"/>
          <table:table-cell office:value-type="float" office:value="905" calcext:value-type="float">
            <text:p>905</text:p>
          </table:table-cell>
          <table:table-cell office:value-type="float" office:value="848" calcext:value-type="float">
            <text:p>848</text:p>
          </table:table-cell>
          <table:table-cell office:value-type="float" office:value="0.5235161458765" calcext:value-type="float">
            <text:p>0.52351614587650</text:p>
          </table:table-cell>
          <table:table-cell office:value-type="float" office:value="848" calcext:value-type="float">
            <text:p>848</text:p>
          </table:table-cell>
          <table:table-cell office:value-type="float" office:value="0.52344936825773" calcext:value-type="float">
            <text:p>0.52344936825773</text:p>
          </table:table-cell>
          <table:table-cell/>
          <table:table-cell table:formula="of:=[.I912]-[.I911]" office:value-type="float" office:value="0.0000465406768199728" calcext:value-type="float">
            <text:p>0.00004654067682</text:p>
          </table:table-cell>
          <table:table-cell/>
          <table:table-cell table:formula="of:=MATCH([.G912];[.H$8:.H$1007];0)" office:value-type="float" office:value="508" calcext:value-type="float">
            <text:p>508</text:p>
          </table:table-cell>
          <table:table-cell table:formula="of:=MATCH([.G912];[.J$8:.J$1007];0)" office:value-type="float" office:value="508" calcext:value-type="float">
            <text:p>508</text:p>
          </table:table-cell>
          <table:table-cell table:formula="of:=ABS([.O912]-[.P91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51264856725958" calcext:value-type="float">
            <text:p>0.51264856725958</text:p>
          </table:table-cell>
          <table:table-cell office:value-type="float" office:value="906" calcext:value-type="float">
            <text:p>906</text:p>
          </table:table-cell>
          <table:table-cell office:value-type="float" office:value="0.51258114181318" calcext:value-type="float">
            <text:p>0.51258114181318</text:p>
          </table:table-cell>
          <table:table-cell table:number-columns-repeated="2"/>
          <table:table-cell office:value-type="float" office:value="906" calcext:value-type="float">
            <text:p>906</text:p>
          </table:table-cell>
          <table:table-cell office:value-type="float" office:value="399" calcext:value-type="float">
            <text:p>399</text:p>
          </table:table-cell>
          <table:table-cell office:value-type="float" office:value="0.52351917285063" calcext:value-type="float">
            <text:p>0.52351917285063</text:p>
          </table:table-cell>
          <table:table-cell office:value-type="float" office:value="399" calcext:value-type="float">
            <text:p>399</text:p>
          </table:table-cell>
          <table:table-cell office:value-type="float" office:value="0.52345163786701" calcext:value-type="float">
            <text:p>0.52345163786701</text:p>
          </table:table-cell>
          <table:table-cell/>
          <table:table-cell table:formula="of:=[.I913]-[.I912]" office:value-type="float" office:value="0.00000302697413001596" calcext:value-type="float">
            <text:p>0.00000302697413</text:p>
          </table:table-cell>
          <table:table-cell/>
          <table:table-cell table:formula="of:=MATCH([.G913];[.H$8:.H$1007];0)" office:value-type="float" office:value="744" calcext:value-type="float">
            <text:p>744</text:p>
          </table:table-cell>
          <table:table-cell table:formula="of:=MATCH([.G913];[.J$8:.J$1007];0)" office:value-type="float" office:value="744" calcext:value-type="float">
            <text:p>744</text:p>
          </table:table-cell>
          <table:table-cell table:formula="of:=ABS([.O913]-[.P91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48186346269487" calcext:value-type="float">
            <text:p>0.48186346269487</text:p>
          </table:table-cell>
          <table:table-cell office:value-type="float" office:value="907" calcext:value-type="float">
            <text:p>907</text:p>
          </table:table-cell>
          <table:table-cell office:value-type="float" office:value="0.48179528735424" calcext:value-type="float">
            <text:p>0.48179528735424</text:p>
          </table:table-cell>
          <table:table-cell table:number-columns-repeated="2"/>
          <table:table-cell office:value-type="float" office:value="907" calcext:value-type="float">
            <text:p>907</text:p>
          </table:table-cell>
          <table:table-cell office:value-type="float" office:value="54" calcext:value-type="float">
            <text:p>54</text:p>
          </table:table-cell>
          <table:table-cell office:value-type="float" office:value="0.5236221752784" calcext:value-type="float">
            <text:p>0.52362217527840</text:p>
          </table:table-cell>
          <table:table-cell office:value-type="float" office:value="54" calcext:value-type="float">
            <text:p>54</text:p>
          </table:table-cell>
          <table:table-cell office:value-type="float" office:value="0.52355470035202" calcext:value-type="float">
            <text:p>0.52355470035202</text:p>
          </table:table-cell>
          <table:table-cell/>
          <table:table-cell table:formula="of:=[.I914]-[.I913]" office:value-type="float" office:value="0.00010300242777006" calcext:value-type="float">
            <text:p>0.00010300242777</text:p>
          </table:table-cell>
          <table:table-cell/>
          <table:table-cell table:formula="of:=MATCH([.G914];[.H$8:.H$1007];0)" office:value-type="float" office:value="169" calcext:value-type="float">
            <text:p>169</text:p>
          </table:table-cell>
          <table:table-cell table:formula="of:=MATCH([.G914];[.J$8:.J$1007];0)" office:value-type="float" office:value="169" calcext:value-type="float">
            <text:p>169</text:p>
          </table:table-cell>
          <table:table-cell table:formula="of:=ABS([.O914]-[.P91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49313700340278" calcext:value-type="float">
            <text:p>0.49313700340278</text:p>
          </table:table-cell>
          <table:table-cell office:value-type="float" office:value="908" calcext:value-type="float">
            <text:p>908</text:p>
          </table:table-cell>
          <table:table-cell office:value-type="float" office:value="0.49306902713582" calcext:value-type="float">
            <text:p>0.49306902713582</text:p>
          </table:table-cell>
          <table:table-cell table:number-columns-repeated="2"/>
          <table:table-cell office:value-type="float" office:value="908" calcext:value-type="float">
            <text:p>908</text:p>
          </table:table-cell>
          <table:table-cell office:value-type="float" office:value="397" calcext:value-type="float">
            <text:p>397</text:p>
          </table:table-cell>
          <table:table-cell office:value-type="float" office:value="0.52366976351232" calcext:value-type="float">
            <text:p>0.52366976351232</text:p>
          </table:table-cell>
          <table:table-cell office:value-type="float" office:value="397" calcext:value-type="float">
            <text:p>397</text:p>
          </table:table-cell>
          <table:table-cell office:value-type="float" office:value="0.52360240852471" calcext:value-type="float">
            <text:p>0.52360240852471</text:p>
          </table:table-cell>
          <table:table-cell/>
          <table:table-cell table:formula="of:=[.I915]-[.I914]" office:value-type="float" office:value="0.0000475882339199263" calcext:value-type="float">
            <text:p>0.00004758823392</text:p>
          </table:table-cell>
          <table:table-cell/>
          <table:table-cell table:formula="of:=MATCH([.G915];[.H$8:.H$1007];0)" office:value-type="float" office:value="349" calcext:value-type="float">
            <text:p>349</text:p>
          </table:table-cell>
          <table:table-cell table:formula="of:=MATCH([.G915];[.J$8:.J$1007];0)" office:value-type="float" office:value="349" calcext:value-type="float">
            <text:p>349</text:p>
          </table:table-cell>
          <table:table-cell table:formula="of:=ABS([.O915]-[.P91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47045914522244" calcext:value-type="float">
            <text:p>0.47045914522244</text:p>
          </table:table-cell>
          <table:table-cell office:value-type="float" office:value="909" calcext:value-type="float">
            <text:p>909</text:p>
          </table:table-cell>
          <table:table-cell office:value-type="float" office:value="0.47039177128619" calcext:value-type="float">
            <text:p>0.47039177128619</text:p>
          </table:table-cell>
          <table:table-cell table:number-columns-repeated="2"/>
          <table:table-cell office:value-type="float" office:value="909" calcext:value-type="float">
            <text:p>909</text:p>
          </table:table-cell>
          <table:table-cell office:value-type="float" office:value="17" calcext:value-type="float">
            <text:p>17</text:p>
          </table:table-cell>
          <table:table-cell office:value-type="float" office:value="0.52382507316157" calcext:value-type="float">
            <text:p>0.52382507316157</text:p>
          </table:table-cell>
          <table:table-cell office:value-type="float" office:value="17" calcext:value-type="float">
            <text:p>17</text:p>
          </table:table-cell>
          <table:table-cell office:value-type="float" office:value="0.52375784571468" calcext:value-type="float">
            <text:p>0.52375784571468</text:p>
          </table:table-cell>
          <table:table-cell/>
          <table:table-cell table:formula="of:=[.I916]-[.I915]" office:value-type="float" office:value="0.000155309649250035" calcext:value-type="float">
            <text:p>0.00015530964925</text:p>
          </table:table-cell>
          <table:table-cell/>
          <table:table-cell table:formula="of:=MATCH([.G916];[.H$8:.H$1007];0)" office:value-type="float" office:value="55" calcext:value-type="float">
            <text:p>55</text:p>
          </table:table-cell>
          <table:table-cell table:formula="of:=MATCH([.G916];[.J$8:.J$1007];0)" office:value-type="float" office:value="55" calcext:value-type="float">
            <text:p>55</text:p>
          </table:table-cell>
          <table:table-cell table:formula="of:=ABS([.O916]-[.P91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50650789015188" calcext:value-type="float">
            <text:p>0.50650789015188</text:p>
          </table:table-cell>
          <table:table-cell office:value-type="float" office:value="910" calcext:value-type="float">
            <text:p>910</text:p>
          </table:table-cell>
          <table:table-cell office:value-type="float" office:value="0.50644071424047" calcext:value-type="float">
            <text:p>0.50644071424047</text:p>
          </table:table-cell>
          <table:table-cell table:number-columns-repeated="2"/>
          <table:table-cell office:value-type="float" office:value="910" calcext:value-type="float">
            <text:p>910</text:p>
          </table:table-cell>
          <table:table-cell office:value-type="float" office:value="659" calcext:value-type="float">
            <text:p>659</text:p>
          </table:table-cell>
          <table:table-cell office:value-type="float" office:value="0.52399501240396" calcext:value-type="float">
            <text:p>0.52399501240396</text:p>
          </table:table-cell>
          <table:table-cell office:value-type="float" office:value="659" calcext:value-type="float">
            <text:p>659</text:p>
          </table:table-cell>
          <table:table-cell office:value-type="float" office:value="0.52392721224776" calcext:value-type="float">
            <text:p>0.52392721224776</text:p>
          </table:table-cell>
          <table:table-cell/>
          <table:table-cell table:formula="of:=[.I917]-[.I916]" office:value-type="float" office:value="0.000169939242389949" calcext:value-type="float">
            <text:p>0.00016993924239</text:p>
          </table:table-cell>
          <table:table-cell/>
          <table:table-cell table:formula="of:=MATCH([.G917];[.H$8:.H$1007];0)" office:value-type="float" office:value="625" calcext:value-type="float">
            <text:p>625</text:p>
          </table:table-cell>
          <table:table-cell table:formula="of:=MATCH([.G917];[.J$8:.J$1007];0)" office:value-type="float" office:value="625" calcext:value-type="float">
            <text:p>625</text:p>
          </table:table-cell>
          <table:table-cell table:formula="of:=ABS([.O917]-[.P91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49775886824658" calcext:value-type="float">
            <text:p>0.49775886824658</text:p>
          </table:table-cell>
          <table:table-cell office:value-type="float" office:value="911" calcext:value-type="float">
            <text:p>911</text:p>
          </table:table-cell>
          <table:table-cell office:value-type="float" office:value="0.49769078630515" calcext:value-type="float">
            <text:p>0.49769078630515</text:p>
          </table:table-cell>
          <table:table-cell table:number-columns-repeated="2"/>
          <table:table-cell office:value-type="float" office:value="911" calcext:value-type="float">
            <text:p>911</text:p>
          </table:table-cell>
          <table:table-cell office:value-type="float" office:value="30" calcext:value-type="float">
            <text:p>30</text:p>
          </table:table-cell>
          <table:table-cell office:value-type="float" office:value="0.524259694884" calcext:value-type="float">
            <text:p>0.52425969488400</text:p>
          </table:table-cell>
          <table:table-cell office:value-type="float" office:value="30" calcext:value-type="float">
            <text:p>30</text:p>
          </table:table-cell>
          <table:table-cell office:value-type="float" office:value="0.52419239885807" calcext:value-type="float">
            <text:p>0.52419239885807</text:p>
          </table:table-cell>
          <table:table-cell/>
          <table:table-cell table:formula="of:=[.I918]-[.I917]" office:value-type="float" office:value="0.000264682480040079" calcext:value-type="float">
            <text:p>0.00026468248004</text:p>
          </table:table-cell>
          <table:table-cell/>
          <table:table-cell table:formula="of:=MATCH([.G918];[.H$8:.H$1007];0)" office:value-type="float" office:value="442" calcext:value-type="float">
            <text:p>442</text:p>
          </table:table-cell>
          <table:table-cell table:formula="of:=MATCH([.G918];[.J$8:.J$1007];0)" office:value-type="float" office:value="442" calcext:value-type="float">
            <text:p>442</text:p>
          </table:table-cell>
          <table:table-cell table:formula="of:=ABS([.O918]-[.P91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51506477247048" calcext:value-type="float">
            <text:p>0.51506477247048</text:p>
          </table:table-cell>
          <table:table-cell office:value-type="float" office:value="912" calcext:value-type="float">
            <text:p>912</text:p>
          </table:table-cell>
          <table:table-cell office:value-type="float" office:value="0.51499695396429" calcext:value-type="float">
            <text:p>0.51499695396429</text:p>
          </table:table-cell>
          <table:table-cell table:number-columns-repeated="2"/>
          <table:table-cell office:value-type="float" office:value="912" calcext:value-type="float">
            <text:p>912</text:p>
          </table:table-cell>
          <table:table-cell office:value-type="float" office:value="798" calcext:value-type="float">
            <text:p>798</text:p>
          </table:table-cell>
          <table:table-cell office:value-type="float" office:value="0.52429504743509" calcext:value-type="float">
            <text:p>0.52429504743509</text:p>
          </table:table-cell>
          <table:table-cell office:value-type="float" office:value="798" calcext:value-type="float">
            <text:p>798</text:p>
          </table:table-cell>
          <table:table-cell office:value-type="float" office:value="0.52422785258005" calcext:value-type="float">
            <text:p>0.52422785258005</text:p>
          </table:table-cell>
          <table:table-cell/>
          <table:table-cell table:formula="of:=[.I919]-[.I918]" office:value-type="float" office:value="0.0000353525510899955" calcext:value-type="float">
            <text:p>0.00003535255109</text:p>
          </table:table-cell>
          <table:table-cell/>
          <table:table-cell table:formula="of:=MATCH([.G919];[.H$8:.H$1007];0)" office:value-type="float" office:value="791" calcext:value-type="float">
            <text:p>791</text:p>
          </table:table-cell>
          <table:table-cell table:formula="of:=MATCH([.G919];[.J$8:.J$1007];0)" office:value-type="float" office:value="791" calcext:value-type="float">
            <text:p>791</text:p>
          </table:table-cell>
          <table:table-cell table:formula="of:=ABS([.O919]-[.P91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48498740691944" calcext:value-type="float">
            <text:p>0.48498740691944</text:p>
          </table:table-cell>
          <table:table-cell office:value-type="float" office:value="913" calcext:value-type="float">
            <text:p>913</text:p>
          </table:table-cell>
          <table:table-cell office:value-type="float" office:value="0.48491997248057" calcext:value-type="float">
            <text:p>0.48491997248057</text:p>
          </table:table-cell>
          <table:table-cell table:number-columns-repeated="2"/>
          <table:table-cell office:value-type="float" office:value="913" calcext:value-type="float">
            <text:p>913</text:p>
          </table:table-cell>
          <table:table-cell office:value-type="float" office:value="522" calcext:value-type="float">
            <text:p>522</text:p>
          </table:table-cell>
          <table:table-cell office:value-type="float" office:value="0.52446500088083" calcext:value-type="float">
            <text:p>0.52446500088083</text:p>
          </table:table-cell>
          <table:table-cell office:value-type="float" office:value="522" calcext:value-type="float">
            <text:p>522</text:p>
          </table:table-cell>
          <table:table-cell office:value-type="float" office:value="0.52439726996681" calcext:value-type="float">
            <text:p>0.52439726996681</text:p>
          </table:table-cell>
          <table:table-cell/>
          <table:table-cell table:formula="of:=[.I920]-[.I919]" office:value-type="float" office:value="0.000169953445740001" calcext:value-type="float">
            <text:p>0.00016995344574</text:p>
          </table:table-cell>
          <table:table-cell/>
          <table:table-cell table:formula="of:=MATCH([.G920];[.H$8:.H$1007];0)" office:value-type="float" office:value="208" calcext:value-type="float">
            <text:p>208</text:p>
          </table:table-cell>
          <table:table-cell table:formula="of:=MATCH([.G920];[.J$8:.J$1007];0)" office:value-type="float" office:value="208" calcext:value-type="float">
            <text:p>208</text:p>
          </table:table-cell>
          <table:table-cell table:formula="of:=ABS([.O920]-[.P92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45501682405519" calcext:value-type="float">
            <text:p>0.45501682405519</text:p>
          </table:table-cell>
          <table:table-cell office:value-type="float" office:value="914" calcext:value-type="float">
            <text:p>914</text:p>
          </table:table-cell>
          <table:table-cell office:value-type="float" office:value="0.45494983210397" calcext:value-type="float">
            <text:p>0.45494983210397</text:p>
          </table:table-cell>
          <table:table-cell table:number-columns-repeated="2"/>
          <table:table-cell office:value-type="float" office:value="914" calcext:value-type="float">
            <text:p>914</text:p>
          </table:table-cell>
          <table:table-cell office:value-type="float" office:value="4" calcext:value-type="float">
            <text:p>4</text:p>
          </table:table-cell>
          <table:table-cell office:value-type="float" office:value="0.52462664910433" calcext:value-type="float">
            <text:p>0.52462664910433</text:p>
          </table:table-cell>
          <table:table-cell office:value-type="float" office:value="4" calcext:value-type="float">
            <text:p>4</text:p>
          </table:table-cell>
          <table:table-cell office:value-type="float" office:value="0.5245593304235" calcext:value-type="float">
            <text:p>0.52455933042350</text:p>
          </table:table-cell>
          <table:table-cell/>
          <table:table-cell table:formula="of:=[.I921]-[.I920]" office:value-type="float" office:value="0.000161648223499955" calcext:value-type="float">
            <text:p>0.00016164822350</text:p>
          </table:table-cell>
          <table:table-cell/>
          <table:table-cell table:formula="of:=MATCH([.G921];[.H$8:.H$1007];0)" office:value-type="float" office:value="10" calcext:value-type="float">
            <text:p>10</text:p>
          </table:table-cell>
          <table:table-cell table:formula="of:=MATCH([.G921];[.J$8:.J$1007];0)" office:value-type="float" office:value="10" calcext:value-type="float">
            <text:p>10</text:p>
          </table:table-cell>
          <table:table-cell table:formula="of:=ABS([.O921]-[.P92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5285966813899" calcext:value-type="float">
            <text:p>0.52859668138990</text:p>
          </table:table-cell>
          <table:table-cell office:value-type="float" office:value="915" calcext:value-type="float">
            <text:p>915</text:p>
          </table:table-cell>
          <table:table-cell office:value-type="float" office:value="0.52852897304504" calcext:value-type="float">
            <text:p>0.52852897304504</text:p>
          </table:table-cell>
          <table:table-cell table:number-columns-repeated="2"/>
          <table:table-cell office:value-type="float" office:value="915" calcext:value-type="float">
            <text:p>915</text:p>
          </table:table-cell>
          <table:table-cell office:value-type="float" office:value="801" calcext:value-type="float">
            <text:p>801</text:p>
          </table:table-cell>
          <table:table-cell office:value-type="float" office:value="0.52463211530096" calcext:value-type="float">
            <text:p>0.52463211530096</text:p>
          </table:table-cell>
          <table:table-cell office:value-type="float" office:value="801" calcext:value-type="float">
            <text:p>801</text:p>
          </table:table-cell>
          <table:table-cell office:value-type="float" office:value="0.52456471232782" calcext:value-type="float">
            <text:p>0.52456471232782</text:p>
          </table:table-cell>
          <table:table-cell/>
          <table:table-cell table:formula="of:=[.I922]-[.I921]" office:value-type="float" office:value="0.00000546619662999959" calcext:value-type="float">
            <text:p>0.00000546619663</text:p>
          </table:table-cell>
          <table:table-cell/>
          <table:table-cell table:formula="of:=MATCH([.G922];[.H$8:.H$1007];0)" office:value-type="float" office:value="945" calcext:value-type="float">
            <text:p>945</text:p>
          </table:table-cell>
          <table:table-cell table:formula="of:=MATCH([.G922];[.J$8:.J$1007];0)" office:value-type="float" office:value="945" calcext:value-type="float">
            <text:p>945</text:p>
          </table:table-cell>
          <table:table-cell table:formula="of:=ABS([.O922]-[.P92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51573263279516" calcext:value-type="float">
            <text:p>0.51573263279516</text:p>
          </table:table-cell>
          <table:table-cell office:value-type="float" office:value="916" calcext:value-type="float">
            <text:p>916</text:p>
          </table:table-cell>
          <table:table-cell office:value-type="float" office:value="0.51566520622269" calcext:value-type="float">
            <text:p>0.51566520622269</text:p>
          </table:table-cell>
          <table:table-cell table:number-columns-repeated="2"/>
          <table:table-cell office:value-type="float" office:value="916" calcext:value-type="float">
            <text:p>916</text:p>
          </table:table-cell>
          <table:table-cell office:value-type="float" office:value="918" calcext:value-type="float">
            <text:p>918</text:p>
          </table:table-cell>
          <table:table-cell office:value-type="float" office:value="0.5250823371764" calcext:value-type="float">
            <text:p>0.52508233717640</text:p>
          </table:table-cell>
          <table:table-cell office:value-type="float" office:value="918" calcext:value-type="float">
            <text:p>918</text:p>
          </table:table-cell>
          <table:table-cell office:value-type="float" office:value="0.5250146683216" calcext:value-type="float">
            <text:p>0.52501466832160</text:p>
          </table:table-cell>
          <table:table-cell/>
          <table:table-cell table:formula="of:=[.I923]-[.I922]" office:value-type="float" office:value="0.000450221875440082" calcext:value-type="float">
            <text:p>0.00045022187544</text:p>
          </table:table-cell>
          <table:table-cell/>
          <table:table-cell table:formula="of:=MATCH([.G923];[.H$8:.H$1007];0)" office:value-type="float" office:value="800" calcext:value-type="float">
            <text:p>800</text:p>
          </table:table-cell>
          <table:table-cell table:formula="of:=MATCH([.G923];[.J$8:.J$1007];0)" office:value-type="float" office:value="800" calcext:value-type="float">
            <text:p>800</text:p>
          </table:table-cell>
          <table:table-cell table:formula="of:=ABS([.O923]-[.P92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52040548742986" calcext:value-type="float">
            <text:p>0.52040548742986</text:p>
          </table:table-cell>
          <table:table-cell office:value-type="float" office:value="917" calcext:value-type="float">
            <text:p>917</text:p>
          </table:table-cell>
          <table:table-cell office:value-type="float" office:value="0.52033778548857" calcext:value-type="float">
            <text:p>0.52033778548857</text:p>
          </table:table-cell>
          <table:table-cell table:number-columns-repeated="2"/>
          <table:table-cell office:value-type="float" office:value="917" calcext:value-type="float">
            <text:p>917</text:p>
          </table:table-cell>
          <table:table-cell office:value-type="float" office:value="268" calcext:value-type="float">
            <text:p>268</text:p>
          </table:table-cell>
          <table:table-cell office:value-type="float" office:value="0.52532236937461" calcext:value-type="float">
            <text:p>0.52532236937461</text:p>
          </table:table-cell>
          <table:table-cell office:value-type="float" office:value="268" calcext:value-type="float">
            <text:p>268</text:p>
          </table:table-cell>
          <table:table-cell office:value-type="float" office:value="0.5252547403658" calcext:value-type="float">
            <text:p>0.52525474036580</text:p>
          </table:table-cell>
          <table:table-cell/>
          <table:table-cell table:formula="of:=[.I924]-[.I923]" office:value-type="float" office:value="0.000240032198209894" calcext:value-type="float">
            <text:p>0.00024003219821</text:p>
          </table:table-cell>
          <table:table-cell/>
          <table:table-cell table:formula="of:=MATCH([.G924];[.H$8:.H$1007];0)" office:value-type="float" office:value="874" calcext:value-type="float">
            <text:p>874</text:p>
          </table:table-cell>
          <table:table-cell table:formula="of:=MATCH([.G924];[.J$8:.J$1007];0)" office:value-type="float" office:value="874" calcext:value-type="float">
            <text:p>874</text:p>
          </table:table-cell>
          <table:table-cell table:formula="of:=ABS([.O924]-[.P92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5250823371764" calcext:value-type="float">
            <text:p>0.52508233717640</text:p>
          </table:table-cell>
          <table:table-cell office:value-type="float" office:value="918" calcext:value-type="float">
            <text:p>918</text:p>
          </table:table-cell>
          <table:table-cell office:value-type="float" office:value="0.5250146683216" calcext:value-type="float">
            <text:p>0.52501466832160</text:p>
          </table:table-cell>
          <table:table-cell table:number-columns-repeated="2"/>
          <table:table-cell office:value-type="float" office:value="918" calcext:value-type="float">
            <text:p>918</text:p>
          </table:table-cell>
          <table:table-cell office:value-type="float" office:value="737" calcext:value-type="float">
            <text:p>737</text:p>
          </table:table-cell>
          <table:table-cell office:value-type="float" office:value="0.52533082062585" calcext:value-type="float">
            <text:p>0.52533082062585</text:p>
          </table:table-cell>
          <table:table-cell office:value-type="float" office:value="737" calcext:value-type="float">
            <text:p>737</text:p>
          </table:table-cell>
          <table:table-cell office:value-type="float" office:value="0.52526330186515" calcext:value-type="float">
            <text:p>0.52526330186515</text:p>
          </table:table-cell>
          <table:table-cell/>
          <table:table-cell table:formula="of:=[.I925]-[.I924]" office:value-type="float" office:value="0.0000084512512400492" calcext:value-type="float">
            <text:p>0.00000845125124</text:p>
          </table:table-cell>
          <table:table-cell/>
          <table:table-cell table:formula="of:=MATCH([.G925];[.H$8:.H$1007];0)" office:value-type="float" office:value="916" calcext:value-type="float">
            <text:p>916</text:p>
          </table:table-cell>
          <table:table-cell table:formula="of:=MATCH([.G925];[.J$8:.J$1007];0)" office:value-type="float" office:value="916" calcext:value-type="float">
            <text:p>916</text:p>
          </table:table-cell>
          <table:table-cell table:formula="of:=ABS([.O925]-[.P92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51285633013578" calcext:value-type="float">
            <text:p>0.51285633013578</text:p>
          </table:table-cell>
          <table:table-cell office:value-type="float" office:value="919" calcext:value-type="float">
            <text:p>919</text:p>
          </table:table-cell>
          <table:table-cell office:value-type="float" office:value="0.51278864244097" calcext:value-type="float">
            <text:p>0.51278864244097</text:p>
          </table:table-cell>
          <table:table-cell table:number-columns-repeated="2"/>
          <table:table-cell office:value-type="float" office:value="919" calcext:value-type="float">
            <text:p>919</text:p>
          </table:table-cell>
          <table:table-cell office:value-type="float" office:value="973" calcext:value-type="float">
            <text:p>973</text:p>
          </table:table-cell>
          <table:table-cell office:value-type="float" office:value="0.52536984521878" calcext:value-type="float">
            <text:p>0.52536984521878</text:p>
          </table:table-cell>
          <table:table-cell office:value-type="float" office:value="973" calcext:value-type="float">
            <text:p>973</text:p>
          </table:table-cell>
          <table:table-cell office:value-type="float" office:value="0.52530296467757" calcext:value-type="float">
            <text:p>0.52530296467757</text:p>
          </table:table-cell>
          <table:table-cell/>
          <table:table-cell table:formula="of:=[.I926]-[.I925]" office:value-type="float" office:value="0.000039024592930037" calcext:value-type="float">
            <text:p>0.00003902459293</text:p>
          </table:table-cell>
          <table:table-cell/>
          <table:table-cell table:formula="of:=MATCH([.G926];[.H$8:.H$1007];0)" office:value-type="float" office:value="748" calcext:value-type="float">
            <text:p>748</text:p>
          </table:table-cell>
          <table:table-cell table:formula="of:=MATCH([.G926];[.J$8:.J$1007];0)" office:value-type="float" office:value="748" calcext:value-type="float">
            <text:p>748</text:p>
          </table:table-cell>
          <table:table-cell table:formula="of:=ABS([.O926]-[.P92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51291375642512" calcext:value-type="float">
            <text:p>0.51291375642512</text:p>
          </table:table-cell>
          <table:table-cell office:value-type="float" office:value="920" calcext:value-type="float">
            <text:p>920</text:p>
          </table:table-cell>
          <table:table-cell office:value-type="float" office:value="0.51284619836619" calcext:value-type="float">
            <text:p>0.51284619836619</text:p>
          </table:table-cell>
          <table:table-cell table:number-columns-repeated="2"/>
          <table:table-cell office:value-type="float" office:value="920" calcext:value-type="float">
            <text:p>920</text:p>
          </table:table-cell>
          <table:table-cell office:value-type="float" office:value="472" calcext:value-type="float">
            <text:p>472</text:p>
          </table:table-cell>
          <table:table-cell office:value-type="float" office:value="0.52548750875019" calcext:value-type="float">
            <text:p>0.52548750875019</text:p>
          </table:table-cell>
          <table:table-cell office:value-type="float" office:value="472" calcext:value-type="float">
            <text:p>472</text:p>
          </table:table-cell>
          <table:table-cell office:value-type="float" office:value="0.52542035801403" calcext:value-type="float">
            <text:p>0.52542035801403</text:p>
          </table:table-cell>
          <table:table-cell/>
          <table:table-cell table:formula="of:=[.I927]-[.I926]" office:value-type="float" office:value="0.000117663531409962" calcext:value-type="float">
            <text:p>0.00011766353141</text:p>
          </table:table-cell>
          <table:table-cell/>
          <table:table-cell table:formula="of:=MATCH([.G927];[.H$8:.H$1007];0)" office:value-type="float" office:value="749" calcext:value-type="float">
            <text:p>749</text:p>
          </table:table-cell>
          <table:table-cell table:formula="of:=MATCH([.G927];[.J$8:.J$1007];0)" office:value-type="float" office:value="749" calcext:value-type="float">
            <text:p>749</text:p>
          </table:table-cell>
          <table:table-cell table:formula="of:=ABS([.O927]-[.P92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4914614425023" calcext:value-type="float">
            <text:p>0.49146144250230</text:p>
          </table:table-cell>
          <table:table-cell office:value-type="float" office:value="921" calcext:value-type="float">
            <text:p>921</text:p>
          </table:table-cell>
          <table:table-cell office:value-type="float" office:value="0.4913943983833" calcext:value-type="float">
            <text:p>0.49139439838330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float" office:value="318" calcext:value-type="float">
            <text:p>318</text:p>
          </table:table-cell>
          <table:table-cell office:value-type="float" office:value="0.52557037163559" calcext:value-type="float">
            <text:p>0.52557037163559</text:p>
          </table:table-cell>
          <table:table-cell office:value-type="float" office:value="318" calcext:value-type="float">
            <text:p>318</text:p>
          </table:table-cell>
          <table:table-cell office:value-type="float" office:value="0.52550283790944" calcext:value-type="float">
            <text:p>0.52550283790944</text:p>
          </table:table-cell>
          <table:table-cell/>
          <table:table-cell table:formula="of:=[.I928]-[.I927]" office:value-type="float" office:value="0.0000828628853999369" calcext:value-type="float">
            <text:p>0.00008286288540</text:p>
          </table:table-cell>
          <table:table-cell/>
          <table:table-cell table:formula="of:=MATCH([.G928];[.H$8:.H$1007];0)" office:value-type="float" office:value="318" calcext:value-type="float">
            <text:p>318</text:p>
          </table:table-cell>
          <table:table-cell table:formula="of:=MATCH([.G928];[.J$8:.J$1007];0)" office:value-type="float" office:value="318" calcext:value-type="float">
            <text:p>318</text:p>
          </table:table-cell>
          <table:table-cell table:formula="of:=ABS([.O928]-[.P92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50548548406142" calcext:value-type="float">
            <text:p>0.50548548406142</text:p>
          </table:table-cell>
          <table:table-cell office:value-type="float" office:value="922" calcext:value-type="float">
            <text:p>922</text:p>
          </table:table-cell>
          <table:table-cell office:value-type="float" office:value="0.50541742013266" calcext:value-type="float">
            <text:p>0.50541742013266</text:p>
          </table:table-cell>
          <table:table-cell table:number-columns-repeated="2"/>
          <table:table-cell office:value-type="float" office:value="922" calcext:value-type="float">
            <text:p>922</text:p>
          </table:table-cell>
          <table:table-cell office:value-type="float" office:value="238" calcext:value-type="float">
            <text:p>238</text:p>
          </table:table-cell>
          <table:table-cell office:value-type="float" office:value="0.52560415024598" calcext:value-type="float">
            <text:p>0.52560415024598</text:p>
          </table:table-cell>
          <table:table-cell office:value-type="float" office:value="238" calcext:value-type="float">
            <text:p>238</text:p>
          </table:table-cell>
          <table:table-cell office:value-type="float" office:value="0.52553709498375" calcext:value-type="float">
            <text:p>0.52553709498375</text:p>
          </table:table-cell>
          <table:table-cell/>
          <table:table-cell table:formula="of:=[.I929]-[.I928]" office:value-type="float" office:value="0.0000337786103900006" calcext:value-type="float">
            <text:p>0.00003377861039</text:p>
          </table:table-cell>
          <table:table-cell/>
          <table:table-cell table:formula="of:=MATCH([.G929];[.H$8:.H$1007];0)" office:value-type="float" office:value="604" calcext:value-type="float">
            <text:p>604</text:p>
          </table:table-cell>
          <table:table-cell table:formula="of:=MATCH([.G929];[.J$8:.J$1007];0)" office:value-type="float" office:value="604" calcext:value-type="float">
            <text:p>604</text:p>
          </table:table-cell>
          <table:table-cell table:formula="of:=ABS([.O929]-[.P92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47194005006173" calcext:value-type="float">
            <text:p>0.47194005006173</text:p>
          </table:table-cell>
          <table:table-cell office:value-type="float" office:value="923" calcext:value-type="float">
            <text:p>923</text:p>
          </table:table-cell>
          <table:table-cell office:value-type="float" office:value="0.47187328980132" calcext:value-type="float">
            <text:p>0.47187328980132</text:p>
          </table:table-cell>
          <table:table-cell table:number-columns-repeated="2"/>
          <table:table-cell office:value-type="float" office:value="923" calcext:value-type="float">
            <text:p>923</text:p>
          </table:table-cell>
          <table:table-cell office:value-type="float" office:value="225" calcext:value-type="float">
            <text:p>225</text:p>
          </table:table-cell>
          <table:table-cell office:value-type="float" office:value="0.52564956607175" calcext:value-type="float">
            <text:p>0.52564956607175</text:p>
          </table:table-cell>
          <table:table-cell office:value-type="float" office:value="225" calcext:value-type="float">
            <text:p>225</text:p>
          </table:table-cell>
          <table:table-cell office:value-type="float" office:value="0.52558212147647" calcext:value-type="float">
            <text:p>0.52558212147647</text:p>
          </table:table-cell>
          <table:table-cell/>
          <table:table-cell table:formula="of:=[.I930]-[.I929]" office:value-type="float" office:value="0.000045415825770001" calcext:value-type="float">
            <text:p>0.00004541582577</text:p>
          </table:table-cell>
          <table:table-cell/>
          <table:table-cell table:formula="of:=MATCH([.G930];[.H$8:.H$1007];0)" office:value-type="float" office:value="63" calcext:value-type="float">
            <text:p>63</text:p>
          </table:table-cell>
          <table:table-cell table:formula="of:=MATCH([.G930];[.J$8:.J$1007];0)" office:value-type="float" office:value="63" calcext:value-type="float">
            <text:p>63</text:p>
          </table:table-cell>
          <table:table-cell table:formula="of:=ABS([.O930]-[.P93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50132171566374" calcext:value-type="float">
            <text:p>0.50132171566374</text:p>
          </table:table-cell>
          <table:table-cell office:value-type="float" office:value="924" calcext:value-type="float">
            <text:p>924</text:p>
          </table:table-cell>
          <table:table-cell office:value-type="float" office:value="0.50125375380441" calcext:value-type="float">
            <text:p>0.50125375380441</text:p>
          </table:table-cell>
          <table:table-cell table:number-columns-repeated="2"/>
          <table:table-cell office:value-type="float" office:value="924" calcext:value-type="float">
            <text:p>924</text:p>
          </table:table-cell>
          <table:table-cell office:value-type="float" office:value="927" calcext:value-type="float">
            <text:p>927</text:p>
          </table:table-cell>
          <table:table-cell office:value-type="float" office:value="0.5259954150788" calcext:value-type="float">
            <text:p>0.52599541507880</text:p>
          </table:table-cell>
          <table:table-cell office:value-type="float" office:value="927" calcext:value-type="float">
            <text:p>927</text:p>
          </table:table-cell>
          <table:table-cell office:value-type="float" office:value="0.52592829682253" calcext:value-type="float">
            <text:p>0.52592829682253</text:p>
          </table:table-cell>
          <table:table-cell/>
          <table:table-cell table:formula="of:=[.I931]-[.I930]" office:value-type="float" office:value="0.000345849007050036" calcext:value-type="float">
            <text:p>0.00034584900705</text:p>
          </table:table-cell>
          <table:table-cell/>
          <table:table-cell table:formula="of:=MATCH([.G931];[.H$8:.H$1007];0)" office:value-type="float" office:value="516" calcext:value-type="float">
            <text:p>516</text:p>
          </table:table-cell>
          <table:table-cell table:formula="of:=MATCH([.G931];[.J$8:.J$1007];0)" office:value-type="float" office:value="516" calcext:value-type="float">
            <text:p>516</text:p>
          </table:table-cell>
          <table:table-cell table:formula="of:=ABS([.O931]-[.P93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50138773057181" calcext:value-type="float">
            <text:p>0.50138773057181</text:p>
          </table:table-cell>
          <table:table-cell office:value-type="float" office:value="925" calcext:value-type="float">
            <text:p>925</text:p>
          </table:table-cell>
          <table:table-cell office:value-type="float" office:value="0.50132104806757" calcext:value-type="float">
            <text:p>0.50132104806757</text:p>
          </table:table-cell>
          <table:table-cell table:number-columns-repeated="2"/>
          <table:table-cell office:value-type="float" office:value="925" calcext:value-type="float">
            <text:p>925</text:p>
          </table:table-cell>
          <table:table-cell office:value-type="float" office:value="447" calcext:value-type="float">
            <text:p>447</text:p>
          </table:table-cell>
          <table:table-cell office:value-type="float" office:value="0.5260412603252" calcext:value-type="float">
            <text:p>0.52604126032520</text:p>
          </table:table-cell>
          <table:table-cell office:value-type="float" office:value="447" calcext:value-type="float">
            <text:p>447</text:p>
          </table:table-cell>
          <table:table-cell office:value-type="float" office:value="0.52597380068736" calcext:value-type="float">
            <text:p>0.52597380068736</text:p>
          </table:table-cell>
          <table:table-cell/>
          <table:table-cell table:formula="of:=[.I932]-[.I931]" office:value-type="float" office:value="0.0000458452464000558" calcext:value-type="float">
            <text:p>0.00004584524640</text:p>
          </table:table-cell>
          <table:table-cell/>
          <table:table-cell table:formula="of:=MATCH([.G932];[.H$8:.H$1007];0)" office:value-type="float" office:value="517" calcext:value-type="float">
            <text:p>517</text:p>
          </table:table-cell>
          <table:table-cell table:formula="of:=MATCH([.G932];[.J$8:.J$1007];0)" office:value-type="float" office:value="517" calcext:value-type="float">
            <text:p>517</text:p>
          </table:table-cell>
          <table:table-cell table:formula="of:=ABS([.O932]-[.P93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49896534965145" calcext:value-type="float">
            <text:p>0.49896534965145</text:p>
          </table:table-cell>
          <table:table-cell office:value-type="float" office:value="926" calcext:value-type="float">
            <text:p>926</text:p>
          </table:table-cell>
          <table:table-cell office:value-type="float" office:value="0.49889816283463" calcext:value-type="float">
            <text:p>0.49889816283463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406" calcext:value-type="float">
            <text:p>406</text:p>
          </table:table-cell>
          <table:table-cell office:value-type="float" office:value="0.52604510755499" calcext:value-type="float">
            <text:p>0.52604510755499</text:p>
          </table:table-cell>
          <table:table-cell office:value-type="float" office:value="406" calcext:value-type="float">
            <text:p>406</text:p>
          </table:table-cell>
          <table:table-cell office:value-type="float" office:value="0.52597726213563" calcext:value-type="float">
            <text:p>0.52597726213563</text:p>
          </table:table-cell>
          <table:table-cell/>
          <table:table-cell table:formula="of:=[.I933]-[.I932]" office:value-type="float" office:value="0.0000038472297899661" calcext:value-type="float">
            <text:p>0.00000384722979</text:p>
          </table:table-cell>
          <table:table-cell/>
          <table:table-cell table:formula="of:=MATCH([.G933];[.H$8:.H$1007];0)" office:value-type="float" office:value="467" calcext:value-type="float">
            <text:p>467</text:p>
          </table:table-cell>
          <table:table-cell table:formula="of:=MATCH([.G933];[.J$8:.J$1007];0)" office:value-type="float" office:value="467" calcext:value-type="float">
            <text:p>467</text:p>
          </table:table-cell>
          <table:table-cell table:formula="of:=ABS([.O933]-[.P93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5259954150788" calcext:value-type="float">
            <text:p>0.52599541507880</text:p>
          </table:table-cell>
          <table:table-cell office:value-type="float" office:value="927" calcext:value-type="float">
            <text:p>927</text:p>
          </table:table-cell>
          <table:table-cell office:value-type="float" office:value="0.52592829682253" calcext:value-type="float">
            <text:p>0.52592829682253</text:p>
          </table:table-cell>
          <table:table-cell table:number-columns-repeated="2"/>
          <table:table-cell office:value-type="float" office:value="927" calcext:value-type="float">
            <text:p>927</text:p>
          </table:table-cell>
          <table:table-cell office:value-type="float" office:value="357" calcext:value-type="float">
            <text:p>357</text:p>
          </table:table-cell>
          <table:table-cell office:value-type="float" office:value="0.52606280816518" calcext:value-type="float">
            <text:p>0.52606280816518</text:p>
          </table:table-cell>
          <table:table-cell office:value-type="float" office:value="357" calcext:value-type="float">
            <text:p>357</text:p>
          </table:table-cell>
          <table:table-cell office:value-type="float" office:value="0.52599543314963" calcext:value-type="float">
            <text:p>0.52599543314963</text:p>
          </table:table-cell>
          <table:table-cell/>
          <table:table-cell table:formula="of:=[.I934]-[.I933]" office:value-type="float" office:value="0.000017700610190019" calcext:value-type="float">
            <text:p>0.00001770061019</text:p>
          </table:table-cell>
          <table:table-cell/>
          <table:table-cell table:formula="of:=MATCH([.G934];[.H$8:.H$1007];0)" office:value-type="float" office:value="924" calcext:value-type="float">
            <text:p>924</text:p>
          </table:table-cell>
          <table:table-cell table:formula="of:=MATCH([.G934];[.J$8:.J$1007];0)" office:value-type="float" office:value="924" calcext:value-type="float">
            <text:p>924</text:p>
          </table:table-cell>
          <table:table-cell table:formula="of:=ABS([.O934]-[.P93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49822547486693" calcext:value-type="float">
            <text:p>0.49822547486693</text:p>
          </table:table-cell>
          <table:table-cell office:value-type="float" office:value="928" calcext:value-type="float">
            <text:p>928</text:p>
          </table:table-cell>
          <table:table-cell office:value-type="float" office:value="0.49815765970917" calcext:value-type="float">
            <text:p>0.49815765970917</text:p>
          </table:table-cell>
          <table:table-cell table:number-columns-repeated="2"/>
          <table:table-cell office:value-type="float" office:value="928" calcext:value-type="float">
            <text:p>928</text:p>
          </table:table-cell>
          <table:table-cell office:value-type="float" office:value="273" calcext:value-type="float">
            <text:p>273</text:p>
          </table:table-cell>
          <table:table-cell office:value-type="float" office:value="0.5261730980504" calcext:value-type="float">
            <text:p>0.52617309805040</text:p>
          </table:table-cell>
          <table:table-cell office:value-type="float" office:value="273" calcext:value-type="float">
            <text:p>273</text:p>
          </table:table-cell>
          <table:table-cell office:value-type="float" office:value="0.52610588818835" calcext:value-type="float">
            <text:p>0.52610588818835</text:p>
          </table:table-cell>
          <table:table-cell/>
          <table:table-cell table:formula="of:=[.I935]-[.I934]" office:value-type="float" office:value="0.000110289885219994" calcext:value-type="float">
            <text:p>0.00011028988522</text:p>
          </table:table-cell>
          <table:table-cell/>
          <table:table-cell table:formula="of:=MATCH([.G935];[.H$8:.H$1007];0)" office:value-type="float" office:value="452" calcext:value-type="float">
            <text:p>452</text:p>
          </table:table-cell>
          <table:table-cell table:formula="of:=MATCH([.G935];[.J$8:.J$1007];0)" office:value-type="float" office:value="452" calcext:value-type="float">
            <text:p>452</text:p>
          </table:table-cell>
          <table:table-cell table:formula="of:=ABS([.O935]-[.P93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49780744860463" calcext:value-type="float">
            <text:p>0.49780744860463</text:p>
          </table:table-cell>
          <table:table-cell office:value-type="float" office:value="929" calcext:value-type="float">
            <text:p>929</text:p>
          </table:table-cell>
          <table:table-cell office:value-type="float" office:value="0.49774019390734" calcext:value-type="float">
            <text:p>0.49774019390734</text:p>
          </table:table-cell>
          <table:table-cell table:number-columns-repeated="2"/>
          <table:table-cell office:value-type="float" office:value="929" calcext:value-type="float">
            <text:p>929</text:p>
          </table:table-cell>
          <table:table-cell office:value-type="float" office:value="972" calcext:value-type="float">
            <text:p>972</text:p>
          </table:table-cell>
          <table:table-cell office:value-type="float" office:value="0.52619397411233" calcext:value-type="float">
            <text:p>0.52619397411233</text:p>
          </table:table-cell>
          <table:table-cell office:value-type="float" office:value="972" calcext:value-type="float">
            <text:p>972</text:p>
          </table:table-cell>
          <table:table-cell office:value-type="float" office:value="0.52612563124591" calcext:value-type="float">
            <text:p>0.52612563124591</text:p>
          </table:table-cell>
          <table:table-cell/>
          <table:table-cell table:formula="of:=[.I936]-[.I935]" office:value-type="float" office:value="0.0000208760619300197" calcext:value-type="float">
            <text:p>0.00002087606193</text:p>
          </table:table-cell>
          <table:table-cell/>
          <table:table-cell table:formula="of:=MATCH([.G936];[.H$8:.H$1007];0)" office:value-type="float" office:value="443" calcext:value-type="float">
            <text:p>443</text:p>
          </table:table-cell>
          <table:table-cell table:formula="of:=MATCH([.G936];[.J$8:.J$1007];0)" office:value-type="float" office:value="443" calcext:value-type="float">
            <text:p>443</text:p>
          </table:table-cell>
          <table:table-cell table:formula="of:=ABS([.O936]-[.P93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52317808638209" calcext:value-type="float">
            <text:p>0.52317808638209</text:p>
          </table:table-cell>
          <table:table-cell office:value-type="float" office:value="930" calcext:value-type="float">
            <text:p>930</text:p>
          </table:table-cell>
          <table:table-cell office:value-type="float" office:value="0.52311009555253" calcext:value-type="float">
            <text:p>0.52311009555253</text:p>
          </table:table-cell>
          <table:table-cell table:number-columns-repeated="2"/>
          <table:table-cell office:value-type="float" office:value="930" calcext:value-type="float">
            <text:p>930</text:p>
          </table:table-cell>
          <table:table-cell office:value-type="float" office:value="153" calcext:value-type="float">
            <text:p>153</text:p>
          </table:table-cell>
          <table:table-cell office:value-type="float" office:value="0.52619828322513" calcext:value-type="float">
            <text:p>0.52619828322513</text:p>
          </table:table-cell>
          <table:table-cell office:value-type="float" office:value="153" calcext:value-type="float">
            <text:p>153</text:p>
          </table:table-cell>
          <table:table-cell office:value-type="float" office:value="0.52613083811464" calcext:value-type="float">
            <text:p>0.52613083811464</text:p>
          </table:table-cell>
          <table:table-cell/>
          <table:table-cell table:formula="of:=[.I937]-[.I936]" office:value-type="float" office:value="0.00000430911279991619" calcext:value-type="float">
            <text:p>0.00000430911280</text:p>
          </table:table-cell>
          <table:table-cell/>
          <table:table-cell table:formula="of:=MATCH([.G937];[.H$8:.H$1007];0)" office:value-type="float" office:value="899" calcext:value-type="float">
            <text:p>899</text:p>
          </table:table-cell>
          <table:table-cell table:formula="of:=MATCH([.G937];[.J$8:.J$1007];0)" office:value-type="float" office:value="899" calcext:value-type="float">
            <text:p>899</text:p>
          </table:table-cell>
          <table:table-cell table:formula="of:=ABS([.O937]-[.P93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47365276933324" calcext:value-type="float">
            <text:p>0.47365276933324</text:p>
          </table:table-cell>
          <table:table-cell office:value-type="float" office:value="931" calcext:value-type="float">
            <text:p>931</text:p>
          </table:table-cell>
          <table:table-cell office:value-type="float" office:value="0.47358489225599" calcext:value-type="float">
            <text:p>0.47358489225599</text:p>
          </table:table-cell>
          <table:table-cell table:number-columns-repeated="2"/>
          <table:table-cell office:value-type="float" office:value="931" calcext:value-type="float">
            <text:p>931</text:p>
          </table:table-cell>
          <table:table-cell office:value-type="float" office:value="529" calcext:value-type="float">
            <text:p>529</text:p>
          </table:table-cell>
          <table:table-cell office:value-type="float" office:value="0.5264555342802" calcext:value-type="float">
            <text:p>0.52645553428020</text:p>
          </table:table-cell>
          <table:table-cell office:value-type="float" office:value="529" calcext:value-type="float">
            <text:p>529</text:p>
          </table:table-cell>
          <table:table-cell office:value-type="float" office:value="0.52638880318599" calcext:value-type="float">
            <text:p>0.52638880318599</text:p>
          </table:table-cell>
          <table:table-cell/>
          <table:table-cell table:formula="of:=[.I938]-[.I937]" office:value-type="float" office:value="0.000257251055070018" calcext:value-type="float">
            <text:p>0.00025725105507</text:p>
          </table:table-cell>
          <table:table-cell/>
          <table:table-cell table:formula="of:=MATCH([.G938];[.H$8:.H$1007];0)" office:value-type="float" office:value="80" calcext:value-type="float">
            <text:p>80</text:p>
          </table:table-cell>
          <table:table-cell table:formula="of:=MATCH([.G938];[.J$8:.J$1007];0)" office:value-type="float" office:value="80" calcext:value-type="float">
            <text:p>80</text:p>
          </table:table-cell>
          <table:table-cell table:formula="of:=ABS([.O938]-[.P93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46648666763658" calcext:value-type="float">
            <text:p>0.46648666763658</text:p>
          </table:table-cell>
          <table:table-cell office:value-type="float" office:value="932" calcext:value-type="float">
            <text:p>932</text:p>
          </table:table-cell>
          <table:table-cell office:value-type="float" office:value="0.46641956994007" calcext:value-type="float">
            <text:p>0.46641956994007</text:p>
          </table:table-cell>
          <table:table-cell table:number-columns-repeated="2"/>
          <table:table-cell office:value-type="float" office:value="932" calcext:value-type="float">
            <text:p>932</text:p>
          </table:table-cell>
          <table:table-cell office:value-type="float" office:value="667" calcext:value-type="float">
            <text:p>667</text:p>
          </table:table-cell>
          <table:table-cell office:value-type="float" office:value="0.52680906791414" calcext:value-type="float">
            <text:p>0.52680906791414</text:p>
          </table:table-cell>
          <table:table-cell office:value-type="float" office:value="667" calcext:value-type="float">
            <text:p>667</text:p>
          </table:table-cell>
          <table:table-cell office:value-type="float" office:value="0.52674143176884" calcext:value-type="float">
            <text:p>0.52674143176884</text:p>
          </table:table-cell>
          <table:table-cell/>
          <table:table-cell table:formula="of:=[.I939]-[.I938]" office:value-type="float" office:value="0.000353533633939973" calcext:value-type="float">
            <text:p>0.00035353363394</text:p>
          </table:table-cell>
          <table:table-cell/>
          <table:table-cell table:formula="of:=MATCH([.G939];[.H$8:.H$1007];0)" office:value-type="float" office:value="44" calcext:value-type="float">
            <text:p>44</text:p>
          </table:table-cell>
          <table:table-cell table:formula="of:=MATCH([.G939];[.J$8:.J$1007];0)" office:value-type="float" office:value="44" calcext:value-type="float">
            <text:p>44</text:p>
          </table:table-cell>
          <table:table-cell table:formula="of:=ABS([.O939]-[.P93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50303922859069" calcext:value-type="float">
            <text:p>0.50303922859069</text:p>
          </table:table-cell>
          <table:table-cell office:value-type="float" office:value="933" calcext:value-type="float">
            <text:p>933</text:p>
          </table:table-cell>
          <table:table-cell office:value-type="float" office:value="0.50297110467207" calcext:value-type="float">
            <text:p>0.50297110467207</text:p>
          </table:table-cell>
          <table:table-cell table:number-columns-repeated="2"/>
          <table:table-cell office:value-type="float" office:value="933" calcext:value-type="float">
            <text:p>933</text:p>
          </table:table-cell>
          <table:table-cell office:value-type="float" office:value="641" calcext:value-type="float">
            <text:p>641</text:p>
          </table:table-cell>
          <table:table-cell office:value-type="float" office:value="0.52702608820453" calcext:value-type="float">
            <text:p>0.52702608820453</text:p>
          </table:table-cell>
          <table:table-cell office:value-type="float" office:value="641" calcext:value-type="float">
            <text:p>641</text:p>
          </table:table-cell>
          <table:table-cell office:value-type="float" office:value="0.52695856281295" calcext:value-type="float">
            <text:p>0.52695856281295</text:p>
          </table:table-cell>
          <table:table-cell/>
          <table:table-cell table:formula="of:=[.I940]-[.I939]" office:value-type="float" office:value="0.000217020290390058" calcext:value-type="float">
            <text:p>0.00021702029039</text:p>
          </table:table-cell>
          <table:table-cell/>
          <table:table-cell table:formula="of:=MATCH([.G940];[.H$8:.H$1007];0)" office:value-type="float" office:value="551" calcext:value-type="float">
            <text:p>551</text:p>
          </table:table-cell>
          <table:table-cell table:formula="of:=MATCH([.G940];[.J$8:.J$1007];0)" office:value-type="float" office:value="551" calcext:value-type="float">
            <text:p>551</text:p>
          </table:table-cell>
          <table:table-cell table:formula="of:=ABS([.O940]-[.P94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48544863268701" calcext:value-type="float">
            <text:p>0.48544863268701</text:p>
          </table:table-cell>
          <table:table-cell office:value-type="float" office:value="934" calcext:value-type="float">
            <text:p>934</text:p>
          </table:table-cell>
          <table:table-cell office:value-type="float" office:value="0.48538205471732" calcext:value-type="float">
            <text:p>0.48538205471732</text:p>
          </table:table-cell>
          <table:table-cell table:number-columns-repeated="2"/>
          <table:table-cell office:value-type="float" office:value="934" calcext:value-type="float">
            <text:p>934</text:p>
          </table:table-cell>
          <table:table-cell office:value-type="float" office:value="155" calcext:value-type="float">
            <text:p>155</text:p>
          </table:table-cell>
          <table:table-cell office:value-type="float" office:value="0.52724627606847" calcext:value-type="float">
            <text:p>0.52724627606847</text:p>
          </table:table-cell>
          <table:table-cell office:value-type="float" office:value="155" calcext:value-type="float">
            <text:p>155</text:p>
          </table:table-cell>
          <table:table-cell office:value-type="float" office:value="0.52717888441894" calcext:value-type="float">
            <text:p>0.52717888441894</text:p>
          </table:table-cell>
          <table:table-cell/>
          <table:table-cell table:formula="of:=[.I941]-[.I940]" office:value-type="float" office:value="0.000220187863939958" calcext:value-type="float">
            <text:p>0.00022018786394</text:p>
          </table:table-cell>
          <table:table-cell/>
          <table:table-cell table:formula="of:=MATCH([.G941];[.H$8:.H$1007];0)" office:value-type="float" office:value="212" calcext:value-type="float">
            <text:p>212</text:p>
          </table:table-cell>
          <table:table-cell table:formula="of:=MATCH([.G941];[.J$8:.J$1007];0)" office:value-type="float" office:value="212" calcext:value-type="float">
            <text:p>212</text:p>
          </table:table-cell>
          <table:table-cell table:formula="of:=ABS([.O941]-[.P94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51489184543062" calcext:value-type="float">
            <text:p>0.51489184543062</text:p>
          </table:table-cell>
          <table:table-cell office:value-type="float" office:value="935" calcext:value-type="float">
            <text:p>935</text:p>
          </table:table-cell>
          <table:table-cell office:value-type="float" office:value="0.51482424021696" calcext:value-type="float">
            <text:p>0.51482424021696</text:p>
          </table:table-cell>
          <table:table-cell table:number-columns-repeated="2"/>
          <table:table-cell office:value-type="float" office:value="935" calcext:value-type="float">
            <text:p>935</text:p>
          </table:table-cell>
          <table:table-cell office:value-type="float" office:value="536" calcext:value-type="float">
            <text:p>536</text:p>
          </table:table-cell>
          <table:table-cell office:value-type="float" office:value="0.52734100305448" calcext:value-type="float">
            <text:p>0.52734100305448</text:p>
          </table:table-cell>
          <table:table-cell office:value-type="float" office:value="536" calcext:value-type="float">
            <text:p>536</text:p>
          </table:table-cell>
          <table:table-cell office:value-type="float" office:value="0.52727374289598" calcext:value-type="float">
            <text:p>0.52727374289598</text:p>
          </table:table-cell>
          <table:table-cell/>
          <table:table-cell table:formula="of:=[.I942]-[.I941]" office:value-type="float" office:value="0.0000947269860099853" calcext:value-type="float">
            <text:p>0.00009472698601</text:p>
          </table:table-cell>
          <table:table-cell/>
          <table:table-cell table:formula="of:=MATCH([.G942];[.H$8:.H$1007];0)" office:value-type="float" office:value="788" calcext:value-type="float">
            <text:p>788</text:p>
          </table:table-cell>
          <table:table-cell table:formula="of:=MATCH([.G942];[.J$8:.J$1007];0)" office:value-type="float" office:value="788" calcext:value-type="float">
            <text:p>788</text:p>
          </table:table-cell>
          <table:table-cell table:formula="of:=ABS([.O942]-[.P94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53506015388053" calcext:value-type="float">
            <text:p>0.53506015388053</text:p>
          </table:table-cell>
          <table:table-cell office:value-type="float" office:value="936" calcext:value-type="float">
            <text:p>936</text:p>
          </table:table-cell>
          <table:table-cell office:value-type="float" office:value="0.53499224487984" calcext:value-type="float">
            <text:p>0.53499224487984</text:p>
          </table:table-cell>
          <table:table-cell table:number-columns-repeated="2"/>
          <table:table-cell office:value-type="float" office:value="936" calcext:value-type="float">
            <text:p>936</text:p>
          </table:table-cell>
          <table:table-cell office:value-type="float" office:value="996" calcext:value-type="float">
            <text:p>996</text:p>
          </table:table-cell>
          <table:table-cell office:value-type="float" office:value="0.527584183622" calcext:value-type="float">
            <text:p>0.52758418362200</text:p>
          </table:table-cell>
          <table:table-cell office:value-type="float" office:value="996" calcext:value-type="float">
            <text:p>996</text:p>
          </table:table-cell>
          <table:table-cell office:value-type="float" office:value="0.52751634285377" calcext:value-type="float">
            <text:p>0.52751634285377</text:p>
          </table:table-cell>
          <table:table-cell/>
          <table:table-cell table:formula="of:=[.I943]-[.I942]" office:value-type="float" office:value="0.00024318056752004" calcext:value-type="float">
            <text:p>0.00024318056752</text:p>
          </table:table-cell>
          <table:table-cell/>
          <table:table-cell table:formula="of:=MATCH([.G943];[.H$8:.H$1007];0)" office:value-type="float" office:value="981" calcext:value-type="float">
            <text:p>981</text:p>
          </table:table-cell>
          <table:table-cell table:formula="of:=MATCH([.G943];[.J$8:.J$1007];0)" office:value-type="float" office:value="981" calcext:value-type="float">
            <text:p>981</text:p>
          </table:table-cell>
          <table:table-cell table:formula="of:=ABS([.O943]-[.P94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49978248828004" calcext:value-type="float">
            <text:p>0.49978248828004</text:p>
          </table:table-cell>
          <table:table-cell office:value-type="float" office:value="937" calcext:value-type="float">
            <text:p>937</text:p>
          </table:table-cell>
          <table:table-cell office:value-type="float" office:value="0.49971504417343" calcext:value-type="float">
            <text:p>0.49971504417343</text:p>
          </table:table-cell>
          <table:table-cell table:number-columns-repeated="2"/>
          <table:table-cell office:value-type="float" office:value="937" calcext:value-type="float">
            <text:p>937</text:p>
          </table:table-cell>
          <table:table-cell office:value-type="float" office:value="376" calcext:value-type="float">
            <text:p>376</text:p>
          </table:table-cell>
          <table:table-cell office:value-type="float" office:value="0.52762254212215" calcext:value-type="float">
            <text:p>0.52762254212215</text:p>
          </table:table-cell>
          <table:table-cell office:value-type="float" office:value="376" calcext:value-type="float">
            <text:p>376</text:p>
          </table:table-cell>
          <table:table-cell office:value-type="float" office:value="0.52755507655799" calcext:value-type="float">
            <text:p>0.52755507655799</text:p>
          </table:table-cell>
          <table:table-cell/>
          <table:table-cell table:formula="of:=[.I944]-[.I943]" office:value-type="float" office:value="0.0000383585001499931" calcext:value-type="float">
            <text:p>0.00003835850015</text:p>
          </table:table-cell>
          <table:table-cell/>
          <table:table-cell table:formula="of:=MATCH([.G944];[.H$8:.H$1007];0)" office:value-type="float" office:value="488" calcext:value-type="float">
            <text:p>488</text:p>
          </table:table-cell>
          <table:table-cell table:formula="of:=MATCH([.G944];[.J$8:.J$1007];0)" office:value-type="float" office:value="488" calcext:value-type="float">
            <text:p>488</text:p>
          </table:table-cell>
          <table:table-cell table:formula="of:=ABS([.O944]-[.P94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45449739429794" calcext:value-type="float">
            <text:p>0.45449739429794</text:p>
          </table:table-cell>
          <table:table-cell office:value-type="float" office:value="938" calcext:value-type="float">
            <text:p>938</text:p>
          </table:table-cell>
          <table:table-cell office:value-type="float" office:value="0.4544298448808" calcext:value-type="float">
            <text:p>0.45442984488080</text:p>
          </table:table-cell>
          <table:table-cell table:number-columns-repeated="2"/>
          <table:table-cell office:value-type="float" office:value="938" calcext:value-type="float">
            <text:p>938</text:p>
          </table:table-cell>
          <table:table-cell office:value-type="float" office:value="790" calcext:value-type="float">
            <text:p>790</text:p>
          </table:table-cell>
          <table:table-cell office:value-type="float" office:value="0.52764521453904" calcext:value-type="float">
            <text:p>0.52764521453904</text:p>
          </table:table-cell>
          <table:table-cell office:value-type="float" office:value="790" calcext:value-type="float">
            <text:p>790</text:p>
          </table:table-cell>
          <table:table-cell office:value-type="float" office:value="0.52757838292186" calcext:value-type="float">
            <text:p>0.52757838292186</text:p>
          </table:table-cell>
          <table:table-cell/>
          <table:table-cell table:formula="of:=[.I945]-[.I944]" office:value-type="float" office:value="0.0000226724168900239" calcext:value-type="float">
            <text:p>0.00002267241689</text:p>
          </table:table-cell>
          <table:table-cell/>
          <table:table-cell table:formula="of:=MATCH([.G945];[.H$8:.H$1007];0)" office:value-type="float" office:value="8" calcext:value-type="float">
            <text:p>8</text:p>
          </table:table-cell>
          <table:table-cell table:formula="of:=MATCH([.G945];[.J$8:.J$1007];0)" office:value-type="float" office:value="8" calcext:value-type="float">
            <text:p>8</text:p>
          </table:table-cell>
          <table:table-cell table:formula="of:=ABS([.O945]-[.P94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50569868039012" calcext:value-type="float">
            <text:p>0.50569868039012</text:p>
          </table:table-cell>
          <table:table-cell office:value-type="float" office:value="939" calcext:value-type="float">
            <text:p>939</text:p>
          </table:table-cell>
          <table:table-cell office:value-type="float" office:value="0.50563194710783" calcext:value-type="float">
            <text:p>0.50563194710783</text:p>
          </table:table-cell>
          <table:table-cell table:number-columns-repeated="2"/>
          <table:table-cell office:value-type="float" office:value="939" calcext:value-type="float">
            <text:p>939</text:p>
          </table:table-cell>
          <table:table-cell office:value-type="float" office:value="444" calcext:value-type="float">
            <text:p>444</text:p>
          </table:table-cell>
          <table:table-cell office:value-type="float" office:value="0.52797264329543" calcext:value-type="float">
            <text:p>0.52797264329543</text:p>
          </table:table-cell>
          <table:table-cell office:value-type="float" office:value="444" calcext:value-type="float">
            <text:p>444</text:p>
          </table:table-cell>
          <table:table-cell office:value-type="float" office:value="0.52790516772467" calcext:value-type="float">
            <text:p>0.52790516772467</text:p>
          </table:table-cell>
          <table:table-cell/>
          <table:table-cell table:formula="of:=[.I946]-[.I945]" office:value-type="float" office:value="0.000327428756390025" calcext:value-type="float">
            <text:p>0.00032742875639</text:p>
          </table:table-cell>
          <table:table-cell/>
          <table:table-cell table:formula="of:=MATCH([.G946];[.H$8:.H$1007];0)" office:value-type="float" office:value="608" calcext:value-type="float">
            <text:p>608</text:p>
          </table:table-cell>
          <table:table-cell table:formula="of:=MATCH([.G946];[.J$8:.J$1007];0)" office:value-type="float" office:value="608" calcext:value-type="float">
            <text:p>608</text:p>
          </table:table-cell>
          <table:table-cell table:formula="of:=ABS([.O946]-[.P94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51456314387236" calcext:value-type="float">
            <text:p>0.51456314387236</text:p>
          </table:table-cell>
          <table:table-cell office:value-type="float" office:value="940" calcext:value-type="float">
            <text:p>940</text:p>
          </table:table-cell>
          <table:table-cell office:value-type="float" office:value="0.51449554918637" calcext:value-type="float">
            <text:p>0.51449554918637</text:p>
          </table:table-cell>
          <table:table-cell table:number-columns-repeated="2"/>
          <table:table-cell office:value-type="float" office:value="940" calcext:value-type="float">
            <text:p>940</text:p>
          </table:table-cell>
          <table:table-cell office:value-type="float" office:value="364" calcext:value-type="float">
            <text:p>364</text:p>
          </table:table-cell>
          <table:table-cell office:value-type="float" office:value="0.52819297485943" calcext:value-type="float">
            <text:p>0.52819297485943</text:p>
          </table:table-cell>
          <table:table-cell office:value-type="float" office:value="364" calcext:value-type="float">
            <text:p>364</text:p>
          </table:table-cell>
          <table:table-cell office:value-type="float" office:value="0.5281260215669" calcext:value-type="float">
            <text:p>0.52812602156690</text:p>
          </table:table-cell>
          <table:table-cell/>
          <table:table-cell table:formula="of:=[.I947]-[.I946]" office:value-type="float" office:value="0.00022033156399992" calcext:value-type="float">
            <text:p>0.00022033156400</text:p>
          </table:table-cell>
          <table:table-cell/>
          <table:table-cell table:formula="of:=MATCH([.G947];[.H$8:.H$1007];0)" office:value-type="float" office:value="782" calcext:value-type="float">
            <text:p>782</text:p>
          </table:table-cell>
          <table:table-cell table:formula="of:=MATCH([.G947];[.J$8:.J$1007];0)" office:value-type="float" office:value="782" calcext:value-type="float">
            <text:p>782</text:p>
          </table:table-cell>
          <table:table-cell table:formula="of:=ABS([.O947]-[.P94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47753667753397" calcext:value-type="float">
            <text:p>0.47753667753397</text:p>
          </table:table-cell>
          <table:table-cell office:value-type="float" office:value="941" calcext:value-type="float">
            <text:p>941</text:p>
          </table:table-cell>
          <table:table-cell office:value-type="float" office:value="0.47746907965817" calcext:value-type="float">
            <text:p>0.47746907965817</text:p>
          </table:table-cell>
          <table:table-cell table:number-columns-repeated="2"/>
          <table:table-cell office:value-type="float" office:value="941" calcext:value-type="float">
            <text:p>941</text:p>
          </table:table-cell>
          <table:table-cell office:value-type="float" office:value="481" calcext:value-type="float">
            <text:p>481</text:p>
          </table:table-cell>
          <table:table-cell office:value-type="float" office:value="0.52825447021267" calcext:value-type="float">
            <text:p>0.52825447021267</text:p>
          </table:table-cell>
          <table:table-cell office:value-type="float" office:value="481" calcext:value-type="float">
            <text:p>481</text:p>
          </table:table-cell>
          <table:table-cell office:value-type="float" office:value="0.52818754775402" calcext:value-type="float">
            <text:p>0.52818754775402</text:p>
          </table:table-cell>
          <table:table-cell/>
          <table:table-cell table:formula="of:=[.I948]-[.I947]" office:value-type="float" office:value="0.0000614953532400708" calcext:value-type="float">
            <text:p>0.00006149535324</text:p>
          </table:table-cell>
          <table:table-cell/>
          <table:table-cell table:formula="of:=MATCH([.G948];[.H$8:.H$1007];0)" office:value-type="float" office:value="116" calcext:value-type="float">
            <text:p>116</text:p>
          </table:table-cell>
          <table:table-cell table:formula="of:=MATCH([.G948];[.J$8:.J$1007];0)" office:value-type="float" office:value="116" calcext:value-type="float">
            <text:p>116</text:p>
          </table:table-cell>
          <table:table-cell table:formula="of:=ABS([.O948]-[.P94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51050889891904" calcext:value-type="float">
            <text:p>0.51050889891904</text:p>
          </table:table-cell>
          <table:table-cell office:value-type="float" office:value="942" calcext:value-type="float">
            <text:p>942</text:p>
          </table:table-cell>
          <table:table-cell office:value-type="float" office:value="0.51044146018901" calcext:value-type="float">
            <text:p>0.51044146018901</text:p>
          </table:table-cell>
          <table:table-cell table:number-columns-repeated="2"/>
          <table:table-cell office:value-type="float" office:value="942" calcext:value-type="float">
            <text:p>942</text:p>
          </table:table-cell>
          <table:table-cell office:value-type="float" office:value="378" calcext:value-type="float">
            <text:p>378</text:p>
          </table:table-cell>
          <table:table-cell office:value-type="float" office:value="0.52838610208202" calcext:value-type="float">
            <text:p>0.52838610208202</text:p>
          </table:table-cell>
          <table:table-cell office:value-type="float" office:value="378" calcext:value-type="float">
            <text:p>378</text:p>
          </table:table-cell>
          <table:table-cell office:value-type="float" office:value="0.52831845082855" calcext:value-type="float">
            <text:p>0.52831845082855</text:p>
          </table:table-cell>
          <table:table-cell/>
          <table:table-cell table:formula="of:=[.I949]-[.I948]" office:value-type="float" office:value="0.000131631869349946" calcext:value-type="float">
            <text:p>0.00013163186935</text:p>
          </table:table-cell>
          <table:table-cell/>
          <table:table-cell table:formula="of:=MATCH([.G949];[.H$8:.H$1007];0)" office:value-type="float" office:value="697" calcext:value-type="float">
            <text:p>697</text:p>
          </table:table-cell>
          <table:table-cell table:formula="of:=MATCH([.G949];[.J$8:.J$1007];0)" office:value-type="float" office:value="697" calcext:value-type="float">
            <text:p>697</text:p>
          </table:table-cell>
          <table:table-cell table:formula="of:=ABS([.O949]-[.P94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50468166185608" calcext:value-type="float">
            <text:p>0.50468166185608</text:p>
          </table:table-cell>
          <table:table-cell office:value-type="float" office:value="943" calcext:value-type="float">
            <text:p>943</text:p>
          </table:table-cell>
          <table:table-cell office:value-type="float" office:value="0.50461489283034" calcext:value-type="float">
            <text:p>0.50461489283034</text:p>
          </table:table-cell>
          <table:table-cell table:number-columns-repeated="2"/>
          <table:table-cell office:value-type="float" office:value="943" calcext:value-type="float">
            <text:p>943</text:p>
          </table:table-cell>
          <table:table-cell office:value-type="float" office:value="767" calcext:value-type="float">
            <text:p>767</text:p>
          </table:table-cell>
          <table:table-cell office:value-type="float" office:value="0.52839238461905" calcext:value-type="float">
            <text:p>0.52839238461905</text:p>
          </table:table-cell>
          <table:table-cell office:value-type="float" office:value="767" calcext:value-type="float">
            <text:p>767</text:p>
          </table:table-cell>
          <table:table-cell office:value-type="float" office:value="0.52832406822094" calcext:value-type="float">
            <text:p>0.52832406822094</text:p>
          </table:table-cell>
          <table:table-cell/>
          <table:table-cell table:formula="of:=[.I950]-[.I949]" office:value-type="float" office:value="0.00000628253703005566" calcext:value-type="float">
            <text:p>0.00000628253703</text:p>
          </table:table-cell>
          <table:table-cell/>
          <table:table-cell table:formula="of:=MATCH([.G950];[.H$8:.H$1007];0)" office:value-type="float" office:value="584" calcext:value-type="float">
            <text:p>584</text:p>
          </table:table-cell>
          <table:table-cell table:formula="of:=MATCH([.G950];[.J$8:.J$1007];0)" office:value-type="float" office:value="584" calcext:value-type="float">
            <text:p>584</text:p>
          </table:table-cell>
          <table:table-cell table:formula="of:=ABS([.O950]-[.P95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502346671068" calcext:value-type="float">
            <text:p>0.50234667106800</text:p>
          </table:table-cell>
          <table:table-cell office:value-type="float" office:value="944" calcext:value-type="float">
            <text:p>944</text:p>
          </table:table-cell>
          <table:table-cell office:value-type="float" office:value="0.50227960935016" calcext:value-type="float">
            <text:p>0.50227960935016</text:p>
          </table:table-cell>
          <table:table-cell table:number-columns-repeated="2"/>
          <table:table-cell office:value-type="float" office:value="944" calcext:value-type="float">
            <text:p>944</text:p>
          </table:table-cell>
          <table:table-cell office:value-type="float" office:value="528" calcext:value-type="float">
            <text:p>528</text:p>
          </table:table-cell>
          <table:table-cell office:value-type="float" office:value="0.52845191462027" calcext:value-type="float">
            <text:p>0.52845191462027</text:p>
          </table:table-cell>
          <table:table-cell office:value-type="float" office:value="528" calcext:value-type="float">
            <text:p>528</text:p>
          </table:table-cell>
          <table:table-cell office:value-type="float" office:value="0.52838410840681" calcext:value-type="float">
            <text:p>0.52838410840681</text:p>
          </table:table-cell>
          <table:table-cell/>
          <table:table-cell table:formula="of:=[.I951]-[.I950]" office:value-type="float" office:value="0.0000595300012199429" calcext:value-type="float">
            <text:p>0.00005953000122</text:p>
          </table:table-cell>
          <table:table-cell/>
          <table:table-cell table:formula="of:=MATCH([.G951];[.H$8:.H$1007];0)" office:value-type="float" office:value="537" calcext:value-type="float">
            <text:p>537</text:p>
          </table:table-cell>
          <table:table-cell table:formula="of:=MATCH([.G951];[.J$8:.J$1007];0)" office:value-type="float" office:value="537" calcext:value-type="float">
            <text:p>537</text:p>
          </table:table-cell>
          <table:table-cell table:formula="of:=ABS([.O951]-[.P95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47813160515172" calcext:value-type="float">
            <text:p>0.47813160515172</text:p>
          </table:table-cell>
          <table:table-cell office:value-type="float" office:value="945" calcext:value-type="float">
            <text:p>945</text:p>
          </table:table-cell>
          <table:table-cell office:value-type="float" office:value="0.47806420670118" calcext:value-type="float">
            <text:p>0.47806420670118</text:p>
          </table:table-cell>
          <table:table-cell table:number-columns-repeated="2"/>
          <table:table-cell office:value-type="float" office:value="945" calcext:value-type="float">
            <text:p>945</text:p>
          </table:table-cell>
          <table:table-cell office:value-type="float" office:value="915" calcext:value-type="float">
            <text:p>915</text:p>
          </table:table-cell>
          <table:table-cell office:value-type="float" office:value="0.5285966813899" calcext:value-type="float">
            <text:p>0.52859668138990</text:p>
          </table:table-cell>
          <table:table-cell office:value-type="float" office:value="915" calcext:value-type="float">
            <text:p>915</text:p>
          </table:table-cell>
          <table:table-cell office:value-type="float" office:value="0.52852897304504" calcext:value-type="float">
            <text:p>0.52852897304504</text:p>
          </table:table-cell>
          <table:table-cell/>
          <table:table-cell table:formula="of:=[.I952]-[.I951]" office:value-type="float" office:value="0.000144766769630045" calcext:value-type="float">
            <text:p>0.00014476676963</text:p>
          </table:table-cell>
          <table:table-cell/>
          <table:table-cell table:formula="of:=MATCH([.G952];[.H$8:.H$1007];0)" office:value-type="float" office:value="123" calcext:value-type="float">
            <text:p>123</text:p>
          </table:table-cell>
          <table:table-cell table:formula="of:=MATCH([.G952];[.J$8:.J$1007];0)" office:value-type="float" office:value="123" calcext:value-type="float">
            <text:p>123</text:p>
          </table:table-cell>
          <table:table-cell table:formula="of:=ABS([.O952]-[.P95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50903205681508" calcext:value-type="float">
            <text:p>0.50903205681508</text:p>
          </table:table-cell>
          <table:table-cell office:value-type="float" office:value="946" calcext:value-type="float">
            <text:p>946</text:p>
          </table:table-cell>
          <table:table-cell office:value-type="float" office:value="0.50896488296938" calcext:value-type="float">
            <text:p>0.50896488296938</text:p>
          </table:table-cell>
          <table:table-cell table:number-columns-repeated="2"/>
          <table:table-cell office:value-type="float" office:value="946" calcext:value-type="float">
            <text:p>946</text:p>
          </table:table-cell>
          <table:table-cell office:value-type="float" office:value="342" calcext:value-type="float">
            <text:p>342</text:p>
          </table:table-cell>
          <table:table-cell office:value-type="float" office:value="0.52896412122773" calcext:value-type="float">
            <text:p>0.52896412122773</text:p>
          </table:table-cell>
          <table:table-cell office:value-type="float" office:value="342" calcext:value-type="float">
            <text:p>342</text:p>
          </table:table-cell>
          <table:table-cell office:value-type="float" office:value="0.52889635948525" calcext:value-type="float">
            <text:p>0.52889635948525</text:p>
          </table:table-cell>
          <table:table-cell/>
          <table:table-cell table:formula="of:=[.I953]-[.I952]" office:value-type="float" office:value="0.000367439837829941" calcext:value-type="float">
            <text:p>0.00036743983783</text:p>
          </table:table-cell>
          <table:table-cell/>
          <table:table-cell table:formula="of:=MATCH([.G953];[.H$8:.H$1007];0)" office:value-type="float" office:value="675" calcext:value-type="float">
            <text:p>675</text:p>
          </table:table-cell>
          <table:table-cell table:formula="of:=MATCH([.G953];[.J$8:.J$1007];0)" office:value-type="float" office:value="675" calcext:value-type="float">
            <text:p>675</text:p>
          </table:table-cell>
          <table:table-cell table:formula="of:=ABS([.O953]-[.P95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51000373869598" calcext:value-type="float">
            <text:p>0.51000373869598</text:p>
          </table:table-cell>
          <table:table-cell office:value-type="float" office:value="947" calcext:value-type="float">
            <text:p>947</text:p>
          </table:table-cell>
          <table:table-cell office:value-type="float" office:value="0.50993658853125" calcext:value-type="float">
            <text:p>0.50993658853125</text:p>
          </table:table-cell>
          <table:table-cell table:number-columns-repeated="2"/>
          <table:table-cell office:value-type="float" office:value="947" calcext:value-type="float">
            <text:p>947</text:p>
          </table:table-cell>
          <table:table-cell office:value-type="float" office:value="802" calcext:value-type="float">
            <text:p>802</text:p>
          </table:table-cell>
          <table:table-cell office:value-type="float" office:value="0.52905385037267" calcext:value-type="float">
            <text:p>0.52905385037267</text:p>
          </table:table-cell>
          <table:table-cell office:value-type="float" office:value="802" calcext:value-type="float">
            <text:p>802</text:p>
          </table:table-cell>
          <table:table-cell office:value-type="float" office:value="0.52898702586155" calcext:value-type="float">
            <text:p>0.52898702586155</text:p>
          </table:table-cell>
          <table:table-cell/>
          <table:table-cell table:formula="of:=[.I954]-[.I953]" office:value-type="float" office:value="0.0000897291449400983" calcext:value-type="float">
            <text:p>0.00008972914494</text:p>
          </table:table-cell>
          <table:table-cell/>
          <table:table-cell table:formula="of:=MATCH([.G954];[.H$8:.H$1007];0)" office:value-type="float" office:value="687" calcext:value-type="float">
            <text:p>687</text:p>
          </table:table-cell>
          <table:table-cell table:formula="of:=MATCH([.G954];[.J$8:.J$1007];0)" office:value-type="float" office:value="687" calcext:value-type="float">
            <text:p>687</text:p>
          </table:table-cell>
          <table:table-cell table:formula="of:=ABS([.O954]-[.P95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52026465528939" calcext:value-type="float">
            <text:p>0.52026465528939</text:p>
          </table:table-cell>
          <table:table-cell office:value-type="float" office:value="948" calcext:value-type="float">
            <text:p>948</text:p>
          </table:table-cell>
          <table:table-cell office:value-type="float" office:value="0.52019778440932" calcext:value-type="float">
            <text:p>0.52019778440932</text:p>
          </table:table-cell>
          <table:table-cell table:number-columns-repeated="2"/>
          <table:table-cell office:value-type="float" office:value="948" calcext:value-type="float">
            <text:p>948</text:p>
          </table:table-cell>
          <table:table-cell office:value-type="float" office:value="483" calcext:value-type="float">
            <text:p>483</text:p>
          </table:table-cell>
          <table:table-cell office:value-type="float" office:value="0.52908377477396" calcext:value-type="float">
            <text:p>0.52908377477396</text:p>
          </table:table-cell>
          <table:table-cell office:value-type="float" office:value="483" calcext:value-type="float">
            <text:p>483</text:p>
          </table:table-cell>
          <table:table-cell office:value-type="float" office:value="0.52901671821246" calcext:value-type="float">
            <text:p>0.52901671821246</text:p>
          </table:table-cell>
          <table:table-cell/>
          <table:table-cell table:formula="of:=[.I955]-[.I954]" office:value-type="float" office:value="0.0000299244012899047" calcext:value-type="float">
            <text:p>0.00002992440129</text:p>
          </table:table-cell>
          <table:table-cell/>
          <table:table-cell table:formula="of:=MATCH([.G955];[.H$8:.H$1007];0)" office:value-type="float" office:value="873" calcext:value-type="float">
            <text:p>873</text:p>
          </table:table-cell>
          <table:table-cell table:formula="of:=MATCH([.G955];[.J$8:.J$1007];0)" office:value-type="float" office:value="873" calcext:value-type="float">
            <text:p>873</text:p>
          </table:table-cell>
          <table:table-cell table:formula="of:=ABS([.O955]-[.P95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48864581996371" calcext:value-type="float">
            <text:p>0.48864581996371</text:p>
          </table:table-cell>
          <table:table-cell office:value-type="float" office:value="949" calcext:value-type="float">
            <text:p>949</text:p>
          </table:table-cell>
          <table:table-cell office:value-type="float" office:value="0.48857831731809" calcext:value-type="float">
            <text:p>0.48857831731809</text:p>
          </table:table-cell>
          <table:table-cell table:number-columns-repeated="2"/>
          <table:table-cell office:value-type="float" office:value="949" calcext:value-type="float">
            <text:p>949</text:p>
          </table:table-cell>
          <table:table-cell office:value-type="float" office:value="80" calcext:value-type="float">
            <text:p>80</text:p>
          </table:table-cell>
          <table:table-cell office:value-type="float" office:value="0.52914628811859" calcext:value-type="float">
            <text:p>0.52914628811859</text:p>
          </table:table-cell>
          <table:table-cell office:value-type="float" office:value="80" calcext:value-type="float">
            <text:p>80</text:p>
          </table:table-cell>
          <table:table-cell office:value-type="float" office:value="0.52907914514202" calcext:value-type="float">
            <text:p>0.52907914514202</text:p>
          </table:table-cell>
          <table:table-cell/>
          <table:table-cell table:formula="of:=[.I956]-[.I955]" office:value-type="float" office:value="0.000062513344630033" calcext:value-type="float">
            <text:p>0.00006251334463</text:p>
          </table:table-cell>
          <table:table-cell/>
          <table:table-cell table:formula="of:=MATCH([.G956];[.H$8:.H$1007];0)" office:value-type="float" office:value="264" calcext:value-type="float">
            <text:p>264</text:p>
          </table:table-cell>
          <table:table-cell table:formula="of:=MATCH([.G956];[.J$8:.J$1007];0)" office:value-type="float" office:value="264" calcext:value-type="float">
            <text:p>264</text:p>
          </table:table-cell>
          <table:table-cell table:formula="of:=ABS([.O956]-[.P95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48218478895423" calcext:value-type="float">
            <text:p>0.48218478895423</text:p>
          </table:table-cell>
          <table:table-cell office:value-type="float" office:value="950" calcext:value-type="float">
            <text:p>950</text:p>
          </table:table-cell>
          <table:table-cell office:value-type="float" office:value="0.48211693816033" calcext:value-type="float">
            <text:p>0.48211693816033</text:p>
          </table:table-cell>
          <table:table-cell table:number-columns-repeated="2"/>
          <table:table-cell office:value-type="float" office:value="950" calcext:value-type="float">
            <text:p>950</text:p>
          </table:table-cell>
          <table:table-cell office:value-type="float" office:value="86" calcext:value-type="float">
            <text:p>86</text:p>
          </table:table-cell>
          <table:table-cell office:value-type="float" office:value="0.52938077281867" calcext:value-type="float">
            <text:p>0.52938077281867</text:p>
          </table:table-cell>
          <table:table-cell office:value-type="float" office:value="86" calcext:value-type="float">
            <text:p>86</text:p>
          </table:table-cell>
          <table:table-cell office:value-type="float" office:value="0.52931353543523" calcext:value-type="float">
            <text:p>0.52931353543523</text:p>
          </table:table-cell>
          <table:table-cell/>
          <table:table-cell table:formula="of:=[.I957]-[.I956]" office:value-type="float" office:value="0.000234484700080029" calcext:value-type="float">
            <text:p>0.00023448470008</text:p>
          </table:table-cell>
          <table:table-cell/>
          <table:table-cell table:formula="of:=MATCH([.G957];[.H$8:.H$1007];0)" office:value-type="float" office:value="175" calcext:value-type="float">
            <text:p>175</text:p>
          </table:table-cell>
          <table:table-cell table:formula="of:=MATCH([.G957];[.J$8:.J$1007];0)" office:value-type="float" office:value="175" calcext:value-type="float">
            <text:p>175</text:p>
          </table:table-cell>
          <table:table-cell table:formula="of:=ABS([.O957]-[.P95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52013076142346" calcext:value-type="float">
            <text:p>0.52013076142346</text:p>
          </table:table-cell>
          <table:table-cell office:value-type="float" office:value="951" calcext:value-type="float">
            <text:p>951</text:p>
          </table:table-cell>
          <table:table-cell office:value-type="float" office:value="0.52006356893197" calcext:value-type="float">
            <text:p>0.52006356893197</text:p>
          </table:table-cell>
          <table:table-cell table:number-columns-repeated="2"/>
          <table:table-cell office:value-type="float" office:value="951" calcext:value-type="float">
            <text:p>951</text:p>
          </table:table-cell>
          <table:table-cell office:value-type="float" office:value="699" calcext:value-type="float">
            <text:p>699</text:p>
          </table:table-cell>
          <table:table-cell office:value-type="float" office:value="0.5295866052033" calcext:value-type="float">
            <text:p>0.52958660520330</text:p>
          </table:table-cell>
          <table:table-cell office:value-type="float" office:value="699" calcext:value-type="float">
            <text:p>699</text:p>
          </table:table-cell>
          <table:table-cell office:value-type="float" office:value="0.52951947050814" calcext:value-type="float">
            <text:p>0.52951947050814</text:p>
          </table:table-cell>
          <table:table-cell/>
          <table:table-cell table:formula="of:=[.I958]-[.I957]" office:value-type="float" office:value="0.000205832384630011" calcext:value-type="float">
            <text:p>0.00020583238463</text:p>
          </table:table-cell>
          <table:table-cell/>
          <table:table-cell table:formula="of:=MATCH([.G958];[.H$8:.H$1007];0)" office:value-type="float" office:value="869" calcext:value-type="float">
            <text:p>869</text:p>
          </table:table-cell>
          <table:table-cell table:formula="of:=MATCH([.G958];[.J$8:.J$1007];0)" office:value-type="float" office:value="870" calcext:value-type="float">
            <text:p>870</text:p>
          </table:table-cell>
          <table:table-cell table:formula="of:=ABS([.O958]-[.P958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5346784739519" calcext:value-type="float">
            <text:p>0.53467847395190</text:p>
          </table:table-cell>
          <table:table-cell office:value-type="float" office:value="952" calcext:value-type="float">
            <text:p>952</text:p>
          </table:table-cell>
          <table:table-cell office:value-type="float" office:value="0.53461070294112" calcext:value-type="float">
            <text:p>0.53461070294112</text:p>
          </table:table-cell>
          <table:table-cell table:number-columns-repeated="2"/>
          <table:table-cell office:value-type="float" office:value="952" calcext:value-type="float">
            <text:p>952</text:p>
          </table:table-cell>
          <table:table-cell office:value-type="float" office:value="730" calcext:value-type="float">
            <text:p>730</text:p>
          </table:table-cell>
          <table:table-cell office:value-type="float" office:value="0.529679993742" calcext:value-type="float">
            <text:p>0.52967999374200</text:p>
          </table:table-cell>
          <table:table-cell office:value-type="float" office:value="730" calcext:value-type="float">
            <text:p>730</text:p>
          </table:table-cell>
          <table:table-cell office:value-type="float" office:value="0.52961285030601" calcext:value-type="float">
            <text:p>0.52961285030601</text:p>
          </table:table-cell>
          <table:table-cell/>
          <table:table-cell table:formula="of:=[.I959]-[.I958]" office:value-type="float" office:value="0.0000933885387000011" calcext:value-type="float">
            <text:p>0.00009338853870</text:p>
          </table:table-cell>
          <table:table-cell/>
          <table:table-cell table:formula="of:=MATCH([.G959];[.H$8:.H$1007];0)" office:value-type="float" office:value="980" calcext:value-type="float">
            <text:p>980</text:p>
          </table:table-cell>
          <table:table-cell table:formula="of:=MATCH([.G959];[.J$8:.J$1007];0)" office:value-type="float" office:value="980" calcext:value-type="float">
            <text:p>980</text:p>
          </table:table-cell>
          <table:table-cell table:formula="of:=ABS([.O959]-[.P95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53541681946695" calcext:value-type="float">
            <text:p>0.53541681946695</text:p>
          </table:table-cell>
          <table:table-cell office:value-type="float" office:value="953" calcext:value-type="float">
            <text:p>953</text:p>
          </table:table-cell>
          <table:table-cell office:value-type="float" office:value="0.53534984459056" calcext:value-type="float">
            <text:p>0.53534984459056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 office:value-type="float" office:value="173" calcext:value-type="float">
            <text:p>173</text:p>
          </table:table-cell>
          <table:table-cell office:value-type="float" office:value="0.52988925867436" calcext:value-type="float">
            <text:p>0.52988925867436</text:p>
          </table:table-cell>
          <table:table-cell office:value-type="float" office:value="173" calcext:value-type="float">
            <text:p>173</text:p>
          </table:table-cell>
          <table:table-cell office:value-type="float" office:value="0.52982215846989" calcext:value-type="float">
            <text:p>0.52982215846989</text:p>
          </table:table-cell>
          <table:table-cell/>
          <table:table-cell table:formula="of:=[.I960]-[.I959]" office:value-type="float" office:value="0.000209264932359954" calcext:value-type="float">
            <text:p>0.00020926493236</text:p>
          </table:table-cell>
          <table:table-cell/>
          <table:table-cell table:formula="of:=MATCH([.G960];[.H$8:.H$1007];0)" office:value-type="float" office:value="982" calcext:value-type="float">
            <text:p>982</text:p>
          </table:table-cell>
          <table:table-cell table:formula="of:=MATCH([.G960];[.J$8:.J$1007];0)" office:value-type="float" office:value="982" calcext:value-type="float">
            <text:p>982</text:p>
          </table:table-cell>
          <table:table-cell table:formula="of:=ABS([.O960]-[.P96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48590727913486" calcext:value-type="float">
            <text:p>0.48590727913486</text:p>
          </table:table-cell>
          <table:table-cell office:value-type="float" office:value="954" calcext:value-type="float">
            <text:p>954</text:p>
          </table:table-cell>
          <table:table-cell office:value-type="float" office:value="0.48583965989431" calcext:value-type="float">
            <text:p>0.48583965989431</text:p>
          </table:table-cell>
          <table:table-cell table:number-columns-repeated="2"/>
          <table:table-cell office:value-type="float" office:value="954" calcext:value-type="float">
            <text:p>954</text:p>
          </table:table-cell>
          <table:table-cell office:value-type="float" office:value="557" calcext:value-type="float">
            <text:p>557</text:p>
          </table:table-cell>
          <table:table-cell office:value-type="float" office:value="0.5304071503477" calcext:value-type="float">
            <text:p>0.53040715034770</text:p>
          </table:table-cell>
          <table:table-cell office:value-type="float" office:value="557" calcext:value-type="float">
            <text:p>557</text:p>
          </table:table-cell>
          <table:table-cell office:value-type="float" office:value="0.53033987626668" calcext:value-type="float">
            <text:p>0.53033987626668</text:p>
          </table:table-cell>
          <table:table-cell/>
          <table:table-cell table:formula="of:=[.I961]-[.I960]" office:value-type="float" office:value="0.000517891673340043" calcext:value-type="float">
            <text:p>0.00051789167334</text:p>
          </table:table-cell>
          <table:table-cell/>
          <table:table-cell table:formula="of:=MATCH([.G961];[.H$8:.H$1007];0)" office:value-type="float" office:value="219" calcext:value-type="float">
            <text:p>219</text:p>
          </table:table-cell>
          <table:table-cell table:formula="of:=MATCH([.G961];[.J$8:.J$1007];0)" office:value-type="float" office:value="219" calcext:value-type="float">
            <text:p>219</text:p>
          </table:table-cell>
          <table:table-cell table:formula="of:=ABS([.O961]-[.P96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50405897476522" calcext:value-type="float">
            <text:p>0.50405897476522</text:p>
          </table:table-cell>
          <table:table-cell office:value-type="float" office:value="955" calcext:value-type="float">
            <text:p>955</text:p>
          </table:table-cell>
          <table:table-cell office:value-type="float" office:value="0.50399159474472" calcext:value-type="float">
            <text:p>0.50399159474472</text:p>
          </table:table-cell>
          <table:table-cell table:number-columns-repeated="2"/>
          <table:table-cell office:value-type="float" office:value="955" calcext:value-type="float">
            <text:p>955</text:p>
          </table:table-cell>
          <table:table-cell office:value-type="float" office:value="31" calcext:value-type="float">
            <text:p>31</text:p>
          </table:table-cell>
          <table:table-cell office:value-type="float" office:value="0.53048888205797" calcext:value-type="float">
            <text:p>0.53048888205797</text:p>
          </table:table-cell>
          <table:table-cell office:value-type="float" office:value="31" calcext:value-type="float">
            <text:p>31</text:p>
          </table:table-cell>
          <table:table-cell office:value-type="float" office:value="0.53042157810148" calcext:value-type="float">
            <text:p>0.53042157810148</text:p>
          </table:table-cell>
          <table:table-cell/>
          <table:table-cell table:formula="of:=[.I962]-[.I961]" office:value-type="float" office:value="0.0000817317102699278" calcext:value-type="float">
            <text:p>0.00008173171027</text:p>
          </table:table-cell>
          <table:table-cell/>
          <table:table-cell table:formula="of:=MATCH([.G962];[.H$8:.H$1007];0)" office:value-type="float" office:value="568" calcext:value-type="float">
            <text:p>568</text:p>
          </table:table-cell>
          <table:table-cell table:formula="of:=MATCH([.G962];[.J$8:.J$1007];0)" office:value-type="float" office:value="568" calcext:value-type="float">
            <text:p>568</text:p>
          </table:table-cell>
          <table:table-cell table:formula="of:=ABS([.O962]-[.P96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47683233057602" calcext:value-type="float">
            <text:p>0.47683233057602</text:p>
          </table:table-cell>
          <table:table-cell office:value-type="float" office:value="956" calcext:value-type="float">
            <text:p>956</text:p>
          </table:table-cell>
          <table:table-cell office:value-type="float" office:value="0.47676571409776" calcext:value-type="float">
            <text:p>0.47676571409776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820" calcext:value-type="float">
            <text:p>820</text:p>
          </table:table-cell>
          <table:table-cell office:value-type="float" office:value="0.53073169603031" calcext:value-type="float">
            <text:p>0.53073169603031</text:p>
          </table:table-cell>
          <table:table-cell office:value-type="float" office:value="820" calcext:value-type="float">
            <text:p>820</text:p>
          </table:table-cell>
          <table:table-cell office:value-type="float" office:value="0.53066471777519" calcext:value-type="float">
            <text:p>0.53066471777519</text:p>
          </table:table-cell>
          <table:table-cell/>
          <table:table-cell table:formula="of:=[.I963]-[.I962]" office:value-type="float" office:value="0.00024281397234005" calcext:value-type="float">
            <text:p>0.00024281397234</text:p>
          </table:table-cell>
          <table:table-cell/>
          <table:table-cell table:formula="of:=MATCH([.G963];[.H$8:.H$1007];0)" office:value-type="float" office:value="110" calcext:value-type="float">
            <text:p>110</text:p>
          </table:table-cell>
          <table:table-cell table:formula="of:=MATCH([.G963];[.J$8:.J$1007];0)" office:value-type="float" office:value="110" calcext:value-type="float">
            <text:p>110</text:p>
          </table:table-cell>
          <table:table-cell table:formula="of:=ABS([.O963]-[.P96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48412196771923" calcext:value-type="float">
            <text:p>0.48412196771923</text:p>
          </table:table-cell>
          <table:table-cell office:value-type="float" office:value="957" calcext:value-type="float">
            <text:p>957</text:p>
          </table:table-cell>
          <table:table-cell office:value-type="float" office:value="0.48405496266107" calcext:value-type="float">
            <text:p>0.48405496266107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539" calcext:value-type="float">
            <text:p>539</text:p>
          </table:table-cell>
          <table:table-cell office:value-type="float" office:value="0.53073665535592" calcext:value-type="float">
            <text:p>0.53073665535592</text:p>
          </table:table-cell>
          <table:table-cell office:value-type="float" office:value="539" calcext:value-type="float">
            <text:p>539</text:p>
          </table:table-cell>
          <table:table-cell office:value-type="float" office:value="0.53066936971566" calcext:value-type="float">
            <text:p>0.53066936971566</text:p>
          </table:table-cell>
          <table:table-cell/>
          <table:table-cell table:formula="of:=[.I964]-[.I963]" office:value-type="float" office:value="0.00000495932560995449" calcext:value-type="float">
            <text:p>0.00000495932561</text:p>
          </table:table-cell>
          <table:table-cell/>
          <table:table-cell table:formula="of:=MATCH([.G964];[.H$8:.H$1007];0)" office:value-type="float" office:value="194" calcext:value-type="float">
            <text:p>194</text:p>
          </table:table-cell>
          <table:table-cell table:formula="of:=MATCH([.G964];[.J$8:.J$1007];0)" office:value-type="float" office:value="194" calcext:value-type="float">
            <text:p>194</text:p>
          </table:table-cell>
          <table:table-cell table:formula="of:=ABS([.O964]-[.P96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49561363069585" calcext:value-type="float">
            <text:p>0.49561363069585</text:p>
          </table:table-cell>
          <table:table-cell office:value-type="float" office:value="958" calcext:value-type="float">
            <text:p>958</text:p>
          </table:table-cell>
          <table:table-cell office:value-type="float" office:value="0.49554631127755" calcext:value-type="float">
            <text:p>0.49554631127755</text:p>
          </table:table-cell>
          <table:table-cell table:number-columns-repeated="2"/>
          <table:table-cell office:value-type="float" office:value="958" calcext:value-type="float">
            <text:p>958</text:p>
          </table:table-cell>
          <table:table-cell office:value-type="float" office:value="457" calcext:value-type="float">
            <text:p>457</text:p>
          </table:table-cell>
          <table:table-cell office:value-type="float" office:value="0.53092077850576" calcext:value-type="float">
            <text:p>0.53092077850576</text:p>
          </table:table-cell>
          <table:table-cell office:value-type="float" office:value="457" calcext:value-type="float">
            <text:p>457</text:p>
          </table:table-cell>
          <table:table-cell office:value-type="float" office:value="0.53085343921958" calcext:value-type="float">
            <text:p>0.53085343921958</text:p>
          </table:table-cell>
          <table:table-cell/>
          <table:table-cell table:formula="of:=[.I965]-[.I964]" office:value-type="float" office:value="0.000184123149840065" calcext:value-type="float">
            <text:p>0.00018412314984</text:p>
          </table:table-cell>
          <table:table-cell/>
          <table:table-cell table:formula="of:=MATCH([.G965];[.H$8:.H$1007];0)" office:value-type="float" office:value="404" calcext:value-type="float">
            <text:p>404</text:p>
          </table:table-cell>
          <table:table-cell table:formula="of:=MATCH([.G965];[.J$8:.J$1007];0)" office:value-type="float" office:value="404" calcext:value-type="float">
            <text:p>404</text:p>
          </table:table-cell>
          <table:table-cell table:formula="of:=ABS([.O965]-[.P96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49753466158057" calcext:value-type="float">
            <text:p>0.49753466158057</text:p>
          </table:table-cell>
          <table:table-cell office:value-type="float" office:value="959" calcext:value-type="float">
            <text:p>959</text:p>
          </table:table-cell>
          <table:table-cell office:value-type="float" office:value="0.49746710885456" calcext:value-type="float">
            <text:p>0.49746710885456</text:p>
          </table:table-cell>
          <table:table-cell table:number-columns-repeated="2"/>
          <table:table-cell office:value-type="float" office:value="959" calcext:value-type="float">
            <text:p>959</text:p>
          </table:table-cell>
          <table:table-cell office:value-type="float" office:value="191" calcext:value-type="float">
            <text:p>191</text:p>
          </table:table-cell>
          <table:table-cell office:value-type="float" office:value="0.53096058733182" calcext:value-type="float">
            <text:p>0.53096058733182</text:p>
          </table:table-cell>
          <table:table-cell office:value-type="float" office:value="191" calcext:value-type="float">
            <text:p>191</text:p>
          </table:table-cell>
          <table:table-cell office:value-type="float" office:value="0.5308932484278" calcext:value-type="float">
            <text:p>0.53089324842780</text:p>
          </table:table-cell>
          <table:table-cell/>
          <table:table-cell table:formula="of:=[.I966]-[.I965]" office:value-type="float" office:value="0.0000398088260599172" calcext:value-type="float">
            <text:p>0.00003980882606</text:p>
          </table:table-cell>
          <table:table-cell/>
          <table:table-cell table:formula="of:=MATCH([.G966];[.H$8:.H$1007];0)" office:value-type="float" office:value="436" calcext:value-type="float">
            <text:p>436</text:p>
          </table:table-cell>
          <table:table-cell table:formula="of:=MATCH([.G966];[.J$8:.J$1007];0)" office:value-type="float" office:value="436" calcext:value-type="float">
            <text:p>436</text:p>
          </table:table-cell>
          <table:table-cell table:formula="of:=ABS([.O966]-[.P96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48710016260655" calcext:value-type="float">
            <text:p>0.48710016260655</text:p>
          </table:table-cell>
          <table:table-cell office:value-type="float" office:value="960" calcext:value-type="float">
            <text:p>960</text:p>
          </table:table-cell>
          <table:table-cell office:value-type="float" office:value="0.4870323115069" calcext:value-type="float">
            <text:p>0.48703231150690</text:p>
          </table:table-cell>
          <table:table-cell table:number-columns-repeated="2"/>
          <table:table-cell office:value-type="float" office:value="960" calcext:value-type="float">
            <text:p>960</text:p>
          </table:table-cell>
          <table:table-cell office:value-type="float" office:value="258" calcext:value-type="float">
            <text:p>258</text:p>
          </table:table-cell>
          <table:table-cell office:value-type="float" office:value="0.5311292498954" calcext:value-type="float">
            <text:p>0.53112924989540</text:p>
          </table:table-cell>
          <table:table-cell office:value-type="float" office:value="258" calcext:value-type="float">
            <text:p>258</text:p>
          </table:table-cell>
          <table:table-cell office:value-type="float" office:value="0.53106218754875" calcext:value-type="float">
            <text:p>0.53106218754875</text:p>
          </table:table-cell>
          <table:table-cell/>
          <table:table-cell table:formula="of:=[.I967]-[.I966]" office:value-type="float" office:value="0.000168662563580058" calcext:value-type="float">
            <text:p>0.00016866256358</text:p>
          </table:table-cell>
          <table:table-cell/>
          <table:table-cell table:formula="of:=MATCH([.G967];[.H$8:.H$1007];0)" office:value-type="float" office:value="239" calcext:value-type="float">
            <text:p>239</text:p>
          </table:table-cell>
          <table:table-cell table:formula="of:=MATCH([.G967];[.J$8:.J$1007];0)" office:value-type="float" office:value="239" calcext:value-type="float">
            <text:p>239</text:p>
          </table:table-cell>
          <table:table-cell table:formula="of:=ABS([.O967]-[.P96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51762753643656" calcext:value-type="float">
            <text:p>0.51762753643656</text:p>
          </table:table-cell>
          <table:table-cell office:value-type="float" office:value="961" calcext:value-type="float">
            <text:p>961</text:p>
          </table:table-cell>
          <table:table-cell office:value-type="float" office:value="0.51756098247312" calcext:value-type="float">
            <text:p>0.51756098247312</text:p>
          </table:table-cell>
          <table:table-cell table:number-columns-repeated="2"/>
          <table:table-cell office:value-type="float" office:value="961" calcext:value-type="float">
            <text:p>961</text:p>
          </table:table-cell>
          <table:table-cell office:value-type="float" office:value="537" calcext:value-type="float">
            <text:p>537</text:p>
          </table:table-cell>
          <table:table-cell office:value-type="float" office:value="0.53129416764988" calcext:value-type="float">
            <text:p>0.53129416764988</text:p>
          </table:table-cell>
          <table:table-cell office:value-type="float" office:value="537" calcext:value-type="float">
            <text:p>537</text:p>
          </table:table-cell>
          <table:table-cell office:value-type="float" office:value="0.53122689293984" calcext:value-type="float">
            <text:p>0.53122689293984</text:p>
          </table:table-cell>
          <table:table-cell/>
          <table:table-cell table:formula="of:=[.I968]-[.I967]" office:value-type="float" office:value="0.000164917754480021" calcext:value-type="float">
            <text:p>0.00016491775448</text:p>
          </table:table-cell>
          <table:table-cell/>
          <table:table-cell table:formula="of:=MATCH([.G968];[.H$8:.H$1007];0)" office:value-type="float" office:value="828" calcext:value-type="float">
            <text:p>828</text:p>
          </table:table-cell>
          <table:table-cell table:formula="of:=MATCH([.G968];[.J$8:.J$1007];0)" office:value-type="float" office:value="828" calcext:value-type="float">
            <text:p>828</text:p>
          </table:table-cell>
          <table:table-cell table:formula="of:=ABS([.O968]-[.P96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48134508691111" calcext:value-type="float">
            <text:p>0.48134508691111</text:p>
          </table:table-cell>
          <table:table-cell office:value-type="float" office:value="962" calcext:value-type="float">
            <text:p>962</text:p>
          </table:table-cell>
          <table:table-cell office:value-type="float" office:value="0.48127772443298" calcext:value-type="float">
            <text:p>0.48127772443298</text:p>
          </table:table-cell>
          <table:table-cell table:number-columns-repeated="2"/>
          <table:table-cell office:value-type="float" office:value="962" calcext:value-type="float">
            <text:p>962</text:p>
          </table:table-cell>
          <table:table-cell office:value-type="float" office:value="732" calcext:value-type="float">
            <text:p>732</text:p>
          </table:table-cell>
          <table:table-cell office:value-type="float" office:value="0.5314648264408" calcext:value-type="float">
            <text:p>0.53146482644080</text:p>
          </table:table-cell>
          <table:table-cell office:value-type="float" office:value="732" calcext:value-type="float">
            <text:p>732</text:p>
          </table:table-cell>
          <table:table-cell office:value-type="float" office:value="0.53139711053674" calcext:value-type="float">
            <text:p>0.53139711053674</text:p>
          </table:table-cell>
          <table:table-cell/>
          <table:table-cell table:formula="of:=[.I969]-[.I968]" office:value-type="float" office:value="0.000170658790920042" calcext:value-type="float">
            <text:p>0.00017065879092</text:p>
          </table:table-cell>
          <table:table-cell/>
          <table:table-cell table:formula="of:=MATCH([.G969];[.H$8:.H$1007];0)" office:value-type="float" office:value="159" calcext:value-type="float">
            <text:p>159</text:p>
          </table:table-cell>
          <table:table-cell table:formula="of:=MATCH([.G969];[.J$8:.J$1007];0)" office:value-type="float" office:value="159" calcext:value-type="float">
            <text:p>159</text:p>
          </table:table-cell>
          <table:table-cell table:formula="of:=ABS([.O969]-[.P96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51258420986289" calcext:value-type="float">
            <text:p>0.51258420986289</text:p>
          </table:table-cell>
          <table:table-cell office:value-type="float" office:value="963" calcext:value-type="float">
            <text:p>963</text:p>
          </table:table-cell>
          <table:table-cell office:value-type="float" office:value="0.51251727997803" calcext:value-type="float">
            <text:p>0.51251727997803</text:p>
          </table:table-cell>
          <table:table-cell table:number-columns-repeated="2"/>
          <table:table-cell office:value-type="float" office:value="963" calcext:value-type="float">
            <text:p>963</text:p>
          </table:table-cell>
          <table:table-cell office:value-type="float" office:value="873" calcext:value-type="float">
            <text:p>873</text:p>
          </table:table-cell>
          <table:table-cell office:value-type="float" office:value="0.5314979742528" calcext:value-type="float">
            <text:p>0.53149797425280</text:p>
          </table:table-cell>
          <table:table-cell office:value-type="float" office:value="873" calcext:value-type="float">
            <text:p>873</text:p>
          </table:table-cell>
          <table:table-cell office:value-type="float" office:value="0.53143036533644" calcext:value-type="float">
            <text:p>0.53143036533644</text:p>
          </table:table-cell>
          <table:table-cell/>
          <table:table-cell table:formula="of:=[.I970]-[.I969]" office:value-type="float" office:value="0.0000331478119999229" calcext:value-type="float">
            <text:p>0.00003314781200</text:p>
          </table:table-cell>
          <table:table-cell/>
          <table:table-cell table:formula="of:=MATCH([.G970];[.H$8:.H$1007];0)" office:value-type="float" office:value="741" calcext:value-type="float">
            <text:p>741</text:p>
          </table:table-cell>
          <table:table-cell table:formula="of:=MATCH([.G970];[.J$8:.J$1007];0)" office:value-type="float" office:value="741" calcext:value-type="float">
            <text:p>741</text:p>
          </table:table-cell>
          <table:table-cell table:formula="of:=ABS([.O970]-[.P97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50856619963701" calcext:value-type="float">
            <text:p>0.50856619963701</text:p>
          </table:table-cell>
          <table:table-cell office:value-type="float" office:value="964" calcext:value-type="float">
            <text:p>964</text:p>
          </table:table-cell>
          <table:table-cell office:value-type="float" office:value="0.50849898885929" calcext:value-type="float">
            <text:p>0.50849898885929</text:p>
          </table:table-cell>
          <table:table-cell table:number-columns-repeated="2"/>
          <table:table-cell office:value-type="float" office:value="964" calcext:value-type="float">
            <text:p>964</text:p>
          </table:table-cell>
          <table:table-cell office:value-type="float" office:value="127" calcext:value-type="float">
            <text:p>127</text:p>
          </table:table-cell>
          <table:table-cell office:value-type="float" office:value="0.53150019463193" calcext:value-type="float">
            <text:p>0.53150019463193</text:p>
          </table:table-cell>
          <table:table-cell office:value-type="float" office:value="127" calcext:value-type="float">
            <text:p>127</text:p>
          </table:table-cell>
          <table:table-cell office:value-type="float" office:value="0.53143254493289" calcext:value-type="float">
            <text:p>0.53143254493289</text:p>
          </table:table-cell>
          <table:table-cell/>
          <table:table-cell table:formula="of:=[.I971]-[.I970]" office:value-type="float" office:value="0.00000222037913000239" calcext:value-type="float">
            <text:p>0.00000222037913</text:p>
          </table:table-cell>
          <table:table-cell/>
          <table:table-cell table:formula="of:=MATCH([.G971];[.H$8:.H$1007];0)" office:value-type="float" office:value="668" calcext:value-type="float">
            <text:p>668</text:p>
          </table:table-cell>
          <table:table-cell table:formula="of:=MATCH([.G971];[.J$8:.J$1007];0)" office:value-type="float" office:value="668" calcext:value-type="float">
            <text:p>668</text:p>
          </table:table-cell>
          <table:table-cell table:formula="of:=ABS([.O971]-[.P97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46421179827893" calcext:value-type="float">
            <text:p>0.46421179827893</text:p>
          </table:table-cell>
          <table:table-cell office:value-type="float" office:value="965" calcext:value-type="float">
            <text:p>965</text:p>
          </table:table-cell>
          <table:table-cell office:value-type="float" office:value="0.46414424925523" calcext:value-type="float">
            <text:p>0.46414424925523</text:p>
          </table:table-cell>
          <table:table-cell table:number-columns-repeated="2"/>
          <table:table-cell office:value-type="float" office:value="965" calcext:value-type="float">
            <text:p>965</text:p>
          </table:table-cell>
          <table:table-cell office:value-type="float" office:value="763" calcext:value-type="float">
            <text:p>763</text:p>
          </table:table-cell>
          <table:table-cell office:value-type="float" office:value="0.53222133260051" calcext:value-type="float">
            <text:p>0.53222133260051</text:p>
          </table:table-cell>
          <table:table-cell office:value-type="float" office:value="763" calcext:value-type="float">
            <text:p>763</text:p>
          </table:table-cell>
          <table:table-cell office:value-type="float" office:value="0.53215413381021" calcext:value-type="float">
            <text:p>0.53215413381021</text:p>
          </table:table-cell>
          <table:table-cell/>
          <table:table-cell table:formula="of:=[.I972]-[.I971]" office:value-type="float" office:value="0.000721137968579977" calcext:value-type="float">
            <text:p>0.00072113796858</text:p>
          </table:table-cell>
          <table:table-cell/>
          <table:table-cell table:formula="of:=MATCH([.G972];[.H$8:.H$1007];0)" office:value-type="float" office:value="26" calcext:value-type="float">
            <text:p>26</text:p>
          </table:table-cell>
          <table:table-cell table:formula="of:=MATCH([.G972];[.J$8:.J$1007];0)" office:value-type="float" office:value="26" calcext:value-type="float">
            <text:p>26</text:p>
          </table:table-cell>
          <table:table-cell table:formula="of:=ABS([.O972]-[.P97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51796665455559" calcext:value-type="float">
            <text:p>0.51796665455559</text:p>
          </table:table-cell>
          <table:table-cell office:value-type="float" office:value="966" calcext:value-type="float">
            <text:p>966</text:p>
          </table:table-cell>
          <table:table-cell office:value-type="float" office:value="0.51789927556636" calcext:value-type="float">
            <text:p>0.51789927556636</text:p>
          </table:table-cell>
          <table:table-cell table:number-columns-repeated="2"/>
          <table:table-cell office:value-type="float" office:value="966" calcext:value-type="float">
            <text:p>966</text:p>
          </table:table-cell>
          <table:table-cell office:value-type="float" office:value="508" calcext:value-type="float">
            <text:p>508</text:p>
          </table:table-cell>
          <table:table-cell office:value-type="float" office:value="0.53252229355187" calcext:value-type="float">
            <text:p>0.53252229355187</text:p>
          </table:table-cell>
          <table:table-cell office:value-type="float" office:value="508" calcext:value-type="float">
            <text:p>508</text:p>
          </table:table-cell>
          <table:table-cell office:value-type="float" office:value="0.53245483002694" calcext:value-type="float">
            <text:p>0.53245483002694</text:p>
          </table:table-cell>
          <table:table-cell/>
          <table:table-cell table:formula="of:=[.I973]-[.I972]" office:value-type="float" office:value="0.000300960951360008" calcext:value-type="float">
            <text:p>0.00030096095136</text:p>
          </table:table-cell>
          <table:table-cell/>
          <table:table-cell table:formula="of:=MATCH([.G973];[.H$8:.H$1007];0)" office:value-type="float" office:value="837" calcext:value-type="float">
            <text:p>837</text:p>
          </table:table-cell>
          <table:table-cell table:formula="of:=MATCH([.G973];[.J$8:.J$1007];0)" office:value-type="float" office:value="837" calcext:value-type="float">
            <text:p>837</text:p>
          </table:table-cell>
          <table:table-cell table:formula="of:=ABS([.O973]-[.P97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53269588151313" calcext:value-type="float">
            <text:p>0.53269588151313</text:p>
          </table:table-cell>
          <table:table-cell office:value-type="float" office:value="967" calcext:value-type="float">
            <text:p>967</text:p>
          </table:table-cell>
          <table:table-cell office:value-type="float" office:value="0.53262858972344" calcext:value-type="float">
            <text:p>0.53262858972344</text:p>
          </table:table-cell>
          <table:table-cell table:number-columns-repeated="2"/>
          <table:table-cell office:value-type="float" office:value="967" calcext:value-type="float">
            <text:p>967</text:p>
          </table:table-cell>
          <table:table-cell office:value-type="float" office:value="865" calcext:value-type="float">
            <text:p>865</text:p>
          </table:table-cell>
          <table:table-cell office:value-type="float" office:value="0.53258002721094" calcext:value-type="float">
            <text:p>0.53258002721094</text:p>
          </table:table-cell>
          <table:table-cell office:value-type="float" office:value="865" calcext:value-type="float">
            <text:p>865</text:p>
          </table:table-cell>
          <table:table-cell office:value-type="float" office:value="0.53251245370733" calcext:value-type="float">
            <text:p>0.53251245370733</text:p>
          </table:table-cell>
          <table:table-cell/>
          <table:table-cell table:formula="of:=[.I974]-[.I973]" office:value-type="float" office:value="0.000057733659070025" calcext:value-type="float">
            <text:p>0.00005773365907</text:p>
          </table:table-cell>
          <table:table-cell/>
          <table:table-cell table:formula="of:=MATCH([.G974];[.H$8:.H$1007];0)" office:value-type="float" office:value="970" calcext:value-type="float">
            <text:p>970</text:p>
          </table:table-cell>
          <table:table-cell table:formula="of:=MATCH([.G974];[.J$8:.J$1007];0)" office:value-type="float" office:value="970" calcext:value-type="float">
            <text:p>970</text:p>
          </table:table-cell>
          <table:table-cell table:formula="of:=ABS([.O974]-[.P97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48779245234053" calcext:value-type="float">
            <text:p>0.48779245234053</text:p>
          </table:table-cell>
          <table:table-cell office:value-type="float" office:value="968" calcext:value-type="float">
            <text:p>968</text:p>
          </table:table-cell>
          <table:table-cell office:value-type="float" office:value="0.48772540994703" calcext:value-type="float">
            <text:p>0.48772540994703</text:p>
          </table:table-cell>
          <table:table-cell table:number-columns-repeated="2"/>
          <table:table-cell office:value-type="float" office:value="968" calcext:value-type="float">
            <text:p>968</text:p>
          </table:table-cell>
          <table:table-cell office:value-type="float" office:value="411" calcext:value-type="float">
            <text:p>411</text:p>
          </table:table-cell>
          <table:table-cell office:value-type="float" office:value="0.53260028990344" calcext:value-type="float">
            <text:p>0.53260028990344</text:p>
          </table:table-cell>
          <table:table-cell office:value-type="float" office:value="411" calcext:value-type="float">
            <text:p>411</text:p>
          </table:table-cell>
          <table:table-cell office:value-type="float" office:value="0.53253325092167" calcext:value-type="float">
            <text:p>0.53253325092167</text:p>
          </table:table-cell>
          <table:table-cell/>
          <table:table-cell table:formula="of:=[.I975]-[.I974]" office:value-type="float" office:value="0.0000202626924999949" calcext:value-type="float">
            <text:p>0.00002026269250</text:p>
          </table:table-cell>
          <table:table-cell/>
          <table:table-cell table:formula="of:=MATCH([.G975];[.H$8:.H$1007];0)" office:value-type="float" office:value="246" calcext:value-type="float">
            <text:p>246</text:p>
          </table:table-cell>
          <table:table-cell table:formula="of:=MATCH([.G975];[.J$8:.J$1007];0)" office:value-type="float" office:value="246" calcext:value-type="float">
            <text:p>246</text:p>
          </table:table-cell>
          <table:table-cell table:formula="of:=ABS([.O975]-[.P97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50096384650235" calcext:value-type="float">
            <text:p>0.50096384650235</text:p>
          </table:table-cell>
          <table:table-cell office:value-type="float" office:value="969" calcext:value-type="float">
            <text:p>969</text:p>
          </table:table-cell>
          <table:table-cell office:value-type="float" office:value="0.50089620943073" calcext:value-type="float">
            <text:p>0.50089620943073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605" calcext:value-type="float">
            <text:p>605</text:p>
          </table:table-cell>
          <table:table-cell office:value-type="float" office:value="0.53263494072457" calcext:value-type="float">
            <text:p>0.53263494072457</text:p>
          </table:table-cell>
          <table:table-cell office:value-type="float" office:value="605" calcext:value-type="float">
            <text:p>605</text:p>
          </table:table-cell>
          <table:table-cell office:value-type="float" office:value="0.53256687983713" calcext:value-type="float">
            <text:p>0.53256687983713</text:p>
          </table:table-cell>
          <table:table-cell/>
          <table:table-cell table:formula="of:=[.I976]-[.I975]" office:value-type="float" office:value="0.0000346508211299668" calcext:value-type="float">
            <text:p>0.00003465082113</text:p>
          </table:table-cell>
          <table:table-cell/>
          <table:table-cell table:formula="of:=MATCH([.G976];[.H$8:.H$1007];0)" office:value-type="float" office:value="511" calcext:value-type="float">
            <text:p>511</text:p>
          </table:table-cell>
          <table:table-cell table:formula="of:=MATCH([.G976];[.J$8:.J$1007];0)" office:value-type="float" office:value="511" calcext:value-type="float">
            <text:p>511</text:p>
          </table:table-cell>
          <table:table-cell table:formula="of:=ABS([.O976]-[.P97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47594752212799" calcext:value-type="float">
            <text:p>0.47594752212799</text:p>
          </table:table-cell>
          <table:table-cell office:value-type="float" office:value="970" calcext:value-type="float">
            <text:p>970</text:p>
          </table:table-cell>
          <table:table-cell office:value-type="float" office:value="0.47587986258144" calcext:value-type="float">
            <text:p>0.47587986258144</text:p>
          </table:table-cell>
          <table:table-cell table:number-columns-repeated="2"/>
          <table:table-cell office:value-type="float" office:value="970" calcext:value-type="float">
            <text:p>970</text:p>
          </table:table-cell>
          <table:table-cell office:value-type="float" office:value="967" calcext:value-type="float">
            <text:p>967</text:p>
          </table:table-cell>
          <table:table-cell office:value-type="float" office:value="0.53269588151313" calcext:value-type="float">
            <text:p>0.53269588151313</text:p>
          </table:table-cell>
          <table:table-cell office:value-type="float" office:value="967" calcext:value-type="float">
            <text:p>967</text:p>
          </table:table-cell>
          <table:table-cell office:value-type="float" office:value="0.53262858972344" calcext:value-type="float">
            <text:p>0.53262858972344</text:p>
          </table:table-cell>
          <table:table-cell/>
          <table:table-cell table:formula="of:=[.I977]-[.I976]" office:value-type="float" office:value="0.0000609407885600044" calcext:value-type="float">
            <text:p>0.00006094078856</text:p>
          </table:table-cell>
          <table:table-cell/>
          <table:table-cell table:formula="of:=MATCH([.G977];[.H$8:.H$1007];0)" office:value-type="float" office:value="101" calcext:value-type="float">
            <text:p>101</text:p>
          </table:table-cell>
          <table:table-cell table:formula="of:=MATCH([.G977];[.J$8:.J$1007];0)" office:value-type="float" office:value="101" calcext:value-type="float">
            <text:p>101</text:p>
          </table:table-cell>
          <table:table-cell table:formula="of:=ABS([.O977]-[.P97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49101439522489" calcext:value-type="float">
            <text:p>0.49101439522489</text:p>
          </table:table-cell>
          <table:table-cell office:value-type="float" office:value="971" calcext:value-type="float">
            <text:p>971</text:p>
          </table:table-cell>
          <table:table-cell office:value-type="float" office:value="0.49094677915845" calcext:value-type="float">
            <text:p>0.49094677915845</text:p>
          </table:table-cell>
          <table:table-cell table:number-columns-repeated="2"/>
          <table:table-cell office:value-type="float" office:value="971" calcext:value-type="float">
            <text:p>971</text:p>
          </table:table-cell>
          <table:table-cell office:value-type="float" office:value="846" calcext:value-type="float">
            <text:p>846</text:p>
          </table:table-cell>
          <table:table-cell office:value-type="float" office:value="0.53271250993459" calcext:value-type="float">
            <text:p>0.53271250993459</text:p>
          </table:table-cell>
          <table:table-cell office:value-type="float" office:value="846" calcext:value-type="float">
            <text:p>846</text:p>
          </table:table-cell>
          <table:table-cell office:value-type="float" office:value="0.53264512148538" calcext:value-type="float">
            <text:p>0.53264512148538</text:p>
          </table:table-cell>
          <table:table-cell/>
          <table:table-cell table:formula="of:=[.I978]-[.I977]" office:value-type="float" office:value="0.0000166284214599965" calcext:value-type="float">
            <text:p>0.00001662842146</text:p>
          </table:table-cell>
          <table:table-cell/>
          <table:table-cell table:formula="of:=MATCH([.G978];[.H$8:.H$1007];0)" office:value-type="float" office:value="307" calcext:value-type="float">
            <text:p>307</text:p>
          </table:table-cell>
          <table:table-cell table:formula="of:=MATCH([.G978];[.J$8:.J$1007];0)" office:value-type="float" office:value="307" calcext:value-type="float">
            <text:p>307</text:p>
          </table:table-cell>
          <table:table-cell table:formula="of:=ABS([.O978]-[.P97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52619397411233" calcext:value-type="float">
            <text:p>0.52619397411233</text:p>
          </table:table-cell>
          <table:table-cell office:value-type="float" office:value="972" calcext:value-type="float">
            <text:p>972</text:p>
          </table:table-cell>
          <table:table-cell office:value-type="float" office:value="0.52612563124591" calcext:value-type="float">
            <text:p>0.52612563124591</text:p>
          </table:table-cell>
          <table:table-cell table:number-columns-repeated="2"/>
          <table:table-cell office:value-type="float" office:value="972" calcext:value-type="float">
            <text:p>972</text:p>
          </table:table-cell>
          <table:table-cell office:value-type="float" office:value="417" calcext:value-type="float">
            <text:p>417</text:p>
          </table:table-cell>
          <table:table-cell office:value-type="float" office:value="0.53298926667422" calcext:value-type="float">
            <text:p>0.53298926667422</text:p>
          </table:table-cell>
          <table:table-cell office:value-type="float" office:value="417" calcext:value-type="float">
            <text:p>417</text:p>
          </table:table-cell>
          <table:table-cell office:value-type="float" office:value="0.53292185327394" calcext:value-type="float">
            <text:p>0.53292185327394</text:p>
          </table:table-cell>
          <table:table-cell/>
          <table:table-cell table:formula="of:=[.I979]-[.I978]" office:value-type="float" office:value="0.000276756739630013" calcext:value-type="float">
            <text:p>0.00027675673963</text:p>
          </table:table-cell>
          <table:table-cell/>
          <table:table-cell table:formula="of:=MATCH([.G979];[.H$8:.H$1007];0)" office:value-type="float" office:value="929" calcext:value-type="float">
            <text:p>929</text:p>
          </table:table-cell>
          <table:table-cell table:formula="of:=MATCH([.G979];[.J$8:.J$1007];0)" office:value-type="float" office:value="929" calcext:value-type="float">
            <text:p>929</text:p>
          </table:table-cell>
          <table:table-cell table:formula="of:=ABS([.O979]-[.P97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52536984521878" calcext:value-type="float">
            <text:p>0.52536984521878</text:p>
          </table:table-cell>
          <table:table-cell office:value-type="float" office:value="973" calcext:value-type="float">
            <text:p>973</text:p>
          </table:table-cell>
          <table:table-cell office:value-type="float" office:value="0.52530296467757" calcext:value-type="float">
            <text:p>0.52530296467757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office:value-type="float" office:value="883" calcext:value-type="float">
            <text:p>883</text:p>
          </table:table-cell>
          <table:table-cell office:value-type="float" office:value="0.53311724699568" calcext:value-type="float">
            <text:p>0.53311724699568</text:p>
          </table:table-cell>
          <table:table-cell office:value-type="float" office:value="883" calcext:value-type="float">
            <text:p>883</text:p>
          </table:table-cell>
          <table:table-cell office:value-type="float" office:value="0.53305003519321" calcext:value-type="float">
            <text:p>0.53305003519321</text:p>
          </table:table-cell>
          <table:table-cell/>
          <table:table-cell table:formula="of:=[.I980]-[.I979]" office:value-type="float" office:value="0.000127980321459997" calcext:value-type="float">
            <text:p>0.00012798032146</text:p>
          </table:table-cell>
          <table:table-cell/>
          <table:table-cell table:formula="of:=MATCH([.G980];[.H$8:.H$1007];0)" office:value-type="float" office:value="919" calcext:value-type="float">
            <text:p>919</text:p>
          </table:table-cell>
          <table:table-cell table:formula="of:=MATCH([.G980];[.J$8:.J$1007];0)" office:value-type="float" office:value="919" calcext:value-type="float">
            <text:p>919</text:p>
          </table:table-cell>
          <table:table-cell table:formula="of:=ABS([.O980]-[.P98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52066398328108" calcext:value-type="float">
            <text:p>0.52066398328108</text:p>
          </table:table-cell>
          <table:table-cell office:value-type="float" office:value="974" calcext:value-type="float">
            <text:p>974</text:p>
          </table:table-cell>
          <table:table-cell office:value-type="float" office:value="0.5205963122387" calcext:value-type="float">
            <text:p>0.52059631223870</text:p>
          </table:table-cell>
          <table:table-cell table:number-columns-repeated="2"/>
          <table:table-cell office:value-type="float" office:value="974" calcext:value-type="float">
            <text:p>974</text:p>
          </table:table-cell>
          <table:table-cell office:value-type="float" office:value="655" calcext:value-type="float">
            <text:p>655</text:p>
          </table:table-cell>
          <table:table-cell office:value-type="float" office:value="0.5331219233565" calcext:value-type="float">
            <text:p>0.53312192335650</text:p>
          </table:table-cell>
          <table:table-cell office:value-type="float" office:value="655" calcext:value-type="float">
            <text:p>655</text:p>
          </table:table-cell>
          <table:table-cell office:value-type="float" office:value="0.53305457235217" calcext:value-type="float">
            <text:p>0.53305457235217</text:p>
          </table:table-cell>
          <table:table-cell/>
          <table:table-cell table:formula="of:=[.I981]-[.I980]" office:value-type="float" office:value="0.00000467636082002176" calcext:value-type="float">
            <text:p>0.00000467636082</text:p>
          </table:table-cell>
          <table:table-cell/>
          <table:table-cell table:formula="of:=MATCH([.G981];[.H$8:.H$1007];0)" office:value-type="float" office:value="878" calcext:value-type="float">
            <text:p>878</text:p>
          </table:table-cell>
          <table:table-cell table:formula="of:=MATCH([.G981];[.J$8:.J$1007];0)" office:value-type="float" office:value="878" calcext:value-type="float">
            <text:p>878</text:p>
          </table:table-cell>
          <table:table-cell table:formula="of:=ABS([.O981]-[.P98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47428990517202" calcext:value-type="float">
            <text:p>0.47428990517202</text:p>
          </table:table-cell>
          <table:table-cell office:value-type="float" office:value="975" calcext:value-type="float">
            <text:p>975</text:p>
          </table:table-cell>
          <table:table-cell office:value-type="float" office:value="0.47422235825036" calcext:value-type="float">
            <text:p>0.47422235825036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401" calcext:value-type="float">
            <text:p>401</text:p>
          </table:table-cell>
          <table:table-cell office:value-type="float" office:value="0.53335913428739" calcext:value-type="float">
            <text:p>0.53335913428739</text:p>
          </table:table-cell>
          <table:table-cell office:value-type="float" office:value="401" calcext:value-type="float">
            <text:p>401</text:p>
          </table:table-cell>
          <table:table-cell office:value-type="float" office:value="0.53329169022178" calcext:value-type="float">
            <text:p>0.53329169022178</text:p>
          </table:table-cell>
          <table:table-cell/>
          <table:table-cell table:formula="of:=[.I982]-[.I981]" office:value-type="float" office:value="0.000237210930890019" calcext:value-type="float">
            <text:p>0.00023721093089</text:p>
          </table:table-cell>
          <table:table-cell/>
          <table:table-cell table:formula="of:=MATCH([.G982];[.H$8:.H$1007];0)" office:value-type="float" office:value="84" calcext:value-type="float">
            <text:p>84</text:p>
          </table:table-cell>
          <table:table-cell table:formula="of:=MATCH([.G982];[.J$8:.J$1007];0)" office:value-type="float" office:value="84" calcext:value-type="float">
            <text:p>84</text:p>
          </table:table-cell>
          <table:table-cell table:formula="of:=ABS([.O982]-[.P98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50158956974475" calcext:value-type="float">
            <text:p>0.50158956974475</text:p>
          </table:table-cell>
          <table:table-cell office:value-type="float" office:value="976" calcext:value-type="float">
            <text:p>976</text:p>
          </table:table-cell>
          <table:table-cell office:value-type="float" office:value="0.50152219076884" calcext:value-type="float">
            <text:p>0.50152219076884</text:p>
          </table:table-cell>
          <table:table-cell table:number-columns-repeated="2"/>
          <table:table-cell office:value-type="float" office:value="976" calcext:value-type="float">
            <text:p>976</text:p>
          </table:table-cell>
          <table:table-cell office:value-type="float" office:value="836" calcext:value-type="float">
            <text:p>836</text:p>
          </table:table-cell>
          <table:table-cell office:value-type="float" office:value="0.53368074989791" calcext:value-type="float">
            <text:p>0.53368074989791</text:p>
          </table:table-cell>
          <table:table-cell office:value-type="float" office:value="836" calcext:value-type="float">
            <text:p>836</text:p>
          </table:table-cell>
          <table:table-cell office:value-type="float" office:value="0.53361302072288" calcext:value-type="float">
            <text:p>0.53361302072288</text:p>
          </table:table-cell>
          <table:table-cell/>
          <table:table-cell table:formula="of:=[.I983]-[.I982]" office:value-type="float" office:value="0.000321615610520021" calcext:value-type="float">
            <text:p>0.00032161561052</text:p>
          </table:table-cell>
          <table:table-cell/>
          <table:table-cell table:formula="of:=MATCH([.G983];[.H$8:.H$1007];0)" office:value-type="float" office:value="524" calcext:value-type="float">
            <text:p>524</text:p>
          </table:table-cell>
          <table:table-cell table:formula="of:=MATCH([.G983];[.J$8:.J$1007];0)" office:value-type="float" office:value="524" calcext:value-type="float">
            <text:p>524</text:p>
          </table:table-cell>
          <table:table-cell table:formula="of:=ABS([.O983]-[.P98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51964238500503" calcext:value-type="float">
            <text:p>0.51964238500503</text:p>
          </table:table-cell>
          <table:table-cell office:value-type="float" office:value="977" calcext:value-type="float">
            <text:p>977</text:p>
          </table:table-cell>
          <table:table-cell office:value-type="float" office:value="0.5195748998133" calcext:value-type="float">
            <text:p>0.51957489981330</text:p>
          </table:table-cell>
          <table:table-cell table:number-columns-repeated="2"/>
          <table:table-cell office:value-type="float" office:value="977" calcext:value-type="float">
            <text:p>977</text:p>
          </table:table-cell>
          <table:table-cell office:value-type="float" office:value="152" calcext:value-type="float">
            <text:p>152</text:p>
          </table:table-cell>
          <table:table-cell office:value-type="float" office:value="0.53383823768854" calcext:value-type="float">
            <text:p>0.53383823768854</text:p>
          </table:table-cell>
          <table:table-cell office:value-type="float" office:value="152" calcext:value-type="float">
            <text:p>152</text:p>
          </table:table-cell>
          <table:table-cell office:value-type="float" office:value="0.53377098924553" calcext:value-type="float">
            <text:p>0.53377098924553</text:p>
          </table:table-cell>
          <table:table-cell/>
          <table:table-cell table:formula="of:=[.I984]-[.I983]" office:value-type="float" office:value="0.000157487790629962" calcext:value-type="float">
            <text:p>0.00015748779063</text:p>
          </table:table-cell>
          <table:table-cell/>
          <table:table-cell table:formula="of:=MATCH([.G984];[.H$8:.H$1007];0)" office:value-type="float" office:value="862" calcext:value-type="float">
            <text:p>862</text:p>
          </table:table-cell>
          <table:table-cell table:formula="of:=MATCH([.G984];[.J$8:.J$1007];0)" office:value-type="float" office:value="862" calcext:value-type="float">
            <text:p>862</text:p>
          </table:table-cell>
          <table:table-cell table:formula="of:=ABS([.O984]-[.P98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48280187304472" calcext:value-type="float">
            <text:p>0.48280187304472</text:p>
          </table:table-cell>
          <table:table-cell office:value-type="float" office:value="978" calcext:value-type="float">
            <text:p>978</text:p>
          </table:table-cell>
          <table:table-cell office:value-type="float" office:value="0.48273486128757" calcext:value-type="float">
            <text:p>0.48273486128757</text:p>
          </table:table-cell>
          <table:table-cell table:number-columns-repeated="2"/>
          <table:table-cell office:value-type="float" office:value="978" calcext:value-type="float">
            <text:p>978</text:p>
          </table:table-cell>
          <table:table-cell office:value-type="float" office:value="580" calcext:value-type="float">
            <text:p>580</text:p>
          </table:table-cell>
          <table:table-cell office:value-type="float" office:value="0.53394943118019" calcext:value-type="float">
            <text:p>0.53394943118019</text:p>
          </table:table-cell>
          <table:table-cell office:value-type="float" office:value="580" calcext:value-type="float">
            <text:p>580</text:p>
          </table:table-cell>
          <table:table-cell office:value-type="float" office:value="0.53388186782919" calcext:value-type="float">
            <text:p>0.53388186782919</text:p>
          </table:table-cell>
          <table:table-cell/>
          <table:table-cell table:formula="of:=[.I985]-[.I984]" office:value-type="float" office:value="0.000111193491650008" calcext:value-type="float">
            <text:p>0.00011119349165</text:p>
          </table:table-cell>
          <table:table-cell/>
          <table:table-cell table:formula="of:=MATCH([.G985];[.H$8:.H$1007];0)" office:value-type="float" office:value="180" calcext:value-type="float">
            <text:p>180</text:p>
          </table:table-cell>
          <table:table-cell table:formula="of:=MATCH([.G985];[.J$8:.J$1007];0)" office:value-type="float" office:value="180" calcext:value-type="float">
            <text:p>180</text:p>
          </table:table-cell>
          <table:table-cell table:formula="of:=ABS([.O985]-[.P98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51369359869597" calcext:value-type="float">
            <text:p>0.51369359869597</text:p>
          </table:table-cell>
          <table:table-cell office:value-type="float" office:value="979" calcext:value-type="float">
            <text:p>979</text:p>
          </table:table-cell>
          <table:table-cell office:value-type="float" office:value="0.51362615230366" calcext:value-type="float">
            <text:p>0.51362615230366</text:p>
          </table:table-cell>
          <table:table-cell table:number-columns-repeated="2"/>
          <table:table-cell office:value-type="float" office:value="979" calcext:value-type="float">
            <text:p>979</text:p>
          </table:table-cell>
          <table:table-cell office:value-type="float" office:value="628" calcext:value-type="float">
            <text:p>628</text:p>
          </table:table-cell>
          <table:table-cell office:value-type="float" office:value="0.53442265391047" calcext:value-type="float">
            <text:p>0.53442265391047</text:p>
          </table:table-cell>
          <table:table-cell office:value-type="float" office:value="628" calcext:value-type="float">
            <text:p>628</text:p>
          </table:table-cell>
          <table:table-cell office:value-type="float" office:value="0.53435472976279" calcext:value-type="float">
            <text:p>0.53435472976279</text:p>
          </table:table-cell>
          <table:table-cell/>
          <table:table-cell table:formula="of:=[.I986]-[.I985]" office:value-type="float" office:value="0.000473222730279943" calcext:value-type="float">
            <text:p>0.00047322273028</text:p>
          </table:table-cell>
          <table:table-cell/>
          <table:table-cell table:formula="of:=MATCH([.G986];[.H$8:.H$1007];0)" office:value-type="float" office:value="767" calcext:value-type="float">
            <text:p>767</text:p>
          </table:table-cell>
          <table:table-cell table:formula="of:=MATCH([.G986];[.J$8:.J$1007];0)" office:value-type="float" office:value="767" calcext:value-type="float">
            <text:p>767</text:p>
          </table:table-cell>
          <table:table-cell table:formula="of:=ABS([.O986]-[.P98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50878046918879" calcext:value-type="float">
            <text:p>0.50878046918879</text:p>
          </table:table-cell>
          <table:table-cell office:value-type="float" office:value="980" calcext:value-type="float">
            <text:p>980</text:p>
          </table:table-cell>
          <table:table-cell office:value-type="float" office:value="0.50871293184021" calcext:value-type="float">
            <text:p>0.50871293184021</text:p>
          </table:table-cell>
          <table:table-cell table:number-columns-repeated="2"/>
          <table:table-cell office:value-type="float" office:value="980" calcext:value-type="float">
            <text:p>980</text:p>
          </table:table-cell>
          <table:table-cell office:value-type="float" office:value="952" calcext:value-type="float">
            <text:p>952</text:p>
          </table:table-cell>
          <table:table-cell office:value-type="float" office:value="0.5346784739519" calcext:value-type="float">
            <text:p>0.53467847395190</text:p>
          </table:table-cell>
          <table:table-cell office:value-type="float" office:value="952" calcext:value-type="float">
            <text:p>952</text:p>
          </table:table-cell>
          <table:table-cell office:value-type="float" office:value="0.53461070294112" calcext:value-type="float">
            <text:p>0.53461070294112</text:p>
          </table:table-cell>
          <table:table-cell/>
          <table:table-cell table:formula="of:=[.I987]-[.I986]" office:value-type="float" office:value="0.000255820041430099" calcext:value-type="float">
            <text:p>0.00025582004143</text:p>
          </table:table-cell>
          <table:table-cell/>
          <table:table-cell table:formula="of:=MATCH([.G987];[.H$8:.H$1007];0)" office:value-type="float" office:value="671" calcext:value-type="float">
            <text:p>671</text:p>
          </table:table-cell>
          <table:table-cell table:formula="of:=MATCH([.G987];[.J$8:.J$1007];0)" office:value-type="float" office:value="671" calcext:value-type="float">
            <text:p>671</text:p>
          </table:table-cell>
          <table:table-cell table:formula="of:=ABS([.O987]-[.P98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52152470386409" calcext:value-type="float">
            <text:p>0.52152470386409</text:p>
          </table:table-cell>
          <table:table-cell office:value-type="float" office:value="981" calcext:value-type="float">
            <text:p>981</text:p>
          </table:table-cell>
          <table:table-cell office:value-type="float" office:value="0.52145641378425" calcext:value-type="float">
            <text:p>0.52145641378425</text:p>
          </table:table-cell>
          <table:table-cell table:number-columns-repeated="2"/>
          <table:table-cell office:value-type="float" office:value="981" calcext:value-type="float">
            <text:p>981</text:p>
          </table:table-cell>
          <table:table-cell office:value-type="float" office:value="936" calcext:value-type="float">
            <text:p>936</text:p>
          </table:table-cell>
          <table:table-cell office:value-type="float" office:value="0.53506015388053" calcext:value-type="float">
            <text:p>0.53506015388053</text:p>
          </table:table-cell>
          <table:table-cell office:value-type="float" office:value="936" calcext:value-type="float">
            <text:p>936</text:p>
          </table:table-cell>
          <table:table-cell office:value-type="float" office:value="0.53499224487984" calcext:value-type="float">
            <text:p>0.53499224487984</text:p>
          </table:table-cell>
          <table:table-cell/>
          <table:table-cell table:formula="of:=[.I988]-[.I987]" office:value-type="float" office:value="0.000381679928629919" calcext:value-type="float">
            <text:p>0.00038167992863</text:p>
          </table:table-cell>
          <table:table-cell/>
          <table:table-cell table:formula="of:=MATCH([.G988];[.H$8:.H$1007];0)" office:value-type="float" office:value="883" calcext:value-type="float">
            <text:p>883</text:p>
          </table:table-cell>
          <table:table-cell table:formula="of:=MATCH([.G988];[.J$8:.J$1007];0)" office:value-type="float" office:value="883" calcext:value-type="float">
            <text:p>883</text:p>
          </table:table-cell>
          <table:table-cell table:formula="of:=ABS([.O988]-[.P98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49860369992902" calcext:value-type="float">
            <text:p>0.49860369992902</text:p>
          </table:table-cell>
          <table:table-cell office:value-type="float" office:value="982" calcext:value-type="float">
            <text:p>982</text:p>
          </table:table-cell>
          <table:table-cell office:value-type="float" office:value="0.49853679143156" calcext:value-type="float">
            <text:p>0.49853679143156</text:p>
          </table:table-cell>
          <table:table-cell table:number-columns-repeated="2"/>
          <table:table-cell office:value-type="float" office:value="982" calcext:value-type="float">
            <text:p>982</text:p>
          </table:table-cell>
          <table:table-cell office:value-type="float" office:value="953" calcext:value-type="float">
            <text:p>953</text:p>
          </table:table-cell>
          <table:table-cell office:value-type="float" office:value="0.53541681946695" calcext:value-type="float">
            <text:p>0.53541681946695</text:p>
          </table:table-cell>
          <table:table-cell office:value-type="float" office:value="953" calcext:value-type="float">
            <text:p>953</text:p>
          </table:table-cell>
          <table:table-cell office:value-type="float" office:value="0.53534984459056" calcext:value-type="float">
            <text:p>0.53534984459056</text:p>
          </table:table-cell>
          <table:table-cell/>
          <table:table-cell table:formula="of:=[.I989]-[.I988]" office:value-type="float" office:value="0.000356665586420002" calcext:value-type="float">
            <text:p>0.00035666558642</text:p>
          </table:table-cell>
          <table:table-cell/>
          <table:table-cell table:formula="of:=MATCH([.G989];[.H$8:.H$1007];0)" office:value-type="float" office:value="460" calcext:value-type="float">
            <text:p>460</text:p>
          </table:table-cell>
          <table:table-cell table:formula="of:=MATCH([.G989];[.J$8:.J$1007];0)" office:value-type="float" office:value="460" calcext:value-type="float">
            <text:p>460</text:p>
          </table:table-cell>
          <table:table-cell table:formula="of:=ABS([.O989]-[.P98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51175053557973" calcext:value-type="float">
            <text:p>0.51175053557973</text:p>
          </table:table-cell>
          <table:table-cell office:value-type="float" office:value="983" calcext:value-type="float">
            <text:p>983</text:p>
          </table:table-cell>
          <table:table-cell office:value-type="float" office:value="0.51168334610012" calcext:value-type="float">
            <text:p>0.51168334610012</text:p>
          </table:table-cell>
          <table:table-cell table:number-columns-repeated="2"/>
          <table:table-cell office:value-type="float" office:value="983" calcext:value-type="float">
            <text:p>983</text:p>
          </table:table-cell>
          <table:table-cell office:value-type="float" office:value="70" calcext:value-type="float">
            <text:p>70</text:p>
          </table:table-cell>
          <table:table-cell office:value-type="float" office:value="0.5355371833941" calcext:value-type="float">
            <text:p>0.53553718339410</text:p>
          </table:table-cell>
          <table:table-cell office:value-type="float" office:value="70" calcext:value-type="float">
            <text:p>70</text:p>
          </table:table-cell>
          <table:table-cell office:value-type="float" office:value="0.53546977966816" calcext:value-type="float">
            <text:p>0.53546977966816</text:p>
          </table:table-cell>
          <table:table-cell/>
          <table:table-cell table:formula="of:=[.I990]-[.I989]" office:value-type="float" office:value="0.000120363927150091" calcext:value-type="float">
            <text:p>0.00012036392715</text:p>
          </table:table-cell>
          <table:table-cell/>
          <table:table-cell table:formula="of:=MATCH([.G990];[.H$8:.H$1007];0)" office:value-type="float" office:value="723" calcext:value-type="float">
            <text:p>723</text:p>
          </table:table-cell>
          <table:table-cell table:formula="of:=MATCH([.G990];[.J$8:.J$1007];0)" office:value-type="float" office:value="723" calcext:value-type="float">
            <text:p>723</text:p>
          </table:table-cell>
          <table:table-cell table:formula="of:=ABS([.O990]-[.P99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51200004283601" calcext:value-type="float">
            <text:p>0.51200004283601</text:p>
          </table:table-cell>
          <table:table-cell office:value-type="float" office:value="984" calcext:value-type="float">
            <text:p>984</text:p>
          </table:table-cell>
          <table:table-cell office:value-type="float" office:value="0.51193238638496" calcext:value-type="float">
            <text:p>0.51193238638496</text:p>
          </table:table-cell>
          <table:table-cell table:number-columns-repeated="2"/>
          <table:table-cell office:value-type="float" office:value="984" calcext:value-type="float">
            <text:p>984</text:p>
          </table:table-cell>
          <table:table-cell office:value-type="float" office:value="285" calcext:value-type="float">
            <text:p>285</text:p>
          </table:table-cell>
          <table:table-cell office:value-type="float" office:value="0.53581335673182" calcext:value-type="float">
            <text:p>0.53581335673182</text:p>
          </table:table-cell>
          <table:table-cell office:value-type="float" office:value="285" calcext:value-type="float">
            <text:p>285</text:p>
          </table:table-cell>
          <table:table-cell office:value-type="float" office:value="0.53574616657591" calcext:value-type="float">
            <text:p>0.53574616657591</text:p>
          </table:table-cell>
          <table:table-cell/>
          <table:table-cell table:formula="of:=[.I991]-[.I990]" office:value-type="float" office:value="0.000276173337719898" calcext:value-type="float">
            <text:p>0.00027617333772</text:p>
          </table:table-cell>
          <table:table-cell/>
          <table:table-cell table:formula="of:=MATCH([.G991];[.H$8:.H$1007];0)" office:value-type="float" office:value="732" calcext:value-type="float">
            <text:p>732</text:p>
          </table:table-cell>
          <table:table-cell table:formula="of:=MATCH([.G991];[.J$8:.J$1007];0)" office:value-type="float" office:value="732" calcext:value-type="float">
            <text:p>732</text:p>
          </table:table-cell>
          <table:table-cell table:formula="of:=ABS([.O991]-[.P99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48082395144352" calcext:value-type="float">
            <text:p>0.48082395144352</text:p>
          </table:table-cell>
          <table:table-cell office:value-type="float" office:value="985" calcext:value-type="float">
            <text:p>985</text:p>
          </table:table-cell>
          <table:table-cell office:value-type="float" office:value="0.48075634917023" calcext:value-type="float">
            <text:p>0.48075634917023</text:p>
          </table:table-cell>
          <table:table-cell table:number-columns-repeated="2"/>
          <table:table-cell office:value-type="float" office:value="985" calcext:value-type="float">
            <text:p>985</text:p>
          </table:table-cell>
          <table:table-cell office:value-type="float" office:value="795" calcext:value-type="float">
            <text:p>795</text:p>
          </table:table-cell>
          <table:table-cell office:value-type="float" office:value="0.53741754769082" calcext:value-type="float">
            <text:p>0.53741754769082</text:p>
          </table:table-cell>
          <table:table-cell office:value-type="float" office:value="795" calcext:value-type="float">
            <text:p>795</text:p>
          </table:table-cell>
          <table:table-cell office:value-type="float" office:value="0.53734986176036" calcext:value-type="float">
            <text:p>0.53734986176036</text:p>
          </table:table-cell>
          <table:table-cell/>
          <table:table-cell table:formula="of:=[.I992]-[.I991]" office:value-type="float" office:value="0.001604190959" calcext:value-type="float">
            <text:p>0.00160419095900</text:p>
          </table:table-cell>
          <table:table-cell/>
          <table:table-cell table:formula="of:=MATCH([.G992];[.H$8:.H$1007];0)" office:value-type="float" office:value="148" calcext:value-type="float">
            <text:p>148</text:p>
          </table:table-cell>
          <table:table-cell table:formula="of:=MATCH([.G992];[.J$8:.J$1007];0)" office:value-type="float" office:value="148" calcext:value-type="float">
            <text:p>148</text:p>
          </table:table-cell>
          <table:table-cell table:formula="of:=ABS([.O992]-[.P99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48982542858378" calcext:value-type="float">
            <text:p>0.48982542858378</text:p>
          </table:table-cell>
          <table:table-cell office:value-type="float" office:value="986" calcext:value-type="float">
            <text:p>986</text:p>
          </table:table-cell>
          <table:table-cell office:value-type="float" office:value="0.4897580855097" calcext:value-type="float">
            <text:p>0.48975808550970</text:p>
          </table:table-cell>
          <table:table-cell table:number-columns-repeated="2"/>
          <table:table-cell office:value-type="float" office:value="986" calcext:value-type="float">
            <text:p>986</text:p>
          </table:table-cell>
          <table:table-cell office:value-type="float" office:value="740" calcext:value-type="float">
            <text:p>740</text:p>
          </table:table-cell>
          <table:table-cell office:value-type="float" office:value="0.53801433596765" calcext:value-type="float">
            <text:p>0.53801433596765</text:p>
          </table:table-cell>
          <table:table-cell office:value-type="float" office:value="740" calcext:value-type="float">
            <text:p>740</text:p>
          </table:table-cell>
          <table:table-cell office:value-type="float" office:value="0.5379472901021" calcext:value-type="float">
            <text:p>0.53794729010210</text:p>
          </table:table-cell>
          <table:table-cell/>
          <table:table-cell table:formula="of:=[.I993]-[.I992]" office:value-type="float" office:value="0.000596788276830074" calcext:value-type="float">
            <text:p>0.00059678827683</text:p>
          </table:table-cell>
          <table:table-cell/>
          <table:table-cell table:formula="of:=MATCH([.G993];[.H$8:.H$1007];0)" office:value-type="float" office:value="289" calcext:value-type="float">
            <text:p>289</text:p>
          </table:table-cell>
          <table:table-cell table:formula="of:=MATCH([.G993];[.J$8:.J$1007];0)" office:value-type="float" office:value="289" calcext:value-type="float">
            <text:p>289</text:p>
          </table:table-cell>
          <table:table-cell table:formula="of:=ABS([.O993]-[.P99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48437695505798" calcext:value-type="float">
            <text:p>0.48437695505798</text:p>
          </table:table-cell>
          <table:table-cell office:value-type="float" office:value="987" calcext:value-type="float">
            <text:p>987</text:p>
          </table:table-cell>
          <table:table-cell office:value-type="float" office:value="0.48430931991849" calcext:value-type="float">
            <text:p>0.48430931991849</text:p>
          </table:table-cell>
          <table:table-cell table:number-columns-repeated="2"/>
          <table:table-cell office:value-type="float" office:value="987" calcext:value-type="float">
            <text:p>987</text:p>
          </table:table-cell>
          <table:table-cell office:value-type="float" office:value="588" calcext:value-type="float">
            <text:p>588</text:p>
          </table:table-cell>
          <table:table-cell office:value-type="float" office:value="0.53900565603802" calcext:value-type="float">
            <text:p>0.53900565603802</text:p>
          </table:table-cell>
          <table:table-cell office:value-type="float" office:value="588" calcext:value-type="float">
            <text:p>588</text:p>
          </table:table-cell>
          <table:table-cell office:value-type="float" office:value="0.53893877095966" calcext:value-type="float">
            <text:p>0.53893877095966</text:p>
          </table:table-cell>
          <table:table-cell/>
          <table:table-cell table:formula="of:=[.I994]-[.I993]" office:value-type="float" office:value="0.00099132007036995" calcext:value-type="float">
            <text:p>0.00099132007037</text:p>
          </table:table-cell>
          <table:table-cell/>
          <table:table-cell table:formula="of:=MATCH([.G994];[.H$8:.H$1007];0)" office:value-type="float" office:value="199" calcext:value-type="float">
            <text:p>199</text:p>
          </table:table-cell>
          <table:table-cell table:formula="of:=MATCH([.G994];[.J$8:.J$1007];0)" office:value-type="float" office:value="199" calcext:value-type="float">
            <text:p>199</text:p>
          </table:table-cell>
          <table:table-cell table:formula="of:=ABS([.O994]-[.P99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49826461124017" calcext:value-type="float">
            <text:p>0.49826461124017</text:p>
          </table:table-cell>
          <table:table-cell office:value-type="float" office:value="988" calcext:value-type="float">
            <text:p>988</text:p>
          </table:table-cell>
          <table:table-cell office:value-type="float" office:value="0.49819728396128" calcext:value-type="float">
            <text:p>0.49819728396128</text:p>
          </table:table-cell>
          <table:table-cell table:number-columns-repeated="2"/>
          <table:table-cell office:value-type="float" office:value="988" calcext:value-type="float">
            <text:p>988</text:p>
          </table:table-cell>
          <table:table-cell office:value-type="float" office:value="723" calcext:value-type="float">
            <text:p>723</text:p>
          </table:table-cell>
          <table:table-cell office:value-type="float" office:value="0.54033270333054" calcext:value-type="float">
            <text:p>0.54033270333054</text:p>
          </table:table-cell>
          <table:table-cell office:value-type="float" office:value="723" calcext:value-type="float">
            <text:p>723</text:p>
          </table:table-cell>
          <table:table-cell office:value-type="float" office:value="0.540265667493" calcext:value-type="float">
            <text:p>0.54026566749300</text:p>
          </table:table-cell>
          <table:table-cell/>
          <table:table-cell table:formula="of:=[.I995]-[.I994]" office:value-type="float" office:value="0.00132704729251998" calcext:value-type="float">
            <text:p>0.00132704729252</text:p>
          </table:table-cell>
          <table:table-cell/>
          <table:table-cell table:formula="of:=MATCH([.G995];[.H$8:.H$1007];0)" office:value-type="float" office:value="453" calcext:value-type="float">
            <text:p>453</text:p>
          </table:table-cell>
          <table:table-cell table:formula="of:=MATCH([.G995];[.J$8:.J$1007];0)" office:value-type="float" office:value="453" calcext:value-type="float">
            <text:p>453</text:p>
          </table:table-cell>
          <table:table-cell table:formula="of:=ABS([.O995]-[.P99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47483926607993" calcext:value-type="float">
            <text:p>0.47483926607993</text:p>
          </table:table-cell>
          <table:table-cell office:value-type="float" office:value="989" calcext:value-type="float">
            <text:p>989</text:p>
          </table:table-cell>
          <table:table-cell office:value-type="float" office:value="0.47477151262391" calcext:value-type="float">
            <text:p>0.47477151262391</text:p>
          </table:table-cell>
          <table:table-cell table:number-columns-repeated="2"/>
          <table:table-cell office:value-type="float" office:value="989" calcext:value-type="float">
            <text:p>989</text:p>
          </table:table-cell>
          <table:table-cell office:value-type="float" office:value="231" calcext:value-type="float">
            <text:p>231</text:p>
          </table:table-cell>
          <table:table-cell office:value-type="float" office:value="0.54047160272742" calcext:value-type="float">
            <text:p>0.54047160272742</text:p>
          </table:table-cell>
          <table:table-cell office:value-type="float" office:value="231" calcext:value-type="float">
            <text:p>231</text:p>
          </table:table-cell>
          <table:table-cell office:value-type="float" office:value="0.54040380787268" calcext:value-type="float">
            <text:p>0.54040380787268</text:p>
          </table:table-cell>
          <table:table-cell/>
          <table:table-cell table:formula="of:=[.I996]-[.I995]" office:value-type="float" office:value="0.000138899396880054" calcext:value-type="float">
            <text:p>0.00013889939688</text:p>
          </table:table-cell>
          <table:table-cell/>
          <table:table-cell table:formula="of:=MATCH([.G996];[.H$8:.H$1007];0)" office:value-type="float" office:value="90" calcext:value-type="float">
            <text:p>90</text:p>
          </table:table-cell>
          <table:table-cell table:formula="of:=MATCH([.G996];[.J$8:.J$1007];0)" office:value-type="float" office:value="90" calcext:value-type="float">
            <text:p>90</text:p>
          </table:table-cell>
          <table:table-cell table:formula="of:=ABS([.O996]-[.P99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48574066206935" calcext:value-type="float">
            <text:p>0.48574066206935</text:p>
          </table:table-cell>
          <table:table-cell office:value-type="float" office:value="990" calcext:value-type="float">
            <text:p>990</text:p>
          </table:table-cell>
          <table:table-cell office:value-type="float" office:value="0.48567366543282" calcext:value-type="float">
            <text:p>0.48567366543282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115" calcext:value-type="float">
            <text:p>115</text:p>
          </table:table-cell>
          <table:table-cell office:value-type="float" office:value="0.54091899053989" calcext:value-type="float">
            <text:p>0.54091899053989</text:p>
          </table:table-cell>
          <table:table-cell office:value-type="float" office:value="115" calcext:value-type="float">
            <text:p>115</text:p>
          </table:table-cell>
          <table:table-cell office:value-type="float" office:value="0.54085143426918" calcext:value-type="float">
            <text:p>0.54085143426918</text:p>
          </table:table-cell>
          <table:table-cell/>
          <table:table-cell table:formula="of:=[.I997]-[.I996]" office:value-type="float" office:value="0.000447387812470002" calcext:value-type="float">
            <text:p>0.00044738781247</text:p>
          </table:table-cell>
          <table:table-cell/>
          <table:table-cell table:formula="of:=MATCH([.G997];[.H$8:.H$1007];0)" office:value-type="float" office:value="217" calcext:value-type="float">
            <text:p>217</text:p>
          </table:table-cell>
          <table:table-cell table:formula="of:=MATCH([.G997];[.J$8:.J$1007];0)" office:value-type="float" office:value="217" calcext:value-type="float">
            <text:p>217</text:p>
          </table:table-cell>
          <table:table-cell table:formula="of:=ABS([.O997]-[.P99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51004578968398" calcext:value-type="float">
            <text:p>0.51004578968398</text:p>
          </table:table-cell>
          <table:table-cell office:value-type="float" office:value="991" calcext:value-type="float">
            <text:p>991</text:p>
          </table:table-cell>
          <table:table-cell office:value-type="float" office:value="0.50997939296778" calcext:value-type="float">
            <text:p>0.50997939296778</text:p>
          </table:table-cell>
          <table:table-cell table:number-columns-repeated="2"/>
          <table:table-cell office:value-type="float" office:value="991" calcext:value-type="float">
            <text:p>991</text:p>
          </table:table-cell>
          <table:table-cell office:value-type="float" office:value="303" calcext:value-type="float">
            <text:p>303</text:p>
          </table:table-cell>
          <table:table-cell office:value-type="float" office:value="0.54198828524621" calcext:value-type="float">
            <text:p>0.54198828524621</text:p>
          </table:table-cell>
          <table:table-cell office:value-type="float" office:value="303" calcext:value-type="float">
            <text:p>303</text:p>
          </table:table-cell>
          <table:table-cell office:value-type="float" office:value="0.54192052892084" calcext:value-type="float">
            <text:p>0.54192052892084</text:p>
          </table:table-cell>
          <table:table-cell/>
          <table:table-cell table:formula="of:=[.I998]-[.I997]" office:value-type="float" office:value="0.00106929470632" calcext:value-type="float">
            <text:p>0.00106929470632</text:p>
          </table:table-cell>
          <table:table-cell/>
          <table:table-cell table:formula="of:=MATCH([.G998];[.H$8:.H$1007];0)" office:value-type="float" office:value="688" calcext:value-type="float">
            <text:p>688</text:p>
          </table:table-cell>
          <table:table-cell table:formula="of:=MATCH([.G998];[.J$8:.J$1007];0)" office:value-type="float" office:value="688" calcext:value-type="float">
            <text:p>688</text:p>
          </table:table-cell>
          <table:table-cell table:formula="of:=ABS([.O998]-[.P998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49404960353915" calcext:value-type="float">
            <text:p>0.49404960353915</text:p>
          </table:table-cell>
          <table:table-cell office:value-type="float" office:value="992" calcext:value-type="float">
            <text:p>992</text:p>
          </table:table-cell>
          <table:table-cell office:value-type="float" office:value="0.49398219787766" calcext:value-type="float">
            <text:p>0.49398219787766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625" calcext:value-type="float">
            <text:p>625</text:p>
          </table:table-cell>
          <table:table-cell office:value-type="float" office:value="0.54252011269353" calcext:value-type="float">
            <text:p>0.54252011269353</text:p>
          </table:table-cell>
          <table:table-cell office:value-type="float" office:value="625" calcext:value-type="float">
            <text:p>625</text:p>
          </table:table-cell>
          <table:table-cell office:value-type="float" office:value="0.5424527093942" calcext:value-type="float">
            <text:p>0.54245270939420</text:p>
          </table:table-cell>
          <table:table-cell/>
          <table:table-cell table:formula="of:=[.I999]-[.I998]" office:value-type="float" office:value="0.000531827447319944" calcext:value-type="float">
            <text:p>0.00053182744732</text:p>
          </table:table-cell>
          <table:table-cell/>
          <table:table-cell table:formula="of:=MATCH([.G999];[.H$8:.H$1007];0)" office:value-type="float" office:value="363" calcext:value-type="float">
            <text:p>363</text:p>
          </table:table-cell>
          <table:table-cell table:formula="of:=MATCH([.G999];[.J$8:.J$1007];0)" office:value-type="float" office:value="363" calcext:value-type="float">
            <text:p>363</text:p>
          </table:table-cell>
          <table:table-cell table:formula="of:=ABS([.O999]-[.P99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46478219270494" calcext:value-type="float">
            <text:p>0.46478219270494</text:p>
          </table:table-cell>
          <table:table-cell office:value-type="float" office:value="993" calcext:value-type="float">
            <text:p>993</text:p>
          </table:table-cell>
          <table:table-cell office:value-type="float" office:value="0.46471514486953" calcext:value-type="float">
            <text:p>0.46471514486953</text:p>
          </table:table-cell>
          <table:table-cell table:number-columns-repeated="2"/>
          <table:table-cell office:value-type="float" office:value="993" calcext:value-type="float">
            <text:p>993</text:p>
          </table:table-cell>
          <table:table-cell office:value-type="float" office:value="890" calcext:value-type="float">
            <text:p>890</text:p>
          </table:table-cell>
          <table:table-cell office:value-type="float" office:value="0.54285891264937" calcext:value-type="float">
            <text:p>0.54285891264937</text:p>
          </table:table-cell>
          <table:table-cell office:value-type="float" office:value="890" calcext:value-type="float">
            <text:p>890</text:p>
          </table:table-cell>
          <table:table-cell office:value-type="float" office:value="0.54279199574748" calcext:value-type="float">
            <text:p>0.54279199574748</text:p>
          </table:table-cell>
          <table:table-cell/>
          <table:table-cell table:formula="of:=[.I1000]-[.I999]" office:value-type="float" office:value="0.000338799955840074" calcext:value-type="float">
            <text:p>0.00033879995584</text:p>
          </table:table-cell>
          <table:table-cell/>
          <table:table-cell table:formula="of:=MATCH([.G1000];[.H$8:.H$1007];0)" office:value-type="float" office:value="30" calcext:value-type="float">
            <text:p>30</text:p>
          </table:table-cell>
          <table:table-cell table:formula="of:=MATCH([.G1000];[.J$8:.J$1007];0)" office:value-type="float" office:value="30" calcext:value-type="float">
            <text:p>30</text:p>
          </table:table-cell>
          <table:table-cell table:formula="of:=ABS([.O1000]-[.P100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47635659969014" calcext:value-type="float">
            <text:p>0.47635659969014</text:p>
          </table:table-cell>
          <table:table-cell office:value-type="float" office:value="994" calcext:value-type="float">
            <text:p>994</text:p>
          </table:table-cell>
          <table:table-cell office:value-type="float" office:value="0.47628773438105" calcext:value-type="float">
            <text:p>0.47628773438105</text:p>
          </table:table-cell>
          <table:table-cell table:number-columns-repeated="2"/>
          <table:table-cell office:value-type="float" office:value="994" calcext:value-type="float">
            <text:p>994</text:p>
          </table:table-cell>
          <table:table-cell office:value-type="float" office:value="630" calcext:value-type="float">
            <text:p>630</text:p>
          </table:table-cell>
          <table:table-cell office:value-type="float" office:value="0.54622811025428" calcext:value-type="float">
            <text:p>0.54622811025428</text:p>
          </table:table-cell>
          <table:table-cell office:value-type="float" office:value="630" calcext:value-type="float">
            <text:p>630</text:p>
          </table:table-cell>
          <table:table-cell office:value-type="float" office:value="0.54616107314009" calcext:value-type="float">
            <text:p>0.54616107314009</text:p>
          </table:table-cell>
          <table:table-cell/>
          <table:table-cell table:formula="of:=[.I1001]-[.I1000]" office:value-type="float" office:value="0.00336919760490995" calcext:value-type="float">
            <text:p>0.00336919760491</text:p>
          </table:table-cell>
          <table:table-cell/>
          <table:table-cell table:formula="of:=MATCH([.G1001];[.H$8:.H$1007];0)" office:value-type="float" office:value="106" calcext:value-type="float">
            <text:p>106</text:p>
          </table:table-cell>
          <table:table-cell table:formula="of:=MATCH([.G1001];[.J$8:.J$1007];0)" office:value-type="float" office:value="106" calcext:value-type="float">
            <text:p>106</text:p>
          </table:table-cell>
          <table:table-cell table:formula="of:=ABS([.O1001]-[.P1001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49834618539004" calcext:value-type="float">
            <text:p>0.49834618539004</text:p>
          </table:table-cell>
          <table:table-cell office:value-type="float" office:value="995" calcext:value-type="float">
            <text:p>995</text:p>
          </table:table-cell>
          <table:table-cell office:value-type="float" office:value="0.49827923332106" calcext:value-type="float">
            <text:p>0.49827923332106</text:p>
          </table:table-cell>
          <table:table-cell table:number-columns-repeated="2"/>
          <table:table-cell office:value-type="float" office:value="995" calcext:value-type="float">
            <text:p>995</text:p>
          </table:table-cell>
          <table:table-cell office:value-type="float" office:value="759" calcext:value-type="float">
            <text:p>759</text:p>
          </table:table-cell>
          <table:table-cell office:value-type="float" office:value="0.54642170942907" calcext:value-type="float">
            <text:p>0.54642170942907</text:p>
          </table:table-cell>
          <table:table-cell office:value-type="float" office:value="759" calcext:value-type="float">
            <text:p>759</text:p>
          </table:table-cell>
          <table:table-cell office:value-type="float" office:value="0.54635394209516" calcext:value-type="float">
            <text:p>0.54635394209516</text:p>
          </table:table-cell>
          <table:table-cell/>
          <table:table-cell table:formula="of:=[.I1002]-[.I1001]" office:value-type="float" office:value="0.000193599174790005" calcext:value-type="float">
            <text:p>0.00019359917479</text:p>
          </table:table-cell>
          <table:table-cell/>
          <table:table-cell table:formula="of:=MATCH([.G1002];[.H$8:.H$1007];0)" office:value-type="float" office:value="455" calcext:value-type="float">
            <text:p>455</text:p>
          </table:table-cell>
          <table:table-cell table:formula="of:=MATCH([.G1002];[.J$8:.J$1007];0)" office:value-type="float" office:value="455" calcext:value-type="float">
            <text:p>455</text:p>
          </table:table-cell>
          <table:table-cell table:formula="of:=ABS([.O1002]-[.P1002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527584183622" calcext:value-type="float">
            <text:p>0.52758418362200</text:p>
          </table:table-cell>
          <table:table-cell office:value-type="float" office:value="996" calcext:value-type="float">
            <text:p>996</text:p>
          </table:table-cell>
          <table:table-cell office:value-type="float" office:value="0.52751634285377" calcext:value-type="float">
            <text:p>0.52751634285377</text:p>
          </table:table-cell>
          <table:table-cell table:number-columns-repeated="2"/>
          <table:table-cell office:value-type="float" office:value="996" calcext:value-type="float">
            <text:p>996</text:p>
          </table:table-cell>
          <table:table-cell office:value-type="float" office:value="363" calcext:value-type="float">
            <text:p>363</text:p>
          </table:table-cell>
          <table:table-cell office:value-type="float" office:value="0.54736100792037" calcext:value-type="float">
            <text:p>0.54736100792037</text:p>
          </table:table-cell>
          <table:table-cell office:value-type="float" office:value="363" calcext:value-type="float">
            <text:p>363</text:p>
          </table:table-cell>
          <table:table-cell office:value-type="float" office:value="0.54729342668839" calcext:value-type="float">
            <text:p>0.54729342668839</text:p>
          </table:table-cell>
          <table:table-cell/>
          <table:table-cell table:formula="of:=[.I1003]-[.I1002]" office:value-type="float" office:value="0.000939298491300034" calcext:value-type="float">
            <text:p>0.00093929849130</text:p>
          </table:table-cell>
          <table:table-cell/>
          <table:table-cell table:formula="of:=MATCH([.G1003];[.H$8:.H$1007];0)" office:value-type="float" office:value="936" calcext:value-type="float">
            <text:p>936</text:p>
          </table:table-cell>
          <table:table-cell table:formula="of:=MATCH([.G1003];[.J$8:.J$1007];0)" office:value-type="float" office:value="936" calcext:value-type="float">
            <text:p>936</text:p>
          </table:table-cell>
          <table:table-cell table:formula="of:=ABS([.O1003]-[.P1003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51773383485501" calcext:value-type="float">
            <text:p>0.51773383485501</text:p>
          </table:table-cell>
          <table:table-cell office:value-type="float" office:value="997" calcext:value-type="float">
            <text:p>997</text:p>
          </table:table-cell>
          <table:table-cell office:value-type="float" office:value="0.51766591331068" calcext:value-type="float">
            <text:p>0.51766591331068</text:p>
          </table:table-cell>
          <table:table-cell table:number-columns-repeated="2"/>
          <table:table-cell office:value-type="float" office:value="997" calcext:value-type="float">
            <text:p>997</text:p>
          </table:table-cell>
          <table:table-cell office:value-type="float" office:value="178" calcext:value-type="float">
            <text:p>178</text:p>
          </table:table-cell>
          <table:table-cell office:value-type="float" office:value="0.54754965680829" calcext:value-type="float">
            <text:p>0.54754965680829</text:p>
          </table:table-cell>
          <table:table-cell office:value-type="float" office:value="178" calcext:value-type="float">
            <text:p>178</text:p>
          </table:table-cell>
          <table:table-cell office:value-type="float" office:value="0.54748256875128" calcext:value-type="float">
            <text:p>0.54748256875128</text:p>
          </table:table-cell>
          <table:table-cell/>
          <table:table-cell table:formula="of:=[.I1004]-[.I1003]" office:value-type="float" office:value="0.000188648887920029" calcext:value-type="float">
            <text:p>0.00018864888792</text:p>
          </table:table-cell>
          <table:table-cell/>
          <table:table-cell table:formula="of:=MATCH([.G1004];[.H$8:.H$1007];0)" office:value-type="float" office:value="829" calcext:value-type="float">
            <text:p>829</text:p>
          </table:table-cell>
          <table:table-cell table:formula="of:=MATCH([.G1004];[.J$8:.J$1007];0)" office:value-type="float" office:value="829" calcext:value-type="float">
            <text:p>829</text:p>
          </table:table-cell>
          <table:table-cell table:formula="of:=ABS([.O1004]-[.P100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47320731670825" calcext:value-type="float">
            <text:p>0.47320731670825</text:p>
          </table:table-cell>
          <table:table-cell office:value-type="float" office:value="998" calcext:value-type="float">
            <text:p>998</text:p>
          </table:table-cell>
          <table:table-cell office:value-type="float" office:value="0.47313970213674" calcext:value-type="float">
            <text:p>0.47313970213674</text:p>
          </table:table-cell>
          <table:table-cell table:number-columns-repeated="2"/>
          <table:table-cell office:value-type="float" office:value="998" calcext:value-type="float">
            <text:p>998</text:p>
          </table:table-cell>
          <table:table-cell office:value-type="float" office:value="223" calcext:value-type="float">
            <text:p>223</text:p>
          </table:table-cell>
          <table:table-cell office:value-type="float" office:value="0.54945074453042" calcext:value-type="float">
            <text:p>0.54945074453042</text:p>
          </table:table-cell>
          <table:table-cell office:value-type="float" office:value="223" calcext:value-type="float">
            <text:p>223</text:p>
          </table:table-cell>
          <table:table-cell office:value-type="float" office:value="0.54938360918106" calcext:value-type="float">
            <text:p>0.54938360918106</text:p>
          </table:table-cell>
          <table:table-cell/>
          <table:table-cell table:formula="of:=[.I1005]-[.I1004]" office:value-type="float" office:value="0.00190108772212994" calcext:value-type="float">
            <text:p>0.00190108772213</text:p>
          </table:table-cell>
          <table:table-cell/>
          <table:table-cell table:formula="of:=MATCH([.G1005];[.H$8:.H$1007];0)" office:value-type="float" office:value="78" calcext:value-type="float">
            <text:p>78</text:p>
          </table:table-cell>
          <table:table-cell table:formula="of:=MATCH([.G1005];[.J$8:.J$1007];0)" office:value-type="float" office:value="78" calcext:value-type="float">
            <text:p>78</text:p>
          </table:table-cell>
          <table:table-cell table:formula="of:=ABS([.O1005]-[.P100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49932359969895" calcext:value-type="float">
            <text:p>0.49932359969895</text:p>
          </table:table-cell>
          <table:table-cell office:value-type="float" office:value="999" calcext:value-type="float">
            <text:p>999</text:p>
          </table:table-cell>
          <table:table-cell office:value-type="float" office:value="0.4992567708274" calcext:value-type="float">
            <text:p>0.49925677082740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359" calcext:value-type="float">
            <text:p>359</text:p>
          </table:table-cell>
          <table:table-cell office:value-type="float" office:value="0.54968898843136" calcext:value-type="float">
            <text:p>0.54968898843136</text:p>
          </table:table-cell>
          <table:table-cell office:value-type="float" office:value="359" calcext:value-type="float">
            <text:p>359</text:p>
          </table:table-cell>
          <table:table-cell office:value-type="float" office:value="0.54962171995287" calcext:value-type="float">
            <text:p>0.54962171995287</text:p>
          </table:table-cell>
          <table:table-cell/>
          <table:table-cell table:formula="of:=[.I1006]-[.I1005]" office:value-type="float" office:value="0.000238243900940072" calcext:value-type="float">
            <text:p>0.00023824390094</text:p>
          </table:table-cell>
          <table:table-cell/>
          <table:table-cell table:formula="of:=MATCH([.G1006];[.H$8:.H$1007];0)" office:value-type="float" office:value="474" calcext:value-type="float">
            <text:p>474</text:p>
          </table:table-cell>
          <table:table-cell table:formula="of:=MATCH([.G1006];[.J$8:.J$1007];0)" office:value-type="float" office:value="474" calcext:value-type="float">
            <text:p>474</text:p>
          </table:table-cell>
          <table:table-cell table:formula="of:=ABS([.O1006]-[.P1006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50388652300075" calcext:value-type="float">
            <text:p>0.50388652300075</text:p>
          </table:table-cell>
          <table:table-cell office:value-type="float" office:value="1000" calcext:value-type="float">
            <text:p>1000</text:p>
          </table:table-cell>
          <table:table-cell office:value-type="float" office:value="0.50381878488962" calcext:value-type="float">
            <text:p>0.50381878488962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38" calcext:value-type="float">
            <text:p>138</text:p>
          </table:table-cell>
          <table:table-cell office:value-type="float" office:value="0.54989497497102" calcext:value-type="float">
            <text:p>0.54989497497102</text:p>
          </table:table-cell>
          <table:table-cell office:value-type="float" office:value="138" calcext:value-type="float">
            <text:p>138</text:p>
          </table:table-cell>
          <table:table-cell office:value-type="float" office:value="0.54982760940184" calcext:value-type="float">
            <text:p>0.54982760940184</text:p>
          </table:table-cell>
          <table:table-cell/>
          <table:table-cell table:formula="of:=[.I1007]-[.I1006]" office:value-type="float" office:value="0.000205986539659975" calcext:value-type="float">
            <text:p>0.00020598653966</text:p>
          </table:table-cell>
          <table:table-cell/>
          <table:table-cell table:formula="of:=MATCH([.G1007];[.H$8:.H$1007];0)" office:value-type="float" office:value="565" calcext:value-type="float">
            <text:p>565</text:p>
          </table:table-cell>
          <table:table-cell table:formula="of:=MATCH([.G1007];[.J$8:.J$1007];0)" office:value-type="float" office:value="565" calcext:value-type="float">
            <text:p>565</text:p>
          </table:table-cell>
          <table:table-cell table:formula="of:=ABS([.O1007]-[.P1007])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number-rows-repeated="1047568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'1000'.Q6:'1000'.Q6">
            <calcext:color-scale>
              <calcext:color-scale-entry calcext:value="0" calcext:type="number" calcext:color="#127622"/>
              <calcext:color-scale-entry calcext:value="1" calcext:type="number" calcext:color="#c9211e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10'.J8:'10'.K17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100'.J8:'100'.K107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1000'.J8:'1000'.K100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 number:title="User-defined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49">
      <number:scientific-number number:decimal-places="14" loext:min-decimal-places="14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 style:data-style-name="N2" text:time-value="17:27:28.6598018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7T15:52:36.065453675</meta:creation-date>
    <dc:date>2021-09-07T17:25:36.926871574</dc:date>
    <meta:editing-duration>PT12M46S</meta:editing-duration>
    <meta:editing-cycles>5</meta:editing-cycles>
    <meta:generator>LibreOffice/6.4.7.2$Linux_X86_64 LibreOffice_project/40$Build-2</meta:generator>
    <meta:document-statistic meta:table-count="3" meta:cell-count="14721" meta:object-count="0"/>
  </office:meta>
</office:document-meta>
</file>